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RTICLES">
        <table:table-row>
          <table:table-cell office:value-type="float" office:value="1">
            <text:p>1</text:p>
          </table:table-cell>
          <table:table-cell office:value-type="string">
            <text:p>Etudes et maturation</text:p>
          </table:table-cell>
          <table:table-cell office:value-type="float" office:value="147">
            <text:p>147</text:p>
          </table:table-cell>
          <table:table-cell office:value-type="string">
            <text:p>NULL</text:p>
          </table:table-cell>
        </table:table-row>
        <table:table-row>
          <table:table-cell office:value-type="float" office:value="2">
            <text:p>2</text:p>
          </table:table-cell>
          <table:table-cell office:value-type="string">
            <text:p>Création nouvelles</text:p>
          </table:table-cell>
          <table:table-cell office:value-type="float" office:value="147">
            <text:p>147</text:p>
          </table:table-cell>
          <table:table-cell office:value-type="string">
            <text:p>NULL</text:p>
          </table:table-cell>
        </table:table-row>
        <table:table-row>
          <table:table-cell office:value-type="float" office:value="3">
            <text:p>3</text:p>
          </table:table-cell>
          <table:table-cell office:value-type="string">
            <text:p>Extensions</text:p>
          </table:table-cell>
          <table:table-cell office:value-type="float" office:value="147">
            <text:p>147</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147">
            <text:p>147</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147">
            <text:p>147</text:p>
          </table:table-cell>
          <table:table-cell office:value-type="string">
            <text:p>NULL</text:p>
          </table:table-cell>
        </table:table-row>
        <table:table-row>
          <table:table-cell office:value-type="float" office:value="1">
            <text:p>1</text:p>
          </table:table-cell>
          <table:table-cell office:value-type="string">
            <text:p>Etudes des matériaux de construction </text:p>
          </table:table-cell>
          <table:table-cell office:value-type="float" office:value="161">
            <text:p>161</text:p>
          </table:table-cell>
          <table:table-cell office:value-type="string">
            <text:p>NULL</text:p>
          </table:table-cell>
        </table:table-row>
        <table:table-row>
          <table:table-cell office:value-type="float" office:value="2">
            <text:p>2</text:p>
          </table:table-cell>
          <table:table-cell office:value-type="string">
            <text:p>Etudes du verre</text:p>
          </table:table-cell>
          <table:table-cell office:value-type="float" office:value="161">
            <text:p>161</text:p>
          </table:table-cell>
          <table:table-cell office:value-type="string">
            <text:p>NULL</text:p>
          </table:table-cell>
        </table:table-row>
        <table:table-row>
          <table:table-cell office:value-type="float" office:value="3">
            <text:p>3</text:p>
          </table:table-cell>
          <table:table-cell office:value-type="string">
            <text:p>Recherche des matériaux de construction</text:p>
          </table:table-cell>
          <table:table-cell office:value-type="float" office:value="161">
            <text:p>161</text:p>
          </table:table-cell>
          <table:table-cell office:value-type="string">
            <text:p>NULL</text:p>
          </table:table-cell>
        </table:table-row>
        <table:table-row>
          <table:table-cell office:value-type="float" office:value="7">
            <text:p>7</text:p>
          </table:table-cell>
          <table:table-cell office:value-type="string">
            <text:p>Maturation </text:p>
          </table:table-cell>
          <table:table-cell office:value-type="float" office:value="161">
            <text:p>161</text:p>
          </table:table-cell>
          <table:table-cell office:value-type="string">
            <text:p>NULL</text:p>
          </table:table-cell>
        </table:table-row>
        <table:table-row>
          <table:table-cell office:value-type="float" office:value="1">
            <text:p>1</text:p>
          </table:table-cell>
          <table:table-cell office:value-type="string">
            <text:p>Etudes générales et spécifiques</text:p>
          </table:table-cell>
          <table:table-cell office:value-type="float" office:value="171">
            <text:p>171</text:p>
          </table:table-cell>
          <table:table-cell office:value-type="string">
            <text:p>NULL</text:p>
          </table:table-cell>
        </table:table-row>
        <table:table-row>
          <table:table-cell office:value-type="float" office:value="2">
            <text:p>2</text:p>
          </table:table-cell>
          <table:table-cell office:value-type="string">
            <text:p>Maturation</text:p>
          </table:table-cell>
          <table:table-cell office:value-type="float" office:value="171">
            <text:p>171</text:p>
          </table:table-cell>
          <table:table-cell office:value-type="string">
            <text:p>Par décision MF/2005/517/DP500 du 26 juillet 2 005</text:p>
          </table:table-cell>
        </table:table-row>
        <table:table-row>
          <table:table-cell office:value-type="float" office:value="3">
            <text:p>3</text:p>
          </table:table-cell>
          <table:table-cell office:value-type="string">
            <text:p>Réalisation de structures d'appui</text:p>
          </table:table-cell>
          <table:table-cell office:value-type="float" office:value="171">
            <text:p>171</text:p>
          </table:table-cell>
          <table:table-cell office:value-type="string">
            <text:p>NULL</text:p>
          </table:table-cell>
        </table:table-row>
        <table:table-row>
          <table:table-cell office:value-type="float" office:value="4">
            <text:p>4</text:p>
          </table:table-cell>
          <table:table-cell office:value-type="string">
            <text:p>Autres</text:p>
          </table:table-cell>
          <table:table-cell office:value-type="float" office:value="171">
            <text:p>171</text:p>
          </table:table-cell>
          <table:table-cell office:value-type="string">
            <text:p>NULL</text:p>
          </table:table-cell>
        </table:table-row>
        <table:table-row>
          <table:table-cell office:value-type="float" office:value="1">
            <text:p>1</text:p>
          </table:table-cell>
          <table:table-cell office:value-type="string">
            <text:p>Etudes générales et spécifiques</text:p>
          </table:table-cell>
          <table:table-cell office:value-type="float" office:value="172">
            <text:p>172</text:p>
          </table:table-cell>
          <table:table-cell office:value-type="string">
            <text:p>Par décision MF/2005/517/DP500</text:p>
          </table:table-cell>
        </table:table-row>
        <table:table-row>
          <table:table-cell office:value-type="float" office:value="2">
            <text:p>2</text:p>
          </table:table-cell>
          <table:table-cell office:value-type="string">
            <text:p>Maturation</text:p>
          </table:table-cell>
          <table:table-cell office:value-type="float" office:value="172">
            <text:p>172</text:p>
          </table:table-cell>
          <table:table-cell office:value-type="string">
            <text:p>NULL</text:p>
          </table:table-cell>
        </table:table-row>
        <table:table-row>
          <table:table-cell office:value-type="float" office:value="3">
            <text:p>3</text:p>
          </table:table-cell>
          <table:table-cell office:value-type="string">
            <text:p>Réalisation de maisons d'artisanat</text:p>
          </table:table-cell>
          <table:table-cell office:value-type="float" office:value="172">
            <text:p>172</text:p>
          </table:table-cell>
          <table:table-cell office:value-type="string">
            <text:p>NULL</text:p>
          </table:table-cell>
        </table:table-row>
        <table:table-row>
          <table:table-cell office:value-type="float" office:value="4">
            <text:p>4</text:p>
          </table:table-cell>
          <table:table-cell office:value-type="string">
            <text:p>autres</text:p>
          </table:table-cell>
          <table:table-cell office:value-type="float" office:value="172">
            <text:p>172</text:p>
          </table:table-cell>
          <table:table-cell office:value-type="string">
            <text:p>NULL</text:p>
          </table:table-cell>
        </table:table-row>
        <table:table-row>
          <table:table-cell office:value-type="float" office:value="1">
            <text:p>1</text:p>
          </table:table-cell>
          <table:table-cell office:value-type="string">
            <text:p>Industries diverses </text:p>
          </table:table-cell>
          <table:table-cell office:value-type="float" office:value="187">
            <text:p>187</text:p>
          </table:table-cell>
          <table:table-cell office:value-type="string">
            <text:p>NULL</text:p>
          </table:table-cell>
        </table:table-row>
        <table:table-row>
          <table:table-cell office:value-type="float" office:value="7">
            <text:p>7</text:p>
          </table:table-cell>
          <table:table-cell office:value-type="string">
            <text:p>Opération non publiables </text:p>
          </table:table-cell>
          <table:table-cell office:value-type="float" office:value="187">
            <text:p>187</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187">
            <text:p>187</text:p>
          </table:table-cell>
          <table:table-cell office:value-type="string">
            <text:p>NULL</text:p>
          </table:table-cell>
        </table:table-row>
        <table:table-row>
          <table:table-cell office:value-type="float" office:value="1">
            <text:p>1</text:p>
          </table:table-cell>
          <table:table-cell office:value-type="string">
            <text:p>Etudes des industries locales </text:p>
          </table:table-cell>
          <table:table-cell office:value-type="float" office:value="191">
            <text:p>191</text:p>
          </table:table-cell>
          <table:table-cell office:value-type="string">
            <text:p>NULL</text:p>
          </table:table-cell>
        </table:table-row>
        <table:table-row>
          <table:table-cell office:value-type="float" office:value="2">
            <text:p>2</text:p>
          </table:table-cell>
          <table:table-cell office:value-type="string">
            <text:p>Assistance</text:p>
          </table:table-cell>
          <table:table-cell office:value-type="float" office:value="191">
            <text:p>191</text:p>
          </table:table-cell>
          <table:table-cell office:value-type="string">
            <text:p>NULL</text:p>
          </table:table-cell>
        </table:table-row>
        <table:table-row>
          <table:table-cell office:value-type="float" office:value="7">
            <text:p>7</text:p>
          </table:table-cell>
          <table:table-cell office:value-type="string">
            <text:p>Maturation </text:p>
          </table:table-cell>
          <table:table-cell office:value-type="float" office:value="191">
            <text:p>191</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131">
            <text:p>131</text:p>
          </table:table-cell>
          <table:table-cell office:value-type="string">
            <text:p>NULL</text:p>
          </table:table-cell>
        </table:table-row>
        <table:table-row>
          <table:table-cell office:value-type="float" office:value="2">
            <text:p>2</text:p>
          </table:table-cell>
          <table:table-cell office:value-type="string">
            <text:p>Recherches</text:p>
          </table:table-cell>
          <table:table-cell office:value-type="float" office:value="131">
            <text:p>131</text:p>
          </table:table-cell>
          <table:table-cell office:value-type="string">
            <text:p>NULL</text:p>
          </table:table-cell>
        </table:table-row>
        <table:table-row>
          <table:table-cell office:value-type="float" office:value="7">
            <text:p>7</text:p>
          </table:table-cell>
          <table:table-cell office:value-type="string">
            <text:p>Maturation </text:p>
          </table:table-cell>
          <table:table-cell office:value-type="float" office:value="131">
            <text:p>13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131">
            <text:p>131</text:p>
          </table:table-cell>
          <table:table-cell office:value-type="string">
            <text:p>NULL</text:p>
          </table:table-cell>
        </table:table-row>
        <table:table-row>
          <table:table-cell office:value-type="float" office:value="1">
            <text:p>1</text:p>
          </table:table-cell>
          <table:table-cell office:value-type="string">
            <text:p>Défrichement </text:p>
          </table:table-cell>
          <table:table-cell office:value-type="float" office:value="215">
            <text:p>215</text:p>
          </table:table-cell>
          <table:table-cell office:value-type="string">
            <text:p>Décis du04/08/2 002</text:p>
          </table:table-cell>
        </table:table-row>
        <table:table-row>
          <table:table-cell office:value-type="float" office:value="2">
            <text:p>2</text:p>
          </table:table-cell>
          <table:table-cell office:value-type="string">
            <text:p>Conservation des sols </text:p>
          </table:table-cell>
          <table:table-cell office:value-type="float" office:value="215">
            <text:p>215</text:p>
          </table:table-cell>
          <table:table-cell office:value-type="string">
            <text:p>NULL</text:p>
          </table:table-cell>
        </table:table-row>
        <table:table-row>
          <table:table-cell office:value-type="float" office:value="3">
            <text:p>3</text:p>
          </table:table-cell>
          <table:table-cell office:value-type="string">
            <text:p>Aménagement steppe </text:p>
          </table:table-cell>
          <table:table-cell office:value-type="float" office:value="215">
            <text:p>215</text:p>
          </table:table-cell>
          <table:table-cell office:value-type="string">
            <text:p>NULL</text:p>
          </table:table-cell>
        </table:table-row>
        <table:table-row>
          <table:table-cell office:value-type="float" office:value="4">
            <text:p>4</text:p>
          </table:table-cell>
          <table:table-cell office:value-type="string">
            <text:p>Aménagement des montagnes </text:p>
          </table:table-cell>
          <table:table-cell office:value-type="float" office:value="215">
            <text:p>215</text:p>
          </table:table-cell>
          <table:table-cell office:value-type="string">
            <text:p>NULL</text:p>
          </table:table-cell>
        </table:table-row>
        <table:table-row>
          <table:table-cell office:value-type="float" office:value="5">
            <text:p>5</text:p>
          </table:table-cell>
          <table:table-cell office:value-type="string">
            <text:p>Pépinières</text:p>
          </table:table-cell>
          <table:table-cell office:value-type="float" office:value="215">
            <text:p>215</text:p>
          </table:table-cell>
          <table:table-cell office:value-type="string">
            <text:p>NULL</text:p>
          </table:table-cell>
        </table:table-row>
        <table:table-row>
          <table:table-cell office:value-type="float" office:value="6">
            <text:p>6</text:p>
          </table:table-cell>
          <table:table-cell office:value-type="string">
            <text:p>Assainissement drainage</text:p>
          </table:table-cell>
          <table:table-cell office:value-type="float" office:value="215">
            <text:p>215</text:p>
          </table:table-cell>
          <table:table-cell office:value-type="string">
            <text:p>NULL</text:p>
          </table:table-cell>
        </table:table-row>
        <table:table-row>
          <table:table-cell office:value-type="float" office:value="7">
            <text:p>7</text:p>
          </table:table-cell>
          <table:table-cell office:value-type="string">
            <text:p>Puits et fourrages de parcours</text:p>
          </table:table-cell>
          <table:table-cell office:value-type="float" office:value="215">
            <text:p>215</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15">
            <text:p>215</text:p>
          </table:table-cell>
          <table:table-cell office:value-type="string">
            <text:p>NULL</text:p>
          </table:table-cell>
        </table:table-row>
        <table:table-row>
          <table:table-cell office:value-type="float" office:value="9">
            <text:p>9</text:p>
          </table:table-cell>
          <table:table-cell office:value-type="string">
            <text:p>Rénovation </text:p>
          </table:table-cell>
          <table:table-cell office:value-type="float" office:value="215">
            <text:p>215</text:p>
          </table:table-cell>
          <table:table-cell office:value-type="string">
            <text:p>NULL</text:p>
          </table:table-cell>
        </table:table-row>
        <table:table-row>
          <table:table-cell office:value-type="float" office:value="1">
            <text:p>1</text:p>
          </table:table-cell>
          <table:table-cell office:value-type="string">
            <text:p>Etudes de prise en considération des aménagement hydrauliques </text:p>
          </table:table-cell>
          <table:table-cell office:value-type="float" office:value="312">
            <text:p>312</text:p>
          </table:table-cell>
          <table:table-cell office:value-type="string">
            <text:p>NULL</text:p>
          </table:table-cell>
        </table:table-row>
        <table:table-row>
          <table:table-cell office:value-type="float" office:value="2">
            <text:p>2</text:p>
          </table:table-cell>
          <table:table-cell office:value-type="string">
            <text:p>Etudes de programmaticion des investissement hydraulique </text:p>
          </table:table-cell>
          <table:table-cell office:value-type="float" office:value="312">
            <text:p>312</text:p>
          </table:table-cell>
          <table:table-cell office:value-type="string">
            <text:p>NULL</text:p>
          </table:table-cell>
        </table:table-row>
        <table:table-row>
          <table:table-cell office:value-type="float" office:value="3">
            <text:p>3</text:p>
          </table:table-cell>
          <table:table-cell office:value-type="string">
            <text:p>Recherche appliquée à hydrauliques </text:p>
          </table:table-cell>
          <table:table-cell office:value-type="float" office:value="312">
            <text:p>312</text:p>
          </table:table-cell>
          <table:table-cell office:value-type="string">
            <text:p>NULL</text:p>
          </table:table-cell>
        </table:table-row>
        <table:table-row>
          <table:table-cell office:value-type="float" office:value="4">
            <text:p>4</text:p>
          </table:table-cell>
          <table:table-cell office:value-type="string">
            <text:p>Etudes économiques et socio économiques </text:p>
          </table:table-cell>
          <table:table-cell office:value-type="float" office:value="312">
            <text:p>312</text:p>
          </table:table-cell>
          <table:table-cell office:value-type="string">
            <text:p>NULL</text:p>
          </table:table-cell>
        </table:table-row>
        <table:table-row>
          <table:table-cell office:value-type="float" office:value="5">
            <text:p>5</text:p>
          </table:table-cell>
          <table:table-cell office:value-type="string">
            <text:p>Etudes juridiques </text:p>
          </table:table-cell>
          <table:table-cell office:value-type="float" office:value="312">
            <text:p>312</text:p>
          </table:table-cell>
          <table:table-cell office:value-type="string">
            <text:p>NULL</text:p>
          </table:table-cell>
        </table:table-row>
        <table:table-row>
          <table:table-cell office:value-type="float" office:value="6">
            <text:p>6</text:p>
          </table:table-cell>
          <table:table-cell office:value-type="string">
            <text:p>Etudes </text:p>
          </table:table-cell>
          <table:table-cell office:value-type="float" office:value="312">
            <text:p>312</text:p>
          </table:table-cell>
          <table:table-cell office:value-type="string">
            <text:p>NULL</text:p>
          </table:table-cell>
        </table:table-row>
        <table:table-row>
          <table:table-cell office:value-type="float" office:value="1">
            <text:p>1</text:p>
          </table:table-cell>
          <table:table-cell office:value-type="string">
            <text:p>Etudes générales</text:p>
          </table:table-cell>
          <table:table-cell office:value-type="float" office:value="315">
            <text:p>315</text:p>
          </table:table-cell>
          <table:table-cell office:value-type="string">
            <text:p>NULL</text:p>
          </table:table-cell>
        </table:table-row>
        <table:table-row>
          <table:table-cell office:value-type="float" office:value="2">
            <text:p>2</text:p>
          </table:table-cell>
          <table:table-cell office:value-type="string">
            <text:p>Etudes hydrogéologiques</text:p>
          </table:table-cell>
          <table:table-cell office:value-type="float" office:value="315">
            <text:p>315</text:p>
          </table:table-cell>
          <table:table-cell office:value-type="string">
            <text:p>NULL</text:p>
          </table:table-cell>
        </table:table-row>
        <table:table-row>
          <table:table-cell office:value-type="float" office:value="3">
            <text:p>3</text:p>
          </table:table-cell>
          <table:table-cell office:value-type="string">
            <text:p>Etudes hydrologiques</text:p>
          </table:table-cell>
          <table:table-cell office:value-type="float" office:value="315">
            <text:p>315</text:p>
          </table:table-cell>
          <table:table-cell office:value-type="string">
            <text:p>NULL</text:p>
          </table:table-cell>
        </table:table-row>
        <table:table-row>
          <table:table-cell office:value-type="float" office:value="4">
            <text:p>4</text:p>
          </table:table-cell>
          <table:table-cell office:value-type="string">
            <text:p>Schémas directeurs</text:p>
          </table:table-cell>
          <table:table-cell office:value-type="float" office:value="315">
            <text:p>315</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315">
            <text:p>315</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321">
            <text:p>321</text:p>
          </table:table-cell>
          <table:table-cell office:value-type="string">
            <text:p>NULL</text:p>
          </table:table-cell>
        </table:table-row>
        <table:table-row>
          <table:table-cell office:value-type="float" office:value="2">
            <text:p>2</text:p>
          </table:table-cell>
          <table:table-cell office:value-type="string">
            <text:p>Barrages</text:p>
          </table:table-cell>
          <table:table-cell office:value-type="float" office:value="321">
            <text:p>321</text:p>
          </table:table-cell>
          <table:table-cell office:value-type="string">
            <text:p>NULL</text:p>
          </table:table-cell>
        </table:table-row>
        <table:table-row>
          <table:table-cell office:value-type="float" office:value="3">
            <text:p>3</text:p>
          </table:table-cell>
          <table:table-cell office:value-type="string">
            <text:p>Etudes de faisabilité et de maturation </text:p>
          </table:table-cell>
          <table:table-cell office:value-type="float" office:value="321">
            <text:p>321</text:p>
          </table:table-cell>
          <table:table-cell office:value-type="string">
            <text:p>NULL</text:p>
          </table:table-cell>
        </table:table-row>
        <table:table-row>
          <table:table-cell office:value-type="float" office:value="4">
            <text:p>4</text:p>
          </table:table-cell>
          <table:table-cell office:value-type="string">
            <text:p>Barrages moyeens </text:p>
          </table:table-cell>
          <table:table-cell office:value-type="float" office:value="321">
            <text:p>321</text:p>
          </table:table-cell>
          <table:table-cell office:value-type="string">
            <text:p>NULL</text:p>
          </table:table-cell>
        </table:table-row>
        <table:table-row>
          <table:table-cell office:value-type="float" office:value="5">
            <text:p>5</text:p>
          </table:table-cell>
          <table:table-cell office:value-type="string">
            <text:p>Etudes dexécution, suivi, expertise et contrôle </text:p>
          </table:table-cell>
          <table:table-cell office:value-type="float" office:value="321">
            <text:p>321</text:p>
          </table:table-cell>
          <table:table-cell office:value-type="string">
            <text:p>NULL</text:p>
          </table:table-cell>
        </table:table-row>
        <table:table-row>
          <table:table-cell office:value-type="float" office:value="6">
            <text:p>6</text:p>
          </table:table-cell>
          <table:table-cell office:value-type="string">
            <text:p>Confortement</text:p>
          </table:table-cell>
          <table:table-cell office:value-type="float" office:value="321">
            <text:p>321</text:p>
          </table:table-cell>
          <table:table-cell office:value-type="string">
            <text:p>NULL</text:p>
          </table:table-cell>
        </table:table-row>
        <table:table-row>
          <table:table-cell office:value-type="float" office:value="7">
            <text:p>7</text:p>
          </table:table-cell>
          <table:table-cell office:value-type="string">
            <text:p>Dévasement</text:p>
          </table:table-cell>
          <table:table-cell office:value-type="float" office:value="321">
            <text:p>3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321">
            <text:p>321</text:p>
          </table:table-cell>
          <table:table-cell office:value-type="string">
            <text:p>NULL</text:p>
          </table:table-cell>
        </table:table-row>
        <table:table-row>
          <table:table-cell office:value-type="float" office:value="9">
            <text:p>9</text:p>
          </table:table-cell>
          <table:table-cell office:value-type="string">
            <text:p>exploitation et grosses réparations</text:p>
          </table:table-cell>
          <table:table-cell office:value-type="float" office:value="321">
            <text:p>321</text:p>
          </table:table-cell>
          <table:table-cell office:value-type="string">
            <text:p>NULL</text:p>
          </table:table-cell>
        </table:table-row>
        <table:table-row>
          <table:table-cell office:value-type="float" office:value="1">
            <text:p>1</text:p>
          </table:table-cell>
          <table:table-cell office:value-type="string">
            <text:p>Adducation a usage agricole</text:p>
          </table:table-cell>
          <table:table-cell office:value-type="float" office:value="323">
            <text:p>323</text:p>
          </table:table-cell>
          <table:table-cell office:value-type="string">
            <text:p>NULL</text:p>
          </table:table-cell>
        </table:table-row>
        <table:table-row>
          <table:table-cell office:value-type="float" office:value="2">
            <text:p>2</text:p>
          </table:table-cell>
          <table:table-cell office:value-type="string">
            <text:p>Grandes adducation d'eau potable et industrielle</text:p>
          </table:table-cell>
          <table:table-cell office:value-type="float" office:value="323">
            <text:p>323</text:p>
          </table:table-cell>
          <table:table-cell office:value-type="string">
            <text:p>NULL</text:p>
          </table:table-cell>
        </table:table-row>
        <table:table-row>
          <table:table-cell office:value-type="float" office:value="3">
            <text:p>3</text:p>
          </table:table-cell>
          <table:table-cell office:value-type="string">
            <text:p>Etudes de grandes adducations</text:p>
          </table:table-cell>
          <table:table-cell office:value-type="float" office:value="323">
            <text:p>323</text:p>
          </table:table-cell>
          <table:table-cell office:value-type="string">
            <text:p>NULL</text:p>
          </table:table-cell>
        </table:table-row>
        <table:table-row>
          <table:table-cell office:value-type="float" office:value="4">
            <text:p>4</text:p>
          </table:table-cell>
          <table:table-cell office:value-type="string">
            <text:p>Grandes adducation pour agglomérations et quartiers exstants</text:p>
          </table:table-cell>
          <table:table-cell office:value-type="float" office:value="323">
            <text:p>323</text:p>
          </table:table-cell>
          <table:table-cell office:value-type="string">
            <text:p>NULL</text:p>
          </table:table-cell>
        </table:table-row>
        <table:table-row>
          <table:table-cell office:value-type="float" office:value="5">
            <text:p>5</text:p>
          </table:table-cell>
          <table:table-cell office:value-type="string">
            <text:p>Autres grandes adducations </text:p>
          </table:table-cell>
          <table:table-cell office:value-type="float" office:value="323">
            <text:p>323</text:p>
          </table:table-cell>
          <table:table-cell office:value-type="string">
            <text:p>NULL</text:p>
          </table:table-cell>
        </table:table-row>
        <table:table-row>
          <table:table-cell office:value-type="float" office:value="6">
            <text:p>6</text:p>
          </table:table-cell>
          <table:table-cell office:value-type="string">
            <text:p>Interventions sur reseaux existants </text:p>
          </table:table-cell>
          <table:table-cell office:value-type="float" office:value="323">
            <text:p>323</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323">
            <text:p>323</text:p>
          </table:table-cell>
          <table:table-cell office:value-type="string">
            <text:p>NULL</text:p>
          </table:table-cell>
        </table:table-row>
        <table:table-row>
          <table:table-cell office:value-type="float" office:value="1">
            <text:p>1</text:p>
          </table:table-cell>
          <table:table-cell office:value-type="string">
            <text:p>Etudes d'avant projets </text:p>
          </table:table-cell>
          <table:table-cell office:value-type="float" office:value="341">
            <text:p>341</text:p>
          </table:table-cell>
          <table:table-cell office:value-type="string">
            <text:p>NULL</text:p>
          </table:table-cell>
        </table:table-row>
        <table:table-row>
          <table:table-cell office:value-type="float" office:value="2">
            <text:p>2</text:p>
          </table:table-cell>
          <table:table-cell office:value-type="string">
            <text:p>Alimentation en eau potable</text:p>
          </table:table-cell>
          <table:table-cell office:value-type="float" office:value="341">
            <text:p>341</text:p>
          </table:table-cell>
          <table:table-cell office:value-type="string">
            <text:p>NULL</text:p>
          </table:table-cell>
        </table:table-row>
        <table:table-row>
          <table:table-cell office:value-type="float" office:value="3">
            <text:p>3</text:p>
          </table:table-cell>
          <table:table-cell office:value-type="string">
            <text:p>Traitement des eaux </text:p>
          </table:table-cell>
          <table:table-cell office:value-type="float" office:value="341">
            <text:p>341</text:p>
          </table:table-cell>
          <table:table-cell office:value-type="string">
            <text:p>NULL</text:p>
          </table:table-cell>
        </table:table-row>
        <table:table-row>
          <table:table-cell office:value-type="float" office:value="4">
            <text:p>4</text:p>
          </table:table-cell>
          <table:table-cell office:value-type="string">
            <text:p>Stations et ouvrajes de stockage et dedistribution d'eaux </text:p>
          </table:table-cell>
          <table:table-cell office:value-type="float" office:value="341">
            <text:p>341</text:p>
          </table:table-cell>
          <table:table-cell office:value-type="string">
            <text:p>NULL</text:p>
          </table:table-cell>
        </table:table-row>
        <table:table-row>
          <table:table-cell office:value-type="float" office:value="5">
            <text:p>5</text:p>
          </table:table-cell>
          <table:table-cell office:value-type="string">
            <text:p>Intervantion sur réseaux existants </text:p>
          </table:table-cell>
          <table:table-cell office:value-type="float" office:value="341">
            <text:p>341</text:p>
          </table:table-cell>
          <table:table-cell office:value-type="string">
            <text:p>NULL</text:p>
          </table:table-cell>
        </table:table-row>
        <table:table-row>
          <table:table-cell office:value-type="float" office:value="8">
            <text:p>8</text:p>
          </table:table-cell>
          <table:table-cell office:value-type="string">
            <text:p>Autres </text:p>
          </table:table-cell>
          <table:table-cell office:value-type="float" office:value="341">
            <text:p>341</text:p>
          </table:table-cell>
          <table:table-cell office:value-type="string">
            <text:p>NULL</text:p>
          </table:table-cell>
        </table:table-row>
        <table:table-row>
          <table:table-cell office:value-type="float" office:value="9">
            <text:p>9</text:p>
          </table:table-cell>
          <table:table-cell office:value-type="string">
            <text:p>Renouvellement des reseaux</text:p>
          </table:table-cell>
          <table:table-cell office:value-type="float" office:value="341">
            <text:p>341</text:p>
          </table:table-cell>
          <table:table-cell office:value-type="string">
            <text:p>NULL</text:p>
          </table:table-cell>
        </table:table-row>
        <table:table-row>
          <table:table-cell office:value-type="float" office:value="1">
            <text:p>1</text:p>
          </table:table-cell>
          <table:table-cell office:value-type="string">
            <text:p>Etudes d'avant projet</text:p>
          </table:table-cell>
          <table:table-cell office:value-type="float" office:value="342">
            <text:p>342</text:p>
          </table:table-cell>
          <table:table-cell office:value-type="string">
            <text:p>NULL</text:p>
          </table:table-cell>
        </table:table-row>
        <table:table-row>
          <table:table-cell office:value-type="float" office:value="2">
            <text:p>2</text:p>
          </table:table-cell>
          <table:table-cell office:value-type="string">
            <text:p>Assinissements</text:p>
          </table:table-cell>
          <table:table-cell office:value-type="float" office:value="342">
            <text:p>342</text:p>
          </table:table-cell>
          <table:table-cell office:value-type="string">
            <text:p>NULL</text:p>
          </table:table-cell>
        </table:table-row>
        <table:table-row>
          <table:table-cell office:value-type="float" office:value="3">
            <text:p>3</text:p>
          </table:table-cell>
          <table:table-cell office:value-type="string">
            <text:p>Traitement des eaux </text:p>
          </table:table-cell>
          <table:table-cell office:value-type="float" office:value="342">
            <text:p>342</text:p>
          </table:table-cell>
          <table:table-cell office:value-type="string">
            <text:p>NULL</text:p>
          </table:table-cell>
        </table:table-row>
        <table:table-row>
          <table:table-cell office:value-type="float" office:value="4">
            <text:p>4</text:p>
          </table:table-cell>
          <table:table-cell office:value-type="string">
            <text:p>Curage et recalibrage d'oueds</text:p>
          </table:table-cell>
          <table:table-cell office:value-type="float" office:value="342">
            <text:p>342</text:p>
          </table:table-cell>
          <table:table-cell office:value-type="string">
            <text:p>NULL</text:p>
          </table:table-cell>
        </table:table-row>
        <table:table-row>
          <table:table-cell office:value-type="float" office:value="5">
            <text:p>5</text:p>
          </table:table-cell>
          <table:table-cell office:value-type="string">
            <text:p>Traitementdes ordures</text:p>
          </table:table-cell>
          <table:table-cell office:value-type="float" office:value="342">
            <text:p>342</text:p>
          </table:table-cell>
          <table:table-cell office:value-type="string">
            <text:p>NULL</text:p>
          </table:table-cell>
        </table:table-row>
        <table:table-row>
          <table:table-cell office:value-type="float" office:value="6">
            <text:p>6</text:p>
          </table:table-cell>
          <table:table-cell office:value-type="string">
            <text:p>Ouvrages et travaux de protection contre les crues</text:p>
          </table:table-cell>
          <table:table-cell office:value-type="float" office:value="342">
            <text:p>342</text:p>
          </table:table-cell>
          <table:table-cell office:value-type="string">
            <text:p>NULL</text:p>
          </table:table-cell>
        </table:table-row>
        <table:table-row>
          <table:table-cell office:value-type="float" office:value="7">
            <text:p>7</text:p>
          </table:table-cell>
          <table:table-cell office:value-type="string">
            <text:p>Intervention des reseaux existant</text:p>
          </table:table-cell>
          <table:table-cell office:value-type="float" office:value="342">
            <text:p>342</text:p>
          </table:table-cell>
          <table:table-cell office:value-type="string">
            <text:p>NULL</text:p>
          </table:table-cell>
        </table:table-row>
        <table:table-row>
          <table:table-cell office:value-type="float" office:value="9">
            <text:p>9</text:p>
          </table:table-cell>
          <table:table-cell office:value-type="string">
            <text:p>Autres </text:p>
          </table:table-cell>
          <table:table-cell office:value-type="float" office:value="342">
            <text:p>342</text:p>
          </table:table-cell>
          <table:table-cell office:value-type="string">
            <text:p>NULL</text:p>
          </table:table-cell>
        </table:table-row>
        <table:table-row>
          <table:table-cell office:value-type="float" office:value="1">
            <text:p>1</text:p>
          </table:table-cell>
          <table:table-cell office:value-type="string">
            <text:p>Etudes hydrogéologique </text:p>
          </table:table-cell>
          <table:table-cell office:value-type="float" office:value="311">
            <text:p>311</text:p>
          </table:table-cell>
          <table:table-cell office:value-type="string">
            <text:p>NULL</text:p>
          </table:table-cell>
        </table:table-row>
        <table:table-row>
          <table:table-cell office:value-type="float" office:value="2">
            <text:p>2</text:p>
          </table:table-cell>
          <table:table-cell office:value-type="string">
            <text:p>Etudes hydrologique </text:p>
          </table:table-cell>
          <table:table-cell office:value-type="float" office:value="311">
            <text:p>311</text:p>
          </table:table-cell>
          <table:table-cell office:value-type="string">
            <text:p>NULL</text:p>
          </table:table-cell>
        </table:table-row>
        <table:table-row>
          <table:table-cell office:value-type="float" office:value="3">
            <text:p>3</text:p>
          </table:table-cell>
          <table:table-cell office:value-type="string">
            <text:p>Etudes agropédologique </text:p>
          </table:table-cell>
          <table:table-cell office:value-type="float" office:value="311">
            <text:p>311</text:p>
          </table:table-cell>
          <table:table-cell office:value-type="string">
            <text:p>NULL</text:p>
          </table:table-cell>
        </table:table-row>
        <table:table-row>
          <table:table-cell office:value-type="float" office:value="4">
            <text:p>4</text:p>
          </table:table-cell>
          <table:table-cell office:value-type="string">
            <text:p>Experimentation hydrologique </text:p>
          </table:table-cell>
          <table:table-cell office:value-type="float" office:value="311">
            <text:p>311</text:p>
          </table:table-cell>
          <table:table-cell office:value-type="string">
            <text:p>NULL</text:p>
          </table:table-cell>
        </table:table-row>
        <table:table-row>
          <table:table-cell office:value-type="float" office:value="5">
            <text:p>5</text:p>
          </table:table-cell>
          <table:table-cell office:value-type="string">
            <text:p>Conservation des ressources en eaux </text:p>
          </table:table-cell>
          <table:table-cell office:value-type="float" office:value="311">
            <text:p>311</text:p>
          </table:table-cell>
          <table:table-cell office:value-type="string">
            <text:p>NULL</text:p>
          </table:table-cell>
        </table:table-row>
        <table:table-row>
          <table:table-cell office:value-type="float" office:value="6">
            <text:p>6</text:p>
          </table:table-cell>
          <table:table-cell office:value-type="string">
            <text:p>Forage de reconnaissances </text:p>
          </table:table-cell>
          <table:table-cell office:value-type="float" office:value="311">
            <text:p>311</text:p>
          </table:table-cell>
          <table:table-cell office:value-type="string">
            <text:p>NULL</text:p>
          </table:table-cell>
        </table:table-row>
        <table:table-row>
          <table:table-cell office:value-type="float" office:value="7">
            <text:p>7</text:p>
          </table:table-cell>
          <table:table-cell office:value-type="string">
            <text:p>Maturation</text:p>
          </table:table-cell>
          <table:table-cell office:value-type="float" office:value="311">
            <text:p>311</text:p>
          </table:table-cell>
          <table:table-cell office:value-type="string">
            <text:p>NULL</text:p>
          </table:table-cell>
        </table:table-row>
        <table:table-row>
          <table:table-cell office:value-type="float" office:value="1">
            <text:p>1</text:p>
          </table:table-cell>
          <table:table-cell office:value-type="string">
            <text:p>Infrastructures</text:p>
          </table:table-cell>
          <table:table-cell office:value-type="float" office:value="316">
            <text:p>316</text:p>
          </table:table-cell>
          <table:table-cell office:value-type="string">
            <text:p>NULL</text:p>
          </table:table-cell>
        </table:table-row>
        <table:table-row>
          <table:table-cell office:value-type="float" office:value="2">
            <text:p>2</text:p>
          </table:table-cell>
          <table:table-cell office:value-type="string">
            <text:p>Rehabilitation des oivrages</text:p>
          </table:table-cell>
          <table:table-cell office:value-type="float" office:value="316">
            <text:p>316</text:p>
          </table:table-cell>
          <table:table-cell office:value-type="string">
            <text:p>NULL</text:p>
          </table:table-cell>
        </table:table-row>
        <table:table-row>
          <table:table-cell office:value-type="float" office:value="3">
            <text:p>3</text:p>
          </table:table-cell>
          <table:table-cell office:value-type="string">
            <text:p>Renovation des reseaux</text:p>
          </table:table-cell>
          <table:table-cell office:value-type="float" office:value="316">
            <text:p>316</text:p>
          </table:table-cell>
          <table:table-cell office:value-type="string">
            <text:p>Décis du04/08/2 002</text:p>
          </table:table-cell>
        </table:table-row>
        <table:table-row>
          <table:table-cell office:value-type="float" office:value="4">
            <text:p>4</text:p>
          </table:table-cell>
          <table:table-cell office:value-type="string">
            <text:p>Equipements</text:p>
          </table:table-cell>
          <table:table-cell office:value-type="float" office:value="316">
            <text:p>316</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316">
            <text:p>316</text:p>
          </table:table-cell>
          <table:table-cell office:value-type="string">
            <text:p>NULL</text:p>
          </table:table-cell>
        </table:table-row>
        <table:table-row>
          <table:table-cell office:value-type="float" office:value="1">
            <text:p>1</text:p>
          </table:table-cell>
          <table:table-cell office:value-type="string">
            <text:p>Batiments</text:p>
          </table:table-cell>
          <table:table-cell office:value-type="float" office:value="317">
            <text:p>317</text:p>
          </table:table-cell>
          <table:table-cell office:value-type="string">
            <text:p>NULL</text:p>
          </table:table-cell>
        </table:table-row>
        <table:table-row>
          <table:table-cell office:value-type="float" office:value="2">
            <text:p>2</text:p>
          </table:table-cell>
          <table:table-cell office:value-type="string">
            <text:p>Equipements</text:p>
          </table:table-cell>
          <table:table-cell office:value-type="float" office:value="317">
            <text:p>317</text:p>
          </table:table-cell>
          <table:table-cell office:value-type="string">
            <text:p>NULL</text:p>
          </table:table-cell>
        </table:table-row>
        <table:table-row>
          <table:table-cell office:value-type="float" office:value="3">
            <text:p>3</text:p>
          </table:table-cell>
          <table:table-cell office:value-type="string">
            <text:p>Organismes</text:p>
          </table:table-cell>
          <table:table-cell office:value-type="float" office:value="317">
            <text:p>317</text:p>
          </table:table-cell>
          <table:table-cell office:value-type="string">
            <text:p>Décis du04/08/2 002</text:p>
          </table:table-cell>
        </table:table-row>
        <table:table-row>
          <table:table-cell office:value-type="float" office:value="4">
            <text:p>4</text:p>
          </table:table-cell>
          <table:table-cell office:value-type="string">
            <text:p>Renovation desouvrages </text:p>
          </table:table-cell>
          <table:table-cell office:value-type="float" office:value="317">
            <text:p>317</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317">
            <text:p>317</text:p>
          </table:table-cell>
          <table:table-cell office:value-type="string">
            <text:p>NULL</text:p>
          </table:table-cell>
        </table:table-row>
        <table:table-row>
          <table:table-cell office:value-type="float" office:value="1">
            <text:p>1</text:p>
          </table:table-cell>
          <table:table-cell office:value-type="string">
            <text:p>Grands forages</text:p>
          </table:table-cell>
          <table:table-cell office:value-type="float" office:value="322">
            <text:p>322</text:p>
          </table:table-cell>
          <table:table-cell office:value-type="string">
            <text:p>NULL</text:p>
          </table:table-cell>
        </table:table-row>
        <table:table-row>
          <table:table-cell office:value-type="float" office:value="2">
            <text:p>2</text:p>
          </table:table-cell>
          <table:table-cell office:value-type="string">
            <text:p>Forages moyens</text:p>
          </table:table-cell>
          <table:table-cell office:value-type="float" office:value="322">
            <text:p>322</text:p>
          </table:table-cell>
          <table:table-cell office:value-type="string">
            <text:p>NULL</text:p>
          </table:table-cell>
        </table:table-row>
        <table:table-row>
          <table:table-cell office:value-type="float" office:value="3">
            <text:p>3</text:p>
          </table:table-cell>
          <table:table-cell office:value-type="string">
            <text:p>Equipements des forages</text:p>
          </table:table-cell>
          <table:table-cell office:value-type="float" office:value="322">
            <text:p>32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322">
            <text:p>322</text:p>
          </table:table-cell>
          <table:table-cell office:value-type="string">
            <text:p>NULL</text:p>
          </table:table-cell>
        </table:table-row>
        <table:table-row>
          <table:table-cell office:value-type="float" office:value="1">
            <text:p>1</text:p>
          </table:table-cell>
          <table:table-cell office:value-type="string">
            <text:p>Restructuration fonciére </text:p>
          </table:table-cell>
          <table:table-cell office:value-type="float" office:value="331">
            <text:p>331</text:p>
          </table:table-cell>
          <table:table-cell office:value-type="string">
            <text:p>NULL</text:p>
          </table:table-cell>
        </table:table-row>
        <table:table-row>
          <table:table-cell office:value-type="float" office:value="2">
            <text:p>2</text:p>
          </table:table-cell>
          <table:table-cell office:value-type="string">
            <text:p>Avant projets d'irrigation et de drainage </text:p>
          </table:table-cell>
          <table:table-cell office:value-type="float" office:value="331">
            <text:p>331</text:p>
          </table:table-cell>
          <table:table-cell office:value-type="string">
            <text:p>NULL</text:p>
          </table:table-cell>
        </table:table-row>
        <table:table-row>
          <table:table-cell office:value-type="float" office:value="3">
            <text:p>3</text:p>
          </table:table-cell>
          <table:table-cell office:value-type="string">
            <text:p>Avants projets d'irrigation de drainage et de drainage </text:p>
          </table:table-cell>
          <table:table-cell office:value-type="float" office:value="331">
            <text:p>331</text:p>
          </table:table-cell>
          <table:table-cell office:value-type="string">
            <text:p>NULL</text:p>
          </table:table-cell>
        </table:table-row>
        <table:table-row>
          <table:table-cell office:value-type="float" office:value="4">
            <text:p>4</text:p>
          </table:table-cell>
          <table:table-cell office:value-type="string">
            <text:p>Etudes d'aménagement </text:p>
          </table:table-cell>
          <table:table-cell office:value-type="float" office:value="331">
            <text:p>331</text:p>
          </table:table-cell>
          <table:table-cell office:value-type="string">
            <text:p>NULL</text:p>
          </table:table-cell>
        </table:table-row>
        <table:table-row>
          <table:table-cell office:value-type="float" office:value="5">
            <text:p>5</text:p>
          </table:table-cell>
          <table:table-cell office:value-type="string">
            <text:p>Etudes de reamenagement </text:p>
          </table:table-cell>
          <table:table-cell office:value-type="float" office:value="331">
            <text:p>331</text:p>
          </table:table-cell>
          <table:table-cell office:value-type="string">
            <text:p>NULL</text:p>
          </table:table-cell>
        </table:table-row>
        <table:table-row>
          <table:table-cell office:value-type="float" office:value="1">
            <text:p>1</text:p>
          </table:table-cell>
          <table:table-cell office:value-type="string">
            <text:p>Irrigation</text:p>
          </table:table-cell>
          <table:table-cell office:value-type="float" office:value="332">
            <text:p>332</text:p>
          </table:table-cell>
          <table:table-cell office:value-type="string">
            <text:p>Décis du04/08/2 002</text:p>
          </table:table-cell>
        </table:table-row>
        <table:table-row>
          <table:table-cell office:value-type="float" office:value="2">
            <text:p>2</text:p>
          </table:table-cell>
          <table:table-cell office:value-type="string">
            <text:p>Assainissements drainage</text:p>
          </table:table-cell>
          <table:table-cell office:value-type="float" office:value="332">
            <text:p>332</text:p>
          </table:table-cell>
          <table:table-cell office:value-type="string">
            <text:p>NULL</text:p>
          </table:table-cell>
        </table:table-row>
        <table:table-row>
          <table:table-cell office:value-type="float" office:value="3">
            <text:p>3</text:p>
          </table:table-cell>
          <table:table-cell office:value-type="string">
            <text:p>Infrastructures travaux connexes</text:p>
          </table:table-cell>
          <table:table-cell office:value-type="float" office:value="332">
            <text:p>332</text:p>
          </table:table-cell>
          <table:table-cell office:value-type="string">
            <text:p>NULL</text:p>
          </table:table-cell>
        </table:table-row>
        <table:table-row>
          <table:table-cell office:value-type="float" office:value="4">
            <text:p>4</text:p>
          </table:table-cell>
          <table:table-cell office:value-type="string">
            <text:p>Etudes </text:p>
          </table:table-cell>
          <table:table-cell office:value-type="float" office:value="332">
            <text:p>332</text:p>
          </table:table-cell>
          <table:table-cell office:value-type="string">
            <text:p>NULL</text:p>
          </table:table-cell>
        </table:table-row>
        <table:table-row>
          <table:table-cell office:value-type="float" office:value="5">
            <text:p>5</text:p>
          </table:table-cell>
          <table:table-cell office:value-type="string">
            <text:p>Adducation sagricoles</text:p>
          </table:table-cell>
          <table:table-cell office:value-type="float" office:value="332">
            <text:p>332</text:p>
          </table:table-cell>
          <table:table-cell office:value-type="string">
            <text:p>NULL</text:p>
          </table:table-cell>
        </table:table-row>
        <table:table-row>
          <table:table-cell office:value-type="float" office:value="6">
            <text:p>6</text:p>
          </table:table-cell>
          <table:table-cell office:value-type="string">
            <text:p>Reaménagements</text:p>
          </table:table-cell>
          <table:table-cell office:value-type="float" office:value="332">
            <text:p>332</text:p>
          </table:table-cell>
          <table:table-cell office:value-type="string">
            <text:p>NULL</text:p>
          </table:table-cell>
        </table:table-row>
        <table:table-row>
          <table:table-cell office:value-type="float" office:value="7">
            <text:p>7</text:p>
          </table:table-cell>
          <table:table-cell office:value-type="string">
            <text:p>Explotation et renouvellement</text:p>
          </table:table-cell>
          <table:table-cell office:value-type="float" office:value="332">
            <text:p>332</text:p>
          </table:table-cell>
          <table:table-cell office:value-type="string">
            <text:p>NULL</text:p>
          </table:table-cell>
        </table:table-row>
        <table:table-row>
          <table:table-cell office:value-type="float" office:value="1">
            <text:p>1</text:p>
          </table:table-cell>
          <table:table-cell office:value-type="string">
            <text:p>Lacs collinaires</text:p>
          </table:table-cell>
          <table:table-cell office:value-type="float" office:value="333">
            <text:p>333</text:p>
          </table:table-cell>
          <table:table-cell office:value-type="string">
            <text:p>NULL</text:p>
          </table:table-cell>
        </table:table-row>
        <table:table-row>
          <table:table-cell office:value-type="float" office:value="2">
            <text:p>2</text:p>
          </table:table-cell>
          <table:table-cell office:value-type="string">
            <text:p>Irrigation</text:p>
          </table:table-cell>
          <table:table-cell office:value-type="float" office:value="333">
            <text:p>333</text:p>
          </table:table-cell>
          <table:table-cell office:value-type="string">
            <text:p>NULL</text:p>
          </table:table-cell>
        </table:table-row>
        <table:table-row>
          <table:table-cell office:value-type="float" office:value="3">
            <text:p>3</text:p>
          </table:table-cell>
          <table:table-cell office:value-type="string">
            <text:p>Drainage</text:p>
          </table:table-cell>
          <table:table-cell office:value-type="float" office:value="333">
            <text:p>333</text:p>
          </table:table-cell>
          <table:table-cell office:value-type="string">
            <text:p>NULL</text:p>
          </table:table-cell>
        </table:table-row>
        <table:table-row>
          <table:table-cell office:value-type="float" office:value="4">
            <text:p>4</text:p>
          </table:table-cell>
          <table:table-cell office:value-type="string">
            <text:p>Epandage d'eaux des crues</text:p>
          </table:table-cell>
          <table:table-cell office:value-type="float" office:value="333">
            <text:p>333</text:p>
          </table:table-cell>
          <table:table-cell office:value-type="string">
            <text:p>NULL</text:p>
          </table:table-cell>
        </table:table-row>
        <table:table-row>
          <table:table-cell office:value-type="float" office:value="5">
            <text:p>5</text:p>
          </table:table-cell>
          <table:table-cell office:value-type="string">
            <text:p>Travaux connexes</text:p>
          </table:table-cell>
          <table:table-cell office:value-type="float" office:value="333">
            <text:p>333</text:p>
          </table:table-cell>
          <table:table-cell office:value-type="string">
            <text:p>NULL</text:p>
          </table:table-cell>
        </table:table-row>
        <table:table-row>
          <table:table-cell office:value-type="float" office:value="6">
            <text:p>6</text:p>
          </table:table-cell>
          <table:table-cell office:value-type="string">
            <text:p>Hydrauliques pastoales</text:p>
          </table:table-cell>
          <table:table-cell office:value-type="float" office:value="333">
            <text:p>333</text:p>
          </table:table-cell>
          <table:table-cell office:value-type="string">
            <text:p>NULL</text:p>
          </table:table-cell>
        </table:table-row>
        <table:table-row>
          <table:table-cell office:value-type="float" office:value="7">
            <text:p>7</text:p>
          </table:table-cell>
          <table:table-cell office:value-type="string">
            <text:p>Etudes de retenues collinaires</text:p>
          </table:table-cell>
          <table:table-cell office:value-type="float" office:value="333">
            <text:p>333</text:p>
          </table:table-cell>
          <table:table-cell office:value-type="string">
            <text:p>NULL</text:p>
          </table:table-cell>
        </table:table-row>
        <table:table-row>
          <table:table-cell office:value-type="float" office:value="9">
            <text:p>9</text:p>
          </table:table-cell>
          <table:table-cell office:value-type="string">
            <text:p>Renouvellement des reseaux</text:p>
          </table:table-cell>
          <table:table-cell office:value-type="float" office:value="333">
            <text:p>333</text:p>
          </table:table-cell>
          <table:table-cell office:value-type="string">
            <text:p>NULL</text:p>
          </table:table-cell>
        </table:table-row>
        <table:table-row>
          <table:table-cell office:value-type="float" office:value="1">
            <text:p>1</text:p>
          </table:table-cell>
          <table:table-cell office:value-type="string">
            <text:p>Entretien</text:p>
          </table:table-cell>
          <table:table-cell office:value-type="float" office:value="334">
            <text:p>334</text:p>
          </table:table-cell>
          <table:table-cell office:value-type="string">
            <text:p>Décis du04/08/2 002</text:p>
          </table:table-cell>
        </table:table-row>
        <table:table-row>
          <table:table-cell office:value-type="float" office:value="1">
            <text:p>1</text:p>
          </table:table-cell>
          <table:table-cell office:value-type="string">
            <text:p>Etudes generales </text:p>
          </table:table-cell>
          <table:table-cell office:value-type="float" office:value="214">
            <text:p>214</text:p>
          </table:table-cell>
          <table:table-cell office:value-type="string">
            <text:p>NULL</text:p>
          </table:table-cell>
        </table:table-row>
        <table:table-row>
          <table:table-cell office:value-type="float" office:value="2">
            <text:p>2</text:p>
          </table:table-cell>
          <table:table-cell office:value-type="string">
            <text:p>Etudes de maturation </text:p>
          </table:table-cell>
          <table:table-cell office:value-type="float" office:value="214">
            <text:p>214</text:p>
          </table:table-cell>
          <table:table-cell office:value-type="string">
            <text:p>Décis du04/08/2 002</text:p>
          </table:table-cell>
        </table:table-row>
        <table:table-row>
          <table:table-cell office:value-type="float" office:value="3">
            <text:p>3</text:p>
          </table:table-cell>
          <table:table-cell office:value-type="string">
            <text:p>Drecherches </text:p>
          </table:table-cell>
          <table:table-cell office:value-type="float" office:value="214">
            <text:p>214</text:p>
          </table:table-cell>
          <table:table-cell office:value-type="string">
            <text:p>NULL</text:p>
          </table:table-cell>
        </table:table-row>
        <table:table-row>
          <table:table-cell office:value-type="float" office:value="4">
            <text:p>4</text:p>
          </table:table-cell>
          <table:table-cell office:value-type="string">
            <text:p>Enquetes </text:p>
          </table:table-cell>
          <table:table-cell office:value-type="float" office:value="214">
            <text:p>214</text:p>
          </table:table-cell>
          <table:table-cell office:value-type="string">
            <text:p>NULL</text:p>
          </table:table-cell>
        </table:table-row>
        <table:table-row>
          <table:table-cell office:value-type="float" office:value="8">
            <text:p>8</text:p>
          </table:table-cell>
          <table:table-cell office:value-type="string">
            <text:p>Autres </text:p>
          </table:table-cell>
          <table:table-cell office:value-type="float" office:value="214">
            <text:p>214</text:p>
          </table:table-cell>
          <table:table-cell office:value-type="string">
            <text:p>NULL</text:p>
          </table:table-cell>
        </table:table-row>
        <table:table-row>
          <table:table-cell office:value-type="float" office:value="1">
            <text:p>1</text:p>
          </table:table-cell>
          <table:table-cell office:value-type="string">
            <text:p>Reboisement pepiniéres</text:p>
          </table:table-cell>
          <table:table-cell office:value-type="float" office:value="226">
            <text:p>226</text:p>
          </table:table-cell>
          <table:table-cell office:value-type="string">
            <text:p>NULL</text:p>
          </table:table-cell>
        </table:table-row>
        <table:table-row>
          <table:table-cell office:value-type="float" office:value="2">
            <text:p>2</text:p>
          </table:table-cell>
          <table:table-cell office:value-type="string">
            <text:p>Entretien et infrastructures</text:p>
          </table:table-cell>
          <table:table-cell office:value-type="float" office:value="226">
            <text:p>226</text:p>
          </table:table-cell>
          <table:table-cell office:value-type="string">
            <text:p>NULL</text:p>
          </table:table-cell>
        </table:table-row>
        <table:table-row>
          <table:table-cell office:value-type="float" office:value="3">
            <text:p>3</text:p>
          </table:table-cell>
          <table:table-cell office:value-type="string">
            <text:p>Exploitation des forets et de la nappe alfatières</text:p>
          </table:table-cell>
          <table:table-cell office:value-type="float" office:value="226">
            <text:p>226</text:p>
          </table:table-cell>
          <table:table-cell office:value-type="string">
            <text:p>Décis du04/08/2 002</text:p>
          </table:table-cell>
        </table:table-row>
        <table:table-row>
          <table:table-cell office:value-type="float" office:value="4">
            <text:p>4</text:p>
          </table:table-cell>
          <table:table-cell office:value-type="string">
            <text:p>Parcs et reserves cynégetiques </text:p>
          </table:table-cell>
          <table:table-cell office:value-type="float" office:value="226">
            <text:p>226</text:p>
          </table:table-cell>
          <table:table-cell office:value-type="string">
            <text:p>NULL</text:p>
          </table:table-cell>
        </table:table-row>
        <table:table-row>
          <table:table-cell office:value-type="float" office:value="5">
            <text:p>5</text:p>
          </table:table-cell>
          <table:table-cell office:value-type="string">
            <text:p>Etudes </text:p>
          </table:table-cell>
          <table:table-cell office:value-type="float" office:value="226">
            <text:p>226</text:p>
          </table:table-cell>
          <table:table-cell office:value-type="string">
            <text:p>NULL</text:p>
          </table:table-cell>
        </table:table-row>
        <table:table-row>
          <table:table-cell office:value-type="float" office:value="6">
            <text:p>6</text:p>
          </table:table-cell>
          <table:table-cell office:value-type="string">
            <text:p>Protection contre les incendies</text:p>
          </table:table-cell>
          <table:table-cell office:value-type="float" office:value="226">
            <text:p>226</text:p>
          </table:table-cell>
          <table:table-cell office:value-type="string">
            <text:p>NULL</text:p>
          </table:table-cell>
        </table:table-row>
        <table:table-row>
          <table:table-cell office:value-type="float" office:value="7">
            <text:p>7</text:p>
          </table:table-cell>
          <table:table-cell office:value-type="string">
            <text:p>Volontariat</text:p>
          </table:table-cell>
          <table:table-cell office:value-type="float" office:value="226">
            <text:p>226</text:p>
          </table:table-cell>
          <table:table-cell office:value-type="string">
            <text:p>NULL</text:p>
          </table:table-cell>
        </table:table-row>
        <table:table-row>
          <table:table-cell office:value-type="float" office:value="8">
            <text:p>8</text:p>
          </table:table-cell>
          <table:table-cell office:value-type="string">
            <text:p>Autres </text:p>
          </table:table-cell>
          <table:table-cell office:value-type="float" office:value="226">
            <text:p>226</text:p>
          </table:table-cell>
          <table:table-cell office:value-type="string">
            <text:p>NULL</text:p>
          </table:table-cell>
        </table:table-row>
        <table:table-row>
          <table:table-cell office:value-type="float" office:value="9">
            <text:p>9</text:p>
          </table:table-cell>
          <table:table-cell office:value-type="string">
            <text:p>Aménagement</text:p>
          </table:table-cell>
          <table:table-cell office:value-type="float" office:value="226">
            <text:p>226</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227">
            <text:p>227</text:p>
          </table:table-cell>
          <table:table-cell office:value-type="string">
            <text:p>NULL</text:p>
          </table:table-cell>
        </table:table-row>
        <table:table-row>
          <table:table-cell office:value-type="float" office:value="2">
            <text:p>2</text:p>
          </table:table-cell>
          <table:table-cell office:value-type="string">
            <text:p>Traveaux neufs</text:p>
          </table:table-cell>
          <table:table-cell office:value-type="float" office:value="227">
            <text:p>227</text:p>
          </table:table-cell>
          <table:table-cell office:value-type="string">
            <text:p>NULL</text:p>
          </table:table-cell>
        </table:table-row>
        <table:table-row>
          <table:table-cell office:value-type="float" office:value="3">
            <text:p>3</text:p>
          </table:table-cell>
          <table:table-cell office:value-type="string">
            <text:p>Entretien et grosses réparations </text:p>
          </table:table-cell>
          <table:table-cell office:value-type="float" office:value="227">
            <text:p>227</text:p>
          </table:table-cell>
          <table:table-cell office:value-type="string">
            <text:p>NULL</text:p>
          </table:table-cell>
        </table:table-row>
        <table:table-row>
          <table:table-cell office:value-type="float" office:value="4">
            <text:p>4</text:p>
          </table:table-cell>
          <table:table-cell office:value-type="string">
            <text:p>Mise en valeur</text:p>
          </table:table-cell>
          <table:table-cell office:value-type="float" office:value="227">
            <text:p>227</text:p>
          </table:table-cell>
          <table:table-cell office:value-type="string">
            <text:p>Décis du04/08/2 002</text:p>
          </table:table-cell>
        </table:table-row>
        <table:table-row>
          <table:table-cell office:value-type="float" office:value="5">
            <text:p>5</text:p>
          </table:table-cell>
          <table:table-cell office:value-type="string">
            <text:p>Conservation des sols</text:p>
          </table:table-cell>
          <table:table-cell office:value-type="float" office:value="227">
            <text:p>227</text:p>
          </table:table-cell>
          <table:table-cell office:value-type="string">
            <text:p>NULL</text:p>
          </table:table-cell>
        </table:table-row>
        <table:table-row>
          <table:table-cell office:value-type="float" office:value="6">
            <text:p>6</text:p>
          </table:table-cell>
          <table:table-cell office:value-type="string">
            <text:p>Barrage vert</text:p>
          </table:table-cell>
          <table:table-cell office:value-type="float" office:value="227">
            <text:p>227</text:p>
          </table:table-cell>
          <table:table-cell office:value-type="string">
            <text:p>NULL</text:p>
          </table:table-cell>
        </table:table-row>
        <table:table-row>
          <table:table-cell office:value-type="float" office:value="7">
            <text:p>7</text:p>
          </table:table-cell>
          <table:table-cell office:value-type="string">
            <text:p>Projets integrés</text:p>
          </table:table-cell>
          <table:table-cell office:value-type="float" office:value="227">
            <text:p>227</text:p>
          </table:table-cell>
          <table:table-cell office:value-type="string">
            <text:p>NULL</text:p>
          </table:table-cell>
        </table:table-row>
        <table:table-row>
          <table:table-cell office:value-type="float" office:value="8">
            <text:p>8</text:p>
          </table:table-cell>
          <table:table-cell office:value-type="string">
            <text:p>Autres </text:p>
          </table:table-cell>
          <table:table-cell office:value-type="float" office:value="227">
            <text:p>227</text:p>
          </table:table-cell>
          <table:table-cell office:value-type="string">
            <text:p>NULL</text:p>
          </table:table-cell>
        </table:table-row>
        <table:table-row>
          <table:table-cell office:value-type="float" office:value="1">
            <text:p>1</text:p>
          </table:table-cell>
          <table:table-cell office:value-type="string">
            <text:p>Protection de la nature </text:p>
          </table:table-cell>
          <table:table-cell office:value-type="float" office:value="247">
            <text:p>247</text:p>
          </table:table-cell>
          <table:table-cell office:value-type="string">
            <text:p>NULL</text:p>
          </table:table-cell>
        </table:table-row>
        <table:table-row>
          <table:table-cell office:value-type="float" office:value="2">
            <text:p>2</text:p>
          </table:table-cell>
          <table:table-cell office:value-type="string">
            <text:p>Parcs nationaux Etudes de maturation </text:p>
          </table:table-cell>
          <table:table-cell office:value-type="float" office:value="247">
            <text:p>247</text:p>
          </table:table-cell>
          <table:table-cell office:value-type="string">
            <text:p>NULL</text:p>
          </table:table-cell>
        </table:table-row>
        <table:table-row>
          <table:table-cell office:value-type="float" office:value="3">
            <text:p>3</text:p>
          </table:table-cell>
          <table:table-cell office:value-type="string">
            <text:p>Reserves </text:p>
          </table:table-cell>
          <table:table-cell office:value-type="float" office:value="247">
            <text:p>247</text:p>
          </table:table-cell>
          <table:table-cell office:value-type="string">
            <text:p>NULL</text:p>
          </table:table-cell>
        </table:table-row>
        <table:table-row>
          <table:table-cell office:value-type="float" office:value="4">
            <text:p>4</text:p>
          </table:table-cell>
          <table:table-cell office:value-type="string">
            <text:p>Equipement </text:p>
          </table:table-cell>
          <table:table-cell office:value-type="float" office:value="247">
            <text:p>247</text:p>
          </table:table-cell>
          <table:table-cell office:value-type="string">
            <text:p>NULL</text:p>
          </table:table-cell>
        </table:table-row>
        <table:table-row>
          <table:table-cell office:value-type="float" office:value="5">
            <text:p>5</text:p>
          </table:table-cell>
          <table:table-cell office:value-type="string">
            <text:p>Infrastructures </text:p>
          </table:table-cell>
          <table:table-cell office:value-type="float" office:value="247">
            <text:p>247</text:p>
          </table:table-cell>
          <table:table-cell office:value-type="string">
            <text:p>NULL</text:p>
          </table:table-cell>
        </table:table-row>
        <table:table-row>
          <table:table-cell office:value-type="float" office:value="8">
            <text:p>8</text:p>
          </table:table-cell>
          <table:table-cell office:value-type="string">
            <text:p>Autres </text:p>
          </table:table-cell>
          <table:table-cell office:value-type="float" office:value="247">
            <text:p>247</text:p>
          </table:table-cell>
          <table:table-cell office:value-type="string">
            <text:p>NULL</text:p>
          </table:table-cell>
        </table:table-row>
        <table:table-row>
          <table:table-cell office:value-type="float" office:value="1">
            <text:p>1</text:p>
          </table:table-cell>
          <table:table-cell office:value-type="string">
            <text:p>Recherche </text:p>
          </table:table-cell>
          <table:table-cell office:value-type="float" office:value="211">
            <text:p>211</text:p>
          </table:table-cell>
          <table:table-cell office:value-type="string">
            <text:p>NULL</text:p>
          </table:table-cell>
        </table:table-row>
        <table:table-row>
          <table:table-cell office:value-type="float" office:value="2">
            <text:p>2</text:p>
          </table:table-cell>
          <table:table-cell office:value-type="string">
            <text:p>Infrastructures d'accompagnement </text:p>
          </table:table-cell>
          <table:table-cell office:value-type="float" office:value="211">
            <text:p>211</text:p>
          </table:table-cell>
          <table:table-cell office:value-type="string">
            <text:p>NULL</text:p>
          </table:table-cell>
        </table:table-row>
        <table:table-row>
          <table:table-cell office:value-type="float" office:value="3">
            <text:p>3</text:p>
          </table:table-cell>
          <table:table-cell office:value-type="string">
            <text:p>Equipement de recherche </text:p>
          </table:table-cell>
          <table:table-cell office:value-type="float" office:value="211">
            <text:p>211</text:p>
          </table:table-cell>
          <table:table-cell office:value-type="string">
            <text:p>NULL</text:p>
          </table:table-cell>
        </table:table-row>
        <table:table-row>
          <table:table-cell office:value-type="float" office:value="4">
            <text:p>4</text:p>
          </table:table-cell>
          <table:table-cell office:value-type="string">
            <text:p>Programme mixte de recherche </text:p>
          </table:table-cell>
          <table:table-cell office:value-type="float" office:value="211">
            <text:p>211</text:p>
          </table:table-cell>
          <table:table-cell office:value-type="string">
            <text:p>NULL</text:p>
          </table:table-cell>
        </table:table-row>
        <table:table-row>
          <table:table-cell office:value-type="float" office:value="5">
            <text:p>5</text:p>
          </table:table-cell>
          <table:table-cell office:value-type="string">
            <text:p>Vulgarisation </text:p>
          </table:table-cell>
          <table:table-cell office:value-type="float" office:value="211">
            <text:p>211</text:p>
          </table:table-cell>
          <table:table-cell office:value-type="string">
            <text:p>NULL</text:p>
          </table:table-cell>
        </table:table-row>
        <table:table-row>
          <table:table-cell office:value-type="float" office:value="6">
            <text:p>6</text:p>
          </table:table-cell>
          <table:table-cell office:value-type="string">
            <text:p>Experimentation </text:p>
          </table:table-cell>
          <table:table-cell office:value-type="float" office:value="211">
            <text:p>21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11">
            <text:p>211</text:p>
          </table:table-cell>
          <table:table-cell office:value-type="string">
            <text:p>NULL</text:p>
          </table:table-cell>
        </table:table-row>
        <table:table-row>
          <table:table-cell office:value-type="float" office:value="1">
            <text:p>1</text:p>
          </table:table-cell>
          <table:table-cell office:value-type="string">
            <text:p>Etudes generales </text:p>
          </table:table-cell>
          <table:table-cell office:value-type="float" office:value="212">
            <text:p>212</text:p>
          </table:table-cell>
          <table:table-cell office:value-type="string">
            <text:p>NULL</text:p>
          </table:table-cell>
        </table:table-row>
        <table:table-row>
          <table:table-cell office:value-type="float" office:value="2">
            <text:p>2</text:p>
          </table:table-cell>
          <table:table-cell office:value-type="string">
            <text:p>Etudes de maturation et de faisabilité</text:p>
          </table:table-cell>
          <table:table-cell office:value-type="float" office:value="212">
            <text:p>212</text:p>
          </table:table-cell>
          <table:table-cell office:value-type="string">
            <text:p>NULL</text:p>
          </table:table-cell>
        </table:table-row>
        <table:table-row>
          <table:table-cell office:value-type="float" office:value="3">
            <text:p>3</text:p>
          </table:table-cell>
          <table:table-cell office:value-type="string">
            <text:p>Etudes d'avant projet</text:p>
          </table:table-cell>
          <table:table-cell office:value-type="float" office:value="212">
            <text:p>212</text:p>
          </table:table-cell>
          <table:table-cell office:value-type="string">
            <text:p>Décis du04/08/2 002</text:p>
          </table:table-cell>
        </table:table-row>
        <table:table-row>
          <table:table-cell office:value-type="float" office:value="4">
            <text:p>4</text:p>
          </table:table-cell>
          <table:table-cell office:value-type="string">
            <text:p>Enquetes agricoles</text:p>
          </table:table-cell>
          <table:table-cell office:value-type="float" office:value="212">
            <text:p>21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12">
            <text:p>212</text:p>
          </table:table-cell>
          <table:table-cell office:value-type="string">
            <text:p>NULL</text:p>
          </table:table-cell>
        </table:table-row>
        <table:table-row>
          <table:table-cell office:value-type="float" office:value="1">
            <text:p>1</text:p>
          </table:table-cell>
          <table:table-cell office:value-type="string">
            <text:p>Electrification des perimetres agricoles</text:p>
          </table:table-cell>
          <table:table-cell office:value-type="float" office:value="213">
            <text:p>213</text:p>
          </table:table-cell>
          <table:table-cell office:value-type="string">
            <text:p>Décis du04/08/2 002</text:p>
          </table:table-cell>
        </table:table-row>
        <table:table-row>
          <table:table-cell office:value-type="float" office:value="1">
            <text:p>1</text:p>
          </table:table-cell>
          <table:table-cell office:value-type="string">
            <text:p>Améliration foncières</text:p>
          </table:table-cell>
          <table:table-cell office:value-type="float" office:value="221">
            <text:p>221</text:p>
          </table:table-cell>
          <table:table-cell office:value-type="string">
            <text:p>NULL</text:p>
          </table:table-cell>
        </table:table-row>
        <table:table-row>
          <table:table-cell office:value-type="float" office:value="2">
            <text:p>2</text:p>
          </table:table-cell>
          <table:table-cell office:value-type="string">
            <text:p>Traveaux du sol </text:p>
          </table:table-cell>
          <table:table-cell office:value-type="float" office:value="221">
            <text:p>221</text:p>
          </table:table-cell>
          <table:table-cell office:value-type="string">
            <text:p>NULL</text:p>
          </table:table-cell>
        </table:table-row>
        <table:table-row>
          <table:table-cell office:value-type="float" office:value="3">
            <text:p>3</text:p>
          </table:table-cell>
          <table:table-cell office:value-type="string">
            <text:p>Traveaux de protection du sol </text:p>
          </table:table-cell>
          <table:table-cell office:value-type="float" office:value="221">
            <text:p>221</text:p>
          </table:table-cell>
          <table:table-cell office:value-type="string">
            <text:p>NULL</text:p>
          </table:table-cell>
        </table:table-row>
        <table:table-row>
          <table:table-cell office:value-type="float" office:value="4">
            <text:p>4</text:p>
          </table:table-cell>
          <table:table-cell office:value-type="string">
            <text:p>Epierage</text:p>
          </table:table-cell>
          <table:table-cell office:value-type="float" office:value="221">
            <text:p>221</text:p>
          </table:table-cell>
          <table:table-cell office:value-type="string">
            <text:p>NULL</text:p>
          </table:table-cell>
        </table:table-row>
        <table:table-row>
          <table:table-cell office:value-type="float" office:value="5">
            <text:p>5</text:p>
          </table:table-cell>
          <table:table-cell office:value-type="string">
            <text:p>Mise en defense</text:p>
          </table:table-cell>
          <table:table-cell office:value-type="float" office:value="221">
            <text:p>2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21">
            <text:p>221</text:p>
          </table:table-cell>
          <table:table-cell office:value-type="string">
            <text:p>NULL</text:p>
          </table:table-cell>
        </table:table-row>
        <table:table-row>
          <table:table-cell office:value-type="float" office:value="1">
            <text:p>1</text:p>
          </table:table-cell>
          <table:table-cell office:value-type="string">
            <text:p>Elevage laitie</text:p>
          </table:table-cell>
          <table:table-cell office:value-type="float" office:value="224">
            <text:p>224</text:p>
          </table:table-cell>
          <table:table-cell office:value-type="string">
            <text:p>NULL</text:p>
          </table:table-cell>
        </table:table-row>
        <table:table-row>
          <table:table-cell office:value-type="float" office:value="2">
            <text:p>2</text:p>
          </table:table-cell>
          <table:table-cell office:value-type="string">
            <text:p>Embouche </text:p>
          </table:table-cell>
          <table:table-cell office:value-type="float" office:value="224">
            <text:p>224</text:p>
          </table:table-cell>
          <table:table-cell office:value-type="string">
            <text:p>NULL</text:p>
          </table:table-cell>
        </table:table-row>
        <table:table-row>
          <table:table-cell office:value-type="float" office:value="3">
            <text:p>3</text:p>
          </table:table-cell>
          <table:table-cell office:value-type="string">
            <text:p>Aviculture</text:p>
          </table:table-cell>
          <table:table-cell office:value-type="float" office:value="224">
            <text:p>224</text:p>
          </table:table-cell>
          <table:table-cell office:value-type="string">
            <text:p>NULL</text:p>
          </table:table-cell>
        </table:table-row>
        <table:table-row>
          <table:table-cell office:value-type="float" office:value="4">
            <text:p>4</text:p>
          </table:table-cell>
          <table:table-cell office:value-type="string">
            <text:p>Autres elevages</text:p>
          </table:table-cell>
          <table:table-cell office:value-type="float" office:value="224">
            <text:p>224</text:p>
          </table:table-cell>
          <table:table-cell office:value-type="string">
            <text:p>NULL</text:p>
          </table:table-cell>
        </table:table-row>
        <table:table-row>
          <table:table-cell office:value-type="float" office:value="5">
            <text:p>5</text:p>
          </table:table-cell>
          <table:table-cell office:value-type="string">
            <text:p>Elevage equin et camelin</text:p>
          </table:table-cell>
          <table:table-cell office:value-type="float" office:value="224">
            <text:p>224</text:p>
          </table:table-cell>
          <table:table-cell office:value-type="string">
            <text:p>NULL</text:p>
          </table:table-cell>
        </table:table-row>
        <table:table-row>
          <table:table-cell office:value-type="float" office:value="6">
            <text:p>6</text:p>
          </table:table-cell>
          <table:table-cell office:value-type="string">
            <text:p>Petit elevage</text:p>
          </table:table-cell>
          <table:table-cell office:value-type="float" office:value="224">
            <text:p>224</text:p>
          </table:table-cell>
          <table:table-cell office:value-type="string">
            <text:p>NULL</text:p>
          </table:table-cell>
        </table:table-row>
        <table:table-row>
          <table:table-cell office:value-type="float" office:value="7">
            <text:p>7</text:p>
          </table:table-cell>
          <table:table-cell office:value-type="string">
            <text:p>Apiculture</text:p>
          </table:table-cell>
          <table:table-cell office:value-type="float" office:value="224">
            <text:p>22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24">
            <text:p>224</text:p>
          </table:table-cell>
          <table:table-cell office:value-type="string">
            <text:p>NULL</text:p>
          </table:table-cell>
        </table:table-row>
        <table:table-row>
          <table:table-cell office:value-type="float" office:value="1">
            <text:p>1</text:p>
          </table:table-cell>
          <table:table-cell office:value-type="string">
            <text:p>Intensification cerealière et resorption de lajachère </text:p>
          </table:table-cell>
          <table:table-cell office:value-type="float" office:value="228">
            <text:p>228</text:p>
          </table:table-cell>
          <table:table-cell office:value-type="string">
            <text:p>NULL</text:p>
          </table:table-cell>
        </table:table-row>
        <table:table-row>
          <table:table-cell office:value-type="float" office:value="2">
            <text:p>2</text:p>
          </table:table-cell>
          <table:table-cell office:value-type="string">
            <text:p>Nouvelles cultures</text:p>
          </table:table-cell>
          <table:table-cell office:value-type="float" office:value="228">
            <text:p>228</text:p>
          </table:table-cell>
          <table:table-cell office:value-type="string">
            <text:p>NULL</text:p>
          </table:table-cell>
        </table:table-row>
        <table:table-row>
          <table:table-cell office:value-type="float" office:value="3">
            <text:p>3</text:p>
          </table:table-cell>
          <table:table-cell office:value-type="string">
            <text:p>Cultures fourajéres</text:p>
          </table:table-cell>
          <table:table-cell office:value-type="float" office:value="228">
            <text:p>228</text:p>
          </table:table-cell>
          <table:table-cell office:value-type="string">
            <text:p>NULL</text:p>
          </table:table-cell>
        </table:table-row>
        <table:table-row>
          <table:table-cell office:value-type="float" office:value="4">
            <text:p>4</text:p>
          </table:table-cell>
          <table:table-cell office:value-type="string">
            <text:p>Cultures industrielles</text:p>
          </table:table-cell>
          <table:table-cell office:value-type="float" office:value="228">
            <text:p>228</text:p>
          </table:table-cell>
          <table:table-cell office:value-type="string">
            <text:p>NULL</text:p>
          </table:table-cell>
        </table:table-row>
        <table:table-row>
          <table:table-cell office:value-type="float" office:value="5">
            <text:p>5</text:p>
          </table:table-cell>
          <table:table-cell office:value-type="string">
            <text:p>cultures maraichères</text:p>
          </table:table-cell>
          <table:table-cell office:value-type="float" office:value="228">
            <text:p>228</text:p>
          </table:table-cell>
          <table:table-cell office:value-type="string">
            <text:p>NULL</text:p>
          </table:table-cell>
        </table:table-row>
        <table:table-row>
          <table:table-cell office:value-type="float" office:value="6">
            <text:p>6</text:p>
          </table:table-cell>
          <table:table-cell office:value-type="string">
            <text:p>Plasticultures et cultures hors sols</text:p>
          </table:table-cell>
          <table:table-cell office:value-type="float" office:value="228">
            <text:p>228</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28">
            <text:p>228</text:p>
          </table:table-cell>
          <table:table-cell office:value-type="string">
            <text:p>NULL</text:p>
          </table:table-cell>
        </table:table-row>
        <table:table-row>
          <table:table-cell office:value-type="float" office:value="1">
            <text:p>1</text:p>
          </table:table-cell>
          <table:table-cell office:value-type="string">
            <text:p>Plantation rustique </text:p>
          </table:table-cell>
          <table:table-cell office:value-type="float" office:value="229">
            <text:p>229</text:p>
          </table:table-cell>
          <table:table-cell office:value-type="string">
            <text:p>NULL</text:p>
          </table:table-cell>
        </table:table-row>
        <table:table-row>
          <table:table-cell office:value-type="float" office:value="2">
            <text:p>2</text:p>
          </table:table-cell>
          <table:table-cell office:value-type="string">
            <text:p>Plantation noyaux pepins </text:p>
          </table:table-cell>
          <table:table-cell office:value-type="float" office:value="229">
            <text:p>229</text:p>
          </table:table-cell>
          <table:table-cell office:value-type="string">
            <text:p>NULL</text:p>
          </table:table-cell>
        </table:table-row>
        <table:table-row>
          <table:table-cell office:value-type="float" office:value="3">
            <text:p>3</text:p>
          </table:table-cell>
          <table:table-cell office:value-type="string">
            <text:p>Plantation agrumes </text:p>
          </table:table-cell>
          <table:table-cell office:value-type="float" office:value="229">
            <text:p>229</text:p>
          </table:table-cell>
          <table:table-cell office:value-type="string">
            <text:p>NULL</text:p>
          </table:table-cell>
        </table:table-row>
        <table:table-row>
          <table:table-cell office:value-type="float" office:value="4">
            <text:p>4</text:p>
          </table:table-cell>
          <table:table-cell office:value-type="string">
            <text:p>Plantation palmier dattier </text:p>
          </table:table-cell>
          <table:table-cell office:value-type="float" office:value="229">
            <text:p>229</text:p>
          </table:table-cell>
          <table:table-cell office:value-type="string">
            <text:p>NULL</text:p>
          </table:table-cell>
        </table:table-row>
        <table:table-row>
          <table:table-cell office:value-type="float" office:value="5">
            <text:p>5</text:p>
          </table:table-cell>
          <table:table-cell office:value-type="string">
            <text:p>Plantation vini viticole </text:p>
          </table:table-cell>
          <table:table-cell office:value-type="float" office:value="229">
            <text:p>229</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29">
            <text:p>229</text:p>
          </table:table-cell>
          <table:table-cell office:value-type="string">
            <text:p>NULL</text:p>
          </table:table-cell>
        </table:table-row>
        <table:table-row>
          <table:table-cell office:value-type="float" office:value="9">
            <text:p>9</text:p>
          </table:table-cell>
          <table:table-cell office:value-type="string">
            <text:p>Pepinieres fruitieres</text:p>
          </table:table-cell>
          <table:table-cell office:value-type="float" office:value="229">
            <text:p>229</text:p>
          </table:table-cell>
          <table:table-cell office:value-type="string">
            <text:p>NULL</text:p>
          </table:table-cell>
        </table:table-row>
        <table:table-row>
          <table:table-cell office:value-type="float" office:value="1">
            <text:p>1</text:p>
          </table:table-cell>
          <table:table-cell office:value-type="string">
            <text:p>Protection des vegetaux</text:p>
          </table:table-cell>
          <table:table-cell office:value-type="float" office:value="241">
            <text:p>241</text:p>
          </table:table-cell>
          <table:table-cell office:value-type="string">
            <text:p>NULL</text:p>
          </table:table-cell>
        </table:table-row>
        <table:table-row>
          <table:table-cell office:value-type="float" office:value="2">
            <text:p>2</text:p>
          </table:table-cell>
          <table:table-cell office:value-type="string">
            <text:p>Sante animal</text:p>
          </table:table-cell>
          <table:table-cell office:value-type="float" office:value="241">
            <text:p>241</text:p>
          </table:table-cell>
          <table:table-cell office:value-type="string">
            <text:p>NULL</text:p>
          </table:table-cell>
        </table:table-row>
        <table:table-row>
          <table:table-cell office:value-type="float" office:value="3">
            <text:p>3</text:p>
          </table:table-cell>
          <table:table-cell office:value-type="string">
            <text:p>Abatoirs</text:p>
          </table:table-cell>
          <table:table-cell office:value-type="float" office:value="241">
            <text:p>241</text:p>
          </table:table-cell>
          <table:table-cell office:value-type="string">
            <text:p>NULL</text:p>
          </table:table-cell>
        </table:table-row>
        <table:table-row>
          <table:table-cell office:value-type="float" office:value="4">
            <text:p>4</text:p>
          </table:table-cell>
          <table:table-cell office:value-type="string">
            <text:p>Stockage semences et plants maraichers</text:p>
          </table:table-cell>
          <table:table-cell office:value-type="float" office:value="241">
            <text:p>241</text:p>
          </table:table-cell>
          <table:table-cell office:value-type="string">
            <text:p>NULL</text:p>
          </table:table-cell>
        </table:table-row>
        <table:table-row>
          <table:table-cell office:value-type="float" office:value="5">
            <text:p>5</text:p>
          </table:table-cell>
          <table:table-cell office:value-type="string">
            <text:p>Infrastructure des instituts DPV</text:p>
          </table:table-cell>
          <table:table-cell office:value-type="float" office:value="241">
            <text:p>241</text:p>
          </table:table-cell>
          <table:table-cell office:value-type="string">
            <text:p>NULL</text:p>
          </table:table-cell>
        </table:table-row>
        <table:table-row>
          <table:table-cell office:value-type="float" office:value="6">
            <text:p>6</text:p>
          </table:table-cell>
          <table:table-cell office:value-type="string">
            <text:p>Infrastructure des instituts DPA</text:p>
          </table:table-cell>
          <table:table-cell office:value-type="float" office:value="241">
            <text:p>241</text:p>
          </table:table-cell>
          <table:table-cell office:value-type="string">
            <text:p>NULL</text:p>
          </table:table-cell>
        </table:table-row>
        <table:table-row>
          <table:table-cell office:value-type="float" office:value="7">
            <text:p>7</text:p>
          </table:table-cell>
          <table:table-cell office:value-type="string">
            <text:p>Domaine agricole socialiste(DAS)</text:p>
          </table:table-cell>
          <table:table-cell office:value-type="float" office:value="241">
            <text:p>24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41">
            <text:p>241</text:p>
          </table:table-cell>
          <table:table-cell office:value-type="string">
            <text:p>NULL</text:p>
          </table:table-cell>
        </table:table-row>
        <table:table-row>
          <table:table-cell office:value-type="float" office:value="1">
            <text:p>1</text:p>
          </table:table-cell>
          <table:table-cell office:value-type="string">
            <text:p>Services</text:p>
          </table:table-cell>
          <table:table-cell office:value-type="float" office:value="246">
            <text:p>246</text:p>
          </table:table-cell>
          <table:table-cell office:value-type="string">
            <text:p>NULL</text:p>
          </table:table-cell>
        </table:table-row>
        <table:table-row>
          <table:table-cell office:value-type="float" office:value="2">
            <text:p>2</text:p>
          </table:table-cell>
          <table:table-cell office:value-type="string">
            <text:p>Appui irrigation </text:p>
          </table:table-cell>
          <table:table-cell office:value-type="float" office:value="246">
            <text:p>246</text:p>
          </table:table-cell>
          <table:table-cell office:value-type="string">
            <text:p>NULL</text:p>
          </table:table-cell>
        </table:table-row>
        <table:table-row>
          <table:table-cell office:value-type="float" office:value="3">
            <text:p>3</text:p>
          </table:table-cell>
          <table:table-cell office:value-type="string">
            <text:p>Appui production vegetale </text:p>
          </table:table-cell>
          <table:table-cell office:value-type="float" office:value="246">
            <text:p>246</text:p>
          </table:table-cell>
          <table:table-cell office:value-type="string">
            <text:p>NULL</text:p>
          </table:table-cell>
        </table:table-row>
        <table:table-row>
          <table:table-cell office:value-type="float" office:value="4">
            <text:p>4</text:p>
          </table:table-cell>
          <table:table-cell office:value-type="string">
            <text:p>Appui pastoralisme </text:p>
          </table:table-cell>
          <table:table-cell office:value-type="float" office:value="246">
            <text:p>246</text:p>
          </table:table-cell>
          <table:table-cell office:value-type="string">
            <text:p>NULL</text:p>
          </table:table-cell>
        </table:table-row>
        <table:table-row>
          <table:table-cell office:value-type="float" office:value="5">
            <text:p>5</text:p>
          </table:table-cell>
          <table:table-cell office:value-type="string">
            <text:p>Traveaux et gerie rural</text:p>
          </table:table-cell>
          <table:table-cell office:value-type="float" office:value="246">
            <text:p>246</text:p>
          </table:table-cell>
          <table:table-cell office:value-type="string">
            <text:p>NULL</text:p>
          </table:table-cell>
        </table:table-row>
        <table:table-row>
          <table:table-cell office:value-type="float" office:value="6">
            <text:p>6</text:p>
          </table:table-cell>
          <table:table-cell office:value-type="string">
            <text:p>Appui àl'aviculture </text:p>
          </table:table-cell>
          <table:table-cell office:value-type="float" office:value="246">
            <text:p>246</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46">
            <text:p>246</text:p>
          </table:table-cell>
          <table:table-cell office:value-type="string">
            <text:p>NULL</text:p>
          </table:table-cell>
        </table:table-row>
        <table:table-row>
          <table:table-cell office:value-type="float" office:value="9">
            <text:p>9</text:p>
          </table:table-cell>
          <table:table-cell office:value-type="string">
            <text:p>Appui elevage</text:p>
          </table:table-cell>
          <table:table-cell office:value-type="float" office:value="246">
            <text:p>246</text:p>
          </table:table-cell>
          <table:table-cell office:value-type="string">
            <text:p>NULL</text:p>
          </table:table-cell>
        </table:table-row>
        <table:table-row>
          <table:table-cell office:value-type="float" office:value="1">
            <text:p>1</text:p>
          </table:table-cell>
          <table:table-cell office:value-type="string">
            <text:p>Environnement </text:p>
          </table:table-cell>
          <table:table-cell office:value-type="float" office:value="352">
            <text:p>352</text:p>
          </table:table-cell>
          <table:table-cell office:value-type="string">
            <text:p>NULL</text:p>
          </table:table-cell>
        </table:table-row>
        <table:table-row>
          <table:table-cell office:value-type="float" office:value="2">
            <text:p>2</text:p>
          </table:table-cell>
          <table:table-cell office:value-type="string">
            <text:p>Etudes </text:p>
          </table:table-cell>
          <table:table-cell office:value-type="float" office:value="352">
            <text:p>352</text:p>
          </table:table-cell>
          <table:table-cell office:value-type="string">
            <text:p>NULL</text:p>
          </table:table-cell>
        </table:table-row>
        <table:table-row>
          <table:table-cell office:value-type="float" office:value="3">
            <text:p>3</text:p>
          </table:table-cell>
          <table:table-cell office:value-type="string">
            <text:p>Recherche appliquée </text:p>
          </table:table-cell>
          <table:table-cell office:value-type="float" office:value="352">
            <text:p>352</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352">
            <text:p>352</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412">
            <text:p>412</text:p>
          </table:table-cell>
          <table:table-cell office:value-type="string">
            <text:p>NULL</text:p>
          </table:table-cell>
        </table:table-row>
        <table:table-row>
          <table:table-cell office:value-type="float" office:value="2">
            <text:p>2</text:p>
          </table:table-cell>
          <table:table-cell office:value-type="string">
            <text:p>Etudes de maturation et de faisabilité</text:p>
          </table:table-cell>
          <table:table-cell office:value-type="float" office:value="412">
            <text:p>412</text:p>
          </table:table-cell>
          <table:table-cell office:value-type="string">
            <text:p>Décis du04/08/2 002</text:p>
          </table:table-cell>
        </table:table-row>
        <table:table-row>
          <table:table-cell office:value-type="float" office:value="8">
            <text:p>8</text:p>
          </table:table-cell>
          <table:table-cell office:value-type="string">
            <text:p>Autres</text:p>
          </table:table-cell>
          <table:table-cell office:value-type="float" office:value="412">
            <text:p>412</text:p>
          </table:table-cell>
          <table:table-cell office:value-type="string">
            <text:p>NULL</text:p>
          </table:table-cell>
        </table:table-row>
        <table:table-row>
          <table:table-cell office:value-type="float" office:value="1">
            <text:p>1</text:p>
          </table:table-cell>
          <table:table-cell office:value-type="string">
            <text:p>Batiments</text:p>
          </table:table-cell>
          <table:table-cell office:value-type="float" office:value="431">
            <text:p>431</text:p>
          </table:table-cell>
          <table:table-cell office:value-type="string">
            <text:p>NULL</text:p>
          </table:table-cell>
        </table:table-row>
        <table:table-row>
          <table:table-cell office:value-type="float" office:value="2">
            <text:p>2</text:p>
          </table:table-cell>
          <table:table-cell office:value-type="string">
            <text:p>Equipements</text:p>
          </table:table-cell>
          <table:table-cell office:value-type="float" office:value="431">
            <text:p>43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431">
            <text:p>431</text:p>
          </table:table-cell>
          <table:table-cell office:value-type="string">
            <text:p>NULL</text:p>
          </table:table-cell>
        </table:table-row>
        <table:table-row>
          <table:table-cell office:value-type="float" office:value="1">
            <text:p>1</text:p>
          </table:table-cell>
          <table:table-cell office:value-type="string">
            <text:p>Materièls et equipements</text:p>
          </table:table-cell>
          <table:table-cell office:value-type="float" office:value="934">
            <text:p>934</text:p>
          </table:table-cell>
          <table:table-cell office:value-type="string">
            <text:p>NULL</text:p>
          </table:table-cell>
        </table:table-row>
        <table:table-row>
          <table:table-cell office:value-type="float" office:value="2">
            <text:p>2</text:p>
          </table:table-cell>
          <table:table-cell office:value-type="string">
            <text:p>Construction </text:p>
          </table:table-cell>
          <table:table-cell office:value-type="float" office:value="934">
            <text:p>934</text:p>
          </table:table-cell>
          <table:table-cell office:value-type="string">
            <text:p>NULL</text:p>
          </table:table-cell>
        </table:table-row>
        <table:table-row>
          <table:table-cell office:value-type="float" office:value="1">
            <text:p>1</text:p>
          </table:table-cell>
          <table:table-cell office:value-type="string">
            <text:p>Equipements et infrastrucrures</text:p>
          </table:table-cell>
          <table:table-cell office:value-type="float" office:value="941">
            <text:p>941</text:p>
          </table:table-cell>
          <table:table-cell office:value-type="string">
            <text:p>NULL</text:p>
          </table:table-cell>
        </table:table-row>
        <table:table-row>
          <table:table-cell office:value-type="float" office:value="2">
            <text:p>2</text:p>
          </table:table-cell>
          <table:table-cell office:value-type="string">
            <text:p>Materiels logistiques</text:p>
          </table:table-cell>
          <table:table-cell office:value-type="float" office:value="941">
            <text:p>941</text:p>
          </table:table-cell>
          <table:table-cell office:value-type="string">
            <text:p>NULL</text:p>
          </table:table-cell>
        </table:table-row>
        <table:table-row>
          <table:table-cell office:value-type="float" office:value="3">
            <text:p>3</text:p>
          </table:table-cell>
          <table:table-cell office:value-type="string">
            <text:p>Parc àmateriel</text:p>
          </table:table-cell>
          <table:table-cell office:value-type="float" office:value="941">
            <text:p>941</text:p>
          </table:table-cell>
          <table:table-cell office:value-type="string">
            <text:p>NULL</text:p>
          </table:table-cell>
        </table:table-row>
        <table:table-row>
          <table:table-cell office:value-type="float" office:value="4">
            <text:p>4</text:p>
          </table:table-cell>
          <table:table-cell office:value-type="string">
            <text:p>Reequipements</text:p>
          </table:table-cell>
          <table:table-cell office:value-type="float" office:value="941">
            <text:p>941</text:p>
          </table:table-cell>
          <table:table-cell office:value-type="string">
            <text:p>NULL</text:p>
          </table:table-cell>
        </table:table-row>
        <table:table-row>
          <table:table-cell office:value-type="float" office:value="5">
            <text:p>5</text:p>
          </table:table-cell>
          <table:table-cell office:value-type="string">
            <text:p>Pepinieres</text:p>
          </table:table-cell>
          <table:table-cell office:value-type="float" office:value="941">
            <text:p>941</text:p>
          </table:table-cell>
          <table:table-cell office:value-type="string">
            <text:p>NULL</text:p>
          </table:table-cell>
        </table:table-row>
        <table:table-row>
          <table:table-cell office:value-type="float" office:value="1">
            <text:p>1</text:p>
          </table:table-cell>
          <table:table-cell office:value-type="string">
            <text:p>Etudes generales </text:p>
          </table:table-cell>
          <table:table-cell office:value-type="float" office:value="411">
            <text:p>411</text:p>
          </table:table-cell>
          <table:table-cell office:value-type="string">
            <text:p>NULL</text:p>
          </table:table-cell>
        </table:table-row>
        <table:table-row>
          <table:table-cell office:value-type="float" office:value="2">
            <text:p>2</text:p>
          </table:table-cell>
          <table:table-cell office:value-type="string">
            <text:p>Etudes de maturation </text:p>
          </table:table-cell>
          <table:table-cell office:value-type="float" office:value="411">
            <text:p>411</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411">
            <text:p>411</text:p>
          </table:table-cell>
          <table:table-cell office:value-type="string">
            <text:p>NULL</text:p>
          </table:table-cell>
        </table:table-row>
        <table:table-row>
          <table:table-cell office:value-type="float" office:value="1">
            <text:p>1</text:p>
          </table:table-cell>
          <table:table-cell office:value-type="string">
            <text:p>Etudes d'amenagements et de realisation </text:p>
          </table:table-cell>
          <table:table-cell office:value-type="float" office:value="421">
            <text:p>421</text:p>
          </table:table-cell>
          <table:table-cell office:value-type="string">
            <text:p>NULL</text:p>
          </table:table-cell>
        </table:table-row>
        <table:table-row>
          <table:table-cell office:value-type="float" office:value="2">
            <text:p>2</text:p>
          </table:table-cell>
          <table:table-cell office:value-type="string">
            <text:p>Amenagement</text:p>
          </table:table-cell>
          <table:table-cell office:value-type="float" office:value="421">
            <text:p>421</text:p>
          </table:table-cell>
          <table:table-cell office:value-type="string">
            <text:p>NULL</text:p>
          </table:table-cell>
        </table:table-row>
        <table:table-row>
          <table:table-cell office:value-type="float" office:value="3">
            <text:p>3</text:p>
          </table:table-cell>
          <table:table-cell office:value-type="string">
            <text:p>Infrastructures </text:p>
          </table:table-cell>
          <table:table-cell office:value-type="float" office:value="421">
            <text:p>4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421">
            <text:p>421</text:p>
          </table:table-cell>
          <table:table-cell office:value-type="string">
            <text:p>NULL</text:p>
          </table:table-cell>
        </table:table-row>
        <table:table-row>
          <table:table-cell office:value-type="float" office:value="1">
            <text:p>1</text:p>
          </table:table-cell>
          <table:table-cell office:value-type="string">
            <text:p>Etudes générales</text:p>
          </table:table-cell>
          <table:table-cell office:value-type="float" office:value="512">
            <text:p>512</text:p>
          </table:table-cell>
          <table:table-cell office:value-type="string">
            <text:p>déci MF/ 2005/445/DP/430 du 20 juin 2005</text:p>
          </table:table-cell>
        </table:table-row>
        <table:table-row>
          <table:table-cell office:value-type="float" office:value="2">
            <text:p>2</text:p>
          </table:table-cell>
          <table:table-cell office:value-type="string">
            <text:p>Batiments et équipements</text:p>
          </table:table-cell>
          <table:table-cell office:value-type="float" office:value="512">
            <text:p>512</text:p>
          </table:table-cell>
          <table:table-cell office:value-type="string">
            <text:p>NULL</text:p>
          </table:table-cell>
        </table:table-row>
        <table:table-row>
          <table:table-cell office:value-type="float" office:value="3">
            <text:p>3</text:p>
          </table:table-cell>
          <table:table-cell office:value-type="string">
            <text:p>Matériel roulant</text:p>
          </table:table-cell>
          <table:table-cell office:value-type="float" office:value="512">
            <text:p>512</text:p>
          </table:table-cell>
          <table:table-cell office:value-type="string">
            <text:p>NULL</text:p>
          </table:table-cell>
        </table:table-row>
        <table:table-row>
          <table:table-cell office:value-type="float" office:value="4">
            <text:p>4</text:p>
          </table:table-cell>
          <table:table-cell office:value-type="string">
            <text:p>Transport par câbles (téléphériques)</text:p>
          </table:table-cell>
          <table:table-cell office:value-type="float" office:value="512">
            <text:p>512</text:p>
          </table:table-cell>
          <table:table-cell office:value-type="string">
            <text:p>NULL</text:p>
          </table:table-cell>
        </table:table-row>
        <table:table-row>
          <table:table-cell office:value-type="float" office:value="5">
            <text:p>5</text:p>
          </table:table-cell>
          <table:table-cell office:value-type="string">
            <text:p>Autres</text:p>
          </table:table-cell>
          <table:table-cell office:value-type="float" office:value="512">
            <text:p>512</text:p>
          </table:table-cell>
          <table:table-cell office:value-type="string">
            <text:p>NULL</text:p>
          </table:table-cell>
        </table:table-row>
        <table:table-row>
          <table:table-cell office:value-type="float" office:value="6">
            <text:p>6</text:p>
          </table:table-cell>
          <table:table-cell office:value-type="string">
            <text:p>renouvellement</text:p>
          </table:table-cell>
          <table:table-cell office:value-type="float" office:value="512">
            <text:p>512</text:p>
          </table:table-cell>
          <table:table-cell office:value-type="string">
            <text:p>NULL</text:p>
          </table:table-cell>
        </table:table-row>
        <table:table-row>
          <table:table-cell office:value-type="float" office:value="7">
            <text:p>7</text:p>
          </table:table-cell>
          <table:table-cell office:value-type="string">
            <text:p>Autres</text:p>
          </table:table-cell>
          <table:table-cell office:value-type="float" office:value="512">
            <text:p>512</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13">
            <text:p>513</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543">
            <text:p>543</text:p>
          </table:table-cell>
          <table:table-cell office:value-type="string">
            <text:p>NULL</text:p>
          </table:table-cell>
        </table:table-row>
        <table:table-row>
          <table:table-cell office:value-type="float" office:value="2">
            <text:p>2</text:p>
          </table:table-cell>
          <table:table-cell office:value-type="string">
            <text:p>Batiments des services generaux</text:p>
          </table:table-cell>
          <table:table-cell office:value-type="float" office:value="543">
            <text:p>543</text:p>
          </table:table-cell>
          <table:table-cell office:value-type="string">
            <text:p>NULL</text:p>
          </table:table-cell>
        </table:table-row>
        <table:table-row>
          <table:table-cell office:value-type="float" office:value="4">
            <text:p>4</text:p>
          </table:table-cell>
          <table:table-cell office:value-type="string">
            <text:p>Mobilier et outillage</text:p>
          </table:table-cell>
          <table:table-cell office:value-type="float" office:value="543">
            <text:p>543</text:p>
          </table:table-cell>
          <table:table-cell office:value-type="string">
            <text:p>Décis du04/08/2 002</text:p>
          </table:table-cell>
        </table:table-row>
        <table:table-row>
          <table:table-cell office:value-type="float" office:value="5">
            <text:p>5</text:p>
          </table:table-cell>
          <table:table-cell office:value-type="string">
            <text:p>Materiel de transport routier</text:p>
          </table:table-cell>
          <table:table-cell office:value-type="float" office:value="543">
            <text:p>54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43">
            <text:p>543</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3">
            <text:p>543</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544">
            <text:p>544</text:p>
          </table:table-cell>
          <table:table-cell office:value-type="string">
            <text:p>NULL</text:p>
          </table:table-cell>
        </table:table-row>
        <table:table-row>
          <table:table-cell office:value-type="float" office:value="2">
            <text:p>2</text:p>
          </table:table-cell>
          <table:table-cell office:value-type="string">
            <text:p>Batiments postaux et mixtes</text:p>
          </table:table-cell>
          <table:table-cell office:value-type="float" office:value="544">
            <text:p>544</text:p>
          </table:table-cell>
          <table:table-cell office:value-type="string">
            <text:p>NULL</text:p>
          </table:table-cell>
        </table:table-row>
        <table:table-row>
          <table:table-cell office:value-type="float" office:value="3">
            <text:p>3</text:p>
          </table:table-cell>
          <table:table-cell office:value-type="string">
            <text:p>Equipement techniques divers</text:p>
          </table:table-cell>
          <table:table-cell office:value-type="float" office:value="544">
            <text:p>544</text:p>
          </table:table-cell>
          <table:table-cell office:value-type="string">
            <text:p>NULL</text:p>
          </table:table-cell>
        </table:table-row>
        <table:table-row>
          <table:table-cell office:value-type="float" office:value="4">
            <text:p>4</text:p>
          </table:table-cell>
          <table:table-cell office:value-type="string">
            <text:p>Mobilier, materiel, macanographique et outilage </text:p>
          </table:table-cell>
          <table:table-cell office:value-type="float" office:value="544">
            <text:p>544</text:p>
          </table:table-cell>
          <table:table-cell office:value-type="string">
            <text:p>Décis du04/08/2 002</text:p>
          </table:table-cell>
        </table:table-row>
        <table:table-row>
          <table:table-cell office:value-type="float" office:value="5">
            <text:p>5</text:p>
          </table:table-cell>
          <table:table-cell office:value-type="string">
            <text:p>Materiel de transport routier</text:p>
          </table:table-cell>
          <table:table-cell office:value-type="float" office:value="544">
            <text:p>54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44">
            <text:p>544</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4">
            <text:p>544</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545">
            <text:p>545</text:p>
          </table:table-cell>
          <table:table-cell office:value-type="string">
            <text:p>NULL</text:p>
          </table:table-cell>
        </table:table-row>
        <table:table-row>
          <table:table-cell office:value-type="float" office:value="2">
            <text:p>2</text:p>
          </table:table-cell>
          <table:table-cell office:value-type="string">
            <text:p>Batiments postaux et mixtes</text:p>
          </table:table-cell>
          <table:table-cell office:value-type="float" office:value="545">
            <text:p>545</text:p>
          </table:table-cell>
          <table:table-cell office:value-type="string">
            <text:p>NULL</text:p>
          </table:table-cell>
        </table:table-row>
        <table:table-row>
          <table:table-cell office:value-type="float" office:value="3">
            <text:p>3</text:p>
          </table:table-cell>
          <table:table-cell office:value-type="string">
            <text:p>Equipement techniques divers</text:p>
          </table:table-cell>
          <table:table-cell office:value-type="float" office:value="545">
            <text:p>545</text:p>
          </table:table-cell>
          <table:table-cell office:value-type="string">
            <text:p>NULL</text:p>
          </table:table-cell>
        </table:table-row>
        <table:table-row>
          <table:table-cell office:value-type="float" office:value="4">
            <text:p>4</text:p>
          </table:table-cell>
          <table:table-cell office:value-type="string">
            <text:p>Mobilier, materiel, macanographique et outilage </text:p>
          </table:table-cell>
          <table:table-cell office:value-type="float" office:value="545">
            <text:p>545</text:p>
          </table:table-cell>
          <table:table-cell office:value-type="string">
            <text:p>NULL</text:p>
          </table:table-cell>
        </table:table-row>
        <table:table-row>
          <table:table-cell office:value-type="float" office:value="5">
            <text:p>5</text:p>
          </table:table-cell>
          <table:table-cell office:value-type="string">
            <text:p>Materiel de transport routier</text:p>
          </table:table-cell>
          <table:table-cell office:value-type="float" office:value="545">
            <text:p>545</text:p>
          </table:table-cell>
          <table:table-cell office:value-type="string">
            <text:p>NULL</text:p>
          </table:table-cell>
        </table:table-row>
        <table:table-row>
          <table:table-cell office:value-type="float" office:value="7">
            <text:p>7</text:p>
          </table:table-cell>
          <table:table-cell office:value-type="string">
            <text:p>Liaisons et internationles </text:p>
          </table:table-cell>
          <table:table-cell office:value-type="float" office:value="545">
            <text:p>545</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45">
            <text:p>545</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5">
            <text:p>545</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46">
            <text:p>546</text:p>
          </table:table-cell>
          <table:table-cell office:value-type="string">
            <text:p>NULL</text:p>
          </table:table-cell>
        </table:table-row>
        <table:table-row>
          <table:table-cell office:value-type="float" office:value="2">
            <text:p>2</text:p>
          </table:table-cell>
          <table:table-cell office:value-type="string">
            <text:p>Batiments</text:p>
          </table:table-cell>
          <table:table-cell office:value-type="float" office:value="546">
            <text:p>546</text:p>
          </table:table-cell>
          <table:table-cell office:value-type="string">
            <text:p>NULL</text:p>
          </table:table-cell>
        </table:table-row>
        <table:table-row>
          <table:table-cell office:value-type="float" office:value="3">
            <text:p>3</text:p>
          </table:table-cell>
          <table:table-cell office:value-type="string">
            <text:p>Mobilier, materiel et outillage </text:p>
          </table:table-cell>
          <table:table-cell office:value-type="float" office:value="546">
            <text:p>546</text:p>
          </table:table-cell>
          <table:table-cell office:value-type="string">
            <text:p>Décis du04/08/2 002</text:p>
          </table:table-cell>
        </table:table-row>
        <table:table-row>
          <table:table-cell office:value-type="float" office:value="4">
            <text:p>4</text:p>
          </table:table-cell>
          <table:table-cell office:value-type="string">
            <text:p>Materiel de transport et engins speciaux </text:p>
          </table:table-cell>
          <table:table-cell office:value-type="float" office:value="546">
            <text:p>546</text:p>
          </table:table-cell>
          <table:table-cell office:value-type="string">
            <text:p>NULL</text:p>
          </table:table-cell>
        </table:table-row>
        <table:table-row>
          <table:table-cell office:value-type="float" office:value="5">
            <text:p>5</text:p>
          </table:table-cell>
          <table:table-cell office:value-type="string">
            <text:p>Equipement</text:p>
          </table:table-cell>
          <table:table-cell office:value-type="float" office:value="546">
            <text:p>546</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6">
            <text:p>546</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47">
            <text:p>547</text:p>
          </table:table-cell>
          <table:table-cell office:value-type="string">
            <text:p>NULL</text:p>
          </table:table-cell>
        </table:table-row>
        <table:table-row>
          <table:table-cell office:value-type="float" office:value="2">
            <text:p>2</text:p>
          </table:table-cell>
          <table:table-cell office:value-type="string">
            <text:p>Batiments</text:p>
          </table:table-cell>
          <table:table-cell office:value-type="float" office:value="547">
            <text:p>547</text:p>
          </table:table-cell>
          <table:table-cell office:value-type="string">
            <text:p>NULL</text:p>
          </table:table-cell>
        </table:table-row>
        <table:table-row>
          <table:table-cell office:value-type="float" office:value="3">
            <text:p>3</text:p>
          </table:table-cell>
          <table:table-cell office:value-type="string">
            <text:p>Equipement de commutation </text:p>
          </table:table-cell>
          <table:table-cell office:value-type="float" office:value="547">
            <text:p>547</text:p>
          </table:table-cell>
          <table:table-cell office:value-type="string">
            <text:p>Décis du04/08/2 002</text:p>
          </table:table-cell>
        </table:table-row>
        <table:table-row>
          <table:table-cell office:value-type="float" office:value="4">
            <text:p>4</text:p>
          </table:table-cell>
          <table:table-cell office:value-type="string">
            <text:p>Equipement de transmission </text:p>
          </table:table-cell>
          <table:table-cell office:value-type="float" office:value="547">
            <text:p>547</text:p>
          </table:table-cell>
          <table:table-cell office:value-type="string">
            <text:p>NULL</text:p>
          </table:table-cell>
        </table:table-row>
        <table:table-row>
          <table:table-cell office:value-type="float" office:value="5">
            <text:p>5</text:p>
          </table:table-cell>
          <table:table-cell office:value-type="string">
            <text:p>Reseau local</text:p>
          </table:table-cell>
          <table:table-cell office:value-type="float" office:value="547">
            <text:p>547</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7">
            <text:p>547</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48">
            <text:p>548</text:p>
          </table:table-cell>
          <table:table-cell office:value-type="string">
            <text:p>NULL</text:p>
          </table:table-cell>
        </table:table-row>
        <table:table-row>
          <table:table-cell office:value-type="float" office:value="2">
            <text:p>2</text:p>
          </table:table-cell>
          <table:table-cell office:value-type="string">
            <text:p>Batiments</text:p>
          </table:table-cell>
          <table:table-cell office:value-type="float" office:value="548">
            <text:p>548</text:p>
          </table:table-cell>
          <table:table-cell office:value-type="string">
            <text:p>NULL</text:p>
          </table:table-cell>
        </table:table-row>
        <table:table-row>
          <table:table-cell office:value-type="float" office:value="3">
            <text:p>3</text:p>
          </table:table-cell>
          <table:table-cell office:value-type="string">
            <text:p>Equipement </text:p>
          </table:table-cell>
          <table:table-cell office:value-type="float" office:value="548">
            <text:p>548</text:p>
          </table:table-cell>
          <table:table-cell office:value-type="string">
            <text:p>Décis du04/08/2 002</text:p>
          </table:table-cell>
        </table:table-row>
        <table:table-row>
          <table:table-cell office:value-type="float" office:value="4">
            <text:p>4</text:p>
          </table:table-cell>
          <table:table-cell office:value-type="string">
            <text:p>Mobilier, materiel et outillage </text:p>
          </table:table-cell>
          <table:table-cell office:value-type="float" office:value="548">
            <text:p>548</text:p>
          </table:table-cell>
          <table:table-cell office:value-type="string">
            <text:p>NULL</text:p>
          </table:table-cell>
        </table:table-row>
        <table:table-row>
          <table:table-cell office:value-type="float" office:value="5">
            <text:p>5</text:p>
          </table:table-cell>
          <table:table-cell office:value-type="string">
            <text:p>Materiel de transport et engins speciaux </text:p>
          </table:table-cell>
          <table:table-cell office:value-type="float" office:value="548">
            <text:p>548</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8">
            <text:p>548</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15">
            <text:p>515</text:p>
          </table:table-cell>
          <table:table-cell office:value-type="string">
            <text:p>NULL</text:p>
          </table:table-cell>
        </table:table-row>
        <table:table-row>
          <table:table-cell office:value-type="float" office:value="2">
            <text:p>2</text:p>
          </table:table-cell>
          <table:table-cell office:value-type="string">
            <text:p>Maturation </text:p>
          </table:table-cell>
          <table:table-cell office:value-type="float" office:value="515">
            <text:p>515</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567">
            <text:p>567</text:p>
          </table:table-cell>
          <table:table-cell office:value-type="string">
            <text:p>NULL</text:p>
          </table:table-cell>
        </table:table-row>
        <table:table-row>
          <table:table-cell office:value-type="float" office:value="2">
            <text:p>2</text:p>
          </table:table-cell>
          <table:table-cell office:value-type="string">
            <text:p>Constructions neuves</text:p>
          </table:table-cell>
          <table:table-cell office:value-type="float" office:value="567">
            <text:p>567</text:p>
          </table:table-cell>
          <table:table-cell office:value-type="string">
            <text:p>NULL</text:p>
          </table:table-cell>
        </table:table-row>
        <table:table-row>
          <table:table-cell office:value-type="float" office:value="3">
            <text:p>3</text:p>
          </table:table-cell>
          <table:table-cell office:value-type="string">
            <text:p>Aménagement extention </text:p>
          </table:table-cell>
          <table:table-cell office:value-type="float" office:value="567">
            <text:p>567</text:p>
          </table:table-cell>
          <table:table-cell office:value-type="string">
            <text:p>NULL</text:p>
          </table:table-cell>
        </table:table-row>
        <table:table-row>
          <table:table-cell office:value-type="float" office:value="4">
            <text:p>4</text:p>
          </table:table-cell>
          <table:table-cell office:value-type="string">
            <text:p>Equipement </text:p>
          </table:table-cell>
          <table:table-cell office:value-type="float" office:value="567">
            <text:p>567</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67">
            <text:p>567</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516">
            <text:p>516</text:p>
          </table:table-cell>
          <table:table-cell office:value-type="string">
            <text:p>déci MF/ 2005/445/DP/430 du 20 juin 2005</text:p>
          </table:table-cell>
        </table:table-row>
        <table:table-row>
          <table:table-cell office:value-type="float" office:value="2">
            <text:p>2</text:p>
          </table:table-cell>
          <table:table-cell office:value-type="string">
            <text:p>Construction nouvelles voies</text:p>
          </table:table-cell>
          <table:table-cell office:value-type="float" office:value="516">
            <text:p>516</text:p>
          </table:table-cell>
          <table:table-cell office:value-type="string">
            <text:p>NULL</text:p>
          </table:table-cell>
        </table:table-row>
        <table:table-row>
          <table:table-cell office:value-type="float" office:value="3">
            <text:p>3</text:p>
          </table:table-cell>
          <table:table-cell office:value-type="string">
            <text:p>Ateliers, stations et dépoôts</text:p>
          </table:table-cell>
          <table:table-cell office:value-type="float" office:value="516">
            <text:p>516</text:p>
          </table:table-cell>
          <table:table-cell office:value-type="string">
            <text:p>NULL</text:p>
          </table:table-cell>
        </table:table-row>
        <table:table-row>
          <table:table-cell office:value-type="float" office:value="5">
            <text:p>5</text:p>
          </table:table-cell>
          <table:table-cell office:value-type="string">
            <text:p>Autres</text:p>
          </table:table-cell>
          <table:table-cell office:value-type="float" office:value="516">
            <text:p>516</text:p>
          </table:table-cell>
          <table:table-cell office:value-type="string">
            <text:p>NULL</text:p>
          </table:table-cell>
        </table:table-row>
        <table:table-row>
          <table:table-cell office:value-type="float" office:value="6">
            <text:p>6</text:p>
          </table:table-cell>
          <table:table-cell office:value-type="string">
            <text:p>Renouvellement</text:p>
          </table:table-cell>
          <table:table-cell office:value-type="float" office:value="516">
            <text:p>516</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523">
            <text:p>523</text:p>
          </table:table-cell>
          <table:table-cell office:value-type="string">
            <text:p>NULL</text:p>
          </table:table-cell>
        </table:table-row>
        <table:table-row>
          <table:table-cell office:value-type="float" office:value="2">
            <text:p>2</text:p>
          </table:table-cell>
          <table:table-cell office:value-type="string">
            <text:p>Construction de nouvelles voies</text:p>
          </table:table-cell>
          <table:table-cell office:value-type="float" office:value="523">
            <text:p>523</text:p>
          </table:table-cell>
          <table:table-cell office:value-type="string">
            <text:p>NULL</text:p>
          </table:table-cell>
        </table:table-row>
        <table:table-row>
          <table:table-cell office:value-type="float" office:value="3">
            <text:p>3</text:p>
          </table:table-cell>
          <table:table-cell office:value-type="string">
            <text:p>Aménagements(zonesindust et gdes aglomérations)</text:p>
          </table:table-cell>
          <table:table-cell office:value-type="float" office:value="523">
            <text:p>523</text:p>
          </table:table-cell>
          <table:table-cell office:value-type="string">
            <text:p>NULL</text:p>
          </table:table-cell>
        </table:table-row>
        <table:table-row>
          <table:table-cell office:value-type="float" office:value="4">
            <text:p>4</text:p>
          </table:table-cell>
          <table:table-cell office:value-type="string">
            <text:p>Amelioration de debit et de securitè des lignes </text:p>
          </table:table-cell>
          <table:table-cell office:value-type="float" office:value="523">
            <text:p>523</text:p>
          </table:table-cell>
          <table:table-cell office:value-type="string">
            <text:p>Décision MF /2002 / 568 / DP / 106 du 02 / 04 / 2002</text:p>
          </table:table-cell>
        </table:table-row>
        <table:table-row>
          <table:table-cell office:value-type="float" office:value="5">
            <text:p>5</text:p>
          </table:table-cell>
          <table:table-cell office:value-type="string">
            <text:p>Mises à doubles voies</text:p>
          </table:table-cell>
          <table:table-cell office:value-type="float" office:value="523">
            <text:p>523</text:p>
          </table:table-cell>
          <table:table-cell office:value-type="string">
            <text:p>NULL</text:p>
          </table:table-cell>
        </table:table-row>
        <table:table-row>
          <table:table-cell office:value-type="float" office:value="6">
            <text:p>6</text:p>
          </table:table-cell>
          <table:table-cell office:value-type="string">
            <text:p>Atelies et depots</text:p>
          </table:table-cell>
          <table:table-cell office:value-type="float" office:value="523">
            <text:p>52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3">
            <text:p>523</text:p>
          </table:table-cell>
          <table:table-cell office:value-type="string">
            <text:p>NULL</text:p>
          </table:table-cell>
        </table:table-row>
        <table:table-row>
          <table:table-cell office:value-type="float" office:value="9">
            <text:p>9</text:p>
          </table:table-cell>
          <table:table-cell office:value-type="string">
            <text:p>Renouvellement et modernisation de la voie</text:p>
          </table:table-cell>
          <table:table-cell office:value-type="float" office:value="523">
            <text:p>523</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11">
            <text:p>511</text:p>
          </table:table-cell>
          <table:table-cell office:value-type="string">
            <text:p>Décision du 04 08 02</text:p>
          </table:table-cell>
        </table:table-row>
        <table:table-row>
          <table:table-cell office:value-type="float" office:value="1">
            <text:p>1</text:p>
          </table:table-cell>
          <table:table-cell office:value-type="string">
            <text:p>Etudes de projet</text:p>
          </table:table-cell>
          <table:table-cell office:value-type="float" office:value="521">
            <text:p>521</text:p>
          </table:table-cell>
          <table:table-cell office:value-type="string">
            <text:p>NULL</text:p>
          </table:table-cell>
        </table:table-row>
        <table:table-row>
          <table:table-cell office:value-type="float" office:value="2">
            <text:p>2</text:p>
          </table:table-cell>
          <table:table-cell office:value-type="string">
            <text:p>constructions neuves</text:p>
          </table:table-cell>
          <table:table-cell office:value-type="float" office:value="521">
            <text:p>521</text:p>
          </table:table-cell>
          <table:table-cell office:value-type="string">
            <text:p>NULL</text:p>
          </table:table-cell>
        </table:table-row>
        <table:table-row>
          <table:table-cell office:value-type="float" office:value="3">
            <text:p>3</text:p>
          </table:table-cell>
          <table:table-cell office:value-type="string">
            <text:p>Modernisations</text:p>
          </table:table-cell>
          <table:table-cell office:value-type="float" office:value="521">
            <text:p>521</text:p>
          </table:table-cell>
          <table:table-cell office:value-type="string">
            <text:p>NULL</text:p>
          </table:table-cell>
        </table:table-row>
        <table:table-row>
          <table:table-cell office:value-type="float" office:value="4">
            <text:p>4</text:p>
          </table:table-cell>
          <table:table-cell office:value-type="string">
            <text:p>reconstructions</text:p>
          </table:table-cell>
          <table:table-cell office:value-type="float" office:value="521">
            <text:p>521</text:p>
          </table:table-cell>
          <table:table-cell office:value-type="string">
            <text:p>NULL</text:p>
          </table:table-cell>
        </table:table-row>
        <table:table-row>
          <table:table-cell office:value-type="float" office:value="5">
            <text:p>5</text:p>
          </table:table-cell>
          <table:table-cell office:value-type="string">
            <text:p>Ouvrages d'art</text:p>
          </table:table-cell>
          <table:table-cell office:value-type="float" office:value="521">
            <text:p>521</text:p>
          </table:table-cell>
          <table:table-cell office:value-type="string">
            <text:p>NULL</text:p>
          </table:table-cell>
        </table:table-row>
        <table:table-row>
          <table:table-cell office:value-type="float" office:value="6">
            <text:p>6</text:p>
          </table:table-cell>
          <table:table-cell office:value-type="string">
            <text:p>Grosses reparations dues aux intemperies</text:p>
          </table:table-cell>
          <table:table-cell office:value-type="float" office:value="521">
            <text:p>5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1">
            <text:p>521</text:p>
          </table:table-cell>
          <table:table-cell office:value-type="string">
            <text:p>NULL</text:p>
          </table:table-cell>
        </table:table-row>
        <table:table-row>
          <table:table-cell office:value-type="float" office:value="1">
            <text:p>1</text:p>
          </table:table-cell>
          <table:table-cell office:value-type="string">
            <text:p>Etudes de projet</text:p>
          </table:table-cell>
          <table:table-cell office:value-type="float" office:value="522">
            <text:p>522</text:p>
          </table:table-cell>
          <table:table-cell office:value-type="string">
            <text:p>NULL</text:p>
          </table:table-cell>
        </table:table-row>
        <table:table-row>
          <table:table-cell office:value-type="float" office:value="2">
            <text:p>2</text:p>
          </table:table-cell>
          <table:table-cell office:value-type="string">
            <text:p>constructions neuves</text:p>
          </table:table-cell>
          <table:table-cell office:value-type="float" office:value="522">
            <text:p>522</text:p>
          </table:table-cell>
          <table:table-cell office:value-type="string">
            <text:p>NULL</text:p>
          </table:table-cell>
        </table:table-row>
        <table:table-row>
          <table:table-cell office:value-type="float" office:value="3">
            <text:p>3</text:p>
          </table:table-cell>
          <table:table-cell office:value-type="string">
            <text:p>Modernisations </text:p>
          </table:table-cell>
          <table:table-cell office:value-type="float" office:value="522">
            <text:p>522</text:p>
          </table:table-cell>
          <table:table-cell office:value-type="string">
            <text:p>NULL</text:p>
          </table:table-cell>
        </table:table-row>
        <table:table-row>
          <table:table-cell office:value-type="float" office:value="4">
            <text:p>4</text:p>
          </table:table-cell>
          <table:table-cell office:value-type="string">
            <text:p>Reconstructions</text:p>
          </table:table-cell>
          <table:table-cell office:value-type="float" office:value="522">
            <text:p>522</text:p>
          </table:table-cell>
          <table:table-cell office:value-type="string">
            <text:p>NULL</text:p>
          </table:table-cell>
        </table:table-row>
        <table:table-row>
          <table:table-cell office:value-type="float" office:value="5">
            <text:p>5</text:p>
          </table:table-cell>
          <table:table-cell office:value-type="string">
            <text:p>Ouvrages d'art</text:p>
          </table:table-cell>
          <table:table-cell office:value-type="float" office:value="522">
            <text:p>522</text:p>
          </table:table-cell>
          <table:table-cell office:value-type="string">
            <text:p>NULL</text:p>
          </table:table-cell>
        </table:table-row>
        <table:table-row>
          <table:table-cell office:value-type="float" office:value="6">
            <text:p>6</text:p>
          </table:table-cell>
          <table:table-cell office:value-type="string">
            <text:p>Grosses reparations dues aux intemperies</text:p>
          </table:table-cell>
          <table:table-cell office:value-type="float" office:value="522">
            <text:p>52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2">
            <text:p>522</text:p>
          </table:table-cell>
          <table:table-cell office:value-type="string">
            <text:p>NULL</text:p>
          </table:table-cell>
        </table:table-row>
        <table:table-row>
          <table:table-cell office:value-type="float" office:value="1">
            <text:p>1</text:p>
          </table:table-cell>
          <table:table-cell office:value-type="string">
            <text:p>Etudes de projet</text:p>
          </table:table-cell>
          <table:table-cell office:value-type="float" office:value="528">
            <text:p>528</text:p>
          </table:table-cell>
          <table:table-cell office:value-type="string">
            <text:p>NULL</text:p>
          </table:table-cell>
        </table:table-row>
        <table:table-row>
          <table:table-cell office:value-type="float" office:value="2">
            <text:p>2</text:p>
          </table:table-cell>
          <table:table-cell office:value-type="string">
            <text:p>constructions neuves</text:p>
          </table:table-cell>
          <table:table-cell office:value-type="float" office:value="528">
            <text:p>528</text:p>
          </table:table-cell>
          <table:table-cell office:value-type="string">
            <text:p>NULL</text:p>
          </table:table-cell>
        </table:table-row>
        <table:table-row>
          <table:table-cell office:value-type="float" office:value="3">
            <text:p>3</text:p>
          </table:table-cell>
          <table:table-cell office:value-type="string">
            <text:p>Renouvellement</text:p>
          </table:table-cell>
          <table:table-cell office:value-type="float" office:value="528">
            <text:p>528</text:p>
          </table:table-cell>
          <table:table-cell office:value-type="string">
            <text:p>NULL</text:p>
          </table:table-cell>
        </table:table-row>
        <table:table-row>
          <table:table-cell office:value-type="float" office:value="4">
            <text:p>4</text:p>
          </table:table-cell>
          <table:table-cell office:value-type="string">
            <text:p>Ouvrages d'art</text:p>
          </table:table-cell>
          <table:table-cell office:value-type="float" office:value="528">
            <text:p>528</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8">
            <text:p>528</text:p>
          </table:table-cell>
          <table:table-cell office:value-type="string">
            <text:p>NULL</text:p>
          </table:table-cell>
        </table:table-row>
        <table:table-row>
          <table:table-cell office:value-type="float" office:value="1">
            <text:p>1</text:p>
          </table:table-cell>
          <table:table-cell office:value-type="string">
            <text:p>Entretien</text:p>
          </table:table-cell>
          <table:table-cell office:value-type="float" office:value="531">
            <text:p>531</text:p>
          </table:table-cell>
          <table:table-cell office:value-type="string">
            <text:p>NULL</text:p>
          </table:table-cell>
        </table:table-row>
        <table:table-row>
          <table:table-cell office:value-type="float" office:value="2">
            <text:p>2</text:p>
          </table:table-cell>
          <table:table-cell office:value-type="string">
            <text:p>Travaux de défense contre les eaux nuisibles</text:p>
          </table:table-cell>
          <table:table-cell office:value-type="float" office:value="531">
            <text:p>531</text:p>
          </table:table-cell>
          <table:table-cell office:value-type="string">
            <text:p>Décision du 04 08 02</text:p>
          </table:table-cell>
        </table:table-row>
        <table:table-row>
          <table:table-cell office:value-type="float" office:value="1">
            <text:p>1</text:p>
          </table:table-cell>
          <table:table-cell office:value-type="string">
            <text:p>Entretien</text:p>
          </table:table-cell>
          <table:table-cell office:value-type="float" office:value="532">
            <text:p>532</text:p>
          </table:table-cell>
          <table:table-cell office:value-type="string">
            <text:p>Décision du 04 08 02</text:p>
          </table:table-cell>
        </table:table-row>
        <table:table-row>
          <table:table-cell office:value-type="float" office:value="2">
            <text:p>2</text:p>
          </table:table-cell>
          <table:table-cell office:value-type="string">
            <text:p>autres</text:p>
          </table:table-cell>
          <table:table-cell office:value-type="float" office:value="532">
            <text:p>532</text:p>
          </table:table-cell>
          <table:table-cell office:value-type="string">
            <text:p>NULL</text:p>
          </table:table-cell>
        </table:table-row>
        <table:table-row>
          <table:table-cell office:value-type="float" office:value="1">
            <text:p>1</text:p>
          </table:table-cell>
          <table:table-cell office:value-type="string">
            <text:p>entretien des chemins de wilaya</text:p>
          </table:table-cell>
          <table:table-cell office:value-type="float" office:value="534">
            <text:p>534</text:p>
          </table:table-cell>
          <table:table-cell office:value-type="string">
            <text:p>décision MF/2001 / 606 / DP / 164 du 22 07 01</text:p>
          </table:table-cell>
        </table:table-row>
        <table:table-row>
          <table:table-cell office:value-type="float" office:value="1">
            <text:p>1</text:p>
          </table:table-cell>
          <table:table-cell office:value-type="string">
            <text:p>entretien des chemins communaux</text:p>
          </table:table-cell>
          <table:table-cell office:value-type="float" office:value="535">
            <text:p>535</text:p>
          </table:table-cell>
          <table:table-cell office:value-type="string">
            <text:p>décision MF/2001 / 606 / DP / 164 du 22 07 01</text:p>
          </table:table-cell>
        </table:table-row>
        <table:table-row>
          <table:table-cell office:value-type="float" office:value="1">
            <text:p>1</text:p>
          </table:table-cell>
          <table:table-cell office:value-type="string">
            <text:p>Etudes de projets</text:p>
          </table:table-cell>
          <table:table-cell office:value-type="float" office:value="524">
            <text:p>524</text:p>
          </table:table-cell>
          <table:table-cell office:value-type="string">
            <text:p>NULL</text:p>
          </table:table-cell>
        </table:table-row>
        <table:table-row>
          <table:table-cell office:value-type="float" office:value="2">
            <text:p>2</text:p>
          </table:table-cell>
          <table:table-cell office:value-type="string">
            <text:p>Creations extensions et amenagements</text:p>
          </table:table-cell>
          <table:table-cell office:value-type="float" office:value="524">
            <text:p>524</text:p>
          </table:table-cell>
          <table:table-cell office:value-type="string">
            <text:p>Décision MF /2002 / 568 / DP / 106 du 02 / 04 / 2002</text:p>
          </table:table-cell>
        </table:table-row>
        <table:table-row>
          <table:table-cell office:value-type="float" office:value="3">
            <text:p>3</text:p>
          </table:table-cell>
          <table:table-cell office:value-type="string">
            <text:p>grosses reparations</text:p>
          </table:table-cell>
          <table:table-cell office:value-type="float" office:value="524">
            <text:p>524</text:p>
          </table:table-cell>
          <table:table-cell office:value-type="string">
            <text:p>NULL</text:p>
          </table:table-cell>
        </table:table-row>
        <table:table-row>
          <table:table-cell office:value-type="float" office:value="4">
            <text:p>4</text:p>
          </table:table-cell>
          <table:table-cell office:value-type="string">
            <text:p>Signalisation</text:p>
          </table:table-cell>
          <table:table-cell office:value-type="float" office:value="524">
            <text:p>524</text:p>
          </table:table-cell>
          <table:table-cell office:value-type="string">
            <text:p>NULL</text:p>
          </table:table-cell>
        </table:table-row>
        <table:table-row>
          <table:table-cell office:value-type="float" office:value="5">
            <text:p>5</text:p>
          </table:table-cell>
          <table:table-cell office:value-type="string">
            <text:p>Dragage</text:p>
          </table:table-cell>
          <table:table-cell office:value-type="float" office:value="524">
            <text:p>524</text:p>
          </table:table-cell>
          <table:table-cell office:value-type="string">
            <text:p>NULL</text:p>
          </table:table-cell>
        </table:table-row>
        <table:table-row>
          <table:table-cell office:value-type="float" office:value="6">
            <text:p>6</text:p>
          </table:table-cell>
          <table:table-cell office:value-type="string">
            <text:p>Reparation des dègats dues aux intemperies</text:p>
          </table:table-cell>
          <table:table-cell office:value-type="float" office:value="524">
            <text:p>52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4">
            <text:p>524</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526">
            <text:p>526</text:p>
          </table:table-cell>
          <table:table-cell office:value-type="string">
            <text:p>Décision MF/ 2 002 / 690 / DP / 138 du 29/05/02</text:p>
          </table:table-cell>
        </table:table-row>
        <table:table-row>
          <table:table-cell office:value-type="float" office:value="2">
            <text:p>2</text:p>
          </table:table-cell>
          <table:table-cell office:value-type="string">
            <text:p>Batiments</text:p>
          </table:table-cell>
          <table:table-cell office:value-type="float" office:value="526">
            <text:p>526</text:p>
          </table:table-cell>
          <table:table-cell office:value-type="string">
            <text:p>NULL</text:p>
          </table:table-cell>
        </table:table-row>
        <table:table-row>
          <table:table-cell office:value-type="float" office:value="3">
            <text:p>3</text:p>
          </table:table-cell>
          <table:table-cell office:value-type="string">
            <text:p>Equipements divers </text:p>
          </table:table-cell>
          <table:table-cell office:value-type="float" office:value="526">
            <text:p>526</text:p>
          </table:table-cell>
          <table:table-cell office:value-type="string">
            <text:p>NULL</text:p>
          </table:table-cell>
        </table:table-row>
        <table:table-row>
          <table:table-cell office:value-type="float" office:value="4">
            <text:p>4</text:p>
          </table:table-cell>
          <table:table-cell office:value-type="string">
            <text:p>Navigation aerienne </text:p>
          </table:table-cell>
          <table:table-cell office:value-type="float" office:value="526">
            <text:p>526</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6">
            <text:p>526</text:p>
          </table:table-cell>
          <table:table-cell office:value-type="string">
            <text:p>NULL</text:p>
          </table:table-cell>
        </table:table-row>
        <table:table-row>
          <table:table-cell office:value-type="float" office:value="9">
            <text:p>9</text:p>
          </table:table-cell>
          <table:table-cell office:value-type="string">
            <text:p>Renouvellement </text:p>
          </table:table-cell>
          <table:table-cell office:value-type="float" office:value="526">
            <text:p>526</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527">
            <text:p>527</text:p>
          </table:table-cell>
          <table:table-cell office:value-type="string">
            <text:p>Décision du 04 08 02</text:p>
          </table:table-cell>
        </table:table-row>
        <table:table-row>
          <table:table-cell office:value-type="float" office:value="2">
            <text:p>2</text:p>
          </table:table-cell>
          <table:table-cell office:value-type="string">
            <text:p>Réalisations extensions</text:p>
          </table:table-cell>
          <table:table-cell office:value-type="float" office:value="527">
            <text:p>527</text:p>
          </table:table-cell>
          <table:table-cell office:value-type="string">
            <text:p>NULL</text:p>
          </table:table-cell>
        </table:table-row>
        <table:table-row>
          <table:table-cell office:value-type="float" office:value="3">
            <text:p>3</text:p>
          </table:table-cell>
          <table:table-cell office:value-type="string">
            <text:p>Refection aménagement</text:p>
          </table:table-cell>
          <table:table-cell office:value-type="float" office:value="527">
            <text:p>527</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7">
            <text:p>527</text:p>
          </table:table-cell>
          <table:table-cell office:value-type="string">
            <text:p>NULL</text:p>
          </table:table-cell>
        </table:table-row>
        <table:table-row>
          <table:table-cell office:value-type="float" office:value="1">
            <text:p>1</text:p>
          </table:table-cell>
          <table:table-cell office:value-type="string">
            <text:p>Entretien</text:p>
          </table:table-cell>
          <table:table-cell office:value-type="float" office:value="533">
            <text:p>533</text:p>
          </table:table-cell>
          <table:table-cell office:value-type="string">
            <text:p>Décision du 04 08 02</text:p>
          </table:table-cell>
        </table:table-row>
        <table:table-row>
          <table:table-cell office:value-type="float" office:value="2">
            <text:p>2</text:p>
          </table:table-cell>
          <table:table-cell office:value-type="string">
            <text:p>Autres</text:p>
          </table:table-cell>
          <table:table-cell office:value-type="float" office:value="533">
            <text:p>533</text:p>
          </table:table-cell>
          <table:table-cell office:value-type="string">
            <text:p>NULL</text:p>
          </table:table-cell>
        </table:table-row>
        <table:table-row>
          <table:table-cell office:value-type="float" office:value="1">
            <text:p>1</text:p>
          </table:table-cell>
          <table:table-cell office:value-type="string">
            <text:p>Centre et stations meteorologiques </text:p>
          </table:table-cell>
          <table:table-cell office:value-type="float" office:value="552">
            <text:p>552</text:p>
          </table:table-cell>
          <table:table-cell office:value-type="string">
            <text:p>NULL</text:p>
          </table:table-cell>
        </table:table-row>
        <table:table-row>
          <table:table-cell office:value-type="float" office:value="2">
            <text:p>2</text:p>
          </table:table-cell>
          <table:table-cell office:value-type="string">
            <text:p>Equipements divers </text:p>
          </table:table-cell>
          <table:table-cell office:value-type="float" office:value="552">
            <text:p>552</text:p>
          </table:table-cell>
          <table:table-cell office:value-type="string">
            <text:p>NULL</text:p>
          </table:table-cell>
        </table:table-row>
        <table:table-row>
          <table:table-cell office:value-type="float" office:value="3">
            <text:p>3</text:p>
          </table:table-cell>
          <table:table-cell office:value-type="string">
            <text:p>Etudes de projets</text:p>
          </table:table-cell>
          <table:table-cell office:value-type="float" office:value="552">
            <text:p>55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52">
            <text:p>552</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811">
            <text:p>811</text:p>
          </table:table-cell>
          <table:table-cell office:value-type="string">
            <text:p>Décision du 04 08 02</text:p>
          </table:table-cell>
        </table:table-row>
        <table:table-row>
          <table:table-cell office:value-type="float" office:value="2">
            <text:p>2</text:p>
          </table:table-cell>
          <table:table-cell office:value-type="string">
            <text:p>Recensement et enquetes </text:p>
          </table:table-cell>
          <table:table-cell office:value-type="float" office:value="812">
            <text:p>812</text:p>
          </table:table-cell>
          <table:table-cell office:value-type="string">
            <text:p>NULL</text:p>
          </table:table-cell>
        </table:table-row>
        <table:table-row>
          <table:table-cell office:value-type="float" office:value="3">
            <text:p>3</text:p>
          </table:table-cell>
          <table:table-cell office:value-type="string">
            <text:p>Circuits de l'information et normalisation statistique Etudes de projets</text:p>
          </table:table-cell>
          <table:table-cell office:value-type="float" office:value="812">
            <text:p>812</text:p>
          </table:table-cell>
          <table:table-cell office:value-type="string">
            <text:p>NULL</text:p>
          </table:table-cell>
        </table:table-row>
        <table:table-row>
          <table:table-cell office:value-type="float" office:value="4">
            <text:p>4</text:p>
          </table:table-cell>
          <table:table-cell office:value-type="string">
            <text:p>Autres</text:p>
          </table:table-cell>
          <table:table-cell office:value-type="float" office:value="812">
            <text:p>812</text:p>
          </table:table-cell>
          <table:table-cell office:value-type="string">
            <text:p>NULL</text:p>
          </table:table-cell>
        </table:table-row>
        <table:table-row>
          <table:table-cell office:value-type="float" office:value="1">
            <text:p>1</text:p>
          </table:table-cell>
          <table:table-cell office:value-type="string">
            <text:p>Etudes generales d'aminagementd du territoire </text:p>
          </table:table-cell>
          <table:table-cell office:value-type="float" office:value="813">
            <text:p>813</text:p>
          </table:table-cell>
          <table:table-cell office:value-type="string">
            <text:p>NULL</text:p>
          </table:table-cell>
        </table:table-row>
        <table:table-row>
          <table:table-cell office:value-type="float" office:value="2">
            <text:p>2</text:p>
          </table:table-cell>
          <table:table-cell office:value-type="string">
            <text:p>Etudes de ressources naturelles</text:p>
          </table:table-cell>
          <table:table-cell office:value-type="float" office:value="813">
            <text:p>813</text:p>
          </table:table-cell>
          <table:table-cell office:value-type="string">
            <text:p>NULL</text:p>
          </table:table-cell>
        </table:table-row>
        <table:table-row>
          <table:table-cell office:value-type="float" office:value="3">
            <text:p>3</text:p>
          </table:table-cell>
          <table:table-cell office:value-type="string">
            <text:p>Schemas regionaux</text:p>
          </table:table-cell>
          <table:table-cell office:value-type="float" office:value="813">
            <text:p>813</text:p>
          </table:table-cell>
          <table:table-cell office:value-type="string">
            <text:p>NULL</text:p>
          </table:table-cell>
        </table:table-row>
        <table:table-row>
          <table:table-cell office:value-type="float" office:value="5">
            <text:p>5</text:p>
          </table:table-cell>
          <table:table-cell office:value-type="string">
            <text:p>plans d'amenagement de wilaya</text:p>
          </table:table-cell>
          <table:table-cell office:value-type="float" office:value="813">
            <text:p>813</text:p>
          </table:table-cell>
          <table:table-cell office:value-type="string">
            <text:p>NULL</text:p>
          </table:table-cell>
        </table:table-row>
        <table:table-row>
          <table:table-cell office:value-type="float" office:value="6">
            <text:p>6</text:p>
          </table:table-cell>
          <table:table-cell office:value-type="string">
            <text:p>Etudes sectorielles ou specifiques</text:p>
          </table:table-cell>
          <table:table-cell office:value-type="float" office:value="813">
            <text:p>813</text:p>
          </table:table-cell>
          <table:table-cell office:value-type="string">
            <text:p>NULL</text:p>
          </table:table-cell>
        </table:table-row>
        <table:table-row>
          <table:table-cell office:value-type="float" office:value="7">
            <text:p>7</text:p>
          </table:table-cell>
          <table:table-cell office:value-type="string">
            <text:p>Developement integré</text:p>
          </table:table-cell>
          <table:table-cell office:value-type="float" office:value="813">
            <text:p>813</text:p>
          </table:table-cell>
          <table:table-cell office:value-type="string">
            <text:p>NULL</text:p>
          </table:table-cell>
        </table:table-row>
        <table:table-row>
          <table:table-cell office:value-type="float" office:value="8">
            <text:p>8</text:p>
          </table:table-cell>
          <table:table-cell office:value-type="string">
            <text:p>Etudes d'impact</text:p>
          </table:table-cell>
          <table:table-cell office:value-type="float" office:value="813">
            <text:p>813</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813">
            <text:p>813</text:p>
          </table:table-cell>
          <table:table-cell office:value-type="string">
            <text:p>NULL</text:p>
          </table:table-cell>
        </table:table-row>
        <table:table-row>
          <table:table-cell office:value-type="float" office:value="1">
            <text:p>1</text:p>
          </table:table-cell>
          <table:table-cell office:value-type="string">
            <text:p>Etudes du maturation</text:p>
          </table:table-cell>
          <table:table-cell office:value-type="float" office:value="814">
            <text:p>814</text:p>
          </table:table-cell>
          <table:table-cell office:value-type="string">
            <text:p>NULL</text:p>
          </table:table-cell>
        </table:table-row>
        <table:table-row>
          <table:table-cell office:value-type="float" office:value="2">
            <text:p>2</text:p>
          </table:table-cell>
          <table:table-cell office:value-type="string">
            <text:p>Etudes de projets</text:p>
          </table:table-cell>
          <table:table-cell office:value-type="float" office:value="814">
            <text:p>814</text:p>
          </table:table-cell>
          <table:table-cell office:value-type="string">
            <text:p>NULL</text:p>
          </table:table-cell>
        </table:table-row>
        <table:table-row>
          <table:table-cell office:value-type="float" office:value="3">
            <text:p>3</text:p>
          </table:table-cell>
          <table:table-cell office:value-type="string">
            <text:p>Suivi de projets</text:p>
          </table:table-cell>
          <table:table-cell office:value-type="float" office:value="814">
            <text:p>814</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814">
            <text:p>814</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821">
            <text:p>821</text:p>
          </table:table-cell>
          <table:table-cell office:value-type="string">
            <text:p>NULL</text:p>
          </table:table-cell>
        </table:table-row>
        <table:table-row>
          <table:table-cell office:value-type="float" office:value="2">
            <text:p>2</text:p>
          </table:table-cell>
          <table:table-cell office:value-type="string">
            <text:p>Creation neuves</text:p>
          </table:table-cell>
          <table:table-cell office:value-type="float" office:value="821">
            <text:p>821</text:p>
          </table:table-cell>
          <table:table-cell office:value-type="string">
            <text:p>NULL</text:p>
          </table:table-cell>
        </table:table-row>
        <table:table-row>
          <table:table-cell office:value-type="float" office:value="3">
            <text:p>3</text:p>
          </table:table-cell>
          <table:table-cell office:value-type="string">
            <text:p>Equipements</text:p>
          </table:table-cell>
          <table:table-cell office:value-type="float" office:value="821">
            <text:p>821</text:p>
          </table:table-cell>
          <table:table-cell office:value-type="string">
            <text:p>NULL</text:p>
          </table:table-cell>
        </table:table-row>
        <table:table-row>
          <table:table-cell office:value-type="float" office:value="7">
            <text:p>7</text:p>
          </table:table-cell>
          <table:table-cell office:value-type="string">
            <text:p>Amenagement extention</text:p>
          </table:table-cell>
          <table:table-cell office:value-type="float" office:value="821">
            <text:p>8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21">
            <text:p>821</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831">
            <text:p>831</text:p>
          </table:table-cell>
          <table:table-cell office:value-type="string">
            <text:p>NULL</text:p>
          </table:table-cell>
        </table:table-row>
        <table:table-row>
          <table:table-cell office:value-type="float" office:value="2">
            <text:p>2</text:p>
          </table:table-cell>
          <table:table-cell office:value-type="string">
            <text:p>Constuction de cités administraties de wilaya</text:p>
          </table:table-cell>
          <table:table-cell office:value-type="float" office:value="831">
            <text:p>831</text:p>
          </table:table-cell>
          <table:table-cell office:value-type="string">
            <text:p>NULL</text:p>
          </table:table-cell>
        </table:table-row>
        <table:table-row>
          <table:table-cell office:value-type="float" office:value="3">
            <text:p>3</text:p>
          </table:table-cell>
          <table:table-cell office:value-type="string">
            <text:p>Constuction de cités administraties de daira</text:p>
          </table:table-cell>
          <table:table-cell office:value-type="float" office:value="831">
            <text:p>831</text:p>
          </table:table-cell>
          <table:table-cell office:value-type="string">
            <text:p>NULL</text:p>
          </table:table-cell>
        </table:table-row>
        <table:table-row>
          <table:table-cell office:value-type="float" office:value="4">
            <text:p>4</text:p>
          </table:table-cell>
          <table:table-cell office:value-type="string">
            <text:p>Amenagement et extensions</text:p>
          </table:table-cell>
          <table:table-cell office:value-type="float" office:value="831">
            <text:p>831</text:p>
          </table:table-cell>
          <table:table-cell office:value-type="string">
            <text:p>NULL</text:p>
          </table:table-cell>
        </table:table-row>
        <table:table-row>
          <table:table-cell office:value-type="float" office:value="5">
            <text:p>5</text:p>
          </table:table-cell>
          <table:table-cell office:value-type="string">
            <text:p>Construction de bureaux au chef lieu de wilaya</text:p>
          </table:table-cell>
          <table:table-cell office:value-type="float" office:value="831">
            <text:p>831</text:p>
          </table:table-cell>
          <table:table-cell office:value-type="string">
            <text:p>NULL</text:p>
          </table:table-cell>
        </table:table-row>
        <table:table-row>
          <table:table-cell office:value-type="float" office:value="6">
            <text:p>6</text:p>
          </table:table-cell>
          <table:table-cell office:value-type="string">
            <text:p>Construction de bureaux au chef lieu de daira</text:p>
          </table:table-cell>
          <table:table-cell office:value-type="float" office:value="831">
            <text:p>831</text:p>
          </table:table-cell>
          <table:table-cell office:value-type="string">
            <text:p>NULL</text:p>
          </table:table-cell>
        </table:table-row>
        <table:table-row>
          <table:table-cell office:value-type="float" office:value="7">
            <text:p>7</text:p>
          </table:table-cell>
          <table:table-cell office:value-type="string">
            <text:p>Materielet equipements</text:p>
          </table:table-cell>
          <table:table-cell office:value-type="float" office:value="831">
            <text:p>83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31">
            <text:p>831</text:p>
          </table:table-cell>
          <table:table-cell office:value-type="string">
            <text:p>NULL</text:p>
          </table:table-cell>
        </table:table-row>
        <table:table-row>
          <table:table-cell office:value-type="float" office:value="9">
            <text:p>9</text:p>
          </table:table-cell>
          <table:table-cell office:value-type="string">
            <text:p>Renouvelementgrosses reparations</text:p>
          </table:table-cell>
          <table:table-cell office:value-type="float" office:value="831">
            <text:p>831</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834">
            <text:p>834</text:p>
          </table:table-cell>
          <table:table-cell office:value-type="string">
            <text:p>NULL</text:p>
          </table:table-cell>
        </table:table-row>
        <table:table-row>
          <table:table-cell office:value-type="float" office:value="2">
            <text:p>2</text:p>
          </table:table-cell>
          <table:table-cell office:value-type="string">
            <text:p>Creation neuves</text:p>
          </table:table-cell>
          <table:table-cell office:value-type="float" office:value="834">
            <text:p>834</text:p>
          </table:table-cell>
          <table:table-cell office:value-type="string">
            <text:p>Décision du 04 08 02</text:p>
          </table:table-cell>
        </table:table-row>
        <table:table-row>
          <table:table-cell office:value-type="float" office:value="3">
            <text:p>3</text:p>
          </table:table-cell>
          <table:table-cell office:value-type="string">
            <text:p>Equipements</text:p>
          </table:table-cell>
          <table:table-cell office:value-type="float" office:value="834">
            <text:p>834</text:p>
          </table:table-cell>
          <table:table-cell office:value-type="string">
            <text:p>NULL</text:p>
          </table:table-cell>
        </table:table-row>
        <table:table-row>
          <table:table-cell office:value-type="float" office:value="7">
            <text:p>7</text:p>
          </table:table-cell>
          <table:table-cell office:value-type="string">
            <text:p>Amenagement et extensions</text:p>
          </table:table-cell>
          <table:table-cell office:value-type="float" office:value="834">
            <text:p>83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34">
            <text:p>834</text:p>
          </table:table-cell>
          <table:table-cell office:value-type="string">
            <text:p>NULL</text:p>
          </table:table-cell>
        </table:table-row>
        <table:table-row>
          <table:table-cell office:value-type="float" office:value="1">
            <text:p>1</text:p>
          </table:table-cell>
          <table:table-cell office:value-type="string">
            <text:p>Ambassades</text:p>
          </table:table-cell>
          <table:table-cell office:value-type="float" office:value="841">
            <text:p>841</text:p>
          </table:table-cell>
          <table:table-cell office:value-type="string">
            <text:p>NULL</text:p>
          </table:table-cell>
        </table:table-row>
        <table:table-row>
          <table:table-cell office:value-type="float" office:value="2">
            <text:p>2</text:p>
          </table:table-cell>
          <table:table-cell office:value-type="string">
            <text:p>Consulats et vices consulaats </text:p>
          </table:table-cell>
          <table:table-cell office:value-type="float" office:value="841">
            <text:p>841</text:p>
          </table:table-cell>
          <table:table-cell office:value-type="string">
            <text:p>NULL</text:p>
          </table:table-cell>
        </table:table-row>
        <table:table-row>
          <table:table-cell office:value-type="float" office:value="3">
            <text:p>3</text:p>
          </table:table-cell>
          <table:table-cell office:value-type="string">
            <text:p>Résidences</text:p>
          </table:table-cell>
          <table:table-cell office:value-type="float" office:value="841">
            <text:p>841</text:p>
          </table:table-cell>
          <table:table-cell office:value-type="string">
            <text:p>NULL</text:p>
          </table:table-cell>
        </table:table-row>
        <table:table-row>
          <table:table-cell office:value-type="float" office:value="5">
            <text:p>5</text:p>
          </table:table-cell>
          <table:table-cell office:value-type="string">
            <text:p>Materiels et equipements</text:p>
          </table:table-cell>
          <table:table-cell office:value-type="float" office:value="841">
            <text:p>841</text:p>
          </table:table-cell>
          <table:table-cell office:value-type="string">
            <text:p>NULL</text:p>
          </table:table-cell>
        </table:table-row>
        <table:table-row>
          <table:table-cell office:value-type="float" office:value="6">
            <text:p>6</text:p>
          </table:table-cell>
          <table:table-cell office:value-type="string">
            <text:p>Extensions</text:p>
          </table:table-cell>
          <table:table-cell office:value-type="float" office:value="841">
            <text:p>841</text:p>
          </table:table-cell>
          <table:table-cell office:value-type="string">
            <text:p>NULL</text:p>
          </table:table-cell>
        </table:table-row>
        <table:table-row>
          <table:table-cell office:value-type="float" office:value="7">
            <text:p>7</text:p>
          </table:table-cell>
          <table:table-cell office:value-type="string">
            <text:p>Amenagements </text:p>
          </table:table-cell>
          <table:table-cell office:value-type="float" office:value="841">
            <text:p>84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41">
            <text:p>841</text:p>
          </table:table-cell>
          <table:table-cell office:value-type="string">
            <text:p>NULL</text:p>
          </table:table-cell>
        </table:table-row>
        <table:table-row>
          <table:table-cell office:value-type="float" office:value="1">
            <text:p>1</text:p>
          </table:table-cell>
          <table:table-cell office:value-type="string">
            <text:p>maisons d'algerie</text:p>
          </table:table-cell>
          <table:table-cell office:value-type="float" office:value="842">
            <text:p>842</text:p>
          </table:table-cell>
          <table:table-cell office:value-type="string">
            <text:p>NULL</text:p>
          </table:table-cell>
        </table:table-row>
        <table:table-row>
          <table:table-cell office:value-type="float" office:value="2">
            <text:p>2</text:p>
          </table:table-cell>
          <table:table-cell office:value-type="string">
            <text:p>représentations comerciales</text:p>
          </table:table-cell>
          <table:table-cell office:value-type="float" office:value="842">
            <text:p>842</text:p>
          </table:table-cell>
          <table:table-cell office:value-type="string">
            <text:p>NULL</text:p>
          </table:table-cell>
        </table:table-row>
        <table:table-row>
          <table:table-cell office:value-type="float" office:value="3">
            <text:p>3</text:p>
          </table:table-cell>
          <table:table-cell office:value-type="string">
            <text:p>représentations touristiques et artisanales</text:p>
          </table:table-cell>
          <table:table-cell office:value-type="float" office:value="842">
            <text:p>842</text:p>
          </table:table-cell>
          <table:table-cell office:value-type="string">
            <text:p>NULL</text:p>
          </table:table-cell>
        </table:table-row>
        <table:table-row>
          <table:table-cell office:value-type="float" office:value="4">
            <text:p>4</text:p>
          </table:table-cell>
          <table:table-cell office:value-type="string">
            <text:p>autres représentations</text:p>
          </table:table-cell>
          <table:table-cell office:value-type="float" office:value="842">
            <text:p>842</text:p>
          </table:table-cell>
          <table:table-cell office:value-type="string">
            <text:p>NULL</text:p>
          </table:table-cell>
        </table:table-row>
        <table:table-row>
          <table:table-cell office:value-type="float" office:value="5">
            <text:p>5</text:p>
          </table:table-cell>
          <table:table-cell office:value-type="string">
            <text:p>equipements</text:p>
          </table:table-cell>
          <table:table-cell office:value-type="float" office:value="842">
            <text:p>842</text:p>
          </table:table-cell>
          <table:table-cell office:value-type="string">
            <text:p>NULL</text:p>
          </table:table-cell>
        </table:table-row>
        <table:table-row>
          <table:table-cell office:value-type="float" office:value="7">
            <text:p>7</text:p>
          </table:table-cell>
          <table:table-cell office:value-type="string">
            <text:p>amenagements </text:p>
          </table:table-cell>
          <table:table-cell office:value-type="float" office:value="842">
            <text:p>84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42">
            <text:p>842</text:p>
          </table:table-cell>
          <table:table-cell office:value-type="string">
            <text:p>NULL</text:p>
          </table:table-cell>
        </table:table-row>
        <table:table-row>
          <table:table-cell office:value-type="float" office:value="1">
            <text:p>1</text:p>
          </table:table-cell>
          <table:table-cell office:value-type="string">
            <text:p>etudes</text:p>
          </table:table-cell>
          <table:table-cell office:value-type="float" office:value="851">
            <text:p>851</text:p>
          </table:table-cell>
          <table:table-cell office:value-type="string">
            <text:p>NULL</text:p>
          </table:table-cell>
        </table:table-row>
        <table:table-row>
          <table:table-cell office:value-type="float" office:value="2">
            <text:p>2</text:p>
          </table:table-cell>
          <table:table-cell office:value-type="string">
            <text:p>infrastructures</text:p>
          </table:table-cell>
          <table:table-cell office:value-type="float" office:value="851">
            <text:p>851</text:p>
          </table:table-cell>
          <table:table-cell office:value-type="string">
            <text:p>NULL</text:p>
          </table:table-cell>
        </table:table-row>
        <table:table-row>
          <table:table-cell office:value-type="float" office:value="3">
            <text:p>3</text:p>
          </table:table-cell>
          <table:table-cell office:value-type="string">
            <text:p>materiels et equipements</text:p>
          </table:table-cell>
          <table:table-cell office:value-type="float" office:value="851">
            <text:p>851</text:p>
          </table:table-cell>
          <table:table-cell office:value-type="string">
            <text:p>NULL</text:p>
          </table:table-cell>
        </table:table-row>
        <table:table-row>
          <table:table-cell office:value-type="float" office:value="4">
            <text:p>4</text:p>
          </table:table-cell>
          <table:table-cell office:value-type="string">
            <text:p>ecoles et centres de formation</text:p>
          </table:table-cell>
          <table:table-cell office:value-type="float" office:value="851">
            <text:p>851</text:p>
          </table:table-cell>
          <table:table-cell office:value-type="string">
            <text:p>NULL</text:p>
          </table:table-cell>
        </table:table-row>
        <table:table-row>
          <table:table-cell office:value-type="float" office:value="5">
            <text:p>5</text:p>
          </table:table-cell>
          <table:table-cell office:value-type="string">
            <text:p>darak EL Watani</text:p>
          </table:table-cell>
          <table:table-cell office:value-type="float" office:value="851">
            <text:p>851</text:p>
          </table:table-cell>
          <table:table-cell office:value-type="string">
            <text:p>NULL</text:p>
          </table:table-cell>
        </table:table-row>
        <table:table-row>
          <table:table-cell office:value-type="float" office:value="6">
            <text:p>6</text:p>
          </table:table-cell>
          <table:table-cell office:value-type="string">
            <text:p>amenagements et grosses reparations</text:p>
          </table:table-cell>
          <table:table-cell office:value-type="float" office:value="851">
            <text:p>851</text:p>
          </table:table-cell>
          <table:table-cell office:value-type="string">
            <text:p>NULL</text:p>
          </table:table-cell>
        </table:table-row>
        <table:table-row>
          <table:table-cell office:value-type="float" office:value="7">
            <text:p>7</text:p>
          </table:table-cell>
          <table:table-cell office:value-type="string">
            <text:p>logements</text:p>
          </table:table-cell>
          <table:table-cell office:value-type="float" office:value="851">
            <text:p>851</text:p>
          </table:table-cell>
          <table:table-cell office:value-type="string">
            <text:p>NULL</text:p>
          </table:table-cell>
        </table:table-row>
        <table:table-row>
          <table:table-cell office:value-type="float" office:value="8">
            <text:p>8</text:p>
          </table:table-cell>
          <table:table-cell office:value-type="string">
            <text:p>infrastructures et equipements sportifs</text:p>
          </table:table-cell>
          <table:table-cell office:value-type="float" office:value="851">
            <text:p>851</text:p>
          </table:table-cell>
          <table:table-cell office:value-type="string">
            <text:p>NULL</text:p>
          </table:table-cell>
        </table:table-row>
        <table:table-row>
          <table:table-cell office:value-type="float" office:value="1">
            <text:p>1</text:p>
          </table:table-cell>
          <table:table-cell office:value-type="string">
            <text:p>surete de wilaya</text:p>
          </table:table-cell>
          <table:table-cell office:value-type="float" office:value="852">
            <text:p>852</text:p>
          </table:table-cell>
          <table:table-cell office:value-type="string">
            <text:p>NULL</text:p>
          </table:table-cell>
        </table:table-row>
        <table:table-row>
          <table:table-cell office:value-type="float" office:value="2">
            <text:p>2</text:p>
          </table:table-cell>
          <table:table-cell office:value-type="string">
            <text:p>surete de daira</text:p>
          </table:table-cell>
          <table:table-cell office:value-type="float" office:value="852">
            <text:p>852</text:p>
          </table:table-cell>
          <table:table-cell office:value-type="string">
            <text:p>Décision MF/ 2 002 /400 /DP /82 du 06 03 2002</text:p>
          </table:table-cell>
        </table:table-row>
        <table:table-row>
          <table:table-cell office:value-type="float" office:value="3">
            <text:p>3</text:p>
          </table:table-cell>
          <table:table-cell office:value-type="string">
            <text:p>surete urbaine</text:p>
          </table:table-cell>
          <table:table-cell office:value-type="float" office:value="852">
            <text:p>852</text:p>
          </table:table-cell>
          <table:table-cell office:value-type="string">
            <text:p>NULL</text:p>
          </table:table-cell>
        </table:table-row>
        <table:table-row>
          <table:table-cell office:value-type="float" office:value="4">
            <text:p>4</text:p>
          </table:table-cell>
          <table:table-cell office:value-type="string">
            <text:p>poste frontaliers simples et mixtes</text:p>
          </table:table-cell>
          <table:table-cell office:value-type="float" office:value="852">
            <text:p>852</text:p>
          </table:table-cell>
          <table:table-cell office:value-type="string">
            <text:p>NULL</text:p>
          </table:table-cell>
        </table:table-row>
        <table:table-row>
          <table:table-cell office:value-type="float" office:value="5">
            <text:p>5</text:p>
          </table:table-cell>
          <table:table-cell office:value-type="string">
            <text:p>groupements mobiles</text:p>
          </table:table-cell>
          <table:table-cell office:value-type="float" office:value="852">
            <text:p>852</text:p>
          </table:table-cell>
          <table:table-cell office:value-type="string">
            <text:p>NULL</text:p>
          </table:table-cell>
        </table:table-row>
        <table:table-row>
          <table:table-cell office:value-type="float" office:value="6">
            <text:p>6</text:p>
          </table:table-cell>
          <table:table-cell office:value-type="string">
            <text:p>materiels et equipements</text:p>
          </table:table-cell>
          <table:table-cell office:value-type="float" office:value="852">
            <text:p>852</text:p>
          </table:table-cell>
          <table:table-cell office:value-type="string">
            <text:p>NULL</text:p>
          </table:table-cell>
        </table:table-row>
        <table:table-row>
          <table:table-cell office:value-type="float" office:value="7">
            <text:p>7</text:p>
          </table:table-cell>
          <table:table-cell office:value-type="string">
            <text:p>amenagements</text:p>
          </table:table-cell>
          <table:table-cell office:value-type="float" office:value="852">
            <text:p>85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52">
            <text:p>852</text:p>
          </table:table-cell>
          <table:table-cell office:value-type="string">
            <text:p>NULL</text:p>
          </table:table-cell>
        </table:table-row>
        <table:table-row>
          <table:table-cell office:value-type="float" office:value="9">
            <text:p>9</text:p>
          </table:table-cell>
          <table:table-cell office:value-type="string">
            <text:p>batiments mixtes</text:p>
          </table:table-cell>
          <table:table-cell office:value-type="float" office:value="852">
            <text:p>852</text:p>
          </table:table-cell>
          <table:table-cell office:value-type="string">
            <text:p>NULL</text:p>
          </table:table-cell>
        </table:table-row>
        <table:table-row>
          <table:table-cell office:value-type="float" office:value="1">
            <text:p>1</text:p>
          </table:table-cell>
          <table:table-cell office:value-type="string">
            <text:p>cours</text:p>
          </table:table-cell>
          <table:table-cell office:value-type="float" office:value="853">
            <text:p>853</text:p>
          </table:table-cell>
          <table:table-cell office:value-type="string">
            <text:p>NULL</text:p>
          </table:table-cell>
        </table:table-row>
        <table:table-row>
          <table:table-cell office:value-type="float" office:value="2">
            <text:p>2</text:p>
          </table:table-cell>
          <table:table-cell office:value-type="string">
            <text:p>tribunaux</text:p>
          </table:table-cell>
          <table:table-cell office:value-type="float" office:value="853">
            <text:p>853</text:p>
          </table:table-cell>
          <table:table-cell office:value-type="string">
            <text:p>NULL</text:p>
          </table:table-cell>
        </table:table-row>
        <table:table-row>
          <table:table-cell office:value-type="float" office:value="3">
            <text:p>3</text:p>
          </table:table-cell>
          <table:table-cell office:value-type="string">
            <text:p>etablissements de prevention et readaption</text:p>
          </table:table-cell>
          <table:table-cell office:value-type="float" office:value="853">
            <text:p>853</text:p>
          </table:table-cell>
          <table:table-cell office:value-type="string">
            <text:p>NULL</text:p>
          </table:table-cell>
        </table:table-row>
        <table:table-row>
          <table:table-cell office:value-type="float" office:value="4">
            <text:p>4</text:p>
          </table:table-cell>
          <table:table-cell office:value-type="string">
            <text:p>palais de justice</text:p>
          </table:table-cell>
          <table:table-cell office:value-type="float" office:value="853">
            <text:p>853</text:p>
          </table:table-cell>
          <table:table-cell office:value-type="string">
            <text:p>Décision du 04 08 02</text:p>
          </table:table-cell>
        </table:table-row>
        <table:table-row>
          <table:table-cell office:value-type="float" office:value="6">
            <text:p>6</text:p>
          </table:table-cell>
          <table:table-cell office:value-type="string">
            <text:p>materiels et equipements</text:p>
          </table:table-cell>
          <table:table-cell office:value-type="float" office:value="853">
            <text:p>853</text:p>
          </table:table-cell>
          <table:table-cell office:value-type="string">
            <text:p>NULL</text:p>
          </table:table-cell>
        </table:table-row>
        <table:table-row>
          <table:table-cell office:value-type="float" office:value="7">
            <text:p>7</text:p>
          </table:table-cell>
          <table:table-cell office:value-type="string">
            <text:p>amenagements</text:p>
          </table:table-cell>
          <table:table-cell office:value-type="float" office:value="853">
            <text:p>85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53">
            <text:p>853</text:p>
          </table:table-cell>
          <table:table-cell office:value-type="string">
            <text:p>NULL</text:p>
          </table:table-cell>
        </table:table-row>
        <table:table-row>
          <table:table-cell office:value-type="float" office:value="1">
            <text:p>1</text:p>
          </table:table-cell>
          <table:table-cell office:value-type="string">
            <text:p>unites principales</text:p>
          </table:table-cell>
          <table:table-cell office:value-type="float" office:value="854">
            <text:p>854</text:p>
          </table:table-cell>
          <table:table-cell office:value-type="string">
            <text:p>NULL</text:p>
          </table:table-cell>
        </table:table-row>
        <table:table-row>
          <table:table-cell office:value-type="float" office:value="2">
            <text:p>2</text:p>
          </table:table-cell>
          <table:table-cell office:value-type="string">
            <text:p>unites secondaires</text:p>
          </table:table-cell>
          <table:table-cell office:value-type="float" office:value="854">
            <text:p>854</text:p>
          </table:table-cell>
          <table:table-cell office:value-type="string">
            <text:p>NULL</text:p>
          </table:table-cell>
        </table:table-row>
        <table:table-row>
          <table:table-cell office:value-type="float" office:value="3">
            <text:p>3</text:p>
          </table:table-cell>
          <table:table-cell office:value-type="string">
            <text:p>unites de secteurs</text:p>
          </table:table-cell>
          <table:table-cell office:value-type="float" office:value="854">
            <text:p>854</text:p>
          </table:table-cell>
          <table:table-cell office:value-type="string">
            <text:p>NULL</text:p>
          </table:table-cell>
        </table:table-row>
        <table:table-row>
          <table:table-cell office:value-type="float" office:value="4">
            <text:p>4</text:p>
          </table:table-cell>
          <table:table-cell office:value-type="string">
            <text:p>postes avances</text:p>
          </table:table-cell>
          <table:table-cell office:value-type="float" office:value="854">
            <text:p>854</text:p>
          </table:table-cell>
          <table:table-cell office:value-type="string">
            <text:p>Décision MF/ 2 002 /400 /DP /82 du 06 03 2002</text:p>
          </table:table-cell>
        </table:table-row>
        <table:table-row>
          <table:table-cell office:value-type="float" office:value="5">
            <text:p>5</text:p>
          </table:table-cell>
          <table:table-cell office:value-type="string">
            <text:p>parcs regionaux</text:p>
          </table:table-cell>
          <table:table-cell office:value-type="float" office:value="854">
            <text:p>854</text:p>
          </table:table-cell>
          <table:table-cell office:value-type="string">
            <text:p>NULL</text:p>
          </table:table-cell>
        </table:table-row>
        <table:table-row>
          <table:table-cell office:value-type="float" office:value="6">
            <text:p>6</text:p>
          </table:table-cell>
          <table:table-cell office:value-type="string">
            <text:p>materiels et engins</text:p>
          </table:table-cell>
          <table:table-cell office:value-type="float" office:value="854">
            <text:p>854</text:p>
          </table:table-cell>
          <table:table-cell office:value-type="string">
            <text:p>NULL</text:p>
          </table:table-cell>
        </table:table-row>
        <table:table-row>
          <table:table-cell office:value-type="float" office:value="7">
            <text:p>7</text:p>
          </table:table-cell>
          <table:table-cell office:value-type="string">
            <text:p>amenagements</text:p>
          </table:table-cell>
          <table:table-cell office:value-type="float" office:value="854">
            <text:p>85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54">
            <text:p>854</text:p>
          </table:table-cell>
          <table:table-cell office:value-type="string">
            <text:p>NULL</text:p>
          </table:table-cell>
        </table:table-row>
        <table:table-row>
          <table:table-cell office:value-type="float" office:value="9">
            <text:p>9</text:p>
          </table:table-cell>
          <table:table-cell office:value-type="string">
            <text:p>equipements</text:p>
          </table:table-cell>
          <table:table-cell office:value-type="float" office:value="854">
            <text:p>854</text:p>
          </table:table-cell>
          <table:table-cell office:value-type="string">
            <text:p>NULL</text:p>
          </table:table-cell>
        </table:table-row>
        <table:table-row>
          <table:table-cell office:value-type="float" office:value="1">
            <text:p>1</text:p>
          </table:table-cell>
          <table:table-cell office:value-type="string">
            <text:p>casernes</text:p>
          </table:table-cell>
          <table:table-cell office:value-type="float" office:value="855">
            <text:p>855</text:p>
          </table:table-cell>
          <table:table-cell office:value-type="string">
            <text:p>NULL</text:p>
          </table:table-cell>
        </table:table-row>
        <table:table-row>
          <table:table-cell office:value-type="float" office:value="2">
            <text:p>2</text:p>
          </table:table-cell>
          <table:table-cell office:value-type="string">
            <text:p>materiels et equipements</text:p>
          </table:table-cell>
          <table:table-cell office:value-type="float" office:value="855">
            <text:p>855</text:p>
          </table:table-cell>
          <table:table-cell office:value-type="string">
            <text:p>NULL</text:p>
          </table:table-cell>
        </table:table-row>
        <table:table-row>
          <table:table-cell office:value-type="float" office:value="3">
            <text:p>3</text:p>
          </table:table-cell>
          <table:table-cell office:value-type="string">
            <text:p>postes avances</text:p>
          </table:table-cell>
          <table:table-cell office:value-type="float" office:value="855">
            <text:p>855</text:p>
          </table:table-cell>
          <table:table-cell office:value-type="string">
            <text:p>Décision MF/ 2 002 /400 /DP /82 du 06 03 2002</text:p>
          </table:table-cell>
        </table:table-row>
        <table:table-row>
          <table:table-cell office:value-type="float" office:value="4">
            <text:p>4</text:p>
          </table:table-cell>
          <table:table-cell office:value-type="string">
            <text:p>extensions</text:p>
          </table:table-cell>
          <table:table-cell office:value-type="float" office:value="855">
            <text:p>855</text:p>
          </table:table-cell>
          <table:table-cell office:value-type="string">
            <text:p>NULL</text:p>
          </table:table-cell>
        </table:table-row>
        <table:table-row>
          <table:table-cell office:value-type="float" office:value="7">
            <text:p>7</text:p>
          </table:table-cell>
          <table:table-cell office:value-type="string">
            <text:p>amenagements</text:p>
          </table:table-cell>
          <table:table-cell office:value-type="float" office:value="855">
            <text:p>855</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55">
            <text:p>855</text:p>
          </table:table-cell>
          <table:table-cell office:value-type="string">
            <text:p>NULL</text:p>
          </table:table-cell>
        </table:table-row>
        <table:table-row>
          <table:table-cell office:value-type="float" office:value="1">
            <text:p>1</text:p>
          </table:table-cell>
          <table:table-cell office:value-type="string">
            <text:p>centres de transmissions</text:p>
          </table:table-cell>
          <table:table-cell office:value-type="float" office:value="862">
            <text:p>862</text:p>
          </table:table-cell>
          <table:table-cell office:value-type="string">
            <text:p>Décision MF/ 083 SG du 25 Novembre 2 002</text:p>
          </table:table-cell>
        </table:table-row>
        <table:table-row>
          <table:table-cell office:value-type="float" office:value="6">
            <text:p>6</text:p>
          </table:table-cell>
          <table:table-cell office:value-type="string">
            <text:p>materiels et equipements (autres que véhicules)</text:p>
          </table:table-cell>
          <table:table-cell office:value-type="float" office:value="862">
            <text:p>862</text:p>
          </table:table-cell>
          <table:table-cell office:value-type="string">
            <text:p>NULL</text:p>
          </table:table-cell>
        </table:table-row>
        <table:table-row>
          <table:table-cell office:value-type="float" office:value="7">
            <text:p>7</text:p>
          </table:table-cell>
          <table:table-cell office:value-type="string">
            <text:p>amenagements</text:p>
          </table:table-cell>
          <table:table-cell office:value-type="float" office:value="862">
            <text:p>86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62">
            <text:p>862</text:p>
          </table:table-cell>
          <table:table-cell office:value-type="string">
            <text:p>NULL</text:p>
          </table:table-cell>
        </table:table-row>
        <table:table-row>
          <table:table-cell office:value-type="float" office:value="1">
            <text:p>1</text:p>
          </table:table-cell>
          <table:table-cell office:value-type="string">
            <text:p>travaux geographiques</text:p>
          </table:table-cell>
          <table:table-cell office:value-type="float" office:value="864">
            <text:p>864</text:p>
          </table:table-cell>
          <table:table-cell office:value-type="string">
            <text:p>Décision MF/ 083 SG du 25 Novembre 2 002</text:p>
          </table:table-cell>
        </table:table-row>
        <table:table-row>
          <table:table-cell office:value-type="float" office:value="6">
            <text:p>6</text:p>
          </table:table-cell>
          <table:table-cell office:value-type="string">
            <text:p>materiels et equipements (autres que véhicules)</text:p>
          </table:table-cell>
          <table:table-cell office:value-type="float" office:value="864">
            <text:p>86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64">
            <text:p>864</text:p>
          </table:table-cell>
          <table:table-cell office:value-type="string">
            <text:p>NULL</text:p>
          </table:table-cell>
        </table:table-row>
        <table:table-row>
          <table:table-cell office:value-type="float" office:value="1">
            <text:p>1</text:p>
          </table:table-cell>
          <table:table-cell office:value-type="string">
            <text:p>Etudes generales d'aminagementd du territoire </text:p>
          </table:table-cell>
          <table:table-cell office:value-type="float" office:value="813">
            <text:p>813</text:p>
          </table:table-cell>
          <table:table-cell office:value-type="string">
            <text:p>déc. n°MF/2005/851/DP/831</text:p>
          </table:table-cell>
        </table:table-row>
        <table:table-row>
          <table:table-cell office:value-type="float" office:value="2">
            <text:p>2</text:p>
          </table:table-cell>
          <table:table-cell office:value-type="string">
            <text:p>Etudes sectoriellles ou spécialisées</text:p>
          </table:table-cell>
          <table:table-cell office:value-type="float" office:value="813">
            <text:p>813</text:p>
          </table:table-cell>
          <table:table-cell office:value-type="string">
            <text:p>Du 220 - 10 - 2 005</text:p>
          </table:table-cell>
        </table:table-row>
        <table:table-row>
          <table:table-cell office:value-type="float" office:value="3">
            <text:p>3</text:p>
          </table:table-cell>
          <table:table-cell office:value-type="string">
            <text:p>études plans d'aménagements de wilaya</text:p>
          </table:table-cell>
          <table:table-cell office:value-type="float" office:value="813">
            <text:p>813</text:p>
          </table:table-cell>
          <table:table-cell office:value-type="string">
            <text:p>NULL</text:p>
          </table:table-cell>
        </table:table-row>
        <table:table-row>
          <table:table-cell office:value-type="float" office:value="4">
            <text:p>4</text:p>
          </table:table-cell>
          <table:table-cell office:value-type="string">
            <text:p>études impact aménagement du territoire</text:p>
          </table:table-cell>
          <table:table-cell office:value-type="float" office:value="813">
            <text:p>813</text:p>
          </table:table-cell>
          <table:table-cell office:value-type="string">
            <text:p>NULL</text:p>
          </table:table-cell>
        </table:table-row>
        <table:table-row>
          <table:table-cell office:value-type="float" office:value="5">
            <text:p>5</text:p>
          </table:table-cell>
          <table:table-cell office:value-type="string">
            <text:p>Autres</text:p>
          </table:table-cell>
          <table:table-cell office:value-type="float" office:value="813">
            <text:p>813</text:p>
          </table:table-cell>
          <table:table-cell office:value-type="string">
            <text:p>NULL</text:p>
          </table:table-cell>
        </table:table-row>
        <table:table-row>
          <table:table-cell office:value-type="float" office:value="1">
            <text:p>1</text:p>
          </table:table-cell>
          <table:table-cell office:value-type="string">
            <text:p>etudes</text:p>
          </table:table-cell>
          <table:table-cell office:value-type="float" office:value="611">
            <text:p>611</text:p>
          </table:table-cell>
          <table:table-cell office:value-type="string">
            <text:p>NULL</text:p>
          </table:table-cell>
        </table:table-row>
        <table:table-row>
          <table:table-cell office:value-type="float" office:value="2">
            <text:p>2</text:p>
          </table:table-cell>
          <table:table-cell office:value-type="string">
            <text:p>batiments</text:p>
          </table:table-cell>
          <table:table-cell office:value-type="float" office:value="611">
            <text:p>611</text:p>
          </table:table-cell>
          <table:table-cell office:value-type="string">
            <text:p>NULL</text:p>
          </table:table-cell>
        </table:table-row>
        <table:table-row>
          <table:table-cell office:value-type="float" office:value="3">
            <text:p>3</text:p>
          </table:table-cell>
          <table:table-cell office:value-type="string">
            <text:p>equipements</text:p>
          </table:table-cell>
          <table:table-cell office:value-type="float" office:value="611">
            <text:p>611</text:p>
          </table:table-cell>
          <table:table-cell office:value-type="string">
            <text:p>NULL</text:p>
          </table:table-cell>
        </table:table-row>
        <table:table-row>
          <table:table-cell office:value-type="float" office:value="4">
            <text:p>4</text:p>
          </table:table-cell>
          <table:table-cell office:value-type="string">
            <text:p>operations non publiables</text:p>
          </table:table-cell>
          <table:table-cell office:value-type="float" office:value="611">
            <text:p>611</text:p>
          </table:table-cell>
          <table:table-cell office:value-type="string">
            <text:p>NULL</text:p>
          </table:table-cell>
        </table:table-row>
        <table:table-row>
          <table:table-cell office:value-type="float" office:value="6">
            <text:p>6</text:p>
          </table:table-cell>
          <table:table-cell office:value-type="string">
            <text:p>reequipements</text:p>
          </table:table-cell>
          <table:table-cell office:value-type="float" office:value="611">
            <text:p>61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11">
            <text:p>611</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612">
            <text:p>612</text:p>
          </table:table-cell>
          <table:table-cell office:value-type="string">
            <text:p>NULL</text:p>
          </table:table-cell>
        </table:table-row>
        <table:table-row>
          <table:table-cell office:value-type="float" office:value="1">
            <text:p>1</text:p>
          </table:table-cell>
          <table:table-cell office:value-type="string">
            <text:p>enseignement general</text:p>
          </table:table-cell>
          <table:table-cell office:value-type="float" office:value="622">
            <text:p>622</text:p>
          </table:table-cell>
          <table:table-cell office:value-type="string">
            <text:p>NULL</text:p>
          </table:table-cell>
        </table:table-row>
        <table:table-row>
          <table:table-cell office:value-type="float" office:value="2">
            <text:p>2</text:p>
          </table:table-cell>
          <table:table-cell office:value-type="string">
            <text:p>enseignements specialisé</text:p>
          </table:table-cell>
          <table:table-cell office:value-type="float" office:value="622">
            <text:p>622</text:p>
          </table:table-cell>
          <table:table-cell office:value-type="string">
            <text:p>NULL</text:p>
          </table:table-cell>
        </table:table-row>
        <table:table-row>
          <table:table-cell office:value-type="float" office:value="3">
            <text:p>3</text:p>
          </table:table-cell>
          <table:table-cell office:value-type="string">
            <text:p>technicum</text:p>
          </table:table-cell>
          <table:table-cell office:value-type="float" office:value="622">
            <text:p>622</text:p>
          </table:table-cell>
          <table:table-cell office:value-type="string">
            <text:p>NULL</text:p>
          </table:table-cell>
        </table:table-row>
        <table:table-row>
          <table:table-cell office:value-type="float" office:value="4">
            <text:p>4</text:p>
          </table:table-cell>
          <table:table-cell office:value-type="string">
            <text:p>enseignement original</text:p>
          </table:table-cell>
          <table:table-cell office:value-type="float" office:value="622">
            <text:p>622</text:p>
          </table:table-cell>
          <table:table-cell office:value-type="string">
            <text:p>NULL</text:p>
          </table:table-cell>
        </table:table-row>
        <table:table-row>
          <table:table-cell office:value-type="float" office:value="6">
            <text:p>6</text:p>
          </table:table-cell>
          <table:table-cell office:value-type="string">
            <text:p>amenagement</text:p>
          </table:table-cell>
          <table:table-cell office:value-type="float" office:value="622">
            <text:p>622</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622">
            <text:p>62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22">
            <text:p>622</text:p>
          </table:table-cell>
          <table:table-cell office:value-type="string">
            <text:p>NULL</text:p>
          </table:table-cell>
        </table:table-row>
        <table:table-row>
          <table:table-cell office:value-type="float" office:value="1">
            <text:p>1</text:p>
          </table:table-cell>
          <table:table-cell office:value-type="string">
            <text:p>enseignement pre scolaire</text:p>
          </table:table-cell>
          <table:table-cell office:value-type="float" office:value="623">
            <text:p>623</text:p>
          </table:table-cell>
          <table:table-cell office:value-type="string">
            <text:p>NULL</text:p>
          </table:table-cell>
        </table:table-row>
        <table:table-row>
          <table:table-cell office:value-type="float" office:value="2">
            <text:p>2</text:p>
          </table:table-cell>
          <table:table-cell office:value-type="string">
            <text:p>enseignement fondamental</text:p>
          </table:table-cell>
          <table:table-cell office:value-type="float" office:value="623">
            <text:p>623</text:p>
          </table:table-cell>
          <table:table-cell office:value-type="string">
            <text:p>NULL</text:p>
          </table:table-cell>
        </table:table-row>
        <table:table-row>
          <table:table-cell office:value-type="float" office:value="3">
            <text:p>3</text:p>
          </table:table-cell>
          <table:table-cell office:value-type="string">
            <text:p>internas et cantines</text:p>
          </table:table-cell>
          <table:table-cell office:value-type="float" office:value="623">
            <text:p>623</text:p>
          </table:table-cell>
          <table:table-cell office:value-type="string">
            <text:p>NULL</text:p>
          </table:table-cell>
        </table:table-row>
        <table:table-row>
          <table:table-cell office:value-type="float" office:value="4">
            <text:p>4</text:p>
          </table:table-cell>
          <table:table-cell office:value-type="string">
            <text:p>enseignement primaire</text:p>
          </table:table-cell>
          <table:table-cell office:value-type="float" office:value="623">
            <text:p>623</text:p>
          </table:table-cell>
          <table:table-cell office:value-type="string">
            <text:p>NULL</text:p>
          </table:table-cell>
        </table:table-row>
        <table:table-row>
          <table:table-cell office:value-type="float" office:value="5">
            <text:p>5</text:p>
          </table:table-cell>
          <table:table-cell office:value-type="string">
            <text:p>enseignement moyen et originel</text:p>
          </table:table-cell>
          <table:table-cell office:value-type="float" office:value="623">
            <text:p>623</text:p>
          </table:table-cell>
          <table:table-cell office:value-type="string">
            <text:p>NULL</text:p>
          </table:table-cell>
        </table:table-row>
        <table:table-row>
          <table:table-cell office:value-type="float" office:value="6">
            <text:p>6</text:p>
          </table:table-cell>
          <table:table-cell office:value-type="string">
            <text:p>amenagement</text:p>
          </table:table-cell>
          <table:table-cell office:value-type="float" office:value="623">
            <text:p>623</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623">
            <text:p>62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23">
            <text:p>623</text:p>
          </table:table-cell>
          <table:table-cell office:value-type="string">
            <text:p>NULL</text:p>
          </table:table-cell>
        </table:table-row>
        <table:table-row>
          <table:table-cell office:value-type="float" office:value="1">
            <text:p>1</text:p>
          </table:table-cell>
          <table:table-cell office:value-type="string">
            <text:p>etablissements relevant de la santé publiqur</text:p>
          </table:table-cell>
          <table:table-cell office:value-type="float" office:value="624">
            <text:p>624</text:p>
          </table:table-cell>
          <table:table-cell office:value-type="string">
            <text:p>NULL</text:p>
          </table:table-cell>
        </table:table-row>
        <table:table-row>
          <table:table-cell office:value-type="float" office:value="2">
            <text:p>2</text:p>
          </table:table-cell>
          <table:table-cell office:value-type="string">
            <text:p>etablissements relevant des enseignements primaire et secondaire</text:p>
          </table:table-cell>
          <table:table-cell office:value-type="float" office:value="624">
            <text:p>624</text:p>
          </table:table-cell>
          <table:table-cell office:value-type="string">
            <text:p>NULL</text:p>
          </table:table-cell>
        </table:table-row>
        <table:table-row>
          <table:table-cell office:value-type="float" office:value="3">
            <text:p>3</text:p>
          </table:table-cell>
          <table:table-cell office:value-type="string">
            <text:p>etablissement relevant des affaires sociales</text:p>
          </table:table-cell>
          <table:table-cell office:value-type="float" office:value="624">
            <text:p>62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24">
            <text:p>624</text:p>
          </table:table-cell>
          <table:table-cell office:value-type="string">
            <text:p>NULL</text:p>
          </table:table-cell>
        </table:table-row>
        <table:table-row>
          <table:table-cell office:value-type="float" office:value="1">
            <text:p>1</text:p>
          </table:table-cell>
          <table:table-cell office:value-type="string">
            <text:p>Alphabetisation</text:p>
          </table:table-cell>
          <table:table-cell office:value-type="float" office:value="625">
            <text:p>625</text:p>
          </table:table-cell>
          <table:table-cell office:value-type="string">
            <text:p>NULL</text:p>
          </table:table-cell>
        </table:table-row>
        <table:table-row>
          <table:table-cell office:value-type="float" office:value="2">
            <text:p>2</text:p>
          </table:table-cell>
          <table:table-cell office:value-type="string">
            <text:p>enseignement generalisé</text:p>
          </table:table-cell>
          <table:table-cell office:value-type="float" office:value="625">
            <text:p>625</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25">
            <text:p>625</text:p>
          </table:table-cell>
          <table:table-cell office:value-type="string">
            <text:p>NULL</text:p>
          </table:table-cell>
        </table:table-row>
        <table:table-row>
          <table:table-cell office:value-type="float" office:value="1">
            <text:p>1</text:p>
          </table:table-cell>
          <table:table-cell office:value-type="string">
            <text:p>Etudes sur l'emploi</text:p>
          </table:table-cell>
          <table:table-cell office:value-type="float" office:value="613">
            <text:p>613</text:p>
          </table:table-cell>
          <table:table-cell office:value-type="string">
            <text:p>NULL</text:p>
          </table:table-cell>
        </table:table-row>
        <table:table-row>
          <table:table-cell office:value-type="float" office:value="2">
            <text:p>2</text:p>
          </table:table-cell>
          <table:table-cell office:value-type="string">
            <text:p>etudes sur les relations emploi formation</text:p>
          </table:table-cell>
          <table:table-cell office:value-type="float" office:value="613">
            <text:p>613</text:p>
          </table:table-cell>
          <table:table-cell office:value-type="string">
            <text:p>NULL</text:p>
          </table:table-cell>
        </table:table-row>
        <table:table-row>
          <table:table-cell office:value-type="float" office:value="3">
            <text:p>3</text:p>
          </table:table-cell>
          <table:table-cell office:value-type="string">
            <text:p>etudes emploi productivité</text:p>
          </table:table-cell>
          <table:table-cell office:value-type="float" office:value="613">
            <text:p>613</text:p>
          </table:table-cell>
          <table:table-cell office:value-type="string">
            <text:p>NULL</text:p>
          </table:table-cell>
        </table:table-row>
        <table:table-row>
          <table:table-cell office:value-type="float" office:value="4">
            <text:p>4</text:p>
          </table:table-cell>
          <table:table-cell office:value-type="string">
            <text:p>autres</text:p>
          </table:table-cell>
          <table:table-cell office:value-type="float" office:value="613">
            <text:p>613</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631">
            <text:p>631</text:p>
          </table:table-cell>
          <table:table-cell office:value-type="string">
            <text:p>NULL</text:p>
          </table:table-cell>
        </table:table-row>
        <table:table-row>
          <table:table-cell office:value-type="float" office:value="2">
            <text:p>2</text:p>
          </table:table-cell>
          <table:table-cell office:value-type="string">
            <text:p>creations neuves de sections</text:p>
          </table:table-cell>
          <table:table-cell office:value-type="float" office:value="631">
            <text:p>631</text:p>
          </table:table-cell>
          <table:table-cell office:value-type="string">
            <text:p>NULL</text:p>
          </table:table-cell>
        </table:table-row>
        <table:table-row>
          <table:table-cell office:value-type="float" office:value="3">
            <text:p>3</text:p>
          </table:table-cell>
          <table:table-cell office:value-type="string">
            <text:p>CFP feminin</text:p>
          </table:table-cell>
          <table:table-cell office:value-type="float" office:value="631">
            <text:p>631</text:p>
          </table:table-cell>
          <table:table-cell office:value-type="string">
            <text:p>Décision du 04 08 02</text:p>
          </table:table-cell>
        </table:table-row>
        <table:table-row>
          <table:table-cell office:value-type="float" office:value="6">
            <text:p>6</text:p>
          </table:table-cell>
          <table:table-cell office:value-type="string">
            <text:p>Amenagement, extensions et equipements lies</text:p>
          </table:table-cell>
          <table:table-cell office:value-type="float" office:value="631">
            <text:p>631</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631">
            <text:p>63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31">
            <text:p>631</text:p>
          </table:table-cell>
          <table:table-cell office:value-type="string">
            <text:p>NULL</text:p>
          </table:table-cell>
        </table:table-row>
        <table:table-row>
          <table:table-cell office:value-type="float" office:value="1">
            <text:p>1</text:p>
          </table:table-cell>
          <table:table-cell office:value-type="string">
            <text:p>creation de centre de formation</text:p>
          </table:table-cell>
          <table:table-cell office:value-type="float" office:value="632">
            <text:p>632</text:p>
          </table:table-cell>
          <table:table-cell office:value-type="string">
            <text:p>NULL</text:p>
          </table:table-cell>
        </table:table-row>
        <table:table-row>
          <table:table-cell office:value-type="float" office:value="6">
            <text:p>6</text:p>
          </table:table-cell>
          <table:table-cell office:value-type="string">
            <text:p>extensions amenagements et equipements liés</text:p>
          </table:table-cell>
          <table:table-cell office:value-type="float" office:value="632">
            <text:p>632</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632">
            <text:p>63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32">
            <text:p>632</text:p>
          </table:table-cell>
          <table:table-cell office:value-type="string">
            <text:p>NULL</text:p>
          </table:table-cell>
        </table:table-row>
        <table:table-row>
          <table:table-cell office:value-type="float" office:value="1">
            <text:p>1</text:p>
          </table:table-cell>
          <table:table-cell office:value-type="string">
            <text:p>instituts de technologie moyen</text:p>
          </table:table-cell>
          <table:table-cell office:value-type="float" office:value="633">
            <text:p>633</text:p>
          </table:table-cell>
          <table:table-cell office:value-type="string">
            <text:p>NULL</text:p>
          </table:table-cell>
        </table:table-row>
        <table:table-row>
          <table:table-cell office:value-type="float" office:value="2">
            <text:p>2</text:p>
          </table:table-cell>
          <table:table-cell office:value-type="string">
            <text:p>centre de formation</text:p>
          </table:table-cell>
          <table:table-cell office:value-type="float" office:value="633">
            <text:p>633</text:p>
          </table:table-cell>
          <table:table-cell office:value-type="string">
            <text:p>Décision du 04 08 02</text:p>
          </table:table-cell>
        </table:table-row>
        <table:table-row>
          <table:table-cell office:value-type="float" office:value="8">
            <text:p>8</text:p>
          </table:table-cell>
          <table:table-cell office:value-type="string">
            <text:p>autres</text:p>
          </table:table-cell>
          <table:table-cell office:value-type="float" office:value="633">
            <text:p>633</text:p>
          </table:table-cell>
          <table:table-cell office:value-type="string">
            <text:p>NULL</text:p>
          </table:table-cell>
        </table:table-row>
        <table:table-row>
          <table:table-cell office:value-type="float" office:value="1">
            <text:p>1</text:p>
          </table:table-cell>
          <table:table-cell office:value-type="string">
            <text:p>Formation geniecivil</text:p>
          </table:table-cell>
          <table:table-cell office:value-type="float" office:value="634">
            <text:p>634</text:p>
          </table:table-cell>
          <table:table-cell office:value-type="string">
            <text:p>NULL</text:p>
          </table:table-cell>
        </table:table-row>
        <table:table-row>
          <table:table-cell office:value-type="float" office:value="2">
            <text:p>2</text:p>
          </table:table-cell>
          <table:table-cell office:value-type="string">
            <text:p>Formation hydraulique</text:p>
          </table:table-cell>
          <table:table-cell office:value-type="float" office:value="634">
            <text:p>634</text:p>
          </table:table-cell>
          <table:table-cell office:value-type="string">
            <text:p>NULL</text:p>
          </table:table-cell>
        </table:table-row>
        <table:table-row>
          <table:table-cell office:value-type="float" office:value="3">
            <text:p>3</text:p>
          </table:table-cell>
          <table:table-cell office:value-type="string">
            <text:p>Formation topographique</text:p>
          </table:table-cell>
          <table:table-cell office:value-type="float" office:value="634">
            <text:p>63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34">
            <text:p>634</text:p>
          </table:table-cell>
          <table:table-cell office:value-type="string">
            <text:p>NULL</text:p>
          </table:table-cell>
        </table:table-row>
        <table:table-row>
          <table:table-cell office:value-type="float" office:value="1">
            <text:p>1</text:p>
          </table:table-cell>
          <table:table-cell office:value-type="string">
            <text:p>instituts de technologie </text:p>
          </table:table-cell>
          <table:table-cell office:value-type="float" office:value="641">
            <text:p>641</text:p>
          </table:table-cell>
          <table:table-cell office:value-type="string">
            <text:p>NULL</text:p>
          </table:table-cell>
        </table:table-row>
        <table:table-row>
          <table:table-cell office:value-type="float" office:value="2">
            <text:p>2</text:p>
          </table:table-cell>
          <table:table-cell office:value-type="string">
            <text:p>Autres etablissements</text:p>
          </table:table-cell>
          <table:table-cell office:value-type="float" office:value="641">
            <text:p>641</text:p>
          </table:table-cell>
          <table:table-cell office:value-type="string">
            <text:p>NULL</text:p>
          </table:table-cell>
        </table:table-row>
        <table:table-row>
          <table:table-cell office:value-type="float" office:value="6">
            <text:p>6</text:p>
          </table:table-cell>
          <table:table-cell office:value-type="string">
            <text:p>Amenagements</text:p>
          </table:table-cell>
          <table:table-cell office:value-type="float" office:value="641">
            <text:p>64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41">
            <text:p>641</text:p>
          </table:table-cell>
          <table:table-cell office:value-type="string">
            <text:p>NULL</text:p>
          </table:table-cell>
        </table:table-row>
        <table:table-row>
          <table:table-cell office:value-type="float" office:value="1">
            <text:p>1</text:p>
          </table:table-cell>
          <table:table-cell office:value-type="string">
            <text:p>animation culturelle</text:p>
          </table:table-cell>
          <table:table-cell office:value-type="float" office:value="642">
            <text:p>642</text:p>
          </table:table-cell>
          <table:table-cell office:value-type="string">
            <text:p>NULL</text:p>
          </table:table-cell>
        </table:table-row>
        <table:table-row>
          <table:table-cell office:value-type="float" office:value="2">
            <text:p>2</text:p>
          </table:table-cell>
          <table:table-cell office:value-type="string">
            <text:p>animation de la jeunesse</text:p>
          </table:table-cell>
          <table:table-cell office:value-type="float" office:value="642">
            <text:p>642</text:p>
          </table:table-cell>
          <table:table-cell office:value-type="string">
            <text:p>Décision du 04 08 02</text:p>
          </table:table-cell>
        </table:table-row>
        <table:table-row>
          <table:table-cell office:value-type="float" office:value="3">
            <text:p>3</text:p>
          </table:table-cell>
          <table:table-cell office:value-type="string">
            <text:p>animation sportive</text:p>
          </table:table-cell>
          <table:table-cell office:value-type="float" office:value="642">
            <text:p>64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42">
            <text:p>642</text:p>
          </table:table-cell>
          <table:table-cell office:value-type="string">
            <text:p>NULL</text:p>
          </table:table-cell>
        </table:table-row>
        <table:table-row>
          <table:table-cell office:value-type="float" office:value="1">
            <text:p>1</text:p>
          </table:table-cell>
          <table:table-cell office:value-type="string">
            <text:p>Instituts de technologie</text:p>
          </table:table-cell>
          <table:table-cell office:value-type="float" office:value="643">
            <text:p>643</text:p>
          </table:table-cell>
          <table:table-cell office:value-type="string">
            <text:p>NULL</text:p>
          </table:table-cell>
        </table:table-row>
        <table:table-row>
          <table:table-cell office:value-type="float" office:value="2">
            <text:p>2</text:p>
          </table:table-cell>
          <table:table-cell office:value-type="string">
            <text:p>Ecole paramedicale</text:p>
          </table:table-cell>
          <table:table-cell office:value-type="float" office:value="643">
            <text:p>643</text:p>
          </table:table-cell>
          <table:table-cell office:value-type="string">
            <text:p>NULL</text:p>
          </table:table-cell>
        </table:table-row>
        <table:table-row>
          <table:table-cell office:value-type="float" office:value="3">
            <text:p>3</text:p>
          </table:table-cell>
          <table:table-cell office:value-type="string">
            <text:p>Autres etablissements</text:p>
          </table:table-cell>
          <table:table-cell office:value-type="float" office:value="643">
            <text:p>64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43">
            <text:p>643</text:p>
          </table:table-cell>
          <table:table-cell office:value-type="string">
            <text:p>NULL</text:p>
          </table:table-cell>
        </table:table-row>
        <table:table-row>
          <table:table-cell office:value-type="float" office:value="1">
            <text:p>1</text:p>
          </table:table-cell>
          <table:table-cell office:value-type="string">
            <text:p>Formation publique</text:p>
          </table:table-cell>
          <table:table-cell office:value-type="float" office:value="651">
            <text:p>651</text:p>
          </table:table-cell>
          <table:table-cell office:value-type="string">
            <text:p>NULL</text:p>
          </table:table-cell>
        </table:table-row>
        <table:table-row>
          <table:table-cell office:value-type="float" office:value="2">
            <text:p>2</text:p>
          </table:table-cell>
          <table:table-cell office:value-type="string">
            <text:p>Protection civile</text:p>
          </table:table-cell>
          <table:table-cell office:value-type="float" office:value="651">
            <text:p>651</text:p>
          </table:table-cell>
          <table:table-cell office:value-type="string">
            <text:p>NULL</text:p>
          </table:table-cell>
        </table:table-row>
        <table:table-row>
          <table:table-cell office:value-type="float" office:value="3">
            <text:p>3</text:p>
          </table:table-cell>
          <table:table-cell office:value-type="string">
            <text:p>Surete nationales</text:p>
          </table:table-cell>
          <table:table-cell office:value-type="float" office:value="651">
            <text:p>651</text:p>
          </table:table-cell>
          <table:table-cell office:value-type="string">
            <text:p>Décision du 04 08 02</text:p>
          </table:table-cell>
        </table:table-row>
        <table:table-row>
          <table:table-cell office:value-type="float" office:value="4">
            <text:p>4</text:p>
          </table:table-cell>
          <table:table-cell office:value-type="string">
            <text:p>transmissions nationales</text:p>
          </table:table-cell>
          <table:table-cell office:value-type="float" office:value="651">
            <text:p>65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51">
            <text:p>651</text:p>
          </table:table-cell>
          <table:table-cell office:value-type="string">
            <text:p>NULL</text:p>
          </table:table-cell>
        </table:table-row>
        <table:table-row>
          <table:table-cell office:value-type="float" office:value="1">
            <text:p>1</text:p>
          </table:table-cell>
          <table:table-cell office:value-type="string">
            <text:p>Finances</text:p>
          </table:table-cell>
          <table:table-cell office:value-type="float" office:value="652">
            <text:p>652</text:p>
          </table:table-cell>
          <table:table-cell office:value-type="string">
            <text:p>NULL</text:p>
          </table:table-cell>
        </table:table-row>
        <table:table-row>
          <table:table-cell office:value-type="float" office:value="2">
            <text:p>2</text:p>
          </table:table-cell>
          <table:table-cell office:value-type="string">
            <text:p>commerce</text:p>
          </table:table-cell>
          <table:table-cell office:value-type="float" office:value="652">
            <text:p>652</text:p>
          </table:table-cell>
          <table:table-cell office:value-type="string">
            <text:p>NULL</text:p>
          </table:table-cell>
        </table:table-row>
        <table:table-row>
          <table:table-cell office:value-type="float" office:value="3">
            <text:p>3</text:p>
          </table:table-cell>
          <table:table-cell office:value-type="string">
            <text:p>Planification et statistiques</text:p>
          </table:table-cell>
          <table:table-cell office:value-type="float" office:value="652">
            <text:p>652</text:p>
          </table:table-cell>
          <table:table-cell office:value-type="string">
            <text:p>Décision du 04 08 02</text:p>
          </table:table-cell>
        </table:table-row>
        <table:table-row>
          <table:table-cell office:value-type="float" office:value="4">
            <text:p>4</text:p>
          </table:table-cell>
          <table:table-cell office:value-type="string">
            <text:p>Informatique</text:p>
          </table:table-cell>
          <table:table-cell office:value-type="float" office:value="652">
            <text:p>65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52">
            <text:p>652</text:p>
          </table:table-cell>
          <table:table-cell office:value-type="string">
            <text:p>NULL</text:p>
          </table:table-cell>
        </table:table-row>
        <table:table-row>
          <table:table-cell office:value-type="float" office:value="1">
            <text:p>1</text:p>
          </table:table-cell>
          <table:table-cell office:value-type="string">
            <text:p>Creation neuves</text:p>
          </table:table-cell>
          <table:table-cell office:value-type="float" office:value="653">
            <text:p>653</text:p>
          </table:table-cell>
          <table:table-cell office:value-type="string">
            <text:p>NULL</text:p>
          </table:table-cell>
        </table:table-row>
        <table:table-row>
          <table:table-cell office:value-type="float" office:value="2">
            <text:p>2</text:p>
          </table:table-cell>
          <table:table-cell office:value-type="string">
            <text:p>Amenagement, extension et equipement lié</text:p>
          </table:table-cell>
          <table:table-cell office:value-type="float" office:value="653">
            <text:p>653</text:p>
          </table:table-cell>
          <table:table-cell office:value-type="string">
            <text:p>Décision du 04 08 02</text:p>
          </table:table-cell>
        </table:table-row>
        <table:table-row>
          <table:table-cell office:value-type="float" office:value="8">
            <text:p>8</text:p>
          </table:table-cell>
          <table:table-cell office:value-type="string">
            <text:p>autres</text:p>
          </table:table-cell>
          <table:table-cell office:value-type="float" office:value="653">
            <text:p>653</text:p>
          </table:table-cell>
          <table:table-cell office:value-type="string">
            <text:p>NULL</text:p>
          </table:table-cell>
        </table:table-row>
        <table:table-row>
          <table:table-cell office:value-type="float" office:value="1">
            <text:p>1</text:p>
          </table:table-cell>
          <table:table-cell office:value-type="string">
            <text:p>Etude de projets</text:p>
          </table:table-cell>
          <table:table-cell office:value-type="float" office:value="621">
            <text:p>621</text:p>
          </table:table-cell>
          <table:table-cell office:value-type="string">
            <text:p>NULL</text:p>
          </table:table-cell>
        </table:table-row>
        <table:table-row>
          <table:table-cell office:value-type="float" office:value="2">
            <text:p>2</text:p>
          </table:table-cell>
          <table:table-cell office:value-type="string">
            <text:p>Universites</text:p>
          </table:table-cell>
          <table:table-cell office:value-type="float" office:value="621">
            <text:p>621</text:p>
          </table:table-cell>
          <table:table-cell office:value-type="string">
            <text:p>NULL</text:p>
          </table:table-cell>
        </table:table-row>
        <table:table-row>
          <table:table-cell office:value-type="float" office:value="3">
            <text:p>3</text:p>
          </table:table-cell>
          <table:table-cell office:value-type="string">
            <text:p>Ecole, instituts et colleges</text:p>
          </table:table-cell>
          <table:table-cell office:value-type="float" office:value="621">
            <text:p>621</text:p>
          </table:table-cell>
          <table:table-cell office:value-type="string">
            <text:p>NULL</text:p>
          </table:table-cell>
        </table:table-row>
        <table:table-row>
          <table:table-cell office:value-type="float" office:value="4">
            <text:p>4</text:p>
          </table:table-cell>
          <table:table-cell office:value-type="string">
            <text:p>CHU</text:p>
          </table:table-cell>
          <table:table-cell office:value-type="float" office:value="621">
            <text:p>621</text:p>
          </table:table-cell>
          <table:table-cell office:value-type="string">
            <text:p>Décision du 04 08 02</text:p>
          </table:table-cell>
        </table:table-row>
        <table:table-row>
          <table:table-cell office:value-type="float" office:value="5">
            <text:p>5</text:p>
          </table:table-cell>
          <table:table-cell office:value-type="string">
            <text:p>Cites universitaires et autres</text:p>
          </table:table-cell>
          <table:table-cell office:value-type="float" office:value="621">
            <text:p>621</text:p>
          </table:table-cell>
          <table:table-cell office:value-type="string">
            <text:p>NULL</text:p>
          </table:table-cell>
        </table:table-row>
        <table:table-row>
          <table:table-cell office:value-type="float" office:value="6">
            <text:p>6</text:p>
          </table:table-cell>
          <table:table-cell office:value-type="string">
            <text:p>Amenagements</text:p>
          </table:table-cell>
          <table:table-cell office:value-type="float" office:value="621">
            <text:p>621</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621">
            <text:p>6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21">
            <text:p>621</text:p>
          </table:table-cell>
          <table:table-cell office:value-type="string">
            <text:p>NULL</text:p>
          </table:table-cell>
        </table:table-row>
        <table:table-row>
          <table:table-cell office:value-type="float" office:value="1">
            <text:p>1</text:p>
          </table:table-cell>
          <table:table-cell office:value-type="string">
            <text:p>Etudes de projects</text:p>
          </table:table-cell>
          <table:table-cell office:value-type="float" office:value="751">
            <text:p>751</text:p>
          </table:table-cell>
          <table:table-cell office:value-type="string">
            <text:p>NULL</text:p>
          </table:table-cell>
        </table:table-row>
        <table:table-row>
          <table:table-cell office:value-type="float" office:value="2">
            <text:p>2</text:p>
          </table:table-cell>
          <table:table-cell office:value-type="string">
            <text:p>Radio, diffusion et television</text:p>
          </table:table-cell>
          <table:table-cell office:value-type="float" office:value="751">
            <text:p>751</text:p>
          </table:table-cell>
          <table:table-cell office:value-type="string">
            <text:p>Décision MF/ 083 SG du 25 </text:p>
          </table:table-cell>
        </table:table-row>
        <table:table-row>
          <table:table-cell office:value-type="float" office:value="3">
            <text:p>3</text:p>
          </table:table-cell>
          <table:table-cell office:value-type="string">
            <text:p>Centre d'information</text:p>
          </table:table-cell>
          <table:table-cell office:value-type="float" office:value="751">
            <text:p>751</text:p>
          </table:table-cell>
          <table:table-cell office:value-type="string">
            <text:p>44502</text:p>
          </table:table-cell>
        </table:table-row>
        <table:table-row>
          <table:table-cell office:value-type="float" office:value="8">
            <text:p>8</text:p>
          </table:table-cell>
          <table:table-cell office:value-type="string">
            <text:p>Autres</text:p>
          </table:table-cell>
          <table:table-cell office:value-type="float" office:value="751">
            <text:p>751</text:p>
          </table:table-cell>
          <table:table-cell office:value-type="string">
            <text:p>NULL</text:p>
          </table:table-cell>
        </table:table-row>
        <table:table-row>
          <table:table-cell office:value-type="float" office:value="1">
            <text:p>1</text:p>
          </table:table-cell>
          <table:table-cell office:value-type="string">
            <text:p>Etudes de projects</text:p>
          </table:table-cell>
          <table:table-cell office:value-type="float" office:value="753">
            <text:p>753</text:p>
          </table:table-cell>
          <table:table-cell office:value-type="string">
            <text:p>NULL</text:p>
          </table:table-cell>
        </table:table-row>
        <table:table-row>
          <table:table-cell office:value-type="float" office:value="2">
            <text:p>2</text:p>
          </table:table-cell>
          <table:table-cell office:value-type="string">
            <text:p>Centres de documentations ou/et</text:p>
          </table:table-cell>
          <table:table-cell office:value-type="float" office:value="753">
            <text:p>753</text:p>
          </table:table-cell>
          <table:table-cell office:value-type="string">
            <text:p>NULL</text:p>
          </table:table-cell>
        </table:table-row>
        <table:table-row>
          <table:table-cell office:value-type="float" office:value="3">
            <text:p>3</text:p>
          </table:table-cell>
          <table:table-cell office:value-type="string">
            <text:p>Amenagements, extensions et equipements liés</text:p>
          </table:table-cell>
          <table:table-cell office:value-type="float" office:value="753">
            <text:p>753</text:p>
          </table:table-cell>
          <table:table-cell office:value-type="string">
            <text:p>NULL</text:p>
          </table:table-cell>
        </table:table-row>
        <table:table-row>
          <table:table-cell office:value-type="float" office:value="4">
            <text:p>4</text:p>
          </table:table-cell>
          <table:table-cell office:value-type="string">
            <text:p>Reequipement</text:p>
          </table:table-cell>
          <table:table-cell office:value-type="float" office:value="753">
            <text:p>75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53">
            <text:p>753</text:p>
          </table:table-cell>
          <table:table-cell office:value-type="string">
            <text:p>NULL</text:p>
          </table:table-cell>
        </table:table-row>
        <table:table-row>
          <table:table-cell office:value-type="float" office:value="1">
            <text:p>1</text:p>
          </table:table-cell>
          <table:table-cell office:value-type="string">
            <text:p>Edifices</text:p>
          </table:table-cell>
          <table:table-cell office:value-type="float" office:value="762">
            <text:p>762</text:p>
          </table:table-cell>
          <table:table-cell office:value-type="string">
            <text:p>NULL</text:p>
          </table:table-cell>
        </table:table-row>
        <table:table-row>
          <table:table-cell office:value-type="float" office:value="2">
            <text:p>2</text:p>
          </table:table-cell>
          <table:table-cell office:value-type="string">
            <text:p>Etudes de projets</text:p>
          </table:table-cell>
          <table:table-cell office:value-type="float" office:value="762">
            <text:p>762</text:p>
          </table:table-cell>
          <table:table-cell office:value-type="string">
            <text:p>NULL</text:p>
          </table:table-cell>
        </table:table-row>
        <table:table-row>
          <table:table-cell office:value-type="float" office:value="3">
            <text:p>3</text:p>
          </table:table-cell>
          <table:table-cell office:value-type="string">
            <text:p>Amenagement, extension et </text:p>
          </table:table-cell>
          <table:table-cell office:value-type="float" office:value="762">
            <text:p>762</text:p>
          </table:table-cell>
          <table:table-cell office:value-type="string">
            <text:p>NULL</text:p>
          </table:table-cell>
        </table:table-row>
        <table:table-row>
          <table:table-cell office:value-type="float" office:value="4">
            <text:p>4</text:p>
          </table:table-cell>
          <table:table-cell office:value-type="string">
            <text:p>Reequipement</text:p>
          </table:table-cell>
          <table:table-cell office:value-type="float" office:value="762">
            <text:p>76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62">
            <text:p>762</text:p>
          </table:table-cell>
          <table:table-cell office:value-type="string">
            <text:p>NULL</text:p>
          </table:table-cell>
        </table:table-row>
        <table:table-row>
          <table:table-cell office:value-type="float" office:value="1">
            <text:p>1</text:p>
          </table:table-cell>
          <table:table-cell office:value-type="string">
            <text:p>Etudes generales de santé</text:p>
          </table:table-cell>
          <table:table-cell office:value-type="float" office:value="712">
            <text:p>712</text:p>
          </table:table-cell>
          <table:table-cell office:value-type="string">
            <text:p>NULL</text:p>
          </table:table-cell>
        </table:table-row>
        <table:table-row>
          <table:table-cell office:value-type="float" office:value="2">
            <text:p>2</text:p>
          </table:table-cell>
          <table:table-cell office:value-type="string">
            <text:p>Etudes de maturation</text:p>
          </table:table-cell>
          <table:table-cell office:value-type="float" office:value="712">
            <text:p>712</text:p>
          </table:table-cell>
          <table:table-cell office:value-type="string">
            <text:p>NULL</text:p>
          </table:table-cell>
        </table:table-row>
        <table:table-row>
          <table:table-cell office:value-type="float" office:value="1">
            <text:p>1</text:p>
          </table:table-cell>
          <table:table-cell office:value-type="string">
            <text:p>Creations neuves</text:p>
          </table:table-cell>
          <table:table-cell office:value-type="float" office:value="731">
            <text:p>731</text:p>
          </table:table-cell>
          <table:table-cell office:value-type="string">
            <text:p>NULL</text:p>
          </table:table-cell>
        </table:table-row>
        <table:table-row>
          <table:table-cell office:value-type="float" office:value="2">
            <text:p>2</text:p>
          </table:table-cell>
          <table:table-cell office:value-type="string">
            <text:p>Grosses reparations</text:p>
          </table:table-cell>
          <table:table-cell office:value-type="float" office:value="731">
            <text:p>731</text:p>
          </table:table-cell>
          <table:table-cell office:value-type="string">
            <text:p>NULL</text:p>
          </table:table-cell>
        </table:table-row>
        <table:table-row>
          <table:table-cell office:value-type="float" office:value="3">
            <text:p>3</text:p>
          </table:table-cell>
          <table:table-cell office:value-type="string">
            <text:p>Equipements</text:p>
          </table:table-cell>
          <table:table-cell office:value-type="float" office:value="731">
            <text:p>731</text:p>
          </table:table-cell>
          <table:table-cell office:value-type="string">
            <text:p>NULL</text:p>
          </table:table-cell>
        </table:table-row>
        <table:table-row>
          <table:table-cell office:value-type="float" office:value="6">
            <text:p>6</text:p>
          </table:table-cell>
          <table:table-cell office:value-type="string">
            <text:p>Amenagements extensions</text:p>
          </table:table-cell>
          <table:table-cell office:value-type="float" office:value="731">
            <text:p>731</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731">
            <text:p>73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31">
            <text:p>731</text:p>
          </table:table-cell>
          <table:table-cell office:value-type="string">
            <text:p>NULL</text:p>
          </table:table-cell>
        </table:table-row>
        <table:table-row>
          <table:table-cell office:value-type="float" office:value="9">
            <text:p>9</text:p>
          </table:table-cell>
          <table:table-cell office:value-type="string">
            <text:p>Etudes</text:p>
          </table:table-cell>
          <table:table-cell office:value-type="float" office:value="731">
            <text:p>731</text:p>
          </table:table-cell>
          <table:table-cell office:value-type="string">
            <text:p>NULL</text:p>
          </table:table-cell>
        </table:table-row>
        <table:table-row>
          <table:table-cell office:value-type="float" office:value="1">
            <text:p>1</text:p>
          </table:table-cell>
          <table:table-cell office:value-type="string">
            <text:p>Creations neuves</text:p>
          </table:table-cell>
          <table:table-cell office:value-type="float" office:value="732">
            <text:p>732</text:p>
          </table:table-cell>
          <table:table-cell office:value-type="string">
            <text:p>NULL</text:p>
          </table:table-cell>
        </table:table-row>
        <table:table-row>
          <table:table-cell office:value-type="float" office:value="2">
            <text:p>2</text:p>
          </table:table-cell>
          <table:table-cell office:value-type="string">
            <text:p>Grosses reparations</text:p>
          </table:table-cell>
          <table:table-cell office:value-type="float" office:value="732">
            <text:p>732</text:p>
          </table:table-cell>
          <table:table-cell office:value-type="string">
            <text:p>NULL</text:p>
          </table:table-cell>
        </table:table-row>
        <table:table-row>
          <table:table-cell office:value-type="float" office:value="3">
            <text:p>3</text:p>
          </table:table-cell>
          <table:table-cell office:value-type="string">
            <text:p>Equipements</text:p>
          </table:table-cell>
          <table:table-cell office:value-type="float" office:value="732">
            <text:p>732</text:p>
          </table:table-cell>
          <table:table-cell office:value-type="string">
            <text:p>NULL</text:p>
          </table:table-cell>
        </table:table-row>
        <table:table-row>
          <table:table-cell office:value-type="float" office:value="6">
            <text:p>6</text:p>
          </table:table-cell>
          <table:table-cell office:value-type="string">
            <text:p>Amenagements extensions</text:p>
          </table:table-cell>
          <table:table-cell office:value-type="float" office:value="732">
            <text:p>732</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732">
            <text:p>73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32">
            <text:p>732</text:p>
          </table:table-cell>
          <table:table-cell office:value-type="string">
            <text:p>NULL</text:p>
          </table:table-cell>
        </table:table-row>
        <table:table-row>
          <table:table-cell office:value-type="float" office:value="9">
            <text:p>9</text:p>
          </table:table-cell>
          <table:table-cell office:value-type="string">
            <text:p>Etudes</text:p>
          </table:table-cell>
          <table:table-cell office:value-type="float" office:value="732">
            <text:p>732</text:p>
          </table:table-cell>
          <table:table-cell office:value-type="string">
            <text:p>NULL</text:p>
          </table:table-cell>
        </table:table-row>
        <table:table-row>
          <table:table-cell office:value-type="float" office:value="1">
            <text:p>1</text:p>
          </table:table-cell>
          <table:table-cell office:value-type="string">
            <text:p>Maternites</text:p>
          </table:table-cell>
          <table:table-cell office:value-type="float" office:value="733">
            <text:p>733</text:p>
          </table:table-cell>
          <table:table-cell office:value-type="string">
            <text:p>NULL</text:p>
          </table:table-cell>
        </table:table-row>
        <table:table-row>
          <table:table-cell office:value-type="float" office:value="2">
            <text:p>2</text:p>
          </table:table-cell>
          <table:table-cell office:value-type="string">
            <text:p>Centres de consultations</text:p>
          </table:table-cell>
          <table:table-cell office:value-type="float" office:value="733">
            <text:p>733</text:p>
          </table:table-cell>
          <table:table-cell office:value-type="string">
            <text:p>NULL</text:p>
          </table:table-cell>
        </table:table-row>
        <table:table-row>
          <table:table-cell office:value-type="float" office:value="3">
            <text:p>3</text:p>
          </table:table-cell>
          <table:table-cell office:value-type="string">
            <text:p>Moyens mobiles</text:p>
          </table:table-cell>
          <table:table-cell office:value-type="float" office:value="733">
            <text:p>733</text:p>
          </table:table-cell>
          <table:table-cell office:value-type="string">
            <text:p>NULL</text:p>
          </table:table-cell>
        </table:table-row>
        <table:table-row>
          <table:table-cell office:value-type="float" office:value="4">
            <text:p>4</text:p>
          </table:table-cell>
          <table:table-cell office:value-type="string">
            <text:p>Equipements</text:p>
          </table:table-cell>
          <table:table-cell office:value-type="float" office:value="733">
            <text:p>733</text:p>
          </table:table-cell>
          <table:table-cell office:value-type="string">
            <text:p>NULL</text:p>
          </table:table-cell>
        </table:table-row>
        <table:table-row>
          <table:table-cell office:value-type="float" office:value="5">
            <text:p>5</text:p>
          </table:table-cell>
          <table:table-cell office:value-type="string">
            <text:p>Polycliniques</text:p>
          </table:table-cell>
          <table:table-cell office:value-type="float" office:value="733">
            <text:p>733</text:p>
          </table:table-cell>
          <table:table-cell office:value-type="string">
            <text:p>NULL</text:p>
          </table:table-cell>
        </table:table-row>
        <table:table-row>
          <table:table-cell office:value-type="float" office:value="6">
            <text:p>6</text:p>
          </table:table-cell>
          <table:table-cell office:value-type="string">
            <text:p>Amenagements </text:p>
          </table:table-cell>
          <table:table-cell office:value-type="float" office:value="733">
            <text:p>733</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733">
            <text:p>73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33">
            <text:p>733</text:p>
          </table:table-cell>
          <table:table-cell office:value-type="string">
            <text:p>NULL</text:p>
          </table:table-cell>
        </table:table-row>
        <table:table-row>
          <table:table-cell office:value-type="float" office:value="9">
            <text:p>9</text:p>
          </table:table-cell>
          <table:table-cell office:value-type="string">
            <text:p>Etudes</text:p>
          </table:table-cell>
          <table:table-cell office:value-type="float" office:value="733">
            <text:p>733</text:p>
          </table:table-cell>
          <table:table-cell office:value-type="string">
            <text:p>NULL</text:p>
          </table:table-cell>
        </table:table-row>
        <table:table-row>
          <table:table-cell office:value-type="float" office:value="1">
            <text:p>1</text:p>
          </table:table-cell>
          <table:table-cell office:value-type="string">
            <text:p>Maisons de jeunes</text:p>
          </table:table-cell>
          <table:table-cell office:value-type="float" office:value="741">
            <text:p>741</text:p>
          </table:table-cell>
          <table:table-cell office:value-type="string">
            <text:p>NULL</text:p>
          </table:table-cell>
        </table:table-row>
        <table:table-row>
          <table:table-cell office:value-type="float" office:value="2">
            <text:p>2</text:p>
          </table:table-cell>
          <table:table-cell office:value-type="string">
            <text:p>Camps de jeunes</text:p>
          </table:table-cell>
          <table:table-cell office:value-type="float" office:value="741">
            <text:p>741</text:p>
          </table:table-cell>
          <table:table-cell office:value-type="string">
            <text:p>NULL</text:p>
          </table:table-cell>
        </table:table-row>
        <table:table-row>
          <table:table-cell office:value-type="float" office:value="8">
            <text:p>8</text:p>
          </table:table-cell>
          <table:table-cell office:value-type="string">
            <text:p>Autre</text:p>
          </table:table-cell>
          <table:table-cell office:value-type="float" office:value="741">
            <text:p>741</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742">
            <text:p>742</text:p>
          </table:table-cell>
          <table:table-cell office:value-type="string">
            <text:p>NULL</text:p>
          </table:table-cell>
        </table:table-row>
        <table:table-row>
          <table:table-cell office:value-type="float" office:value="2">
            <text:p>2</text:p>
          </table:table-cell>
          <table:table-cell office:value-type="string">
            <text:p>Complexes et stades minicipaux</text:p>
          </table:table-cell>
          <table:table-cell office:value-type="float" office:value="742">
            <text:p>742</text:p>
          </table:table-cell>
          <table:table-cell office:value-type="string">
            <text:p>NULL</text:p>
          </table:table-cell>
        </table:table-row>
        <table:table-row>
          <table:table-cell office:value-type="float" office:value="3">
            <text:p>3</text:p>
          </table:table-cell>
          <table:table-cell office:value-type="string">
            <text:p>Parcs omnisports</text:p>
          </table:table-cell>
          <table:table-cell office:value-type="float" office:value="742">
            <text:p>742</text:p>
          </table:table-cell>
          <table:table-cell office:value-type="string">
            <text:p>NULL</text:p>
          </table:table-cell>
        </table:table-row>
        <table:table-row>
          <table:table-cell office:value-type="float" office:value="4">
            <text:p>4</text:p>
          </table:table-cell>
          <table:table-cell office:value-type="string">
            <text:p>Installation scolaires et universitaires</text:p>
          </table:table-cell>
          <table:table-cell office:value-type="float" office:value="742">
            <text:p>742</text:p>
          </table:table-cell>
          <table:table-cell office:value-type="string">
            <text:p>NULL</text:p>
          </table:table-cell>
        </table:table-row>
        <table:table-row>
          <table:table-cell office:value-type="float" office:value="6">
            <text:p>6</text:p>
          </table:table-cell>
          <table:table-cell office:value-type="string">
            <text:p>Amenagements</text:p>
          </table:table-cell>
          <table:table-cell office:value-type="float" office:value="742">
            <text:p>742</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742">
            <text:p>74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42">
            <text:p>742</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744">
            <text:p>744</text:p>
          </table:table-cell>
          <table:table-cell office:value-type="string">
            <text:p>NULL</text:p>
          </table:table-cell>
        </table:table-row>
        <table:table-row>
          <table:table-cell office:value-type="float" office:value="2">
            <text:p>2</text:p>
          </table:table-cell>
          <table:table-cell office:value-type="string">
            <text:p>Forets recreatives</text:p>
          </table:table-cell>
          <table:table-cell office:value-type="float" office:value="744">
            <text:p>744</text:p>
          </table:table-cell>
          <table:table-cell office:value-type="string">
            <text:p>NULL</text:p>
          </table:table-cell>
        </table:table-row>
        <table:table-row>
          <table:table-cell office:value-type="float" office:value="3">
            <text:p>3</text:p>
          </table:table-cell>
          <table:table-cell office:value-type="string">
            <text:p>Parcsd'attractions et de loisirs</text:p>
          </table:table-cell>
          <table:table-cell office:value-type="float" office:value="744">
            <text:p>744</text:p>
          </table:table-cell>
          <table:table-cell office:value-type="string">
            <text:p>NULL</text:p>
          </table:table-cell>
        </table:table-row>
        <table:table-row>
          <table:table-cell office:value-type="float" office:value="4">
            <text:p>4</text:p>
          </table:table-cell>
          <table:table-cell office:value-type="string">
            <text:p>Amenagements, extensions et equipements lies</text:p>
          </table:table-cell>
          <table:table-cell office:value-type="float" office:value="744">
            <text:p>744</text:p>
          </table:table-cell>
          <table:table-cell office:value-type="string">
            <text:p>NULL</text:p>
          </table:table-cell>
        </table:table-row>
        <table:table-row>
          <table:table-cell office:value-type="float" office:value="6">
            <text:p>6</text:p>
          </table:table-cell>
          <table:table-cell office:value-type="string">
            <text:p>Reequipement ou renouvelement</text:p>
          </table:table-cell>
          <table:table-cell office:value-type="float" office:value="744">
            <text:p>74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44">
            <text:p>744</text:p>
          </table:table-cell>
          <table:table-cell office:value-type="string">
            <text:p>NULL</text:p>
          </table:table-cell>
        </table:table-row>
        <table:table-row>
          <table:table-cell office:value-type="float" office:value="1">
            <text:p>1</text:p>
          </table:table-cell>
          <table:table-cell office:value-type="string">
            <text:p>Etude de projets</text:p>
          </table:table-cell>
          <table:table-cell office:value-type="float" office:value="752">
            <text:p>752</text:p>
          </table:table-cell>
          <table:table-cell office:value-type="string">
            <text:p>NULL</text:p>
          </table:table-cell>
        </table:table-row>
        <table:table-row>
          <table:table-cell office:value-type="float" office:value="2">
            <text:p>2</text:p>
          </table:table-cell>
          <table:table-cell office:value-type="string">
            <text:p>Maisons de la culture</text:p>
          </table:table-cell>
          <table:table-cell office:value-type="float" office:value="752">
            <text:p>752</text:p>
          </table:table-cell>
          <table:table-cell office:value-type="string">
            <text:p>NULL</text:p>
          </table:table-cell>
        </table:table-row>
        <table:table-row>
          <table:table-cell office:value-type="float" office:value="3">
            <text:p>3</text:p>
          </table:table-cell>
          <table:table-cell office:value-type="string">
            <text:p>Bibliotheque</text:p>
          </table:table-cell>
          <table:table-cell office:value-type="float" office:value="752">
            <text:p>752</text:p>
          </table:table-cell>
          <table:table-cell office:value-type="string">
            <text:p>NULL</text:p>
          </table:table-cell>
        </table:table-row>
        <table:table-row>
          <table:table-cell office:value-type="float" office:value="5">
            <text:p>5</text:p>
          </table:table-cell>
          <table:table-cell office:value-type="string">
            <text:p>Musees et monuments historiques</text:p>
          </table:table-cell>
          <table:table-cell office:value-type="float" office:value="752">
            <text:p>752</text:p>
          </table:table-cell>
          <table:table-cell office:value-type="string">
            <text:p>NULL</text:p>
          </table:table-cell>
        </table:table-row>
        <table:table-row>
          <table:table-cell office:value-type="float" office:value="6">
            <text:p>6</text:p>
          </table:table-cell>
          <table:table-cell office:value-type="string">
            <text:p>Amenagements</text:p>
          </table:table-cell>
          <table:table-cell office:value-type="float" office:value="752">
            <text:p>752</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752">
            <text:p>75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52">
            <text:p>752</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714">
            <text:p>714</text:p>
          </table:table-cell>
          <table:table-cell office:value-type="string">
            <text:p>NULL</text:p>
          </table:table-cell>
        </table:table-row>
        <table:table-row>
          <table:table-cell office:value-type="float" office:value="2">
            <text:p>2</text:p>
          </table:table-cell>
          <table:table-cell office:value-type="string">
            <text:p>Etudes technicoeconomiques</text:p>
          </table:table-cell>
          <table:table-cell office:value-type="float" office:value="714">
            <text:p>714</text:p>
          </table:table-cell>
          <table:table-cell office:value-type="string">
            <text:p>NULL</text:p>
          </table:table-cell>
        </table:table-row>
        <table:table-row>
          <table:table-cell office:value-type="float" office:value="3">
            <text:p>3</text:p>
          </table:table-cell>
          <table:table-cell office:value-type="string">
            <text:p>Etudes de typification</text:p>
          </table:table-cell>
          <table:table-cell office:value-type="float" office:value="714">
            <text:p>714</text:p>
          </table:table-cell>
          <table:table-cell office:value-type="string">
            <text:p>NULL</text:p>
          </table:table-cell>
        </table:table-row>
        <table:table-row>
          <table:table-cell office:value-type="float" office:value="4">
            <text:p>4</text:p>
          </table:table-cell>
          <table:table-cell office:value-type="string">
            <text:p>Etudes de normalisation</text:p>
          </table:table-cell>
          <table:table-cell office:value-type="float" office:value="714">
            <text:p>714</text:p>
          </table:table-cell>
          <table:table-cell office:value-type="string">
            <text:p>NULL</text:p>
          </table:table-cell>
        </table:table-row>
        <table:table-row>
          <table:table-cell office:value-type="float" office:value="5">
            <text:p>5</text:p>
          </table:table-cell>
          <table:table-cell office:value-type="string">
            <text:p>Etudes demographiques</text:p>
          </table:table-cell>
          <table:table-cell office:value-type="float" office:value="714">
            <text:p>714</text:p>
          </table:table-cell>
          <table:table-cell office:value-type="string">
            <text:p>NULL</text:p>
          </table:table-cell>
        </table:table-row>
        <table:table-row>
          <table:table-cell office:value-type="float" office:value="6">
            <text:p>6</text:p>
          </table:table-cell>
          <table:table-cell office:value-type="string">
            <text:p>Autres</text:p>
          </table:table-cell>
          <table:table-cell office:value-type="float" office:value="714">
            <text:p>714</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763">
            <text:p>763</text:p>
          </table:table-cell>
          <table:table-cell office:value-type="string">
            <text:p>NULL</text:p>
          </table:table-cell>
        </table:table-row>
        <table:table-row>
          <table:table-cell office:value-type="float" office:value="2">
            <text:p>2</text:p>
          </table:table-cell>
          <table:table-cell office:value-type="string">
            <text:p>Service d'observation en milieu ouvert </text:p>
          </table:table-cell>
          <table:table-cell office:value-type="float" office:value="763">
            <text:p>763</text:p>
          </table:table-cell>
          <table:table-cell office:value-type="string">
            <text:p>NULL</text:p>
          </table:table-cell>
        </table:table-row>
        <table:table-row>
          <table:table-cell office:value-type="float" office:value="3">
            <text:p>3</text:p>
          </table:table-cell>
          <table:table-cell office:value-type="string">
            <text:p>Centres spicialises de reeducation</text:p>
          </table:table-cell>
          <table:table-cell office:value-type="float" office:value="763">
            <text:p>763</text:p>
          </table:table-cell>
          <table:table-cell office:value-type="string">
            <text:p>NULL</text:p>
          </table:table-cell>
        </table:table-row>
        <table:table-row>
          <table:table-cell office:value-type="float" office:value="4">
            <text:p>4</text:p>
          </table:table-cell>
          <table:table-cell office:value-type="string">
            <text:p>Foyers pour jeunes travailleurs</text:p>
          </table:table-cell>
          <table:table-cell office:value-type="float" office:value="763">
            <text:p>763</text:p>
          </table:table-cell>
          <table:table-cell office:value-type="string">
            <text:p>NULL</text:p>
          </table:table-cell>
        </table:table-row>
        <table:table-row>
          <table:table-cell office:value-type="float" office:value="5">
            <text:p>5</text:p>
          </table:table-cell>
          <table:table-cell office:value-type="string">
            <text:p>Amenagements extensions</text:p>
          </table:table-cell>
          <table:table-cell office:value-type="float" office:value="763">
            <text:p>763</text:p>
          </table:table-cell>
          <table:table-cell office:value-type="string">
            <text:p>NULL</text:p>
          </table:table-cell>
        </table:table-row>
        <table:table-row>
          <table:table-cell office:value-type="float" office:value="6">
            <text:p>6</text:p>
          </table:table-cell>
          <table:table-cell office:value-type="string">
            <text:p>Equipements</text:p>
          </table:table-cell>
          <table:table-cell office:value-type="float" office:value="763">
            <text:p>763</text:p>
          </table:table-cell>
          <table:table-cell office:value-type="string">
            <text:p>NULL</text:p>
          </table:table-cell>
        </table:table-row>
        <table:table-row>
          <table:table-cell office:value-type="float" office:value="7">
            <text:p>7</text:p>
          </table:table-cell>
          <table:table-cell office:value-type="string">
            <text:p>Autres</text:p>
          </table:table-cell>
          <table:table-cell office:value-type="float" office:value="763">
            <text:p>763</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763">
            <text:p>763</text:p>
          </table:table-cell>
          <table:table-cell office:value-type="string">
            <text:p>NULL</text:p>
          </table:table-cell>
        </table:table-row>
        <table:table-row>
          <table:table-cell office:value-type="float" office:value="1">
            <text:p>1</text:p>
          </table:table-cell>
          <table:table-cell office:value-type="string">
            <text:p>Etudes</text:p>
          </table:table-cell>
          <table:table-cell office:value-type="float" office:value="764">
            <text:p>764</text:p>
          </table:table-cell>
          <table:table-cell office:value-type="string">
            <text:p>NULL</text:p>
          </table:table-cell>
        </table:table-row>
        <table:table-row>
          <table:table-cell office:value-type="float" office:value="2">
            <text:p>2</text:p>
          </table:table-cell>
          <table:table-cell office:value-type="string">
            <text:p>Centre psycho pedagogiques</text:p>
          </table:table-cell>
          <table:table-cell office:value-type="float" office:value="764">
            <text:p>764</text:p>
          </table:table-cell>
          <table:table-cell office:value-type="string">
            <text:p>NULL</text:p>
          </table:table-cell>
        </table:table-row>
        <table:table-row>
          <table:table-cell office:value-type="float" office:value="3">
            <text:p>3</text:p>
          </table:table-cell>
          <table:table-cell office:value-type="string">
            <text:p>Centres de reeducation et de readaptation fonctionnelle</text:p>
          </table:table-cell>
          <table:table-cell office:value-type="float" office:value="764">
            <text:p>764</text:p>
          </table:table-cell>
          <table:table-cell office:value-type="string">
            <text:p>NULL</text:p>
          </table:table-cell>
        </table:table-row>
        <table:table-row>
          <table:table-cell office:value-type="float" office:value="4">
            <text:p>4</text:p>
          </table:table-cell>
          <table:table-cell office:value-type="string">
            <text:p>Centres pour insuffisants respiratoires</text:p>
          </table:table-cell>
          <table:table-cell office:value-type="float" office:value="764">
            <text:p>764</text:p>
          </table:table-cell>
          <table:table-cell office:value-type="string">
            <text:p>NULL</text:p>
          </table:table-cell>
        </table:table-row>
        <table:table-row>
          <table:table-cell office:value-type="float" office:value="5">
            <text:p>5</text:p>
          </table:table-cell>
          <table:table-cell office:value-type="string">
            <text:p>Amenagements extensions</text:p>
          </table:table-cell>
          <table:table-cell office:value-type="float" office:value="764">
            <text:p>764</text:p>
          </table:table-cell>
          <table:table-cell office:value-type="string">
            <text:p>NULL</text:p>
          </table:table-cell>
        </table:table-row>
        <table:table-row>
          <table:table-cell office:value-type="float" office:value="6">
            <text:p>6</text:p>
          </table:table-cell>
          <table:table-cell office:value-type="string">
            <text:p>Equipements</text:p>
          </table:table-cell>
          <table:table-cell office:value-type="float" office:value="764">
            <text:p>764</text:p>
          </table:table-cell>
          <table:table-cell office:value-type="string">
            <text:p>NULL</text:p>
          </table:table-cell>
        </table:table-row>
        <table:table-row>
          <table:table-cell office:value-type="float" office:value="7">
            <text:p>7</text:p>
          </table:table-cell>
          <table:table-cell office:value-type="string">
            <text:p>Ateliers proteges</text:p>
          </table:table-cell>
          <table:table-cell office:value-type="float" office:value="764">
            <text:p>76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64">
            <text:p>764</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764">
            <text:p>764</text:p>
          </table:table-cell>
          <table:table-cell office:value-type="string">
            <text:p>NULL</text:p>
          </table:table-cell>
        </table:table-row>
        <table:table-row>
          <table:table-cell office:value-type="float" office:value="1">
            <text:p>1</text:p>
          </table:table-cell>
          <table:table-cell office:value-type="string">
            <text:p>Etudes</text:p>
          </table:table-cell>
          <table:table-cell office:value-type="float" office:value="765">
            <text:p>765</text:p>
          </table:table-cell>
          <table:table-cell office:value-type="string">
            <text:p>NULL</text:p>
          </table:table-cell>
        </table:table-row>
        <table:table-row>
          <table:table-cell office:value-type="float" office:value="2">
            <text:p>2</text:p>
          </table:table-cell>
          <table:table-cell office:value-type="string">
            <text:p>pouponnieres</text:p>
          </table:table-cell>
          <table:table-cell office:value-type="float" office:value="765">
            <text:p>765</text:p>
          </table:table-cell>
          <table:table-cell office:value-type="string">
            <text:p>NULL</text:p>
          </table:table-cell>
        </table:table-row>
        <table:table-row>
          <table:table-cell office:value-type="float" office:value="3">
            <text:p>3</text:p>
          </table:table-cell>
          <table:table-cell office:value-type="string">
            <text:p>Craches jardins d'enfants</text:p>
          </table:table-cell>
          <table:table-cell office:value-type="float" office:value="765">
            <text:p>765</text:p>
          </table:table-cell>
          <table:table-cell office:value-type="string">
            <text:p>NULL</text:p>
          </table:table-cell>
        </table:table-row>
        <table:table-row>
          <table:table-cell office:value-type="float" office:value="4">
            <text:p>4</text:p>
          </table:table-cell>
          <table:table-cell office:value-type="string">
            <text:p>Cites d'enfance</text:p>
          </table:table-cell>
          <table:table-cell office:value-type="float" office:value="765">
            <text:p>765</text:p>
          </table:table-cell>
          <table:table-cell office:value-type="string">
            <text:p>NULL</text:p>
          </table:table-cell>
        </table:table-row>
        <table:table-row>
          <table:table-cell office:value-type="float" office:value="5">
            <text:p>5</text:p>
          </table:table-cell>
          <table:table-cell office:value-type="string">
            <text:p>Amenagements extensions</text:p>
          </table:table-cell>
          <table:table-cell office:value-type="float" office:value="765">
            <text:p>765</text:p>
          </table:table-cell>
          <table:table-cell office:value-type="string">
            <text:p>NULL</text:p>
          </table:table-cell>
        </table:table-row>
        <table:table-row>
          <table:table-cell office:value-type="float" office:value="6">
            <text:p>6</text:p>
          </table:table-cell>
          <table:table-cell office:value-type="string">
            <text:p>Equipements</text:p>
          </table:table-cell>
          <table:table-cell office:value-type="float" office:value="765">
            <text:p>765</text:p>
          </table:table-cell>
          <table:table-cell office:value-type="string">
            <text:p>NULL</text:p>
          </table:table-cell>
        </table:table-row>
        <table:table-row>
          <table:table-cell office:value-type="float" office:value="7">
            <text:p>7</text:p>
          </table:table-cell>
          <table:table-cell office:value-type="string">
            <text:p>Foyers pour personnes agees</text:p>
          </table:table-cell>
          <table:table-cell office:value-type="float" office:value="765">
            <text:p>765</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65">
            <text:p>765</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765">
            <text:p>765</text:p>
          </table:table-cell>
          <table:table-cell office:value-type="string">
            <text:p>NULL</text:p>
          </table:table-cell>
        </table:table-row>
        <table:table-row>
          <table:table-cell office:value-type="float" office:value="1">
            <text:p>1</text:p>
          </table:table-cell>
          <table:table-cell office:value-type="string">
            <text:p>Maisons d'enfants</text:p>
          </table:table-cell>
          <table:table-cell office:value-type="float" office:value="761">
            <text:p>761</text:p>
          </table:table-cell>
          <table:table-cell office:value-type="string">
            <text:p>NULL</text:p>
          </table:table-cell>
        </table:table-row>
        <table:table-row>
          <table:table-cell office:value-type="float" office:value="2">
            <text:p>2</text:p>
          </table:table-cell>
          <table:table-cell office:value-type="string">
            <text:p>Centres de ropos et d'appareillage </text:p>
          </table:table-cell>
          <table:table-cell office:value-type="float" office:value="761">
            <text:p>761</text:p>
          </table:table-cell>
          <table:table-cell office:value-type="string">
            <text:p>NULL</text:p>
          </table:table-cell>
        </table:table-row>
        <table:table-row>
          <table:table-cell office:value-type="float" office:value="3">
            <text:p>3</text:p>
          </table:table-cell>
          <table:table-cell office:value-type="string">
            <text:p>Etudes de typification</text:p>
          </table:table-cell>
          <table:table-cell office:value-type="float" office:value="761">
            <text:p>761</text:p>
          </table:table-cell>
          <table:table-cell office:value-type="string">
            <text:p>NULL</text:p>
          </table:table-cell>
        </table:table-row>
        <table:table-row>
          <table:table-cell office:value-type="float" office:value="4">
            <text:p>4</text:p>
          </table:table-cell>
          <table:table-cell office:value-type="string">
            <text:p>Amenagements, extensions et equipements lies </text:p>
          </table:table-cell>
          <table:table-cell office:value-type="float" office:value="761">
            <text:p>761</text:p>
          </table:table-cell>
          <table:table-cell office:value-type="string">
            <text:p>NULL</text:p>
          </table:table-cell>
        </table:table-row>
        <table:table-row>
          <table:table-cell office:value-type="float" office:value="5">
            <text:p>5</text:p>
          </table:table-cell>
          <table:table-cell office:value-type="string">
            <text:p>Reequipement</text:p>
          </table:table-cell>
          <table:table-cell office:value-type="float" office:value="761">
            <text:p>761</text:p>
          </table:table-cell>
          <table:table-cell office:value-type="string">
            <text:p>NULL</text:p>
          </table:table-cell>
        </table:table-row>
        <table:table-row>
          <table:table-cell office:value-type="float" office:value="6">
            <text:p>6</text:p>
          </table:table-cell>
          <table:table-cell office:value-type="string">
            <text:p>Etudes de projets</text:p>
          </table:table-cell>
          <table:table-cell office:value-type="float" office:value="761">
            <text:p>76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61">
            <text:p>761</text:p>
          </table:table-cell>
          <table:table-cell office:value-type="string">
            <text:p>NULL</text:p>
          </table:table-cell>
        </table:table-row>
        <table:table-row>
          <table:table-cell office:value-type="float" office:value="1">
            <text:p>1</text:p>
          </table:table-cell>
          <table:table-cell office:value-type="string">
            <text:p>Recherche</text:p>
          </table:table-cell>
          <table:table-cell office:value-type="float" office:value="711">
            <text:p>711</text:p>
          </table:table-cell>
          <table:table-cell office:value-type="string">
            <text:p>Décision MF/ 083 SG du 25 Novembre 2 002</text:p>
          </table:table-cell>
        </table:table-row>
        <table:table-row>
          <table:table-cell office:value-type="float" office:value="2">
            <text:p>2</text:p>
          </table:table-cell>
          <table:table-cell office:value-type="string">
            <text:p>Etudes generales</text:p>
          </table:table-cell>
          <table:table-cell office:value-type="float" office:value="711">
            <text:p>711</text:p>
          </table:table-cell>
          <table:table-cell office:value-type="string">
            <text:p>NULL</text:p>
          </table:table-cell>
        </table:table-row>
        <table:table-row>
          <table:table-cell office:value-type="float" office:value="1">
            <text:p>1</text:p>
          </table:table-cell>
          <table:table-cell office:value-type="string">
            <text:p>Amenagements</text:p>
          </table:table-cell>
          <table:table-cell office:value-type="float" office:value="721">
            <text:p>721</text:p>
          </table:table-cell>
          <table:table-cell office:value-type="string">
            <text:p>NULL</text:p>
          </table:table-cell>
        </table:table-row>
        <table:table-row>
          <table:table-cell office:value-type="float" office:value="2">
            <text:p>2</text:p>
          </table:table-cell>
          <table:table-cell office:value-type="string">
            <text:p>Amenagement de la voierie urbaine</text:p>
          </table:table-cell>
          <table:table-cell office:value-type="float" office:value="721">
            <text:p>721</text:p>
          </table:table-cell>
          <table:table-cell office:value-type="string">
            <text:p>Déc. MF/ 2 006 / 212 / DP /211 du 14 février 2006</text:p>
          </table:table-cell>
        </table:table-row>
        <table:table-row>
          <table:table-cell office:value-type="float" office:value="3">
            <text:p>3</text:p>
          </table:table-cell>
          <table:table-cell office:value-type="string">
            <text:p>Viabilisation des zones à urbaniser</text:p>
          </table:table-cell>
          <table:table-cell office:value-type="float" office:value="721">
            <text:p>721</text:p>
          </table:table-cell>
          <table:table-cell office:value-type="string">
            <text:p>NULL</text:p>
          </table:table-cell>
        </table:table-row>
        <table:table-row>
          <table:table-cell office:value-type="float" office:value="4">
            <text:p>4</text:p>
          </table:table-cell>
          <table:table-cell office:value-type="string">
            <text:p>viabilisation des équipements collectifs</text:p>
          </table:table-cell>
          <table:table-cell office:value-type="float" office:value="721">
            <text:p>7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21">
            <text:p>721</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722">
            <text:p>722</text:p>
          </table:table-cell>
          <table:table-cell office:value-type="string">
            <text:p>NULL</text:p>
          </table:table-cell>
        </table:table-row>
        <table:table-row>
          <table:table-cell office:value-type="float" office:value="2">
            <text:p>2</text:p>
          </table:table-cell>
          <table:table-cell office:value-type="string">
            <text:p>Habitat urbain</text:p>
          </table:table-cell>
          <table:table-cell office:value-type="float" office:value="722">
            <text:p>722</text:p>
          </table:table-cell>
          <table:table-cell office:value-type="string">
            <text:p>NULL</text:p>
          </table:table-cell>
        </table:table-row>
        <table:table-row>
          <table:table-cell office:value-type="float" office:value="3">
            <text:p>3</text:p>
          </table:table-cell>
          <table:table-cell office:value-type="string">
            <text:p>Habitat semi urbain</text:p>
          </table:table-cell>
          <table:table-cell office:value-type="float" office:value="722">
            <text:p>722</text:p>
          </table:table-cell>
          <table:table-cell office:value-type="string">
            <text:p>NULL</text:p>
          </table:table-cell>
        </table:table-row>
        <table:table-row>
          <table:table-cell office:value-type="float" office:value="4">
            <text:p>4</text:p>
          </table:table-cell>
          <table:table-cell office:value-type="string">
            <text:p>Service des logements des wilayate</text:p>
          </table:table-cell>
          <table:table-cell office:value-type="float" office:value="722">
            <text:p>722</text:p>
          </table:table-cell>
          <table:table-cell office:value-type="string">
            <text:p>Décision du 04 08 02</text:p>
          </table:table-cell>
        </table:table-row>
        <table:table-row>
          <table:table-cell office:value-type="float" office:value="5">
            <text:p>5</text:p>
          </table:table-cell>
          <table:table-cell office:value-type="string">
            <text:p>Locaux commerciaux integres aux logements</text:p>
          </table:table-cell>
          <table:table-cell office:value-type="float" office:value="722">
            <text:p>722</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722">
            <text:p>722</text:p>
          </table:table-cell>
          <table:table-cell office:value-type="string">
            <text:p>NULL</text:p>
          </table:table-cell>
        </table:table-row>
        <table:table-row>
          <table:table-cell office:value-type="float" office:value="1">
            <text:p>1</text:p>
          </table:table-cell>
          <table:table-cell office:value-type="string">
            <text:p>locaux à usage professionnel</text:p>
          </table:table-cell>
          <table:table-cell office:value-type="float" office:value="724">
            <text:p>724</text:p>
          </table:table-cell>
          <table:table-cell office:value-type="string">
            <text:p>Déc. MF/ 2005/446/DP/431 du 20 juin 2005</text:p>
          </table:table-cell>
        </table:table-row>
        <table:table-row>
          <table:table-cell office:value-type="float" office:value="1">
            <text:p>1</text:p>
          </table:table-cell>
          <table:table-cell office:value-type="string">
            <text:p>Petits ouvrages de mobilistaion d'AEP</text:p>
          </table:table-cell>
          <table:table-cell office:value-type="float" office:value="391">
            <text:p>391</text:p>
          </table:table-cell>
          <table:table-cell office:value-type="string">
            <text:p>NULL</text:p>
          </table:table-cell>
        </table:table-row>
        <table:table-row>
          <table:table-cell office:value-type="float" office:value="2">
            <text:p>2</text:p>
          </table:table-cell>
          <table:table-cell office:value-type="string">
            <text:p>Stockage</text:p>
          </table:table-cell>
          <table:table-cell office:value-type="float" office:value="391">
            <text:p>391</text:p>
          </table:table-cell>
          <table:table-cell office:value-type="string">
            <text:p>NULL</text:p>
          </table:table-cell>
        </table:table-row>
        <table:table-row>
          <table:table-cell office:value-type="float" office:value="3">
            <text:p>3</text:p>
          </table:table-cell>
          <table:table-cell office:value-type="string">
            <text:p>Adductions</text:p>
          </table:table-cell>
          <table:table-cell office:value-type="float" office:value="391">
            <text:p>391</text:p>
          </table:table-cell>
          <table:table-cell office:value-type="string">
            <text:p>NULL</text:p>
          </table:table-cell>
        </table:table-row>
        <table:table-row>
          <table:table-cell office:value-type="float" office:value="4">
            <text:p>4</text:p>
          </table:table-cell>
          <table:table-cell office:value-type="string">
            <text:p>réseau de distribution</text:p>
          </table:table-cell>
          <table:table-cell office:value-type="float" office:value="391">
            <text:p>391</text:p>
          </table:table-cell>
          <table:table-cell office:value-type="string">
            <text:p>NULL</text:p>
          </table:table-cell>
        </table:table-row>
        <table:table-row>
          <table:table-cell office:value-type="float" office:value="5">
            <text:p>5</text:p>
          </table:table-cell>
          <table:table-cell office:value-type="string">
            <text:p>traitement</text:p>
          </table:table-cell>
          <table:table-cell office:value-type="float" office:value="391">
            <text:p>391</text:p>
          </table:table-cell>
          <table:table-cell office:value-type="string">
            <text:p>NULL</text:p>
          </table:table-cell>
        </table:table-row>
        <table:table-row>
          <table:table-cell office:value-type="float" office:value="6">
            <text:p>6</text:p>
          </table:table-cell>
          <table:table-cell office:value-type="string">
            <text:p>Etudes</text:p>
          </table:table-cell>
          <table:table-cell office:value-type="float" office:value="391">
            <text:p>391</text:p>
          </table:table-cell>
          <table:table-cell office:value-type="string">
            <text:p>NULL</text:p>
          </table:table-cell>
        </table:table-row>
        <table:table-row>
          <table:table-cell office:value-type="float" office:value="7">
            <text:p>7</text:p>
          </table:table-cell>
          <table:table-cell office:value-type="string">
            <text:p>Autres</text:p>
          </table:table-cell>
          <table:table-cell office:value-type="float" office:value="391">
            <text:p>391</text:p>
          </table:table-cell>
          <table:table-cell office:value-type="string">
            <text:p>NULL</text:p>
          </table:table-cell>
        </table:table-row>
        <table:table-row>
          <table:table-cell office:value-type="float" office:value="8">
            <text:p>8</text:p>
          </table:table-cell>
          <table:table-cell office:value-type="string">
            <text:p>construction de bornes fontaines en zones rurale (habitation éparse)</text:p>
          </table:table-cell>
          <table:table-cell office:value-type="float" office:value="391">
            <text:p>391</text:p>
          </table:table-cell>
          <table:table-cell office:value-type="string">
            <text:p>NULL</text:p>
          </table:table-cell>
        </table:table-row>
        <table:table-row>
          <table:table-cell office:value-type="float" office:value="9">
            <text:p>9</text:p>
          </table:table-cell>
          <table:table-cell office:value-type="string">
            <text:p>captage et aménagement de sources</text:p>
          </table:table-cell>
          <table:table-cell office:value-type="float" office:value="391">
            <text:p>391</text:p>
          </table:table-cell>
          <table:table-cell office:value-type="string">
            <text:p>NULL</text:p>
          </table:table-cell>
        </table:table-row>
        <table:table-row>
          <table:table-cell office:value-type="float" office:value="1">
            <text:p>1</text:p>
          </table:table-cell>
          <table:table-cell office:value-type="string">
            <text:p>Reseaux d'assainissement </text:p>
          </table:table-cell>
          <table:table-cell office:value-type="float" office:value="392">
            <text:p>392</text:p>
          </table:table-cell>
          <table:table-cell office:value-type="string">
            <text:p>NULL</text:p>
          </table:table-cell>
        </table:table-row>
        <table:table-row>
          <table:table-cell office:value-type="float" office:value="2">
            <text:p>2</text:p>
          </table:table-cell>
          <table:table-cell office:value-type="string">
            <text:p>Traitement hors stations d'épuration</text:p>
          </table:table-cell>
          <table:table-cell office:value-type="float" office:value="392">
            <text:p>392</text:p>
          </table:table-cell>
          <table:table-cell office:value-type="string">
            <text:p>NULL</text:p>
          </table:table-cell>
        </table:table-row>
        <table:table-row>
          <table:table-cell office:value-type="float" office:value="3">
            <text:p>3</text:p>
          </table:table-cell>
          <table:table-cell office:value-type="string">
            <text:p>Etudes</text:p>
          </table:table-cell>
          <table:table-cell office:value-type="float" office:value="392">
            <text:p>392</text:p>
          </table:table-cell>
          <table:table-cell office:value-type="string">
            <text:p>NULL</text:p>
          </table:table-cell>
        </table:table-row>
        <table:table-row>
          <table:table-cell office:value-type="float" office:value="4">
            <text:p>4</text:p>
          </table:table-cell>
          <table:table-cell office:value-type="string">
            <text:p>Autres</text:p>
          </table:table-cell>
          <table:table-cell office:value-type="float" office:value="392">
            <text:p>392</text:p>
          </table:table-cell>
          <table:table-cell office:value-type="string">
            <text:p>NULL</text:p>
          </table:table-cell>
        </table:table-row>
        <table:table-row>
          <table:table-cell office:value-type="float" office:value="5">
            <text:p>5</text:p>
          </table:table-cell>
          <table:table-cell office:value-type="string">
            <text:p>traitement des réseaux</text:p>
          </table:table-cell>
          <table:table-cell office:value-type="float" office:value="392">
            <text:p>392</text:p>
          </table:table-cell>
          <table:table-cell office:value-type="string">
            <text:p>NULL</text:p>
          </table:table-cell>
        </table:table-row>
        <table:table-row>
          <table:table-cell office:value-type="float" office:value="6">
            <text:p>6</text:p>
          </table:table-cell>
          <table:table-cell office:value-type="string">
            <text:p>renouvellement</text:p>
          </table:table-cell>
          <table:table-cell office:value-type="float" office:value="392">
            <text:p>392</text:p>
          </table:table-cell>
          <table:table-cell office:value-type="string">
            <text:p>NULL</text:p>
          </table:table-cell>
        </table:table-row>
        <table:table-row>
          <table:table-cell office:value-type="float" office:value="1">
            <text:p>1</text:p>
          </table:table-cell>
          <table:table-cell office:value-type="string">
            <text:p>Réalisation de décharges publiques communales (pour les communes non prises en charge par les CET)</text:p>
          </table:table-cell>
          <table:table-cell office:value-type="float" office:value="394">
            <text:p>394</text:p>
          </table:table-cell>
          <table:table-cell office:value-type="string">
            <text:p>NULL</text:p>
          </table:table-cell>
        </table:table-row>
        <table:table-row>
          <table:table-cell office:value-type="float" office:value="1">
            <text:p>1</text:p>
          </table:table-cell>
          <table:table-cell office:value-type="string">
            <text:p>Créations neuves </text:p>
          </table:table-cell>
          <table:table-cell office:value-type="float" office:value="591">
            <text:p>591</text:p>
          </table:table-cell>
          <table:table-cell office:value-type="string">
            <text:p>NULL</text:p>
          </table:table-cell>
        </table:table-row>
        <table:table-row>
          <table:table-cell office:value-type="float" office:value="2">
            <text:p>2</text:p>
          </table:table-cell>
          <table:table-cell office:value-type="string">
            <text:p>Réfection </text:p>
          </table:table-cell>
          <table:table-cell office:value-type="float" office:value="591">
            <text:p>591</text:p>
          </table:table-cell>
          <table:table-cell office:value-type="string">
            <text:p>NULL</text:p>
          </table:table-cell>
        </table:table-row>
        <table:table-row>
          <table:table-cell office:value-type="float" office:value="3">
            <text:p>3</text:p>
          </table:table-cell>
          <table:table-cell office:value-type="string">
            <text:p>Ouvrages d'art</text:p>
          </table:table-cell>
          <table:table-cell office:value-type="float" office:value="591">
            <text:p>591</text:p>
          </table:table-cell>
          <table:table-cell office:value-type="string">
            <text:p>NULL</text:p>
          </table:table-cell>
        </table:table-row>
        <table:table-row>
          <table:table-cell office:value-type="float" office:value="6">
            <text:p>6</text:p>
          </table:table-cell>
          <table:table-cell office:value-type="string">
            <text:p>Grosses réparations dues aux intempéries</text:p>
          </table:table-cell>
          <table:table-cell office:value-type="float" office:value="591">
            <text:p>59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91">
            <text:p>591</text:p>
          </table:table-cell>
          <table:table-cell office:value-type="string">
            <text:p>NULL</text:p>
          </table:table-cell>
        </table:table-row>
        <table:table-row>
          <table:table-cell office:value-type="float" office:value="1">
            <text:p>1</text:p>
          </table:table-cell>
          <table:table-cell office:value-type="string">
            <text:p>agences et bureaux de postes</text:p>
          </table:table-cell>
          <table:table-cell office:value-type="float" office:value="593">
            <text:p>593</text:p>
          </table:table-cell>
          <table:table-cell office:value-type="string">
            <text:p>NULL</text:p>
          </table:table-cell>
        </table:table-row>
        <table:table-row>
          <table:table-cell office:value-type="float" office:value="1">
            <text:p>1</text:p>
          </table:table-cell>
          <table:table-cell office:value-type="string">
            <text:p>sièges d'APC</text:p>
          </table:table-cell>
          <table:table-cell office:value-type="float" office:value="891">
            <text:p>891</text:p>
          </table:table-cell>
          <table:table-cell office:value-type="string">
            <text:p>NULL</text:p>
          </table:table-cell>
        </table:table-row>
        <table:table-row>
          <table:table-cell office:value-type="float" office:value="2">
            <text:p>2</text:p>
          </table:table-cell>
          <table:table-cell office:value-type="string">
            <text:p>Antennes administratives</text:p>
          </table:table-cell>
          <table:table-cell office:value-type="float" office:value="891">
            <text:p>891</text:p>
          </table:table-cell>
          <table:table-cell office:value-type="string">
            <text:p>NULL</text:p>
          </table:table-cell>
        </table:table-row>
        <table:table-row>
          <table:table-cell office:value-type="float" office:value="3">
            <text:p>3</text:p>
          </table:table-cell>
          <table:table-cell office:value-type="string">
            <text:p>Autres</text:p>
          </table:table-cell>
          <table:table-cell office:value-type="float" office:value="891">
            <text:p>891</text:p>
          </table:table-cell>
          <table:table-cell office:value-type="string">
            <text:p>NULL</text:p>
          </table:table-cell>
        </table:table-row>
        <table:table-row>
          <table:table-cell office:value-type="float" office:value="4">
            <text:p>4</text:p>
          </table:table-cell>
          <table:table-cell office:value-type="string">
            <text:p>recettes communales</text:p>
          </table:table-cell>
          <table:table-cell office:value-type="float" office:value="891">
            <text:p>891</text:p>
          </table:table-cell>
          <table:table-cell office:value-type="string">
            <text:p>NULL</text:p>
          </table:table-cell>
        </table:table-row>
        <table:table-row>
          <table:table-cell office:value-type="float" office:value="1">
            <text:p>1</text:p>
          </table:table-cell>
          <table:table-cell office:value-type="string">
            <text:p>régie communale dans zone à promouvoir</text:p>
          </table:table-cell>
          <table:table-cell office:value-type="float" office:value="922">
            <text:p>922</text:p>
          </table:table-cell>
          <table:table-cell office:value-type="string">
            <text:p>NULL</text:p>
          </table:table-cell>
        </table:table-row>
        <table:table-row>
          <table:table-cell office:value-type="float" office:value="1">
            <text:p>1</text:p>
          </table:table-cell>
          <table:table-cell office:value-type="string">
            <text:p>Reconstruction</text:p>
          </table:table-cell>
          <table:table-cell office:value-type="float" office:value="691">
            <text:p>691</text:p>
          </table:table-cell>
          <table:table-cell office:value-type="string">
            <text:p>NULL</text:p>
          </table:table-cell>
        </table:table-row>
        <table:table-row>
          <table:table-cell office:value-type="float" office:value="2">
            <text:p>2</text:p>
          </table:table-cell>
          <table:table-cell office:value-type="string">
            <text:p>Grosses réparations</text:p>
          </table:table-cell>
          <table:table-cell office:value-type="float" office:value="691">
            <text:p>691</text:p>
          </table:table-cell>
          <table:table-cell office:value-type="string">
            <text:p>NULL</text:p>
          </table:table-cell>
        </table:table-row>
        <table:table-row>
          <table:table-cell office:value-type="float" office:value="3">
            <text:p>3</text:p>
          </table:table-cell>
          <table:table-cell office:value-type="string">
            <text:p>Réaménagements</text:p>
          </table:table-cell>
          <table:table-cell office:value-type="float" office:value="691">
            <text:p>691</text:p>
          </table:table-cell>
          <table:table-cell office:value-type="string">
            <text:p>NULL</text:p>
          </table:table-cell>
        </table:table-row>
        <table:table-row>
          <table:table-cell office:value-type="float" office:value="4">
            <text:p>4</text:p>
          </table:table-cell>
          <table:table-cell office:value-type="string">
            <text:p>Renouvellement d'équipements</text:p>
          </table:table-cell>
          <table:table-cell office:value-type="float" office:value="691">
            <text:p>691</text:p>
          </table:table-cell>
          <table:table-cell office:value-type="string">
            <text:p>NULL</text:p>
          </table:table-cell>
        </table:table-row>
        <table:table-row>
          <table:table-cell office:value-type="float" office:value="5">
            <text:p>5</text:p>
          </table:table-cell>
          <table:table-cell office:value-type="string">
            <text:p>Construction de salles de classes</text:p>
          </table:table-cell>
          <table:table-cell office:value-type="float" office:value="691">
            <text:p>691</text:p>
          </table:table-cell>
          <table:table-cell office:value-type="string">
            <text:p>NULL</text:p>
          </table:table-cell>
        </table:table-row>
        <table:table-row>
          <table:table-cell office:value-type="float" office:value="1">
            <text:p>1</text:p>
          </table:table-cell>
          <table:table-cell office:value-type="string">
            <text:p>Voirie</text:p>
          </table:table-cell>
          <table:table-cell office:value-type="float" office:value="793">
            <text:p>793</text:p>
          </table:table-cell>
          <table:table-cell office:value-type="string">
            <text:p>NULL</text:p>
          </table:table-cell>
        </table:table-row>
        <table:table-row>
          <table:table-cell office:value-type="float" office:value="2">
            <text:p>2</text:p>
          </table:table-cell>
          <table:table-cell office:value-type="string">
            <text:p>Eclairage public</text:p>
          </table:table-cell>
          <table:table-cell office:value-type="float" office:value="793">
            <text:p>793</text:p>
          </table:table-cell>
          <table:table-cell office:value-type="string">
            <text:p>NULL</text:p>
          </table:table-cell>
        </table:table-row>
        <table:table-row>
          <table:table-cell office:value-type="float" office:value="3">
            <text:p>3</text:p>
          </table:table-cell>
          <table:table-cell office:value-type="string">
            <text:p>Réalisation de jardins publics</text:p>
          </table:table-cell>
          <table:table-cell office:value-type="float" office:value="793">
            <text:p>793</text:p>
          </table:table-cell>
          <table:table-cell office:value-type="string">
            <text:p>NULL</text:p>
          </table:table-cell>
        </table:table-row>
        <table:table-row>
          <table:table-cell office:value-type="float" office:value="1">
            <text:p>1</text:p>
          </table:table-cell>
          <table:table-cell office:value-type="string">
            <text:p>construction et équipement de salles de soins</text:p>
          </table:table-cell>
          <table:table-cell office:value-type="float" office:value="794">
            <text:p>794</text:p>
          </table:table-cell>
          <table:table-cell office:value-type="string">
            <text:p>NULL</text:p>
          </table:table-cell>
        </table:table-row>
        <table:table-row>
          <table:table-cell office:value-type="float" office:value="2">
            <text:p>2</text:p>
          </table:table-cell>
          <table:table-cell office:value-type="string">
            <text:p>Aménagement et grosses réparations de salles de soins</text:p>
          </table:table-cell>
          <table:table-cell office:value-type="float" office:value="794">
            <text:p>794</text:p>
          </table:table-cell>
          <table:table-cell office:value-type="string">
            <text:p>NULL</text:p>
          </table:table-cell>
        </table:table-row>
        <table:table-row>
          <table:table-cell office:value-type="float" office:value="1">
            <text:p>1</text:p>
          </table:table-cell>
          <table:table-cell office:value-type="string">
            <text:p>Construction et équipement de bibliothèques communales</text:p>
          </table:table-cell>
          <table:table-cell office:value-type="float" office:value="795">
            <text:p>795</text:p>
          </table:table-cell>
          <table:table-cell office:value-type="string">
            <text:p>NULL</text:p>
          </table:table-cell>
        </table:table-row>
        <table:table-row>
          <table:table-cell office:value-type="float" office:value="2">
            <text:p>2</text:p>
          </table:table-cell>
          <table:table-cell office:value-type="string">
            <text:p>Aménagement et grosses réparations de bibliothèques communales</text:p>
          </table:table-cell>
          <table:table-cell office:value-type="float" office:value="795">
            <text:p>795</text:p>
          </table:table-cell>
          <table:table-cell office:value-type="string">
            <text:p>NULL</text:p>
          </table:table-cell>
        </table:table-row>
        <table:table-row>
          <table:table-cell office:value-type="float" office:value="1">
            <text:p>1</text:p>
          </table:table-cell>
          <table:table-cell office:value-type="string">
            <text:p>construction et équipement de camps de jeunes</text:p>
          </table:table-cell>
          <table:table-cell office:value-type="float" office:value="796">
            <text:p>796</text:p>
          </table:table-cell>
          <table:table-cell office:value-type="string">
            <text:p>NULL</text:p>
          </table:table-cell>
        </table:table-row>
        <table:table-row>
          <table:table-cell office:value-type="float" office:value="2">
            <text:p>2</text:p>
          </table:table-cell>
          <table:table-cell office:value-type="string">
            <text:p>Aménagement et grosses réparations de camps de jeunes</text:p>
          </table:table-cell>
          <table:table-cell office:value-type="float" office:value="796">
            <text:p>796</text:p>
          </table:table-cell>
          <table:table-cell office:value-type="string">
            <text:p>NULL</text:p>
          </table:table-cell>
        </table:table-row>
        <table:table-row>
          <table:table-cell office:value-type="float" office:value="3">
            <text:p>3</text:p>
          </table:table-cell>
          <table:table-cell office:value-type="string">
            <text:p>Foyers de jeunes</text:p>
          </table:table-cell>
          <table:table-cell office:value-type="float" office:value="796">
            <text:p>796</text:p>
          </table:table-cell>
          <table:table-cell office:value-type="string">
            <text:p>NULL</text:p>
          </table:table-cell>
        </table:table-row>
        <table:table-row>
          <table:table-cell office:value-type="float" office:value="1">
            <text:p>1</text:p>
          </table:table-cell>
          <table:table-cell office:value-type="string">
            <text:p>Aires de jeux</text:p>
          </table:table-cell>
          <table:table-cell office:value-type="float" office:value="797">
            <text:p>797</text:p>
          </table:table-cell>
          <table:table-cell office:value-type="string">
            <text:p>NULL</text:p>
          </table:table-cell>
        </table:table-row>
        <table:table-row>
          <table:table-cell office:value-type="float" office:value="2">
            <text:p>2</text:p>
          </table:table-cell>
          <table:table-cell office:value-type="string">
            <text:p>Terrains de sport de proximité</text:p>
          </table:table-cell>
          <table:table-cell office:value-type="float" office:value="797">
            <text:p>797</text:p>
          </table:table-cell>
          <table:table-cell office:value-type="string">
            <text:p>NULL</text:p>
          </table:table-cell>
        </table:table-row>
        <table:table-row>
          <table:table-cell office:value-type="float" office:value="1">
            <text:p>1</text:p>
          </table:table-cell>
          <table:table-cell office:value-type="string">
            <text:p>Etudes et maturation</text:p>
          </table:table-cell>
          <table:table-cell office:value-type="float" office:value="147">
            <text:p>147</text:p>
          </table:table-cell>
          <table:table-cell office:value-type="string">
            <text:p>NULL</text:p>
          </table:table-cell>
        </table:table-row>
        <table:table-row>
          <table:table-cell office:value-type="float" office:value="2">
            <text:p>2</text:p>
          </table:table-cell>
          <table:table-cell office:value-type="string">
            <text:p>Création nouvelles</text:p>
          </table:table-cell>
          <table:table-cell office:value-type="float" office:value="147">
            <text:p>147</text:p>
          </table:table-cell>
          <table:table-cell office:value-type="string">
            <text:p>NULL</text:p>
          </table:table-cell>
        </table:table-row>
        <table:table-row>
          <table:table-cell office:value-type="float" office:value="3">
            <text:p>3</text:p>
          </table:table-cell>
          <table:table-cell office:value-type="string">
            <text:p>Extensions</text:p>
          </table:table-cell>
          <table:table-cell office:value-type="float" office:value="147">
            <text:p>147</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147">
            <text:p>147</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147">
            <text:p>147</text:p>
          </table:table-cell>
          <table:table-cell office:value-type="string">
            <text:p>NULL</text:p>
          </table:table-cell>
        </table:table-row>
        <table:table-row>
          <table:table-cell office:value-type="float" office:value="1">
            <text:p>1</text:p>
          </table:table-cell>
          <table:table-cell office:value-type="string">
            <text:p>Etudes des matériaux de construction </text:p>
          </table:table-cell>
          <table:table-cell office:value-type="float" office:value="161">
            <text:p>161</text:p>
          </table:table-cell>
          <table:table-cell office:value-type="string">
            <text:p>NULL</text:p>
          </table:table-cell>
        </table:table-row>
        <table:table-row>
          <table:table-cell office:value-type="float" office:value="2">
            <text:p>2</text:p>
          </table:table-cell>
          <table:table-cell office:value-type="string">
            <text:p>Etudes du verre</text:p>
          </table:table-cell>
          <table:table-cell office:value-type="float" office:value="161">
            <text:p>161</text:p>
          </table:table-cell>
          <table:table-cell office:value-type="string">
            <text:p>NULL</text:p>
          </table:table-cell>
        </table:table-row>
        <table:table-row>
          <table:table-cell office:value-type="float" office:value="3">
            <text:p>3</text:p>
          </table:table-cell>
          <table:table-cell office:value-type="string">
            <text:p>Recherche des matériaux de construction</text:p>
          </table:table-cell>
          <table:table-cell office:value-type="float" office:value="161">
            <text:p>161</text:p>
          </table:table-cell>
          <table:table-cell office:value-type="string">
            <text:p>NULL</text:p>
          </table:table-cell>
        </table:table-row>
        <table:table-row>
          <table:table-cell office:value-type="float" office:value="7">
            <text:p>7</text:p>
          </table:table-cell>
          <table:table-cell office:value-type="string">
            <text:p>Maturation </text:p>
          </table:table-cell>
          <table:table-cell office:value-type="float" office:value="161">
            <text:p>161</text:p>
          </table:table-cell>
          <table:table-cell office:value-type="string">
            <text:p>NULL</text:p>
          </table:table-cell>
        </table:table-row>
        <table:table-row>
          <table:table-cell office:value-type="float" office:value="1">
            <text:p>1</text:p>
          </table:table-cell>
          <table:table-cell office:value-type="string">
            <text:p>Etudes générales et spécifiques</text:p>
          </table:table-cell>
          <table:table-cell office:value-type="float" office:value="171">
            <text:p>171</text:p>
          </table:table-cell>
          <table:table-cell office:value-type="string">
            <text:p>NULL</text:p>
          </table:table-cell>
        </table:table-row>
        <table:table-row>
          <table:table-cell office:value-type="float" office:value="2">
            <text:p>2</text:p>
          </table:table-cell>
          <table:table-cell office:value-type="string">
            <text:p>Maturation</text:p>
          </table:table-cell>
          <table:table-cell office:value-type="float" office:value="171">
            <text:p>171</text:p>
          </table:table-cell>
          <table:table-cell office:value-type="string">
            <text:p>Par décision MF/2005/517/DP500 du 26 juillet 2 005</text:p>
          </table:table-cell>
        </table:table-row>
        <table:table-row>
          <table:table-cell office:value-type="float" office:value="3">
            <text:p>3</text:p>
          </table:table-cell>
          <table:table-cell office:value-type="string">
            <text:p>Réalisation de structures d'appui</text:p>
          </table:table-cell>
          <table:table-cell office:value-type="float" office:value="171">
            <text:p>171</text:p>
          </table:table-cell>
          <table:table-cell office:value-type="string">
            <text:p>NULL</text:p>
          </table:table-cell>
        </table:table-row>
        <table:table-row>
          <table:table-cell office:value-type="float" office:value="4">
            <text:p>4</text:p>
          </table:table-cell>
          <table:table-cell office:value-type="string">
            <text:p>Autres</text:p>
          </table:table-cell>
          <table:table-cell office:value-type="float" office:value="171">
            <text:p>171</text:p>
          </table:table-cell>
          <table:table-cell office:value-type="string">
            <text:p>NULL</text:p>
          </table:table-cell>
        </table:table-row>
        <table:table-row>
          <table:table-cell office:value-type="float" office:value="1">
            <text:p>1</text:p>
          </table:table-cell>
          <table:table-cell office:value-type="string">
            <text:p>Etudes générales et spécifiques</text:p>
          </table:table-cell>
          <table:table-cell office:value-type="float" office:value="172">
            <text:p>172</text:p>
          </table:table-cell>
          <table:table-cell office:value-type="string">
            <text:p>Par décision MF/2005/517/DP500</text:p>
          </table:table-cell>
        </table:table-row>
        <table:table-row>
          <table:table-cell office:value-type="float" office:value="2">
            <text:p>2</text:p>
          </table:table-cell>
          <table:table-cell office:value-type="string">
            <text:p>Maturation</text:p>
          </table:table-cell>
          <table:table-cell office:value-type="float" office:value="172">
            <text:p>172</text:p>
          </table:table-cell>
          <table:table-cell office:value-type="string">
            <text:p>NULL</text:p>
          </table:table-cell>
        </table:table-row>
        <table:table-row>
          <table:table-cell office:value-type="float" office:value="3">
            <text:p>3</text:p>
          </table:table-cell>
          <table:table-cell office:value-type="string">
            <text:p>Réalisation de maisons d'artisanat</text:p>
          </table:table-cell>
          <table:table-cell office:value-type="float" office:value="172">
            <text:p>172</text:p>
          </table:table-cell>
          <table:table-cell office:value-type="string">
            <text:p>NULL</text:p>
          </table:table-cell>
        </table:table-row>
        <table:table-row>
          <table:table-cell office:value-type="float" office:value="4">
            <text:p>4</text:p>
          </table:table-cell>
          <table:table-cell office:value-type="string">
            <text:p>autres</text:p>
          </table:table-cell>
          <table:table-cell office:value-type="float" office:value="172">
            <text:p>172</text:p>
          </table:table-cell>
          <table:table-cell office:value-type="string">
            <text:p>NULL</text:p>
          </table:table-cell>
        </table:table-row>
        <table:table-row>
          <table:table-cell office:value-type="float" office:value="1">
            <text:p>1</text:p>
          </table:table-cell>
          <table:table-cell office:value-type="string">
            <text:p>Industries diverses </text:p>
          </table:table-cell>
          <table:table-cell office:value-type="float" office:value="187">
            <text:p>187</text:p>
          </table:table-cell>
          <table:table-cell office:value-type="string">
            <text:p>NULL</text:p>
          </table:table-cell>
        </table:table-row>
        <table:table-row>
          <table:table-cell office:value-type="float" office:value="7">
            <text:p>7</text:p>
          </table:table-cell>
          <table:table-cell office:value-type="string">
            <text:p>Opération non publiables </text:p>
          </table:table-cell>
          <table:table-cell office:value-type="float" office:value="187">
            <text:p>187</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187">
            <text:p>187</text:p>
          </table:table-cell>
          <table:table-cell office:value-type="string">
            <text:p>NULL</text:p>
          </table:table-cell>
        </table:table-row>
        <table:table-row>
          <table:table-cell office:value-type="float" office:value="1">
            <text:p>1</text:p>
          </table:table-cell>
          <table:table-cell office:value-type="string">
            <text:p>Etudes des industries locales </text:p>
          </table:table-cell>
          <table:table-cell office:value-type="float" office:value="191">
            <text:p>191</text:p>
          </table:table-cell>
          <table:table-cell office:value-type="string">
            <text:p>NULL</text:p>
          </table:table-cell>
        </table:table-row>
        <table:table-row>
          <table:table-cell office:value-type="float" office:value="2">
            <text:p>2</text:p>
          </table:table-cell>
          <table:table-cell office:value-type="string">
            <text:p>Assistance</text:p>
          </table:table-cell>
          <table:table-cell office:value-type="float" office:value="191">
            <text:p>191</text:p>
          </table:table-cell>
          <table:table-cell office:value-type="string">
            <text:p>NULL</text:p>
          </table:table-cell>
        </table:table-row>
        <table:table-row>
          <table:table-cell office:value-type="float" office:value="7">
            <text:p>7</text:p>
          </table:table-cell>
          <table:table-cell office:value-type="string">
            <text:p>Maturation </text:p>
          </table:table-cell>
          <table:table-cell office:value-type="float" office:value="191">
            <text:p>191</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131">
            <text:p>131</text:p>
          </table:table-cell>
          <table:table-cell office:value-type="string">
            <text:p>NULL</text:p>
          </table:table-cell>
        </table:table-row>
        <table:table-row>
          <table:table-cell office:value-type="float" office:value="2">
            <text:p>2</text:p>
          </table:table-cell>
          <table:table-cell office:value-type="string">
            <text:p>Recherches</text:p>
          </table:table-cell>
          <table:table-cell office:value-type="float" office:value="131">
            <text:p>131</text:p>
          </table:table-cell>
          <table:table-cell office:value-type="string">
            <text:p>NULL</text:p>
          </table:table-cell>
        </table:table-row>
        <table:table-row>
          <table:table-cell office:value-type="float" office:value="7">
            <text:p>7</text:p>
          </table:table-cell>
          <table:table-cell office:value-type="string">
            <text:p>Maturation </text:p>
          </table:table-cell>
          <table:table-cell office:value-type="float" office:value="131">
            <text:p>13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131">
            <text:p>131</text:p>
          </table:table-cell>
          <table:table-cell office:value-type="string">
            <text:p>NULL</text:p>
          </table:table-cell>
        </table:table-row>
        <table:table-row>
          <table:table-cell office:value-type="float" office:value="1">
            <text:p>1</text:p>
          </table:table-cell>
          <table:table-cell office:value-type="string">
            <text:p>Défrichement </text:p>
          </table:table-cell>
          <table:table-cell office:value-type="float" office:value="215">
            <text:p>215</text:p>
          </table:table-cell>
          <table:table-cell office:value-type="string">
            <text:p>Décis du04/08/2 002</text:p>
          </table:table-cell>
        </table:table-row>
        <table:table-row>
          <table:table-cell office:value-type="float" office:value="2">
            <text:p>2</text:p>
          </table:table-cell>
          <table:table-cell office:value-type="string">
            <text:p>Conservation des sols </text:p>
          </table:table-cell>
          <table:table-cell office:value-type="float" office:value="215">
            <text:p>215</text:p>
          </table:table-cell>
          <table:table-cell office:value-type="string">
            <text:p>NULL</text:p>
          </table:table-cell>
        </table:table-row>
        <table:table-row>
          <table:table-cell office:value-type="float" office:value="3">
            <text:p>3</text:p>
          </table:table-cell>
          <table:table-cell office:value-type="string">
            <text:p>Aménagement steppe </text:p>
          </table:table-cell>
          <table:table-cell office:value-type="float" office:value="215">
            <text:p>215</text:p>
          </table:table-cell>
          <table:table-cell office:value-type="string">
            <text:p>NULL</text:p>
          </table:table-cell>
        </table:table-row>
        <table:table-row>
          <table:table-cell office:value-type="float" office:value="4">
            <text:p>4</text:p>
          </table:table-cell>
          <table:table-cell office:value-type="string">
            <text:p>Aménagement des montagnes </text:p>
          </table:table-cell>
          <table:table-cell office:value-type="float" office:value="215">
            <text:p>215</text:p>
          </table:table-cell>
          <table:table-cell office:value-type="string">
            <text:p>NULL</text:p>
          </table:table-cell>
        </table:table-row>
        <table:table-row>
          <table:table-cell office:value-type="float" office:value="5">
            <text:p>5</text:p>
          </table:table-cell>
          <table:table-cell office:value-type="string">
            <text:p>Pépinières</text:p>
          </table:table-cell>
          <table:table-cell office:value-type="float" office:value="215">
            <text:p>215</text:p>
          </table:table-cell>
          <table:table-cell office:value-type="string">
            <text:p>NULL</text:p>
          </table:table-cell>
        </table:table-row>
        <table:table-row>
          <table:table-cell office:value-type="float" office:value="6">
            <text:p>6</text:p>
          </table:table-cell>
          <table:table-cell office:value-type="string">
            <text:p>Assainissement drainage</text:p>
          </table:table-cell>
          <table:table-cell office:value-type="float" office:value="215">
            <text:p>215</text:p>
          </table:table-cell>
          <table:table-cell office:value-type="string">
            <text:p>NULL</text:p>
          </table:table-cell>
        </table:table-row>
        <table:table-row>
          <table:table-cell office:value-type="float" office:value="7">
            <text:p>7</text:p>
          </table:table-cell>
          <table:table-cell office:value-type="string">
            <text:p>Puits et fourrages de parcours</text:p>
          </table:table-cell>
          <table:table-cell office:value-type="float" office:value="215">
            <text:p>215</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15">
            <text:p>215</text:p>
          </table:table-cell>
          <table:table-cell office:value-type="string">
            <text:p>NULL</text:p>
          </table:table-cell>
        </table:table-row>
        <table:table-row>
          <table:table-cell office:value-type="float" office:value="9">
            <text:p>9</text:p>
          </table:table-cell>
          <table:table-cell office:value-type="string">
            <text:p>Rénovation </text:p>
          </table:table-cell>
          <table:table-cell office:value-type="float" office:value="215">
            <text:p>215</text:p>
          </table:table-cell>
          <table:table-cell office:value-type="string">
            <text:p>NULL</text:p>
          </table:table-cell>
        </table:table-row>
        <table:table-row>
          <table:table-cell office:value-type="float" office:value="1">
            <text:p>1</text:p>
          </table:table-cell>
          <table:table-cell office:value-type="string">
            <text:p>Etudes de prise en considération des aménagement hydrauliques </text:p>
          </table:table-cell>
          <table:table-cell office:value-type="float" office:value="312">
            <text:p>312</text:p>
          </table:table-cell>
          <table:table-cell office:value-type="string">
            <text:p>NULL</text:p>
          </table:table-cell>
        </table:table-row>
        <table:table-row>
          <table:table-cell office:value-type="float" office:value="2">
            <text:p>2</text:p>
          </table:table-cell>
          <table:table-cell office:value-type="string">
            <text:p>Etudes de programmaticion des investissement hydraulique </text:p>
          </table:table-cell>
          <table:table-cell office:value-type="float" office:value="312">
            <text:p>312</text:p>
          </table:table-cell>
          <table:table-cell office:value-type="string">
            <text:p>NULL</text:p>
          </table:table-cell>
        </table:table-row>
        <table:table-row>
          <table:table-cell office:value-type="float" office:value="3">
            <text:p>3</text:p>
          </table:table-cell>
          <table:table-cell office:value-type="string">
            <text:p>Recherche appliquée à hydrauliques </text:p>
          </table:table-cell>
          <table:table-cell office:value-type="float" office:value="312">
            <text:p>312</text:p>
          </table:table-cell>
          <table:table-cell office:value-type="string">
            <text:p>NULL</text:p>
          </table:table-cell>
        </table:table-row>
        <table:table-row>
          <table:table-cell office:value-type="float" office:value="4">
            <text:p>4</text:p>
          </table:table-cell>
          <table:table-cell office:value-type="string">
            <text:p>Etudes économiques et socio économiques </text:p>
          </table:table-cell>
          <table:table-cell office:value-type="float" office:value="312">
            <text:p>312</text:p>
          </table:table-cell>
          <table:table-cell office:value-type="string">
            <text:p>NULL</text:p>
          </table:table-cell>
        </table:table-row>
        <table:table-row>
          <table:table-cell office:value-type="float" office:value="5">
            <text:p>5</text:p>
          </table:table-cell>
          <table:table-cell office:value-type="string">
            <text:p>Etudes juridiques </text:p>
          </table:table-cell>
          <table:table-cell office:value-type="float" office:value="312">
            <text:p>312</text:p>
          </table:table-cell>
          <table:table-cell office:value-type="string">
            <text:p>NULL</text:p>
          </table:table-cell>
        </table:table-row>
        <table:table-row>
          <table:table-cell office:value-type="float" office:value="6">
            <text:p>6</text:p>
          </table:table-cell>
          <table:table-cell office:value-type="string">
            <text:p>Etudes </text:p>
          </table:table-cell>
          <table:table-cell office:value-type="float" office:value="312">
            <text:p>312</text:p>
          </table:table-cell>
          <table:table-cell office:value-type="string">
            <text:p>NULL</text:p>
          </table:table-cell>
        </table:table-row>
        <table:table-row>
          <table:table-cell office:value-type="float" office:value="1">
            <text:p>1</text:p>
          </table:table-cell>
          <table:table-cell office:value-type="string">
            <text:p>Etudes générales</text:p>
          </table:table-cell>
          <table:table-cell office:value-type="float" office:value="315">
            <text:p>315</text:p>
          </table:table-cell>
          <table:table-cell office:value-type="string">
            <text:p>NULL</text:p>
          </table:table-cell>
        </table:table-row>
        <table:table-row>
          <table:table-cell office:value-type="float" office:value="2">
            <text:p>2</text:p>
          </table:table-cell>
          <table:table-cell office:value-type="string">
            <text:p>Etudes hydrogéologiques</text:p>
          </table:table-cell>
          <table:table-cell office:value-type="float" office:value="315">
            <text:p>315</text:p>
          </table:table-cell>
          <table:table-cell office:value-type="string">
            <text:p>NULL</text:p>
          </table:table-cell>
        </table:table-row>
        <table:table-row>
          <table:table-cell office:value-type="float" office:value="3">
            <text:p>3</text:p>
          </table:table-cell>
          <table:table-cell office:value-type="string">
            <text:p>Etudes hydrologiques</text:p>
          </table:table-cell>
          <table:table-cell office:value-type="float" office:value="315">
            <text:p>315</text:p>
          </table:table-cell>
          <table:table-cell office:value-type="string">
            <text:p>NULL</text:p>
          </table:table-cell>
        </table:table-row>
        <table:table-row>
          <table:table-cell office:value-type="float" office:value="4">
            <text:p>4</text:p>
          </table:table-cell>
          <table:table-cell office:value-type="string">
            <text:p>Schémas directeurs</text:p>
          </table:table-cell>
          <table:table-cell office:value-type="float" office:value="315">
            <text:p>315</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315">
            <text:p>315</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321">
            <text:p>321</text:p>
          </table:table-cell>
          <table:table-cell office:value-type="string">
            <text:p>NULL</text:p>
          </table:table-cell>
        </table:table-row>
        <table:table-row>
          <table:table-cell office:value-type="float" office:value="2">
            <text:p>2</text:p>
          </table:table-cell>
          <table:table-cell office:value-type="string">
            <text:p>Barrages</text:p>
          </table:table-cell>
          <table:table-cell office:value-type="float" office:value="321">
            <text:p>321</text:p>
          </table:table-cell>
          <table:table-cell office:value-type="string">
            <text:p>NULL</text:p>
          </table:table-cell>
        </table:table-row>
        <table:table-row>
          <table:table-cell office:value-type="float" office:value="3">
            <text:p>3</text:p>
          </table:table-cell>
          <table:table-cell office:value-type="string">
            <text:p>Etudes de faisabilité et de maturation </text:p>
          </table:table-cell>
          <table:table-cell office:value-type="float" office:value="321">
            <text:p>321</text:p>
          </table:table-cell>
          <table:table-cell office:value-type="string">
            <text:p>NULL</text:p>
          </table:table-cell>
        </table:table-row>
        <table:table-row>
          <table:table-cell office:value-type="float" office:value="4">
            <text:p>4</text:p>
          </table:table-cell>
          <table:table-cell office:value-type="string">
            <text:p>Barrages moyeens </text:p>
          </table:table-cell>
          <table:table-cell office:value-type="float" office:value="321">
            <text:p>321</text:p>
          </table:table-cell>
          <table:table-cell office:value-type="string">
            <text:p>NULL</text:p>
          </table:table-cell>
        </table:table-row>
        <table:table-row>
          <table:table-cell office:value-type="float" office:value="5">
            <text:p>5</text:p>
          </table:table-cell>
          <table:table-cell office:value-type="string">
            <text:p>Etudes dexécution, suivi, expertise et contrôle </text:p>
          </table:table-cell>
          <table:table-cell office:value-type="float" office:value="321">
            <text:p>321</text:p>
          </table:table-cell>
          <table:table-cell office:value-type="string">
            <text:p>NULL</text:p>
          </table:table-cell>
        </table:table-row>
        <table:table-row>
          <table:table-cell office:value-type="float" office:value="6">
            <text:p>6</text:p>
          </table:table-cell>
          <table:table-cell office:value-type="string">
            <text:p>Confortement</text:p>
          </table:table-cell>
          <table:table-cell office:value-type="float" office:value="321">
            <text:p>321</text:p>
          </table:table-cell>
          <table:table-cell office:value-type="string">
            <text:p>NULL</text:p>
          </table:table-cell>
        </table:table-row>
        <table:table-row>
          <table:table-cell office:value-type="float" office:value="7">
            <text:p>7</text:p>
          </table:table-cell>
          <table:table-cell office:value-type="string">
            <text:p>Dévasement</text:p>
          </table:table-cell>
          <table:table-cell office:value-type="float" office:value="321">
            <text:p>3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321">
            <text:p>321</text:p>
          </table:table-cell>
          <table:table-cell office:value-type="string">
            <text:p>NULL</text:p>
          </table:table-cell>
        </table:table-row>
        <table:table-row>
          <table:table-cell office:value-type="float" office:value="9">
            <text:p>9</text:p>
          </table:table-cell>
          <table:table-cell office:value-type="string">
            <text:p>exploitation et grosses réparations</text:p>
          </table:table-cell>
          <table:table-cell office:value-type="float" office:value="321">
            <text:p>321</text:p>
          </table:table-cell>
          <table:table-cell office:value-type="string">
            <text:p>NULL</text:p>
          </table:table-cell>
        </table:table-row>
        <table:table-row>
          <table:table-cell office:value-type="float" office:value="1">
            <text:p>1</text:p>
          </table:table-cell>
          <table:table-cell office:value-type="string">
            <text:p>Adducation a usage agricole</text:p>
          </table:table-cell>
          <table:table-cell office:value-type="float" office:value="323">
            <text:p>323</text:p>
          </table:table-cell>
          <table:table-cell office:value-type="string">
            <text:p>NULL</text:p>
          </table:table-cell>
        </table:table-row>
        <table:table-row>
          <table:table-cell office:value-type="float" office:value="2">
            <text:p>2</text:p>
          </table:table-cell>
          <table:table-cell office:value-type="string">
            <text:p>Grandes adducation d'eau potable et industrielle</text:p>
          </table:table-cell>
          <table:table-cell office:value-type="float" office:value="323">
            <text:p>323</text:p>
          </table:table-cell>
          <table:table-cell office:value-type="string">
            <text:p>NULL</text:p>
          </table:table-cell>
        </table:table-row>
        <table:table-row>
          <table:table-cell office:value-type="float" office:value="3">
            <text:p>3</text:p>
          </table:table-cell>
          <table:table-cell office:value-type="string">
            <text:p>Etudes de grandes adducations</text:p>
          </table:table-cell>
          <table:table-cell office:value-type="float" office:value="323">
            <text:p>323</text:p>
          </table:table-cell>
          <table:table-cell office:value-type="string">
            <text:p>NULL</text:p>
          </table:table-cell>
        </table:table-row>
        <table:table-row>
          <table:table-cell office:value-type="float" office:value="4">
            <text:p>4</text:p>
          </table:table-cell>
          <table:table-cell office:value-type="string">
            <text:p>Grandes adducation pour agglomérations et quartiers exstants</text:p>
          </table:table-cell>
          <table:table-cell office:value-type="float" office:value="323">
            <text:p>323</text:p>
          </table:table-cell>
          <table:table-cell office:value-type="string">
            <text:p>NULL</text:p>
          </table:table-cell>
        </table:table-row>
        <table:table-row>
          <table:table-cell office:value-type="float" office:value="5">
            <text:p>5</text:p>
          </table:table-cell>
          <table:table-cell office:value-type="string">
            <text:p>Autres grandes adducations </text:p>
          </table:table-cell>
          <table:table-cell office:value-type="float" office:value="323">
            <text:p>323</text:p>
          </table:table-cell>
          <table:table-cell office:value-type="string">
            <text:p>NULL</text:p>
          </table:table-cell>
        </table:table-row>
        <table:table-row>
          <table:table-cell office:value-type="float" office:value="6">
            <text:p>6</text:p>
          </table:table-cell>
          <table:table-cell office:value-type="string">
            <text:p>Interventions sur reseaux existants </text:p>
          </table:table-cell>
          <table:table-cell office:value-type="float" office:value="323">
            <text:p>323</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323">
            <text:p>323</text:p>
          </table:table-cell>
          <table:table-cell office:value-type="string">
            <text:p>NULL</text:p>
          </table:table-cell>
        </table:table-row>
        <table:table-row>
          <table:table-cell office:value-type="float" office:value="1">
            <text:p>1</text:p>
          </table:table-cell>
          <table:table-cell office:value-type="string">
            <text:p>Etudes d'avant projets </text:p>
          </table:table-cell>
          <table:table-cell office:value-type="float" office:value="341">
            <text:p>341</text:p>
          </table:table-cell>
          <table:table-cell office:value-type="string">
            <text:p>NULL</text:p>
          </table:table-cell>
        </table:table-row>
        <table:table-row>
          <table:table-cell office:value-type="float" office:value="2">
            <text:p>2</text:p>
          </table:table-cell>
          <table:table-cell office:value-type="string">
            <text:p>Alimentation en eau potable</text:p>
          </table:table-cell>
          <table:table-cell office:value-type="float" office:value="341">
            <text:p>341</text:p>
          </table:table-cell>
          <table:table-cell office:value-type="string">
            <text:p>NULL</text:p>
          </table:table-cell>
        </table:table-row>
        <table:table-row>
          <table:table-cell office:value-type="float" office:value="3">
            <text:p>3</text:p>
          </table:table-cell>
          <table:table-cell office:value-type="string">
            <text:p>Traitement des eaux </text:p>
          </table:table-cell>
          <table:table-cell office:value-type="float" office:value="341">
            <text:p>341</text:p>
          </table:table-cell>
          <table:table-cell office:value-type="string">
            <text:p>NULL</text:p>
          </table:table-cell>
        </table:table-row>
        <table:table-row>
          <table:table-cell office:value-type="float" office:value="4">
            <text:p>4</text:p>
          </table:table-cell>
          <table:table-cell office:value-type="string">
            <text:p>Stations et ouvrajes de stockage et dedistribution d'eaux </text:p>
          </table:table-cell>
          <table:table-cell office:value-type="float" office:value="341">
            <text:p>341</text:p>
          </table:table-cell>
          <table:table-cell office:value-type="string">
            <text:p>NULL</text:p>
          </table:table-cell>
        </table:table-row>
        <table:table-row>
          <table:table-cell office:value-type="float" office:value="5">
            <text:p>5</text:p>
          </table:table-cell>
          <table:table-cell office:value-type="string">
            <text:p>Intervantion sur réseaux existants </text:p>
          </table:table-cell>
          <table:table-cell office:value-type="float" office:value="341">
            <text:p>341</text:p>
          </table:table-cell>
          <table:table-cell office:value-type="string">
            <text:p>NULL</text:p>
          </table:table-cell>
        </table:table-row>
        <table:table-row>
          <table:table-cell office:value-type="float" office:value="8">
            <text:p>8</text:p>
          </table:table-cell>
          <table:table-cell office:value-type="string">
            <text:p>Autres </text:p>
          </table:table-cell>
          <table:table-cell office:value-type="float" office:value="341">
            <text:p>341</text:p>
          </table:table-cell>
          <table:table-cell office:value-type="string">
            <text:p>NULL</text:p>
          </table:table-cell>
        </table:table-row>
        <table:table-row>
          <table:table-cell office:value-type="float" office:value="9">
            <text:p>9</text:p>
          </table:table-cell>
          <table:table-cell office:value-type="string">
            <text:p>Renouvellement des reseaux</text:p>
          </table:table-cell>
          <table:table-cell office:value-type="float" office:value="341">
            <text:p>341</text:p>
          </table:table-cell>
          <table:table-cell office:value-type="string">
            <text:p>NULL</text:p>
          </table:table-cell>
        </table:table-row>
        <table:table-row>
          <table:table-cell office:value-type="float" office:value="1">
            <text:p>1</text:p>
          </table:table-cell>
          <table:table-cell office:value-type="string">
            <text:p>Etudes d'avant projet</text:p>
          </table:table-cell>
          <table:table-cell office:value-type="float" office:value="342">
            <text:p>342</text:p>
          </table:table-cell>
          <table:table-cell office:value-type="string">
            <text:p>NULL</text:p>
          </table:table-cell>
        </table:table-row>
        <table:table-row>
          <table:table-cell office:value-type="float" office:value="2">
            <text:p>2</text:p>
          </table:table-cell>
          <table:table-cell office:value-type="string">
            <text:p>Assinissements</text:p>
          </table:table-cell>
          <table:table-cell office:value-type="float" office:value="342">
            <text:p>342</text:p>
          </table:table-cell>
          <table:table-cell office:value-type="string">
            <text:p>NULL</text:p>
          </table:table-cell>
        </table:table-row>
        <table:table-row>
          <table:table-cell office:value-type="float" office:value="3">
            <text:p>3</text:p>
          </table:table-cell>
          <table:table-cell office:value-type="string">
            <text:p>Traitement des eaux </text:p>
          </table:table-cell>
          <table:table-cell office:value-type="float" office:value="342">
            <text:p>342</text:p>
          </table:table-cell>
          <table:table-cell office:value-type="string">
            <text:p>NULL</text:p>
          </table:table-cell>
        </table:table-row>
        <table:table-row>
          <table:table-cell office:value-type="float" office:value="4">
            <text:p>4</text:p>
          </table:table-cell>
          <table:table-cell office:value-type="string">
            <text:p>Curage et recalibrage d'oueds</text:p>
          </table:table-cell>
          <table:table-cell office:value-type="float" office:value="342">
            <text:p>342</text:p>
          </table:table-cell>
          <table:table-cell office:value-type="string">
            <text:p>NULL</text:p>
          </table:table-cell>
        </table:table-row>
        <table:table-row>
          <table:table-cell office:value-type="float" office:value="5">
            <text:p>5</text:p>
          </table:table-cell>
          <table:table-cell office:value-type="string">
            <text:p>Traitementdes ordures</text:p>
          </table:table-cell>
          <table:table-cell office:value-type="float" office:value="342">
            <text:p>342</text:p>
          </table:table-cell>
          <table:table-cell office:value-type="string">
            <text:p>NULL</text:p>
          </table:table-cell>
        </table:table-row>
        <table:table-row>
          <table:table-cell office:value-type="float" office:value="6">
            <text:p>6</text:p>
          </table:table-cell>
          <table:table-cell office:value-type="string">
            <text:p>Ouvrages et travaux de protection contre les crues</text:p>
          </table:table-cell>
          <table:table-cell office:value-type="float" office:value="342">
            <text:p>342</text:p>
          </table:table-cell>
          <table:table-cell office:value-type="string">
            <text:p>NULL</text:p>
          </table:table-cell>
        </table:table-row>
        <table:table-row>
          <table:table-cell office:value-type="float" office:value="7">
            <text:p>7</text:p>
          </table:table-cell>
          <table:table-cell office:value-type="string">
            <text:p>Intervention des reseaux existant</text:p>
          </table:table-cell>
          <table:table-cell office:value-type="float" office:value="342">
            <text:p>342</text:p>
          </table:table-cell>
          <table:table-cell office:value-type="string">
            <text:p>NULL</text:p>
          </table:table-cell>
        </table:table-row>
        <table:table-row>
          <table:table-cell office:value-type="float" office:value="9">
            <text:p>9</text:p>
          </table:table-cell>
          <table:table-cell office:value-type="string">
            <text:p>Autres </text:p>
          </table:table-cell>
          <table:table-cell office:value-type="float" office:value="342">
            <text:p>342</text:p>
          </table:table-cell>
          <table:table-cell office:value-type="string">
            <text:p>NULL</text:p>
          </table:table-cell>
        </table:table-row>
        <table:table-row>
          <table:table-cell office:value-type="float" office:value="1">
            <text:p>1</text:p>
          </table:table-cell>
          <table:table-cell office:value-type="string">
            <text:p>Etudes hydrogéologique </text:p>
          </table:table-cell>
          <table:table-cell office:value-type="float" office:value="311">
            <text:p>311</text:p>
          </table:table-cell>
          <table:table-cell office:value-type="string">
            <text:p>NULL</text:p>
          </table:table-cell>
        </table:table-row>
        <table:table-row>
          <table:table-cell office:value-type="float" office:value="2">
            <text:p>2</text:p>
          </table:table-cell>
          <table:table-cell office:value-type="string">
            <text:p>Etudes hydrologique </text:p>
          </table:table-cell>
          <table:table-cell office:value-type="float" office:value="311">
            <text:p>311</text:p>
          </table:table-cell>
          <table:table-cell office:value-type="string">
            <text:p>NULL</text:p>
          </table:table-cell>
        </table:table-row>
        <table:table-row>
          <table:table-cell office:value-type="float" office:value="3">
            <text:p>3</text:p>
          </table:table-cell>
          <table:table-cell office:value-type="string">
            <text:p>Etudes agropédologique </text:p>
          </table:table-cell>
          <table:table-cell office:value-type="float" office:value="311">
            <text:p>311</text:p>
          </table:table-cell>
          <table:table-cell office:value-type="string">
            <text:p>NULL</text:p>
          </table:table-cell>
        </table:table-row>
        <table:table-row>
          <table:table-cell office:value-type="float" office:value="4">
            <text:p>4</text:p>
          </table:table-cell>
          <table:table-cell office:value-type="string">
            <text:p>Experimentation hydrologique </text:p>
          </table:table-cell>
          <table:table-cell office:value-type="float" office:value="311">
            <text:p>311</text:p>
          </table:table-cell>
          <table:table-cell office:value-type="string">
            <text:p>NULL</text:p>
          </table:table-cell>
        </table:table-row>
        <table:table-row>
          <table:table-cell office:value-type="float" office:value="5">
            <text:p>5</text:p>
          </table:table-cell>
          <table:table-cell office:value-type="string">
            <text:p>Conservation des ressources en eaux </text:p>
          </table:table-cell>
          <table:table-cell office:value-type="float" office:value="311">
            <text:p>311</text:p>
          </table:table-cell>
          <table:table-cell office:value-type="string">
            <text:p>NULL</text:p>
          </table:table-cell>
        </table:table-row>
        <table:table-row>
          <table:table-cell office:value-type="float" office:value="6">
            <text:p>6</text:p>
          </table:table-cell>
          <table:table-cell office:value-type="string">
            <text:p>Forage de reconnaissances </text:p>
          </table:table-cell>
          <table:table-cell office:value-type="float" office:value="311">
            <text:p>311</text:p>
          </table:table-cell>
          <table:table-cell office:value-type="string">
            <text:p>NULL</text:p>
          </table:table-cell>
        </table:table-row>
        <table:table-row>
          <table:table-cell office:value-type="float" office:value="7">
            <text:p>7</text:p>
          </table:table-cell>
          <table:table-cell office:value-type="string">
            <text:p>Maturation</text:p>
          </table:table-cell>
          <table:table-cell office:value-type="float" office:value="311">
            <text:p>311</text:p>
          </table:table-cell>
          <table:table-cell office:value-type="string">
            <text:p>NULL</text:p>
          </table:table-cell>
        </table:table-row>
        <table:table-row>
          <table:table-cell office:value-type="float" office:value="1">
            <text:p>1</text:p>
          </table:table-cell>
          <table:table-cell office:value-type="string">
            <text:p>Infrastructures</text:p>
          </table:table-cell>
          <table:table-cell office:value-type="float" office:value="316">
            <text:p>316</text:p>
          </table:table-cell>
          <table:table-cell office:value-type="string">
            <text:p>NULL</text:p>
          </table:table-cell>
        </table:table-row>
        <table:table-row>
          <table:table-cell office:value-type="float" office:value="2">
            <text:p>2</text:p>
          </table:table-cell>
          <table:table-cell office:value-type="string">
            <text:p>Rehabilitation des oivrages</text:p>
          </table:table-cell>
          <table:table-cell office:value-type="float" office:value="316">
            <text:p>316</text:p>
          </table:table-cell>
          <table:table-cell office:value-type="string">
            <text:p>NULL</text:p>
          </table:table-cell>
        </table:table-row>
        <table:table-row>
          <table:table-cell office:value-type="float" office:value="3">
            <text:p>3</text:p>
          </table:table-cell>
          <table:table-cell office:value-type="string">
            <text:p>Renovation des reseaux</text:p>
          </table:table-cell>
          <table:table-cell office:value-type="float" office:value="316">
            <text:p>316</text:p>
          </table:table-cell>
          <table:table-cell office:value-type="string">
            <text:p>Décis du04/08/2 002</text:p>
          </table:table-cell>
        </table:table-row>
        <table:table-row>
          <table:table-cell office:value-type="float" office:value="4">
            <text:p>4</text:p>
          </table:table-cell>
          <table:table-cell office:value-type="string">
            <text:p>Equipements</text:p>
          </table:table-cell>
          <table:table-cell office:value-type="float" office:value="316">
            <text:p>316</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316">
            <text:p>316</text:p>
          </table:table-cell>
          <table:table-cell office:value-type="string">
            <text:p>NULL</text:p>
          </table:table-cell>
        </table:table-row>
        <table:table-row>
          <table:table-cell office:value-type="float" office:value="1">
            <text:p>1</text:p>
          </table:table-cell>
          <table:table-cell office:value-type="string">
            <text:p>Batiments</text:p>
          </table:table-cell>
          <table:table-cell office:value-type="float" office:value="317">
            <text:p>317</text:p>
          </table:table-cell>
          <table:table-cell office:value-type="string">
            <text:p>NULL</text:p>
          </table:table-cell>
        </table:table-row>
        <table:table-row>
          <table:table-cell office:value-type="float" office:value="2">
            <text:p>2</text:p>
          </table:table-cell>
          <table:table-cell office:value-type="string">
            <text:p>Equipements</text:p>
          </table:table-cell>
          <table:table-cell office:value-type="float" office:value="317">
            <text:p>317</text:p>
          </table:table-cell>
          <table:table-cell office:value-type="string">
            <text:p>NULL</text:p>
          </table:table-cell>
        </table:table-row>
        <table:table-row>
          <table:table-cell office:value-type="float" office:value="3">
            <text:p>3</text:p>
          </table:table-cell>
          <table:table-cell office:value-type="string">
            <text:p>Organismes</text:p>
          </table:table-cell>
          <table:table-cell office:value-type="float" office:value="317">
            <text:p>317</text:p>
          </table:table-cell>
          <table:table-cell office:value-type="string">
            <text:p>Décis du04/08/2 002</text:p>
          </table:table-cell>
        </table:table-row>
        <table:table-row>
          <table:table-cell office:value-type="float" office:value="4">
            <text:p>4</text:p>
          </table:table-cell>
          <table:table-cell office:value-type="string">
            <text:p>Renovation desouvrages </text:p>
          </table:table-cell>
          <table:table-cell office:value-type="float" office:value="317">
            <text:p>317</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317">
            <text:p>317</text:p>
          </table:table-cell>
          <table:table-cell office:value-type="string">
            <text:p>NULL</text:p>
          </table:table-cell>
        </table:table-row>
        <table:table-row>
          <table:table-cell office:value-type="float" office:value="1">
            <text:p>1</text:p>
          </table:table-cell>
          <table:table-cell office:value-type="string">
            <text:p>Grands forages</text:p>
          </table:table-cell>
          <table:table-cell office:value-type="float" office:value="322">
            <text:p>322</text:p>
          </table:table-cell>
          <table:table-cell office:value-type="string">
            <text:p>NULL</text:p>
          </table:table-cell>
        </table:table-row>
        <table:table-row>
          <table:table-cell office:value-type="float" office:value="2">
            <text:p>2</text:p>
          </table:table-cell>
          <table:table-cell office:value-type="string">
            <text:p>Forages moyens</text:p>
          </table:table-cell>
          <table:table-cell office:value-type="float" office:value="322">
            <text:p>322</text:p>
          </table:table-cell>
          <table:table-cell office:value-type="string">
            <text:p>NULL</text:p>
          </table:table-cell>
        </table:table-row>
        <table:table-row>
          <table:table-cell office:value-type="float" office:value="3">
            <text:p>3</text:p>
          </table:table-cell>
          <table:table-cell office:value-type="string">
            <text:p>Equipements des forages</text:p>
          </table:table-cell>
          <table:table-cell office:value-type="float" office:value="322">
            <text:p>32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322">
            <text:p>322</text:p>
          </table:table-cell>
          <table:table-cell office:value-type="string">
            <text:p>NULL</text:p>
          </table:table-cell>
        </table:table-row>
        <table:table-row>
          <table:table-cell office:value-type="float" office:value="1">
            <text:p>1</text:p>
          </table:table-cell>
          <table:table-cell office:value-type="string">
            <text:p>Restructuration fonciére </text:p>
          </table:table-cell>
          <table:table-cell office:value-type="float" office:value="331">
            <text:p>331</text:p>
          </table:table-cell>
          <table:table-cell office:value-type="string">
            <text:p>NULL</text:p>
          </table:table-cell>
        </table:table-row>
        <table:table-row>
          <table:table-cell office:value-type="float" office:value="2">
            <text:p>2</text:p>
          </table:table-cell>
          <table:table-cell office:value-type="string">
            <text:p>Avant projets d'irrigation et de drainage </text:p>
          </table:table-cell>
          <table:table-cell office:value-type="float" office:value="331">
            <text:p>331</text:p>
          </table:table-cell>
          <table:table-cell office:value-type="string">
            <text:p>NULL</text:p>
          </table:table-cell>
        </table:table-row>
        <table:table-row>
          <table:table-cell office:value-type="float" office:value="3">
            <text:p>3</text:p>
          </table:table-cell>
          <table:table-cell office:value-type="string">
            <text:p>Avants projets d'irrigation de drainage et de drainage </text:p>
          </table:table-cell>
          <table:table-cell office:value-type="float" office:value="331">
            <text:p>331</text:p>
          </table:table-cell>
          <table:table-cell office:value-type="string">
            <text:p>NULL</text:p>
          </table:table-cell>
        </table:table-row>
        <table:table-row>
          <table:table-cell office:value-type="float" office:value="4">
            <text:p>4</text:p>
          </table:table-cell>
          <table:table-cell office:value-type="string">
            <text:p>Etudes d'aménagement </text:p>
          </table:table-cell>
          <table:table-cell office:value-type="float" office:value="331">
            <text:p>331</text:p>
          </table:table-cell>
          <table:table-cell office:value-type="string">
            <text:p>NULL</text:p>
          </table:table-cell>
        </table:table-row>
        <table:table-row>
          <table:table-cell office:value-type="float" office:value="5">
            <text:p>5</text:p>
          </table:table-cell>
          <table:table-cell office:value-type="string">
            <text:p>Etudes de reamenagement </text:p>
          </table:table-cell>
          <table:table-cell office:value-type="float" office:value="331">
            <text:p>331</text:p>
          </table:table-cell>
          <table:table-cell office:value-type="string">
            <text:p>NULL</text:p>
          </table:table-cell>
        </table:table-row>
        <table:table-row>
          <table:table-cell office:value-type="float" office:value="1">
            <text:p>1</text:p>
          </table:table-cell>
          <table:table-cell office:value-type="string">
            <text:p>Irrigation</text:p>
          </table:table-cell>
          <table:table-cell office:value-type="float" office:value="332">
            <text:p>332</text:p>
          </table:table-cell>
          <table:table-cell office:value-type="string">
            <text:p>Décis du04/08/2 002</text:p>
          </table:table-cell>
        </table:table-row>
        <table:table-row>
          <table:table-cell office:value-type="float" office:value="2">
            <text:p>2</text:p>
          </table:table-cell>
          <table:table-cell office:value-type="string">
            <text:p>Assainissements drainage</text:p>
          </table:table-cell>
          <table:table-cell office:value-type="float" office:value="332">
            <text:p>332</text:p>
          </table:table-cell>
          <table:table-cell office:value-type="string">
            <text:p>NULL</text:p>
          </table:table-cell>
        </table:table-row>
        <table:table-row>
          <table:table-cell office:value-type="float" office:value="3">
            <text:p>3</text:p>
          </table:table-cell>
          <table:table-cell office:value-type="string">
            <text:p>Infrastructures travaux connexes</text:p>
          </table:table-cell>
          <table:table-cell office:value-type="float" office:value="332">
            <text:p>332</text:p>
          </table:table-cell>
          <table:table-cell office:value-type="string">
            <text:p>NULL</text:p>
          </table:table-cell>
        </table:table-row>
        <table:table-row>
          <table:table-cell office:value-type="float" office:value="4">
            <text:p>4</text:p>
          </table:table-cell>
          <table:table-cell office:value-type="string">
            <text:p>Etudes </text:p>
          </table:table-cell>
          <table:table-cell office:value-type="float" office:value="332">
            <text:p>332</text:p>
          </table:table-cell>
          <table:table-cell office:value-type="string">
            <text:p>NULL</text:p>
          </table:table-cell>
        </table:table-row>
        <table:table-row>
          <table:table-cell office:value-type="float" office:value="5">
            <text:p>5</text:p>
          </table:table-cell>
          <table:table-cell office:value-type="string">
            <text:p>Adducation sagricoles</text:p>
          </table:table-cell>
          <table:table-cell office:value-type="float" office:value="332">
            <text:p>332</text:p>
          </table:table-cell>
          <table:table-cell office:value-type="string">
            <text:p>NULL</text:p>
          </table:table-cell>
        </table:table-row>
        <table:table-row>
          <table:table-cell office:value-type="float" office:value="6">
            <text:p>6</text:p>
          </table:table-cell>
          <table:table-cell office:value-type="string">
            <text:p>Reaménagements</text:p>
          </table:table-cell>
          <table:table-cell office:value-type="float" office:value="332">
            <text:p>332</text:p>
          </table:table-cell>
          <table:table-cell office:value-type="string">
            <text:p>NULL</text:p>
          </table:table-cell>
        </table:table-row>
        <table:table-row>
          <table:table-cell office:value-type="float" office:value="7">
            <text:p>7</text:p>
          </table:table-cell>
          <table:table-cell office:value-type="string">
            <text:p>Explotation et renouvellement</text:p>
          </table:table-cell>
          <table:table-cell office:value-type="float" office:value="332">
            <text:p>332</text:p>
          </table:table-cell>
          <table:table-cell office:value-type="string">
            <text:p>NULL</text:p>
          </table:table-cell>
        </table:table-row>
        <table:table-row>
          <table:table-cell office:value-type="float" office:value="1">
            <text:p>1</text:p>
          </table:table-cell>
          <table:table-cell office:value-type="string">
            <text:p>Lacs collinaires</text:p>
          </table:table-cell>
          <table:table-cell office:value-type="float" office:value="333">
            <text:p>333</text:p>
          </table:table-cell>
          <table:table-cell office:value-type="string">
            <text:p>NULL</text:p>
          </table:table-cell>
        </table:table-row>
        <table:table-row>
          <table:table-cell office:value-type="float" office:value="2">
            <text:p>2</text:p>
          </table:table-cell>
          <table:table-cell office:value-type="string">
            <text:p>Irrigation</text:p>
          </table:table-cell>
          <table:table-cell office:value-type="float" office:value="333">
            <text:p>333</text:p>
          </table:table-cell>
          <table:table-cell office:value-type="string">
            <text:p>NULL</text:p>
          </table:table-cell>
        </table:table-row>
        <table:table-row>
          <table:table-cell office:value-type="float" office:value="3">
            <text:p>3</text:p>
          </table:table-cell>
          <table:table-cell office:value-type="string">
            <text:p>Drainage</text:p>
          </table:table-cell>
          <table:table-cell office:value-type="float" office:value="333">
            <text:p>333</text:p>
          </table:table-cell>
          <table:table-cell office:value-type="string">
            <text:p>NULL</text:p>
          </table:table-cell>
        </table:table-row>
        <table:table-row>
          <table:table-cell office:value-type="float" office:value="4">
            <text:p>4</text:p>
          </table:table-cell>
          <table:table-cell office:value-type="string">
            <text:p>Epandage d'eaux des crues</text:p>
          </table:table-cell>
          <table:table-cell office:value-type="float" office:value="333">
            <text:p>333</text:p>
          </table:table-cell>
          <table:table-cell office:value-type="string">
            <text:p>NULL</text:p>
          </table:table-cell>
        </table:table-row>
        <table:table-row>
          <table:table-cell office:value-type="float" office:value="5">
            <text:p>5</text:p>
          </table:table-cell>
          <table:table-cell office:value-type="string">
            <text:p>Travaux connexes</text:p>
          </table:table-cell>
          <table:table-cell office:value-type="float" office:value="333">
            <text:p>333</text:p>
          </table:table-cell>
          <table:table-cell office:value-type="string">
            <text:p>NULL</text:p>
          </table:table-cell>
        </table:table-row>
        <table:table-row>
          <table:table-cell office:value-type="float" office:value="6">
            <text:p>6</text:p>
          </table:table-cell>
          <table:table-cell office:value-type="string">
            <text:p>Hydrauliques pastoales</text:p>
          </table:table-cell>
          <table:table-cell office:value-type="float" office:value="333">
            <text:p>333</text:p>
          </table:table-cell>
          <table:table-cell office:value-type="string">
            <text:p>NULL</text:p>
          </table:table-cell>
        </table:table-row>
        <table:table-row>
          <table:table-cell office:value-type="float" office:value="7">
            <text:p>7</text:p>
          </table:table-cell>
          <table:table-cell office:value-type="string">
            <text:p>Etudes de retenues collinaires</text:p>
          </table:table-cell>
          <table:table-cell office:value-type="float" office:value="333">
            <text:p>333</text:p>
          </table:table-cell>
          <table:table-cell office:value-type="string">
            <text:p>NULL</text:p>
          </table:table-cell>
        </table:table-row>
        <table:table-row>
          <table:table-cell office:value-type="float" office:value="9">
            <text:p>9</text:p>
          </table:table-cell>
          <table:table-cell office:value-type="string">
            <text:p>Renouvellement des reseaux</text:p>
          </table:table-cell>
          <table:table-cell office:value-type="float" office:value="333">
            <text:p>333</text:p>
          </table:table-cell>
          <table:table-cell office:value-type="string">
            <text:p>NULL</text:p>
          </table:table-cell>
        </table:table-row>
        <table:table-row>
          <table:table-cell office:value-type="float" office:value="1">
            <text:p>1</text:p>
          </table:table-cell>
          <table:table-cell office:value-type="string">
            <text:p>Entretien</text:p>
          </table:table-cell>
          <table:table-cell office:value-type="float" office:value="334">
            <text:p>334</text:p>
          </table:table-cell>
          <table:table-cell office:value-type="string">
            <text:p>Décis du04/08/2 002</text:p>
          </table:table-cell>
        </table:table-row>
        <table:table-row>
          <table:table-cell office:value-type="float" office:value="1">
            <text:p>1</text:p>
          </table:table-cell>
          <table:table-cell office:value-type="string">
            <text:p>Etudes generales </text:p>
          </table:table-cell>
          <table:table-cell office:value-type="float" office:value="214">
            <text:p>214</text:p>
          </table:table-cell>
          <table:table-cell office:value-type="string">
            <text:p>NULL</text:p>
          </table:table-cell>
        </table:table-row>
        <table:table-row>
          <table:table-cell office:value-type="float" office:value="2">
            <text:p>2</text:p>
          </table:table-cell>
          <table:table-cell office:value-type="string">
            <text:p>Etudes de maturation </text:p>
          </table:table-cell>
          <table:table-cell office:value-type="float" office:value="214">
            <text:p>214</text:p>
          </table:table-cell>
          <table:table-cell office:value-type="string">
            <text:p>Décis du04/08/2 002</text:p>
          </table:table-cell>
        </table:table-row>
        <table:table-row>
          <table:table-cell office:value-type="float" office:value="3">
            <text:p>3</text:p>
          </table:table-cell>
          <table:table-cell office:value-type="string">
            <text:p>Drecherches </text:p>
          </table:table-cell>
          <table:table-cell office:value-type="float" office:value="214">
            <text:p>214</text:p>
          </table:table-cell>
          <table:table-cell office:value-type="string">
            <text:p>NULL</text:p>
          </table:table-cell>
        </table:table-row>
        <table:table-row>
          <table:table-cell office:value-type="float" office:value="4">
            <text:p>4</text:p>
          </table:table-cell>
          <table:table-cell office:value-type="string">
            <text:p>Enquetes </text:p>
          </table:table-cell>
          <table:table-cell office:value-type="float" office:value="214">
            <text:p>214</text:p>
          </table:table-cell>
          <table:table-cell office:value-type="string">
            <text:p>NULL</text:p>
          </table:table-cell>
        </table:table-row>
        <table:table-row>
          <table:table-cell office:value-type="float" office:value="8">
            <text:p>8</text:p>
          </table:table-cell>
          <table:table-cell office:value-type="string">
            <text:p>Autres </text:p>
          </table:table-cell>
          <table:table-cell office:value-type="float" office:value="214">
            <text:p>214</text:p>
          </table:table-cell>
          <table:table-cell office:value-type="string">
            <text:p>NULL</text:p>
          </table:table-cell>
        </table:table-row>
        <table:table-row>
          <table:table-cell office:value-type="float" office:value="1">
            <text:p>1</text:p>
          </table:table-cell>
          <table:table-cell office:value-type="string">
            <text:p>Reboisement pepiniéres</text:p>
          </table:table-cell>
          <table:table-cell office:value-type="float" office:value="226">
            <text:p>226</text:p>
          </table:table-cell>
          <table:table-cell office:value-type="string">
            <text:p>NULL</text:p>
          </table:table-cell>
        </table:table-row>
        <table:table-row>
          <table:table-cell office:value-type="float" office:value="2">
            <text:p>2</text:p>
          </table:table-cell>
          <table:table-cell office:value-type="string">
            <text:p>Entretien et infrastructures</text:p>
          </table:table-cell>
          <table:table-cell office:value-type="float" office:value="226">
            <text:p>226</text:p>
          </table:table-cell>
          <table:table-cell office:value-type="string">
            <text:p>NULL</text:p>
          </table:table-cell>
        </table:table-row>
        <table:table-row>
          <table:table-cell office:value-type="float" office:value="3">
            <text:p>3</text:p>
          </table:table-cell>
          <table:table-cell office:value-type="string">
            <text:p>Exploitation des forets et de la nappe alfatières</text:p>
          </table:table-cell>
          <table:table-cell office:value-type="float" office:value="226">
            <text:p>226</text:p>
          </table:table-cell>
          <table:table-cell office:value-type="string">
            <text:p>Décis du04/08/2 002</text:p>
          </table:table-cell>
        </table:table-row>
        <table:table-row>
          <table:table-cell office:value-type="float" office:value="4">
            <text:p>4</text:p>
          </table:table-cell>
          <table:table-cell office:value-type="string">
            <text:p>Parcs et reserves cynégetiques </text:p>
          </table:table-cell>
          <table:table-cell office:value-type="float" office:value="226">
            <text:p>226</text:p>
          </table:table-cell>
          <table:table-cell office:value-type="string">
            <text:p>NULL</text:p>
          </table:table-cell>
        </table:table-row>
        <table:table-row>
          <table:table-cell office:value-type="float" office:value="5">
            <text:p>5</text:p>
          </table:table-cell>
          <table:table-cell office:value-type="string">
            <text:p>Etudes </text:p>
          </table:table-cell>
          <table:table-cell office:value-type="float" office:value="226">
            <text:p>226</text:p>
          </table:table-cell>
          <table:table-cell office:value-type="string">
            <text:p>NULL</text:p>
          </table:table-cell>
        </table:table-row>
        <table:table-row>
          <table:table-cell office:value-type="float" office:value="6">
            <text:p>6</text:p>
          </table:table-cell>
          <table:table-cell office:value-type="string">
            <text:p>Protection contre les incendies</text:p>
          </table:table-cell>
          <table:table-cell office:value-type="float" office:value="226">
            <text:p>226</text:p>
          </table:table-cell>
          <table:table-cell office:value-type="string">
            <text:p>NULL</text:p>
          </table:table-cell>
        </table:table-row>
        <table:table-row>
          <table:table-cell office:value-type="float" office:value="7">
            <text:p>7</text:p>
          </table:table-cell>
          <table:table-cell office:value-type="string">
            <text:p>Volontariat</text:p>
          </table:table-cell>
          <table:table-cell office:value-type="float" office:value="226">
            <text:p>226</text:p>
          </table:table-cell>
          <table:table-cell office:value-type="string">
            <text:p>NULL</text:p>
          </table:table-cell>
        </table:table-row>
        <table:table-row>
          <table:table-cell office:value-type="float" office:value="8">
            <text:p>8</text:p>
          </table:table-cell>
          <table:table-cell office:value-type="string">
            <text:p>Autres </text:p>
          </table:table-cell>
          <table:table-cell office:value-type="float" office:value="226">
            <text:p>226</text:p>
          </table:table-cell>
          <table:table-cell office:value-type="string">
            <text:p>NULL</text:p>
          </table:table-cell>
        </table:table-row>
        <table:table-row>
          <table:table-cell office:value-type="float" office:value="9">
            <text:p>9</text:p>
          </table:table-cell>
          <table:table-cell office:value-type="string">
            <text:p>Aménagement</text:p>
          </table:table-cell>
          <table:table-cell office:value-type="float" office:value="226">
            <text:p>226</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227">
            <text:p>227</text:p>
          </table:table-cell>
          <table:table-cell office:value-type="string">
            <text:p>NULL</text:p>
          </table:table-cell>
        </table:table-row>
        <table:table-row>
          <table:table-cell office:value-type="float" office:value="2">
            <text:p>2</text:p>
          </table:table-cell>
          <table:table-cell office:value-type="string">
            <text:p>Traveaux neufs</text:p>
          </table:table-cell>
          <table:table-cell office:value-type="float" office:value="227">
            <text:p>227</text:p>
          </table:table-cell>
          <table:table-cell office:value-type="string">
            <text:p>NULL</text:p>
          </table:table-cell>
        </table:table-row>
        <table:table-row>
          <table:table-cell office:value-type="float" office:value="3">
            <text:p>3</text:p>
          </table:table-cell>
          <table:table-cell office:value-type="string">
            <text:p>Entretien et grosses réparations </text:p>
          </table:table-cell>
          <table:table-cell office:value-type="float" office:value="227">
            <text:p>227</text:p>
          </table:table-cell>
          <table:table-cell office:value-type="string">
            <text:p>NULL</text:p>
          </table:table-cell>
        </table:table-row>
        <table:table-row>
          <table:table-cell office:value-type="float" office:value="4">
            <text:p>4</text:p>
          </table:table-cell>
          <table:table-cell office:value-type="string">
            <text:p>Mise en valeur</text:p>
          </table:table-cell>
          <table:table-cell office:value-type="float" office:value="227">
            <text:p>227</text:p>
          </table:table-cell>
          <table:table-cell office:value-type="string">
            <text:p>Décis du04/08/2 002</text:p>
          </table:table-cell>
        </table:table-row>
        <table:table-row>
          <table:table-cell office:value-type="float" office:value="5">
            <text:p>5</text:p>
          </table:table-cell>
          <table:table-cell office:value-type="string">
            <text:p>Conservation des sols</text:p>
          </table:table-cell>
          <table:table-cell office:value-type="float" office:value="227">
            <text:p>227</text:p>
          </table:table-cell>
          <table:table-cell office:value-type="string">
            <text:p>NULL</text:p>
          </table:table-cell>
        </table:table-row>
        <table:table-row>
          <table:table-cell office:value-type="float" office:value="6">
            <text:p>6</text:p>
          </table:table-cell>
          <table:table-cell office:value-type="string">
            <text:p>Barrage vert</text:p>
          </table:table-cell>
          <table:table-cell office:value-type="float" office:value="227">
            <text:p>227</text:p>
          </table:table-cell>
          <table:table-cell office:value-type="string">
            <text:p>NULL</text:p>
          </table:table-cell>
        </table:table-row>
        <table:table-row>
          <table:table-cell office:value-type="float" office:value="7">
            <text:p>7</text:p>
          </table:table-cell>
          <table:table-cell office:value-type="string">
            <text:p>Projets integrés</text:p>
          </table:table-cell>
          <table:table-cell office:value-type="float" office:value="227">
            <text:p>227</text:p>
          </table:table-cell>
          <table:table-cell office:value-type="string">
            <text:p>NULL</text:p>
          </table:table-cell>
        </table:table-row>
        <table:table-row>
          <table:table-cell office:value-type="float" office:value="8">
            <text:p>8</text:p>
          </table:table-cell>
          <table:table-cell office:value-type="string">
            <text:p>Autres </text:p>
          </table:table-cell>
          <table:table-cell office:value-type="float" office:value="227">
            <text:p>227</text:p>
          </table:table-cell>
          <table:table-cell office:value-type="string">
            <text:p>NULL</text:p>
          </table:table-cell>
        </table:table-row>
        <table:table-row>
          <table:table-cell office:value-type="float" office:value="1">
            <text:p>1</text:p>
          </table:table-cell>
          <table:table-cell office:value-type="string">
            <text:p>Protection de la nature </text:p>
          </table:table-cell>
          <table:table-cell office:value-type="float" office:value="247">
            <text:p>247</text:p>
          </table:table-cell>
          <table:table-cell office:value-type="string">
            <text:p>NULL</text:p>
          </table:table-cell>
        </table:table-row>
        <table:table-row>
          <table:table-cell office:value-type="float" office:value="2">
            <text:p>2</text:p>
          </table:table-cell>
          <table:table-cell office:value-type="string">
            <text:p>Parcs nationaux Etudes de maturation </text:p>
          </table:table-cell>
          <table:table-cell office:value-type="float" office:value="247">
            <text:p>247</text:p>
          </table:table-cell>
          <table:table-cell office:value-type="string">
            <text:p>NULL</text:p>
          </table:table-cell>
        </table:table-row>
        <table:table-row>
          <table:table-cell office:value-type="float" office:value="3">
            <text:p>3</text:p>
          </table:table-cell>
          <table:table-cell office:value-type="string">
            <text:p>Reserves </text:p>
          </table:table-cell>
          <table:table-cell office:value-type="float" office:value="247">
            <text:p>247</text:p>
          </table:table-cell>
          <table:table-cell office:value-type="string">
            <text:p>NULL</text:p>
          </table:table-cell>
        </table:table-row>
        <table:table-row>
          <table:table-cell office:value-type="float" office:value="4">
            <text:p>4</text:p>
          </table:table-cell>
          <table:table-cell office:value-type="string">
            <text:p>Equipement </text:p>
          </table:table-cell>
          <table:table-cell office:value-type="float" office:value="247">
            <text:p>247</text:p>
          </table:table-cell>
          <table:table-cell office:value-type="string">
            <text:p>NULL</text:p>
          </table:table-cell>
        </table:table-row>
        <table:table-row>
          <table:table-cell office:value-type="float" office:value="5">
            <text:p>5</text:p>
          </table:table-cell>
          <table:table-cell office:value-type="string">
            <text:p>Infrastructures </text:p>
          </table:table-cell>
          <table:table-cell office:value-type="float" office:value="247">
            <text:p>247</text:p>
          </table:table-cell>
          <table:table-cell office:value-type="string">
            <text:p>NULL</text:p>
          </table:table-cell>
        </table:table-row>
        <table:table-row>
          <table:table-cell office:value-type="float" office:value="8">
            <text:p>8</text:p>
          </table:table-cell>
          <table:table-cell office:value-type="string">
            <text:p>Autres </text:p>
          </table:table-cell>
          <table:table-cell office:value-type="float" office:value="247">
            <text:p>247</text:p>
          </table:table-cell>
          <table:table-cell office:value-type="string">
            <text:p>NULL</text:p>
          </table:table-cell>
        </table:table-row>
        <table:table-row>
          <table:table-cell office:value-type="float" office:value="1">
            <text:p>1</text:p>
          </table:table-cell>
          <table:table-cell office:value-type="string">
            <text:p>Recherche </text:p>
          </table:table-cell>
          <table:table-cell office:value-type="float" office:value="211">
            <text:p>211</text:p>
          </table:table-cell>
          <table:table-cell office:value-type="string">
            <text:p>NULL</text:p>
          </table:table-cell>
        </table:table-row>
        <table:table-row>
          <table:table-cell office:value-type="float" office:value="2">
            <text:p>2</text:p>
          </table:table-cell>
          <table:table-cell office:value-type="string">
            <text:p>Infrastructures d'accompagnement </text:p>
          </table:table-cell>
          <table:table-cell office:value-type="float" office:value="211">
            <text:p>211</text:p>
          </table:table-cell>
          <table:table-cell office:value-type="string">
            <text:p>NULL</text:p>
          </table:table-cell>
        </table:table-row>
        <table:table-row>
          <table:table-cell office:value-type="float" office:value="3">
            <text:p>3</text:p>
          </table:table-cell>
          <table:table-cell office:value-type="string">
            <text:p>Equipement de recherche </text:p>
          </table:table-cell>
          <table:table-cell office:value-type="float" office:value="211">
            <text:p>211</text:p>
          </table:table-cell>
          <table:table-cell office:value-type="string">
            <text:p>NULL</text:p>
          </table:table-cell>
        </table:table-row>
        <table:table-row>
          <table:table-cell office:value-type="float" office:value="4">
            <text:p>4</text:p>
          </table:table-cell>
          <table:table-cell office:value-type="string">
            <text:p>Programme mixte de recherche </text:p>
          </table:table-cell>
          <table:table-cell office:value-type="float" office:value="211">
            <text:p>211</text:p>
          </table:table-cell>
          <table:table-cell office:value-type="string">
            <text:p>NULL</text:p>
          </table:table-cell>
        </table:table-row>
        <table:table-row>
          <table:table-cell office:value-type="float" office:value="5">
            <text:p>5</text:p>
          </table:table-cell>
          <table:table-cell office:value-type="string">
            <text:p>Vulgarisation </text:p>
          </table:table-cell>
          <table:table-cell office:value-type="float" office:value="211">
            <text:p>211</text:p>
          </table:table-cell>
          <table:table-cell office:value-type="string">
            <text:p>NULL</text:p>
          </table:table-cell>
        </table:table-row>
        <table:table-row>
          <table:table-cell office:value-type="float" office:value="6">
            <text:p>6</text:p>
          </table:table-cell>
          <table:table-cell office:value-type="string">
            <text:p>Experimentation </text:p>
          </table:table-cell>
          <table:table-cell office:value-type="float" office:value="211">
            <text:p>21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11">
            <text:p>211</text:p>
          </table:table-cell>
          <table:table-cell office:value-type="string">
            <text:p>NULL</text:p>
          </table:table-cell>
        </table:table-row>
        <table:table-row>
          <table:table-cell office:value-type="float" office:value="1">
            <text:p>1</text:p>
          </table:table-cell>
          <table:table-cell office:value-type="string">
            <text:p>Etudes generales </text:p>
          </table:table-cell>
          <table:table-cell office:value-type="float" office:value="212">
            <text:p>212</text:p>
          </table:table-cell>
          <table:table-cell office:value-type="string">
            <text:p>NULL</text:p>
          </table:table-cell>
        </table:table-row>
        <table:table-row>
          <table:table-cell office:value-type="float" office:value="2">
            <text:p>2</text:p>
          </table:table-cell>
          <table:table-cell office:value-type="string">
            <text:p>Etudes de maturation et de faisabilité</text:p>
          </table:table-cell>
          <table:table-cell office:value-type="float" office:value="212">
            <text:p>212</text:p>
          </table:table-cell>
          <table:table-cell office:value-type="string">
            <text:p>NULL</text:p>
          </table:table-cell>
        </table:table-row>
        <table:table-row>
          <table:table-cell office:value-type="float" office:value="3">
            <text:p>3</text:p>
          </table:table-cell>
          <table:table-cell office:value-type="string">
            <text:p>Etudes d'avant projet</text:p>
          </table:table-cell>
          <table:table-cell office:value-type="float" office:value="212">
            <text:p>212</text:p>
          </table:table-cell>
          <table:table-cell office:value-type="string">
            <text:p>Décis du04/08/2 002</text:p>
          </table:table-cell>
        </table:table-row>
        <table:table-row>
          <table:table-cell office:value-type="float" office:value="4">
            <text:p>4</text:p>
          </table:table-cell>
          <table:table-cell office:value-type="string">
            <text:p>Enquetes agricoles</text:p>
          </table:table-cell>
          <table:table-cell office:value-type="float" office:value="212">
            <text:p>21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12">
            <text:p>212</text:p>
          </table:table-cell>
          <table:table-cell office:value-type="string">
            <text:p>NULL</text:p>
          </table:table-cell>
        </table:table-row>
        <table:table-row>
          <table:table-cell office:value-type="float" office:value="1">
            <text:p>1</text:p>
          </table:table-cell>
          <table:table-cell office:value-type="string">
            <text:p>Electrification des perimetres agricoles</text:p>
          </table:table-cell>
          <table:table-cell office:value-type="float" office:value="213">
            <text:p>213</text:p>
          </table:table-cell>
          <table:table-cell office:value-type="string">
            <text:p>Décis du04/08/2 002</text:p>
          </table:table-cell>
        </table:table-row>
        <table:table-row>
          <table:table-cell office:value-type="float" office:value="1">
            <text:p>1</text:p>
          </table:table-cell>
          <table:table-cell office:value-type="string">
            <text:p>Améliration foncières</text:p>
          </table:table-cell>
          <table:table-cell office:value-type="float" office:value="221">
            <text:p>221</text:p>
          </table:table-cell>
          <table:table-cell office:value-type="string">
            <text:p>NULL</text:p>
          </table:table-cell>
        </table:table-row>
        <table:table-row>
          <table:table-cell office:value-type="float" office:value="2">
            <text:p>2</text:p>
          </table:table-cell>
          <table:table-cell office:value-type="string">
            <text:p>Traveaux du sol </text:p>
          </table:table-cell>
          <table:table-cell office:value-type="float" office:value="221">
            <text:p>221</text:p>
          </table:table-cell>
          <table:table-cell office:value-type="string">
            <text:p>NULL</text:p>
          </table:table-cell>
        </table:table-row>
        <table:table-row>
          <table:table-cell office:value-type="float" office:value="3">
            <text:p>3</text:p>
          </table:table-cell>
          <table:table-cell office:value-type="string">
            <text:p>Traveaux de protection du sol </text:p>
          </table:table-cell>
          <table:table-cell office:value-type="float" office:value="221">
            <text:p>221</text:p>
          </table:table-cell>
          <table:table-cell office:value-type="string">
            <text:p>NULL</text:p>
          </table:table-cell>
        </table:table-row>
        <table:table-row>
          <table:table-cell office:value-type="float" office:value="4">
            <text:p>4</text:p>
          </table:table-cell>
          <table:table-cell office:value-type="string">
            <text:p>Epierage</text:p>
          </table:table-cell>
          <table:table-cell office:value-type="float" office:value="221">
            <text:p>221</text:p>
          </table:table-cell>
          <table:table-cell office:value-type="string">
            <text:p>NULL</text:p>
          </table:table-cell>
        </table:table-row>
        <table:table-row>
          <table:table-cell office:value-type="float" office:value="5">
            <text:p>5</text:p>
          </table:table-cell>
          <table:table-cell office:value-type="string">
            <text:p>Mise en defense</text:p>
          </table:table-cell>
          <table:table-cell office:value-type="float" office:value="221">
            <text:p>2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21">
            <text:p>221</text:p>
          </table:table-cell>
          <table:table-cell office:value-type="string">
            <text:p>NULL</text:p>
          </table:table-cell>
        </table:table-row>
        <table:table-row>
          <table:table-cell office:value-type="float" office:value="1">
            <text:p>1</text:p>
          </table:table-cell>
          <table:table-cell office:value-type="string">
            <text:p>Elevage laitie</text:p>
          </table:table-cell>
          <table:table-cell office:value-type="float" office:value="224">
            <text:p>224</text:p>
          </table:table-cell>
          <table:table-cell office:value-type="string">
            <text:p>NULL</text:p>
          </table:table-cell>
        </table:table-row>
        <table:table-row>
          <table:table-cell office:value-type="float" office:value="2">
            <text:p>2</text:p>
          </table:table-cell>
          <table:table-cell office:value-type="string">
            <text:p>Embouche </text:p>
          </table:table-cell>
          <table:table-cell office:value-type="float" office:value="224">
            <text:p>224</text:p>
          </table:table-cell>
          <table:table-cell office:value-type="string">
            <text:p>NULL</text:p>
          </table:table-cell>
        </table:table-row>
        <table:table-row>
          <table:table-cell office:value-type="float" office:value="3">
            <text:p>3</text:p>
          </table:table-cell>
          <table:table-cell office:value-type="string">
            <text:p>Aviculture</text:p>
          </table:table-cell>
          <table:table-cell office:value-type="float" office:value="224">
            <text:p>224</text:p>
          </table:table-cell>
          <table:table-cell office:value-type="string">
            <text:p>NULL</text:p>
          </table:table-cell>
        </table:table-row>
        <table:table-row>
          <table:table-cell office:value-type="float" office:value="4">
            <text:p>4</text:p>
          </table:table-cell>
          <table:table-cell office:value-type="string">
            <text:p>Autres elevages</text:p>
          </table:table-cell>
          <table:table-cell office:value-type="float" office:value="224">
            <text:p>224</text:p>
          </table:table-cell>
          <table:table-cell office:value-type="string">
            <text:p>NULL</text:p>
          </table:table-cell>
        </table:table-row>
        <table:table-row>
          <table:table-cell office:value-type="float" office:value="5">
            <text:p>5</text:p>
          </table:table-cell>
          <table:table-cell office:value-type="string">
            <text:p>Elevage equin et camelin</text:p>
          </table:table-cell>
          <table:table-cell office:value-type="float" office:value="224">
            <text:p>224</text:p>
          </table:table-cell>
          <table:table-cell office:value-type="string">
            <text:p>NULL</text:p>
          </table:table-cell>
        </table:table-row>
        <table:table-row>
          <table:table-cell office:value-type="float" office:value="6">
            <text:p>6</text:p>
          </table:table-cell>
          <table:table-cell office:value-type="string">
            <text:p>Petit elevage</text:p>
          </table:table-cell>
          <table:table-cell office:value-type="float" office:value="224">
            <text:p>224</text:p>
          </table:table-cell>
          <table:table-cell office:value-type="string">
            <text:p>NULL</text:p>
          </table:table-cell>
        </table:table-row>
        <table:table-row>
          <table:table-cell office:value-type="float" office:value="7">
            <text:p>7</text:p>
          </table:table-cell>
          <table:table-cell office:value-type="string">
            <text:p>Apiculture</text:p>
          </table:table-cell>
          <table:table-cell office:value-type="float" office:value="224">
            <text:p>22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24">
            <text:p>224</text:p>
          </table:table-cell>
          <table:table-cell office:value-type="string">
            <text:p>NULL</text:p>
          </table:table-cell>
        </table:table-row>
        <table:table-row>
          <table:table-cell office:value-type="float" office:value="1">
            <text:p>1</text:p>
          </table:table-cell>
          <table:table-cell office:value-type="string">
            <text:p>Intensification cerealière et resorption de lajachère </text:p>
          </table:table-cell>
          <table:table-cell office:value-type="float" office:value="228">
            <text:p>228</text:p>
          </table:table-cell>
          <table:table-cell office:value-type="string">
            <text:p>NULL</text:p>
          </table:table-cell>
        </table:table-row>
        <table:table-row>
          <table:table-cell office:value-type="float" office:value="2">
            <text:p>2</text:p>
          </table:table-cell>
          <table:table-cell office:value-type="string">
            <text:p>Nouvelles cultures</text:p>
          </table:table-cell>
          <table:table-cell office:value-type="float" office:value="228">
            <text:p>228</text:p>
          </table:table-cell>
          <table:table-cell office:value-type="string">
            <text:p>NULL</text:p>
          </table:table-cell>
        </table:table-row>
        <table:table-row>
          <table:table-cell office:value-type="float" office:value="3">
            <text:p>3</text:p>
          </table:table-cell>
          <table:table-cell office:value-type="string">
            <text:p>Cultures fourajéres</text:p>
          </table:table-cell>
          <table:table-cell office:value-type="float" office:value="228">
            <text:p>228</text:p>
          </table:table-cell>
          <table:table-cell office:value-type="string">
            <text:p>NULL</text:p>
          </table:table-cell>
        </table:table-row>
        <table:table-row>
          <table:table-cell office:value-type="float" office:value="4">
            <text:p>4</text:p>
          </table:table-cell>
          <table:table-cell office:value-type="string">
            <text:p>Cultures industrielles</text:p>
          </table:table-cell>
          <table:table-cell office:value-type="float" office:value="228">
            <text:p>228</text:p>
          </table:table-cell>
          <table:table-cell office:value-type="string">
            <text:p>NULL</text:p>
          </table:table-cell>
        </table:table-row>
        <table:table-row>
          <table:table-cell office:value-type="float" office:value="5">
            <text:p>5</text:p>
          </table:table-cell>
          <table:table-cell office:value-type="string">
            <text:p>cultures maraichères</text:p>
          </table:table-cell>
          <table:table-cell office:value-type="float" office:value="228">
            <text:p>228</text:p>
          </table:table-cell>
          <table:table-cell office:value-type="string">
            <text:p>NULL</text:p>
          </table:table-cell>
        </table:table-row>
        <table:table-row>
          <table:table-cell office:value-type="float" office:value="6">
            <text:p>6</text:p>
          </table:table-cell>
          <table:table-cell office:value-type="string">
            <text:p>Plasticultures et cultures hors sols</text:p>
          </table:table-cell>
          <table:table-cell office:value-type="float" office:value="228">
            <text:p>228</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28">
            <text:p>228</text:p>
          </table:table-cell>
          <table:table-cell office:value-type="string">
            <text:p>NULL</text:p>
          </table:table-cell>
        </table:table-row>
        <table:table-row>
          <table:table-cell office:value-type="float" office:value="1">
            <text:p>1</text:p>
          </table:table-cell>
          <table:table-cell office:value-type="string">
            <text:p>Plantation rustique </text:p>
          </table:table-cell>
          <table:table-cell office:value-type="float" office:value="229">
            <text:p>229</text:p>
          </table:table-cell>
          <table:table-cell office:value-type="string">
            <text:p>NULL</text:p>
          </table:table-cell>
        </table:table-row>
        <table:table-row>
          <table:table-cell office:value-type="float" office:value="2">
            <text:p>2</text:p>
          </table:table-cell>
          <table:table-cell office:value-type="string">
            <text:p>Plantation noyaux pepins </text:p>
          </table:table-cell>
          <table:table-cell office:value-type="float" office:value="229">
            <text:p>229</text:p>
          </table:table-cell>
          <table:table-cell office:value-type="string">
            <text:p>NULL</text:p>
          </table:table-cell>
        </table:table-row>
        <table:table-row>
          <table:table-cell office:value-type="float" office:value="3">
            <text:p>3</text:p>
          </table:table-cell>
          <table:table-cell office:value-type="string">
            <text:p>Plantation agrumes </text:p>
          </table:table-cell>
          <table:table-cell office:value-type="float" office:value="229">
            <text:p>229</text:p>
          </table:table-cell>
          <table:table-cell office:value-type="string">
            <text:p>NULL</text:p>
          </table:table-cell>
        </table:table-row>
        <table:table-row>
          <table:table-cell office:value-type="float" office:value="4">
            <text:p>4</text:p>
          </table:table-cell>
          <table:table-cell office:value-type="string">
            <text:p>Plantation palmier dattier </text:p>
          </table:table-cell>
          <table:table-cell office:value-type="float" office:value="229">
            <text:p>229</text:p>
          </table:table-cell>
          <table:table-cell office:value-type="string">
            <text:p>NULL</text:p>
          </table:table-cell>
        </table:table-row>
        <table:table-row>
          <table:table-cell office:value-type="float" office:value="5">
            <text:p>5</text:p>
          </table:table-cell>
          <table:table-cell office:value-type="string">
            <text:p>Plantation vini viticole </text:p>
          </table:table-cell>
          <table:table-cell office:value-type="float" office:value="229">
            <text:p>229</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29">
            <text:p>229</text:p>
          </table:table-cell>
          <table:table-cell office:value-type="string">
            <text:p>NULL</text:p>
          </table:table-cell>
        </table:table-row>
        <table:table-row>
          <table:table-cell office:value-type="float" office:value="9">
            <text:p>9</text:p>
          </table:table-cell>
          <table:table-cell office:value-type="string">
            <text:p>Pepinieres fruitieres</text:p>
          </table:table-cell>
          <table:table-cell office:value-type="float" office:value="229">
            <text:p>229</text:p>
          </table:table-cell>
          <table:table-cell office:value-type="string">
            <text:p>NULL</text:p>
          </table:table-cell>
        </table:table-row>
        <table:table-row>
          <table:table-cell office:value-type="float" office:value="1">
            <text:p>1</text:p>
          </table:table-cell>
          <table:table-cell office:value-type="string">
            <text:p>Protection des vegetaux</text:p>
          </table:table-cell>
          <table:table-cell office:value-type="float" office:value="241">
            <text:p>241</text:p>
          </table:table-cell>
          <table:table-cell office:value-type="string">
            <text:p>NULL</text:p>
          </table:table-cell>
        </table:table-row>
        <table:table-row>
          <table:table-cell office:value-type="float" office:value="2">
            <text:p>2</text:p>
          </table:table-cell>
          <table:table-cell office:value-type="string">
            <text:p>Sante animal</text:p>
          </table:table-cell>
          <table:table-cell office:value-type="float" office:value="241">
            <text:p>241</text:p>
          </table:table-cell>
          <table:table-cell office:value-type="string">
            <text:p>NULL</text:p>
          </table:table-cell>
        </table:table-row>
        <table:table-row>
          <table:table-cell office:value-type="float" office:value="3">
            <text:p>3</text:p>
          </table:table-cell>
          <table:table-cell office:value-type="string">
            <text:p>Abatoirs</text:p>
          </table:table-cell>
          <table:table-cell office:value-type="float" office:value="241">
            <text:p>241</text:p>
          </table:table-cell>
          <table:table-cell office:value-type="string">
            <text:p>NULL</text:p>
          </table:table-cell>
        </table:table-row>
        <table:table-row>
          <table:table-cell office:value-type="float" office:value="4">
            <text:p>4</text:p>
          </table:table-cell>
          <table:table-cell office:value-type="string">
            <text:p>Stockage semences et plants maraichers</text:p>
          </table:table-cell>
          <table:table-cell office:value-type="float" office:value="241">
            <text:p>241</text:p>
          </table:table-cell>
          <table:table-cell office:value-type="string">
            <text:p>NULL</text:p>
          </table:table-cell>
        </table:table-row>
        <table:table-row>
          <table:table-cell office:value-type="float" office:value="5">
            <text:p>5</text:p>
          </table:table-cell>
          <table:table-cell office:value-type="string">
            <text:p>Infrastructure des instituts DPV</text:p>
          </table:table-cell>
          <table:table-cell office:value-type="float" office:value="241">
            <text:p>241</text:p>
          </table:table-cell>
          <table:table-cell office:value-type="string">
            <text:p>NULL</text:p>
          </table:table-cell>
        </table:table-row>
        <table:table-row>
          <table:table-cell office:value-type="float" office:value="6">
            <text:p>6</text:p>
          </table:table-cell>
          <table:table-cell office:value-type="string">
            <text:p>Infrastructure des instituts DPA</text:p>
          </table:table-cell>
          <table:table-cell office:value-type="float" office:value="241">
            <text:p>241</text:p>
          </table:table-cell>
          <table:table-cell office:value-type="string">
            <text:p>NULL</text:p>
          </table:table-cell>
        </table:table-row>
        <table:table-row>
          <table:table-cell office:value-type="float" office:value="7">
            <text:p>7</text:p>
          </table:table-cell>
          <table:table-cell office:value-type="string">
            <text:p>Domaine agricole socialiste(DAS)</text:p>
          </table:table-cell>
          <table:table-cell office:value-type="float" office:value="241">
            <text:p>24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41">
            <text:p>241</text:p>
          </table:table-cell>
          <table:table-cell office:value-type="string">
            <text:p>NULL</text:p>
          </table:table-cell>
        </table:table-row>
        <table:table-row>
          <table:table-cell office:value-type="float" office:value="1">
            <text:p>1</text:p>
          </table:table-cell>
          <table:table-cell office:value-type="string">
            <text:p>Services</text:p>
          </table:table-cell>
          <table:table-cell office:value-type="float" office:value="246">
            <text:p>246</text:p>
          </table:table-cell>
          <table:table-cell office:value-type="string">
            <text:p>NULL</text:p>
          </table:table-cell>
        </table:table-row>
        <table:table-row>
          <table:table-cell office:value-type="float" office:value="2">
            <text:p>2</text:p>
          </table:table-cell>
          <table:table-cell office:value-type="string">
            <text:p>Appui irrigation </text:p>
          </table:table-cell>
          <table:table-cell office:value-type="float" office:value="246">
            <text:p>246</text:p>
          </table:table-cell>
          <table:table-cell office:value-type="string">
            <text:p>NULL</text:p>
          </table:table-cell>
        </table:table-row>
        <table:table-row>
          <table:table-cell office:value-type="float" office:value="3">
            <text:p>3</text:p>
          </table:table-cell>
          <table:table-cell office:value-type="string">
            <text:p>Appui production vegetale </text:p>
          </table:table-cell>
          <table:table-cell office:value-type="float" office:value="246">
            <text:p>246</text:p>
          </table:table-cell>
          <table:table-cell office:value-type="string">
            <text:p>NULL</text:p>
          </table:table-cell>
        </table:table-row>
        <table:table-row>
          <table:table-cell office:value-type="float" office:value="4">
            <text:p>4</text:p>
          </table:table-cell>
          <table:table-cell office:value-type="string">
            <text:p>Appui pastoralisme </text:p>
          </table:table-cell>
          <table:table-cell office:value-type="float" office:value="246">
            <text:p>246</text:p>
          </table:table-cell>
          <table:table-cell office:value-type="string">
            <text:p>NULL</text:p>
          </table:table-cell>
        </table:table-row>
        <table:table-row>
          <table:table-cell office:value-type="float" office:value="5">
            <text:p>5</text:p>
          </table:table-cell>
          <table:table-cell office:value-type="string">
            <text:p>Traveaux et gerie rural</text:p>
          </table:table-cell>
          <table:table-cell office:value-type="float" office:value="246">
            <text:p>246</text:p>
          </table:table-cell>
          <table:table-cell office:value-type="string">
            <text:p>NULL</text:p>
          </table:table-cell>
        </table:table-row>
        <table:table-row>
          <table:table-cell office:value-type="float" office:value="6">
            <text:p>6</text:p>
          </table:table-cell>
          <table:table-cell office:value-type="string">
            <text:p>Appui àl'aviculture </text:p>
          </table:table-cell>
          <table:table-cell office:value-type="float" office:value="246">
            <text:p>246</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246">
            <text:p>246</text:p>
          </table:table-cell>
          <table:table-cell office:value-type="string">
            <text:p>NULL</text:p>
          </table:table-cell>
        </table:table-row>
        <table:table-row>
          <table:table-cell office:value-type="float" office:value="9">
            <text:p>9</text:p>
          </table:table-cell>
          <table:table-cell office:value-type="string">
            <text:p>Appui elevage</text:p>
          </table:table-cell>
          <table:table-cell office:value-type="float" office:value="246">
            <text:p>246</text:p>
          </table:table-cell>
          <table:table-cell office:value-type="string">
            <text:p>NULL</text:p>
          </table:table-cell>
        </table:table-row>
        <table:table-row>
          <table:table-cell office:value-type="float" office:value="1">
            <text:p>1</text:p>
          </table:table-cell>
          <table:table-cell office:value-type="string">
            <text:p>Environnement </text:p>
          </table:table-cell>
          <table:table-cell office:value-type="float" office:value="352">
            <text:p>352</text:p>
          </table:table-cell>
          <table:table-cell office:value-type="string">
            <text:p>NULL</text:p>
          </table:table-cell>
        </table:table-row>
        <table:table-row>
          <table:table-cell office:value-type="float" office:value="2">
            <text:p>2</text:p>
          </table:table-cell>
          <table:table-cell office:value-type="string">
            <text:p>Etudes </text:p>
          </table:table-cell>
          <table:table-cell office:value-type="float" office:value="352">
            <text:p>352</text:p>
          </table:table-cell>
          <table:table-cell office:value-type="string">
            <text:p>NULL</text:p>
          </table:table-cell>
        </table:table-row>
        <table:table-row>
          <table:table-cell office:value-type="float" office:value="3">
            <text:p>3</text:p>
          </table:table-cell>
          <table:table-cell office:value-type="string">
            <text:p>Recherche appliquée </text:p>
          </table:table-cell>
          <table:table-cell office:value-type="float" office:value="352">
            <text:p>352</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352">
            <text:p>352</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412">
            <text:p>412</text:p>
          </table:table-cell>
          <table:table-cell office:value-type="string">
            <text:p>NULL</text:p>
          </table:table-cell>
        </table:table-row>
        <table:table-row>
          <table:table-cell office:value-type="float" office:value="2">
            <text:p>2</text:p>
          </table:table-cell>
          <table:table-cell office:value-type="string">
            <text:p>Etudes de maturation et de faisabilité</text:p>
          </table:table-cell>
          <table:table-cell office:value-type="float" office:value="412">
            <text:p>412</text:p>
          </table:table-cell>
          <table:table-cell office:value-type="string">
            <text:p>Décis du04/08/2 002</text:p>
          </table:table-cell>
        </table:table-row>
        <table:table-row>
          <table:table-cell office:value-type="float" office:value="8">
            <text:p>8</text:p>
          </table:table-cell>
          <table:table-cell office:value-type="string">
            <text:p>Autres</text:p>
          </table:table-cell>
          <table:table-cell office:value-type="float" office:value="412">
            <text:p>412</text:p>
          </table:table-cell>
          <table:table-cell office:value-type="string">
            <text:p>NULL</text:p>
          </table:table-cell>
        </table:table-row>
        <table:table-row>
          <table:table-cell office:value-type="float" office:value="1">
            <text:p>1</text:p>
          </table:table-cell>
          <table:table-cell office:value-type="string">
            <text:p>Batiments</text:p>
          </table:table-cell>
          <table:table-cell office:value-type="float" office:value="431">
            <text:p>431</text:p>
          </table:table-cell>
          <table:table-cell office:value-type="string">
            <text:p>NULL</text:p>
          </table:table-cell>
        </table:table-row>
        <table:table-row>
          <table:table-cell office:value-type="float" office:value="2">
            <text:p>2</text:p>
          </table:table-cell>
          <table:table-cell office:value-type="string">
            <text:p>Equipements</text:p>
          </table:table-cell>
          <table:table-cell office:value-type="float" office:value="431">
            <text:p>43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431">
            <text:p>431</text:p>
          </table:table-cell>
          <table:table-cell office:value-type="string">
            <text:p>NULL</text:p>
          </table:table-cell>
        </table:table-row>
        <table:table-row>
          <table:table-cell office:value-type="float" office:value="1">
            <text:p>1</text:p>
          </table:table-cell>
          <table:table-cell office:value-type="string">
            <text:p>Materièls et equipements</text:p>
          </table:table-cell>
          <table:table-cell office:value-type="float" office:value="934">
            <text:p>934</text:p>
          </table:table-cell>
          <table:table-cell office:value-type="string">
            <text:p>NULL</text:p>
          </table:table-cell>
        </table:table-row>
        <table:table-row>
          <table:table-cell office:value-type="float" office:value="2">
            <text:p>2</text:p>
          </table:table-cell>
          <table:table-cell office:value-type="string">
            <text:p>Construction </text:p>
          </table:table-cell>
          <table:table-cell office:value-type="float" office:value="934">
            <text:p>934</text:p>
          </table:table-cell>
          <table:table-cell office:value-type="string">
            <text:p>NULL</text:p>
          </table:table-cell>
        </table:table-row>
        <table:table-row>
          <table:table-cell office:value-type="float" office:value="1">
            <text:p>1</text:p>
          </table:table-cell>
          <table:table-cell office:value-type="string">
            <text:p>Equipements et infrastrucrures</text:p>
          </table:table-cell>
          <table:table-cell office:value-type="float" office:value="941">
            <text:p>941</text:p>
          </table:table-cell>
          <table:table-cell office:value-type="string">
            <text:p>NULL</text:p>
          </table:table-cell>
        </table:table-row>
        <table:table-row>
          <table:table-cell office:value-type="float" office:value="2">
            <text:p>2</text:p>
          </table:table-cell>
          <table:table-cell office:value-type="string">
            <text:p>Materiels logistiques</text:p>
          </table:table-cell>
          <table:table-cell office:value-type="float" office:value="941">
            <text:p>941</text:p>
          </table:table-cell>
          <table:table-cell office:value-type="string">
            <text:p>NULL</text:p>
          </table:table-cell>
        </table:table-row>
        <table:table-row>
          <table:table-cell office:value-type="float" office:value="3">
            <text:p>3</text:p>
          </table:table-cell>
          <table:table-cell office:value-type="string">
            <text:p>Parc àmateriel</text:p>
          </table:table-cell>
          <table:table-cell office:value-type="float" office:value="941">
            <text:p>941</text:p>
          </table:table-cell>
          <table:table-cell office:value-type="string">
            <text:p>NULL</text:p>
          </table:table-cell>
        </table:table-row>
        <table:table-row>
          <table:table-cell office:value-type="float" office:value="4">
            <text:p>4</text:p>
          </table:table-cell>
          <table:table-cell office:value-type="string">
            <text:p>Reequipements</text:p>
          </table:table-cell>
          <table:table-cell office:value-type="float" office:value="941">
            <text:p>941</text:p>
          </table:table-cell>
          <table:table-cell office:value-type="string">
            <text:p>NULL</text:p>
          </table:table-cell>
        </table:table-row>
        <table:table-row>
          <table:table-cell office:value-type="float" office:value="5">
            <text:p>5</text:p>
          </table:table-cell>
          <table:table-cell office:value-type="string">
            <text:p>Pepinieres</text:p>
          </table:table-cell>
          <table:table-cell office:value-type="float" office:value="941">
            <text:p>941</text:p>
          </table:table-cell>
          <table:table-cell office:value-type="string">
            <text:p>NULL</text:p>
          </table:table-cell>
        </table:table-row>
        <table:table-row>
          <table:table-cell office:value-type="float" office:value="1">
            <text:p>1</text:p>
          </table:table-cell>
          <table:table-cell office:value-type="string">
            <text:p>Etudes generales </text:p>
          </table:table-cell>
          <table:table-cell office:value-type="float" office:value="411">
            <text:p>411</text:p>
          </table:table-cell>
          <table:table-cell office:value-type="string">
            <text:p>NULL</text:p>
          </table:table-cell>
        </table:table-row>
        <table:table-row>
          <table:table-cell office:value-type="float" office:value="2">
            <text:p>2</text:p>
          </table:table-cell>
          <table:table-cell office:value-type="string">
            <text:p>Etudes de maturation </text:p>
          </table:table-cell>
          <table:table-cell office:value-type="float" office:value="411">
            <text:p>411</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411">
            <text:p>411</text:p>
          </table:table-cell>
          <table:table-cell office:value-type="string">
            <text:p>NULL</text:p>
          </table:table-cell>
        </table:table-row>
        <table:table-row>
          <table:table-cell office:value-type="float" office:value="1">
            <text:p>1</text:p>
          </table:table-cell>
          <table:table-cell office:value-type="string">
            <text:p>Etudes d'amenagements et de realisation </text:p>
          </table:table-cell>
          <table:table-cell office:value-type="float" office:value="421">
            <text:p>421</text:p>
          </table:table-cell>
          <table:table-cell office:value-type="string">
            <text:p>NULL</text:p>
          </table:table-cell>
        </table:table-row>
        <table:table-row>
          <table:table-cell office:value-type="float" office:value="2">
            <text:p>2</text:p>
          </table:table-cell>
          <table:table-cell office:value-type="string">
            <text:p>Amenagement</text:p>
          </table:table-cell>
          <table:table-cell office:value-type="float" office:value="421">
            <text:p>421</text:p>
          </table:table-cell>
          <table:table-cell office:value-type="string">
            <text:p>NULL</text:p>
          </table:table-cell>
        </table:table-row>
        <table:table-row>
          <table:table-cell office:value-type="float" office:value="3">
            <text:p>3</text:p>
          </table:table-cell>
          <table:table-cell office:value-type="string">
            <text:p>Infrastructures </text:p>
          </table:table-cell>
          <table:table-cell office:value-type="float" office:value="421">
            <text:p>4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421">
            <text:p>421</text:p>
          </table:table-cell>
          <table:table-cell office:value-type="string">
            <text:p>NULL</text:p>
          </table:table-cell>
        </table:table-row>
        <table:table-row>
          <table:table-cell office:value-type="float" office:value="1">
            <text:p>1</text:p>
          </table:table-cell>
          <table:table-cell office:value-type="string">
            <text:p>Etudes générales</text:p>
          </table:table-cell>
          <table:table-cell office:value-type="float" office:value="512">
            <text:p>512</text:p>
          </table:table-cell>
          <table:table-cell office:value-type="string">
            <text:p>déci MF/ 2005/445/DP/430 du 20 juin 2005</text:p>
          </table:table-cell>
        </table:table-row>
        <table:table-row>
          <table:table-cell office:value-type="float" office:value="2">
            <text:p>2</text:p>
          </table:table-cell>
          <table:table-cell office:value-type="string">
            <text:p>Batiments et équipements</text:p>
          </table:table-cell>
          <table:table-cell office:value-type="float" office:value="512">
            <text:p>512</text:p>
          </table:table-cell>
          <table:table-cell office:value-type="string">
            <text:p>NULL</text:p>
          </table:table-cell>
        </table:table-row>
        <table:table-row>
          <table:table-cell office:value-type="float" office:value="3">
            <text:p>3</text:p>
          </table:table-cell>
          <table:table-cell office:value-type="string">
            <text:p>Matériel roulant</text:p>
          </table:table-cell>
          <table:table-cell office:value-type="float" office:value="512">
            <text:p>512</text:p>
          </table:table-cell>
          <table:table-cell office:value-type="string">
            <text:p>NULL</text:p>
          </table:table-cell>
        </table:table-row>
        <table:table-row>
          <table:table-cell office:value-type="float" office:value="4">
            <text:p>4</text:p>
          </table:table-cell>
          <table:table-cell office:value-type="string">
            <text:p>Transport par câbles (téléphériques)</text:p>
          </table:table-cell>
          <table:table-cell office:value-type="float" office:value="512">
            <text:p>512</text:p>
          </table:table-cell>
          <table:table-cell office:value-type="string">
            <text:p>NULL</text:p>
          </table:table-cell>
        </table:table-row>
        <table:table-row>
          <table:table-cell office:value-type="float" office:value="5">
            <text:p>5</text:p>
          </table:table-cell>
          <table:table-cell office:value-type="string">
            <text:p>Autres</text:p>
          </table:table-cell>
          <table:table-cell office:value-type="float" office:value="512">
            <text:p>512</text:p>
          </table:table-cell>
          <table:table-cell office:value-type="string">
            <text:p>NULL</text:p>
          </table:table-cell>
        </table:table-row>
        <table:table-row>
          <table:table-cell office:value-type="float" office:value="6">
            <text:p>6</text:p>
          </table:table-cell>
          <table:table-cell office:value-type="string">
            <text:p>renouvellement</text:p>
          </table:table-cell>
          <table:table-cell office:value-type="float" office:value="512">
            <text:p>512</text:p>
          </table:table-cell>
          <table:table-cell office:value-type="string">
            <text:p>NULL</text:p>
          </table:table-cell>
        </table:table-row>
        <table:table-row>
          <table:table-cell office:value-type="float" office:value="7">
            <text:p>7</text:p>
          </table:table-cell>
          <table:table-cell office:value-type="string">
            <text:p>Autres</text:p>
          </table:table-cell>
          <table:table-cell office:value-type="float" office:value="512">
            <text:p>512</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13">
            <text:p>513</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543">
            <text:p>543</text:p>
          </table:table-cell>
          <table:table-cell office:value-type="string">
            <text:p>NULL</text:p>
          </table:table-cell>
        </table:table-row>
        <table:table-row>
          <table:table-cell office:value-type="float" office:value="2">
            <text:p>2</text:p>
          </table:table-cell>
          <table:table-cell office:value-type="string">
            <text:p>Batiments des services generaux</text:p>
          </table:table-cell>
          <table:table-cell office:value-type="float" office:value="543">
            <text:p>543</text:p>
          </table:table-cell>
          <table:table-cell office:value-type="string">
            <text:p>NULL</text:p>
          </table:table-cell>
        </table:table-row>
        <table:table-row>
          <table:table-cell office:value-type="float" office:value="4">
            <text:p>4</text:p>
          </table:table-cell>
          <table:table-cell office:value-type="string">
            <text:p>Mobilier et outillage</text:p>
          </table:table-cell>
          <table:table-cell office:value-type="float" office:value="543">
            <text:p>543</text:p>
          </table:table-cell>
          <table:table-cell office:value-type="string">
            <text:p>Décis du04/08/2 002</text:p>
          </table:table-cell>
        </table:table-row>
        <table:table-row>
          <table:table-cell office:value-type="float" office:value="5">
            <text:p>5</text:p>
          </table:table-cell>
          <table:table-cell office:value-type="string">
            <text:p>Materiel de transport routier</text:p>
          </table:table-cell>
          <table:table-cell office:value-type="float" office:value="543">
            <text:p>54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43">
            <text:p>543</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3">
            <text:p>543</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544">
            <text:p>544</text:p>
          </table:table-cell>
          <table:table-cell office:value-type="string">
            <text:p>NULL</text:p>
          </table:table-cell>
        </table:table-row>
        <table:table-row>
          <table:table-cell office:value-type="float" office:value="2">
            <text:p>2</text:p>
          </table:table-cell>
          <table:table-cell office:value-type="string">
            <text:p>Batiments postaux et mixtes</text:p>
          </table:table-cell>
          <table:table-cell office:value-type="float" office:value="544">
            <text:p>544</text:p>
          </table:table-cell>
          <table:table-cell office:value-type="string">
            <text:p>NULL</text:p>
          </table:table-cell>
        </table:table-row>
        <table:table-row>
          <table:table-cell office:value-type="float" office:value="3">
            <text:p>3</text:p>
          </table:table-cell>
          <table:table-cell office:value-type="string">
            <text:p>Equipement techniques divers</text:p>
          </table:table-cell>
          <table:table-cell office:value-type="float" office:value="544">
            <text:p>544</text:p>
          </table:table-cell>
          <table:table-cell office:value-type="string">
            <text:p>NULL</text:p>
          </table:table-cell>
        </table:table-row>
        <table:table-row>
          <table:table-cell office:value-type="float" office:value="4">
            <text:p>4</text:p>
          </table:table-cell>
          <table:table-cell office:value-type="string">
            <text:p>Mobilier, materiel, macanographique et outilage </text:p>
          </table:table-cell>
          <table:table-cell office:value-type="float" office:value="544">
            <text:p>544</text:p>
          </table:table-cell>
          <table:table-cell office:value-type="string">
            <text:p>Décis du04/08/2 002</text:p>
          </table:table-cell>
        </table:table-row>
        <table:table-row>
          <table:table-cell office:value-type="float" office:value="5">
            <text:p>5</text:p>
          </table:table-cell>
          <table:table-cell office:value-type="string">
            <text:p>Materiel de transport routier</text:p>
          </table:table-cell>
          <table:table-cell office:value-type="float" office:value="544">
            <text:p>54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44">
            <text:p>544</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4">
            <text:p>544</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545">
            <text:p>545</text:p>
          </table:table-cell>
          <table:table-cell office:value-type="string">
            <text:p>NULL</text:p>
          </table:table-cell>
        </table:table-row>
        <table:table-row>
          <table:table-cell office:value-type="float" office:value="2">
            <text:p>2</text:p>
          </table:table-cell>
          <table:table-cell office:value-type="string">
            <text:p>Batiments postaux et mixtes</text:p>
          </table:table-cell>
          <table:table-cell office:value-type="float" office:value="545">
            <text:p>545</text:p>
          </table:table-cell>
          <table:table-cell office:value-type="string">
            <text:p>NULL</text:p>
          </table:table-cell>
        </table:table-row>
        <table:table-row>
          <table:table-cell office:value-type="float" office:value="3">
            <text:p>3</text:p>
          </table:table-cell>
          <table:table-cell office:value-type="string">
            <text:p>Equipement techniques divers</text:p>
          </table:table-cell>
          <table:table-cell office:value-type="float" office:value="545">
            <text:p>545</text:p>
          </table:table-cell>
          <table:table-cell office:value-type="string">
            <text:p>NULL</text:p>
          </table:table-cell>
        </table:table-row>
        <table:table-row>
          <table:table-cell office:value-type="float" office:value="4">
            <text:p>4</text:p>
          </table:table-cell>
          <table:table-cell office:value-type="string">
            <text:p>Mobilier, materiel, macanographique et outilage </text:p>
          </table:table-cell>
          <table:table-cell office:value-type="float" office:value="545">
            <text:p>545</text:p>
          </table:table-cell>
          <table:table-cell office:value-type="string">
            <text:p>NULL</text:p>
          </table:table-cell>
        </table:table-row>
        <table:table-row>
          <table:table-cell office:value-type="float" office:value="5">
            <text:p>5</text:p>
          </table:table-cell>
          <table:table-cell office:value-type="string">
            <text:p>Materiel de transport routier</text:p>
          </table:table-cell>
          <table:table-cell office:value-type="float" office:value="545">
            <text:p>545</text:p>
          </table:table-cell>
          <table:table-cell office:value-type="string">
            <text:p>NULL</text:p>
          </table:table-cell>
        </table:table-row>
        <table:table-row>
          <table:table-cell office:value-type="float" office:value="7">
            <text:p>7</text:p>
          </table:table-cell>
          <table:table-cell office:value-type="string">
            <text:p>Liaisons et internationles </text:p>
          </table:table-cell>
          <table:table-cell office:value-type="float" office:value="545">
            <text:p>545</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45">
            <text:p>545</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5">
            <text:p>545</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46">
            <text:p>546</text:p>
          </table:table-cell>
          <table:table-cell office:value-type="string">
            <text:p>NULL</text:p>
          </table:table-cell>
        </table:table-row>
        <table:table-row>
          <table:table-cell office:value-type="float" office:value="2">
            <text:p>2</text:p>
          </table:table-cell>
          <table:table-cell office:value-type="string">
            <text:p>Batiments</text:p>
          </table:table-cell>
          <table:table-cell office:value-type="float" office:value="546">
            <text:p>546</text:p>
          </table:table-cell>
          <table:table-cell office:value-type="string">
            <text:p>NULL</text:p>
          </table:table-cell>
        </table:table-row>
        <table:table-row>
          <table:table-cell office:value-type="float" office:value="3">
            <text:p>3</text:p>
          </table:table-cell>
          <table:table-cell office:value-type="string">
            <text:p>Mobilier, materiel et outillage </text:p>
          </table:table-cell>
          <table:table-cell office:value-type="float" office:value="546">
            <text:p>546</text:p>
          </table:table-cell>
          <table:table-cell office:value-type="string">
            <text:p>Décis du04/08/2 002</text:p>
          </table:table-cell>
        </table:table-row>
        <table:table-row>
          <table:table-cell office:value-type="float" office:value="4">
            <text:p>4</text:p>
          </table:table-cell>
          <table:table-cell office:value-type="string">
            <text:p>Materiel de transport et engins speciaux </text:p>
          </table:table-cell>
          <table:table-cell office:value-type="float" office:value="546">
            <text:p>546</text:p>
          </table:table-cell>
          <table:table-cell office:value-type="string">
            <text:p>NULL</text:p>
          </table:table-cell>
        </table:table-row>
        <table:table-row>
          <table:table-cell office:value-type="float" office:value="5">
            <text:p>5</text:p>
          </table:table-cell>
          <table:table-cell office:value-type="string">
            <text:p>Equipement</text:p>
          </table:table-cell>
          <table:table-cell office:value-type="float" office:value="546">
            <text:p>546</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6">
            <text:p>546</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47">
            <text:p>547</text:p>
          </table:table-cell>
          <table:table-cell office:value-type="string">
            <text:p>NULL</text:p>
          </table:table-cell>
        </table:table-row>
        <table:table-row>
          <table:table-cell office:value-type="float" office:value="2">
            <text:p>2</text:p>
          </table:table-cell>
          <table:table-cell office:value-type="string">
            <text:p>Batiments</text:p>
          </table:table-cell>
          <table:table-cell office:value-type="float" office:value="547">
            <text:p>547</text:p>
          </table:table-cell>
          <table:table-cell office:value-type="string">
            <text:p>NULL</text:p>
          </table:table-cell>
        </table:table-row>
        <table:table-row>
          <table:table-cell office:value-type="float" office:value="3">
            <text:p>3</text:p>
          </table:table-cell>
          <table:table-cell office:value-type="string">
            <text:p>Equipement de commutation </text:p>
          </table:table-cell>
          <table:table-cell office:value-type="float" office:value="547">
            <text:p>547</text:p>
          </table:table-cell>
          <table:table-cell office:value-type="string">
            <text:p>Décis du04/08/2 002</text:p>
          </table:table-cell>
        </table:table-row>
        <table:table-row>
          <table:table-cell office:value-type="float" office:value="4">
            <text:p>4</text:p>
          </table:table-cell>
          <table:table-cell office:value-type="string">
            <text:p>Equipement de transmission </text:p>
          </table:table-cell>
          <table:table-cell office:value-type="float" office:value="547">
            <text:p>547</text:p>
          </table:table-cell>
          <table:table-cell office:value-type="string">
            <text:p>NULL</text:p>
          </table:table-cell>
        </table:table-row>
        <table:table-row>
          <table:table-cell office:value-type="float" office:value="5">
            <text:p>5</text:p>
          </table:table-cell>
          <table:table-cell office:value-type="string">
            <text:p>Reseau local</text:p>
          </table:table-cell>
          <table:table-cell office:value-type="float" office:value="547">
            <text:p>547</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7">
            <text:p>547</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48">
            <text:p>548</text:p>
          </table:table-cell>
          <table:table-cell office:value-type="string">
            <text:p>NULL</text:p>
          </table:table-cell>
        </table:table-row>
        <table:table-row>
          <table:table-cell office:value-type="float" office:value="2">
            <text:p>2</text:p>
          </table:table-cell>
          <table:table-cell office:value-type="string">
            <text:p>Batiments</text:p>
          </table:table-cell>
          <table:table-cell office:value-type="float" office:value="548">
            <text:p>548</text:p>
          </table:table-cell>
          <table:table-cell office:value-type="string">
            <text:p>NULL</text:p>
          </table:table-cell>
        </table:table-row>
        <table:table-row>
          <table:table-cell office:value-type="float" office:value="3">
            <text:p>3</text:p>
          </table:table-cell>
          <table:table-cell office:value-type="string">
            <text:p>Equipement </text:p>
          </table:table-cell>
          <table:table-cell office:value-type="float" office:value="548">
            <text:p>548</text:p>
          </table:table-cell>
          <table:table-cell office:value-type="string">
            <text:p>Décis du04/08/2 002</text:p>
          </table:table-cell>
        </table:table-row>
        <table:table-row>
          <table:table-cell office:value-type="float" office:value="4">
            <text:p>4</text:p>
          </table:table-cell>
          <table:table-cell office:value-type="string">
            <text:p>Mobilier, materiel et outillage </text:p>
          </table:table-cell>
          <table:table-cell office:value-type="float" office:value="548">
            <text:p>548</text:p>
          </table:table-cell>
          <table:table-cell office:value-type="string">
            <text:p>NULL</text:p>
          </table:table-cell>
        </table:table-row>
        <table:table-row>
          <table:table-cell office:value-type="float" office:value="5">
            <text:p>5</text:p>
          </table:table-cell>
          <table:table-cell office:value-type="string">
            <text:p>Materiel de transport et engins speciaux </text:p>
          </table:table-cell>
          <table:table-cell office:value-type="float" office:value="548">
            <text:p>548</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548">
            <text:p>548</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15">
            <text:p>515</text:p>
          </table:table-cell>
          <table:table-cell office:value-type="string">
            <text:p>NULL</text:p>
          </table:table-cell>
        </table:table-row>
        <table:table-row>
          <table:table-cell office:value-type="float" office:value="2">
            <text:p>2</text:p>
          </table:table-cell>
          <table:table-cell office:value-type="string">
            <text:p>Maturation </text:p>
          </table:table-cell>
          <table:table-cell office:value-type="float" office:value="515">
            <text:p>515</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567">
            <text:p>567</text:p>
          </table:table-cell>
          <table:table-cell office:value-type="string">
            <text:p>NULL</text:p>
          </table:table-cell>
        </table:table-row>
        <table:table-row>
          <table:table-cell office:value-type="float" office:value="2">
            <text:p>2</text:p>
          </table:table-cell>
          <table:table-cell office:value-type="string">
            <text:p>Constructions neuves</text:p>
          </table:table-cell>
          <table:table-cell office:value-type="float" office:value="567">
            <text:p>567</text:p>
          </table:table-cell>
          <table:table-cell office:value-type="string">
            <text:p>NULL</text:p>
          </table:table-cell>
        </table:table-row>
        <table:table-row>
          <table:table-cell office:value-type="float" office:value="3">
            <text:p>3</text:p>
          </table:table-cell>
          <table:table-cell office:value-type="string">
            <text:p>Aménagement extention </text:p>
          </table:table-cell>
          <table:table-cell office:value-type="float" office:value="567">
            <text:p>567</text:p>
          </table:table-cell>
          <table:table-cell office:value-type="string">
            <text:p>NULL</text:p>
          </table:table-cell>
        </table:table-row>
        <table:table-row>
          <table:table-cell office:value-type="float" office:value="4">
            <text:p>4</text:p>
          </table:table-cell>
          <table:table-cell office:value-type="string">
            <text:p>Equipement </text:p>
          </table:table-cell>
          <table:table-cell office:value-type="float" office:value="567">
            <text:p>567</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67">
            <text:p>567</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516">
            <text:p>516</text:p>
          </table:table-cell>
          <table:table-cell office:value-type="string">
            <text:p>déci MF/ 2005/445/DP/430 du 20 juin 2005</text:p>
          </table:table-cell>
        </table:table-row>
        <table:table-row>
          <table:table-cell office:value-type="float" office:value="2">
            <text:p>2</text:p>
          </table:table-cell>
          <table:table-cell office:value-type="string">
            <text:p>Construction nouvelles voies</text:p>
          </table:table-cell>
          <table:table-cell office:value-type="float" office:value="516">
            <text:p>516</text:p>
          </table:table-cell>
          <table:table-cell office:value-type="string">
            <text:p>NULL</text:p>
          </table:table-cell>
        </table:table-row>
        <table:table-row>
          <table:table-cell office:value-type="float" office:value="3">
            <text:p>3</text:p>
          </table:table-cell>
          <table:table-cell office:value-type="string">
            <text:p>Ateliers, stations et dépoôts</text:p>
          </table:table-cell>
          <table:table-cell office:value-type="float" office:value="516">
            <text:p>516</text:p>
          </table:table-cell>
          <table:table-cell office:value-type="string">
            <text:p>NULL</text:p>
          </table:table-cell>
        </table:table-row>
        <table:table-row>
          <table:table-cell office:value-type="float" office:value="5">
            <text:p>5</text:p>
          </table:table-cell>
          <table:table-cell office:value-type="string">
            <text:p>Autres</text:p>
          </table:table-cell>
          <table:table-cell office:value-type="float" office:value="516">
            <text:p>516</text:p>
          </table:table-cell>
          <table:table-cell office:value-type="string">
            <text:p>NULL</text:p>
          </table:table-cell>
        </table:table-row>
        <table:table-row>
          <table:table-cell office:value-type="float" office:value="6">
            <text:p>6</text:p>
          </table:table-cell>
          <table:table-cell office:value-type="string">
            <text:p>Renouvellement</text:p>
          </table:table-cell>
          <table:table-cell office:value-type="float" office:value="516">
            <text:p>516</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523">
            <text:p>523</text:p>
          </table:table-cell>
          <table:table-cell office:value-type="string">
            <text:p>NULL</text:p>
          </table:table-cell>
        </table:table-row>
        <table:table-row>
          <table:table-cell office:value-type="float" office:value="2">
            <text:p>2</text:p>
          </table:table-cell>
          <table:table-cell office:value-type="string">
            <text:p>Construction de nouvelles voies</text:p>
          </table:table-cell>
          <table:table-cell office:value-type="float" office:value="523">
            <text:p>523</text:p>
          </table:table-cell>
          <table:table-cell office:value-type="string">
            <text:p>NULL</text:p>
          </table:table-cell>
        </table:table-row>
        <table:table-row>
          <table:table-cell office:value-type="float" office:value="3">
            <text:p>3</text:p>
          </table:table-cell>
          <table:table-cell office:value-type="string">
            <text:p>Aménagements(zonesindust et gdes aglomérations)</text:p>
          </table:table-cell>
          <table:table-cell office:value-type="float" office:value="523">
            <text:p>523</text:p>
          </table:table-cell>
          <table:table-cell office:value-type="string">
            <text:p>NULL</text:p>
          </table:table-cell>
        </table:table-row>
        <table:table-row>
          <table:table-cell office:value-type="float" office:value="4">
            <text:p>4</text:p>
          </table:table-cell>
          <table:table-cell office:value-type="string">
            <text:p>Amelioration de debit et de securitè des lignes </text:p>
          </table:table-cell>
          <table:table-cell office:value-type="float" office:value="523">
            <text:p>523</text:p>
          </table:table-cell>
          <table:table-cell office:value-type="string">
            <text:p>Décision MF /2002 / 568 / DP / 106 du 02 / 04 / 2002</text:p>
          </table:table-cell>
        </table:table-row>
        <table:table-row>
          <table:table-cell office:value-type="float" office:value="5">
            <text:p>5</text:p>
          </table:table-cell>
          <table:table-cell office:value-type="string">
            <text:p>Mises à doubles voies</text:p>
          </table:table-cell>
          <table:table-cell office:value-type="float" office:value="523">
            <text:p>523</text:p>
          </table:table-cell>
          <table:table-cell office:value-type="string">
            <text:p>NULL</text:p>
          </table:table-cell>
        </table:table-row>
        <table:table-row>
          <table:table-cell office:value-type="float" office:value="6">
            <text:p>6</text:p>
          </table:table-cell>
          <table:table-cell office:value-type="string">
            <text:p>Atelies et depots</text:p>
          </table:table-cell>
          <table:table-cell office:value-type="float" office:value="523">
            <text:p>52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3">
            <text:p>523</text:p>
          </table:table-cell>
          <table:table-cell office:value-type="string">
            <text:p>NULL</text:p>
          </table:table-cell>
        </table:table-row>
        <table:table-row>
          <table:table-cell office:value-type="float" office:value="9">
            <text:p>9</text:p>
          </table:table-cell>
          <table:table-cell office:value-type="string">
            <text:p>Renouvellement et modernisation de la voie</text:p>
          </table:table-cell>
          <table:table-cell office:value-type="float" office:value="523">
            <text:p>523</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511">
            <text:p>511</text:p>
          </table:table-cell>
          <table:table-cell office:value-type="string">
            <text:p>Décision du 04 08 02</text:p>
          </table:table-cell>
        </table:table-row>
        <table:table-row>
          <table:table-cell office:value-type="float" office:value="1">
            <text:p>1</text:p>
          </table:table-cell>
          <table:table-cell office:value-type="string">
            <text:p>Etudes de projet</text:p>
          </table:table-cell>
          <table:table-cell office:value-type="float" office:value="521">
            <text:p>521</text:p>
          </table:table-cell>
          <table:table-cell office:value-type="string">
            <text:p>NULL</text:p>
          </table:table-cell>
        </table:table-row>
        <table:table-row>
          <table:table-cell office:value-type="float" office:value="2">
            <text:p>2</text:p>
          </table:table-cell>
          <table:table-cell office:value-type="string">
            <text:p>constructions neuves</text:p>
          </table:table-cell>
          <table:table-cell office:value-type="float" office:value="521">
            <text:p>521</text:p>
          </table:table-cell>
          <table:table-cell office:value-type="string">
            <text:p>NULL</text:p>
          </table:table-cell>
        </table:table-row>
        <table:table-row>
          <table:table-cell office:value-type="float" office:value="3">
            <text:p>3</text:p>
          </table:table-cell>
          <table:table-cell office:value-type="string">
            <text:p>Modernisations</text:p>
          </table:table-cell>
          <table:table-cell office:value-type="float" office:value="521">
            <text:p>521</text:p>
          </table:table-cell>
          <table:table-cell office:value-type="string">
            <text:p>NULL</text:p>
          </table:table-cell>
        </table:table-row>
        <table:table-row>
          <table:table-cell office:value-type="float" office:value="4">
            <text:p>4</text:p>
          </table:table-cell>
          <table:table-cell office:value-type="string">
            <text:p>reconstructions</text:p>
          </table:table-cell>
          <table:table-cell office:value-type="float" office:value="521">
            <text:p>521</text:p>
          </table:table-cell>
          <table:table-cell office:value-type="string">
            <text:p>NULL</text:p>
          </table:table-cell>
        </table:table-row>
        <table:table-row>
          <table:table-cell office:value-type="float" office:value="5">
            <text:p>5</text:p>
          </table:table-cell>
          <table:table-cell office:value-type="string">
            <text:p>Ouvrages d'art</text:p>
          </table:table-cell>
          <table:table-cell office:value-type="float" office:value="521">
            <text:p>521</text:p>
          </table:table-cell>
          <table:table-cell office:value-type="string">
            <text:p>NULL</text:p>
          </table:table-cell>
        </table:table-row>
        <table:table-row>
          <table:table-cell office:value-type="float" office:value="6">
            <text:p>6</text:p>
          </table:table-cell>
          <table:table-cell office:value-type="string">
            <text:p>Grosses reparations dues aux intemperies</text:p>
          </table:table-cell>
          <table:table-cell office:value-type="float" office:value="521">
            <text:p>5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1">
            <text:p>521</text:p>
          </table:table-cell>
          <table:table-cell office:value-type="string">
            <text:p>NULL</text:p>
          </table:table-cell>
        </table:table-row>
        <table:table-row>
          <table:table-cell office:value-type="float" office:value="1">
            <text:p>1</text:p>
          </table:table-cell>
          <table:table-cell office:value-type="string">
            <text:p>Etudes de projet</text:p>
          </table:table-cell>
          <table:table-cell office:value-type="float" office:value="522">
            <text:p>522</text:p>
          </table:table-cell>
          <table:table-cell office:value-type="string">
            <text:p>NULL</text:p>
          </table:table-cell>
        </table:table-row>
        <table:table-row>
          <table:table-cell office:value-type="float" office:value="2">
            <text:p>2</text:p>
          </table:table-cell>
          <table:table-cell office:value-type="string">
            <text:p>constructions neuves</text:p>
          </table:table-cell>
          <table:table-cell office:value-type="float" office:value="522">
            <text:p>522</text:p>
          </table:table-cell>
          <table:table-cell office:value-type="string">
            <text:p>NULL</text:p>
          </table:table-cell>
        </table:table-row>
        <table:table-row>
          <table:table-cell office:value-type="float" office:value="3">
            <text:p>3</text:p>
          </table:table-cell>
          <table:table-cell office:value-type="string">
            <text:p>Modernisations </text:p>
          </table:table-cell>
          <table:table-cell office:value-type="float" office:value="522">
            <text:p>522</text:p>
          </table:table-cell>
          <table:table-cell office:value-type="string">
            <text:p>NULL</text:p>
          </table:table-cell>
        </table:table-row>
        <table:table-row>
          <table:table-cell office:value-type="float" office:value="4">
            <text:p>4</text:p>
          </table:table-cell>
          <table:table-cell office:value-type="string">
            <text:p>Reconstructions</text:p>
          </table:table-cell>
          <table:table-cell office:value-type="float" office:value="522">
            <text:p>522</text:p>
          </table:table-cell>
          <table:table-cell office:value-type="string">
            <text:p>NULL</text:p>
          </table:table-cell>
        </table:table-row>
        <table:table-row>
          <table:table-cell office:value-type="float" office:value="5">
            <text:p>5</text:p>
          </table:table-cell>
          <table:table-cell office:value-type="string">
            <text:p>Ouvrages d'art</text:p>
          </table:table-cell>
          <table:table-cell office:value-type="float" office:value="522">
            <text:p>522</text:p>
          </table:table-cell>
          <table:table-cell office:value-type="string">
            <text:p>NULL</text:p>
          </table:table-cell>
        </table:table-row>
        <table:table-row>
          <table:table-cell office:value-type="float" office:value="6">
            <text:p>6</text:p>
          </table:table-cell>
          <table:table-cell office:value-type="string">
            <text:p>Grosses reparations dues aux intemperies</text:p>
          </table:table-cell>
          <table:table-cell office:value-type="float" office:value="522">
            <text:p>52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2">
            <text:p>522</text:p>
          </table:table-cell>
          <table:table-cell office:value-type="string">
            <text:p>NULL</text:p>
          </table:table-cell>
        </table:table-row>
        <table:table-row>
          <table:table-cell office:value-type="float" office:value="1">
            <text:p>1</text:p>
          </table:table-cell>
          <table:table-cell office:value-type="string">
            <text:p>Etudes de projet</text:p>
          </table:table-cell>
          <table:table-cell office:value-type="float" office:value="528">
            <text:p>528</text:p>
          </table:table-cell>
          <table:table-cell office:value-type="string">
            <text:p>NULL</text:p>
          </table:table-cell>
        </table:table-row>
        <table:table-row>
          <table:table-cell office:value-type="float" office:value="2">
            <text:p>2</text:p>
          </table:table-cell>
          <table:table-cell office:value-type="string">
            <text:p>constructions neuves</text:p>
          </table:table-cell>
          <table:table-cell office:value-type="float" office:value="528">
            <text:p>528</text:p>
          </table:table-cell>
          <table:table-cell office:value-type="string">
            <text:p>NULL</text:p>
          </table:table-cell>
        </table:table-row>
        <table:table-row>
          <table:table-cell office:value-type="float" office:value="3">
            <text:p>3</text:p>
          </table:table-cell>
          <table:table-cell office:value-type="string">
            <text:p>Renouvellement</text:p>
          </table:table-cell>
          <table:table-cell office:value-type="float" office:value="528">
            <text:p>528</text:p>
          </table:table-cell>
          <table:table-cell office:value-type="string">
            <text:p>NULL</text:p>
          </table:table-cell>
        </table:table-row>
        <table:table-row>
          <table:table-cell office:value-type="float" office:value="4">
            <text:p>4</text:p>
          </table:table-cell>
          <table:table-cell office:value-type="string">
            <text:p>Ouvrages d'art</text:p>
          </table:table-cell>
          <table:table-cell office:value-type="float" office:value="528">
            <text:p>528</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8">
            <text:p>528</text:p>
          </table:table-cell>
          <table:table-cell office:value-type="string">
            <text:p>NULL</text:p>
          </table:table-cell>
        </table:table-row>
        <table:table-row>
          <table:table-cell office:value-type="float" office:value="1">
            <text:p>1</text:p>
          </table:table-cell>
          <table:table-cell office:value-type="string">
            <text:p>Entretien</text:p>
          </table:table-cell>
          <table:table-cell office:value-type="float" office:value="531">
            <text:p>531</text:p>
          </table:table-cell>
          <table:table-cell office:value-type="string">
            <text:p>NULL</text:p>
          </table:table-cell>
        </table:table-row>
        <table:table-row>
          <table:table-cell office:value-type="float" office:value="2">
            <text:p>2</text:p>
          </table:table-cell>
          <table:table-cell office:value-type="string">
            <text:p>Travaux de défense contre les eaux nuisibles</text:p>
          </table:table-cell>
          <table:table-cell office:value-type="float" office:value="531">
            <text:p>531</text:p>
          </table:table-cell>
          <table:table-cell office:value-type="string">
            <text:p>Décision du 04 08 02</text:p>
          </table:table-cell>
        </table:table-row>
        <table:table-row>
          <table:table-cell office:value-type="float" office:value="1">
            <text:p>1</text:p>
          </table:table-cell>
          <table:table-cell office:value-type="string">
            <text:p>Entretien</text:p>
          </table:table-cell>
          <table:table-cell office:value-type="float" office:value="532">
            <text:p>532</text:p>
          </table:table-cell>
          <table:table-cell office:value-type="string">
            <text:p>Décision du 04 08 02</text:p>
          </table:table-cell>
        </table:table-row>
        <table:table-row>
          <table:table-cell office:value-type="float" office:value="2">
            <text:p>2</text:p>
          </table:table-cell>
          <table:table-cell office:value-type="string">
            <text:p>autres</text:p>
          </table:table-cell>
          <table:table-cell office:value-type="float" office:value="532">
            <text:p>532</text:p>
          </table:table-cell>
          <table:table-cell office:value-type="string">
            <text:p>NULL</text:p>
          </table:table-cell>
        </table:table-row>
        <table:table-row>
          <table:table-cell office:value-type="float" office:value="1">
            <text:p>1</text:p>
          </table:table-cell>
          <table:table-cell office:value-type="string">
            <text:p>entretien des chemins de wilaya</text:p>
          </table:table-cell>
          <table:table-cell office:value-type="float" office:value="534">
            <text:p>534</text:p>
          </table:table-cell>
          <table:table-cell office:value-type="string">
            <text:p>décision MF/2001 / 606 / DP / 164 du 22 07 01</text:p>
          </table:table-cell>
        </table:table-row>
        <table:table-row>
          <table:table-cell office:value-type="float" office:value="1">
            <text:p>1</text:p>
          </table:table-cell>
          <table:table-cell office:value-type="string">
            <text:p>entretien des chemins communaux</text:p>
          </table:table-cell>
          <table:table-cell office:value-type="float" office:value="535">
            <text:p>535</text:p>
          </table:table-cell>
          <table:table-cell office:value-type="string">
            <text:p>décision MF/2001 / 606 / DP / 164 du 22 07 01</text:p>
          </table:table-cell>
        </table:table-row>
        <table:table-row>
          <table:table-cell office:value-type="float" office:value="1">
            <text:p>1</text:p>
          </table:table-cell>
          <table:table-cell office:value-type="string">
            <text:p>Etudes de projets</text:p>
          </table:table-cell>
          <table:table-cell office:value-type="float" office:value="524">
            <text:p>524</text:p>
          </table:table-cell>
          <table:table-cell office:value-type="string">
            <text:p>NULL</text:p>
          </table:table-cell>
        </table:table-row>
        <table:table-row>
          <table:table-cell office:value-type="float" office:value="2">
            <text:p>2</text:p>
          </table:table-cell>
          <table:table-cell office:value-type="string">
            <text:p>Creations extensions et amenagements</text:p>
          </table:table-cell>
          <table:table-cell office:value-type="float" office:value="524">
            <text:p>524</text:p>
          </table:table-cell>
          <table:table-cell office:value-type="string">
            <text:p>Décision MF /2002 / 568 / DP / 106 du 02 / 04 / 2002</text:p>
          </table:table-cell>
        </table:table-row>
        <table:table-row>
          <table:table-cell office:value-type="float" office:value="3">
            <text:p>3</text:p>
          </table:table-cell>
          <table:table-cell office:value-type="string">
            <text:p>grosses reparations</text:p>
          </table:table-cell>
          <table:table-cell office:value-type="float" office:value="524">
            <text:p>524</text:p>
          </table:table-cell>
          <table:table-cell office:value-type="string">
            <text:p>NULL</text:p>
          </table:table-cell>
        </table:table-row>
        <table:table-row>
          <table:table-cell office:value-type="float" office:value="4">
            <text:p>4</text:p>
          </table:table-cell>
          <table:table-cell office:value-type="string">
            <text:p>Signalisation</text:p>
          </table:table-cell>
          <table:table-cell office:value-type="float" office:value="524">
            <text:p>524</text:p>
          </table:table-cell>
          <table:table-cell office:value-type="string">
            <text:p>NULL</text:p>
          </table:table-cell>
        </table:table-row>
        <table:table-row>
          <table:table-cell office:value-type="float" office:value="5">
            <text:p>5</text:p>
          </table:table-cell>
          <table:table-cell office:value-type="string">
            <text:p>Dragage</text:p>
          </table:table-cell>
          <table:table-cell office:value-type="float" office:value="524">
            <text:p>524</text:p>
          </table:table-cell>
          <table:table-cell office:value-type="string">
            <text:p>NULL</text:p>
          </table:table-cell>
        </table:table-row>
        <table:table-row>
          <table:table-cell office:value-type="float" office:value="6">
            <text:p>6</text:p>
          </table:table-cell>
          <table:table-cell office:value-type="string">
            <text:p>Reparation des dègats dues aux intemperies</text:p>
          </table:table-cell>
          <table:table-cell office:value-type="float" office:value="524">
            <text:p>52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4">
            <text:p>524</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526">
            <text:p>526</text:p>
          </table:table-cell>
          <table:table-cell office:value-type="string">
            <text:p>Décision MF/ 2 002 / 690 / DP / 138 du 29/05/02</text:p>
          </table:table-cell>
        </table:table-row>
        <table:table-row>
          <table:table-cell office:value-type="float" office:value="2">
            <text:p>2</text:p>
          </table:table-cell>
          <table:table-cell office:value-type="string">
            <text:p>Batiments</text:p>
          </table:table-cell>
          <table:table-cell office:value-type="float" office:value="526">
            <text:p>526</text:p>
          </table:table-cell>
          <table:table-cell office:value-type="string">
            <text:p>NULL</text:p>
          </table:table-cell>
        </table:table-row>
        <table:table-row>
          <table:table-cell office:value-type="float" office:value="3">
            <text:p>3</text:p>
          </table:table-cell>
          <table:table-cell office:value-type="string">
            <text:p>Equipements divers </text:p>
          </table:table-cell>
          <table:table-cell office:value-type="float" office:value="526">
            <text:p>526</text:p>
          </table:table-cell>
          <table:table-cell office:value-type="string">
            <text:p>NULL</text:p>
          </table:table-cell>
        </table:table-row>
        <table:table-row>
          <table:table-cell office:value-type="float" office:value="4">
            <text:p>4</text:p>
          </table:table-cell>
          <table:table-cell office:value-type="string">
            <text:p>Navigation aerienne </text:p>
          </table:table-cell>
          <table:table-cell office:value-type="float" office:value="526">
            <text:p>526</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6">
            <text:p>526</text:p>
          </table:table-cell>
          <table:table-cell office:value-type="string">
            <text:p>NULL</text:p>
          </table:table-cell>
        </table:table-row>
        <table:table-row>
          <table:table-cell office:value-type="float" office:value="9">
            <text:p>9</text:p>
          </table:table-cell>
          <table:table-cell office:value-type="string">
            <text:p>Renouvellement </text:p>
          </table:table-cell>
          <table:table-cell office:value-type="float" office:value="526">
            <text:p>526</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527">
            <text:p>527</text:p>
          </table:table-cell>
          <table:table-cell office:value-type="string">
            <text:p>Décision du 04 08 02</text:p>
          </table:table-cell>
        </table:table-row>
        <table:table-row>
          <table:table-cell office:value-type="float" office:value="2">
            <text:p>2</text:p>
          </table:table-cell>
          <table:table-cell office:value-type="string">
            <text:p>Réalisations extensions</text:p>
          </table:table-cell>
          <table:table-cell office:value-type="float" office:value="527">
            <text:p>527</text:p>
          </table:table-cell>
          <table:table-cell office:value-type="string">
            <text:p>NULL</text:p>
          </table:table-cell>
        </table:table-row>
        <table:table-row>
          <table:table-cell office:value-type="float" office:value="3">
            <text:p>3</text:p>
          </table:table-cell>
          <table:table-cell office:value-type="string">
            <text:p>Refection aménagement</text:p>
          </table:table-cell>
          <table:table-cell office:value-type="float" office:value="527">
            <text:p>527</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27">
            <text:p>527</text:p>
          </table:table-cell>
          <table:table-cell office:value-type="string">
            <text:p>NULL</text:p>
          </table:table-cell>
        </table:table-row>
        <table:table-row>
          <table:table-cell office:value-type="float" office:value="1">
            <text:p>1</text:p>
          </table:table-cell>
          <table:table-cell office:value-type="string">
            <text:p>Entretien</text:p>
          </table:table-cell>
          <table:table-cell office:value-type="float" office:value="533">
            <text:p>533</text:p>
          </table:table-cell>
          <table:table-cell office:value-type="string">
            <text:p>Décision du 04 08 02</text:p>
          </table:table-cell>
        </table:table-row>
        <table:table-row>
          <table:table-cell office:value-type="float" office:value="2">
            <text:p>2</text:p>
          </table:table-cell>
          <table:table-cell office:value-type="string">
            <text:p>Autres</text:p>
          </table:table-cell>
          <table:table-cell office:value-type="float" office:value="533">
            <text:p>533</text:p>
          </table:table-cell>
          <table:table-cell office:value-type="string">
            <text:p>NULL</text:p>
          </table:table-cell>
        </table:table-row>
        <table:table-row>
          <table:table-cell office:value-type="float" office:value="1">
            <text:p>1</text:p>
          </table:table-cell>
          <table:table-cell office:value-type="string">
            <text:p>Centre et stations meteorologiques </text:p>
          </table:table-cell>
          <table:table-cell office:value-type="float" office:value="552">
            <text:p>552</text:p>
          </table:table-cell>
          <table:table-cell office:value-type="string">
            <text:p>NULL</text:p>
          </table:table-cell>
        </table:table-row>
        <table:table-row>
          <table:table-cell office:value-type="float" office:value="2">
            <text:p>2</text:p>
          </table:table-cell>
          <table:table-cell office:value-type="string">
            <text:p>Equipements divers </text:p>
          </table:table-cell>
          <table:table-cell office:value-type="float" office:value="552">
            <text:p>552</text:p>
          </table:table-cell>
          <table:table-cell office:value-type="string">
            <text:p>NULL</text:p>
          </table:table-cell>
        </table:table-row>
        <table:table-row>
          <table:table-cell office:value-type="float" office:value="3">
            <text:p>3</text:p>
          </table:table-cell>
          <table:table-cell office:value-type="string">
            <text:p>Etudes de projets</text:p>
          </table:table-cell>
          <table:table-cell office:value-type="float" office:value="552">
            <text:p>55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52">
            <text:p>552</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811">
            <text:p>811</text:p>
          </table:table-cell>
          <table:table-cell office:value-type="string">
            <text:p>Décision du 04 08 02</text:p>
          </table:table-cell>
        </table:table-row>
        <table:table-row>
          <table:table-cell office:value-type="float" office:value="2">
            <text:p>2</text:p>
          </table:table-cell>
          <table:table-cell office:value-type="string">
            <text:p>Recensement et enquetes </text:p>
          </table:table-cell>
          <table:table-cell office:value-type="float" office:value="812">
            <text:p>812</text:p>
          </table:table-cell>
          <table:table-cell office:value-type="string">
            <text:p>NULL</text:p>
          </table:table-cell>
        </table:table-row>
        <table:table-row>
          <table:table-cell office:value-type="float" office:value="3">
            <text:p>3</text:p>
          </table:table-cell>
          <table:table-cell office:value-type="string">
            <text:p>Circuits de l'information et normalisation statistique Etudes de projets</text:p>
          </table:table-cell>
          <table:table-cell office:value-type="float" office:value="812">
            <text:p>812</text:p>
          </table:table-cell>
          <table:table-cell office:value-type="string">
            <text:p>NULL</text:p>
          </table:table-cell>
        </table:table-row>
        <table:table-row>
          <table:table-cell office:value-type="float" office:value="4">
            <text:p>4</text:p>
          </table:table-cell>
          <table:table-cell office:value-type="string">
            <text:p>Autres</text:p>
          </table:table-cell>
          <table:table-cell office:value-type="float" office:value="812">
            <text:p>812</text:p>
          </table:table-cell>
          <table:table-cell office:value-type="string">
            <text:p>NULL</text:p>
          </table:table-cell>
        </table:table-row>
        <table:table-row>
          <table:table-cell office:value-type="float" office:value="1">
            <text:p>1</text:p>
          </table:table-cell>
          <table:table-cell office:value-type="string">
            <text:p>Etudes generales d'aminagementd du territoire </text:p>
          </table:table-cell>
          <table:table-cell office:value-type="float" office:value="813">
            <text:p>813</text:p>
          </table:table-cell>
          <table:table-cell office:value-type="string">
            <text:p>NULL</text:p>
          </table:table-cell>
        </table:table-row>
        <table:table-row>
          <table:table-cell office:value-type="float" office:value="2">
            <text:p>2</text:p>
          </table:table-cell>
          <table:table-cell office:value-type="string">
            <text:p>Etudes de ressources naturelles</text:p>
          </table:table-cell>
          <table:table-cell office:value-type="float" office:value="813">
            <text:p>813</text:p>
          </table:table-cell>
          <table:table-cell office:value-type="string">
            <text:p>NULL</text:p>
          </table:table-cell>
        </table:table-row>
        <table:table-row>
          <table:table-cell office:value-type="float" office:value="3">
            <text:p>3</text:p>
          </table:table-cell>
          <table:table-cell office:value-type="string">
            <text:p>Schemas regionaux</text:p>
          </table:table-cell>
          <table:table-cell office:value-type="float" office:value="813">
            <text:p>813</text:p>
          </table:table-cell>
          <table:table-cell office:value-type="string">
            <text:p>NULL</text:p>
          </table:table-cell>
        </table:table-row>
        <table:table-row>
          <table:table-cell office:value-type="float" office:value="5">
            <text:p>5</text:p>
          </table:table-cell>
          <table:table-cell office:value-type="string">
            <text:p>plans d'amenagement de wilaya</text:p>
          </table:table-cell>
          <table:table-cell office:value-type="float" office:value="813">
            <text:p>813</text:p>
          </table:table-cell>
          <table:table-cell office:value-type="string">
            <text:p>NULL</text:p>
          </table:table-cell>
        </table:table-row>
        <table:table-row>
          <table:table-cell office:value-type="float" office:value="6">
            <text:p>6</text:p>
          </table:table-cell>
          <table:table-cell office:value-type="string">
            <text:p>Etudes sectorielles ou specifiques</text:p>
          </table:table-cell>
          <table:table-cell office:value-type="float" office:value="813">
            <text:p>813</text:p>
          </table:table-cell>
          <table:table-cell office:value-type="string">
            <text:p>NULL</text:p>
          </table:table-cell>
        </table:table-row>
        <table:table-row>
          <table:table-cell office:value-type="float" office:value="7">
            <text:p>7</text:p>
          </table:table-cell>
          <table:table-cell office:value-type="string">
            <text:p>Developement integré</text:p>
          </table:table-cell>
          <table:table-cell office:value-type="float" office:value="813">
            <text:p>813</text:p>
          </table:table-cell>
          <table:table-cell office:value-type="string">
            <text:p>NULL</text:p>
          </table:table-cell>
        </table:table-row>
        <table:table-row>
          <table:table-cell office:value-type="float" office:value="8">
            <text:p>8</text:p>
          </table:table-cell>
          <table:table-cell office:value-type="string">
            <text:p>Etudes d'impact</text:p>
          </table:table-cell>
          <table:table-cell office:value-type="float" office:value="813">
            <text:p>813</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813">
            <text:p>813</text:p>
          </table:table-cell>
          <table:table-cell office:value-type="string">
            <text:p>NULL</text:p>
          </table:table-cell>
        </table:table-row>
        <table:table-row>
          <table:table-cell office:value-type="float" office:value="1">
            <text:p>1</text:p>
          </table:table-cell>
          <table:table-cell office:value-type="string">
            <text:p>Etudes du maturation</text:p>
          </table:table-cell>
          <table:table-cell office:value-type="float" office:value="814">
            <text:p>814</text:p>
          </table:table-cell>
          <table:table-cell office:value-type="string">
            <text:p>NULL</text:p>
          </table:table-cell>
        </table:table-row>
        <table:table-row>
          <table:table-cell office:value-type="float" office:value="2">
            <text:p>2</text:p>
          </table:table-cell>
          <table:table-cell office:value-type="string">
            <text:p>Etudes de projets</text:p>
          </table:table-cell>
          <table:table-cell office:value-type="float" office:value="814">
            <text:p>814</text:p>
          </table:table-cell>
          <table:table-cell office:value-type="string">
            <text:p>NULL</text:p>
          </table:table-cell>
        </table:table-row>
        <table:table-row>
          <table:table-cell office:value-type="float" office:value="3">
            <text:p>3</text:p>
          </table:table-cell>
          <table:table-cell office:value-type="string">
            <text:p>Suivi de projets</text:p>
          </table:table-cell>
          <table:table-cell office:value-type="float" office:value="814">
            <text:p>814</text:p>
          </table:table-cell>
          <table:table-cell office:value-type="string">
            <text:p>NULL</text:p>
          </table:table-cell>
        </table:table-row>
        <table:table-row>
          <table:table-cell office:value-type="float" office:value="9">
            <text:p>9</text:p>
          </table:table-cell>
          <table:table-cell office:value-type="string">
            <text:p>Autres</text:p>
          </table:table-cell>
          <table:table-cell office:value-type="float" office:value="814">
            <text:p>814</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821">
            <text:p>821</text:p>
          </table:table-cell>
          <table:table-cell office:value-type="string">
            <text:p>NULL</text:p>
          </table:table-cell>
        </table:table-row>
        <table:table-row>
          <table:table-cell office:value-type="float" office:value="2">
            <text:p>2</text:p>
          </table:table-cell>
          <table:table-cell office:value-type="string">
            <text:p>Creation neuves</text:p>
          </table:table-cell>
          <table:table-cell office:value-type="float" office:value="821">
            <text:p>821</text:p>
          </table:table-cell>
          <table:table-cell office:value-type="string">
            <text:p>NULL</text:p>
          </table:table-cell>
        </table:table-row>
        <table:table-row>
          <table:table-cell office:value-type="float" office:value="3">
            <text:p>3</text:p>
          </table:table-cell>
          <table:table-cell office:value-type="string">
            <text:p>Equipements</text:p>
          </table:table-cell>
          <table:table-cell office:value-type="float" office:value="821">
            <text:p>821</text:p>
          </table:table-cell>
          <table:table-cell office:value-type="string">
            <text:p>NULL</text:p>
          </table:table-cell>
        </table:table-row>
        <table:table-row>
          <table:table-cell office:value-type="float" office:value="7">
            <text:p>7</text:p>
          </table:table-cell>
          <table:table-cell office:value-type="string">
            <text:p>Amenagement extention</text:p>
          </table:table-cell>
          <table:table-cell office:value-type="float" office:value="821">
            <text:p>8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21">
            <text:p>821</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831">
            <text:p>831</text:p>
          </table:table-cell>
          <table:table-cell office:value-type="string">
            <text:p>NULL</text:p>
          </table:table-cell>
        </table:table-row>
        <table:table-row>
          <table:table-cell office:value-type="float" office:value="2">
            <text:p>2</text:p>
          </table:table-cell>
          <table:table-cell office:value-type="string">
            <text:p>Constuction de cités administraties de wilaya</text:p>
          </table:table-cell>
          <table:table-cell office:value-type="float" office:value="831">
            <text:p>831</text:p>
          </table:table-cell>
          <table:table-cell office:value-type="string">
            <text:p>NULL</text:p>
          </table:table-cell>
        </table:table-row>
        <table:table-row>
          <table:table-cell office:value-type="float" office:value="3">
            <text:p>3</text:p>
          </table:table-cell>
          <table:table-cell office:value-type="string">
            <text:p>Constuction de cités administraties de daira</text:p>
          </table:table-cell>
          <table:table-cell office:value-type="float" office:value="831">
            <text:p>831</text:p>
          </table:table-cell>
          <table:table-cell office:value-type="string">
            <text:p>NULL</text:p>
          </table:table-cell>
        </table:table-row>
        <table:table-row>
          <table:table-cell office:value-type="float" office:value="4">
            <text:p>4</text:p>
          </table:table-cell>
          <table:table-cell office:value-type="string">
            <text:p>Amenagement et extensions</text:p>
          </table:table-cell>
          <table:table-cell office:value-type="float" office:value="831">
            <text:p>831</text:p>
          </table:table-cell>
          <table:table-cell office:value-type="string">
            <text:p>NULL</text:p>
          </table:table-cell>
        </table:table-row>
        <table:table-row>
          <table:table-cell office:value-type="float" office:value="5">
            <text:p>5</text:p>
          </table:table-cell>
          <table:table-cell office:value-type="string">
            <text:p>Construction de bureaux au chef lieu de wilaya</text:p>
          </table:table-cell>
          <table:table-cell office:value-type="float" office:value="831">
            <text:p>831</text:p>
          </table:table-cell>
          <table:table-cell office:value-type="string">
            <text:p>NULL</text:p>
          </table:table-cell>
        </table:table-row>
        <table:table-row>
          <table:table-cell office:value-type="float" office:value="6">
            <text:p>6</text:p>
          </table:table-cell>
          <table:table-cell office:value-type="string">
            <text:p>Construction de bureaux au chef lieu de daira</text:p>
          </table:table-cell>
          <table:table-cell office:value-type="float" office:value="831">
            <text:p>831</text:p>
          </table:table-cell>
          <table:table-cell office:value-type="string">
            <text:p>NULL</text:p>
          </table:table-cell>
        </table:table-row>
        <table:table-row>
          <table:table-cell office:value-type="float" office:value="7">
            <text:p>7</text:p>
          </table:table-cell>
          <table:table-cell office:value-type="string">
            <text:p>Materielet equipements</text:p>
          </table:table-cell>
          <table:table-cell office:value-type="float" office:value="831">
            <text:p>83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31">
            <text:p>831</text:p>
          </table:table-cell>
          <table:table-cell office:value-type="string">
            <text:p>NULL</text:p>
          </table:table-cell>
        </table:table-row>
        <table:table-row>
          <table:table-cell office:value-type="float" office:value="9">
            <text:p>9</text:p>
          </table:table-cell>
          <table:table-cell office:value-type="string">
            <text:p>Renouvelementgrosses reparations</text:p>
          </table:table-cell>
          <table:table-cell office:value-type="float" office:value="831">
            <text:p>831</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834">
            <text:p>834</text:p>
          </table:table-cell>
          <table:table-cell office:value-type="string">
            <text:p>NULL</text:p>
          </table:table-cell>
        </table:table-row>
        <table:table-row>
          <table:table-cell office:value-type="float" office:value="2">
            <text:p>2</text:p>
          </table:table-cell>
          <table:table-cell office:value-type="string">
            <text:p>Creation neuves</text:p>
          </table:table-cell>
          <table:table-cell office:value-type="float" office:value="834">
            <text:p>834</text:p>
          </table:table-cell>
          <table:table-cell office:value-type="string">
            <text:p>Décision du 04 08 02</text:p>
          </table:table-cell>
        </table:table-row>
        <table:table-row>
          <table:table-cell office:value-type="float" office:value="3">
            <text:p>3</text:p>
          </table:table-cell>
          <table:table-cell office:value-type="string">
            <text:p>Equipements</text:p>
          </table:table-cell>
          <table:table-cell office:value-type="float" office:value="834">
            <text:p>834</text:p>
          </table:table-cell>
          <table:table-cell office:value-type="string">
            <text:p>NULL</text:p>
          </table:table-cell>
        </table:table-row>
        <table:table-row>
          <table:table-cell office:value-type="float" office:value="7">
            <text:p>7</text:p>
          </table:table-cell>
          <table:table-cell office:value-type="string">
            <text:p>Amenagement et extensions</text:p>
          </table:table-cell>
          <table:table-cell office:value-type="float" office:value="834">
            <text:p>83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34">
            <text:p>834</text:p>
          </table:table-cell>
          <table:table-cell office:value-type="string">
            <text:p>NULL</text:p>
          </table:table-cell>
        </table:table-row>
        <table:table-row>
          <table:table-cell office:value-type="float" office:value="1">
            <text:p>1</text:p>
          </table:table-cell>
          <table:table-cell office:value-type="string">
            <text:p>Ambassades</text:p>
          </table:table-cell>
          <table:table-cell office:value-type="float" office:value="841">
            <text:p>841</text:p>
          </table:table-cell>
          <table:table-cell office:value-type="string">
            <text:p>NULL</text:p>
          </table:table-cell>
        </table:table-row>
        <table:table-row>
          <table:table-cell office:value-type="float" office:value="2">
            <text:p>2</text:p>
          </table:table-cell>
          <table:table-cell office:value-type="string">
            <text:p>Consulats et vices consulaats </text:p>
          </table:table-cell>
          <table:table-cell office:value-type="float" office:value="841">
            <text:p>841</text:p>
          </table:table-cell>
          <table:table-cell office:value-type="string">
            <text:p>NULL</text:p>
          </table:table-cell>
        </table:table-row>
        <table:table-row>
          <table:table-cell office:value-type="float" office:value="3">
            <text:p>3</text:p>
          </table:table-cell>
          <table:table-cell office:value-type="string">
            <text:p>Résidences</text:p>
          </table:table-cell>
          <table:table-cell office:value-type="float" office:value="841">
            <text:p>841</text:p>
          </table:table-cell>
          <table:table-cell office:value-type="string">
            <text:p>NULL</text:p>
          </table:table-cell>
        </table:table-row>
        <table:table-row>
          <table:table-cell office:value-type="float" office:value="5">
            <text:p>5</text:p>
          </table:table-cell>
          <table:table-cell office:value-type="string">
            <text:p>Materiels et equipements</text:p>
          </table:table-cell>
          <table:table-cell office:value-type="float" office:value="841">
            <text:p>841</text:p>
          </table:table-cell>
          <table:table-cell office:value-type="string">
            <text:p>NULL</text:p>
          </table:table-cell>
        </table:table-row>
        <table:table-row>
          <table:table-cell office:value-type="float" office:value="6">
            <text:p>6</text:p>
          </table:table-cell>
          <table:table-cell office:value-type="string">
            <text:p>Extensions</text:p>
          </table:table-cell>
          <table:table-cell office:value-type="float" office:value="841">
            <text:p>841</text:p>
          </table:table-cell>
          <table:table-cell office:value-type="string">
            <text:p>NULL</text:p>
          </table:table-cell>
        </table:table-row>
        <table:table-row>
          <table:table-cell office:value-type="float" office:value="7">
            <text:p>7</text:p>
          </table:table-cell>
          <table:table-cell office:value-type="string">
            <text:p>Amenagements </text:p>
          </table:table-cell>
          <table:table-cell office:value-type="float" office:value="841">
            <text:p>84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41">
            <text:p>841</text:p>
          </table:table-cell>
          <table:table-cell office:value-type="string">
            <text:p>NULL</text:p>
          </table:table-cell>
        </table:table-row>
        <table:table-row>
          <table:table-cell office:value-type="float" office:value="1">
            <text:p>1</text:p>
          </table:table-cell>
          <table:table-cell office:value-type="string">
            <text:p>maisons d'algerie</text:p>
          </table:table-cell>
          <table:table-cell office:value-type="float" office:value="842">
            <text:p>842</text:p>
          </table:table-cell>
          <table:table-cell office:value-type="string">
            <text:p>NULL</text:p>
          </table:table-cell>
        </table:table-row>
        <table:table-row>
          <table:table-cell office:value-type="float" office:value="2">
            <text:p>2</text:p>
          </table:table-cell>
          <table:table-cell office:value-type="string">
            <text:p>représentations comerciales</text:p>
          </table:table-cell>
          <table:table-cell office:value-type="float" office:value="842">
            <text:p>842</text:p>
          </table:table-cell>
          <table:table-cell office:value-type="string">
            <text:p>NULL</text:p>
          </table:table-cell>
        </table:table-row>
        <table:table-row>
          <table:table-cell office:value-type="float" office:value="3">
            <text:p>3</text:p>
          </table:table-cell>
          <table:table-cell office:value-type="string">
            <text:p>représentations touristiques et artisanales</text:p>
          </table:table-cell>
          <table:table-cell office:value-type="float" office:value="842">
            <text:p>842</text:p>
          </table:table-cell>
          <table:table-cell office:value-type="string">
            <text:p>NULL</text:p>
          </table:table-cell>
        </table:table-row>
        <table:table-row>
          <table:table-cell office:value-type="float" office:value="4">
            <text:p>4</text:p>
          </table:table-cell>
          <table:table-cell office:value-type="string">
            <text:p>autres représentations</text:p>
          </table:table-cell>
          <table:table-cell office:value-type="float" office:value="842">
            <text:p>842</text:p>
          </table:table-cell>
          <table:table-cell office:value-type="string">
            <text:p>NULL</text:p>
          </table:table-cell>
        </table:table-row>
        <table:table-row>
          <table:table-cell office:value-type="float" office:value="5">
            <text:p>5</text:p>
          </table:table-cell>
          <table:table-cell office:value-type="string">
            <text:p>equipements</text:p>
          </table:table-cell>
          <table:table-cell office:value-type="float" office:value="842">
            <text:p>842</text:p>
          </table:table-cell>
          <table:table-cell office:value-type="string">
            <text:p>NULL</text:p>
          </table:table-cell>
        </table:table-row>
        <table:table-row>
          <table:table-cell office:value-type="float" office:value="7">
            <text:p>7</text:p>
          </table:table-cell>
          <table:table-cell office:value-type="string">
            <text:p>amenagements </text:p>
          </table:table-cell>
          <table:table-cell office:value-type="float" office:value="842">
            <text:p>84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42">
            <text:p>842</text:p>
          </table:table-cell>
          <table:table-cell office:value-type="string">
            <text:p>NULL</text:p>
          </table:table-cell>
        </table:table-row>
        <table:table-row>
          <table:table-cell office:value-type="float" office:value="1">
            <text:p>1</text:p>
          </table:table-cell>
          <table:table-cell office:value-type="string">
            <text:p>etudes</text:p>
          </table:table-cell>
          <table:table-cell office:value-type="float" office:value="851">
            <text:p>851</text:p>
          </table:table-cell>
          <table:table-cell office:value-type="string">
            <text:p>NULL</text:p>
          </table:table-cell>
        </table:table-row>
        <table:table-row>
          <table:table-cell office:value-type="float" office:value="2">
            <text:p>2</text:p>
          </table:table-cell>
          <table:table-cell office:value-type="string">
            <text:p>infrastructures</text:p>
          </table:table-cell>
          <table:table-cell office:value-type="float" office:value="851">
            <text:p>851</text:p>
          </table:table-cell>
          <table:table-cell office:value-type="string">
            <text:p>NULL</text:p>
          </table:table-cell>
        </table:table-row>
        <table:table-row>
          <table:table-cell office:value-type="float" office:value="3">
            <text:p>3</text:p>
          </table:table-cell>
          <table:table-cell office:value-type="string">
            <text:p>materiels et equipements</text:p>
          </table:table-cell>
          <table:table-cell office:value-type="float" office:value="851">
            <text:p>851</text:p>
          </table:table-cell>
          <table:table-cell office:value-type="string">
            <text:p>NULL</text:p>
          </table:table-cell>
        </table:table-row>
        <table:table-row>
          <table:table-cell office:value-type="float" office:value="4">
            <text:p>4</text:p>
          </table:table-cell>
          <table:table-cell office:value-type="string">
            <text:p>ecoles et centres de formation</text:p>
          </table:table-cell>
          <table:table-cell office:value-type="float" office:value="851">
            <text:p>851</text:p>
          </table:table-cell>
          <table:table-cell office:value-type="string">
            <text:p>NULL</text:p>
          </table:table-cell>
        </table:table-row>
        <table:table-row>
          <table:table-cell office:value-type="float" office:value="5">
            <text:p>5</text:p>
          </table:table-cell>
          <table:table-cell office:value-type="string">
            <text:p>darak EL Watani</text:p>
          </table:table-cell>
          <table:table-cell office:value-type="float" office:value="851">
            <text:p>851</text:p>
          </table:table-cell>
          <table:table-cell office:value-type="string">
            <text:p>NULL</text:p>
          </table:table-cell>
        </table:table-row>
        <table:table-row>
          <table:table-cell office:value-type="float" office:value="6">
            <text:p>6</text:p>
          </table:table-cell>
          <table:table-cell office:value-type="string">
            <text:p>amenagements et grosses reparations</text:p>
          </table:table-cell>
          <table:table-cell office:value-type="float" office:value="851">
            <text:p>851</text:p>
          </table:table-cell>
          <table:table-cell office:value-type="string">
            <text:p>NULL</text:p>
          </table:table-cell>
        </table:table-row>
        <table:table-row>
          <table:table-cell office:value-type="float" office:value="7">
            <text:p>7</text:p>
          </table:table-cell>
          <table:table-cell office:value-type="string">
            <text:p>logements</text:p>
          </table:table-cell>
          <table:table-cell office:value-type="float" office:value="851">
            <text:p>851</text:p>
          </table:table-cell>
          <table:table-cell office:value-type="string">
            <text:p>NULL</text:p>
          </table:table-cell>
        </table:table-row>
        <table:table-row>
          <table:table-cell office:value-type="float" office:value="8">
            <text:p>8</text:p>
          </table:table-cell>
          <table:table-cell office:value-type="string">
            <text:p>infrastructures et equipements sportifs</text:p>
          </table:table-cell>
          <table:table-cell office:value-type="float" office:value="851">
            <text:p>851</text:p>
          </table:table-cell>
          <table:table-cell office:value-type="string">
            <text:p>NULL</text:p>
          </table:table-cell>
        </table:table-row>
        <table:table-row>
          <table:table-cell office:value-type="float" office:value="1">
            <text:p>1</text:p>
          </table:table-cell>
          <table:table-cell office:value-type="string">
            <text:p>surete de wilaya</text:p>
          </table:table-cell>
          <table:table-cell office:value-type="float" office:value="852">
            <text:p>852</text:p>
          </table:table-cell>
          <table:table-cell office:value-type="string">
            <text:p>NULL</text:p>
          </table:table-cell>
        </table:table-row>
        <table:table-row>
          <table:table-cell office:value-type="float" office:value="2">
            <text:p>2</text:p>
          </table:table-cell>
          <table:table-cell office:value-type="string">
            <text:p>surete de daira</text:p>
          </table:table-cell>
          <table:table-cell office:value-type="float" office:value="852">
            <text:p>852</text:p>
          </table:table-cell>
          <table:table-cell office:value-type="string">
            <text:p>Décision MF/ 2 002 /400 /DP /82 du 06 03 2002</text:p>
          </table:table-cell>
        </table:table-row>
        <table:table-row>
          <table:table-cell office:value-type="float" office:value="3">
            <text:p>3</text:p>
          </table:table-cell>
          <table:table-cell office:value-type="string">
            <text:p>surete urbaine</text:p>
          </table:table-cell>
          <table:table-cell office:value-type="float" office:value="852">
            <text:p>852</text:p>
          </table:table-cell>
          <table:table-cell office:value-type="string">
            <text:p>NULL</text:p>
          </table:table-cell>
        </table:table-row>
        <table:table-row>
          <table:table-cell office:value-type="float" office:value="4">
            <text:p>4</text:p>
          </table:table-cell>
          <table:table-cell office:value-type="string">
            <text:p>poste frontaliers simples et mixtes</text:p>
          </table:table-cell>
          <table:table-cell office:value-type="float" office:value="852">
            <text:p>852</text:p>
          </table:table-cell>
          <table:table-cell office:value-type="string">
            <text:p>NULL</text:p>
          </table:table-cell>
        </table:table-row>
        <table:table-row>
          <table:table-cell office:value-type="float" office:value="5">
            <text:p>5</text:p>
          </table:table-cell>
          <table:table-cell office:value-type="string">
            <text:p>groupements mobiles</text:p>
          </table:table-cell>
          <table:table-cell office:value-type="float" office:value="852">
            <text:p>852</text:p>
          </table:table-cell>
          <table:table-cell office:value-type="string">
            <text:p>NULL</text:p>
          </table:table-cell>
        </table:table-row>
        <table:table-row>
          <table:table-cell office:value-type="float" office:value="6">
            <text:p>6</text:p>
          </table:table-cell>
          <table:table-cell office:value-type="string">
            <text:p>materiels et equipements</text:p>
          </table:table-cell>
          <table:table-cell office:value-type="float" office:value="852">
            <text:p>852</text:p>
          </table:table-cell>
          <table:table-cell office:value-type="string">
            <text:p>NULL</text:p>
          </table:table-cell>
        </table:table-row>
        <table:table-row>
          <table:table-cell office:value-type="float" office:value="7">
            <text:p>7</text:p>
          </table:table-cell>
          <table:table-cell office:value-type="string">
            <text:p>amenagements</text:p>
          </table:table-cell>
          <table:table-cell office:value-type="float" office:value="852">
            <text:p>85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52">
            <text:p>852</text:p>
          </table:table-cell>
          <table:table-cell office:value-type="string">
            <text:p>NULL</text:p>
          </table:table-cell>
        </table:table-row>
        <table:table-row>
          <table:table-cell office:value-type="float" office:value="9">
            <text:p>9</text:p>
          </table:table-cell>
          <table:table-cell office:value-type="string">
            <text:p>batiments mixtes</text:p>
          </table:table-cell>
          <table:table-cell office:value-type="float" office:value="852">
            <text:p>852</text:p>
          </table:table-cell>
          <table:table-cell office:value-type="string">
            <text:p>NULL</text:p>
          </table:table-cell>
        </table:table-row>
        <table:table-row>
          <table:table-cell office:value-type="float" office:value="1">
            <text:p>1</text:p>
          </table:table-cell>
          <table:table-cell office:value-type="string">
            <text:p>cours</text:p>
          </table:table-cell>
          <table:table-cell office:value-type="float" office:value="853">
            <text:p>853</text:p>
          </table:table-cell>
          <table:table-cell office:value-type="string">
            <text:p>NULL</text:p>
          </table:table-cell>
        </table:table-row>
        <table:table-row>
          <table:table-cell office:value-type="float" office:value="2">
            <text:p>2</text:p>
          </table:table-cell>
          <table:table-cell office:value-type="string">
            <text:p>tribunaux</text:p>
          </table:table-cell>
          <table:table-cell office:value-type="float" office:value="853">
            <text:p>853</text:p>
          </table:table-cell>
          <table:table-cell office:value-type="string">
            <text:p>NULL</text:p>
          </table:table-cell>
        </table:table-row>
        <table:table-row>
          <table:table-cell office:value-type="float" office:value="3">
            <text:p>3</text:p>
          </table:table-cell>
          <table:table-cell office:value-type="string">
            <text:p>etablissements de prevention et readaption</text:p>
          </table:table-cell>
          <table:table-cell office:value-type="float" office:value="853">
            <text:p>853</text:p>
          </table:table-cell>
          <table:table-cell office:value-type="string">
            <text:p>NULL</text:p>
          </table:table-cell>
        </table:table-row>
        <table:table-row>
          <table:table-cell office:value-type="float" office:value="4">
            <text:p>4</text:p>
          </table:table-cell>
          <table:table-cell office:value-type="string">
            <text:p>palais de justice</text:p>
          </table:table-cell>
          <table:table-cell office:value-type="float" office:value="853">
            <text:p>853</text:p>
          </table:table-cell>
          <table:table-cell office:value-type="string">
            <text:p>Décision du 04 08 02</text:p>
          </table:table-cell>
        </table:table-row>
        <table:table-row>
          <table:table-cell office:value-type="float" office:value="6">
            <text:p>6</text:p>
          </table:table-cell>
          <table:table-cell office:value-type="string">
            <text:p>materiels et equipements</text:p>
          </table:table-cell>
          <table:table-cell office:value-type="float" office:value="853">
            <text:p>853</text:p>
          </table:table-cell>
          <table:table-cell office:value-type="string">
            <text:p>NULL</text:p>
          </table:table-cell>
        </table:table-row>
        <table:table-row>
          <table:table-cell office:value-type="float" office:value="7">
            <text:p>7</text:p>
          </table:table-cell>
          <table:table-cell office:value-type="string">
            <text:p>amenagements</text:p>
          </table:table-cell>
          <table:table-cell office:value-type="float" office:value="853">
            <text:p>85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53">
            <text:p>853</text:p>
          </table:table-cell>
          <table:table-cell office:value-type="string">
            <text:p>NULL</text:p>
          </table:table-cell>
        </table:table-row>
        <table:table-row>
          <table:table-cell office:value-type="float" office:value="1">
            <text:p>1</text:p>
          </table:table-cell>
          <table:table-cell office:value-type="string">
            <text:p>unites principales</text:p>
          </table:table-cell>
          <table:table-cell office:value-type="float" office:value="854">
            <text:p>854</text:p>
          </table:table-cell>
          <table:table-cell office:value-type="string">
            <text:p>NULL</text:p>
          </table:table-cell>
        </table:table-row>
        <table:table-row>
          <table:table-cell office:value-type="float" office:value="2">
            <text:p>2</text:p>
          </table:table-cell>
          <table:table-cell office:value-type="string">
            <text:p>unites secondaires</text:p>
          </table:table-cell>
          <table:table-cell office:value-type="float" office:value="854">
            <text:p>854</text:p>
          </table:table-cell>
          <table:table-cell office:value-type="string">
            <text:p>NULL</text:p>
          </table:table-cell>
        </table:table-row>
        <table:table-row>
          <table:table-cell office:value-type="float" office:value="3">
            <text:p>3</text:p>
          </table:table-cell>
          <table:table-cell office:value-type="string">
            <text:p>unites de secteurs</text:p>
          </table:table-cell>
          <table:table-cell office:value-type="float" office:value="854">
            <text:p>854</text:p>
          </table:table-cell>
          <table:table-cell office:value-type="string">
            <text:p>NULL</text:p>
          </table:table-cell>
        </table:table-row>
        <table:table-row>
          <table:table-cell office:value-type="float" office:value="4">
            <text:p>4</text:p>
          </table:table-cell>
          <table:table-cell office:value-type="string">
            <text:p>postes avances</text:p>
          </table:table-cell>
          <table:table-cell office:value-type="float" office:value="854">
            <text:p>854</text:p>
          </table:table-cell>
          <table:table-cell office:value-type="string">
            <text:p>Décision MF/ 2 002 /400 /DP /82 du 06 03 2002</text:p>
          </table:table-cell>
        </table:table-row>
        <table:table-row>
          <table:table-cell office:value-type="float" office:value="5">
            <text:p>5</text:p>
          </table:table-cell>
          <table:table-cell office:value-type="string">
            <text:p>parcs regionaux</text:p>
          </table:table-cell>
          <table:table-cell office:value-type="float" office:value="854">
            <text:p>854</text:p>
          </table:table-cell>
          <table:table-cell office:value-type="string">
            <text:p>NULL</text:p>
          </table:table-cell>
        </table:table-row>
        <table:table-row>
          <table:table-cell office:value-type="float" office:value="6">
            <text:p>6</text:p>
          </table:table-cell>
          <table:table-cell office:value-type="string">
            <text:p>materiels et engins</text:p>
          </table:table-cell>
          <table:table-cell office:value-type="float" office:value="854">
            <text:p>854</text:p>
          </table:table-cell>
          <table:table-cell office:value-type="string">
            <text:p>NULL</text:p>
          </table:table-cell>
        </table:table-row>
        <table:table-row>
          <table:table-cell office:value-type="float" office:value="7">
            <text:p>7</text:p>
          </table:table-cell>
          <table:table-cell office:value-type="string">
            <text:p>amenagements</text:p>
          </table:table-cell>
          <table:table-cell office:value-type="float" office:value="854">
            <text:p>85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54">
            <text:p>854</text:p>
          </table:table-cell>
          <table:table-cell office:value-type="string">
            <text:p>NULL</text:p>
          </table:table-cell>
        </table:table-row>
        <table:table-row>
          <table:table-cell office:value-type="float" office:value="9">
            <text:p>9</text:p>
          </table:table-cell>
          <table:table-cell office:value-type="string">
            <text:p>equipements</text:p>
          </table:table-cell>
          <table:table-cell office:value-type="float" office:value="854">
            <text:p>854</text:p>
          </table:table-cell>
          <table:table-cell office:value-type="string">
            <text:p>NULL</text:p>
          </table:table-cell>
        </table:table-row>
        <table:table-row>
          <table:table-cell office:value-type="float" office:value="1">
            <text:p>1</text:p>
          </table:table-cell>
          <table:table-cell office:value-type="string">
            <text:p>casernes</text:p>
          </table:table-cell>
          <table:table-cell office:value-type="float" office:value="855">
            <text:p>855</text:p>
          </table:table-cell>
          <table:table-cell office:value-type="string">
            <text:p>NULL</text:p>
          </table:table-cell>
        </table:table-row>
        <table:table-row>
          <table:table-cell office:value-type="float" office:value="2">
            <text:p>2</text:p>
          </table:table-cell>
          <table:table-cell office:value-type="string">
            <text:p>materiels et equipements</text:p>
          </table:table-cell>
          <table:table-cell office:value-type="float" office:value="855">
            <text:p>855</text:p>
          </table:table-cell>
          <table:table-cell office:value-type="string">
            <text:p>NULL</text:p>
          </table:table-cell>
        </table:table-row>
        <table:table-row>
          <table:table-cell office:value-type="float" office:value="3">
            <text:p>3</text:p>
          </table:table-cell>
          <table:table-cell office:value-type="string">
            <text:p>postes avances</text:p>
          </table:table-cell>
          <table:table-cell office:value-type="float" office:value="855">
            <text:p>855</text:p>
          </table:table-cell>
          <table:table-cell office:value-type="string">
            <text:p>Décision MF/ 2 002 /400 /DP /82 du 06 03 2002</text:p>
          </table:table-cell>
        </table:table-row>
        <table:table-row>
          <table:table-cell office:value-type="float" office:value="4">
            <text:p>4</text:p>
          </table:table-cell>
          <table:table-cell office:value-type="string">
            <text:p>extensions</text:p>
          </table:table-cell>
          <table:table-cell office:value-type="float" office:value="855">
            <text:p>855</text:p>
          </table:table-cell>
          <table:table-cell office:value-type="string">
            <text:p>NULL</text:p>
          </table:table-cell>
        </table:table-row>
        <table:table-row>
          <table:table-cell office:value-type="float" office:value="7">
            <text:p>7</text:p>
          </table:table-cell>
          <table:table-cell office:value-type="string">
            <text:p>amenagements</text:p>
          </table:table-cell>
          <table:table-cell office:value-type="float" office:value="855">
            <text:p>855</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55">
            <text:p>855</text:p>
          </table:table-cell>
          <table:table-cell office:value-type="string">
            <text:p>NULL</text:p>
          </table:table-cell>
        </table:table-row>
        <table:table-row>
          <table:table-cell office:value-type="float" office:value="1">
            <text:p>1</text:p>
          </table:table-cell>
          <table:table-cell office:value-type="string">
            <text:p>centres de transmissions</text:p>
          </table:table-cell>
          <table:table-cell office:value-type="float" office:value="862">
            <text:p>862</text:p>
          </table:table-cell>
          <table:table-cell office:value-type="string">
            <text:p>Décision MF/ 083 SG du 25 Novembre 2 002</text:p>
          </table:table-cell>
        </table:table-row>
        <table:table-row>
          <table:table-cell office:value-type="float" office:value="6">
            <text:p>6</text:p>
          </table:table-cell>
          <table:table-cell office:value-type="string">
            <text:p>materiels et equipements (autres que véhicules)</text:p>
          </table:table-cell>
          <table:table-cell office:value-type="float" office:value="862">
            <text:p>862</text:p>
          </table:table-cell>
          <table:table-cell office:value-type="string">
            <text:p>NULL</text:p>
          </table:table-cell>
        </table:table-row>
        <table:table-row>
          <table:table-cell office:value-type="float" office:value="7">
            <text:p>7</text:p>
          </table:table-cell>
          <table:table-cell office:value-type="string">
            <text:p>amenagements</text:p>
          </table:table-cell>
          <table:table-cell office:value-type="float" office:value="862">
            <text:p>86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62">
            <text:p>862</text:p>
          </table:table-cell>
          <table:table-cell office:value-type="string">
            <text:p>NULL</text:p>
          </table:table-cell>
        </table:table-row>
        <table:table-row>
          <table:table-cell office:value-type="float" office:value="1">
            <text:p>1</text:p>
          </table:table-cell>
          <table:table-cell office:value-type="string">
            <text:p>travaux geographiques</text:p>
          </table:table-cell>
          <table:table-cell office:value-type="float" office:value="864">
            <text:p>864</text:p>
          </table:table-cell>
          <table:table-cell office:value-type="string">
            <text:p>Décision MF/ 083 SG du 25 Novembre 2 002</text:p>
          </table:table-cell>
        </table:table-row>
        <table:table-row>
          <table:table-cell office:value-type="float" office:value="6">
            <text:p>6</text:p>
          </table:table-cell>
          <table:table-cell office:value-type="string">
            <text:p>materiels et equipements (autres que véhicules)</text:p>
          </table:table-cell>
          <table:table-cell office:value-type="float" office:value="864">
            <text:p>86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864">
            <text:p>864</text:p>
          </table:table-cell>
          <table:table-cell office:value-type="string">
            <text:p>NULL</text:p>
          </table:table-cell>
        </table:table-row>
        <table:table-row>
          <table:table-cell office:value-type="float" office:value="1">
            <text:p>1</text:p>
          </table:table-cell>
          <table:table-cell office:value-type="string">
            <text:p>Etudes generales d'aminagementd du territoire </text:p>
          </table:table-cell>
          <table:table-cell office:value-type="float" office:value="813">
            <text:p>813</text:p>
          </table:table-cell>
          <table:table-cell office:value-type="string">
            <text:p>déc. n°MF/2005/851/DP/831</text:p>
          </table:table-cell>
        </table:table-row>
        <table:table-row>
          <table:table-cell office:value-type="float" office:value="2">
            <text:p>2</text:p>
          </table:table-cell>
          <table:table-cell office:value-type="string">
            <text:p>Etudes sectoriellles ou spécialisées</text:p>
          </table:table-cell>
          <table:table-cell office:value-type="float" office:value="813">
            <text:p>813</text:p>
          </table:table-cell>
          <table:table-cell office:value-type="string">
            <text:p>Du 220 - 10 - 2 005</text:p>
          </table:table-cell>
        </table:table-row>
        <table:table-row>
          <table:table-cell office:value-type="float" office:value="3">
            <text:p>3</text:p>
          </table:table-cell>
          <table:table-cell office:value-type="string">
            <text:p>études plans d'aménagements de wilaya</text:p>
          </table:table-cell>
          <table:table-cell office:value-type="float" office:value="813">
            <text:p>813</text:p>
          </table:table-cell>
          <table:table-cell office:value-type="string">
            <text:p>NULL</text:p>
          </table:table-cell>
        </table:table-row>
        <table:table-row>
          <table:table-cell office:value-type="float" office:value="4">
            <text:p>4</text:p>
          </table:table-cell>
          <table:table-cell office:value-type="string">
            <text:p>études impact aménagement du territoire</text:p>
          </table:table-cell>
          <table:table-cell office:value-type="float" office:value="813">
            <text:p>813</text:p>
          </table:table-cell>
          <table:table-cell office:value-type="string">
            <text:p>NULL</text:p>
          </table:table-cell>
        </table:table-row>
        <table:table-row>
          <table:table-cell office:value-type="float" office:value="5">
            <text:p>5</text:p>
          </table:table-cell>
          <table:table-cell office:value-type="string">
            <text:p>Autres</text:p>
          </table:table-cell>
          <table:table-cell office:value-type="float" office:value="813">
            <text:p>813</text:p>
          </table:table-cell>
          <table:table-cell office:value-type="string">
            <text:p>NULL</text:p>
          </table:table-cell>
        </table:table-row>
        <table:table-row>
          <table:table-cell office:value-type="float" office:value="1">
            <text:p>1</text:p>
          </table:table-cell>
          <table:table-cell office:value-type="string">
            <text:p>etudes</text:p>
          </table:table-cell>
          <table:table-cell office:value-type="float" office:value="611">
            <text:p>611</text:p>
          </table:table-cell>
          <table:table-cell office:value-type="string">
            <text:p>NULL</text:p>
          </table:table-cell>
        </table:table-row>
        <table:table-row>
          <table:table-cell office:value-type="float" office:value="2">
            <text:p>2</text:p>
          </table:table-cell>
          <table:table-cell office:value-type="string">
            <text:p>batiments</text:p>
          </table:table-cell>
          <table:table-cell office:value-type="float" office:value="611">
            <text:p>611</text:p>
          </table:table-cell>
          <table:table-cell office:value-type="string">
            <text:p>NULL</text:p>
          </table:table-cell>
        </table:table-row>
        <table:table-row>
          <table:table-cell office:value-type="float" office:value="3">
            <text:p>3</text:p>
          </table:table-cell>
          <table:table-cell office:value-type="string">
            <text:p>equipements</text:p>
          </table:table-cell>
          <table:table-cell office:value-type="float" office:value="611">
            <text:p>611</text:p>
          </table:table-cell>
          <table:table-cell office:value-type="string">
            <text:p>NULL</text:p>
          </table:table-cell>
        </table:table-row>
        <table:table-row>
          <table:table-cell office:value-type="float" office:value="4">
            <text:p>4</text:p>
          </table:table-cell>
          <table:table-cell office:value-type="string">
            <text:p>operations non publiables</text:p>
          </table:table-cell>
          <table:table-cell office:value-type="float" office:value="611">
            <text:p>611</text:p>
          </table:table-cell>
          <table:table-cell office:value-type="string">
            <text:p>NULL</text:p>
          </table:table-cell>
        </table:table-row>
        <table:table-row>
          <table:table-cell office:value-type="float" office:value="6">
            <text:p>6</text:p>
          </table:table-cell>
          <table:table-cell office:value-type="string">
            <text:p>reequipements</text:p>
          </table:table-cell>
          <table:table-cell office:value-type="float" office:value="611">
            <text:p>61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11">
            <text:p>611</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612">
            <text:p>612</text:p>
          </table:table-cell>
          <table:table-cell office:value-type="string">
            <text:p>NULL</text:p>
          </table:table-cell>
        </table:table-row>
        <table:table-row>
          <table:table-cell office:value-type="float" office:value="1">
            <text:p>1</text:p>
          </table:table-cell>
          <table:table-cell office:value-type="string">
            <text:p>enseignement general</text:p>
          </table:table-cell>
          <table:table-cell office:value-type="float" office:value="622">
            <text:p>622</text:p>
          </table:table-cell>
          <table:table-cell office:value-type="string">
            <text:p>NULL</text:p>
          </table:table-cell>
        </table:table-row>
        <table:table-row>
          <table:table-cell office:value-type="float" office:value="2">
            <text:p>2</text:p>
          </table:table-cell>
          <table:table-cell office:value-type="string">
            <text:p>enseignements specialisé</text:p>
          </table:table-cell>
          <table:table-cell office:value-type="float" office:value="622">
            <text:p>622</text:p>
          </table:table-cell>
          <table:table-cell office:value-type="string">
            <text:p>NULL</text:p>
          </table:table-cell>
        </table:table-row>
        <table:table-row>
          <table:table-cell office:value-type="float" office:value="3">
            <text:p>3</text:p>
          </table:table-cell>
          <table:table-cell office:value-type="string">
            <text:p>technicum</text:p>
          </table:table-cell>
          <table:table-cell office:value-type="float" office:value="622">
            <text:p>622</text:p>
          </table:table-cell>
          <table:table-cell office:value-type="string">
            <text:p>NULL</text:p>
          </table:table-cell>
        </table:table-row>
        <table:table-row>
          <table:table-cell office:value-type="float" office:value="4">
            <text:p>4</text:p>
          </table:table-cell>
          <table:table-cell office:value-type="string">
            <text:p>enseignement original</text:p>
          </table:table-cell>
          <table:table-cell office:value-type="float" office:value="622">
            <text:p>622</text:p>
          </table:table-cell>
          <table:table-cell office:value-type="string">
            <text:p>NULL</text:p>
          </table:table-cell>
        </table:table-row>
        <table:table-row>
          <table:table-cell office:value-type="float" office:value="6">
            <text:p>6</text:p>
          </table:table-cell>
          <table:table-cell office:value-type="string">
            <text:p>amenagement</text:p>
          </table:table-cell>
          <table:table-cell office:value-type="float" office:value="622">
            <text:p>622</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622">
            <text:p>62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22">
            <text:p>622</text:p>
          </table:table-cell>
          <table:table-cell office:value-type="string">
            <text:p>NULL</text:p>
          </table:table-cell>
        </table:table-row>
        <table:table-row>
          <table:table-cell office:value-type="float" office:value="1">
            <text:p>1</text:p>
          </table:table-cell>
          <table:table-cell office:value-type="string">
            <text:p>enseignement pre scolaire</text:p>
          </table:table-cell>
          <table:table-cell office:value-type="float" office:value="623">
            <text:p>623</text:p>
          </table:table-cell>
          <table:table-cell office:value-type="string">
            <text:p>NULL</text:p>
          </table:table-cell>
        </table:table-row>
        <table:table-row>
          <table:table-cell office:value-type="float" office:value="2">
            <text:p>2</text:p>
          </table:table-cell>
          <table:table-cell office:value-type="string">
            <text:p>enseignement fondamental</text:p>
          </table:table-cell>
          <table:table-cell office:value-type="float" office:value="623">
            <text:p>623</text:p>
          </table:table-cell>
          <table:table-cell office:value-type="string">
            <text:p>NULL</text:p>
          </table:table-cell>
        </table:table-row>
        <table:table-row>
          <table:table-cell office:value-type="float" office:value="3">
            <text:p>3</text:p>
          </table:table-cell>
          <table:table-cell office:value-type="string">
            <text:p>internas et cantines</text:p>
          </table:table-cell>
          <table:table-cell office:value-type="float" office:value="623">
            <text:p>623</text:p>
          </table:table-cell>
          <table:table-cell office:value-type="string">
            <text:p>NULL</text:p>
          </table:table-cell>
        </table:table-row>
        <table:table-row>
          <table:table-cell office:value-type="float" office:value="4">
            <text:p>4</text:p>
          </table:table-cell>
          <table:table-cell office:value-type="string">
            <text:p>enseignement primaire</text:p>
          </table:table-cell>
          <table:table-cell office:value-type="float" office:value="623">
            <text:p>623</text:p>
          </table:table-cell>
          <table:table-cell office:value-type="string">
            <text:p>NULL</text:p>
          </table:table-cell>
        </table:table-row>
        <table:table-row>
          <table:table-cell office:value-type="float" office:value="5">
            <text:p>5</text:p>
          </table:table-cell>
          <table:table-cell office:value-type="string">
            <text:p>enseignement moyen et originel</text:p>
          </table:table-cell>
          <table:table-cell office:value-type="float" office:value="623">
            <text:p>623</text:p>
          </table:table-cell>
          <table:table-cell office:value-type="string">
            <text:p>NULL</text:p>
          </table:table-cell>
        </table:table-row>
        <table:table-row>
          <table:table-cell office:value-type="float" office:value="6">
            <text:p>6</text:p>
          </table:table-cell>
          <table:table-cell office:value-type="string">
            <text:p>amenagement</text:p>
          </table:table-cell>
          <table:table-cell office:value-type="float" office:value="623">
            <text:p>623</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623">
            <text:p>62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23">
            <text:p>623</text:p>
          </table:table-cell>
          <table:table-cell office:value-type="string">
            <text:p>NULL</text:p>
          </table:table-cell>
        </table:table-row>
        <table:table-row>
          <table:table-cell office:value-type="float" office:value="1">
            <text:p>1</text:p>
          </table:table-cell>
          <table:table-cell office:value-type="string">
            <text:p>etablissements relevant de la santé publiqur</text:p>
          </table:table-cell>
          <table:table-cell office:value-type="float" office:value="624">
            <text:p>624</text:p>
          </table:table-cell>
          <table:table-cell office:value-type="string">
            <text:p>NULL</text:p>
          </table:table-cell>
        </table:table-row>
        <table:table-row>
          <table:table-cell office:value-type="float" office:value="2">
            <text:p>2</text:p>
          </table:table-cell>
          <table:table-cell office:value-type="string">
            <text:p>etablissements relevant des enseignements primaire et secondaire</text:p>
          </table:table-cell>
          <table:table-cell office:value-type="float" office:value="624">
            <text:p>624</text:p>
          </table:table-cell>
          <table:table-cell office:value-type="string">
            <text:p>NULL</text:p>
          </table:table-cell>
        </table:table-row>
        <table:table-row>
          <table:table-cell office:value-type="float" office:value="3">
            <text:p>3</text:p>
          </table:table-cell>
          <table:table-cell office:value-type="string">
            <text:p>etablissement relevant des affaires sociales</text:p>
          </table:table-cell>
          <table:table-cell office:value-type="float" office:value="624">
            <text:p>62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24">
            <text:p>624</text:p>
          </table:table-cell>
          <table:table-cell office:value-type="string">
            <text:p>NULL</text:p>
          </table:table-cell>
        </table:table-row>
        <table:table-row>
          <table:table-cell office:value-type="float" office:value="1">
            <text:p>1</text:p>
          </table:table-cell>
          <table:table-cell office:value-type="string">
            <text:p>Alphabetisation</text:p>
          </table:table-cell>
          <table:table-cell office:value-type="float" office:value="625">
            <text:p>625</text:p>
          </table:table-cell>
          <table:table-cell office:value-type="string">
            <text:p>NULL</text:p>
          </table:table-cell>
        </table:table-row>
        <table:table-row>
          <table:table-cell office:value-type="float" office:value="2">
            <text:p>2</text:p>
          </table:table-cell>
          <table:table-cell office:value-type="string">
            <text:p>enseignement generalisé</text:p>
          </table:table-cell>
          <table:table-cell office:value-type="float" office:value="625">
            <text:p>625</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25">
            <text:p>625</text:p>
          </table:table-cell>
          <table:table-cell office:value-type="string">
            <text:p>NULL</text:p>
          </table:table-cell>
        </table:table-row>
        <table:table-row>
          <table:table-cell office:value-type="float" office:value="1">
            <text:p>1</text:p>
          </table:table-cell>
          <table:table-cell office:value-type="string">
            <text:p>Etudes sur l'emploi</text:p>
          </table:table-cell>
          <table:table-cell office:value-type="float" office:value="613">
            <text:p>613</text:p>
          </table:table-cell>
          <table:table-cell office:value-type="string">
            <text:p>NULL</text:p>
          </table:table-cell>
        </table:table-row>
        <table:table-row>
          <table:table-cell office:value-type="float" office:value="2">
            <text:p>2</text:p>
          </table:table-cell>
          <table:table-cell office:value-type="string">
            <text:p>etudes sur les relations emploi formation</text:p>
          </table:table-cell>
          <table:table-cell office:value-type="float" office:value="613">
            <text:p>613</text:p>
          </table:table-cell>
          <table:table-cell office:value-type="string">
            <text:p>NULL</text:p>
          </table:table-cell>
        </table:table-row>
        <table:table-row>
          <table:table-cell office:value-type="float" office:value="3">
            <text:p>3</text:p>
          </table:table-cell>
          <table:table-cell office:value-type="string">
            <text:p>etudes emploi productivité</text:p>
          </table:table-cell>
          <table:table-cell office:value-type="float" office:value="613">
            <text:p>613</text:p>
          </table:table-cell>
          <table:table-cell office:value-type="string">
            <text:p>NULL</text:p>
          </table:table-cell>
        </table:table-row>
        <table:table-row>
          <table:table-cell office:value-type="float" office:value="4">
            <text:p>4</text:p>
          </table:table-cell>
          <table:table-cell office:value-type="string">
            <text:p>autres</text:p>
          </table:table-cell>
          <table:table-cell office:value-type="float" office:value="613">
            <text:p>613</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631">
            <text:p>631</text:p>
          </table:table-cell>
          <table:table-cell office:value-type="string">
            <text:p>NULL</text:p>
          </table:table-cell>
        </table:table-row>
        <table:table-row>
          <table:table-cell office:value-type="float" office:value="2">
            <text:p>2</text:p>
          </table:table-cell>
          <table:table-cell office:value-type="string">
            <text:p>creations neuves de sections</text:p>
          </table:table-cell>
          <table:table-cell office:value-type="float" office:value="631">
            <text:p>631</text:p>
          </table:table-cell>
          <table:table-cell office:value-type="string">
            <text:p>NULL</text:p>
          </table:table-cell>
        </table:table-row>
        <table:table-row>
          <table:table-cell office:value-type="float" office:value="3">
            <text:p>3</text:p>
          </table:table-cell>
          <table:table-cell office:value-type="string">
            <text:p>CFP feminin</text:p>
          </table:table-cell>
          <table:table-cell office:value-type="float" office:value="631">
            <text:p>631</text:p>
          </table:table-cell>
          <table:table-cell office:value-type="string">
            <text:p>Décision du 04 08 02</text:p>
          </table:table-cell>
        </table:table-row>
        <table:table-row>
          <table:table-cell office:value-type="float" office:value="6">
            <text:p>6</text:p>
          </table:table-cell>
          <table:table-cell office:value-type="string">
            <text:p>Amenagement, extensions et equipements lies</text:p>
          </table:table-cell>
          <table:table-cell office:value-type="float" office:value="631">
            <text:p>631</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631">
            <text:p>63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31">
            <text:p>631</text:p>
          </table:table-cell>
          <table:table-cell office:value-type="string">
            <text:p>NULL</text:p>
          </table:table-cell>
        </table:table-row>
        <table:table-row>
          <table:table-cell office:value-type="float" office:value="1">
            <text:p>1</text:p>
          </table:table-cell>
          <table:table-cell office:value-type="string">
            <text:p>creation de centre de formation</text:p>
          </table:table-cell>
          <table:table-cell office:value-type="float" office:value="632">
            <text:p>632</text:p>
          </table:table-cell>
          <table:table-cell office:value-type="string">
            <text:p>NULL</text:p>
          </table:table-cell>
        </table:table-row>
        <table:table-row>
          <table:table-cell office:value-type="float" office:value="6">
            <text:p>6</text:p>
          </table:table-cell>
          <table:table-cell office:value-type="string">
            <text:p>extensions amenagements et equipements liés</text:p>
          </table:table-cell>
          <table:table-cell office:value-type="float" office:value="632">
            <text:p>632</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632">
            <text:p>63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32">
            <text:p>632</text:p>
          </table:table-cell>
          <table:table-cell office:value-type="string">
            <text:p>NULL</text:p>
          </table:table-cell>
        </table:table-row>
        <table:table-row>
          <table:table-cell office:value-type="float" office:value="1">
            <text:p>1</text:p>
          </table:table-cell>
          <table:table-cell office:value-type="string">
            <text:p>instituts de technologie moyen</text:p>
          </table:table-cell>
          <table:table-cell office:value-type="float" office:value="633">
            <text:p>633</text:p>
          </table:table-cell>
          <table:table-cell office:value-type="string">
            <text:p>NULL</text:p>
          </table:table-cell>
        </table:table-row>
        <table:table-row>
          <table:table-cell office:value-type="float" office:value="2">
            <text:p>2</text:p>
          </table:table-cell>
          <table:table-cell office:value-type="string">
            <text:p>centre de formation</text:p>
          </table:table-cell>
          <table:table-cell office:value-type="float" office:value="633">
            <text:p>633</text:p>
          </table:table-cell>
          <table:table-cell office:value-type="string">
            <text:p>Décision du 04 08 02</text:p>
          </table:table-cell>
        </table:table-row>
        <table:table-row>
          <table:table-cell office:value-type="float" office:value="8">
            <text:p>8</text:p>
          </table:table-cell>
          <table:table-cell office:value-type="string">
            <text:p>autres</text:p>
          </table:table-cell>
          <table:table-cell office:value-type="float" office:value="633">
            <text:p>633</text:p>
          </table:table-cell>
          <table:table-cell office:value-type="string">
            <text:p>NULL</text:p>
          </table:table-cell>
        </table:table-row>
        <table:table-row>
          <table:table-cell office:value-type="float" office:value="1">
            <text:p>1</text:p>
          </table:table-cell>
          <table:table-cell office:value-type="string">
            <text:p>Formation geniecivil</text:p>
          </table:table-cell>
          <table:table-cell office:value-type="float" office:value="634">
            <text:p>634</text:p>
          </table:table-cell>
          <table:table-cell office:value-type="string">
            <text:p>NULL</text:p>
          </table:table-cell>
        </table:table-row>
        <table:table-row>
          <table:table-cell office:value-type="float" office:value="2">
            <text:p>2</text:p>
          </table:table-cell>
          <table:table-cell office:value-type="string">
            <text:p>Formation hydraulique</text:p>
          </table:table-cell>
          <table:table-cell office:value-type="float" office:value="634">
            <text:p>634</text:p>
          </table:table-cell>
          <table:table-cell office:value-type="string">
            <text:p>NULL</text:p>
          </table:table-cell>
        </table:table-row>
        <table:table-row>
          <table:table-cell office:value-type="float" office:value="3">
            <text:p>3</text:p>
          </table:table-cell>
          <table:table-cell office:value-type="string">
            <text:p>Formation topographique</text:p>
          </table:table-cell>
          <table:table-cell office:value-type="float" office:value="634">
            <text:p>63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34">
            <text:p>634</text:p>
          </table:table-cell>
          <table:table-cell office:value-type="string">
            <text:p>NULL</text:p>
          </table:table-cell>
        </table:table-row>
        <table:table-row>
          <table:table-cell office:value-type="float" office:value="1">
            <text:p>1</text:p>
          </table:table-cell>
          <table:table-cell office:value-type="string">
            <text:p>instituts de technologie </text:p>
          </table:table-cell>
          <table:table-cell office:value-type="float" office:value="641">
            <text:p>641</text:p>
          </table:table-cell>
          <table:table-cell office:value-type="string">
            <text:p>NULL</text:p>
          </table:table-cell>
        </table:table-row>
        <table:table-row>
          <table:table-cell office:value-type="float" office:value="2">
            <text:p>2</text:p>
          </table:table-cell>
          <table:table-cell office:value-type="string">
            <text:p>Autres etablissements</text:p>
          </table:table-cell>
          <table:table-cell office:value-type="float" office:value="641">
            <text:p>641</text:p>
          </table:table-cell>
          <table:table-cell office:value-type="string">
            <text:p>NULL</text:p>
          </table:table-cell>
        </table:table-row>
        <table:table-row>
          <table:table-cell office:value-type="float" office:value="6">
            <text:p>6</text:p>
          </table:table-cell>
          <table:table-cell office:value-type="string">
            <text:p>Amenagements</text:p>
          </table:table-cell>
          <table:table-cell office:value-type="float" office:value="641">
            <text:p>64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41">
            <text:p>641</text:p>
          </table:table-cell>
          <table:table-cell office:value-type="string">
            <text:p>NULL</text:p>
          </table:table-cell>
        </table:table-row>
        <table:table-row>
          <table:table-cell office:value-type="float" office:value="1">
            <text:p>1</text:p>
          </table:table-cell>
          <table:table-cell office:value-type="string">
            <text:p>animation culturelle</text:p>
          </table:table-cell>
          <table:table-cell office:value-type="float" office:value="642">
            <text:p>642</text:p>
          </table:table-cell>
          <table:table-cell office:value-type="string">
            <text:p>NULL</text:p>
          </table:table-cell>
        </table:table-row>
        <table:table-row>
          <table:table-cell office:value-type="float" office:value="2">
            <text:p>2</text:p>
          </table:table-cell>
          <table:table-cell office:value-type="string">
            <text:p>animation de la jeunesse</text:p>
          </table:table-cell>
          <table:table-cell office:value-type="float" office:value="642">
            <text:p>642</text:p>
          </table:table-cell>
          <table:table-cell office:value-type="string">
            <text:p>Décision du 04 08 02</text:p>
          </table:table-cell>
        </table:table-row>
        <table:table-row>
          <table:table-cell office:value-type="float" office:value="3">
            <text:p>3</text:p>
          </table:table-cell>
          <table:table-cell office:value-type="string">
            <text:p>animation sportive</text:p>
          </table:table-cell>
          <table:table-cell office:value-type="float" office:value="642">
            <text:p>64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42">
            <text:p>642</text:p>
          </table:table-cell>
          <table:table-cell office:value-type="string">
            <text:p>NULL</text:p>
          </table:table-cell>
        </table:table-row>
        <table:table-row>
          <table:table-cell office:value-type="float" office:value="1">
            <text:p>1</text:p>
          </table:table-cell>
          <table:table-cell office:value-type="string">
            <text:p>Instituts de technologie</text:p>
          </table:table-cell>
          <table:table-cell office:value-type="float" office:value="643">
            <text:p>643</text:p>
          </table:table-cell>
          <table:table-cell office:value-type="string">
            <text:p>NULL</text:p>
          </table:table-cell>
        </table:table-row>
        <table:table-row>
          <table:table-cell office:value-type="float" office:value="2">
            <text:p>2</text:p>
          </table:table-cell>
          <table:table-cell office:value-type="string">
            <text:p>Ecole paramedicale</text:p>
          </table:table-cell>
          <table:table-cell office:value-type="float" office:value="643">
            <text:p>643</text:p>
          </table:table-cell>
          <table:table-cell office:value-type="string">
            <text:p>NULL</text:p>
          </table:table-cell>
        </table:table-row>
        <table:table-row>
          <table:table-cell office:value-type="float" office:value="3">
            <text:p>3</text:p>
          </table:table-cell>
          <table:table-cell office:value-type="string">
            <text:p>Autres etablissements</text:p>
          </table:table-cell>
          <table:table-cell office:value-type="float" office:value="643">
            <text:p>64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43">
            <text:p>643</text:p>
          </table:table-cell>
          <table:table-cell office:value-type="string">
            <text:p>NULL</text:p>
          </table:table-cell>
        </table:table-row>
        <table:table-row>
          <table:table-cell office:value-type="float" office:value="1">
            <text:p>1</text:p>
          </table:table-cell>
          <table:table-cell office:value-type="string">
            <text:p>Formation publique</text:p>
          </table:table-cell>
          <table:table-cell office:value-type="float" office:value="651">
            <text:p>651</text:p>
          </table:table-cell>
          <table:table-cell office:value-type="string">
            <text:p>NULL</text:p>
          </table:table-cell>
        </table:table-row>
        <table:table-row>
          <table:table-cell office:value-type="float" office:value="2">
            <text:p>2</text:p>
          </table:table-cell>
          <table:table-cell office:value-type="string">
            <text:p>Protection civile</text:p>
          </table:table-cell>
          <table:table-cell office:value-type="float" office:value="651">
            <text:p>651</text:p>
          </table:table-cell>
          <table:table-cell office:value-type="string">
            <text:p>NULL</text:p>
          </table:table-cell>
        </table:table-row>
        <table:table-row>
          <table:table-cell office:value-type="float" office:value="3">
            <text:p>3</text:p>
          </table:table-cell>
          <table:table-cell office:value-type="string">
            <text:p>Surete nationales</text:p>
          </table:table-cell>
          <table:table-cell office:value-type="float" office:value="651">
            <text:p>651</text:p>
          </table:table-cell>
          <table:table-cell office:value-type="string">
            <text:p>Décision du 04 08 02</text:p>
          </table:table-cell>
        </table:table-row>
        <table:table-row>
          <table:table-cell office:value-type="float" office:value="4">
            <text:p>4</text:p>
          </table:table-cell>
          <table:table-cell office:value-type="string">
            <text:p>transmissions nationales</text:p>
          </table:table-cell>
          <table:table-cell office:value-type="float" office:value="651">
            <text:p>65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51">
            <text:p>651</text:p>
          </table:table-cell>
          <table:table-cell office:value-type="string">
            <text:p>NULL</text:p>
          </table:table-cell>
        </table:table-row>
        <table:table-row>
          <table:table-cell office:value-type="float" office:value="1">
            <text:p>1</text:p>
          </table:table-cell>
          <table:table-cell office:value-type="string">
            <text:p>Finances</text:p>
          </table:table-cell>
          <table:table-cell office:value-type="float" office:value="652">
            <text:p>652</text:p>
          </table:table-cell>
          <table:table-cell office:value-type="string">
            <text:p>NULL</text:p>
          </table:table-cell>
        </table:table-row>
        <table:table-row>
          <table:table-cell office:value-type="float" office:value="2">
            <text:p>2</text:p>
          </table:table-cell>
          <table:table-cell office:value-type="string">
            <text:p>commerce</text:p>
          </table:table-cell>
          <table:table-cell office:value-type="float" office:value="652">
            <text:p>652</text:p>
          </table:table-cell>
          <table:table-cell office:value-type="string">
            <text:p>NULL</text:p>
          </table:table-cell>
        </table:table-row>
        <table:table-row>
          <table:table-cell office:value-type="float" office:value="3">
            <text:p>3</text:p>
          </table:table-cell>
          <table:table-cell office:value-type="string">
            <text:p>Planification et statistiques</text:p>
          </table:table-cell>
          <table:table-cell office:value-type="float" office:value="652">
            <text:p>652</text:p>
          </table:table-cell>
          <table:table-cell office:value-type="string">
            <text:p>Décision du 04 08 02</text:p>
          </table:table-cell>
        </table:table-row>
        <table:table-row>
          <table:table-cell office:value-type="float" office:value="4">
            <text:p>4</text:p>
          </table:table-cell>
          <table:table-cell office:value-type="string">
            <text:p>Informatique</text:p>
          </table:table-cell>
          <table:table-cell office:value-type="float" office:value="652">
            <text:p>65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52">
            <text:p>652</text:p>
          </table:table-cell>
          <table:table-cell office:value-type="string">
            <text:p>NULL</text:p>
          </table:table-cell>
        </table:table-row>
        <table:table-row>
          <table:table-cell office:value-type="float" office:value="1">
            <text:p>1</text:p>
          </table:table-cell>
          <table:table-cell office:value-type="string">
            <text:p>Creation neuves</text:p>
          </table:table-cell>
          <table:table-cell office:value-type="float" office:value="653">
            <text:p>653</text:p>
          </table:table-cell>
          <table:table-cell office:value-type="string">
            <text:p>NULL</text:p>
          </table:table-cell>
        </table:table-row>
        <table:table-row>
          <table:table-cell office:value-type="float" office:value="2">
            <text:p>2</text:p>
          </table:table-cell>
          <table:table-cell office:value-type="string">
            <text:p>Amenagement, extension et equipement lié</text:p>
          </table:table-cell>
          <table:table-cell office:value-type="float" office:value="653">
            <text:p>653</text:p>
          </table:table-cell>
          <table:table-cell office:value-type="string">
            <text:p>Décision du 04 08 02</text:p>
          </table:table-cell>
        </table:table-row>
        <table:table-row>
          <table:table-cell office:value-type="float" office:value="8">
            <text:p>8</text:p>
          </table:table-cell>
          <table:table-cell office:value-type="string">
            <text:p>autres</text:p>
          </table:table-cell>
          <table:table-cell office:value-type="float" office:value="653">
            <text:p>653</text:p>
          </table:table-cell>
          <table:table-cell office:value-type="string">
            <text:p>NULL</text:p>
          </table:table-cell>
        </table:table-row>
        <table:table-row>
          <table:table-cell office:value-type="float" office:value="1">
            <text:p>1</text:p>
          </table:table-cell>
          <table:table-cell office:value-type="string">
            <text:p>Etude de projets</text:p>
          </table:table-cell>
          <table:table-cell office:value-type="float" office:value="621">
            <text:p>621</text:p>
          </table:table-cell>
          <table:table-cell office:value-type="string">
            <text:p>NULL</text:p>
          </table:table-cell>
        </table:table-row>
        <table:table-row>
          <table:table-cell office:value-type="float" office:value="2">
            <text:p>2</text:p>
          </table:table-cell>
          <table:table-cell office:value-type="string">
            <text:p>Universites</text:p>
          </table:table-cell>
          <table:table-cell office:value-type="float" office:value="621">
            <text:p>621</text:p>
          </table:table-cell>
          <table:table-cell office:value-type="string">
            <text:p>NULL</text:p>
          </table:table-cell>
        </table:table-row>
        <table:table-row>
          <table:table-cell office:value-type="float" office:value="3">
            <text:p>3</text:p>
          </table:table-cell>
          <table:table-cell office:value-type="string">
            <text:p>Ecole, instituts et colleges</text:p>
          </table:table-cell>
          <table:table-cell office:value-type="float" office:value="621">
            <text:p>621</text:p>
          </table:table-cell>
          <table:table-cell office:value-type="string">
            <text:p>NULL</text:p>
          </table:table-cell>
        </table:table-row>
        <table:table-row>
          <table:table-cell office:value-type="float" office:value="4">
            <text:p>4</text:p>
          </table:table-cell>
          <table:table-cell office:value-type="string">
            <text:p>CHU</text:p>
          </table:table-cell>
          <table:table-cell office:value-type="float" office:value="621">
            <text:p>621</text:p>
          </table:table-cell>
          <table:table-cell office:value-type="string">
            <text:p>Décision du 04 08 02</text:p>
          </table:table-cell>
        </table:table-row>
        <table:table-row>
          <table:table-cell office:value-type="float" office:value="5">
            <text:p>5</text:p>
          </table:table-cell>
          <table:table-cell office:value-type="string">
            <text:p>Cites universitaires et autres</text:p>
          </table:table-cell>
          <table:table-cell office:value-type="float" office:value="621">
            <text:p>621</text:p>
          </table:table-cell>
          <table:table-cell office:value-type="string">
            <text:p>NULL</text:p>
          </table:table-cell>
        </table:table-row>
        <table:table-row>
          <table:table-cell office:value-type="float" office:value="6">
            <text:p>6</text:p>
          </table:table-cell>
          <table:table-cell office:value-type="string">
            <text:p>Amenagements</text:p>
          </table:table-cell>
          <table:table-cell office:value-type="float" office:value="621">
            <text:p>621</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621">
            <text:p>6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621">
            <text:p>621</text:p>
          </table:table-cell>
          <table:table-cell office:value-type="string">
            <text:p>NULL</text:p>
          </table:table-cell>
        </table:table-row>
        <table:table-row>
          <table:table-cell office:value-type="float" office:value="1">
            <text:p>1</text:p>
          </table:table-cell>
          <table:table-cell office:value-type="string">
            <text:p>Etudes de projects</text:p>
          </table:table-cell>
          <table:table-cell office:value-type="float" office:value="751">
            <text:p>751</text:p>
          </table:table-cell>
          <table:table-cell office:value-type="string">
            <text:p>NULL</text:p>
          </table:table-cell>
        </table:table-row>
        <table:table-row>
          <table:table-cell office:value-type="float" office:value="2">
            <text:p>2</text:p>
          </table:table-cell>
          <table:table-cell office:value-type="string">
            <text:p>Radio, diffusion et television</text:p>
          </table:table-cell>
          <table:table-cell office:value-type="float" office:value="751">
            <text:p>751</text:p>
          </table:table-cell>
          <table:table-cell office:value-type="string">
            <text:p>Décision MF/ 083 SG du 25 </text:p>
          </table:table-cell>
        </table:table-row>
        <table:table-row>
          <table:table-cell office:value-type="float" office:value="3">
            <text:p>3</text:p>
          </table:table-cell>
          <table:table-cell office:value-type="string">
            <text:p>Centre d'information</text:p>
          </table:table-cell>
          <table:table-cell office:value-type="float" office:value="751">
            <text:p>751</text:p>
          </table:table-cell>
          <table:table-cell office:value-type="string">
            <text:p>44502</text:p>
          </table:table-cell>
        </table:table-row>
        <table:table-row>
          <table:table-cell office:value-type="float" office:value="8">
            <text:p>8</text:p>
          </table:table-cell>
          <table:table-cell office:value-type="string">
            <text:p>Autres</text:p>
          </table:table-cell>
          <table:table-cell office:value-type="float" office:value="751">
            <text:p>751</text:p>
          </table:table-cell>
          <table:table-cell office:value-type="string">
            <text:p>NULL</text:p>
          </table:table-cell>
        </table:table-row>
        <table:table-row>
          <table:table-cell office:value-type="float" office:value="1">
            <text:p>1</text:p>
          </table:table-cell>
          <table:table-cell office:value-type="string">
            <text:p>Etudes de projects</text:p>
          </table:table-cell>
          <table:table-cell office:value-type="float" office:value="753">
            <text:p>753</text:p>
          </table:table-cell>
          <table:table-cell office:value-type="string">
            <text:p>NULL</text:p>
          </table:table-cell>
        </table:table-row>
        <table:table-row>
          <table:table-cell office:value-type="float" office:value="2">
            <text:p>2</text:p>
          </table:table-cell>
          <table:table-cell office:value-type="string">
            <text:p>Centres de documentations ou/et</text:p>
          </table:table-cell>
          <table:table-cell office:value-type="float" office:value="753">
            <text:p>753</text:p>
          </table:table-cell>
          <table:table-cell office:value-type="string">
            <text:p>NULL</text:p>
          </table:table-cell>
        </table:table-row>
        <table:table-row>
          <table:table-cell office:value-type="float" office:value="3">
            <text:p>3</text:p>
          </table:table-cell>
          <table:table-cell office:value-type="string">
            <text:p>Amenagements, extensions et equipements liés</text:p>
          </table:table-cell>
          <table:table-cell office:value-type="float" office:value="753">
            <text:p>753</text:p>
          </table:table-cell>
          <table:table-cell office:value-type="string">
            <text:p>NULL</text:p>
          </table:table-cell>
        </table:table-row>
        <table:table-row>
          <table:table-cell office:value-type="float" office:value="4">
            <text:p>4</text:p>
          </table:table-cell>
          <table:table-cell office:value-type="string">
            <text:p>Reequipement</text:p>
          </table:table-cell>
          <table:table-cell office:value-type="float" office:value="753">
            <text:p>75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53">
            <text:p>753</text:p>
          </table:table-cell>
          <table:table-cell office:value-type="string">
            <text:p>NULL</text:p>
          </table:table-cell>
        </table:table-row>
        <table:table-row>
          <table:table-cell office:value-type="float" office:value="1">
            <text:p>1</text:p>
          </table:table-cell>
          <table:table-cell office:value-type="string">
            <text:p>Edifices</text:p>
          </table:table-cell>
          <table:table-cell office:value-type="float" office:value="762">
            <text:p>762</text:p>
          </table:table-cell>
          <table:table-cell office:value-type="string">
            <text:p>NULL</text:p>
          </table:table-cell>
        </table:table-row>
        <table:table-row>
          <table:table-cell office:value-type="float" office:value="2">
            <text:p>2</text:p>
          </table:table-cell>
          <table:table-cell office:value-type="string">
            <text:p>Etudes de projets</text:p>
          </table:table-cell>
          <table:table-cell office:value-type="float" office:value="762">
            <text:p>762</text:p>
          </table:table-cell>
          <table:table-cell office:value-type="string">
            <text:p>NULL</text:p>
          </table:table-cell>
        </table:table-row>
        <table:table-row>
          <table:table-cell office:value-type="float" office:value="3">
            <text:p>3</text:p>
          </table:table-cell>
          <table:table-cell office:value-type="string">
            <text:p>Amenagement, extension et </text:p>
          </table:table-cell>
          <table:table-cell office:value-type="float" office:value="762">
            <text:p>762</text:p>
          </table:table-cell>
          <table:table-cell office:value-type="string">
            <text:p>NULL</text:p>
          </table:table-cell>
        </table:table-row>
        <table:table-row>
          <table:table-cell office:value-type="float" office:value="4">
            <text:p>4</text:p>
          </table:table-cell>
          <table:table-cell office:value-type="string">
            <text:p>Reequipement</text:p>
          </table:table-cell>
          <table:table-cell office:value-type="float" office:value="762">
            <text:p>76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62">
            <text:p>762</text:p>
          </table:table-cell>
          <table:table-cell office:value-type="string">
            <text:p>NULL</text:p>
          </table:table-cell>
        </table:table-row>
        <table:table-row>
          <table:table-cell office:value-type="float" office:value="1">
            <text:p>1</text:p>
          </table:table-cell>
          <table:table-cell office:value-type="string">
            <text:p>Etudes generales de santé</text:p>
          </table:table-cell>
          <table:table-cell office:value-type="float" office:value="712">
            <text:p>712</text:p>
          </table:table-cell>
          <table:table-cell office:value-type="string">
            <text:p>NULL</text:p>
          </table:table-cell>
        </table:table-row>
        <table:table-row>
          <table:table-cell office:value-type="float" office:value="2">
            <text:p>2</text:p>
          </table:table-cell>
          <table:table-cell office:value-type="string">
            <text:p>Etudes de maturation</text:p>
          </table:table-cell>
          <table:table-cell office:value-type="float" office:value="712">
            <text:p>712</text:p>
          </table:table-cell>
          <table:table-cell office:value-type="string">
            <text:p>NULL</text:p>
          </table:table-cell>
        </table:table-row>
        <table:table-row>
          <table:table-cell office:value-type="float" office:value="1">
            <text:p>1</text:p>
          </table:table-cell>
          <table:table-cell office:value-type="string">
            <text:p>Creations neuves</text:p>
          </table:table-cell>
          <table:table-cell office:value-type="float" office:value="731">
            <text:p>731</text:p>
          </table:table-cell>
          <table:table-cell office:value-type="string">
            <text:p>NULL</text:p>
          </table:table-cell>
        </table:table-row>
        <table:table-row>
          <table:table-cell office:value-type="float" office:value="2">
            <text:p>2</text:p>
          </table:table-cell>
          <table:table-cell office:value-type="string">
            <text:p>Grosses reparations</text:p>
          </table:table-cell>
          <table:table-cell office:value-type="float" office:value="731">
            <text:p>731</text:p>
          </table:table-cell>
          <table:table-cell office:value-type="string">
            <text:p>NULL</text:p>
          </table:table-cell>
        </table:table-row>
        <table:table-row>
          <table:table-cell office:value-type="float" office:value="3">
            <text:p>3</text:p>
          </table:table-cell>
          <table:table-cell office:value-type="string">
            <text:p>Equipements</text:p>
          </table:table-cell>
          <table:table-cell office:value-type="float" office:value="731">
            <text:p>731</text:p>
          </table:table-cell>
          <table:table-cell office:value-type="string">
            <text:p>NULL</text:p>
          </table:table-cell>
        </table:table-row>
        <table:table-row>
          <table:table-cell office:value-type="float" office:value="6">
            <text:p>6</text:p>
          </table:table-cell>
          <table:table-cell office:value-type="string">
            <text:p>Amenagements extensions</text:p>
          </table:table-cell>
          <table:table-cell office:value-type="float" office:value="731">
            <text:p>731</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731">
            <text:p>73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31">
            <text:p>731</text:p>
          </table:table-cell>
          <table:table-cell office:value-type="string">
            <text:p>NULL</text:p>
          </table:table-cell>
        </table:table-row>
        <table:table-row>
          <table:table-cell office:value-type="float" office:value="9">
            <text:p>9</text:p>
          </table:table-cell>
          <table:table-cell office:value-type="string">
            <text:p>Etudes</text:p>
          </table:table-cell>
          <table:table-cell office:value-type="float" office:value="731">
            <text:p>731</text:p>
          </table:table-cell>
          <table:table-cell office:value-type="string">
            <text:p>NULL</text:p>
          </table:table-cell>
        </table:table-row>
        <table:table-row>
          <table:table-cell office:value-type="float" office:value="1">
            <text:p>1</text:p>
          </table:table-cell>
          <table:table-cell office:value-type="string">
            <text:p>Creations neuves</text:p>
          </table:table-cell>
          <table:table-cell office:value-type="float" office:value="732">
            <text:p>732</text:p>
          </table:table-cell>
          <table:table-cell office:value-type="string">
            <text:p>NULL</text:p>
          </table:table-cell>
        </table:table-row>
        <table:table-row>
          <table:table-cell office:value-type="float" office:value="2">
            <text:p>2</text:p>
          </table:table-cell>
          <table:table-cell office:value-type="string">
            <text:p>Grosses reparations</text:p>
          </table:table-cell>
          <table:table-cell office:value-type="float" office:value="732">
            <text:p>732</text:p>
          </table:table-cell>
          <table:table-cell office:value-type="string">
            <text:p>NULL</text:p>
          </table:table-cell>
        </table:table-row>
        <table:table-row>
          <table:table-cell office:value-type="float" office:value="3">
            <text:p>3</text:p>
          </table:table-cell>
          <table:table-cell office:value-type="string">
            <text:p>Equipements</text:p>
          </table:table-cell>
          <table:table-cell office:value-type="float" office:value="732">
            <text:p>732</text:p>
          </table:table-cell>
          <table:table-cell office:value-type="string">
            <text:p>NULL</text:p>
          </table:table-cell>
        </table:table-row>
        <table:table-row>
          <table:table-cell office:value-type="float" office:value="6">
            <text:p>6</text:p>
          </table:table-cell>
          <table:table-cell office:value-type="string">
            <text:p>Amenagements extensions</text:p>
          </table:table-cell>
          <table:table-cell office:value-type="float" office:value="732">
            <text:p>732</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732">
            <text:p>73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32">
            <text:p>732</text:p>
          </table:table-cell>
          <table:table-cell office:value-type="string">
            <text:p>NULL</text:p>
          </table:table-cell>
        </table:table-row>
        <table:table-row>
          <table:table-cell office:value-type="float" office:value="9">
            <text:p>9</text:p>
          </table:table-cell>
          <table:table-cell office:value-type="string">
            <text:p>Etudes</text:p>
          </table:table-cell>
          <table:table-cell office:value-type="float" office:value="732">
            <text:p>732</text:p>
          </table:table-cell>
          <table:table-cell office:value-type="string">
            <text:p>NULL</text:p>
          </table:table-cell>
        </table:table-row>
        <table:table-row>
          <table:table-cell office:value-type="float" office:value="1">
            <text:p>1</text:p>
          </table:table-cell>
          <table:table-cell office:value-type="string">
            <text:p>Maternites</text:p>
          </table:table-cell>
          <table:table-cell office:value-type="float" office:value="733">
            <text:p>733</text:p>
          </table:table-cell>
          <table:table-cell office:value-type="string">
            <text:p>NULL</text:p>
          </table:table-cell>
        </table:table-row>
        <table:table-row>
          <table:table-cell office:value-type="float" office:value="2">
            <text:p>2</text:p>
          </table:table-cell>
          <table:table-cell office:value-type="string">
            <text:p>Centres de consultations</text:p>
          </table:table-cell>
          <table:table-cell office:value-type="float" office:value="733">
            <text:p>733</text:p>
          </table:table-cell>
          <table:table-cell office:value-type="string">
            <text:p>NULL</text:p>
          </table:table-cell>
        </table:table-row>
        <table:table-row>
          <table:table-cell office:value-type="float" office:value="3">
            <text:p>3</text:p>
          </table:table-cell>
          <table:table-cell office:value-type="string">
            <text:p>Moyens mobiles</text:p>
          </table:table-cell>
          <table:table-cell office:value-type="float" office:value="733">
            <text:p>733</text:p>
          </table:table-cell>
          <table:table-cell office:value-type="string">
            <text:p>NULL</text:p>
          </table:table-cell>
        </table:table-row>
        <table:table-row>
          <table:table-cell office:value-type="float" office:value="4">
            <text:p>4</text:p>
          </table:table-cell>
          <table:table-cell office:value-type="string">
            <text:p>Equipements</text:p>
          </table:table-cell>
          <table:table-cell office:value-type="float" office:value="733">
            <text:p>733</text:p>
          </table:table-cell>
          <table:table-cell office:value-type="string">
            <text:p>NULL</text:p>
          </table:table-cell>
        </table:table-row>
        <table:table-row>
          <table:table-cell office:value-type="float" office:value="5">
            <text:p>5</text:p>
          </table:table-cell>
          <table:table-cell office:value-type="string">
            <text:p>Polycliniques</text:p>
          </table:table-cell>
          <table:table-cell office:value-type="float" office:value="733">
            <text:p>733</text:p>
          </table:table-cell>
          <table:table-cell office:value-type="string">
            <text:p>NULL</text:p>
          </table:table-cell>
        </table:table-row>
        <table:table-row>
          <table:table-cell office:value-type="float" office:value="6">
            <text:p>6</text:p>
          </table:table-cell>
          <table:table-cell office:value-type="string">
            <text:p>Amenagements </text:p>
          </table:table-cell>
          <table:table-cell office:value-type="float" office:value="733">
            <text:p>733</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733">
            <text:p>733</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33">
            <text:p>733</text:p>
          </table:table-cell>
          <table:table-cell office:value-type="string">
            <text:p>NULL</text:p>
          </table:table-cell>
        </table:table-row>
        <table:table-row>
          <table:table-cell office:value-type="float" office:value="9">
            <text:p>9</text:p>
          </table:table-cell>
          <table:table-cell office:value-type="string">
            <text:p>Etudes</text:p>
          </table:table-cell>
          <table:table-cell office:value-type="float" office:value="733">
            <text:p>733</text:p>
          </table:table-cell>
          <table:table-cell office:value-type="string">
            <text:p>NULL</text:p>
          </table:table-cell>
        </table:table-row>
        <table:table-row>
          <table:table-cell office:value-type="float" office:value="1">
            <text:p>1</text:p>
          </table:table-cell>
          <table:table-cell office:value-type="string">
            <text:p>Maisons de jeunes</text:p>
          </table:table-cell>
          <table:table-cell office:value-type="float" office:value="741">
            <text:p>741</text:p>
          </table:table-cell>
          <table:table-cell office:value-type="string">
            <text:p>NULL</text:p>
          </table:table-cell>
        </table:table-row>
        <table:table-row>
          <table:table-cell office:value-type="float" office:value="2">
            <text:p>2</text:p>
          </table:table-cell>
          <table:table-cell office:value-type="string">
            <text:p>Camps de jeunes</text:p>
          </table:table-cell>
          <table:table-cell office:value-type="float" office:value="741">
            <text:p>741</text:p>
          </table:table-cell>
          <table:table-cell office:value-type="string">
            <text:p>NULL</text:p>
          </table:table-cell>
        </table:table-row>
        <table:table-row>
          <table:table-cell office:value-type="float" office:value="8">
            <text:p>8</text:p>
          </table:table-cell>
          <table:table-cell office:value-type="string">
            <text:p>Autre</text:p>
          </table:table-cell>
          <table:table-cell office:value-type="float" office:value="741">
            <text:p>741</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742">
            <text:p>742</text:p>
          </table:table-cell>
          <table:table-cell office:value-type="string">
            <text:p>NULL</text:p>
          </table:table-cell>
        </table:table-row>
        <table:table-row>
          <table:table-cell office:value-type="float" office:value="2">
            <text:p>2</text:p>
          </table:table-cell>
          <table:table-cell office:value-type="string">
            <text:p>Complexes et stades minicipaux</text:p>
          </table:table-cell>
          <table:table-cell office:value-type="float" office:value="742">
            <text:p>742</text:p>
          </table:table-cell>
          <table:table-cell office:value-type="string">
            <text:p>NULL</text:p>
          </table:table-cell>
        </table:table-row>
        <table:table-row>
          <table:table-cell office:value-type="float" office:value="3">
            <text:p>3</text:p>
          </table:table-cell>
          <table:table-cell office:value-type="string">
            <text:p>Parcs omnisports</text:p>
          </table:table-cell>
          <table:table-cell office:value-type="float" office:value="742">
            <text:p>742</text:p>
          </table:table-cell>
          <table:table-cell office:value-type="string">
            <text:p>NULL</text:p>
          </table:table-cell>
        </table:table-row>
        <table:table-row>
          <table:table-cell office:value-type="float" office:value="4">
            <text:p>4</text:p>
          </table:table-cell>
          <table:table-cell office:value-type="string">
            <text:p>Installation scolaires et universitaires</text:p>
          </table:table-cell>
          <table:table-cell office:value-type="float" office:value="742">
            <text:p>742</text:p>
          </table:table-cell>
          <table:table-cell office:value-type="string">
            <text:p>NULL</text:p>
          </table:table-cell>
        </table:table-row>
        <table:table-row>
          <table:table-cell office:value-type="float" office:value="6">
            <text:p>6</text:p>
          </table:table-cell>
          <table:table-cell office:value-type="string">
            <text:p>Amenagements</text:p>
          </table:table-cell>
          <table:table-cell office:value-type="float" office:value="742">
            <text:p>742</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742">
            <text:p>74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42">
            <text:p>742</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744">
            <text:p>744</text:p>
          </table:table-cell>
          <table:table-cell office:value-type="string">
            <text:p>NULL</text:p>
          </table:table-cell>
        </table:table-row>
        <table:table-row>
          <table:table-cell office:value-type="float" office:value="2">
            <text:p>2</text:p>
          </table:table-cell>
          <table:table-cell office:value-type="string">
            <text:p>Forets recreatives</text:p>
          </table:table-cell>
          <table:table-cell office:value-type="float" office:value="744">
            <text:p>744</text:p>
          </table:table-cell>
          <table:table-cell office:value-type="string">
            <text:p>NULL</text:p>
          </table:table-cell>
        </table:table-row>
        <table:table-row>
          <table:table-cell office:value-type="float" office:value="3">
            <text:p>3</text:p>
          </table:table-cell>
          <table:table-cell office:value-type="string">
            <text:p>Parcsd'attractions et de loisirs</text:p>
          </table:table-cell>
          <table:table-cell office:value-type="float" office:value="744">
            <text:p>744</text:p>
          </table:table-cell>
          <table:table-cell office:value-type="string">
            <text:p>NULL</text:p>
          </table:table-cell>
        </table:table-row>
        <table:table-row>
          <table:table-cell office:value-type="float" office:value="4">
            <text:p>4</text:p>
          </table:table-cell>
          <table:table-cell office:value-type="string">
            <text:p>Amenagements, extensions et equipements lies</text:p>
          </table:table-cell>
          <table:table-cell office:value-type="float" office:value="744">
            <text:p>744</text:p>
          </table:table-cell>
          <table:table-cell office:value-type="string">
            <text:p>NULL</text:p>
          </table:table-cell>
        </table:table-row>
        <table:table-row>
          <table:table-cell office:value-type="float" office:value="6">
            <text:p>6</text:p>
          </table:table-cell>
          <table:table-cell office:value-type="string">
            <text:p>Reequipement ou renouvelement</text:p>
          </table:table-cell>
          <table:table-cell office:value-type="float" office:value="744">
            <text:p>74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44">
            <text:p>744</text:p>
          </table:table-cell>
          <table:table-cell office:value-type="string">
            <text:p>NULL</text:p>
          </table:table-cell>
        </table:table-row>
        <table:table-row>
          <table:table-cell office:value-type="float" office:value="1">
            <text:p>1</text:p>
          </table:table-cell>
          <table:table-cell office:value-type="string">
            <text:p>Etude de projets</text:p>
          </table:table-cell>
          <table:table-cell office:value-type="float" office:value="752">
            <text:p>752</text:p>
          </table:table-cell>
          <table:table-cell office:value-type="string">
            <text:p>NULL</text:p>
          </table:table-cell>
        </table:table-row>
        <table:table-row>
          <table:table-cell office:value-type="float" office:value="2">
            <text:p>2</text:p>
          </table:table-cell>
          <table:table-cell office:value-type="string">
            <text:p>Maisons de la culture</text:p>
          </table:table-cell>
          <table:table-cell office:value-type="float" office:value="752">
            <text:p>752</text:p>
          </table:table-cell>
          <table:table-cell office:value-type="string">
            <text:p>NULL</text:p>
          </table:table-cell>
        </table:table-row>
        <table:table-row>
          <table:table-cell office:value-type="float" office:value="3">
            <text:p>3</text:p>
          </table:table-cell>
          <table:table-cell office:value-type="string">
            <text:p>Bibliotheque</text:p>
          </table:table-cell>
          <table:table-cell office:value-type="float" office:value="752">
            <text:p>752</text:p>
          </table:table-cell>
          <table:table-cell office:value-type="string">
            <text:p>NULL</text:p>
          </table:table-cell>
        </table:table-row>
        <table:table-row>
          <table:table-cell office:value-type="float" office:value="5">
            <text:p>5</text:p>
          </table:table-cell>
          <table:table-cell office:value-type="string">
            <text:p>Musees et monuments historiques</text:p>
          </table:table-cell>
          <table:table-cell office:value-type="float" office:value="752">
            <text:p>752</text:p>
          </table:table-cell>
          <table:table-cell office:value-type="string">
            <text:p>NULL</text:p>
          </table:table-cell>
        </table:table-row>
        <table:table-row>
          <table:table-cell office:value-type="float" office:value="6">
            <text:p>6</text:p>
          </table:table-cell>
          <table:table-cell office:value-type="string">
            <text:p>Amenagements</text:p>
          </table:table-cell>
          <table:table-cell office:value-type="float" office:value="752">
            <text:p>752</text:p>
          </table:table-cell>
          <table:table-cell office:value-type="string">
            <text:p>NULL</text:p>
          </table:table-cell>
        </table:table-row>
        <table:table-row>
          <table:table-cell office:value-type="float" office:value="7">
            <text:p>7</text:p>
          </table:table-cell>
          <table:table-cell office:value-type="string">
            <text:p>Reequipements</text:p>
          </table:table-cell>
          <table:table-cell office:value-type="float" office:value="752">
            <text:p>752</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52">
            <text:p>752</text:p>
          </table:table-cell>
          <table:table-cell office:value-type="string">
            <text:p>NULL</text:p>
          </table:table-cell>
        </table:table-row>
        <table:table-row>
          <table:table-cell office:value-type="float" office:value="1">
            <text:p>1</text:p>
          </table:table-cell>
          <table:table-cell office:value-type="string">
            <text:p>Etudes generales</text:p>
          </table:table-cell>
          <table:table-cell office:value-type="float" office:value="714">
            <text:p>714</text:p>
          </table:table-cell>
          <table:table-cell office:value-type="string">
            <text:p>NULL</text:p>
          </table:table-cell>
        </table:table-row>
        <table:table-row>
          <table:table-cell office:value-type="float" office:value="2">
            <text:p>2</text:p>
          </table:table-cell>
          <table:table-cell office:value-type="string">
            <text:p>Etudes technicoeconomiques</text:p>
          </table:table-cell>
          <table:table-cell office:value-type="float" office:value="714">
            <text:p>714</text:p>
          </table:table-cell>
          <table:table-cell office:value-type="string">
            <text:p>NULL</text:p>
          </table:table-cell>
        </table:table-row>
        <table:table-row>
          <table:table-cell office:value-type="float" office:value="3">
            <text:p>3</text:p>
          </table:table-cell>
          <table:table-cell office:value-type="string">
            <text:p>Etudes de typification</text:p>
          </table:table-cell>
          <table:table-cell office:value-type="float" office:value="714">
            <text:p>714</text:p>
          </table:table-cell>
          <table:table-cell office:value-type="string">
            <text:p>NULL</text:p>
          </table:table-cell>
        </table:table-row>
        <table:table-row>
          <table:table-cell office:value-type="float" office:value="4">
            <text:p>4</text:p>
          </table:table-cell>
          <table:table-cell office:value-type="string">
            <text:p>Etudes de normalisation</text:p>
          </table:table-cell>
          <table:table-cell office:value-type="float" office:value="714">
            <text:p>714</text:p>
          </table:table-cell>
          <table:table-cell office:value-type="string">
            <text:p>NULL</text:p>
          </table:table-cell>
        </table:table-row>
        <table:table-row>
          <table:table-cell office:value-type="float" office:value="5">
            <text:p>5</text:p>
          </table:table-cell>
          <table:table-cell office:value-type="string">
            <text:p>Etudes demographiques</text:p>
          </table:table-cell>
          <table:table-cell office:value-type="float" office:value="714">
            <text:p>714</text:p>
          </table:table-cell>
          <table:table-cell office:value-type="string">
            <text:p>NULL</text:p>
          </table:table-cell>
        </table:table-row>
        <table:table-row>
          <table:table-cell office:value-type="float" office:value="6">
            <text:p>6</text:p>
          </table:table-cell>
          <table:table-cell office:value-type="string">
            <text:p>Autres</text:p>
          </table:table-cell>
          <table:table-cell office:value-type="float" office:value="714">
            <text:p>714</text:p>
          </table:table-cell>
          <table:table-cell office:value-type="string">
            <text:p>NULL</text:p>
          </table:table-cell>
        </table:table-row>
        <table:table-row>
          <table:table-cell office:value-type="float" office:value="1">
            <text:p>1</text:p>
          </table:table-cell>
          <table:table-cell office:value-type="string">
            <text:p>Etudes </text:p>
          </table:table-cell>
          <table:table-cell office:value-type="float" office:value="763">
            <text:p>763</text:p>
          </table:table-cell>
          <table:table-cell office:value-type="string">
            <text:p>NULL</text:p>
          </table:table-cell>
        </table:table-row>
        <table:table-row>
          <table:table-cell office:value-type="float" office:value="2">
            <text:p>2</text:p>
          </table:table-cell>
          <table:table-cell office:value-type="string">
            <text:p>Service d'observation en milieu ouvert </text:p>
          </table:table-cell>
          <table:table-cell office:value-type="float" office:value="763">
            <text:p>763</text:p>
          </table:table-cell>
          <table:table-cell office:value-type="string">
            <text:p>NULL</text:p>
          </table:table-cell>
        </table:table-row>
        <table:table-row>
          <table:table-cell office:value-type="float" office:value="3">
            <text:p>3</text:p>
          </table:table-cell>
          <table:table-cell office:value-type="string">
            <text:p>Centres spicialises de reeducation</text:p>
          </table:table-cell>
          <table:table-cell office:value-type="float" office:value="763">
            <text:p>763</text:p>
          </table:table-cell>
          <table:table-cell office:value-type="string">
            <text:p>NULL</text:p>
          </table:table-cell>
        </table:table-row>
        <table:table-row>
          <table:table-cell office:value-type="float" office:value="4">
            <text:p>4</text:p>
          </table:table-cell>
          <table:table-cell office:value-type="string">
            <text:p>Foyers pour jeunes travailleurs</text:p>
          </table:table-cell>
          <table:table-cell office:value-type="float" office:value="763">
            <text:p>763</text:p>
          </table:table-cell>
          <table:table-cell office:value-type="string">
            <text:p>NULL</text:p>
          </table:table-cell>
        </table:table-row>
        <table:table-row>
          <table:table-cell office:value-type="float" office:value="5">
            <text:p>5</text:p>
          </table:table-cell>
          <table:table-cell office:value-type="string">
            <text:p>Amenagements extensions</text:p>
          </table:table-cell>
          <table:table-cell office:value-type="float" office:value="763">
            <text:p>763</text:p>
          </table:table-cell>
          <table:table-cell office:value-type="string">
            <text:p>NULL</text:p>
          </table:table-cell>
        </table:table-row>
        <table:table-row>
          <table:table-cell office:value-type="float" office:value="6">
            <text:p>6</text:p>
          </table:table-cell>
          <table:table-cell office:value-type="string">
            <text:p>Equipements</text:p>
          </table:table-cell>
          <table:table-cell office:value-type="float" office:value="763">
            <text:p>763</text:p>
          </table:table-cell>
          <table:table-cell office:value-type="string">
            <text:p>NULL</text:p>
          </table:table-cell>
        </table:table-row>
        <table:table-row>
          <table:table-cell office:value-type="float" office:value="7">
            <text:p>7</text:p>
          </table:table-cell>
          <table:table-cell office:value-type="string">
            <text:p>Autres</text:p>
          </table:table-cell>
          <table:table-cell office:value-type="float" office:value="763">
            <text:p>763</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763">
            <text:p>763</text:p>
          </table:table-cell>
          <table:table-cell office:value-type="string">
            <text:p>NULL</text:p>
          </table:table-cell>
        </table:table-row>
        <table:table-row>
          <table:table-cell office:value-type="float" office:value="1">
            <text:p>1</text:p>
          </table:table-cell>
          <table:table-cell office:value-type="string">
            <text:p>Etudes</text:p>
          </table:table-cell>
          <table:table-cell office:value-type="float" office:value="764">
            <text:p>764</text:p>
          </table:table-cell>
          <table:table-cell office:value-type="string">
            <text:p>NULL</text:p>
          </table:table-cell>
        </table:table-row>
        <table:table-row>
          <table:table-cell office:value-type="float" office:value="2">
            <text:p>2</text:p>
          </table:table-cell>
          <table:table-cell office:value-type="string">
            <text:p>Centre psycho pedagogiques</text:p>
          </table:table-cell>
          <table:table-cell office:value-type="float" office:value="764">
            <text:p>764</text:p>
          </table:table-cell>
          <table:table-cell office:value-type="string">
            <text:p>NULL</text:p>
          </table:table-cell>
        </table:table-row>
        <table:table-row>
          <table:table-cell office:value-type="float" office:value="3">
            <text:p>3</text:p>
          </table:table-cell>
          <table:table-cell office:value-type="string">
            <text:p>Centres de reeducation et de readaptation fonctionnelle</text:p>
          </table:table-cell>
          <table:table-cell office:value-type="float" office:value="764">
            <text:p>764</text:p>
          </table:table-cell>
          <table:table-cell office:value-type="string">
            <text:p>NULL</text:p>
          </table:table-cell>
        </table:table-row>
        <table:table-row>
          <table:table-cell office:value-type="float" office:value="4">
            <text:p>4</text:p>
          </table:table-cell>
          <table:table-cell office:value-type="string">
            <text:p>Centres pour insuffisants respiratoires</text:p>
          </table:table-cell>
          <table:table-cell office:value-type="float" office:value="764">
            <text:p>764</text:p>
          </table:table-cell>
          <table:table-cell office:value-type="string">
            <text:p>NULL</text:p>
          </table:table-cell>
        </table:table-row>
        <table:table-row>
          <table:table-cell office:value-type="float" office:value="5">
            <text:p>5</text:p>
          </table:table-cell>
          <table:table-cell office:value-type="string">
            <text:p>Amenagements extensions</text:p>
          </table:table-cell>
          <table:table-cell office:value-type="float" office:value="764">
            <text:p>764</text:p>
          </table:table-cell>
          <table:table-cell office:value-type="string">
            <text:p>NULL</text:p>
          </table:table-cell>
        </table:table-row>
        <table:table-row>
          <table:table-cell office:value-type="float" office:value="6">
            <text:p>6</text:p>
          </table:table-cell>
          <table:table-cell office:value-type="string">
            <text:p>Equipements</text:p>
          </table:table-cell>
          <table:table-cell office:value-type="float" office:value="764">
            <text:p>764</text:p>
          </table:table-cell>
          <table:table-cell office:value-type="string">
            <text:p>NULL</text:p>
          </table:table-cell>
        </table:table-row>
        <table:table-row>
          <table:table-cell office:value-type="float" office:value="7">
            <text:p>7</text:p>
          </table:table-cell>
          <table:table-cell office:value-type="string">
            <text:p>Ateliers proteges</text:p>
          </table:table-cell>
          <table:table-cell office:value-type="float" office:value="764">
            <text:p>764</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64">
            <text:p>764</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764">
            <text:p>764</text:p>
          </table:table-cell>
          <table:table-cell office:value-type="string">
            <text:p>NULL</text:p>
          </table:table-cell>
        </table:table-row>
        <table:table-row>
          <table:table-cell office:value-type="float" office:value="1">
            <text:p>1</text:p>
          </table:table-cell>
          <table:table-cell office:value-type="string">
            <text:p>Etudes</text:p>
          </table:table-cell>
          <table:table-cell office:value-type="float" office:value="765">
            <text:p>765</text:p>
          </table:table-cell>
          <table:table-cell office:value-type="string">
            <text:p>NULL</text:p>
          </table:table-cell>
        </table:table-row>
        <table:table-row>
          <table:table-cell office:value-type="float" office:value="2">
            <text:p>2</text:p>
          </table:table-cell>
          <table:table-cell office:value-type="string">
            <text:p>pouponnieres</text:p>
          </table:table-cell>
          <table:table-cell office:value-type="float" office:value="765">
            <text:p>765</text:p>
          </table:table-cell>
          <table:table-cell office:value-type="string">
            <text:p>NULL</text:p>
          </table:table-cell>
        </table:table-row>
        <table:table-row>
          <table:table-cell office:value-type="float" office:value="3">
            <text:p>3</text:p>
          </table:table-cell>
          <table:table-cell office:value-type="string">
            <text:p>Craches jardins d'enfants</text:p>
          </table:table-cell>
          <table:table-cell office:value-type="float" office:value="765">
            <text:p>765</text:p>
          </table:table-cell>
          <table:table-cell office:value-type="string">
            <text:p>NULL</text:p>
          </table:table-cell>
        </table:table-row>
        <table:table-row>
          <table:table-cell office:value-type="float" office:value="4">
            <text:p>4</text:p>
          </table:table-cell>
          <table:table-cell office:value-type="string">
            <text:p>Cites d'enfance</text:p>
          </table:table-cell>
          <table:table-cell office:value-type="float" office:value="765">
            <text:p>765</text:p>
          </table:table-cell>
          <table:table-cell office:value-type="string">
            <text:p>NULL</text:p>
          </table:table-cell>
        </table:table-row>
        <table:table-row>
          <table:table-cell office:value-type="float" office:value="5">
            <text:p>5</text:p>
          </table:table-cell>
          <table:table-cell office:value-type="string">
            <text:p>Amenagements extensions</text:p>
          </table:table-cell>
          <table:table-cell office:value-type="float" office:value="765">
            <text:p>765</text:p>
          </table:table-cell>
          <table:table-cell office:value-type="string">
            <text:p>NULL</text:p>
          </table:table-cell>
        </table:table-row>
        <table:table-row>
          <table:table-cell office:value-type="float" office:value="6">
            <text:p>6</text:p>
          </table:table-cell>
          <table:table-cell office:value-type="string">
            <text:p>Equipements</text:p>
          </table:table-cell>
          <table:table-cell office:value-type="float" office:value="765">
            <text:p>765</text:p>
          </table:table-cell>
          <table:table-cell office:value-type="string">
            <text:p>NULL</text:p>
          </table:table-cell>
        </table:table-row>
        <table:table-row>
          <table:table-cell office:value-type="float" office:value="7">
            <text:p>7</text:p>
          </table:table-cell>
          <table:table-cell office:value-type="string">
            <text:p>Foyers pour personnes agees</text:p>
          </table:table-cell>
          <table:table-cell office:value-type="float" office:value="765">
            <text:p>765</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65">
            <text:p>765</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765">
            <text:p>765</text:p>
          </table:table-cell>
          <table:table-cell office:value-type="string">
            <text:p>NULL</text:p>
          </table:table-cell>
        </table:table-row>
        <table:table-row>
          <table:table-cell office:value-type="float" office:value="1">
            <text:p>1</text:p>
          </table:table-cell>
          <table:table-cell office:value-type="string">
            <text:p>Maisons d'enfants</text:p>
          </table:table-cell>
          <table:table-cell office:value-type="float" office:value="761">
            <text:p>761</text:p>
          </table:table-cell>
          <table:table-cell office:value-type="string">
            <text:p>NULL</text:p>
          </table:table-cell>
        </table:table-row>
        <table:table-row>
          <table:table-cell office:value-type="float" office:value="2">
            <text:p>2</text:p>
          </table:table-cell>
          <table:table-cell office:value-type="string">
            <text:p>Centres de ropos et d'appareillage </text:p>
          </table:table-cell>
          <table:table-cell office:value-type="float" office:value="761">
            <text:p>761</text:p>
          </table:table-cell>
          <table:table-cell office:value-type="string">
            <text:p>NULL</text:p>
          </table:table-cell>
        </table:table-row>
        <table:table-row>
          <table:table-cell office:value-type="float" office:value="3">
            <text:p>3</text:p>
          </table:table-cell>
          <table:table-cell office:value-type="string">
            <text:p>Etudes de typification</text:p>
          </table:table-cell>
          <table:table-cell office:value-type="float" office:value="761">
            <text:p>761</text:p>
          </table:table-cell>
          <table:table-cell office:value-type="string">
            <text:p>NULL</text:p>
          </table:table-cell>
        </table:table-row>
        <table:table-row>
          <table:table-cell office:value-type="float" office:value="4">
            <text:p>4</text:p>
          </table:table-cell>
          <table:table-cell office:value-type="string">
            <text:p>Amenagements, extensions et equipements lies </text:p>
          </table:table-cell>
          <table:table-cell office:value-type="float" office:value="761">
            <text:p>761</text:p>
          </table:table-cell>
          <table:table-cell office:value-type="string">
            <text:p>NULL</text:p>
          </table:table-cell>
        </table:table-row>
        <table:table-row>
          <table:table-cell office:value-type="float" office:value="5">
            <text:p>5</text:p>
          </table:table-cell>
          <table:table-cell office:value-type="string">
            <text:p>Reequipement</text:p>
          </table:table-cell>
          <table:table-cell office:value-type="float" office:value="761">
            <text:p>761</text:p>
          </table:table-cell>
          <table:table-cell office:value-type="string">
            <text:p>NULL</text:p>
          </table:table-cell>
        </table:table-row>
        <table:table-row>
          <table:table-cell office:value-type="float" office:value="6">
            <text:p>6</text:p>
          </table:table-cell>
          <table:table-cell office:value-type="string">
            <text:p>Etudes de projets</text:p>
          </table:table-cell>
          <table:table-cell office:value-type="float" office:value="761">
            <text:p>76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61">
            <text:p>761</text:p>
          </table:table-cell>
          <table:table-cell office:value-type="string">
            <text:p>NULL</text:p>
          </table:table-cell>
        </table:table-row>
        <table:table-row>
          <table:table-cell office:value-type="float" office:value="1">
            <text:p>1</text:p>
          </table:table-cell>
          <table:table-cell office:value-type="string">
            <text:p>Recherche</text:p>
          </table:table-cell>
          <table:table-cell office:value-type="float" office:value="711">
            <text:p>711</text:p>
          </table:table-cell>
          <table:table-cell office:value-type="string">
            <text:p>Décision MF/ 083 SG du 25 Novembre 2 002</text:p>
          </table:table-cell>
        </table:table-row>
        <table:table-row>
          <table:table-cell office:value-type="float" office:value="2">
            <text:p>2</text:p>
          </table:table-cell>
          <table:table-cell office:value-type="string">
            <text:p>Etudes generales</text:p>
          </table:table-cell>
          <table:table-cell office:value-type="float" office:value="711">
            <text:p>711</text:p>
          </table:table-cell>
          <table:table-cell office:value-type="string">
            <text:p>NULL</text:p>
          </table:table-cell>
        </table:table-row>
        <table:table-row>
          <table:table-cell office:value-type="float" office:value="1">
            <text:p>1</text:p>
          </table:table-cell>
          <table:table-cell office:value-type="string">
            <text:p>Amenagements</text:p>
          </table:table-cell>
          <table:table-cell office:value-type="float" office:value="721">
            <text:p>721</text:p>
          </table:table-cell>
          <table:table-cell office:value-type="string">
            <text:p>NULL</text:p>
          </table:table-cell>
        </table:table-row>
        <table:table-row>
          <table:table-cell office:value-type="float" office:value="2">
            <text:p>2</text:p>
          </table:table-cell>
          <table:table-cell office:value-type="string">
            <text:p>Amenagement de la voierie urbaine</text:p>
          </table:table-cell>
          <table:table-cell office:value-type="float" office:value="721">
            <text:p>721</text:p>
          </table:table-cell>
          <table:table-cell office:value-type="string">
            <text:p>Déc. MF/ 2 006 / 212 / DP /211 du 14 février 2006</text:p>
          </table:table-cell>
        </table:table-row>
        <table:table-row>
          <table:table-cell office:value-type="float" office:value="3">
            <text:p>3</text:p>
          </table:table-cell>
          <table:table-cell office:value-type="string">
            <text:p>Viabilisation des zones à urbaniser</text:p>
          </table:table-cell>
          <table:table-cell office:value-type="float" office:value="721">
            <text:p>721</text:p>
          </table:table-cell>
          <table:table-cell office:value-type="string">
            <text:p>NULL</text:p>
          </table:table-cell>
        </table:table-row>
        <table:table-row>
          <table:table-cell office:value-type="float" office:value="4">
            <text:p>4</text:p>
          </table:table-cell>
          <table:table-cell office:value-type="string">
            <text:p>viabilisation des équipements collectifs</text:p>
          </table:table-cell>
          <table:table-cell office:value-type="float" office:value="721">
            <text:p>72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721">
            <text:p>721</text:p>
          </table:table-cell>
          <table:table-cell office:value-type="string">
            <text:p>NULL</text:p>
          </table:table-cell>
        </table:table-row>
        <table:table-row>
          <table:table-cell office:value-type="float" office:value="1">
            <text:p>1</text:p>
          </table:table-cell>
          <table:table-cell office:value-type="string">
            <text:p>Etudes de projets</text:p>
          </table:table-cell>
          <table:table-cell office:value-type="float" office:value="722">
            <text:p>722</text:p>
          </table:table-cell>
          <table:table-cell office:value-type="string">
            <text:p>NULL</text:p>
          </table:table-cell>
        </table:table-row>
        <table:table-row>
          <table:table-cell office:value-type="float" office:value="2">
            <text:p>2</text:p>
          </table:table-cell>
          <table:table-cell office:value-type="string">
            <text:p>Habitat urbain</text:p>
          </table:table-cell>
          <table:table-cell office:value-type="float" office:value="722">
            <text:p>722</text:p>
          </table:table-cell>
          <table:table-cell office:value-type="string">
            <text:p>NULL</text:p>
          </table:table-cell>
        </table:table-row>
        <table:table-row>
          <table:table-cell office:value-type="float" office:value="3">
            <text:p>3</text:p>
          </table:table-cell>
          <table:table-cell office:value-type="string">
            <text:p>Habitat semi urbain</text:p>
          </table:table-cell>
          <table:table-cell office:value-type="float" office:value="722">
            <text:p>722</text:p>
          </table:table-cell>
          <table:table-cell office:value-type="string">
            <text:p>NULL</text:p>
          </table:table-cell>
        </table:table-row>
        <table:table-row>
          <table:table-cell office:value-type="float" office:value="4">
            <text:p>4</text:p>
          </table:table-cell>
          <table:table-cell office:value-type="string">
            <text:p>Service des logements des wilayate</text:p>
          </table:table-cell>
          <table:table-cell office:value-type="float" office:value="722">
            <text:p>722</text:p>
          </table:table-cell>
          <table:table-cell office:value-type="string">
            <text:p>Décision du 04 08 02</text:p>
          </table:table-cell>
        </table:table-row>
        <table:table-row>
          <table:table-cell office:value-type="float" office:value="5">
            <text:p>5</text:p>
          </table:table-cell>
          <table:table-cell office:value-type="string">
            <text:p>Locaux commerciaux integres aux logements</text:p>
          </table:table-cell>
          <table:table-cell office:value-type="float" office:value="722">
            <text:p>722</text:p>
          </table:table-cell>
          <table:table-cell office:value-type="string">
            <text:p>NULL</text:p>
          </table:table-cell>
        </table:table-row>
        <table:table-row>
          <table:table-cell office:value-type="float" office:value="9">
            <text:p>9</text:p>
          </table:table-cell>
          <table:table-cell office:value-type="string">
            <text:p>Renouvellement</text:p>
          </table:table-cell>
          <table:table-cell office:value-type="float" office:value="722">
            <text:p>722</text:p>
          </table:table-cell>
          <table:table-cell office:value-type="string">
            <text:p>NULL</text:p>
          </table:table-cell>
        </table:table-row>
        <table:table-row>
          <table:table-cell office:value-type="float" office:value="1">
            <text:p>1</text:p>
          </table:table-cell>
          <table:table-cell office:value-type="string">
            <text:p>locaux à usage professionnel</text:p>
          </table:table-cell>
          <table:table-cell office:value-type="float" office:value="724">
            <text:p>724</text:p>
          </table:table-cell>
          <table:table-cell office:value-type="string">
            <text:p>Déc. MF/ 2005/446/DP/431 du 20 juin 2005</text:p>
          </table:table-cell>
        </table:table-row>
        <table:table-row>
          <table:table-cell office:value-type="float" office:value="1">
            <text:p>1</text:p>
          </table:table-cell>
          <table:table-cell office:value-type="string">
            <text:p>Petits ouvrages de mobilistaion d'AEP</text:p>
          </table:table-cell>
          <table:table-cell office:value-type="float" office:value="391">
            <text:p>391</text:p>
          </table:table-cell>
          <table:table-cell office:value-type="string">
            <text:p>NULL</text:p>
          </table:table-cell>
        </table:table-row>
        <table:table-row>
          <table:table-cell office:value-type="float" office:value="2">
            <text:p>2</text:p>
          </table:table-cell>
          <table:table-cell office:value-type="string">
            <text:p>Stockage</text:p>
          </table:table-cell>
          <table:table-cell office:value-type="float" office:value="391">
            <text:p>391</text:p>
          </table:table-cell>
          <table:table-cell office:value-type="string">
            <text:p>NULL</text:p>
          </table:table-cell>
        </table:table-row>
        <table:table-row>
          <table:table-cell office:value-type="float" office:value="3">
            <text:p>3</text:p>
          </table:table-cell>
          <table:table-cell office:value-type="string">
            <text:p>Adductions</text:p>
          </table:table-cell>
          <table:table-cell office:value-type="float" office:value="391">
            <text:p>391</text:p>
          </table:table-cell>
          <table:table-cell office:value-type="string">
            <text:p>NULL</text:p>
          </table:table-cell>
        </table:table-row>
        <table:table-row>
          <table:table-cell office:value-type="float" office:value="4">
            <text:p>4</text:p>
          </table:table-cell>
          <table:table-cell office:value-type="string">
            <text:p>réseau de distribution</text:p>
          </table:table-cell>
          <table:table-cell office:value-type="float" office:value="391">
            <text:p>391</text:p>
          </table:table-cell>
          <table:table-cell office:value-type="string">
            <text:p>NULL</text:p>
          </table:table-cell>
        </table:table-row>
        <table:table-row>
          <table:table-cell office:value-type="float" office:value="5">
            <text:p>5</text:p>
          </table:table-cell>
          <table:table-cell office:value-type="string">
            <text:p>traitement</text:p>
          </table:table-cell>
          <table:table-cell office:value-type="float" office:value="391">
            <text:p>391</text:p>
          </table:table-cell>
          <table:table-cell office:value-type="string">
            <text:p>NULL</text:p>
          </table:table-cell>
        </table:table-row>
        <table:table-row>
          <table:table-cell office:value-type="float" office:value="6">
            <text:p>6</text:p>
          </table:table-cell>
          <table:table-cell office:value-type="string">
            <text:p>Etudes</text:p>
          </table:table-cell>
          <table:table-cell office:value-type="float" office:value="391">
            <text:p>391</text:p>
          </table:table-cell>
          <table:table-cell office:value-type="string">
            <text:p>NULL</text:p>
          </table:table-cell>
        </table:table-row>
        <table:table-row>
          <table:table-cell office:value-type="float" office:value="7">
            <text:p>7</text:p>
          </table:table-cell>
          <table:table-cell office:value-type="string">
            <text:p>Autres</text:p>
          </table:table-cell>
          <table:table-cell office:value-type="float" office:value="391">
            <text:p>391</text:p>
          </table:table-cell>
          <table:table-cell office:value-type="string">
            <text:p>NULL</text:p>
          </table:table-cell>
        </table:table-row>
        <table:table-row>
          <table:table-cell office:value-type="float" office:value="8">
            <text:p>8</text:p>
          </table:table-cell>
          <table:table-cell office:value-type="string">
            <text:p>construction de bornes fontaines en zones rurale (habitation éparse)</text:p>
          </table:table-cell>
          <table:table-cell office:value-type="float" office:value="391">
            <text:p>391</text:p>
          </table:table-cell>
          <table:table-cell office:value-type="string">
            <text:p>NULL</text:p>
          </table:table-cell>
        </table:table-row>
        <table:table-row>
          <table:table-cell office:value-type="float" office:value="9">
            <text:p>9</text:p>
          </table:table-cell>
          <table:table-cell office:value-type="string">
            <text:p>captage et aménagement de sources</text:p>
          </table:table-cell>
          <table:table-cell office:value-type="float" office:value="391">
            <text:p>391</text:p>
          </table:table-cell>
          <table:table-cell office:value-type="string">
            <text:p>NULL</text:p>
          </table:table-cell>
        </table:table-row>
        <table:table-row>
          <table:table-cell office:value-type="float" office:value="1">
            <text:p>1</text:p>
          </table:table-cell>
          <table:table-cell office:value-type="string">
            <text:p>Reseaux d'assainissement </text:p>
          </table:table-cell>
          <table:table-cell office:value-type="float" office:value="392">
            <text:p>392</text:p>
          </table:table-cell>
          <table:table-cell office:value-type="string">
            <text:p>NULL</text:p>
          </table:table-cell>
        </table:table-row>
        <table:table-row>
          <table:table-cell office:value-type="float" office:value="2">
            <text:p>2</text:p>
          </table:table-cell>
          <table:table-cell office:value-type="string">
            <text:p>Traitement hors stations d'épuration</text:p>
          </table:table-cell>
          <table:table-cell office:value-type="float" office:value="392">
            <text:p>392</text:p>
          </table:table-cell>
          <table:table-cell office:value-type="string">
            <text:p>NULL</text:p>
          </table:table-cell>
        </table:table-row>
        <table:table-row>
          <table:table-cell office:value-type="float" office:value="3">
            <text:p>3</text:p>
          </table:table-cell>
          <table:table-cell office:value-type="string">
            <text:p>Etudes</text:p>
          </table:table-cell>
          <table:table-cell office:value-type="float" office:value="392">
            <text:p>392</text:p>
          </table:table-cell>
          <table:table-cell office:value-type="string">
            <text:p>NULL</text:p>
          </table:table-cell>
        </table:table-row>
        <table:table-row>
          <table:table-cell office:value-type="float" office:value="4">
            <text:p>4</text:p>
          </table:table-cell>
          <table:table-cell office:value-type="string">
            <text:p>Autres</text:p>
          </table:table-cell>
          <table:table-cell office:value-type="float" office:value="392">
            <text:p>392</text:p>
          </table:table-cell>
          <table:table-cell office:value-type="string">
            <text:p>NULL</text:p>
          </table:table-cell>
        </table:table-row>
        <table:table-row>
          <table:table-cell office:value-type="float" office:value="5">
            <text:p>5</text:p>
          </table:table-cell>
          <table:table-cell office:value-type="string">
            <text:p>traitement des réseaux</text:p>
          </table:table-cell>
          <table:table-cell office:value-type="float" office:value="392">
            <text:p>392</text:p>
          </table:table-cell>
          <table:table-cell office:value-type="string">
            <text:p>NULL</text:p>
          </table:table-cell>
        </table:table-row>
        <table:table-row>
          <table:table-cell office:value-type="float" office:value="6">
            <text:p>6</text:p>
          </table:table-cell>
          <table:table-cell office:value-type="string">
            <text:p>renouvellement</text:p>
          </table:table-cell>
          <table:table-cell office:value-type="float" office:value="392">
            <text:p>392</text:p>
          </table:table-cell>
          <table:table-cell office:value-type="string">
            <text:p>NULL</text:p>
          </table:table-cell>
        </table:table-row>
        <table:table-row>
          <table:table-cell office:value-type="float" office:value="1">
            <text:p>1</text:p>
          </table:table-cell>
          <table:table-cell office:value-type="string">
            <text:p>Réalisation de décharges publiques communales (pour les communes non prises en charge par les CET)</text:p>
          </table:table-cell>
          <table:table-cell office:value-type="float" office:value="394">
            <text:p>394</text:p>
          </table:table-cell>
          <table:table-cell office:value-type="string">
            <text:p>NULL</text:p>
          </table:table-cell>
        </table:table-row>
        <table:table-row>
          <table:table-cell office:value-type="float" office:value="1">
            <text:p>1</text:p>
          </table:table-cell>
          <table:table-cell office:value-type="string">
            <text:p>Créations neuves </text:p>
          </table:table-cell>
          <table:table-cell office:value-type="float" office:value="591">
            <text:p>591</text:p>
          </table:table-cell>
          <table:table-cell office:value-type="string">
            <text:p>NULL</text:p>
          </table:table-cell>
        </table:table-row>
        <table:table-row>
          <table:table-cell office:value-type="float" office:value="2">
            <text:p>2</text:p>
          </table:table-cell>
          <table:table-cell office:value-type="string">
            <text:p>Réfection </text:p>
          </table:table-cell>
          <table:table-cell office:value-type="float" office:value="591">
            <text:p>591</text:p>
          </table:table-cell>
          <table:table-cell office:value-type="string">
            <text:p>NULL</text:p>
          </table:table-cell>
        </table:table-row>
        <table:table-row>
          <table:table-cell office:value-type="float" office:value="3">
            <text:p>3</text:p>
          </table:table-cell>
          <table:table-cell office:value-type="string">
            <text:p>Ouvrages d'art</text:p>
          </table:table-cell>
          <table:table-cell office:value-type="float" office:value="591">
            <text:p>591</text:p>
          </table:table-cell>
          <table:table-cell office:value-type="string">
            <text:p>NULL</text:p>
          </table:table-cell>
        </table:table-row>
        <table:table-row>
          <table:table-cell office:value-type="float" office:value="6">
            <text:p>6</text:p>
          </table:table-cell>
          <table:table-cell office:value-type="string">
            <text:p>Grosses réparations dues aux intempéries</text:p>
          </table:table-cell>
          <table:table-cell office:value-type="float" office:value="591">
            <text:p>591</text:p>
          </table:table-cell>
          <table:table-cell office:value-type="string">
            <text:p>NULL</text:p>
          </table:table-cell>
        </table:table-row>
        <table:table-row>
          <table:table-cell office:value-type="float" office:value="8">
            <text:p>8</text:p>
          </table:table-cell>
          <table:table-cell office:value-type="string">
            <text:p>Autres</text:p>
          </table:table-cell>
          <table:table-cell office:value-type="float" office:value="591">
            <text:p>591</text:p>
          </table:table-cell>
          <table:table-cell office:value-type="string">
            <text:p>NULL</text:p>
          </table:table-cell>
        </table:table-row>
        <table:table-row>
          <table:table-cell office:value-type="float" office:value="1">
            <text:p>1</text:p>
          </table:table-cell>
          <table:table-cell office:value-type="string">
            <text:p>agences et bureaux de postes</text:p>
          </table:table-cell>
          <table:table-cell office:value-type="float" office:value="593">
            <text:p>593</text:p>
          </table:table-cell>
          <table:table-cell office:value-type="string">
            <text:p>NULL</text:p>
          </table:table-cell>
        </table:table-row>
        <table:table-row>
          <table:table-cell office:value-type="float" office:value="1">
            <text:p>1</text:p>
          </table:table-cell>
          <table:table-cell office:value-type="string">
            <text:p>sièges d'APC</text:p>
          </table:table-cell>
          <table:table-cell office:value-type="float" office:value="891">
            <text:p>891</text:p>
          </table:table-cell>
          <table:table-cell office:value-type="string">
            <text:p>NULL</text:p>
          </table:table-cell>
        </table:table-row>
        <table:table-row>
          <table:table-cell office:value-type="float" office:value="2">
            <text:p>2</text:p>
          </table:table-cell>
          <table:table-cell office:value-type="string">
            <text:p>Antennes administratives</text:p>
          </table:table-cell>
          <table:table-cell office:value-type="float" office:value="891">
            <text:p>891</text:p>
          </table:table-cell>
          <table:table-cell office:value-type="string">
            <text:p>NULL</text:p>
          </table:table-cell>
        </table:table-row>
        <table:table-row>
          <table:table-cell office:value-type="float" office:value="3">
            <text:p>3</text:p>
          </table:table-cell>
          <table:table-cell office:value-type="string">
            <text:p>Autres</text:p>
          </table:table-cell>
          <table:table-cell office:value-type="float" office:value="891">
            <text:p>891</text:p>
          </table:table-cell>
          <table:table-cell office:value-type="string">
            <text:p>NULL</text:p>
          </table:table-cell>
        </table:table-row>
        <table:table-row>
          <table:table-cell office:value-type="float" office:value="4">
            <text:p>4</text:p>
          </table:table-cell>
          <table:table-cell office:value-type="string">
            <text:p>recettes communales</text:p>
          </table:table-cell>
          <table:table-cell office:value-type="float" office:value="891">
            <text:p>891</text:p>
          </table:table-cell>
          <table:table-cell office:value-type="string">
            <text:p>NULL</text:p>
          </table:table-cell>
        </table:table-row>
        <table:table-row>
          <table:table-cell office:value-type="float" office:value="1">
            <text:p>1</text:p>
          </table:table-cell>
          <table:table-cell office:value-type="string">
            <text:p>régie communale dans zone à promouvoir</text:p>
          </table:table-cell>
          <table:table-cell office:value-type="float" office:value="922">
            <text:p>922</text:p>
          </table:table-cell>
          <table:table-cell office:value-type="string">
            <text:p>NULL</text:p>
          </table:table-cell>
        </table:table-row>
        <table:table-row>
          <table:table-cell office:value-type="float" office:value="1">
            <text:p>1</text:p>
          </table:table-cell>
          <table:table-cell office:value-type="string">
            <text:p>Reconstruction</text:p>
          </table:table-cell>
          <table:table-cell office:value-type="float" office:value="691">
            <text:p>691</text:p>
          </table:table-cell>
          <table:table-cell office:value-type="string">
            <text:p>NULL</text:p>
          </table:table-cell>
        </table:table-row>
        <table:table-row>
          <table:table-cell office:value-type="float" office:value="2">
            <text:p>2</text:p>
          </table:table-cell>
          <table:table-cell office:value-type="string">
            <text:p>Grosses réparations</text:p>
          </table:table-cell>
          <table:table-cell office:value-type="float" office:value="691">
            <text:p>691</text:p>
          </table:table-cell>
          <table:table-cell office:value-type="string">
            <text:p>NULL</text:p>
          </table:table-cell>
        </table:table-row>
        <table:table-row>
          <table:table-cell office:value-type="float" office:value="3">
            <text:p>3</text:p>
          </table:table-cell>
          <table:table-cell office:value-type="string">
            <text:p>Réaménagements</text:p>
          </table:table-cell>
          <table:table-cell office:value-type="float" office:value="691">
            <text:p>691</text:p>
          </table:table-cell>
          <table:table-cell office:value-type="string">
            <text:p>NULL</text:p>
          </table:table-cell>
        </table:table-row>
        <table:table-row>
          <table:table-cell office:value-type="float" office:value="4">
            <text:p>4</text:p>
          </table:table-cell>
          <table:table-cell office:value-type="string">
            <text:p>Renouvellement d'équipements</text:p>
          </table:table-cell>
          <table:table-cell office:value-type="float" office:value="691">
            <text:p>691</text:p>
          </table:table-cell>
          <table:table-cell office:value-type="string">
            <text:p>NULL</text:p>
          </table:table-cell>
        </table:table-row>
        <table:table-row>
          <table:table-cell office:value-type="float" office:value="5">
            <text:p>5</text:p>
          </table:table-cell>
          <table:table-cell office:value-type="string">
            <text:p>Construction de salles de classes</text:p>
          </table:table-cell>
          <table:table-cell office:value-type="float" office:value="691">
            <text:p>691</text:p>
          </table:table-cell>
          <table:table-cell office:value-type="string">
            <text:p>NULL</text:p>
          </table:table-cell>
        </table:table-row>
        <table:table-row>
          <table:table-cell office:value-type="float" office:value="1">
            <text:p>1</text:p>
          </table:table-cell>
          <table:table-cell office:value-type="string">
            <text:p>Voirie</text:p>
          </table:table-cell>
          <table:table-cell office:value-type="float" office:value="793">
            <text:p>793</text:p>
          </table:table-cell>
          <table:table-cell office:value-type="string">
            <text:p>NULL</text:p>
          </table:table-cell>
        </table:table-row>
        <table:table-row>
          <table:table-cell office:value-type="float" office:value="2">
            <text:p>2</text:p>
          </table:table-cell>
          <table:table-cell office:value-type="string">
            <text:p>Eclairage public</text:p>
          </table:table-cell>
          <table:table-cell office:value-type="float" office:value="793">
            <text:p>793</text:p>
          </table:table-cell>
          <table:table-cell office:value-type="string">
            <text:p>NULL</text:p>
          </table:table-cell>
        </table:table-row>
        <table:table-row>
          <table:table-cell office:value-type="float" office:value="3">
            <text:p>3</text:p>
          </table:table-cell>
          <table:table-cell office:value-type="string">
            <text:p>Réalisation de jardins publics</text:p>
          </table:table-cell>
          <table:table-cell office:value-type="float" office:value="793">
            <text:p>793</text:p>
          </table:table-cell>
          <table:table-cell office:value-type="string">
            <text:p>NULL</text:p>
          </table:table-cell>
        </table:table-row>
        <table:table-row>
          <table:table-cell office:value-type="float" office:value="1">
            <text:p>1</text:p>
          </table:table-cell>
          <table:table-cell office:value-type="string">
            <text:p>construction et équipement de salles de soins</text:p>
          </table:table-cell>
          <table:table-cell office:value-type="float" office:value="794">
            <text:p>794</text:p>
          </table:table-cell>
          <table:table-cell office:value-type="string">
            <text:p>NULL</text:p>
          </table:table-cell>
        </table:table-row>
        <table:table-row>
          <table:table-cell office:value-type="float" office:value="2">
            <text:p>2</text:p>
          </table:table-cell>
          <table:table-cell office:value-type="string">
            <text:p>Aménagement et grosses réparations de salles de soins</text:p>
          </table:table-cell>
          <table:table-cell office:value-type="float" office:value="794">
            <text:p>794</text:p>
          </table:table-cell>
          <table:table-cell office:value-type="string">
            <text:p>NULL</text:p>
          </table:table-cell>
        </table:table-row>
        <table:table-row>
          <table:table-cell office:value-type="float" office:value="1">
            <text:p>1</text:p>
          </table:table-cell>
          <table:table-cell office:value-type="string">
            <text:p>Construction et équipement de bibliothèques communales</text:p>
          </table:table-cell>
          <table:table-cell office:value-type="float" office:value="795">
            <text:p>795</text:p>
          </table:table-cell>
          <table:table-cell office:value-type="string">
            <text:p>NULL</text:p>
          </table:table-cell>
        </table:table-row>
        <table:table-row>
          <table:table-cell office:value-type="float" office:value="2">
            <text:p>2</text:p>
          </table:table-cell>
          <table:table-cell office:value-type="string">
            <text:p>Aménagement et grosses réparations de bibliothèques communales</text:p>
          </table:table-cell>
          <table:table-cell office:value-type="float" office:value="795">
            <text:p>795</text:p>
          </table:table-cell>
          <table:table-cell office:value-type="string">
            <text:p>NULL</text:p>
          </table:table-cell>
        </table:table-row>
        <table:table-row>
          <table:table-cell office:value-type="float" office:value="1">
            <text:p>1</text:p>
          </table:table-cell>
          <table:table-cell office:value-type="string">
            <text:p>construction et équipement de camps de jeunes</text:p>
          </table:table-cell>
          <table:table-cell office:value-type="float" office:value="796">
            <text:p>796</text:p>
          </table:table-cell>
          <table:table-cell office:value-type="string">
            <text:p>NULL</text:p>
          </table:table-cell>
        </table:table-row>
        <table:table-row>
          <table:table-cell office:value-type="float" office:value="2">
            <text:p>2</text:p>
          </table:table-cell>
          <table:table-cell office:value-type="string">
            <text:p>Aménagement et grosses réparations de camps de jeunes</text:p>
          </table:table-cell>
          <table:table-cell office:value-type="float" office:value="796">
            <text:p>796</text:p>
          </table:table-cell>
          <table:table-cell office:value-type="string">
            <text:p>NULL</text:p>
          </table:table-cell>
        </table:table-row>
        <table:table-row>
          <table:table-cell office:value-type="float" office:value="3">
            <text:p>3</text:p>
          </table:table-cell>
          <table:table-cell office:value-type="string">
            <text:p>Foyers de jeunes</text:p>
          </table:table-cell>
          <table:table-cell office:value-type="float" office:value="796">
            <text:p>796</text:p>
          </table:table-cell>
          <table:table-cell office:value-type="string">
            <text:p>NULL</text:p>
          </table:table-cell>
        </table:table-row>
        <table:table-row>
          <table:table-cell office:value-type="float" office:value="1">
            <text:p>1</text:p>
          </table:table-cell>
          <table:table-cell office:value-type="string">
            <text:p>Aires de jeux</text:p>
          </table:table-cell>
          <table:table-cell office:value-type="float" office:value="797">
            <text:p>797</text:p>
          </table:table-cell>
          <table:table-cell office:value-type="string">
            <text:p>NULL</text:p>
          </table:table-cell>
        </table:table-row>
        <table:table-row>
          <table:table-cell office:value-type="float" office:value="2">
            <text:p>2</text:p>
          </table:table-cell>
          <table:table-cell office:value-type="string">
            <text:p>Terrains de sport de proximité</text:p>
          </table:table-cell>
          <table:table-cell office:value-type="float" office:value="797">
            <text:p>797</text:p>
          </table:table-cell>
          <table:table-cell office:value-type="string">
            <text:p>NULL</text:p>
          </table:table-cell>
        </table:table-row>
        <table:table-row>
          <table:table-cell office:value-type="float" office:value="2">
            <text:p>2</text:p>
          </table:table-cell>
          <table:table-cell office:value-type="string">
            <text:p>Réalisations</text:p>
          </table:table-cell>
          <table:table-cell office:value-type="float" office:value="175">
            <text:p>175</text:p>
          </table:table-cell>
          <table:table-cell office:value-type="string">
            <text:p>NULL</text:p>
          </table:table-cell>
        </table:table-row>
        <table:table-row>
          <table:table-cell office:value-type="float" office:value="3">
            <text:p>3</text:p>
          </table:table-cell>
          <table:table-cell office:value-type="string">
            <text:p>Aménagement et extensions</text:p>
          </table:table-cell>
          <table:table-cell office:value-type="float" office:value="175">
            <text:p>175</text:p>
          </table:table-cell>
          <table:table-cell office:value-type="string">
            <text:p>NULL</text:p>
          </table:table-cell>
        </table:table-row>
        <table:table-row>
          <table:table-cell office:value-type="float" office:value="4">
            <text:p>4</text:p>
          </table:table-cell>
          <table:table-cell office:value-type="string">
            <text:p>Réhabilitations</text:p>
          </table:table-cell>
          <table:table-cell office:value-type="float" office:value="175">
            <text:p>175</text:p>
          </table:table-cell>
          <table:table-cell office:value-type="string">
            <text:p>NULL</text:p>
          </table:table-cell>
        </table:table-row>
        <table:table-row>
          <table:table-cell office:value-type="float" office:value="2">
            <text:p>2</text:p>
          </table:table-cell>
          <table:table-cell office:value-type="string">
            <text:p>Etudes de projects</text:p>
          </table:table-cell>
          <table:table-cell office:value-type="float" office:value="176">
            <text:p>176</text:p>
          </table:table-cell>
          <table:table-cell office:value-type="string">
            <text:p>NULL</text:p>
          </table:table-cell>
        </table:table-row>
        <table:table-row>
          <table:table-cell office:value-type="float" office:value="3">
            <text:p>3</text:p>
          </table:table-cell>
          <table:table-cell office:value-type="string">
            <text:p>Réalisations</text:p>
          </table:table-cell>
          <table:table-cell office:value-type="float" office:value="176">
            <text:p>176</text:p>
          </table:table-cell>
          <table:table-cell office:value-type="string">
            <text:p>NULL</text:p>
          </table:table-cell>
        </table:table-row>
        <table:table-row>
          <table:table-cell office:value-type="float" office:value="4">
            <text:p>4</text:p>
          </table:table-cell>
          <table:table-cell office:value-type="string">
            <text:p>Aménagement et extensions</text:p>
          </table:table-cell>
          <table:table-cell office:value-type="float" office:value="176">
            <text:p>176</text:p>
          </table:table-cell>
          <table:table-cell office:value-type="string">
            <text:p>NULL</text:p>
          </table:table-cell>
        </table:table-row>
        <table:table-row>
          <table:table-cell office:value-type="float" office:value="5">
            <text:p>5</text:p>
          </table:table-cell>
          <table:table-cell office:value-type="string">
            <text:p>Réhabilitations</text:p>
          </table:table-cell>
          <table:table-cell office:value-type="float" office:value="176">
            <text:p>176</text:p>
          </table:table-cell>
          <table:table-cell office:value-type="string">
            <text:p>NULL</text:p>
          </table:table-cell>
        </table:table-row>
        <table:table-row>
          <table:table-cell office:value-type="float" office:value="1">
            <text:p>1</text:p>
          </table:table-cell>
          <table:table-cell office:value-type="string">
            <text:p>Réalisations</text:p>
          </table:table-cell>
          <table:table-cell office:value-type="float" office:value="175">
            <text:p>175</text:p>
          </table:table-cell>
          <table:table-cell office:value-type="string">
            <text:p>NULL</text:p>
          </table:table-cell>
        </table:table-row>
        <table:table-row>
          <table:table-cell office:value-type="float" office:value="1">
            <text:p>1</text:p>
          </table:table-cell>
          <table:table-cell office:value-type="string">
            <text:p>Acquisition et installation de citernes gaz propane dans les zones d'ombre</text:p>
          </table:table-cell>
          <table:table-cell office:value-type="float" office:value="291">
            <text:p>291</text:p>
          </table:table-cell>
          <table:table-cell office:value-type="string">
            <text:p>NULL</text:p>
          </table:table-cell>
        </table:table-row>
        <table:table-row>
          <table:table-cell office:value-type="float" office:value="2">
            <text:p>2</text:p>
          </table:table-cell>
          <table:table-cell office:value-type="string">
            <text:p>Acquisition et installation de kits solaireq pour les foyers en zones éparses et zones d'ombre</text:p>
          </table:table-cell>
          <table:table-cell office:value-type="float" office:value="291">
            <text:p>291</text:p>
          </table:table-cell>
          <table:table-cell office:value-type="string">
            <text:p>NULL</text:p>
          </table:table-cell>
        </table:table-row>
        <table:table-row>
          <table:table-cell office:value-type="float" office:value="3">
            <text:p>3</text:p>
          </table:table-cell>
          <table:table-cell office:value-type="string">
            <text:p>Acquisition de groupes électrogènes dans les zones d'ombre</text:p>
          </table:table-cell>
          <table:table-cell office:value-type="float" office:value="291">
            <text:p>291</text:p>
          </table:table-cell>
          <table:table-cell office:value-type="string">
            <text:p>NULL</text:p>
          </table:table-cell>
        </table:table-row>
        <table:table-row>
          <table:table-cell office:value-type="float" office:value="1">
            <text:p>1</text:p>
          </table:table-cell>
          <table:table-cell office:value-type="string">
            <text:p>Etudes plan d'aménagement communal (PAC)</text:p>
          </table:table-cell>
          <table:table-cell office:value-type="float" office:value="594">
            <text:p>594</text:p>
          </table:table-cell>
          <table:table-cell office:value-type="string">
            <text:p>NULL</text:p>
          </table:table-cell>
        </table:table-row>
        <table:table-row>
          <table:table-cell office:value-type="float" office:value="2">
            <text:p>2</text:p>
          </table:table-cell>
          <table:table-cell office:value-type="string">
            <text:p>Autr études de dévelopement de la commune</text:p>
          </table:table-cell>
          <table:table-cell office:value-type="float" office:value="594">
            <text:p>594</text:p>
          </table:table-cell>
          <table:table-cell office:value-type="string">
            <text:p>NULL</text:p>
          </table:table-cell>
        </table:table-row>
        <table:table-row>
          <table:table-cell office:value-type="float" office:value="6">
            <text:p>6</text:p>
          </table:table-cell>
          <table:table-cell office:value-type="string">
            <text:p>Réalisation et équipement de cantines scolaires au niveau des écoles primaire dans les zones d'ombre</text:p>
          </table:table-cell>
          <table:table-cell office:value-type="float" office:value="691">
            <text:p>691</text:p>
          </table:table-cell>
          <table:table-cell office:value-type="string">
            <text:p>NULL</text:p>
          </table:table-cell>
        </table:table-row>
        <table:table-row>
          <table:table-cell office:value-type="float" office:value="7">
            <text:p>7</text:p>
          </table:table-cell>
          <table:table-cell office:value-type="string">
            <text:p>Chauffage / climatisation scolaire au profit des zones d'ombre</text:p>
          </table:table-cell>
          <table:table-cell office:value-type="float" office:value="691">
            <text:p>691</text:p>
          </table:table-cell>
          <table:table-cell office:value-type="string">
            <text:p>NULL</text:p>
          </table:table-cell>
        </table:table-row>
        <table:table-row>
          <table:table-cell office:value-type="float" office:value="8">
            <text:p>8</text:p>
          </table:table-cell>
          <table:table-cell office:value-type="string">
            <text:p>Acquisition de scolaire au profit des zones d'ombre</text:p>
          </table:table-cell>
          <table:table-cell office:value-type="float" office:value="691">
            <text:p>691</text:p>
          </table:table-cell>
          <table:table-cell office:value-type="string">
            <text:p>NULL</text:p>
          </table:table-cell>
        </table:table-row>
        <table:table-row>
          <table:table-cell office:value-type="float" office:value="1">
            <text:p>1</text:p>
          </table:table-cell>
          <table:table-cell office:value-type="string">
            <text:p>Etudes générales</text:p>
          </table:table-cell>
          <table:table-cell office:value-type="float" office:value="111">
            <text:p>111</text:p>
          </table:table-cell>
          <table:table-cell office:value-type="string">
            <text:p>NULL</text:p>
          </table:table-cell>
        </table:table-row>
        <table:table-row>
          <table:table-cell office:value-type="float" office:value="1">
            <text:p>1</text:p>
          </table:table-cell>
          <table:table-cell office:value-type="string">
            <text:p>Electrification rurale</text:p>
          </table:table-cell>
          <table:table-cell office:value-type="float" office:value="125">
            <text:p>125</text:p>
          </table:table-cell>
          <table:table-cell office:value-type="string">
            <text:p>Décis du04/08/2 002</text:p>
          </table:table-cell>
        </table:table-row>
      </table:table>
      <table:table table:name="CDC">
        <table:table-row>
          <table:table-cell office:value-type="string">
            <text:p>N.D.5.854.1.262.141.01.01</text:p>
          </table:table-cell>
          <table:table-cell office:value-type="string">
            <text:p>Etude et réalisation d'une unité principale de la protection civile de la Wilaya de Souk-Ahras ( P.S.R.E )</text:p>
          </table:table-cell>
          <table:table-cell office:value-type="float" office:value="138930000.00">
            <text:p>138930000.00</text:p>
          </table:table-cell>
          <table:table-cell office:value-type="float" office:value="138930000.00">
            <text:p>138930000.00</text:p>
          </table:table-cell>
          <table:table-cell office:value-type="float" office:value="100">
            <text:p>100</text:p>
          </table:table-cell>
          <table:table-cell office:value-type="string">
            <text:p>Clôturé </text:p>
          </table:table-cell>
        </table:table-row>
        <table:table-row>
          <table:table-cell office:value-type="string">
            <text:p>N.D.5.621.2.262.141.02.01</text:p>
          </table:table-cell>
          <table:table-cell office:value-type="string">
            <text:p>Etude et Réalisation de 2000 places pédagogiques </text:p>
          </table:table-cell>
          <table:table-cell office:value-type="float" office:value="566146666.91">
            <text:p>566146666.91</text:p>
          </table:table-cell>
          <table:table-cell office:value-type="float" office:value="424171221.08">
            <text:p>424171221.08</text:p>
          </table:table-cell>
          <table:table-cell office:value-type="float" office:value="70">
            <text:p>70</text:p>
          </table:table-cell>
          <table:table-cell office:value-type="string">
            <text:p>En cours</text:p>
          </table:table-cell>
        </table:table-row>
        <table:table-row>
          <table:table-cell office:value-type="string">
            <text:p>N.D.5.622.8.262.141.03.01</text:p>
          </table:table-cell>
          <table:table-cell office:value-type="string">
            <text:p>Réalisation d'une infrastructure sportive au Technicum "Rejaimia Allaoua" à Sedrata</text:p>
          </table:table-cell>
          <table:table-cell office:value-type="float" office:value="32963677.30">
            <text:p>32963677.30</text:p>
          </table:table-cell>
          <table:table-cell office:value-type="float" office:value="30161665.54">
            <text:p>30161665.54</text:p>
          </table:table-cell>
          <table:table-cell office:value-type="float" office:value="100">
            <text:p>100</text:p>
          </table:table-cell>
          <table:table-cell office:value-type="string">
            <text:p>Achevée</text:p>
          </table:table-cell>
        </table:table-row>
        <table:table-row>
          <table:table-cell office:value-type="string">
            <text:p>N.D.5.623.8.262.141.03.01</text:p>
          </table:table-cell>
          <table:table-cell office:value-type="string">
            <text:p>Réalisation d'une infrastructure sportive à l'école fondamentale Barral Salah à Souk-Ahras</text:p>
          </table:table-cell>
          <table:table-cell office:value-type="float" office:value="36597712.82">
            <text:p>36597712.82</text:p>
          </table:table-cell>
          <table:table-cell office:value-type="float" office:value="31726480.85">
            <text:p>31726480.85</text:p>
          </table:table-cell>
          <table:table-cell office:value-type="float" office:value="100">
            <text:p>100</text:p>
          </table:table-cell>
          <table:table-cell office:value-type="string">
            <text:p>Achevée</text:p>
          </table:table-cell>
        </table:table-row>
        <table:table-row>
          <table:table-cell office:value-type="string">
            <text:p>C.D.5.742.2.262.141.03.02</text:p>
          </table:table-cell>
          <table:table-cell office:value-type="string">
            <text:p>Réalisation de 05 CSP Sedrata, Merahna, Taoura, Machroha et Ouled-Driss . ( P.C )</text:p>
          </table:table-cell>
          <table:table-cell office:value-type="float" office:value="222838000.00">
            <text:p>222838000.00</text:p>
          </table:table-cell>
          <table:table-cell office:value-type="float" office:value="222834366.53">
            <text:p>222834366.53</text:p>
          </table:table-cell>
          <table:table-cell office:value-type="float" office:value="100">
            <text:p>100</text:p>
          </table:table-cell>
          <table:table-cell office:value-type="string">
            <text:p>Clôturé </text:p>
          </table:table-cell>
        </table:table-row>
        <table:table-row>
          <table:table-cell office:value-type="string">
            <text:p>N.D.5.622.8.262.141.04.02</text:p>
          </table:table-cell>
          <table:table-cell office:value-type="string">
            <text:p>Etude, réalisation et équipement de (03) infrastructures sportives à travers la Wilaya</text:p>
          </table:table-cell>
          <table:table-cell office:value-type="float" office:value="59636000.00">
            <text:p>59636000.00</text:p>
          </table:table-cell>
          <table:table-cell office:value-type="float" office:value="59636000.00">
            <text:p>59636000.00</text:p>
          </table:table-cell>
          <table:table-cell office:value-type="float" office:value="100">
            <text:p>100</text:p>
          </table:table-cell>
          <table:table-cell office:value-type="string">
            <text:p>Clôturé </text:p>
          </table:table-cell>
        </table:table-row>
        <table:table-row>
          <table:table-cell office:value-type="string">
            <text:p>N.D.5.622.8.262.141.05.01</text:p>
          </table:table-cell>
          <table:table-cell office:value-type="string">
            <text:p>Réalisation de 05 infrastructures sportives au niveau des lycées: Hamma Loulou, Rebahi Nouar, Djebber Ibn Heyene à Souk-Ahras, Ali Bendada à Sedrata et Lycée Taoura</text:p>
          </table:table-cell>
          <table:table-cell office:value-type="float" office:value="140156274.10">
            <text:p>140156274.10</text:p>
          </table:table-cell>
          <table:table-cell office:value-type="float" office:value="120045596.72">
            <text:p>120045596.72</text:p>
          </table:table-cell>
          <table:table-cell office:value-type="float" office:value="100">
            <text:p>100</text:p>
          </table:table-cell>
          <table:table-cell office:value-type="string">
            <text:p>Achevée</text:p>
          </table:table-cell>
        </table:table-row>
        <table:table-row>
          <table:table-cell office:value-type="string">
            <text:p>N.F.5.622.8.262.141.05.01</text:p>
          </table:table-cell>
          <table:table-cell office:value-type="string">
            <text:p>Réalisation de (02) installations sportives au niveau de lycée Barral Salah à Souk-Ahras et lycée Merahna</text:p>
          </table:table-cell>
          <table:table-cell office:value-type="float" office:value="70915878.10">
            <text:p>70915878.10</text:p>
          </table:table-cell>
          <table:table-cell office:value-type="float" office:value="64498062.92">
            <text:p>64498062.92</text:p>
          </table:table-cell>
          <table:table-cell office:value-type="float" office:value="100">
            <text:p>100</text:p>
          </table:table-cell>
          <table:table-cell office:value-type="string">
            <text:p>Achevée</text:p>
          </table:table-cell>
        </table:table-row>
        <table:table-row>
          <table:table-cell office:value-type="string">
            <text:p>N.F.5.752.2.262.141.05.01</text:p>
          </table:table-cell>
          <table:table-cell office:value-type="string">
            <text:p>Réalisation et équipement d'une maison de la culture à Souk-Ahras</text:p>
          </table:table-cell>
          <table:table-cell office:value-type="float" office:value="710950736.44">
            <text:p>710950736.44</text:p>
          </table:table-cell>
          <table:table-cell office:value-type="float" office:value="647970106.94">
            <text:p>647970106.94</text:p>
          </table:table-cell>
          <table:table-cell office:value-type="float" office:value="80">
            <text:p>80</text:p>
          </table:table-cell>
          <table:table-cell office:value-type="string">
            <text:p>En cours</text:p>
          </table:table-cell>
        </table:table-row>
        <table:table-row>
          <table:table-cell office:value-type="string">
            <text:p>N.F.5.621.5.262.141.06.01</text:p>
          </table:table-cell>
          <table:table-cell office:value-type="string">
            <text:p>Etude et réalisation d'une résidence universitaire (3000 lits) à la cité universitaire y compris toutes les dépendances</text:p>
          </table:table-cell>
          <table:table-cell office:value-type="float" office:value="1598561364.11">
            <text:p>1598561364.11</text:p>
          </table:table-cell>
          <table:table-cell office:value-type="float" office:value="1526116117.46">
            <text:p>1526116117.46</text:p>
          </table:table-cell>
          <table:table-cell office:value-type="float" office:value="95">
            <text:p>95</text:p>
          </table:table-cell>
          <table:table-cell office:value-type="string">
            <text:p>En cours</text:p>
          </table:table-cell>
        </table:table-row>
        <table:table-row>
          <table:table-cell office:value-type="string">
            <text:p>N.F.5.622.1.262.141.06.06</text:p>
          </table:table-cell>
          <table:table-cell office:value-type="string">
            <text:p>Etude, réalisation et équipement d'un lycée 800/200 avec une infrastructure sportive à Khedara</text:p>
          </table:table-cell>
          <table:table-cell office:value-type="float" office:value="246144962.94">
            <text:p>246144962.94</text:p>
          </table:table-cell>
          <table:table-cell office:value-type="float" office:value="228297423.04">
            <text:p>228297423.04</text:p>
          </table:table-cell>
          <table:table-cell office:value-type="float" office:value="100">
            <text:p>100</text:p>
          </table:table-cell>
          <table:table-cell office:value-type="string">
            <text:p>Achevée</text:p>
          </table:table-cell>
        </table:table-row>
        <table:table-row>
          <table:table-cell office:value-type="string">
            <text:p>N.F.5.623.3.262.141.06.01</text:p>
          </table:table-cell>
          <table:table-cell office:value-type="string">
            <text:p>Etude et réalisation de (08) demi-pensions à travers la Wilaya</text:p>
          </table:table-cell>
          <table:table-cell office:value-type="float" office:value="63903691.39">
            <text:p>63903691.39</text:p>
          </table:table-cell>
          <table:table-cell office:value-type="float" office:value="63903691.39">
            <text:p>63903691.39</text:p>
          </table:table-cell>
          <table:table-cell office:value-type="float" office:value="100">
            <text:p>100</text:p>
          </table:table-cell>
          <table:table-cell office:value-type="string">
            <text:p>Achevée</text:p>
          </table:table-cell>
        </table:table-row>
        <table:table-row>
          <table:table-cell office:value-type="string">
            <text:p>N.F.5.623.5.262.141.06.03</text:p>
          </table:table-cell>
          <table:table-cell office:value-type="string">
            <text:p>Etude et réalisation de (02) EF (type B4) à Khedara et Ouillen (2ème tranche 2006)</text:p>
          </table:table-cell>
          <table:table-cell office:value-type="float" office:value="179461406.76">
            <text:p>179461406.76</text:p>
          </table:table-cell>
          <table:table-cell office:value-type="float" office:value="177722700.55">
            <text:p>177722700.55</text:p>
          </table:table-cell>
          <table:table-cell office:value-type="float" office:value="100">
            <text:p>100</text:p>
          </table:table-cell>
          <table:table-cell office:value-type="string">
            <text:p>Achevée</text:p>
          </table:table-cell>
        </table:table-row>
        <table:table-row>
          <table:table-cell office:value-type="string">
            <text:p>S.F.5.623.2.262.141.06.01</text:p>
          </table:table-cell>
          <table:table-cell office:value-type="string">
            <text:p>Etude et réalisation de 48 classes de l'enseignement fondamental</text:p>
          </table:table-cell>
          <table:table-cell office:value-type="float" office:value="55044100.01">
            <text:p>55044100.01</text:p>
          </table:table-cell>
          <table:table-cell office:value-type="float" office:value="55044100.01">
            <text:p>55044100.01</text:p>
          </table:table-cell>
          <table:table-cell office:value-type="float" office:value="100">
            <text:p>100</text:p>
          </table:table-cell>
          <table:table-cell office:value-type="string">
            <text:p>Achevée</text:p>
          </table:table-cell>
        </table:table-row>
        <table:table-row>
          <table:table-cell office:value-type="string">
            <text:p>S.F.5.762.3.262.141.06.01</text:p>
          </table:table-cell>
          <table:table-cell office:value-type="string">
            <text:p>Achèvement de la construction de 05 mosquées à M'Daourouch (02), Oued-Kebrit (01), Bir-Bouhouch (01) et Sidi-Fredj (01)</text:p>
          </table:table-cell>
          <table:table-cell office:value-type="float" office:value="25920304.85">
            <text:p>25920304.85</text:p>
          </table:table-cell>
          <table:table-cell office:value-type="float" office:value="17502015.57">
            <text:p>17502015.57</text:p>
          </table:table-cell>
          <table:table-cell office:value-type="float" office:value="100">
            <text:p>100</text:p>
          </table:table-cell>
          <table:table-cell office:value-type="string">
            <text:p>Achevée</text:p>
          </table:table-cell>
        </table:table-row>
        <table:table-row>
          <table:table-cell office:value-type="string">
            <text:p>S.F.5.631.2.262.141.06.01</text:p>
          </table:table-cell>
          <table:table-cell office:value-type="string">
            <text:p>Etude, réalisation et équipement de (04) annexes de formation professionnelle de 500 postes à Sidi-Fredj, Drea, Terreguelt et Oued-Kebit</text:p>
          </table:table-cell>
          <table:table-cell office:value-type="float" office:value="278559943.25">
            <text:p>278559943.25</text:p>
          </table:table-cell>
          <table:table-cell office:value-type="float" office:value="273870301.36">
            <text:p>273870301.36</text:p>
          </table:table-cell>
          <table:table-cell office:value-type="float" office:value="95">
            <text:p>95</text:p>
          </table:table-cell>
          <table:table-cell office:value-type="string">
            <text:p>En cours</text:p>
          </table:table-cell>
        </table:table-row>
        <table:table-row>
          <table:table-cell office:value-type="string">
            <text:p>S.F.5.631.6.262.141.06.03</text:p>
          </table:table-cell>
          <table:table-cell office:value-type="string">
            <text:p>Désamiantage, réhabilitation et équipement du CFPA de M'Daourouch</text:p>
          </table:table-cell>
          <table:table-cell office:value-type="float" office:value="56282256.31">
            <text:p>56282256.31</text:p>
          </table:table-cell>
          <table:table-cell office:value-type="float" office:value="55468355.35">
            <text:p>55468355.35</text:p>
          </table:table-cell>
          <table:table-cell office:value-type="float" office:value="98">
            <text:p>98</text:p>
          </table:table-cell>
          <table:table-cell office:value-type="string">
            <text:p>Achevée</text:p>
          </table:table-cell>
        </table:table-row>
        <table:table-row>
          <table:table-cell office:value-type="string">
            <text:p>S.F.5.742.8.262.141.06.03</text:p>
          </table:table-cell>
          <table:table-cell office:value-type="string">
            <text:p>Réalisation et equipement d'une piscine semi-olympique à M'Daourouch</text:p>
          </table:table-cell>
          <table:table-cell office:value-type="float" office:value="334510513.74">
            <text:p>334510513.74</text:p>
          </table:table-cell>
          <table:table-cell office:value-type="float" office:value="307139881.84">
            <text:p>307139881.84</text:p>
          </table:table-cell>
          <table:table-cell office:value-type="float" office:value="80">
            <text:p>80</text:p>
          </table:table-cell>
          <table:table-cell office:value-type="string">
            <text:p>A l'arret</text:p>
          </table:table-cell>
        </table:table-row>
        <table:table-row>
          <table:table-cell office:value-type="string">
            <text:p>N.F.5.741.8.262.141.06.03</text:p>
          </table:table-cell>
          <table:table-cell office:value-type="string">
            <text:p>Etude, réalisation et équipement d'une salle polyvalente à Ouillen</text:p>
          </table:table-cell>
          <table:table-cell office:value-type="float" office:value="20516403.37">
            <text:p>20516403.37</text:p>
          </table:table-cell>
          <table:table-cell office:value-type="float" office:value="20322133.38">
            <text:p>20322133.38</text:p>
          </table:table-cell>
          <table:table-cell office:value-type="float" office:value="100">
            <text:p>100</text:p>
          </table:table-cell>
          <table:table-cell office:value-type="string">
            <text:p>Achevée</text:p>
          </table:table-cell>
        </table:table-row>
        <table:table-row>
          <table:table-cell office:value-type="string">
            <text:p>N.F.5.742.2.262.141.06.01</text:p>
          </table:table-cell>
          <table:table-cell office:value-type="string">
            <text:p>Etude, réalisation et équipement d'une salle OMS (1000 places) à M'Daourouch</text:p>
          </table:table-cell>
          <table:table-cell office:value-type="float" office:value="187246097.83">
            <text:p>187246097.83</text:p>
          </table:table-cell>
          <table:table-cell office:value-type="float" office:value="166482274.59">
            <text:p>166482274.59</text:p>
          </table:table-cell>
          <table:table-cell office:value-type="float" office:value="80">
            <text:p>80</text:p>
          </table:table-cell>
          <table:table-cell office:value-type="string">
            <text:p>En cours</text:p>
          </table:table-cell>
        </table:table-row>
        <table:table-row>
          <table:table-cell office:value-type="string">
            <text:p>S.F.5.731.8.262.141.06.01</text:p>
          </table:table-cell>
          <table:table-cell office:value-type="string">
            <text:p>Réalisation d'un pavillon des urgences à l'hôpital de Souk-Ahras</text:p>
          </table:table-cell>
          <table:table-cell office:value-type="float" office:value="68398286.59">
            <text:p>68398286.59</text:p>
          </table:table-cell>
          <table:table-cell office:value-type="float" office:value="67748487.90">
            <text:p>67748487.90</text:p>
          </table:table-cell>
          <table:table-cell office:value-type="float" office:value="100">
            <text:p>100</text:p>
          </table:table-cell>
          <table:table-cell office:value-type="string">
            <text:p>Achevée</text:p>
          </table:table-cell>
        </table:table-row>
        <table:table-row>
          <table:table-cell office:value-type="string">
            <text:p>S.F.5.731.3.262.141.06.02</text:p>
          </table:table-cell>
          <table:table-cell office:value-type="string">
            <text:p>Acquisition d'équipements médicaux au profit des hôpitaux</text:p>
          </table:table-cell>
          <table:table-cell office:value-type="float" office:value="56819943.68">
            <text:p>56819943.68</text:p>
          </table:table-cell>
          <table:table-cell office:value-type="float" office:value="56819943.68">
            <text:p>56819943.68</text:p>
          </table:table-cell>
          <table:table-cell office:value-type="float" office:value="100">
            <text:p>100</text:p>
          </table:table-cell>
          <table:table-cell office:value-type="string">
            <text:p>Achevée</text:p>
          </table:table-cell>
        </table:table-row>
        <table:table-row>
          <table:table-cell office:value-type="string">
            <text:p>S.F.5.733.2.262.141.06.0</text:p>
          </table:table-cell>
          <table:table-cell office:value-type="string">
            <text:p>Réalisation et équipement d'un centre de santé avec logement de fonction à Terreguelt</text:p>
          </table:table-cell>
          <table:table-cell office:value-type="float" office:value="58115283.21">
            <text:p>58115283.21</text:p>
          </table:table-cell>
          <table:table-cell office:value-type="float" office:value="41154698.97">
            <text:p>41154698.97</text:p>
          </table:table-cell>
          <table:table-cell office:value-type="float" office:value="46">
            <text:p>46</text:p>
          </table:table-cell>
          <table:table-cell office:value-type="string">
            <text:p>En cours</text:p>
          </table:table-cell>
        </table:table-row>
        <table:table-row>
          <table:table-cell office:value-type="string">
            <text:p>S.F.5.733.2.262.141.06.0</text:p>
          </table:table-cell>
          <table:table-cell office:value-type="string">
            <text:p>Réalisation et équipement d'un centre de santé avec logement de fonction à Sef-El-Ouiden</text:p>
          </table:table-cell>
          <table:table-cell office:value-type="float" office:value="50472076.86">
            <text:p>50472076.86</text:p>
          </table:table-cell>
          <table:table-cell office:value-type="float" office:value="3767255.44">
            <text:p>3767255.44</text:p>
          </table:table-cell>
          <table:table-cell office:value-type="float" office:value="60">
            <text:p>60</text:p>
          </table:table-cell>
          <table:table-cell office:value-type="string">
            <text:p>A L'arret</text:p>
          </table:table-cell>
        </table:table-row>
        <table:table-row>
          <table:table-cell office:value-type="string">
            <text:p>S.F.5.733.5.262.141.06.0</text:p>
          </table:table-cell>
          <table:table-cell office:value-type="string">
            <text:p>Réalisation et équipement d'une polyclinique à Oum-Ladhaim</text:p>
          </table:table-cell>
          <table:table-cell office:value-type="float" office:value="81346588.08">
            <text:p>81346588.08</text:p>
          </table:table-cell>
          <table:table-cell office:value-type="float" office:value="80929243.20">
            <text:p>80929243.20</text:p>
          </table:table-cell>
          <table:table-cell office:value-type="float" office:value="100">
            <text:p>100</text:p>
          </table:table-cell>
          <table:table-cell office:value-type="string">
            <text:p>Achevée</text:p>
          </table:table-cell>
        </table:table-row>
        <table:table-row>
          <table:table-cell office:value-type="string">
            <text:p>N.F.5.731.1.262.141.06.01</text:p>
          </table:table-cell>
          <table:table-cell office:value-type="string">
            <text:p>Etude et réalisation d'un complexe "Mère Enfant" à Souk-Ahras . </text:p>
          </table:table-cell>
          <table:table-cell office:value-type="float" office:value="1068627094.88">
            <text:p>1068627094.88</text:p>
          </table:table-cell>
          <table:table-cell office:value-type="float" office:value="1038211978.57">
            <text:p>1038211978.57</text:p>
          </table:table-cell>
          <table:table-cell office:value-type="float" office:value="99">
            <text:p>99</text:p>
          </table:table-cell>
          <table:table-cell office:value-type="string">
            <text:p>En cours</text:p>
          </table:table-cell>
        </table:table-row>
        <table:table-row>
          <table:table-cell office:value-type="string">
            <text:p>N.F.5.731.7.262.141.06.03</text:p>
          </table:table-cell>
          <table:table-cell office:value-type="string">
            <text:p>Acquisition d'équipements médicaux au profit des hôpitaux de la Wilaya</text:p>
          </table:table-cell>
          <table:table-cell office:value-type="float" office:value="99967253.13">
            <text:p>99967253.13</text:p>
          </table:table-cell>
          <table:table-cell office:value-type="float" office:value="99967253.13">
            <text:p>99967253.13</text:p>
          </table:table-cell>
          <table:table-cell office:value-type="float" office:value="80">
            <text:p>80</text:p>
          </table:table-cell>
          <table:table-cell office:value-type="string">
            <text:p>Achevée</text:p>
          </table:table-cell>
        </table:table-row>
        <table:table-row>
          <table:table-cell office:value-type="string">
            <text:p>N.F.5.622.1.262.141.06.03</text:p>
          </table:table-cell>
          <table:table-cell office:value-type="string">
            <text:p>Etude, réalisation et équipement d'un lycée 1000/300 avec une infrastructure sportive à Bir Bouhouch</text:p>
          </table:table-cell>
          <table:table-cell office:value-type="float" office:value="203519512.71">
            <text:p>203519512.71</text:p>
          </table:table-cell>
          <table:table-cell office:value-type="float" office:value="203519512.71">
            <text:p>203519512.71</text:p>
          </table:table-cell>
          <table:table-cell office:value-type="float" office:value="100">
            <text:p>100</text:p>
          </table:table-cell>
          <table:table-cell office:value-type="string">
            <text:p>Achevée</text:p>
          </table:table-cell>
        </table:table-row>
        <table:table-row>
          <table:table-cell office:value-type="string">
            <text:p>S.F.5.352.1.262.141.06.02</text:p>
          </table:table-cell>
          <table:table-cell office:value-type="string">
            <text:p>Etude et réalisation d'une décharge contrôlée intercommunale à M'Daourouch</text:p>
          </table:table-cell>
          <table:table-cell office:value-type="float" office:value="120177192.09">
            <text:p>120177192.09</text:p>
          </table:table-cell>
          <table:table-cell office:value-type="float" office:value="112831693.28">
            <text:p>112831693.28</text:p>
          </table:table-cell>
          <table:table-cell office:value-type="float" office:value="87">
            <text:p>87</text:p>
          </table:table-cell>
          <table:table-cell office:value-type="string">
            <text:p>A l'arret</text:p>
          </table:table-cell>
        </table:table-row>
        <table:table-row>
          <table:table-cell office:value-type="string">
            <text:p>S.F.5.853.8.262.141.06.01</text:p>
          </table:table-cell>
          <table:table-cell office:value-type="string">
            <text:p>Etude, réalisation et équipement d'un célibatorium à Oum-Ladhaim</text:p>
          </table:table-cell>
          <table:table-cell office:value-type="float" office:value="3131249.50">
            <text:p>3131249.50</text:p>
          </table:table-cell>
          <table:table-cell office:value-type="float" office:value="2163751.95">
            <text:p>2163751.95</text:p>
          </table:table-cell>
          <table:table-cell office:value-type="float" office:value="0">
            <text:p>0</text:p>
          </table:table-cell>
          <table:table-cell office:value-type="string">
            <text:p>Gelée</text:p>
          </table:table-cell>
        </table:table-row>
        <table:table-row>
          <table:table-cell office:value-type="string">
            <text:p>S.F.5.854.2.262.141.06.02</text:p>
          </table:table-cell>
          <table:table-cell office:value-type="string">
            <text:p>Etude, réalisation et équipement d'une unité légère de la protection civile à Taoura</text:p>
          </table:table-cell>
          <table:table-cell office:value-type="float" office:value="42016988.25">
            <text:p>42016988.25</text:p>
          </table:table-cell>
          <table:table-cell office:value-type="float" office:value="41175160.60">
            <text:p>41175160.60</text:p>
          </table:table-cell>
          <table:table-cell office:value-type="float" office:value="100">
            <text:p>100</text:p>
          </table:table-cell>
          <table:table-cell office:value-type="string">
            <text:p>Achevée</text:p>
          </table:table-cell>
        </table:table-row>
        <table:table-row>
          <table:table-cell office:value-type="string">
            <text:p>N.F.5.834.2.262.141.06.05</text:p>
          </table:table-cell>
          <table:table-cell office:value-type="string">
            <text:p>Réalisation d'un centre de proximité des impôts avec (02) logements de fonction à Sedrata</text:p>
          </table:table-cell>
          <table:table-cell office:value-type="float" office:value="166051248.32">
            <text:p>166051248.32</text:p>
          </table:table-cell>
          <table:table-cell office:value-type="float" office:value="150078894.68">
            <text:p>150078894.68</text:p>
          </table:table-cell>
          <table:table-cell office:value-type="float" office:value="100">
            <text:p>100</text:p>
          </table:table-cell>
          <table:table-cell office:value-type="string">
            <text:p>Achevée</text:p>
          </table:table-cell>
        </table:table-row>
        <table:table-row>
          <table:table-cell office:value-type="string">
            <text:p>N.F.5.834.2.262.141.06.06</text:p>
          </table:table-cell>
          <table:table-cell office:value-type="string">
            <text:p>Réalisation d'un centre de proximité des impôts avec (02) logements de fonction à Merahna</text:p>
          </table:table-cell>
          <table:table-cell office:value-type="float" office:value="159293731.70">
            <text:p>159293731.70</text:p>
          </table:table-cell>
          <table:table-cell office:value-type="float" office:value="157839767.25">
            <text:p>157839767.25</text:p>
          </table:table-cell>
          <table:table-cell office:value-type="float" office:value="100">
            <text:p>100</text:p>
          </table:table-cell>
          <table:table-cell office:value-type="string">
            <text:p>Achevée</text:p>
          </table:table-cell>
        </table:table-row>
        <table:table-row>
          <table:table-cell office:value-type="string">
            <text:p>S.F.5.512.2.262.141.06.01</text:p>
          </table:table-cell>
          <table:table-cell office:value-type="string">
            <text:p>Etude, réalisation et équipement d'une gare routière type "B" à M'Daourouch</text:p>
          </table:table-cell>
          <table:table-cell office:value-type="float" office:value="105791249.11">
            <text:p>105791249.11</text:p>
          </table:table-cell>
          <table:table-cell office:value-type="float" office:value="105164739.39">
            <text:p>105164739.39</text:p>
          </table:table-cell>
          <table:table-cell office:value-type="float" office:value="100">
            <text:p>100</text:p>
          </table:table-cell>
          <table:table-cell office:value-type="string">
            <text:p>Achevée</text:p>
          </table:table-cell>
        </table:table-row>
        <table:table-row>
          <table:table-cell office:value-type="string">
            <text:p>S.F.5.512.2.262.141.06.02</text:p>
          </table:table-cell>
          <table:table-cell office:value-type="string">
            <text:p>Etude et réalisation d'une gare routière type "C" à Oum-Ladhaim</text:p>
          </table:table-cell>
          <table:table-cell office:value-type="float" office:value="98021804.41">
            <text:p>98021804.41</text:p>
          </table:table-cell>
          <table:table-cell office:value-type="float" office:value="64671801.09">
            <text:p>64671801.09</text:p>
          </table:table-cell>
          <table:table-cell office:value-type="float" office:value="37">
            <text:p>37</text:p>
          </table:table-cell>
          <table:table-cell office:value-type="string">
            <text:p>En cours</text:p>
          </table:table-cell>
        </table:table-row>
        <table:table-row>
          <table:table-cell office:value-type="string">
            <text:p>N.F.5.352.1.262.141.06.01</text:p>
          </table:table-cell>
          <table:table-cell office:value-type="string">
            <text:p>Etude, réalisation et équipement d'une décharge contrôlée à Sedrata</text:p>
          </table:table-cell>
          <table:table-cell office:value-type="float" office:value="158767000.00">
            <text:p>158767000.00</text:p>
          </table:table-cell>
          <table:table-cell office:value-type="float" office:value="158766176.32">
            <text:p>158766176.32</text:p>
          </table:table-cell>
          <table:table-cell office:value-type="float" office:value="100">
            <text:p>100</text:p>
          </table:table-cell>
          <table:table-cell office:value-type="string">
            <text:p>Clôturé </text:p>
          </table:table-cell>
        </table:table-row>
        <table:table-row>
          <table:table-cell office:value-type="string">
            <text:p>N.F.5.631.2.262.141.06.01</text:p>
          </table:table-cell>
          <table:table-cell office:value-type="string">
            <text:p>Etude, réalisation et équipement d'un CFPA de 300 postes avec internat de 60 lits à Sedrata</text:p>
          </table:table-cell>
          <table:table-cell office:value-type="float" office:value="217668822.22">
            <text:p>217668822.22</text:p>
          </table:table-cell>
          <table:table-cell office:value-type="float" office:value="217668822.22">
            <text:p>217668822.22</text:p>
          </table:table-cell>
          <table:table-cell office:value-type="float" office:value="100">
            <text:p>100</text:p>
          </table:table-cell>
          <table:table-cell office:value-type="string">
            <text:p>Clôturé </text:p>
          </table:table-cell>
        </table:table-row>
        <table:table-row>
          <table:table-cell office:value-type="string">
            <text:p>N.F.5.741.1.262.141.06.02</text:p>
          </table:table-cell>
          <table:table-cell office:value-type="string">
            <text:p>
 Etude, réalisation et équipement d'une maison de jeunes type 3 à Ain-Zana</text:p>
          </table:table-cell>
          <table:table-cell office:value-type="float" office:value="31798000.00">
            <text:p>31798000.00</text:p>
          </table:table-cell>
          <table:table-cell office:value-type="float" office:value="31797550.93">
            <text:p>31797550.93</text:p>
          </table:table-cell>
          <table:table-cell office:value-type="float" office:value="100">
            <text:p>100</text:p>
          </table:table-cell>
          <table:table-cell office:value-type="string">
            <text:p>Clôturé </text:p>
          </table:table-cell>
        </table:table-row>
        <table:table-row>
          <table:table-cell office:value-type="string">
            <text:p>N.F.5.741.1.262.141.06.03</text:p>
          </table:table-cell>
          <table:table-cell office:value-type="string">
            <text:p>Etude, réalisation et équipement d'une maison de jeunes à Ragouba</text:p>
          </table:table-cell>
          <table:table-cell office:value-type="float" office:value="32925000.00">
            <text:p>32925000.00</text:p>
          </table:table-cell>
          <table:table-cell office:value-type="float" office:value="32923734.83">
            <text:p>32923734.83</text:p>
          </table:table-cell>
          <table:table-cell office:value-type="float" office:value="100">
            <text:p>100</text:p>
          </table:table-cell>
          <table:table-cell office:value-type="string">
            <text:p>Clôturé </text:p>
          </table:table-cell>
        </table:table-row>
        <table:table-row>
          <table:table-cell office:value-type="string">
            <text:p>N.F.5.741.8.262.141.06.04</text:p>
          </table:table-cell>
          <table:table-cell office:value-type="string">
            <text:p>Etude, réalisation et équipement d'une salle polyvalente à Ain-Seynour (commune de Machroha)</text:p>
          </table:table-cell>
          <table:table-cell office:value-type="float" office:value="20883167.77">
            <text:p>20883167.77</text:p>
          </table:table-cell>
          <table:table-cell office:value-type="float" office:value="17453873.82">
            <text:p>17453873.82</text:p>
          </table:table-cell>
          <table:table-cell office:value-type="float" office:value="100">
            <text:p>100</text:p>
          </table:table-cell>
          <table:table-cell office:value-type="string">
            <text:p>Clôturé </text:p>
          </table:table-cell>
        </table:table-row>
        <table:table-row>
          <table:table-cell office:value-type="string">
            <text:p>S.F.5.854.2.262.141.06.03</text:p>
          </table:table-cell>
          <table:table-cell office:value-type="string">
            <text:p>Etude, réalisation et équipement d'une unité légère de la protection civile à Oum-Ladhaim</text:p>
          </table:table-cell>
          <table:table-cell office:value-type="float" office:value="78624000.00">
            <text:p>78624000.00</text:p>
          </table:table-cell>
          <table:table-cell office:value-type="float" office:value="78624000.00">
            <text:p>78624000.00</text:p>
          </table:table-cell>
          <table:table-cell office:value-type="float" office:value="100">
            <text:p>100</text:p>
          </table:table-cell>
          <table:table-cell office:value-type="string">
            <text:p>Clôturé </text:p>
          </table:table-cell>
        </table:table-row>
        <table:table-row>
          <table:table-cell office:value-type="string">
            <text:p>S.F.5.731.7.262.141.06.02</text:p>
          </table:table-cell>
          <table:table-cell office:value-type="string">
            <text:p>Acquisition de morgues aux hôpitaux</text:p>
          </table:table-cell>
          <table:table-cell office:value-type="float" office:value="11857000.00">
            <text:p>11857000.00</text:p>
          </table:table-cell>
          <table:table-cell office:value-type="float" office:value="11857000.00">
            <text:p>11857000.00</text:p>
          </table:table-cell>
          <table:table-cell office:value-type="float" office:value="100">
            <text:p>100</text:p>
          </table:table-cell>
          <table:table-cell office:value-type="string">
            <text:p>Clôturé </text:p>
          </table:table-cell>
        </table:table-row>
        <table:table-row>
          <table:table-cell office:value-type="string">
            <text:p>S.F.5.732.1.262.141.06.01</text:p>
          </table:table-cell>
          <table:table-cell office:value-type="string">
            <text:p>Etude, réalisation et équipement d'un annexe de l'institut Pasteur</text:p>
          </table:table-cell>
          <table:table-cell office:value-type="float" office:value="78940000.00">
            <text:p>78940000.00</text:p>
          </table:table-cell>
          <table:table-cell office:value-type="float" office:value="78940000.00">
            <text:p>78940000.00</text:p>
          </table:table-cell>
          <table:table-cell office:value-type="float" office:value="100">
            <text:p>100</text:p>
          </table:table-cell>
          <table:table-cell office:value-type="string">
            <text:p>Clôturé </text:p>
          </table:table-cell>
        </table:table-row>
        <table:table-row>
          <table:table-cell office:value-type="string">
            <text:p>S.F.5.733.6.262.141.06.02</text:p>
          </table:table-cell>
          <table:table-cell office:value-type="string">
            <text:p>Réhabilitation, aménagement et reéquipement des unités légères</text:p>
          </table:table-cell>
          <table:table-cell office:value-type="float" office:value="27823000.00">
            <text:p>27823000.00</text:p>
          </table:table-cell>
          <table:table-cell office:value-type="float" office:value="27823000.00">
            <text:p>27823000.00</text:p>
          </table:table-cell>
          <table:table-cell office:value-type="float" office:value="100">
            <text:p>100</text:p>
          </table:table-cell>
          <table:table-cell office:value-type="string">
            <text:p>Clôturé </text:p>
          </table:table-cell>
        </table:table-row>
        <table:table-row>
          <table:table-cell office:value-type="string">
            <text:p>N.F.5.834.2.262.141.06.02</text:p>
          </table:table-cell>
          <table:table-cell office:value-type="string">
            <text:p>Etude, réalisation et équipement d'un siège de la direction de l'environnement avec logement de fonction</text:p>
          </table:table-cell>
          <table:table-cell office:value-type="float" office:value="39963000.00">
            <text:p>39963000.00</text:p>
          </table:table-cell>
          <table:table-cell office:value-type="float" office:value="39963000.00">
            <text:p>39963000.00</text:p>
          </table:table-cell>
          <table:table-cell office:value-type="float" office:value="100">
            <text:p>100</text:p>
          </table:table-cell>
          <table:table-cell office:value-type="string">
            <text:p>Clôturé </text:p>
          </table:table-cell>
        </table:table-row>
        <table:table-row>
          <table:table-cell office:value-type="string">
            <text:p>S.F.5.854.2.262.141.06.04</text:p>
          </table:table-cell>
          <table:table-cell office:value-type="string">
            <text:p>Etude, réalisation et équipement d'une unité légère de la protection civile à Bir-Bouhouch</text:p>
          </table:table-cell>
          <table:table-cell office:value-type="float" office:value="83049000.00">
            <text:p>83049000.00</text:p>
          </table:table-cell>
          <table:table-cell office:value-type="float" office:value="83049000.00">
            <text:p>83049000.00</text:p>
          </table:table-cell>
          <table:table-cell office:value-type="float" office:value="100">
            <text:p>100</text:p>
          </table:table-cell>
          <table:table-cell office:value-type="string">
            <text:p>Clôturé </text:p>
          </table:table-cell>
        </table:table-row>
        <table:table-row>
          <table:table-cell office:value-type="string">
            <text:p>S.F.5.854.2.262.141.06.01</text:p>
          </table:table-cell>
          <table:table-cell office:value-type="string">
            <text:p>Etude, réalisation et équipement d'une unité légère de la protection civile à Sidi-Fredj</text:p>
          </table:table-cell>
          <table:table-cell office:value-type="float" office:value="83476000.00">
            <text:p>83476000.00</text:p>
          </table:table-cell>
          <table:table-cell office:value-type="float" office:value="83476000.00">
            <text:p>83476000.00</text:p>
          </table:table-cell>
          <table:table-cell office:value-type="float" office:value="100">
            <text:p>100</text:p>
          </table:table-cell>
          <table:table-cell office:value-type="string">
            <text:p>Clôturé </text:p>
          </table:table-cell>
        </table:table-row>
        <table:table-row>
          <table:table-cell office:value-type="string">
            <text:p>N.F.5.622.8.262.141.06.02</text:p>
          </table:table-cell>
          <table:table-cell office:value-type="string">
            <text:p>Etude, réalisation et équipement de 03 installations sportives à Oum-Ladhaim, Souk-Ahras et Sedrata</text:p>
          </table:table-cell>
          <table:table-cell office:value-type="float" office:value="79913000.00">
            <text:p>79913000.00</text:p>
          </table:table-cell>
          <table:table-cell office:value-type="float" office:value="79913000.00">
            <text:p>79913000.00</text:p>
          </table:table-cell>
          <table:table-cell office:value-type="float" office:value="100">
            <text:p>100</text:p>
          </table:table-cell>
          <table:table-cell office:value-type="string">
            <text:p>Clôturé </text:p>
          </table:table-cell>
        </table:table-row>
        <table:table-row>
          <table:table-cell office:value-type="string">
            <text:p>N.F.5.733.5.262.141.06.01</text:p>
          </table:table-cell>
          <table:table-cell office:value-type="string">
            <text:p>Etude, réalisation et équipement d'une polyclinique à Sedrata</text:p>
          </table:table-cell>
          <table:table-cell office:value-type="float" office:value="74242000.00">
            <text:p>74242000.00</text:p>
          </table:table-cell>
          <table:table-cell office:value-type="float" office:value="74242000.00">
            <text:p>74242000.00</text:p>
          </table:table-cell>
          <table:table-cell office:value-type="float" office:value="100">
            <text:p>100</text:p>
          </table:table-cell>
          <table:table-cell office:value-type="string">
            <text:p>Clôturé </text:p>
          </table:table-cell>
        </table:table-row>
        <table:table-row>
          <table:table-cell office:value-type="string">
            <text:p>S.F.5.733.2.262.141.06.04</text:p>
          </table:table-cell>
          <table:table-cell office:value-type="string">
            <text:p>Réalisation de (03) salles de soins à Taoura et Drea</text:p>
          </table:table-cell>
          <table:table-cell office:value-type="float" office:value="17516000.00">
            <text:p>17516000.00</text:p>
          </table:table-cell>
          <table:table-cell office:value-type="float" office:value="17516000.00">
            <text:p>17516000.00</text:p>
          </table:table-cell>
          <table:table-cell office:value-type="float" office:value="100">
            <text:p>100</text:p>
          </table:table-cell>
          <table:table-cell office:value-type="string">
            <text:p>Clôturé </text:p>
          </table:table-cell>
        </table:table-row>
        <table:table-row>
          <table:table-cell office:value-type="string">
            <text:p>S.F.5.733.2.262.141.06.03</text:p>
          </table:table-cell>
          <table:table-cell office:value-type="string">
            <text:p>Réalisation et équipement d'un centre de santé avec logement de fonction à Taoura</text:p>
          </table:table-cell>
          <table:table-cell office:value-type="float" office:value="48427000.00">
            <text:p>48427000.00</text:p>
          </table:table-cell>
          <table:table-cell office:value-type="float" office:value="48427000.00">
            <text:p>48427000.00</text:p>
          </table:table-cell>
          <table:table-cell office:value-type="float" office:value="100">
            <text:p>100</text:p>
          </table:table-cell>
          <table:table-cell office:value-type="string">
            <text:p>Clôturé </text:p>
          </table:table-cell>
        </table:table-row>
        <table:table-row>
          <table:table-cell office:value-type="string">
            <text:p>N.F.5.733.2.262.141.06.03</text:p>
          </table:table-cell>
          <table:table-cell office:value-type="string">
            <text:p>Etude, réalisation et équipement d'un centre de santé avec logt de fonction à Zouabi</text:p>
          </table:table-cell>
          <table:table-cell office:value-type="float" office:value="64658000.00">
            <text:p>64658000.00</text:p>
          </table:table-cell>
          <table:table-cell office:value-type="float" office:value="64658000.00">
            <text:p>64658000.00</text:p>
          </table:table-cell>
          <table:table-cell office:value-type="float" office:value="100">
            <text:p>100</text:p>
          </table:table-cell>
          <table:table-cell office:value-type="string">
            <text:p>Clôturé </text:p>
          </table:table-cell>
        </table:table-row>
        <table:table-row>
          <table:table-cell office:value-type="string">
            <text:p>N.F.5.733.2.262.141.06.05</text:p>
          </table:table-cell>
          <table:table-cell office:value-type="string">
            <text:p>Etude, réalisation et équipement d'un centre de santé avec logt de fonction à Ragouba</text:p>
          </table:table-cell>
          <table:table-cell office:value-type="float" office:value="58568000.00">
            <text:p>58568000.00</text:p>
          </table:table-cell>
          <table:table-cell office:value-type="float" office:value="58568000.00">
            <text:p>58568000.00</text:p>
          </table:table-cell>
          <table:table-cell office:value-type="float" office:value="100">
            <text:p>100</text:p>
          </table:table-cell>
          <table:table-cell office:value-type="string">
            <text:p>Clôturé </text:p>
          </table:table-cell>
        </table:table-row>
        <table:table-row>
          <table:table-cell office:value-type="string">
            <text:p>S.F.5.733.5.262.141.06.02</text:p>
          </table:table-cell>
          <table:table-cell office:value-type="string">
            <text:p>Réalisation et équipement d'une polyclinique à Bir-Bouhouch</text:p>
          </table:table-cell>
          <table:table-cell office:value-type="float" office:value="80417000.00">
            <text:p>80417000.00</text:p>
          </table:table-cell>
          <table:table-cell office:value-type="float" office:value="80417000.00">
            <text:p>80417000.00</text:p>
          </table:table-cell>
          <table:table-cell office:value-type="float" office:value="100">
            <text:p>100</text:p>
          </table:table-cell>
          <table:table-cell office:value-type="string">
            <text:p>Clôturé </text:p>
          </table:table-cell>
        </table:table-row>
        <table:table-row>
          <table:table-cell office:value-type="string">
            <text:p>S.F.5.741.1.262.141.06.02</text:p>
          </table:table-cell>
          <table:table-cell office:value-type="string">
            <text:p>Réalisation et équipement d'une maison de jeunes à Bir-Bouhouch</text:p>
          </table:table-cell>
          <table:table-cell office:value-type="float" office:value="36445000.00">
            <text:p>36445000.00</text:p>
          </table:table-cell>
          <table:table-cell office:value-type="float" office:value="36445000.00">
            <text:p>36445000.00</text:p>
          </table:table-cell>
          <table:table-cell office:value-type="float" office:value="100">
            <text:p>100</text:p>
          </table:table-cell>
          <table:table-cell office:value-type="string">
            <text:p>Clôturé </text:p>
          </table:table-cell>
        </table:table-row>
        <table:table-row>
          <table:table-cell office:value-type="string">
            <text:p>N.F.5.731.8.262.141.06.01</text:p>
          </table:table-cell>
          <table:table-cell office:value-type="string">
            <text:p>Etude et réalisation d'un centre de soins pour toxicomanes en milieu hospitalier à Souk-Ahras</text:p>
          </table:table-cell>
          <table:table-cell office:value-type="float" office:value="38126000.00">
            <text:p>38126000.00</text:p>
          </table:table-cell>
          <table:table-cell office:value-type="float" office:value="38126000.00">
            <text:p>38126000.00</text:p>
          </table:table-cell>
          <table:table-cell office:value-type="float" office:value="100">
            <text:p>100</text:p>
          </table:table-cell>
          <table:table-cell office:value-type="string">
            <text:p>Clôturé </text:p>
          </table:table-cell>
        </table:table-row>
        <table:table-row>
          <table:table-cell office:value-type="string">
            <text:p>S.F.5.621.3.262.141.07.01</text:p>
          </table:table-cell>
          <table:table-cell office:value-type="string">
            <text:p>Etude et réalisation d'un institut des sciences agricoles et vétérinaires (1000 postes pédagogiques) et une cité universitaire de 500 lits à Taoura</text:p>
          </table:table-cell>
          <table:table-cell office:value-type="float" office:value="1234978608.55">
            <text:p>1234978608.55</text:p>
          </table:table-cell>
          <table:table-cell office:value-type="float" office:value="1234978608.55">
            <text:p>1234978608.55</text:p>
          </table:table-cell>
          <table:table-cell office:value-type="float" office:value="100">
            <text:p>100</text:p>
          </table:table-cell>
          <table:table-cell office:value-type="string">
            <text:p>Achevée</text:p>
          </table:table-cell>
        </table:table-row>
        <table:table-row>
          <table:table-cell office:value-type="string">
            <text:p>S.F.5.623.1.262.141.07.01</text:p>
          </table:table-cell>
          <table:table-cell office:value-type="string">
            <text:p>Etude et réalisation d'une EF Base 5 à Terreguelt</text:p>
          </table:table-cell>
          <table:table-cell office:value-type="float" office:value="113723503.96">
            <text:p>113723503.96</text:p>
          </table:table-cell>
          <table:table-cell office:value-type="float" office:value="113723503.96">
            <text:p>113723503.96</text:p>
          </table:table-cell>
          <table:table-cell office:value-type="float" office:value="100">
            <text:p>100</text:p>
          </table:table-cell>
          <table:table-cell office:value-type="string">
            <text:p>Achevée</text:p>
          </table:table-cell>
        </table:table-row>
        <table:table-row>
          <table:table-cell office:value-type="string">
            <text:p>S.F.5.623.8.262.141.07.02</text:p>
          </table:table-cell>
          <table:table-cell office:value-type="string">
            <text:p>Réalisation et équipement de 78 stades type "MATECO" à travers les établissements scolaires.</text:p>
          </table:table-cell>
          <table:table-cell office:value-type="float" office:value="121572909.11">
            <text:p>121572909.11</text:p>
          </table:table-cell>
          <table:table-cell office:value-type="float" office:value="89120726.10">
            <text:p>89120726.10</text:p>
          </table:table-cell>
          <table:table-cell office:value-type="float" office:value="100">
            <text:p>100</text:p>
          </table:table-cell>
          <table:table-cell office:value-type="string">
            <text:p>Achevée</text:p>
          </table:table-cell>
        </table:table-row>
        <table:table-row>
          <table:table-cell office:value-type="string">
            <text:p>S.F.5.731.1.262.141.07.01</text:p>
          </table:table-cell>
          <table:table-cell office:value-type="string">
            <text:p>Réalisation d'un hôpital de 120 lits à M'Daourouch</text:p>
          </table:table-cell>
          <table:table-cell office:value-type="float" office:value="39655204.77">
            <text:p>39655204.77</text:p>
          </table:table-cell>
          <table:table-cell office:value-type="float" office:value="19084906.59">
            <text:p>19084906.59</text:p>
          </table:table-cell>
          <table:table-cell office:value-type="float" office:value="0">
            <text:p>0</text:p>
          </table:table-cell>
          <table:table-cell office:value-type="string">
            <text:p>N L</text:p>
          </table:table-cell>
        </table:table-row>
        <table:table-row>
          <table:table-cell office:value-type="string">
            <text:p>N.F.5.631.6.262.141.07.01</text:p>
          </table:table-cell>
          <table:table-cell office:value-type="string">
            <text:p>Equipement en mobilier scolaire, services communs et parc auto de (02) CFPA à Oum-Ladhaim et Bir-Bouhouch</text:p>
          </table:table-cell>
          <table:table-cell office:value-type="float" office:value="13092599.90">
            <text:p>13092599.90</text:p>
          </table:table-cell>
          <table:table-cell office:value-type="float" office:value="12781083.02">
            <text:p>12781083.02</text:p>
          </table:table-cell>
          <table:table-cell office:value-type="float" office:value="55">
            <text:p>55</text:p>
          </table:table-cell>
          <table:table-cell office:value-type="string">
            <text:p>En cours</text:p>
          </table:table-cell>
        </table:table-row>
        <table:table-row>
          <table:table-cell office:value-type="string">
            <text:p>S.F.5.742.2.262.141.07.01</text:p>
          </table:table-cell>
          <table:table-cell office:value-type="string">
            <text:p>Etude, réalisation et équipement d'une salle OMS (500 places) à Taoura</text:p>
          </table:table-cell>
          <table:table-cell office:value-type="float" office:value="167323081.35">
            <text:p>167323081.35</text:p>
          </table:table-cell>
          <table:table-cell office:value-type="float" office:value="155952947.35">
            <text:p>155952947.35</text:p>
          </table:table-cell>
          <table:table-cell office:value-type="float" office:value="100">
            <text:p>100</text:p>
          </table:table-cell>
          <table:table-cell office:value-type="string">
            <text:p>Achevée</text:p>
          </table:table-cell>
        </table:table-row>
        <table:table-row>
          <table:table-cell office:value-type="string">
            <text:p>S.F.5.731.1.262.141.07.02</text:p>
          </table:table-cell>
          <table:table-cell office:value-type="string">
            <text:p>Réalisation d'un hôpital de 60 lits à Taoura</text:p>
          </table:table-cell>
          <table:table-cell office:value-type="float" office:value="809586122.77">
            <text:p>809586122.77</text:p>
          </table:table-cell>
          <table:table-cell office:value-type="float" office:value="745770168.17">
            <text:p>745770168.17</text:p>
          </table:table-cell>
          <table:table-cell office:value-type="float" office:value="100">
            <text:p>100</text:p>
          </table:table-cell>
          <table:table-cell office:value-type="string">
            <text:p>Achevée</text:p>
          </table:table-cell>
        </table:table-row>
        <table:table-row>
          <table:table-cell office:value-type="string">
            <text:p>N.F.5.731.7.262.141.07.01</text:p>
          </table:table-cell>
          <table:table-cell office:value-type="string">
            <text:p>Acquisition de la literie pour les hôpitaux de la Wilaya</text:p>
          </table:table-cell>
          <table:table-cell office:value-type="float" office:value="19936800.00">
            <text:p>19936800.00</text:p>
          </table:table-cell>
          <table:table-cell office:value-type="float" office:value="19936800.00">
            <text:p>19936800.00</text:p>
          </table:table-cell>
          <table:table-cell office:value-type="float" office:value="100">
            <text:p>100</text:p>
          </table:table-cell>
          <table:table-cell office:value-type="string">
            <text:p>Achevée</text:p>
          </table:table-cell>
        </table:table-row>
        <table:table-row>
          <table:table-cell office:value-type="string">
            <text:p>N.F.5.731.6.262.141.07.01</text:p>
          </table:table-cell>
          <table:table-cell office:value-type="string">
            <text:p>Réhabilitation et aménagement de l'hôpital Ibn Rochd à Souk-Ahras</text:p>
          </table:table-cell>
          <table:table-cell office:value-type="float" office:value="183369371.75">
            <text:p>183369371.75</text:p>
          </table:table-cell>
          <table:table-cell office:value-type="float" office:value="177158037.97">
            <text:p>177158037.97</text:p>
          </table:table-cell>
          <table:table-cell office:value-type="float" office:value="80">
            <text:p>80</text:p>
          </table:table-cell>
          <table:table-cell office:value-type="string">
            <text:p>En cours</text:p>
          </table:table-cell>
        </table:table-row>
        <table:table-row>
          <table:table-cell office:value-type="string">
            <text:p>S.F.5.352.1.262.141.07.01</text:p>
          </table:table-cell>
          <table:table-cell office:value-type="string">
            <text:p>Etude, réalisation et équipement d'une décharge côntrolée intercommunale à Bir-Bouhouch</text:p>
          </table:table-cell>
          <table:table-cell office:value-type="float" office:value="74011410.70">
            <text:p>74011410.70</text:p>
          </table:table-cell>
          <table:table-cell office:value-type="float" office:value="23229694.41">
            <text:p>23229694.41</text:p>
          </table:table-cell>
          <table:table-cell office:value-type="float" office:value="45">
            <text:p>45</text:p>
          </table:table-cell>
          <table:table-cell office:value-type="string">
            <text:p>Gelée</text:p>
          </table:table-cell>
        </table:table-row>
        <table:table-row>
          <table:table-cell office:value-type="string">
            <text:p>S.F.5.853.3.262.141.07.01</text:p>
          </table:table-cell>
          <table:table-cell office:value-type="string">
            <text:p>Réalisation et équipement d'un établissement pénitentiaire de 300 places à Oum-Ladhaim</text:p>
          </table:table-cell>
          <table:table-cell office:value-type="float" office:value="2114677616.13">
            <text:p>2114677616.13</text:p>
          </table:table-cell>
          <table:table-cell office:value-type="float" office:value="441402938.11">
            <text:p>441402938.11</text:p>
          </table:table-cell>
          <table:table-cell office:value-type="float" office:value="30">
            <text:p>30</text:p>
          </table:table-cell>
          <table:table-cell office:value-type="string">
            <text:p>Gelée</text:p>
          </table:table-cell>
        </table:table-row>
        <table:table-row>
          <table:table-cell office:value-type="string">
            <text:p>N.F.5.834.2.262.141.07.02</text:p>
          </table:table-cell>
          <table:table-cell office:value-type="string">
            <text:p>Etude, réalisation et équipement d'un centre foncier intercommunal à Souk-Ahras (Inspection des Domaines et Conservation Foncière) avec 02 logements d'astreinte</text:p>
          </table:table-cell>
          <table:table-cell office:value-type="float" office:value="42129607.67">
            <text:p>42129607.67</text:p>
          </table:table-cell>
          <table:table-cell office:value-type="float" office:value="41544370.65">
            <text:p>41544370.65</text:p>
          </table:table-cell>
          <table:table-cell office:value-type="float" office:value="89">
            <text:p>89</text:p>
          </table:table-cell>
          <table:table-cell office:value-type="string">
            <text:p>En cours</text:p>
          </table:table-cell>
        </table:table-row>
        <table:table-row>
          <table:table-cell office:value-type="string">
            <text:p>N.F.5.342.2.262.141.07.01</text:p>
          </table:table-cell>
          <table:table-cell office:value-type="string">
            <text:p>Travaux d'extension du réseau d'assainissement et de protection de la ville de Souk-Ahras contre les inondations</text:p>
          </table:table-cell>
          <table:table-cell office:value-type="float" office:value="1151956311.73">
            <text:p>1151956311.73</text:p>
          </table:table-cell>
          <table:table-cell office:value-type="float" office:value="1149637147.40">
            <text:p>1149637147.40</text:p>
          </table:table-cell>
          <table:table-cell office:value-type="float" office:value="85">
            <text:p>85</text:p>
          </table:table-cell>
          <table:table-cell office:value-type="string">
            <text:p>En cours</text:p>
          </table:table-cell>
        </table:table-row>
        <table:table-row>
          <table:table-cell office:value-type="string">
            <text:p>S.F.5.721.1.262.141.07.01</text:p>
          </table:table-cell>
          <table:table-cell office:value-type="string">
            <text:p>Travaux d'aménagement et V.R.D (2ème tranche)</text:p>
          </table:table-cell>
          <table:table-cell office:value-type="float" office:value="165414000.00">
            <text:p>165414000.00</text:p>
          </table:table-cell>
          <table:table-cell office:value-type="float" office:value="165411406.64">
            <text:p>165411406.64</text:p>
          </table:table-cell>
          <table:table-cell office:value-type="float" office:value="100">
            <text:p>100</text:p>
          </table:table-cell>
          <table:table-cell office:value-type="string">
            <text:p>Clôturé </text:p>
          </table:table-cell>
        </table:table-row>
        <table:table-row>
          <table:table-cell office:value-type="string">
            <text:p>S.F.5.742.2.262.141.07.03</text:p>
          </table:table-cell>
          <table:table-cell office:value-type="string">
            <text:p>Etude, réalisation et équipement d'un complexe sportif de proximité à Oum-Ladhaim</text:p>
          </table:table-cell>
          <table:table-cell office:value-type="float" office:value="58360000.00">
            <text:p>58360000.00</text:p>
          </table:table-cell>
          <table:table-cell office:value-type="float" office:value="58359746.63">
            <text:p>58359746.63</text:p>
          </table:table-cell>
          <table:table-cell office:value-type="float" office:value="100">
            <text:p>100</text:p>
          </table:table-cell>
          <table:table-cell office:value-type="string">
            <text:p>Clôturé </text:p>
          </table:table-cell>
        </table:table-row>
        <table:table-row>
          <table:table-cell office:value-type="string">
            <text:p>S.F.5.762.1.262.141.07.01</text:p>
          </table:table-cell>
          <table:table-cell office:value-type="string">
            <text:p>Etude et réalisation d'une mosquée et d'une école coranique à Oum-Ladhaim</text:p>
          </table:table-cell>
          <table:table-cell office:value-type="float" office:value="42356000.00">
            <text:p>42356000.00</text:p>
          </table:table-cell>
          <table:table-cell office:value-type="float" office:value="42356000.00">
            <text:p>42356000.00</text:p>
          </table:table-cell>
          <table:table-cell office:value-type="float" office:value="100">
            <text:p>100</text:p>
          </table:table-cell>
          <table:table-cell office:value-type="string">
            <text:p>Clôturé </text:p>
          </table:table-cell>
        </table:table-row>
        <table:table-row>
          <table:table-cell office:value-type="string">
            <text:p>S.F.5.742.2.262.141.07.02</text:p>
          </table:table-cell>
          <table:table-cell office:value-type="string">
            <text:p>Etude, réalisation et équipement d'une piscine semi-olympique (25x12,5 M2) à Taoura</text:p>
          </table:table-cell>
          <table:table-cell office:value-type="float" office:value="201624000.00">
            <text:p>201624000.00</text:p>
          </table:table-cell>
          <table:table-cell office:value-type="float" office:value="201624000.00">
            <text:p>201624000.00</text:p>
          </table:table-cell>
          <table:table-cell office:value-type="float" office:value="100">
            <text:p>100</text:p>
          </table:table-cell>
          <table:table-cell office:value-type="string">
            <text:p>Clôturé </text:p>
          </table:table-cell>
        </table:table-row>
        <table:table-row>
          <table:table-cell office:value-type="string">
            <text:p>S.F.5.742.2.262.141.07.05</text:p>
          </table:table-cell>
          <table:table-cell office:value-type="string">
            <text:p>Etude, réalisation et équipement d'un complexe sportif de proximité à M'Daourouch</text:p>
          </table:table-cell>
          <table:table-cell office:value-type="float" office:value="57847000.00">
            <text:p>57847000.00</text:p>
          </table:table-cell>
          <table:table-cell office:value-type="float" office:value="57847000.00">
            <text:p>57847000.00</text:p>
          </table:table-cell>
          <table:table-cell office:value-type="float" office:value="100">
            <text:p>100</text:p>
          </table:table-cell>
          <table:table-cell office:value-type="string">
            <text:p>Clôturé </text:p>
          </table:table-cell>
        </table:table-row>
        <table:table-row>
          <table:table-cell office:value-type="string">
            <text:p>N.F.5.352.1.262.141.07.01</text:p>
          </table:table-cell>
          <table:table-cell office:value-type="string">
            <text:p>Etude, réalisation et équipement de la maison de l'environnement à Souk-Ahras</text:p>
          </table:table-cell>
          <table:table-cell office:value-type="float" office:value="63740000.00">
            <text:p>63740000.00</text:p>
          </table:table-cell>
          <table:table-cell office:value-type="float" office:value="63740000.00">
            <text:p>63740000.00</text:p>
          </table:table-cell>
          <table:table-cell office:value-type="float" office:value="100">
            <text:p>100</text:p>
          </table:table-cell>
          <table:table-cell office:value-type="string">
            <text:p>Clôturé </text:p>
          </table:table-cell>
        </table:table-row>
        <table:table-row>
          <table:table-cell office:value-type="string">
            <text:p>N.F.5.622.1.262.141.08.03</text:p>
          </table:table-cell>
          <table:table-cell office:value-type="string">
            <text:p>Equipement d'un lycée type 1000 à la cité Ibn Rochd à Souk-Ahras</text:p>
          </table:table-cell>
          <table:table-cell office:value-type="float" office:value="11727734.99">
            <text:p>11727734.99</text:p>
          </table:table-cell>
          <table:table-cell office:value-type="float" office:value="0.00">
            <text:p>0.00</text:p>
          </table:table-cell>
          <table:table-cell office:value-type="float" office:value="100">
            <text:p>100</text:p>
          </table:table-cell>
          <table:table-cell office:value-type="string">
            <text:p>Achevée</text:p>
          </table:table-cell>
        </table:table-row>
        <table:table-row>
          <table:table-cell office:value-type="string">
            <text:p>N.F.5.623.5.262.141.08.08</text:p>
          </table:table-cell>
          <table:table-cell office:value-type="string">
            <text:p>Equipement d'une EF Base 7 à Sedrata</text:p>
          </table:table-cell>
          <table:table-cell office:value-type="float" office:value="4662801.00">
            <text:p>4662801.00</text:p>
          </table:table-cell>
          <table:table-cell office:value-type="float" office:value="4662801.00">
            <text:p>4662801.00</text:p>
          </table:table-cell>
          <table:table-cell office:value-type="float" office:value="75">
            <text:p>75</text:p>
          </table:table-cell>
          <table:table-cell office:value-type="string">
            <text:p>En cours</text:p>
          </table:table-cell>
        </table:table-row>
        <table:table-row>
          <table:table-cell office:value-type="string">
            <text:p>N.F.5.621.5.262.141.08.02</text:p>
          </table:table-cell>
          <table:table-cell office:value-type="string">
            <text:p>Etude et réalisation d'un bloc administratif au résidence universitaire "1000 lits filles" à Souk-Ahras</text:p>
          </table:table-cell>
          <table:table-cell office:value-type="float" office:value="24865525.96">
            <text:p>24865525.96</text:p>
          </table:table-cell>
          <table:table-cell office:value-type="float" office:value="21723359.73">
            <text:p>21723359.73</text:p>
          </table:table-cell>
          <table:table-cell office:value-type="float" office:value="80">
            <text:p>80</text:p>
          </table:table-cell>
          <table:table-cell office:value-type="string">
            <text:p>Gelée</text:p>
          </table:table-cell>
        </table:table-row>
        <table:table-row>
          <table:table-cell office:value-type="string">
            <text:p>N.F.5.622.1.262.141.08.01</text:p>
          </table:table-cell>
          <table:table-cell office:value-type="string">
            <text:p>Etude et réalisation d'un lycée type 1000 à la cité Ibn Rochd à Souk-Ahras</text:p>
          </table:table-cell>
          <table:table-cell office:value-type="float" office:value="386142225.83">
            <text:p>386142225.83</text:p>
          </table:table-cell>
          <table:table-cell office:value-type="float" office:value="385854388.76">
            <text:p>385854388.76</text:p>
          </table:table-cell>
          <table:table-cell office:value-type="float" office:value="92">
            <text:p>92</text:p>
          </table:table-cell>
          <table:table-cell office:value-type="string">
            <text:p>En cours</text:p>
          </table:table-cell>
        </table:table-row>
        <table:table-row>
          <table:table-cell office:value-type="string">
            <text:p>N.F.5.622.8.262.141.08.01</text:p>
          </table:table-cell>
          <table:table-cell office:value-type="string">
            <text:p>Etude et réalisation d'une demi-pension type 200R au lycée de Sidi-fradj </text:p>
          </table:table-cell>
          <table:table-cell office:value-type="float" office:value="10406376.93">
            <text:p>10406376.93</text:p>
          </table:table-cell>
          <table:table-cell office:value-type="float" office:value="9821103.36">
            <text:p>9821103.36</text:p>
          </table:table-cell>
          <table:table-cell office:value-type="float" office:value="100">
            <text:p>100</text:p>
          </table:table-cell>
          <table:table-cell office:value-type="string">
            <text:p>Achevée</text:p>
          </table:table-cell>
        </table:table-row>
        <table:table-row>
          <table:table-cell office:value-type="string">
            <text:p>N.F.5.623.5.262.141.08.05</text:p>
          </table:table-cell>
          <table:table-cell office:value-type="string">
            <text:p>Etude et réalisation d'une EF Base 5 à Ain-Seynour commune de Machroha</text:p>
          </table:table-cell>
          <table:table-cell office:value-type="float" office:value="127633560.21">
            <text:p>127633560.21</text:p>
          </table:table-cell>
          <table:table-cell office:value-type="float" office:value="122950431.77">
            <text:p>122950431.77</text:p>
          </table:table-cell>
          <table:table-cell office:value-type="float" office:value="100">
            <text:p>100</text:p>
          </table:table-cell>
          <table:table-cell office:value-type="string">
            <text:p>Achevée</text:p>
          </table:table-cell>
        </table:table-row>
        <table:table-row>
          <table:table-cell office:value-type="string">
            <text:p>N.F.5.623.5.262.141.08.06</text:p>
          </table:table-cell>
          <table:table-cell office:value-type="string">
            <text:p>Etude et réalisation d'une EF Base 7 à Sedrata</text:p>
          </table:table-cell>
          <table:table-cell office:value-type="float" office:value="154818784.30">
            <text:p>154818784.30</text:p>
          </table:table-cell>
          <table:table-cell office:value-type="float" office:value="135721967.61">
            <text:p>135721967.61</text:p>
          </table:table-cell>
          <table:table-cell office:value-type="float" office:value="100">
            <text:p>100</text:p>
          </table:table-cell>
          <table:table-cell office:value-type="string">
            <text:p>Achevée</text:p>
          </table:table-cell>
        </table:table-row>
        <table:table-row>
          <table:table-cell office:value-type="string">
            <text:p>N.F.5.722.2.262.141.08.01</text:p>
          </table:table-cell>
          <table:table-cell office:value-type="string">
            <text:p>Etude et réalisation de (50) logements incessibles au profit de l'enseignement supérieur à Souk-Ahras</text:p>
          </table:table-cell>
          <table:table-cell office:value-type="float" office:value="320762772.16">
            <text:p>320762772.16</text:p>
          </table:table-cell>
          <table:table-cell office:value-type="float" office:value="271507997.64">
            <text:p>271507997.64</text:p>
          </table:table-cell>
          <table:table-cell office:value-type="float" office:value="100">
            <text:p>100</text:p>
          </table:table-cell>
          <table:table-cell office:value-type="string">
            <text:p>Achevée</text:p>
          </table:table-cell>
        </table:table-row>
        <table:table-row>
          <table:table-cell office:value-type="string">
            <text:p>N.F.5.762.1.262.141.08.01</text:p>
          </table:table-cell>
          <table:table-cell office:value-type="string">
            <text:p>Etude et réalisation d'une mosquée à Souk-Ahras</text:p>
          </table:table-cell>
          <table:table-cell office:value-type="float" office:value="786094859.28">
            <text:p>786094859.28</text:p>
          </table:table-cell>
          <table:table-cell office:value-type="float" office:value="776730193.18">
            <text:p>776730193.18</text:p>
          </table:table-cell>
          <table:table-cell office:value-type="float" office:value="80">
            <text:p>80</text:p>
          </table:table-cell>
          <table:table-cell office:value-type="string">
            <text:p>En cours</text:p>
          </table:table-cell>
        </table:table-row>
        <table:table-row>
          <table:table-cell office:value-type="string">
            <text:p>N.F.5.722.2.262.141.08.02</text:p>
          </table:table-cell>
          <table:table-cell office:value-type="string">
            <text:p>Etude et réalisation de (14) logements incessibles au profit de la formation professionnelle</text:p>
          </table:table-cell>
          <table:table-cell office:value-type="float" office:value="50029103.47">
            <text:p>50029103.47</text:p>
          </table:table-cell>
          <table:table-cell office:value-type="float" office:value="48824021.59">
            <text:p>48824021.59</text:p>
          </table:table-cell>
          <table:table-cell office:value-type="float" office:value="100">
            <text:p>100</text:p>
          </table:table-cell>
          <table:table-cell office:value-type="string">
            <text:p>Achevée</text:p>
          </table:table-cell>
        </table:table-row>
        <table:table-row>
          <table:table-cell office:value-type="string">
            <text:p>N.F.5.731.6.262.141.08.01</text:p>
          </table:table-cell>
          <table:table-cell office:value-type="string">
            <text:p>Etude, équipement et réhabilitation de l'hôpital de Sedrata</text:p>
          </table:table-cell>
          <table:table-cell office:value-type="float" office:value="148941115.69">
            <text:p>148941115.69</text:p>
          </table:table-cell>
          <table:table-cell office:value-type="float" office:value="58056309.53">
            <text:p>58056309.53</text:p>
          </table:table-cell>
          <table:table-cell office:value-type="float" office:value="75">
            <text:p>75</text:p>
          </table:table-cell>
          <table:table-cell office:value-type="string">
            <text:p>En cours</text:p>
          </table:table-cell>
        </table:table-row>
        <table:table-row>
          <table:table-cell office:value-type="string">
            <text:p>N.F.5.733.6.262.141.08.01</text:p>
          </table:table-cell>
          <table:table-cell office:value-type="string">
            <text:p>Aménagement des unités légères de la santé à travers la Wilaya</text:p>
          </table:table-cell>
          <table:table-cell office:value-type="float" office:value="86153870.38">
            <text:p>86153870.38</text:p>
          </table:table-cell>
          <table:table-cell office:value-type="float" office:value="55574100.82">
            <text:p>55574100.82</text:p>
          </table:table-cell>
          <table:table-cell office:value-type="float" office:value="80">
            <text:p>80</text:p>
          </table:table-cell>
          <table:table-cell office:value-type="string">
            <text:p>En cours</text:p>
          </table:table-cell>
        </table:table-row>
        <table:table-row>
          <table:table-cell office:value-type="string">
            <text:p>N.F.5.733.7.262.141.08.01</text:p>
          </table:table-cell>
          <table:table-cell office:value-type="string">
            <text:p>Acquisition des équipements médicaux au profit des unités légères de la santé à travers la Wilaya</text:p>
          </table:table-cell>
          <table:table-cell office:value-type="float" office:value="44980135.43">
            <text:p>44980135.43</text:p>
          </table:table-cell>
          <table:table-cell office:value-type="float" office:value="44010720.00">
            <text:p>44010720.00</text:p>
          </table:table-cell>
          <table:table-cell office:value-type="float" office:value="100">
            <text:p>100</text:p>
          </table:table-cell>
          <table:table-cell office:value-type="string">
            <text:p>Achevée</text:p>
          </table:table-cell>
        </table:table-row>
        <table:table-row>
          <table:table-cell office:value-type="string">
            <text:p>N.F.5.834.2.262.141.08.02</text:p>
          </table:table-cell>
          <table:table-cell office:value-type="string">
            <text:p>Etude, réalisation et équipement d'un siége de Trésorerie avec logt de foncton à la Wilaya de Souk-Ahras</text:p>
          </table:table-cell>
          <table:table-cell office:value-type="float" office:value="249129796.92">
            <text:p>249129796.92</text:p>
          </table:table-cell>
          <table:table-cell office:value-type="float" office:value="237100849.07">
            <text:p>237100849.07</text:p>
          </table:table-cell>
          <table:table-cell office:value-type="float" office:value="93">
            <text:p>93</text:p>
          </table:table-cell>
          <table:table-cell office:value-type="string">
            <text:p>Gelée</text:p>
          </table:table-cell>
        </table:table-row>
        <table:table-row>
          <table:table-cell office:value-type="string">
            <text:p>N.F.5.834.2.262.141.08.09</text:p>
          </table:table-cell>
          <table:table-cell office:value-type="string">
            <text:p>Etude, réalisation et équipement d'un siège d'inspection divisionnaire de douanes à Souk-Ahras</text:p>
          </table:table-cell>
          <table:table-cell office:value-type="float" office:value="389554037.69">
            <text:p>389554037.69</text:p>
          </table:table-cell>
          <table:table-cell office:value-type="float" office:value="374454049.67">
            <text:p>374454049.67</text:p>
          </table:table-cell>
          <table:table-cell office:value-type="float" office:value="100">
            <text:p>100</text:p>
          </table:table-cell>
          <table:table-cell office:value-type="string">
            <text:p>Achevée</text:p>
          </table:table-cell>
        </table:table-row>
        <table:table-row>
          <table:table-cell office:value-type="string">
            <text:p>N.F.5.853.1.262.141.08.01</text:p>
          </table:table-cell>
          <table:table-cell office:value-type="string">
            <text:p>Etude, réalisation et équipement d'une cours de justice à Souk-Ahras </text:p>
          </table:table-cell>
          <table:table-cell office:value-type="float" office:value="1767071008.50">
            <text:p>1767071008.50</text:p>
          </table:table-cell>
          <table:table-cell office:value-type="float" office:value="1032654276.14">
            <text:p>1032654276.14</text:p>
          </table:table-cell>
          <table:table-cell office:value-type="float" office:value="75">
            <text:p>75</text:p>
          </table:table-cell>
          <table:table-cell office:value-type="string">
            <text:p>En cours</text:p>
          </table:table-cell>
        </table:table-row>
        <table:table-row>
          <table:table-cell office:value-type="string">
            <text:p>N.F.5.834.2.262.141.08.03</text:p>
          </table:table-cell>
          <table:table-cell office:value-type="string">
            <text:p>Etude, réalisation et équipement d'une subdivision de la Direction de l'Hydraulique avec logement de fonction à Ouled-Driss</text:p>
          </table:table-cell>
          <table:table-cell office:value-type="float" office:value="27397817.37">
            <text:p>27397817.37</text:p>
          </table:table-cell>
          <table:table-cell office:value-type="float" office:value="27073817.35">
            <text:p>27073817.35</text:p>
          </table:table-cell>
          <table:table-cell office:value-type="float" office:value="100">
            <text:p>100</text:p>
          </table:table-cell>
          <table:table-cell office:value-type="string">
            <text:p>Achevée</text:p>
          </table:table-cell>
        </table:table-row>
        <table:table-row>
          <table:table-cell office:value-type="string">
            <text:p>N.F.5.834.2.262.141.08.04</text:p>
          </table:table-cell>
          <table:table-cell office:value-type="string">
            <text:p>Etude, réalisation et équipement d'une subdivision de la Direction de l'Hydraulique avec logement de fonction à Bir-Bouhouch</text:p>
          </table:table-cell>
          <table:table-cell office:value-type="float" office:value="23170546.08">
            <text:p>23170546.08</text:p>
          </table:table-cell>
          <table:table-cell office:value-type="float" office:value="22928590.08">
            <text:p>22928590.08</text:p>
          </table:table-cell>
          <table:table-cell office:value-type="float" office:value="98">
            <text:p>98</text:p>
          </table:table-cell>
          <table:table-cell office:value-type="string">
            <text:p>En cours</text:p>
          </table:table-cell>
        </table:table-row>
        <table:table-row>
          <table:table-cell office:value-type="string">
            <text:p>N.F.5.721.1.262.141.08.29</text:p>
          </table:table-cell>
          <table:table-cell office:value-type="string">
            <text:p>Travaux d'aménagement et VRD rue 8 Mai 1945 et rue de l'indépendance et cités Bechichi ElHachmi et ancien parc commune de Sedrata et etude d'aménagement de terin à cité Hamma Loulou et refection des fontaines commune de Souk Ahras</text:p>
          </table:table-cell>
          <table:table-cell office:value-type="float" office:value="87488000.00">
            <text:p>87488000.00</text:p>
          </table:table-cell>
          <table:table-cell office:value-type="float" office:value="87484994.45">
            <text:p>87484994.45</text:p>
          </table:table-cell>
          <table:table-cell office:value-type="float" office:value="100">
            <text:p>100</text:p>
          </table:table-cell>
          <table:table-cell office:value-type="string">
            <text:p>Clôturé </text:p>
          </table:table-cell>
        </table:table-row>
        <table:table-row>
          <table:table-cell office:value-type="string">
            <text:p>N.F.5.752.3.262.141.09.01</text:p>
          </table:table-cell>
          <table:table-cell office:value-type="string">
            <text:p>Equipement et acquisition d'ouvrages pour 21 bibliothèques à travers la Wilaya</text:p>
          </table:table-cell>
          <table:table-cell office:value-type="float" office:value="141045590.93">
            <text:p>141045590.93</text:p>
          </table:table-cell>
          <table:table-cell office:value-type="float" office:value="141045590.93">
            <text:p>141045590.93</text:p>
          </table:table-cell>
          <table:table-cell office:value-type="float" office:value="64">
            <text:p>64</text:p>
          </table:table-cell>
          <table:table-cell office:value-type="string">
            <text:p>En cours</text:p>
          </table:table-cell>
        </table:table-row>
        <table:table-row>
          <table:table-cell office:value-type="string">
            <text:p>N.F.5.621.2.262.141.09.01</text:p>
          </table:table-cell>
          <table:table-cell office:value-type="string">
            <text:p>Etude et réalisation d'un institut des sciences et techniques des activités physiques et sportives de 1000 places pédagogiques à Ain-Seynour commune de Machroha</text:p>
          </table:table-cell>
          <table:table-cell office:value-type="float" office:value="25222517.85">
            <text:p>25222517.85</text:p>
          </table:table-cell>
          <table:table-cell office:value-type="float" office:value="20212157.65">
            <text:p>20212157.65</text:p>
          </table:table-cell>
          <table:table-cell office:value-type="float" office:value="3">
            <text:p>3</text:p>
          </table:table-cell>
          <table:table-cell office:value-type="string">
            <text:p>Gelée</text:p>
          </table:table-cell>
        </table:table-row>
        <table:table-row>
          <table:table-cell office:value-type="string">
            <text:p>N.F.5.622.8.262.141.09.03</text:p>
          </table:table-cell>
          <table:table-cell office:value-type="string">
            <text:p>Etude et réalisation de (04) salles de sport aux lycées à travers la Wilaya</text:p>
          </table:table-cell>
          <table:table-cell office:value-type="float" office:value="133851097.78">
            <text:p>133851097.78</text:p>
          </table:table-cell>
          <table:table-cell office:value-type="float" office:value="124316417.90">
            <text:p>124316417.90</text:p>
          </table:table-cell>
          <table:table-cell office:value-type="float" office:value="100">
            <text:p>100</text:p>
          </table:table-cell>
          <table:table-cell office:value-type="string">
            <text:p>Achevée</text:p>
          </table:table-cell>
        </table:table-row>
        <table:table-row>
          <table:table-cell office:value-type="string">
            <text:p>N.F.5.623.3.262.141.09.01</text:p>
          </table:table-cell>
          <table:table-cell office:value-type="string">
            <text:p>Etude et réalisation de (06) demi-pensions 200R aux CEM à travers la Wilaya</text:p>
          </table:table-cell>
          <table:table-cell office:value-type="float" office:value="58349045.72">
            <text:p>58349045.72</text:p>
          </table:table-cell>
          <table:table-cell office:value-type="float" office:value="55718345.83">
            <text:p>55718345.83</text:p>
          </table:table-cell>
          <table:table-cell office:value-type="float" office:value="100">
            <text:p>100</text:p>
          </table:table-cell>
          <table:table-cell office:value-type="string">
            <text:p>Achevée</text:p>
          </table:table-cell>
        </table:table-row>
        <table:table-row>
          <table:table-cell office:value-type="string">
            <text:p>N.F.5.623.3.262.141.09.03</text:p>
          </table:table-cell>
          <table:table-cell office:value-type="string">
            <text:p>Etude et réalisation de (08) cantines scolaires 200R à travers la Wilaya</text:p>
          </table:table-cell>
          <table:table-cell office:value-type="float" office:value="57175446.10">
            <text:p>57175446.10</text:p>
          </table:table-cell>
          <table:table-cell office:value-type="float" office:value="46890496.98">
            <text:p>46890496.98</text:p>
          </table:table-cell>
          <table:table-cell office:value-type="float" office:value="100">
            <text:p>100</text:p>
          </table:table-cell>
          <table:table-cell office:value-type="string">
            <text:p>Achevée</text:p>
          </table:table-cell>
        </table:table-row>
        <table:table-row>
          <table:table-cell office:value-type="string">
            <text:p>N.F.5.623.4.262.141.09.01</text:p>
          </table:table-cell>
          <table:table-cell office:value-type="string">
            <text:p>Etude et réalisation de 14 salles de classe dont (02) G.S type "B1" et "A1" avec (02) logts d'astreinte et (05) classes en extension</text:p>
          </table:table-cell>
          <table:table-cell office:value-type="float" office:value="62013583.95">
            <text:p>62013583.95</text:p>
          </table:table-cell>
          <table:table-cell office:value-type="float" office:value="60312551.21">
            <text:p>60312551.21</text:p>
          </table:table-cell>
          <table:table-cell office:value-type="float" office:value="100">
            <text:p>100</text:p>
          </table:table-cell>
          <table:table-cell office:value-type="string">
            <text:p>Achevée</text:p>
          </table:table-cell>
        </table:table-row>
        <table:table-row>
          <table:table-cell office:value-type="string">
            <text:p>N.F.5.623.5.262.141.09.03</text:p>
          </table:table-cell>
          <table:table-cell office:value-type="string">
            <text:p>Etude et réalisation d'un CEM B5 au POS N° 8 commune de Souk-Ahras</text:p>
          </table:table-cell>
          <table:table-cell office:value-type="float" office:value="179136611.04">
            <text:p>179136611.04</text:p>
          </table:table-cell>
          <table:table-cell office:value-type="float" office:value="177053684.89">
            <text:p>177053684.89</text:p>
          </table:table-cell>
          <table:table-cell office:value-type="float" office:value="100">
            <text:p>100</text:p>
          </table:table-cell>
          <table:table-cell office:value-type="string">
            <text:p>Achevée</text:p>
          </table:table-cell>
        </table:table-row>
        <table:table-row>
          <table:table-cell office:value-type="string">
            <text:p>N.F.5.623.8.262.141.09.01</text:p>
          </table:table-cell>
          <table:table-cell office:value-type="string">
            <text:p>Etude et réalisation d'une salle de sport au CEM Sedrati Khelifa commune de Sedrata</text:p>
          </table:table-cell>
          <table:table-cell office:value-type="float" office:value="32595703.16">
            <text:p>32595703.16</text:p>
          </table:table-cell>
          <table:table-cell office:value-type="float" office:value="24064036.39">
            <text:p>24064036.39</text:p>
          </table:table-cell>
          <table:table-cell office:value-type="float" office:value="100">
            <text:p>100</text:p>
          </table:table-cell>
          <table:table-cell office:value-type="string">
            <text:p>Achevée</text:p>
          </table:table-cell>
        </table:table-row>
        <table:table-row>
          <table:table-cell office:value-type="string">
            <text:p>N.F.5.623.6.262.141.09.03</text:p>
          </table:table-cell>
          <table:table-cell office:value-type="string">
            <text:p>Etude et réhabilitation des écoles moyennes à travers la Wilaya</text:p>
          </table:table-cell>
          <table:table-cell office:value-type="float" office:value="117483082.16">
            <text:p>117483082.16</text:p>
          </table:table-cell>
          <table:table-cell office:value-type="float" office:value="100599860.41">
            <text:p>100599860.41</text:p>
          </table:table-cell>
          <table:table-cell office:value-type="float" office:value="100">
            <text:p>100</text:p>
          </table:table-cell>
          <table:table-cell office:value-type="string">
            <text:p>Achevée</text:p>
          </table:table-cell>
        </table:table-row>
        <table:table-row>
          <table:table-cell office:value-type="string">
            <text:p>N.F.5.721.4.262.141.09.01</text:p>
          </table:table-cell>
          <table:table-cell office:value-type="string">
            <text:p>Réalisation des travaux d'aménagement de la cité universitaire 2000 lits filles à Souk-Ahras</text:p>
          </table:table-cell>
          <table:table-cell office:value-type="float" office:value="108831037.08">
            <text:p>108831037.08</text:p>
          </table:table-cell>
          <table:table-cell office:value-type="float" office:value="107565642.33">
            <text:p>107565642.33</text:p>
          </table:table-cell>
          <table:table-cell office:value-type="float" office:value="100">
            <text:p>100</text:p>
          </table:table-cell>
          <table:table-cell office:value-type="string">
            <text:p>Achevée</text:p>
          </table:table-cell>
        </table:table-row>
        <table:table-row>
          <table:table-cell office:value-type="string">
            <text:p>N.F.5.722.2.262.141.09.01</text:p>
          </table:table-cell>
          <table:table-cell office:value-type="string">
            <text:p>Etude et réalisation de (22) logements incessibles au profit de la formation professionnelle</text:p>
          </table:table-cell>
          <table:table-cell office:value-type="float" office:value="71996939.93">
            <text:p>71996939.93</text:p>
          </table:table-cell>
          <table:table-cell office:value-type="float" office:value="66588984.91">
            <text:p>66588984.91</text:p>
          </table:table-cell>
          <table:table-cell office:value-type="float" office:value="100">
            <text:p>100</text:p>
          </table:table-cell>
          <table:table-cell office:value-type="string">
            <text:p>Achevée</text:p>
          </table:table-cell>
        </table:table-row>
        <table:table-row>
          <table:table-cell office:value-type="string">
            <text:p>N.F.5.731.6.262.141.09.01</text:p>
          </table:table-cell>
          <table:table-cell office:value-type="string">
            <text:p>Travaux de réhabilitation de l'ancien hôpital à Souk-Ahras</text:p>
          </table:table-cell>
          <table:table-cell office:value-type="float" office:value="286102310.57">
            <text:p>286102310.57</text:p>
          </table:table-cell>
          <table:table-cell office:value-type="float" office:value="266139655.03">
            <text:p>266139655.03</text:p>
          </table:table-cell>
          <table:table-cell office:value-type="float" office:value="95">
            <text:p>95</text:p>
          </table:table-cell>
          <table:table-cell office:value-type="string">
            <text:p>En cours</text:p>
          </table:table-cell>
        </table:table-row>
        <table:table-row>
          <table:table-cell office:value-type="string">
            <text:p>N.F.5.731.1.262.141.09.01</text:p>
          </table:table-cell>
          <table:table-cell office:value-type="string">
            <text:p>Etude et réalisation d'un centre d'hémodialyse à M'Daourouch</text:p>
          </table:table-cell>
          <table:table-cell office:value-type="float" office:value="164221640.90">
            <text:p>164221640.90</text:p>
          </table:table-cell>
          <table:table-cell office:value-type="float" office:value="163734457.31">
            <text:p>163734457.31</text:p>
          </table:table-cell>
          <table:table-cell office:value-type="float" office:value="100">
            <text:p>100</text:p>
          </table:table-cell>
          <table:table-cell office:value-type="string">
            <text:p>Achevée</text:p>
          </table:table-cell>
        </table:table-row>
        <table:table-row>
          <table:table-cell office:value-type="string">
            <text:p>N.F.5.733.6.262.141.09.01</text:p>
          </table:table-cell>
          <table:table-cell office:value-type="string">
            <text:p>Aménagement des unités légères de la santé à travers la Wilaya</text:p>
          </table:table-cell>
          <table:table-cell office:value-type="float" office:value="38000727.18">
            <text:p>38000727.18</text:p>
          </table:table-cell>
          <table:table-cell office:value-type="float" office:value="33271715.02">
            <text:p>33271715.02</text:p>
          </table:table-cell>
          <table:table-cell office:value-type="float" office:value="55">
            <text:p>55</text:p>
          </table:table-cell>
          <table:table-cell office:value-type="string">
            <text:p>En cours</text:p>
          </table:table-cell>
        </table:table-row>
        <table:table-row>
          <table:table-cell office:value-type="string">
            <text:p>N.F.5.834.2.262.141.09.01</text:p>
          </table:table-cell>
          <table:table-cell office:value-type="string">
            <text:p>Etude, réalisation et équipement d'un centre foncier intercommunal à Sedrata (Inspection des Domaines et Conservation Foncière) avec 02 logements d'astreinte</text:p>
          </table:table-cell>
          <table:table-cell office:value-type="float" office:value="42361082.94">
            <text:p>42361082.94</text:p>
          </table:table-cell>
          <table:table-cell office:value-type="float" office:value="41340797.93">
            <text:p>41340797.93</text:p>
          </table:table-cell>
          <table:table-cell office:value-type="float" office:value="80">
            <text:p>80</text:p>
          </table:table-cell>
          <table:table-cell office:value-type="string">
            <text:p>En cours</text:p>
          </table:table-cell>
        </table:table-row>
        <table:table-row>
          <table:table-cell office:value-type="string">
            <text:p>N.F.5.721.1.262.141.09.30</text:p>
          </table:table-cell>
          <table:table-cell office:value-type="string">
            <text:p>Travaux d'aménagement du nouveau pôle à M'Daourouch</text:p>
          </table:table-cell>
          <table:table-cell office:value-type="float" office:value="137331000.00">
            <text:p>137331000.00</text:p>
          </table:table-cell>
          <table:table-cell office:value-type="float" office:value="137328761.69">
            <text:p>137328761.69</text:p>
          </table:table-cell>
          <table:table-cell office:value-type="float" office:value="100">
            <text:p>100</text:p>
          </table:table-cell>
          <table:table-cell office:value-type="string">
            <text:p>Clôturé </text:p>
          </table:table-cell>
        </table:table-row>
        <table:table-row>
          <table:table-cell office:value-type="string">
            <text:p>N.K.5.752.1.262.141.10.01</text:p>
          </table:table-cell>
          <table:table-cell office:value-type="string">
            <text:p>Etude pour la mise en valeur du théâtre régional à Souk-Ahras</text:p>
          </table:table-cell>
          <table:table-cell office:value-type="float" office:value="4964779.00">
            <text:p>4964779.00</text:p>
          </table:table-cell>
          <table:table-cell office:value-type="float" office:value="4793479.00">
            <text:p>4793479.00</text:p>
          </table:table-cell>
          <table:table-cell office:value-type="float" office:value="100">
            <text:p>100</text:p>
          </table:table-cell>
          <table:table-cell office:value-type="string">
            <text:p>En cours</text:p>
          </table:table-cell>
        </table:table-row>
        <table:table-row>
          <table:table-cell office:value-type="string">
            <text:p>N.K.5.752.2.262.141.10.01</text:p>
          </table:table-cell>
          <table:table-cell office:value-type="string">
            <text:p>Etude, réalisation et équipement d'un conservatoire de musique à Souk-Ahras</text:p>
          </table:table-cell>
          <table:table-cell office:value-type="float" office:value="179753157.34">
            <text:p>179753157.34</text:p>
          </table:table-cell>
          <table:table-cell office:value-type="float" office:value="145069659.32">
            <text:p>145069659.32</text:p>
          </table:table-cell>
          <table:table-cell office:value-type="float" office:value="90">
            <text:p>90</text:p>
          </table:table-cell>
          <table:table-cell office:value-type="string">
            <text:p>En cours</text:p>
          </table:table-cell>
        </table:table-row>
        <table:table-row>
          <table:table-cell office:value-type="string">
            <text:p>N.K.5.752.5.262.141.10.01</text:p>
          </table:table-cell>
          <table:table-cell office:value-type="string">
            <text:p>Etude, réalisation et équipement d'un musée régional à Souk-Ahras</text:p>
          </table:table-cell>
          <table:table-cell office:value-type="float" office:value="34677374.09">
            <text:p>34677374.09</text:p>
          </table:table-cell>
          <table:table-cell office:value-type="float" office:value="12371506.09">
            <text:p>12371506.09</text:p>
          </table:table-cell>
          <table:table-cell office:value-type="float" office:value="100">
            <text:p>100</text:p>
          </table:table-cell>
          <table:table-cell office:value-type="string">
            <text:p>Gelée</text:p>
          </table:table-cell>
        </table:table-row>
        <table:table-row>
          <table:table-cell office:value-type="string">
            <text:p>N.K.5.226.2.262.141.10.04</text:p>
          </table:table-cell>
          <table:table-cell office:value-type="string">
            <text:p>Plantation d'alignement sur 95 Km à travers la Wilaya</text:p>
          </table:table-cell>
          <table:table-cell office:value-type="float" office:value="10871393.14">
            <text:p>10871393.14</text:p>
          </table:table-cell>
          <table:table-cell office:value-type="float" office:value="3820680.64">
            <text:p>3820680.64</text:p>
          </table:table-cell>
          <table:table-cell office:value-type="float" office:value="54">
            <text:p>54</text:p>
          </table:table-cell>
          <table:table-cell office:value-type="string">
            <text:p>Gelée</text:p>
          </table:table-cell>
        </table:table-row>
        <table:table-row>
          <table:table-cell office:value-type="string">
            <text:p>N.K.5.623.3.262.141.10.04</text:p>
          </table:table-cell>
          <table:table-cell office:value-type="string">
            <text:p>Equipement d'une demi-pension 200 rations au CEM de Terreguelt</text:p>
          </table:table-cell>
          <table:table-cell office:value-type="float" office:value="2973572.00">
            <text:p>2973572.00</text:p>
          </table:table-cell>
          <table:table-cell office:value-type="float" office:value="2973572.00">
            <text:p>2973572.00</text:p>
          </table:table-cell>
          <table:table-cell office:value-type="float" office:value="100">
            <text:p>100</text:p>
          </table:table-cell>
          <table:table-cell office:value-type="string">
            <text:p>Achevée</text:p>
          </table:table-cell>
        </table:table-row>
        <table:table-row>
          <table:table-cell office:value-type="string">
            <text:p>N.K.5.623.5.262.141.10.07</text:p>
          </table:table-cell>
          <table:table-cell office:value-type="string">
            <text:p>Equipement d'un CEM base 5 à Hennancha</text:p>
          </table:table-cell>
          <table:table-cell office:value-type="float" office:value="6478526.06">
            <text:p>6478526.06</text:p>
          </table:table-cell>
          <table:table-cell office:value-type="float" office:value="2566603.36">
            <text:p>2566603.36</text:p>
          </table:table-cell>
          <table:table-cell office:value-type="float" office:value="100">
            <text:p>100</text:p>
          </table:table-cell>
          <table:table-cell office:value-type="string">
            <text:p>Achevée</text:p>
          </table:table-cell>
        </table:table-row>
        <table:table-row>
          <table:table-cell office:value-type="string">
            <text:p>N.K.5.623.5.262.141.10.08</text:p>
          </table:table-cell>
          <table:table-cell office:value-type="string">
            <text:p>Equipement d'un CEM base 5 à M'Daourouch</text:p>
          </table:table-cell>
          <table:table-cell office:value-type="float" office:value="6478526.06">
            <text:p>6478526.06</text:p>
          </table:table-cell>
          <table:table-cell office:value-type="float" office:value="2566603.36">
            <text:p>2566603.36</text:p>
          </table:table-cell>
          <table:table-cell office:value-type="float" office:value="100">
            <text:p>100</text:p>
          </table:table-cell>
          <table:table-cell office:value-type="string">
            <text:p>Achevée</text:p>
          </table:table-cell>
        </table:table-row>
        <table:table-row>
          <table:table-cell office:value-type="string">
            <text:p>N.K.5.621.1.262.141.10.01</text:p>
          </table:table-cell>
          <table:table-cell office:value-type="string">
            <text:p>Etude pour la réalisation de 8000 places pédagogiques à Souk-Ahras</text:p>
          </table:table-cell>
          <table:table-cell office:value-type="float" office:value="113648467.24">
            <text:p>113648467.24</text:p>
          </table:table-cell>
          <table:table-cell office:value-type="float" office:value="110888593.17">
            <text:p>110888593.17</text:p>
          </table:table-cell>
          <table:table-cell office:value-type="float" office:value="100">
            <text:p>100</text:p>
          </table:table-cell>
          <table:table-cell office:value-type="string">
            <text:p>Achevée</text:p>
          </table:table-cell>
        </table:table-row>
        <table:table-row>
          <table:table-cell office:value-type="string">
            <text:p>N.K.5.621.1.262.141.10.02</text:p>
          </table:table-cell>
          <table:table-cell office:value-type="string">
            <text:p>Etude pour la réalisation d'un restaurant central universitaire 800 places à Souk-Ahras</text:p>
          </table:table-cell>
          <table:table-cell office:value-type="float" office:value="6946587.92">
            <text:p>6946587.92</text:p>
          </table:table-cell>
          <table:table-cell office:value-type="float" office:value="6946587.92">
            <text:p>6946587.92</text:p>
          </table:table-cell>
          <table:table-cell office:value-type="float" office:value="100">
            <text:p>100</text:p>
          </table:table-cell>
          <table:table-cell office:value-type="string">
            <text:p>Achevée</text:p>
          </table:table-cell>
        </table:table-row>
        <table:table-row>
          <table:table-cell office:value-type="string">
            <text:p>N.K.5.621.1.262.141.10.03</text:p>
          </table:table-cell>
          <table:table-cell office:value-type="string">
            <text:p>Etude pour la réalisation d'une résidence universitaire de 2000 lits à Souk-Ahras</text:p>
          </table:table-cell>
          <table:table-cell office:value-type="float" office:value="22920653.49">
            <text:p>22920653.49</text:p>
          </table:table-cell>
          <table:table-cell office:value-type="float" office:value="12263011.99">
            <text:p>12263011.99</text:p>
          </table:table-cell>
          <table:table-cell office:value-type="float" office:value="17">
            <text:p>17</text:p>
          </table:table-cell>
          <table:table-cell office:value-type="string">
            <text:p>En cours</text:p>
          </table:table-cell>
        </table:table-row>
        <table:table-row>
          <table:table-cell office:value-type="string">
            <text:p>N.K.5.621.1.262.141.10.04</text:p>
          </table:table-cell>
          <table:table-cell office:value-type="string">
            <text:p>Etude d'adaptation et suivi pour la réalisation de 2000 lits d'hébergement à Souk-Ahras</text:p>
          </table:table-cell>
          <table:table-cell office:value-type="float" office:value="13841541.74">
            <text:p>13841541.74</text:p>
          </table:table-cell>
          <table:table-cell office:value-type="float" office:value="1419355.45">
            <text:p>1419355.45</text:p>
          </table:table-cell>
          <table:table-cell office:value-type="float" office:value="4">
            <text:p>4</text:p>
          </table:table-cell>
          <table:table-cell office:value-type="string">
            <text:p>Gelée</text:p>
          </table:table-cell>
        </table:table-row>
        <table:table-row>
          <table:table-cell office:value-type="string">
            <text:p>N.K.5.622.1.262.141.10.01</text:p>
          </table:table-cell>
          <table:table-cell office:value-type="string">
            <text:p>Etude , réalisation et équipement de 03 lycées , (01) type 1000/300 et (02) type 800/200 </text:p>
          </table:table-cell>
          <table:table-cell office:value-type="float" office:value="1060988568.89">
            <text:p>1060988568.89</text:p>
          </table:table-cell>
          <table:table-cell office:value-type="float" office:value="374976349.84">
            <text:p>374976349.84</text:p>
          </table:table-cell>
          <table:table-cell office:value-type="float" office:value="100">
            <text:p>100</text:p>
          </table:table-cell>
          <table:table-cell office:value-type="string">
            <text:p>Achevée</text:p>
          </table:table-cell>
        </table:table-row>
        <table:table-row>
          <table:table-cell office:value-type="string">
            <text:p>N.K.5.623.4.262.141.10.01</text:p>
          </table:table-cell>
          <table:table-cell office:value-type="string">
            <text:p>Etude construction et équipement de 48 classes dont 03 groupes scolaires type C, 21 classes en éxtention et 03 logements d'astreinte.</text:p>
          </table:table-cell>
          <table:table-cell office:value-type="float" office:value="288148241.42">
            <text:p>288148241.42</text:p>
          </table:table-cell>
          <table:table-cell office:value-type="float" office:value="228296413.17">
            <text:p>228296413.17</text:p>
          </table:table-cell>
          <table:table-cell office:value-type="float" office:value="100">
            <text:p>100</text:p>
          </table:table-cell>
          <table:table-cell office:value-type="string">
            <text:p>Achevée</text:p>
          </table:table-cell>
        </table:table-row>
        <table:table-row>
          <table:table-cell office:value-type="string">
            <text:p>N.K.5.623.5.262.141.10.03</text:p>
          </table:table-cell>
          <table:table-cell office:value-type="string">
            <text:p>Etude et réalisation d'un CEM base 5 à Hennancha</text:p>
          </table:table-cell>
          <table:table-cell office:value-type="float" office:value="171137311.94">
            <text:p>171137311.94</text:p>
          </table:table-cell>
          <table:table-cell office:value-type="float" office:value="2339690.83">
            <text:p>2339690.83</text:p>
          </table:table-cell>
          <table:table-cell office:value-type="float" office:value="100">
            <text:p>100</text:p>
          </table:table-cell>
          <table:table-cell office:value-type="string">
            <text:p>Achevée</text:p>
          </table:table-cell>
        </table:table-row>
        <table:table-row>
          <table:table-cell office:value-type="string">
            <text:p>N.K.5.623.5.262.141.10.04</text:p>
          </table:table-cell>
          <table:table-cell office:value-type="string">
            <text:p>Etude et réalisation d'un CEM base 5 à M'Daourouch</text:p>
          </table:table-cell>
          <table:table-cell office:value-type="float" office:value="167963727.53">
            <text:p>167963727.53</text:p>
          </table:table-cell>
          <table:table-cell office:value-type="float" office:value="147425830.73">
            <text:p>147425830.73</text:p>
          </table:table-cell>
          <table:table-cell office:value-type="float" office:value="100">
            <text:p>100</text:p>
          </table:table-cell>
          <table:table-cell office:value-type="string">
            <text:p>Achevée</text:p>
          </table:table-cell>
        </table:table-row>
        <table:table-row>
          <table:table-cell office:value-type="string">
            <text:p>N.K.5.623.6.262.141.10.01</text:p>
          </table:table-cell>
          <table:table-cell office:value-type="string">
            <text:p>Aménagement et réhabilitation des établissements de l'enseignement moyen à travers la wilaya</text:p>
          </table:table-cell>
          <table:table-cell office:value-type="float" office:value="39808860.45">
            <text:p>39808860.45</text:p>
          </table:table-cell>
          <table:table-cell office:value-type="float" office:value="36103190.73">
            <text:p>36103190.73</text:p>
          </table:table-cell>
          <table:table-cell office:value-type="float" office:value="100">
            <text:p>100</text:p>
          </table:table-cell>
          <table:table-cell office:value-type="string">
            <text:p>Achevée</text:p>
          </table:table-cell>
        </table:table-row>
        <table:table-row>
          <table:table-cell office:value-type="string">
            <text:p>N.K.5.623.6.262.141.10.02</text:p>
          </table:table-cell>
          <table:table-cell office:value-type="string">
            <text:p>Aménagement et réhabilitation des établissements de l'enseignement primaire à travers la wilaya</text:p>
          </table:table-cell>
          <table:table-cell office:value-type="float" office:value="59213976.76">
            <text:p>59213976.76</text:p>
          </table:table-cell>
          <table:table-cell office:value-type="float" office:value="54546159.61">
            <text:p>54546159.61</text:p>
          </table:table-cell>
          <table:table-cell office:value-type="float" office:value="100">
            <text:p>100</text:p>
          </table:table-cell>
          <table:table-cell office:value-type="string">
            <text:p>Achevée</text:p>
          </table:table-cell>
        </table:table-row>
        <table:table-row>
          <table:table-cell office:value-type="string">
            <text:p>N.K.5.722.2.262.141.10.01</text:p>
          </table:table-cell>
          <table:table-cell office:value-type="string">
            <text:p>Suivi et réalisation de 50 logements incessibles type F4 au profit de l'enseignement supérieur</text:p>
          </table:table-cell>
          <table:table-cell office:value-type="float" office:value="2235526.31">
            <text:p>2235526.31</text:p>
          </table:table-cell>
          <table:table-cell office:value-type="float" office:value="924446.25">
            <text:p>924446.25</text:p>
          </table:table-cell>
          <table:table-cell office:value-type="float" office:value="0">
            <text:p>0</text:p>
          </table:table-cell>
          <table:table-cell office:value-type="string">
            <text:p>Gelée</text:p>
          </table:table-cell>
        </table:table-row>
        <table:table-row>
          <table:table-cell office:value-type="string">
            <text:p>N.K.5.731.9.262.141.10.01</text:p>
          </table:table-cell>
          <table:table-cell office:value-type="string">
            <text:p>Etude pour la réalisation d'un hôpital psychiatrique à Oum-Ladhaim</text:p>
          </table:table-cell>
          <table:table-cell office:value-type="float" office:value="12208596.18">
            <text:p>12208596.18</text:p>
          </table:table-cell>
          <table:table-cell office:value-type="float" office:value="11469021.63">
            <text:p>11469021.63</text:p>
          </table:table-cell>
          <table:table-cell office:value-type="float" office:value="0">
            <text:p>0</text:p>
          </table:table-cell>
          <table:table-cell office:value-type="string">
            <text:p>N L</text:p>
          </table:table-cell>
        </table:table-row>
        <table:table-row>
          <table:table-cell office:value-type="string">
            <text:p>N.K.5.752.2.262.141.10.02</text:p>
          </table:table-cell>
          <table:table-cell office:value-type="string">
            <text:p>Etude, équipement et transformation de l'ancien église en centre culturel islamique </text:p>
          </table:table-cell>
          <table:table-cell office:value-type="float" office:value="88951329.18">
            <text:p>88951329.18</text:p>
          </table:table-cell>
          <table:table-cell office:value-type="float" office:value="88631051.72">
            <text:p>88631051.72</text:p>
          </table:table-cell>
          <table:table-cell office:value-type="float" office:value="100">
            <text:p>100</text:p>
          </table:table-cell>
          <table:table-cell office:value-type="string">
            <text:p>Achevée</text:p>
          </table:table-cell>
        </table:table-row>
        <table:table-row>
          <table:table-cell office:value-type="string">
            <text:p>N.K.5.762.1.262.141.10.01</text:p>
          </table:table-cell>
          <table:table-cell office:value-type="string">
            <text:p>Achèvement et équipement de la mosquée Ali Ibn Abi Taleb à M'Daourouch</text:p>
          </table:table-cell>
          <table:table-cell office:value-type="float" office:value="11707625.24">
            <text:p>11707625.24</text:p>
          </table:table-cell>
          <table:table-cell office:value-type="float" office:value="10921552.89">
            <text:p>10921552.89</text:p>
          </table:table-cell>
          <table:table-cell office:value-type="float" office:value="100">
            <text:p>100</text:p>
          </table:table-cell>
          <table:table-cell office:value-type="string">
            <text:p>Achevée</text:p>
          </table:table-cell>
        </table:table-row>
        <table:table-row>
          <table:table-cell office:value-type="string">
            <text:p>N.K.5.762.1.262.141.10.03</text:p>
          </table:table-cell>
          <table:table-cell office:value-type="string">
            <text:p>Achèvement et équipement de la mosquée Belkacem Loudjani à Sedrata</text:p>
          </table:table-cell>
          <table:table-cell office:value-type="float" office:value="77971306.89">
            <text:p>77971306.89</text:p>
          </table:table-cell>
          <table:table-cell office:value-type="float" office:value="77254218.32">
            <text:p>77254218.32</text:p>
          </table:table-cell>
          <table:table-cell office:value-type="float" office:value="100">
            <text:p>100</text:p>
          </table:table-cell>
          <table:table-cell office:value-type="string">
            <text:p>Achevée</text:p>
          </table:table-cell>
        </table:table-row>
        <table:table-row>
          <table:table-cell office:value-type="string">
            <text:p>N.K.5.631.6.262.141.10.02</text:p>
          </table:table-cell>
          <table:table-cell office:value-type="string">
            <text:p>Etude, réalisation et équipement de 12 salles de cours au niveau de l'INSFP CFPA Zighoud Youcef (CFPA II) à Souk-Ahras</text:p>
          </table:table-cell>
          <table:table-cell office:value-type="float" office:value="47555462.89">
            <text:p>47555462.89</text:p>
          </table:table-cell>
          <table:table-cell office:value-type="float" office:value="46234481.63">
            <text:p>46234481.63</text:p>
          </table:table-cell>
          <table:table-cell office:value-type="float" office:value="100">
            <text:p>100</text:p>
          </table:table-cell>
          <table:table-cell office:value-type="string">
            <text:p>Achevée</text:p>
          </table:table-cell>
        </table:table-row>
        <table:table-row>
          <table:table-cell office:value-type="string">
            <text:p>N.K.5.631.6.262.141.10.01</text:p>
          </table:table-cell>
          <table:table-cell office:value-type="string">
            <text:p>Etude et réalisation des extensions de (02) CFPA de Merahna et Ain-Seynour</text:p>
          </table:table-cell>
          <table:table-cell office:value-type="float" office:value="123105521.67">
            <text:p>123105521.67</text:p>
          </table:table-cell>
          <table:table-cell office:value-type="float" office:value="85746851.01">
            <text:p>85746851.01</text:p>
          </table:table-cell>
          <table:table-cell office:value-type="float" office:value="97">
            <text:p>97</text:p>
          </table:table-cell>
          <table:table-cell office:value-type="string">
            <text:p>En cours</text:p>
          </table:table-cell>
        </table:table-row>
        <table:table-row>
          <table:table-cell office:value-type="string">
            <text:p>N.K.5.631.6.262.141.10.03</text:p>
          </table:table-cell>
          <table:table-cell office:value-type="string">
            <text:p>Etude, réalisation et équipement en mobilier scolaire, services communs et parc auto d'un CFPA à Heddada</text:p>
          </table:table-cell>
          <table:table-cell office:value-type="float" office:value="232990480.95">
            <text:p>232990480.95</text:p>
          </table:table-cell>
          <table:table-cell office:value-type="float" office:value="226006413.64">
            <text:p>226006413.64</text:p>
          </table:table-cell>
          <table:table-cell office:value-type="float" office:value="95">
            <text:p>95</text:p>
          </table:table-cell>
          <table:table-cell office:value-type="string">
            <text:p>En cours</text:p>
          </table:table-cell>
        </table:table-row>
        <table:table-row>
          <table:table-cell office:value-type="string">
            <text:p>N.K.5.741.1.262.141.10.02</text:p>
          </table:table-cell>
          <table:table-cell office:value-type="string">
            <text:p>Réhabilitation de 05 maisons de jeunes à travers la Wilaya</text:p>
          </table:table-cell>
          <table:table-cell office:value-type="float" office:value="23886346.58">
            <text:p>23886346.58</text:p>
          </table:table-cell>
          <table:table-cell office:value-type="float" office:value="22494645.44">
            <text:p>22494645.44</text:p>
          </table:table-cell>
          <table:table-cell office:value-type="float" office:value="90">
            <text:p>90</text:p>
          </table:table-cell>
          <table:table-cell office:value-type="string">
            <text:p>Gelée</text:p>
          </table:table-cell>
        </table:table-row>
        <table:table-row>
          <table:table-cell office:value-type="string">
            <text:p>N.K.5.742.2.262.141.10.03</text:p>
          </table:table-cell>
          <table:table-cell office:value-type="string">
            <text:p>Etude, réalisation et équipement d'une piscine de proximité à Sedrata</text:p>
          </table:table-cell>
          <table:table-cell office:value-type="float" office:value="5976720.35">
            <text:p>5976720.35</text:p>
          </table:table-cell>
          <table:table-cell office:value-type="float" office:value="2431523.00">
            <text:p>2431523.00</text:p>
          </table:table-cell>
          <table:table-cell office:value-type="float" office:value="5">
            <text:p>5</text:p>
          </table:table-cell>
          <table:table-cell office:value-type="string">
            <text:p>Gelée</text:p>
          </table:table-cell>
        </table:table-row>
        <table:table-row>
          <table:table-cell office:value-type="string">
            <text:p>N.K.5.742.2.262.141.10.04</text:p>
          </table:table-cell>
          <table:table-cell office:value-type="string">
            <text:p>Etude, réalisation et équipement d'une piscine de proximité à Machroha</text:p>
          </table:table-cell>
          <table:table-cell office:value-type="float" office:value="60272569.47">
            <text:p>60272569.47</text:p>
          </table:table-cell>
          <table:table-cell office:value-type="float" office:value="1937523.00">
            <text:p>1937523.00</text:p>
          </table:table-cell>
          <table:table-cell office:value-type="float" office:value="0">
            <text:p>0</text:p>
          </table:table-cell>
          <table:table-cell office:value-type="string">
            <text:p>Gelée</text:p>
          </table:table-cell>
        </table:table-row>
        <table:table-row>
          <table:table-cell office:value-type="string">
            <text:p>N.K.5.742.2.262.141.10.06</text:p>
          </table:table-cell>
          <table:table-cell office:value-type="string">
            <text:p>Etude, réalisation et équipement de (20) terrains sportifs de proximité à travers la Wilaya</text:p>
          </table:table-cell>
          <table:table-cell office:value-type="float" office:value="30398147.33">
            <text:p>30398147.33</text:p>
          </table:table-cell>
          <table:table-cell office:value-type="float" office:value="21659300.33">
            <text:p>21659300.33</text:p>
          </table:table-cell>
          <table:table-cell office:value-type="float" office:value="80">
            <text:p>80</text:p>
          </table:table-cell>
          <table:table-cell office:value-type="string">
            <text:p>Gelée</text:p>
          </table:table-cell>
        </table:table-row>
        <table:table-row>
          <table:table-cell office:value-type="string">
            <text:p>N.K.5.742.2.262.141.10.08</text:p>
          </table:table-cell>
          <table:table-cell office:value-type="string">
            <text:p>Réhabilitation de 07 complexes sportifs de proximité à travers la Wilaya</text:p>
          </table:table-cell>
          <table:table-cell office:value-type="float" office:value="6129725.94">
            <text:p>6129725.94</text:p>
          </table:table-cell>
          <table:table-cell office:value-type="float" office:value="6129725.94">
            <text:p>6129725.94</text:p>
          </table:table-cell>
          <table:table-cell office:value-type="float" office:value="5">
            <text:p>5</text:p>
          </table:table-cell>
          <table:table-cell office:value-type="string">
            <text:p>Gelée</text:p>
          </table:table-cell>
        </table:table-row>
        <table:table-row>
          <table:table-cell office:value-type="string">
            <text:p>N.K.5.643.2.262.141.10.01</text:p>
          </table:table-cell>
          <table:table-cell office:value-type="string">
            <text:p>Etude pour la réalisation d'une école de formation paramédicale à Souk-Ahras</text:p>
          </table:table-cell>
          <table:table-cell office:value-type="float" office:value="9473604.25">
            <text:p>9473604.25</text:p>
          </table:table-cell>
          <table:table-cell office:value-type="float" office:value="9011106.31">
            <text:p>9011106.31</text:p>
          </table:table-cell>
          <table:table-cell office:value-type="float" office:value="100">
            <text:p>100</text:p>
          </table:table-cell>
          <table:table-cell office:value-type="string">
            <text:p>Achevée</text:p>
          </table:table-cell>
        </table:table-row>
        <table:table-row>
          <table:table-cell office:value-type="string">
            <text:p>N.K.5.731.3.262.141.10.01</text:p>
          </table:table-cell>
          <table:table-cell office:value-type="string">
            <text:p>Acquisition d'équipements pour le complexe "mère enfant" à Souk-Ahras</text:p>
          </table:table-cell>
          <table:table-cell office:value-type="float" office:value="656173370.48">
            <text:p>656173370.48</text:p>
          </table:table-cell>
          <table:table-cell office:value-type="float" office:value="596837923.70">
            <text:p>596837923.70</text:p>
          </table:table-cell>
          <table:table-cell office:value-type="float" office:value="90">
            <text:p>90</text:p>
          </table:table-cell>
          <table:table-cell office:value-type="string">
            <text:p>En cours</text:p>
          </table:table-cell>
        </table:table-row>
        <table:table-row>
          <table:table-cell office:value-type="string">
            <text:p>N.K.5.731.3.262.141.10.03</text:p>
          </table:table-cell>
          <table:table-cell office:value-type="string">
            <text:p>Acquisition d'équipements pour l'hôpital 60 lits à Taoura</text:p>
          </table:table-cell>
          <table:table-cell office:value-type="float" office:value="192772884.20">
            <text:p>192772884.20</text:p>
          </table:table-cell>
          <table:table-cell office:value-type="float" office:value="192772884.20">
            <text:p>192772884.20</text:p>
          </table:table-cell>
          <table:table-cell office:value-type="float" office:value="90">
            <text:p>90</text:p>
          </table:table-cell>
          <table:table-cell office:value-type="string">
            <text:p>En cours</text:p>
          </table:table-cell>
        </table:table-row>
        <table:table-row>
          <table:table-cell office:value-type="string">
            <text:p>N.K.5.731.3.262.141.10.02</text:p>
          </table:table-cell>
          <table:table-cell office:value-type="string">
            <text:p>Acquisition d'équipements pour l'hôpital 120 lits à M'Daourouch</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733.5.262.141.10.01</text:p>
          </table:table-cell>
          <table:table-cell office:value-type="string">
            <text:p>Réalisation et équipement d'une polyclinique à Ouled-Moumen</text:p>
          </table:table-cell>
          <table:table-cell office:value-type="float" office:value="108313012.54">
            <text:p>108313012.54</text:p>
          </table:table-cell>
          <table:table-cell office:value-type="float" office:value="2353591.24">
            <text:p>2353591.24</text:p>
          </table:table-cell>
          <table:table-cell office:value-type="float" office:value="20">
            <text:p>20</text:p>
          </table:table-cell>
          <table:table-cell office:value-type="string">
            <text:p>A l'arret</text:p>
          </table:table-cell>
        </table:table-row>
        <table:table-row>
          <table:table-cell office:value-type="string">
            <text:p>N.K.5.421.1.262.141.10.02</text:p>
          </table:table-cell>
          <table:table-cell office:value-type="string">
            <text:p>Etude d'aménagement de (05) zones d'expansion touristiques à travers la Wilay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834.2.262.141.10.04</text:p>
          </table:table-cell>
          <table:table-cell office:value-type="string">
            <text:p>Etude, réalisation et équipement d'un siège de conservation des forêts avec logement de fonction à Souk-Ahras</text:p>
          </table:table-cell>
          <table:table-cell office:value-type="float" office:value="81294191.11">
            <text:p>81294191.11</text:p>
          </table:table-cell>
          <table:table-cell office:value-type="float" office:value="81294191.11">
            <text:p>81294191.11</text:p>
          </table:table-cell>
          <table:table-cell office:value-type="float" office:value="100">
            <text:p>100</text:p>
          </table:table-cell>
          <table:table-cell office:value-type="string">
            <text:p>Achevée</text:p>
          </table:table-cell>
        </table:table-row>
        <table:table-row>
          <table:table-cell office:value-type="string">
            <text:p>N.K.5.852.1.262.141.10.01</text:p>
          </table:table-cell>
          <table:table-cell office:value-type="string">
            <text:p>Etude et réalisation d'une Unité Républicaine de Sécurité (U.R.S) à Souk-Ahras</text:p>
          </table:table-cell>
          <table:table-cell office:value-type="float" office:value="845161734.60">
            <text:p>845161734.60</text:p>
          </table:table-cell>
          <table:table-cell office:value-type="float" office:value="179768198.76">
            <text:p>179768198.76</text:p>
          </table:table-cell>
          <table:table-cell office:value-type="float" office:value="42">
            <text:p>42</text:p>
          </table:table-cell>
          <table:table-cell office:value-type="string">
            <text:p>Gelée</text:p>
          </table:table-cell>
        </table:table-row>
        <table:table-row>
          <table:table-cell office:value-type="string">
            <text:p>N.K.5.852.2.262.141.10.01</text:p>
          </table:table-cell>
          <table:table-cell office:value-type="string">
            <text:p>Etude et réalisation d'un célibatorium au profit de la sûreté nationale à M'Daourouch</text:p>
          </table:table-cell>
          <table:table-cell office:value-type="float" office:value="52246495.42">
            <text:p>52246495.42</text:p>
          </table:table-cell>
          <table:table-cell office:value-type="float" office:value="52053251.15">
            <text:p>52053251.15</text:p>
          </table:table-cell>
          <table:table-cell office:value-type="float" office:value="100">
            <text:p>100</text:p>
          </table:table-cell>
          <table:table-cell office:value-type="string">
            <text:p>Achevée</text:p>
          </table:table-cell>
        </table:table-row>
        <table:table-row>
          <table:table-cell office:value-type="string">
            <text:p>N.K.5.852.4.262.141.10.01</text:p>
          </table:table-cell>
          <table:table-cell office:value-type="string">
            <text:p>Etude et réalisation d'un centre frontalier mixte (DGSN - DGD) avec (05) logements de fonction et acquisition d'un groupe électrogène à Ouled-Moumen</text:p>
          </table:table-cell>
          <table:table-cell office:value-type="float" office:value="1008468558.65">
            <text:p>1008468558.65</text:p>
          </table:table-cell>
          <table:table-cell office:value-type="float" office:value="529116583.06">
            <text:p>529116583.06</text:p>
          </table:table-cell>
          <table:table-cell office:value-type="float" office:value="83">
            <text:p>83</text:p>
          </table:table-cell>
          <table:table-cell office:value-type="string">
            <text:p>En cours</text:p>
          </table:table-cell>
        </table:table-row>
        <table:table-row>
          <table:table-cell office:value-type="string">
            <text:p>N.K.5.852.4.262.141.10.02</text:p>
          </table:table-cell>
          <table:table-cell office:value-type="string">
            <text:p>Etude et réalisation d'une base de vie et acquisition d'un groupe électrogène au poste frontalier de Heddada</text:p>
          </table:table-cell>
          <table:table-cell office:value-type="float" office:value="189561038.02">
            <text:p>189561038.02</text:p>
          </table:table-cell>
          <table:table-cell office:value-type="float" office:value="151236571.09">
            <text:p>151236571.09</text:p>
          </table:table-cell>
          <table:table-cell office:value-type="float" office:value="100">
            <text:p>100</text:p>
          </table:table-cell>
          <table:table-cell office:value-type="string">
            <text:p>Achevée</text:p>
          </table:table-cell>
        </table:table-row>
        <table:table-row>
          <table:table-cell office:value-type="string">
            <text:p>N.K.5.854.2.262.141.10.01</text:p>
          </table:table-cell>
          <table:table-cell office:value-type="string">
            <text:p>Etude et réalisation d'une unité secondaire de la protection civile à Ouled-Driss</text:p>
          </table:table-cell>
          <table:table-cell office:value-type="float" office:value="139639952.03">
            <text:p>139639952.03</text:p>
          </table:table-cell>
          <table:table-cell office:value-type="float" office:value="113331094.71">
            <text:p>113331094.71</text:p>
          </table:table-cell>
          <table:table-cell office:value-type="float" office:value="100">
            <text:p>100</text:p>
          </table:table-cell>
          <table:table-cell office:value-type="string">
            <text:p>Achevée</text:p>
          </table:table-cell>
        </table:table-row>
        <table:table-row>
          <table:table-cell office:value-type="string">
            <text:p>N.K.5.834.1.262.141.10.03</text:p>
          </table:table-cell>
          <table:table-cell office:value-type="string">
            <text:p>Etude pour réalisation de (04) subdivisions du logement et des équipements publics avec (04) logements de fonction à Sedrata, Taoura, Merahna et Heddada</text:p>
          </table:table-cell>
          <table:table-cell office:value-type="float" office:value="364336.25">
            <text:p>364336.25</text:p>
          </table:table-cell>
          <table:table-cell office:value-type="float" office:value="364336.25">
            <text:p>364336.25</text:p>
          </table:table-cell>
          <table:table-cell office:value-type="float" office:value="5">
            <text:p>5</text:p>
          </table:table-cell>
          <table:table-cell office:value-type="string">
            <text:p>Gelée</text:p>
          </table:table-cell>
        </table:table-row>
        <table:table-row>
          <table:table-cell office:value-type="string">
            <text:p>N.K.5.834.1.262.141.10.04</text:p>
          </table:table-cell>
          <table:table-cell office:value-type="string">
            <text:p>Etude pour la réalisation d'un centre de proximité des impôts avec (02) logements de fonction à M'Daourouch</text:p>
          </table:table-cell>
          <table:table-cell office:value-type="float" office:value="5385159.00">
            <text:p>5385159.00</text:p>
          </table:table-cell>
          <table:table-cell office:value-type="float" office:value="2115009.00">
            <text:p>2115009.00</text:p>
          </table:table-cell>
          <table:table-cell office:value-type="float" office:value="100">
            <text:p>100</text:p>
          </table:table-cell>
          <table:table-cell office:value-type="string">
            <text:p>Achevée</text:p>
          </table:table-cell>
        </table:table-row>
        <table:table-row>
          <table:table-cell office:value-type="string">
            <text:p>N.K.5.834.2.262.141.10.03</text:p>
          </table:table-cell>
          <table:table-cell office:value-type="string">
            <text:p>Etude, réalisation et équipement d'un siège de la direction de l'Hydraulique avec logement de fonction à Souk-Ahras</text:p>
          </table:table-cell>
          <table:table-cell office:value-type="float" office:value="120277217.51">
            <text:p>120277217.51</text:p>
          </table:table-cell>
          <table:table-cell office:value-type="float" office:value="119400617.51">
            <text:p>119400617.51</text:p>
          </table:table-cell>
          <table:table-cell office:value-type="float" office:value="100">
            <text:p>100</text:p>
          </table:table-cell>
          <table:table-cell office:value-type="string">
            <text:p>Achevée</text:p>
          </table:table-cell>
        </table:table-row>
        <table:table-row>
          <table:table-cell office:value-type="string">
            <text:p>N.K.5.834.2.262.141.10.01</text:p>
          </table:table-cell>
          <table:table-cell office:value-type="string">
            <text:p>Etude, réalisation et équipement d'une subdivision agricole avec logement de fonction à M'Daourouch</text:p>
          </table:table-cell>
          <table:table-cell office:value-type="float" office:value="23387088.62">
            <text:p>23387088.62</text:p>
          </table:table-cell>
          <table:table-cell office:value-type="float" office:value="17282526.63">
            <text:p>17282526.63</text:p>
          </table:table-cell>
          <table:table-cell office:value-type="float" office:value="95">
            <text:p>95</text:p>
          </table:table-cell>
          <table:table-cell office:value-type="string">
            <text:p>En cours</text:p>
          </table:table-cell>
        </table:table-row>
        <table:table-row>
          <table:table-cell office:value-type="string">
            <text:p>N.K.5.834.2.262.141.10.06</text:p>
          </table:table-cell>
          <table:table-cell office:value-type="string">
            <text:p>Etude d'adaptation et réalisation d'un siège de direction de la santé et de la population avec logement de fonction à Souk-Ahras</text:p>
          </table:table-cell>
          <table:table-cell office:value-type="float" office:value="119846069.94">
            <text:p>119846069.94</text:p>
          </table:table-cell>
          <table:table-cell office:value-type="float" office:value="119615104.63">
            <text:p>119615104.63</text:p>
          </table:table-cell>
          <table:table-cell office:value-type="float" office:value="100">
            <text:p>100</text:p>
          </table:table-cell>
          <table:table-cell office:value-type="string">
            <text:p>Achevée</text:p>
          </table:table-cell>
        </table:table-row>
        <table:table-row>
          <table:table-cell office:value-type="string">
            <text:p>N.K.5.834.2.262.141.10.05</text:p>
          </table:table-cell>
          <table:table-cell office:value-type="string">
            <text:p>Réalisation et équipement d'un siège de direction de Tourisme avec logement de fonction à Souk-Ahras</text:p>
          </table:table-cell>
          <table:table-cell office:value-type="float" office:value="71853619.02">
            <text:p>71853619.02</text:p>
          </table:table-cell>
          <table:table-cell office:value-type="float" office:value="68747719.02">
            <text:p>68747719.02</text:p>
          </table:table-cell>
          <table:table-cell office:value-type="float" office:value="100">
            <text:p>100</text:p>
          </table:table-cell>
          <table:table-cell office:value-type="string">
            <text:p>Achevée</text:p>
          </table:table-cell>
        </table:table-row>
        <table:table-row>
          <table:table-cell office:value-type="string">
            <text:p>N.F.5.512.2.262.141.10.01</text:p>
          </table:table-cell>
          <table:table-cell office:value-type="string">
            <text:p>Etude, réalisation et équipement d'une gare routière type "A" à Souk-Ahras</text:p>
          </table:table-cell>
          <table:table-cell office:value-type="float" office:value="744331118.96">
            <text:p>744331118.96</text:p>
          </table:table-cell>
          <table:table-cell office:value-type="float" office:value="716494448.01">
            <text:p>716494448.01</text:p>
          </table:table-cell>
          <table:table-cell office:value-type="float" office:value="100">
            <text:p>100</text:p>
          </table:table-cell>
          <table:table-cell office:value-type="string">
            <text:p>Achevée</text:p>
          </table:table-cell>
        </table:table-row>
        <table:table-row>
          <table:table-cell office:value-type="string">
            <text:p>N.K.5.512.1.262.141.10.09</text:p>
          </table:table-cell>
          <table:table-cell office:value-type="string">
            <text:p>Etude pour la réalisation d'une station urbaine à Machroh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352.1.262.141.10.01</text:p>
          </table:table-cell>
          <table:table-cell office:value-type="string">
            <text:p>Etude, réalisation et équipement d'une décharge contrôlée à Taoura</text:p>
          </table:table-cell>
          <table:table-cell office:value-type="float" office:value="129725000.00">
            <text:p>129725000.00</text:p>
          </table:table-cell>
          <table:table-cell office:value-type="float" office:value="129722464.31">
            <text:p>129722464.31</text:p>
          </table:table-cell>
          <table:table-cell office:value-type="float" office:value="100">
            <text:p>100</text:p>
          </table:table-cell>
          <table:table-cell office:value-type="string">
            <text:p>Clôturé </text:p>
          </table:table-cell>
        </table:table-row>
        <table:table-row>
          <table:table-cell office:value-type="string">
            <text:p>N.K.5.741.1.262.141.10.01</text:p>
          </table:table-cell>
          <table:table-cell office:value-type="string">
            <text:p>Etude, réalisation et équipement d'une maison de jeunes type "03" à Khedara</text:p>
          </table:table-cell>
          <table:table-cell office:value-type="float" office:value="36949000.00">
            <text:p>36949000.00</text:p>
          </table:table-cell>
          <table:table-cell office:value-type="float" office:value="36946282.26">
            <text:p>36946282.26</text:p>
          </table:table-cell>
          <table:table-cell office:value-type="float" office:value="100">
            <text:p>100</text:p>
          </table:table-cell>
          <table:table-cell office:value-type="string">
            <text:p>Clôturé </text:p>
          </table:table-cell>
        </table:table-row>
        <table:table-row>
          <table:table-cell office:value-type="string">
            <text:p>N.K.5.742.8.262.141.10.01</text:p>
          </table:table-cell>
          <table:table-cell office:value-type="string">
            <text:p>Equipement du parc omnisports de Wilaya Badji Mokhtar à Souk-Ahras</text:p>
          </table:table-cell>
          <table:table-cell office:value-type="float" office:value="14359000.00">
            <text:p>14359000.00</text:p>
          </table:table-cell>
          <table:table-cell office:value-type="float" office:value="14357236.73">
            <text:p>14357236.73</text:p>
          </table:table-cell>
          <table:table-cell office:value-type="float" office:value="100">
            <text:p>100</text:p>
          </table:table-cell>
          <table:table-cell office:value-type="string">
            <text:p>Clôturé </text:p>
          </table:table-cell>
        </table:table-row>
        <table:table-row>
          <table:table-cell office:value-type="string">
            <text:p>N.K.5.742.2.262.141.10.01</text:p>
          </table:table-cell>
          <table:table-cell office:value-type="string">
            <text:p>Etude, réalisation et équipement d'une salle spécialisée à Zaarouria</text:p>
          </table:table-cell>
          <table:table-cell office:value-type="float" office:value="46545000.00">
            <text:p>46545000.00</text:p>
          </table:table-cell>
          <table:table-cell office:value-type="float" office:value="46541942.41">
            <text:p>46541942.41</text:p>
          </table:table-cell>
          <table:table-cell office:value-type="float" office:value="100">
            <text:p>100</text:p>
          </table:table-cell>
          <table:table-cell office:value-type="string">
            <text:p>Clôturé </text:p>
          </table:table-cell>
        </table:table-row>
        <table:table-row>
          <table:table-cell office:value-type="string">
            <text:p>N.K.5.742.2.262.141.10.05</text:p>
          </table:table-cell>
          <table:table-cell office:value-type="string">
            <text:p>Etude, réalisation et équipement d'un complexe sportif de proximité à Ouled-Moumen</text:p>
          </table:table-cell>
          <table:table-cell office:value-type="float" office:value="74878000.00">
            <text:p>74878000.00</text:p>
          </table:table-cell>
          <table:table-cell office:value-type="float" office:value="74875605.08">
            <text:p>74875605.08</text:p>
          </table:table-cell>
          <table:table-cell office:value-type="float" office:value="100">
            <text:p>100</text:p>
          </table:table-cell>
          <table:table-cell office:value-type="string">
            <text:p>Clôturé </text:p>
          </table:table-cell>
        </table:table-row>
        <table:table-row>
          <table:table-cell office:value-type="string">
            <text:p>N.K.5.631.6.262.141.10.04</text:p>
          </table:table-cell>
          <table:table-cell office:value-type="string">
            <text:p>Réhabilitation et aménagement des établissements de la formation professionnelle de la Wilaya</text:p>
          </table:table-cell>
          <table:table-cell office:value-type="float" office:value="48479000.00">
            <text:p>48479000.00</text:p>
          </table:table-cell>
          <table:table-cell office:value-type="float" office:value="48479000.00">
            <text:p>48479000.00</text:p>
          </table:table-cell>
          <table:table-cell office:value-type="float" office:value="100">
            <text:p>100</text:p>
          </table:table-cell>
          <table:table-cell office:value-type="string">
            <text:p>Clôturé </text:p>
          </table:table-cell>
        </table:table-row>
        <table:table-row>
          <table:table-cell office:value-type="string">
            <text:p>N.K.5.733.4.262.141.10.01</text:p>
          </table:table-cell>
          <table:table-cell office:value-type="string">
            <text:p>Acquisition de (06) ambulances pour les polycliniques </text:p>
          </table:table-cell>
          <table:table-cell office:value-type="float" office:value="23182000.00">
            <text:p>23182000.00</text:p>
          </table:table-cell>
          <table:table-cell office:value-type="float" office:value="23182000.00">
            <text:p>23182000.00</text:p>
          </table:table-cell>
          <table:table-cell office:value-type="float" office:value="100">
            <text:p>100</text:p>
          </table:table-cell>
          <table:table-cell office:value-type="string">
            <text:p>Clôturé </text:p>
          </table:table-cell>
        </table:table-row>
        <table:table-row>
          <table:table-cell office:value-type="string">
            <text:p>N.K.5.226.2.262.141.11.02</text:p>
          </table:table-cell>
          <table:table-cell office:value-type="string">
            <text:p>Travaux d'entretien des reboisements sur 950 Ha à Travers la Wilaya</text:p>
          </table:table-cell>
          <table:table-cell office:value-type="float" office:value="46099843.87">
            <text:p>46099843.87</text:p>
          </table:table-cell>
          <table:table-cell office:value-type="float" office:value="45257443.87">
            <text:p>45257443.87</text:p>
          </table:table-cell>
          <table:table-cell office:value-type="float" office:value="100">
            <text:p>100</text:p>
          </table:table-cell>
          <table:table-cell office:value-type="string">
            <text:p>Achevée</text:p>
          </table:table-cell>
        </table:table-row>
        <table:table-row>
          <table:table-cell office:value-type="string">
            <text:p>N.K.5.226.2.262.141.11.03</text:p>
          </table:table-cell>
          <table:table-cell office:value-type="string">
            <text:p>Travaux sylvicoles sur 2300 Ha à travers la Wilaya</text:p>
          </table:table-cell>
          <table:table-cell office:value-type="float" office:value="60225144.04">
            <text:p>60225144.04</text:p>
          </table:table-cell>
          <table:table-cell office:value-type="float" office:value="56085684.04">
            <text:p>56085684.04</text:p>
          </table:table-cell>
          <table:table-cell office:value-type="float" office:value="97">
            <text:p>97</text:p>
          </table:table-cell>
          <table:table-cell office:value-type="string">
            <text:p>Gelée</text:p>
          </table:table-cell>
        </table:table-row>
        <table:table-row>
          <table:table-cell office:value-type="string">
            <text:p>N.K.5.722.2.262.141.11.01</text:p>
          </table:table-cell>
          <table:table-cell office:value-type="string">
            <text:p>Etude et réalisation de 04 logements d'astreinte à la sûreté de daira de Machroha</text:p>
          </table:table-cell>
          <table:table-cell office:value-type="float" office:value="25977553.90">
            <text:p>25977553.90</text:p>
          </table:table-cell>
          <table:table-cell office:value-type="float" office:value="24503034.67">
            <text:p>24503034.67</text:p>
          </table:table-cell>
          <table:table-cell office:value-type="float" office:value="100">
            <text:p>100</text:p>
          </table:table-cell>
          <table:table-cell office:value-type="string">
            <text:p>Achevée</text:p>
          </table:table-cell>
        </table:table-row>
        <table:table-row>
          <table:table-cell office:value-type="string">
            <text:p>N.K.5.622.1.262.141.11.09</text:p>
          </table:table-cell>
          <table:table-cell office:value-type="string">
            <text:p>Equipement d'un lycée type 800/200R à Terreguelt</text:p>
          </table:table-cell>
          <table:table-cell office:value-type="float" office:value="10068786.00">
            <text:p>10068786.00</text:p>
          </table:table-cell>
          <table:table-cell office:value-type="float" office:value="10068786.00">
            <text:p>10068786.00</text:p>
          </table:table-cell>
          <table:table-cell office:value-type="float" office:value="100">
            <text:p>100</text:p>
          </table:table-cell>
          <table:table-cell office:value-type="string">
            <text:p>Achevée</text:p>
          </table:table-cell>
        </table:table-row>
        <table:table-row>
          <table:table-cell office:value-type="string">
            <text:p>N.K.5.622.1.262.141.11.10</text:p>
          </table:table-cell>
          <table:table-cell office:value-type="string">
            <text:p>Equipement d'un lycée type 800 à Ain-Seynour commune de Machroha</text:p>
          </table:table-cell>
          <table:table-cell office:value-type="float" office:value="10068786.00">
            <text:p>10068786.00</text:p>
          </table:table-cell>
          <table:table-cell office:value-type="string">
            <text:p>NULL</text:p>
          </table:table-cell>
          <table:table-cell office:value-type="float" office:value="100">
            <text:p>100</text:p>
          </table:table-cell>
          <table:table-cell office:value-type="string">
            <text:p>Achevée</text:p>
          </table:table-cell>
        </table:table-row>
        <table:table-row>
          <table:table-cell office:value-type="string">
            <text:p>N.K.5.622.1.262.141.11.12</text:p>
          </table:table-cell>
          <table:table-cell office:value-type="string">
            <text:p>Equipement d'un lycée type 800 à la commune de Sidi-Fredj</text:p>
          </table:table-cell>
          <table:table-cell office:value-type="float" office:value="10068786.00">
            <text:p>10068786.00</text:p>
          </table:table-cell>
          <table:table-cell office:value-type="string">
            <text:p>NULL</text:p>
          </table:table-cell>
          <table:table-cell office:value-type="float" office:value="100">
            <text:p>100</text:p>
          </table:table-cell>
          <table:table-cell office:value-type="string">
            <text:p>Achevée</text:p>
          </table:table-cell>
        </table:table-row>
        <table:table-row>
          <table:table-cell office:value-type="string">
            <text:p>N.K.5.622.1.262.141.11.14</text:p>
          </table:table-cell>
          <table:table-cell office:value-type="string">
            <text:p>Equipeemnt d'un lycée type 800/200R à Drea centre</text:p>
          </table:table-cell>
          <table:table-cell office:value-type="float" office:value="12493305.54">
            <text:p>12493305.54</text:p>
          </table:table-cell>
          <table:table-cell office:value-type="float" office:value="6694.46">
            <text:p>6694.46</text:p>
          </table:table-cell>
          <table:table-cell office:value-type="float" office:value="100">
            <text:p>100</text:p>
          </table:table-cell>
          <table:table-cell office:value-type="string">
            <text:p>Achevée</text:p>
          </table:table-cell>
        </table:table-row>
        <table:table-row>
          <table:table-cell office:value-type="string">
            <text:p>NULL</text:p>
          </table:table-cell>
          <table:table-cell office:value-type="string">
            <text:p>équipement de (03) unités de dépistage et de suivi à travers la Wilay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623.3.262.141.11.07</text:p>
          </table:table-cell>
          <table:table-cell office:value-type="string">
            <text:p>Equipement de (02) cantines scolaires type 200R à travers la Wilay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623.3.262.141.11.09</text:p>
          </table:table-cell>
          <table:table-cell office:value-type="string">
            <text:p>Equipement d'une demi-pension type 200R au nouveau CEM B5 au POS N° 8 commune de Souk-Ahras</text:p>
          </table:table-cell>
          <table:table-cell office:value-type="float" office:value="2999752.00">
            <text:p>2999752.00</text:p>
          </table:table-cell>
          <table:table-cell office:value-type="float" office:value="2999752.00">
            <text:p>2999752.00</text:p>
          </table:table-cell>
          <table:table-cell office:value-type="float" office:value="100">
            <text:p>100</text:p>
          </table:table-cell>
          <table:table-cell office:value-type="string">
            <text:p>Achevée</text:p>
          </table:table-cell>
        </table:table-row>
        <table:table-row>
          <table:table-cell office:value-type="string">
            <text:p>N.K.5.623.4.262.141.11.20</text:p>
          </table:table-cell>
          <table:table-cell office:value-type="string">
            <text:p>Equipement d'un groupe scolaire type B "06 classes" en remplacement avec logement d'astreinte à Ouled-Driss</text:p>
          </table:table-cell>
          <table:table-cell office:value-type="float" office:value="1074921.12">
            <text:p>1074921.12</text:p>
          </table:table-cell>
          <table:table-cell office:value-type="float" office:value="1074921.12">
            <text:p>1074921.12</text:p>
          </table:table-cell>
          <table:table-cell office:value-type="float" office:value="100">
            <text:p>100</text:p>
          </table:table-cell>
          <table:table-cell office:value-type="string">
            <text:p>Achevée</text:p>
          </table:table-cell>
        </table:table-row>
        <table:table-row>
          <table:table-cell office:value-type="string">
            <text:p>N.K.5.623.4.262.141.11.24</text:p>
          </table:table-cell>
          <table:table-cell office:value-type="string">
            <text:p>Equipement d'un groupe scolaire type B "06 classes en remplacement " à école Nadjeh Lakhdher avec logement d'astreinte à Hennanch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623.5.262.141.11.09</text:p>
          </table:table-cell>
          <table:table-cell office:value-type="string">
            <text:p>Equipement d'un collège type B5 au route de Hennancha commune de Souk-Ahras</text:p>
          </table:table-cell>
          <table:table-cell office:value-type="float" office:value="6678892.85">
            <text:p>6678892.85</text:p>
          </table:table-cell>
          <table:table-cell office:value-type="float" office:value="4032910.00">
            <text:p>4032910.00</text:p>
          </table:table-cell>
          <table:table-cell office:value-type="float" office:value="100">
            <text:p>100</text:p>
          </table:table-cell>
          <table:table-cell office:value-type="string">
            <text:p>Achevée</text:p>
          </table:table-cell>
        </table:table-row>
        <table:table-row>
          <table:table-cell office:value-type="string">
            <text:p>N.K.5.623.5.262.141.11.11</text:p>
          </table:table-cell>
          <table:table-cell office:value-type="string">
            <text:p>Equipement d'un collège type B5 à la cité Ibn Rochd commune de Souk-Ahras</text:p>
          </table:table-cell>
          <table:table-cell office:value-type="float" office:value="6678892.85">
            <text:p>6678892.85</text:p>
          </table:table-cell>
          <table:table-cell office:value-type="float" office:value="4032910.00">
            <text:p>4032910.00</text:p>
          </table:table-cell>
          <table:table-cell office:value-type="float" office:value="100">
            <text:p>100</text:p>
          </table:table-cell>
          <table:table-cell office:value-type="string">
            <text:p>Achevée</text:p>
          </table:table-cell>
        </table:table-row>
        <table:table-row>
          <table:table-cell office:value-type="string">
            <text:p>N.K.5.623.4.262.141.11.14</text:p>
          </table:table-cell>
          <table:table-cell office:value-type="string">
            <text:p>Equipement d'un groupe scolaire type "C" à Diar Zergua à Souk-Ahras</text:p>
          </table:table-cell>
          <table:table-cell office:value-type="float" office:value="1390872.00">
            <text:p>1390872.00</text:p>
          </table:table-cell>
          <table:table-cell office:value-type="float" office:value="1161249.60">
            <text:p>1161249.60</text:p>
          </table:table-cell>
          <table:table-cell office:value-type="float" office:value="100">
            <text:p>100</text:p>
          </table:table-cell>
          <table:table-cell office:value-type="string">
            <text:p>Achevée</text:p>
          </table:table-cell>
        </table:table-row>
        <table:table-row>
          <table:table-cell office:value-type="string">
            <text:p>N.K.5.623.4.262.141.11.16</text:p>
          </table:table-cell>
          <table:table-cell office:value-type="string">
            <text:p>Equipement d'un groupe scolaire type "B" avec logement d'astreinte à la ZHUN à Sedrata</text:p>
          </table:table-cell>
          <table:table-cell office:value-type="float" office:value="1093295.84">
            <text:p>1093295.84</text:p>
          </table:table-cell>
          <table:table-cell office:value-type="float" office:value="1093295.84">
            <text:p>1093295.84</text:p>
          </table:table-cell>
          <table:table-cell office:value-type="float" office:value="100">
            <text:p>100</text:p>
          </table:table-cell>
          <table:table-cell office:value-type="string">
            <text:p>Achevée</text:p>
          </table:table-cell>
        </table:table-row>
        <table:table-row>
          <table:table-cell office:value-type="string">
            <text:p>N.K.5.623.5.262.141.11.07</text:p>
          </table:table-cell>
          <table:table-cell office:value-type="string">
            <text:p>Equipement d'un collège type B5 en remplacement avec demi pension 200R à Tiffech</text:p>
          </table:table-cell>
          <table:table-cell office:value-type="float" office:value="9483425.35">
            <text:p>9483425.35</text:p>
          </table:table-cell>
          <table:table-cell office:value-type="float" office:value="6678892.85">
            <text:p>6678892.85</text:p>
          </table:table-cell>
          <table:table-cell office:value-type="float" office:value="100">
            <text:p>100</text:p>
          </table:table-cell>
          <table:table-cell office:value-type="string">
            <text:p>Achevée</text:p>
          </table:table-cell>
        </table:table-row>
        <table:table-row>
          <table:table-cell office:value-type="string">
            <text:p>N.K.5.623.4.262.141.11.18</text:p>
          </table:table-cell>
          <table:table-cell office:value-type="string">
            <text:p>Equipement d'un groupe scolaire type "B" avec logement d'astreinte à la cité Achouri Ali à M'Daourouch</text:p>
          </table:table-cell>
          <table:table-cell office:value-type="float" office:value="1093295.84">
            <text:p>1093295.84</text:p>
          </table:table-cell>
          <table:table-cell office:value-type="float" office:value="1093295.84">
            <text:p>1093295.84</text:p>
          </table:table-cell>
          <table:table-cell office:value-type="float" office:value="100">
            <text:p>100</text:p>
          </table:table-cell>
          <table:table-cell office:value-type="string">
            <text:p>Achevée</text:p>
          </table:table-cell>
        </table:table-row>
        <table:table-row>
          <table:table-cell office:value-type="string">
            <text:p>NULL</text:p>
          </table:table-cell>
          <table:table-cell office:value-type="string">
            <text:p>Equipement d'un groupe scolaire type "B" en remplacement à l'école Menar ElTayeb à Hennanch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621.2.262.141.11.01</text:p>
          </table:table-cell>
          <table:table-cell office:value-type="string">
            <text:p>Suivi et réalisation de 6000 places pédagogiques</text:p>
          </table:table-cell>
          <table:table-cell office:value-type="float" office:value="4482808088.08">
            <text:p>4482808088.08</text:p>
          </table:table-cell>
          <table:table-cell office:value-type="float" office:value="2059133327.30">
            <text:p>2059133327.30</text:p>
          </table:table-cell>
          <table:table-cell office:value-type="float" office:value="45">
            <text:p>45</text:p>
          </table:table-cell>
          <table:table-cell office:value-type="string">
            <text:p>En cours</text:p>
          </table:table-cell>
        </table:table-row>
        <table:table-row>
          <table:table-cell office:value-type="string">
            <text:p>N.K.5.621.8.262.141.11.01</text:p>
          </table:table-cell>
          <table:table-cell office:value-type="string">
            <text:p>Suivi et réalisation d'un restaurant central à Souk-Ahras</text:p>
          </table:table-cell>
          <table:table-cell office:value-type="float" office:value="228515506.97">
            <text:p>228515506.97</text:p>
          </table:table-cell>
          <table:table-cell office:value-type="float" office:value="227449400.41">
            <text:p>227449400.41</text:p>
          </table:table-cell>
          <table:table-cell office:value-type="float" office:value="99">
            <text:p>99</text:p>
          </table:table-cell>
          <table:table-cell office:value-type="string">
            <text:p>En cours</text:p>
          </table:table-cell>
        </table:table-row>
        <table:table-row>
          <table:table-cell office:value-type="string">
            <text:p>N.K.5.621.5.262.141.11.01</text:p>
          </table:table-cell>
          <table:table-cell office:value-type="string">
            <text:p>Suivi et réalisation de 1000 lits d'hébergement à Souk-Ahras</text:p>
          </table:table-cell>
          <table:table-cell office:value-type="float" office:value="325859.63">
            <text:p>325859.63</text:p>
          </table:table-cell>
          <table:table-cell office:value-type="float" office:value="325859.63">
            <text:p>325859.63</text:p>
          </table:table-cell>
          <table:table-cell office:value-type="float" office:value="0">
            <text:p>0</text:p>
          </table:table-cell>
          <table:table-cell office:value-type="string">
            <text:p>Gelée</text:p>
          </table:table-cell>
        </table:table-row>
        <table:table-row>
          <table:table-cell office:value-type="string">
            <text:p>NULL</text:p>
          </table:table-cell>
          <table:table-cell office:value-type="string">
            <text:p>Réalisation de 2000 lits d'hébergement à Souk-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622.1.262.141.11.08</text:p>
          </table:table-cell>
          <table:table-cell office:value-type="string">
            <text:p>Suivi , réalisation d'un lycée type 800 à Ain-Seynour commune de Machroha</text:p>
          </table:table-cell>
          <table:table-cell office:value-type="float" office:value="262362867.89">
            <text:p>262362867.89</text:p>
          </table:table-cell>
          <table:table-cell office:value-type="float" office:value="260699402.47">
            <text:p>260699402.47</text:p>
          </table:table-cell>
          <table:table-cell office:value-type="float" office:value="100">
            <text:p>100</text:p>
          </table:table-cell>
          <table:table-cell office:value-type="string">
            <text:p>Achevée</text:p>
          </table:table-cell>
        </table:table-row>
        <table:table-row>
          <table:table-cell office:value-type="string">
            <text:p>N.K.5.622.1.262.141.11.11</text:p>
          </table:table-cell>
          <table:table-cell office:value-type="string">
            <text:p>Suivi et réalisation d'un lycée type 800 à la commune de Sidi-Fredj</text:p>
          </table:table-cell>
          <table:table-cell office:value-type="float" office:value="281448878.21">
            <text:p>281448878.21</text:p>
          </table:table-cell>
          <table:table-cell office:value-type="float" office:value="282967.36">
            <text:p>282967.36</text:p>
          </table:table-cell>
          <table:table-cell office:value-type="float" office:value="100">
            <text:p>100</text:p>
          </table:table-cell>
          <table:table-cell office:value-type="string">
            <text:p>Achevée</text:p>
          </table:table-cell>
        </table:table-row>
        <table:table-row>
          <table:table-cell office:value-type="string">
            <text:p>N.K.5.622.6.262.141.11.01</text:p>
          </table:table-cell>
          <table:table-cell office:value-type="string">
            <text:p>Aménagement et réhabilitation des établissements de l'enseignement secondaire à travers la Wilaya</text:p>
          </table:table-cell>
          <table:table-cell office:value-type="float" office:value="38934541.57">
            <text:p>38934541.57</text:p>
          </table:table-cell>
          <table:table-cell office:value-type="float" office:value="30434782.20">
            <text:p>30434782.20</text:p>
          </table:table-cell>
          <table:table-cell office:value-type="float" office:value="100">
            <text:p>100</text:p>
          </table:table-cell>
          <table:table-cell office:value-type="string">
            <text:p>Achevée</text:p>
          </table:table-cell>
        </table:table-row>
        <table:table-row>
          <table:table-cell office:value-type="string">
            <text:p>N.K.5.622.8.262.141.11.01</text:p>
          </table:table-cell>
          <table:table-cell office:value-type="string">
            <text:p>Suivi, réalisation de (03) unités de dépistage et de suivi à travers la Wilaya</text:p>
          </table:table-cell>
          <table:table-cell office:value-type="float" office:value="14485201.00">
            <text:p>14485201.00</text:p>
          </table:table-cell>
          <table:table-cell office:value-type="float" office:value="14403132.71">
            <text:p>14403132.71</text:p>
          </table:table-cell>
          <table:table-cell office:value-type="float" office:value="100">
            <text:p>100</text:p>
          </table:table-cell>
          <table:table-cell office:value-type="string">
            <text:p>Achevée</text:p>
          </table:table-cell>
        </table:table-row>
        <table:table-row>
          <table:table-cell office:value-type="string">
            <text:p>N.K.5.623.5.262.141.11.02</text:p>
          </table:table-cell>
          <table:table-cell office:value-type="string">
            <text:p>Etude d'adaptation pour la réalisation d'un collège type B5 au route de Hennancha commune de Souk-Ahras</text:p>
          </table:table-cell>
          <table:table-cell office:value-type="float" office:value="922878.00">
            <text:p>922878.00</text:p>
          </table:table-cell>
          <table:table-cell office:value-type="float" office:value="886129.20">
            <text:p>886129.20</text:p>
          </table:table-cell>
          <table:table-cell office:value-type="float" office:value="100">
            <text:p>100</text:p>
          </table:table-cell>
          <table:table-cell office:value-type="string">
            <text:p>Achevée</text:p>
          </table:table-cell>
        </table:table-row>
        <table:table-row>
          <table:table-cell office:value-type="string">
            <text:p>N.K.5.623.5.262.141.11.04</text:p>
          </table:table-cell>
          <table:table-cell office:value-type="string">
            <text:p>Etude d'adaptation pour la réalisation d'un collège type B5 en remplacement avec demi pension 200R à Tiffech</text:p>
          </table:table-cell>
          <table:table-cell office:value-type="float" office:value="699347.76">
            <text:p>699347.76</text:p>
          </table:table-cell>
          <table:table-cell office:value-type="float" office:value="187902.00">
            <text:p>187902.00</text:p>
          </table:table-cell>
          <table:table-cell office:value-type="float" office:value="100">
            <text:p>100</text:p>
          </table:table-cell>
          <table:table-cell office:value-type="string">
            <text:p>Achevée</text:p>
          </table:table-cell>
        </table:table-row>
        <table:table-row>
          <table:table-cell office:value-type="string">
            <text:p>N.K.5.623.4.262.141.11.05</text:p>
          </table:table-cell>
          <table:table-cell office:value-type="string">
            <text:p>Etude d'adaptation pour la réalisation d'un groupe scolaire type "B" 06 classes de la commune de Hennancha MENNAR TAYEB</text:p>
          </table:table-cell>
          <table:table-cell office:value-type="float" office:value="374850.00">
            <text:p>374850.00</text:p>
          </table:table-cell>
          <table:table-cell office:value-type="float" office:value="356107.50">
            <text:p>356107.50</text:p>
          </table:table-cell>
          <table:table-cell office:value-type="float" office:value="100">
            <text:p>100</text:p>
          </table:table-cell>
          <table:table-cell office:value-type="string">
            <text:p>Achevée</text:p>
          </table:table-cell>
        </table:table-row>
        <table:table-row>
          <table:table-cell office:value-type="string">
            <text:p>N.K.5.623.4.262.141.11.06</text:p>
          </table:table-cell>
          <table:table-cell office:value-type="string">
            <text:p>Etude d'adaptation pour la réalisation d'un groupe scolaire type "B" 06 classes en remplacement a lécole NEDJAH LAKHDAR à HENNANCHA</text:p>
          </table:table-cell>
          <table:table-cell office:value-type="float" office:value="374850.00">
            <text:p>374850.00</text:p>
          </table:table-cell>
          <table:table-cell office:value-type="float" office:value="356107.50">
            <text:p>356107.50</text:p>
          </table:table-cell>
          <table:table-cell office:value-type="float" office:value="100">
            <text:p>100</text:p>
          </table:table-cell>
          <table:table-cell office:value-type="string">
            <text:p>Achevée</text:p>
          </table:table-cell>
        </table:table-row>
        <table:table-row>
          <table:table-cell office:value-type="string">
            <text:p>N.K.5.623.4.262.141.11.07</text:p>
          </table:table-cell>
          <table:table-cell office:value-type="string">
            <text:p>Etude d'adaptation pour la réalisation de 63 classes en extension à travers la Wilaya</text:p>
          </table:table-cell>
          <table:table-cell office:value-type="float" office:value="3085660.89">
            <text:p>3085660.89</text:p>
          </table:table-cell>
          <table:table-cell office:value-type="float" office:value="3011851.04">
            <text:p>3011851.04</text:p>
          </table:table-cell>
          <table:table-cell office:value-type="float" office:value="100">
            <text:p>100</text:p>
          </table:table-cell>
          <table:table-cell office:value-type="string">
            <text:p>Achevée</text:p>
          </table:table-cell>
        </table:table-row>
        <table:table-row>
          <table:table-cell office:value-type="string">
            <text:p>N.K.5.623.4.262.141.11.19</text:p>
          </table:table-cell>
          <table:table-cell office:value-type="string">
            <text:p>Suivi et réalisation d'un groupe scolaire type B "06 classes" en remplacement avec logement d'astreinte à Ouled-Driss</text:p>
          </table:table-cell>
          <table:table-cell office:value-type="float" office:value="36393932.33">
            <text:p>36393932.33</text:p>
          </table:table-cell>
          <table:table-cell office:value-type="float" office:value="36393932.33">
            <text:p>36393932.33</text:p>
          </table:table-cell>
          <table:table-cell office:value-type="float" office:value="100">
            <text:p>100</text:p>
          </table:table-cell>
          <table:table-cell office:value-type="string">
            <text:p>Achevée</text:p>
          </table:table-cell>
        </table:table-row>
        <table:table-row>
          <table:table-cell office:value-type="string">
            <text:p>N.K.5.623.4.262.141.11.23</text:p>
          </table:table-cell>
          <table:table-cell office:value-type="string">
            <text:p>Suivi, réalisation d'un groupe scolaire type B "06 classes en remplacement " à école Nadjeh Lakhdher avec logement d'astreinte à Hennancha</text:p>
          </table:table-cell>
          <table:table-cell office:value-type="float" office:value="34768645.47">
            <text:p>34768645.47</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623.4.262.141.11.25</text:p>
          </table:table-cell>
          <table:table-cell office:value-type="string">
            <text:p>Suivi et réalisation de 63 salles de classe en extension à travers la Wilaya</text:p>
          </table:table-cell>
          <table:table-cell office:value-type="float" office:value="164451516.26">
            <text:p>164451516.26</text:p>
          </table:table-cell>
          <table:table-cell office:value-type="float" office:value="157006025.65">
            <text:p>157006025.65</text:p>
          </table:table-cell>
          <table:table-cell office:value-type="float" office:value="100">
            <text:p>100</text:p>
          </table:table-cell>
          <table:table-cell office:value-type="string">
            <text:p>Achevée</text:p>
          </table:table-cell>
        </table:table-row>
        <table:table-row>
          <table:table-cell office:value-type="string">
            <text:p>N.K.5.623.6.262.141.11.01</text:p>
          </table:table-cell>
          <table:table-cell office:value-type="string">
            <text:p>Aménagement et réhabilitation des établissements de l'enseignement moyen à travers la Wilaya</text:p>
          </table:table-cell>
          <table:table-cell office:value-type="float" office:value="55646127.82">
            <text:p>55646127.82</text:p>
          </table:table-cell>
          <table:table-cell office:value-type="float" office:value="53645352.86">
            <text:p>53645352.86</text:p>
          </table:table-cell>
          <table:table-cell office:value-type="float" office:value="100">
            <text:p>100</text:p>
          </table:table-cell>
          <table:table-cell office:value-type="string">
            <text:p>Achevée</text:p>
          </table:table-cell>
        </table:table-row>
        <table:table-row>
          <table:table-cell office:value-type="string">
            <text:p>N.K.5.623.4.262.141.11.29</text:p>
          </table:table-cell>
          <table:table-cell office:value-type="string">
            <text:p>Suivi, réalisation d'un groupe scolaire type "B" en remplacement à école Manar Tayeb commune de Hennancha </text:p>
          </table:table-cell>
          <table:table-cell office:value-type="float" office:value="39694921.49">
            <text:p>39694921.49</text:p>
          </table:table-cell>
          <table:table-cell office:value-type="float" office:value="446418.44">
            <text:p>446418.44</text:p>
          </table:table-cell>
          <table:table-cell office:value-type="float" office:value="0">
            <text:p>0</text:p>
          </table:table-cell>
          <table:table-cell office:value-type="string">
            <text:p>N L</text:p>
          </table:table-cell>
        </table:table-row>
        <table:table-row>
          <table:table-cell office:value-type="string">
            <text:p>N.K.5.623.6.262.141.11.02</text:p>
          </table:table-cell>
          <table:table-cell office:value-type="string">
            <text:p>Aménagement et réhabilitation des établissements (y compris chauffage) de l'enseignement primaire à travers la Wilaya</text:p>
          </table:table-cell>
          <table:table-cell office:value-type="float" office:value="61430157.97">
            <text:p>61430157.97</text:p>
          </table:table-cell>
          <table:table-cell office:value-type="float" office:value="58740687.87">
            <text:p>58740687.87</text:p>
          </table:table-cell>
          <table:table-cell office:value-type="float" office:value="100">
            <text:p>100</text:p>
          </table:table-cell>
          <table:table-cell office:value-type="string">
            <text:p>Achevée</text:p>
          </table:table-cell>
        </table:table-row>
        <table:table-row>
          <table:table-cell office:value-type="string">
            <text:p>N.K.5.643.2.262.141.11.01</text:p>
          </table:table-cell>
          <table:table-cell office:value-type="string">
            <text:p>Réalisation d'une école de formation paramédicale à Souk-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722.2.262.141.11.02</text:p>
          </table:table-cell>
          <table:table-cell office:value-type="string">
            <text:p>Suivi et réalisation de 60 logements incessibles type F4 au profit de l'enseignement supérieur</text:p>
          </table:table-cell>
          <table:table-cell office:value-type="float" office:value="305147554.07">
            <text:p>305147554.07</text:p>
          </table:table-cell>
          <table:table-cell office:value-type="float" office:value="289952578.48">
            <text:p>289952578.48</text:p>
          </table:table-cell>
          <table:table-cell office:value-type="float" office:value="100">
            <text:p>100</text:p>
          </table:table-cell>
          <table:table-cell office:value-type="string">
            <text:p>Achevée</text:p>
          </table:table-cell>
        </table:table-row>
        <table:table-row>
          <table:table-cell office:value-type="string">
            <text:p>N.K.5.731.1.262.141.11.01</text:p>
          </table:table-cell>
          <table:table-cell office:value-type="string">
            <text:p>Réalisation d'un établissement hospitalier spécialisé en psychiatrie à Oum-Laadahim</text:p>
          </table:table-cell>
          <table:table-cell office:value-type="float" office:value="2121165.47">
            <text:p>2121165.47</text:p>
          </table:table-cell>
          <table:table-cell office:value-type="float" office:value="1061135.04">
            <text:p>1061135.04</text:p>
          </table:table-cell>
          <table:table-cell office:value-type="float" office:value="0">
            <text:p>0</text:p>
          </table:table-cell>
          <table:table-cell office:value-type="string">
            <text:p>N L</text:p>
          </table:table-cell>
        </table:table-row>
        <table:table-row>
          <table:table-cell office:value-type="string">
            <text:p>N.K.5.631.6.262.141.11.01</text:p>
          </table:table-cell>
          <table:table-cell office:value-type="string">
            <text:p>Etude, réalisation et équipement d'une extension à Khedara</text:p>
          </table:table-cell>
          <table:table-cell office:value-type="float" office:value="14007374.18">
            <text:p>14007374.18</text:p>
          </table:table-cell>
          <table:table-cell office:value-type="float" office:value="9760105.16">
            <text:p>9760105.16</text:p>
          </table:table-cell>
          <table:table-cell office:value-type="float" office:value="15">
            <text:p>15</text:p>
          </table:table-cell>
          <table:table-cell office:value-type="string">
            <text:p>Gelée</text:p>
          </table:table-cell>
        </table:table-row>
        <table:table-row>
          <table:table-cell office:value-type="string">
            <text:p>N.K.5.631.2.262.141.11.01</text:p>
          </table:table-cell>
          <table:table-cell office:value-type="string">
            <text:p>Suivi, réalisation et équipement d'un institut national spécialisé de formation professionnelle (INSFP) 300 PF/120 Lits à Sedrata</text:p>
          </table:table-cell>
          <table:table-cell office:value-type="float" office:value="512313812.97">
            <text:p>512313812.97</text:p>
          </table:table-cell>
          <table:table-cell office:value-type="float" office:value="509402561.47">
            <text:p>509402561.47</text:p>
          </table:table-cell>
          <table:table-cell office:value-type="float" office:value="98">
            <text:p>98</text:p>
          </table:table-cell>
          <table:table-cell office:value-type="string">
            <text:p>En cours</text:p>
          </table:table-cell>
        </table:table-row>
        <table:table-row>
          <table:table-cell office:value-type="string">
            <text:p>N.K.5.722.2.262.141.11.03</text:p>
          </table:table-cell>
          <table:table-cell office:value-type="string">
            <text:p>Suivi et réalisation de 25 logements incessibles au profit de la formation professionnelle</text:p>
          </table:table-cell>
          <table:table-cell office:value-type="float" office:value="88738464.87">
            <text:p>88738464.87</text:p>
          </table:table-cell>
          <table:table-cell office:value-type="float" office:value="61326747.15">
            <text:p>61326747.15</text:p>
          </table:table-cell>
          <table:table-cell office:value-type="float" office:value="90">
            <text:p>90</text:p>
          </table:table-cell>
          <table:table-cell office:value-type="string">
            <text:p>En cours</text:p>
          </table:table-cell>
        </table:table-row>
        <table:table-row>
          <table:table-cell office:value-type="string">
            <text:p>N.K.5.742.2.262.141.11.02</text:p>
          </table:table-cell>
          <table:table-cell office:value-type="string">
            <text:p>Suivi, réalisation et équipement d'une piscine de proximité à Hennancha</text:p>
          </table:table-cell>
          <table:table-cell office:value-type="float" office:value="78549994.71">
            <text:p>78549994.71</text:p>
          </table:table-cell>
          <table:table-cell office:value-type="float" office:value="52612053.31">
            <text:p>52612053.31</text:p>
          </table:table-cell>
          <table:table-cell office:value-type="float" office:value="95">
            <text:p>95</text:p>
          </table:table-cell>
          <table:table-cell office:value-type="string">
            <text:p>En cours</text:p>
          </table:table-cell>
        </table:table-row>
        <table:table-row>
          <table:table-cell office:value-type="string">
            <text:p>N.K.5.742.2.262.141.11.03</text:p>
          </table:table-cell>
          <table:table-cell office:value-type="string">
            <text:p>Suivi, réalisation et équipement de (08) térrains sportifs de proximité à travers la Wilaya</text:p>
          </table:table-cell>
          <table:table-cell office:value-type="float" office:value="11443503.39">
            <text:p>11443503.39</text:p>
          </table:table-cell>
          <table:table-cell office:value-type="float" office:value="7687431.60">
            <text:p>7687431.60</text:p>
          </table:table-cell>
          <table:table-cell office:value-type="float" office:value="80">
            <text:p>80</text:p>
          </table:table-cell>
          <table:table-cell office:value-type="string">
            <text:p>Gelée</text:p>
          </table:table-cell>
        </table:table-row>
        <table:table-row>
          <table:table-cell office:value-type="string">
            <text:p>N.K.5.742.2.262.141.11.04</text:p>
          </table:table-cell>
          <table:table-cell office:value-type="string">
            <text:p>Suivi, réalisation et équipement de (03) aires de jeux de football à travers la Wilaya</text:p>
          </table:table-cell>
          <table:table-cell office:value-type="float" office:value="18523018.63">
            <text:p>18523018.63</text:p>
          </table:table-cell>
          <table:table-cell office:value-type="float" office:value="7531071.14">
            <text:p>7531071.14</text:p>
          </table:table-cell>
          <table:table-cell office:value-type="float" office:value="50">
            <text:p>50</text:p>
          </table:table-cell>
          <table:table-cell office:value-type="string">
            <text:p>Gelée</text:p>
          </table:table-cell>
        </table:table-row>
        <table:table-row>
          <table:table-cell office:value-type="string">
            <text:p>N.K.5.731.3.262.141.11.01</text:p>
          </table:table-cell>
          <table:table-cell office:value-type="string">
            <text:p>Acquisition des équipements médicaux pour les hôpitaux de Souk-Ahras</text:p>
          </table:table-cell>
          <table:table-cell office:value-type="float" office:value="105853437.22">
            <text:p>105853437.22</text:p>
          </table:table-cell>
          <table:table-cell office:value-type="float" office:value="105853437.22">
            <text:p>105853437.22</text:p>
          </table:table-cell>
          <table:table-cell office:value-type="float" office:value="80">
            <text:p>80</text:p>
          </table:table-cell>
          <table:table-cell office:value-type="string">
            <text:p>Achevée</text:p>
          </table:table-cell>
        </table:table-row>
        <table:table-row>
          <table:table-cell office:value-type="string">
            <text:p>N.K.5.731.3.262.141.11.02</text:p>
          </table:table-cell>
          <table:table-cell office:value-type="string">
            <text:p>Acquisition des équipements pour l'urgence médico-chirurgicale de Souk-Ahras</text:p>
          </table:table-cell>
          <table:table-cell office:value-type="float" office:value="58399958.20">
            <text:p>58399958.20</text:p>
          </table:table-cell>
          <table:table-cell office:value-type="float" office:value="58094983.07">
            <text:p>58094983.07</text:p>
          </table:table-cell>
          <table:table-cell office:value-type="float" office:value="100">
            <text:p>100</text:p>
          </table:table-cell>
          <table:table-cell office:value-type="string">
            <text:p>Achevée</text:p>
          </table:table-cell>
        </table:table-row>
        <table:table-row>
          <table:table-cell office:value-type="string">
            <text:p>N.K.5.731.6.262.141.11.01</text:p>
          </table:table-cell>
          <table:table-cell office:value-type="string">
            <text:p>Extension et réhabilitation de Extension et réhabilitation de l'ancien hôpital de Souk-Ahras</text:p>
          </table:table-cell>
          <table:table-cell office:value-type="float" office:value="192614254.68">
            <text:p>192614254.68</text:p>
          </table:table-cell>
          <table:table-cell office:value-type="float" office:value="182869541.93">
            <text:p>182869541.93</text:p>
          </table:table-cell>
          <table:table-cell office:value-type="float" office:value="80">
            <text:p>80</text:p>
          </table:table-cell>
          <table:table-cell office:value-type="string">
            <text:p>En cours</text:p>
          </table:table-cell>
        </table:table-row>
        <table:table-row>
          <table:table-cell office:value-type="string">
            <text:p>N.K.5.175.4.262.141.11.01</text:p>
          </table:table-cell>
          <table:table-cell office:value-type="string">
            <text:p>Etude, réhabilitation et développement de la zone d'activité de Sedrata</text:p>
          </table:table-cell>
          <table:table-cell office:value-type="float" office:value="155334166.11">
            <text:p>155334166.11</text:p>
          </table:table-cell>
          <table:table-cell office:value-type="float" office:value="75193999.21">
            <text:p>75193999.21</text:p>
          </table:table-cell>
          <table:table-cell office:value-type="float" office:value="50">
            <text:p>50</text:p>
          </table:table-cell>
          <table:table-cell office:value-type="string">
            <text:p>En cours</text:p>
          </table:table-cell>
        </table:table-row>
        <table:table-row>
          <table:table-cell office:value-type="string">
            <text:p>N.K.5.831.1.262.141.11.01</text:p>
          </table:table-cell>
          <table:table-cell office:value-type="string">
            <text:p>Etude pour la réalisation d'un siège de Wilaya</text:p>
          </table:table-cell>
          <table:table-cell office:value-type="float" office:value="34751503.03">
            <text:p>34751503.03</text:p>
          </table:table-cell>
          <table:table-cell office:value-type="float" office:value="33945340.45">
            <text:p>33945340.45</text:p>
          </table:table-cell>
          <table:table-cell office:value-type="float" office:value="100">
            <text:p>100</text:p>
          </table:table-cell>
          <table:table-cell office:value-type="string">
            <text:p>Achevée</text:p>
          </table:table-cell>
        </table:table-row>
        <table:table-row>
          <table:table-cell office:value-type="string">
            <text:p>N.K.5.831.3.262.141.11.01</text:p>
          </table:table-cell>
          <table:table-cell office:value-type="string">
            <text:p>Etude et réalisation d'un siège de daira avec résidence à Bir-Bouhouch</text:p>
          </table:table-cell>
          <table:table-cell office:value-type="float" office:value="104635493.47">
            <text:p>104635493.47</text:p>
          </table:table-cell>
          <table:table-cell office:value-type="float" office:value="99720412.20">
            <text:p>99720412.20</text:p>
          </table:table-cell>
          <table:table-cell office:value-type="float" office:value="100">
            <text:p>100</text:p>
          </table:table-cell>
          <table:table-cell office:value-type="string">
            <text:p>Achevée</text:p>
          </table:table-cell>
        </table:table-row>
        <table:table-row>
          <table:table-cell office:value-type="string">
            <text:p>N.K.5.852.3.262.141.11.01</text:p>
          </table:table-cell>
          <table:table-cell office:value-type="string">
            <text:p>Etude et réalisation d'une sûreté urbaine (EM) avec 04 logements à Zaarouria</text:p>
          </table:table-cell>
          <table:table-cell office:value-type="float" office:value="4000320.30">
            <text:p>4000320.30</text:p>
          </table:table-cell>
          <table:table-cell office:value-type="float" office:value="2374792.84">
            <text:p>2374792.84</text:p>
          </table:table-cell>
          <table:table-cell office:value-type="float" office:value="0">
            <text:p>0</text:p>
          </table:table-cell>
          <table:table-cell office:value-type="string">
            <text:p>Gelée</text:p>
          </table:table-cell>
        </table:table-row>
        <table:table-row>
          <table:table-cell office:value-type="string">
            <text:p>N.K.5.852.3.262.141.11.02</text:p>
          </table:table-cell>
          <table:table-cell office:value-type="string">
            <text:p>Etude et réalisation d'une sûreté urbaine (EM) avec 04 logements à Hennancha</text:p>
          </table:table-cell>
          <table:table-cell office:value-type="float" office:value="3905453.95">
            <text:p>3905453.95</text:p>
          </table:table-cell>
          <table:table-cell office:value-type="float" office:value="2824377.08">
            <text:p>2824377.08</text:p>
          </table:table-cell>
          <table:table-cell office:value-type="float" office:value="0">
            <text:p>0</text:p>
          </table:table-cell>
          <table:table-cell office:value-type="string">
            <text:p>Gelée</text:p>
          </table:table-cell>
        </table:table-row>
        <table:table-row>
          <table:table-cell office:value-type="string">
            <text:p>N.K.5.855.3.262.141.11.01</text:p>
          </table:table-cell>
          <table:table-cell office:value-type="string">
            <text:p>Etude pour la réalisation de (04) postes de surveillance des douanes à travers la Wilaya</text:p>
          </table:table-cell>
          <table:table-cell office:value-type="float" office:value="4855275.99">
            <text:p>4855275.99</text:p>
          </table:table-cell>
          <table:table-cell office:value-type="float" office:value="4582708.38">
            <text:p>4582708.38</text:p>
          </table:table-cell>
          <table:table-cell office:value-type="float" office:value="100">
            <text:p>100</text:p>
          </table:table-cell>
          <table:table-cell office:value-type="string">
            <text:p>Achevée</text:p>
          </table:table-cell>
        </table:table-row>
        <table:table-row>
          <table:table-cell office:value-type="string">
            <text:p>N.K.5.834.2.262.141.11.03</text:p>
          </table:table-cell>
          <table:table-cell office:value-type="string">
            <text:p>Réalisation et équipement du siège de la direction du logement et des équipements publics de la Wilaya de Souk-Ahras</text:p>
          </table:table-cell>
          <table:table-cell office:value-type="float" office:value="141255472.15">
            <text:p>141255472.15</text:p>
          </table:table-cell>
          <table:table-cell office:value-type="float" office:value="140074992.15">
            <text:p>140074992.15</text:p>
          </table:table-cell>
          <table:table-cell office:value-type="float" office:value="100">
            <text:p>100</text:p>
          </table:table-cell>
          <table:table-cell office:value-type="string">
            <text:p>Achevée</text:p>
          </table:table-cell>
        </table:table-row>
        <table:table-row>
          <table:table-cell office:value-type="string">
            <text:p>N.K.5.834.2.262.141.11.02</text:p>
          </table:table-cell>
          <table:table-cell office:value-type="string">
            <text:p>Suivi et réalisation d'un centre de proximité des impôts avec (02) logements de fonction à M'Daourouch</text:p>
          </table:table-cell>
          <table:table-cell office:value-type="float" office:value="163281979.96">
            <text:p>163281979.96</text:p>
          </table:table-cell>
          <table:table-cell office:value-type="float" office:value="106544216.69">
            <text:p>106544216.69</text:p>
          </table:table-cell>
          <table:table-cell office:value-type="float" office:value="90">
            <text:p>90</text:p>
          </table:table-cell>
          <table:table-cell office:value-type="string">
            <text:p>En cours</text:p>
          </table:table-cell>
        </table:table-row>
        <table:table-row>
          <table:table-cell office:value-type="string">
            <text:p>N.K.5.322.2.262.141.11.01</text:p>
          </table:table-cell>
          <table:table-cell office:value-type="string">
            <text:p>Réalisation et équipement de 3000 ML de forages à travers le nord de la Wilaya de Souk-Ahras</text:p>
          </table:table-cell>
          <table:table-cell office:value-type="float" office:value="158350635.16">
            <text:p>158350635.16</text:p>
          </table:table-cell>
          <table:table-cell office:value-type="float" office:value="145149170.64">
            <text:p>145149170.64</text:p>
          </table:table-cell>
          <table:table-cell office:value-type="float" office:value="100">
            <text:p>100</text:p>
          </table:table-cell>
          <table:table-cell office:value-type="string">
            <text:p>Achevée</text:p>
          </table:table-cell>
        </table:table-row>
        <table:table-row>
          <table:table-cell office:value-type="string">
            <text:p>N.K.5.322.3.262.141.11.01</text:p>
          </table:table-cell>
          <table:table-cell office:value-type="string">
            <text:p>Equipement et amenée en énergie électrique des forages à travers la Wilaya</text:p>
          </table:table-cell>
          <table:table-cell office:value-type="float" office:value="97625205.41">
            <text:p>97625205.41</text:p>
          </table:table-cell>
          <table:table-cell office:value-type="float" office:value="95231402.85">
            <text:p>95231402.85</text:p>
          </table:table-cell>
          <table:table-cell office:value-type="float" office:value="100">
            <text:p>100</text:p>
          </table:table-cell>
          <table:table-cell office:value-type="string">
            <text:p>Achevée</text:p>
          </table:table-cell>
        </table:table-row>
        <table:table-row>
          <table:table-cell office:value-type="string">
            <text:p>N.K.5.341.2.262.141.11.01</text:p>
          </table:table-cell>
          <table:table-cell office:value-type="string">
            <text:p>Réalisation de l'interconnexion des forages pour l'alimentation en eau potable de la ville de Sedrata sur 32 Kms</text:p>
          </table:table-cell>
          <table:table-cell office:value-type="float" office:value="362946982.36">
            <text:p>362946982.36</text:p>
          </table:table-cell>
          <table:table-cell office:value-type="float" office:value="340078382.83">
            <text:p>340078382.83</text:p>
          </table:table-cell>
          <table:table-cell office:value-type="float" office:value="100">
            <text:p>100</text:p>
          </table:table-cell>
          <table:table-cell office:value-type="string">
            <text:p>Achevée</text:p>
          </table:table-cell>
        </table:table-row>
        <table:table-row>
          <table:table-cell office:value-type="string">
            <text:p>N.K.5.341.9.262.141.11.01</text:p>
          </table:table-cell>
          <table:table-cell office:value-type="string">
            <text:p>Réhabilitation des réseaux d'alimentation en eau potable des grands centres urbains et ruraux de la Wilaya sur 35 Kms</text:p>
          </table:table-cell>
          <table:table-cell office:value-type="float" office:value="403883119.62">
            <text:p>403883119.62</text:p>
          </table:table-cell>
          <table:table-cell office:value-type="float" office:value="359457436.95">
            <text:p>359457436.95</text:p>
          </table:table-cell>
          <table:table-cell office:value-type="float" office:value="80">
            <text:p>80</text:p>
          </table:table-cell>
          <table:table-cell office:value-type="string">
            <text:p>A l'arret</text:p>
          </table:table-cell>
        </table:table-row>
        <table:table-row>
          <table:table-cell office:value-type="string">
            <text:p>N.K.5.342.6.262.141.11.01</text:p>
          </table:table-cell>
          <table:table-cell office:value-type="string">
            <text:p>Protection des (03) villes: Sedrata, Merahna et Khedara contre les inondations</text:p>
          </table:table-cell>
          <table:table-cell office:value-type="float" office:value="298378754.99">
            <text:p>298378754.99</text:p>
          </table:table-cell>
          <table:table-cell office:value-type="float" office:value="276347652.63">
            <text:p>276347652.63</text:p>
          </table:table-cell>
          <table:table-cell office:value-type="float" office:value="100">
            <text:p>100</text:p>
          </table:table-cell>
          <table:table-cell office:value-type="string">
            <text:p>Achevée</text:p>
          </table:table-cell>
        </table:table-row>
        <table:table-row>
          <table:table-cell office:value-type="string">
            <text:p>N.K.5.342.2.262.141.11.01</text:p>
          </table:table-cell>
          <table:table-cell office:value-type="string">
            <text:p>Transfert des eaux usées des centres urbains M'Daourouch et Zouabi vers la station d'épuration de Sedrata</text:p>
          </table:table-cell>
          <table:table-cell office:value-type="float" office:value="517756802.47">
            <text:p>517756802.47</text:p>
          </table:table-cell>
          <table:table-cell office:value-type="float" office:value="508260497.47">
            <text:p>508260497.47</text:p>
          </table:table-cell>
          <table:table-cell office:value-type="float" office:value="85">
            <text:p>85</text:p>
          </table:table-cell>
          <table:table-cell office:value-type="string">
            <text:p>A l'arret</text:p>
          </table:table-cell>
        </table:table-row>
        <table:table-row>
          <table:table-cell office:value-type="string">
            <text:p>N.K.5.622.1.262.141.11.13</text:p>
          </table:table-cell>
          <table:table-cell office:value-type="string">
            <text:p>Suivi et réalisation d'un lycée type 800/200R à Drea centre</text:p>
          </table:table-cell>
          <table:table-cell office:value-type="float" office:value="264868247.52">
            <text:p>264868247.52</text:p>
          </table:table-cell>
          <table:table-cell office:value-type="float" office:value="264868247.52">
            <text:p>264868247.52</text:p>
          </table:table-cell>
          <table:table-cell office:value-type="float" office:value="100">
            <text:p>100</text:p>
          </table:table-cell>
          <table:table-cell office:value-type="string">
            <text:p>Clôturé </text:p>
          </table:table-cell>
        </table:table-row>
        <table:table-row>
          <table:table-cell office:value-type="string">
            <text:p>N.K.5.623.3.262.141.11.04</text:p>
          </table:table-cell>
          <table:table-cell office:value-type="string">
            <text:p>Suivi et réalisation de (02) cantines scolaires type 200R à travers la Wilaya (Souk-Ahras et Ain-Soltane)</text:p>
          </table:table-cell>
          <table:table-cell office:value-type="float" office:value="14315000.00">
            <text:p>14315000.00</text:p>
          </table:table-cell>
          <table:table-cell office:value-type="float" office:value="14314815.58">
            <text:p>14314815.58</text:p>
          </table:table-cell>
          <table:table-cell office:value-type="float" office:value="100">
            <text:p>100</text:p>
          </table:table-cell>
          <table:table-cell office:value-type="string">
            <text:p>Clôturé </text:p>
          </table:table-cell>
        </table:table-row>
        <table:table-row>
          <table:table-cell office:value-type="string">
            <text:p>N.K.5.623.5.262.141.11.06</text:p>
          </table:table-cell>
          <table:table-cell office:value-type="string">
            <text:p>Suivi et réalisation d'un collège type B5 en remplacement avec demi-pension 200R à Tiffech</text:p>
          </table:table-cell>
          <table:table-cell office:value-type="float" office:value="200572000.00">
            <text:p>200572000.00</text:p>
          </table:table-cell>
          <table:table-cell office:value-type="float" office:value="200522028.46">
            <text:p>200522028.46</text:p>
          </table:table-cell>
          <table:table-cell office:value-type="float" office:value="100">
            <text:p>100</text:p>
          </table:table-cell>
          <table:table-cell office:value-type="string">
            <text:p>Clôturé </text:p>
          </table:table-cell>
        </table:table-row>
        <table:table-row>
          <table:table-cell office:value-type="string">
            <text:p>N.K.5.623.4.262.141.11.13</text:p>
          </table:table-cell>
          <table:table-cell office:value-type="string">
            <text:p>Suivi et réalisation d'un groupe scolaire type "C" avec logement d'astreinte à Diar Zergua à Souk-Ahras</text:p>
          </table:table-cell>
          <table:table-cell office:value-type="float" office:value="82025000.00">
            <text:p>82025000.00</text:p>
          </table:table-cell>
          <table:table-cell office:value-type="float" office:value="82024963.85">
            <text:p>82024963.85</text:p>
          </table:table-cell>
          <table:table-cell office:value-type="float" office:value="100">
            <text:p>100</text:p>
          </table:table-cell>
          <table:table-cell office:value-type="string">
            <text:p>Clôturé </text:p>
          </table:table-cell>
        </table:table-row>
        <table:table-row>
          <table:table-cell office:value-type="string">
            <text:p>N.K.5.623.5.262.141.11.08</text:p>
          </table:table-cell>
          <table:table-cell office:value-type="string">
            <text:p>Suivi et réalisation d'un collège type B5 au route de Hennancha commune de Souk-Ahras</text:p>
          </table:table-cell>
          <table:table-cell office:value-type="float" office:value="193912000.00">
            <text:p>193912000.00</text:p>
          </table:table-cell>
          <table:table-cell office:value-type="float" office:value="193908801.24">
            <text:p>193908801.24</text:p>
          </table:table-cell>
          <table:table-cell office:value-type="float" office:value="100">
            <text:p>100</text:p>
          </table:table-cell>
          <table:table-cell office:value-type="string">
            <text:p>Clôturé </text:p>
          </table:table-cell>
        </table:table-row>
        <table:table-row>
          <table:table-cell office:value-type="string">
            <text:p>N.K.5.742.2.262.141.11.01</text:p>
          </table:table-cell>
          <table:table-cell office:value-type="string">
            <text:p>Suivi, réalisation et équipement d'une salle spécialisée à Bir-Bouhouch</text:p>
          </table:table-cell>
          <table:table-cell office:value-type="float" office:value="39624000.00">
            <text:p>39624000.00</text:p>
          </table:table-cell>
          <table:table-cell office:value-type="float" office:value="39621087.37">
            <text:p>39621087.37</text:p>
          </table:table-cell>
          <table:table-cell office:value-type="float" office:value="100">
            <text:p>100</text:p>
          </table:table-cell>
          <table:table-cell office:value-type="string">
            <text:p>Clôturé </text:p>
          </table:table-cell>
        </table:table-row>
        <table:table-row>
          <table:table-cell office:value-type="string">
            <text:p>N.K.5.834.1.262.141.11.01</text:p>
          </table:table-cell>
          <table:table-cell office:value-type="string">
            <text:p>Etude pour la réalisation d'un siège de subdivision agricole à Oum-Ladhaim</text:p>
          </table:table-cell>
          <table:table-cell office:value-type="float" office:value="1806000.00">
            <text:p>1806000.00</text:p>
          </table:table-cell>
          <table:table-cell office:value-type="float" office:value="1806000.00">
            <text:p>1806000.00</text:p>
          </table:table-cell>
          <table:table-cell office:value-type="float" office:value="100">
            <text:p>100</text:p>
          </table:table-cell>
          <table:table-cell office:value-type="string">
            <text:p>Clôturé </text:p>
          </table:table-cell>
        </table:table-row>
        <table:table-row>
          <table:table-cell office:value-type="string">
            <text:p>N.K.5.622.1.262.141.11.07</text:p>
          </table:table-cell>
          <table:table-cell office:value-type="string">
            <text:p>Suivi et réalisation d'un lycée type 800/200R à Terreguelt</text:p>
          </table:table-cell>
          <table:table-cell office:value-type="float" office:value="243983000.00">
            <text:p>243983000.00</text:p>
          </table:table-cell>
          <table:table-cell office:value-type="float" office:value="243983000.00">
            <text:p>243983000.00</text:p>
          </table:table-cell>
          <table:table-cell office:value-type="float" office:value="100">
            <text:p>100</text:p>
          </table:table-cell>
          <table:table-cell office:value-type="string">
            <text:p>Clôturé </text:p>
          </table:table-cell>
        </table:table-row>
        <table:table-row>
          <table:table-cell office:value-type="string">
            <text:p>N.K.5.623.5.262.141.11.05</text:p>
          </table:table-cell>
          <table:table-cell office:value-type="string">
            <text:p>Etude d'adaptation pour la réalisation de (06) terrains de sport aux CEM à travers la Wilaya</text:p>
          </table:table-cell>
          <table:table-cell office:value-type="float" office:value="82000.00">
            <text:p>82000.00</text:p>
          </table:table-cell>
          <table:table-cell office:value-type="float" office:value="82000.00">
            <text:p>82000.00</text:p>
          </table:table-cell>
          <table:table-cell office:value-type="float" office:value="100">
            <text:p>100</text:p>
          </table:table-cell>
          <table:table-cell office:value-type="string">
            <text:p>Clôturé </text:p>
          </table:table-cell>
        </table:table-row>
        <table:table-row>
          <table:table-cell office:value-type="string">
            <text:p>N.K.5.623.5.262.141.11.10</text:p>
          </table:table-cell>
          <table:table-cell office:value-type="string">
            <text:p>Suivi, réalisation d'un collège type B5 à la cité Ibn Rochd commune de Souk-Ahras</text:p>
          </table:table-cell>
          <table:table-cell office:value-type="float" office:value="207000.00">
            <text:p>207000.00</text:p>
          </table:table-cell>
          <table:table-cell office:value-type="float" office:value="207000.00">
            <text:p>207000.00</text:p>
          </table:table-cell>
          <table:table-cell office:value-type="float" office:value="100">
            <text:p>100</text:p>
          </table:table-cell>
          <table:table-cell office:value-type="string">
            <text:p>Clôturé </text:p>
          </table:table-cell>
        </table:table-row>
        <table:table-row>
          <table:table-cell office:value-type="string">
            <text:p>N.K.5.623.4.262.141.11.15</text:p>
          </table:table-cell>
          <table:table-cell office:value-type="string">
            <text:p>Suivi et réalisation d'un groupe scolaire type "B" avec logement d'astreinte à la ZHUN à Sedrata</text:p>
          </table:table-cell>
          <table:table-cell office:value-type="float" office:value="37615000.00">
            <text:p>37615000.00</text:p>
          </table:table-cell>
          <table:table-cell office:value-type="float" office:value="37615000.00">
            <text:p>37615000.00</text:p>
          </table:table-cell>
          <table:table-cell office:value-type="float" office:value="100">
            <text:p>100</text:p>
          </table:table-cell>
          <table:table-cell office:value-type="string">
            <text:p>Clôturé </text:p>
          </table:table-cell>
        </table:table-row>
        <table:table-row>
          <table:table-cell office:value-type="string">
            <text:p>N.K.5.623.4.262.141.11.17</text:p>
          </table:table-cell>
          <table:table-cell office:value-type="string">
            <text:p>Suivi et réalisation d'un groupe scolaire type "B" avec logement d'astreinte à la cité Achouri Ali à M'Daourouch</text:p>
          </table:table-cell>
          <table:table-cell office:value-type="float" office:value="44091000.00">
            <text:p>44091000.00</text:p>
          </table:table-cell>
          <table:table-cell office:value-type="float" office:value="44091000.00">
            <text:p>44091000.00</text:p>
          </table:table-cell>
          <table:table-cell office:value-type="float" office:value="100">
            <text:p>100</text:p>
          </table:table-cell>
          <table:table-cell office:value-type="string">
            <text:p>Clôturé </text:p>
          </table:table-cell>
        </table:table-row>
        <table:table-row>
          <table:table-cell office:value-type="string">
            <text:p>N.K.5.623.5.262.141.11.12</text:p>
          </table:table-cell>
          <table:table-cell office:value-type="string">
            <text:p>Suivi et réalisation de (06) terrains de sport aux CEM à travers la Wilaya (Sedrata, Souk-Ahras, Ragouba, Khedara, Drea et Taoura)</text:p>
          </table:table-cell>
          <table:table-cell office:value-type="float" office:value="39482000.00">
            <text:p>39482000.00</text:p>
          </table:table-cell>
          <table:table-cell office:value-type="float" office:value="39482000.00">
            <text:p>39482000.00</text:p>
          </table:table-cell>
          <table:table-cell office:value-type="float" office:value="100">
            <text:p>100</text:p>
          </table:table-cell>
          <table:table-cell office:value-type="string">
            <text:p>Clôturé </text:p>
          </table:table-cell>
        </table:table-row>
        <table:table-row>
          <table:table-cell office:value-type="string">
            <text:p>N.K.5.741.1.262.141.11.02</text:p>
          </table:table-cell>
          <table:table-cell office:value-type="string">
            <text:p>Suivi, réalisation et équipement d'une maison de jeunes type "3" à Zouabi</text:p>
          </table:table-cell>
          <table:table-cell office:value-type="float" office:value="40864000.00">
            <text:p>40864000.00</text:p>
          </table:table-cell>
          <table:table-cell office:value-type="float" office:value="40864000.00">
            <text:p>40864000.00</text:p>
          </table:table-cell>
          <table:table-cell office:value-type="float" office:value="100">
            <text:p>100</text:p>
          </table:table-cell>
          <table:table-cell office:value-type="string">
            <text:p>Clôturé </text:p>
          </table:table-cell>
        </table:table-row>
        <table:table-row>
          <table:table-cell office:value-type="string">
            <text:p>N.K.5.742.3.262.141.11.01</text:p>
          </table:table-cell>
          <table:table-cell office:value-type="string">
            <text:p>Réhabilitation du parc omnisports de Souk-Ahras</text:p>
          </table:table-cell>
          <table:table-cell office:value-type="float" office:value="53456000.00">
            <text:p>53456000.00</text:p>
          </table:table-cell>
          <table:table-cell office:value-type="float" office:value="53456000.00">
            <text:p>53456000.00</text:p>
          </table:table-cell>
          <table:table-cell office:value-type="float" office:value="100">
            <text:p>100</text:p>
          </table:table-cell>
          <table:table-cell office:value-type="string">
            <text:p>Clôturé </text:p>
          </table:table-cell>
        </table:table-row>
        <table:table-row>
          <table:table-cell office:value-type="string">
            <text:p>N.K.5.752.1.262.141.12.01</text:p>
          </table:table-cell>
          <table:table-cell office:value-type="string">
            <text:p>Etude et suivi pour la réalisation d'une annexe de la maison de la culture à la commune de Sedrata</text:p>
          </table:table-cell>
          <table:table-cell office:value-type="float" office:value="8805685.38">
            <text:p>8805685.38</text:p>
          </table:table-cell>
          <table:table-cell office:value-type="float" office:value="8805685.38">
            <text:p>8805685.38</text:p>
          </table:table-cell>
          <table:table-cell office:value-type="float" office:value="58">
            <text:p>58</text:p>
          </table:table-cell>
          <table:table-cell office:value-type="string">
            <text:p>Gelée</text:p>
          </table:table-cell>
        </table:table-row>
        <table:table-row>
          <table:table-cell office:value-type="string">
            <text:p>N.K.5.226.2.262.141.12.03</text:p>
          </table:table-cell>
          <table:table-cell office:value-type="string">
            <text:p>Travaux d'aménagement de pistes forestières sur 130 Km à travers la Wilaya</text:p>
          </table:table-cell>
          <table:table-cell office:value-type="float" office:value="102460355.96">
            <text:p>102460355.96</text:p>
          </table:table-cell>
          <table:table-cell office:value-type="float" office:value="84860835.71">
            <text:p>84860835.71</text:p>
          </table:table-cell>
          <table:table-cell office:value-type="float" office:value="91">
            <text:p>91</text:p>
          </table:table-cell>
          <table:table-cell office:value-type="string">
            <text:p>Gelée</text:p>
          </table:table-cell>
        </table:table-row>
        <table:table-row>
          <table:table-cell office:value-type="string">
            <text:p>N.K.5.226.2.262.141.12.04</text:p>
          </table:table-cell>
          <table:table-cell office:value-type="string">
            <text:p>Travaux de reboisement sur 400 Ha à travers la Wilaya</text:p>
          </table:table-cell>
          <table:table-cell office:value-type="float" office:value="38103126.92">
            <text:p>38103126.92</text:p>
          </table:table-cell>
          <table:table-cell office:value-type="float" office:value="37929716.68">
            <text:p>37929716.68</text:p>
          </table:table-cell>
          <table:table-cell office:value-type="float" office:value="88">
            <text:p>88</text:p>
          </table:table-cell>
          <table:table-cell office:value-type="string">
            <text:p>Gelée</text:p>
          </table:table-cell>
        </table:table-row>
        <table:table-row>
          <table:table-cell office:value-type="string">
            <text:p>N.K.5.226.2.262.141.12.07</text:p>
          </table:table-cell>
          <table:table-cell office:value-type="string">
            <text:p>Repeuplement sur 400 Ha à travers la Wilaya</text:p>
          </table:table-cell>
          <table:table-cell office:value-type="float" office:value="22088702.32">
            <text:p>22088702.32</text:p>
          </table:table-cell>
          <table:table-cell office:value-type="float" office:value="22009541.92">
            <text:p>22009541.92</text:p>
          </table:table-cell>
          <table:table-cell office:value-type="float" office:value="75">
            <text:p>75</text:p>
          </table:table-cell>
          <table:table-cell office:value-type="string">
            <text:p>Gelée</text:p>
          </table:table-cell>
        </table:table-row>
        <table:table-row>
          <table:table-cell office:value-type="string">
            <text:p>N.K.5.752.6.262.141.12.02</text:p>
          </table:table-cell>
          <table:table-cell office:value-type="string">
            <text:p>Mise en valeur du théâtre régional à Souk-Ahras</text:p>
          </table:table-cell>
          <table:table-cell office:value-type="float" office:value="101407974.96">
            <text:p>101407974.96</text:p>
          </table:table-cell>
          <table:table-cell office:value-type="float" office:value="76923741.66">
            <text:p>76923741.66</text:p>
          </table:table-cell>
          <table:table-cell office:value-type="float" office:value="67">
            <text:p>67</text:p>
          </table:table-cell>
          <table:table-cell office:value-type="string">
            <text:p>En cours</text:p>
          </table:table-cell>
        </table:table-row>
        <table:table-row>
          <table:table-cell office:value-type="string">
            <text:p>N.K.5.752.8.262.141.12.01</text:p>
          </table:table-cell>
          <table:table-cell office:value-type="string">
            <text:p>Etude et aménagement des locaux attenants au théâtre régionnal à Souk-Ahras</text:p>
          </table:table-cell>
          <table:table-cell office:value-type="float" office:value="14568243.76">
            <text:p>14568243.76</text:p>
          </table:table-cell>
          <table:table-cell office:value-type="float" office:value="7043592.20">
            <text:p>7043592.20</text:p>
          </table:table-cell>
          <table:table-cell office:value-type="float" office:value="8">
            <text:p>8</text:p>
          </table:table-cell>
          <table:table-cell office:value-type="string">
            <text:p>Gelée</text:p>
          </table:table-cell>
        </table:table-row>
        <table:table-row>
          <table:table-cell office:value-type="string">
            <text:p>N.K.5.752.8.262.141.12.02</text:p>
          </table:table-cell>
          <table:table-cell office:value-type="string">
            <text:p>Etude et réalisation de la viabilisation de l'aménagement et de l'équipements des espaces extérieurs du pôle culturel de la Wilaya de Souk-Ahras</text:p>
          </table:table-cell>
          <table:table-cell office:value-type="float" office:value="185927072.48">
            <text:p>185927072.48</text:p>
          </table:table-cell>
          <table:table-cell office:value-type="float" office:value="161850596.97">
            <text:p>161850596.97</text:p>
          </table:table-cell>
          <table:table-cell office:value-type="float" office:value="100">
            <text:p>100</text:p>
          </table:table-cell>
          <table:table-cell office:value-type="string">
            <text:p>Achevée</text:p>
          </table:table-cell>
        </table:table-row>
        <table:table-row>
          <table:table-cell office:value-type="string">
            <text:p>N.K.5.752.8.262.141.12.04</text:p>
          </table:table-cell>
          <table:table-cell office:value-type="string">
            <text:p>Etude, suivi et réalisation d'un théâtre de plein air à Souk-Ahras</text:p>
          </table:table-cell>
          <table:table-cell office:value-type="float" office:value="282044172.05">
            <text:p>282044172.05</text:p>
          </table:table-cell>
          <table:table-cell office:value-type="float" office:value="237260880.64">
            <text:p>237260880.64</text:p>
          </table:table-cell>
          <table:table-cell office:value-type="float" office:value="95">
            <text:p>95</text:p>
          </table:table-cell>
          <table:table-cell office:value-type="string">
            <text:p>En cours</text:p>
          </table:table-cell>
        </table:table-row>
        <table:table-row>
          <table:table-cell office:value-type="string">
            <text:p>N.K.5.752.1.262.141.12.02</text:p>
          </table:table-cell>
          <table:table-cell office:value-type="string">
            <text:p>Etude, réhabilitation et équipement de la scène du théâtre antique du site archéologique à Khemissa</text:p>
          </table:table-cell>
          <table:table-cell office:value-type="float" office:value="3852000.00">
            <text:p>385200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752.5.262.141.12.01</text:p>
          </table:table-cell>
          <table:table-cell office:value-type="string">
            <text:p>Etude et reconversion de l'ex hôtel de ville en musée d'arts et d'histoire de la ville de Souk-Ahras</text:p>
          </table:table-cell>
          <table:table-cell office:value-type="float" office:value="6250000.00">
            <text:p>6250000.00</text:p>
          </table:table-cell>
          <table:table-cell office:value-type="float" office:value="1250000.00">
            <text:p>1250000.00</text:p>
          </table:table-cell>
          <table:table-cell office:value-type="float" office:value="1">
            <text:p>1</text:p>
          </table:table-cell>
          <table:table-cell office:value-type="string">
            <text:p>Gelée</text:p>
          </table:table-cell>
        </table:table-row>
        <table:table-row>
          <table:table-cell office:value-type="string">
            <text:p>NULL</text:p>
          </table:table-cell>
          <table:table-cell office:value-type="string">
            <text:p>Réalisation d'une annexe de la maison de la culture à la commune de SEDRAT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ULL</text:p>
          </table:table-cell>
          <table:table-cell office:value-type="string">
            <text:p>Etude, réhabilitaion et mise en valeur du nymphée du site archéologique à Khemiss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622.1.262.141.12.10</text:p>
          </table:table-cell>
          <table:table-cell office:value-type="string">
            <text:p>Equipement dun lycée type 800/200R au POS N°08 à Souk-Ahras</text:p>
          </table:table-cell>
          <table:table-cell office:value-type="float" office:value="10499970.95">
            <text:p>10499970.95</text:p>
          </table:table-cell>
          <table:table-cell office:value-type="float" office:value="10499970.95">
            <text:p>10499970.95</text:p>
          </table:table-cell>
          <table:table-cell office:value-type="float" office:value="100">
            <text:p>100</text:p>
          </table:table-cell>
          <table:table-cell office:value-type="string">
            <text:p>Achevée</text:p>
          </table:table-cell>
        </table:table-row>
        <table:table-row>
          <table:table-cell office:value-type="string">
            <text:p>N.K.5.622.1.262.141.12.09</text:p>
          </table:table-cell>
          <table:table-cell office:value-type="string">
            <text:p>Equipement d'un lycée type 800/200R à Oued-Kebrit</text:p>
          </table:table-cell>
          <table:table-cell office:value-type="float" office:value="10068786.00">
            <text:p>10068786.00</text:p>
          </table:table-cell>
          <table:table-cell office:value-type="float" office:value="1931214.00">
            <text:p>1931214.00</text:p>
          </table:table-cell>
          <table:table-cell office:value-type="float" office:value="100">
            <text:p>100</text:p>
          </table:table-cell>
          <table:table-cell office:value-type="string">
            <text:p>Achevée</text:p>
          </table:table-cell>
        </table:table-row>
        <table:table-row>
          <table:table-cell office:value-type="string">
            <text:p>N.K.5.622.1.262.141.12.11</text:p>
          </table:table-cell>
          <table:table-cell office:value-type="string">
            <text:p>Equipement d'un lycée type 800/200R à Barral Salah à Souk-Ahras</text:p>
          </table:table-cell>
          <table:table-cell office:value-type="float" office:value="10498703.60">
            <text:p>10498703.60</text:p>
          </table:table-cell>
          <table:table-cell office:value-type="float" office:value="10498703.60">
            <text:p>10498703.60</text:p>
          </table:table-cell>
          <table:table-cell office:value-type="float" office:value="100">
            <text:p>100</text:p>
          </table:table-cell>
          <table:table-cell office:value-type="string">
            <text:p>Achevée</text:p>
          </table:table-cell>
        </table:table-row>
        <table:table-row>
          <table:table-cell office:value-type="string">
            <text:p>N.K.5.621.2.262.141.12.01</text:p>
          </table:table-cell>
          <table:table-cell office:value-type="string">
            <text:p>Suivi et réalisation de 2000 places pédagogiques à Souk-Ahras</text:p>
          </table:table-cell>
          <table:table-cell office:value-type="float" office:value="548321111.87">
            <text:p>548321111.87</text:p>
          </table:table-cell>
          <table:table-cell office:value-type="float" office:value="276014380.43">
            <text:p>276014380.43</text:p>
          </table:table-cell>
          <table:table-cell office:value-type="float" office:value="95">
            <text:p>95</text:p>
          </table:table-cell>
          <table:table-cell office:value-type="string">
            <text:p>En cours</text:p>
          </table:table-cell>
        </table:table-row>
        <table:table-row>
          <table:table-cell office:value-type="string">
            <text:p>N.K.5.621.5.262.141.12.01</text:p>
          </table:table-cell>
          <table:table-cell office:value-type="string">
            <text:p>Suivi et réalisation de 1000 lits d'hébergement</text:p>
          </table:table-cell>
          <table:table-cell office:value-type="float" office:value="459459.00">
            <text:p>459459.00</text:p>
          </table:table-cell>
          <table:table-cell office:value-type="float" office:value="459459.00">
            <text:p>459459.00</text:p>
          </table:table-cell>
          <table:table-cell office:value-type="float" office:value="0">
            <text:p>0</text:p>
          </table:table-cell>
          <table:table-cell office:value-type="string">
            <text:p>Gelée</text:p>
          </table:table-cell>
        </table:table-row>
        <table:table-row>
          <table:table-cell office:value-type="string">
            <text:p>N.K.5.622.1.262.141.12.01</text:p>
          </table:table-cell>
          <table:table-cell office:value-type="string">
            <text:p>Etude et suivi pour la réalisation dun lycée type 800/200R à Ain-Zana</text:p>
          </table:table-cell>
          <table:table-cell office:value-type="float" office:value="5889325.67">
            <text:p>5889325.67</text:p>
          </table:table-cell>
          <table:table-cell office:value-type="float" office:value="5691497.51">
            <text:p>5691497.51</text:p>
          </table:table-cell>
          <table:table-cell office:value-type="float" office:value="100">
            <text:p>100</text:p>
          </table:table-cell>
          <table:table-cell office:value-type="string">
            <text:p>Achevée</text:p>
          </table:table-cell>
        </table:table-row>
        <table:table-row>
          <table:table-cell office:value-type="string">
            <text:p>N.K.5.622.1.262.141.12.02</text:p>
          </table:table-cell>
          <table:table-cell office:value-type="string">
            <text:p>Etude et suivi pour la réalisation dun lycée type 800/200R à Oued-Kebrit</text:p>
          </table:table-cell>
          <table:table-cell office:value-type="float" office:value="10213381.00">
            <text:p>10213381.00</text:p>
          </table:table-cell>
          <table:table-cell office:value-type="float" office:value="9905354.37">
            <text:p>9905354.37</text:p>
          </table:table-cell>
          <table:table-cell office:value-type="float" office:value="100">
            <text:p>100</text:p>
          </table:table-cell>
          <table:table-cell office:value-type="string">
            <text:p>Achevée</text:p>
          </table:table-cell>
        </table:table-row>
        <table:table-row>
          <table:table-cell office:value-type="string">
            <text:p>N.K.5.622.1.262.141.12.03</text:p>
          </table:table-cell>
          <table:table-cell office:value-type="string">
            <text:p>Etude et suivi pour la réalisation d'un lycée type 800/200R à Barral Salah à Souk-Ahras</text:p>
          </table:table-cell>
          <table:table-cell office:value-type="float" office:value="8478858.82">
            <text:p>8478858.82</text:p>
          </table:table-cell>
          <table:table-cell office:value-type="float" office:value="8126847.90">
            <text:p>8126847.90</text:p>
          </table:table-cell>
          <table:table-cell office:value-type="float" office:value="100">
            <text:p>100</text:p>
          </table:table-cell>
          <table:table-cell office:value-type="string">
            <text:p>Achevée</text:p>
          </table:table-cell>
        </table:table-row>
        <table:table-row>
          <table:table-cell office:value-type="string">
            <text:p>N.K.5.622.1.262.141.12.04</text:p>
          </table:table-cell>
          <table:table-cell office:value-type="string">
            <text:p>Etude et suivi pour la réalisation dun lycée type 800/200R au POS N°08 à Souk-Ahras</text:p>
          </table:table-cell>
          <table:table-cell office:value-type="float" office:value="9562056.61">
            <text:p>9562056.61</text:p>
          </table:table-cell>
          <table:table-cell office:value-type="float" office:value="8766146.99">
            <text:p>8766146.99</text:p>
          </table:table-cell>
          <table:table-cell office:value-type="float" office:value="100">
            <text:p>100</text:p>
          </table:table-cell>
          <table:table-cell office:value-type="string">
            <text:p>Achevée</text:p>
          </table:table-cell>
        </table:table-row>
        <table:table-row>
          <table:table-cell office:value-type="string">
            <text:p>N.K.5.622.1.262.141.12.05</text:p>
          </table:table-cell>
          <table:table-cell office:value-type="string">
            <text:p>Réalisation d'un lycée type 800/200R au POS N°08 à Souk-Ahras</text:p>
          </table:table-cell>
          <table:table-cell office:value-type="float" office:value="344136731.63">
            <text:p>344136731.63</text:p>
          </table:table-cell>
          <table:table-cell office:value-type="float" office:value="95517039.20">
            <text:p>95517039.20</text:p>
          </table:table-cell>
          <table:table-cell office:value-type="float" office:value="100">
            <text:p>100</text:p>
          </table:table-cell>
          <table:table-cell office:value-type="string">
            <text:p>Achevée</text:p>
          </table:table-cell>
        </table:table-row>
        <table:table-row>
          <table:table-cell office:value-type="string">
            <text:p>N.K.5.622.1.262.141.12.06</text:p>
          </table:table-cell>
          <table:table-cell office:value-type="string">
            <text:p>Réalisation dun lycée type 800/200R à Barral Salah à Souk-Ahras</text:p>
          </table:table-cell>
          <table:table-cell office:value-type="float" office:value="370824649.23">
            <text:p>370824649.23</text:p>
          </table:table-cell>
          <table:table-cell office:value-type="float" office:value="260482058.49">
            <text:p>260482058.49</text:p>
          </table:table-cell>
          <table:table-cell office:value-type="float" office:value="100">
            <text:p>100</text:p>
          </table:table-cell>
          <table:table-cell office:value-type="string">
            <text:p>Achevée</text:p>
          </table:table-cell>
        </table:table-row>
        <table:table-row>
          <table:table-cell office:value-type="string">
            <text:p>N.K.5.622.1.262.141.12.07</text:p>
          </table:table-cell>
          <table:table-cell office:value-type="string">
            <text:p>Réalisation d'un lycée type 800/200R à Oued-Kebrit</text:p>
          </table:table-cell>
          <table:table-cell office:value-type="float" office:value="312251800.86">
            <text:p>312251800.86</text:p>
          </table:table-cell>
          <table:table-cell office:value-type="float" office:value="233756150.00">
            <text:p>233756150.00</text:p>
          </table:table-cell>
          <table:table-cell office:value-type="float" office:value="100">
            <text:p>100</text:p>
          </table:table-cell>
          <table:table-cell office:value-type="string">
            <text:p>Achevée</text:p>
          </table:table-cell>
        </table:table-row>
        <table:table-row>
          <table:table-cell office:value-type="string">
            <text:p>N.K.5.622.8.262.141.12.01</text:p>
          </table:table-cell>
          <table:table-cell office:value-type="string">
            <text:p>Etude, réparation, acquisition et installation d'un chauffage au profit de (04) lycées à travers la Wilaya</text:p>
          </table:table-cell>
          <table:table-cell office:value-type="float" office:value="8250740.05">
            <text:p>8250740.05</text:p>
          </table:table-cell>
          <table:table-cell office:value-type="float" office:value="8188640.05">
            <text:p>8188640.05</text:p>
          </table:table-cell>
          <table:table-cell office:value-type="float" office:value="100">
            <text:p>100</text:p>
          </table:table-cell>
          <table:table-cell office:value-type="string">
            <text:p>Achevée</text:p>
          </table:table-cell>
        </table:table-row>
        <table:table-row>
          <table:table-cell office:value-type="string">
            <text:p>N.K.5.622.1.262.141.12.08</text:p>
          </table:table-cell>
          <table:table-cell office:value-type="string">
            <text:p>Réalisation et équipement d'un lycée type 800/200R à Ain-Zana</text:p>
          </table:table-cell>
          <table:table-cell office:value-type="float" office:value="300250463.99">
            <text:p>300250463.99</text:p>
          </table:table-cell>
          <table:table-cell office:value-type="float" office:value="286956160.35">
            <text:p>286956160.35</text:p>
          </table:table-cell>
          <table:table-cell office:value-type="float" office:value="100">
            <text:p>100</text:p>
          </table:table-cell>
          <table:table-cell office:value-type="string">
            <text:p>Achevée</text:p>
          </table:table-cell>
        </table:table-row>
        <table:table-row>
          <table:table-cell office:value-type="string">
            <text:p>N.K.5.623.5.262.141.12.01</text:p>
          </table:table-cell>
          <table:table-cell office:value-type="string">
            <text:p>Etude et suivi pour la réalisation d'un collège type B6/200 R à la cité Ghalloussi à Souk-Ahras</text:p>
          </table:table-cell>
          <table:table-cell office:value-type="float" office:value="6677694.41">
            <text:p>6677694.41</text:p>
          </table:table-cell>
          <table:table-cell office:value-type="float" office:value="6529694.41">
            <text:p>6529694.41</text:p>
          </table:table-cell>
          <table:table-cell office:value-type="float" office:value="100">
            <text:p>100</text:p>
          </table:table-cell>
          <table:table-cell office:value-type="string">
            <text:p>Achevée</text:p>
          </table:table-cell>
        </table:table-row>
        <table:table-row>
          <table:table-cell office:value-type="string">
            <text:p>N.K.5.623.6.262.141.12.01</text:p>
          </table:table-cell>
          <table:table-cell office:value-type="string">
            <text:p>Aménagment et réhabilitation des établissements de l'enseignement moyen à travers la Wilaya</text:p>
          </table:table-cell>
          <table:table-cell office:value-type="float" office:value="34697248.99">
            <text:p>34697248.99</text:p>
          </table:table-cell>
          <table:table-cell office:value-type="float" office:value="29988982.84">
            <text:p>29988982.84</text:p>
          </table:table-cell>
          <table:table-cell office:value-type="float" office:value="100">
            <text:p>100</text:p>
          </table:table-cell>
          <table:table-cell office:value-type="string">
            <text:p>Achevée</text:p>
          </table:table-cell>
        </table:table-row>
        <table:table-row>
          <table:table-cell office:value-type="string">
            <text:p>N.K.5.623.4.262.141.12.05</text:p>
          </table:table-cell>
          <table:table-cell office:value-type="string">
            <text:p>Réalisation et équipement d'un groupe scolaire type "C" avec logement d'astreinte au POS N°08 à Souk-Ahras</text:p>
          </table:table-cell>
          <table:table-cell office:value-type="float" office:value="60232802.23">
            <text:p>60232802.23</text:p>
          </table:table-cell>
          <table:table-cell office:value-type="float" office:value="59146808.23">
            <text:p>59146808.23</text:p>
          </table:table-cell>
          <table:table-cell office:value-type="float" office:value="100">
            <text:p>100</text:p>
          </table:table-cell>
          <table:table-cell office:value-type="string">
            <text:p>Achevée</text:p>
          </table:table-cell>
        </table:table-row>
        <table:table-row>
          <table:table-cell office:value-type="string">
            <text:p>N.K.5.623.4.262.141.12.06</text:p>
          </table:table-cell>
          <table:table-cell office:value-type="string">
            <text:p>Réalisation et équipement d'un groupe scolaire type "B" avec logement d'astreinte à la cité route de Zaarouria </text:p>
          </table:table-cell>
          <table:table-cell office:value-type="float" office:value="44611505.00">
            <text:p>44611505.00</text:p>
          </table:table-cell>
          <table:table-cell office:value-type="float" office:value="44539105.40">
            <text:p>44539105.40</text:p>
          </table:table-cell>
          <table:table-cell office:value-type="float" office:value="100">
            <text:p>100</text:p>
          </table:table-cell>
          <table:table-cell office:value-type="string">
            <text:p>Achevée</text:p>
          </table:table-cell>
        </table:table-row>
        <table:table-row>
          <table:table-cell office:value-type="string">
            <text:p>N.K.5.623.4.262.141.12.07</text:p>
          </table:table-cell>
          <table:table-cell office:value-type="string">
            <text:p>Réalisation et équipement d'un groupe scolaire type "B" avec logement d'astreinte à la cité Ghalloussi à Souk-Ahras</text:p>
          </table:table-cell>
          <table:table-cell office:value-type="float" office:value="57764873.45">
            <text:p>57764873.45</text:p>
          </table:table-cell>
          <table:table-cell office:value-type="float" office:value="57692473.84">
            <text:p>57692473.84</text:p>
          </table:table-cell>
          <table:table-cell office:value-type="float" office:value="100">
            <text:p>100</text:p>
          </table:table-cell>
          <table:table-cell office:value-type="string">
            <text:p>Achevée</text:p>
          </table:table-cell>
        </table:table-row>
        <table:table-row>
          <table:table-cell office:value-type="string">
            <text:p>N.K.5.623.8.262.141.12.02</text:p>
          </table:table-cell>
          <table:table-cell office:value-type="string">
            <text:p>Etude, réparation, acquisition et installation du chauffage au profit de 09 collèges à travers la wilaya</text:p>
          </table:table-cell>
          <table:table-cell office:value-type="float" office:value="11708142.05">
            <text:p>11708142.05</text:p>
          </table:table-cell>
          <table:table-cell office:value-type="float" office:value="10696022.44">
            <text:p>10696022.44</text:p>
          </table:table-cell>
          <table:table-cell office:value-type="float" office:value="100">
            <text:p>100</text:p>
          </table:table-cell>
          <table:table-cell office:value-type="string">
            <text:p>Achevée</text:p>
          </table:table-cell>
        </table:table-row>
        <table:table-row>
          <table:table-cell office:value-type="string">
            <text:p>N.K.5.623.6.262.141.12.02</text:p>
          </table:table-cell>
          <table:table-cell office:value-type="string">
            <text:p>Réhabilitation et renouvellement des équipements des établissements de l'enseignement primaire et moyen endommagés par les intempéries </text:p>
          </table:table-cell>
          <table:table-cell office:value-type="float" office:value="8269514.23">
            <text:p>8269514.23</text:p>
          </table:table-cell>
          <table:table-cell office:value-type="float" office:value="7755768.90">
            <text:p>7755768.90</text:p>
          </table:table-cell>
          <table:table-cell office:value-type="float" office:value="100">
            <text:p>100</text:p>
          </table:table-cell>
          <table:table-cell office:value-type="string">
            <text:p>Achevée</text:p>
          </table:table-cell>
        </table:table-row>
        <table:table-row>
          <table:table-cell office:value-type="string">
            <text:p>N.K.5.623.4.262.141.12.08</text:p>
          </table:table-cell>
          <table:table-cell office:value-type="string">
            <text:p>Réalisation et équipement en remplacement d'un groupe scolaire type "A" avec logement d'astreinte à l'école El-Ogla à la commune de Drea</text:p>
          </table:table-cell>
          <table:table-cell office:value-type="float" office:value="16758669.47">
            <text:p>16758669.47</text:p>
          </table:table-cell>
          <table:table-cell office:value-type="float" office:value="16758669.47">
            <text:p>16758669.47</text:p>
          </table:table-cell>
          <table:table-cell office:value-type="float" office:value="100">
            <text:p>100</text:p>
          </table:table-cell>
          <table:table-cell office:value-type="string">
            <text:p>Achevée</text:p>
          </table:table-cell>
        </table:table-row>
        <table:table-row>
          <table:table-cell office:value-type="string">
            <text:p>N.K.5.623.5.262.141.12.07</text:p>
          </table:table-cell>
          <table:table-cell office:value-type="string">
            <text:p>Réalisation et équipement d'un collège type B6/200R à la cité Ghalloussi à S/A</text:p>
          </table:table-cell>
          <table:table-cell office:value-type="float" office:value="202985400.44">
            <text:p>202985400.44</text:p>
          </table:table-cell>
          <table:table-cell office:value-type="float" office:value="202942402.94">
            <text:p>202942402.94</text:p>
          </table:table-cell>
          <table:table-cell office:value-type="float" office:value="100">
            <text:p>100</text:p>
          </table:table-cell>
          <table:table-cell office:value-type="string">
            <text:p>Achevée</text:p>
          </table:table-cell>
        </table:table-row>
        <table:table-row>
          <table:table-cell office:value-type="string">
            <text:p>N.K.5.721.4.262.141.12.01</text:p>
          </table:table-cell>
          <table:table-cell office:value-type="string">
            <text:p>Viabilisation et aménagement de l'extension du site universitaire</text:p>
          </table:table-cell>
          <table:table-cell office:value-type="float" office:value="838110047.59">
            <text:p>838110047.59</text:p>
          </table:table-cell>
          <table:table-cell office:value-type="float" office:value="210161744.42">
            <text:p>210161744.42</text:p>
          </table:table-cell>
          <table:table-cell office:value-type="float" office:value="55">
            <text:p>55</text:p>
          </table:table-cell>
          <table:table-cell office:value-type="string">
            <text:p>En cours</text:p>
          </table:table-cell>
        </table:table-row>
        <table:table-row>
          <table:table-cell office:value-type="string">
            <text:p>N.K.5.731.9.262.141.12.01</text:p>
          </table:table-cell>
          <table:table-cell office:value-type="string">
            <text:p>Etude et suivi pour la réalisation d'un centre d'hémodialyse à Sedrata</text:p>
          </table:table-cell>
          <table:table-cell office:value-type="float" office:value="4199680.00">
            <text:p>4199680.00</text:p>
          </table:table-cell>
          <table:table-cell office:value-type="float" office:value="3517360.00">
            <text:p>3517360.00</text:p>
          </table:table-cell>
          <table:table-cell office:value-type="float" office:value="0">
            <text:p>0</text:p>
          </table:table-cell>
          <table:table-cell office:value-type="string">
            <text:p>N L</text:p>
          </table:table-cell>
        </table:table-row>
        <table:table-row>
          <table:table-cell office:value-type="string">
            <text:p>N.K.5.631.1.262.141.12.01</text:p>
          </table:table-cell>
          <table:table-cell office:value-type="string">
            <text:p>Etude et suivi pour la réalisation d'un Centre de Formation Professionnelle et d'apprentissage (CFPA ) 250 PF/60 Lits à Zaarouria</text:p>
          </table:table-cell>
          <table:table-cell office:value-type="float" office:value="6960423.42">
            <text:p>6960423.42</text:p>
          </table:table-cell>
          <table:table-cell office:value-type="float" office:value="6202263.42">
            <text:p>6202263.42</text:p>
          </table:table-cell>
          <table:table-cell office:value-type="float" office:value="90">
            <text:p>90</text:p>
          </table:table-cell>
          <table:table-cell office:value-type="string">
            <text:p>Gelée</text:p>
          </table:table-cell>
        </table:table-row>
        <table:table-row>
          <table:table-cell office:value-type="string">
            <text:p>N.K.5.631.2.262.141.12.01</text:p>
          </table:table-cell>
          <table:table-cell office:value-type="string">
            <text:p>Réalisation et équipement en mobilier scolaire, services communs et parc auto d'un centre de formation professionnelle et d'apprentissage (CFPA) 250 PF/60 Lits à Zaarouria</text:p>
          </table:table-cell>
          <table:table-cell office:value-type="float" office:value="356691580.19">
            <text:p>356691580.19</text:p>
          </table:table-cell>
          <table:table-cell office:value-type="float" office:value="117358254.05">
            <text:p>117358254.05</text:p>
          </table:table-cell>
          <table:table-cell office:value-type="float" office:value="75">
            <text:p>75</text:p>
          </table:table-cell>
          <table:table-cell office:value-type="string">
            <text:p>Gelée</text:p>
          </table:table-cell>
        </table:table-row>
        <table:table-row>
          <table:table-cell office:value-type="string">
            <text:p>N.K.5.172.3.262.141.12.01</text:p>
          </table:table-cell>
          <table:table-cell office:value-type="string">
            <text:p>Réalisation de la maison de l'artisanat de Sedrata</text:p>
          </table:table-cell>
          <table:table-cell office:value-type="float" office:value="1410142.13">
            <text:p>1410142.13</text:p>
          </table:table-cell>
          <table:table-cell office:value-type="float" office:value="1272946.76">
            <text:p>1272946.76</text:p>
          </table:table-cell>
          <table:table-cell office:value-type="float" office:value="0">
            <text:p>0</text:p>
          </table:table-cell>
          <table:table-cell office:value-type="string">
            <text:p>Gelée</text:p>
          </table:table-cell>
        </table:table-row>
        <table:table-row>
          <table:table-cell office:value-type="string">
            <text:p>N.K.5.741.2.262.141.12.01</text:p>
          </table:table-cell>
          <table:table-cell office:value-type="string">
            <text:p>Etude et suivi pour la réalisation d'une auberge de jeunes 50 lits à Sedrata</text:p>
          </table:table-cell>
          <table:table-cell office:value-type="float" office:value="2405865.12">
            <text:p>2405865.12</text:p>
          </table:table-cell>
          <table:table-cell office:value-type="float" office:value="1345845.12">
            <text:p>1345845.12</text:p>
          </table:table-cell>
          <table:table-cell office:value-type="float" office:value="50">
            <text:p>50</text:p>
          </table:table-cell>
          <table:table-cell office:value-type="string">
            <text:p>Gelée</text:p>
          </table:table-cell>
        </table:table-row>
        <table:table-row>
          <table:table-cell office:value-type="string">
            <text:p>N.K.5.741.2.262.141.12.02</text:p>
          </table:table-cell>
          <table:table-cell office:value-type="string">
            <text:p>Etude et suivi pour la réalisation d'une auberge de jeunes 50 lits à M'Daourouch</text:p>
          </table:table-cell>
          <table:table-cell office:value-type="float" office:value="2882306.40">
            <text:p>2882306.40</text:p>
          </table:table-cell>
          <table:table-cell office:value-type="float" office:value="2396191.08">
            <text:p>2396191.08</text:p>
          </table:table-cell>
          <table:table-cell office:value-type="float" office:value="65">
            <text:p>65</text:p>
          </table:table-cell>
          <table:table-cell office:value-type="string">
            <text:p>Gelée</text:p>
          </table:table-cell>
        </table:table-row>
        <table:table-row>
          <table:table-cell office:value-type="string">
            <text:p>N.K.5.741.2.262.141.12.03</text:p>
          </table:table-cell>
          <table:table-cell office:value-type="string">
            <text:p>Etude et suivi pour la réalisation d'un camp de jeunes à Ain-Zana</text:p>
          </table:table-cell>
          <table:table-cell office:value-type="float" office:value="3043891.20">
            <text:p>3043891.20</text:p>
          </table:table-cell>
          <table:table-cell office:value-type="float" office:value="2891696.64">
            <text:p>2891696.64</text:p>
          </table:table-cell>
          <table:table-cell office:value-type="float" office:value="50">
            <text:p>50</text:p>
          </table:table-cell>
          <table:table-cell office:value-type="string">
            <text:p>Gelée</text:p>
          </table:table-cell>
        </table:table-row>
        <table:table-row>
          <table:table-cell office:value-type="string">
            <text:p>N.K.5.741.2.262.141.12.04</text:p>
          </table:table-cell>
          <table:table-cell office:value-type="string">
            <text:p>Réalisation et équipement d'une auberge de jeunes 50 lits à M'Daourouch</text:p>
          </table:table-cell>
          <table:table-cell office:value-type="float" office:value="68432191.86">
            <text:p>68432191.86</text:p>
          </table:table-cell>
          <table:table-cell office:value-type="float" office:value="17235289.77">
            <text:p>17235289.77</text:p>
          </table:table-cell>
          <table:table-cell office:value-type="float" office:value="65">
            <text:p>65</text:p>
          </table:table-cell>
          <table:table-cell office:value-type="string">
            <text:p>Gelée</text:p>
          </table:table-cell>
        </table:table-row>
        <table:table-row>
          <table:table-cell office:value-type="string">
            <text:p>N.K.5.742.1.262.141.12.01</text:p>
          </table:table-cell>
          <table:table-cell office:value-type="string">
            <text:p>Etude et suivi pour la réalisation d'une piscine de proximité à Oum-Ladhaim</text:p>
          </table:table-cell>
          <table:table-cell office:value-type="float" office:value="2416611.00">
            <text:p>2416611.00</text:p>
          </table:table-cell>
          <table:table-cell office:value-type="float" office:value="130165.20">
            <text:p>130165.20</text:p>
          </table:table-cell>
          <table:table-cell office:value-type="float" office:value="3">
            <text:p>3</text:p>
          </table:table-cell>
          <table:table-cell office:value-type="string">
            <text:p>Gelée</text:p>
          </table:table-cell>
        </table:table-row>
        <table:table-row>
          <table:table-cell office:value-type="string">
            <text:p>N.K.5.742.1.262.141.12.02</text:p>
          </table:table-cell>
          <table:table-cell office:value-type="string">
            <text:p>Etude et suivi pour la réalisation d'une salle omnisports (OMS) de 500 places à Souk-Ahras</text:p>
          </table:table-cell>
          <table:table-cell office:value-type="float" office:value="5866008.02">
            <text:p>5866008.02</text:p>
          </table:table-cell>
          <table:table-cell office:value-type="float" office:value="4462008.02">
            <text:p>4462008.02</text:p>
          </table:table-cell>
          <table:table-cell office:value-type="float" office:value="50">
            <text:p>50</text:p>
          </table:table-cell>
          <table:table-cell office:value-type="string">
            <text:p>Gelée</text:p>
          </table:table-cell>
        </table:table-row>
        <table:table-row>
          <table:table-cell office:value-type="string">
            <text:p>N.K.5.742.1.262.141.12.03</text:p>
          </table:table-cell>
          <table:table-cell office:value-type="string">
            <text:p>Etude et suivi pour la réalisation d'un stade de football de 5400 places à Sedrata</text:p>
          </table:table-cell>
          <table:table-cell office:value-type="float" office:value="18671194.45">
            <text:p>18671194.45</text:p>
          </table:table-cell>
          <table:table-cell office:value-type="float" office:value="17454394.45">
            <text:p>17454394.45</text:p>
          </table:table-cell>
          <table:table-cell office:value-type="float" office:value="50">
            <text:p>50</text:p>
          </table:table-cell>
          <table:table-cell office:value-type="string">
            <text:p>Gelée</text:p>
          </table:table-cell>
        </table:table-row>
        <table:table-row>
          <table:table-cell office:value-type="string">
            <text:p>N.K.5.742.1.262.141.12.06</text:p>
          </table:table-cell>
          <table:table-cell office:value-type="string">
            <text:p>Etude et suivi pour la réalisation d'un complexe sportif de proximité à Souk-Ahras</text:p>
          </table:table-cell>
          <table:table-cell office:value-type="float" office:value="2655750.00">
            <text:p>2655750.00</text:p>
          </table:table-cell>
          <table:table-cell office:value-type="float" office:value="2157000.00">
            <text:p>2157000.00</text:p>
          </table:table-cell>
          <table:table-cell office:value-type="float" office:value="100">
            <text:p>100</text:p>
          </table:table-cell>
          <table:table-cell office:value-type="string">
            <text:p>Achevée</text:p>
          </table:table-cell>
        </table:table-row>
        <table:table-row>
          <table:table-cell office:value-type="string">
            <text:p>N.K.5.742.2.262.141.12.02</text:p>
          </table:table-cell>
          <table:table-cell office:value-type="string">
            <text:p>Réalisation et équipement d'une piscine de proximité à Oum-Laadhaim</text:p>
          </table:table-cell>
          <table:table-cell office:value-type="float" office:value="477010.08">
            <text:p>477010.08</text:p>
          </table:table-cell>
          <table:table-cell office:value-type="float" office:value="333907.06">
            <text:p>333907.06</text:p>
          </table:table-cell>
          <table:table-cell office:value-type="float" office:value="0">
            <text:p>0</text:p>
          </table:table-cell>
          <table:table-cell office:value-type="string">
            <text:p>Gelée</text:p>
          </table:table-cell>
        </table:table-row>
        <table:table-row>
          <table:table-cell office:value-type="string">
            <text:p>N.K.5.742.2.262.141.12.03</text:p>
          </table:table-cell>
          <table:table-cell office:value-type="string">
            <text:p>Réalisation et équipement d'un complexe sportif de proximité à Souk-Ahras</text:p>
          </table:table-cell>
          <table:table-cell office:value-type="float" office:value="99600764.74">
            <text:p>99600764.74</text:p>
          </table:table-cell>
          <table:table-cell office:value-type="float" office:value="82274582.21">
            <text:p>82274582.21</text:p>
          </table:table-cell>
          <table:table-cell office:value-type="float" office:value="100">
            <text:p>100</text:p>
          </table:table-cell>
          <table:table-cell office:value-type="string">
            <text:p>Achevée</text:p>
          </table:table-cell>
        </table:table-row>
        <table:table-row>
          <table:table-cell office:value-type="string">
            <text:p>N.K.5.742.2.262.141.12.04</text:p>
          </table:table-cell>
          <table:table-cell office:value-type="string">
            <text:p>Réalisation et équipement d'une salle omnisports (OMS) de 500 places à Souk-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731.6.262.141.12.01</text:p>
          </table:table-cell>
          <table:table-cell office:value-type="string">
            <text:p>Extention de l'ancien hôpital de Souk Ahras (3ème tranche)</text:p>
          </table:table-cell>
          <table:table-cell office:value-type="float" office:value="223635482.16">
            <text:p>223635482.16</text:p>
          </table:table-cell>
          <table:table-cell office:value-type="float" office:value="119289730.23">
            <text:p>119289730.23</text:p>
          </table:table-cell>
          <table:table-cell office:value-type="float" office:value="55">
            <text:p>55</text:p>
          </table:table-cell>
          <table:table-cell office:value-type="string">
            <text:p>En cours</text:p>
          </table:table-cell>
        </table:table-row>
        <table:table-row>
          <table:table-cell office:value-type="string">
            <text:p>N.K.5.731.9.262.141.12.02</text:p>
          </table:table-cell>
          <table:table-cell office:value-type="string">
            <text:p>Etude et suivi pour la réalisation d'un centre de transfusion sanguine</text:p>
          </table:table-cell>
          <table:table-cell office:value-type="float" office:value="4935245.29">
            <text:p>4935245.29</text:p>
          </table:table-cell>
          <table:table-cell office:value-type="float" office:value="4935245.29">
            <text:p>4935245.29</text:p>
          </table:table-cell>
          <table:table-cell office:value-type="float" office:value="100">
            <text:p>100</text:p>
          </table:table-cell>
          <table:table-cell office:value-type="string">
            <text:p>Achevée</text:p>
          </table:table-cell>
        </table:table-row>
        <table:table-row>
          <table:table-cell office:value-type="string">
            <text:p>NULL</text:p>
          </table:table-cell>
          <table:table-cell office:value-type="string">
            <text:p> pour les buanderies et les cuisines des hôpitaux</text:p>
          </table:table-cell>
          <table:table-cell office:value-type="float" office:value="35828339.34">
            <text:p>35828339.34</text:p>
          </table:table-cell>
          <table:table-cell office:value-type="float" office:value="35828339.34">
            <text:p>35828339.34</text:p>
          </table:table-cell>
          <table:table-cell office:value-type="float" office:value="100">
            <text:p>100</text:p>
          </table:table-cell>
          <table:table-cell office:value-type="string">
            <text:p>Achevée</text:p>
          </table:table-cell>
        </table:table-row>
        <table:table-row>
          <table:table-cell office:value-type="string">
            <text:p>N.K.5.731.3.262.141.12.02</text:p>
          </table:table-cell>
          <table:table-cell office:value-type="string">
            <text:p>Complément d'équipements médicaux au profit de l'hôpital 60 lits à Taoura</text:p>
          </table:table-cell>
          <table:table-cell office:value-type="float" office:value="188881827.15">
            <text:p>188881827.15</text:p>
          </table:table-cell>
          <table:table-cell office:value-type="float" office:value="135647177.15">
            <text:p>135647177.15</text:p>
          </table:table-cell>
          <table:table-cell office:value-type="float" office:value="80">
            <text:p>80</text:p>
          </table:table-cell>
          <table:table-cell office:value-type="string">
            <text:p>En cours</text:p>
          </table:table-cell>
        </table:table-row>
        <table:table-row>
          <table:table-cell office:value-type="string">
            <text:p>N.K.5.733.5.262.141.12.03</text:p>
          </table:table-cell>
          <table:table-cell office:value-type="string">
            <text:p>Réalisation et équipement d'une polyclinique à Hennancha</text:p>
          </table:table-cell>
          <table:table-cell office:value-type="float" office:value="184409705.38">
            <text:p>184409705.38</text:p>
          </table:table-cell>
          <table:table-cell office:value-type="float" office:value="183821910.87">
            <text:p>183821910.87</text:p>
          </table:table-cell>
          <table:table-cell office:value-type="float" office:value="99">
            <text:p>99</text:p>
          </table:table-cell>
          <table:table-cell office:value-type="string">
            <text:p>Achevée</text:p>
          </table:table-cell>
        </table:table-row>
        <table:table-row>
          <table:table-cell office:value-type="string">
            <text:p>N.K.5.733.5.262.141.12.04</text:p>
          </table:table-cell>
          <table:table-cell office:value-type="string">
            <text:p>Réalisation et équipement d'une polyclinique à Souk-Ahras</text:p>
          </table:table-cell>
          <table:table-cell office:value-type="float" office:value="173560913.66">
            <text:p>173560913.66</text:p>
          </table:table-cell>
          <table:table-cell office:value-type="float" office:value="173560913.66">
            <text:p>173560913.66</text:p>
          </table:table-cell>
          <table:table-cell office:value-type="float" office:value="100">
            <text:p>100</text:p>
          </table:table-cell>
          <table:table-cell office:value-type="string">
            <text:p>Achevée</text:p>
          </table:table-cell>
        </table:table-row>
        <table:table-row>
          <table:table-cell office:value-type="string">
            <text:p>N.K.5.733.5.262.141.12.02</text:p>
          </table:table-cell>
          <table:table-cell office:value-type="string">
            <text:p>Etude et suivi pour la réalisation d'une polyclinique à Hennancha</text:p>
          </table:table-cell>
          <table:table-cell office:value-type="float" office:value="3890000.00">
            <text:p>3890000.00</text:p>
          </table:table-cell>
          <table:table-cell office:value-type="float" office:value="3890000.00">
            <text:p>3890000.00</text:p>
          </table:table-cell>
          <table:table-cell office:value-type="float" office:value="100">
            <text:p>100</text:p>
          </table:table-cell>
          <table:table-cell office:value-type="string">
            <text:p>Achevée</text:p>
          </table:table-cell>
        </table:table-row>
        <table:table-row>
          <table:table-cell office:value-type="string">
            <text:p>N.K.5.834.1.262.141.12.01</text:p>
          </table:table-cell>
          <table:table-cell office:value-type="string">
            <text:p>Etude et suivi pour la réalisation d'un siège de contrôleur financier de wilaya avec un logement d'astreinte à Souk- Ahras</text:p>
          </table:table-cell>
          <table:table-cell office:value-type="float" office:value="4826014.48">
            <text:p>4826014.48</text:p>
          </table:table-cell>
          <table:table-cell office:value-type="float" office:value="4573864.48">
            <text:p>4573864.48</text:p>
          </table:table-cell>
          <table:table-cell office:value-type="float" office:value="100">
            <text:p>100</text:p>
          </table:table-cell>
          <table:table-cell office:value-type="string">
            <text:p>Achevée</text:p>
          </table:table-cell>
        </table:table-row>
        <table:table-row>
          <table:table-cell office:value-type="string">
            <text:p>N.K.5.834.2.262.141.12.05</text:p>
          </table:table-cell>
          <table:table-cell office:value-type="string">
            <text:p>Réalisation et équipement d'un siège de contrôleur financier de wilaya avec un logement d'astreinte à Souk-Ahras</text:p>
          </table:table-cell>
          <table:table-cell office:value-type="float" office:value="143207902.11">
            <text:p>143207902.11</text:p>
          </table:table-cell>
          <table:table-cell office:value-type="float" office:value="137473533.68">
            <text:p>137473533.68</text:p>
          </table:table-cell>
          <table:table-cell office:value-type="float" office:value="100">
            <text:p>100</text:p>
          </table:table-cell>
          <table:table-cell office:value-type="string">
            <text:p>Achevée</text:p>
          </table:table-cell>
        </table:table-row>
        <table:table-row>
          <table:table-cell office:value-type="string">
            <text:p>N.K.5.852.3.262.141.12.01</text:p>
          </table:table-cell>
          <table:table-cell office:value-type="string">
            <text:p>Etude et réalisation d'une sûreté urbaine à Souk-Ahras</text:p>
          </table:table-cell>
          <table:table-cell office:value-type="float" office:value="55197422.23">
            <text:p>55197422.23</text:p>
          </table:table-cell>
          <table:table-cell office:value-type="float" office:value="55038252.54">
            <text:p>55038252.54</text:p>
          </table:table-cell>
          <table:table-cell office:value-type="float" office:value="100">
            <text:p>100</text:p>
          </table:table-cell>
          <table:table-cell office:value-type="string">
            <text:p>Achevée</text:p>
          </table:table-cell>
        </table:table-row>
        <table:table-row>
          <table:table-cell office:value-type="string">
            <text:p>N.K.5.854.2.262.141.12.01</text:p>
          </table:table-cell>
          <table:table-cell office:value-type="string">
            <text:p>Etude et réalisation d'une unité secondaire de la protection civile à Ain-Zana</text:p>
          </table:table-cell>
          <table:table-cell office:value-type="float" office:value="79911478.83">
            <text:p>79911478.83</text:p>
          </table:table-cell>
          <table:table-cell office:value-type="float" office:value="42751133.06">
            <text:p>42751133.06</text:p>
          </table:table-cell>
          <table:table-cell office:value-type="float" office:value="90">
            <text:p>90</text:p>
          </table:table-cell>
          <table:table-cell office:value-type="string">
            <text:p>Gelée</text:p>
          </table:table-cell>
        </table:table-row>
        <table:table-row>
          <table:table-cell office:value-type="string">
            <text:p>N.K.5.855.1.262.141.12.01</text:p>
          </table:table-cell>
          <table:table-cell office:value-type="string">
            <text:p>Etude et suivi pour la réalisation d'un casernement des douanes à Souk Ahras</text:p>
          </table:table-cell>
          <table:table-cell office:value-type="float" office:value="3961999.04">
            <text:p>3961999.04</text:p>
          </table:table-cell>
          <table:table-cell office:value-type="float" office:value="2849829.72">
            <text:p>2849829.72</text:p>
          </table:table-cell>
          <table:table-cell office:value-type="float" office:value="100">
            <text:p>100</text:p>
          </table:table-cell>
          <table:table-cell office:value-type="string">
            <text:p>Achevée</text:p>
          </table:table-cell>
        </table:table-row>
        <table:table-row>
          <table:table-cell office:value-type="string">
            <text:p>N.K.5.855.3.262.141.12.01</text:p>
          </table:table-cell>
          <table:table-cell office:value-type="string">
            <text:p>Réalisation de 04 postes de surveillance de douanes à travers la Wilaya</text:p>
          </table:table-cell>
          <table:table-cell office:value-type="float" office:value="356010268.55">
            <text:p>356010268.55</text:p>
          </table:table-cell>
          <table:table-cell office:value-type="float" office:value="298679396.37">
            <text:p>298679396.37</text:p>
          </table:table-cell>
          <table:table-cell office:value-type="float" office:value="100">
            <text:p>100</text:p>
          </table:table-cell>
          <table:table-cell office:value-type="string">
            <text:p>Achevée</text:p>
          </table:table-cell>
        </table:table-row>
        <table:table-row>
          <table:table-cell office:value-type="string">
            <text:p>N.K.5.834.2.262.141.12.03</text:p>
          </table:table-cell>
          <table:table-cell office:value-type="string">
            <text:p>Etude, réalisation et équipement d'un siège d'inspection territoriale de commerce à Sedrata</text:p>
          </table:table-cell>
          <table:table-cell office:value-type="float" office:value="29752416.63">
            <text:p>29752416.63</text:p>
          </table:table-cell>
          <table:table-cell office:value-type="float" office:value="26016627.16">
            <text:p>26016627.16</text:p>
          </table:table-cell>
          <table:table-cell office:value-type="float" office:value="100">
            <text:p>100</text:p>
          </table:table-cell>
          <table:table-cell office:value-type="string">
            <text:p>Achevée</text:p>
          </table:table-cell>
        </table:table-row>
        <table:table-row>
          <table:table-cell office:value-type="string">
            <text:p>N.K.5.834.2.262.141.12.04</text:p>
          </table:table-cell>
          <table:table-cell office:value-type="string">
            <text:p>Réalisation et équipement d'un siège de direction de la culture avec logement de fonction à Souk-Ahras</text:p>
          </table:table-cell>
          <table:table-cell office:value-type="float" office:value="89442942.37">
            <text:p>89442942.37</text:p>
          </table:table-cell>
          <table:table-cell office:value-type="float" office:value="84558047.24">
            <text:p>84558047.24</text:p>
          </table:table-cell>
          <table:table-cell office:value-type="float" office:value="85">
            <text:p>85</text:p>
          </table:table-cell>
          <table:table-cell office:value-type="string">
            <text:p>En cours</text:p>
          </table:table-cell>
        </table:table-row>
        <table:table-row>
          <table:table-cell office:value-type="string">
            <text:p>N.K.5.333.2.262.141.12.01</text:p>
          </table:table-cell>
          <table:table-cell office:value-type="string">
            <text:p>Etude d'aménagement hydro-agricole du périmètre d'irrigation de Ain-Sfa sur 160 Ha commune de Sedrata</text:p>
          </table:table-cell>
          <table:table-cell office:value-type="float" office:value="4760022.15">
            <text:p>4760022.15</text:p>
          </table:table-cell>
          <table:table-cell office:value-type="float" office:value="4233522.15">
            <text:p>4233522.15</text:p>
          </table:table-cell>
          <table:table-cell office:value-type="float" office:value="100">
            <text:p>100</text:p>
          </table:table-cell>
          <table:table-cell office:value-type="string">
            <text:p>Achevée</text:p>
          </table:table-cell>
        </table:table-row>
        <table:table-row>
          <table:table-cell office:value-type="string">
            <text:p>N.K.5.341.2.262.141.12.02</text:p>
          </table:table-cell>
          <table:table-cell office:value-type="string">
            <text:p>Renforcement de l'alimentation en eau potable de la localité de Ouled-Abbès et des chefs lieux de communes Ain-Soltane et Zouabi</text:p>
          </table:table-cell>
          <table:table-cell office:value-type="float" office:value="188341966.64">
            <text:p>188341966.64</text:p>
          </table:table-cell>
          <table:table-cell office:value-type="float" office:value="179249836.98">
            <text:p>179249836.98</text:p>
          </table:table-cell>
          <table:table-cell office:value-type="float" office:value="100">
            <text:p>100</text:p>
          </table:table-cell>
          <table:table-cell office:value-type="string">
            <text:p>Achevée</text:p>
          </table:table-cell>
        </table:table-row>
        <table:table-row>
          <table:table-cell office:value-type="string">
            <text:p>N.K.5.341.2.262.141.12.03</text:p>
          </table:table-cell>
          <table:table-cell office:value-type="string">
            <text:p>Raccordement aval des populations situées sur le couloir système Ain-Dalia et Oued-Kebrit</text:p>
          </table:table-cell>
          <table:table-cell office:value-type="float" office:value="149650820.19">
            <text:p>149650820.19</text:p>
          </table:table-cell>
          <table:table-cell office:value-type="float" office:value="149274242.81">
            <text:p>149274242.81</text:p>
          </table:table-cell>
          <table:table-cell office:value-type="float" office:value="100">
            <text:p>100</text:p>
          </table:table-cell>
          <table:table-cell office:value-type="string">
            <text:p>Achevée</text:p>
          </table:table-cell>
        </table:table-row>
        <table:table-row>
          <table:table-cell office:value-type="string">
            <text:p>N.K.5.341.1.262.141.12.01</text:p>
          </table:table-cell>
          <table:table-cell office:value-type="string">
            <text:p>Etude de l'amélioration et sécurisation de l'alimentation en eau potable de la bande frontalière</text:p>
          </table:table-cell>
          <table:table-cell office:value-type="float" office:value="11341275.08">
            <text:p>11341275.08</text:p>
          </table:table-cell>
          <table:table-cell office:value-type="float" office:value="11341275.08">
            <text:p>11341275.08</text:p>
          </table:table-cell>
          <table:table-cell office:value-type="float" office:value="100">
            <text:p>100</text:p>
          </table:table-cell>
          <table:table-cell office:value-type="string">
            <text:p>Achevée</text:p>
          </table:table-cell>
        </table:table-row>
        <table:table-row>
          <table:table-cell office:value-type="string">
            <text:p>N.K.5.342.7.262.141.12.03</text:p>
          </table:table-cell>
          <table:table-cell office:value-type="string">
            <text:p>Rénovation et extension des collecteurs principaux de l'assainissement des centres de la wilaya sur 30 Km</text:p>
          </table:table-cell>
          <table:table-cell office:value-type="float" office:value="377992784.53">
            <text:p>377992784.53</text:p>
          </table:table-cell>
          <table:table-cell office:value-type="float" office:value="348195577.57">
            <text:p>348195577.57</text:p>
          </table:table-cell>
          <table:table-cell office:value-type="float" office:value="92">
            <text:p>92</text:p>
          </table:table-cell>
          <table:table-cell office:value-type="string">
            <text:p>Gelée</text:p>
          </table:table-cell>
        </table:table-row>
        <table:table-row>
          <table:table-cell office:value-type="string">
            <text:p>N.K.5.342.7.262.141.12.04</text:p>
          </table:table-cell>
          <table:table-cell office:value-type="string">
            <text:p>Réparation des dégâts occasionnées par les intempéries (février 2011) à travers la Wilaya</text:p>
          </table:table-cell>
          <table:table-cell office:value-type="float" office:value="98892321.07">
            <text:p>98892321.07</text:p>
          </table:table-cell>
          <table:table-cell office:value-type="float" office:value="98279241.07">
            <text:p>98279241.07</text:p>
          </table:table-cell>
          <table:table-cell office:value-type="float" office:value="100">
            <text:p>100</text:p>
          </table:table-cell>
          <table:table-cell office:value-type="string">
            <text:p>Achevée</text:p>
          </table:table-cell>
        </table:table-row>
        <table:table-row>
          <table:table-cell office:value-type="string">
            <text:p>N.K.5.342.6.262.141.12.02</text:p>
          </table:table-cell>
          <table:table-cell office:value-type="string">
            <text:p>Protection de Hennancha contre les inondations</text:p>
          </table:table-cell>
          <table:table-cell office:value-type="float" office:value="158209966.13">
            <text:p>158209966.13</text:p>
          </table:table-cell>
          <table:table-cell office:value-type="float" office:value="158209966.13">
            <text:p>158209966.13</text:p>
          </table:table-cell>
          <table:table-cell office:value-type="float" office:value="100">
            <text:p>100</text:p>
          </table:table-cell>
          <table:table-cell office:value-type="string">
            <text:p>Achevée</text:p>
          </table:table-cell>
        </table:table-row>
        <table:table-row>
          <table:table-cell office:value-type="string">
            <text:p>N.K.5.342.6.262.141.12.01</text:p>
          </table:table-cell>
          <table:table-cell office:value-type="string">
            <text:p>Protection de Ragouba (nouveauv pôle) contre les inondations</text:p>
          </table:table-cell>
          <table:table-cell office:value-type="float" office:value="49758106.62">
            <text:p>49758106.62</text:p>
          </table:table-cell>
          <table:table-cell office:value-type="float" office:value="40773676.62">
            <text:p>40773676.62</text:p>
          </table:table-cell>
          <table:table-cell office:value-type="float" office:value="100">
            <text:p>100</text:p>
          </table:table-cell>
          <table:table-cell office:value-type="string">
            <text:p>Achevée</text:p>
          </table:table-cell>
        </table:table-row>
        <table:table-row>
          <table:table-cell office:value-type="string">
            <text:p>N.K.5.834.2.262.141.12.02</text:p>
          </table:table-cell>
          <table:table-cell office:value-type="string">
            <text:p>Réalisation d'un siège de subdivision agricole à Bir-Bouhouch</text:p>
          </table:table-cell>
          <table:table-cell office:value-type="float" office:value="22868942.69">
            <text:p>22868942.69</text:p>
          </table:table-cell>
          <table:table-cell office:value-type="float" office:value="16788496.70">
            <text:p>16788496.70</text:p>
          </table:table-cell>
          <table:table-cell office:value-type="float" office:value="75">
            <text:p>75</text:p>
          </table:table-cell>
          <table:table-cell office:value-type="string">
            <text:p>En cours</text:p>
          </table:table-cell>
        </table:table-row>
        <table:table-row>
          <table:table-cell office:value-type="string">
            <text:p>N.K.5.834.1.262.141.12.02</text:p>
          </table:table-cell>
          <table:table-cell office:value-type="string">
            <text:p>Etude et suivi pour la réalisation d'un siège de direction de la culture avec logement de fonction à Souk-Ahras</text:p>
          </table:table-cell>
          <table:table-cell office:value-type="float" office:value="4769000.00">
            <text:p>4769000.00</text:p>
          </table:table-cell>
          <table:table-cell office:value-type="float" office:value="4767710.00">
            <text:p>4767710.00</text:p>
          </table:table-cell>
          <table:table-cell office:value-type="float" office:value="100">
            <text:p>100</text:p>
          </table:table-cell>
          <table:table-cell office:value-type="string">
            <text:p>Clôturé </text:p>
          </table:table-cell>
        </table:table-row>
        <table:table-row>
          <table:table-cell office:value-type="string">
            <text:p>N.K.5.622.6.262.141.12.01</text:p>
          </table:table-cell>
          <table:table-cell office:value-type="string">
            <text:p>Aménagement et réhabilitation des établissements de l'enseignement secondaire à travers la Wilaya</text:p>
          </table:table-cell>
          <table:table-cell office:value-type="float" office:value="17828000.00">
            <text:p>17828000.00</text:p>
          </table:table-cell>
          <table:table-cell office:value-type="float" office:value="17827965.91">
            <text:p>17827965.91</text:p>
          </table:table-cell>
          <table:table-cell office:value-type="float" office:value="100">
            <text:p>100</text:p>
          </table:table-cell>
          <table:table-cell office:value-type="string">
            <text:p>Clôturé </text:p>
          </table:table-cell>
        </table:table-row>
        <table:table-row>
          <table:table-cell office:value-type="string">
            <text:p>N.K.5.623.5.262.141.12.02</text:p>
          </table:table-cell>
          <table:table-cell office:value-type="string">
            <text:p>Etude et suivi pour la réalisation d'un terrain de sport au nouveau CEM à Tiffech</text:p>
          </table:table-cell>
          <table:table-cell office:value-type="float" office:value="0.00">
            <text:p>0.00</text:p>
          </table:table-cell>
          <table:table-cell office:value-type="float" office:value="0.00">
            <text:p>0.00</text:p>
          </table:table-cell>
          <table:table-cell office:value-type="float" office:value="100">
            <text:p>100</text:p>
          </table:table-cell>
          <table:table-cell office:value-type="string">
            <text:p>Clôturé </text:p>
          </table:table-cell>
        </table:table-row>
        <table:table-row>
          <table:table-cell office:value-type="string">
            <text:p>N.K.5.226.2.262.141.12.05</text:p>
          </table:table-cell>
          <table:table-cell office:value-type="string">
            <text:p>Entretien des plantations sur 1000 Ha à travers la Wilaya</text:p>
          </table:table-cell>
          <table:table-cell office:value-type="float" office:value="57199000.00">
            <text:p>57199000.00</text:p>
          </table:table-cell>
          <table:table-cell office:value-type="float" office:value="57199000.00">
            <text:p>57199000.00</text:p>
          </table:table-cell>
          <table:table-cell office:value-type="float" office:value="100">
            <text:p>100</text:p>
          </table:table-cell>
          <table:table-cell office:value-type="string">
            <text:p>Clôturé </text:p>
          </table:table-cell>
        </table:table-row>
        <table:table-row>
          <table:table-cell office:value-type="string">
            <text:p>N.K.5.733.5.262.141.12.01</text:p>
          </table:table-cell>
          <table:table-cell office:value-type="string">
            <text:p>Etude et suivi pour la réalisation d'une polyclinique à Souk-Ahras</text:p>
          </table:table-cell>
          <table:table-cell office:value-type="float" office:value="3700000.00">
            <text:p>3700000.00</text:p>
          </table:table-cell>
          <table:table-cell office:value-type="float" office:value="3700000.00">
            <text:p>3700000.00</text:p>
          </table:table-cell>
          <table:table-cell office:value-type="float" office:value="100">
            <text:p>100</text:p>
          </table:table-cell>
          <table:table-cell office:value-type="string">
            <text:p>Clôturé </text:p>
          </table:table-cell>
        </table:table-row>
        <table:table-row>
          <table:table-cell office:value-type="string">
            <text:p>N.K.5.622.6.262.141.13.01</text:p>
          </table:table-cell>
          <table:table-cell office:value-type="string">
            <text:p>Aménagement et réhabilitaion des établissements scolaires du cycle secondaire y compris chauffage et climatisation</text:p>
          </table:table-cell>
          <table:table-cell office:value-type="float" office:value="49370615.18">
            <text:p>49370615.18</text:p>
          </table:table-cell>
          <table:table-cell office:value-type="float" office:value="46699464.48">
            <text:p>46699464.48</text:p>
          </table:table-cell>
          <table:table-cell office:value-type="float" office:value="100">
            <text:p>100</text:p>
          </table:table-cell>
          <table:table-cell office:value-type="string">
            <text:p>Achevée</text:p>
          </table:table-cell>
        </table:table-row>
        <table:table-row>
          <table:table-cell office:value-type="string">
            <text:p>N.K.5.623.6.262.141.13.01</text:p>
          </table:table-cell>
          <table:table-cell office:value-type="string">
            <text:p>Aménagement et réhabilitaion des établissements scolaires du cycle moyen y compris chauffage et climatisation</text:p>
          </table:table-cell>
          <table:table-cell office:value-type="float" office:value="46102227.27">
            <text:p>46102227.27</text:p>
          </table:table-cell>
          <table:table-cell office:value-type="float" office:value="41251680.51">
            <text:p>41251680.51</text:p>
          </table:table-cell>
          <table:table-cell office:value-type="float" office:value="76">
            <text:p>76</text:p>
          </table:table-cell>
          <table:table-cell office:value-type="string">
            <text:p>En cours</text:p>
          </table:table-cell>
        </table:table-row>
        <table:table-row>
          <table:table-cell office:value-type="string">
            <text:p>N.K.5.623.6.262.141.13.02</text:p>
          </table:table-cell>
          <table:table-cell office:value-type="string">
            <text:p>Aménagement et réhabilitaion des établissements scolaires du cycle primaire y compris chauffage et climatisation</text:p>
          </table:table-cell>
          <table:table-cell office:value-type="float" office:value="71543181.04">
            <text:p>71543181.04</text:p>
          </table:table-cell>
          <table:table-cell office:value-type="float" office:value="40162655.81">
            <text:p>40162655.81</text:p>
          </table:table-cell>
          <table:table-cell office:value-type="float" office:value="50">
            <text:p>50</text:p>
          </table:table-cell>
          <table:table-cell office:value-type="string">
            <text:p>En cours</text:p>
          </table:table-cell>
        </table:table-row>
        <table:table-row>
          <table:table-cell office:value-type="string">
            <text:p>N.K.5.621.6.262.141.13.01</text:p>
          </table:table-cell>
          <table:table-cell office:value-type="string">
            <text:p>Réhabilitation et mise à niveau des résidences universitaires à Souk-Ahras (2ème tranche)</text:p>
          </table:table-cell>
          <table:table-cell office:value-type="float" office:value="556833980.45">
            <text:p>556833980.45</text:p>
          </table:table-cell>
          <table:table-cell office:value-type="float" office:value="506614363.48">
            <text:p>506614363.48</text:p>
          </table:table-cell>
          <table:table-cell office:value-type="float" office:value="84">
            <text:p>84</text:p>
          </table:table-cell>
          <table:table-cell office:value-type="string">
            <text:p>En cours</text:p>
          </table:table-cell>
        </table:table-row>
        <table:table-row>
          <table:table-cell office:value-type="string">
            <text:p>N.K.5.622.1.262.141.13.01</text:p>
          </table:table-cell>
          <table:table-cell office:value-type="string">
            <text:p>Etude et suivi pour la réalisation d'un lycée type 1000/300R à la ZHUN à M'Daourouch</text:p>
          </table:table-cell>
          <table:table-cell office:value-type="float" office:value="5903149.80">
            <text:p>5903149.80</text:p>
          </table:table-cell>
          <table:table-cell office:value-type="float" office:value="5657624.44">
            <text:p>5657624.44</text:p>
          </table:table-cell>
          <table:table-cell office:value-type="float" office:value="100">
            <text:p>100</text:p>
          </table:table-cell>
          <table:table-cell office:value-type="string">
            <text:p>Achevée</text:p>
          </table:table-cell>
        </table:table-row>
        <table:table-row>
          <table:table-cell office:value-type="string">
            <text:p>N.K.5.622.8.262.141.13.02</text:p>
          </table:table-cell>
          <table:table-cell office:value-type="string">
            <text:p>Etude et suivi pour la réalisation d'une unité de dépistage et de suivi au lycée Suidani Med El Tourki à Sedrata</text:p>
          </table:table-cell>
          <table:table-cell office:value-type="float" office:value="205350.00">
            <text:p>20535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622.8.262.141.13.04</text:p>
          </table:table-cell>
          <table:table-cell office:value-type="string">
            <text:p>Réalisation et équipement d'une unité de dépistage et de suivi au lycée Suidani Med El Tourki à Sedrata</text:p>
          </table:table-cell>
          <table:table-cell office:value-type="float" office:value="4879339.00">
            <text:p>4879339.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622.8.262.141.13.05</text:p>
          </table:table-cell>
          <table:table-cell office:value-type="string">
            <text:p>Réalisation et équipement d'une unité de dépistage et de suivi au lycée de Khedara </text:p>
          </table:table-cell>
          <table:table-cell office:value-type="float" office:value="5337120.26">
            <text:p>5337120.26</text:p>
          </table:table-cell>
          <table:table-cell office:value-type="float" office:value="3977643.65">
            <text:p>3977643.65</text:p>
          </table:table-cell>
          <table:table-cell office:value-type="float" office:value="100">
            <text:p>100</text:p>
          </table:table-cell>
          <table:table-cell office:value-type="string">
            <text:p>Achevée</text:p>
          </table:table-cell>
        </table:table-row>
        <table:table-row>
          <table:table-cell office:value-type="string">
            <text:p>N.K.5.622.8.262.141.13.06</text:p>
          </table:table-cell>
          <table:table-cell office:value-type="string">
            <text:p>Réalisation et équipements d'une demi-pension type 200R au lycée Ain-Seynour commune de Machroha</text:p>
          </table:table-cell>
          <table:table-cell office:value-type="float" office:value="16553281.03">
            <text:p>16553281.03</text:p>
          </table:table-cell>
          <table:table-cell office:value-type="float" office:value="16553281.03">
            <text:p>16553281.03</text:p>
          </table:table-cell>
          <table:table-cell office:value-type="float" office:value="100">
            <text:p>100</text:p>
          </table:table-cell>
          <table:table-cell office:value-type="string">
            <text:p>Achevée</text:p>
          </table:table-cell>
        </table:table-row>
        <table:table-row>
          <table:table-cell office:value-type="string">
            <text:p>N.K.5.622.1.262.141.13.02</text:p>
          </table:table-cell>
          <table:table-cell office:value-type="string">
            <text:p>Réalisation et équipement d'un lycée type 1000/300R à la ZHUN à M'Daourouch</text:p>
          </table:table-cell>
          <table:table-cell office:value-type="float" office:value="367866214.59">
            <text:p>367866214.59</text:p>
          </table:table-cell>
          <table:table-cell office:value-type="float" office:value="332055692.80">
            <text:p>332055692.80</text:p>
          </table:table-cell>
          <table:table-cell office:value-type="float" office:value="100">
            <text:p>100</text:p>
          </table:table-cell>
          <table:table-cell office:value-type="string">
            <text:p>Achevée</text:p>
          </table:table-cell>
        </table:table-row>
        <table:table-row>
          <table:table-cell office:value-type="string">
            <text:p>N.K.5.622.1.262.141.13.03</text:p>
          </table:table-cell>
          <table:table-cell office:value-type="string">
            <text:p>Etude, réalisation et équipement d'un lycée type 600/200R à Ouled-Moumen</text:p>
          </table:table-cell>
          <table:table-cell office:value-type="float" office:value="391360427.82">
            <text:p>391360427.82</text:p>
          </table:table-cell>
          <table:table-cell office:value-type="float" office:value="211224959.17">
            <text:p>211224959.17</text:p>
          </table:table-cell>
          <table:table-cell office:value-type="float" office:value="70">
            <text:p>70</text:p>
          </table:table-cell>
          <table:table-cell office:value-type="string">
            <text:p>En cours</text:p>
          </table:table-cell>
        </table:table-row>
        <table:table-row>
          <table:table-cell office:value-type="string">
            <text:p>N.K.5.623.4.262.141.13.01</text:p>
          </table:table-cell>
          <table:table-cell office:value-type="string">
            <text:p>Etude et suivi pour la réalisation d'un groupe scolaire type "B" au Champ de Tir à Souk-Ahras</text:p>
          </table:table-cell>
          <table:table-cell office:value-type="float" office:value="1648197.41">
            <text:p>1648197.41</text:p>
          </table:table-cell>
          <table:table-cell office:value-type="float" office:value="1131795.41">
            <text:p>1131795.41</text:p>
          </table:table-cell>
          <table:table-cell office:value-type="float" office:value="100">
            <text:p>100</text:p>
          </table:table-cell>
          <table:table-cell office:value-type="string">
            <text:p>Achevée</text:p>
          </table:table-cell>
        </table:table-row>
        <table:table-row>
          <table:table-cell office:value-type="string">
            <text:p>N.K.5.623.4.262.141.13.03</text:p>
          </table:table-cell>
          <table:table-cell office:value-type="string">
            <text:p>Etude et suivi pour la réalisation d'un groupe scolaire type "B" à la cité Rebbahi Nouar à Souk-Ahras</text:p>
          </table:table-cell>
          <table:table-cell office:value-type="float" office:value="1753006.94">
            <text:p>1753006.94</text:p>
          </table:table-cell>
          <table:table-cell office:value-type="float" office:value="1701890.94">
            <text:p>1701890.94</text:p>
          </table:table-cell>
          <table:table-cell office:value-type="float" office:value="100">
            <text:p>100</text:p>
          </table:table-cell>
          <table:table-cell office:value-type="string">
            <text:p>Achevée</text:p>
          </table:table-cell>
        </table:table-row>
        <table:table-row>
          <table:table-cell office:value-type="string">
            <text:p>N.K.5.623.5.262.141.13.01</text:p>
          </table:table-cell>
          <table:table-cell office:value-type="string">
            <text:p>Etude et suivi pour la réalisation d'un collège type B5/200R à la cité Barral Salah à Souk-Ahras</text:p>
          </table:table-cell>
          <table:table-cell office:value-type="float" office:value="3509493.40">
            <text:p>3509493.40</text:p>
          </table:table-cell>
          <table:table-cell office:value-type="float" office:value="3509493.40">
            <text:p>3509493.40</text:p>
          </table:table-cell>
          <table:table-cell office:value-type="float" office:value="100">
            <text:p>100</text:p>
          </table:table-cell>
          <table:table-cell office:value-type="string">
            <text:p>Achevée</text:p>
          </table:table-cell>
        </table:table-row>
        <table:table-row>
          <table:table-cell office:value-type="string">
            <text:p>N.K.5.623.3.262.141.13.02</text:p>
          </table:table-cell>
          <table:table-cell office:value-type="string">
            <text:p>Etude et suivi pour la réalisation d'une demi-pension type 200R au CEM de Zaarouria</text:p>
          </table:table-cell>
          <table:table-cell office:value-type="float" office:value="529280.91">
            <text:p>529280.91</text:p>
          </table:table-cell>
          <table:table-cell office:value-type="float" office:value="529280.91">
            <text:p>529280.91</text:p>
          </table:table-cell>
          <table:table-cell office:value-type="float" office:value="100">
            <text:p>100</text:p>
          </table:table-cell>
          <table:table-cell office:value-type="string">
            <text:p>Achevée</text:p>
          </table:table-cell>
        </table:table-row>
        <table:table-row>
          <table:table-cell office:value-type="string">
            <text:p>N.K.5.623.4.262.141.13.04</text:p>
          </table:table-cell>
          <table:table-cell office:value-type="string">
            <text:p>Etude et suivi pour la réalisation de 10 salles de classe pour le cycle primaire à travers la Wilaya</text:p>
          </table:table-cell>
          <table:table-cell office:value-type="float" office:value="1422546.64">
            <text:p>1422546.64</text:p>
          </table:table-cell>
          <table:table-cell office:value-type="float" office:value="1419502.39">
            <text:p>1419502.39</text:p>
          </table:table-cell>
          <table:table-cell office:value-type="float" office:value="100">
            <text:p>100</text:p>
          </table:table-cell>
          <table:table-cell office:value-type="string">
            <text:p>Achevée</text:p>
          </table:table-cell>
        </table:table-row>
        <table:table-row>
          <table:table-cell office:value-type="string">
            <text:p>N.K.5.623.4.262.141.13.06</text:p>
          </table:table-cell>
          <table:table-cell office:value-type="string">
            <text:p>Réalisation et équipement d'un groupe scolaire type "B" avec logement d'astreinte à la cité Rebbahi Nouar à Souk-Ahras</text:p>
          </table:table-cell>
          <table:table-cell office:value-type="float" office:value="77197647.42">
            <text:p>77197647.42</text:p>
          </table:table-cell>
          <table:table-cell office:value-type="float" office:value="76501110.65">
            <text:p>76501110.65</text:p>
          </table:table-cell>
          <table:table-cell office:value-type="float" office:value="100">
            <text:p>100</text:p>
          </table:table-cell>
          <table:table-cell office:value-type="string">
            <text:p>Achevée</text:p>
          </table:table-cell>
        </table:table-row>
        <table:table-row>
          <table:table-cell office:value-type="string">
            <text:p>N.K.5.623.5.262.141.13.02</text:p>
          </table:table-cell>
          <table:table-cell office:value-type="string">
            <text:p>Réalisation et équipement d'un collège type B5/200R à la cité Barral Salah à Souk-Ahras</text:p>
          </table:table-cell>
          <table:table-cell office:value-type="float" office:value="249218062.66">
            <text:p>249218062.66</text:p>
          </table:table-cell>
          <table:table-cell office:value-type="float" office:value="223668731.21">
            <text:p>223668731.21</text:p>
          </table:table-cell>
          <table:table-cell office:value-type="float" office:value="100">
            <text:p>100</text:p>
          </table:table-cell>
          <table:table-cell office:value-type="string">
            <text:p>Achevée</text:p>
          </table:table-cell>
        </table:table-row>
        <table:table-row>
          <table:table-cell office:value-type="string">
            <text:p>N.K.5.623.5.262.141.13.03</text:p>
          </table:table-cell>
          <table:table-cell office:value-type="string">
            <text:p>Etude, suivi, réalisation et équipement de 04 térrains de sport à travers la wilaya (Souk-Ahras, Ouled Moumen, Ouillen et Oum laadhaim)</text:p>
          </table:table-cell>
          <table:table-cell office:value-type="float" office:value="20476110.92">
            <text:p>20476110.92</text:p>
          </table:table-cell>
          <table:table-cell office:value-type="float" office:value="19323557.53">
            <text:p>19323557.53</text:p>
          </table:table-cell>
          <table:table-cell office:value-type="float" office:value="100">
            <text:p>100</text:p>
          </table:table-cell>
          <table:table-cell office:value-type="string">
            <text:p>Achevée</text:p>
          </table:table-cell>
        </table:table-row>
        <table:table-row>
          <table:table-cell office:value-type="string">
            <text:p>N.K.5.623.3.262.141.13.03</text:p>
          </table:table-cell>
          <table:table-cell office:value-type="string">
            <text:p>Réalisation et équipement d'une demi-pension type 200R au CEM El Hedj Masaoud à M'Daourouch</text:p>
          </table:table-cell>
          <table:table-cell office:value-type="float" office:value="18070235.20">
            <text:p>18070235.20</text:p>
          </table:table-cell>
          <table:table-cell office:value-type="float" office:value="7135550.36">
            <text:p>7135550.36</text:p>
          </table:table-cell>
          <table:table-cell office:value-type="float" office:value="90">
            <text:p>90</text:p>
          </table:table-cell>
          <table:table-cell office:value-type="string">
            <text:p>En cours</text:p>
          </table:table-cell>
        </table:table-row>
        <table:table-row>
          <table:table-cell office:value-type="string">
            <text:p>N.K.5.623.3.262.141.13.05</text:p>
          </table:table-cell>
          <table:table-cell office:value-type="string">
            <text:p>Etude, réalisation et équipement d'une cantine scolaire type 200R à l'école Ben-Ncib Abdel-Rahmane à Ain-Zana</text:p>
          </table:table-cell>
          <table:table-cell office:value-type="float" office:value="10992521.44">
            <text:p>10992521.44</text:p>
          </table:table-cell>
          <table:table-cell office:value-type="float" office:value="10923239.44">
            <text:p>10923239.44</text:p>
          </table:table-cell>
          <table:table-cell office:value-type="float" office:value="100">
            <text:p>100</text:p>
          </table:table-cell>
          <table:table-cell office:value-type="string">
            <text:p>Achevée</text:p>
          </table:table-cell>
        </table:table-row>
        <table:table-row>
          <table:table-cell office:value-type="string">
            <text:p>N.K.5.731.1.262.141.13.01</text:p>
          </table:table-cell>
          <table:table-cell office:value-type="string">
            <text:p>Réalisation et équipement d'un centre d'hémodialyse à Sedrata</text:p>
          </table:table-cell>
          <table:table-cell office:value-type="float" office:value="131452393.71">
            <text:p>131452393.71</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731.1.262.141.13.03</text:p>
          </table:table-cell>
          <table:table-cell office:value-type="string">
            <text:p>Etude, suivi et réalisation d'un hôpital de 120 lits à Souk-Ahras</text:p>
          </table:table-cell>
          <table:table-cell office:value-type="float" office:value="27951937.50">
            <text:p>27951937.5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741.1.262.141.13.01</text:p>
          </table:table-cell>
          <table:table-cell office:value-type="string">
            <text:p>Etude et suivi pour la réalisation d'une maison de jeunes type "3" à Sedrata</text:p>
          </table:table-cell>
          <table:table-cell office:value-type="float" office:value="2060370.00">
            <text:p>2060370.00</text:p>
          </table:table-cell>
          <table:table-cell office:value-type="float" office:value="410143.50">
            <text:p>410143.50</text:p>
          </table:table-cell>
          <table:table-cell office:value-type="float" office:value="50">
            <text:p>50</text:p>
          </table:table-cell>
          <table:table-cell office:value-type="string">
            <text:p>Gelée</text:p>
          </table:table-cell>
        </table:table-row>
        <table:table-row>
          <table:table-cell office:value-type="string">
            <text:p>N.K.5.741.8.262.141.13.01</text:p>
          </table:table-cell>
          <table:table-cell office:value-type="string">
            <text:p>Etude, suivi et réalisation d'un centre de loisir scientifique à Heddada</text:p>
          </table:table-cell>
          <table:table-cell office:value-type="float" office:value="1685248.32">
            <text:p>1685248.32</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742.1.262.141.13.04</text:p>
          </table:table-cell>
          <table:table-cell office:value-type="string">
            <text:p>Etude et suivi pour la réalisation d'une piscine semi-olympique à Souk-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742.2.262.141.13.01</text:p>
          </table:table-cell>
          <table:table-cell office:value-type="string">
            <text:p>Etude, suivi et réalisation d'un complexe sportif à Ain-Zana</text:p>
          </table:table-cell>
          <table:table-cell office:value-type="float" office:value="136171352.89">
            <text:p>136171352.89</text:p>
          </table:table-cell>
          <table:table-cell office:value-type="float" office:value="3803099.52">
            <text:p>3803099.52</text:p>
          </table:table-cell>
          <table:table-cell office:value-type="float" office:value="5">
            <text:p>5</text:p>
          </table:table-cell>
          <table:table-cell office:value-type="string">
            <text:p>Gelée</text:p>
          </table:table-cell>
        </table:table-row>
        <table:table-row>
          <table:table-cell office:value-type="string">
            <text:p>N.K.5.733.4.262.141.13.01</text:p>
          </table:table-cell>
          <table:table-cell office:value-type="string">
            <text:p>Acquisition des groupes électrogènes pour les polycliniques: Sedrata, Oum-Ladhaim, Taoura, Ouillen, Ain-Zana, Zouabi et Merahna</text:p>
          </table:table-cell>
          <table:table-cell office:value-type="float" office:value="11550000.00">
            <text:p>11550000.00</text:p>
          </table:table-cell>
          <table:table-cell office:value-type="float" office:value="11550000.00">
            <text:p>11550000.00</text:p>
          </table:table-cell>
          <table:table-cell office:value-type="float" office:value="100">
            <text:p>100</text:p>
          </table:table-cell>
          <table:table-cell office:value-type="string">
            <text:p>Achevée</text:p>
          </table:table-cell>
        </table:table-row>
        <table:table-row>
          <table:table-cell office:value-type="string">
            <text:p>N.K.5.834.1.262.141.13.05</text:p>
          </table:table-cell>
          <table:table-cell office:value-type="string">
            <text:p>Etude et suivi pour la réalisation d'un siège de la direction du Cadastre de la Wilaya de Souk-Ahras avec logement de fonction</text:p>
          </table:table-cell>
          <table:table-cell office:value-type="float" office:value="5002135.89">
            <text:p>5002135.89</text:p>
          </table:table-cell>
          <table:table-cell office:value-type="float" office:value="3813030.20">
            <text:p>3813030.20</text:p>
          </table:table-cell>
          <table:table-cell office:value-type="float" office:value="100">
            <text:p>100</text:p>
          </table:table-cell>
          <table:table-cell office:value-type="string">
            <text:p>Achevée</text:p>
          </table:table-cell>
        </table:table-row>
        <table:table-row>
          <table:table-cell office:value-type="string">
            <text:p>N.K.5.855.1.262.141.13.01</text:p>
          </table:table-cell>
          <table:table-cell office:value-type="string">
            <text:p>Etude et suivi pour la réalisation d'une recette et brigade des Douanes à Heddada</text:p>
          </table:table-cell>
          <table:table-cell office:value-type="float" office:value="3296793.00">
            <text:p>3296793.00</text:p>
          </table:table-cell>
          <table:table-cell office:value-type="float" office:value="2138793.00">
            <text:p>2138793.00</text:p>
          </table:table-cell>
          <table:table-cell office:value-type="float" office:value="100">
            <text:p>100</text:p>
          </table:table-cell>
          <table:table-cell office:value-type="string">
            <text:p>Achevée</text:p>
          </table:table-cell>
        </table:table-row>
        <table:table-row>
          <table:table-cell office:value-type="string">
            <text:p>N.K.5.461.2.262.141.13.01</text:p>
          </table:table-cell>
          <table:table-cell office:value-type="string">
            <text:p>Réalisation d'un marché couvert à Heddada</text:p>
          </table:table-cell>
          <table:table-cell office:value-type="float" office:value="43755087.05">
            <text:p>43755087.05</text:p>
          </table:table-cell>
          <table:table-cell office:value-type="float" office:value="43755087.05">
            <text:p>43755087.05</text:p>
          </table:table-cell>
          <table:table-cell office:value-type="float" office:value="100">
            <text:p>100</text:p>
          </table:table-cell>
          <table:table-cell office:value-type="string">
            <text:p>Achevée</text:p>
          </table:table-cell>
        </table:table-row>
        <table:table-row>
          <table:table-cell office:value-type="string">
            <text:p>NULL</text:p>
          </table:table-cell>
          <table:table-cell office:value-type="string">
            <text:p>Réalisation de 07 marchés couverts à travers la Wilaya</text:p>
          </table:table-cell>
          <table:table-cell office:value-type="float" office:value="44107181.85">
            <text:p>44107181.85</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854.2.262.141.13.01</text:p>
          </table:table-cell>
          <table:table-cell office:value-type="string">
            <text:p>Réalisation d'une unité secondaire de la protection civile à Ouled-Moumen</text:p>
          </table:table-cell>
          <table:table-cell office:value-type="float" office:value="2342184.41">
            <text:p>2342184.41</text:p>
          </table:table-cell>
          <table:table-cell office:value-type="float" office:value="2342184.41">
            <text:p>2342184.41</text:p>
          </table:table-cell>
          <table:table-cell office:value-type="float" office:value="15">
            <text:p>15</text:p>
          </table:table-cell>
          <table:table-cell office:value-type="string">
            <text:p>Gelée</text:p>
          </table:table-cell>
        </table:table-row>
        <table:table-row>
          <table:table-cell office:value-type="string">
            <text:p>N.K.5.341.4.262.141.13.01</text:p>
          </table:table-cell>
          <table:table-cell office:value-type="string">
            <text:p>Réalisation d'un réservoir de stockage de 1.000 m3 à Heddada</text:p>
          </table:table-cell>
          <table:table-cell office:value-type="float" office:value="24922213.54">
            <text:p>24922213.54</text:p>
          </table:table-cell>
          <table:table-cell office:value-type="float" office:value="23621154.96">
            <text:p>23621154.96</text:p>
          </table:table-cell>
          <table:table-cell office:value-type="float" office:value="100">
            <text:p>100</text:p>
          </table:table-cell>
          <table:table-cell office:value-type="string">
            <text:p>Achevée</text:p>
          </table:table-cell>
        </table:table-row>
        <table:table-row>
          <table:table-cell office:value-type="string">
            <text:p>N.K.5.341.2.262.141.13.02</text:p>
          </table:table-cell>
          <table:table-cell office:value-type="string">
            <text:p>Interconnexion des forages de Bir-Louhichi pour le renforcement de l'alimentation en eau potable des zones frontalières (commune de Sidi-Fredj)</text:p>
          </table:table-cell>
          <table:table-cell office:value-type="float" office:value="110710493.31">
            <text:p>110710493.31</text:p>
          </table:table-cell>
          <table:table-cell office:value-type="float" office:value="110710493.31">
            <text:p>110710493.31</text:p>
          </table:table-cell>
          <table:table-cell office:value-type="float" office:value="80">
            <text:p>80</text:p>
          </table:table-cell>
          <table:table-cell office:value-type="string">
            <text:p>En cours</text:p>
          </table:table-cell>
        </table:table-row>
        <table:table-row>
          <table:table-cell office:value-type="string">
            <text:p>N.K.5.341.4.262.141.13.03</text:p>
          </table:table-cell>
          <table:table-cell office:value-type="string">
            <text:p>Réhabilitation de la station de pompage d'El-Bouaa commune de Ain-Zana</text:p>
          </table:table-cell>
          <table:table-cell office:value-type="float" office:value="9443542.50">
            <text:p>9443542.50</text:p>
          </table:table-cell>
          <table:table-cell office:value-type="float" office:value="8255223.38">
            <text:p>8255223.38</text:p>
          </table:table-cell>
          <table:table-cell office:value-type="float" office:value="100">
            <text:p>100</text:p>
          </table:table-cell>
          <table:table-cell office:value-type="string">
            <text:p>Achevée</text:p>
          </table:table-cell>
        </table:table-row>
        <table:table-row>
          <table:table-cell office:value-type="string">
            <text:p>NULL</text:p>
          </table:table-cell>
          <table:table-cell office:value-type="string">
            <text:p>Renforcement de l'alimentation en eau potable de la localité d'El-Fouidh à partir du forage du poste frontalier Rmila</text:p>
          </table:table-cell>
          <table:table-cell office:value-type="float" office:value="8255223.38">
            <text:p>8255223.38</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834.1.262.141.13.04</text:p>
          </table:table-cell>
          <table:table-cell office:value-type="string">
            <text:p>Etude et suivi pour la réalisation d'un siège d'établissement public de santé de proximité à Sedrata</text:p>
          </table:table-cell>
          <table:table-cell office:value-type="float" office:value="2420000.00">
            <text:p>2420000.00</text:p>
          </table:table-cell>
          <table:table-cell office:value-type="float" office:value="2420000.00">
            <text:p>2420000.00</text:p>
          </table:table-cell>
          <table:table-cell office:value-type="float" office:value="50">
            <text:p>50</text:p>
          </table:table-cell>
          <table:table-cell office:value-type="string">
            <text:p>En cours</text:p>
          </table:table-cell>
        </table:table-row>
        <table:table-row>
          <table:table-cell office:value-type="string">
            <text:p>N.K.5.834.1.262.141.13.03</text:p>
          </table:table-cell>
          <table:table-cell office:value-type="string">
            <text:p>Etude et suivi pour la réalisation d'un siège d'établissement public de santé de proximité à Souk-Ahras</text:p>
          </table:table-cell>
          <table:table-cell office:value-type="float" office:value="2420000.00">
            <text:p>2420000.00</text:p>
          </table:table-cell>
          <table:table-cell office:value-type="float" office:value="2140000.00">
            <text:p>2140000.00</text:p>
          </table:table-cell>
          <table:table-cell office:value-type="float" office:value="50">
            <text:p>50</text:p>
          </table:table-cell>
          <table:table-cell office:value-type="string">
            <text:p>En cours</text:p>
          </table:table-cell>
        </table:table-row>
        <table:table-row>
          <table:table-cell office:value-type="string">
            <text:p>N.K.5.512.1.262.141.13.01</text:p>
          </table:table-cell>
          <table:table-cell office:value-type="string">
            <text:p>Etude, suivi et réalisation d'une station urbaine à Heddada</text:p>
          </table:table-cell>
          <table:table-cell office:value-type="float" office:value="2140000.00">
            <text:p>2140000.00</text:p>
          </table:table-cell>
          <table:table-cell office:value-type="float" office:value="922981.55">
            <text:p>922981.55</text:p>
          </table:table-cell>
          <table:table-cell office:value-type="float" office:value="0">
            <text:p>0</text:p>
          </table:table-cell>
          <table:table-cell office:value-type="string">
            <text:p>Gelée</text:p>
          </table:table-cell>
        </table:table-row>
        <table:table-row>
          <table:table-cell office:value-type="string">
            <text:p>N.K.5.512.1.262.141.13.02</text:p>
          </table:table-cell>
          <table:table-cell office:value-type="string">
            <text:p>Etude, suivi et réalisation d'une station urbaine à Ain Zana</text:p>
          </table:table-cell>
          <table:table-cell office:value-type="float" office:value="2228357.56">
            <text:p>2228357.56</text:p>
          </table:table-cell>
          <table:table-cell office:value-type="float" office:value="2228357.56">
            <text:p>2228357.56</text:p>
          </table:table-cell>
          <table:table-cell office:value-type="float" office:value="0">
            <text:p>0</text:p>
          </table:table-cell>
          <table:table-cell office:value-type="string">
            <text:p>Gelée</text:p>
          </table:table-cell>
        </table:table-row>
        <table:table-row>
          <table:table-cell office:value-type="string">
            <text:p>N.K.5.623.4.262.141.13.05</text:p>
          </table:table-cell>
          <table:table-cell office:value-type="string">
            <text:p>Réalisation et équipement d'un groupe scolaire type "B" avec logement d'astreinte au Champ de Tire à Souk-Ahras</text:p>
          </table:table-cell>
          <table:table-cell office:value-type="float" office:value="65987869.05">
            <text:p>65987869.05</text:p>
          </table:table-cell>
          <table:table-cell office:value-type="float" office:value="65987869.05">
            <text:p>65987869.05</text:p>
          </table:table-cell>
          <table:table-cell office:value-type="float" office:value="100">
            <text:p>100</text:p>
          </table:table-cell>
          <table:table-cell office:value-type="string">
            <text:p>Clôturé </text:p>
          </table:table-cell>
        </table:table-row>
        <table:table-row>
          <table:table-cell office:value-type="string">
            <text:p>N.K.5.742.1.262.141.13.03</text:p>
          </table:table-cell>
          <table:table-cell office:value-type="string">
            <text:p>Etude et suivi pour la réalisation d'une salle spécialisée à Terreguelt</text:p>
          </table:table-cell>
          <table:table-cell office:value-type="float" office:value="1932840.00">
            <text:p>1932840.00</text:p>
          </table:table-cell>
          <table:table-cell office:value-type="float" office:value="1932840.00">
            <text:p>1932840.00</text:p>
          </table:table-cell>
          <table:table-cell office:value-type="float" office:value="100">
            <text:p>100</text:p>
          </table:table-cell>
          <table:table-cell office:value-type="string">
            <text:p>Clôturé </text:p>
          </table:table-cell>
        </table:table-row>
        <table:table-row>
          <table:table-cell office:value-type="string">
            <text:p>N.K.5.352.9.262.141.13.01</text:p>
          </table:table-cell>
          <table:table-cell office:value-type="string">
            <text:p>Etudes, acquisition , installation, suivi et contrôle d'un incinérateur</text:p>
          </table:table-cell>
          <table:table-cell office:value-type="float" office:value="460000.00">
            <text:p>460000.00</text:p>
          </table:table-cell>
          <table:table-cell office:value-type="float" office:value="460000.00">
            <text:p>460000.00</text:p>
          </table:table-cell>
          <table:table-cell office:value-type="float" office:value="100">
            <text:p>100</text:p>
          </table:table-cell>
          <table:table-cell office:value-type="string">
            <text:p>Clôturé </text:p>
          </table:table-cell>
        </table:table-row>
        <table:table-row>
          <table:table-cell office:value-type="string">
            <text:p>N.K.5.834.1.262.141.13.02</text:p>
          </table:table-cell>
          <table:table-cell office:value-type="string">
            <text:p>Etude pour la réalisation d'un siège de subdivision agricole à Souk-Ahras</text:p>
          </table:table-cell>
          <table:table-cell office:value-type="float" office:value="674000.00">
            <text:p>674000.00</text:p>
          </table:table-cell>
          <table:table-cell office:value-type="float" office:value="674000.00">
            <text:p>674000.00</text:p>
          </table:table-cell>
          <table:table-cell office:value-type="float" office:value="100">
            <text:p>100</text:p>
          </table:table-cell>
          <table:table-cell office:value-type="string">
            <text:p>Clôturé </text:p>
          </table:table-cell>
        </table:table-row>
        <table:table-row>
          <table:table-cell office:value-type="string">
            <text:p>N.K.5.834.1.262.141.13.01</text:p>
          </table:table-cell>
          <table:table-cell office:value-type="string">
            <text:p>Etude pour la réalisation d'un siège de subdivision agricole à Ouled-Driss</text:p>
          </table:table-cell>
          <table:table-cell office:value-type="float" office:value="627000.00">
            <text:p>627000.00</text:p>
          </table:table-cell>
          <table:table-cell office:value-type="float" office:value="627000.00">
            <text:p>627000.00</text:p>
          </table:table-cell>
          <table:table-cell office:value-type="float" office:value="100">
            <text:p>100</text:p>
          </table:table-cell>
          <table:table-cell office:value-type="string">
            <text:p>Clôturé </text:p>
          </table:table-cell>
        </table:table-row>
        <table:table-row>
          <table:table-cell office:value-type="string">
            <text:p>N.K.5.852.2.262.141.13.02</text:p>
          </table:table-cell>
          <table:table-cell office:value-type="string">
            <text:p>Etude pour la réalisation d'un célibatorium (R+4) au profit de la sûreté nationale au chef lieu</text:p>
          </table:table-cell>
          <table:table-cell office:value-type="float" office:value="2945000.00">
            <text:p>2945000.00</text:p>
          </table:table-cell>
          <table:table-cell office:value-type="float" office:value="2945000.00">
            <text:p>2945000.00</text:p>
          </table:table-cell>
          <table:table-cell office:value-type="float" office:value="100">
            <text:p>100</text:p>
          </table:table-cell>
          <table:table-cell office:value-type="string">
            <text:p>Clôturé </text:p>
          </table:table-cell>
        </table:table-row>
        <table:table-row>
          <table:table-cell office:value-type="string">
            <text:p>N.K.5.731.3.262.141.13.01</text:p>
          </table:table-cell>
          <table:table-cell office:value-type="string">
            <text:p>Acquisition d'équipements médicaux pour le centre d'hémodialyse de M'Daourouch</text:p>
          </table:table-cell>
          <table:table-cell office:value-type="float" office:value="38627000.00">
            <text:p>38627000.00</text:p>
          </table:table-cell>
          <table:table-cell office:value-type="float" office:value="38627000.00">
            <text:p>38627000.00</text:p>
          </table:table-cell>
          <table:table-cell office:value-type="float" office:value="100">
            <text:p>100</text:p>
          </table:table-cell>
          <table:table-cell office:value-type="string">
            <text:p>Clôturé </text:p>
          </table:table-cell>
        </table:table-row>
        <table:table-row>
          <table:table-cell office:value-type="string">
            <text:p>N.K.5.731.1.262.141.13.02</text:p>
          </table:table-cell>
          <table:table-cell office:value-type="string">
            <text:p>Réalisation et équipement d'un centre de transfusion sanguine à Souk-Ahras</text:p>
          </table:table-cell>
          <table:table-cell office:value-type="float" office:value="159937000.00">
            <text:p>159937000.00</text:p>
          </table:table-cell>
          <table:table-cell office:value-type="float" office:value="159937000.00">
            <text:p>159937000.00</text:p>
          </table:table-cell>
          <table:table-cell office:value-type="float" office:value="100">
            <text:p>100</text:p>
          </table:table-cell>
          <table:table-cell office:value-type="string">
            <text:p>Clôturé </text:p>
          </table:table-cell>
        </table:table-row>
        <table:table-row>
          <table:table-cell office:value-type="string">
            <text:p>N.K.5.731.3.262.141.13.02</text:p>
          </table:table-cell>
          <table:table-cell office:value-type="string">
            <text:p>Acquisition de 05 ambulances simples pour les hôpitaux de la Wilaya</text:p>
          </table:table-cell>
          <table:table-cell office:value-type="float" office:value="159937000.00">
            <text:p>159937000.00</text:p>
          </table:table-cell>
          <table:table-cell office:value-type="float" office:value="159937000.00">
            <text:p>159937000.00</text:p>
          </table:table-cell>
          <table:table-cell office:value-type="float" office:value="100">
            <text:p>100</text:p>
          </table:table-cell>
          <table:table-cell office:value-type="string">
            <text:p>Clôturé </text:p>
          </table:table-cell>
        </table:table-row>
        <table:table-row>
          <table:table-cell office:value-type="string">
            <text:p>N.K.5.622.8.262.141.13.03</text:p>
          </table:table-cell>
          <table:table-cell office:value-type="string">
            <text:p>Etude et suivi pour la réalisation d'une demi-pension type 200R au lycée Ain-Seynour commune de Machroha</text:p>
          </table:table-cell>
          <table:table-cell office:value-type="float" office:value="770000.00">
            <text:p>770000.00</text:p>
          </table:table-cell>
          <table:table-cell office:value-type="float" office:value="770000.00">
            <text:p>770000.00</text:p>
          </table:table-cell>
          <table:table-cell office:value-type="float" office:value="100">
            <text:p>100</text:p>
          </table:table-cell>
          <table:table-cell office:value-type="string">
            <text:p>Clôturé </text:p>
          </table:table-cell>
        </table:table-row>
        <table:table-row>
          <table:table-cell office:value-type="string">
            <text:p>N.K.5.623.4.262.141.13.08</text:p>
          </table:table-cell>
          <table:table-cell office:value-type="string">
            <text:p>Réalisation et équipement de 10 salles de classe pour le cycle primaire à travers la Wilaya</text:p>
          </table:table-cell>
          <table:table-cell office:value-type="float" office:value="27364000.00">
            <text:p>27364000.00</text:p>
          </table:table-cell>
          <table:table-cell office:value-type="float" office:value="27364000.00">
            <text:p>27364000.00</text:p>
          </table:table-cell>
          <table:table-cell office:value-type="float" office:value="100">
            <text:p>100</text:p>
          </table:table-cell>
          <table:table-cell office:value-type="string">
            <text:p>Clôturé </text:p>
          </table:table-cell>
        </table:table-row>
        <table:table-row>
          <table:table-cell office:value-type="string">
            <text:p>N.K.5.623.4.262.141.13.02</text:p>
          </table:table-cell>
          <table:table-cell office:value-type="string">
            <text:p>Etude et suivi pour la réalisation d'un groupe scolaire type B à Djenane Touffah à Souk-Ahras</text:p>
          </table:table-cell>
          <table:table-cell office:value-type="float" office:value="1713000.00">
            <text:p>1713000.00</text:p>
          </table:table-cell>
          <table:table-cell office:value-type="float" office:value="1713000.00">
            <text:p>1713000.00</text:p>
          </table:table-cell>
          <table:table-cell office:value-type="float" office:value="100">
            <text:p>100</text:p>
          </table:table-cell>
          <table:table-cell office:value-type="string">
            <text:p>Clôturé </text:p>
          </table:table-cell>
        </table:table-row>
        <table:table-row>
          <table:table-cell office:value-type="string">
            <text:p>N.K.5.623.4.262.141.13.07</text:p>
          </table:table-cell>
          <table:table-cell office:value-type="string">
            <text:p>Réalisation et équipement d'un groupe scolaire type B à Djenane Touffah à Souk-Ahras</text:p>
          </table:table-cell>
          <table:table-cell office:value-type="float" office:value="46457000.00">
            <text:p>46457000.00</text:p>
          </table:table-cell>
          <table:table-cell office:value-type="float" office:value="46457000.00">
            <text:p>46457000.00</text:p>
          </table:table-cell>
          <table:table-cell office:value-type="float" office:value="100">
            <text:p>100</text:p>
          </table:table-cell>
          <table:table-cell office:value-type="string">
            <text:p>Clôturé </text:p>
          </table:table-cell>
        </table:table-row>
        <table:table-row>
          <table:table-cell office:value-type="string">
            <text:p>N.K.5.226.2.262.141.14.01</text:p>
          </table:table-cell>
          <table:table-cell office:value-type="string">
            <text:p>Ouverture de pistes forestières sur 60 Km à travers la Wilaya</text:p>
          </table:table-cell>
          <table:table-cell office:value-type="float" office:value="86190346.71">
            <text:p>86190346.71</text:p>
          </table:table-cell>
          <table:table-cell office:value-type="float" office:value="81147646.71">
            <text:p>81147646.71</text:p>
          </table:table-cell>
          <table:table-cell office:value-type="float" office:value="100">
            <text:p>100</text:p>
          </table:table-cell>
          <table:table-cell office:value-type="string">
            <text:p>Achevée</text:p>
          </table:table-cell>
        </table:table-row>
        <table:table-row>
          <table:table-cell office:value-type="string">
            <text:p>N.K.5.226.2.262.141.14.03</text:p>
          </table:table-cell>
          <table:table-cell office:value-type="string">
            <text:p>Aménagement de pistes forestières sur 95 Km à travers la Wilaya</text:p>
          </table:table-cell>
          <table:table-cell office:value-type="float" office:value="83322749.25">
            <text:p>83322749.25</text:p>
          </table:table-cell>
          <table:table-cell office:value-type="float" office:value="80870424.25">
            <text:p>80870424.25</text:p>
          </table:table-cell>
          <table:table-cell office:value-type="float" office:value="100">
            <text:p>100</text:p>
          </table:table-cell>
          <table:table-cell office:value-type="string">
            <text:p>Achevée</text:p>
          </table:table-cell>
        </table:table-row>
        <table:table-row>
          <table:table-cell office:value-type="string">
            <text:p>N.K.5.226.2.262.141.14.08</text:p>
          </table:table-cell>
          <table:table-cell office:value-type="string">
            <text:p>Suivi et construction d'une brigade forestière à Taoura</text:p>
          </table:table-cell>
          <table:table-cell office:value-type="float" office:value="49515.34">
            <text:p>49515.34</text:p>
          </table:table-cell>
          <table:table-cell office:value-type="string">
            <text:p>NULL</text:p>
          </table:table-cell>
          <table:table-cell office:value-type="float" office:value="0">
            <text:p>0</text:p>
          </table:table-cell>
          <table:table-cell office:value-type="string">
            <text:p>Gelée</text:p>
          </table:table-cell>
        </table:table-row>
        <table:table-row>
          <table:table-cell office:value-type="string">
            <text:p>N.K.5.226.2.262.141.14.09</text:p>
          </table:table-cell>
          <table:table-cell office:value-type="string">
            <text:p>Suivi et construction d'une brigade forestière à Ain-Zana</text:p>
          </table:table-cell>
          <table:table-cell office:value-type="float" office:value="48252.16">
            <text:p>48252.16</text:p>
          </table:table-cell>
          <table:table-cell office:value-type="string">
            <text:p>NULL</text:p>
          </table:table-cell>
          <table:table-cell office:value-type="float" office:value="0">
            <text:p>0</text:p>
          </table:table-cell>
          <table:table-cell office:value-type="string">
            <text:p>Gelée</text:p>
          </table:table-cell>
        </table:table-row>
        <table:table-row>
          <table:table-cell office:value-type="string">
            <text:p>N.K.5.226.2.262.141.14.11</text:p>
          </table:table-cell>
          <table:table-cell office:value-type="string">
            <text:p>Délimitation et bornage (1.500 unités) à travers la Wilaya</text:p>
          </table:table-cell>
          <table:table-cell office:value-type="float" office:value="8945726.40">
            <text:p>8945726.40</text:p>
          </table:table-cell>
          <table:table-cell office:value-type="float" office:value="5183474.40">
            <text:p>5183474.40</text:p>
          </table:table-cell>
          <table:table-cell office:value-type="float" office:value="54">
            <text:p>54</text:p>
          </table:table-cell>
          <table:table-cell office:value-type="string">
            <text:p>Gelée</text:p>
          </table:table-cell>
        </table:table-row>
        <table:table-row>
          <table:table-cell office:value-type="string">
            <text:p>N.K.5.722.2.262.141.14.01</text:p>
          </table:table-cell>
          <table:table-cell office:value-type="string">
            <text:p>Réalisation de cinq (05) logements d'astreinte au profit de la protection civile au poste avancé de chef lieu de Souk-Ahras</text:p>
          </table:table-cell>
          <table:table-cell office:value-type="float" office:value="21777646.94">
            <text:p>21777646.94</text:p>
          </table:table-cell>
          <table:table-cell office:value-type="float" office:value="21740446.94">
            <text:p>21740446.94</text:p>
          </table:table-cell>
          <table:table-cell office:value-type="float" office:value="100">
            <text:p>100</text:p>
          </table:table-cell>
          <table:table-cell office:value-type="string">
            <text:p>Achevée</text:p>
          </table:table-cell>
        </table:table-row>
        <table:table-row>
          <table:table-cell office:value-type="string">
            <text:p>N.K.5.765.5.262.141.14.01</text:p>
          </table:table-cell>
          <table:table-cell office:value-type="string">
            <text:p>Etude, suivi et réhabilitation de l'établissement pour Enfants Assistés 0-6 ans (EEA) (réalisation de 02 logements) à Souk Ahras</text:p>
          </table:table-cell>
          <table:table-cell office:value-type="float" office:value="6380397.20">
            <text:p>6380397.20</text:p>
          </table:table-cell>
          <table:table-cell office:value-type="float" office:value="5268415.71">
            <text:p>5268415.71</text:p>
          </table:table-cell>
          <table:table-cell office:value-type="float" office:value="100">
            <text:p>100</text:p>
          </table:table-cell>
          <table:table-cell office:value-type="string">
            <text:p>Achevée</text:p>
          </table:table-cell>
        </table:table-row>
        <table:table-row>
          <table:table-cell office:value-type="string">
            <text:p>N.K.5.622.7.262.141.14.01</text:p>
          </table:table-cell>
          <table:table-cell office:value-type="string">
            <text:p>Renouvellement des équipements des établissements scolaires du cycle Secondaire, y compris chauffage et climatisation à travers la Wilaya</text:p>
          </table:table-cell>
          <table:table-cell office:value-type="float" office:value="4892472.00">
            <text:p>4892472.00</text:p>
          </table:table-cell>
          <table:table-cell office:value-type="float" office:value="4892472.00">
            <text:p>4892472.00</text:p>
          </table:table-cell>
          <table:table-cell office:value-type="float" office:value="100">
            <text:p>100</text:p>
          </table:table-cell>
          <table:table-cell office:value-type="string">
            <text:p>Achevée</text:p>
          </table:table-cell>
        </table:table-row>
        <table:table-row>
          <table:table-cell office:value-type="string">
            <text:p>N.K.5.622.6.262.141.14.01</text:p>
          </table:table-cell>
          <table:table-cell office:value-type="string">
            <text:p>Aménagement et réhabilitation des établissements scolaires, du cycle Secondaire, y compris chauffage et climatisation à Travers la Wilaya</text:p>
          </table:table-cell>
          <table:table-cell office:value-type="float" office:value="29134608.12">
            <text:p>29134608.12</text:p>
          </table:table-cell>
          <table:table-cell office:value-type="float" office:value="26858669.50">
            <text:p>26858669.50</text:p>
          </table:table-cell>
          <table:table-cell office:value-type="float" office:value="100">
            <text:p>100</text:p>
          </table:table-cell>
          <table:table-cell office:value-type="string">
            <text:p>Achevée</text:p>
          </table:table-cell>
        </table:table-row>
        <table:table-row>
          <table:table-cell office:value-type="string">
            <text:p>NULL</text:p>
          </table:table-cell>
          <table:table-cell office:value-type="string">
            <text:p>Etude, suivi, réalisation et aménagement du chauffage pour 1 Lycées à travers la wilay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ULL</text:p>
          </table:table-cell>
          <table:table-cell office:value-type="string">
            <text:p>Renouvellement des équipements des établissements scolaires du cycle Primaire, y compris chauffage et climatisation</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623.6.262.141.14.01</text:p>
          </table:table-cell>
          <table:table-cell office:value-type="string">
            <text:p>Aménagement et réhabilitation des établissements scolaires, du cycle Moyen, y compris chauffage et climatisation</text:p>
          </table:table-cell>
          <table:table-cell office:value-type="float" office:value="55155586.26">
            <text:p>55155586.26</text:p>
          </table:table-cell>
          <table:table-cell office:value-type="float" office:value="36579476.08">
            <text:p>36579476.08</text:p>
          </table:table-cell>
          <table:table-cell office:value-type="float" office:value="75">
            <text:p>75</text:p>
          </table:table-cell>
          <table:table-cell office:value-type="string">
            <text:p>En cours</text:p>
          </table:table-cell>
        </table:table-row>
        <table:table-row>
          <table:table-cell office:value-type="string">
            <text:p>N.K.5.623.6.262.141.14.02</text:p>
          </table:table-cell>
          <table:table-cell office:value-type="string">
            <text:p>Aménagement et réhabilitation des établissements scolaires, du cycle Primaire, y compris chauffage et climatisation</text:p>
          </table:table-cell>
          <table:table-cell office:value-type="float" office:value="91076136.27">
            <text:p>91076136.27</text:p>
          </table:table-cell>
          <table:table-cell office:value-type="float" office:value="68647386.45">
            <text:p>68647386.45</text:p>
          </table:table-cell>
          <table:table-cell office:value-type="float" office:value="86">
            <text:p>86</text:p>
          </table:table-cell>
          <table:table-cell office:value-type="string">
            <text:p>En cours</text:p>
          </table:table-cell>
        </table:table-row>
        <table:table-row>
          <table:table-cell office:value-type="string">
            <text:p>N.K.5.623.7.262.141.14.01</text:p>
          </table:table-cell>
          <table:table-cell office:value-type="string">
            <text:p>Renouvellement des équipements des établissements scolaires du cycle Moyen, y compris chauffage et climatisation</text:p>
          </table:table-cell>
          <table:table-cell office:value-type="float" office:value="6961500.00">
            <text:p>6961500.00</text:p>
          </table:table-cell>
          <table:table-cell office:value-type="float" office:value="0.00">
            <text:p>0.00</text:p>
          </table:table-cell>
          <table:table-cell office:value-type="float" office:value="5">
            <text:p>5</text:p>
          </table:table-cell>
          <table:table-cell office:value-type="string">
            <text:p>En cours</text:p>
          </table:table-cell>
        </table:table-row>
        <table:table-row>
          <table:table-cell office:value-type="string">
            <text:p>NULL</text:p>
          </table:table-cell>
          <table:table-cell office:value-type="string">
            <text:p>Etude, suivi, réalisation et aménagement du chauffage pour 2 Collèges à travers la wilay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622.1.262.141.14.01</text:p>
          </table:table-cell>
          <table:table-cell office:value-type="string">
            <text:p>Etude, suivi, réalisation et équipement d'un lycée 800/200R à Ragouba</text:p>
          </table:table-cell>
          <table:table-cell office:value-type="float" office:value="377496901.44">
            <text:p>377496901.44</text:p>
          </table:table-cell>
          <table:table-cell office:value-type="float" office:value="9129993.16">
            <text:p>9129993.16</text:p>
          </table:table-cell>
          <table:table-cell office:value-type="float" office:value="25">
            <text:p>25</text:p>
          </table:table-cell>
          <table:table-cell office:value-type="string">
            <text:p>En cours</text:p>
          </table:table-cell>
        </table:table-row>
        <table:table-row>
          <table:table-cell office:value-type="string">
            <text:p>N.K.5.622.1.262.141.14.02</text:p>
          </table:table-cell>
          <table:table-cell office:value-type="string">
            <text:p>Etude, suivi, réalisation et équipement d'un Lycée type 1000/300R à Souk Ahras (POS 10)</text:p>
          </table:table-cell>
          <table:table-cell office:value-type="float" office:value="413717833.05">
            <text:p>413717833.05</text:p>
          </table:table-cell>
          <table:table-cell office:value-type="float" office:value="17251953.33">
            <text:p>17251953.33</text:p>
          </table:table-cell>
          <table:table-cell office:value-type="float" office:value="10">
            <text:p>10</text:p>
          </table:table-cell>
          <table:table-cell office:value-type="string">
            <text:p>En cours</text:p>
          </table:table-cell>
        </table:table-row>
        <table:table-row>
          <table:table-cell office:value-type="string">
            <text:p>N.K.5.622.8.262.141.14.01</text:p>
          </table:table-cell>
          <table:table-cell office:value-type="string">
            <text:p>Etude, suivi, réalisation et équipement d'une Unité de Dépistage et de Suivi au lycée type 800/200R à la cité Djenane ElTouffeh à Souk-Ahras</text:p>
          </table:table-cell>
          <table:table-cell office:value-type="float" office:value="4940655.64">
            <text:p>4940655.64</text:p>
          </table:table-cell>
          <table:table-cell office:value-type="float" office:value="2264503.44">
            <text:p>2264503.44</text:p>
          </table:table-cell>
          <table:table-cell office:value-type="float" office:value="100">
            <text:p>100</text:p>
          </table:table-cell>
          <table:table-cell office:value-type="string">
            <text:p>Achevée</text:p>
          </table:table-cell>
        </table:table-row>
        <table:table-row>
          <table:table-cell office:value-type="string">
            <text:p>N.K.5.622.8.262.141.14.02</text:p>
          </table:table-cell>
          <table:table-cell office:value-type="string">
            <text:p>Etude, suivi, réalisation et équipement d'une Unité de Dépistage et de Suivi au lycée type 800/200R à Ain-Zana</text:p>
          </table:table-cell>
          <table:table-cell office:value-type="float" office:value="5908527.45">
            <text:p>5908527.45</text:p>
          </table:table-cell>
          <table:table-cell office:value-type="float" office:value="4704418.22">
            <text:p>4704418.22</text:p>
          </table:table-cell>
          <table:table-cell office:value-type="float" office:value="100">
            <text:p>100</text:p>
          </table:table-cell>
          <table:table-cell office:value-type="string">
            <text:p>Achevée</text:p>
          </table:table-cell>
        </table:table-row>
        <table:table-row>
          <table:table-cell office:value-type="string">
            <text:p>N.K.5.622.8.262.141.14.03</text:p>
          </table:table-cell>
          <table:table-cell office:value-type="string">
            <text:p>Etude, suivi, réalisation et équipement d'une Unité de Dépistage et de Suivi au lycée type 800/200R à Ain-Seynour commune de Machroha</text:p>
          </table:table-cell>
          <table:table-cell office:value-type="float" office:value="5952916.94">
            <text:p>5952916.94</text:p>
          </table:table-cell>
          <table:table-cell office:value-type="float" office:value="4256550.49">
            <text:p>4256550.49</text:p>
          </table:table-cell>
          <table:table-cell office:value-type="float" office:value="100">
            <text:p>100</text:p>
          </table:table-cell>
          <table:table-cell office:value-type="string">
            <text:p>Achevée</text:p>
          </table:table-cell>
        </table:table-row>
        <table:table-row>
          <table:table-cell office:value-type="string">
            <text:p>N.K.5.622.8.262.141.14.04</text:p>
          </table:table-cell>
          <table:table-cell office:value-type="string">
            <text:p>Etude, suivi, réalisation et équipement d'une Unité de Dépistage et de Suivi au lycée type 800/200R à Dréa</text:p>
          </table:table-cell>
          <table:table-cell office:value-type="float" office:value="5400634.95">
            <text:p>5400634.95</text:p>
          </table:table-cell>
          <table:table-cell office:value-type="float" office:value="2956285.89">
            <text:p>2956285.89</text:p>
          </table:table-cell>
          <table:table-cell office:value-type="float" office:value="100">
            <text:p>100</text:p>
          </table:table-cell>
          <table:table-cell office:value-type="string">
            <text:p>Achevée</text:p>
          </table:table-cell>
        </table:table-row>
        <table:table-row>
          <table:table-cell office:value-type="string">
            <text:p>N.K.5.622.8.262.141.14.05</text:p>
          </table:table-cell>
          <table:table-cell office:value-type="string">
            <text:p>Etude, suivi, réalisation et équipement d'une Unité de Dépistage et de Suivi au lycée type 800/200R à Oued El Kebrit</text:p>
          </table:table-cell>
          <table:table-cell office:value-type="float" office:value="5769982.14">
            <text:p>5769982.14</text:p>
          </table:table-cell>
          <table:table-cell office:value-type="float" office:value="4928215.16">
            <text:p>4928215.16</text:p>
          </table:table-cell>
          <table:table-cell office:value-type="float" office:value="100">
            <text:p>100</text:p>
          </table:table-cell>
          <table:table-cell office:value-type="string">
            <text:p>Achevée</text:p>
          </table:table-cell>
        </table:table-row>
        <table:table-row>
          <table:table-cell office:value-type="string">
            <text:p>N.K.5.622.8.262.141.14.06</text:p>
          </table:table-cell>
          <table:table-cell office:value-type="string">
            <text:p>Etude, suivi, réalisation et équipement d'une Unité de Dépistage et de Suivi au lycée type 800/200R à la cité Barral Salah à Souk Ahras</text:p>
          </table:table-cell>
          <table:table-cell office:value-type="float" office:value="5991898.79">
            <text:p>5991898.79</text:p>
          </table:table-cell>
          <table:table-cell office:value-type="float" office:value="5991898.79">
            <text:p>5991898.79</text:p>
          </table:table-cell>
          <table:table-cell office:value-type="float" office:value="100">
            <text:p>100</text:p>
          </table:table-cell>
          <table:table-cell office:value-type="string">
            <text:p>Achevée</text:p>
          </table:table-cell>
        </table:table-row>
        <table:table-row>
          <table:table-cell office:value-type="string">
            <text:p>N.K.5.622.8.262.141.14.07</text:p>
          </table:table-cell>
          <table:table-cell office:value-type="string">
            <text:p>Etude, suivi, réalisation et équipement d'une Unité de Dépistage et de Suivi au lycée type 800/200R au POS 8 à Souk Ahras</text:p>
          </table:table-cell>
          <table:table-cell office:value-type="float" office:value="5461704.14">
            <text:p>5461704.14</text:p>
          </table:table-cell>
          <table:table-cell office:value-type="float" office:value="3518492.28">
            <text:p>3518492.28</text:p>
          </table:table-cell>
          <table:table-cell office:value-type="float" office:value="100">
            <text:p>100</text:p>
          </table:table-cell>
          <table:table-cell office:value-type="string">
            <text:p>Achevée</text:p>
          </table:table-cell>
        </table:table-row>
        <table:table-row>
          <table:table-cell office:value-type="string">
            <text:p>N.K.5.622.8.262.141.14.08</text:p>
          </table:table-cell>
          <table:table-cell office:value-type="string">
            <text:p>Etude, suivi, réalisation et équipement d'une Unité de Dépistage et de Suivi au lycée type 800/200R à Terreguelt</text:p>
          </table:table-cell>
          <table:table-cell office:value-type="float" office:value="5012748.79">
            <text:p>5012748.79</text:p>
          </table:table-cell>
          <table:table-cell office:value-type="float" office:value="2509801.46">
            <text:p>2509801.46</text:p>
          </table:table-cell>
          <table:table-cell office:value-type="float" office:value="100">
            <text:p>100</text:p>
          </table:table-cell>
          <table:table-cell office:value-type="string">
            <text:p>Achevée</text:p>
          </table:table-cell>
        </table:table-row>
        <table:table-row>
          <table:table-cell office:value-type="string">
            <text:p>N.K.5.622.8.262.141.14.09</text:p>
          </table:table-cell>
          <table:table-cell office:value-type="string">
            <text:p>Etude, suivi, réalisation et équipement d'une Unité de Dépistage et de Suivi au lycée type 1000/300R à la cité Achouri Ali à M'Daourouch</text:p>
          </table:table-cell>
          <table:table-cell office:value-type="float" office:value="5068412.48">
            <text:p>5068412.48</text:p>
          </table:table-cell>
          <table:table-cell office:value-type="float" office:value="4299649.29">
            <text:p>4299649.29</text:p>
          </table:table-cell>
          <table:table-cell office:value-type="float" office:value="100">
            <text:p>100</text:p>
          </table:table-cell>
          <table:table-cell office:value-type="string">
            <text:p>Achevée</text:p>
          </table:table-cell>
        </table:table-row>
        <table:table-row>
          <table:table-cell office:value-type="string">
            <text:p>N.K.5.622.8.262.141.14.10</text:p>
          </table:table-cell>
          <table:table-cell office:value-type="string">
            <text:p>Etude, suivi, réalisation et équipement d'une Unité de Dépistage et de Suivi au lycée d'Oum-Ladhaim</text:p>
          </table:table-cell>
          <table:table-cell office:value-type="float" office:value="4298785.01">
            <text:p>4298785.01</text:p>
          </table:table-cell>
          <table:table-cell office:value-type="float" office:value="4030321.01">
            <text:p>4030321.01</text:p>
          </table:table-cell>
          <table:table-cell office:value-type="float" office:value="100">
            <text:p>100</text:p>
          </table:table-cell>
          <table:table-cell office:value-type="string">
            <text:p>Achevée</text:p>
          </table:table-cell>
        </table:table-row>
        <table:table-row>
          <table:table-cell office:value-type="string">
            <text:p>N.K.5.622.8.262.141.14.11</text:p>
          </table:table-cell>
          <table:table-cell office:value-type="string">
            <text:p>Etude, suivi, réalisation et équipement d'une Unité de Dépistage et de Suivi au lycée Sahraoui Zoughlami à Taoura</text:p>
          </table:table-cell>
          <table:table-cell office:value-type="float" office:value="5974056.95">
            <text:p>5974056.95</text:p>
          </table:table-cell>
          <table:table-cell office:value-type="float" office:value="5031153.36">
            <text:p>5031153.36</text:p>
          </table:table-cell>
          <table:table-cell office:value-type="float" office:value="100">
            <text:p>100</text:p>
          </table:table-cell>
          <table:table-cell office:value-type="string">
            <text:p>Achevée</text:p>
          </table:table-cell>
        </table:table-row>
        <table:table-row>
          <table:table-cell office:value-type="string">
            <text:p>N.K.5.622.8.262.141.14.12</text:p>
          </table:table-cell>
          <table:table-cell office:value-type="string">
            <text:p>Etude, suivi, réalisation et équipement d'une Unité de Dépistage et de Suivi au lycée Heddadi Houmana à Souk Ahras</text:p>
          </table:table-cell>
          <table:table-cell office:value-type="float" office:value="5608985.73">
            <text:p>5608985.73</text:p>
          </table:table-cell>
          <table:table-cell office:value-type="float" office:value="5608424.13">
            <text:p>5608424.13</text:p>
          </table:table-cell>
          <table:table-cell office:value-type="float" office:value="100">
            <text:p>100</text:p>
          </table:table-cell>
          <table:table-cell office:value-type="string">
            <text:p>Achevée</text:p>
          </table:table-cell>
        </table:table-row>
        <table:table-row>
          <table:table-cell office:value-type="string">
            <text:p>N.K.5.622.8.262.141.14.14</text:p>
          </table:table-cell>
          <table:table-cell office:value-type="string">
            <text:p>Etude, suivi, réalisation et équipement d'une Unité de Dépistage et de Suivi au lycée de Tiffech</text:p>
          </table:table-cell>
          <table:table-cell office:value-type="float" office:value="5841906.40">
            <text:p>5841906.40</text:p>
          </table:table-cell>
          <table:table-cell office:value-type="float" office:value="5643533.40">
            <text:p>5643533.40</text:p>
          </table:table-cell>
          <table:table-cell office:value-type="float" office:value="100">
            <text:p>100</text:p>
          </table:table-cell>
          <table:table-cell office:value-type="string">
            <text:p>Achevée</text:p>
          </table:table-cell>
        </table:table-row>
        <table:table-row>
          <table:table-cell office:value-type="string">
            <text:p>N.K.5.622.8.262.141.14.13</text:p>
          </table:table-cell>
          <table:table-cell office:value-type="string">
            <text:p>Etude, suivi, réalisation et équipement d'une Unité de Dépistage et de Suivi au lycée de Zaarouria</text:p>
          </table:table-cell>
          <table:table-cell office:value-type="float" office:value="5911490.48">
            <text:p>5911490.48</text:p>
          </table:table-cell>
          <table:table-cell office:value-type="float" office:value="4725169.10">
            <text:p>4725169.10</text:p>
          </table:table-cell>
          <table:table-cell office:value-type="float" office:value="100">
            <text:p>100</text:p>
          </table:table-cell>
          <table:table-cell office:value-type="string">
            <text:p>Achevée</text:p>
          </table:table-cell>
        </table:table-row>
        <table:table-row>
          <table:table-cell office:value-type="string">
            <text:p>N.K.5.622.8.262.141.14.15</text:p>
          </table:table-cell>
          <table:table-cell office:value-type="string">
            <text:p>Etude, suivi, réalisation et équipement d'une Unité de Dépistage et de Suivi à Sidi-Fradj</text:p>
          </table:table-cell>
          <table:table-cell office:value-type="float" office:value="5905288.87">
            <text:p>5905288.87</text:p>
          </table:table-cell>
          <table:table-cell office:value-type="float" office:value="4066881.67">
            <text:p>4066881.67</text:p>
          </table:table-cell>
          <table:table-cell office:value-type="float" office:value="100">
            <text:p>100</text:p>
          </table:table-cell>
          <table:table-cell office:value-type="string">
            <text:p>Achevée</text:p>
          </table:table-cell>
        </table:table-row>
        <table:table-row>
          <table:table-cell office:value-type="string">
            <text:p>N.K.5.623.4.262.141.14.02</text:p>
          </table:table-cell>
          <table:table-cell office:value-type="string">
            <text:p>Etude, suivi, réalisation et équipement d'un groupe scolaire type D avec logement d'astreinte à Souk Ahras POS 10 Site "02"</text:p>
          </table:table-cell>
          <table:table-cell office:value-type="float" office:value="96926723.64">
            <text:p>96926723.64</text:p>
          </table:table-cell>
          <table:table-cell office:value-type="float" office:value="64868814.03">
            <text:p>64868814.03</text:p>
          </table:table-cell>
          <table:table-cell office:value-type="float" office:value="85">
            <text:p>85</text:p>
          </table:table-cell>
          <table:table-cell office:value-type="string">
            <text:p>En cours</text:p>
          </table:table-cell>
        </table:table-row>
        <table:table-row>
          <table:table-cell office:value-type="string">
            <text:p>N.K.5.623.4.262.141.14.03</text:p>
          </table:table-cell>
          <table:table-cell office:value-type="string">
            <text:p>Etude, suivi, réalisation et équipement d'un groupe scolaire type D avec logement d'astreinte à Souk Ahras POS 10 site "03"</text:p>
          </table:table-cell>
          <table:table-cell office:value-type="float" office:value="91483576.17">
            <text:p>91483576.17</text:p>
          </table:table-cell>
          <table:table-cell office:value-type="float" office:value="66497776.84">
            <text:p>66497776.84</text:p>
          </table:table-cell>
          <table:table-cell office:value-type="float" office:value="95">
            <text:p>95</text:p>
          </table:table-cell>
          <table:table-cell office:value-type="string">
            <text:p>En cours</text:p>
          </table:table-cell>
        </table:table-row>
        <table:table-row>
          <table:table-cell office:value-type="string">
            <text:p>N.K.5.623.4.262.141.14.05</text:p>
          </table:table-cell>
          <table:table-cell office:value-type="string">
            <text:p>Etude, suivi, réalisation et équipement d'un groupe scolaire type C avec logement d'astreinte à M'Daourouch POS 06</text:p>
          </table:table-cell>
          <table:table-cell office:value-type="float" office:value="82879653.49">
            <text:p>82879653.49</text:p>
          </table:table-cell>
          <table:table-cell office:value-type="float" office:value="59494332.01">
            <text:p>59494332.01</text:p>
          </table:table-cell>
          <table:table-cell office:value-type="float" office:value="95">
            <text:p>95</text:p>
          </table:table-cell>
          <table:table-cell office:value-type="string">
            <text:p>En cours</text:p>
          </table:table-cell>
        </table:table-row>
        <table:table-row>
          <table:table-cell office:value-type="string">
            <text:p>N.K.5.623.4.262.141.14.06</text:p>
          </table:table-cell>
          <table:table-cell office:value-type="string">
            <text:p>Etude, suivi, réalisation et équipement d'un groupe scolaire type C avec logement d'astreinte à Taoura</text:p>
          </table:table-cell>
          <table:table-cell office:value-type="float" office:value="85710756.60">
            <text:p>85710756.60</text:p>
          </table:table-cell>
          <table:table-cell office:value-type="float" office:value="67496640.61">
            <text:p>67496640.61</text:p>
          </table:table-cell>
          <table:table-cell office:value-type="float" office:value="95">
            <text:p>95</text:p>
          </table:table-cell>
          <table:table-cell office:value-type="string">
            <text:p>En cours</text:p>
          </table:table-cell>
        </table:table-row>
        <table:table-row>
          <table:table-cell office:value-type="string">
            <text:p>N.K.5.623.4.262.141.14.07</text:p>
          </table:table-cell>
          <table:table-cell office:value-type="string">
            <text:p>Etude, suivi, réalisation et équipement d'un groupe scolaire type C avec logement d'astreinte à Merahna POS 07</text:p>
          </table:table-cell>
          <table:table-cell office:value-type="float" office:value="89740198.39">
            <text:p>89740198.39</text:p>
          </table:table-cell>
          <table:table-cell office:value-type="float" office:value="45622070.97">
            <text:p>45622070.97</text:p>
          </table:table-cell>
          <table:table-cell office:value-type="float" office:value="100">
            <text:p>100</text:p>
          </table:table-cell>
          <table:table-cell office:value-type="string">
            <text:p>Achevée</text:p>
          </table:table-cell>
        </table:table-row>
        <table:table-row>
          <table:table-cell office:value-type="string">
            <text:p>N.K.5.623.5.262.141.14.01</text:p>
          </table:table-cell>
          <table:table-cell office:value-type="string">
            <text:p>Etude, suivi, réalisation et équipement d'un Collège type B5 à Oued Eddamous à Oued-Kebrit</text:p>
          </table:table-cell>
          <table:table-cell office:value-type="float" office:value="208671593.39">
            <text:p>208671593.39</text:p>
          </table:table-cell>
          <table:table-cell office:value-type="float" office:value="157993682.05">
            <text:p>157993682.05</text:p>
          </table:table-cell>
          <table:table-cell office:value-type="float" office:value="100">
            <text:p>100</text:p>
          </table:table-cell>
          <table:table-cell office:value-type="string">
            <text:p>Achevée</text:p>
          </table:table-cell>
        </table:table-row>
        <table:table-row>
          <table:table-cell office:value-type="string">
            <text:p>N.K.5.623.5.262.141.14.02</text:p>
          </table:table-cell>
          <table:table-cell office:value-type="string">
            <text:p>Etude, suivi, réalisation et équipement d'un Collège type B7 à Souk Ahras POS 10</text:p>
          </table:table-cell>
          <table:table-cell office:value-type="float" office:value="306898315.31">
            <text:p>306898315.31</text:p>
          </table:table-cell>
          <table:table-cell office:value-type="float" office:value="213387583.87">
            <text:p>213387583.87</text:p>
          </table:table-cell>
          <table:table-cell office:value-type="float" office:value="100">
            <text:p>100</text:p>
          </table:table-cell>
          <table:table-cell office:value-type="string">
            <text:p>Achevée</text:p>
          </table:table-cell>
        </table:table-row>
        <table:table-row>
          <table:table-cell office:value-type="string">
            <text:p>N.K.5.623.3.262.141.14.02</text:p>
          </table:table-cell>
          <table:table-cell office:value-type="string">
            <text:p>Etude, suivi, réalisation et équipement d'une cantine scolaire type 200R à l'école Okba ben Nafea à Souk Ahras</text:p>
          </table:table-cell>
          <table:table-cell office:value-type="float" office:value="13893073.99">
            <text:p>13893073.99</text:p>
          </table:table-cell>
          <table:table-cell office:value-type="float" office:value="13847538.49">
            <text:p>13847538.49</text:p>
          </table:table-cell>
          <table:table-cell office:value-type="float" office:value="100">
            <text:p>100</text:p>
          </table:table-cell>
          <table:table-cell office:value-type="string">
            <text:p>Achevée</text:p>
          </table:table-cell>
        </table:table-row>
        <table:table-row>
          <table:table-cell office:value-type="string">
            <text:p>N.K.5.623.3.262.141.14.08</text:p>
          </table:table-cell>
          <table:table-cell office:value-type="string">
            <text:p>Etude, suivi, réalisation et équipement d'une cantine scolaire type 200R à l'école Redha Houhou à Ouillen</text:p>
          </table:table-cell>
          <table:table-cell office:value-type="float" office:value="12201385.36">
            <text:p>12201385.36</text:p>
          </table:table-cell>
          <table:table-cell office:value-type="float" office:value="11309890.65">
            <text:p>11309890.65</text:p>
          </table:table-cell>
          <table:table-cell office:value-type="float" office:value="100">
            <text:p>100</text:p>
          </table:table-cell>
          <table:table-cell office:value-type="string">
            <text:p>Achevée</text:p>
          </table:table-cell>
        </table:table-row>
        <table:table-row>
          <table:table-cell office:value-type="string">
            <text:p>N.K.5.623.3.262.141.14.12</text:p>
          </table:table-cell>
          <table:table-cell office:value-type="string">
            <text:p>Etude, suivi, réalisation et équipement d'une cantine scolaire type 200R à l'école Djaber Amor à M'Daourouch</text:p>
          </table:table-cell>
          <table:table-cell office:value-type="float" office:value="10667210.22">
            <text:p>10667210.22</text:p>
          </table:table-cell>
          <table:table-cell office:value-type="float" office:value="9547588.97">
            <text:p>9547588.97</text:p>
          </table:table-cell>
          <table:table-cell office:value-type="float" office:value="100">
            <text:p>100</text:p>
          </table:table-cell>
          <table:table-cell office:value-type="string">
            <text:p>Achevée</text:p>
          </table:table-cell>
        </table:table-row>
        <table:table-row>
          <table:table-cell office:value-type="string">
            <text:p>N.K.5.623.3.262.141.14.13</text:p>
          </table:table-cell>
          <table:table-cell office:value-type="string">
            <text:p>Etude, suivi, réalisation et équipement d'une cantine scolaire type 200R à l'école Belahssen Maamar à M'Daourouch</text:p>
          </table:table-cell>
          <table:table-cell office:value-type="float" office:value="13313968.59">
            <text:p>13313968.59</text:p>
          </table:table-cell>
          <table:table-cell office:value-type="float" office:value="10104612.91">
            <text:p>10104612.91</text:p>
          </table:table-cell>
          <table:table-cell office:value-type="float" office:value="100">
            <text:p>100</text:p>
          </table:table-cell>
          <table:table-cell office:value-type="string">
            <text:p>Achevée</text:p>
          </table:table-cell>
        </table:table-row>
        <table:table-row>
          <table:table-cell office:value-type="string">
            <text:p>N.K.5.623.3.262.141.14.15</text:p>
          </table:table-cell>
          <table:table-cell office:value-type="string">
            <text:p>Etude, suivi, réalisation et équipement d'une cantine scolaire type 200R à l'école Hauari Boumedien à Zaarouria</text:p>
          </table:table-cell>
          <table:table-cell office:value-type="float" office:value="12925028.85">
            <text:p>12925028.85</text:p>
          </table:table-cell>
          <table:table-cell office:value-type="float" office:value="10606221.73">
            <text:p>10606221.73</text:p>
          </table:table-cell>
          <table:table-cell office:value-type="float" office:value="100">
            <text:p>100</text:p>
          </table:table-cell>
          <table:table-cell office:value-type="string">
            <text:p>Achevée</text:p>
          </table:table-cell>
        </table:table-row>
        <table:table-row>
          <table:table-cell office:value-type="string">
            <text:p>N.K.5.623.3.262.141.14.17</text:p>
          </table:table-cell>
          <table:table-cell office:value-type="string">
            <text:p>Etude, suivi, réalisation et équipement d'une cantine scolaire type 200R à l'école Rass El Kef à Ouled-Moumen</text:p>
          </table:table-cell>
          <table:table-cell office:value-type="float" office:value="12580330.86">
            <text:p>12580330.86</text:p>
          </table:table-cell>
          <table:table-cell office:value-type="float" office:value="10269855.36">
            <text:p>10269855.36</text:p>
          </table:table-cell>
          <table:table-cell office:value-type="float" office:value="100">
            <text:p>100</text:p>
          </table:table-cell>
          <table:table-cell office:value-type="string">
            <text:p>Achevée</text:p>
          </table:table-cell>
        </table:table-row>
        <table:table-row>
          <table:table-cell office:value-type="string">
            <text:p>N.K.5.623.3.262.141.14.19</text:p>
          </table:table-cell>
          <table:table-cell office:value-type="string">
            <text:p>Etude, suivi, réalisation et équipement d'une cantine scolaire type 200R à l'école Abo El Kassem El Chabi à Machroha</text:p>
          </table:table-cell>
          <table:table-cell office:value-type="float" office:value="11398300.47">
            <text:p>11398300.47</text:p>
          </table:table-cell>
          <table:table-cell office:value-type="float" office:value="11387191.47">
            <text:p>11387191.47</text:p>
          </table:table-cell>
          <table:table-cell office:value-type="float" office:value="100">
            <text:p>100</text:p>
          </table:table-cell>
          <table:table-cell office:value-type="string">
            <text:p>Achevée</text:p>
          </table:table-cell>
        </table:table-row>
        <table:table-row>
          <table:table-cell office:value-type="string">
            <text:p>N.K.5.623.4.262.141.14.01</text:p>
          </table:table-cell>
          <table:table-cell office:value-type="string">
            <text:p>Etude, suivi, réalisation et équipement d'un groupe scolaire type D avec logement d'astreinte à Souk Ahras POS 10 Site "01"</text:p>
          </table:table-cell>
          <table:table-cell office:value-type="float" office:value="125035436.33">
            <text:p>125035436.33</text:p>
          </table:table-cell>
          <table:table-cell office:value-type="float" office:value="75713185.92">
            <text:p>75713185.92</text:p>
          </table:table-cell>
          <table:table-cell office:value-type="float" office:value="85">
            <text:p>85</text:p>
          </table:table-cell>
          <table:table-cell office:value-type="string">
            <text:p>En cours</text:p>
          </table:table-cell>
        </table:table-row>
        <table:table-row>
          <table:table-cell office:value-type="string">
            <text:p>N.K.5.623.5.262.141.14.03</text:p>
          </table:table-cell>
          <table:table-cell office:value-type="string">
            <text:p>Etude, suivi, réalisation et équipement d'un Collège type B5 à Sedrata</text:p>
          </table:table-cell>
          <table:table-cell office:value-type="float" office:value="261481420.18">
            <text:p>261481420.18</text:p>
          </table:table-cell>
          <table:table-cell office:value-type="float" office:value="136948099.43">
            <text:p>136948099.43</text:p>
          </table:table-cell>
          <table:table-cell office:value-type="float" office:value="100">
            <text:p>100</text:p>
          </table:table-cell>
          <table:table-cell office:value-type="string">
            <text:p>Achevée</text:p>
          </table:table-cell>
        </table:table-row>
        <table:table-row>
          <table:table-cell office:value-type="string">
            <text:p>N.K.5.623.5.262.141.14.04</text:p>
          </table:table-cell>
          <table:table-cell office:value-type="string">
            <text:p>Etude, suivi, réalisation et équipement d'un Collège type B6 à Souk Ahras</text:p>
          </table:table-cell>
          <table:table-cell office:value-type="float" office:value="257353592.62">
            <text:p>257353592.62</text:p>
          </table:table-cell>
          <table:table-cell office:value-type="float" office:value="168505364.87">
            <text:p>168505364.87</text:p>
          </table:table-cell>
          <table:table-cell office:value-type="float" office:value="100">
            <text:p>100</text:p>
          </table:table-cell>
          <table:table-cell office:value-type="string">
            <text:p>Achevée</text:p>
          </table:table-cell>
        </table:table-row>
        <table:table-row>
          <table:table-cell office:value-type="string">
            <text:p>N.K.5.623.5.262.141.14.05</text:p>
          </table:table-cell>
          <table:table-cell office:value-type="string">
            <text:p>Etude, suivi, réalisation et équipement d'un Collège type B7 à Souk Ahras POS 10</text:p>
          </table:table-cell>
          <table:table-cell office:value-type="float" office:value="25868286.38">
            <text:p>25868286.38</text:p>
          </table:table-cell>
          <table:table-cell office:value-type="float" office:value="6226000.27">
            <text:p>6226000.27</text:p>
          </table:table-cell>
          <table:table-cell office:value-type="float" office:value="0">
            <text:p>0</text:p>
          </table:table-cell>
          <table:table-cell office:value-type="string">
            <text:p>N L</text:p>
          </table:table-cell>
        </table:table-row>
        <table:table-row>
          <table:table-cell office:value-type="string">
            <text:p>N.K.5.623.4.262.141.14.08</text:p>
          </table:table-cell>
          <table:table-cell office:value-type="string">
            <text:p>Etude, suivi, réalisation et équipement de 20 classes d'extension à travers la Wilaya</text:p>
          </table:table-cell>
          <table:table-cell office:value-type="float" office:value="57633565.88">
            <text:p>57633565.88</text:p>
          </table:table-cell>
          <table:table-cell office:value-type="float" office:value="55812533.66">
            <text:p>55812533.66</text:p>
          </table:table-cell>
          <table:table-cell office:value-type="float" office:value="100">
            <text:p>100</text:p>
          </table:table-cell>
          <table:table-cell office:value-type="string">
            <text:p>Achevée</text:p>
          </table:table-cell>
        </table:table-row>
        <table:table-row>
          <table:table-cell office:value-type="string">
            <text:p>N.K.5.731.1.262.141.14.01</text:p>
          </table:table-cell>
          <table:table-cell office:value-type="string">
            <text:p>Etude d'adaptation, suivi et réalisation d'un pavillon des urgences médicaux chirurgicales à Sedrata</text:p>
          </table:table-cell>
          <table:table-cell office:value-type="float" office:value="195305689.34">
            <text:p>195305689.34</text:p>
          </table:table-cell>
          <table:table-cell office:value-type="float" office:value="7785416.25">
            <text:p>7785416.25</text:p>
          </table:table-cell>
          <table:table-cell office:value-type="float" office:value="0">
            <text:p>0</text:p>
          </table:table-cell>
          <table:table-cell office:value-type="string">
            <text:p>N L</text:p>
          </table:table-cell>
        </table:table-row>
        <table:table-row>
          <table:table-cell office:value-type="string">
            <text:p>N.K.5.731.1.262.141.14.02</text:p>
          </table:table-cell>
          <table:table-cell office:value-type="string">
            <text:p>Etude d'adaptation,suivi et réalisation d'un hôpital de 60 lits à Heddada</text:p>
          </table:table-cell>
          <table:table-cell office:value-type="float" office:value="35401310.00">
            <text:p>3540131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731.1.262.141.14.04</text:p>
          </table:table-cell>
          <table:table-cell office:value-type="string">
            <text:p>Etude d'adaptation, suivi et réalisation d'un hôpital 120 lits en remplacement de l'ancienne structure à Sedrata</text:p>
          </table:table-cell>
          <table:table-cell office:value-type="float" office:value="21345675.00">
            <text:p>21345675.00</text:p>
          </table:table-cell>
          <table:table-cell office:value-type="float" office:value="5766975.00">
            <text:p>5766975.00</text:p>
          </table:table-cell>
          <table:table-cell office:value-type="float" office:value="0">
            <text:p>0</text:p>
          </table:table-cell>
          <table:table-cell office:value-type="string">
            <text:p>N L</text:p>
          </table:table-cell>
        </table:table-row>
        <table:table-row>
          <table:table-cell office:value-type="string">
            <text:p>N.K.5.762.2.262.141.14.01</text:p>
          </table:table-cell>
          <table:table-cell office:value-type="string">
            <text:p>Etude et suivi pour la réalisation d'un Mosquée pôle à Souk 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631.2.262.141.14.01</text:p>
          </table:table-cell>
          <table:table-cell office:value-type="string">
            <text:p>Etude, réalisation et équipement mobilier scolaire services communs et parc-auto d'un Institut National Spécialisé de Formation Professionnelle (INSFP) 300 PF/120 lits à Souk Ahras</text:p>
          </table:table-cell>
          <table:table-cell office:value-type="float" office:value="637673911.57">
            <text:p>637673911.57</text:p>
          </table:table-cell>
          <table:table-cell office:value-type="float" office:value="132211101.16">
            <text:p>132211101.16</text:p>
          </table:table-cell>
          <table:table-cell office:value-type="float" office:value="70">
            <text:p>70</text:p>
          </table:table-cell>
          <table:table-cell office:value-type="string">
            <text:p>Gelée</text:p>
          </table:table-cell>
        </table:table-row>
        <table:table-row>
          <table:table-cell office:value-type="string">
            <text:p>N.K.5.631.6.262.141.14.01</text:p>
          </table:table-cell>
          <table:table-cell office:value-type="string">
            <text:p>Etude, réhabilitation et aménagement des établissements de la Formation Professionnelle à travers la Wilaya</text:p>
          </table:table-cell>
          <table:table-cell office:value-type="float" office:value="25938824.18">
            <text:p>25938824.18</text:p>
          </table:table-cell>
          <table:table-cell office:value-type="float" office:value="25764309.18">
            <text:p>25764309.18</text:p>
          </table:table-cell>
          <table:table-cell office:value-type="float" office:value="100">
            <text:p>100</text:p>
          </table:table-cell>
          <table:table-cell office:value-type="string">
            <text:p>Achevée</text:p>
          </table:table-cell>
        </table:table-row>
        <table:table-row>
          <table:table-cell office:value-type="string">
            <text:p>N.K.5.631.2.262.141.14.02</text:p>
          </table:table-cell>
          <table:table-cell office:value-type="string">
            <text:p>Suivi, réalisation et équipement mobilier scolaire services communs et parc-auto d'un Institut National Spécialisé de Formation Professionnelle (INSFP) 300 PF/120 lits à M'Daourouch</text:p>
          </table:table-cell>
          <table:table-cell office:value-type="float" office:value="561839403.48">
            <text:p>561839403.48</text:p>
          </table:table-cell>
          <table:table-cell office:value-type="float" office:value="503571634.24">
            <text:p>503571634.24</text:p>
          </table:table-cell>
          <table:table-cell office:value-type="float" office:value="99">
            <text:p>99</text:p>
          </table:table-cell>
          <table:table-cell office:value-type="string">
            <text:p>En cours</text:p>
          </table:table-cell>
        </table:table-row>
        <table:table-row>
          <table:table-cell office:value-type="string">
            <text:p>N.K.5.631.2.262.141.14.03</text:p>
          </table:table-cell>
          <table:table-cell office:value-type="string">
            <text:p>Etude, réalisation et équipement mobilier scolaire, services communs et parc auto d'un Centre de Formation Professionnelle et d'apprentissage 250 PF/60 Lits (CFPA) à Machroha</text:p>
          </table:table-cell>
          <table:table-cell office:value-type="float" office:value="8591465.45">
            <text:p>8591465.45</text:p>
          </table:table-cell>
          <table:table-cell office:value-type="float" office:value="8050933.37">
            <text:p>8050933.37</text:p>
          </table:table-cell>
          <table:table-cell office:value-type="float" office:value="0">
            <text:p>0</text:p>
          </table:table-cell>
          <table:table-cell office:value-type="string">
            <text:p>Gelée</text:p>
          </table:table-cell>
        </table:table-row>
        <table:table-row>
          <table:table-cell office:value-type="string">
            <text:p>N.K.5.741.2.262.141.14.01</text:p>
          </table:table-cell>
          <table:table-cell office:value-type="string">
            <text:p>Réalisation et équipement d'un camp de jeunes à Ain- Zan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741.8.262.141.14.04</text:p>
          </table:table-cell>
          <table:table-cell office:value-type="string">
            <text:p>Etude et extension du camp de jeunes à Ain Seynour</text:p>
          </table:table-cell>
          <table:table-cell office:value-type="float" office:value="16203866.77">
            <text:p>16203866.77</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741.8.262.141.14.02</text:p>
          </table:table-cell>
          <table:table-cell office:value-type="string">
            <text:p>Equipement d'une auberge de jeunes à Souk 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741.8.262.141.14.03</text:p>
          </table:table-cell>
          <table:table-cell office:value-type="string">
            <text:p>Equipement d'un camp de jeunes à Ain Seynnour</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742.2.262.141.14.02</text:p>
          </table:table-cell>
          <table:table-cell office:value-type="string">
            <text:p>Etude, réalisation et équipement d'une piscine de 25 m à Sedrata </text:p>
          </table:table-cell>
          <table:table-cell office:value-type="float" office:value="249293739.70">
            <text:p>249293739.70</text:p>
          </table:table-cell>
          <table:table-cell office:value-type="float" office:value="80066203.67">
            <text:p>80066203.67</text:p>
          </table:table-cell>
          <table:table-cell office:value-type="float" office:value="60">
            <text:p>60</text:p>
          </table:table-cell>
          <table:table-cell office:value-type="string">
            <text:p>Gelée</text:p>
          </table:table-cell>
        </table:table-row>
        <table:table-row>
          <table:table-cell office:value-type="string">
            <text:p>N.K.5.742.2.262.141.14.04</text:p>
          </table:table-cell>
          <table:table-cell office:value-type="string">
            <text:p>Suivi et réalisation de gradins 500 places et revêtement en gazon synthétique du stade communal de M'Daourouch</text:p>
          </table:table-cell>
          <table:table-cell office:value-type="float" office:value="133883465.18">
            <text:p>133883465.18</text:p>
          </table:table-cell>
          <table:table-cell office:value-type="float" office:value="127002640.62">
            <text:p>127002640.62</text:p>
          </table:table-cell>
          <table:table-cell office:value-type="float" office:value="100">
            <text:p>100</text:p>
          </table:table-cell>
          <table:table-cell office:value-type="string">
            <text:p>Achevée</text:p>
          </table:table-cell>
        </table:table-row>
        <table:table-row>
          <table:table-cell office:value-type="string">
            <text:p>N.K.5.742.2.262.141.14.09</text:p>
          </table:table-cell>
          <table:table-cell office:value-type="string">
            <text:p>Etude d'adaptation, suivi, réalisation et équipement d'un complexe sportif de proximité à Machroha</text:p>
          </table:table-cell>
          <table:table-cell office:value-type="float" office:value="0.00">
            <text:p>0.00</text:p>
          </table:table-cell>
          <table:table-cell office:value-type="float" office:value="0.00">
            <text:p>0.00</text:p>
          </table:table-cell>
          <table:table-cell office:value-type="float" office:value="75">
            <text:p>75</text:p>
          </table:table-cell>
          <table:table-cell office:value-type="string">
            <text:p>Gelée</text:p>
          </table:table-cell>
        </table:table-row>
        <table:table-row>
          <table:table-cell office:value-type="string">
            <text:p>N.K.5.742.2.262.141.14.11</text:p>
          </table:table-cell>
          <table:table-cell office:value-type="string">
            <text:p>Etude d'adaptation, suivi, réalisation et équipement d'une Salle OMS de 1000 places à Sedrata</text:p>
          </table:table-cell>
          <table:table-cell office:value-type="float" office:value="216145180.38">
            <text:p>216145180.38</text:p>
          </table:table-cell>
          <table:table-cell office:value-type="float" office:value="56493552.57">
            <text:p>56493552.57</text:p>
          </table:table-cell>
          <table:table-cell office:value-type="float" office:value="75">
            <text:p>75</text:p>
          </table:table-cell>
          <table:table-cell office:value-type="string">
            <text:p>Gelée</text:p>
          </table:table-cell>
        </table:table-row>
        <table:table-row>
          <table:table-cell office:value-type="string">
            <text:p>N.K.5.742.2.262.141.14.12</text:p>
          </table:table-cell>
          <table:table-cell office:value-type="string">
            <text:p>Réalisation et équipement d'une piscine de 25m à Souk 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733.4.262.141.14.01</text:p>
          </table:table-cell>
          <table:table-cell office:value-type="string">
            <text:p>Acquisition de 08 véhicules de liaison pour le transport de l'encadrement (médecins et chirurgiens dentistes) au profit des EPSP (Taoura, Souk Ahras, Sedrata et M'Daourouch)</text:p>
          </table:table-cell>
          <table:table-cell office:value-type="float" office:value="20884445.45">
            <text:p>20884445.45</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K.5.421.8.262.141.14.01</text:p>
          </table:table-cell>
          <table:table-cell office:value-type="string">
            <text:p>Réalisation de la monographie touristique de la Commune de Machroha</text:p>
          </table:table-cell>
          <table:table-cell office:value-type="float" office:value="2340000.00">
            <text:p>234000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421.1.262.141.14.01</text:p>
          </table:table-cell>
          <table:table-cell office:value-type="string">
            <text:p>Etude d'aménagement de 02 sources thermales Hammam ElKhenga et Hammam Hemimine (Zaarouria et Machroha)</text:p>
          </table:table-cell>
          <table:table-cell office:value-type="float" office:value="817412.31">
            <text:p>817412.31</text:p>
          </table:table-cell>
          <table:table-cell office:value-type="float" office:value="817412.31">
            <text:p>817412.31</text:p>
          </table:table-cell>
          <table:table-cell office:value-type="float" office:value="0">
            <text:p>0</text:p>
          </table:table-cell>
          <table:table-cell office:value-type="string">
            <text:p>Gelée</text:p>
          </table:table-cell>
        </table:table-row>
        <table:table-row>
          <table:table-cell office:value-type="string">
            <text:p>N.K.5.831.3.262.141.14.01</text:p>
          </table:table-cell>
          <table:table-cell office:value-type="string">
            <text:p>Etude et réalisation d'un siège de daira avec résidence à Souk-Ahras</text:p>
          </table:table-cell>
          <table:table-cell office:value-type="float" office:value="118553694.58">
            <text:p>118553694.58</text:p>
          </table:table-cell>
          <table:table-cell office:value-type="float" office:value="62881563.22">
            <text:p>62881563.22</text:p>
          </table:table-cell>
          <table:table-cell office:value-type="float" office:value="80">
            <text:p>80</text:p>
          </table:table-cell>
          <table:table-cell office:value-type="string">
            <text:p>Gelée</text:p>
          </table:table-cell>
        </table:table-row>
        <table:table-row>
          <table:table-cell office:value-type="string">
            <text:p>N.K.5.831.2.262.141.14.01</text:p>
          </table:table-cell>
          <table:table-cell office:value-type="string">
            <text:p>Réalisation d'un siège de Wilaya à Souk-Ahras</text:p>
          </table:table-cell>
          <table:table-cell office:value-type="float" office:value="1779583711.59">
            <text:p>1779583711.59</text:p>
          </table:table-cell>
          <table:table-cell office:value-type="float" office:value="118755840.33">
            <text:p>118755840.33</text:p>
          </table:table-cell>
          <table:table-cell office:value-type="float" office:value="20">
            <text:p>20</text:p>
          </table:table-cell>
          <table:table-cell office:value-type="string">
            <text:p>Gelée</text:p>
          </table:table-cell>
        </table:table-row>
        <table:table-row>
          <table:table-cell office:value-type="string">
            <text:p>N.K.5.834.2.262.141.14.02</text:p>
          </table:table-cell>
          <table:table-cell office:value-type="string">
            <text:p>Suivi, réalisation et équipement d'un siège de la Direction du Cadastre de la Wilaya de Souk-Ahras avec un logement d'astreinte</text:p>
          </table:table-cell>
          <table:table-cell office:value-type="float" office:value="340295.09">
            <text:p>340295.09</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852.1.262.141.14.01</text:p>
          </table:table-cell>
          <table:table-cell office:value-type="string">
            <text:p>Réalisation d'un Célibatorium (R+4) au profit de la Sûreté Nationale à Souk-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852.2.262.141.14.01</text:p>
          </table:table-cell>
          <table:table-cell office:value-type="string">
            <text:p>Réalisation d'un Célibatorium (R+l) au profit de la Sûreté Nationale (SD) de Merahna</text:p>
          </table:table-cell>
          <table:table-cell office:value-type="float" office:value="106559907.40">
            <text:p>106559907.40</text:p>
          </table:table-cell>
          <table:table-cell office:value-type="float" office:value="92105636.80">
            <text:p>92105636.80</text:p>
          </table:table-cell>
          <table:table-cell office:value-type="float" office:value="100">
            <text:p>100</text:p>
          </table:table-cell>
          <table:table-cell office:value-type="string">
            <text:p>Achevée</text:p>
          </table:table-cell>
        </table:table-row>
        <table:table-row>
          <table:table-cell office:value-type="string">
            <text:p>N.K.5.352.1.262.141.14.01</text:p>
          </table:table-cell>
          <table:table-cell office:value-type="string">
            <text:p>Réalisation et équipement d'un parc citadin</text:p>
          </table:table-cell>
          <table:table-cell office:value-type="float" office:value="149673999.58">
            <text:p>149673999.58</text:p>
          </table:table-cell>
          <table:table-cell office:value-type="float" office:value="73005622.76">
            <text:p>73005622.76</text:p>
          </table:table-cell>
          <table:table-cell office:value-type="float" office:value="95">
            <text:p>95</text:p>
          </table:table-cell>
          <table:table-cell office:value-type="string">
            <text:p>Gelée</text:p>
          </table:table-cell>
        </table:table-row>
        <table:table-row>
          <table:table-cell office:value-type="string">
            <text:p>N.K.5.341.2.262.141.14.01</text:p>
          </table:table-cell>
          <table:table-cell office:value-type="string">
            <text:p>Renforcement de l'alimentation en eau potable des Mechtas à travers la Wilaya</text:p>
          </table:table-cell>
          <table:table-cell office:value-type="float" office:value="346296514.46">
            <text:p>346296514.46</text:p>
          </table:table-cell>
          <table:table-cell office:value-type="float" office:value="343581471.32">
            <text:p>343581471.32</text:p>
          </table:table-cell>
          <table:table-cell office:value-type="float" office:value="100">
            <text:p>100</text:p>
          </table:table-cell>
          <table:table-cell office:value-type="string">
            <text:p>Achevée</text:p>
          </table:table-cell>
        </table:table-row>
        <table:table-row>
          <table:table-cell office:value-type="string">
            <text:p>N.K.5.341.8.262.141.14.01</text:p>
          </table:table-cell>
          <table:table-cell office:value-type="string">
            <text:p>Protection des infrastructures hydrauliques points d'eau et site des réservoirs à travers la wilaya</text:p>
          </table:table-cell>
          <table:table-cell office:value-type="float" office:value="147887874.04">
            <text:p>147887874.04</text:p>
          </table:table-cell>
          <table:table-cell office:value-type="float" office:value="120642451.04">
            <text:p>120642451.04</text:p>
          </table:table-cell>
          <table:table-cell office:value-type="float" office:value="80">
            <text:p>80</text:p>
          </table:table-cell>
          <table:table-cell office:value-type="string">
            <text:p>En cours</text:p>
          </table:table-cell>
        </table:table-row>
        <table:table-row>
          <table:table-cell office:value-type="string">
            <text:p>N.K.5.342.6.262.141.14.01</text:p>
          </table:table-cell>
          <table:table-cell office:value-type="string">
            <text:p>Protection de la ville de Sedrata contre les inondations (Partie Nord)</text:p>
          </table:table-cell>
          <table:table-cell office:value-type="float" office:value="440984836.73">
            <text:p>440984836.73</text:p>
          </table:table-cell>
          <table:table-cell office:value-type="float" office:value="359810475.41">
            <text:p>359810475.41</text:p>
          </table:table-cell>
          <table:table-cell office:value-type="float" office:value="85">
            <text:p>85</text:p>
          </table:table-cell>
          <table:table-cell office:value-type="string">
            <text:p>En cours</text:p>
          </table:table-cell>
        </table:table-row>
        <table:table-row>
          <table:table-cell office:value-type="string">
            <text:p>N.K.5.342.6.262.141.14.02</text:p>
          </table:table-cell>
          <table:table-cell office:value-type="string">
            <text:p>Protection de (05) villes contre les inondations </text:p>
          </table:table-cell>
          <table:table-cell office:value-type="float" office:value="463825673.30">
            <text:p>463825673.30</text:p>
          </table:table-cell>
          <table:table-cell office:value-type="float" office:value="346077866.63">
            <text:p>346077866.63</text:p>
          </table:table-cell>
          <table:table-cell office:value-type="float" office:value="80">
            <text:p>80</text:p>
          </table:table-cell>
          <table:table-cell office:value-type="string">
            <text:p>Gelée</text:p>
          </table:table-cell>
        </table:table-row>
        <table:table-row>
          <table:table-cell office:value-type="string">
            <text:p>N.K.5.342.3.262.141.14.01</text:p>
          </table:table-cell>
          <table:table-cell office:value-type="string">
            <text:p>Réhabilitation et extension de la station d'épuration de Hennancha</text:p>
          </table:table-cell>
          <table:table-cell office:value-type="float" office:value="410964877.42">
            <text:p>410964877.42</text:p>
          </table:table-cell>
          <table:table-cell office:value-type="float" office:value="62695790.30">
            <text:p>62695790.30</text:p>
          </table:table-cell>
          <table:table-cell office:value-type="float" office:value="5">
            <text:p>5</text:p>
          </table:table-cell>
          <table:table-cell office:value-type="string">
            <text:p>Gelée</text:p>
          </table:table-cell>
        </table:table-row>
        <table:table-row>
          <table:table-cell office:value-type="string">
            <text:p>N.K.5.342.6.262.141.14.03</text:p>
          </table:table-cell>
          <table:table-cell office:value-type="string">
            <text:p>Protection des villes contre les inondations : Sidi Fredj, Machroha, Ouillen, Sef El Ouiden </text:p>
          </table:table-cell>
          <table:table-cell office:value-type="float" office:value="482391276.33">
            <text:p>482391276.33</text:p>
          </table:table-cell>
          <table:table-cell office:value-type="float" office:value="459577076.33">
            <text:p>459577076.33</text:p>
          </table:table-cell>
          <table:table-cell office:value-type="float" office:value="92">
            <text:p>92</text:p>
          </table:table-cell>
          <table:table-cell office:value-type="string">
            <text:p>Gelée</text:p>
          </table:table-cell>
        </table:table-row>
        <table:table-row>
          <table:table-cell office:value-type="string">
            <text:p>N.K.5.834.2.262.141.14.01</text:p>
          </table:table-cell>
          <table:table-cell office:value-type="string">
            <text:p>Réalisation de 02 sièges de subdivision agricole à Ouled-Driss et Souk-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K.5.854.8.262.141.14.01</text:p>
          </table:table-cell>
          <table:table-cell office:value-type="string">
            <text:p>Réalisation d'une Remise en Structures Légères au Profit de la Protection Civile au chef lieu</text:p>
          </table:table-cell>
          <table:table-cell office:value-type="float" office:value="5649000.00">
            <text:p>5649000.00</text:p>
          </table:table-cell>
          <table:table-cell office:value-type="float" office:value="5647739.43">
            <text:p>5647739.43</text:p>
          </table:table-cell>
          <table:table-cell office:value-type="float" office:value="100">
            <text:p>100</text:p>
          </table:table-cell>
          <table:table-cell office:value-type="string">
            <text:p>Clôturé </text:p>
          </table:table-cell>
        </table:table-row>
        <table:table-row>
          <table:table-cell office:value-type="string">
            <text:p>N.K.5.623.3.262.141.14.16</text:p>
          </table:table-cell>
          <table:table-cell office:value-type="string">
            <text:p>Etude, suivi, réalisation et équipement d'une cantine scolaire type 200R à l'école Keraimia Nasser à Heddada</text:p>
          </table:table-cell>
          <table:table-cell office:value-type="float" office:value="9839142.17">
            <text:p>9839142.17</text:p>
          </table:table-cell>
          <table:table-cell office:value-type="float" office:value="9839142.17">
            <text:p>9839142.17</text:p>
          </table:table-cell>
          <table:table-cell office:value-type="float" office:value="100">
            <text:p>100</text:p>
          </table:table-cell>
          <table:table-cell office:value-type="string">
            <text:p>Clôturé </text:p>
          </table:table-cell>
        </table:table-row>
        <table:table-row>
          <table:table-cell office:value-type="string">
            <text:p>N.K.5.623.3.262.141.14.05</text:p>
          </table:table-cell>
          <table:table-cell office:value-type="string">
            <text:p>Etude, suivi, réalisation et équipement d'une cantine scolaire type 200R à l'école Mouaadh Ben Djabal à Souk-Ahras</text:p>
          </table:table-cell>
          <table:table-cell office:value-type="float" office:value="9594007.98">
            <text:p>9594007.98</text:p>
          </table:table-cell>
          <table:table-cell office:value-type="float" office:value="9594007.98">
            <text:p>9594007.98</text:p>
          </table:table-cell>
          <table:table-cell office:value-type="float" office:value="100">
            <text:p>100</text:p>
          </table:table-cell>
          <table:table-cell office:value-type="string">
            <text:p>Clôturé </text:p>
          </table:table-cell>
        </table:table-row>
        <table:table-row>
          <table:table-cell office:value-type="string">
            <text:p>N.K.5.623.4.262.141.14.04</text:p>
          </table:table-cell>
          <table:table-cell office:value-type="string">
            <text:p>Etude, suivi, réalisation et équipement d'un groupe scolaire type C avec logement d'astreinte à Sedrata POS 07</text:p>
          </table:table-cell>
          <table:table-cell office:value-type="float" office:value="74831222.10">
            <text:p>74831222.10</text:p>
          </table:table-cell>
          <table:table-cell office:value-type="float" office:value="74831222.10">
            <text:p>74831222.10</text:p>
          </table:table-cell>
          <table:table-cell office:value-type="float" office:value="100">
            <text:p>100</text:p>
          </table:table-cell>
          <table:table-cell office:value-type="string">
            <text:p>Clôturé </text:p>
          </table:table-cell>
        </table:table-row>
        <table:table-row>
          <table:table-cell office:value-type="string">
            <text:p>N.K.5.742.8.262.141.14.01</text:p>
          </table:table-cell>
          <table:table-cell office:value-type="string">
            <text:p>Equipement de trois (03) complexes sportifs de proximité à M'Daourouch, Souk Ahras, et Sedrata</text:p>
          </table:table-cell>
          <table:table-cell office:value-type="float" office:value="25621000.00">
            <text:p>25621000.00</text:p>
          </table:table-cell>
          <table:table-cell office:value-type="float" office:value="25620660.00">
            <text:p>25620660.00</text:p>
          </table:table-cell>
          <table:table-cell office:value-type="float" office:value="100">
            <text:p>100</text:p>
          </table:table-cell>
          <table:table-cell office:value-type="string">
            <text:p>Clôturé </text:p>
          </table:table-cell>
        </table:table-row>
        <table:table-row>
          <table:table-cell office:value-type="string">
            <text:p>N.K.5.742.2.262.141.14.03</text:p>
          </table:table-cell>
          <table:table-cell office:value-type="string">
            <text:p>Réalisation et équipement d'une salle spécialisée à Terreguelt</text:p>
          </table:table-cell>
          <table:table-cell office:value-type="float" office:value="45839000.00">
            <text:p>45839000.00</text:p>
          </table:table-cell>
          <table:table-cell office:value-type="float" office:value="45838853.04">
            <text:p>45838853.04</text:p>
          </table:table-cell>
          <table:table-cell office:value-type="float" office:value="100">
            <text:p>100</text:p>
          </table:table-cell>
          <table:table-cell office:value-type="string">
            <text:p>Clôturé </text:p>
          </table:table-cell>
        </table:table-row>
        <table:table-row>
          <table:table-cell office:value-type="string">
            <text:p>N.K.5.742.2.262.141.14.01</text:p>
          </table:table-cell>
          <table:table-cell office:value-type="string">
            <text:p>Suivi, réalisation et équipement d'un stade OMS de 5400 places à Sedrata y compris revêtement synthétique</text:p>
          </table:table-cell>
          <table:table-cell office:value-type="float" office:value="0.00">
            <text:p>0.00</text:p>
          </table:table-cell>
          <table:table-cell office:value-type="float" office:value="0.00">
            <text:p>0.00</text:p>
          </table:table-cell>
          <table:table-cell office:value-type="float" office:value="100">
            <text:p>100</text:p>
          </table:table-cell>
          <table:table-cell office:value-type="string">
            <text:p>Clôturé </text:p>
          </table:table-cell>
        </table:table-row>
        <table:table-row>
          <table:table-cell office:value-type="string">
            <text:p>N.K.5.226.2.262.141.14.06</text:p>
          </table:table-cell>
          <table:table-cell office:value-type="string">
            <text:p>Entretien des reboisements sur 1.100 Ha à travers la Wilaya</text:p>
          </table:table-cell>
          <table:table-cell office:value-type="float" office:value="82304000.00">
            <text:p>82304000.00</text:p>
          </table:table-cell>
          <table:table-cell office:value-type="float" office:value="82304000.00">
            <text:p>82304000.00</text:p>
          </table:table-cell>
          <table:table-cell office:value-type="float" office:value="100">
            <text:p>100</text:p>
          </table:table-cell>
          <table:table-cell office:value-type="string">
            <text:p>Clôturé </text:p>
          </table:table-cell>
        </table:table-row>
        <table:table-row>
          <table:table-cell office:value-type="string">
            <text:p>N.K.5.765.7.262.141.14.01</text:p>
          </table:table-cell>
          <table:table-cell office:value-type="string">
            <text:p>Etude, suivi, réhabilitation, réfection et équipement du Foyer pour Personnes Agées (FPA) à Souk Ahras</text:p>
          </table:table-cell>
          <table:table-cell office:value-type="float" office:value="14522000.00">
            <text:p>14522000.00</text:p>
          </table:table-cell>
          <table:table-cell office:value-type="float" office:value="14522000.00">
            <text:p>14522000.00</text:p>
          </table:table-cell>
          <table:table-cell office:value-type="float" office:value="100">
            <text:p>100</text:p>
          </table:table-cell>
          <table:table-cell office:value-type="string">
            <text:p>Clôturé </text:p>
          </table:table-cell>
        </table:table-row>
        <table:table-row>
          <table:table-cell office:value-type="string">
            <text:p>N.K.5.521.2.262.141.14.02</text:p>
          </table:table-cell>
          <table:table-cell office:value-type="string">
            <text:p>Réalisation de l'évitement de l'Ouenza (Tebessa) à la RN82 (Souk Ahras) sur 7,5 km</text:p>
          </table:table-cell>
          <table:table-cell office:value-type="float" office:value="555508000.00">
            <text:p>555508000.00</text:p>
          </table:table-cell>
          <table:table-cell office:value-type="float" office:value="555508000.00">
            <text:p>555508000.00</text:p>
          </table:table-cell>
          <table:table-cell office:value-type="float" office:value="100">
            <text:p>100</text:p>
          </table:table-cell>
          <table:table-cell office:value-type="string">
            <text:p>Clôturé </text:p>
          </table:table-cell>
        </table:table-row>
        <table:table-row>
          <table:table-cell office:value-type="string">
            <text:p>N.K.5.521.2.262.141.14.01</text:p>
          </table:table-cell>
          <table:table-cell office:value-type="string">
            <text:p>Réalisation du dédoublement de la RN 16 reliant M'Daourouch et Tamatmat (Taoura) sur 20 kms y compris l'évitement de M'daourouche et quatre (04) ouvrages d'art</text:p>
          </table:table-cell>
          <table:table-cell office:value-type="float" office:value="2851000.00">
            <text:p>2851000.00</text:p>
          </table:table-cell>
          <table:table-cell office:value-type="float" office:value="2851000.00">
            <text:p>2851000.00</text:p>
          </table:table-cell>
          <table:table-cell office:value-type="float" office:value="100">
            <text:p>100</text:p>
          </table:table-cell>
          <table:table-cell office:value-type="string">
            <text:p>Clôturé </text:p>
          </table:table-cell>
        </table:table-row>
        <table:table-row>
          <table:table-cell office:value-type="string">
            <text:p>N.K.5.623.3.262.141.14.20</text:p>
          </table:table-cell>
          <table:table-cell office:value-type="string">
            <text:p>Etude, suivi, réalisation et équipement d'une cantine scolaire type 200R à Merahna Ecole Djaber Amor à Merahna</text:p>
          </table:table-cell>
          <table:table-cell office:value-type="float" office:value="9297000.00">
            <text:p>9297000.00</text:p>
          </table:table-cell>
          <table:table-cell office:value-type="float" office:value="9297000.00">
            <text:p>9297000.00</text:p>
          </table:table-cell>
          <table:table-cell office:value-type="float" office:value="100">
            <text:p>100</text:p>
          </table:table-cell>
          <table:table-cell office:value-type="string">
            <text:p>Clôturé </text:p>
          </table:table-cell>
        </table:table-row>
        <table:table-row>
          <table:table-cell office:value-type="string">
            <text:p>N.K.5.623.3.262.141.14.10</text:p>
          </table:table-cell>
          <table:table-cell office:value-type="string">
            <text:p>Etude, suivi, réalisation et équipement d'une cantine scolaire type 200R à l'école Nazar Rabeh à Sedrata</text:p>
          </table:table-cell>
          <table:table-cell office:value-type="float" office:value="14735000.00">
            <text:p>14735000.00</text:p>
          </table:table-cell>
          <table:table-cell office:value-type="float" office:value="14735000.00">
            <text:p>14735000.00</text:p>
          </table:table-cell>
          <table:table-cell office:value-type="float" office:value="100">
            <text:p>100</text:p>
          </table:table-cell>
          <table:table-cell office:value-type="string">
            <text:p>Clôturé </text:p>
          </table:table-cell>
        </table:table-row>
        <table:table-row>
          <table:table-cell office:value-type="string">
            <text:p>N.K.5.623.3.262.141.14.01</text:p>
          </table:table-cell>
          <table:table-cell office:value-type="string">
            <text:p>Etude, suivi, réalisation et équipement d'une cantine scolaire type 200R à l'école Malek ben Nabi à Souk Ahras</text:p>
          </table:table-cell>
          <table:table-cell office:value-type="float" office:value="11001000.00">
            <text:p>11001000.00</text:p>
          </table:table-cell>
          <table:table-cell office:value-type="float" office:value="11001000.00">
            <text:p>11001000.00</text:p>
          </table:table-cell>
          <table:table-cell office:value-type="float" office:value="100">
            <text:p>100</text:p>
          </table:table-cell>
          <table:table-cell office:value-type="string">
            <text:p>Clôturé </text:p>
          </table:table-cell>
        </table:table-row>
        <table:table-row>
          <table:table-cell office:value-type="string">
            <text:p>N.L.5.621.1.262.141.15.01</text:p>
          </table:table-cell>
          <table:table-cell office:value-type="string">
            <text:p>Etude et suivi pour la réalisation d'une bibliothèque centrale à Souk-Ahras</text:p>
          </table:table-cell>
          <table:table-cell office:value-type="float" office:value="10727432.36">
            <text:p>10727432.36</text:p>
          </table:table-cell>
          <table:table-cell office:value-type="float" office:value="7700862.26">
            <text:p>7700862.26</text:p>
          </table:table-cell>
          <table:table-cell office:value-type="float" office:value="80">
            <text:p>80</text:p>
          </table:table-cell>
          <table:table-cell office:value-type="string">
            <text:p>En cours</text:p>
          </table:table-cell>
        </table:table-row>
        <table:table-row>
          <table:table-cell office:value-type="string">
            <text:p>N.K.5.722.1.262.141.15.01</text:p>
          </table:table-cell>
          <table:table-cell office:value-type="string">
            <text:p>Etude pour la réalisation de 60 logements pour les enseignants à Souk-Ahras</text:p>
          </table:table-cell>
          <table:table-cell office:value-type="float" office:value="8240502.17">
            <text:p>8240502.17</text:p>
          </table:table-cell>
          <table:table-cell office:value-type="float" office:value="7857716.96">
            <text:p>7857716.96</text:p>
          </table:table-cell>
          <table:table-cell office:value-type="float" office:value="0">
            <text:p>0</text:p>
          </table:table-cell>
          <table:table-cell office:value-type="string">
            <text:p>Gelée</text:p>
          </table:table-cell>
        </table:table-row>
        <table:table-row>
          <table:table-cell office:value-type="string">
            <text:p>N.L.5.333.2.262.141.15.01</text:p>
          </table:table-cell>
          <table:table-cell office:value-type="string">
            <text:p>Réhabilitation du petit barrage de Tiffech et achèvement du périmètre d'irrigation de Tiffech</text:p>
          </table:table-cell>
          <table:table-cell office:value-type="float" office:value="138522741.00">
            <text:p>138522741.00</text:p>
          </table:table-cell>
          <table:table-cell office:value-type="float" office:value="96182366.00">
            <text:p>96182366.00</text:p>
          </table:table-cell>
          <table:table-cell office:value-type="float" office:value="80">
            <text:p>80</text:p>
          </table:table-cell>
          <table:table-cell office:value-type="string">
            <text:p>En cours</text:p>
          </table:table-cell>
        </table:table-row>
        <table:table-row>
          <table:table-cell office:value-type="string">
            <text:p>N.L.5.341.2.262.141.15.01</text:p>
          </table:table-cell>
          <table:table-cell office:value-type="string">
            <text:p>Renforcement de l'alimentation en eau potable des centres à partir de nouveaux forages à travers la Wilaya</text:p>
          </table:table-cell>
          <table:table-cell office:value-type="float" office:value="487381872.82">
            <text:p>487381872.82</text:p>
          </table:table-cell>
          <table:table-cell office:value-type="float" office:value="442723461.76">
            <text:p>442723461.76</text:p>
          </table:table-cell>
          <table:table-cell office:value-type="float" office:value="100">
            <text:p>100</text:p>
          </table:table-cell>
          <table:table-cell office:value-type="string">
            <text:p>Achevée</text:p>
          </table:table-cell>
        </table:table-row>
        <table:table-row>
          <table:table-cell office:value-type="string">
            <text:p>N.L.5.623.3.262.141.16.01</text:p>
          </table:table-cell>
          <table:table-cell office:value-type="string">
            <text:p>Etude et suivi pour la réalisation d'une demi-pension type 200R au collége commune de M'Daourouch</text:p>
          </table:table-cell>
          <table:table-cell office:value-type="float" office:value="533400.00">
            <text:p>533400.00</text:p>
          </table:table-cell>
          <table:table-cell office:value-type="float" office:value="408890.00">
            <text:p>408890.00</text:p>
          </table:table-cell>
          <table:table-cell office:value-type="float" office:value="90">
            <text:p>90</text:p>
          </table:table-cell>
          <table:table-cell office:value-type="string">
            <text:p>En cours</text:p>
          </table:table-cell>
        </table:table-row>
        <table:table-row>
          <table:table-cell office:value-type="string">
            <text:p>N.F.5.722.1.262.141.16.01</text:p>
          </table:table-cell>
          <table:table-cell office:value-type="string">
            <text:p>Etude pour réalisation de (50) logements incessibles au profit de l'enseignement supérieur à Souk-Ahras</text:p>
          </table:table-cell>
          <table:table-cell office:value-type="float" office:value="749208.00">
            <text:p>749208.00</text:p>
          </table:table-cell>
          <table:table-cell office:value-type="float" office:value="409647.60">
            <text:p>409647.60</text:p>
          </table:table-cell>
          <table:table-cell office:value-type="float" office:value="90">
            <text:p>90</text:p>
          </table:table-cell>
          <table:table-cell office:value-type="string">
            <text:p>En cours</text:p>
          </table:table-cell>
        </table:table-row>
        <table:table-row>
          <table:table-cell office:value-type="string">
            <text:p>N.L.5.341.2.262.141.16.01</text:p>
          </table:table-cell>
          <table:table-cell office:value-type="string">
            <text:p>Réhabilitation des réseaux d'AEP de la ville de Sedrata</text:p>
          </table:table-cell>
          <table:table-cell office:value-type="float" office:value="322734131.04">
            <text:p>322734131.04</text:p>
          </table:table-cell>
          <table:table-cell office:value-type="float" office:value="86945586.62">
            <text:p>86945586.62</text:p>
          </table:table-cell>
          <table:table-cell office:value-type="float" office:value="50">
            <text:p>50</text:p>
          </table:table-cell>
          <table:table-cell office:value-type="string">
            <text:p>En cours</text:p>
          </table:table-cell>
        </table:table-row>
        <table:table-row>
          <table:table-cell office:value-type="string">
            <text:p>N.L.5.731.3.262.141.16.01</text:p>
          </table:table-cell>
          <table:table-cell office:value-type="string">
            <text:p>Acquisition des équipement médicaux pour les 03 nouveaux blocs d'hospitalisation de l'ancien hôpital de Souk-Ahras</text:p>
          </table:table-cell>
          <table:table-cell office:value-type="float" office:value="78028000.00">
            <text:p>78028000.00</text:p>
          </table:table-cell>
          <table:table-cell office:value-type="float" office:value="78028000.00">
            <text:p>78028000.00</text:p>
          </table:table-cell>
          <table:table-cell office:value-type="float" office:value="100">
            <text:p>100</text:p>
          </table:table-cell>
          <table:table-cell office:value-type="string">
            <text:p>Clôturé </text:p>
          </table:table-cell>
        </table:table-row>
        <table:table-row>
          <table:table-cell office:value-type="string">
            <text:p>N.L.5.731.3.262.141.16.02</text:p>
          </table:table-cell>
          <table:table-cell office:value-type="string">
            <text:p>Acquisition des équipement médicaux pour le centre transfusion sanguine</text:p>
          </table:table-cell>
          <table:table-cell office:value-type="float" office:value="19276000.00">
            <text:p>19276000.00</text:p>
          </table:table-cell>
          <table:table-cell office:value-type="float" office:value="19276000.00">
            <text:p>19276000.00</text:p>
          </table:table-cell>
          <table:table-cell office:value-type="float" office:value="100">
            <text:p>100</text:p>
          </table:table-cell>
          <table:table-cell office:value-type="string">
            <text:p>Clôturé </text:p>
          </table:table-cell>
        </table:table-row>
        <table:table-row>
          <table:table-cell office:value-type="string">
            <text:p>N.E.5.765.1.262.141.17.01</text:p>
          </table:table-cell>
          <table:table-cell office:value-type="string">
            <text:p>Etude d'une extention (bloc hébergement + bloc administratif) au niveau du Foyer pour Personnes Agées de Souk-Ahras</text:p>
          </table:table-cell>
          <table:table-cell office:value-type="float" office:value="2920000.00">
            <text:p>2920000.00</text:p>
          </table:table-cell>
          <table:table-cell office:value-type="float" office:value="2920000.00">
            <text:p>2920000.00</text:p>
          </table:table-cell>
          <table:table-cell office:value-type="float" office:value="100">
            <text:p>100</text:p>
          </table:table-cell>
          <table:table-cell office:value-type="string">
            <text:p>Achevée</text:p>
          </table:table-cell>
        </table:table-row>
        <table:table-row>
          <table:table-cell office:value-type="string">
            <text:p>N.E.5.171.4.262.141.17.01</text:p>
          </table:table-cell>
          <table:table-cell office:value-type="string">
            <text:p>Equipement d'un centre de facilitation des PME à Souk-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322.3.262.141.17.01</text:p>
          </table:table-cell>
          <table:table-cell office:value-type="string">
            <text:p>Equipement électromécanique et amenée de l'énergie électrique des forages existants à travers la Wilaya de Souk-Ahras</text:p>
          </table:table-cell>
          <table:table-cell office:value-type="float" office:value="88146276.38">
            <text:p>88146276.38</text:p>
          </table:table-cell>
          <table:table-cell office:value-type="float" office:value="56206699.94">
            <text:p>56206699.94</text:p>
          </table:table-cell>
          <table:table-cell office:value-type="float" office:value="80">
            <text:p>80</text:p>
          </table:table-cell>
          <table:table-cell office:value-type="string">
            <text:p>En cours</text:p>
          </table:table-cell>
        </table:table-row>
        <table:table-row>
          <table:table-cell office:value-type="string">
            <text:p>N.E.5.341.4.262.141.17.01</text:p>
          </table:table-cell>
          <table:table-cell office:value-type="string">
            <text:p>Augmentation des capacités de stockage de ( 20,000 m3 )à travers la wilaya et la réalisation des conduites d'adduction inter réservoirs</text:p>
          </table:table-cell>
          <table:table-cell office:value-type="float" office:value="192895074.29">
            <text:p>192895074.29</text:p>
          </table:table-cell>
          <table:table-cell office:value-type="float" office:value="137236657.56">
            <text:p>137236657.56</text:p>
          </table:table-cell>
          <table:table-cell office:value-type="float" office:value="50">
            <text:p>50</text:p>
          </table:table-cell>
          <table:table-cell office:value-type="string">
            <text:p>Gelée</text:p>
          </table:table-cell>
        </table:table-row>
        <table:table-row>
          <table:table-cell office:value-type="string">
            <text:p>N.E.5.742.8.262.141.17.01</text:p>
          </table:table-cell>
          <table:table-cell office:value-type="string">
            <text:p>Suivi et réalisation du revêtement en gazon synthétique du terrin de footballe à Drea</text:p>
          </table:table-cell>
          <table:table-cell office:value-type="float" office:value="49866000.00">
            <text:p>49866000.00</text:p>
          </table:table-cell>
          <table:table-cell office:value-type="float" office:value="49844783.77">
            <text:p>49844783.77</text:p>
          </table:table-cell>
          <table:table-cell office:value-type="float" office:value="100">
            <text:p>100</text:p>
          </table:table-cell>
          <table:table-cell office:value-type="string">
            <text:p>Clôturé </text:p>
          </table:table-cell>
        </table:table-row>
        <table:table-row>
          <table:table-cell office:value-type="string">
            <text:p>N.E.5.742.8.262.141.17.02</text:p>
          </table:table-cell>
          <table:table-cell office:value-type="string">
            <text:p>Suivi et réalisation du revêtement en gazon synthétique du terrin de replique de l'OPOW</text:p>
          </table:table-cell>
          <table:table-cell office:value-type="float" office:value="54906000.00">
            <text:p>54906000.00</text:p>
          </table:table-cell>
          <table:table-cell office:value-type="float" office:value="54884917.75">
            <text:p>54884917.75</text:p>
          </table:table-cell>
          <table:table-cell office:value-type="float" office:value="100">
            <text:p>100</text:p>
          </table:table-cell>
          <table:table-cell office:value-type="string">
            <text:p>Clôturé </text:p>
          </table:table-cell>
        </table:table-row>
        <table:table-row>
          <table:table-cell office:value-type="string">
            <text:p>N.E.5.763.3.262.141.17.01</text:p>
          </table:table-cell>
          <table:table-cell office:value-type="string">
            <text:p>Réhabilitation et réfection du centre Spécialisé en Rééducation (CSR) à Souk-Ahras </text:p>
          </table:table-cell>
          <table:table-cell office:value-type="float" office:value="9975000.00">
            <text:p>9975000.00</text:p>
          </table:table-cell>
          <table:table-cell office:value-type="float" office:value="9975000.00">
            <text:p>9975000.00</text:p>
          </table:table-cell>
          <table:table-cell office:value-type="float" office:value="100">
            <text:p>100</text:p>
          </table:table-cell>
          <table:table-cell office:value-type="string">
            <text:p>Clôturé </text:p>
          </table:table-cell>
        </table:table-row>
        <table:table-row>
          <table:table-cell office:value-type="string">
            <text:p>N.E.5.226.2.262.141.18.01</text:p>
          </table:table-cell>
          <table:table-cell office:value-type="string">
            <text:p>Travaux sylivicoles</text:p>
          </table:table-cell>
          <table:table-cell office:value-type="float" office:value="22884428.28">
            <text:p>22884428.28</text:p>
          </table:table-cell>
          <table:table-cell office:value-type="float" office:value="20974478.28">
            <text:p>20974478.28</text:p>
          </table:table-cell>
          <table:table-cell office:value-type="float" office:value="100">
            <text:p>100</text:p>
          </table:table-cell>
          <table:table-cell office:value-type="string">
            <text:p>Achevée</text:p>
          </table:table-cell>
        </table:table-row>
        <table:table-row>
          <table:table-cell office:value-type="string">
            <text:p>N.E.5.226.2.262.141.18.02</text:p>
          </table:table-cell>
          <table:table-cell office:value-type="string">
            <text:p>Ouverture de pistes forestières</text:p>
          </table:table-cell>
          <table:table-cell office:value-type="float" office:value="8483905.08">
            <text:p>8483905.08</text:p>
          </table:table-cell>
          <table:table-cell office:value-type="float" office:value="8191165.08">
            <text:p>8191165.08</text:p>
          </table:table-cell>
          <table:table-cell office:value-type="float" office:value="85">
            <text:p>85</text:p>
          </table:table-cell>
          <table:table-cell office:value-type="string">
            <text:p>Gelée</text:p>
          </table:table-cell>
        </table:table-row>
        <table:table-row>
          <table:table-cell office:value-type="string">
            <text:p>N.E.5.226.2.262.141.18.04</text:p>
          </table:table-cell>
          <table:table-cell office:value-type="string">
            <text:p>Reboisement en chaêne liége sur 100 Ha</text:p>
          </table:table-cell>
          <table:table-cell office:value-type="float" office:value="19199628.00">
            <text:p>19199628.00</text:p>
          </table:table-cell>
          <table:table-cell office:value-type="float" office:value="9948582.00">
            <text:p>9948582.00</text:p>
          </table:table-cell>
          <table:table-cell office:value-type="float" office:value="80">
            <text:p>80</text:p>
          </table:table-cell>
          <table:table-cell office:value-type="string">
            <text:p>En cours</text:p>
          </table:table-cell>
        </table:table-row>
        <table:table-row>
          <table:table-cell office:value-type="string">
            <text:p>N.E.5.226.2.262.141.18.03</text:p>
          </table:table-cell>
          <table:table-cell office:value-type="string">
            <text:p>Aménagement de pistes forestières sur 50 Km</text:p>
          </table:table-cell>
          <table:table-cell office:value-type="float" office:value="59000011.27">
            <text:p>59000011.27</text:p>
          </table:table-cell>
          <table:table-cell office:value-type="float" office:value="39977445.48">
            <text:p>39977445.48</text:p>
          </table:table-cell>
          <table:table-cell office:value-type="float" office:value="96">
            <text:p>96</text:p>
          </table:table-cell>
          <table:table-cell office:value-type="string">
            <text:p>En cours</text:p>
          </table:table-cell>
        </table:table-row>
        <table:table-row>
          <table:table-cell office:value-type="string">
            <text:p>N.E.5.622.7.262.141.18.01</text:p>
          </table:table-cell>
          <table:table-cell office:value-type="string">
            <text:p>Renouvellement des équipements scolaires au profit du cycle secondaire à travers la wilaya</text:p>
          </table:table-cell>
          <table:table-cell office:value-type="float" office:value="11089015.00">
            <text:p>11089015.00</text:p>
          </table:table-cell>
          <table:table-cell office:value-type="float" office:value="8560265.00">
            <text:p>8560265.00</text:p>
          </table:table-cell>
          <table:table-cell office:value-type="float" office:value="75">
            <text:p>75</text:p>
          </table:table-cell>
          <table:table-cell office:value-type="string">
            <text:p>En cours</text:p>
          </table:table-cell>
        </table:table-row>
        <table:table-row>
          <table:table-cell office:value-type="string">
            <text:p>N.E.5.623.7.262.141.18.01</text:p>
          </table:table-cell>
          <table:table-cell office:value-type="string">
            <text:p>Renouvellement des équipements scolaires au profit du cycle Moyen à travers la wilaya</text:p>
          </table:table-cell>
          <table:table-cell office:value-type="float" office:value="9288600.00">
            <text:p>9288600.00</text:p>
          </table:table-cell>
          <table:table-cell office:value-type="float" office:value="9288600.00">
            <text:p>9288600.00</text:p>
          </table:table-cell>
          <table:table-cell office:value-type="float" office:value="75">
            <text:p>75</text:p>
          </table:table-cell>
          <table:table-cell office:value-type="string">
            <text:p>En cours</text:p>
          </table:table-cell>
        </table:table-row>
        <table:table-row>
          <table:table-cell office:value-type="string">
            <text:p>N.E.5.623.7.262.141.18.02</text:p>
          </table:table-cell>
          <table:table-cell office:value-type="string">
            <text:p>Renouvellement des équipements scolaires au profit du cycle Primaire à travers la wilaya</text:p>
          </table:table-cell>
          <table:table-cell office:value-type="float" office:value="23628930.00">
            <text:p>23628930.00</text:p>
          </table:table-cell>
          <table:table-cell office:value-type="float" office:value="8947900.00">
            <text:p>8947900.00</text:p>
          </table:table-cell>
          <table:table-cell office:value-type="float" office:value="85">
            <text:p>85</text:p>
          </table:table-cell>
          <table:table-cell office:value-type="string">
            <text:p>En cours</text:p>
          </table:table-cell>
        </table:table-row>
        <table:table-row>
          <table:table-cell office:value-type="string">
            <text:p>N.E.5.623.6.262.141.18.02</text:p>
          </table:table-cell>
          <table:table-cell office:value-type="string">
            <text:p>Aménagement des établissements scolaires du cycle Moyen à travers la wilaya</text:p>
          </table:table-cell>
          <table:table-cell office:value-type="float" office:value="46177019.91">
            <text:p>46177019.91</text:p>
          </table:table-cell>
          <table:table-cell office:value-type="float" office:value="44846361.91">
            <text:p>44846361.91</text:p>
          </table:table-cell>
          <table:table-cell office:value-type="float" office:value="85">
            <text:p>85</text:p>
          </table:table-cell>
          <table:table-cell office:value-type="string">
            <text:p>En cours</text:p>
          </table:table-cell>
        </table:table-row>
        <table:table-row>
          <table:table-cell office:value-type="string">
            <text:p>N.E.5.623.3.262.141.18.01</text:p>
          </table:table-cell>
          <table:table-cell office:value-type="string">
            <text:p>Etude, suivi, Réalisation et équipement d'une demi pension au profit de collège El Bouni commune de M'Daourouch</text:p>
          </table:table-cell>
          <table:table-cell office:value-type="float" office:value="18312010.68">
            <text:p>18312010.68</text:p>
          </table:table-cell>
          <table:table-cell office:value-type="float" office:value="13024360.78">
            <text:p>13024360.78</text:p>
          </table:table-cell>
          <table:table-cell office:value-type="float" office:value="100">
            <text:p>100</text:p>
          </table:table-cell>
          <table:table-cell office:value-type="string">
            <text:p>Achevée</text:p>
          </table:table-cell>
        </table:table-row>
        <table:table-row>
          <table:table-cell office:value-type="string">
            <text:p>N.E.5.631.6.262.141.18.01</text:p>
          </table:table-cell>
          <table:table-cell office:value-type="string">
            <text:p>Etude, travaux d'aménagement et de Réhabilitation des établissements de la formation professionnelle CFPA Sedrata 1, CFPA Taour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E.5.731.3.262.141.18.01</text:p>
          </table:table-cell>
          <table:table-cell office:value-type="string">
            <text:p>Acquisition des équipements pour l'ancien hôpital Souk-Ahras</text:p>
          </table:table-cell>
          <table:table-cell office:value-type="float" office:value="85486030.00">
            <text:p>85486030.00</text:p>
          </table:table-cell>
          <table:table-cell office:value-type="float" office:value="79519370.00">
            <text:p>79519370.00</text:p>
          </table:table-cell>
          <table:table-cell office:value-type="float" office:value="50">
            <text:p>50</text:p>
          </table:table-cell>
          <table:table-cell office:value-type="string">
            <text:p>En cours</text:p>
          </table:table-cell>
        </table:table-row>
        <table:table-row>
          <table:table-cell office:value-type="string">
            <text:p>S.E.5.721.1.262.141.18.01</text:p>
          </table:table-cell>
          <table:table-cell office:value-type="string">
            <text:p>Travaux de V.R.D des lotissements</text:p>
          </table:table-cell>
          <table:table-cell office:value-type="float" office:value="129045827.77">
            <text:p>129045827.77</text:p>
          </table:table-cell>
          <table:table-cell office:value-type="float" office:value="9896016.18">
            <text:p>9896016.18</text:p>
          </table:table-cell>
          <table:table-cell office:value-type="float" office:value="20">
            <text:p>20</text:p>
          </table:table-cell>
          <table:table-cell office:value-type="string">
            <text:p>En cours</text:p>
          </table:table-cell>
        </table:table-row>
        <table:table-row>
          <table:table-cell office:value-type="string">
            <text:p>S.E.5.721.1.262.141.18.02</text:p>
          </table:table-cell>
          <table:table-cell office:value-type="string">
            <text:p>Travaux de V.R.D de d'habitat rural groupé à travers la wilaya</text:p>
          </table:table-cell>
          <table:table-cell office:value-type="float" office:value="300815213.46">
            <text:p>300815213.46</text:p>
          </table:table-cell>
          <table:table-cell office:value-type="float" office:value="1270198.86">
            <text:p>1270198.86</text:p>
          </table:table-cell>
          <table:table-cell office:value-type="float" office:value="45">
            <text:p>45</text:p>
          </table:table-cell>
          <table:table-cell office:value-type="string">
            <text:p>En cours</text:p>
          </table:table-cell>
        </table:table-row>
        <table:table-row>
          <table:table-cell office:value-type="string">
            <text:p>N.E.5.834.7.262.141.18.01</text:p>
          </table:table-cell>
          <table:table-cell office:value-type="string">
            <text:p>Réhabilitation du siège de la direction de la programmation et suivi budgétaire (DPSB) à Souk Ahras</text:p>
          </table:table-cell>
          <table:table-cell office:value-type="float" office:value="9279653.79">
            <text:p>9279653.79</text:p>
          </table:table-cell>
          <table:table-cell office:value-type="float" office:value="3785471.52">
            <text:p>3785471.52</text:p>
          </table:table-cell>
          <table:table-cell office:value-type="float" office:value="80">
            <text:p>80</text:p>
          </table:table-cell>
          <table:table-cell office:value-type="string">
            <text:p>En cours</text:p>
          </table:table-cell>
        </table:table-row>
        <table:table-row>
          <table:table-cell office:value-type="string">
            <text:p>N.E.5.834.1.262.141.18.01</text:p>
          </table:table-cell>
          <table:table-cell office:value-type="string">
            <text:p>'Etude pour la réalisation d'un siége du guichet unique décentralisé de L'ANDI à Souk Ahras</text:p>
          </table:table-cell>
          <table:table-cell office:value-type="float" office:value="8300.00">
            <text:p>830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E.5.322.2.262.141.18.01</text:p>
          </table:table-cell>
          <table:table-cell office:value-type="string">
            <text:p>Réalisation de 2500 ML de forages avec les raccordements aux systèmes d'adducation existants à travers la wilaya de souk Ahras</text:p>
          </table:table-cell>
          <table:table-cell office:value-type="float" office:value="156206878.11">
            <text:p>156206878.11</text:p>
          </table:table-cell>
          <table:table-cell office:value-type="float" office:value="113850457.11">
            <text:p>113850457.11</text:p>
          </table:table-cell>
          <table:table-cell office:value-type="float" office:value="60">
            <text:p>60</text:p>
          </table:table-cell>
          <table:table-cell office:value-type="string">
            <text:p>En cours</text:p>
          </table:table-cell>
        </table:table-row>
        <table:table-row>
          <table:table-cell office:value-type="string">
            <text:p>N.E.5.341.2.262.141.18.01</text:p>
          </table:table-cell>
          <table:table-cell office:value-type="string">
            <text:p>Renforcement de l'alimentation en eau potable de l'agglomération Bir Hadj taib à partir du réservoir 500 M3 commune d'Oum Laadhaim</text:p>
          </table:table-cell>
          <table:table-cell office:value-type="float" office:value="25793692.60">
            <text:p>25793692.60</text:p>
          </table:table-cell>
          <table:table-cell office:value-type="float" office:value="8631862.66">
            <text:p>8631862.66</text:p>
          </table:table-cell>
          <table:table-cell office:value-type="float" office:value="70">
            <text:p>70</text:p>
          </table:table-cell>
          <table:table-cell office:value-type="string">
            <text:p>En cours</text:p>
          </table:table-cell>
        </table:table-row>
        <table:table-row>
          <table:table-cell office:value-type="string">
            <text:p>N.E.5.341.2.262.141.18.02</text:p>
          </table:table-cell>
          <table:table-cell office:value-type="string">
            <text:p>Réalisation de l'AEP de la cité universitaire (8000 places pédagogiques et 2000 lits) et l'extension du POS 8 commune de Souk Ahras</text:p>
          </table:table-cell>
          <table:table-cell office:value-type="float" office:value="13557075.00">
            <text:p>13557075.00</text:p>
          </table:table-cell>
          <table:table-cell office:value-type="float" office:value="12083379.00">
            <text:p>12083379.00</text:p>
          </table:table-cell>
          <table:table-cell office:value-type="float" office:value="80">
            <text:p>80</text:p>
          </table:table-cell>
          <table:table-cell office:value-type="string">
            <text:p>En cours</text:p>
          </table:table-cell>
        </table:table-row>
        <table:table-row>
          <table:table-cell office:value-type="string">
            <text:p>N.E.5.341.2.262.141.18.03</text:p>
          </table:table-cell>
          <table:table-cell office:value-type="string">
            <text:p>Renforcement de l'AEP de Heddada, Khedara et El Fouidh (commune de Ouled moumen ) à Partir de l'interconnexion des forages de Bir Louhichi</text:p>
          </table:table-cell>
          <table:table-cell office:value-type="float" office:value="354764284.29">
            <text:p>354764284.29</text:p>
          </table:table-cell>
          <table:table-cell office:value-type="float" office:value="193067534.05">
            <text:p>193067534.05</text:p>
          </table:table-cell>
          <table:table-cell office:value-type="float" office:value="70">
            <text:p>70</text:p>
          </table:table-cell>
          <table:table-cell office:value-type="string">
            <text:p>En cours</text:p>
          </table:table-cell>
        </table:table-row>
        <table:table-row>
          <table:table-cell office:value-type="string">
            <text:p>S.E.5.322.3.262.141.18.01</text:p>
          </table:table-cell>
          <table:table-cell office:value-type="string">
            <text:p>Equipement et amenée de l'énergie électrique des forages en cours de réalisation </text:p>
          </table:table-cell>
          <table:table-cell office:value-type="float" office:value="69170878.86">
            <text:p>69170878.86</text:p>
          </table:table-cell>
          <table:table-cell office:value-type="float" office:value="60127103.98">
            <text:p>60127103.98</text:p>
          </table:table-cell>
          <table:table-cell office:value-type="float" office:value="100">
            <text:p>100</text:p>
          </table:table-cell>
          <table:table-cell office:value-type="string">
            <text:p>Achevée</text:p>
          </table:table-cell>
        </table:table-row>
        <table:table-row>
          <table:table-cell office:value-type="string">
            <text:p>S.E.5.322.2.262.141.18.01</text:p>
          </table:table-cell>
          <table:table-cell office:value-type="string">
            <text:p>Réalisation de 3000 ml de forage à travers la wilaya</text:p>
          </table:table-cell>
          <table:table-cell office:value-type="float" office:value="86351876.38">
            <text:p>86351876.38</text:p>
          </table:table-cell>
          <table:table-cell office:value-type="float" office:value="62762865.76">
            <text:p>62762865.76</text:p>
          </table:table-cell>
          <table:table-cell office:value-type="float" office:value="80">
            <text:p>80</text:p>
          </table:table-cell>
          <table:table-cell office:value-type="string">
            <text:p>En cours</text:p>
          </table:table-cell>
        </table:table-row>
        <table:table-row>
          <table:table-cell office:value-type="string">
            <text:p>S.E.5.341.2.262.141.18.01</text:p>
          </table:table-cell>
          <table:table-cell office:value-type="string">
            <text:p>Réalisation des conduites de raccordement des nouveaux forages aux systémes existants à travers la wilaya</text:p>
          </table:table-cell>
          <table:table-cell office:value-type="float" office:value="94608860.36">
            <text:p>94608860.36</text:p>
          </table:table-cell>
          <table:table-cell office:value-type="float" office:value="85943089.96">
            <text:p>85943089.96</text:p>
          </table:table-cell>
          <table:table-cell office:value-type="float" office:value="100">
            <text:p>100</text:p>
          </table:table-cell>
          <table:table-cell office:value-type="string">
            <text:p>Achevée</text:p>
          </table:table-cell>
        </table:table-row>
        <table:table-row>
          <table:table-cell office:value-type="string">
            <text:p>S.E.5.341.2.262.141.18.02</text:p>
          </table:table-cell>
          <table:table-cell office:value-type="string">
            <text:p>Réalisation des conduites d'adduction, conduites refoulement et station de pompage pour les zones secondaires et éparses de la wilaya</text:p>
          </table:table-cell>
          <table:table-cell office:value-type="float" office:value="57398289.83">
            <text:p>57398289.83</text:p>
          </table:table-cell>
          <table:table-cell office:value-type="float" office:value="40851374.34">
            <text:p>40851374.34</text:p>
          </table:table-cell>
          <table:table-cell office:value-type="float" office:value="100">
            <text:p>100</text:p>
          </table:table-cell>
          <table:table-cell office:value-type="string">
            <text:p>Achevée</text:p>
          </table:table-cell>
        </table:table-row>
        <table:table-row>
          <table:table-cell office:value-type="string">
            <text:p>N.E.5.521.2.262.141.18.01</text:p>
          </table:table-cell>
          <table:table-cell office:value-type="string">
            <text:p>Réalisation du dédoublement de la RN 81 sur 20 Km du PK 127+000 au PK 147+000 y compris de la réalisation d'un ouvrage d'art (1 ere Tranche sur 10 Km)</text:p>
          </table:table-cell>
          <table:table-cell office:value-type="float" office:value="1582334114.04">
            <text:p>1582334114.04</text:p>
          </table:table-cell>
          <table:table-cell office:value-type="float" office:value="881968631.19">
            <text:p>881968631.19</text:p>
          </table:table-cell>
          <table:table-cell office:value-type="float" office:value="80">
            <text:p>80</text:p>
          </table:table-cell>
          <table:table-cell office:value-type="string">
            <text:p>En cours</text:p>
          </table:table-cell>
        </table:table-row>
        <table:table-row>
          <table:table-cell office:value-type="string">
            <text:p>N.E.5.176.3.262.141.18.01</text:p>
          </table:table-cell>
          <table:table-cell office:value-type="string">
            <text:p>Réalisation d'une zone industrielle à M'daourouch, wilaya souk ahras</text:p>
          </table:table-cell>
          <table:table-cell office:value-type="float" office:value="2680569851.10">
            <text:p>2680569851.10</text:p>
          </table:table-cell>
          <table:table-cell office:value-type="float" office:value="957136171.21">
            <text:p>957136171.21</text:p>
          </table:table-cell>
          <table:table-cell office:value-type="float" office:value="80">
            <text:p>80</text:p>
          </table:table-cell>
          <table:table-cell office:value-type="string">
            <text:p>A l'arret</text:p>
          </table:table-cell>
        </table:table-row>
        <table:table-row>
          <table:table-cell office:value-type="string">
            <text:p>N.E.5.622.6.262.141.18.01</text:p>
          </table:table-cell>
          <table:table-cell office:value-type="string">
            <text:p>Aménagement des établissements scolaires, du cycle Secondaire à Travers la Wilaya</text:p>
          </table:table-cell>
          <table:table-cell office:value-type="float" office:value="36276000.00">
            <text:p>36276000.00</text:p>
          </table:table-cell>
          <table:table-cell office:value-type="float" office:value="36275683.38">
            <text:p>36275683.38</text:p>
          </table:table-cell>
          <table:table-cell office:value-type="float" office:value="100">
            <text:p>100</text:p>
          </table:table-cell>
          <table:table-cell office:value-type="string">
            <text:p>Clôturé </text:p>
          </table:table-cell>
        </table:table-row>
        <table:table-row>
          <table:table-cell office:value-type="string">
            <text:p>N.E.5.623.6.262.141.18.01</text:p>
          </table:table-cell>
          <table:table-cell office:value-type="string">
            <text:p>Aménagement des établissements scolaires du cycle Primaire à travers la wilaya</text:p>
          </table:table-cell>
          <table:table-cell office:value-type="float" office:value="56361740.70">
            <text:p>56361740.70</text:p>
          </table:table-cell>
          <table:table-cell office:value-type="float" office:value="56361740.70">
            <text:p>56361740.70</text:p>
          </table:table-cell>
          <table:table-cell office:value-type="float" office:value="100">
            <text:p>100</text:p>
          </table:table-cell>
          <table:table-cell office:value-type="string">
            <text:p>Clôturé </text:p>
          </table:table-cell>
        </table:table-row>
        <table:table-row>
          <table:table-cell office:value-type="string">
            <text:p>N.E.5.752.8.262.141.19.01</text:p>
          </table:table-cell>
          <table:table-cell office:value-type="string">
            <text:p>Equipement du théâtre en plein air à Souk-Ahras</text:p>
          </table:table-cell>
          <table:table-cell office:value-type="float" office:value="361574.36">
            <text:p>361574.36</text:p>
          </table:table-cell>
          <table:table-cell office:value-type="float" office:value="361574.36">
            <text:p>361574.36</text:p>
          </table:table-cell>
          <table:table-cell office:value-type="float" office:value="1">
            <text:p>1</text:p>
          </table:table-cell>
          <table:table-cell office:value-type="string">
            <text:p>En cours</text:p>
          </table:table-cell>
        </table:table-row>
        <table:table-row>
          <table:table-cell office:value-type="string">
            <text:p>N.E.5.623.8.262.141.19.01</text:p>
          </table:table-cell>
          <table:table-cell office:value-type="string">
            <text:p>Acquisition des équipements scolaires au profit d'une (01) école primaire n°01 type D au niveau du site des 1800 logement LPL au POS7 et POS 8 dans la commune de sedrata , wilaya de souk ahras ( cités d'habitat intégrés 2019 ) </text:p>
          </table:table-cell>
          <table:table-cell office:value-type="float" office:value="3936639.00">
            <text:p>3936639.00</text:p>
          </table:table-cell>
          <table:table-cell office:value-type="float" office:value="0.00">
            <text:p>0.00</text:p>
          </table:table-cell>
          <table:table-cell office:value-type="float" office:value="100">
            <text:p>100</text:p>
          </table:table-cell>
          <table:table-cell office:value-type="string">
            <text:p>Achevée</text:p>
          </table:table-cell>
        </table:table-row>
        <table:table-row>
          <table:table-cell office:value-type="string">
            <text:p>N.E.5.623.8.262.141.19.02</text:p>
          </table:table-cell>
          <table:table-cell office:value-type="string">
            <text:p>Acquisition des équpement scolaire au profid une (01) école primaire type D n°02 au niveau du sute des 1800 logements LPL au POS 7 et POS 8 dans la commune de sedrata , wilaya de souk ahras ( cité d'habitat intégrées 2019) </text:p>
          </table:table-cell>
          <table:table-cell office:value-type="float" office:value="3936639.00">
            <text:p>3936639.00</text:p>
          </table:table-cell>
          <table:table-cell office:value-type="float" office:value="0.00">
            <text:p>0.00</text:p>
          </table:table-cell>
          <table:table-cell office:value-type="float" office:value="100">
            <text:p>100</text:p>
          </table:table-cell>
          <table:table-cell office:value-type="string">
            <text:p>Achevée</text:p>
          </table:table-cell>
        </table:table-row>
        <table:table-row>
          <table:table-cell office:value-type="string">
            <text:p>N.E.5.623.5.262.141.19.02</text:p>
          </table:table-cell>
          <table:table-cell office:value-type="string">
            <text:p>Etude et suivi pour la Réalisation et équipement d'un collége B7/200R, en remplacement du cillége Djebbar Teyab à Machrouha</text:p>
          </table:table-cell>
          <table:table-cell office:value-type="float" office:value="3150415.31">
            <text:p>3150415.31</text:p>
          </table:table-cell>
          <table:table-cell office:value-type="float" office:value="892915.31">
            <text:p>892915.31</text:p>
          </table:table-cell>
          <table:table-cell office:value-type="float" office:value="4">
            <text:p>4</text:p>
          </table:table-cell>
          <table:table-cell office:value-type="string">
            <text:p>En cours</text:p>
          </table:table-cell>
        </table:table-row>
        <table:table-row>
          <table:table-cell office:value-type="string">
            <text:p>N.E.5.623.5.262.141.19.01</text:p>
          </table:table-cell>
          <table:table-cell office:value-type="string">
            <text:p>Etude et suivi pour la Réalisation et équipement d'un collége B5/200R, en remplacement du cillége Abderrahmene Ben Salem à Hennancha</text:p>
          </table:table-cell>
          <table:table-cell office:value-type="float" office:value="2964339.58">
            <text:p>2964339.58</text:p>
          </table:table-cell>
          <table:table-cell office:value-type="float" office:value="718619.58">
            <text:p>718619.58</text:p>
          </table:table-cell>
          <table:table-cell office:value-type="float" office:value="5">
            <text:p>5</text:p>
          </table:table-cell>
          <table:table-cell office:value-type="string">
            <text:p>En cours</text:p>
          </table:table-cell>
        </table:table-row>
        <table:table-row>
          <table:table-cell office:value-type="string">
            <text:p>N.E.5.623.4.262.141.19.01</text:p>
          </table:table-cell>
          <table:table-cell office:value-type="string">
            <text:p>Etude, suivi, Réalisation et équipement d'une école primaire type D à la cité Badji mokhtar Souk Ahras</text:p>
          </table:table-cell>
          <table:table-cell office:value-type="float" office:value="4850895.00">
            <text:p>4850895.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623.4.262.141.19.02</text:p>
          </table:table-cell>
          <table:table-cell office:value-type="string">
            <text:p>Etude, suivi, Réalisation et équipement d'une école primaire type D à M'Daourouch route de Sedrata</text:p>
          </table:table-cell>
          <table:table-cell office:value-type="float" office:value="5401375.00">
            <text:p>5401375.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623.3.262.141.19.01</text:p>
          </table:table-cell>
          <table:table-cell office:value-type="string">
            <text:p>Etude, suivi, pour la Réalisation et équipement d'une cantine scolaire au niveau de l'école Touati Mabrouk ben Zaroug POS N° 10 à souk Ahras</text:p>
          </table:table-cell>
          <table:table-cell office:value-type="float" office:value="752950.00">
            <text:p>75295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623.3.262.141.19.02</text:p>
          </table:table-cell>
          <table:table-cell office:value-type="string">
            <text:p>Etude, suivi, Réalisation et équipement d'une cantine scolaire type 200 au niveau de l'école Douassia med Tahr à souk Ahras</text:p>
          </table:table-cell>
          <table:table-cell office:value-type="float" office:value="752950.00">
            <text:p>75295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623.4.262.141.19.03</text:p>
          </table:table-cell>
          <table:table-cell office:value-type="string">
            <text:p>Etude, suivi,Réalisation et équipement d'une école primaire type D à la cité Sidi brahim Mechroh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3.262.141.19.01</text:p>
          </table:table-cell>
          <table:table-cell office:value-type="string">
            <text:p>Etude, suivi, réalisation et équipement d'une cantine scolaire à l'école Chouaibia</text:p>
          </table:table-cell>
          <table:table-cell office:value-type="float" office:value="68425.00">
            <text:p>68425.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3.262.141.19.02</text:p>
          </table:table-cell>
          <table:table-cell office:value-type="string">
            <text:p>Etude, suivi, réalisation et équipement d'une cantine scolaire à l'école bouras mohamed et taib</text:p>
          </table:table-cell>
          <table:table-cell office:value-type="float" office:value="68425.00">
            <text:p>68425.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6.262.141.19.01</text:p>
          </table:table-cell>
          <table:table-cell office:value-type="string">
            <text:p>Etude, suivi, aménagement et réhabilitation de l'école primaire SEDDOUR SALMI BELKACEM</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6.262.141.19.02</text:p>
          </table:table-cell>
          <table:table-cell office:value-type="string">
            <text:p>Etude, suivi, aménagement et réhabilitation de l'école primaire Ben Bouras EL Taieb</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6.262.141.19.03</text:p>
          </table:table-cell>
          <table:table-cell office:value-type="string">
            <text:p>Etude, suivi, aménagement et réhabilitation de l'école primaire SEDDOUR BOUZIANE</text:p>
          </table:table-cell>
          <table:table-cell office:value-type="float" office:value="2939133.40">
            <text:p>2939133.40</text:p>
          </table:table-cell>
          <table:table-cell office:value-type="float" office:value="2203617.01">
            <text:p>2203617.01</text:p>
          </table:table-cell>
          <table:table-cell office:value-type="float" office:value="100">
            <text:p>100</text:p>
          </table:table-cell>
          <table:table-cell office:value-type="string">
            <text:p>Achevée</text:p>
          </table:table-cell>
        </table:table-row>
        <table:table-row>
          <table:table-cell office:value-type="string">
            <text:p>S.E.5.623.4.262.141.19.01</text:p>
          </table:table-cell>
          <table:table-cell office:value-type="string">
            <text:p>Etude, suivi, réalisation, et équipement de 02 salles de classe à l'école primaire Ouled Abeid</text:p>
          </table:table-cell>
          <table:table-cell office:value-type="float" office:value="399370.00">
            <text:p>39937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4.262.141.19.04</text:p>
          </table:table-cell>
          <table:table-cell office:value-type="string">
            <text:p>Etude, suivi et équipement de 04 salles de classe à l'école primaire houari Boumdienne à sidi Fredj</text:p>
          </table:table-cell>
          <table:table-cell office:value-type="float" office:value="94010.00">
            <text:p>9401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6.262.141.19.04</text:p>
          </table:table-cell>
          <table:table-cell office:value-type="string">
            <text:p>Etude, suivi, aménagement et réhabilitation de l'école primaire BOUNAB LAKHDAR à Mechta Mebaoudja à Oum Laadhaim</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6.262.141.19.05</text:p>
          </table:table-cell>
          <table:table-cell office:value-type="string">
            <text:p>Etude, suivi, aménagement et réhabilitation des sanitaires à l'école primaire Belhouchet à mechta Kaf Bilal</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4.262.141.19.02</text:p>
          </table:table-cell>
          <table:table-cell office:value-type="string">
            <text:p>Etude, suivi, réalisation et équipement de 02 salles de classe à l'école primaire EL SBTI à maboudja</text:p>
          </table:table-cell>
          <table:table-cell office:value-type="float" office:value="399370.00">
            <text:p>39937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6.262.141.19.06</text:p>
          </table:table-cell>
          <table:table-cell office:value-type="string">
            <text:p>Etude, suivi, aménagement et réhabilitation de l'école primaire MSAADIA MESBAH</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4.262.141.19.03</text:p>
          </table:table-cell>
          <table:table-cell office:value-type="string">
            <text:p>Etude, suivi, réalisation, et équipement d'une salle de classe à l'école primaire FRARJIA OTHMANE</text:p>
          </table:table-cell>
          <table:table-cell office:value-type="float" office:value="55335.00">
            <text:p>55335.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6.262.141.19.08</text:p>
          </table:table-cell>
          <table:table-cell office:value-type="string">
            <text:p>Etude, suivi, aménagement et réhabilitation de l'école primaire Belhacene Maamer</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6.262.141.19.09</text:p>
          </table:table-cell>
          <table:table-cell office:value-type="string">
            <text:p>Etude, suivi, aménagement et réhabilitation des sanitaires à l'école primaire Berdjem</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6.262.141.19.10</text:p>
          </table:table-cell>
          <table:table-cell office:value-type="string">
            <text:p>Etude, suivi, aménagement et réhabilitation des sanitaires à l'école primaire Kdadra EL Chafeai</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ULL</text:p>
          </table:table-cell>
          <table:table-cell office:value-type="string">
            <text:p>Etude, suivi, aménagement et réhabilitation de la cantine scolaire de l'école primaire houari Boumdienne à sidi Fredj</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ULL</text:p>
          </table:table-cell>
          <table:table-cell office:value-type="string">
            <text:p>Etude, suivi, aménagement et réhabilitation des sanitaires à l'école primaire Ben Atia Mohamed El Tahar</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623.6.262.141.19.07</text:p>
          </table:table-cell>
          <table:table-cell office:value-type="string">
            <text:p>Etude, suivi, aménagement et réhabilitation des sanitaires à l'école primaire NAILI à Bir bouhouche centre</text:p>
          </table:table-cell>
          <table:table-cell office:value-type="float" office:value="917851.76">
            <text:p>917851.76</text:p>
          </table:table-cell>
          <table:table-cell office:value-type="float" office:value="0.00">
            <text:p>0.00</text:p>
          </table:table-cell>
          <table:table-cell office:value-type="float" office:value="100">
            <text:p>100</text:p>
          </table:table-cell>
          <table:table-cell office:value-type="string">
            <text:p>Achevée</text:p>
          </table:table-cell>
        </table:table-row>
        <table:table-row>
          <table:table-cell office:value-type="string">
            <text:p>S.E.5.733.6.262.141.19.02</text:p>
          </table:table-cell>
          <table:table-cell office:value-type="string">
            <text:p>Etude, suivi et réhabilitation de la polyclinique à Oum EL Adaim </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733.6.262.141.19.01</text:p>
          </table:table-cell>
          <table:table-cell office:value-type="string">
            <text:p>Etude, suivi et réaménagement de l'ancien siége de la commune en salle de soins à dre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733.6.262.141.19.03</text:p>
          </table:table-cell>
          <table:table-cell office:value-type="string">
            <text:p>Etude, suivi et réhabilitation de la polyclinique de Taour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733.6.262.141.19.04</text:p>
          </table:table-cell>
          <table:table-cell office:value-type="string">
            <text:p>Etude, suivi et réhabilitation de la salle de soin à Mechta El Okl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733.6.262.141.19.05</text:p>
          </table:table-cell>
          <table:table-cell office:value-type="string">
            <text:p>Etude, suivi et réhabilitation de la salle de soin à Sisi Fredj à la salle de soin à Ouled Abbe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733.6.262.141.19.06</text:p>
          </table:table-cell>
          <table:table-cell office:value-type="string">
            <text:p>Etude, suivi et réhabilitation de la salle de soin à Ben Ati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733.6.262.141.19.07</text:p>
          </table:table-cell>
          <table:table-cell office:value-type="string">
            <text:p>Etude, suivi et réhabilitation de la salle de soins Sef-El-Ouiden</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733.6.262.141.19.08</text:p>
          </table:table-cell>
          <table:table-cell office:value-type="string">
            <text:p>Etude, suivi et réhabilitation de la salle de soins Bir Bouhouche centre </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S.E.5.733.6.262.141.19.09</text:p>
          </table:table-cell>
          <table:table-cell office:value-type="string">
            <text:p>Etude, suivi et réhabilitation de la salle de soins Kaf Bilal</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631.6.262.141.19.02</text:p>
          </table:table-cell>
          <table:table-cell office:value-type="string">
            <text:p>Etude travaux de démolition, d'aménagement, de réhabilitation et équipement de l'INSFP Souk Ahras</text:p>
          </table:table-cell>
          <table:table-cell office:value-type="float" office:value="313624.50">
            <text:p>313624.50</text:p>
          </table:table-cell>
          <table:table-cell office:value-type="float" office:value="313624.50">
            <text:p>313624.50</text:p>
          </table:table-cell>
          <table:table-cell office:value-type="float" office:value="0">
            <text:p>0</text:p>
          </table:table-cell>
          <table:table-cell office:value-type="string">
            <text:p>Gelée</text:p>
          </table:table-cell>
        </table:table-row>
        <table:table-row>
          <table:table-cell office:value-type="string">
            <text:p>S.E.5.731.3.262.141.19.01</text:p>
          </table:table-cell>
          <table:table-cell office:value-type="string">
            <text:p>Acquisition d'équipements médicaux et collectifs </text:p>
          </table:table-cell>
          <table:table-cell office:value-type="float" office:value="3855600.00">
            <text:p>3855600.00</text:p>
          </table:table-cell>
          <table:table-cell office:value-type="float" office:value="0.00">
            <text:p>0.00</text:p>
          </table:table-cell>
          <table:table-cell office:value-type="float" office:value="5">
            <text:p>5</text:p>
          </table:table-cell>
          <table:table-cell office:value-type="string">
            <text:p>En cours</text:p>
          </table:table-cell>
        </table:table-row>
        <table:table-row>
          <table:table-cell office:value-type="string">
            <text:p>S.E.5.733.4.262.141.19.01</text:p>
          </table:table-cell>
          <table:table-cell office:value-type="string">
            <text:p>Acquisition de cinq (05) ambulances</text:p>
          </table:table-cell>
          <table:table-cell office:value-type="float" office:value="55000000.00">
            <text:p>55000000.00</text:p>
          </table:table-cell>
          <table:table-cell office:value-type="float" office:value="0.00">
            <text:p>0.00</text:p>
          </table:table-cell>
          <table:table-cell office:value-type="float" office:value="5">
            <text:p>5</text:p>
          </table:table-cell>
          <table:table-cell office:value-type="string">
            <text:p>En cours</text:p>
          </table:table-cell>
        </table:table-row>
        <table:table-row>
          <table:table-cell office:value-type="string">
            <text:p>N.E.5.421.2.262.141.19.01</text:p>
          </table:table-cell>
          <table:table-cell office:value-type="string">
            <text:p>Travaux de viabilisation et mise à niveau de la zone d'éxpansion touristique à El Bettoum (ouverture d'un piste d'accès aménagée de manière sommaire, terrassements simplifiée, réseau d'assainissement)</text:p>
          </table:table-cell>
          <table:table-cell office:value-type="float" office:value="7500000.00">
            <text:p>7500000.00</text:p>
          </table:table-cell>
          <table:table-cell office:value-type="float" office:value="0.00">
            <text:p>0.00</text:p>
          </table:table-cell>
          <table:table-cell office:value-type="float" office:value="10">
            <text:p>10</text:p>
          </table:table-cell>
          <table:table-cell office:value-type="string">
            <text:p>En cours</text:p>
          </table:table-cell>
        </table:table-row>
        <table:table-row>
          <table:table-cell office:value-type="string">
            <text:p>N.E.5.421.2.262.141.19.02</text:p>
          </table:table-cell>
          <table:table-cell office:value-type="string">
            <text:p>Travaux de viabilisation et mise à niveau de la zone d'expansion touristique à M'cid (ouverture d'un piste d'accès aménagée de manière sommaire, terrassements simplifiée, réseau d'assainissement)</text:p>
          </table:table-cell>
          <table:table-cell office:value-type="float" office:value="4800000.00">
            <text:p>4800000.00</text:p>
          </table:table-cell>
          <table:table-cell office:value-type="float" office:value="0.00">
            <text:p>0.00</text:p>
          </table:table-cell>
          <table:table-cell office:value-type="float" office:value="10">
            <text:p>10</text:p>
          </table:table-cell>
          <table:table-cell office:value-type="string">
            <text:p>En cours</text:p>
          </table:table-cell>
        </table:table-row>
        <table:table-row>
          <table:table-cell office:value-type="string">
            <text:p>N.E.5.421.2.262.141.19.03</text:p>
          </table:table-cell>
          <table:table-cell office:value-type="string">
            <text:p>Travaux de viabilisation et mise à niveau de la zone d'expansion touristique à Khemissa (ouverture d'un piste d'accès aménagée de manière sommaire, terrassements simplifiée, réseau d'assainissement)</text:p>
          </table:table-cell>
          <table:table-cell office:value-type="float" office:value="3500000.00">
            <text:p>3500000.00</text:p>
          </table:table-cell>
          <table:table-cell office:value-type="float" office:value="0.00">
            <text:p>0.00</text:p>
          </table:table-cell>
          <table:table-cell office:value-type="float" office:value="10">
            <text:p>10</text:p>
          </table:table-cell>
          <table:table-cell office:value-type="string">
            <text:p>En cours</text:p>
          </table:table-cell>
        </table:table-row>
        <table:table-row>
          <table:table-cell office:value-type="string">
            <text:p>N.E.5.834.1.262.141.19.01</text:p>
          </table:table-cell>
          <table:table-cell office:value-type="string">
            <text:p>Etude et suivi pour la réalisation d'un centre foncier intercommunal à M'Daourouch avec deux logements d'astreinte</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E.5.834.1.262.141.19.02</text:p>
          </table:table-cell>
          <table:table-cell office:value-type="string">
            <text:p>Etude et suivi pour la réalisation d'un magasin de stockage des produits saisis avec salle de vente à Souk Ahras</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E.5.322.2.262.141.19.01</text:p>
          </table:table-cell>
          <table:table-cell office:value-type="string">
            <text:p>Réalisation et équipement de 2500 ML de forages à souk Ahras</text:p>
          </table:table-cell>
          <table:table-cell office:value-type="float" office:value="40442150.00">
            <text:p>40442150.00</text:p>
          </table:table-cell>
          <table:table-cell office:value-type="float" office:value="0.00">
            <text:p>0.00</text:p>
          </table:table-cell>
          <table:table-cell office:value-type="float" office:value="2">
            <text:p>2</text:p>
          </table:table-cell>
          <table:table-cell office:value-type="string">
            <text:p>En cours</text:p>
          </table:table-cell>
        </table:table-row>
        <table:table-row>
          <table:table-cell office:value-type="string">
            <text:p>N.E.5.342.2.262.141.19.01</text:p>
          </table:table-cell>
          <table:table-cell office:value-type="string">
            <text:p>Raccordement des logements des nouveaux POS aux réseaux d'assainissement, commune de Souk Ahras</text:p>
          </table:table-cell>
          <table:table-cell office:value-type="float" office:value="241498332.50">
            <text:p>241498332.50</text:p>
          </table:table-cell>
          <table:table-cell office:value-type="float" office:value="107831822.00">
            <text:p>107831822.00</text:p>
          </table:table-cell>
          <table:table-cell office:value-type="float" office:value="90">
            <text:p>90</text:p>
          </table:table-cell>
          <table:table-cell office:value-type="string">
            <text:p>En cours</text:p>
          </table:table-cell>
        </table:table-row>
        <table:table-row>
          <table:table-cell office:value-type="string">
            <text:p>N.E 5.342.2.262.141.19.02</text:p>
          </table:table-cell>
          <table:table-cell office:value-type="string">
            <text:p>Extension et prolengement des collecteurs d'assainissement à travers 6 communes sur 25 KM</text:p>
          </table:table-cell>
          <table:table-cell office:value-type="float" office:value="256945590.75">
            <text:p>256945590.75</text:p>
          </table:table-cell>
          <table:table-cell office:value-type="float" office:value="183933754.80">
            <text:p>183933754.80</text:p>
          </table:table-cell>
          <table:table-cell office:value-type="float" office:value="90">
            <text:p>90</text:p>
          </table:table-cell>
          <table:table-cell office:value-type="string">
            <text:p>En cours</text:p>
          </table:table-cell>
        </table:table-row>
        <table:table-row>
          <table:table-cell office:value-type="string">
            <text:p>N.E.5.521.3.262.141.19.01</text:p>
          </table:table-cell>
          <table:table-cell office:value-type="string">
            <text:p>Renforcement de la RN 81 du PK 65+000 au PK 84+000</text:p>
          </table:table-cell>
          <table:table-cell office:value-type="float" office:value="299995352.65">
            <text:p>299995352.65</text:p>
          </table:table-cell>
          <table:table-cell office:value-type="float" office:value="299594798.65">
            <text:p>299594798.65</text:p>
          </table:table-cell>
          <table:table-cell office:value-type="float" office:value="100">
            <text:p>100</text:p>
          </table:table-cell>
          <table:table-cell office:value-type="string">
            <text:p>Achevée</text:p>
          </table:table-cell>
        </table:table-row>
        <table:table-row>
          <table:table-cell office:value-type="string">
            <text:p>N.E.5.631.6.262.141.19.01</text:p>
          </table:table-cell>
          <table:table-cell office:value-type="string">
            <text:p>Etude, suivi, travaux d'entretien et de réfection réseau chauffage central au profit des CFPA Ouled Driss, Oum Ladhaim, Sedrata 1 et Souk Ahras</text:p>
          </table:table-cell>
          <table:table-cell office:value-type="float" office:value="9510000.00">
            <text:p>9510000.00</text:p>
          </table:table-cell>
          <table:table-cell office:value-type="float" office:value="9037714.65">
            <text:p>9037714.65</text:p>
          </table:table-cell>
          <table:table-cell office:value-type="float" office:value="100">
            <text:p>100</text:p>
          </table:table-cell>
          <table:table-cell office:value-type="string">
            <text:p>Clôturé </text:p>
          </table:table-cell>
        </table:table-row>
        <table:table-row>
          <table:table-cell office:value-type="string">
            <text:p>N.E.5.226.2.262.141.20.01</text:p>
          </table:table-cell>
          <table:table-cell office:value-type="string">
            <text:p>Ouverture de pistes forestières </text:p>
          </table:table-cell>
          <table:table-cell office:value-type="float" office:value="6967450.00">
            <text:p>6967450.00</text:p>
          </table:table-cell>
          <table:table-cell office:value-type="float" office:value="0.00">
            <text:p>0.00</text:p>
          </table:table-cell>
          <table:table-cell office:value-type="float" office:value="80">
            <text:p>80</text:p>
          </table:table-cell>
          <table:table-cell office:value-type="string">
            <text:p>En cours</text:p>
          </table:table-cell>
        </table:table-row>
        <table:table-row>
          <table:table-cell office:value-type="string">
            <text:p>N.E.5.226.2.262.141.20.02</text:p>
          </table:table-cell>
          <table:table-cell office:value-type="string">
            <text:p>Aménagement de pistes forestières 22,5 km a travair la wilaya</text:p>
          </table:table-cell>
          <table:table-cell office:value-type="float" office:value="13631569.00">
            <text:p>13631569.00</text:p>
          </table:table-cell>
          <table:table-cell office:value-type="float" office:value="499324.00">
            <text:p>499324.00</text:p>
          </table:table-cell>
          <table:table-cell office:value-type="float" office:value="60">
            <text:p>60</text:p>
          </table:table-cell>
          <table:table-cell office:value-type="string">
            <text:p>En cours</text:p>
          </table:table-cell>
        </table:table-row>
        <table:table-row>
          <table:table-cell office:value-type="string">
            <text:p>N.E.5.226.2.262.141.20.03</text:p>
          </table:table-cell>
          <table:table-cell office:value-type="string">
            <text:p>Travaux sylvicoles 300 H a travaire la wilaya</text:p>
          </table:table-cell>
          <table:table-cell office:value-type="float" office:value="5072494.00">
            <text:p>5072494.00</text:p>
          </table:table-cell>
          <table:table-cell office:value-type="float" office:value="788494.00">
            <text:p>788494.00</text:p>
          </table:table-cell>
          <table:table-cell office:value-type="float" office:value="50">
            <text:p>50</text:p>
          </table:table-cell>
          <table:table-cell office:value-type="string">
            <text:p>En cours</text:p>
          </table:table-cell>
        </table:table-row>
        <table:table-row>
          <table:table-cell office:value-type="string">
            <text:p>N.E.5.226.2.262.141.20.04</text:p>
          </table:table-cell>
          <table:table-cell office:value-type="string">
            <text:p>Aménagement des tranchées pare feux</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622.7.262.141.20.01</text:p>
          </table:table-cell>
          <table:table-cell office:value-type="string">
            <text:p>Renouvellement des équipements des établissements du cycle secondaire</text:p>
          </table:table-cell>
          <table:table-cell office:value-type="float" office:value="16292750.00">
            <text:p>16292750.00</text:p>
          </table:table-cell>
          <table:table-cell office:value-type="float" office:value="0.00">
            <text:p>0.00</text:p>
          </table:table-cell>
          <table:table-cell office:value-type="float" office:value="25">
            <text:p>25</text:p>
          </table:table-cell>
          <table:table-cell office:value-type="string">
            <text:p>En cours</text:p>
          </table:table-cell>
        </table:table-row>
        <table:table-row>
          <table:table-cell office:value-type="string">
            <text:p>N.E.5.623.7.262.141.20.01</text:p>
          </table:table-cell>
          <table:table-cell office:value-type="string">
            <text:p>Renouvellement des équipements des établissements du cycle moyen</text:p>
          </table:table-cell>
          <table:table-cell office:value-type="float" office:value="13607650.00">
            <text:p>13607650.00</text:p>
          </table:table-cell>
          <table:table-cell office:value-type="float" office:value="0.00">
            <text:p>0.00</text:p>
          </table:table-cell>
          <table:table-cell office:value-type="float" office:value="5">
            <text:p>5</text:p>
          </table:table-cell>
          <table:table-cell office:value-type="string">
            <text:p>En cours</text:p>
          </table:table-cell>
        </table:table-row>
        <table:table-row>
          <table:table-cell office:value-type="string">
            <text:p>NULL</text:p>
          </table:table-cell>
          <table:table-cell office:value-type="string">
            <text:p>Acquisition des équpement scolaire au profil d'une école primaire au niveau du site 1500 logements Public locatif au Vonte POS N° 9 commune de souk ahras ( cité d'habitat intégrées 2020) </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621.6.262.141.20.01</text:p>
          </table:table-cell>
          <table:table-cell office:value-type="string">
            <text:p>Etude, suivi, réhabilitation et réfection des résidences universitaires de la Wilaya de Souk Ahras</text:p>
          </table:table-cell>
          <table:table-cell office:value-type="float" office:value="1233440.05">
            <text:p>1233440.05</text:p>
          </table:table-cell>
          <table:table-cell office:value-type="float" office:value="0.00">
            <text:p>0.00</text:p>
          </table:table-cell>
          <table:table-cell office:value-type="float" office:value="2">
            <text:p>2</text:p>
          </table:table-cell>
          <table:table-cell office:value-type="string">
            <text:p>En cours</text:p>
          </table:table-cell>
        </table:table-row>
        <table:table-row>
          <table:table-cell office:value-type="string">
            <text:p>N.E.5.622.6.262.141.20.01</text:p>
          </table:table-cell>
          <table:table-cell office:value-type="string">
            <text:p>Aménagement et réhabilitation des établissements du cycle secondaire </text:p>
          </table:table-cell>
          <table:table-cell office:value-type="float" office:value="16099747.41">
            <text:p>16099747.41</text:p>
          </table:table-cell>
          <table:table-cell office:value-type="float" office:value="0.00">
            <text:p>0.00</text:p>
          </table:table-cell>
          <table:table-cell office:value-type="float" office:value="2">
            <text:p>2</text:p>
          </table:table-cell>
          <table:table-cell office:value-type="string">
            <text:p>En cours</text:p>
          </table:table-cell>
        </table:table-row>
        <table:table-row>
          <table:table-cell office:value-type="string">
            <text:p>N.E.5.623.6.262.141.20.01</text:p>
          </table:table-cell>
          <table:table-cell office:value-type="string">
            <text:p>Aménagement et réhabilitation des établissements du cycle moyen</text:p>
          </table:table-cell>
          <table:table-cell office:value-type="float" office:value="31585753.50">
            <text:p>31585753.50</text:p>
          </table:table-cell>
          <table:table-cell office:value-type="float" office:value="0.00">
            <text:p>0.00</text:p>
          </table:table-cell>
          <table:table-cell office:value-type="float" office:value="5">
            <text:p>5</text:p>
          </table:table-cell>
          <table:table-cell office:value-type="string">
            <text:p>En cours</text:p>
          </table:table-cell>
        </table:table-row>
        <table:table-row>
          <table:table-cell office:value-type="string">
            <text:p>NULL</text:p>
          </table:table-cell>
          <table:table-cell office:value-type="string">
            <text:p>Réalisation et équipement d’un collège type B7/200R, en remplacement au collège Djebbar Tayeb à Machroh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ULL</text:p>
          </table:table-cell>
          <table:table-cell office:value-type="string">
            <text:p>Réalisation et équipement d’un collège type B5/200R, en remplacement au collège Abderrahmane Bensalem à Hennach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623.3.262.141.20.01</text:p>
          </table:table-cell>
          <table:table-cell office:value-type="string">
            <text:p>Etude, suivi, réalisation et équipement d’une demi-pension 200R au collège Zaafour Abd Allah commune de Hennanch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631.6.262.141.20.01</text:p>
          </table:table-cell>
          <table:table-cell office:value-type="string">
            <text:p>
Etude, suivi et travaux d’aménagement de réhabilitation, réalisation et réfection réseaux chauffage central au profit des CFPA: Souk Ahras2, Dréa et Terraguelt</text:p>
          </table:table-cell>
          <table:table-cell office:value-type="float" office:value="170170.00">
            <text:p>170170.00</text:p>
          </table:table-cell>
          <table:table-cell office:value-type="float" office:value="0.00">
            <text:p>0.00</text:p>
          </table:table-cell>
          <table:table-cell office:value-type="float" office:value="2">
            <text:p>2</text:p>
          </table:table-cell>
          <table:table-cell office:value-type="string">
            <text:p>En cours</text:p>
          </table:table-cell>
        </table:table-row>
        <table:table-row>
          <table:table-cell office:value-type="string">
            <text:p>NULL</text:p>
          </table:table-cell>
          <table:table-cell office:value-type="string">
            <text:p>Etude, suivi et travaux d’aménagement, extension et équipement au profit des CFPA: Bir Bouhouche, Sidi Fredj et Terraguelt</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ULL</text:p>
          </table:table-cell>
          <table:table-cell office:value-type="string">
            <text:p>Etude, suivi et travaux de réalisation d’une extension de l’annexe d’Oued Kebrit pour son érection en CFP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ULL</text:p>
          </table:table-cell>
          <table:table-cell office:value-type="string">
            <text:p>Acquisition parc automobile au profit des CFPA: Sedrata2, Dréa, Sidi FREDJ? Tereguelt? Souk Ahras 4, Ouled Driss, Mdaourouch</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Gelée</text:p>
          </table:table-cell>
        </table:table-row>
        <table:table-row>
          <table:table-cell office:value-type="string">
            <text:p>N.E.5.731.3.262.141.20.01</text:p>
          </table:table-cell>
          <table:table-cell office:value-type="string">
            <text:p>Acquisition de deux (02) clino-mobile pour la collecte de sang et un (01) camion frigorifique pour le transport du vaccin au profit des établissements de santé à travers la Wilaya</text:p>
          </table:table-cell>
          <table:table-cell office:value-type="float" office:value="0.00">
            <text:p>0.00</text:p>
          </table:table-cell>
          <table:table-cell office:value-type="float" office:value="0.00">
            <text:p>0.00</text:p>
          </table:table-cell>
          <table:table-cell office:value-type="float" office:value="0">
            <text:p>0</text:p>
          </table:table-cell>
          <table:table-cell office:value-type="string">
            <text:p>N L</text:p>
          </table:table-cell>
        </table:table-row>
        <table:table-row>
          <table:table-cell office:value-type="string">
            <text:p>N.E.5.733.4.262.141.20.01</text:p>
          </table:table-cell>
          <table:table-cell office:value-type="string">
            <text:p>Acquisition de cinq (05) unités dentaires au profit des EPSP de la Wilaya de Souk Ahras</text:p>
          </table:table-cell>
          <table:table-cell office:value-type="float" office:value="13625244.15">
            <text:p>13625244.15</text:p>
          </table:table-cell>
          <table:table-cell office:value-type="float" office:value="13625244.15">
            <text:p>13625244.15</text:p>
          </table:table-cell>
          <table:table-cell office:value-type="float" office:value="100">
            <text:p>100</text:p>
          </table:table-cell>
          <table:table-cell office:value-type="string">
            <text:p>Achevée</text:p>
          </table:table-cell>
        </table:table-row>
        <table:table-row>
          <table:table-cell office:value-type="string">
            <text:p>N.E.5.733.7.262.141.20.01</text:p>
          </table:table-cell>
          <table:table-cell office:value-type="string">
            <text:p>Renouvellement des équipements médicaux au profit des unités légères à travers la Wilaya de Souk Ahras</text:p>
          </table:table-cell>
          <table:table-cell office:value-type="float" office:value="47027826.58">
            <text:p>47027826.58</text:p>
          </table:table-cell>
          <table:table-cell office:value-type="float" office:value="0.00">
            <text:p>0.00</text:p>
          </table:table-cell>
          <table:table-cell office:value-type="float" office:value="5">
            <text:p>5</text:p>
          </table:table-cell>
          <table:table-cell office:value-type="string">
            <text:p>En cours</text:p>
          </table:table-cell>
        </table:table-row>
        <table:table-row>
          <table:table-cell office:value-type="string">
            <text:p>N.E.5.534.1.262.141.20.01</text:p>
          </table:table-cell>
          <table:table-cell office:value-type="string">
            <text:p>
 Entretien des chemins de wilaya sur 26 Km (Tranche 2020)</text:p>
          </table:table-cell>
          <table:table-cell office:value-type="float" office:value="297533050.70">
            <text:p>297533050.70</text:p>
          </table:table-cell>
          <table:table-cell office:value-type="float" office:value="40750009.96">
            <text:p>40750009.96</text:p>
          </table:table-cell>
          <table:table-cell office:value-type="float" office:value="39">
            <text:p>39</text:p>
          </table:table-cell>
          <table:table-cell office:value-type="string">
            <text:p>En cours</text:p>
          </table:table-cell>
        </table:table-row>
        <table:table-row>
          <table:table-cell office:value-type="string">
            <text:p>N.E.5.535.1.262.141.20.01</text:p>
          </table:table-cell>
          <table:table-cell office:value-type="string">
            <text:p>
 Entretien des chemins de communaux sur 49,90 Km (Tranche 2020)</text:p>
          </table:table-cell>
          <table:table-cell office:value-type="float" office:value="434326747.90">
            <text:p>434326747.90</text:p>
          </table:table-cell>
          <table:table-cell office:value-type="float" office:value="155719279.65">
            <text:p>155719279.65</text:p>
          </table:table-cell>
          <table:table-cell office:value-type="float" office:value="77">
            <text:p>77</text:p>
          </table:table-cell>
          <table:table-cell office:value-type="string">
            <text:p>En cours</text:p>
          </table:table-cell>
        </table:table-row>
      </table:table>
      <table:table table:name="CHAPITRES">
        <table:table-row>
          <table:table-cell office:value-type="float" office:value="14">
            <text:p>14</text:p>
          </table:table-cell>
          <table:table-cell office:value-type="float" office:value="111">
            <text:p>111</text:p>
          </table:table-cell>
          <table:table-cell office:value-type="string">
            <text:p>Etudes générales industrielles</text:p>
          </table:table-cell>
          <table:table-cell office:value-type="string">
            <text:p>NABILA</text:p>
          </table:table-cell>
          <table:table-cell office:value-type="string">
            <text:p>SDI</text:p>
          </table:table-cell>
        </table:table-row>
        <table:table-row>
          <table:table-cell office:value-type="float" office:value="14">
            <text:p>14</text:p>
          </table:table-cell>
          <table:table-cell office:value-type="float" office:value="147">
            <text:p>147</text:p>
          </table:table-cell>
          <table:table-cell office:value-type="string">
            <text:p>Industrie Militaire</text:p>
          </table:table-cell>
          <table:table-cell office:value-type="string">
            <text:p>NABILA</text:p>
          </table:table-cell>
          <table:table-cell office:value-type="string">
            <text:p>SDI</text:p>
          </table:table-cell>
        </table:table-row>
        <table:table-row>
          <table:table-cell office:value-type="float" office:value="16">
            <text:p>16</text:p>
          </table:table-cell>
          <table:table-cell office:value-type="float" office:value="161">
            <text:p>161</text:p>
          </table:table-cell>
          <table:table-cell office:value-type="string">
            <text:p>Etudes et recherche de matériaux de construction</text:p>
          </table:table-cell>
          <table:table-cell office:value-type="string">
            <text:p>NABILA</text:p>
          </table:table-cell>
          <table:table-cell office:value-type="string">
            <text:p>SDI</text:p>
          </table:table-cell>
        </table:table-row>
        <table:table-row>
          <table:table-cell office:value-type="float" office:value="17">
            <text:p>17</text:p>
          </table:table-cell>
          <table:table-cell office:value-type="float" office:value="171">
            <text:p>171</text:p>
          </table:table-cell>
          <table:table-cell office:value-type="string">
            <text:p>PME</text:p>
          </table:table-cell>
          <table:table-cell office:value-type="string">
            <text:p>NABILA</text:p>
          </table:table-cell>
          <table:table-cell office:value-type="string">
            <text:p>SDI</text:p>
          </table:table-cell>
        </table:table-row>
        <table:table-row>
          <table:table-cell office:value-type="float" office:value="17">
            <text:p>17</text:p>
          </table:table-cell>
          <table:table-cell office:value-type="float" office:value="172">
            <text:p>172</text:p>
          </table:table-cell>
          <table:table-cell office:value-type="string">
            <text:p>Artisanat</text:p>
          </table:table-cell>
          <table:table-cell office:value-type="string">
            <text:p>NABILA</text:p>
          </table:table-cell>
          <table:table-cell office:value-type="string">
            <text:p>SDI</text:p>
          </table:table-cell>
        </table:table-row>
        <table:table-row>
          <table:table-cell office:value-type="float" office:value="17">
            <text:p>17</text:p>
          </table:table-cell>
          <table:table-cell office:value-type="float" office:value="175">
            <text:p>175</text:p>
          </table:table-cell>
          <table:table-cell office:value-type="string">
            <text:p>Zone d'activité</text:p>
          </table:table-cell>
          <table:table-cell office:value-type="string">
            <text:p>NABILA</text:p>
          </table:table-cell>
          <table:table-cell office:value-type="string">
            <text:p>SDI</text:p>
          </table:table-cell>
        </table:table-row>
        <table:table-row>
          <table:table-cell office:value-type="float" office:value="17">
            <text:p>17</text:p>
          </table:table-cell>
          <table:table-cell office:value-type="float" office:value="176">
            <text:p>176</text:p>
          </table:table-cell>
          <table:table-cell office:value-type="string">
            <text:p>Zone industrielles</text:p>
          </table:table-cell>
          <table:table-cell office:value-type="string">
            <text:p>NABILA</text:p>
          </table:table-cell>
          <table:table-cell office:value-type="string">
            <text:p>SDI</text:p>
          </table:table-cell>
        </table:table-row>
        <table:table-row>
          <table:table-cell office:value-type="float" office:value="18">
            <text:p>18</text:p>
          </table:table-cell>
          <table:table-cell office:value-type="float" office:value="187">
            <text:p>187</text:p>
          </table:table-cell>
          <table:table-cell office:value-type="string">
            <text:p>Industries diverses</text:p>
          </table:table-cell>
          <table:table-cell office:value-type="string">
            <text:p>NABILA</text:p>
          </table:table-cell>
          <table:table-cell office:value-type="string">
            <text:p>SDI</text:p>
          </table:table-cell>
        </table:table-row>
        <table:table-row>
          <table:table-cell office:value-type="float" office:value="19">
            <text:p>19</text:p>
          </table:table-cell>
          <table:table-cell office:value-type="float" office:value="191">
            <text:p>191</text:p>
          </table:table-cell>
          <table:table-cell office:value-type="string">
            <text:p>Etudes des industries locales</text:p>
          </table:table-cell>
          <table:table-cell office:value-type="string">
            <text:p>NABILA</text:p>
          </table:table-cell>
          <table:table-cell office:value-type="string">
            <text:p>SDI</text:p>
          </table:table-cell>
        </table:table-row>
        <table:table-row>
          <table:table-cell office:value-type="float" office:value="23">
            <text:p>23</text:p>
          </table:table-cell>
          <table:table-cell office:value-type="float" office:value="125">
            <text:p>125</text:p>
          </table:table-cell>
          <table:table-cell office:value-type="string">
            <text:p>Electrification rurale</text:p>
          </table:table-cell>
          <table:table-cell office:value-type="string">
            <text:p>OUALID</text:p>
          </table:table-cell>
          <table:table-cell office:value-type="string">
            <text:p>SDI</text:p>
          </table:table-cell>
        </table:table-row>
        <table:table-row>
          <table:table-cell office:value-type="float" office:value="23">
            <text:p>23</text:p>
          </table:table-cell>
          <table:table-cell office:value-type="float" office:value="131">
            <text:p>131</text:p>
          </table:table-cell>
          <table:table-cell office:value-type="string">
            <text:p>Etudes et recherches géologiques et miniaires</text:p>
          </table:table-cell>
          <table:table-cell office:value-type="string">
            <text:p>OUALID</text:p>
          </table:table-cell>
          <table:table-cell office:value-type="string">
            <text:p>SDI</text:p>
          </table:table-cell>
        </table:table-row>
        <table:table-row>
          <table:table-cell office:value-type="float" office:value="31">
            <text:p>31</text:p>
          </table:table-cell>
          <table:table-cell office:value-type="float" office:value="215">
            <text:p>215</text:p>
          </table:table-cell>
          <table:table-cell office:value-type="string">
            <text:p>Mise en valeur</text:p>
          </table:table-cell>
          <table:table-cell office:value-type="string">
            <text:p>OUALID</text:p>
          </table:table-cell>
          <table:table-cell office:value-type="string">
            <text:p>SDI</text:p>
          </table:table-cell>
        </table:table-row>
        <table:table-row>
          <table:table-cell office:value-type="float" office:value="32">
            <text:p>32</text:p>
          </table:table-cell>
          <table:table-cell office:value-type="float" office:value="312">
            <text:p>312</text:p>
          </table:table-cell>
          <table:table-cell office:value-type="string">
            <text:p>Etudes génerales hydrauliques</text:p>
          </table:table-cell>
          <table:table-cell office:value-type="string">
            <text:p>NABILA</text:p>
          </table:table-cell>
          <table:table-cell office:value-type="string">
            <text:p>SDI</text:p>
          </table:table-cell>
        </table:table-row>
        <table:table-row>
          <table:table-cell office:value-type="float" office:value="32">
            <text:p>32</text:p>
          </table:table-cell>
          <table:table-cell office:value-type="float" office:value="315">
            <text:p>315</text:p>
          </table:table-cell>
          <table:table-cell office:value-type="string">
            <text:p>Etudes générales hydrauliques et hydrogéologiques</text:p>
          </table:table-cell>
          <table:table-cell office:value-type="string">
            <text:p>NABILA</text:p>
          </table:table-cell>
          <table:table-cell office:value-type="string">
            <text:p>SDI</text:p>
          </table:table-cell>
        </table:table-row>
        <table:table-row>
          <table:table-cell office:value-type="float" office:value="32">
            <text:p>32</text:p>
          </table:table-cell>
          <table:table-cell office:value-type="float" office:value="321">
            <text:p>321</text:p>
          </table:table-cell>
          <table:table-cell office:value-type="string">
            <text:p>Barrages</text:p>
          </table:table-cell>
          <table:table-cell office:value-type="string">
            <text:p>NABILA</text:p>
          </table:table-cell>
          <table:table-cell office:value-type="string">
            <text:p>SDI</text:p>
          </table:table-cell>
        </table:table-row>
        <table:table-row>
          <table:table-cell office:value-type="float" office:value="32">
            <text:p>32</text:p>
          </table:table-cell>
          <table:table-cell office:value-type="float" office:value="323">
            <text:p>323</text:p>
          </table:table-cell>
          <table:table-cell office:value-type="string">
            <text:p>Adducation</text:p>
          </table:table-cell>
          <table:table-cell office:value-type="string">
            <text:p>NABILA</text:p>
          </table:table-cell>
          <table:table-cell office:value-type="string">
            <text:p>SDI</text:p>
          </table:table-cell>
        </table:table-row>
        <table:table-row>
          <table:table-cell office:value-type="float" office:value="32">
            <text:p>32</text:p>
          </table:table-cell>
          <table:table-cell office:value-type="float" office:value="341">
            <text:p>341</text:p>
          </table:table-cell>
          <table:table-cell office:value-type="string">
            <text:p>Alimentation en eau potable urbaine</text:p>
          </table:table-cell>
          <table:table-cell office:value-type="string">
            <text:p>NABILA</text:p>
          </table:table-cell>
          <table:table-cell office:value-type="string">
            <text:p>SDI</text:p>
          </table:table-cell>
        </table:table-row>
        <table:table-row>
          <table:table-cell office:value-type="float" office:value="32">
            <text:p>32</text:p>
          </table:table-cell>
          <table:table-cell office:value-type="float" office:value="342">
            <text:p>342</text:p>
          </table:table-cell>
          <table:table-cell office:value-type="string">
            <text:p>Assainissements urbains</text:p>
          </table:table-cell>
          <table:table-cell office:value-type="string">
            <text:p>NABILA</text:p>
          </table:table-cell>
          <table:table-cell office:value-type="string">
            <text:p>SDI</text:p>
          </table:table-cell>
        </table:table-row>
        <table:table-row>
          <table:table-cell office:value-type="float" office:value="33">
            <text:p>33</text:p>
          </table:table-cell>
          <table:table-cell office:value-type="float" office:value="311">
            <text:p>311</text:p>
          </table:table-cell>
          <table:table-cell office:value-type="string">
            <text:p>Etudes de milieu</text:p>
          </table:table-cell>
          <table:table-cell office:value-type="string">
            <text:p>NABILA</text:p>
          </table:table-cell>
          <table:table-cell office:value-type="string">
            <text:p>SDI</text:p>
          </table:table-cell>
        </table:table-row>
        <table:table-row>
          <table:table-cell office:value-type="float" office:value="33">
            <text:p>33</text:p>
          </table:table-cell>
          <table:table-cell office:value-type="float" office:value="316">
            <text:p>316</text:p>
          </table:table-cell>
          <table:table-cell office:value-type="string">
            <text:p>Perimétres irrigués</text:p>
          </table:table-cell>
          <table:table-cell office:value-type="string">
            <text:p>NABILA</text:p>
          </table:table-cell>
          <table:table-cell office:value-type="string">
            <text:p>SDI</text:p>
          </table:table-cell>
        </table:table-row>
        <table:table-row>
          <table:table-cell office:value-type="float" office:value="33">
            <text:p>33</text:p>
          </table:table-cell>
          <table:table-cell office:value-type="float" office:value="317">
            <text:p>317</text:p>
          </table:table-cell>
          <table:table-cell office:value-type="string">
            <text:p>Disribution de l'eau</text:p>
          </table:table-cell>
          <table:table-cell office:value-type="string">
            <text:p>NABILA</text:p>
          </table:table-cell>
          <table:table-cell office:value-type="string">
            <text:p>SDI</text:p>
          </table:table-cell>
        </table:table-row>
        <table:table-row>
          <table:table-cell office:value-type="float" office:value="33">
            <text:p>33</text:p>
          </table:table-cell>
          <table:table-cell office:value-type="float" office:value="322">
            <text:p>322</text:p>
          </table:table-cell>
          <table:table-cell office:value-type="string">
            <text:p>Forages d'exploitation</text:p>
          </table:table-cell>
          <table:table-cell office:value-type="string">
            <text:p>NABILA</text:p>
          </table:table-cell>
          <table:table-cell office:value-type="string">
            <text:p>SDI</text:p>
          </table:table-cell>
        </table:table-row>
        <table:table-row>
          <table:table-cell office:value-type="float" office:value="33">
            <text:p>33</text:p>
          </table:table-cell>
          <table:table-cell office:value-type="float" office:value="331">
            <text:p>331</text:p>
          </table:table-cell>
          <table:table-cell office:value-type="string">
            <text:p>Etudes d'avant projet hydraulique agricole</text:p>
          </table:table-cell>
          <table:table-cell office:value-type="string">
            <text:p>NABILA</text:p>
          </table:table-cell>
          <table:table-cell office:value-type="string">
            <text:p>SDI</text:p>
          </table:table-cell>
        </table:table-row>
        <table:table-row>
          <table:table-cell office:value-type="float" office:value="33">
            <text:p>33</text:p>
          </table:table-cell>
          <table:table-cell office:value-type="float" office:value="332">
            <text:p>332</text:p>
          </table:table-cell>
          <table:table-cell office:value-type="string">
            <text:p>Erands aménagements hydrauliques agricoles</text:p>
          </table:table-cell>
          <table:table-cell office:value-type="string">
            <text:p>NABILA</text:p>
          </table:table-cell>
          <table:table-cell office:value-type="string">
            <text:p>SDI</text:p>
          </table:table-cell>
        </table:table-row>
        <table:table-row>
          <table:table-cell office:value-type="float" office:value="33">
            <text:p>33</text:p>
          </table:table-cell>
          <table:table-cell office:value-type="float" office:value="333">
            <text:p>333</text:p>
          </table:table-cell>
          <table:table-cell office:value-type="string">
            <text:p>Petite et moyenne hydraulique agricole</text:p>
          </table:table-cell>
          <table:table-cell office:value-type="string">
            <text:p>NABILA</text:p>
          </table:table-cell>
          <table:table-cell office:value-type="string">
            <text:p>SDI</text:p>
          </table:table-cell>
        </table:table-row>
        <table:table-row>
          <table:table-cell office:value-type="float" office:value="33">
            <text:p>33</text:p>
          </table:table-cell>
          <table:table-cell office:value-type="float" office:value="334">
            <text:p>334</text:p>
          </table:table-cell>
          <table:table-cell office:value-type="string">
            <text:p>Entretien des petits ouvrages Hydrauliques</text:p>
          </table:table-cell>
          <table:table-cell office:value-type="string">
            <text:p>NABILA</text:p>
          </table:table-cell>
          <table:table-cell office:value-type="string">
            <text:p>SDI</text:p>
          </table:table-cell>
        </table:table-row>
        <table:table-row>
          <table:table-cell office:value-type="float" office:value="34">
            <text:p>34</text:p>
          </table:table-cell>
          <table:table-cell office:value-type="float" office:value="214">
            <text:p>214</text:p>
          </table:table-cell>
          <table:table-cell office:value-type="string">
            <text:p>Etudesgenerales et recherches forestières</text:p>
          </table:table-cell>
          <table:table-cell office:value-type="string">
            <text:p>SAYED</text:p>
          </table:table-cell>
          <table:table-cell office:value-type="string">
            <text:p>SDH</text:p>
          </table:table-cell>
        </table:table-row>
        <table:table-row>
          <table:table-cell office:value-type="float" office:value="34">
            <text:p>34</text:p>
          </table:table-cell>
          <table:table-cell office:value-type="float" office:value="226">
            <text:p>226</text:p>
          </table:table-cell>
          <table:table-cell office:value-type="string">
            <text:p>Forets et alfa</text:p>
          </table:table-cell>
          <table:table-cell office:value-type="string">
            <text:p>SAYED</text:p>
          </table:table-cell>
          <table:table-cell office:value-type="string">
            <text:p>SDH</text:p>
          </table:table-cell>
        </table:table-row>
        <table:table-row>
          <table:table-cell office:value-type="float" office:value="34">
            <text:p>34</text:p>
          </table:table-cell>
          <table:table-cell office:value-type="float" office:value="227">
            <text:p>227</text:p>
          </table:table-cell>
          <table:table-cell office:value-type="string">
            <text:p>Mise en valeur foresrières et D.R.S</text:p>
          </table:table-cell>
          <table:table-cell office:value-type="string">
            <text:p>SAYED</text:p>
          </table:table-cell>
          <table:table-cell office:value-type="string">
            <text:p>SDH</text:p>
          </table:table-cell>
        </table:table-row>
        <table:table-row>
          <table:table-cell office:value-type="float" office:value="34">
            <text:p>34</text:p>
          </table:table-cell>
          <table:table-cell office:value-type="float" office:value="247">
            <text:p>247</text:p>
          </table:table-cell>
          <table:table-cell office:value-type="string">
            <text:p>Protection de la nature</text:p>
          </table:table-cell>
          <table:table-cell office:value-type="string">
            <text:p>SAYED</text:p>
          </table:table-cell>
          <table:table-cell office:value-type="string">
            <text:p>SDH</text:p>
          </table:table-cell>
        </table:table-row>
        <table:table-row>
          <table:table-cell office:value-type="float" office:value="35">
            <text:p>35</text:p>
          </table:table-cell>
          <table:table-cell office:value-type="float" office:value="211">
            <text:p>211</text:p>
          </table:table-cell>
          <table:table-cell office:value-type="string">
            <text:p>Recherche agromonomique</text:p>
          </table:table-cell>
          <table:table-cell office:value-type="string">
            <text:p>SAYED</text:p>
          </table:table-cell>
          <table:table-cell office:value-type="string">
            <text:p>SDH</text:p>
          </table:table-cell>
        </table:table-row>
        <table:table-row>
          <table:table-cell office:value-type="float" office:value="35">
            <text:p>35</text:p>
          </table:table-cell>
          <table:table-cell office:value-type="float" office:value="212">
            <text:p>212</text:p>
          </table:table-cell>
          <table:table-cell office:value-type="string">
            <text:p>Etudes et enquetes agricoles</text:p>
          </table:table-cell>
          <table:table-cell office:value-type="string">
            <text:p>SAYED</text:p>
          </table:table-cell>
          <table:table-cell office:value-type="string">
            <text:p>SDH</text:p>
          </table:table-cell>
        </table:table-row>
        <table:table-row>
          <table:table-cell office:value-type="float" office:value="35">
            <text:p>35</text:p>
          </table:table-cell>
          <table:table-cell office:value-type="float" office:value="221">
            <text:p>221</text:p>
          </table:table-cell>
          <table:table-cell office:value-type="string">
            <text:p>Améliration foncières</text:p>
          </table:table-cell>
          <table:table-cell office:value-type="string">
            <text:p>SAYED</text:p>
          </table:table-cell>
          <table:table-cell office:value-type="string">
            <text:p>SDH</text:p>
          </table:table-cell>
        </table:table-row>
        <table:table-row>
          <table:table-cell office:value-type="float" office:value="35">
            <text:p>35</text:p>
          </table:table-cell>
          <table:table-cell office:value-type="float" office:value="224">
            <text:p>224</text:p>
          </table:table-cell>
          <table:table-cell office:value-type="string">
            <text:p>Elevages</text:p>
          </table:table-cell>
          <table:table-cell office:value-type="string">
            <text:p>SAYED</text:p>
          </table:table-cell>
          <table:table-cell office:value-type="string">
            <text:p>SDH</text:p>
          </table:table-cell>
        </table:table-row>
        <table:table-row>
          <table:table-cell office:value-type="float" office:value="35">
            <text:p>35</text:p>
          </table:table-cell>
          <table:table-cell office:value-type="float" office:value="228">
            <text:p>228</text:p>
          </table:table-cell>
          <table:table-cell office:value-type="string">
            <text:p>Intensification agricole</text:p>
          </table:table-cell>
          <table:table-cell office:value-type="string">
            <text:p>SAYED</text:p>
          </table:table-cell>
          <table:table-cell office:value-type="string">
            <text:p>SDH</text:p>
          </table:table-cell>
        </table:table-row>
        <table:table-row>
          <table:table-cell office:value-type="float" office:value="35">
            <text:p>35</text:p>
          </table:table-cell>
          <table:table-cell office:value-type="float" office:value="229">
            <text:p>229</text:p>
          </table:table-cell>
          <table:table-cell office:value-type="string">
            <text:p>Plantations agricoles</text:p>
          </table:table-cell>
          <table:table-cell office:value-type="string">
            <text:p>SAYED</text:p>
          </table:table-cell>
          <table:table-cell office:value-type="string">
            <text:p>SDH</text:p>
          </table:table-cell>
        </table:table-row>
        <table:table-row>
          <table:table-cell office:value-type="float" office:value="35">
            <text:p>35</text:p>
          </table:table-cell>
          <table:table-cell office:value-type="float" office:value="241">
            <text:p>241</text:p>
          </table:table-cell>
          <table:table-cell office:value-type="string">
            <text:p>Infrastructure rurale</text:p>
          </table:table-cell>
          <table:table-cell office:value-type="string">
            <text:p>SAYED</text:p>
          </table:table-cell>
          <table:table-cell office:value-type="string">
            <text:p>SDH</text:p>
          </table:table-cell>
        </table:table-row>
        <table:table-row>
          <table:table-cell office:value-type="float" office:value="35">
            <text:p>35</text:p>
          </table:table-cell>
          <table:table-cell office:value-type="float" office:value="246">
            <text:p>246</text:p>
          </table:table-cell>
          <table:table-cell office:value-type="string">
            <text:p>Organismes d'appui</text:p>
          </table:table-cell>
          <table:table-cell office:value-type="string">
            <text:p>SAYED</text:p>
          </table:table-cell>
          <table:table-cell office:value-type="string">
            <text:p>SDH</text:p>
          </table:table-cell>
        </table:table-row>
        <table:table-row>
          <table:table-cell office:value-type="float" office:value="36">
            <text:p>36</text:p>
          </table:table-cell>
          <table:table-cell office:value-type="float" office:value="352">
            <text:p>352</text:p>
          </table:table-cell>
          <table:table-cell office:value-type="string">
            <text:p>Environnement</text:p>
          </table:table-cell>
          <table:table-cell office:value-type="string">
            <text:p>NABILA</text:p>
          </table:table-cell>
          <table:table-cell office:value-type="string">
            <text:p>SDI</text:p>
          </table:table-cell>
        </table:table-row>
        <table:table-row>
          <table:table-cell office:value-type="float" office:value="37">
            <text:p>37</text:p>
          </table:table-cell>
          <table:table-cell office:value-type="float" office:value="412">
            <text:p>412</text:p>
          </table:table-cell>
          <table:table-cell office:value-type="string">
            <text:p>Etudes generales des peches</text:p>
          </table:table-cell>
          <table:table-cell office:value-type="string">
            <text:p>SAYED</text:p>
          </table:table-cell>
          <table:table-cell office:value-type="string">
            <text:p>SDH</text:p>
          </table:table-cell>
        </table:table-row>
        <table:table-row>
          <table:table-cell office:value-type="float" office:value="37">
            <text:p>37</text:p>
          </table:table-cell>
          <table:table-cell office:value-type="float" office:value="431">
            <text:p>431</text:p>
          </table:table-cell>
          <table:table-cell office:value-type="string">
            <text:p>Infrastructures générales de la peche</text:p>
          </table:table-cell>
          <table:table-cell office:value-type="string">
            <text:p>SAYED</text:p>
          </table:table-cell>
          <table:table-cell office:value-type="string">
            <text:p>SDH</text:p>
          </table:table-cell>
        </table:table-row>
        <table:table-row>
          <table:table-cell office:value-type="float" office:value="41">
            <text:p>41</text:p>
          </table:table-cell>
          <table:table-cell office:value-type="float" office:value="934">
            <text:p>934</text:p>
          </table:table-cell>
          <table:table-cell office:value-type="string">
            <text:p>Parc a materiel</text:p>
          </table:table-cell>
          <table:table-cell office:value-type="string">
            <text:p>NABILA</text:p>
          </table:table-cell>
          <table:table-cell office:value-type="string">
            <text:p>SDI</text:p>
          </table:table-cell>
        </table:table-row>
        <table:table-row>
          <table:table-cell office:value-type="float" office:value="41">
            <text:p>41</text:p>
          </table:table-cell>
          <table:table-cell office:value-type="float" office:value="941">
            <text:p>941</text:p>
          </table:table-cell>
          <table:table-cell office:value-type="string">
            <text:p>Moyens de realisation du service national</text:p>
          </table:table-cell>
          <table:table-cell office:value-type="string">
            <text:p>NABILA</text:p>
          </table:table-cell>
          <table:table-cell office:value-type="string">
            <text:p>SDI</text:p>
          </table:table-cell>
        </table:table-row>
        <table:table-row>
          <table:table-cell office:value-type="float" office:value="42">
            <text:p>42</text:p>
          </table:table-cell>
          <table:table-cell office:value-type="float" office:value="411">
            <text:p>411</text:p>
          </table:table-cell>
          <table:table-cell office:value-type="string">
            <text:p>Etudes generales touristiques</text:p>
          </table:table-cell>
          <table:table-cell office:value-type="string">
            <text:p>SOUHAILA</text:p>
          </table:table-cell>
          <table:table-cell office:value-type="string">
            <text:p>SDH</text:p>
          </table:table-cell>
        </table:table-row>
        <table:table-row>
          <table:table-cell office:value-type="float" office:value="42">
            <text:p>42</text:p>
          </table:table-cell>
          <table:table-cell office:value-type="float" office:value="421">
            <text:p>421</text:p>
          </table:table-cell>
          <table:table-cell office:value-type="string">
            <text:p>Amenagements touristiques</text:p>
          </table:table-cell>
          <table:table-cell office:value-type="string">
            <text:p>SOUHAILA</text:p>
          </table:table-cell>
          <table:table-cell office:value-type="string">
            <text:p>SDH</text:p>
          </table:table-cell>
        </table:table-row>
        <table:table-row>
          <table:table-cell office:value-type="float" office:value="43">
            <text:p>43</text:p>
          </table:table-cell>
          <table:table-cell office:value-type="float" office:value="512">
            <text:p>512</text:p>
          </table:table-cell>
          <table:table-cell office:value-type="string">
            <text:p>Transports</text:p>
          </table:table-cell>
          <table:table-cell office:value-type="string">
            <text:p>OUALID</text:p>
          </table:table-cell>
          <table:table-cell office:value-type="string">
            <text:p>SDI</text:p>
          </table:table-cell>
        </table:table-row>
        <table:table-row>
          <table:table-cell office:value-type="float" office:value="44">
            <text:p>44</text:p>
          </table:table-cell>
          <table:table-cell office:value-type="float" office:value="513">
            <text:p>513</text:p>
          </table:table-cell>
          <table:table-cell office:value-type="string">
            <text:p>Etudes generales des telecommunication</text:p>
          </table:table-cell>
          <table:table-cell office:value-type="string">
            <text:p>OUALID</text:p>
          </table:table-cell>
          <table:table-cell office:value-type="string">
            <text:p>SDI</text:p>
          </table:table-cell>
        </table:table-row>
        <table:table-row>
          <table:table-cell office:value-type="float" office:value="44">
            <text:p>44</text:p>
          </table:table-cell>
          <table:table-cell office:value-type="float" office:value="543">
            <text:p>543</text:p>
          </table:table-cell>
          <table:table-cell office:value-type="string">
            <text:p>Services generaux des telecommunication s</text:p>
          </table:table-cell>
          <table:table-cell office:value-type="string">
            <text:p>OUALID</text:p>
          </table:table-cell>
          <table:table-cell office:value-type="string">
            <text:p>SDI</text:p>
          </table:table-cell>
        </table:table-row>
        <table:table-row>
          <table:table-cell office:value-type="float" office:value="44">
            <text:p>44</text:p>
          </table:table-cell>
          <table:table-cell office:value-type="float" office:value="544">
            <text:p>544</text:p>
          </table:table-cell>
          <table:table-cell office:value-type="string">
            <text:p>Postes et srvices financiers</text:p>
          </table:table-cell>
          <table:table-cell office:value-type="string">
            <text:p>OUALID</text:p>
          </table:table-cell>
          <table:table-cell office:value-type="string">
            <text:p>SDI</text:p>
          </table:table-cell>
        </table:table-row>
        <table:table-row>
          <table:table-cell office:value-type="float" office:value="44">
            <text:p>44</text:p>
          </table:table-cell>
          <table:table-cell office:value-type="float" office:value="545">
            <text:p>545</text:p>
          </table:table-cell>
          <table:table-cell office:value-type="string">
            <text:p>Telecommunications</text:p>
          </table:table-cell>
          <table:table-cell office:value-type="string">
            <text:p>OUALID</text:p>
          </table:table-cell>
          <table:table-cell office:value-type="string">
            <text:p>SDI</text:p>
          </table:table-cell>
        </table:table-row>
        <table:table-row>
          <table:table-cell office:value-type="float" office:value="44">
            <text:p>44</text:p>
          </table:table-cell>
          <table:table-cell office:value-type="float" office:value="546">
            <text:p>546</text:p>
          </table:table-cell>
          <table:table-cell office:value-type="string">
            <text:p>Services géneraux</text:p>
          </table:table-cell>
          <table:table-cell office:value-type="string">
            <text:p>OUALID</text:p>
          </table:table-cell>
          <table:table-cell office:value-type="string">
            <text:p>SDI</text:p>
          </table:table-cell>
        </table:table-row>
        <table:table-row>
          <table:table-cell office:value-type="float" office:value="44">
            <text:p>44</text:p>
          </table:table-cell>
          <table:table-cell office:value-type="float" office:value="547">
            <text:p>547</text:p>
          </table:table-cell>
          <table:table-cell office:value-type="string">
            <text:p>Telecommunications</text:p>
          </table:table-cell>
          <table:table-cell office:value-type="string">
            <text:p>OUALID</text:p>
          </table:table-cell>
          <table:table-cell office:value-type="string">
            <text:p>SDI</text:p>
          </table:table-cell>
        </table:table-row>
        <table:table-row>
          <table:table-cell office:value-type="float" office:value="44">
            <text:p>44</text:p>
          </table:table-cell>
          <table:table-cell office:value-type="float" office:value="548">
            <text:p>548</text:p>
          </table:table-cell>
          <table:table-cell office:value-type="string">
            <text:p>Postes et services financiers</text:p>
          </table:table-cell>
          <table:table-cell office:value-type="string">
            <text:p>OUALID</text:p>
          </table:table-cell>
          <table:table-cell office:value-type="string">
            <text:p>SDI</text:p>
          </table:table-cell>
        </table:table-row>
        <table:table-row>
          <table:table-cell office:value-type="float" office:value="46">
            <text:p>46</text:p>
          </table:table-cell>
          <table:table-cell office:value-type="float" office:value="461">
            <text:p>461</text:p>
          </table:table-cell>
          <table:table-cell office:value-type="string">
            <text:p>Infrastructure commerciale</text:p>
          </table:table-cell>
          <table:table-cell office:value-type="string">
            <text:p>OUALID</text:p>
          </table:table-cell>
          <table:table-cell office:value-type="string">
            <text:p>SDI</text:p>
          </table:table-cell>
        </table:table-row>
        <table:table-row>
          <table:table-cell office:value-type="float" office:value="46">
            <text:p>46</text:p>
          </table:table-cell>
          <table:table-cell office:value-type="float" office:value="515">
            <text:p>515</text:p>
          </table:table-cell>
          <table:table-cell office:value-type="string">
            <text:p>Etudes genrales du stockage et de la distribution</text:p>
          </table:table-cell>
          <table:table-cell office:value-type="string">
            <text:p>OUALID</text:p>
          </table:table-cell>
          <table:table-cell office:value-type="string">
            <text:p>SDI</text:p>
          </table:table-cell>
        </table:table-row>
        <table:table-row>
          <table:table-cell office:value-type="float" office:value="46">
            <text:p>46</text:p>
          </table:table-cell>
          <table:table-cell office:value-type="float" office:value="567">
            <text:p>567</text:p>
          </table:table-cell>
          <table:table-cell office:value-type="string">
            <text:p>Contrôle de la qualité des biens de consommation</text:p>
          </table:table-cell>
          <table:table-cell office:value-type="string">
            <text:p>OUALID</text:p>
          </table:table-cell>
          <table:table-cell office:value-type="string">
            <text:p>SDI</text:p>
          </table:table-cell>
        </table:table-row>
        <table:table-row>
          <table:table-cell office:value-type="float" office:value="51">
            <text:p>51</text:p>
          </table:table-cell>
          <table:table-cell office:value-type="float" office:value="516">
            <text:p>516</text:p>
          </table:table-cell>
          <table:table-cell office:value-type="string">
            <text:p>Tramway</text:p>
          </table:table-cell>
          <table:table-cell office:value-type="string">
            <text:p>OUALID</text:p>
          </table:table-cell>
          <table:table-cell office:value-type="string">
            <text:p>SDI</text:p>
          </table:table-cell>
        </table:table-row>
        <table:table-row>
          <table:table-cell office:value-type="float" office:value="51">
            <text:p>51</text:p>
          </table:table-cell>
          <table:table-cell office:value-type="float" office:value="523">
            <text:p>523</text:p>
          </table:table-cell>
          <table:table-cell office:value-type="string">
            <text:p>Chemins de fer</text:p>
          </table:table-cell>
          <table:table-cell office:value-type="string">
            <text:p>OUALID</text:p>
          </table:table-cell>
          <table:table-cell office:value-type="string">
            <text:p>SDI</text:p>
          </table:table-cell>
        </table:table-row>
        <table:table-row>
          <table:table-cell office:value-type="float" office:value="52">
            <text:p>52</text:p>
          </table:table-cell>
          <table:table-cell office:value-type="float" office:value="511">
            <text:p>511</text:p>
          </table:table-cell>
          <table:table-cell office:value-type="string">
            <text:p>Etudes generales des communications</text:p>
          </table:table-cell>
          <table:table-cell office:value-type="string">
            <text:p>OUALID</text:p>
          </table:table-cell>
          <table:table-cell office:value-type="string">
            <text:p>SDI</text:p>
          </table:table-cell>
        </table:table-row>
        <table:table-row>
          <table:table-cell office:value-type="float" office:value="52">
            <text:p>52</text:p>
          </table:table-cell>
          <table:table-cell office:value-type="float" office:value="521">
            <text:p>521</text:p>
          </table:table-cell>
          <table:table-cell office:value-type="string">
            <text:p>Routes nationales</text:p>
          </table:table-cell>
          <table:table-cell office:value-type="string">
            <text:p>OUALID</text:p>
          </table:table-cell>
          <table:table-cell office:value-type="string">
            <text:p>SDI</text:p>
          </table:table-cell>
        </table:table-row>
        <table:table-row>
          <table:table-cell office:value-type="float" office:value="52">
            <text:p>52</text:p>
          </table:table-cell>
          <table:table-cell office:value-type="float" office:value="522">
            <text:p>522</text:p>
          </table:table-cell>
          <table:table-cell office:value-type="string">
            <text:p>Chemins de wilaya</text:p>
          </table:table-cell>
          <table:table-cell office:value-type="string">
            <text:p>OUALID</text:p>
          </table:table-cell>
          <table:table-cell office:value-type="string">
            <text:p>SDI</text:p>
          </table:table-cell>
        </table:table-row>
        <table:table-row>
          <table:table-cell office:value-type="float" office:value="52">
            <text:p>52</text:p>
          </table:table-cell>
          <table:table-cell office:value-type="float" office:value="528">
            <text:p>528</text:p>
          </table:table-cell>
          <table:table-cell office:value-type="string">
            <text:p>Autoroutes et voies express</text:p>
          </table:table-cell>
          <table:table-cell office:value-type="string">
            <text:p>OUALID</text:p>
          </table:table-cell>
          <table:table-cell office:value-type="string">
            <text:p>SDI</text:p>
          </table:table-cell>
        </table:table-row>
        <table:table-row>
          <table:table-cell office:value-type="float" office:value="52">
            <text:p>52</text:p>
          </table:table-cell>
          <table:table-cell office:value-type="float" office:value="531">
            <text:p>531</text:p>
          </table:table-cell>
          <table:table-cell office:value-type="string">
            <text:p>Entretiendes routes nationales</text:p>
          </table:table-cell>
          <table:table-cell office:value-type="string">
            <text:p>OUALID</text:p>
          </table:table-cell>
          <table:table-cell office:value-type="string">
            <text:p>SDI</text:p>
          </table:table-cell>
        </table:table-row>
        <table:table-row>
          <table:table-cell office:value-type="float" office:value="52">
            <text:p>52</text:p>
          </table:table-cell>
          <table:table-cell office:value-type="float" office:value="532">
            <text:p>532</text:p>
          </table:table-cell>
          <table:table-cell office:value-type="string">
            <text:p>Entretien des ports et du domaine maritime</text:p>
          </table:table-cell>
          <table:table-cell office:value-type="string">
            <text:p>OUALID</text:p>
          </table:table-cell>
          <table:table-cell office:value-type="string">
            <text:p>SDI</text:p>
          </table:table-cell>
        </table:table-row>
        <table:table-row>
          <table:table-cell office:value-type="float" office:value="52">
            <text:p>52</text:p>
          </table:table-cell>
          <table:table-cell office:value-type="float" office:value="534">
            <text:p>534</text:p>
          </table:table-cell>
          <table:table-cell office:value-type="string">
            <text:p>entretien des chemins de wilaya</text:p>
          </table:table-cell>
          <table:table-cell office:value-type="string">
            <text:p>OUALID</text:p>
          </table:table-cell>
          <table:table-cell office:value-type="string">
            <text:p>SDI</text:p>
          </table:table-cell>
        </table:table-row>
        <table:table-row>
          <table:table-cell office:value-type="float" office:value="52">
            <text:p>52</text:p>
          </table:table-cell>
          <table:table-cell office:value-type="float" office:value="535">
            <text:p>535</text:p>
          </table:table-cell>
          <table:table-cell office:value-type="string">
            <text:p>entretien des chemins communaux</text:p>
          </table:table-cell>
          <table:table-cell office:value-type="string">
            <text:p>OUALID</text:p>
          </table:table-cell>
          <table:table-cell office:value-type="string">
            <text:p>SDI</text:p>
          </table:table-cell>
        </table:table-row>
        <table:table-row>
          <table:table-cell office:value-type="float" office:value="53">
            <text:p>53</text:p>
          </table:table-cell>
          <table:table-cell office:value-type="float" office:value="524">
            <text:p>524</text:p>
          </table:table-cell>
          <table:table-cell office:value-type="string">
            <text:p>Ports</text:p>
          </table:table-cell>
          <table:table-cell office:value-type="string">
            <text:p>SAYED</text:p>
          </table:table-cell>
          <table:table-cell office:value-type="string">
            <text:p>SDH</text:p>
          </table:table-cell>
        </table:table-row>
        <table:table-row>
          <table:table-cell office:value-type="float" office:value="54">
            <text:p>54</text:p>
          </table:table-cell>
          <table:table-cell office:value-type="float" office:value="526">
            <text:p>526</text:p>
          </table:table-cell>
          <table:table-cell office:value-type="string">
            <text:p>Aerodromes(zones terminales)</text:p>
          </table:table-cell>
          <table:table-cell office:value-type="string">
            <text:p>SAYED</text:p>
          </table:table-cell>
          <table:table-cell office:value-type="string">
            <text:p>SDH</text:p>
          </table:table-cell>
        </table:table-row>
        <table:table-row>
          <table:table-cell office:value-type="float" office:value="54">
            <text:p>54</text:p>
          </table:table-cell>
          <table:table-cell office:value-type="float" office:value="527">
            <text:p>527</text:p>
          </table:table-cell>
          <table:table-cell office:value-type="string">
            <text:p>Aérodromes : Infrastructures</text:p>
          </table:table-cell>
          <table:table-cell office:value-type="string">
            <text:p>SAYED</text:p>
          </table:table-cell>
          <table:table-cell office:value-type="string">
            <text:p>SDH</text:p>
          </table:table-cell>
        </table:table-row>
        <table:table-row>
          <table:table-cell office:value-type="float" office:value="54">
            <text:p>54</text:p>
          </table:table-cell>
          <table:table-cell office:value-type="float" office:value="533">
            <text:p>533</text:p>
          </table:table-cell>
          <table:table-cell office:value-type="string">
            <text:p>Entretien des aérodromes</text:p>
          </table:table-cell>
          <table:table-cell office:value-type="string">
            <text:p>SAYED</text:p>
          </table:table-cell>
          <table:table-cell office:value-type="string">
            <text:p>SDH</text:p>
          </table:table-cell>
        </table:table-row>
        <table:table-row>
          <table:table-cell office:value-type="float" office:value="56">
            <text:p>56</text:p>
          </table:table-cell>
          <table:table-cell office:value-type="float" office:value="552">
            <text:p>552</text:p>
          </table:table-cell>
          <table:table-cell office:value-type="string">
            <text:p>Meteorologie </text:p>
          </table:table-cell>
          <table:table-cell office:value-type="string">
            <text:p>SAYED</text:p>
          </table:table-cell>
          <table:table-cell office:value-type="string">
            <text:p>SDH</text:p>
          </table:table-cell>
        </table:table-row>
        <table:table-row>
          <table:table-cell office:value-type="float" office:value="57">
            <text:p>57</text:p>
          </table:table-cell>
          <table:table-cell office:value-type="float" office:value="811">
            <text:p>811</text:p>
          </table:table-cell>
          <table:table-cell office:value-type="string">
            <text:p>Etudes générales</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12">
            <text:p>812</text:p>
          </table:table-cell>
          <table:table-cell office:value-type="string">
            <text:p>Etudes et enquêtes statistiques</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13">
            <text:p>813</text:p>
          </table:table-cell>
          <table:table-cell office:value-type="string">
            <text:p>Etudes générales d'aménagement du territoire</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14">
            <text:p>814</text:p>
          </table:table-cell>
          <table:table-cell office:value-type="string">
            <text:p>Etudes des infrastructures</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21">
            <text:p>821</text:p>
          </table:table-cell>
          <table:table-cell office:value-type="string">
            <text:p>Bâtiments de l'administration centrale</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31">
            <text:p>831</text:p>
          </table:table-cell>
          <table:table-cell office:value-type="string">
            <text:p>Bâtiments de l'administration locale</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34">
            <text:p>834</text:p>
          </table:table-cell>
          <table:table-cell office:value-type="string">
            <text:p>Batiments des sevices exterieurs de l'administation centrale</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41">
            <text:p>841</text:p>
          </table:table-cell>
          <table:table-cell office:value-type="string">
            <text:p>Representations diplomatiques et consulaires</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42">
            <text:p>842</text:p>
          </table:table-cell>
          <table:table-cell office:value-type="string">
            <text:p>Representation commeciales et autres</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51">
            <text:p>851</text:p>
          </table:table-cell>
          <table:table-cell office:value-type="string">
            <text:p>defense nationale</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52">
            <text:p>852</text:p>
          </table:table-cell>
          <table:table-cell office:value-type="string">
            <text:p>surete nationale</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53">
            <text:p>853</text:p>
          </table:table-cell>
          <table:table-cell office:value-type="string">
            <text:p>justice</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54">
            <text:p>854</text:p>
          </table:table-cell>
          <table:table-cell office:value-type="string">
            <text:p>protection civile</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55">
            <text:p>855</text:p>
          </table:table-cell>
          <table:table-cell office:value-type="string">
            <text:p>douanes nationales</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62">
            <text:p>862</text:p>
          </table:table-cell>
          <table:table-cell office:value-type="string">
            <text:p>transmissions nationales</text:p>
          </table:table-cell>
          <table:table-cell office:value-type="string">
            <text:p>NABILA</text:p>
          </table:table-cell>
          <table:table-cell office:value-type="string">
            <text:p>SDI</text:p>
          </table:table-cell>
        </table:table-row>
        <table:table-row>
          <table:table-cell office:value-type="float" office:value="57">
            <text:p>57</text:p>
          </table:table-cell>
          <table:table-cell office:value-type="float" office:value="864">
            <text:p>864</text:p>
          </table:table-cell>
          <table:table-cell office:value-type="string">
            <text:p>travaux geographiques</text:p>
          </table:table-cell>
          <table:table-cell office:value-type="string">
            <text:p>NABILA</text:p>
          </table:table-cell>
          <table:table-cell office:value-type="string">
            <text:p>SDI</text:p>
          </table:table-cell>
        </table:table-row>
        <table:table-row>
          <table:table-cell office:value-type="float" office:value="61">
            <text:p>61</text:p>
          </table:table-cell>
          <table:table-cell office:value-type="float" office:value="611">
            <text:p>611</text:p>
          </table:table-cell>
          <table:table-cell office:value-type="string">
            <text:p>recherche scientifique</text:p>
          </table:table-cell>
          <table:table-cell office:value-type="string">
            <text:p>NAIMA</text:p>
          </table:table-cell>
          <table:table-cell office:value-type="string">
            <text:p>SDH</text:p>
          </table:table-cell>
        </table:table-row>
        <table:table-row>
          <table:table-cell office:value-type="float" office:value="62">
            <text:p>62</text:p>
          </table:table-cell>
          <table:table-cell office:value-type="float" office:value="612">
            <text:p>612</text:p>
          </table:table-cell>
          <table:table-cell office:value-type="string">
            <text:p>etudes generales education formation</text:p>
          </table:table-cell>
          <table:table-cell office:value-type="string">
            <text:p>NAIMA</text:p>
          </table:table-cell>
          <table:table-cell office:value-type="string">
            <text:p>SDH</text:p>
          </table:table-cell>
        </table:table-row>
        <table:table-row>
          <table:table-cell office:value-type="float" office:value="62">
            <text:p>62</text:p>
          </table:table-cell>
          <table:table-cell office:value-type="float" office:value="622">
            <text:p>622</text:p>
          </table:table-cell>
          <table:table-cell office:value-type="string">
            <text:p>enseignement secondaire</text:p>
          </table:table-cell>
          <table:table-cell office:value-type="string">
            <text:p>NAIMA</text:p>
          </table:table-cell>
          <table:table-cell office:value-type="string">
            <text:p>SDH</text:p>
          </table:table-cell>
        </table:table-row>
        <table:table-row>
          <table:table-cell office:value-type="float" office:value="62">
            <text:p>62</text:p>
          </table:table-cell>
          <table:table-cell office:value-type="float" office:value="623">
            <text:p>623</text:p>
          </table:table-cell>
          <table:table-cell office:value-type="string">
            <text:p>enseignement fondamental</text:p>
          </table:table-cell>
          <table:table-cell office:value-type="string">
            <text:p>NAIMA</text:p>
          </table:table-cell>
          <table:table-cell office:value-type="string">
            <text:p>SDH</text:p>
          </table:table-cell>
        </table:table-row>
        <table:table-row>
          <table:table-cell office:value-type="float" office:value="62">
            <text:p>62</text:p>
          </table:table-cell>
          <table:table-cell office:value-type="float" office:value="624">
            <text:p>624</text:p>
          </table:table-cell>
          <table:table-cell office:value-type="string">
            <text:p>Education specialisée</text:p>
          </table:table-cell>
          <table:table-cell office:value-type="string">
            <text:p>NAIMA</text:p>
          </table:table-cell>
          <table:table-cell office:value-type="string">
            <text:p>SDH</text:p>
          </table:table-cell>
        </table:table-row>
        <table:table-row>
          <table:table-cell office:value-type="float" office:value="62">
            <text:p>62</text:p>
          </table:table-cell>
          <table:table-cell office:value-type="float" office:value="625">
            <text:p>625</text:p>
          </table:table-cell>
          <table:table-cell office:value-type="string">
            <text:p>education extra scolaire</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13">
            <text:p>613</text:p>
          </table:table-cell>
          <table:table-cell office:value-type="string">
            <text:p>Etudes generales sur l'emploi et la productivité</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31">
            <text:p>631</text:p>
          </table:table-cell>
          <table:table-cell office:value-type="string">
            <text:p>formation professionnelle</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32">
            <text:p>632</text:p>
          </table:table-cell>
          <table:table-cell office:value-type="string">
            <text:p>Formation industrielle</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33">
            <text:p>633</text:p>
          </table:table-cell>
          <table:table-cell office:value-type="string">
            <text:p>Formation agricole</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34">
            <text:p>634</text:p>
          </table:table-cell>
          <table:table-cell office:value-type="string">
            <text:p>Formation genie civil hydraulique et topographique</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41">
            <text:p>641</text:p>
          </table:table-cell>
          <table:table-cell office:value-type="string">
            <text:p>Formation pedagogique</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42">
            <text:p>642</text:p>
          </table:table-cell>
          <table:table-cell office:value-type="string">
            <text:p>Formation d'animateurs socio culturels</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43">
            <text:p>643</text:p>
          </table:table-cell>
          <table:table-cell office:value-type="string">
            <text:p>Formation de la santé</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51">
            <text:p>651</text:p>
          </table:table-cell>
          <table:table-cell office:value-type="string">
            <text:p>Formation administrative et specialisée</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52">
            <text:p>652</text:p>
          </table:table-cell>
          <table:table-cell office:value-type="string">
            <text:p>Formation de gestion et de service</text:p>
          </table:table-cell>
          <table:table-cell office:value-type="string">
            <text:p>NAIMA</text:p>
          </table:table-cell>
          <table:table-cell office:value-type="string">
            <text:p>SDH</text:p>
          </table:table-cell>
        </table:table-row>
        <table:table-row>
          <table:table-cell office:value-type="float" office:value="63">
            <text:p>63</text:p>
          </table:table-cell>
          <table:table-cell office:value-type="float" office:value="653">
            <text:p>653</text:p>
          </table:table-cell>
          <table:table-cell office:value-type="string">
            <text:p>Formation hoteliere(tourisme)</text:p>
          </table:table-cell>
          <table:table-cell office:value-type="string">
            <text:p>NAIMA</text:p>
          </table:table-cell>
          <table:table-cell office:value-type="string">
            <text:p>SDH</text:p>
          </table:table-cell>
        </table:table-row>
        <table:table-row>
          <table:table-cell office:value-type="float" office:value="64">
            <text:p>64</text:p>
          </table:table-cell>
          <table:table-cell office:value-type="float" office:value="621">
            <text:p>621</text:p>
          </table:table-cell>
          <table:table-cell office:value-type="string">
            <text:p>Enseignement superieur</text:p>
          </table:table-cell>
          <table:table-cell office:value-type="string">
            <text:p>NAIMA</text:p>
          </table:table-cell>
          <table:table-cell office:value-type="string">
            <text:p>SDH</text:p>
          </table:table-cell>
        </table:table-row>
        <table:table-row>
          <table:table-cell office:value-type="float" office:value="71">
            <text:p>71</text:p>
          </table:table-cell>
          <table:table-cell office:value-type="float" office:value="751">
            <text:p>751</text:p>
          </table:table-cell>
          <table:table-cell office:value-type="string">
            <text:p>Information</text:p>
          </table:table-cell>
          <table:table-cell office:value-type="string">
            <text:p>SOUHAILA</text:p>
          </table:table-cell>
          <table:table-cell office:value-type="string">
            <text:p>SDH</text:p>
          </table:table-cell>
        </table:table-row>
        <table:table-row>
          <table:table-cell office:value-type="float" office:value="71">
            <text:p>71</text:p>
          </table:table-cell>
          <table:table-cell office:value-type="float" office:value="753">
            <text:p>753</text:p>
          </table:table-cell>
          <table:table-cell office:value-type="string">
            <text:p>Documentation et information</text:p>
          </table:table-cell>
          <table:table-cell office:value-type="string">
            <text:p>SOUHAILA</text:p>
          </table:table-cell>
          <table:table-cell office:value-type="string">
            <text:p>SDH</text:p>
          </table:table-cell>
        </table:table-row>
        <table:table-row>
          <table:table-cell office:value-type="float" office:value="72">
            <text:p>72</text:p>
          </table:table-cell>
          <table:table-cell office:value-type="float" office:value="762">
            <text:p>762</text:p>
          </table:table-cell>
          <table:table-cell office:value-type="string">
            <text:p>Edifices du culte</text:p>
          </table:table-cell>
          <table:table-cell office:value-type="string">
            <text:p>SOUHAILA</text:p>
          </table:table-cell>
          <table:table-cell office:value-type="string">
            <text:p>SDH</text:p>
          </table:table-cell>
        </table:table-row>
        <table:table-row>
          <table:table-cell office:value-type="float" office:value="73">
            <text:p>73</text:p>
          </table:table-cell>
          <table:table-cell office:value-type="float" office:value="712">
            <text:p>712</text:p>
          </table:table-cell>
          <table:table-cell office:value-type="string">
            <text:p>Etudes generales de la santé publique</text:p>
          </table:table-cell>
          <table:table-cell office:value-type="string">
            <text:p>SOUHAILA</text:p>
          </table:table-cell>
          <table:table-cell office:value-type="string">
            <text:p>SDH</text:p>
          </table:table-cell>
        </table:table-row>
        <table:table-row>
          <table:table-cell office:value-type="float" office:value="73">
            <text:p>73</text:p>
          </table:table-cell>
          <table:table-cell office:value-type="float" office:value="731">
            <text:p>731</text:p>
          </table:table-cell>
          <table:table-cell office:value-type="string">
            <text:p>Hopitaux</text:p>
          </table:table-cell>
          <table:table-cell office:value-type="string">
            <text:p>SOUHAILA</text:p>
          </table:table-cell>
          <table:table-cell office:value-type="string">
            <text:p>SDH</text:p>
          </table:table-cell>
        </table:table-row>
        <table:table-row>
          <table:table-cell office:value-type="float" office:value="73">
            <text:p>73</text:p>
          </table:table-cell>
          <table:table-cell office:value-type="float" office:value="732">
            <text:p>732</text:p>
          </table:table-cell>
          <table:table-cell office:value-type="string">
            <text:p>Etablissements specialisés</text:p>
          </table:table-cell>
          <table:table-cell office:value-type="string">
            <text:p>SOUHAILA</text:p>
          </table:table-cell>
          <table:table-cell office:value-type="string">
            <text:p>SDH</text:p>
          </table:table-cell>
        </table:table-row>
        <table:table-row>
          <table:table-cell office:value-type="float" office:value="73">
            <text:p>73</text:p>
          </table:table-cell>
          <table:table-cell office:value-type="float" office:value="733">
            <text:p>733</text:p>
          </table:table-cell>
          <table:table-cell office:value-type="string">
            <text:p>Unites legeres</text:p>
          </table:table-cell>
          <table:table-cell office:value-type="string">
            <text:p>SOUHAILA</text:p>
          </table:table-cell>
          <table:table-cell office:value-type="string">
            <text:p>SDH</text:p>
          </table:table-cell>
        </table:table-row>
        <table:table-row>
          <table:table-cell office:value-type="float" office:value="74">
            <text:p>74</text:p>
          </table:table-cell>
          <table:table-cell office:value-type="float" office:value="741">
            <text:p>741</text:p>
          </table:table-cell>
          <table:table-cell office:value-type="string">
            <text:p>Jeunesse</text:p>
          </table:table-cell>
          <table:table-cell office:value-type="string">
            <text:p>SOUHAILA</text:p>
          </table:table-cell>
          <table:table-cell office:value-type="string">
            <text:p>SDH</text:p>
          </table:table-cell>
        </table:table-row>
        <table:table-row>
          <table:table-cell office:value-type="float" office:value="74">
            <text:p>74</text:p>
          </table:table-cell>
          <table:table-cell office:value-type="float" office:value="742">
            <text:p>742</text:p>
          </table:table-cell>
          <table:table-cell office:value-type="string">
            <text:p>Sports</text:p>
          </table:table-cell>
          <table:table-cell office:value-type="string">
            <text:p>SOUHAILA</text:p>
          </table:table-cell>
          <table:table-cell office:value-type="string">
            <text:p>SDH</text:p>
          </table:table-cell>
        </table:table-row>
        <table:table-row>
          <table:table-cell office:value-type="float" office:value="74">
            <text:p>74</text:p>
          </table:table-cell>
          <table:table-cell office:value-type="float" office:value="744">
            <text:p>744</text:p>
          </table:table-cell>
          <table:table-cell office:value-type="string">
            <text:p>Forets recreatives et parcs d'attractions et de loisirs</text:p>
          </table:table-cell>
          <table:table-cell office:value-type="string">
            <text:p>SAYED</text:p>
          </table:table-cell>
          <table:table-cell office:value-type="string">
            <text:p>SDH</text:p>
          </table:table-cell>
        </table:table-row>
        <table:table-row>
          <table:table-cell office:value-type="float" office:value="75">
            <text:p>75</text:p>
          </table:table-cell>
          <table:table-cell office:value-type="float" office:value="752">
            <text:p>752</text:p>
          </table:table-cell>
          <table:table-cell office:value-type="string">
            <text:p>Culture</text:p>
          </table:table-cell>
          <table:table-cell office:value-type="string">
            <text:p>SOUHAILA</text:p>
          </table:table-cell>
          <table:table-cell office:value-type="string">
            <text:p>SDH</text:p>
          </table:table-cell>
        </table:table-row>
        <table:table-row>
          <table:table-cell office:value-type="float" office:value="76">
            <text:p>76</text:p>
          </table:table-cell>
          <table:table-cell office:value-type="float" office:value="714">
            <text:p>714</text:p>
          </table:table-cell>
          <table:table-cell office:value-type="string">
            <text:p>Etudes de protection sociale</text:p>
          </table:table-cell>
          <table:table-cell office:value-type="string">
            <text:p>SOUHAILA</text:p>
          </table:table-cell>
          <table:table-cell office:value-type="string">
            <text:p>SDH</text:p>
          </table:table-cell>
        </table:table-row>
        <table:table-row>
          <table:table-cell office:value-type="float" office:value="76">
            <text:p>76</text:p>
          </table:table-cell>
          <table:table-cell office:value-type="float" office:value="763">
            <text:p>763</text:p>
          </table:table-cell>
          <table:table-cell office:value-type="string">
            <text:p>Sauvgarde</text:p>
          </table:table-cell>
          <table:table-cell office:value-type="string">
            <text:p>SOUHAILA</text:p>
          </table:table-cell>
          <table:table-cell office:value-type="string">
            <text:p>SDH</text:p>
          </table:table-cell>
        </table:table-row>
        <table:table-row>
          <table:table-cell office:value-type="float" office:value="76">
            <text:p>76</text:p>
          </table:table-cell>
          <table:table-cell office:value-type="float" office:value="764">
            <text:p>764</text:p>
          </table:table-cell>
          <table:table-cell office:value-type="string">
            <text:p>Infrastructures pour handicapes</text:p>
          </table:table-cell>
          <table:table-cell office:value-type="string">
            <text:p>SOUHAILA</text:p>
          </table:table-cell>
          <table:table-cell office:value-type="string">
            <text:p>SDH</text:p>
          </table:table-cell>
        </table:table-row>
        <table:table-row>
          <table:table-cell office:value-type="float" office:value="76">
            <text:p>76</text:p>
          </table:table-cell>
          <table:table-cell office:value-type="float" office:value="765">
            <text:p>765</text:p>
          </table:table-cell>
          <table:table-cell office:value-type="string">
            <text:p>Famille et enfance</text:p>
          </table:table-cell>
          <table:table-cell office:value-type="string">
            <text:p>SOUHAILA</text:p>
          </table:table-cell>
          <table:table-cell office:value-type="string">
            <text:p>SDH</text:p>
          </table:table-cell>
        </table:table-row>
        <table:table-row>
          <table:table-cell office:value-type="float" office:value="77">
            <text:p>77</text:p>
          </table:table-cell>
          <table:table-cell office:value-type="float" office:value="761">
            <text:p>761</text:p>
          </table:table-cell>
          <table:table-cell office:value-type="string">
            <text:p>Moudjahidine</text:p>
          </table:table-cell>
          <table:table-cell office:value-type="string">
            <text:p>SOUHAILA</text:p>
          </table:table-cell>
          <table:table-cell office:value-type="string">
            <text:p>SDH</text:p>
          </table:table-cell>
        </table:table-row>
        <table:table-row>
          <table:table-cell office:value-type="float" office:value="81">
            <text:p>81</text:p>
          </table:table-cell>
          <table:table-cell office:value-type="float" office:value="711">
            <text:p>711</text:p>
          </table:table-cell>
          <table:table-cell office:value-type="string">
            <text:p>Etudes generales d'urbanisme, d'habitat et équipement</text:p>
          </table:table-cell>
          <table:table-cell office:value-type="string">
            <text:p>SOUHAILA</text:p>
          </table:table-cell>
          <table:table-cell office:value-type="string">
            <text:p>SDH</text:p>
          </table:table-cell>
        </table:table-row>
        <table:table-row>
          <table:table-cell office:value-type="float" office:value="81">
            <text:p>81</text:p>
          </table:table-cell>
          <table:table-cell office:value-type="float" office:value="721">
            <text:p>721</text:p>
          </table:table-cell>
          <table:table-cell office:value-type="string">
            <text:p>Grands amenagements urbains</text:p>
          </table:table-cell>
          <table:table-cell office:value-type="string">
            <text:p>SOUHAILA</text:p>
          </table:table-cell>
          <table:table-cell office:value-type="string">
            <text:p>SDH</text:p>
          </table:table-cell>
        </table:table-row>
        <table:table-row>
          <table:table-cell office:value-type="float" office:value="82">
            <text:p>82</text:p>
          </table:table-cell>
          <table:table-cell office:value-type="float" office:value="722">
            <text:p>722</text:p>
          </table:table-cell>
          <table:table-cell office:value-type="string">
            <text:p>Habitat urbain</text:p>
          </table:table-cell>
          <table:table-cell office:value-type="string">
            <text:p>SOUHAILA</text:p>
          </table:table-cell>
          <table:table-cell office:value-type="string">
            <text:p>SDH</text:p>
          </table:table-cell>
        </table:table-row>
        <table:table-row>
          <table:table-cell office:value-type="float" office:value="82">
            <text:p>82</text:p>
          </table:table-cell>
          <table:table-cell office:value-type="float" office:value="724">
            <text:p>724</text:p>
          </table:table-cell>
          <table:table-cell office:value-type="string">
            <text:p>Locaux à usage professionnel</text:p>
          </table:table-cell>
          <table:table-cell office:value-type="string">
            <text:p>SOUHAILA</text:p>
          </table:table-cell>
          <table:table-cell office:value-type="string">
            <text:p>SDH</text:p>
          </table:table-cell>
        </table:table-row>
        <table:table-row>
          <table:table-cell office:value-type="float" office:value="29">
            <text:p>29</text:p>
          </table:table-cell>
          <table:table-cell office:value-type="float" office:value="291">
            <text:p>291</text:p>
          </table:table-cell>
          <table:table-cell office:value-type="string">
            <text:p>ENERGIE</text:p>
          </table:table-cell>
          <table:table-cell office:value-type="string">
            <text:p>PCD</text:p>
          </table:table-cell>
          <table:table-cell office:value-type="string">
            <text:p>PCD</text:p>
          </table:table-cell>
        </table:table-row>
        <table:table-row>
          <table:table-cell office:value-type="float" office:value="39">
            <text:p>39</text:p>
          </table:table-cell>
          <table:table-cell office:value-type="float" office:value="391">
            <text:p>391</text:p>
          </table:table-cell>
          <table:table-cell office:value-type="string">
            <text:p>Alimentation en eau potable</text:p>
          </table:table-cell>
          <table:table-cell office:value-type="string">
            <text:p>PCD</text:p>
          </table:table-cell>
          <table:table-cell office:value-type="string">
            <text:p>PCD</text:p>
          </table:table-cell>
        </table:table-row>
        <table:table-row>
          <table:table-cell office:value-type="float" office:value="39">
            <text:p>39</text:p>
          </table:table-cell>
          <table:table-cell office:value-type="float" office:value="392">
            <text:p>392</text:p>
          </table:table-cell>
          <table:table-cell office:value-type="string">
            <text:p>Assainissement</text:p>
          </table:table-cell>
          <table:table-cell office:value-type="string">
            <text:p>PCD</text:p>
          </table:table-cell>
          <table:table-cell office:value-type="string">
            <text:p>PCD</text:p>
          </table:table-cell>
        </table:table-row>
        <table:table-row>
          <table:table-cell office:value-type="float" office:value="39">
            <text:p>39</text:p>
          </table:table-cell>
          <table:table-cell office:value-type="float" office:value="394">
            <text:p>394</text:p>
          </table:table-cell>
          <table:table-cell office:value-type="string">
            <text:p>Environnement</text:p>
          </table:table-cell>
          <table:table-cell office:value-type="string">
            <text:p>PCD</text:p>
          </table:table-cell>
          <table:table-cell office:value-type="string">
            <text:p>PCD</text:p>
          </table:table-cell>
        </table:table-row>
        <table:table-row>
          <table:table-cell office:value-type="float" office:value="49">
            <text:p>49</text:p>
          </table:table-cell>
          <table:table-cell office:value-type="float" office:value="492">
            <text:p>492</text:p>
          </table:table-cell>
          <table:table-cell office:value-type="string">
            <text:p>Marchés de proximité</text:p>
          </table:table-cell>
          <table:table-cell office:value-type="string">
            <text:p>PCD</text:p>
          </table:table-cell>
          <table:table-cell office:value-type="string">
            <text:p>PCD</text:p>
          </table:table-cell>
        </table:table-row>
        <table:table-row>
          <table:table-cell office:value-type="float" office:value="59">
            <text:p>59</text:p>
          </table:table-cell>
          <table:table-cell office:value-type="float" office:value="591">
            <text:p>591</text:p>
          </table:table-cell>
          <table:table-cell office:value-type="string">
            <text:p>Chemins et pistes</text:p>
          </table:table-cell>
          <table:table-cell office:value-type="string">
            <text:p>PCD</text:p>
          </table:table-cell>
          <table:table-cell office:value-type="string">
            <text:p>PCD</text:p>
          </table:table-cell>
        </table:table-row>
        <table:table-row>
          <table:table-cell office:value-type="float" office:value="59">
            <text:p>59</text:p>
          </table:table-cell>
          <table:table-cell office:value-type="float" office:value="593">
            <text:p>593</text:p>
          </table:table-cell>
          <table:table-cell office:value-type="string">
            <text:p>Postes et Téléphones</text:p>
          </table:table-cell>
          <table:table-cell office:value-type="string">
            <text:p>PCD</text:p>
          </table:table-cell>
          <table:table-cell office:value-type="string">
            <text:p>PCD</text:p>
          </table:table-cell>
        </table:table-row>
        <table:table-row>
          <table:table-cell office:value-type="float" office:value="59">
            <text:p>59</text:p>
          </table:table-cell>
          <table:table-cell office:value-type="float" office:value="891">
            <text:p>891</text:p>
          </table:table-cell>
          <table:table-cell office:value-type="string">
            <text:p>Bâtiments municipaux</text:p>
          </table:table-cell>
          <table:table-cell office:value-type="string">
            <text:p>PCD</text:p>
          </table:table-cell>
          <table:table-cell office:value-type="string">
            <text:p>PCD</text:p>
          </table:table-cell>
        </table:table-row>
        <table:table-row>
          <table:table-cell office:value-type="float" office:value="59">
            <text:p>59</text:p>
          </table:table-cell>
          <table:table-cell office:value-type="float" office:value="992">
            <text:p>992</text:p>
          </table:table-cell>
          <table:table-cell office:value-type="string">
            <text:p>Régie Communale</text:p>
          </table:table-cell>
          <table:table-cell office:value-type="string">
            <text:p>PCD</text:p>
          </table:table-cell>
          <table:table-cell office:value-type="string">
            <text:p>PCD</text:p>
          </table:table-cell>
        </table:table-row>
        <table:table-row>
          <table:table-cell office:value-type="float" office:value="69">
            <text:p>69</text:p>
          </table:table-cell>
          <table:table-cell office:value-type="float" office:value="691">
            <text:p>691</text:p>
          </table:table-cell>
          <table:table-cell office:value-type="string">
            <text:p>Éducation et formation</text:p>
          </table:table-cell>
          <table:table-cell office:value-type="string">
            <text:p>PCD</text:p>
          </table:table-cell>
          <table:table-cell office:value-type="string">
            <text:p>PCD</text:p>
          </table:table-cell>
        </table:table-row>
        <table:table-row>
          <table:table-cell office:value-type="float" office:value="79">
            <text:p>79</text:p>
          </table:table-cell>
          <table:table-cell office:value-type="float" office:value="793">
            <text:p>793</text:p>
          </table:table-cell>
          <table:table-cell office:value-type="string">
            <text:p>Aménagements urbains</text:p>
          </table:table-cell>
          <table:table-cell office:value-type="string">
            <text:p>PCD</text:p>
          </table:table-cell>
          <table:table-cell office:value-type="string">
            <text:p>PCD</text:p>
          </table:table-cell>
        </table:table-row>
        <table:table-row>
          <table:table-cell office:value-type="float" office:value="79">
            <text:p>79</text:p>
          </table:table-cell>
          <table:table-cell office:value-type="float" office:value="794">
            <text:p>794</text:p>
          </table:table-cell>
          <table:table-cell office:value-type="string">
            <text:p>Santé et hygiéne</text:p>
          </table:table-cell>
          <table:table-cell office:value-type="string">
            <text:p>PCD</text:p>
          </table:table-cell>
          <table:table-cell office:value-type="string">
            <text:p>PCD</text:p>
          </table:table-cell>
        </table:table-row>
        <table:table-row>
          <table:table-cell office:value-type="float" office:value="79">
            <text:p>79</text:p>
          </table:table-cell>
          <table:table-cell office:value-type="float" office:value="795">
            <text:p>795</text:p>
          </table:table-cell>
          <table:table-cell office:value-type="string">
            <text:p>Culture et loisirs</text:p>
          </table:table-cell>
          <table:table-cell office:value-type="string">
            <text:p>PCD</text:p>
          </table:table-cell>
          <table:table-cell office:value-type="string">
            <text:p>PCD</text:p>
          </table:table-cell>
        </table:table-row>
        <table:table-row>
          <table:table-cell office:value-type="float" office:value="79">
            <text:p>79</text:p>
          </table:table-cell>
          <table:table-cell office:value-type="float" office:value="796">
            <text:p>796</text:p>
          </table:table-cell>
          <table:table-cell office:value-type="string">
            <text:p>Jeunesse</text:p>
          </table:table-cell>
          <table:table-cell office:value-type="string">
            <text:p>PCD</text:p>
          </table:table-cell>
          <table:table-cell office:value-type="string">
            <text:p>PCD</text:p>
          </table:table-cell>
        </table:table-row>
        <table:table-row>
          <table:table-cell office:value-type="float" office:value="79">
            <text:p>79</text:p>
          </table:table-cell>
          <table:table-cell office:value-type="float" office:value="797">
            <text:p>797</text:p>
          </table:table-cell>
          <table:table-cell office:value-type="string">
            <text:p>Sports</text:p>
          </table:table-cell>
          <table:table-cell office:value-type="string">
            <text:p>PCD</text:p>
          </table:table-cell>
          <table:table-cell office:value-type="string">
            <text:p>PCD</text:p>
          </table:table-cell>
        </table:table-row>
      </table:table>
      <table:table table:name="COMMUNES">
        <table:table-row>
          <table:table-cell office:value-type="string">
            <text:p>SOUK-AHRAS</text:p>
          </table:table-cell>
          <table:table-cell office:value-type="string">
            <text:p>SOUK-AHRAS</text:p>
          </table:table-cell>
          <table:table-cell office:value-type="string">
            <text:p>SOUK-AHRAS</text:p>
          </table:table-cell>
          <table:table-cell office:value-type="float" office:value="263.468">
            <text:p>263.468</text:p>
          </table:table-cell>
          <table:table-cell office:value-type="float" office:value="4101">
            <text:p>4101</text:p>
          </table:table-cell>
          <table:table-cell office:value-type="string">
            <text:p>NL</text:p>
          </table:table-cell>
        </table:table-row>
        <table:table-row>
          <table:table-cell office:value-type="string">
            <text:p>TAOURA</text:p>
          </table:table-cell>
          <table:table-cell office:value-type="string">
            <text:p>TAOURA</text:p>
          </table:table-cell>
          <table:table-cell office:value-type="string">
            <text:p>TAOURA</text:p>
          </table:table-cell>
          <table:table-cell office:value-type="float" office:value="263.474">
            <text:p>263.474</text:p>
          </table:table-cell>
          <table:table-cell office:value-type="float" office:value="4108">
            <text:p>4108</text:p>
          </table:table-cell>
          <table:table-cell office:value-type="string">
            <text:p>HP</text:p>
          </table:table-cell>
        </table:table-row>
        <table:table-row>
          <table:table-cell office:value-type="string">
            <text:p>MACHROHA</text:p>
          </table:table-cell>
          <table:table-cell office:value-type="string">
            <text:p>MACHROHA</text:p>
          </table:table-cell>
          <table:table-cell office:value-type="string">
            <text:p>MACHROHA</text:p>
          </table:table-cell>
          <table:table-cell office:value-type="float" office:value="263.470">
            <text:p>263.470</text:p>
          </table:table-cell>
          <table:table-cell office:value-type="float" office:value="4104">
            <text:p>4104</text:p>
          </table:table-cell>
          <table:table-cell office:value-type="string">
            <text:p>NL</text:p>
          </table:table-cell>
        </table:table-row>
        <table:table-row>
          <table:table-cell office:value-type="string">
            <text:p>HENNANCHA</text:p>
          </table:table-cell>
          <table:table-cell office:value-type="string">
            <text:p>MACHROHA</text:p>
          </table:table-cell>
          <table:table-cell office:value-type="string">
            <text:p>MACHROHA</text:p>
          </table:table-cell>
          <table:table-cell office:value-type="float" office:value="263.469">
            <text:p>263.469</text:p>
          </table:table-cell>
          <table:table-cell office:value-type="float" office:value="4103">
            <text:p>4103</text:p>
          </table:table-cell>
          <table:table-cell office:value-type="string">
            <text:p>NL</text:p>
          </table:table-cell>
        </table:table-row>
        <table:table-row>
          <table:table-cell office:value-type="string">
            <text:p>OULED-DRISS</text:p>
          </table:table-cell>
          <table:table-cell office:value-type="string">
            <text:p>OULED-DRISS</text:p>
          </table:table-cell>
          <table:table-cell office:value-type="string">
            <text:p>OULED-DRISS</text:p>
          </table:table-cell>
          <table:table-cell office:value-type="float" office:value="263.471">
            <text:p>263.471</text:p>
          </table:table-cell>
          <table:table-cell office:value-type="float" office:value="4105">
            <text:p>4105</text:p>
          </table:table-cell>
          <table:table-cell office:value-type="string">
            <text:p>NL</text:p>
          </table:table-cell>
        </table:table-row>
        <table:table-row>
          <table:table-cell office:value-type="string">
            <text:p>TIFFECH</text:p>
          </table:table-cell>
          <table:table-cell office:value-type="string">
            <text:p>M'DAOUROUCH</text:p>
          </table:table-cell>
          <table:table-cell office:value-type="string">
            <text:p>M'DAOUROUCH</text:p>
          </table:table-cell>
          <table:table-cell office:value-type="float" office:value="263.472">
            <text:p>263.472</text:p>
          </table:table-cell>
          <table:table-cell office:value-type="float" office:value="4106">
            <text:p>4106</text:p>
          </table:table-cell>
          <table:table-cell office:value-type="string">
            <text:p>NL</text:p>
          </table:table-cell>
        </table:table-row>
        <table:table-row>
          <table:table-cell office:value-type="string">
            <text:p>KHEMISSA</text:p>
          </table:table-cell>
          <table:table-cell office:value-type="string">
            <text:p>SEDRATA</text:p>
          </table:table-cell>
          <table:table-cell office:value-type="string">
            <text:p>SEDRATA</text:p>
          </table:table-cell>
          <table:table-cell office:value-type="float" office:value="263.493">
            <text:p>263.493</text:p>
          </table:table-cell>
          <table:table-cell office:value-type="float" office:value="4123">
            <text:p>4123</text:p>
          </table:table-cell>
          <table:table-cell office:value-type="string">
            <text:p>NL</text:p>
          </table:table-cell>
        </table:table-row>
        <table:table-row>
          <table:table-cell office:value-type="string">
            <text:p>TERREGUELT</text:p>
          </table:table-cell>
          <table:table-cell office:value-type="string">
            <text:p>OUM-LAADHAIM</text:p>
          </table:table-cell>
          <table:table-cell office:value-type="string">
            <text:p>M'DAOUROUCH</text:p>
          </table:table-cell>
          <table:table-cell office:value-type="float" office:value="263.491">
            <text:p>263.491</text:p>
          </table:table-cell>
          <table:table-cell office:value-type="float" office:value="4125">
            <text:p>4125</text:p>
          </table:table-cell>
          <table:table-cell office:value-type="string">
            <text:p>HP</text:p>
          </table:table-cell>
        </table:table-row>
        <table:table-row>
          <table:table-cell office:value-type="string">
            <text:p>OUED-KEBRIT</text:p>
          </table:table-cell>
          <table:table-cell office:value-type="string">
            <text:p>OUM-LAADHAIM</text:p>
          </table:table-cell>
          <table:table-cell office:value-type="string">
            <text:p>M'DAOUROUCH</text:p>
          </table:table-cell>
          <table:table-cell office:value-type="float" office:value="263.490">
            <text:p>263.490</text:p>
          </table:table-cell>
          <table:table-cell office:value-type="float" office:value="4124">
            <text:p>4124</text:p>
          </table:table-cell>
          <table:table-cell office:value-type="string">
            <text:p>HP</text:p>
          </table:table-cell>
        </table:table-row>
        <table:table-row>
          <table:table-cell office:value-type="string">
            <text:p>SEF-EL-OUIDEN</text:p>
          </table:table-cell>
          <table:table-cell office:value-type="string">
            <text:p>BIR-BOUHOUCH</text:p>
          </table:table-cell>
          <table:table-cell office:value-type="string">
            <text:p>BIR-BOUHOUCH</text:p>
          </table:table-cell>
          <table:table-cell office:value-type="float" office:value="263.487">
            <text:p>263.487</text:p>
          </table:table-cell>
          <table:table-cell office:value-type="float" office:value="4121">
            <text:p>4121</text:p>
          </table:table-cell>
          <table:table-cell office:value-type="string">
            <text:p>HP</text:p>
          </table:table-cell>
        </table:table-row>
        <table:table-row>
          <table:table-cell office:value-type="string">
            <text:p>OULED-MOUMEN</text:p>
          </table:table-cell>
          <table:table-cell office:value-type="string">
            <text:p>HEDDADA</text:p>
          </table:table-cell>
          <table:table-cell office:value-type="string">
            <text:p>MERAHNA</text:p>
          </table:table-cell>
          <table:table-cell office:value-type="float" office:value="263.479">
            <text:p>263.479</text:p>
          </table:table-cell>
          <table:table-cell office:value-type="float" office:value="4113">
            <text:p>4113</text:p>
          </table:table-cell>
          <table:table-cell office:value-type="string">
            <text:p>NL</text:p>
          </table:table-cell>
        </table:table-row>
        <table:table-row>
          <table:table-cell office:value-type="string">
            <text:p>RAGOUBA</text:p>
          </table:table-cell>
          <table:table-cell office:value-type="string">
            <text:p>M'DAOUROUCH</text:p>
          </table:table-cell>
          <table:table-cell office:value-type="string">
            <text:p>M'DAOUROUCH</text:p>
          </table:table-cell>
          <table:table-cell office:value-type="float" office:value="263.488">
            <text:p>263.488</text:p>
          </table:table-cell>
          <table:table-cell office:value-type="float" office:value="4122">
            <text:p>4122</text:p>
          </table:table-cell>
          <table:table-cell office:value-type="string">
            <text:p>NL</text:p>
          </table:table-cell>
        </table:table-row>
        <table:table-row>
          <table:table-cell office:value-type="string">
            <text:p>OUILLEN</text:p>
          </table:table-cell>
          <table:table-cell office:value-type="string">
            <text:p>MERAHNA</text:p>
          </table:table-cell>
          <table:table-cell office:value-type="string">
            <text:p>MERAHNA</text:p>
          </table:table-cell>
          <table:table-cell office:value-type="float" office:value="263.485">
            <text:p>263.485</text:p>
          </table:table-cell>
          <table:table-cell office:value-type="float" office:value="4119">
            <text:p>4119</text:p>
          </table:table-cell>
          <table:table-cell office:value-type="string">
            <text:p>NL</text:p>
          </table:table-cell>
        </table:table-row>
        <table:table-row>
          <table:table-cell office:value-type="string">
            <text:p>BIR-BOUHOUCH</text:p>
          </table:table-cell>
          <table:table-cell office:value-type="string">
            <text:p>BIR-BOUHOUCH</text:p>
          </table:table-cell>
          <table:table-cell office:value-type="string">
            <text:p>BIR-BOUHOUCH</text:p>
          </table:table-cell>
          <table:table-cell office:value-type="float" office:value="263.480">
            <text:p>263.480</text:p>
          </table:table-cell>
          <table:table-cell office:value-type="float" office:value="4114">
            <text:p>4114</text:p>
          </table:table-cell>
          <table:table-cell office:value-type="string">
            <text:p>HP</text:p>
          </table:table-cell>
        </table:table-row>
        <table:table-row>
          <table:table-cell office:value-type="string">
            <text:p>AIN-ZANA</text:p>
          </table:table-cell>
          <table:table-cell office:value-type="string">
            <text:p>OULED-DRISS</text:p>
          </table:table-cell>
          <table:table-cell office:value-type="string">
            <text:p>OULED-DRISS</text:p>
          </table:table-cell>
          <table:table-cell office:value-type="float" office:value="263.483">
            <text:p>263.483</text:p>
          </table:table-cell>
          <table:table-cell office:value-type="float" office:value="4117">
            <text:p>4117</text:p>
          </table:table-cell>
          <table:table-cell office:value-type="string">
            <text:p>NL</text:p>
          </table:table-cell>
        </table:table-row>
        <table:table-row>
          <table:table-cell office:value-type="string">
            <text:p>MERAHNA</text:p>
          </table:table-cell>
          <table:table-cell office:value-type="string">
            <text:p>MERAHNA</text:p>
          </table:table-cell>
          <table:table-cell office:value-type="string">
            <text:p>MERAHNA</text:p>
          </table:table-cell>
          <table:table-cell office:value-type="float" office:value="263.478">
            <text:p>263.478</text:p>
          </table:table-cell>
          <table:table-cell office:value-type="float" office:value="4112">
            <text:p>4112</text:p>
          </table:table-cell>
          <table:table-cell office:value-type="string">
            <text:p>NL</text:p>
          </table:table-cell>
        </table:table-row>
        <table:table-row>
          <table:table-cell office:value-type="string">
            <text:p>KHEDARA</text:p>
          </table:table-cell>
          <table:table-cell office:value-type="string">
            <text:p>HEDDADA</text:p>
          </table:table-cell>
          <table:table-cell office:value-type="string">
            <text:p>MERAHNA</text:p>
          </table:table-cell>
          <table:table-cell office:value-type="float" office:value="263.477">
            <text:p>263.477</text:p>
          </table:table-cell>
          <table:table-cell office:value-type="float" office:value="4111">
            <text:p>4111</text:p>
          </table:table-cell>
          <table:table-cell office:value-type="string">
            <text:p>NL</text:p>
          </table:table-cell>
        </table:table-row>
        <table:table-row>
          <table:table-cell office:value-type="string">
            <text:p>ZOUABI</text:p>
          </table:table-cell>
          <table:table-cell office:value-type="string">
            <text:p>BIR-BOUHOUCH</text:p>
          </table:table-cell>
          <table:table-cell office:value-type="string">
            <text:p>BIR-BOUHOUCH</text:p>
          </table:table-cell>
          <table:table-cell office:value-type="float" office:value="263.492">
            <text:p>263.492</text:p>
          </table:table-cell>
          <table:table-cell office:value-type="float" office:value="4126">
            <text:p>4126</text:p>
          </table:table-cell>
          <table:table-cell office:value-type="string">
            <text:p>NL</text:p>
          </table:table-cell>
        </table:table-row>
        <table:table-row>
          <table:table-cell office:value-type="string">
            <text:p>M'DAOUROUCH</text:p>
          </table:table-cell>
          <table:table-cell office:value-type="string">
            <text:p>M'DAOUROUCH</text:p>
          </table:table-cell>
          <table:table-cell office:value-type="string">
            <text:p>M'DAOUROUCH</text:p>
          </table:table-cell>
          <table:table-cell office:value-type="float" office:value="263.481">
            <text:p>263.481</text:p>
          </table:table-cell>
          <table:table-cell office:value-type="float" office:value="4115">
            <text:p>4115</text:p>
          </table:table-cell>
          <table:table-cell office:value-type="string">
            <text:p>HP</text:p>
          </table:table-cell>
        </table:table-row>
        <table:table-row>
          <table:table-cell office:value-type="string">
            <text:p>ZAAROURIA</text:p>
          </table:table-cell>
          <table:table-cell office:value-type="string">
            <text:p>TAOURA</text:p>
          </table:table-cell>
          <table:table-cell office:value-type="string">
            <text:p>TAOURA</text:p>
          </table:table-cell>
          <table:table-cell office:value-type="float" office:value="263.473">
            <text:p>263.473</text:p>
          </table:table-cell>
          <table:table-cell office:value-type="float" office:value="4107">
            <text:p>4107</text:p>
          </table:table-cell>
          <table:table-cell office:value-type="string">
            <text:p>NL</text:p>
          </table:table-cell>
        </table:table-row>
        <table:table-row>
          <table:table-cell office:value-type="string">
            <text:p>DREA</text:p>
          </table:table-cell>
          <table:table-cell office:value-type="string">
            <text:p>TAOURA</text:p>
          </table:table-cell>
          <table:table-cell office:value-type="string">
            <text:p>TAOURA</text:p>
          </table:table-cell>
          <table:table-cell office:value-type="float" office:value="263.475">
            <text:p>263.475</text:p>
          </table:table-cell>
          <table:table-cell office:value-type="float" office:value="4109">
            <text:p>4109</text:p>
          </table:table-cell>
          <table:table-cell office:value-type="string">
            <text:p>HP</text:p>
          </table:table-cell>
        </table:table-row>
        <table:table-row>
          <table:table-cell office:value-type="string">
            <text:p>HEDDADA</text:p>
          </table:table-cell>
          <table:table-cell office:value-type="string">
            <text:p>HEDDADA</text:p>
          </table:table-cell>
          <table:table-cell office:value-type="string">
            <text:p>MERAHNA</text:p>
          </table:table-cell>
          <table:table-cell office:value-type="float" office:value="263.476">
            <text:p>263.476</text:p>
          </table:table-cell>
          <table:table-cell office:value-type="float" office:value="4110">
            <text:p>4110</text:p>
          </table:table-cell>
          <table:table-cell office:value-type="string">
            <text:p>NL</text:p>
          </table:table-cell>
        </table:table-row>
        <table:table-row>
          <table:table-cell office:value-type="string">
            <text:p>SIDI-FREDJ</text:p>
          </table:table-cell>
          <table:table-cell office:value-type="string">
            <text:p>MERAHNA</text:p>
          </table:table-cell>
          <table:table-cell office:value-type="string">
            <text:p>MERAHNA</text:p>
          </table:table-cell>
          <table:table-cell office:value-type="float" office:value="263.486">
            <text:p>263.486</text:p>
          </table:table-cell>
          <table:table-cell office:value-type="float" office:value="4120">
            <text:p>4120</text:p>
          </table:table-cell>
          <table:table-cell office:value-type="string">
            <text:p>HP</text:p>
          </table:table-cell>
        </table:table-row>
        <table:table-row>
          <table:table-cell office:value-type="string">
            <text:p>AIN-SOLTANE</text:p>
          </table:table-cell>
          <table:table-cell office:value-type="string">
            <text:p>SEDRATA</text:p>
          </table:table-cell>
          <table:table-cell office:value-type="string">
            <text:p>SEDRATA</text:p>
          </table:table-cell>
          <table:table-cell office:value-type="float" office:value="263.484">
            <text:p>263.484</text:p>
          </table:table-cell>
          <table:table-cell office:value-type="float" office:value="4118">
            <text:p>4118</text:p>
          </table:table-cell>
          <table:table-cell office:value-type="string">
            <text:p>NL</text:p>
          </table:table-cell>
        </table:table-row>
        <table:table-row>
          <table:table-cell office:value-type="string">
            <text:p>OUM-LAADHAIM</text:p>
          </table:table-cell>
          <table:table-cell office:value-type="string">
            <text:p>OUM-LAADHAIM</text:p>
          </table:table-cell>
          <table:table-cell office:value-type="string">
            <text:p>M'DAOUROUCH</text:p>
          </table:table-cell>
          <table:table-cell office:value-type="float" office:value="263.482">
            <text:p>263.482</text:p>
          </table:table-cell>
          <table:table-cell office:value-type="float" office:value="4116">
            <text:p>4116</text:p>
          </table:table-cell>
          <table:table-cell office:value-type="string">
            <text:p>HP</text:p>
          </table:table-cell>
        </table:table-row>
        <table:table-row>
          <table:table-cell office:value-type="string">
            <text:p>SEDRATA</text:p>
          </table:table-cell>
          <table:table-cell office:value-type="string">
            <text:p>SEDRATA</text:p>
          </table:table-cell>
          <table:table-cell office:value-type="string">
            <text:p>SEDRATA</text:p>
          </table:table-cell>
          <table:table-cell office:value-type="float" office:value="263.467">
            <text:p>263.467</text:p>
          </table:table-cell>
          <table:table-cell office:value-type="float" office:value="4102">
            <text:p>4102</text:p>
          </table:table-cell>
          <table:table-cell office:value-type="string">
            <text:p>NL</text:p>
          </table:table-cell>
        </table:table-row>
      </table:table>
      <table:table table:name="DIRECTIONS">
        <table:table-row>
          <table:table-cell office:value-type="string">
            <text:p>DAL</text:p>
          </table:table-cell>
          <table:table-cell office:value-type="string">
            <text:p>DIRECTION DE L'ADMINISTRATION LOCALE</text:p>
          </table:table-cell>
        </table:table-row>
        <table:table-row>
          <table:table-cell office:value-type="string">
            <text:p>DPSB</text:p>
          </table:table-cell>
          <table:table-cell office:value-type="string">
            <text:p>DIRECTION DE LA PROGRAMMATION ET DU SUIVIE BUDGETAIRE</text:p>
          </table:table-cell>
        </table:table-row>
        <table:table-row>
          <table:table-cell office:value-type="string">
            <text:p>AUTRES</text:p>
          </table:table-cell>
          <table:table-cell office:value-type="string">
            <text:p>A U T R E S</text:p>
          </table:table-cell>
        </table:table-row>
        <table:table-row>
          <table:table-cell office:value-type="string">
            <text:p>DFP</text:p>
          </table:table-cell>
          <table:table-cell office:value-type="string">
            <text:p>DIRECTION FORMATION PROFESSIONNELLE</text:p>
          </table:table-cell>
        </table:table-row>
        <table:table-row>
          <table:table-cell office:value-type="string">
            <text:p>DHW</text:p>
          </table:table-cell>
          <table:table-cell office:value-type="string">
            <text:p>DIRECTION DE L'HYDRAULIQUE DE LA WILAYA</text:p>
          </table:table-cell>
        </table:table-row>
        <table:table-row>
          <table:table-cell office:value-type="string">
            <text:p>DEW</text:p>
          </table:table-cell>
          <table:table-cell office:value-type="string">
            <text:p>DIRECTION DE L'EDUCATION DE LA WILAYA</text:p>
          </table:table-cell>
        </table:table-row>
        <table:table-row>
          <table:table-cell office:value-type="string">
            <text:p>DSA</text:p>
          </table:table-cell>
          <table:table-cell office:value-type="string">
            <text:p>DIRECTION DES SERVICES AGRICOLES</text:p>
          </table:table-cell>
        </table:table-row>
        <table:table-row>
          <table:table-cell office:value-type="string">
            <text:p>DSP</text:p>
          </table:table-cell>
          <table:table-cell office:value-type="string">
            <text:p>DIRECTION DE LA SANTE ET DE LA POPULATION</text:p>
          </table:table-cell>
        </table:table-row>
        <table:table-row>
          <table:table-cell office:value-type="string">
            <text:p>DTP</text:p>
          </table:table-cell>
          <table:table-cell office:value-type="string">
            <text:p>DIRECTION DES TRAVAUX PUBLIC</text:p>
          </table:table-cell>
        </table:table-row>
        <table:table-row>
          <table:table-cell office:value-type="string">
            <text:p>DUAC</text:p>
          </table:table-cell>
          <table:table-cell office:value-type="string">
            <text:p>DIRECTION DE L'URBANISME &amp; CONSTRUCTION</text:p>
          </table:table-cell>
        </table:table-row>
        <table:table-row>
          <table:table-cell office:value-type="string">
            <text:p>DJS</text:p>
          </table:table-cell>
          <table:table-cell office:value-type="string">
            <text:p>DIRECTION DE LA JEUNESSE ET DES SPORTS</text:p>
          </table:table-cell>
        </table:table-row>
        <table:table-row>
          <table:table-cell office:value-type="string">
            <text:p>DIM</text:p>
          </table:table-cell>
          <table:table-cell office:value-type="string">
            <text:p>DIRECTION DE L'INDUSTRIE ET DES MINES</text:p>
          </table:table-cell>
        </table:table-row>
        <table:table-row>
          <table:table-cell office:value-type="string">
            <text:p>DTR</text:p>
          </table:table-cell>
          <table:table-cell office:value-type="string">
            <text:p>DIRECTION DU TRANSPORT DE LA WILAYA</text:p>
          </table:table-cell>
        </table:table-row>
        <table:table-row>
          <table:table-cell office:value-type="string">
            <text:p>DRAG</text:p>
          </table:table-cell>
          <table:table-cell office:value-type="string">
            <text:p>DIRECTION DE REGLEMENT ET ADMINISTRATION GENERALE</text:p>
          </table:table-cell>
        </table:table-row>
        <table:table-row>
          <table:table-cell office:value-type="string">
            <text:p>DMW</text:p>
          </table:table-cell>
          <table:table-cell office:value-type="string">
            <text:p>DIRECTION DES MOUDJAHIDINE DE LA WILAYA</text:p>
          </table:table-cell>
        </table:table-row>
        <table:table-row>
          <table:table-cell office:value-type="string">
            <text:p>DCP</text:p>
          </table:table-cell>
          <table:table-cell office:value-type="string">
            <text:p>DIRECTION DE LA CONCURRENCE ET DES PRIX</text:p>
          </table:table-cell>
        </table:table-row>
        <table:table-row>
          <table:table-cell office:value-type="string">
            <text:p>DPTIC</text:p>
          </table:table-cell>
          <table:table-cell office:value-type="string">
            <text:p>DIRECTION POSTE, TECHNOOLOGIES ET COMMMUNICATION</text:p>
          </table:table-cell>
        </table:table-row>
        <table:table-row>
          <table:table-cell office:value-type="string">
            <text:p>OPGI</text:p>
          </table:table-cell>
          <table:table-cell office:value-type="string">
            <text:p>OFFICE PROMOTION ET GESTION IMMOBILIERE</text:p>
          </table:table-cell>
        </table:table-row>
        <table:table-row>
          <table:table-cell office:value-type="string">
            <text:p>BADR</text:p>
          </table:table-cell>
          <table:table-cell office:value-type="string">
            <text:p>BANQUE ALGERIENNE DEVELOPPEMENT AGRICOLE</text:p>
          </table:table-cell>
        </table:table-row>
        <table:table-row>
          <table:table-cell office:value-type="string">
            <text:p>DAS</text:p>
          </table:table-cell>
          <table:table-cell office:value-type="string">
            <text:p>DIRECTION DE L'ACTION SOCIALE</text:p>
          </table:table-cell>
        </table:table-row>
        <table:table-row>
          <table:table-cell office:value-type="string">
            <text:p>DEP</text:p>
          </table:table-cell>
          <table:table-cell office:value-type="string">
            <text:p>DIRECTION D’EQUIPEMENT PUBLIC</text:p>
          </table:table-cell>
        </table:table-row>
        <table:table-row>
          <table:table-cell office:value-type="string">
            <text:p>DENVI</text:p>
          </table:table-cell>
          <table:table-cell office:value-type="string">
            <text:p>DIRECTION DE L’ENVIRONNEMENTS WILAYA</text:p>
          </table:table-cell>
        </table:table-row>
        <table:table-row>
          <table:table-cell office:value-type="string">
            <text:p>CFORETS</text:p>
          </table:table-cell>
          <table:table-cell office:value-type="string">
            <text:p>CONSERVATION DES FORETS</text:p>
          </table:table-cell>
        </table:table-row>
        <table:table-row>
          <table:table-cell office:value-type="string">
            <text:p>DCUL</text:p>
          </table:table-cell>
          <table:table-cell office:value-type="string">
            <text:p>DIRECTION DE LA CULTURE DE LA WILAYA</text:p>
          </table:table-cell>
        </table:table-row>
        <table:table-row>
          <table:table-cell office:value-type="string">
            <text:p>SURWSA</text:p>
          </table:table-cell>
          <table:table-cell office:value-type="string">
            <text:p>SURETE DE WILAYA DE SOUK AHRAS</text:p>
          </table:table-cell>
        </table:table-row>
        <table:table-row>
          <table:table-cell office:value-type="string">
            <text:p>AGID</text:p>
          </table:table-cell>
          <table:table-cell office:value-type="string">
            <text:p>AGENCE NATIONAL DE GESTION DES INFRASTRUCTURE HYDRLYQUE POUR AGRICULTURE DR</text:p>
          </table:table-cell>
        </table:table-row>
        <table:table-row>
          <table:table-cell office:value-type="string">
            <text:p>DAR</text:p>
          </table:table-cell>
          <table:table-cell office:value-type="string">
            <text:p>DIRECTION DES AFFAIRES RELIGIEUSES</text:p>
          </table:table-cell>
        </table:table-row>
        <table:table-row>
          <table:table-cell office:value-type="string">
            <text:p>DTMA</text:p>
          </table:table-cell>
          <table:table-cell office:value-type="string">
            <text:p>DIRECTION DU TOURISME ET DE L'ARTISANAT</text:p>
          </table:table-cell>
        </table:table-row>
        <table:table-row>
          <table:table-cell office:value-type="string">
            <text:p>PME</text:p>
          </table:table-cell>
          <table:table-cell office:value-type="string">
            <text:p>PETITE ET MOYENNE ENTREPRISE</text:p>
          </table:table-cell>
        </table:table-row>
        <table:table-row>
          <table:table-cell office:value-type="string">
            <text:p>DIMP</text:p>
          </table:table-cell>
          <table:table-cell office:value-type="string">
            <text:p>DIRECTION DES IMPOTS</text:p>
          </table:table-cell>
        </table:table-row>
        <table:table-row>
          <table:table-cell office:value-type="string">
            <text:p>DIMP</text:p>
          </table:table-cell>
          <table:table-cell office:value-type="string">
            <text:p>DIRECTION DES IMPÔTS</text:p>
          </table:table-cell>
        </table:table-row>
        <table:table-row>
          <table:table-cell office:value-type="string">
            <text:p>DDW</text:p>
          </table:table-cell>
          <table:table-cell office:value-type="string">
            <text:p>DIRECTION DES DOMAINES</text:p>
          </table:table-cell>
        </table:table-row>
        <table:table-row>
          <table:table-cell office:value-type="string">
            <text:p>DPCIV</text:p>
          </table:table-cell>
          <table:table-cell office:value-type="string">
            <text:p>DIRECTION DE LA PROTECTION CIVILE</text:p>
          </table:table-cell>
        </table:table-row>
        <table:table-row>
          <table:table-cell office:value-type="string">
            <text:p>DCOM</text:p>
          </table:table-cell>
          <table:table-cell office:value-type="string">
            <text:p>DIRECTION DE COMMERCE</text:p>
          </table:table-cell>
        </table:table-row>
        <table:table-row>
          <table:table-cell office:value-type="string">
            <text:p>DRE</text:p>
          </table:table-cell>
          <table:table-cell office:value-type="string">
            <text:p>RESSOURCES EN EAU</text:p>
          </table:table-cell>
        </table:table-row>
      </table:table>
      <table:table table:name="MOUVEMENTS">
        <table:table-row>
          <table:table-cell office:value-type="string">
            <text:p>N.K.5.752.1.262.141.10.01</text:p>
          </table:table-cell>
          <table:table-cell office:value-type="string">
            <text:p>ENG</text:p>
          </table:table-cell>
          <table:table-cell office:value-type="date" office:date-value="2021-08-31" table:style-name="DateCell">
            <text:p>2021-08-31</text:p>
          </table:table-cell>
          <table:table-cell office:value-type="float" office:value="4964779.00">
            <text:p>4964779.00</text:p>
          </table:table-cell>
        </table:table-row>
        <table:table-row>
          <table:table-cell office:value-type="string">
            <text:p>N.K.5.752.2.262.141.10.01</text:p>
          </table:table-cell>
          <table:table-cell office:value-type="string">
            <text:p>ENG</text:p>
          </table:table-cell>
          <table:table-cell office:value-type="date" office:date-value="2021-08-31" table:style-name="DateCell">
            <text:p>2021-08-31</text:p>
          </table:table-cell>
          <table:table-cell office:value-type="float" office:value="179753157.34">
            <text:p>179753157.34</text:p>
          </table:table-cell>
        </table:table-row>
        <table:table-row>
          <table:table-cell office:value-type="string">
            <text:p>N.K.5.752.5.262.141.10.01</text:p>
          </table:table-cell>
          <table:table-cell office:value-type="string">
            <text:p>ENG</text:p>
          </table:table-cell>
          <table:table-cell office:value-type="date" office:date-value="2021-08-31" table:style-name="DateCell">
            <text:p>2021-08-31</text:p>
          </table:table-cell>
          <table:table-cell office:value-type="float" office:value="34677374.09">
            <text:p>34677374.09</text:p>
          </table:table-cell>
        </table:table-row>
        <table:table-row>
          <table:table-cell office:value-type="string">
            <text:p>N.K.5.752.1.262.141.12.01</text:p>
          </table:table-cell>
          <table:table-cell office:value-type="string">
            <text:p>ENG</text:p>
          </table:table-cell>
          <table:table-cell office:value-type="date" office:date-value="2021-08-31" table:style-name="DateCell">
            <text:p>2021-08-31</text:p>
          </table:table-cell>
          <table:table-cell office:value-type="float" office:value="8805685.38">
            <text:p>8805685.38</text:p>
          </table:table-cell>
        </table:table-row>
        <table:table-row>
          <table:table-cell office:value-type="string">
            <text:p>N.K.5.722.2.262.141.11.01</text:p>
          </table:table-cell>
          <table:table-cell office:value-type="string">
            <text:p>ENG</text:p>
          </table:table-cell>
          <table:table-cell office:value-type="date" office:date-value="2021-08-31" table:style-name="DateCell">
            <text:p>2021-08-31</text:p>
          </table:table-cell>
          <table:table-cell office:value-type="float" office:value="25977553.90">
            <text:p>25977553.90</text:p>
          </table:table-cell>
        </table:table-row>
        <table:table-row>
          <table:table-cell office:value-type="string">
            <text:p>N.K.5.722.2.262.141.14.01</text:p>
          </table:table-cell>
          <table:table-cell office:value-type="string">
            <text:p>ENG</text:p>
          </table:table-cell>
          <table:table-cell office:value-type="date" office:date-value="2021-08-31" table:style-name="DateCell">
            <text:p>2021-08-31</text:p>
          </table:table-cell>
          <table:table-cell office:value-type="float" office:value="21777646.94">
            <text:p>21777646.94</text:p>
          </table:table-cell>
        </table:table-row>
        <table:table-row>
          <table:table-cell office:value-type="string">
            <text:p>N.K.5.765.5.262.141.14.01</text:p>
          </table:table-cell>
          <table:table-cell office:value-type="string">
            <text:p>ENG</text:p>
          </table:table-cell>
          <table:table-cell office:value-type="date" office:date-value="2021-08-31" table:style-name="DateCell">
            <text:p>2021-08-31</text:p>
          </table:table-cell>
          <table:table-cell office:value-type="float" office:value="6380397.20">
            <text:p>6380397.20</text:p>
          </table:table-cell>
        </table:table-row>
        <table:table-row>
          <table:table-cell office:value-type="string">
            <text:p>N.E.5.765.1.262.141.17.01</text:p>
          </table:table-cell>
          <table:table-cell office:value-type="string">
            <text:p>ENG</text:p>
          </table:table-cell>
          <table:table-cell office:value-type="date" office:date-value="2021-08-31" table:style-name="DateCell">
            <text:p>2021-08-31</text:p>
          </table:table-cell>
          <table:table-cell office:value-type="float" office:value="2920000.00">
            <text:p>2920000.00</text:p>
          </table:table-cell>
        </table:table-row>
        <table:table-row>
          <table:table-cell office:value-type="string">
            <text:p>N.K.5.752.6.262.141.12.02</text:p>
          </table:table-cell>
          <table:table-cell office:value-type="string">
            <text:p>ENG</text:p>
          </table:table-cell>
          <table:table-cell office:value-type="date" office:date-value="2021-08-31" table:style-name="DateCell">
            <text:p>2021-08-31</text:p>
          </table:table-cell>
          <table:table-cell office:value-type="float" office:value="101407974.96">
            <text:p>101407974.96</text:p>
          </table:table-cell>
        </table:table-row>
        <table:table-row>
          <table:table-cell office:value-type="string">
            <text:p>N.F.5.752.2.262.141.05.01</text:p>
          </table:table-cell>
          <table:table-cell office:value-type="string">
            <text:p>ENG</text:p>
          </table:table-cell>
          <table:table-cell office:value-type="date" office:date-value="2021-08-31" table:style-name="DateCell">
            <text:p>2021-08-31</text:p>
          </table:table-cell>
          <table:table-cell office:value-type="float" office:value="710950736.44">
            <text:p>710950736.44</text:p>
          </table:table-cell>
        </table:table-row>
        <table:table-row>
          <table:table-cell office:value-type="string">
            <text:p>N.F.5.752.3.262.141.09.01</text:p>
          </table:table-cell>
          <table:table-cell office:value-type="string">
            <text:p>ENG</text:p>
          </table:table-cell>
          <table:table-cell office:value-type="date" office:date-value="2021-08-31" table:style-name="DateCell">
            <text:p>2021-08-31</text:p>
          </table:table-cell>
          <table:table-cell office:value-type="float" office:value="141045590.93">
            <text:p>141045590.93</text:p>
          </table:table-cell>
        </table:table-row>
        <table:table-row>
          <table:table-cell office:value-type="string">
            <text:p>N.K.5.752.8.262.141.12.01</text:p>
          </table:table-cell>
          <table:table-cell office:value-type="string">
            <text:p>ENG</text:p>
          </table:table-cell>
          <table:table-cell office:value-type="date" office:date-value="2021-08-31" table:style-name="DateCell">
            <text:p>2021-08-31</text:p>
          </table:table-cell>
          <table:table-cell office:value-type="float" office:value="14568243.76">
            <text:p>14568243.76</text:p>
          </table:table-cell>
        </table:table-row>
        <table:table-row>
          <table:table-cell office:value-type="string">
            <text:p>N.K.5.752.8.262.141.12.02</text:p>
          </table:table-cell>
          <table:table-cell office:value-type="string">
            <text:p>ENG</text:p>
          </table:table-cell>
          <table:table-cell office:value-type="date" office:date-value="2021-08-31" table:style-name="DateCell">
            <text:p>2021-08-31</text:p>
          </table:table-cell>
          <table:table-cell office:value-type="float" office:value="185927072.48">
            <text:p>185927072.48</text:p>
          </table:table-cell>
        </table:table-row>
        <table:table-row>
          <table:table-cell office:value-type="string">
            <text:p>N.K.5.752.8.262.141.12.04</text:p>
          </table:table-cell>
          <table:table-cell office:value-type="string">
            <text:p>ENG</text:p>
          </table:table-cell>
          <table:table-cell office:value-type="date" office:date-value="2021-08-31" table:style-name="DateCell">
            <text:p>2021-08-31</text:p>
          </table:table-cell>
          <table:table-cell office:value-type="float" office:value="282044172.05">
            <text:p>282044172.05</text:p>
          </table:table-cell>
        </table:table-row>
        <table:table-row>
          <table:table-cell office:value-type="string">
            <text:p>N.K.5.752.1.262.141.12.02</text:p>
          </table:table-cell>
          <table:table-cell office:value-type="string">
            <text:p>ENG</text:p>
          </table:table-cell>
          <table:table-cell office:value-type="date" office:date-value="2021-08-31" table:style-name="DateCell">
            <text:p>2021-08-31</text:p>
          </table:table-cell>
          <table:table-cell office:value-type="float" office:value="3852000.00">
            <text:p>3852000.00</text:p>
          </table:table-cell>
        </table:table-row>
        <table:table-row>
          <table:table-cell office:value-type="string">
            <text:p>N.E.5.752.8.262.141.19.01</text:p>
          </table:table-cell>
          <table:table-cell office:value-type="string">
            <text:p>ENG</text:p>
          </table:table-cell>
          <table:table-cell office:value-type="date" office:date-value="2021-08-31" table:style-name="DateCell">
            <text:p>2021-08-31</text:p>
          </table:table-cell>
          <table:table-cell office:value-type="float" office:value="361574.36">
            <text:p>361574.36</text:p>
          </table:table-cell>
        </table:table-row>
        <table:table-row>
          <table:table-cell office:value-type="string">
            <text:p>N.F.5.622.1.262.141.08.03</text:p>
          </table:table-cell>
          <table:table-cell office:value-type="string">
            <text:p>ENG</text:p>
          </table:table-cell>
          <table:table-cell office:value-type="date" office:date-value="2021-08-31" table:style-name="DateCell">
            <text:p>2021-08-31</text:p>
          </table:table-cell>
          <table:table-cell office:value-type="float" office:value="11727734.99">
            <text:p>11727734.99</text:p>
          </table:table-cell>
        </table:table-row>
        <table:table-row>
          <table:table-cell office:value-type="string">
            <text:p>N.K.5.622.1.262.141.11.09</text:p>
          </table:table-cell>
          <table:table-cell office:value-type="string">
            <text:p>ENG</text:p>
          </table:table-cell>
          <table:table-cell office:value-type="date" office:date-value="2021-08-31" table:style-name="DateCell">
            <text:p>2021-08-31</text:p>
          </table:table-cell>
          <table:table-cell office:value-type="float" office:value="10068786.00">
            <text:p>10068786.00</text:p>
          </table:table-cell>
        </table:table-row>
        <table:table-row>
          <table:table-cell office:value-type="string">
            <text:p>N.K.5.622.1.262.141.11.10</text:p>
          </table:table-cell>
          <table:table-cell office:value-type="string">
            <text:p>ENG</text:p>
          </table:table-cell>
          <table:table-cell office:value-type="date" office:date-value="2021-08-31" table:style-name="DateCell">
            <text:p>2021-08-31</text:p>
          </table:table-cell>
          <table:table-cell office:value-type="float" office:value="10068786.00">
            <text:p>10068786.00</text:p>
          </table:table-cell>
        </table:table-row>
        <table:table-row>
          <table:table-cell office:value-type="string">
            <text:p>N.K.5.622.1.262.141.11.12</text:p>
          </table:table-cell>
          <table:table-cell office:value-type="string">
            <text:p>ENG</text:p>
          </table:table-cell>
          <table:table-cell office:value-type="date" office:date-value="2021-08-31" table:style-name="DateCell">
            <text:p>2021-08-31</text:p>
          </table:table-cell>
          <table:table-cell office:value-type="float" office:value="10068786.00">
            <text:p>10068786.00</text:p>
          </table:table-cell>
        </table:table-row>
        <table:table-row>
          <table:table-cell office:value-type="string">
            <text:p>N.K.5.622.1.262.141.11.14</text:p>
          </table:table-cell>
          <table:table-cell office:value-type="string">
            <text:p>ENG</text:p>
          </table:table-cell>
          <table:table-cell office:value-type="date" office:date-value="2021-08-31" table:style-name="DateCell">
            <text:p>2021-08-31</text:p>
          </table:table-cell>
          <table:table-cell office:value-type="float" office:value="12493305.54">
            <text:p>12493305.54</text:p>
          </table:table-cell>
        </table:table-row>
        <table:table-row>
          <table:table-cell office:value-type="string">
            <text:p>N.K.5.622.1.262.141.12.10</text:p>
          </table:table-cell>
          <table:table-cell office:value-type="string">
            <text:p>ENG</text:p>
          </table:table-cell>
          <table:table-cell office:value-type="date" office:date-value="2021-08-31" table:style-name="DateCell">
            <text:p>2021-08-31</text:p>
          </table:table-cell>
          <table:table-cell office:value-type="float" office:value="10499970.95">
            <text:p>10499970.95</text:p>
          </table:table-cell>
        </table:table-row>
        <table:table-row>
          <table:table-cell office:value-type="string">
            <text:p>N.K.5.622.1.262.141.12.09</text:p>
          </table:table-cell>
          <table:table-cell office:value-type="string">
            <text:p>ENG</text:p>
          </table:table-cell>
          <table:table-cell office:value-type="date" office:date-value="2021-08-31" table:style-name="DateCell">
            <text:p>2021-08-31</text:p>
          </table:table-cell>
          <table:table-cell office:value-type="float" office:value="10068786.00">
            <text:p>10068786.00</text:p>
          </table:table-cell>
        </table:table-row>
        <table:table-row>
          <table:table-cell office:value-type="string">
            <text:p>N.K.5.622.6.262.141.13.01</text:p>
          </table:table-cell>
          <table:table-cell office:value-type="string">
            <text:p>ENG</text:p>
          </table:table-cell>
          <table:table-cell office:value-type="date" office:date-value="2021-08-31" table:style-name="DateCell">
            <text:p>2021-08-31</text:p>
          </table:table-cell>
          <table:table-cell office:value-type="float" office:value="46699464.48">
            <text:p>46699464.48</text:p>
          </table:table-cell>
        </table:table-row>
        <table:table-row>
          <table:table-cell office:value-type="string">
            <text:p>N.K.5.622.7.262.141.14.01</text:p>
          </table:table-cell>
          <table:table-cell office:value-type="string">
            <text:p>ENG</text:p>
          </table:table-cell>
          <table:table-cell office:value-type="date" office:date-value="2021-08-31" table:style-name="DateCell">
            <text:p>2021-08-31</text:p>
          </table:table-cell>
          <table:table-cell office:value-type="float" office:value="4892472.00">
            <text:p>4892472.00</text:p>
          </table:table-cell>
        </table:table-row>
        <table:table-row>
          <table:table-cell office:value-type="string">
            <text:p>N.K.5.622.6.262.141.14.01</text:p>
          </table:table-cell>
          <table:table-cell office:value-type="string">
            <text:p>ENG</text:p>
          </table:table-cell>
          <table:table-cell office:value-type="date" office:date-value="2021-08-31" table:style-name="DateCell">
            <text:p>2021-08-31</text:p>
          </table:table-cell>
          <table:table-cell office:value-type="float" office:value="26858669.50">
            <text:p>26858669.50</text:p>
          </table:table-cell>
        </table:table-row>
        <table:table-row>
          <table:table-cell office:value-type="string">
            <text:p>N.K.5.622.1.262.141.12.11</text:p>
          </table:table-cell>
          <table:table-cell office:value-type="string">
            <text:p>ENG</text:p>
          </table:table-cell>
          <table:table-cell office:value-type="date" office:date-value="2021-08-31" table:style-name="DateCell">
            <text:p>2021-08-31</text:p>
          </table:table-cell>
          <table:table-cell office:value-type="float" office:value="10498703.60">
            <text:p>10498703.60</text:p>
          </table:table-cell>
        </table:table-row>
        <table:table-row>
          <table:table-cell office:value-type="string">
            <text:p>N.E.5.622.7.262.141.18.01</text:p>
          </table:table-cell>
          <table:table-cell office:value-type="string">
            <text:p>ENG</text:p>
          </table:table-cell>
          <table:table-cell office:value-type="date" office:date-value="2021-08-31" table:style-name="DateCell">
            <text:p>2021-08-31</text:p>
          </table:table-cell>
          <table:table-cell office:value-type="float" office:value="11089015.00">
            <text:p>11089015.00</text:p>
          </table:table-cell>
        </table:table-row>
        <table:table-row>
          <table:table-cell office:value-type="string">
            <text:p>N.E.5.622.7.262.141.20.01</text:p>
          </table:table-cell>
          <table:table-cell office:value-type="string">
            <text:p>ENG</text:p>
          </table:table-cell>
          <table:table-cell office:value-type="date" office:date-value="2021-08-31" table:style-name="DateCell">
            <text:p>2021-08-31</text:p>
          </table:table-cell>
          <table:table-cell office:value-type="float" office:value="16292750.00">
            <text:p>16292750.00</text:p>
          </table:table-cell>
        </table:table-row>
        <table:table-row>
          <table:table-cell office:value-type="string">
            <text:p>N.F.5.623.5.262.141.08.08</text:p>
          </table:table-cell>
          <table:table-cell office:value-type="string">
            <text:p>ENG</text:p>
          </table:table-cell>
          <table:table-cell office:value-type="date" office:date-value="2021-08-31" table:style-name="DateCell">
            <text:p>2021-08-31</text:p>
          </table:table-cell>
          <table:table-cell office:value-type="float" office:value="4662801.00">
            <text:p>4662801.00</text:p>
          </table:table-cell>
        </table:table-row>
        <table:table-row>
          <table:table-cell office:value-type="string">
            <text:p>N.K.5.623.3.262.141.10.04</text:p>
          </table:table-cell>
          <table:table-cell office:value-type="string">
            <text:p>ENG</text:p>
          </table:table-cell>
          <table:table-cell office:value-type="date" office:date-value="2021-08-31" table:style-name="DateCell">
            <text:p>2021-08-31</text:p>
          </table:table-cell>
          <table:table-cell office:value-type="float" office:value="2973572.00">
            <text:p>2973572.00</text:p>
          </table:table-cell>
        </table:table-row>
        <table:table-row>
          <table:table-cell office:value-type="string">
            <text:p>N.K.5.623.5.262.141.10.07</text:p>
          </table:table-cell>
          <table:table-cell office:value-type="string">
            <text:p>ENG</text:p>
          </table:table-cell>
          <table:table-cell office:value-type="date" office:date-value="2021-08-31" table:style-name="DateCell">
            <text:p>2021-08-31</text:p>
          </table:table-cell>
          <table:table-cell office:value-type="float" office:value="6478526.06">
            <text:p>6478526.06</text:p>
          </table:table-cell>
        </table:table-row>
        <table:table-row>
          <table:table-cell office:value-type="string">
            <text:p>N.K.5.623.5.262.141.10.08</text:p>
          </table:table-cell>
          <table:table-cell office:value-type="string">
            <text:p>ENG</text:p>
          </table:table-cell>
          <table:table-cell office:value-type="date" office:date-value="2021-08-31" table:style-name="DateCell">
            <text:p>2021-08-31</text:p>
          </table:table-cell>
          <table:table-cell office:value-type="float" office:value="6478526.06">
            <text:p>6478526.06</text:p>
          </table:table-cell>
        </table:table-row>
        <table:table-row>
          <table:table-cell office:value-type="string">
            <text:p>N.K.5.623.3.262.141.11.09</text:p>
          </table:table-cell>
          <table:table-cell office:value-type="string">
            <text:p>ENG</text:p>
          </table:table-cell>
          <table:table-cell office:value-type="date" office:date-value="2021-08-31" table:style-name="DateCell">
            <text:p>2021-08-31</text:p>
          </table:table-cell>
          <table:table-cell office:value-type="float" office:value="2999752.00">
            <text:p>2999752.00</text:p>
          </table:table-cell>
        </table:table-row>
        <table:table-row>
          <table:table-cell office:value-type="string">
            <text:p>N.K.5.623.4.262.141.11.20</text:p>
          </table:table-cell>
          <table:table-cell office:value-type="string">
            <text:p>ENG</text:p>
          </table:table-cell>
          <table:table-cell office:value-type="date" office:date-value="2021-08-31" table:style-name="DateCell">
            <text:p>2021-08-31</text:p>
          </table:table-cell>
          <table:table-cell office:value-type="float" office:value="1074921.12">
            <text:p>1074921.12</text:p>
          </table:table-cell>
        </table:table-row>
        <table:table-row>
          <table:table-cell office:value-type="string">
            <text:p>N.K.5.623.5.262.141.11.09</text:p>
          </table:table-cell>
          <table:table-cell office:value-type="string">
            <text:p>ENG</text:p>
          </table:table-cell>
          <table:table-cell office:value-type="date" office:date-value="2021-08-31" table:style-name="DateCell">
            <text:p>2021-08-31</text:p>
          </table:table-cell>
          <table:table-cell office:value-type="float" office:value="4032910.00">
            <text:p>4032910.00</text:p>
          </table:table-cell>
        </table:table-row>
        <table:table-row>
          <table:table-cell office:value-type="string">
            <text:p>N.K.5.623.5.262.141.11.11</text:p>
          </table:table-cell>
          <table:table-cell office:value-type="string">
            <text:p>ENG</text:p>
          </table:table-cell>
          <table:table-cell office:value-type="date" office:date-value="2021-08-31" table:style-name="DateCell">
            <text:p>2021-08-31</text:p>
          </table:table-cell>
          <table:table-cell office:value-type="float" office:value="4032910.00">
            <text:p>4032910.00</text:p>
          </table:table-cell>
        </table:table-row>
        <table:table-row>
          <table:table-cell office:value-type="string">
            <text:p>N.K.5.623.4.262.141.11.14</text:p>
          </table:table-cell>
          <table:table-cell office:value-type="string">
            <text:p>ENG</text:p>
          </table:table-cell>
          <table:table-cell office:value-type="date" office:date-value="2021-08-31" table:style-name="DateCell">
            <text:p>2021-08-31</text:p>
          </table:table-cell>
          <table:table-cell office:value-type="float" office:value="1161249.60">
            <text:p>1161249.60</text:p>
          </table:table-cell>
        </table:table-row>
        <table:table-row>
          <table:table-cell office:value-type="string">
            <text:p>N.K.5.623.4.262.141.11.16</text:p>
          </table:table-cell>
          <table:table-cell office:value-type="string">
            <text:p>ENG</text:p>
          </table:table-cell>
          <table:table-cell office:value-type="date" office:date-value="2021-08-31" table:style-name="DateCell">
            <text:p>2021-08-31</text:p>
          </table:table-cell>
          <table:table-cell office:value-type="float" office:value="1093295.84">
            <text:p>1093295.84</text:p>
          </table:table-cell>
        </table:table-row>
        <table:table-row>
          <table:table-cell office:value-type="string">
            <text:p>N.K.5.623.5.262.141.11.07</text:p>
          </table:table-cell>
          <table:table-cell office:value-type="string">
            <text:p>ENG</text:p>
          </table:table-cell>
          <table:table-cell office:value-type="date" office:date-value="2021-08-31" table:style-name="DateCell">
            <text:p>2021-08-31</text:p>
          </table:table-cell>
          <table:table-cell office:value-type="float" office:value="6678892.85">
            <text:p>6678892.85</text:p>
          </table:table-cell>
        </table:table-row>
        <table:table-row>
          <table:table-cell office:value-type="string">
            <text:p>N.K.5.623.4.262.141.11.18</text:p>
          </table:table-cell>
          <table:table-cell office:value-type="string">
            <text:p>ENG</text:p>
          </table:table-cell>
          <table:table-cell office:value-type="date" office:date-value="2021-08-31" table:style-name="DateCell">
            <text:p>2021-08-31</text:p>
          </table:table-cell>
          <table:table-cell office:value-type="float" office:value="1093295.84">
            <text:p>1093295.84</text:p>
          </table:table-cell>
        </table:table-row>
        <table:table-row>
          <table:table-cell office:value-type="string">
            <text:p>N.K.5.623.6.262.141.13.01</text:p>
          </table:table-cell>
          <table:table-cell office:value-type="string">
            <text:p>ENG</text:p>
          </table:table-cell>
          <table:table-cell office:value-type="date" office:date-value="2021-08-31" table:style-name="DateCell">
            <text:p>2021-08-31</text:p>
          </table:table-cell>
          <table:table-cell office:value-type="float" office:value="41251680.51">
            <text:p>41251680.51</text:p>
          </table:table-cell>
        </table:table-row>
        <table:table-row>
          <table:table-cell office:value-type="string">
            <text:p>N.K.5.623.6.262.141.13.02</text:p>
          </table:table-cell>
          <table:table-cell office:value-type="string">
            <text:p>ENG</text:p>
          </table:table-cell>
          <table:table-cell office:value-type="date" office:date-value="2021-08-31" table:style-name="DateCell">
            <text:p>2021-08-31</text:p>
          </table:table-cell>
          <table:table-cell office:value-type="float" office:value="40162655.81">
            <text:p>40162655.81</text:p>
          </table:table-cell>
        </table:table-row>
        <table:table-row>
          <table:table-cell office:value-type="string">
            <text:p>N.K.5.623.6.262.141.14.01</text:p>
          </table:table-cell>
          <table:table-cell office:value-type="string">
            <text:p>ENG</text:p>
          </table:table-cell>
          <table:table-cell office:value-type="date" office:date-value="2021-08-31" table:style-name="DateCell">
            <text:p>2021-08-31</text:p>
          </table:table-cell>
          <table:table-cell office:value-type="float" office:value="55155586.26">
            <text:p>55155586.26</text:p>
          </table:table-cell>
        </table:table-row>
        <table:table-row>
          <table:table-cell office:value-type="string">
            <text:p>N.K.5.623.6.262.141.14.02</text:p>
          </table:table-cell>
          <table:table-cell office:value-type="string">
            <text:p>ENG</text:p>
          </table:table-cell>
          <table:table-cell office:value-type="date" office:date-value="2021-08-31" table:style-name="DateCell">
            <text:p>2021-08-31</text:p>
          </table:table-cell>
          <table:table-cell office:value-type="float" office:value="91076136.27">
            <text:p>91076136.27</text:p>
          </table:table-cell>
        </table:table-row>
        <table:table-row>
          <table:table-cell office:value-type="string">
            <text:p>N.E.5.623.7.262.141.18.01</text:p>
          </table:table-cell>
          <table:table-cell office:value-type="string">
            <text:p>ENG</text:p>
          </table:table-cell>
          <table:table-cell office:value-type="date" office:date-value="2021-08-31" table:style-name="DateCell">
            <text:p>2021-08-31</text:p>
          </table:table-cell>
          <table:table-cell office:value-type="float" office:value="9288600.00">
            <text:p>9288600.00</text:p>
          </table:table-cell>
        </table:table-row>
        <table:table-row>
          <table:table-cell office:value-type="string">
            <text:p>N.E.5.623.7.262.141.18.02</text:p>
          </table:table-cell>
          <table:table-cell office:value-type="string">
            <text:p>ENG</text:p>
          </table:table-cell>
          <table:table-cell office:value-type="date" office:date-value="2021-08-31" table:style-name="DateCell">
            <text:p>2021-08-31</text:p>
          </table:table-cell>
          <table:table-cell office:value-type="float" office:value="23628930.00">
            <text:p>23628930.00</text:p>
          </table:table-cell>
        </table:table-row>
        <table:table-row>
          <table:table-cell office:value-type="string">
            <text:p>N.E.5.623.8.262.141.19.01</text:p>
          </table:table-cell>
          <table:table-cell office:value-type="string">
            <text:p>ENG</text:p>
          </table:table-cell>
          <table:table-cell office:value-type="date" office:date-value="2021-08-31" table:style-name="DateCell">
            <text:p>2021-08-31</text:p>
          </table:table-cell>
          <table:table-cell office:value-type="float" office:value="3936639.00">
            <text:p>3936639.00</text:p>
          </table:table-cell>
        </table:table-row>
        <table:table-row>
          <table:table-cell office:value-type="string">
            <text:p>N.E.5.623.8.262.141.19.02</text:p>
          </table:table-cell>
          <table:table-cell office:value-type="string">
            <text:p>ENG</text:p>
          </table:table-cell>
          <table:table-cell office:value-type="date" office:date-value="2021-08-31" table:style-name="DateCell">
            <text:p>2021-08-31</text:p>
          </table:table-cell>
          <table:table-cell office:value-type="float" office:value="3936639.00">
            <text:p>3936639.00</text:p>
          </table:table-cell>
        </table:table-row>
        <table:table-row>
          <table:table-cell office:value-type="string">
            <text:p>N.E.5.623.7.262.141.20.01</text:p>
          </table:table-cell>
          <table:table-cell office:value-type="string">
            <text:p>ENG</text:p>
          </table:table-cell>
          <table:table-cell office:value-type="date" office:date-value="2021-08-31" table:style-name="DateCell">
            <text:p>2021-08-31</text:p>
          </table:table-cell>
          <table:table-cell office:value-type="float" office:value="13607650.00">
            <text:p>13607650.00</text:p>
          </table:table-cell>
        </table:table-row>
        <table:table-row>
          <table:table-cell office:value-type="string">
            <text:p>N.K.5.623.7.262.141.14.01</text:p>
          </table:table-cell>
          <table:table-cell office:value-type="string">
            <text:p>ENG</text:p>
          </table:table-cell>
          <table:table-cell office:value-type="date" office:date-value="2021-08-31" table:style-name="DateCell">
            <text:p>2021-08-31</text:p>
          </table:table-cell>
          <table:table-cell office:value-type="float" office:value="6961500.00">
            <text:p>6961500.00</text:p>
          </table:table-cell>
        </table:table-row>
        <table:table-row>
          <table:table-cell office:value-type="string">
            <text:p>N.D.5.621.2.262.141.02.01</text:p>
          </table:table-cell>
          <table:table-cell office:value-type="string">
            <text:p>ENG</text:p>
          </table:table-cell>
          <table:table-cell office:value-type="date" office:date-value="2021-08-31" table:style-name="DateCell">
            <text:p>2021-08-31</text:p>
          </table:table-cell>
          <table:table-cell office:value-type="float" office:value="566146666.91">
            <text:p>566146666.91</text:p>
          </table:table-cell>
        </table:table-row>
        <table:table-row>
          <table:table-cell office:value-type="string">
            <text:p>N.F.5.621.5.262.141.06.01</text:p>
          </table:table-cell>
          <table:table-cell office:value-type="string">
            <text:p>ENG</text:p>
          </table:table-cell>
          <table:table-cell office:value-type="date" office:date-value="2021-08-31" table:style-name="DateCell">
            <text:p>2021-08-31</text:p>
          </table:table-cell>
          <table:table-cell office:value-type="float" office:value="1598561364.11">
            <text:p>1598561364.11</text:p>
          </table:table-cell>
        </table:table-row>
        <table:table-row>
          <table:table-cell office:value-type="string">
            <text:p>N.F.5.621.5.262.141.08.02</text:p>
          </table:table-cell>
          <table:table-cell office:value-type="string">
            <text:p>ENG</text:p>
          </table:table-cell>
          <table:table-cell office:value-type="date" office:date-value="2021-08-31" table:style-name="DateCell">
            <text:p>2021-08-31</text:p>
          </table:table-cell>
          <table:table-cell office:value-type="float" office:value="24865525.96">
            <text:p>24865525.96</text:p>
          </table:table-cell>
        </table:table-row>
        <table:table-row>
          <table:table-cell office:value-type="string">
            <text:p>N.F.5.621.2.262.141.09.01</text:p>
          </table:table-cell>
          <table:table-cell office:value-type="string">
            <text:p>ENG</text:p>
          </table:table-cell>
          <table:table-cell office:value-type="date" office:date-value="2021-08-31" table:style-name="DateCell">
            <text:p>2021-08-31</text:p>
          </table:table-cell>
          <table:table-cell office:value-type="float" office:value="25222517.85">
            <text:p>25222517.85</text:p>
          </table:table-cell>
        </table:table-row>
        <table:table-row>
          <table:table-cell office:value-type="string">
            <text:p>N.K.5.621.1.262.141.10.01</text:p>
          </table:table-cell>
          <table:table-cell office:value-type="string">
            <text:p>ENG</text:p>
          </table:table-cell>
          <table:table-cell office:value-type="date" office:date-value="2021-08-31" table:style-name="DateCell">
            <text:p>2021-08-31</text:p>
          </table:table-cell>
          <table:table-cell office:value-type="float" office:value="113648467.24">
            <text:p>113648467.24</text:p>
          </table:table-cell>
        </table:table-row>
        <table:table-row>
          <table:table-cell office:value-type="string">
            <text:p>N.K.5.621.1.262.141.10.02</text:p>
          </table:table-cell>
          <table:table-cell office:value-type="string">
            <text:p>ENG</text:p>
          </table:table-cell>
          <table:table-cell office:value-type="date" office:date-value="2021-08-31" table:style-name="DateCell">
            <text:p>2021-08-31</text:p>
          </table:table-cell>
          <table:table-cell office:value-type="float" office:value="6946587.92">
            <text:p>6946587.92</text:p>
          </table:table-cell>
        </table:table-row>
        <table:table-row>
          <table:table-cell office:value-type="string">
            <text:p>N.K.5.621.1.262.141.10.03</text:p>
          </table:table-cell>
          <table:table-cell office:value-type="string">
            <text:p>ENG</text:p>
          </table:table-cell>
          <table:table-cell office:value-type="date" office:date-value="2021-08-31" table:style-name="DateCell">
            <text:p>2021-08-31</text:p>
          </table:table-cell>
          <table:table-cell office:value-type="float" office:value="22920653.49">
            <text:p>22920653.49</text:p>
          </table:table-cell>
        </table:table-row>
        <table:table-row>
          <table:table-cell office:value-type="string">
            <text:p>N.K.5.621.1.262.141.10.04</text:p>
          </table:table-cell>
          <table:table-cell office:value-type="string">
            <text:p>ENG</text:p>
          </table:table-cell>
          <table:table-cell office:value-type="date" office:date-value="2021-08-31" table:style-name="DateCell">
            <text:p>2021-08-31</text:p>
          </table:table-cell>
          <table:table-cell office:value-type="float" office:value="13841541.74">
            <text:p>13841541.74</text:p>
          </table:table-cell>
        </table:table-row>
        <table:table-row>
          <table:table-cell office:value-type="string">
            <text:p>N.K.5.621.2.262.141.11.01</text:p>
          </table:table-cell>
          <table:table-cell office:value-type="string">
            <text:p>ENG</text:p>
          </table:table-cell>
          <table:table-cell office:value-type="date" office:date-value="2021-08-31" table:style-name="DateCell">
            <text:p>2021-08-31</text:p>
          </table:table-cell>
          <table:table-cell office:value-type="float" office:value="4482808088.08">
            <text:p>4482808088.08</text:p>
          </table:table-cell>
        </table:table-row>
        <table:table-row>
          <table:table-cell office:value-type="string">
            <text:p>N.K.5.621.2.262.141.12.01</text:p>
          </table:table-cell>
          <table:table-cell office:value-type="string">
            <text:p>ENG</text:p>
          </table:table-cell>
          <table:table-cell office:value-type="date" office:date-value="2021-08-31" table:style-name="DateCell">
            <text:p>2021-08-31</text:p>
          </table:table-cell>
          <table:table-cell office:value-type="float" office:value="584321111.87">
            <text:p>584321111.87</text:p>
          </table:table-cell>
        </table:table-row>
        <table:table-row>
          <table:table-cell office:value-type="string">
            <text:p>N.K.5.621.6.262.141.13.01</text:p>
          </table:table-cell>
          <table:table-cell office:value-type="string">
            <text:p>ENG</text:p>
          </table:table-cell>
          <table:table-cell office:value-type="date" office:date-value="2021-08-31" table:style-name="DateCell">
            <text:p>2021-08-31</text:p>
          </table:table-cell>
          <table:table-cell office:value-type="float" office:value="596833980.45">
            <text:p>596833980.45</text:p>
          </table:table-cell>
        </table:table-row>
        <table:table-row>
          <table:table-cell office:value-type="string">
            <text:p>N.K.5.621.8.262.141.11.01</text:p>
          </table:table-cell>
          <table:table-cell office:value-type="string">
            <text:p>ENG</text:p>
          </table:table-cell>
          <table:table-cell office:value-type="date" office:date-value="2021-08-31" table:style-name="DateCell">
            <text:p>2021-08-31</text:p>
          </table:table-cell>
          <table:table-cell office:value-type="float" office:value="228515506.97">
            <text:p>228515506.97</text:p>
          </table:table-cell>
        </table:table-row>
        <table:table-row>
          <table:table-cell office:value-type="string">
            <text:p>N.K.5.621.5.262.141.12.01</text:p>
          </table:table-cell>
          <table:table-cell office:value-type="string">
            <text:p>ENG</text:p>
          </table:table-cell>
          <table:table-cell office:value-type="date" office:date-value="2021-08-31" table:style-name="DateCell">
            <text:p>2021-08-31</text:p>
          </table:table-cell>
          <table:table-cell office:value-type="float" office:value="459459.00">
            <text:p>459459.00</text:p>
          </table:table-cell>
        </table:table-row>
        <table:table-row>
          <table:table-cell office:value-type="string">
            <text:p>N.K.5.621.5.262.141.11.01</text:p>
          </table:table-cell>
          <table:table-cell office:value-type="string">
            <text:p>ENG</text:p>
          </table:table-cell>
          <table:table-cell office:value-type="date" office:date-value="2021-08-31" table:style-name="DateCell">
            <text:p>2021-08-31</text:p>
          </table:table-cell>
          <table:table-cell office:value-type="float" office:value="325859.63">
            <text:p>325859.63</text:p>
          </table:table-cell>
        </table:table-row>
        <table:table-row>
          <table:table-cell office:value-type="string">
            <text:p>N.L.5.621.1.262.141.15.01</text:p>
          </table:table-cell>
          <table:table-cell office:value-type="string">
            <text:p>ENG</text:p>
          </table:table-cell>
          <table:table-cell office:value-type="date" office:date-value="2021-08-31" table:style-name="DateCell">
            <text:p>2021-08-31</text:p>
          </table:table-cell>
          <table:table-cell office:value-type="float" office:value="10727432.36">
            <text:p>10727432.36</text:p>
          </table:table-cell>
        </table:table-row>
        <table:table-row>
          <table:table-cell office:value-type="string">
            <text:p>N.E.5.621.6.262.141.20.01</text:p>
          </table:table-cell>
          <table:table-cell office:value-type="string">
            <text:p>ENG</text:p>
          </table:table-cell>
          <table:table-cell office:value-type="date" office:date-value="2021-08-31" table:style-name="DateCell">
            <text:p>2021-08-31</text:p>
          </table:table-cell>
          <table:table-cell office:value-type="float" office:value="1233440.05">
            <text:p>1233440.05</text:p>
          </table:table-cell>
        </table:table-row>
        <table:table-row>
          <table:table-cell office:value-type="string">
            <text:p>N.D.5.622.8.262.141.03.01</text:p>
          </table:table-cell>
          <table:table-cell office:value-type="string">
            <text:p>ENG</text:p>
          </table:table-cell>
          <table:table-cell office:value-type="date" office:date-value="2021-08-31" table:style-name="DateCell">
            <text:p>2021-08-31</text:p>
          </table:table-cell>
          <table:table-cell office:value-type="float" office:value="32963777.30">
            <text:p>32963777.30</text:p>
          </table:table-cell>
        </table:table-row>
        <table:table-row>
          <table:table-cell office:value-type="string">
            <text:p>N.D.5.622.8.262.141.05.01</text:p>
          </table:table-cell>
          <table:table-cell office:value-type="string">
            <text:p>ENG</text:p>
          </table:table-cell>
          <table:table-cell office:value-type="date" office:date-value="2021-08-31" table:style-name="DateCell">
            <text:p>2021-08-31</text:p>
          </table:table-cell>
          <table:table-cell office:value-type="float" office:value="140156274.10">
            <text:p>140156274.10</text:p>
          </table:table-cell>
        </table:table-row>
        <table:table-row>
          <table:table-cell office:value-type="string">
            <text:p>N.F.5.622.8.262.141.05.01</text:p>
          </table:table-cell>
          <table:table-cell office:value-type="string">
            <text:p>ENG</text:p>
          </table:table-cell>
          <table:table-cell office:value-type="date" office:date-value="2021-08-31" table:style-name="DateCell">
            <text:p>2021-08-31</text:p>
          </table:table-cell>
          <table:table-cell office:value-type="float" office:value="70915878.10">
            <text:p>70915878.10</text:p>
          </table:table-cell>
        </table:table-row>
        <table:table-row>
          <table:table-cell office:value-type="string">
            <text:p>N.F.5.622.1.262.141.06.06</text:p>
          </table:table-cell>
          <table:table-cell office:value-type="string">
            <text:p>ENG</text:p>
          </table:table-cell>
          <table:table-cell office:value-type="date" office:date-value="2021-08-31" table:style-name="DateCell">
            <text:p>2021-08-31</text:p>
          </table:table-cell>
          <table:table-cell office:value-type="float" office:value="246144962.94">
            <text:p>246144962.94</text:p>
          </table:table-cell>
        </table:table-row>
        <table:table-row>
          <table:table-cell office:value-type="string">
            <text:p>N.F.5.622.1.262.141.08.01</text:p>
          </table:table-cell>
          <table:table-cell office:value-type="string">
            <text:p>ENG</text:p>
          </table:table-cell>
          <table:table-cell office:value-type="date" office:date-value="2021-08-31" table:style-name="DateCell">
            <text:p>2021-08-31</text:p>
          </table:table-cell>
          <table:table-cell office:value-type="float" office:value="386142225.63">
            <text:p>386142225.63</text:p>
          </table:table-cell>
        </table:table-row>
        <table:table-row>
          <table:table-cell office:value-type="string">
            <text:p>N.F.5.622.8.262.141.08.01</text:p>
          </table:table-cell>
          <table:table-cell office:value-type="string">
            <text:p>ENG</text:p>
          </table:table-cell>
          <table:table-cell office:value-type="date" office:date-value="2021-08-31" table:style-name="DateCell">
            <text:p>2021-08-31</text:p>
          </table:table-cell>
          <table:table-cell office:value-type="float" office:value="10406376.93">
            <text:p>10406376.93</text:p>
          </table:table-cell>
        </table:table-row>
        <table:table-row>
          <table:table-cell office:value-type="string">
            <text:p>N.F.5.622.8.262.141.09.03</text:p>
          </table:table-cell>
          <table:table-cell office:value-type="string">
            <text:p>ENG</text:p>
          </table:table-cell>
          <table:table-cell office:value-type="date" office:date-value="2021-08-31" table:style-name="DateCell">
            <text:p>2021-08-31</text:p>
          </table:table-cell>
          <table:table-cell office:value-type="float" office:value="133851097.78">
            <text:p>133851097.78</text:p>
          </table:table-cell>
        </table:table-row>
        <table:table-row>
          <table:table-cell office:value-type="string">
            <text:p>N.K.5.622.1.262.141.10.01</text:p>
          </table:table-cell>
          <table:table-cell office:value-type="string">
            <text:p>ENG</text:p>
          </table:table-cell>
          <table:table-cell office:value-type="date" office:date-value="2021-08-31" table:style-name="DateCell">
            <text:p>2021-08-31</text:p>
          </table:table-cell>
          <table:table-cell office:value-type="float" office:value="1060988568.89">
            <text:p>1060988568.89</text:p>
          </table:table-cell>
        </table:table-row>
        <table:table-row>
          <table:table-cell office:value-type="string">
            <text:p>N.K.5.622.1.262.141.11.08</text:p>
          </table:table-cell>
          <table:table-cell office:value-type="string">
            <text:p>ENG</text:p>
          </table:table-cell>
          <table:table-cell office:value-type="date" office:date-value="2021-08-31" table:style-name="DateCell">
            <text:p>2021-08-31</text:p>
          </table:table-cell>
          <table:table-cell office:value-type="float" office:value="262362867.89">
            <text:p>262362867.89</text:p>
          </table:table-cell>
        </table:table-row>
        <table:table-row>
          <table:table-cell office:value-type="string">
            <text:p>N.K.5.622.1.262.141.11.11</text:p>
          </table:table-cell>
          <table:table-cell office:value-type="string">
            <text:p>ENG</text:p>
          </table:table-cell>
          <table:table-cell office:value-type="date" office:date-value="2021-08-31" table:style-name="DateCell">
            <text:p>2021-08-31</text:p>
          </table:table-cell>
          <table:table-cell office:value-type="float" office:value="281448878.21">
            <text:p>281448878.21</text:p>
          </table:table-cell>
        </table:table-row>
        <table:table-row>
          <table:table-cell office:value-type="string">
            <text:p>N.K.5.622.1.262.141.12.01</text:p>
          </table:table-cell>
          <table:table-cell office:value-type="string">
            <text:p>ENG</text:p>
          </table:table-cell>
          <table:table-cell office:value-type="date" office:date-value="2021-08-31" table:style-name="DateCell">
            <text:p>2021-08-31</text:p>
          </table:table-cell>
          <table:table-cell office:value-type="float" office:value="5889325.67">
            <text:p>5889325.67</text:p>
          </table:table-cell>
        </table:table-row>
        <table:table-row>
          <table:table-cell office:value-type="string">
            <text:p>N.K.5.622.1.262.141.12.02</text:p>
          </table:table-cell>
          <table:table-cell office:value-type="string">
            <text:p>ENG</text:p>
          </table:table-cell>
          <table:table-cell office:value-type="date" office:date-value="2021-08-31" table:style-name="DateCell">
            <text:p>2021-08-31</text:p>
          </table:table-cell>
          <table:table-cell office:value-type="float" office:value="10213381.00">
            <text:p>10213381.00</text:p>
          </table:table-cell>
        </table:table-row>
        <table:table-row>
          <table:table-cell office:value-type="string">
            <text:p>N.K.5.622.1.262.141.12.03</text:p>
          </table:table-cell>
          <table:table-cell office:value-type="string">
            <text:p>ENG</text:p>
          </table:table-cell>
          <table:table-cell office:value-type="date" office:date-value="2021-08-31" table:style-name="DateCell">
            <text:p>2021-08-31</text:p>
          </table:table-cell>
          <table:table-cell office:value-type="float" office:value="8478858.82">
            <text:p>8478858.82</text:p>
          </table:table-cell>
        </table:table-row>
        <table:table-row>
          <table:table-cell office:value-type="string">
            <text:p>N.K.5.622.1.262.141.12.04</text:p>
          </table:table-cell>
          <table:table-cell office:value-type="string">
            <text:p>ENG</text:p>
          </table:table-cell>
          <table:table-cell office:value-type="date" office:date-value="2021-08-31" table:style-name="DateCell">
            <text:p>2021-08-31</text:p>
          </table:table-cell>
          <table:table-cell office:value-type="float" office:value="9562056.61">
            <text:p>9562056.61</text:p>
          </table:table-cell>
        </table:table-row>
        <table:table-row>
          <table:table-cell office:value-type="string">
            <text:p>N.K.5.622.6.262.141.11.01</text:p>
          </table:table-cell>
          <table:table-cell office:value-type="string">
            <text:p>ENG</text:p>
          </table:table-cell>
          <table:table-cell office:value-type="date" office:date-value="2021-08-31" table:style-name="DateCell">
            <text:p>2021-08-31</text:p>
          </table:table-cell>
          <table:table-cell office:value-type="float" office:value="38934541.57">
            <text:p>38934541.57</text:p>
          </table:table-cell>
        </table:table-row>
        <table:table-row>
          <table:table-cell office:value-type="string">
            <text:p>N.K.5.622.8.262.141.11.01</text:p>
          </table:table-cell>
          <table:table-cell office:value-type="string">
            <text:p>ENG</text:p>
          </table:table-cell>
          <table:table-cell office:value-type="date" office:date-value="2021-08-31" table:style-name="DateCell">
            <text:p>2021-08-31</text:p>
          </table:table-cell>
          <table:table-cell office:value-type="float" office:value="14485201.00">
            <text:p>14485201.00</text:p>
          </table:table-cell>
        </table:table-row>
        <table:table-row>
          <table:table-cell office:value-type="string">
            <text:p>N.K.5.622.1.262.141.12.05</text:p>
          </table:table-cell>
          <table:table-cell office:value-type="string">
            <text:p>ENG</text:p>
          </table:table-cell>
          <table:table-cell office:value-type="date" office:date-value="2021-08-31" table:style-name="DateCell">
            <text:p>2021-08-31</text:p>
          </table:table-cell>
          <table:table-cell office:value-type="float" office:value="344136731.63">
            <text:p>344136731.63</text:p>
          </table:table-cell>
        </table:table-row>
        <table:table-row>
          <table:table-cell office:value-type="string">
            <text:p>N.K.5.622.1.262.141.12.06</text:p>
          </table:table-cell>
          <table:table-cell office:value-type="string">
            <text:p>ENG</text:p>
          </table:table-cell>
          <table:table-cell office:value-type="date" office:date-value="2021-08-31" table:style-name="DateCell">
            <text:p>2021-08-31</text:p>
          </table:table-cell>
          <table:table-cell office:value-type="float" office:value="370824649.23">
            <text:p>370824649.23</text:p>
          </table:table-cell>
        </table:table-row>
        <table:table-row>
          <table:table-cell office:value-type="string">
            <text:p>N.K.5.622.1.262.141.12.07</text:p>
          </table:table-cell>
          <table:table-cell office:value-type="string">
            <text:p>ENG</text:p>
          </table:table-cell>
          <table:table-cell office:value-type="date" office:date-value="2021-08-31" table:style-name="DateCell">
            <text:p>2021-08-31</text:p>
          </table:table-cell>
          <table:table-cell office:value-type="float" office:value="312251800.86">
            <text:p>312251800.86</text:p>
          </table:table-cell>
        </table:table-row>
        <table:table-row>
          <table:table-cell office:value-type="string">
            <text:p>N.K.5.622.1.262.141.13.01</text:p>
          </table:table-cell>
          <table:table-cell office:value-type="string">
            <text:p>ENG</text:p>
          </table:table-cell>
          <table:table-cell office:value-type="date" office:date-value="2021-08-31" table:style-name="DateCell">
            <text:p>2021-08-31</text:p>
          </table:table-cell>
          <table:table-cell office:value-type="float" office:value="5903149.80">
            <text:p>5903149.80</text:p>
          </table:table-cell>
        </table:table-row>
        <table:table-row>
          <table:table-cell office:value-type="string">
            <text:p>N.K.5.622.8.262.141.12.01</text:p>
          </table:table-cell>
          <table:table-cell office:value-type="string">
            <text:p>ENG</text:p>
          </table:table-cell>
          <table:table-cell office:value-type="date" office:date-value="2021-08-31" table:style-name="DateCell">
            <text:p>2021-08-31</text:p>
          </table:table-cell>
          <table:table-cell office:value-type="float" office:value="8250740.05">
            <text:p>8250740.05</text:p>
          </table:table-cell>
        </table:table-row>
        <table:table-row>
          <table:table-cell office:value-type="string">
            <text:p>N.K.5.622.8.262.141.13.02</text:p>
          </table:table-cell>
          <table:table-cell office:value-type="string">
            <text:p>ENG</text:p>
          </table:table-cell>
          <table:table-cell office:value-type="date" office:date-value="2021-08-31" table:style-name="DateCell">
            <text:p>2021-08-31</text:p>
          </table:table-cell>
          <table:table-cell office:value-type="float" office:value="205350.00">
            <text:p>205350.00</text:p>
          </table:table-cell>
        </table:table-row>
        <table:table-row>
          <table:table-cell office:value-type="string">
            <text:p>N.K.5.622.8.262.141.13.04</text:p>
          </table:table-cell>
          <table:table-cell office:value-type="string">
            <text:p>ENG</text:p>
          </table:table-cell>
          <table:table-cell office:value-type="date" office:date-value="2021-08-31" table:style-name="DateCell">
            <text:p>2021-08-31</text:p>
          </table:table-cell>
          <table:table-cell office:value-type="float" office:value="4879339.00">
            <text:p>4879339.00</text:p>
          </table:table-cell>
        </table:table-row>
        <table:table-row>
          <table:table-cell office:value-type="string">
            <text:p>N.K.5.622.8.262.141.13.05</text:p>
          </table:table-cell>
          <table:table-cell office:value-type="string">
            <text:p>ENG</text:p>
          </table:table-cell>
          <table:table-cell office:value-type="date" office:date-value="2021-08-31" table:style-name="DateCell">
            <text:p>2021-08-31</text:p>
          </table:table-cell>
          <table:table-cell office:value-type="float" office:value="5337120.26">
            <text:p>5337120.26</text:p>
          </table:table-cell>
        </table:table-row>
        <table:table-row>
          <table:table-cell office:value-type="string">
            <text:p>N.K.5.622.1.262.141.12.08</text:p>
          </table:table-cell>
          <table:table-cell office:value-type="string">
            <text:p>ENG</text:p>
          </table:table-cell>
          <table:table-cell office:value-type="date" office:date-value="2021-08-31" table:style-name="DateCell">
            <text:p>2021-08-31</text:p>
          </table:table-cell>
          <table:table-cell office:value-type="float" office:value="3250463.99">
            <text:p>3250463.99</text:p>
          </table:table-cell>
        </table:table-row>
        <table:table-row>
          <table:table-cell office:value-type="string">
            <text:p>N.K.5.622.8.262.141.13.06</text:p>
          </table:table-cell>
          <table:table-cell office:value-type="string">
            <text:p>ENG</text:p>
          </table:table-cell>
          <table:table-cell office:value-type="date" office:date-value="2021-08-31" table:style-name="DateCell">
            <text:p>2021-08-31</text:p>
          </table:table-cell>
          <table:table-cell office:value-type="float" office:value="16553281.03">
            <text:p>16553281.03</text:p>
          </table:table-cell>
        </table:table-row>
        <table:table-row>
          <table:table-cell office:value-type="string">
            <text:p>N.K.5.622.1.262.141.13.02</text:p>
          </table:table-cell>
          <table:table-cell office:value-type="string">
            <text:p>ENG</text:p>
          </table:table-cell>
          <table:table-cell office:value-type="date" office:date-value="2021-08-31" table:style-name="DateCell">
            <text:p>2021-08-31</text:p>
          </table:table-cell>
          <table:table-cell office:value-type="float" office:value="367866214.59">
            <text:p>367866214.59</text:p>
          </table:table-cell>
        </table:table-row>
        <table:table-row>
          <table:table-cell office:value-type="string">
            <text:p>N.K.5.622.1.262.141.14.01</text:p>
          </table:table-cell>
          <table:table-cell office:value-type="string">
            <text:p>ENG</text:p>
          </table:table-cell>
          <table:table-cell office:value-type="date" office:date-value="2021-08-31" table:style-name="DateCell">
            <text:p>2021-08-31</text:p>
          </table:table-cell>
          <table:table-cell office:value-type="float" office:value="351780542.34">
            <text:p>351780542.34</text:p>
          </table:table-cell>
        </table:table-row>
        <table:table-row>
          <table:table-cell office:value-type="string">
            <text:p>N.K.5.622.1.262.141.14.02</text:p>
          </table:table-cell>
          <table:table-cell office:value-type="string">
            <text:p>ENG</text:p>
          </table:table-cell>
          <table:table-cell office:value-type="date" office:date-value="2021-08-31" table:style-name="DateCell">
            <text:p>2021-08-31</text:p>
          </table:table-cell>
          <table:table-cell office:value-type="float" office:value="413717833.05">
            <text:p>413717833.05</text:p>
          </table:table-cell>
        </table:table-row>
        <table:table-row>
          <table:table-cell office:value-type="string">
            <text:p>N.K.5.622.8.262.141.14.01</text:p>
          </table:table-cell>
          <table:table-cell office:value-type="string">
            <text:p>ENG</text:p>
          </table:table-cell>
          <table:table-cell office:value-type="date" office:date-value="2021-08-31" table:style-name="DateCell">
            <text:p>2021-08-31</text:p>
          </table:table-cell>
          <table:table-cell office:value-type="float" office:value="4940655.64">
            <text:p>4940655.64</text:p>
          </table:table-cell>
        </table:table-row>
        <table:table-row>
          <table:table-cell office:value-type="string">
            <text:p>N.K.5.622.8.262.141.14.02</text:p>
          </table:table-cell>
          <table:table-cell office:value-type="string">
            <text:p>ENG</text:p>
          </table:table-cell>
          <table:table-cell office:value-type="date" office:date-value="2021-08-31" table:style-name="DateCell">
            <text:p>2021-08-31</text:p>
          </table:table-cell>
          <table:table-cell office:value-type="float" office:value="4730784.45">
            <text:p>4730784.45</text:p>
          </table:table-cell>
        </table:table-row>
        <table:table-row>
          <table:table-cell office:value-type="string">
            <text:p>N.K.5.622.8.262.141.14.03</text:p>
          </table:table-cell>
          <table:table-cell office:value-type="string">
            <text:p>ENG</text:p>
          </table:table-cell>
          <table:table-cell office:value-type="date" office:date-value="2021-08-31" table:style-name="DateCell">
            <text:p>2021-08-31</text:p>
          </table:table-cell>
          <table:table-cell office:value-type="float" office:value="4267924.54">
            <text:p>4267924.54</text:p>
          </table:table-cell>
        </table:table-row>
        <table:table-row>
          <table:table-cell office:value-type="string">
            <text:p>N.K.5.622.8.262.141.14.04</text:p>
          </table:table-cell>
          <table:table-cell office:value-type="string">
            <text:p>ENG</text:p>
          </table:table-cell>
          <table:table-cell office:value-type="date" office:date-value="2021-08-31" table:style-name="DateCell">
            <text:p>2021-08-31</text:p>
          </table:table-cell>
          <table:table-cell office:value-type="float" office:value="5400634.95">
            <text:p>5400634.95</text:p>
          </table:table-cell>
        </table:table-row>
        <table:table-row>
          <table:table-cell office:value-type="string">
            <text:p>N.K.5.622.8.262.141.14.05</text:p>
          </table:table-cell>
          <table:table-cell office:value-type="string">
            <text:p>ENG</text:p>
          </table:table-cell>
          <table:table-cell office:value-type="date" office:date-value="2021-08-31" table:style-name="DateCell">
            <text:p>2021-08-31</text:p>
          </table:table-cell>
          <table:table-cell office:value-type="float" office:value="5219381.04">
            <text:p>5219381.04</text:p>
          </table:table-cell>
        </table:table-row>
        <table:table-row>
          <table:table-cell office:value-type="string">
            <text:p>N.K.5.622.8.262.141.14.06</text:p>
          </table:table-cell>
          <table:table-cell office:value-type="string">
            <text:p>ENG</text:p>
          </table:table-cell>
          <table:table-cell office:value-type="date" office:date-value="2021-08-31" table:style-name="DateCell">
            <text:p>2021-08-31</text:p>
          </table:table-cell>
          <table:table-cell office:value-type="float" office:value="5991898.79">
            <text:p>5991898.79</text:p>
          </table:table-cell>
        </table:table-row>
        <table:table-row>
          <table:table-cell office:value-type="string">
            <text:p>N.K.5.622.8.262.141.14.07</text:p>
          </table:table-cell>
          <table:table-cell office:value-type="string">
            <text:p>ENG</text:p>
          </table:table-cell>
          <table:table-cell office:value-type="date" office:date-value="2021-08-31" table:style-name="DateCell">
            <text:p>2021-08-31</text:p>
          </table:table-cell>
          <table:table-cell office:value-type="float" office:value="5461704.14">
            <text:p>5461704.14</text:p>
          </table:table-cell>
        </table:table-row>
        <table:table-row>
          <table:table-cell office:value-type="string">
            <text:p>N.K.5.622.8.262.141.14.08</text:p>
          </table:table-cell>
          <table:table-cell office:value-type="string">
            <text:p>ENG</text:p>
          </table:table-cell>
          <table:table-cell office:value-type="date" office:date-value="2021-08-31" table:style-name="DateCell">
            <text:p>2021-08-31</text:p>
          </table:table-cell>
          <table:table-cell office:value-type="float" office:value="5012748.79">
            <text:p>5012748.79</text:p>
          </table:table-cell>
        </table:table-row>
        <table:table-row>
          <table:table-cell office:value-type="string">
            <text:p>N.K.5.622.8.262.141.14.09</text:p>
          </table:table-cell>
          <table:table-cell office:value-type="string">
            <text:p>ENG</text:p>
          </table:table-cell>
          <table:table-cell office:value-type="date" office:date-value="2021-08-31" table:style-name="DateCell">
            <text:p>2021-08-31</text:p>
          </table:table-cell>
          <table:table-cell office:value-type="float" office:value="5068412.48">
            <text:p>5068412.48</text:p>
          </table:table-cell>
        </table:table-row>
        <table:table-row>
          <table:table-cell office:value-type="string">
            <text:p>N.K.5.622.8.262.141.14.10</text:p>
          </table:table-cell>
          <table:table-cell office:value-type="string">
            <text:p>ENG</text:p>
          </table:table-cell>
          <table:table-cell office:value-type="date" office:date-value="2021-08-31" table:style-name="DateCell">
            <text:p>2021-08-31</text:p>
          </table:table-cell>
          <table:table-cell office:value-type="float" office:value="4030321.01">
            <text:p>4030321.01</text:p>
          </table:table-cell>
        </table:table-row>
        <table:table-row>
          <table:table-cell office:value-type="string">
            <text:p>N.K.5.622.8.262.141.14.11</text:p>
          </table:table-cell>
          <table:table-cell office:value-type="string">
            <text:p>ENG</text:p>
          </table:table-cell>
          <table:table-cell office:value-type="date" office:date-value="2021-08-31" table:style-name="DateCell">
            <text:p>2021-08-31</text:p>
          </table:table-cell>
          <table:table-cell office:value-type="float" office:value="5109176.85">
            <text:p>5109176.85</text:p>
          </table:table-cell>
        </table:table-row>
        <table:table-row>
          <table:table-cell office:value-type="string">
            <text:p>N.K.5.622.8.262.141.14.12</text:p>
          </table:table-cell>
          <table:table-cell office:value-type="string">
            <text:p>ENG</text:p>
          </table:table-cell>
          <table:table-cell office:value-type="date" office:date-value="2021-08-31" table:style-name="DateCell">
            <text:p>2021-08-31</text:p>
          </table:table-cell>
          <table:table-cell office:value-type="float" office:value="5608985.73">
            <text:p>5608985.73</text:p>
          </table:table-cell>
        </table:table-row>
        <table:table-row>
          <table:table-cell office:value-type="string">
            <text:p>N.K.5.622.8.262.141.14.14</text:p>
          </table:table-cell>
          <table:table-cell office:value-type="string">
            <text:p>ENG</text:p>
          </table:table-cell>
          <table:table-cell office:value-type="date" office:date-value="2021-08-31" table:style-name="DateCell">
            <text:p>2021-08-31</text:p>
          </table:table-cell>
          <table:table-cell office:value-type="float" office:value="5643533.40">
            <text:p>5643533.40</text:p>
          </table:table-cell>
        </table:table-row>
        <table:table-row>
          <table:table-cell office:value-type="string">
            <text:p>N.K.5.622.8.262.141.14.13</text:p>
          </table:table-cell>
          <table:table-cell office:value-type="string">
            <text:p>ENG</text:p>
          </table:table-cell>
          <table:table-cell office:value-type="date" office:date-value="2021-08-31" table:style-name="DateCell">
            <text:p>2021-08-31</text:p>
          </table:table-cell>
          <table:table-cell office:value-type="float" office:value="4733747.48">
            <text:p>4733747.48</text:p>
          </table:table-cell>
        </table:table-row>
        <table:table-row>
          <table:table-cell office:value-type="string">
            <text:p>N.K.5.622.8.262.141.14.15</text:p>
          </table:table-cell>
          <table:table-cell office:value-type="string">
            <text:p>ENG</text:p>
          </table:table-cell>
          <table:table-cell office:value-type="date" office:date-value="2021-08-31" table:style-name="DateCell">
            <text:p>2021-08-31</text:p>
          </table:table-cell>
          <table:table-cell office:value-type="float" office:value="4066881.67">
            <text:p>4066881.67</text:p>
          </table:table-cell>
        </table:table-row>
        <table:table-row>
          <table:table-cell office:value-type="string">
            <text:p>N.K.5.622.1.262.141.13.03</text:p>
          </table:table-cell>
          <table:table-cell office:value-type="string">
            <text:p>ENG</text:p>
          </table:table-cell>
          <table:table-cell office:value-type="date" office:date-value="2021-08-31" table:style-name="DateCell">
            <text:p>2021-08-31</text:p>
          </table:table-cell>
          <table:table-cell office:value-type="float" office:value="384513191.62">
            <text:p>384513191.62</text:p>
          </table:table-cell>
        </table:table-row>
        <table:table-row>
          <table:table-cell office:value-type="string">
            <text:p>N.E.5.622.6.262.141.20.01</text:p>
          </table:table-cell>
          <table:table-cell office:value-type="string">
            <text:p>ENG</text:p>
          </table:table-cell>
          <table:table-cell office:value-type="date" office:date-value="2021-08-31" table:style-name="DateCell">
            <text:p>2021-08-31</text:p>
          </table:table-cell>
          <table:table-cell office:value-type="float" office:value="16099747.41">
            <text:p>16099747.41</text:p>
          </table:table-cell>
        </table:table-row>
        <table:table-row>
          <table:table-cell office:value-type="string">
            <text:p>N.K.5.623.4.262.141.10.01</text:p>
          </table:table-cell>
          <table:table-cell office:value-type="string">
            <text:p>ENG</text:p>
          </table:table-cell>
          <table:table-cell office:value-type="date" office:date-value="2021-08-31" table:style-name="DateCell">
            <text:p>2021-08-31</text:p>
          </table:table-cell>
          <table:table-cell office:value-type="float" office:value="288200552.90">
            <text:p>288200552.90</text:p>
          </table:table-cell>
        </table:table-row>
        <table:table-row>
          <table:table-cell office:value-type="string">
            <text:p>N.K.5.623.5.262.141.10.03</text:p>
          </table:table-cell>
          <table:table-cell office:value-type="string">
            <text:p>ENG</text:p>
          </table:table-cell>
          <table:table-cell office:value-type="date" office:date-value="2021-08-31" table:style-name="DateCell">
            <text:p>2021-08-31</text:p>
          </table:table-cell>
          <table:table-cell office:value-type="float" office:value="171137311.94">
            <text:p>171137311.94</text:p>
          </table:table-cell>
        </table:table-row>
        <table:table-row>
          <table:table-cell office:value-type="string">
            <text:p>N.K.5.623.5.262.141.10.04</text:p>
          </table:table-cell>
          <table:table-cell office:value-type="string">
            <text:p>ENG</text:p>
          </table:table-cell>
          <table:table-cell office:value-type="date" office:date-value="2021-08-31" table:style-name="DateCell">
            <text:p>2021-08-31</text:p>
          </table:table-cell>
          <table:table-cell office:value-type="float" office:value="167963727.53">
            <text:p>167963727.53</text:p>
          </table:table-cell>
        </table:table-row>
        <table:table-row>
          <table:table-cell office:value-type="string">
            <text:p>N.K.5.623.6.262.141.10.01</text:p>
          </table:table-cell>
          <table:table-cell office:value-type="string">
            <text:p>ENG</text:p>
          </table:table-cell>
          <table:table-cell office:value-type="date" office:date-value="2021-08-31" table:style-name="DateCell">
            <text:p>2021-08-31</text:p>
          </table:table-cell>
          <table:table-cell office:value-type="float" office:value="39808860.45">
            <text:p>39808860.45</text:p>
          </table:table-cell>
        </table:table-row>
        <table:table-row>
          <table:table-cell office:value-type="string">
            <text:p>N.K.5.623.5.262.141.11.02</text:p>
          </table:table-cell>
          <table:table-cell office:value-type="string">
            <text:p>ENG</text:p>
          </table:table-cell>
          <table:table-cell office:value-type="date" office:date-value="2021-08-31" table:style-name="DateCell">
            <text:p>2021-08-31</text:p>
          </table:table-cell>
          <table:table-cell office:value-type="float" office:value="922878.00">
            <text:p>922878.00</text:p>
          </table:table-cell>
        </table:table-row>
        <table:table-row>
          <table:table-cell office:value-type="string">
            <text:p>N.K.5.623.5.262.141.11.04</text:p>
          </table:table-cell>
          <table:table-cell office:value-type="string">
            <text:p>ENG</text:p>
          </table:table-cell>
          <table:table-cell office:value-type="date" office:date-value="2021-08-31" table:style-name="DateCell">
            <text:p>2021-08-31</text:p>
          </table:table-cell>
          <table:table-cell office:value-type="float" office:value="699347.76">
            <text:p>699347.76</text:p>
          </table:table-cell>
        </table:table-row>
        <table:table-row>
          <table:table-cell office:value-type="string">
            <text:p>N.K.5.623.4.262.141.11.05</text:p>
          </table:table-cell>
          <table:table-cell office:value-type="string">
            <text:p>ENG</text:p>
          </table:table-cell>
          <table:table-cell office:value-type="date" office:date-value="2021-08-31" table:style-name="DateCell">
            <text:p>2021-08-31</text:p>
          </table:table-cell>
          <table:table-cell office:value-type="float" office:value="374850.00">
            <text:p>374850.00</text:p>
          </table:table-cell>
        </table:table-row>
        <table:table-row>
          <table:table-cell office:value-type="string">
            <text:p>N.K.5.623.4.262.141.11.06</text:p>
          </table:table-cell>
          <table:table-cell office:value-type="string">
            <text:p>ENG</text:p>
          </table:table-cell>
          <table:table-cell office:value-type="date" office:date-value="2021-08-31" table:style-name="DateCell">
            <text:p>2021-08-31</text:p>
          </table:table-cell>
          <table:table-cell office:value-type="float" office:value="374850.00">
            <text:p>374850.00</text:p>
          </table:table-cell>
        </table:table-row>
        <table:table-row>
          <table:table-cell office:value-type="string">
            <text:p>N.K.5.623.4.262.141.11.07</text:p>
          </table:table-cell>
          <table:table-cell office:value-type="string">
            <text:p>ENG</text:p>
          </table:table-cell>
          <table:table-cell office:value-type="date" office:date-value="2021-08-31" table:style-name="DateCell">
            <text:p>2021-08-31</text:p>
          </table:table-cell>
          <table:table-cell office:value-type="float" office:value="3085660.89">
            <text:p>3085660.89</text:p>
          </table:table-cell>
        </table:table-row>
        <table:table-row>
          <table:table-cell office:value-type="string">
            <text:p>N.K.5.623.6.262.141.10.02</text:p>
          </table:table-cell>
          <table:table-cell office:value-type="string">
            <text:p>ENG</text:p>
          </table:table-cell>
          <table:table-cell office:value-type="date" office:date-value="2021-08-31" table:style-name="DateCell">
            <text:p>2021-08-31</text:p>
          </table:table-cell>
          <table:table-cell office:value-type="float" office:value="59213976.76">
            <text:p>59213976.76</text:p>
          </table:table-cell>
        </table:table-row>
        <table:table-row>
          <table:table-cell office:value-type="string">
            <text:p>N.K.5.623.4.262.141.11.19</text:p>
          </table:table-cell>
          <table:table-cell office:value-type="string">
            <text:p>ENG</text:p>
          </table:table-cell>
          <table:table-cell office:value-type="date" office:date-value="2021-08-31" table:style-name="DateCell">
            <text:p>2021-08-31</text:p>
          </table:table-cell>
          <table:table-cell office:value-type="float" office:value="36393932.33">
            <text:p>36393932.33</text:p>
          </table:table-cell>
        </table:table-row>
        <table:table-row>
          <table:table-cell office:value-type="string">
            <text:p>N.K.5.623.4.262.141.11.23</text:p>
          </table:table-cell>
          <table:table-cell office:value-type="string">
            <text:p>ENG</text:p>
          </table:table-cell>
          <table:table-cell office:value-type="date" office:date-value="2021-08-31" table:style-name="DateCell">
            <text:p>2021-08-31</text:p>
          </table:table-cell>
          <table:table-cell office:value-type="float" office:value="34768645.47">
            <text:p>34768645.47</text:p>
          </table:table-cell>
        </table:table-row>
        <table:table-row>
          <table:table-cell office:value-type="string">
            <text:p>N.K.5.623.4.262.141.11.25</text:p>
          </table:table-cell>
          <table:table-cell office:value-type="string">
            <text:p>ENG</text:p>
          </table:table-cell>
          <table:table-cell office:value-type="date" office:date-value="2021-08-31" table:style-name="DateCell">
            <text:p>2021-08-31</text:p>
          </table:table-cell>
          <table:table-cell office:value-type="float" office:value="164451516.26">
            <text:p>164451516.26</text:p>
          </table:table-cell>
        </table:table-row>
        <table:table-row>
          <table:table-cell office:value-type="string">
            <text:p>N.K.5.623.5.262.141.12.01</text:p>
          </table:table-cell>
          <table:table-cell office:value-type="string">
            <text:p>ENG</text:p>
          </table:table-cell>
          <table:table-cell office:value-type="date" office:date-value="2021-08-31" table:style-name="DateCell">
            <text:p>2021-08-31</text:p>
          </table:table-cell>
          <table:table-cell office:value-type="float" office:value="6677694.41">
            <text:p>6677694.41</text:p>
          </table:table-cell>
        </table:table-row>
        <table:table-row>
          <table:table-cell office:value-type="string">
            <text:p>N.K.5.623.6.262.141.12.01</text:p>
          </table:table-cell>
          <table:table-cell office:value-type="string">
            <text:p>ENG</text:p>
          </table:table-cell>
          <table:table-cell office:value-type="date" office:date-value="2021-08-31" table:style-name="DateCell">
            <text:p>2021-08-31</text:p>
          </table:table-cell>
          <table:table-cell office:value-type="float" office:value="34697248.99">
            <text:p>34697248.99</text:p>
          </table:table-cell>
        </table:table-row>
        <table:table-row>
          <table:table-cell office:value-type="string">
            <text:p>N.K.5.623.6.262.141.11.01</text:p>
          </table:table-cell>
          <table:table-cell office:value-type="string">
            <text:p>ENG</text:p>
          </table:table-cell>
          <table:table-cell office:value-type="date" office:date-value="2021-08-31" table:style-name="DateCell">
            <text:p>2021-08-31</text:p>
          </table:table-cell>
          <table:table-cell office:value-type="float" office:value="55646127.82">
            <text:p>55646127.82</text:p>
          </table:table-cell>
        </table:table-row>
        <table:table-row>
          <table:table-cell office:value-type="string">
            <text:p>N.K.5.623.4.262.141.11.29</text:p>
          </table:table-cell>
          <table:table-cell office:value-type="string">
            <text:p>ENG</text:p>
          </table:table-cell>
          <table:table-cell office:value-type="date" office:date-value="2021-08-31" table:style-name="DateCell">
            <text:p>2021-08-31</text:p>
          </table:table-cell>
          <table:table-cell office:value-type="float" office:value="39694921.49">
            <text:p>39694921.49</text:p>
          </table:table-cell>
        </table:table-row>
        <table:table-row>
          <table:table-cell office:value-type="string">
            <text:p>N.K.5.623.4.262.141.12.05</text:p>
          </table:table-cell>
          <table:table-cell office:value-type="string">
            <text:p>ENG</text:p>
          </table:table-cell>
          <table:table-cell office:value-type="date" office:date-value="2021-08-31" table:style-name="DateCell">
            <text:p>2021-08-31</text:p>
          </table:table-cell>
          <table:table-cell office:value-type="float" office:value="60232802.23">
            <text:p>60232802.23</text:p>
          </table:table-cell>
        </table:table-row>
        <table:table-row>
          <table:table-cell office:value-type="string">
            <text:p>N.K.5.623.4.262.141.12.06</text:p>
          </table:table-cell>
          <table:table-cell office:value-type="string">
            <text:p>ENG</text:p>
          </table:table-cell>
          <table:table-cell office:value-type="date" office:date-value="2021-08-31" table:style-name="DateCell">
            <text:p>2021-08-31</text:p>
          </table:table-cell>
          <table:table-cell office:value-type="float" office:value="44611505.00">
            <text:p>44611505.00</text:p>
          </table:table-cell>
        </table:table-row>
        <table:table-row>
          <table:table-cell office:value-type="string">
            <text:p>N.K.5.623.4.262.141.12.07</text:p>
          </table:table-cell>
          <table:table-cell office:value-type="string">
            <text:p>ENG</text:p>
          </table:table-cell>
          <table:table-cell office:value-type="date" office:date-value="2021-08-31" table:style-name="DateCell">
            <text:p>2021-08-31</text:p>
          </table:table-cell>
          <table:table-cell office:value-type="float" office:value="57764873.45">
            <text:p>57764873.45</text:p>
          </table:table-cell>
        </table:table-row>
        <table:table-row>
          <table:table-cell office:value-type="string">
            <text:p>N.K.5.623.4.262.141.13.01</text:p>
          </table:table-cell>
          <table:table-cell office:value-type="string">
            <text:p>ENG</text:p>
          </table:table-cell>
          <table:table-cell office:value-type="date" office:date-value="2021-08-31" table:style-name="DateCell">
            <text:p>2021-08-31</text:p>
          </table:table-cell>
          <table:table-cell office:value-type="float" office:value="1648197.41">
            <text:p>1648197.41</text:p>
          </table:table-cell>
        </table:table-row>
        <table:table-row>
          <table:table-cell office:value-type="string">
            <text:p>N.K.5.623.4.262.141.13.03</text:p>
          </table:table-cell>
          <table:table-cell office:value-type="string">
            <text:p>ENG</text:p>
          </table:table-cell>
          <table:table-cell office:value-type="date" office:date-value="2021-08-31" table:style-name="DateCell">
            <text:p>2021-08-31</text:p>
          </table:table-cell>
          <table:table-cell office:value-type="float" office:value="1753006.94">
            <text:p>1753006.94</text:p>
          </table:table-cell>
        </table:table-row>
        <table:table-row>
          <table:table-cell office:value-type="string">
            <text:p>N.K.5.623.5.262.141.13.01</text:p>
          </table:table-cell>
          <table:table-cell office:value-type="string">
            <text:p>ENG</text:p>
          </table:table-cell>
          <table:table-cell office:value-type="date" office:date-value="2021-08-31" table:style-name="DateCell">
            <text:p>2021-08-31</text:p>
          </table:table-cell>
          <table:table-cell office:value-type="float" office:value="3509493.40">
            <text:p>3509493.40</text:p>
          </table:table-cell>
        </table:table-row>
        <table:table-row>
          <table:table-cell office:value-type="string">
            <text:p>N.K.5.623.8.262.141.12.02</text:p>
          </table:table-cell>
          <table:table-cell office:value-type="string">
            <text:p>ENG</text:p>
          </table:table-cell>
          <table:table-cell office:value-type="date" office:date-value="2021-08-31" table:style-name="DateCell">
            <text:p>2021-08-31</text:p>
          </table:table-cell>
          <table:table-cell office:value-type="float" office:value="11708142.05">
            <text:p>11708142.05</text:p>
          </table:table-cell>
        </table:table-row>
        <table:table-row>
          <table:table-cell office:value-type="string">
            <text:p>N.K.5.623.3.262.141.13.02</text:p>
          </table:table-cell>
          <table:table-cell office:value-type="string">
            <text:p>ENG</text:p>
          </table:table-cell>
          <table:table-cell office:value-type="date" office:date-value="2021-08-31" table:style-name="DateCell">
            <text:p>2021-08-31</text:p>
          </table:table-cell>
          <table:table-cell office:value-type="float" office:value="529280.91">
            <text:p>529280.91</text:p>
          </table:table-cell>
        </table:table-row>
        <table:table-row>
          <table:table-cell office:value-type="string">
            <text:p>N.K.5.623.6.262.141.11.02</text:p>
          </table:table-cell>
          <table:table-cell office:value-type="string">
            <text:p>ENG</text:p>
          </table:table-cell>
          <table:table-cell office:value-type="date" office:date-value="2021-08-31" table:style-name="DateCell">
            <text:p>2021-08-31</text:p>
          </table:table-cell>
          <table:table-cell office:value-type="float" office:value="61430157.97">
            <text:p>61430157.97</text:p>
          </table:table-cell>
        </table:table-row>
        <table:table-row>
          <table:table-cell office:value-type="string">
            <text:p>N.K.5.623.4.262.141.13.04</text:p>
          </table:table-cell>
          <table:table-cell office:value-type="string">
            <text:p>ENG</text:p>
          </table:table-cell>
          <table:table-cell office:value-type="date" office:date-value="2021-08-31" table:style-name="DateCell">
            <text:p>2021-08-31</text:p>
          </table:table-cell>
          <table:table-cell office:value-type="float" office:value="1422546.64">
            <text:p>1422546.64</text:p>
          </table:table-cell>
        </table:table-row>
        <table:table-row>
          <table:table-cell office:value-type="string">
            <text:p>N.K.5.623.6.262.141.12.02</text:p>
          </table:table-cell>
          <table:table-cell office:value-type="string">
            <text:p>ENG</text:p>
          </table:table-cell>
          <table:table-cell office:value-type="date" office:date-value="2021-08-31" table:style-name="DateCell">
            <text:p>2021-08-31</text:p>
          </table:table-cell>
          <table:table-cell office:value-type="float" office:value="8269514.23">
            <text:p>8269514.23</text:p>
          </table:table-cell>
        </table:table-row>
        <table:table-row>
          <table:table-cell office:value-type="string">
            <text:p>N.K.5.623.4.262.141.13.06</text:p>
          </table:table-cell>
          <table:table-cell office:value-type="string">
            <text:p>ENG</text:p>
          </table:table-cell>
          <table:table-cell office:value-type="date" office:date-value="2021-08-31" table:style-name="DateCell">
            <text:p>2021-08-31</text:p>
          </table:table-cell>
          <table:table-cell office:value-type="float" office:value="77197647.42">
            <text:p>77197647.42</text:p>
          </table:table-cell>
        </table:table-row>
        <table:table-row>
          <table:table-cell office:value-type="string">
            <text:p>N.K.5.623.5.262.141.13.02</text:p>
          </table:table-cell>
          <table:table-cell office:value-type="string">
            <text:p>ENG</text:p>
          </table:table-cell>
          <table:table-cell office:value-type="date" office:date-value="2021-08-31" table:style-name="DateCell">
            <text:p>2021-08-31</text:p>
          </table:table-cell>
          <table:table-cell office:value-type="float" office:value="235068843.66">
            <text:p>235068843.66</text:p>
          </table:table-cell>
        </table:table-row>
        <table:table-row>
          <table:table-cell office:value-type="string">
            <text:p>N.K.5.623.4.262.141.12.08</text:p>
          </table:table-cell>
          <table:table-cell office:value-type="string">
            <text:p>ENG</text:p>
          </table:table-cell>
          <table:table-cell office:value-type="date" office:date-value="2021-08-31" table:style-name="DateCell">
            <text:p>2021-08-31</text:p>
          </table:table-cell>
          <table:table-cell office:value-type="float" office:value="16758669.47">
            <text:p>16758669.47</text:p>
          </table:table-cell>
        </table:table-row>
        <table:table-row>
          <table:table-cell office:value-type="string">
            <text:p>N.K.5.623.5.262.141.12.07</text:p>
          </table:table-cell>
          <table:table-cell office:value-type="string">
            <text:p>ENG</text:p>
          </table:table-cell>
          <table:table-cell office:value-type="date" office:date-value="2021-08-31" table:style-name="DateCell">
            <text:p>2021-08-31</text:p>
          </table:table-cell>
          <table:table-cell office:value-type="float" office:value="202985400.44">
            <text:p>202985400.44</text:p>
          </table:table-cell>
        </table:table-row>
        <table:table-row>
          <table:table-cell office:value-type="string">
            <text:p>N.K.5.623.5.262.141.13.03</text:p>
          </table:table-cell>
          <table:table-cell office:value-type="string">
            <text:p>ENG</text:p>
          </table:table-cell>
          <table:table-cell office:value-type="date" office:date-value="2021-08-31" table:style-name="DateCell">
            <text:p>2021-08-31</text:p>
          </table:table-cell>
          <table:table-cell office:value-type="float" office:value="20476110.92">
            <text:p>20476110.92</text:p>
          </table:table-cell>
        </table:table-row>
        <table:table-row>
          <table:table-cell office:value-type="string">
            <text:p>N.K.5.623.3.262.141.13.03</text:p>
          </table:table-cell>
          <table:table-cell office:value-type="string">
            <text:p>ENG</text:p>
          </table:table-cell>
          <table:table-cell office:value-type="date" office:date-value="2021-08-31" table:style-name="DateCell">
            <text:p>2021-08-31</text:p>
          </table:table-cell>
          <table:table-cell office:value-type="float" office:value="18070235.20">
            <text:p>18070235.20</text:p>
          </table:table-cell>
        </table:table-row>
        <table:table-row>
          <table:table-cell office:value-type="string">
            <text:p>N.K.5.623.4.262.141.14.02</text:p>
          </table:table-cell>
          <table:table-cell office:value-type="string">
            <text:p>ENG</text:p>
          </table:table-cell>
          <table:table-cell office:value-type="date" office:date-value="2021-08-31" table:style-name="DateCell">
            <text:p>2021-08-31</text:p>
          </table:table-cell>
          <table:table-cell office:value-type="float" office:value="96926723.64">
            <text:p>96926723.64</text:p>
          </table:table-cell>
        </table:table-row>
        <table:table-row>
          <table:table-cell office:value-type="string">
            <text:p>N.K.5.623.4.262.141.14.03</text:p>
          </table:table-cell>
          <table:table-cell office:value-type="string">
            <text:p>ENG</text:p>
          </table:table-cell>
          <table:table-cell office:value-type="date" office:date-value="2021-08-31" table:style-name="DateCell">
            <text:p>2021-08-31</text:p>
          </table:table-cell>
          <table:table-cell office:value-type="float" office:value="91483576.17">
            <text:p>91483576.17</text:p>
          </table:table-cell>
        </table:table-row>
        <table:table-row>
          <table:table-cell office:value-type="string">
            <text:p>N.K.5.623.4.262.141.14.05</text:p>
          </table:table-cell>
          <table:table-cell office:value-type="string">
            <text:p>ENG</text:p>
          </table:table-cell>
          <table:table-cell office:value-type="date" office:date-value="2021-08-31" table:style-name="DateCell">
            <text:p>2021-08-31</text:p>
          </table:table-cell>
          <table:table-cell office:value-type="float" office:value="82879653.49">
            <text:p>82879653.49</text:p>
          </table:table-cell>
        </table:table-row>
        <table:table-row>
          <table:table-cell office:value-type="string">
            <text:p>N.K.5.623.4.262.141.14.06</text:p>
          </table:table-cell>
          <table:table-cell office:value-type="string">
            <text:p>ENG</text:p>
          </table:table-cell>
          <table:table-cell office:value-type="date" office:date-value="2021-08-31" table:style-name="DateCell">
            <text:p>2021-08-31</text:p>
          </table:table-cell>
          <table:table-cell office:value-type="float" office:value="85710756.60">
            <text:p>85710756.60</text:p>
          </table:table-cell>
        </table:table-row>
        <table:table-row>
          <table:table-cell office:value-type="string">
            <text:p>N.K.5.623.4.262.141.14.07</text:p>
          </table:table-cell>
          <table:table-cell office:value-type="string">
            <text:p>ENG</text:p>
          </table:table-cell>
          <table:table-cell office:value-type="date" office:date-value="2021-08-31" table:style-name="DateCell">
            <text:p>2021-08-31</text:p>
          </table:table-cell>
          <table:table-cell office:value-type="float" office:value="88826039.59">
            <text:p>88826039.59</text:p>
          </table:table-cell>
        </table:table-row>
        <table:table-row>
          <table:table-cell office:value-type="string">
            <text:p>N.K.5.623.5.262.141.14.01</text:p>
          </table:table-cell>
          <table:table-cell office:value-type="string">
            <text:p>ENG</text:p>
          </table:table-cell>
          <table:table-cell office:value-type="date" office:date-value="2021-08-31" table:style-name="DateCell">
            <text:p>2021-08-31</text:p>
          </table:table-cell>
          <table:table-cell office:value-type="float" office:value="208649373.39">
            <text:p>208649373.39</text:p>
          </table:table-cell>
        </table:table-row>
        <table:table-row>
          <table:table-cell office:value-type="string">
            <text:p>N.K.5.623.5.262.141.14.02</text:p>
          </table:table-cell>
          <table:table-cell office:value-type="string">
            <text:p>ENG</text:p>
          </table:table-cell>
          <table:table-cell office:value-type="date" office:date-value="2021-08-31" table:style-name="DateCell">
            <text:p>2021-08-31</text:p>
          </table:table-cell>
          <table:table-cell office:value-type="float" office:value="306893315.31">
            <text:p>306893315.31</text:p>
          </table:table-cell>
        </table:table-row>
        <table:table-row>
          <table:table-cell office:value-type="string">
            <text:p>N.K.5.623.3.262.141.13.05</text:p>
          </table:table-cell>
          <table:table-cell office:value-type="string">
            <text:p>ENG</text:p>
          </table:table-cell>
          <table:table-cell office:value-type="date" office:date-value="2021-08-31" table:style-name="DateCell">
            <text:p>2021-08-31</text:p>
          </table:table-cell>
          <table:table-cell office:value-type="float" office:value="10992521.44">
            <text:p>10992521.44</text:p>
          </table:table-cell>
        </table:table-row>
        <table:table-row>
          <table:table-cell office:value-type="string">
            <text:p>N.K.5.623.3.262.141.14.02</text:p>
          </table:table-cell>
          <table:table-cell office:value-type="string">
            <text:p>ENG</text:p>
          </table:table-cell>
          <table:table-cell office:value-type="date" office:date-value="2021-08-31" table:style-name="DateCell">
            <text:p>2021-08-31</text:p>
          </table:table-cell>
          <table:table-cell office:value-type="float" office:value="13893073.99">
            <text:p>13893073.99</text:p>
          </table:table-cell>
        </table:table-row>
        <table:table-row>
          <table:table-cell office:value-type="string">
            <text:p>N.K.5.623.3.262.141.14.08</text:p>
          </table:table-cell>
          <table:table-cell office:value-type="string">
            <text:p>ENG</text:p>
          </table:table-cell>
          <table:table-cell office:value-type="date" office:date-value="2021-08-31" table:style-name="DateCell">
            <text:p>2021-08-31</text:p>
          </table:table-cell>
          <table:table-cell office:value-type="float" office:value="12201385.36">
            <text:p>12201385.36</text:p>
          </table:table-cell>
        </table:table-row>
        <table:table-row>
          <table:table-cell office:value-type="string">
            <text:p>N.K.5.623.3.262.141.14.12</text:p>
          </table:table-cell>
          <table:table-cell office:value-type="string">
            <text:p>ENG</text:p>
          </table:table-cell>
          <table:table-cell office:value-type="date" office:date-value="2021-08-31" table:style-name="DateCell">
            <text:p>2021-08-31</text:p>
          </table:table-cell>
          <table:table-cell office:value-type="float" office:value="10667210.22">
            <text:p>10667210.22</text:p>
          </table:table-cell>
        </table:table-row>
        <table:table-row>
          <table:table-cell office:value-type="string">
            <text:p>N.K.5.623.3.262.141.14.13</text:p>
          </table:table-cell>
          <table:table-cell office:value-type="string">
            <text:p>ENG</text:p>
          </table:table-cell>
          <table:table-cell office:value-type="date" office:date-value="2021-08-31" table:style-name="DateCell">
            <text:p>2021-08-31</text:p>
          </table:table-cell>
          <table:table-cell office:value-type="float" office:value="13313968.59">
            <text:p>13313968.59</text:p>
          </table:table-cell>
        </table:table-row>
        <table:table-row>
          <table:table-cell office:value-type="string">
            <text:p>N.K.5.623.3.262.141.14.15</text:p>
          </table:table-cell>
          <table:table-cell office:value-type="string">
            <text:p>ENG</text:p>
          </table:table-cell>
          <table:table-cell office:value-type="date" office:date-value="2021-08-31" table:style-name="DateCell">
            <text:p>2021-08-31</text:p>
          </table:table-cell>
          <table:table-cell office:value-type="float" office:value="12925028.85">
            <text:p>12925028.85</text:p>
          </table:table-cell>
        </table:table-row>
        <table:table-row>
          <table:table-cell office:value-type="string">
            <text:p>N.K.5.623.3.262.141.14.17</text:p>
          </table:table-cell>
          <table:table-cell office:value-type="string">
            <text:p>ENG</text:p>
          </table:table-cell>
          <table:table-cell office:value-type="date" office:date-value="2021-08-31" table:style-name="DateCell">
            <text:p>2021-08-31</text:p>
          </table:table-cell>
          <table:table-cell office:value-type="float" office:value="12580330.86">
            <text:p>12580330.86</text:p>
          </table:table-cell>
        </table:table-row>
        <table:table-row>
          <table:table-cell office:value-type="string">
            <text:p>N.K.5.623.3.262.141.14.19</text:p>
          </table:table-cell>
          <table:table-cell office:value-type="string">
            <text:p>ENG</text:p>
          </table:table-cell>
          <table:table-cell office:value-type="date" office:date-value="2021-08-31" table:style-name="DateCell">
            <text:p>2021-08-31</text:p>
          </table:table-cell>
          <table:table-cell office:value-type="float" office:value="11398300.47">
            <text:p>11398300.47</text:p>
          </table:table-cell>
        </table:table-row>
        <table:table-row>
          <table:table-cell office:value-type="string">
            <text:p>N.K.5.623.4.262.141.14.01</text:p>
          </table:table-cell>
          <table:table-cell office:value-type="string">
            <text:p>ENG</text:p>
          </table:table-cell>
          <table:table-cell office:value-type="date" office:date-value="2021-08-31" table:style-name="DateCell">
            <text:p>2021-08-31</text:p>
          </table:table-cell>
          <table:table-cell office:value-type="float" office:value="124494459.35">
            <text:p>124494459.35</text:p>
          </table:table-cell>
        </table:table-row>
        <table:table-row>
          <table:table-cell office:value-type="string">
            <text:p>N.K.5.623.5.262.141.14.03</text:p>
          </table:table-cell>
          <table:table-cell office:value-type="string">
            <text:p>ENG</text:p>
          </table:table-cell>
          <table:table-cell office:value-type="date" office:date-value="2021-08-31" table:style-name="DateCell">
            <text:p>2021-08-31</text:p>
          </table:table-cell>
          <table:table-cell office:value-type="float" office:value="260506698.92">
            <text:p>260506698.92</text:p>
          </table:table-cell>
        </table:table-row>
        <table:table-row>
          <table:table-cell office:value-type="string">
            <text:p>N.K.5.623.5.262.141.14.04</text:p>
          </table:table-cell>
          <table:table-cell office:value-type="string">
            <text:p>ENG</text:p>
          </table:table-cell>
          <table:table-cell office:value-type="date" office:date-value="2021-08-31" table:style-name="DateCell">
            <text:p>2021-08-31</text:p>
          </table:table-cell>
          <table:table-cell office:value-type="float" office:value="257353592.62">
            <text:p>257353592.62</text:p>
          </table:table-cell>
        </table:table-row>
        <table:table-row>
          <table:table-cell office:value-type="string">
            <text:p>N.K.5.623.5.262.141.14.05</text:p>
          </table:table-cell>
          <table:table-cell office:value-type="string">
            <text:p>ENG</text:p>
          </table:table-cell>
          <table:table-cell office:value-type="date" office:date-value="2021-08-31" table:style-name="DateCell">
            <text:p>2021-08-31</text:p>
          </table:table-cell>
          <table:table-cell office:value-type="float" office:value="25868286.38">
            <text:p>25868286.38</text:p>
          </table:table-cell>
        </table:table-row>
        <table:table-row>
          <table:table-cell office:value-type="string">
            <text:p>N.K.5.623.4.262.141.14.08</text:p>
          </table:table-cell>
          <table:table-cell office:value-type="string">
            <text:p>ENG</text:p>
          </table:table-cell>
          <table:table-cell office:value-type="date" office:date-value="2021-08-31" table:style-name="DateCell">
            <text:p>2021-08-31</text:p>
          </table:table-cell>
          <table:table-cell office:value-type="float" office:value="57633565.88">
            <text:p>57633565.88</text:p>
          </table:table-cell>
        </table:table-row>
        <table:table-row>
          <table:table-cell office:value-type="string">
            <text:p>N.L.5.623.3.262.141.16.01</text:p>
          </table:table-cell>
          <table:table-cell office:value-type="string">
            <text:p>ENG</text:p>
          </table:table-cell>
          <table:table-cell office:value-type="date" office:date-value="2021-08-31" table:style-name="DateCell">
            <text:p>2021-08-31</text:p>
          </table:table-cell>
          <table:table-cell office:value-type="float" office:value="533400.00">
            <text:p>533400.00</text:p>
          </table:table-cell>
        </table:table-row>
        <table:table-row>
          <table:table-cell office:value-type="string">
            <text:p>N.E.5.623.6.262.141.18.02</text:p>
          </table:table-cell>
          <table:table-cell office:value-type="string">
            <text:p>ENG</text:p>
          </table:table-cell>
          <table:table-cell office:value-type="date" office:date-value="2021-08-31" table:style-name="DateCell">
            <text:p>2021-08-31</text:p>
          </table:table-cell>
          <table:table-cell office:value-type="float" office:value="46177019.91">
            <text:p>46177019.91</text:p>
          </table:table-cell>
        </table:table-row>
        <table:table-row>
          <table:table-cell office:value-type="string">
            <text:p>N.E.5.623.3.262.141.18.01</text:p>
          </table:table-cell>
          <table:table-cell office:value-type="string">
            <text:p>ENG</text:p>
          </table:table-cell>
          <table:table-cell office:value-type="date" office:date-value="2021-08-31" table:style-name="DateCell">
            <text:p>2021-08-31</text:p>
          </table:table-cell>
          <table:table-cell office:value-type="float" office:value="18161894.46">
            <text:p>18161894.46</text:p>
          </table:table-cell>
        </table:table-row>
        <table:table-row>
          <table:table-cell office:value-type="string">
            <text:p>N.E.5.623.5.262.141.19.02</text:p>
          </table:table-cell>
          <table:table-cell office:value-type="string">
            <text:p>ENG</text:p>
          </table:table-cell>
          <table:table-cell office:value-type="date" office:date-value="2021-08-31" table:style-name="DateCell">
            <text:p>2021-08-31</text:p>
          </table:table-cell>
          <table:table-cell office:value-type="float" office:value="3150415.31">
            <text:p>3150415.31</text:p>
          </table:table-cell>
        </table:table-row>
        <table:table-row>
          <table:table-cell office:value-type="string">
            <text:p>N.E.5.623.5.262.141.19.01</text:p>
          </table:table-cell>
          <table:table-cell office:value-type="string">
            <text:p>ENG</text:p>
          </table:table-cell>
          <table:table-cell office:value-type="date" office:date-value="2021-08-31" table:style-name="DateCell">
            <text:p>2021-08-31</text:p>
          </table:table-cell>
          <table:table-cell office:value-type="float" office:value="2752519.58">
            <text:p>2752519.58</text:p>
          </table:table-cell>
        </table:table-row>
        <table:table-row>
          <table:table-cell office:value-type="string">
            <text:p>N.E.5.623.3.262.141.21.01</text:p>
          </table:table-cell>
          <table:table-cell office:value-type="string">
            <text:p>ENG</text:p>
          </table:table-cell>
          <table:table-cell office:value-type="date" office:date-value="2021-08-31" table:style-name="DateCell">
            <text:p>2021-08-31</text:p>
          </table:table-cell>
          <table:table-cell office:value-type="float" office:value="1369000.00">
            <text:p>1369000.00</text:p>
          </table:table-cell>
        </table:table-row>
        <table:table-row>
          <table:table-cell office:value-type="string">
            <text:p>N.E.5.623.6.262.141.20.01</text:p>
          </table:table-cell>
          <table:table-cell office:value-type="string">
            <text:p>ENG</text:p>
          </table:table-cell>
          <table:table-cell office:value-type="date" office:date-value="2021-08-31" table:style-name="DateCell">
            <text:p>2021-08-31</text:p>
          </table:table-cell>
          <table:table-cell office:value-type="float" office:value="13986248.50">
            <text:p>13986248.50</text:p>
          </table:table-cell>
        </table:table-row>
        <table:table-row>
          <table:table-cell office:value-type="string">
            <text:p>N.E.5.623.4.262.141.19.01</text:p>
          </table:table-cell>
          <table:table-cell office:value-type="string">
            <text:p>ENG</text:p>
          </table:table-cell>
          <table:table-cell office:value-type="date" office:date-value="2021-08-31" table:style-name="DateCell">
            <text:p>2021-08-31</text:p>
          </table:table-cell>
          <table:table-cell office:value-type="float" office:value="4609325.00">
            <text:p>4609325.00</text:p>
          </table:table-cell>
        </table:table-row>
        <table:table-row>
          <table:table-cell office:value-type="string">
            <text:p>N.E.5.623.3.262.141.21.02</text:p>
          </table:table-cell>
          <table:table-cell office:value-type="string">
            <text:p>ENG</text:p>
          </table:table-cell>
          <table:table-cell office:value-type="date" office:date-value="2021-08-31" table:style-name="DateCell">
            <text:p>2021-08-31</text:p>
          </table:table-cell>
          <table:table-cell office:value-type="float" office:value="1232100.00">
            <text:p>1232100.00</text:p>
          </table:table-cell>
        </table:table-row>
        <table:table-row>
          <table:table-cell office:value-type="string">
            <text:p>N.E.5.623.4.262.141.19.02</text:p>
          </table:table-cell>
          <table:table-cell office:value-type="string">
            <text:p>ENG</text:p>
          </table:table-cell>
          <table:table-cell office:value-type="date" office:date-value="2021-08-31" table:style-name="DateCell">
            <text:p>2021-08-31</text:p>
          </table:table-cell>
          <table:table-cell office:value-type="float" office:value="5401375.00">
            <text:p>5401375.00</text:p>
          </table:table-cell>
        </table:table-row>
        <table:table-row>
          <table:table-cell office:value-type="string">
            <text:p>N.E.5.623.3.262.141.19.01</text:p>
          </table:table-cell>
          <table:table-cell office:value-type="string">
            <text:p>ENG</text:p>
          </table:table-cell>
          <table:table-cell office:value-type="date" office:date-value="2021-08-31" table:style-name="DateCell">
            <text:p>2021-08-31</text:p>
          </table:table-cell>
          <table:table-cell office:value-type="float" office:value="752950.00">
            <text:p>752950.00</text:p>
          </table:table-cell>
        </table:table-row>
        <table:table-row>
          <table:table-cell office:value-type="string">
            <text:p>N.F.5.721.4.262.141.09.01</text:p>
          </table:table-cell>
          <table:table-cell office:value-type="string">
            <text:p>ENG</text:p>
          </table:table-cell>
          <table:table-cell office:value-type="date" office:date-value="2021-08-31" table:style-name="DateCell">
            <text:p>2021-08-31</text:p>
          </table:table-cell>
          <table:table-cell office:value-type="float" office:value="108831037.08">
            <text:p>108831037.08</text:p>
          </table:table-cell>
        </table:table-row>
        <table:table-row>
          <table:table-cell office:value-type="string">
            <text:p>N.K.5.721.4.262.141.12.01</text:p>
          </table:table-cell>
          <table:table-cell office:value-type="string">
            <text:p>ENG</text:p>
          </table:table-cell>
          <table:table-cell office:value-type="date" office:date-value="2021-08-31" table:style-name="DateCell">
            <text:p>2021-08-31</text:p>
          </table:table-cell>
          <table:table-cell office:value-type="float" office:value="794241828.09">
            <text:p>794241828.09</text:p>
          </table:table-cell>
        </table:table-row>
        <table:table-row>
          <table:table-cell office:value-type="string">
            <text:p>N.F.5.722.2.262.141.08.01</text:p>
          </table:table-cell>
          <table:table-cell office:value-type="string">
            <text:p>ENG</text:p>
          </table:table-cell>
          <table:table-cell office:value-type="date" office:date-value="2021-08-31" table:style-name="DateCell">
            <text:p>2021-08-31</text:p>
          </table:table-cell>
          <table:table-cell office:value-type="float" office:value="320762772.16">
            <text:p>320762772.16</text:p>
          </table:table-cell>
        </table:table-row>
        <table:table-row>
          <table:table-cell office:value-type="string">
            <text:p>N.K.5.722.2.262.141.10.01</text:p>
          </table:table-cell>
          <table:table-cell office:value-type="string">
            <text:p>ENG</text:p>
          </table:table-cell>
          <table:table-cell office:value-type="date" office:date-value="2021-08-31" table:style-name="DateCell">
            <text:p>2021-08-31</text:p>
          </table:table-cell>
          <table:table-cell office:value-type="float" office:value="2235526.31">
            <text:p>2235526.31</text:p>
          </table:table-cell>
        </table:table-row>
        <table:table-row>
          <table:table-cell office:value-type="string">
            <text:p>N.K.5.722.2.262.141.11.02</text:p>
          </table:table-cell>
          <table:table-cell office:value-type="string">
            <text:p>ENG</text:p>
          </table:table-cell>
          <table:table-cell office:value-type="date" office:date-value="2021-08-31" table:style-name="DateCell">
            <text:p>2021-08-31</text:p>
          </table:table-cell>
          <table:table-cell office:value-type="float" office:value="305147554.07">
            <text:p>305147554.07</text:p>
          </table:table-cell>
        </table:table-row>
        <table:table-row>
          <table:table-cell office:value-type="string">
            <text:p>N.K.5.722.1.262.141.15.01</text:p>
          </table:table-cell>
          <table:table-cell office:value-type="string">
            <text:p>ENG</text:p>
          </table:table-cell>
          <table:table-cell office:value-type="date" office:date-value="2021-08-31" table:style-name="DateCell">
            <text:p>2021-08-31</text:p>
          </table:table-cell>
          <table:table-cell office:value-type="float" office:value="8240502.17">
            <text:p>8240502.17</text:p>
          </table:table-cell>
        </table:table-row>
        <table:table-row>
          <table:table-cell office:value-type="string">
            <text:p>N.F.5.722.1.262.141.16.01</text:p>
          </table:table-cell>
          <table:table-cell office:value-type="string">
            <text:p>ENG</text:p>
          </table:table-cell>
          <table:table-cell office:value-type="date" office:date-value="2021-08-31" table:style-name="DateCell">
            <text:p>2021-08-31</text:p>
          </table:table-cell>
          <table:table-cell office:value-type="float" office:value="749208.00">
            <text:p>749208.00</text:p>
          </table:table-cell>
        </table:table-row>
        <table:table-row>
          <table:table-cell office:value-type="string">
            <text:p>N.K.5.731.9.262.141.12.01</text:p>
          </table:table-cell>
          <table:table-cell office:value-type="string">
            <text:p>ENG</text:p>
          </table:table-cell>
          <table:table-cell office:value-type="date" office:date-value="2021-08-31" table:style-name="DateCell">
            <text:p>2021-08-31</text:p>
          </table:table-cell>
          <table:table-cell office:value-type="float" office:value="4191680.00">
            <text:p>4191680.00</text:p>
          </table:table-cell>
        </table:table-row>
        <table:table-row>
          <table:table-cell office:value-type="string">
            <text:p>N.K.5.731.1.262.141.14.01</text:p>
          </table:table-cell>
          <table:table-cell office:value-type="string">
            <text:p>ENG</text:p>
          </table:table-cell>
          <table:table-cell office:value-type="date" office:date-value="2021-08-31" table:style-name="DateCell">
            <text:p>2021-08-31</text:p>
          </table:table-cell>
          <table:table-cell office:value-type="float" office:value="195305689.34">
            <text:p>195305689.34</text:p>
          </table:table-cell>
        </table:table-row>
        <table:table-row>
          <table:table-cell office:value-type="string">
            <text:p>N.K.5.752.2.262.141.10.02</text:p>
          </table:table-cell>
          <table:table-cell office:value-type="string">
            <text:p>ENG</text:p>
          </table:table-cell>
          <table:table-cell office:value-type="date" office:date-value="2021-08-31" table:style-name="DateCell">
            <text:p>2021-08-31</text:p>
          </table:table-cell>
          <table:table-cell office:value-type="float" office:value="88951329.18">
            <text:p>88951329.18</text:p>
          </table:table-cell>
        </table:table-row>
        <table:table-row>
          <table:table-cell office:value-type="string">
            <text:p>N.F.5.762.1.262.141.08.01</text:p>
          </table:table-cell>
          <table:table-cell office:value-type="string">
            <text:p>ENG</text:p>
          </table:table-cell>
          <table:table-cell office:value-type="date" office:date-value="2021-08-31" table:style-name="DateCell">
            <text:p>2021-08-31</text:p>
          </table:table-cell>
          <table:table-cell office:value-type="float" office:value="786094859.28">
            <text:p>786094859.28</text:p>
          </table:table-cell>
        </table:table-row>
        <table:table-row>
          <table:table-cell office:value-type="string">
            <text:p>N.K.5.762.1.262.141.10.01</text:p>
          </table:table-cell>
          <table:table-cell office:value-type="string">
            <text:p>ENG</text:p>
          </table:table-cell>
          <table:table-cell office:value-type="date" office:date-value="2021-08-31" table:style-name="DateCell">
            <text:p>2021-08-31</text:p>
          </table:table-cell>
          <table:table-cell office:value-type="float" office:value="11707625.24">
            <text:p>11707625.24</text:p>
          </table:table-cell>
        </table:table-row>
        <table:table-row>
          <table:table-cell office:value-type="string">
            <text:p>N.K.5.762.1.262.141.10.03</text:p>
          </table:table-cell>
          <table:table-cell office:value-type="string">
            <text:p>ENG</text:p>
          </table:table-cell>
          <table:table-cell office:value-type="date" office:date-value="2021-08-31" table:style-name="DateCell">
            <text:p>2021-08-31</text:p>
          </table:table-cell>
          <table:table-cell office:value-type="float" office:value="77971306.89">
            <text:p>77971306.89</text:p>
          </table:table-cell>
        </table:table-row>
        <table:table-row>
          <table:table-cell office:value-type="string">
            <text:p>S.F.5.631.2.262.141.06.01</text:p>
          </table:table-cell>
          <table:table-cell office:value-type="string">
            <text:p>ENG</text:p>
          </table:table-cell>
          <table:table-cell office:value-type="date" office:date-value="2021-08-31" table:style-name="DateCell">
            <text:p>2021-08-31</text:p>
          </table:table-cell>
          <table:table-cell office:value-type="float" office:value="278559943.25">
            <text:p>278559943.25</text:p>
          </table:table-cell>
        </table:table-row>
        <table:table-row>
          <table:table-cell office:value-type="string">
            <text:p>S.F.5.631.6.262.141.06.03</text:p>
          </table:table-cell>
          <table:table-cell office:value-type="string">
            <text:p>ENG</text:p>
          </table:table-cell>
          <table:table-cell office:value-type="date" office:date-value="2021-08-31" table:style-name="DateCell">
            <text:p>2021-08-31</text:p>
          </table:table-cell>
          <table:table-cell office:value-type="float" office:value="56282256.31">
            <text:p>56282256.31</text:p>
          </table:table-cell>
        </table:table-row>
        <table:table-row>
          <table:table-cell office:value-type="string">
            <text:p>N.F.5.631.6.262.141.07.01</text:p>
          </table:table-cell>
          <table:table-cell office:value-type="string">
            <text:p>ENG</text:p>
          </table:table-cell>
          <table:table-cell office:value-type="date" office:date-value="2021-08-31" table:style-name="DateCell">
            <text:p>2021-08-31</text:p>
          </table:table-cell>
          <table:table-cell office:value-type="float" office:value="13092599.90">
            <text:p>13092599.90</text:p>
          </table:table-cell>
        </table:table-row>
        <table:table-row>
          <table:table-cell office:value-type="string">
            <text:p>N.K.5.631.6.262.141.10.02</text:p>
          </table:table-cell>
          <table:table-cell office:value-type="string">
            <text:p>ENG</text:p>
          </table:table-cell>
          <table:table-cell office:value-type="date" office:date-value="2021-08-31" table:style-name="DateCell">
            <text:p>2021-08-31</text:p>
          </table:table-cell>
          <table:table-cell office:value-type="float" office:value="47555462.89">
            <text:p>47555462.89</text:p>
          </table:table-cell>
        </table:table-row>
        <table:table-row>
          <table:table-cell office:value-type="string">
            <text:p>N.K.5.631.6.262.141.10.01</text:p>
          </table:table-cell>
          <table:table-cell office:value-type="string">
            <text:p>ENG</text:p>
          </table:table-cell>
          <table:table-cell office:value-type="date" office:date-value="2021-08-31" table:style-name="DateCell">
            <text:p>2021-08-31</text:p>
          </table:table-cell>
          <table:table-cell office:value-type="float" office:value="122532248.07">
            <text:p>122532248.07</text:p>
          </table:table-cell>
        </table:table-row>
        <table:table-row>
          <table:table-cell office:value-type="string">
            <text:p>N.K.5.631.6.262.141.10.03</text:p>
          </table:table-cell>
          <table:table-cell office:value-type="string">
            <text:p>ENG</text:p>
          </table:table-cell>
          <table:table-cell office:value-type="date" office:date-value="2021-08-31" table:style-name="DateCell">
            <text:p>2021-08-31</text:p>
          </table:table-cell>
          <table:table-cell office:value-type="float" office:value="231235948.95">
            <text:p>231235948.95</text:p>
          </table:table-cell>
        </table:table-row>
        <table:table-row>
          <table:table-cell office:value-type="string">
            <text:p>N.K.5.631.1.262.141.12.01</text:p>
          </table:table-cell>
          <table:table-cell office:value-type="string">
            <text:p>ENG</text:p>
          </table:table-cell>
          <table:table-cell office:value-type="date" office:date-value="2021-08-31" table:style-name="DateCell">
            <text:p>2021-08-31</text:p>
          </table:table-cell>
          <table:table-cell office:value-type="float" office:value="6960423.42">
            <text:p>6960423.42</text:p>
          </table:table-cell>
        </table:table-row>
        <table:table-row>
          <table:table-cell office:value-type="string">
            <text:p>N.K.5.631.6.262.141.11.01</text:p>
          </table:table-cell>
          <table:table-cell office:value-type="string">
            <text:p>ENG</text:p>
          </table:table-cell>
          <table:table-cell office:value-type="date" office:date-value="2021-08-31" table:style-name="DateCell">
            <text:p>2021-08-31</text:p>
          </table:table-cell>
          <table:table-cell office:value-type="float" office:value="14007374.18">
            <text:p>14007374.18</text:p>
          </table:table-cell>
        </table:table-row>
        <table:table-row>
          <table:table-cell office:value-type="string">
            <text:p>N.K.5.631.2.262.141.11.01</text:p>
          </table:table-cell>
          <table:table-cell office:value-type="string">
            <text:p>ENG</text:p>
          </table:table-cell>
          <table:table-cell office:value-type="date" office:date-value="2021-08-31" table:style-name="DateCell">
            <text:p>2021-08-31</text:p>
          </table:table-cell>
          <table:table-cell office:value-type="float" office:value="511101537.79">
            <text:p>511101537.79</text:p>
          </table:table-cell>
        </table:table-row>
        <table:table-row>
          <table:table-cell office:value-type="string">
            <text:p>N.K.5.631.2.262.141.14.01</text:p>
          </table:table-cell>
          <table:table-cell office:value-type="string">
            <text:p>ENG</text:p>
          </table:table-cell>
          <table:table-cell office:value-type="date" office:date-value="2021-08-31" table:style-name="DateCell">
            <text:p>2021-08-31</text:p>
          </table:table-cell>
          <table:table-cell office:value-type="float" office:value="637673911.57">
            <text:p>637673911.57</text:p>
          </table:table-cell>
        </table:table-row>
        <table:table-row>
          <table:table-cell office:value-type="string">
            <text:p>N.K.5.631.2.262.141.12.01</text:p>
          </table:table-cell>
          <table:table-cell office:value-type="string">
            <text:p>ENG</text:p>
          </table:table-cell>
          <table:table-cell office:value-type="date" office:date-value="2021-08-31" table:style-name="DateCell">
            <text:p>2021-08-31</text:p>
          </table:table-cell>
          <table:table-cell office:value-type="float" office:value="356691580.19">
            <text:p>356691580.19</text:p>
          </table:table-cell>
        </table:table-row>
        <table:table-row>
          <table:table-cell office:value-type="string">
            <text:p>N.K.5.631.6.262.141.14.01</text:p>
          </table:table-cell>
          <table:table-cell office:value-type="string">
            <text:p>ENG</text:p>
          </table:table-cell>
          <table:table-cell office:value-type="date" office:date-value="2021-08-31" table:style-name="DateCell">
            <text:p>2021-08-31</text:p>
          </table:table-cell>
          <table:table-cell office:value-type="float" office:value="25938824.18">
            <text:p>25938824.18</text:p>
          </table:table-cell>
        </table:table-row>
        <table:table-row>
          <table:table-cell office:value-type="string">
            <text:p>N.K.5.631.2.262.141.14.02</text:p>
          </table:table-cell>
          <table:table-cell office:value-type="string">
            <text:p>ENG</text:p>
          </table:table-cell>
          <table:table-cell office:value-type="date" office:date-value="2021-08-31" table:style-name="DateCell">
            <text:p>2021-08-31</text:p>
          </table:table-cell>
          <table:table-cell office:value-type="float" office:value="535405116.25">
            <text:p>535405116.25</text:p>
          </table:table-cell>
        </table:table-row>
        <table:table-row>
          <table:table-cell office:value-type="string">
            <text:p>N.K.5.631.2.262.141.14.03</text:p>
          </table:table-cell>
          <table:table-cell office:value-type="string">
            <text:p>ENG</text:p>
          </table:table-cell>
          <table:table-cell office:value-type="date" office:date-value="2021-08-31" table:style-name="DateCell">
            <text:p>2021-08-31</text:p>
          </table:table-cell>
          <table:table-cell office:value-type="float" office:value="8591465.45">
            <text:p>8591465.45</text:p>
          </table:table-cell>
        </table:table-row>
        <table:table-row>
          <table:table-cell office:value-type="string">
            <text:p>N.E.5.631.6.262.141.19.02</text:p>
          </table:table-cell>
          <table:table-cell office:value-type="string">
            <text:p>ENG</text:p>
          </table:table-cell>
          <table:table-cell office:value-type="date" office:date-value="2021-08-31" table:style-name="DateCell">
            <text:p>2021-08-31</text:p>
          </table:table-cell>
          <table:table-cell office:value-type="float" office:value="313624.50">
            <text:p>313624.50</text:p>
          </table:table-cell>
        </table:table-row>
        <table:table-row>
          <table:table-cell office:value-type="string">
            <text:p>N.E.5.631.6.262.141.20.01</text:p>
          </table:table-cell>
          <table:table-cell office:value-type="string">
            <text:p>ENG</text:p>
          </table:table-cell>
          <table:table-cell office:value-type="date" office:date-value="2021-08-31" table:style-name="DateCell">
            <text:p>2021-08-31</text:p>
          </table:table-cell>
          <table:table-cell office:value-type="float" office:value="170170.00">
            <text:p>170170.00</text:p>
          </table:table-cell>
        </table:table-row>
        <table:table-row>
          <table:table-cell office:value-type="string">
            <text:p>N.F.5.722.2.262.141.08.02</text:p>
          </table:table-cell>
          <table:table-cell office:value-type="string">
            <text:p>ENG</text:p>
          </table:table-cell>
          <table:table-cell office:value-type="date" office:date-value="2021-08-31" table:style-name="DateCell">
            <text:p>2021-08-31</text:p>
          </table:table-cell>
          <table:table-cell office:value-type="float" office:value="50029103.47">
            <text:p>50029103.47</text:p>
          </table:table-cell>
        </table:table-row>
        <table:table-row>
          <table:table-cell office:value-type="string">
            <text:p>N.F.5.722.2.262.141.09.01</text:p>
          </table:table-cell>
          <table:table-cell office:value-type="string">
            <text:p>ENG</text:p>
          </table:table-cell>
          <table:table-cell office:value-type="date" office:date-value="2021-08-31" table:style-name="DateCell">
            <text:p>2021-08-31</text:p>
          </table:table-cell>
          <table:table-cell office:value-type="float" office:value="71996939.93">
            <text:p>71996939.93</text:p>
          </table:table-cell>
        </table:table-row>
        <table:table-row>
          <table:table-cell office:value-type="string">
            <text:p>N.K.5.722.2.262.141.11.03</text:p>
          </table:table-cell>
          <table:table-cell office:value-type="string">
            <text:p>ENG</text:p>
          </table:table-cell>
          <table:table-cell office:value-type="date" office:date-value="2021-08-31" table:style-name="DateCell">
            <text:p>2021-08-31</text:p>
          </table:table-cell>
          <table:table-cell office:value-type="float" office:value="88738464.87">
            <text:p>88738464.87</text:p>
          </table:table-cell>
        </table:table-row>
        <table:table-row>
          <table:table-cell office:value-type="string">
            <text:p>N.K.5.172.3.262.141.12.01</text:p>
          </table:table-cell>
          <table:table-cell office:value-type="string">
            <text:p>ENG</text:p>
          </table:table-cell>
          <table:table-cell office:value-type="date" office:date-value="2021-08-31" table:style-name="DateCell">
            <text:p>2021-08-31</text:p>
          </table:table-cell>
          <table:table-cell office:value-type="float" office:value="1410142.13">
            <text:p>1410142.13</text:p>
          </table:table-cell>
        </table:table-row>
        <table:table-row>
          <table:table-cell office:value-type="string">
            <text:p>S.F.5.742.8.262.141.06.03</text:p>
          </table:table-cell>
          <table:table-cell office:value-type="string">
            <text:p>ENG</text:p>
          </table:table-cell>
          <table:table-cell office:value-type="date" office:date-value="2021-08-31" table:style-name="DateCell">
            <text:p>2021-08-31</text:p>
          </table:table-cell>
          <table:table-cell office:value-type="float" office:value="329026897.35">
            <text:p>329026897.35</text:p>
          </table:table-cell>
        </table:table-row>
        <table:table-row>
          <table:table-cell office:value-type="string">
            <text:p>S.F.5.742.2.262.141.07.01</text:p>
          </table:table-cell>
          <table:table-cell office:value-type="string">
            <text:p>ENG</text:p>
          </table:table-cell>
          <table:table-cell office:value-type="date" office:date-value="2021-08-31" table:style-name="DateCell">
            <text:p>2021-08-31</text:p>
          </table:table-cell>
          <table:table-cell office:value-type="float" office:value="167323081.35">
            <text:p>167323081.35</text:p>
          </table:table-cell>
        </table:table-row>
        <table:table-row>
          <table:table-cell office:value-type="string">
            <text:p>N.F.5.741.8.262.141.06.03</text:p>
          </table:table-cell>
          <table:table-cell office:value-type="string">
            <text:p>ENG</text:p>
          </table:table-cell>
          <table:table-cell office:value-type="date" office:date-value="2021-08-31" table:style-name="DateCell">
            <text:p>2021-08-31</text:p>
          </table:table-cell>
          <table:table-cell office:value-type="float" office:value="20516403.37">
            <text:p>20516403.37</text:p>
          </table:table-cell>
        </table:table-row>
        <table:table-row>
          <table:table-cell office:value-type="string">
            <text:p>N.K.5.741.1.262.141.10.02</text:p>
          </table:table-cell>
          <table:table-cell office:value-type="string">
            <text:p>ENG</text:p>
          </table:table-cell>
          <table:table-cell office:value-type="date" office:date-value="2021-08-31" table:style-name="DateCell">
            <text:p>2021-08-31</text:p>
          </table:table-cell>
          <table:table-cell office:value-type="float" office:value="23886346.58">
            <text:p>23886346.58</text:p>
          </table:table-cell>
        </table:table-row>
        <table:table-row>
          <table:table-cell office:value-type="string">
            <text:p>N.K.5.741.2.262.141.12.01</text:p>
          </table:table-cell>
          <table:table-cell office:value-type="string">
            <text:p>ENG</text:p>
          </table:table-cell>
          <table:table-cell office:value-type="date" office:date-value="2021-08-31" table:style-name="DateCell">
            <text:p>2021-08-31</text:p>
          </table:table-cell>
          <table:table-cell office:value-type="float" office:value="2405865.12">
            <text:p>2405865.12</text:p>
          </table:table-cell>
        </table:table-row>
        <table:table-row>
          <table:table-cell office:value-type="string">
            <text:p>N.K.5.741.2.262.141.12.02</text:p>
          </table:table-cell>
          <table:table-cell office:value-type="string">
            <text:p>ENG</text:p>
          </table:table-cell>
          <table:table-cell office:value-type="date" office:date-value="2021-08-31" table:style-name="DateCell">
            <text:p>2021-08-31</text:p>
          </table:table-cell>
          <table:table-cell office:value-type="float" office:value="2882306.40">
            <text:p>2882306.40</text:p>
          </table:table-cell>
        </table:table-row>
        <table:table-row>
          <table:table-cell office:value-type="string">
            <text:p>N.K.5.741.2.262.141.12.03</text:p>
          </table:table-cell>
          <table:table-cell office:value-type="string">
            <text:p>ENG</text:p>
          </table:table-cell>
          <table:table-cell office:value-type="date" office:date-value="2021-08-31" table:style-name="DateCell">
            <text:p>2021-08-31</text:p>
          </table:table-cell>
          <table:table-cell office:value-type="float" office:value="3043891.20">
            <text:p>3043891.20</text:p>
          </table:table-cell>
        </table:table-row>
        <table:table-row>
          <table:table-cell office:value-type="string">
            <text:p>N.K.5.741.8.262.141.13.01</text:p>
          </table:table-cell>
          <table:table-cell office:value-type="string">
            <text:p>ENG</text:p>
          </table:table-cell>
          <table:table-cell office:value-type="date" office:date-value="2021-08-31" table:style-name="DateCell">
            <text:p>2021-08-31</text:p>
          </table:table-cell>
          <table:table-cell office:value-type="float" office:value="1685248.32">
            <text:p>1685248.32</text:p>
          </table:table-cell>
        </table:table-row>
        <table:table-row>
          <table:table-cell office:value-type="string">
            <text:p>N.K.5.741.2.262.141.12.04</text:p>
          </table:table-cell>
          <table:table-cell office:value-type="string">
            <text:p>ENG</text:p>
          </table:table-cell>
          <table:table-cell office:value-type="date" office:date-value="2021-08-31" table:style-name="DateCell">
            <text:p>2021-08-31</text:p>
          </table:table-cell>
          <table:table-cell office:value-type="float" office:value="68432191.86">
            <text:p>68432191.86</text:p>
          </table:table-cell>
        </table:table-row>
        <table:table-row>
          <table:table-cell office:value-type="string">
            <text:p>N.K.5.741.8.262.141.14.04</text:p>
          </table:table-cell>
          <table:table-cell office:value-type="string">
            <text:p>ENG</text:p>
          </table:table-cell>
          <table:table-cell office:value-type="date" office:date-value="2021-08-31" table:style-name="DateCell">
            <text:p>2021-08-31</text:p>
          </table:table-cell>
          <table:table-cell office:value-type="float" office:value="16203866.77">
            <text:p>16203866.77</text:p>
          </table:table-cell>
        </table:table-row>
        <table:table-row>
          <table:table-cell office:value-type="string">
            <text:p>N.F.5.742.2.262.141.06.01</text:p>
          </table:table-cell>
          <table:table-cell office:value-type="string">
            <text:p>ENG</text:p>
          </table:table-cell>
          <table:table-cell office:value-type="date" office:date-value="2021-08-31" table:style-name="DateCell">
            <text:p>2021-08-31</text:p>
          </table:table-cell>
          <table:table-cell office:value-type="float" office:value="190959124.83">
            <text:p>190959124.83</text:p>
          </table:table-cell>
        </table:table-row>
        <table:table-row>
          <table:table-cell office:value-type="string">
            <text:p>N.K.5.742.2.262.141.10.03</text:p>
          </table:table-cell>
          <table:table-cell office:value-type="string">
            <text:p>ENG</text:p>
          </table:table-cell>
          <table:table-cell office:value-type="date" office:date-value="2021-08-31" table:style-name="DateCell">
            <text:p>2021-08-31</text:p>
          </table:table-cell>
          <table:table-cell office:value-type="float" office:value="5976720.35">
            <text:p>5976720.35</text:p>
          </table:table-cell>
        </table:table-row>
        <table:table-row>
          <table:table-cell office:value-type="string">
            <text:p>N.K.5.742.2.262.141.10.04</text:p>
          </table:table-cell>
          <table:table-cell office:value-type="string">
            <text:p>ENG</text:p>
          </table:table-cell>
          <table:table-cell office:value-type="date" office:date-value="2021-08-31" table:style-name="DateCell">
            <text:p>2021-08-31</text:p>
          </table:table-cell>
          <table:table-cell office:value-type="float" office:value="60272569.47">
            <text:p>60272569.47</text:p>
          </table:table-cell>
        </table:table-row>
        <table:table-row>
          <table:table-cell office:value-type="string">
            <text:p>N.K.5.742.2.262.141.10.06</text:p>
          </table:table-cell>
          <table:table-cell office:value-type="string">
            <text:p>ENG</text:p>
          </table:table-cell>
          <table:table-cell office:value-type="date" office:date-value="2021-08-31" table:style-name="DateCell">
            <text:p>2021-08-31</text:p>
          </table:table-cell>
          <table:table-cell office:value-type="float" office:value="30398147.33">
            <text:p>30398147.33</text:p>
          </table:table-cell>
        </table:table-row>
        <table:table-row>
          <table:table-cell office:value-type="string">
            <text:p>N.K.5.742.2.262.141.11.02</text:p>
          </table:table-cell>
          <table:table-cell office:value-type="string">
            <text:p>ENG</text:p>
          </table:table-cell>
          <table:table-cell office:value-type="date" office:date-value="2021-08-31" table:style-name="DateCell">
            <text:p>2021-08-31</text:p>
          </table:table-cell>
          <table:table-cell office:value-type="float" office:value="85549994.71">
            <text:p>85549994.71</text:p>
          </table:table-cell>
        </table:table-row>
        <table:table-row>
          <table:table-cell office:value-type="string">
            <text:p>N.K.5.742.2.262.141.11.03</text:p>
          </table:table-cell>
          <table:table-cell office:value-type="string">
            <text:p>ENG</text:p>
          </table:table-cell>
          <table:table-cell office:value-type="date" office:date-value="2021-08-31" table:style-name="DateCell">
            <text:p>2021-08-31</text:p>
          </table:table-cell>
          <table:table-cell office:value-type="float" office:value="11443503.39">
            <text:p>11443503.39</text:p>
          </table:table-cell>
        </table:table-row>
        <table:table-row>
          <table:table-cell office:value-type="string">
            <text:p>N.K.5.742.2.262.141.11.04</text:p>
          </table:table-cell>
          <table:table-cell office:value-type="string">
            <text:p>ENG</text:p>
          </table:table-cell>
          <table:table-cell office:value-type="date" office:date-value="2021-08-31" table:style-name="DateCell">
            <text:p>2021-08-31</text:p>
          </table:table-cell>
          <table:table-cell office:value-type="float" office:value="18523018.63">
            <text:p>18523018.63</text:p>
          </table:table-cell>
        </table:table-row>
        <table:table-row>
          <table:table-cell office:value-type="string">
            <text:p>N.K.5.742.1.262.141.12.01</text:p>
          </table:table-cell>
          <table:table-cell office:value-type="string">
            <text:p>ENG</text:p>
          </table:table-cell>
          <table:table-cell office:value-type="date" office:date-value="2021-08-31" table:style-name="DateCell">
            <text:p>2021-08-31</text:p>
          </table:table-cell>
          <table:table-cell office:value-type="float" office:value="2416611.00">
            <text:p>2416611.00</text:p>
          </table:table-cell>
        </table:table-row>
        <table:table-row>
          <table:table-cell office:value-type="string">
            <text:p>N.K.5.742.1.262.141.12.02</text:p>
          </table:table-cell>
          <table:table-cell office:value-type="string">
            <text:p>ENG</text:p>
          </table:table-cell>
          <table:table-cell office:value-type="date" office:date-value="2021-08-31" table:style-name="DateCell">
            <text:p>2021-08-31</text:p>
          </table:table-cell>
          <table:table-cell office:value-type="float" office:value="5866008.02">
            <text:p>5866008.02</text:p>
          </table:table-cell>
        </table:table-row>
        <table:table-row>
          <table:table-cell office:value-type="string">
            <text:p>N.K.5.742.1.262.141.12.03</text:p>
          </table:table-cell>
          <table:table-cell office:value-type="string">
            <text:p>ENG</text:p>
          </table:table-cell>
          <table:table-cell office:value-type="date" office:date-value="2021-08-31" table:style-name="DateCell">
            <text:p>2021-08-31</text:p>
          </table:table-cell>
          <table:table-cell office:value-type="float" office:value="18671194.45">
            <text:p>18671194.45</text:p>
          </table:table-cell>
        </table:table-row>
        <table:table-row>
          <table:table-cell office:value-type="string">
            <text:p>N.K.5.742.1.262.141.12.06</text:p>
          </table:table-cell>
          <table:table-cell office:value-type="string">
            <text:p>ENG</text:p>
          </table:table-cell>
          <table:table-cell office:value-type="date" office:date-value="2021-08-31" table:style-name="DateCell">
            <text:p>2021-08-31</text:p>
          </table:table-cell>
          <table:table-cell office:value-type="float" office:value="2655750.00">
            <text:p>2655750.00</text:p>
          </table:table-cell>
        </table:table-row>
        <table:table-row>
          <table:table-cell office:value-type="string">
            <text:p>N.K.5.742.2.262.141.14.02</text:p>
          </table:table-cell>
          <table:table-cell office:value-type="string">
            <text:p>ENG</text:p>
          </table:table-cell>
          <table:table-cell office:value-type="date" office:date-value="2021-08-31" table:style-name="DateCell">
            <text:p>2021-08-31</text:p>
          </table:table-cell>
          <table:table-cell office:value-type="float" office:value="249293739.70">
            <text:p>249293739.70</text:p>
          </table:table-cell>
        </table:table-row>
        <table:table-row>
          <table:table-cell office:value-type="string">
            <text:p>N.K.5.742.2.262.141.13.01</text:p>
          </table:table-cell>
          <table:table-cell office:value-type="string">
            <text:p>ENG</text:p>
          </table:table-cell>
          <table:table-cell office:value-type="date" office:date-value="2021-08-31" table:style-name="DateCell">
            <text:p>2021-08-31</text:p>
          </table:table-cell>
          <table:table-cell office:value-type="float" office:value="136171352.89">
            <text:p>136171352.89</text:p>
          </table:table-cell>
        </table:table-row>
        <table:table-row>
          <table:table-cell office:value-type="string">
            <text:p>N.K.5.742.2.262.141.14.04</text:p>
          </table:table-cell>
          <table:table-cell office:value-type="string">
            <text:p>ENG</text:p>
          </table:table-cell>
          <table:table-cell office:value-type="date" office:date-value="2021-08-31" table:style-name="DateCell">
            <text:p>2021-08-31</text:p>
          </table:table-cell>
          <table:table-cell office:value-type="float" office:value="133883465.18">
            <text:p>133883465.18</text:p>
          </table:table-cell>
        </table:table-row>
        <table:table-row>
          <table:table-cell office:value-type="string">
            <text:p>N.K.5.742.2.262.141.12.02</text:p>
          </table:table-cell>
          <table:table-cell office:value-type="string">
            <text:p>ENG</text:p>
          </table:table-cell>
          <table:table-cell office:value-type="date" office:date-value="2021-08-31" table:style-name="DateCell">
            <text:p>2021-08-31</text:p>
          </table:table-cell>
          <table:table-cell office:value-type="float" office:value="477010.08">
            <text:p>477010.08</text:p>
          </table:table-cell>
        </table:table-row>
        <table:table-row>
          <table:table-cell office:value-type="string">
            <text:p>N.K.5.742.2.262.141.12.03</text:p>
          </table:table-cell>
          <table:table-cell office:value-type="string">
            <text:p>ENG</text:p>
          </table:table-cell>
          <table:table-cell office:value-type="date" office:date-value="2021-08-31" table:style-name="DateCell">
            <text:p>2021-08-31</text:p>
          </table:table-cell>
          <table:table-cell office:value-type="float" office:value="99600764.74">
            <text:p>99600764.74</text:p>
          </table:table-cell>
        </table:table-row>
        <table:table-row>
          <table:table-cell office:value-type="string">
            <text:p>N.K.5.742.2.262.141.14.11</text:p>
          </table:table-cell>
          <table:table-cell office:value-type="string">
            <text:p>ENG</text:p>
          </table:table-cell>
          <table:table-cell office:value-type="date" office:date-value="2021-08-31" table:style-name="DateCell">
            <text:p>2021-08-31</text:p>
          </table:table-cell>
          <table:table-cell office:value-type="float" office:value="216145180.38">
            <text:p>216145180.38</text:p>
          </table:table-cell>
        </table:table-row>
        <table:table-row>
          <table:table-cell office:value-type="string">
            <text:p>N.E.5.742.8.262.141.17.01</text:p>
          </table:table-cell>
          <table:table-cell office:value-type="string">
            <text:p>ENG</text:p>
          </table:table-cell>
          <table:table-cell office:value-type="date" office:date-value="2021-08-31" table:style-name="DateCell">
            <text:p>2021-08-31</text:p>
          </table:table-cell>
          <table:table-cell office:value-type="float" office:value="49865783.77">
            <text:p>49865783.77</text:p>
          </table:table-cell>
        </table:table-row>
        <table:table-row>
          <table:table-cell office:value-type="string">
            <text:p>N.E.5.742.8.262.141.17.02</text:p>
          </table:table-cell>
          <table:table-cell office:value-type="string">
            <text:p>ENG</text:p>
          </table:table-cell>
          <table:table-cell office:value-type="date" office:date-value="2021-08-31" table:style-name="DateCell">
            <text:p>2021-08-31</text:p>
          </table:table-cell>
          <table:table-cell office:value-type="float" office:value="54948939.82">
            <text:p>54948939.82</text:p>
          </table:table-cell>
        </table:table-row>
        <table:table-row>
          <table:table-cell office:value-type="string">
            <text:p>N.K.5.643.2.262.141.10.01</text:p>
          </table:table-cell>
          <table:table-cell office:value-type="string">
            <text:p>ENG</text:p>
          </table:table-cell>
          <table:table-cell office:value-type="date" office:date-value="2021-08-31" table:style-name="DateCell">
            <text:p>2021-08-31</text:p>
          </table:table-cell>
          <table:table-cell office:value-type="float" office:value="9473604.25">
            <text:p>9473604.25</text:p>
          </table:table-cell>
        </table:table-row>
        <table:table-row>
          <table:table-cell office:value-type="string">
            <text:p>N.F.5.731.1.262.141.06.01</text:p>
          </table:table-cell>
          <table:table-cell office:value-type="string">
            <text:p>ENG</text:p>
          </table:table-cell>
          <table:table-cell office:value-type="date" office:date-value="2021-08-31" table:style-name="DateCell">
            <text:p>2021-08-31</text:p>
          </table:table-cell>
          <table:table-cell office:value-type="float" office:value="1068627094.88">
            <text:p>1068627094.88</text:p>
          </table:table-cell>
        </table:table-row>
        <table:table-row>
          <table:table-cell office:value-type="string">
            <text:p>N.F.5.731.7.262.141.06.03</text:p>
          </table:table-cell>
          <table:table-cell office:value-type="string">
            <text:p>ENG</text:p>
          </table:table-cell>
          <table:table-cell office:value-type="date" office:date-value="2021-08-31" table:style-name="DateCell">
            <text:p>2021-08-31</text:p>
          </table:table-cell>
          <table:table-cell office:value-type="float" office:value="99967253.13">
            <text:p>99967253.13</text:p>
          </table:table-cell>
        </table:table-row>
        <table:table-row>
          <table:table-cell office:value-type="string">
            <text:p>N.F.5.731.6.262.141.07.01</text:p>
          </table:table-cell>
          <table:table-cell office:value-type="string">
            <text:p>ENG</text:p>
          </table:table-cell>
          <table:table-cell office:value-type="date" office:date-value="2021-08-31" table:style-name="DateCell">
            <text:p>2021-08-31</text:p>
          </table:table-cell>
          <table:table-cell office:value-type="float" office:value="183369371.75">
            <text:p>183369371.75</text:p>
          </table:table-cell>
        </table:table-row>
        <table:table-row>
          <table:table-cell office:value-type="string">
            <text:p>N.F.5.731.6.262.141.08.01</text:p>
          </table:table-cell>
          <table:table-cell office:value-type="string">
            <text:p>ENG</text:p>
          </table:table-cell>
          <table:table-cell office:value-type="date" office:date-value="2021-08-31" table:style-name="DateCell">
            <text:p>2021-08-31</text:p>
          </table:table-cell>
          <table:table-cell office:value-type="float" office:value="86153870.38">
            <text:p>86153870.38</text:p>
          </table:table-cell>
        </table:table-row>
        <table:table-row>
          <table:table-cell office:value-type="string">
            <text:p>N.F.5.731.6.262.141.09.01</text:p>
          </table:table-cell>
          <table:table-cell office:value-type="string">
            <text:p>ENG</text:p>
          </table:table-cell>
          <table:table-cell office:value-type="date" office:date-value="2021-08-31" table:style-name="DateCell">
            <text:p>2021-08-31</text:p>
          </table:table-cell>
          <table:table-cell office:value-type="float" office:value="286102310.57">
            <text:p>286102310.57</text:p>
          </table:table-cell>
        </table:table-row>
        <table:table-row>
          <table:table-cell office:value-type="string">
            <text:p>N.F.5.731.1.262.141.09.01</text:p>
          </table:table-cell>
          <table:table-cell office:value-type="string">
            <text:p>ENG</text:p>
          </table:table-cell>
          <table:table-cell office:value-type="date" office:date-value="2021-08-31" table:style-name="DateCell">
            <text:p>2021-08-31</text:p>
          </table:table-cell>
          <table:table-cell office:value-type="float" office:value="164221640.90">
            <text:p>164221640.90</text:p>
          </table:table-cell>
        </table:table-row>
        <table:table-row>
          <table:table-cell office:value-type="string">
            <text:p>N.K.5.731.3.262.141.10.01</text:p>
          </table:table-cell>
          <table:table-cell office:value-type="string">
            <text:p>ENG</text:p>
          </table:table-cell>
          <table:table-cell office:value-type="date" office:date-value="2021-08-31" table:style-name="DateCell">
            <text:p>2021-08-31</text:p>
          </table:table-cell>
          <table:table-cell office:value-type="float" office:value="656173370.48">
            <text:p>656173370.48</text:p>
          </table:table-cell>
        </table:table-row>
        <table:table-row>
          <table:table-cell office:value-type="string">
            <text:p>N.K.5.731.3.262.141.10.03</text:p>
          </table:table-cell>
          <table:table-cell office:value-type="string">
            <text:p>ENG</text:p>
          </table:table-cell>
          <table:table-cell office:value-type="date" office:date-value="2021-08-31" table:style-name="DateCell">
            <text:p>2021-08-31</text:p>
          </table:table-cell>
          <table:table-cell office:value-type="float" office:value="192772884.20">
            <text:p>192772884.20</text:p>
          </table:table-cell>
        </table:table-row>
        <table:table-row>
          <table:table-cell office:value-type="string">
            <text:p>N.K.5.731.3.262.141.11.01</text:p>
          </table:table-cell>
          <table:table-cell office:value-type="string">
            <text:p>ENG</text:p>
          </table:table-cell>
          <table:table-cell office:value-type="date" office:date-value="2021-08-31" table:style-name="DateCell">
            <text:p>2021-08-31</text:p>
          </table:table-cell>
          <table:table-cell office:value-type="float" office:value="105853437.22">
            <text:p>105853437.22</text:p>
          </table:table-cell>
        </table:table-row>
        <table:table-row>
          <table:table-cell office:value-type="string">
            <text:p>N.K.5.731.3.262.141.11.02</text:p>
          </table:table-cell>
          <table:table-cell office:value-type="string">
            <text:p>ENG</text:p>
          </table:table-cell>
          <table:table-cell office:value-type="date" office:date-value="2021-08-31" table:style-name="DateCell">
            <text:p>2021-08-31</text:p>
          </table:table-cell>
          <table:table-cell office:value-type="float" office:value="58399958.20">
            <text:p>58399958.20</text:p>
          </table:table-cell>
        </table:table-row>
        <table:table-row>
          <table:table-cell office:value-type="string">
            <text:p>N.K.5.731.6.262.141.11.01</text:p>
          </table:table-cell>
          <table:table-cell office:value-type="string">
            <text:p>ENG</text:p>
          </table:table-cell>
          <table:table-cell office:value-type="date" office:date-value="2021-08-31" table:style-name="DateCell">
            <text:p>2021-08-31</text:p>
          </table:table-cell>
          <table:table-cell office:value-type="float" office:value="192614254.68">
            <text:p>192614254.68</text:p>
          </table:table-cell>
        </table:table-row>
        <table:table-row>
          <table:table-cell office:value-type="string">
            <text:p>N.K.5.731.6.262.141.12.01</text:p>
          </table:table-cell>
          <table:table-cell office:value-type="string">
            <text:p>ENG</text:p>
          </table:table-cell>
          <table:table-cell office:value-type="date" office:date-value="2021-08-31" table:style-name="DateCell">
            <text:p>2021-08-31</text:p>
          </table:table-cell>
          <table:table-cell office:value-type="float" office:value="223635482.16">
            <text:p>223635482.16</text:p>
          </table:table-cell>
        </table:table-row>
        <table:table-row>
          <table:table-cell office:value-type="string">
            <text:p>N.K.5.731.9.262.141.12.02</text:p>
          </table:table-cell>
          <table:table-cell office:value-type="string">
            <text:p>ENG</text:p>
          </table:table-cell>
          <table:table-cell office:value-type="date" office:date-value="2021-08-31" table:style-name="DateCell">
            <text:p>2021-08-31</text:p>
          </table:table-cell>
          <table:table-cell office:value-type="float" office:value="4935245.29">
            <text:p>4935245.29</text:p>
          </table:table-cell>
        </table:table-row>
        <table:table-row>
          <table:table-cell office:value-type="string">
            <text:p>N.K.5.731.3.262.141.12.02</text:p>
          </table:table-cell>
          <table:table-cell office:value-type="string">
            <text:p>ENG</text:p>
          </table:table-cell>
          <table:table-cell office:value-type="date" office:date-value="2021-08-31" table:style-name="DateCell">
            <text:p>2021-08-31</text:p>
          </table:table-cell>
          <table:table-cell office:value-type="float" office:value="188881827.15">
            <text:p>188881827.15</text:p>
          </table:table-cell>
        </table:table-row>
        <table:table-row>
          <table:table-cell office:value-type="string">
            <text:p>N.E.5.731.3.262.141.18.01</text:p>
          </table:table-cell>
          <table:table-cell office:value-type="string">
            <text:p>ENG</text:p>
          </table:table-cell>
          <table:table-cell office:value-type="date" office:date-value="2021-08-31" table:style-name="DateCell">
            <text:p>2021-08-31</text:p>
          </table:table-cell>
          <table:table-cell office:value-type="float" office:value="85486030.00">
            <text:p>85486030.00</text:p>
          </table:table-cell>
        </table:table-row>
        <table:table-row>
          <table:table-cell office:value-type="string">
            <text:p>N.K.5.733.5.262.141.10.01</text:p>
          </table:table-cell>
          <table:table-cell office:value-type="string">
            <text:p>ENG</text:p>
          </table:table-cell>
          <table:table-cell office:value-type="date" office:date-value="2021-08-31" table:style-name="DateCell">
            <text:p>2021-08-31</text:p>
          </table:table-cell>
          <table:table-cell office:value-type="float" office:value="108313012.54">
            <text:p>108313012.54</text:p>
          </table:table-cell>
        </table:table-row>
        <table:table-row>
          <table:table-cell office:value-type="string">
            <text:p>N.K.5.733.4.262.141.14.01</text:p>
          </table:table-cell>
          <table:table-cell office:value-type="string">
            <text:p>ENG</text:p>
          </table:table-cell>
          <table:table-cell office:value-type="date" office:date-value="2021-08-31" table:style-name="DateCell">
            <text:p>2021-08-31</text:p>
          </table:table-cell>
          <table:table-cell office:value-type="float" office:value="20884445.45">
            <text:p>20884445.45</text:p>
          </table:table-cell>
        </table:table-row>
        <table:table-row>
          <table:table-cell office:value-type="string">
            <text:p>N.K.5.421.8.262.141.14.01</text:p>
          </table:table-cell>
          <table:table-cell office:value-type="string">
            <text:p>ENG</text:p>
          </table:table-cell>
          <table:table-cell office:value-type="date" office:date-value="2021-08-31" table:style-name="DateCell">
            <text:p>2021-08-31</text:p>
          </table:table-cell>
          <table:table-cell office:value-type="float" office:value="2340000.00">
            <text:p>2340000.00</text:p>
          </table:table-cell>
        </table:table-row>
        <table:table-row>
          <table:table-cell office:value-type="string">
            <text:p>N.K.5.421.1.262.141.14.01</text:p>
          </table:table-cell>
          <table:table-cell office:value-type="string">
            <text:p>ENG</text:p>
          </table:table-cell>
          <table:table-cell office:value-type="date" office:date-value="2021-08-31" table:style-name="DateCell">
            <text:p>2021-08-31</text:p>
          </table:table-cell>
          <table:table-cell office:value-type="float" office:value="817412.31">
            <text:p>817412.31</text:p>
          </table:table-cell>
        </table:table-row>
        <table:table-row>
          <table:table-cell office:value-type="string">
            <text:p>N.E.5.421.2.262.141.19.01</text:p>
          </table:table-cell>
          <table:table-cell office:value-type="string">
            <text:p>ENG</text:p>
          </table:table-cell>
          <table:table-cell office:value-type="date" office:date-value="2021-08-31" table:style-name="DateCell">
            <text:p>2021-08-31</text:p>
          </table:table-cell>
          <table:table-cell office:value-type="float" office:value="7500000.00">
            <text:p>7500000.00</text:p>
          </table:table-cell>
        </table:table-row>
        <table:table-row>
          <table:table-cell office:value-type="string">
            <text:p>N.E.5.421.2.262.141.19.02</text:p>
          </table:table-cell>
          <table:table-cell office:value-type="string">
            <text:p>ENG</text:p>
          </table:table-cell>
          <table:table-cell office:value-type="date" office:date-value="2021-08-31" table:style-name="DateCell">
            <text:p>2021-08-31</text:p>
          </table:table-cell>
          <table:table-cell office:value-type="float" office:value="4800000.00">
            <text:p>4800000.00</text:p>
          </table:table-cell>
        </table:table-row>
        <table:table-row>
          <table:table-cell office:value-type="string">
            <text:p>N.E.5.421.2.262.141.19.03</text:p>
          </table:table-cell>
          <table:table-cell office:value-type="string">
            <text:p>ENG</text:p>
          </table:table-cell>
          <table:table-cell office:value-type="date" office:date-value="2021-08-31" table:style-name="DateCell">
            <text:p>2021-08-31</text:p>
          </table:table-cell>
          <table:table-cell office:value-type="float" office:value="3500000.00">
            <text:p>3500000.00</text:p>
          </table:table-cell>
        </table:table-row>
        <table:table-row>
          <table:table-cell office:value-type="string">
            <text:p>N.K.5.175.4.262.141.11.01</text:p>
          </table:table-cell>
          <table:table-cell office:value-type="string">
            <text:p>ENG</text:p>
          </table:table-cell>
          <table:table-cell office:value-type="date" office:date-value="2021-08-31" table:style-name="DateCell">
            <text:p>2021-08-31</text:p>
          </table:table-cell>
          <table:table-cell office:value-type="float" office:value="80526270.29">
            <text:p>80526270.29</text:p>
          </table:table-cell>
        </table:table-row>
        <table:table-row>
          <table:table-cell office:value-type="string">
            <text:p>N.K.5.831.1.262.141.11.01</text:p>
          </table:table-cell>
          <table:table-cell office:value-type="string">
            <text:p>ENG</text:p>
          </table:table-cell>
          <table:table-cell office:value-type="date" office:date-value="2021-08-31" table:style-name="DateCell">
            <text:p>2021-08-31</text:p>
          </table:table-cell>
          <table:table-cell office:value-type="float" office:value="34751503.03">
            <text:p>34751503.03</text:p>
          </table:table-cell>
        </table:table-row>
        <table:table-row>
          <table:table-cell office:value-type="string">
            <text:p>N.K.5.831.3.262.141.11.01</text:p>
          </table:table-cell>
          <table:table-cell office:value-type="string">
            <text:p>ENG</text:p>
          </table:table-cell>
          <table:table-cell office:value-type="date" office:date-value="2021-08-31" table:style-name="DateCell">
            <text:p>2021-08-31</text:p>
          </table:table-cell>
          <table:table-cell office:value-type="float" office:value="104635493.47">
            <text:p>104635493.47</text:p>
          </table:table-cell>
        </table:table-row>
        <table:table-row>
          <table:table-cell office:value-type="string">
            <text:p>N.K.5.831.3.262.141.14.01</text:p>
          </table:table-cell>
          <table:table-cell office:value-type="string">
            <text:p>ENG</text:p>
          </table:table-cell>
          <table:table-cell office:value-type="date" office:date-value="2021-08-31" table:style-name="DateCell">
            <text:p>2021-08-31</text:p>
          </table:table-cell>
          <table:table-cell office:value-type="float" office:value="118553694.58">
            <text:p>118553694.58</text:p>
          </table:table-cell>
        </table:table-row>
        <table:table-row>
          <table:table-cell office:value-type="string">
            <text:p>N.K.5.834.2.262.141.12.05</text:p>
          </table:table-cell>
          <table:table-cell office:value-type="string">
            <text:p>ENG</text:p>
          </table:table-cell>
          <table:table-cell office:value-type="date" office:date-value="2021-08-31" table:style-name="DateCell">
            <text:p>2021-08-31</text:p>
          </table:table-cell>
          <table:table-cell office:value-type="float" office:value="143207902.11">
            <text:p>143207902.11</text:p>
          </table:table-cell>
        </table:table-row>
        <table:table-row>
          <table:table-cell office:value-type="string">
            <text:p>N.K.5.834.2.262.141.14.02</text:p>
          </table:table-cell>
          <table:table-cell office:value-type="string">
            <text:p>ENG</text:p>
          </table:table-cell>
          <table:table-cell office:value-type="date" office:date-value="2021-08-31" table:style-name="DateCell">
            <text:p>2021-08-31</text:p>
          </table:table-cell>
          <table:table-cell office:value-type="float" office:value="340295.09">
            <text:p>340295.09</text:p>
          </table:table-cell>
        </table:table-row>
        <table:table-row>
          <table:table-cell office:value-type="string">
            <text:p>N.K.5.852.1.262.141.10.01</text:p>
          </table:table-cell>
          <table:table-cell office:value-type="string">
            <text:p>ENG</text:p>
          </table:table-cell>
          <table:table-cell office:value-type="date" office:date-value="2021-08-31" table:style-name="DateCell">
            <text:p>2021-08-31</text:p>
          </table:table-cell>
          <table:table-cell office:value-type="float" office:value="845161734.60">
            <text:p>845161734.60</text:p>
          </table:table-cell>
        </table:table-row>
        <table:table-row>
          <table:table-cell office:value-type="string">
            <text:p>N.K.5.852.2.262.141.10.01</text:p>
          </table:table-cell>
          <table:table-cell office:value-type="string">
            <text:p>ENG</text:p>
          </table:table-cell>
          <table:table-cell office:value-type="date" office:date-value="2021-08-31" table:style-name="DateCell">
            <text:p>2021-08-31</text:p>
          </table:table-cell>
          <table:table-cell office:value-type="float" office:value="52246495.42">
            <text:p>52246495.42</text:p>
          </table:table-cell>
        </table:table-row>
        <table:table-row>
          <table:table-cell office:value-type="string">
            <text:p>N.K.5.852.4.262.141.10.01</text:p>
          </table:table-cell>
          <table:table-cell office:value-type="string">
            <text:p>ENG</text:p>
          </table:table-cell>
          <table:table-cell office:value-type="date" office:date-value="2021-08-31" table:style-name="DateCell">
            <text:p>2021-08-31</text:p>
          </table:table-cell>
          <table:table-cell office:value-type="float" office:value="849656060.10">
            <text:p>849656060.10</text:p>
          </table:table-cell>
        </table:table-row>
        <table:table-row>
          <table:table-cell office:value-type="string">
            <text:p>N.K.5.852.4.262.141.10.02</text:p>
          </table:table-cell>
          <table:table-cell office:value-type="string">
            <text:p>ENG</text:p>
          </table:table-cell>
          <table:table-cell office:value-type="date" office:date-value="2021-08-31" table:style-name="DateCell">
            <text:p>2021-08-31</text:p>
          </table:table-cell>
          <table:table-cell office:value-type="float" office:value="192476538.02">
            <text:p>192476538.02</text:p>
          </table:table-cell>
        </table:table-row>
        <table:table-row>
          <table:table-cell office:value-type="string">
            <text:p>N.K.5.852.3.262.141.11.01</text:p>
          </table:table-cell>
          <table:table-cell office:value-type="string">
            <text:p>ENG</text:p>
          </table:table-cell>
          <table:table-cell office:value-type="date" office:date-value="2021-08-31" table:style-name="DateCell">
            <text:p>2021-08-31</text:p>
          </table:table-cell>
          <table:table-cell office:value-type="float" office:value="4000320.30">
            <text:p>4000320.30</text:p>
          </table:table-cell>
        </table:table-row>
        <table:table-row>
          <table:table-cell office:value-type="string">
            <text:p>N.K.5.852.2.262.141.14.01</text:p>
          </table:table-cell>
          <table:table-cell office:value-type="string">
            <text:p>ENG</text:p>
          </table:table-cell>
          <table:table-cell office:value-type="date" office:date-value="2021-08-31" table:style-name="DateCell">
            <text:p>2021-08-31</text:p>
          </table:table-cell>
          <table:table-cell office:value-type="float" office:value="106559907.40">
            <text:p>106559907.40</text:p>
          </table:table-cell>
        </table:table-row>
        <table:table-row>
          <table:table-cell office:value-type="string">
            <text:p>N.K.5.855.3.262.141.11.01</text:p>
          </table:table-cell>
          <table:table-cell office:value-type="string">
            <text:p>ENG</text:p>
          </table:table-cell>
          <table:table-cell office:value-type="date" office:date-value="2021-08-31" table:style-name="DateCell">
            <text:p>2021-08-31</text:p>
          </table:table-cell>
          <table:table-cell office:value-type="float" office:value="4855275.99">
            <text:p>4855275.99</text:p>
          </table:table-cell>
        </table:table-row>
        <table:table-row>
          <table:table-cell office:value-type="string">
            <text:p>N.K.5.855.1.262.141.12.01</text:p>
          </table:table-cell>
          <table:table-cell office:value-type="string">
            <text:p>ENG</text:p>
          </table:table-cell>
          <table:table-cell office:value-type="date" office:date-value="2021-08-31" table:style-name="DateCell">
            <text:p>2021-08-31</text:p>
          </table:table-cell>
          <table:table-cell office:value-type="float" office:value="3961999.04">
            <text:p>3961999.04</text:p>
          </table:table-cell>
        </table:table-row>
        <table:table-row>
          <table:table-cell office:value-type="string">
            <text:p>N.K.5.855.3.262.141.12.01</text:p>
          </table:table-cell>
          <table:table-cell office:value-type="string">
            <text:p>ENG</text:p>
          </table:table-cell>
          <table:table-cell office:value-type="date" office:date-value="2021-08-31" table:style-name="DateCell">
            <text:p>2021-08-31</text:p>
          </table:table-cell>
          <table:table-cell office:value-type="float" office:value="356010268.55">
            <text:p>356010268.55</text:p>
          </table:table-cell>
        </table:table-row>
        <table:table-row>
          <table:table-cell office:value-type="string">
            <text:p>N.K.5.461.2.262.141.13.01</text:p>
          </table:table-cell>
          <table:table-cell office:value-type="string">
            <text:p>ENG</text:p>
          </table:table-cell>
          <table:table-cell office:value-type="date" office:date-value="2021-08-31" table:style-name="DateCell">
            <text:p>2021-08-31</text:p>
          </table:table-cell>
          <table:table-cell office:value-type="float" office:value="44107181.85">
            <text:p>44107181.85</text:p>
          </table:table-cell>
        </table:table-row>
        <table:table-row>
          <table:table-cell office:value-type="string">
            <text:p>N.K.5.834.2.262.141.12.03</text:p>
          </table:table-cell>
          <table:table-cell office:value-type="string">
            <text:p>ENG</text:p>
          </table:table-cell>
          <table:table-cell office:value-type="date" office:date-value="2021-08-31" table:style-name="DateCell">
            <text:p>2021-08-31</text:p>
          </table:table-cell>
          <table:table-cell office:value-type="float" office:value="29752416.63">
            <text:p>29752416.63</text:p>
          </table:table-cell>
        </table:table-row>
        <table:table-row>
          <table:table-cell office:value-type="string">
            <text:p>N.K.5.834.2.262.141.12.04</text:p>
          </table:table-cell>
          <table:table-cell office:value-type="string">
            <text:p>ENG</text:p>
          </table:table-cell>
          <table:table-cell office:value-type="date" office:date-value="2021-08-31" table:style-name="DateCell">
            <text:p>2021-08-31</text:p>
          </table:table-cell>
          <table:table-cell office:value-type="float" office:value="88602317.03">
            <text:p>88602317.03</text:p>
          </table:table-cell>
        </table:table-row>
        <table:table-row>
          <table:table-cell office:value-type="string">
            <text:p>N.K.5.352.1.262.141.14.01</text:p>
          </table:table-cell>
          <table:table-cell office:value-type="string">
            <text:p>ENG</text:p>
          </table:table-cell>
          <table:table-cell office:value-type="date" office:date-value="2021-08-31" table:style-name="DateCell">
            <text:p>2021-08-31</text:p>
          </table:table-cell>
          <table:table-cell office:value-type="float" office:value="149673999.58">
            <text:p>149673999.58</text:p>
          </table:table-cell>
        </table:table-row>
        <table:table-row>
          <table:table-cell office:value-type="string">
            <text:p>N.F.5.834.2.262.141.07.02</text:p>
          </table:table-cell>
          <table:table-cell office:value-type="string">
            <text:p>ENG</text:p>
          </table:table-cell>
          <table:table-cell office:value-type="date" office:date-value="2021-08-31" table:style-name="DateCell">
            <text:p>2021-08-31</text:p>
          </table:table-cell>
          <table:table-cell office:value-type="float" office:value="42129607.67">
            <text:p>42129607.67</text:p>
          </table:table-cell>
        </table:table-row>
        <table:table-row>
          <table:table-cell office:value-type="string">
            <text:p>N.F.5.834.2.262.141.08.02</text:p>
          </table:table-cell>
          <table:table-cell office:value-type="string">
            <text:p>ENG</text:p>
          </table:table-cell>
          <table:table-cell office:value-type="date" office:date-value="2021-08-31" table:style-name="DateCell">
            <text:p>2021-08-31</text:p>
          </table:table-cell>
          <table:table-cell office:value-type="float" office:value="249129796.92">
            <text:p>249129796.92</text:p>
          </table:table-cell>
        </table:table-row>
        <table:table-row>
          <table:table-cell office:value-type="string">
            <text:p>N.F.5.834.2.262.141.09.01</text:p>
          </table:table-cell>
          <table:table-cell office:value-type="string">
            <text:p>ENG</text:p>
          </table:table-cell>
          <table:table-cell office:value-type="date" office:date-value="2021-08-31" table:style-name="DateCell">
            <text:p>2021-08-31</text:p>
          </table:table-cell>
          <table:table-cell office:value-type="float" office:value="42361082.94">
            <text:p>42361082.94</text:p>
          </table:table-cell>
        </table:table-row>
        <table:table-row>
          <table:table-cell office:value-type="string">
            <text:p>N.F.5.834.2.262.141.08.09</text:p>
          </table:table-cell>
          <table:table-cell office:value-type="string">
            <text:p>ENG</text:p>
          </table:table-cell>
          <table:table-cell office:value-type="date" office:date-value="2021-08-31" table:style-name="DateCell">
            <text:p>2021-08-31</text:p>
          </table:table-cell>
          <table:table-cell office:value-type="float" office:value="389554037.69">
            <text:p>389554037.69</text:p>
          </table:table-cell>
        </table:table-row>
        <table:table-row>
          <table:table-cell office:value-type="string">
            <text:p>N.K.5.834.1.262.141.10.03</text:p>
          </table:table-cell>
          <table:table-cell office:value-type="string">
            <text:p>ENG</text:p>
          </table:table-cell>
          <table:table-cell office:value-type="date" office:date-value="2021-08-31" table:style-name="DateCell">
            <text:p>2021-08-31</text:p>
          </table:table-cell>
          <table:table-cell office:value-type="float" office:value="364336.25">
            <text:p>364336.25</text:p>
          </table:table-cell>
        </table:table-row>
        <table:table-row>
          <table:table-cell office:value-type="string">
            <text:p>N.K.5.834.2.262.141.11.03</text:p>
          </table:table-cell>
          <table:table-cell office:value-type="string">
            <text:p>ENG</text:p>
          </table:table-cell>
          <table:table-cell office:value-type="date" office:date-value="2021-08-31" table:style-name="DateCell">
            <text:p>2021-08-31</text:p>
          </table:table-cell>
          <table:table-cell office:value-type="float" office:value="141255472.15">
            <text:p>141255472.15</text:p>
          </table:table-cell>
        </table:table-row>
        <table:table-row>
          <table:table-cell office:value-type="string">
            <text:p>N.E.5.834.7.262.141.18.01</text:p>
          </table:table-cell>
          <table:table-cell office:value-type="string">
            <text:p>ENG</text:p>
          </table:table-cell>
          <table:table-cell office:value-type="date" office:date-value="2021-08-31" table:style-name="DateCell">
            <text:p>2021-08-31</text:p>
          </table:table-cell>
          <table:table-cell office:value-type="float" office:value="9279653.79">
            <text:p>9279653.79</text:p>
          </table:table-cell>
        </table:table-row>
        <table:table-row>
          <table:table-cell office:value-type="string">
            <text:p>N.E.5.834.1.262.141.18.01</text:p>
          </table:table-cell>
          <table:table-cell office:value-type="string">
            <text:p>ENG</text:p>
          </table:table-cell>
          <table:table-cell office:value-type="date" office:date-value="2021-08-31" table:style-name="DateCell">
            <text:p>2021-08-31</text:p>
          </table:table-cell>
          <table:table-cell office:value-type="float" office:value="8300.00">
            <text:p>8300.00</text:p>
          </table:table-cell>
        </table:table-row>
        <table:table-row>
          <table:table-cell office:value-type="string">
            <text:p>N.F.5.853.1.262.141.08.01</text:p>
          </table:table-cell>
          <table:table-cell office:value-type="string">
            <text:p>ENG</text:p>
          </table:table-cell>
          <table:table-cell office:value-type="date" office:date-value="2021-08-31" table:style-name="DateCell">
            <text:p>2021-08-31</text:p>
          </table:table-cell>
          <table:table-cell office:value-type="float" office:value="1765206249.80">
            <text:p>1765206249.80</text:p>
          </table:table-cell>
        </table:table-row>
        <table:table-row>
          <table:table-cell office:value-type="string">
            <text:p>N.F.5.834.2.262.141.06.05</text:p>
          </table:table-cell>
          <table:table-cell office:value-type="string">
            <text:p>ENG</text:p>
          </table:table-cell>
          <table:table-cell office:value-type="date" office:date-value="2021-08-31" table:style-name="DateCell">
            <text:p>2021-08-31</text:p>
          </table:table-cell>
          <table:table-cell office:value-type="float" office:value="166051248.32">
            <text:p>166051248.32</text:p>
          </table:table-cell>
        </table:table-row>
        <table:table-row>
          <table:table-cell office:value-type="string">
            <text:p>N.F.5.834.2.262.141.06.06</text:p>
          </table:table-cell>
          <table:table-cell office:value-type="string">
            <text:p>ENG</text:p>
          </table:table-cell>
          <table:table-cell office:value-type="date" office:date-value="2021-08-31" table:style-name="DateCell">
            <text:p>2021-08-31</text:p>
          </table:table-cell>
          <table:table-cell office:value-type="float" office:value="159293731.70">
            <text:p>159293731.70</text:p>
          </table:table-cell>
        </table:table-row>
        <table:table-row>
          <table:table-cell office:value-type="string">
            <text:p>N.K.5.834.1.262.141.10.04</text:p>
          </table:table-cell>
          <table:table-cell office:value-type="string">
            <text:p>ENG</text:p>
          </table:table-cell>
          <table:table-cell office:value-type="date" office:date-value="2021-08-31" table:style-name="DateCell">
            <text:p>2021-08-31</text:p>
          </table:table-cell>
          <table:table-cell office:value-type="float" office:value="5385159.00">
            <text:p>5385159.00</text:p>
          </table:table-cell>
        </table:table-row>
        <table:table-row>
          <table:table-cell office:value-type="string">
            <text:p>N.K.5.834.2.262.141.11.02</text:p>
          </table:table-cell>
          <table:table-cell office:value-type="string">
            <text:p>ENG</text:p>
          </table:table-cell>
          <table:table-cell office:value-type="date" office:date-value="2021-08-31" table:style-name="DateCell">
            <text:p>2021-08-31</text:p>
          </table:table-cell>
          <table:table-cell office:value-type="float" office:value="163281979.96">
            <text:p>163281979.96</text:p>
          </table:table-cell>
        </table:table-row>
        <table:table-row>
          <table:table-cell office:value-type="string">
            <text:p>N.K.5.854.2.262.141.13.01</text:p>
          </table:table-cell>
          <table:table-cell office:value-type="string">
            <text:p>ENG</text:p>
          </table:table-cell>
          <table:table-cell office:value-type="date" office:date-value="2021-08-31" table:style-name="DateCell">
            <text:p>2021-08-31</text:p>
          </table:table-cell>
          <table:table-cell office:value-type="float" office:value="114339023.68">
            <text:p>114339023.68</text:p>
          </table:table-cell>
        </table:table-row>
        <table:table-row>
          <table:table-cell office:value-type="string">
            <text:p>N.K.5.322.2.262.141.11.01</text:p>
          </table:table-cell>
          <table:table-cell office:value-type="string">
            <text:p>ENG</text:p>
          </table:table-cell>
          <table:table-cell office:value-type="date" office:date-value="2021-08-31" table:style-name="DateCell">
            <text:p>2021-08-31</text:p>
          </table:table-cell>
          <table:table-cell office:value-type="float" office:value="158350635.16">
            <text:p>158350635.16</text:p>
          </table:table-cell>
        </table:table-row>
        <table:table-row>
          <table:table-cell office:value-type="string">
            <text:p>N.K.5.322.3.262.141.11.01</text:p>
          </table:table-cell>
          <table:table-cell office:value-type="string">
            <text:p>ENG</text:p>
          </table:table-cell>
          <table:table-cell office:value-type="date" office:date-value="2021-08-31" table:style-name="DateCell">
            <text:p>2021-08-31</text:p>
          </table:table-cell>
          <table:table-cell office:value-type="float" office:value="97625205.41">
            <text:p>97625205.41</text:p>
          </table:table-cell>
        </table:table-row>
        <table:table-row>
          <table:table-cell office:value-type="string">
            <text:p>N.E.5.322.3.262.141.17.01</text:p>
          </table:table-cell>
          <table:table-cell office:value-type="string">
            <text:p>ENG</text:p>
          </table:table-cell>
          <table:table-cell office:value-type="date" office:date-value="2021-08-31" table:style-name="DateCell">
            <text:p>2021-08-31</text:p>
          </table:table-cell>
          <table:table-cell office:value-type="float" office:value="88146276.38">
            <text:p>88146276.38</text:p>
          </table:table-cell>
        </table:table-row>
        <table:table-row>
          <table:table-cell office:value-type="string">
            <text:p>N.E.5.322.2.262.141.18.01</text:p>
          </table:table-cell>
          <table:table-cell office:value-type="string">
            <text:p>ENG</text:p>
          </table:table-cell>
          <table:table-cell office:value-type="date" office:date-value="2021-08-31" table:style-name="DateCell">
            <text:p>2021-08-31</text:p>
          </table:table-cell>
          <table:table-cell office:value-type="float" office:value="163602133.11">
            <text:p>163602133.11</text:p>
          </table:table-cell>
        </table:table-row>
        <table:table-row>
          <table:table-cell office:value-type="string">
            <text:p>N.K.5.333.2.262.141.12.01</text:p>
          </table:table-cell>
          <table:table-cell office:value-type="string">
            <text:p>ENG</text:p>
          </table:table-cell>
          <table:table-cell office:value-type="date" office:date-value="2021-08-31" table:style-name="DateCell">
            <text:p>2021-08-31</text:p>
          </table:table-cell>
          <table:table-cell office:value-type="float" office:value="4760022.15">
            <text:p>4760022.15</text:p>
          </table:table-cell>
        </table:table-row>
        <table:table-row>
          <table:table-cell office:value-type="string">
            <text:p>N.L.5.333.2.262.141.15.01</text:p>
          </table:table-cell>
          <table:table-cell office:value-type="string">
            <text:p>ENG</text:p>
          </table:table-cell>
          <table:table-cell office:value-type="date" office:date-value="2021-08-31" table:style-name="DateCell">
            <text:p>2021-08-31</text:p>
          </table:table-cell>
          <table:table-cell office:value-type="float" office:value="138522741.00">
            <text:p>138522741.00</text:p>
          </table:table-cell>
        </table:table-row>
        <table:table-row>
          <table:table-cell office:value-type="string">
            <text:p>N.K.5.341.2.262.141.11.01</text:p>
          </table:table-cell>
          <table:table-cell office:value-type="string">
            <text:p>ENG</text:p>
          </table:table-cell>
          <table:table-cell office:value-type="date" office:date-value="2021-08-31" table:style-name="DateCell">
            <text:p>2021-08-31</text:p>
          </table:table-cell>
          <table:table-cell office:value-type="float" office:value="362946982.36">
            <text:p>362946982.36</text:p>
          </table:table-cell>
        </table:table-row>
        <table:table-row>
          <table:table-cell office:value-type="string">
            <text:p>N.K.5.341.2.262.141.12.02</text:p>
          </table:table-cell>
          <table:table-cell office:value-type="string">
            <text:p>ENG</text:p>
          </table:table-cell>
          <table:table-cell office:value-type="date" office:date-value="2021-08-31" table:style-name="DateCell">
            <text:p>2021-08-31</text:p>
          </table:table-cell>
          <table:table-cell office:value-type="float" office:value="188341966.64">
            <text:p>188341966.64</text:p>
          </table:table-cell>
        </table:table-row>
        <table:table-row>
          <table:table-cell office:value-type="string">
            <text:p>N.K.5.341.2.262.141.12.03</text:p>
          </table:table-cell>
          <table:table-cell office:value-type="string">
            <text:p>ENG</text:p>
          </table:table-cell>
          <table:table-cell office:value-type="date" office:date-value="2021-08-31" table:style-name="DateCell">
            <text:p>2021-08-31</text:p>
          </table:table-cell>
          <table:table-cell office:value-type="float" office:value="149650820.19">
            <text:p>149650820.19</text:p>
          </table:table-cell>
        </table:table-row>
        <table:table-row>
          <table:table-cell office:value-type="string">
            <text:p>N.K.5.341.1.262.141.12.01</text:p>
          </table:table-cell>
          <table:table-cell office:value-type="string">
            <text:p>ENG</text:p>
          </table:table-cell>
          <table:table-cell office:value-type="date" office:date-value="2021-08-31" table:style-name="DateCell">
            <text:p>2021-08-31</text:p>
          </table:table-cell>
          <table:table-cell office:value-type="float" office:value="11341275.08">
            <text:p>11341275.08</text:p>
          </table:table-cell>
        </table:table-row>
        <table:table-row>
          <table:table-cell office:value-type="string">
            <text:p>N.K.5.341.2.262.141.14.01</text:p>
          </table:table-cell>
          <table:table-cell office:value-type="string">
            <text:p>ENG</text:p>
          </table:table-cell>
          <table:table-cell office:value-type="date" office:date-value="2021-08-31" table:style-name="DateCell">
            <text:p>2021-08-31</text:p>
          </table:table-cell>
          <table:table-cell office:value-type="float" office:value="346296514.46">
            <text:p>346296514.46</text:p>
          </table:table-cell>
        </table:table-row>
        <table:table-row>
          <table:table-cell office:value-type="string">
            <text:p>N.K.5.341.4.262.141.13.01</text:p>
          </table:table-cell>
          <table:table-cell office:value-type="string">
            <text:p>ENG</text:p>
          </table:table-cell>
          <table:table-cell office:value-type="date" office:date-value="2021-08-31" table:style-name="DateCell">
            <text:p>2021-08-31</text:p>
          </table:table-cell>
          <table:table-cell office:value-type="float" office:value="24922213.54">
            <text:p>24922213.54</text:p>
          </table:table-cell>
        </table:table-row>
        <table:table-row>
          <table:table-cell office:value-type="string">
            <text:p>N.K.5.341.8.262.141.14.01</text:p>
          </table:table-cell>
          <table:table-cell office:value-type="string">
            <text:p>ENG</text:p>
          </table:table-cell>
          <table:table-cell office:value-type="date" office:date-value="2021-08-31" table:style-name="DateCell">
            <text:p>2021-08-31</text:p>
          </table:table-cell>
          <table:table-cell office:value-type="float" office:value="147887874.04">
            <text:p>147887874.04</text:p>
          </table:table-cell>
        </table:table-row>
        <table:table-row>
          <table:table-cell office:value-type="string">
            <text:p>N.L.5.341.2.262.141.15.01</text:p>
          </table:table-cell>
          <table:table-cell office:value-type="string">
            <text:p>ENG</text:p>
          </table:table-cell>
          <table:table-cell office:value-type="date" office:date-value="2021-08-31" table:style-name="DateCell">
            <text:p>2021-08-31</text:p>
          </table:table-cell>
          <table:table-cell office:value-type="float" office:value="487381872.82">
            <text:p>487381872.82</text:p>
          </table:table-cell>
        </table:table-row>
        <table:table-row>
          <table:table-cell office:value-type="string">
            <text:p>N.K.5.341.2.262.141.13.02</text:p>
          </table:table-cell>
          <table:table-cell office:value-type="string">
            <text:p>ENG</text:p>
          </table:table-cell>
          <table:table-cell office:value-type="date" office:date-value="2021-08-31" table:style-name="DateCell">
            <text:p>2021-08-31</text:p>
          </table:table-cell>
          <table:table-cell office:value-type="float" office:value="123775974.93">
            <text:p>123775974.93</text:p>
          </table:table-cell>
        </table:table-row>
        <table:table-row>
          <table:table-cell office:value-type="string">
            <text:p>N.K.5.341.4.262.141.13.03</text:p>
          </table:table-cell>
          <table:table-cell office:value-type="string">
            <text:p>ENG</text:p>
          </table:table-cell>
          <table:table-cell office:value-type="date" office:date-value="2021-08-31" table:style-name="DateCell">
            <text:p>2021-08-31</text:p>
          </table:table-cell>
          <table:table-cell office:value-type="float" office:value="8255223.38">
            <text:p>8255223.38</text:p>
          </table:table-cell>
        </table:table-row>
        <table:table-row>
          <table:table-cell office:value-type="string">
            <text:p>N.L.5.341.2.262.141.16.01</text:p>
          </table:table-cell>
          <table:table-cell office:value-type="string">
            <text:p>ENG</text:p>
          </table:table-cell>
          <table:table-cell office:value-type="date" office:date-value="2021-08-31" table:style-name="DateCell">
            <text:p>2021-08-31</text:p>
          </table:table-cell>
          <table:table-cell office:value-type="float" office:value="306463728.29">
            <text:p>306463728.29</text:p>
          </table:table-cell>
        </table:table-row>
        <table:table-row>
          <table:table-cell office:value-type="string">
            <text:p>N.E.5.341.4.262.141.17.01</text:p>
          </table:table-cell>
          <table:table-cell office:value-type="string">
            <text:p>ENG</text:p>
          </table:table-cell>
          <table:table-cell office:value-type="date" office:date-value="2021-08-31" table:style-name="DateCell">
            <text:p>2021-08-31</text:p>
          </table:table-cell>
          <table:table-cell office:value-type="float" office:value="192895074.29">
            <text:p>192895074.29</text:p>
          </table:table-cell>
        </table:table-row>
        <table:table-row>
          <table:table-cell office:value-type="string">
            <text:p>N.E.5.341.2.262.141.18.01</text:p>
          </table:table-cell>
          <table:table-cell office:value-type="string">
            <text:p>ENG</text:p>
          </table:table-cell>
          <table:table-cell office:value-type="date" office:date-value="2021-08-31" table:style-name="DateCell">
            <text:p>2021-08-31</text:p>
          </table:table-cell>
          <table:table-cell office:value-type="float" office:value="25793692.60">
            <text:p>25793692.60</text:p>
          </table:table-cell>
        </table:table-row>
        <table:table-row>
          <table:table-cell office:value-type="string">
            <text:p>N.E.5.341.2.262.141.18.02</text:p>
          </table:table-cell>
          <table:table-cell office:value-type="string">
            <text:p>ENG</text:p>
          </table:table-cell>
          <table:table-cell office:value-type="date" office:date-value="2021-08-31" table:style-name="DateCell">
            <text:p>2021-08-31</text:p>
          </table:table-cell>
          <table:table-cell office:value-type="float" office:value="13557075.00">
            <text:p>13557075.00</text:p>
          </table:table-cell>
        </table:table-row>
        <table:table-row>
          <table:table-cell office:value-type="string">
            <text:p>N.E.5.341.2.262.141.18.03</text:p>
          </table:table-cell>
          <table:table-cell office:value-type="string">
            <text:p>ENG</text:p>
          </table:table-cell>
          <table:table-cell office:value-type="date" office:date-value="2021-08-31" table:style-name="DateCell">
            <text:p>2021-08-31</text:p>
          </table:table-cell>
          <table:table-cell office:value-type="float" office:value="393310797.61">
            <text:p>393310797.61</text:p>
          </table:table-cell>
        </table:table-row>
        <table:table-row>
          <table:table-cell office:value-type="string">
            <text:p>N.F.5.342.2.262.141.07.01</text:p>
          </table:table-cell>
          <table:table-cell office:value-type="string">
            <text:p>ENG</text:p>
          </table:table-cell>
          <table:table-cell office:value-type="date" office:date-value="2021-08-31" table:style-name="DateCell">
            <text:p>2021-08-31</text:p>
          </table:table-cell>
          <table:table-cell office:value-type="float" office:value="1151956311.73">
            <text:p>1151956311.73</text:p>
          </table:table-cell>
        </table:table-row>
        <table:table-row>
          <table:table-cell office:value-type="string">
            <text:p>N.K.5.342.6.262.141.11.01</text:p>
          </table:table-cell>
          <table:table-cell office:value-type="string">
            <text:p>ENG</text:p>
          </table:table-cell>
          <table:table-cell office:value-type="date" office:date-value="2021-08-31" table:style-name="DateCell">
            <text:p>2021-08-31</text:p>
          </table:table-cell>
          <table:table-cell office:value-type="float" office:value="298378754.99">
            <text:p>298378754.99</text:p>
          </table:table-cell>
        </table:table-row>
        <table:table-row>
          <table:table-cell office:value-type="string">
            <text:p>N.K.5.342.2.262.141.11.01</text:p>
          </table:table-cell>
          <table:table-cell office:value-type="string">
            <text:p>ENG</text:p>
          </table:table-cell>
          <table:table-cell office:value-type="date" office:date-value="2021-08-31" table:style-name="DateCell">
            <text:p>2021-08-31</text:p>
          </table:table-cell>
          <table:table-cell office:value-type="float" office:value="517756802.47">
            <text:p>517756802.47</text:p>
          </table:table-cell>
        </table:table-row>
        <table:table-row>
          <table:table-cell office:value-type="string">
            <text:p>N.K.5.342.7.262.141.12.03</text:p>
          </table:table-cell>
          <table:table-cell office:value-type="string">
            <text:p>ENG</text:p>
          </table:table-cell>
          <table:table-cell office:value-type="date" office:date-value="2021-08-31" table:style-name="DateCell">
            <text:p>2021-08-31</text:p>
          </table:table-cell>
          <table:table-cell office:value-type="float" office:value="377992784.53">
            <text:p>377992784.53</text:p>
          </table:table-cell>
        </table:table-row>
        <table:table-row>
          <table:table-cell office:value-type="string">
            <text:p>N.K.5.342.7.262.141.12.04</text:p>
          </table:table-cell>
          <table:table-cell office:value-type="string">
            <text:p>ENG</text:p>
          </table:table-cell>
          <table:table-cell office:value-type="date" office:date-value="2021-08-31" table:style-name="DateCell">
            <text:p>2021-08-31</text:p>
          </table:table-cell>
          <table:table-cell office:value-type="float" office:value="98892321.07">
            <text:p>98892321.07</text:p>
          </table:table-cell>
        </table:table-row>
        <table:table-row>
          <table:table-cell office:value-type="string">
            <text:p>N.K.5.342.6.262.141.12.02</text:p>
          </table:table-cell>
          <table:table-cell office:value-type="string">
            <text:p>ENG</text:p>
          </table:table-cell>
          <table:table-cell office:value-type="date" office:date-value="2021-08-31" table:style-name="DateCell">
            <text:p>2021-08-31</text:p>
          </table:table-cell>
          <table:table-cell office:value-type="float" office:value="158209966.13">
            <text:p>158209966.13</text:p>
          </table:table-cell>
        </table:table-row>
        <table:table-row>
          <table:table-cell office:value-type="string">
            <text:p>N.K.5.342.6.262.141.12.01</text:p>
          </table:table-cell>
          <table:table-cell office:value-type="string">
            <text:p>ENG</text:p>
          </table:table-cell>
          <table:table-cell office:value-type="date" office:date-value="2021-08-31" table:style-name="DateCell">
            <text:p>2021-08-31</text:p>
          </table:table-cell>
          <table:table-cell office:value-type="float" office:value="49758106.62">
            <text:p>49758106.62</text:p>
          </table:table-cell>
        </table:table-row>
        <table:table-row>
          <table:table-cell office:value-type="string">
            <text:p>N.K.5.342.6.262.141.14.01</text:p>
          </table:table-cell>
          <table:table-cell office:value-type="string">
            <text:p>ENG</text:p>
          </table:table-cell>
          <table:table-cell office:value-type="date" office:date-value="2021-08-31" table:style-name="DateCell">
            <text:p>2021-08-31</text:p>
          </table:table-cell>
          <table:table-cell office:value-type="float" office:value="463078276.73">
            <text:p>463078276.73</text:p>
          </table:table-cell>
        </table:table-row>
        <table:table-row>
          <table:table-cell office:value-type="string">
            <text:p>N.K.5.342.6.262.141.14.02</text:p>
          </table:table-cell>
          <table:table-cell office:value-type="string">
            <text:p>ENG</text:p>
          </table:table-cell>
          <table:table-cell office:value-type="date" office:date-value="2021-08-31" table:style-name="DateCell">
            <text:p>2021-08-31</text:p>
          </table:table-cell>
          <table:table-cell office:value-type="float" office:value="463825673.30">
            <text:p>463825673.30</text:p>
          </table:table-cell>
        </table:table-row>
        <table:table-row>
          <table:table-cell office:value-type="string">
            <text:p>N.K.5.342.3.262.141.14.01</text:p>
          </table:table-cell>
          <table:table-cell office:value-type="string">
            <text:p>ENG</text:p>
          </table:table-cell>
          <table:table-cell office:value-type="date" office:date-value="2021-08-31" table:style-name="DateCell">
            <text:p>2021-08-31</text:p>
          </table:table-cell>
          <table:table-cell office:value-type="float" office:value="410964877.42">
            <text:p>410964877.42</text:p>
          </table:table-cell>
        </table:table-row>
        <table:table-row>
          <table:table-cell office:value-type="string">
            <text:p>N.K.5.342.6.262.141.14.03</text:p>
          </table:table-cell>
          <table:table-cell office:value-type="string">
            <text:p>ENG</text:p>
          </table:table-cell>
          <table:table-cell office:value-type="date" office:date-value="2021-08-31" table:style-name="DateCell">
            <text:p>2021-08-31</text:p>
          </table:table-cell>
          <table:table-cell office:value-type="float" office:value="482391276.33">
            <text:p>482391276.33</text:p>
          </table:table-cell>
        </table:table-row>
        <table:table-row>
          <table:table-cell office:value-type="string">
            <text:p>N.E.5.342.2.262.141.19.01</text:p>
          </table:table-cell>
          <table:table-cell office:value-type="string">
            <text:p>ENG</text:p>
          </table:table-cell>
          <table:table-cell office:value-type="date" office:date-value="2021-08-31" table:style-name="DateCell">
            <text:p>2021-08-31</text:p>
          </table:table-cell>
          <table:table-cell office:value-type="float" office:value="241498332.50">
            <text:p>241498332.50</text:p>
          </table:table-cell>
        </table:table-row>
        <table:table-row>
          <table:table-cell office:value-type="string">
            <text:p>N.E.5.342.2.262.141.19.02</text:p>
          </table:table-cell>
          <table:table-cell office:value-type="string">
            <text:p>ENG</text:p>
          </table:table-cell>
          <table:table-cell office:value-type="date" office:date-value="2021-08-31" table:style-name="DateCell">
            <text:p>2021-08-31</text:p>
          </table:table-cell>
          <table:table-cell office:value-type="float" office:value="256945590.75">
            <text:p>256945590.75</text:p>
          </table:table-cell>
        </table:table-row>
        <table:table-row>
          <table:table-cell office:value-type="string">
            <text:p>N.F.5.834.2.262.141.08.03</text:p>
          </table:table-cell>
          <table:table-cell office:value-type="string">
            <text:p>ENG</text:p>
          </table:table-cell>
          <table:table-cell office:value-type="date" office:date-value="2021-08-31" table:style-name="DateCell">
            <text:p>2021-08-31</text:p>
          </table:table-cell>
          <table:table-cell office:value-type="float" office:value="27397817.37">
            <text:p>27397817.37</text:p>
          </table:table-cell>
        </table:table-row>
        <table:table-row>
          <table:table-cell office:value-type="string">
            <text:p>N.F.5.834.2.262.141.08.04</text:p>
          </table:table-cell>
          <table:table-cell office:value-type="string">
            <text:p>ENG</text:p>
          </table:table-cell>
          <table:table-cell office:value-type="date" office:date-value="2021-08-31" table:style-name="DateCell">
            <text:p>2021-08-31</text:p>
          </table:table-cell>
          <table:table-cell office:value-type="float" office:value="23170546.08">
            <text:p>23170546.08</text:p>
          </table:table-cell>
        </table:table-row>
        <table:table-row>
          <table:table-cell office:value-type="string">
            <text:p>N.K.5.834.2.262.141.10.03</text:p>
          </table:table-cell>
          <table:table-cell office:value-type="string">
            <text:p>ENG</text:p>
          </table:table-cell>
          <table:table-cell office:value-type="date" office:date-value="2021-08-31" table:style-name="DateCell">
            <text:p>2021-08-31</text:p>
          </table:table-cell>
          <table:table-cell office:value-type="float" office:value="120277217.51">
            <text:p>120277217.51</text:p>
          </table:table-cell>
        </table:table-row>
        <table:table-row>
          <table:table-cell office:value-type="string">
            <text:p>N.K.5.834.2.262.141.10.01</text:p>
          </table:table-cell>
          <table:table-cell office:value-type="string">
            <text:p>ENG</text:p>
          </table:table-cell>
          <table:table-cell office:value-type="date" office:date-value="2021-08-31" table:style-name="DateCell">
            <text:p>2021-08-31</text:p>
          </table:table-cell>
          <table:table-cell office:value-type="float" office:value="23387088.62">
            <text:p>23387088.62</text:p>
          </table:table-cell>
        </table:table-row>
        <table:table-row>
          <table:table-cell office:value-type="string">
            <text:p>N.K.5.834.2.262.141.12.02</text:p>
          </table:table-cell>
          <table:table-cell office:value-type="string">
            <text:p>ENG</text:p>
          </table:table-cell>
          <table:table-cell office:value-type="date" office:date-value="2021-08-31" table:style-name="DateCell">
            <text:p>2021-08-31</text:p>
          </table:table-cell>
          <table:table-cell office:value-type="float" office:value="22868942.69">
            <text:p>22868942.69</text:p>
          </table:table-cell>
        </table:table-row>
        <table:table-row>
          <table:table-cell office:value-type="string">
            <text:p>N.K.5.834.2.262.141.10.06</text:p>
          </table:table-cell>
          <table:table-cell office:value-type="string">
            <text:p>ENG</text:p>
          </table:table-cell>
          <table:table-cell office:value-type="date" office:date-value="2021-08-31" table:style-name="DateCell">
            <text:p>2021-08-31</text:p>
          </table:table-cell>
          <table:table-cell office:value-type="float" office:value="119846069.94">
            <text:p>119846069.94</text:p>
          </table:table-cell>
        </table:table-row>
        <table:table-row>
          <table:table-cell office:value-type="string">
            <text:p>N.K.5.834.1.262.141.13.04</text:p>
          </table:table-cell>
          <table:table-cell office:value-type="string">
            <text:p>ENG</text:p>
          </table:table-cell>
          <table:table-cell office:value-type="date" office:date-value="2021-08-31" table:style-name="DateCell">
            <text:p>2021-08-31</text:p>
          </table:table-cell>
          <table:table-cell office:value-type="float" office:value="2420000.00">
            <text:p>2420000.00</text:p>
          </table:table-cell>
        </table:table-row>
        <table:table-row>
          <table:table-cell office:value-type="string">
            <text:p>N.K.5.834.1.262.141.13.03</text:p>
          </table:table-cell>
          <table:table-cell office:value-type="string">
            <text:p>ENG</text:p>
          </table:table-cell>
          <table:table-cell office:value-type="date" office:date-value="2021-08-31" table:style-name="DateCell">
            <text:p>2021-08-31</text:p>
          </table:table-cell>
          <table:table-cell office:value-type="float" office:value="2140000.00">
            <text:p>2140000.00</text:p>
          </table:table-cell>
        </table:table-row>
        <table:table-row>
          <table:table-cell office:value-type="string">
            <text:p>N.E.5.521.3.262.141.19.01</text:p>
          </table:table-cell>
          <table:table-cell office:value-type="string">
            <text:p>ENG</text:p>
          </table:table-cell>
          <table:table-cell office:value-type="date" office:date-value="2021-08-31" table:style-name="DateCell">
            <text:p>2021-08-31</text:p>
          </table:table-cell>
          <table:table-cell office:value-type="float" office:value="299995352.65">
            <text:p>299995352.65</text:p>
          </table:table-cell>
        </table:table-row>
        <table:table-row>
          <table:table-cell office:value-type="string">
            <text:p>N.E.5.521.2.262.141.18.01</text:p>
          </table:table-cell>
          <table:table-cell office:value-type="string">
            <text:p>ENG</text:p>
          </table:table-cell>
          <table:table-cell office:value-type="date" office:date-value="2021-08-31" table:style-name="DateCell">
            <text:p>2021-08-31</text:p>
          </table:table-cell>
          <table:table-cell office:value-type="float" office:value="1576594827.34">
            <text:p>1576594827.34</text:p>
          </table:table-cell>
        </table:table-row>
        <table:table-row>
          <table:table-cell office:value-type="string">
            <text:p>N.E.5.534.1.262.141.20.01</text:p>
          </table:table-cell>
          <table:table-cell office:value-type="string">
            <text:p>ENG</text:p>
          </table:table-cell>
          <table:table-cell office:value-type="date" office:date-value="2021-08-31" table:style-name="DateCell">
            <text:p>2021-08-31</text:p>
          </table:table-cell>
          <table:table-cell office:value-type="float" office:value="297533050.70">
            <text:p>297533050.70</text:p>
          </table:table-cell>
        </table:table-row>
        <table:table-row>
          <table:table-cell office:value-type="string">
            <text:p>N.E.5.535.1.262.141.20.01</text:p>
          </table:table-cell>
          <table:table-cell office:value-type="string">
            <text:p>ENG</text:p>
          </table:table-cell>
          <table:table-cell office:value-type="date" office:date-value="2021-08-31" table:style-name="DateCell">
            <text:p>2021-08-31</text:p>
          </table:table-cell>
          <table:table-cell office:value-type="float" office:value="363527140.00">
            <text:p>363527140.00</text:p>
          </table:table-cell>
        </table:table-row>
        <table:table-row>
          <table:table-cell office:value-type="string">
            <text:p>N.K.5.834.2.262.141.10.05</text:p>
          </table:table-cell>
          <table:table-cell office:value-type="string">
            <text:p>ENG</text:p>
          </table:table-cell>
          <table:table-cell office:value-type="date" office:date-value="2021-08-31" table:style-name="DateCell">
            <text:p>2021-08-31</text:p>
          </table:table-cell>
          <table:table-cell office:value-type="float" office:value="71853619.02">
            <text:p>71853619.02</text:p>
          </table:table-cell>
        </table:table-row>
        <table:table-row>
          <table:table-cell office:value-type="string">
            <text:p>N.F.5.512.2.262.141.10.01</text:p>
          </table:table-cell>
          <table:table-cell office:value-type="string">
            <text:p>ENG</text:p>
          </table:table-cell>
          <table:table-cell office:value-type="date" office:date-value="2021-08-31" table:style-name="DateCell">
            <text:p>2021-08-31</text:p>
          </table:table-cell>
          <table:table-cell office:value-type="float" office:value="744331118.96">
            <text:p>744331118.96</text:p>
          </table:table-cell>
        </table:table-row>
        <table:table-row>
          <table:table-cell office:value-type="string">
            <text:p>N.K.5.512.1.262.141.13.01</text:p>
          </table:table-cell>
          <table:table-cell office:value-type="string">
            <text:p>ENG</text:p>
          </table:table-cell>
          <table:table-cell office:value-type="date" office:date-value="2021-08-31" table:style-name="DateCell">
            <text:p>2021-08-31</text:p>
          </table:table-cell>
          <table:table-cell office:value-type="float" office:value="922981.55">
            <text:p>922981.55</text:p>
          </table:table-cell>
        </table:table-row>
        <table:table-row>
          <table:table-cell office:value-type="string">
            <text:p>N.K.5.512.1.262.141.13.02</text:p>
          </table:table-cell>
          <table:table-cell office:value-type="string">
            <text:p>ENG</text:p>
          </table:table-cell>
          <table:table-cell office:value-type="date" office:date-value="2021-08-31" table:style-name="DateCell">
            <text:p>2021-08-31</text:p>
          </table:table-cell>
          <table:table-cell office:value-type="float" office:value="2228357.56">
            <text:p>2228357.56</text:p>
          </table:table-cell>
        </table:table-row>
        <table:table-row>
          <table:table-cell office:value-type="string">
            <text:p>N.E.5.176.3.262.141.18.01</text:p>
          </table:table-cell>
          <table:table-cell office:value-type="string">
            <text:p>ENG</text:p>
          </table:table-cell>
          <table:table-cell office:value-type="date" office:date-value="2021-08-31" table:style-name="DateCell">
            <text:p>2021-08-31</text:p>
          </table:table-cell>
          <table:table-cell office:value-type="float" office:value="2680569851.10">
            <text:p>2680569851.10</text:p>
          </table:table-cell>
        </table:table-row>
        <table:table-row>
          <table:table-cell office:value-type="string">
            <text:p>N.K.5.752.5.262.141.12.01</text:p>
          </table:table-cell>
          <table:table-cell office:value-type="string">
            <text:p>ENG</text:p>
          </table:table-cell>
          <table:table-cell office:value-type="date" office:date-value="2021-10-31" table:style-name="DateCell">
            <text:p>2021-10-31</text:p>
          </table:table-cell>
          <table:table-cell office:value-type="float" office:value="6250000.00">
            <text:p>6250000.00</text:p>
          </table:table-cell>
        </table:table-row>
        <table:table-row>
          <table:table-cell office:value-type="string">
            <text:p>N.K.5.852.1.262.141.14.01</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N.K.5.631.2.262.141.14.02</text:p>
          </table:table-cell>
          <table:table-cell office:value-type="string">
            <text:p>ENG</text:p>
          </table:table-cell>
          <table:table-cell office:value-type="date" office:date-value="2021-10-31" table:style-name="DateCell">
            <text:p>2021-10-31</text:p>
          </table:table-cell>
          <table:table-cell office:value-type="float" office:value="535495675.25">
            <text:p>535495675.25</text:p>
          </table:table-cell>
        </table:table-row>
        <table:table-row>
          <table:table-cell office:value-type="string">
            <text:p>N.E.5.631.6.262.141.18.01</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N.E.5.322.2.262.141.19.01</text:p>
          </table:table-cell>
          <table:table-cell office:value-type="string">
            <text:p>ENG</text:p>
          </table:table-cell>
          <table:table-cell office:value-type="date" office:date-value="2021-10-31" table:style-name="DateCell">
            <text:p>2021-10-31</text:p>
          </table:table-cell>
          <table:table-cell office:value-type="float" office:value="41560750.00">
            <text:p>41560750.00</text:p>
          </table:table-cell>
        </table:table-row>
        <table:table-row>
          <table:table-cell office:value-type="string">
            <text:p>N.F.5.742.2.262.141.06.01</text:p>
          </table:table-cell>
          <table:table-cell office:value-type="string">
            <text:p>ENG</text:p>
          </table:table-cell>
          <table:table-cell office:value-type="date" office:date-value="2021-10-31" table:style-name="DateCell">
            <text:p>2021-10-31</text:p>
          </table:table-cell>
          <table:table-cell office:value-type="float" office:value="184263124.83">
            <text:p>184263124.83</text:p>
          </table:table-cell>
        </table:table-row>
        <table:table-row>
          <table:table-cell office:value-type="string">
            <text:p>N.K.5.731.3.262.141.10.02</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N.K.5.731.1.262.141.13.01</text:p>
          </table:table-cell>
          <table:table-cell office:value-type="string">
            <text:p>ENG</text:p>
          </table:table-cell>
          <table:table-cell office:value-type="date" office:date-value="2021-10-31" table:style-name="DateCell">
            <text:p>2021-10-31</text:p>
          </table:table-cell>
          <table:table-cell office:value-type="float" office:value="131452393.71">
            <text:p>131452393.71</text:p>
          </table:table-cell>
        </table:table-row>
        <table:table-row>
          <table:table-cell office:value-type="string">
            <text:p>N.E.5.731.3.262.141.20.01</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N.E.5.731.3.262.141.21.01</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N.F.5.733.6.262.141.09.01</text:p>
          </table:table-cell>
          <table:table-cell office:value-type="string">
            <text:p>ENG</text:p>
          </table:table-cell>
          <table:table-cell office:value-type="date" office:date-value="2021-10-31" table:style-name="DateCell">
            <text:p>2021-10-31</text:p>
          </table:table-cell>
          <table:table-cell office:value-type="float" office:value="38000727.18">
            <text:p>38000727.18</text:p>
          </table:table-cell>
        </table:table-row>
        <table:table-row>
          <table:table-cell office:value-type="string">
            <text:p>N.F.5.733.7.262.141.08.01</text:p>
          </table:table-cell>
          <table:table-cell office:value-type="string">
            <text:p>ENG</text:p>
          </table:table-cell>
          <table:table-cell office:value-type="date" office:date-value="2021-10-31" table:style-name="DateCell">
            <text:p>2021-10-31</text:p>
          </table:table-cell>
          <table:table-cell office:value-type="float" office:value="44980135.43">
            <text:p>44980135.43</text:p>
          </table:table-cell>
        </table:table-row>
        <table:table-row>
          <table:table-cell office:value-type="string">
            <text:p>N.K.5.733.5.262.141.10.01</text:p>
          </table:table-cell>
          <table:table-cell office:value-type="string">
            <text:p>ENG</text:p>
          </table:table-cell>
          <table:table-cell office:value-type="date" office:date-value="2021-10-31" table:style-name="DateCell">
            <text:p>2021-10-31</text:p>
          </table:table-cell>
          <table:table-cell office:value-type="float" office:value="108313012.54">
            <text:p>108313012.54</text:p>
          </table:table-cell>
        </table:table-row>
        <table:table-row>
          <table:table-cell office:value-type="string">
            <text:p>N.K.5.733.5.262.141.12.02</text:p>
          </table:table-cell>
          <table:table-cell office:value-type="string">
            <text:p>ENG</text:p>
          </table:table-cell>
          <table:table-cell office:value-type="date" office:date-value="2021-10-31" table:style-name="DateCell">
            <text:p>2021-10-31</text:p>
          </table:table-cell>
          <table:table-cell office:value-type="float" office:value="3890000.00">
            <text:p>3890000.00</text:p>
          </table:table-cell>
        </table:table-row>
        <table:table-row>
          <table:table-cell office:value-type="string">
            <text:p>N.K.5.733.5.262.141.12.03</text:p>
          </table:table-cell>
          <table:table-cell office:value-type="string">
            <text:p>ENG</text:p>
          </table:table-cell>
          <table:table-cell office:value-type="date" office:date-value="2021-10-31" table:style-name="DateCell">
            <text:p>2021-10-31</text:p>
          </table:table-cell>
          <table:table-cell office:value-type="float" office:value="184409705.38">
            <text:p>184409705.38</text:p>
          </table:table-cell>
        </table:table-row>
        <table:table-row>
          <table:table-cell office:value-type="string">
            <text:p>N.K.5.733.4.262.141.13.01</text:p>
          </table:table-cell>
          <table:table-cell office:value-type="string">
            <text:p>ENG</text:p>
          </table:table-cell>
          <table:table-cell office:value-type="date" office:date-value="2021-10-31" table:style-name="DateCell">
            <text:p>2021-10-31</text:p>
          </table:table-cell>
          <table:table-cell office:value-type="float" office:value="11915785.88">
            <text:p>11915785.88</text:p>
          </table:table-cell>
        </table:table-row>
        <table:table-row>
          <table:table-cell office:value-type="string">
            <text:p>N.E.5.733.4.262.141.20.01</text:p>
          </table:table-cell>
          <table:table-cell office:value-type="string">
            <text:p>ENG</text:p>
          </table:table-cell>
          <table:table-cell office:value-type="date" office:date-value="2021-10-31" table:style-name="DateCell">
            <text:p>2021-10-31</text:p>
          </table:table-cell>
          <table:table-cell office:value-type="float" office:value="13625244.15">
            <text:p>13625244.15</text:p>
          </table:table-cell>
        </table:table-row>
        <table:table-row>
          <table:table-cell office:value-type="string">
            <text:p>N.E.5.733.7.262.141.20.01</text:p>
          </table:table-cell>
          <table:table-cell office:value-type="string">
            <text:p>ENG</text:p>
          </table:table-cell>
          <table:table-cell office:value-type="date" office:date-value="2021-10-31" table:style-name="DateCell">
            <text:p>2021-10-31</text:p>
          </table:table-cell>
          <table:table-cell office:value-type="float" office:value="47027826.58">
            <text:p>47027826.58</text:p>
          </table:table-cell>
        </table:table-row>
        <table:table-row>
          <table:table-cell office:value-type="string">
            <text:p>N.E.5.521.2.262.141.18.01</text:p>
          </table:table-cell>
          <table:table-cell office:value-type="string">
            <text:p>ENG</text:p>
          </table:table-cell>
          <table:table-cell office:value-type="date" office:date-value="2021-10-31" table:style-name="DateCell">
            <text:p>2021-10-31</text:p>
          </table:table-cell>
          <table:table-cell office:value-type="float" office:value="1581825270.04">
            <text:p>1581825270.04</text:p>
          </table:table-cell>
        </table:table-row>
        <table:table-row>
          <table:table-cell office:value-type="string">
            <text:p>N.E.5.534.1.262.141.21.01</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N.E.5.535.1.262.141.20.01</text:p>
          </table:table-cell>
          <table:table-cell office:value-type="string">
            <text:p>ENG</text:p>
          </table:table-cell>
          <table:table-cell office:value-type="date" office:date-value="2021-10-31" table:style-name="DateCell">
            <text:p>2021-10-31</text:p>
          </table:table-cell>
          <table:table-cell office:value-type="float" office:value="350638916.40">
            <text:p>350638916.40</text:p>
          </table:table-cell>
        </table:table-row>
        <table:table-row>
          <table:table-cell office:value-type="string">
            <text:p>N.K.5.623.3.262.141.11.07</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N.K.5.623.6.262.141.13.02</text:p>
          </table:table-cell>
          <table:table-cell office:value-type="string">
            <text:p>ENG</text:p>
          </table:table-cell>
          <table:table-cell office:value-type="date" office:date-value="2021-10-31" table:style-name="DateCell">
            <text:p>2021-10-31</text:p>
          </table:table-cell>
          <table:table-cell office:value-type="float" office:value="71543181.04">
            <text:p>71543181.04</text:p>
          </table:table-cell>
        </table:table-row>
        <table:table-row>
          <table:table-cell office:value-type="string">
            <text:p>N.E.5.226.2.262.141.20.04</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N.E.5.171.4.262.141.17.01</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N.K.5.512.1.262.141.10.09</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F.5.762.3.262.141.06.01</text:p>
          </table:table-cell>
          <table:table-cell office:value-type="string">
            <text:p>ENG</text:p>
          </table:table-cell>
          <table:table-cell office:value-type="date" office:date-value="2021-10-31" table:style-name="DateCell">
            <text:p>2021-10-31</text:p>
          </table:table-cell>
          <table:table-cell office:value-type="float" office:value="25920304.85">
            <text:p>25920304.85</text:p>
          </table:table-cell>
        </table:table-row>
        <table:table-row>
          <table:table-cell office:value-type="string">
            <text:p>S.E.5.623.6.262.141.19.01</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623.6.262.141.19.02</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623.6.262.141.19.04</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623.6.262.141.19.05</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623.6.262.141.19.06</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623.6.262.141.19.08</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623.6.262.141.19.09</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623.6.262.141.19.10</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F.5.733.5.262.141.06.01</text:p>
          </table:table-cell>
          <table:table-cell office:value-type="string">
            <text:p>ENG</text:p>
          </table:table-cell>
          <table:table-cell office:value-type="date" office:date-value="2021-10-31" table:style-name="DateCell">
            <text:p>2021-10-31</text:p>
          </table:table-cell>
          <table:table-cell office:value-type="float" office:value="81346588.08">
            <text:p>81346588.08</text:p>
          </table:table-cell>
        </table:table-row>
        <table:table-row>
          <table:table-cell office:value-type="string">
            <text:p>S.F.5.733.2.262.141.06.02</text:p>
          </table:table-cell>
          <table:table-cell office:value-type="string">
            <text:p>ENG</text:p>
          </table:table-cell>
          <table:table-cell office:value-type="date" office:date-value="2021-10-31" table:style-name="DateCell">
            <text:p>2021-10-31</text:p>
          </table:table-cell>
          <table:table-cell office:value-type="float" office:value="58115283.21">
            <text:p>58115283.21</text:p>
          </table:table-cell>
        </table:table-row>
        <table:table-row>
          <table:table-cell office:value-type="string">
            <text:p>S.E.5.733.6.262.141.19.02</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733.6.262.141.19.03</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733.6.262.141.19.04</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733.6.262.141.19.06</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733.6.262.141.19.07</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733.6.262.141.19.08</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S.E.5.733.6.262.141.19.09</text:p>
          </table:table-cell>
          <table:table-cell office:value-type="string">
            <text:p>ENG</text:p>
          </table:table-cell>
          <table:table-cell office:value-type="date" office:date-value="2021-10-31" table:style-name="DateCell">
            <text:p>2021-10-31</text:p>
          </table:table-cell>
          <table:table-cell office:value-type="float" office:value="0.00">
            <text:p>0.00</text:p>
          </table:table-cell>
        </table:table-row>
        <table:table-row>
          <table:table-cell office:value-type="string">
            <text:p>N.K.5.226.2.262.141.10.04</text:p>
          </table:table-cell>
          <table:table-cell office:value-type="string">
            <text:p>ENG</text:p>
          </table:table-cell>
          <table:table-cell office:value-type="date" office:date-value="2021-11-30" table:style-name="DateCell">
            <text:p>2021-11-30</text:p>
          </table:table-cell>
          <table:table-cell office:value-type="float" office:value="10871393.14">
            <text:p>10871393.14</text:p>
          </table:table-cell>
        </table:table-row>
        <table:table-row>
          <table:table-cell office:value-type="string">
            <text:p>N.K.5.226.2.262.141.11.02</text:p>
          </table:table-cell>
          <table:table-cell office:value-type="string">
            <text:p>ENG</text:p>
          </table:table-cell>
          <table:table-cell office:value-type="date" office:date-value="2021-11-30" table:style-name="DateCell">
            <text:p>2021-11-30</text:p>
          </table:table-cell>
          <table:table-cell office:value-type="float" office:value="46099843.87">
            <text:p>46099843.87</text:p>
          </table:table-cell>
        </table:table-row>
        <table:table-row>
          <table:table-cell office:value-type="string">
            <text:p>N.K.5.226.2.262.141.11.03</text:p>
          </table:table-cell>
          <table:table-cell office:value-type="string">
            <text:p>ENG</text:p>
          </table:table-cell>
          <table:table-cell office:value-type="date" office:date-value="2021-11-30" table:style-name="DateCell">
            <text:p>2021-11-30</text:p>
          </table:table-cell>
          <table:table-cell office:value-type="float" office:value="60225144.04">
            <text:p>60225144.04</text:p>
          </table:table-cell>
        </table:table-row>
        <table:table-row>
          <table:table-cell office:value-type="string">
            <text:p>N.K.5.226.2.262.141.12.03</text:p>
          </table:table-cell>
          <table:table-cell office:value-type="string">
            <text:p>ENG</text:p>
          </table:table-cell>
          <table:table-cell office:value-type="date" office:date-value="2021-11-30" table:style-name="DateCell">
            <text:p>2021-11-30</text:p>
          </table:table-cell>
          <table:table-cell office:value-type="float" office:value="102460355.96">
            <text:p>102460355.96</text:p>
          </table:table-cell>
        </table:table-row>
        <table:table-row>
          <table:table-cell office:value-type="string">
            <text:p>N.K.5.226.2.262.141.12.04</text:p>
          </table:table-cell>
          <table:table-cell office:value-type="string">
            <text:p>ENG</text:p>
          </table:table-cell>
          <table:table-cell office:value-type="date" office:date-value="2021-11-30" table:style-name="DateCell">
            <text:p>2021-11-30</text:p>
          </table:table-cell>
          <table:table-cell office:value-type="float" office:value="38103126.92">
            <text:p>38103126.92</text:p>
          </table:table-cell>
        </table:table-row>
        <table:table-row>
          <table:table-cell office:value-type="string">
            <text:p>N.K.5.226.2.262.141.12.07</text:p>
          </table:table-cell>
          <table:table-cell office:value-type="string">
            <text:p>ENG</text:p>
          </table:table-cell>
          <table:table-cell office:value-type="date" office:date-value="2021-11-30" table:style-name="DateCell">
            <text:p>2021-11-30</text:p>
          </table:table-cell>
          <table:table-cell office:value-type="float" office:value="22088702.32">
            <text:p>22088702.32</text:p>
          </table:table-cell>
        </table:table-row>
        <table:table-row>
          <table:table-cell office:value-type="string">
            <text:p>N.K.5.226.2.262.141.14.01</text:p>
          </table:table-cell>
          <table:table-cell office:value-type="string">
            <text:p>ENG</text:p>
          </table:table-cell>
          <table:table-cell office:value-type="date" office:date-value="2021-11-30" table:style-name="DateCell">
            <text:p>2021-11-30</text:p>
          </table:table-cell>
          <table:table-cell office:value-type="float" office:value="86190346.71">
            <text:p>86190346.71</text:p>
          </table:table-cell>
        </table:table-row>
        <table:table-row>
          <table:table-cell office:value-type="string">
            <text:p>N.K.5.226.2.262.141.14.03</text:p>
          </table:table-cell>
          <table:table-cell office:value-type="string">
            <text:p>ENG</text:p>
          </table:table-cell>
          <table:table-cell office:value-type="date" office:date-value="2021-11-30" table:style-name="DateCell">
            <text:p>2021-11-30</text:p>
          </table:table-cell>
          <table:table-cell office:value-type="float" office:value="83322749.25">
            <text:p>83322749.25</text:p>
          </table:table-cell>
        </table:table-row>
        <table:table-row>
          <table:table-cell office:value-type="string">
            <text:p>N.K.5.226.2.262.141.14.08</text:p>
          </table:table-cell>
          <table:table-cell office:value-type="string">
            <text:p>ENG</text:p>
          </table:table-cell>
          <table:table-cell office:value-type="date" office:date-value="2021-11-30" table:style-name="DateCell">
            <text:p>2021-11-30</text:p>
          </table:table-cell>
          <table:table-cell office:value-type="float" office:value="49515.34">
            <text:p>49515.34</text:p>
          </table:table-cell>
        </table:table-row>
        <table:table-row>
          <table:table-cell office:value-type="string">
            <text:p>N.K.5.226.2.262.141.14.09</text:p>
          </table:table-cell>
          <table:table-cell office:value-type="string">
            <text:p>ENG</text:p>
          </table:table-cell>
          <table:table-cell office:value-type="date" office:date-value="2021-11-30" table:style-name="DateCell">
            <text:p>2021-11-30</text:p>
          </table:table-cell>
          <table:table-cell office:value-type="float" office:value="48252.16">
            <text:p>48252.16</text:p>
          </table:table-cell>
        </table:table-row>
        <table:table-row>
          <table:table-cell office:value-type="string">
            <text:p>N.K.5.226.2.262.141.14.11</text:p>
          </table:table-cell>
          <table:table-cell office:value-type="string">
            <text:p>ENG</text:p>
          </table:table-cell>
          <table:table-cell office:value-type="date" office:date-value="2021-11-30" table:style-name="DateCell">
            <text:p>2021-11-30</text:p>
          </table:table-cell>
          <table:table-cell office:value-type="float" office:value="8945726.40">
            <text:p>8945726.40</text:p>
          </table:table-cell>
        </table:table-row>
        <table:table-row>
          <table:table-cell office:value-type="string">
            <text:p>N.E.5.226.2.262.141.18.01</text:p>
          </table:table-cell>
          <table:table-cell office:value-type="string">
            <text:p>ENG</text:p>
          </table:table-cell>
          <table:table-cell office:value-type="date" office:date-value="2021-11-30" table:style-name="DateCell">
            <text:p>2021-11-30</text:p>
          </table:table-cell>
          <table:table-cell office:value-type="float" office:value="22884428.28">
            <text:p>22884428.28</text:p>
          </table:table-cell>
        </table:table-row>
        <table:table-row>
          <table:table-cell office:value-type="string">
            <text:p>N.E.5.226.2.262.141.18.02</text:p>
          </table:table-cell>
          <table:table-cell office:value-type="string">
            <text:p>ENG</text:p>
          </table:table-cell>
          <table:table-cell office:value-type="date" office:date-value="2021-11-30" table:style-name="DateCell">
            <text:p>2021-11-30</text:p>
          </table:table-cell>
          <table:table-cell office:value-type="float" office:value="8483905.08">
            <text:p>8483905.08</text:p>
          </table:table-cell>
        </table:table-row>
        <table:table-row>
          <table:table-cell office:value-type="string">
            <text:p>N.E.5.226.2.262.141.18.04</text:p>
          </table:table-cell>
          <table:table-cell office:value-type="string">
            <text:p>ENG</text:p>
          </table:table-cell>
          <table:table-cell office:value-type="date" office:date-value="2021-11-30" table:style-name="DateCell">
            <text:p>2021-11-30</text:p>
          </table:table-cell>
          <table:table-cell office:value-type="float" office:value="19199628.00">
            <text:p>19199628.00</text:p>
          </table:table-cell>
        </table:table-row>
        <table:table-row>
          <table:table-cell office:value-type="string">
            <text:p>N.E.5.226.2.262.141.18.03</text:p>
          </table:table-cell>
          <table:table-cell office:value-type="string">
            <text:p>ENG</text:p>
          </table:table-cell>
          <table:table-cell office:value-type="date" office:date-value="2021-11-30" table:style-name="DateCell">
            <text:p>2021-11-30</text:p>
          </table:table-cell>
          <table:table-cell office:value-type="float" office:value="59000011.27">
            <text:p>59000011.27</text:p>
          </table:table-cell>
        </table:table-row>
        <table:table-row>
          <table:table-cell office:value-type="string">
            <text:p>N.E.5.226.2.262.141.20.01</text:p>
          </table:table-cell>
          <table:table-cell office:value-type="string">
            <text:p>ENG</text:p>
          </table:table-cell>
          <table:table-cell office:value-type="date" office:date-value="2021-11-30" table:style-name="DateCell">
            <text:p>2021-11-30</text:p>
          </table:table-cell>
          <table:table-cell office:value-type="float" office:value="6967450.00">
            <text:p>6967450.00</text:p>
          </table:table-cell>
        </table:table-row>
        <table:table-row>
          <table:table-cell office:value-type="string">
            <text:p>N.E.5.226.2.262.141.20.02</text:p>
          </table:table-cell>
          <table:table-cell office:value-type="string">
            <text:p>ENG</text:p>
          </table:table-cell>
          <table:table-cell office:value-type="date" office:date-value="2021-11-30" table:style-name="DateCell">
            <text:p>2021-11-30</text:p>
          </table:table-cell>
          <table:table-cell office:value-type="float" office:value="13631569.00">
            <text:p>13631569.00</text:p>
          </table:table-cell>
        </table:table-row>
        <table:table-row>
          <table:table-cell office:value-type="string">
            <text:p>N.E.5.226.2.262.141.20.03</text:p>
          </table:table-cell>
          <table:table-cell office:value-type="string">
            <text:p>ENG</text:p>
          </table:table-cell>
          <table:table-cell office:value-type="date" office:date-value="2021-11-30" table:style-name="DateCell">
            <text:p>2021-11-30</text:p>
          </table:table-cell>
          <table:table-cell office:value-type="float" office:value="5072494.00">
            <text:p>5072494.00</text:p>
          </table:table-cell>
        </table:table-row>
        <table:table-row>
          <table:table-cell office:value-type="string">
            <text:p>N.K.5.752.6.262.141.12.02</text:p>
          </table:table-cell>
          <table:table-cell office:value-type="string">
            <text:p>ENG</text:p>
          </table:table-cell>
          <table:table-cell office:value-type="date" office:date-value="2021-11-30" table:style-name="DateCell">
            <text:p>2021-11-30</text:p>
          </table:table-cell>
          <table:table-cell office:value-type="float" office:value="95832787.06">
            <text:p>95832787.06</text:p>
          </table:table-cell>
        </table:table-row>
        <table:table-row>
          <table:table-cell office:value-type="string">
            <text:p>N.K.5.622.6.262.141.13.01</text:p>
          </table:table-cell>
          <table:table-cell office:value-type="string">
            <text:p>ENG</text:p>
          </table:table-cell>
          <table:table-cell office:value-type="date" office:date-value="2021-11-30" table:style-name="DateCell">
            <text:p>2021-11-30</text:p>
          </table:table-cell>
          <table:table-cell office:value-type="float" office:value="49370615.18">
            <text:p>49370615.18</text:p>
          </table:table-cell>
        </table:table-row>
        <table:table-row>
          <table:table-cell office:value-type="string">
            <text:p>N.K.5.622.6.262.141.14.01</text:p>
          </table:table-cell>
          <table:table-cell office:value-type="string">
            <text:p>ENG</text:p>
          </table:table-cell>
          <table:table-cell office:value-type="date" office:date-value="2021-11-30" table:style-name="DateCell">
            <text:p>2021-11-30</text:p>
          </table:table-cell>
          <table:table-cell office:value-type="float" office:value="29134608.12">
            <text:p>29134608.12</text:p>
          </table:table-cell>
        </table:table-row>
        <table:table-row>
          <table:table-cell office:value-type="string">
            <text:p>N.K.5.623.5.262.141.11.09</text:p>
          </table:table-cell>
          <table:table-cell office:value-type="string">
            <text:p>ENG</text:p>
          </table:table-cell>
          <table:table-cell office:value-type="date" office:date-value="2021-11-30" table:style-name="DateCell">
            <text:p>2021-11-30</text:p>
          </table:table-cell>
          <table:table-cell office:value-type="float" office:value="6678892.85">
            <text:p>6678892.85</text:p>
          </table:table-cell>
        </table:table-row>
        <table:table-row>
          <table:table-cell office:value-type="string">
            <text:p>N.K.5.623.5.262.141.11.11</text:p>
          </table:table-cell>
          <table:table-cell office:value-type="string">
            <text:p>ENG</text:p>
          </table:table-cell>
          <table:table-cell office:value-type="date" office:date-value="2021-11-30" table:style-name="DateCell">
            <text:p>2021-11-30</text:p>
          </table:table-cell>
          <table:table-cell office:value-type="float" office:value="6678892.85">
            <text:p>6678892.85</text:p>
          </table:table-cell>
        </table:table-row>
        <table:table-row>
          <table:table-cell office:value-type="string">
            <text:p>N.K.5.623.4.262.141.11.14</text:p>
          </table:table-cell>
          <table:table-cell office:value-type="string">
            <text:p>ENG</text:p>
          </table:table-cell>
          <table:table-cell office:value-type="date" office:date-value="2021-11-30" table:style-name="DateCell">
            <text:p>2021-11-30</text:p>
          </table:table-cell>
          <table:table-cell office:value-type="float" office:value="1390872.00">
            <text:p>1390872.00</text:p>
          </table:table-cell>
        </table:table-row>
        <table:table-row>
          <table:table-cell office:value-type="string">
            <text:p>N.K.5.623.5.262.141.11.07</text:p>
          </table:table-cell>
          <table:table-cell office:value-type="string">
            <text:p>ENG</text:p>
          </table:table-cell>
          <table:table-cell office:value-type="date" office:date-value="2021-11-30" table:style-name="DateCell">
            <text:p>2021-11-30</text:p>
          </table:table-cell>
          <table:table-cell office:value-type="float" office:value="9483425.35">
            <text:p>9483425.35</text:p>
          </table:table-cell>
        </table:table-row>
        <table:table-row>
          <table:table-cell office:value-type="string">
            <text:p>N.K.5.623.6.262.141.13.01</text:p>
          </table:table-cell>
          <table:table-cell office:value-type="string">
            <text:p>ENG</text:p>
          </table:table-cell>
          <table:table-cell office:value-type="date" office:date-value="2021-11-30" table:style-name="DateCell">
            <text:p>2021-11-30</text:p>
          </table:table-cell>
          <table:table-cell office:value-type="float" office:value="46102227.27">
            <text:p>46102227.27</text:p>
          </table:table-cell>
        </table:table-row>
        <table:table-row>
          <table:table-cell office:value-type="string">
            <text:p>N.K.5.623.6.262.141.13.02</text:p>
          </table:table-cell>
          <table:table-cell office:value-type="string">
            <text:p>ENG</text:p>
          </table:table-cell>
          <table:table-cell office:value-type="date" office:date-value="2021-11-30" table:style-name="DateCell">
            <text:p>2021-11-30</text:p>
          </table:table-cell>
          <table:table-cell office:value-type="float" office:value="67466181.04">
            <text:p>67466181.04</text:p>
          </table:table-cell>
        </table:table-row>
        <table:table-row>
          <table:table-cell office:value-type="string">
            <text:p>N.K.5.623.6.262.141.14.02</text:p>
          </table:table-cell>
          <table:table-cell office:value-type="string">
            <text:p>ENG</text:p>
          </table:table-cell>
          <table:table-cell office:value-type="date" office:date-value="2021-11-30" table:style-name="DateCell">
            <text:p>2021-11-30</text:p>
          </table:table-cell>
          <table:table-cell office:value-type="float" office:value="89520198.78">
            <text:p>89520198.78</text:p>
          </table:table-cell>
        </table:table-row>
        <table:table-row>
          <table:table-cell office:value-type="string">
            <text:p>S.F.5.621.3.262.141.07.01</text:p>
          </table:table-cell>
          <table:table-cell office:value-type="string">
            <text:p>ENG</text:p>
          </table:table-cell>
          <table:table-cell office:value-type="date" office:date-value="2021-11-30" table:style-name="DateCell">
            <text:p>2021-11-30</text:p>
          </table:table-cell>
          <table:table-cell office:value-type="float" office:value="1351544098.06">
            <text:p>1351544098.06</text:p>
          </table:table-cell>
        </table:table-row>
        <table:table-row>
          <table:table-cell office:value-type="string">
            <text:p>S.F.5.623.1.262.141.07.01</text:p>
          </table:table-cell>
          <table:table-cell office:value-type="string">
            <text:p>ENG</text:p>
          </table:table-cell>
          <table:table-cell office:value-type="date" office:date-value="2021-11-30" table:style-name="DateCell">
            <text:p>2021-11-30</text:p>
          </table:table-cell>
          <table:table-cell office:value-type="float" office:value="131780136.80">
            <text:p>131780136.80</text:p>
          </table:table-cell>
        </table:table-row>
        <table:table-row>
          <table:table-cell office:value-type="string">
            <text:p>S.F.5.623.8.262.141.07.02</text:p>
          </table:table-cell>
          <table:table-cell office:value-type="string">
            <text:p>ENG</text:p>
          </table:table-cell>
          <table:table-cell office:value-type="date" office:date-value="2021-11-30" table:style-name="DateCell">
            <text:p>2021-11-30</text:p>
          </table:table-cell>
          <table:table-cell office:value-type="float" office:value="121572909.11">
            <text:p>121572909.11</text:p>
          </table:table-cell>
        </table:table-row>
        <table:table-row>
          <table:table-cell office:value-type="string">
            <text:p>S.F.5.731.1.262.141.07.01</text:p>
          </table:table-cell>
          <table:table-cell office:value-type="string">
            <text:p>ENG</text:p>
          </table:table-cell>
          <table:table-cell office:value-type="date" office:date-value="2021-11-30" table:style-name="DateCell">
            <text:p>2021-11-30</text:p>
          </table:table-cell>
          <table:table-cell office:value-type="float" office:value="39655204.77">
            <text:p>39655204.77</text:p>
          </table:table-cell>
        </table:table-row>
        <table:table-row>
          <table:table-cell office:value-type="string">
            <text:p>N.K.5.621.2.262.141.12.01</text:p>
          </table:table-cell>
          <table:table-cell office:value-type="string">
            <text:p>ENG</text:p>
          </table:table-cell>
          <table:table-cell office:value-type="date" office:date-value="2021-11-30" table:style-name="DateCell">
            <text:p>2021-11-30</text:p>
          </table:table-cell>
          <table:table-cell office:value-type="float" office:value="548321111.87">
            <text:p>548321111.87</text:p>
          </table:table-cell>
        </table:table-row>
        <table:table-row>
          <table:table-cell office:value-type="string">
            <text:p>N.K.5.621.6.262.141.13.01</text:p>
          </table:table-cell>
          <table:table-cell office:value-type="string">
            <text:p>ENG</text:p>
          </table:table-cell>
          <table:table-cell office:value-type="date" office:date-value="2021-11-30" table:style-name="DateCell">
            <text:p>2021-11-30</text:p>
          </table:table-cell>
          <table:table-cell office:value-type="float" office:value="556833980.47">
            <text:p>556833980.47</text:p>
          </table:table-cell>
        </table:table-row>
        <table:table-row>
          <table:table-cell office:value-type="string">
            <text:p>N.D.5.622.8.262.141.03.01</text:p>
          </table:table-cell>
          <table:table-cell office:value-type="string">
            <text:p>ENG</text:p>
          </table:table-cell>
          <table:table-cell office:value-type="date" office:date-value="2021-11-30" table:style-name="DateCell">
            <text:p>2021-11-30</text:p>
          </table:table-cell>
          <table:table-cell office:value-type="float" office:value="32963677.30">
            <text:p>32963677.30</text:p>
          </table:table-cell>
        </table:table-row>
        <table:table-row>
          <table:table-cell office:value-type="string">
            <text:p>N.F.5.622.1.262.141.08.01</text:p>
          </table:table-cell>
          <table:table-cell office:value-type="string">
            <text:p>ENG</text:p>
          </table:table-cell>
          <table:table-cell office:value-type="date" office:date-value="2021-11-30" table:style-name="DateCell">
            <text:p>2021-11-30</text:p>
          </table:table-cell>
          <table:table-cell office:value-type="float" office:value="386142225.83">
            <text:p>386142225.83</text:p>
          </table:table-cell>
        </table:table-row>
        <table:table-row>
          <table:table-cell office:value-type="string">
            <text:p>N.K.5.622.1.262.141.12.08</text:p>
          </table:table-cell>
          <table:table-cell office:value-type="string">
            <text:p>ENG</text:p>
          </table:table-cell>
          <table:table-cell office:value-type="date" office:date-value="2021-11-30" table:style-name="DateCell">
            <text:p>2021-11-30</text:p>
          </table:table-cell>
          <table:table-cell office:value-type="float" office:value="300250463.99">
            <text:p>300250463.99</text:p>
          </table:table-cell>
        </table:table-row>
        <table:table-row>
          <table:table-cell office:value-type="string">
            <text:p>N.K.5.622.1.262.141.14.01</text:p>
          </table:table-cell>
          <table:table-cell office:value-type="string">
            <text:p>ENG</text:p>
          </table:table-cell>
          <table:table-cell office:value-type="date" office:date-value="2021-11-30" table:style-name="DateCell">
            <text:p>2021-11-30</text:p>
          </table:table-cell>
          <table:table-cell office:value-type="float" office:value="377496901.44">
            <text:p>377496901.44</text:p>
          </table:table-cell>
        </table:table-row>
        <table:table-row>
          <table:table-cell office:value-type="string">
            <text:p>N.K.5.622.1.262.141.14.02</text:p>
          </table:table-cell>
          <table:table-cell office:value-type="string">
            <text:p>ENG</text:p>
          </table:table-cell>
          <table:table-cell office:value-type="date" office:date-value="2021-11-30" table:style-name="DateCell">
            <text:p>2021-11-30</text:p>
          </table:table-cell>
          <table:table-cell office:value-type="float" office:value="363746758.05">
            <text:p>363746758.05</text:p>
          </table:table-cell>
        </table:table-row>
        <table:table-row>
          <table:table-cell office:value-type="string">
            <text:p>N.K.5.622.8.262.141.14.02</text:p>
          </table:table-cell>
          <table:table-cell office:value-type="string">
            <text:p>ENG</text:p>
          </table:table-cell>
          <table:table-cell office:value-type="date" office:date-value="2021-11-30" table:style-name="DateCell">
            <text:p>2021-11-30</text:p>
          </table:table-cell>
          <table:table-cell office:value-type="float" office:value="5908527.45">
            <text:p>5908527.45</text:p>
          </table:table-cell>
        </table:table-row>
        <table:table-row>
          <table:table-cell office:value-type="string">
            <text:p>N.K.5.622.8.262.141.14.03</text:p>
          </table:table-cell>
          <table:table-cell office:value-type="string">
            <text:p>ENG</text:p>
          </table:table-cell>
          <table:table-cell office:value-type="date" office:date-value="2021-11-30" table:style-name="DateCell">
            <text:p>2021-11-30</text:p>
          </table:table-cell>
          <table:table-cell office:value-type="float" office:value="5952916.94">
            <text:p>5952916.94</text:p>
          </table:table-cell>
        </table:table-row>
        <table:table-row>
          <table:table-cell office:value-type="string">
            <text:p>N.K.5.622.8.262.141.14.05</text:p>
          </table:table-cell>
          <table:table-cell office:value-type="string">
            <text:p>ENG</text:p>
          </table:table-cell>
          <table:table-cell office:value-type="date" office:date-value="2021-11-30" table:style-name="DateCell">
            <text:p>2021-11-30</text:p>
          </table:table-cell>
          <table:table-cell office:value-type="float" office:value="5769982.14">
            <text:p>5769982.14</text:p>
          </table:table-cell>
        </table:table-row>
        <table:table-row>
          <table:table-cell office:value-type="string">
            <text:p>N.K.5.622.8.262.141.14.10</text:p>
          </table:table-cell>
          <table:table-cell office:value-type="string">
            <text:p>ENG</text:p>
          </table:table-cell>
          <table:table-cell office:value-type="date" office:date-value="2021-11-30" table:style-name="DateCell">
            <text:p>2021-11-30</text:p>
          </table:table-cell>
          <table:table-cell office:value-type="float" office:value="4298785.01">
            <text:p>4298785.01</text:p>
          </table:table-cell>
        </table:table-row>
        <table:table-row>
          <table:table-cell office:value-type="string">
            <text:p>N.K.5.622.8.262.141.14.11</text:p>
          </table:table-cell>
          <table:table-cell office:value-type="string">
            <text:p>ENG</text:p>
          </table:table-cell>
          <table:table-cell office:value-type="date" office:date-value="2021-11-30" table:style-name="DateCell">
            <text:p>2021-11-30</text:p>
          </table:table-cell>
          <table:table-cell office:value-type="float" office:value="5974056.95">
            <text:p>5974056.95</text:p>
          </table:table-cell>
        </table:table-row>
        <table:table-row>
          <table:table-cell office:value-type="string">
            <text:p>N.K.5.622.8.262.141.14.14</text:p>
          </table:table-cell>
          <table:table-cell office:value-type="string">
            <text:p>ENG</text:p>
          </table:table-cell>
          <table:table-cell office:value-type="date" office:date-value="2021-11-30" table:style-name="DateCell">
            <text:p>2021-11-30</text:p>
          </table:table-cell>
          <table:table-cell office:value-type="float" office:value="5841906.40">
            <text:p>5841906.40</text:p>
          </table:table-cell>
        </table:table-row>
        <table:table-row>
          <table:table-cell office:value-type="string">
            <text:p>N.K.5.622.8.262.141.14.13</text:p>
          </table:table-cell>
          <table:table-cell office:value-type="string">
            <text:p>ENG</text:p>
          </table:table-cell>
          <table:table-cell office:value-type="date" office:date-value="2021-11-30" table:style-name="DateCell">
            <text:p>2021-11-30</text:p>
          </table:table-cell>
          <table:table-cell office:value-type="float" office:value="5911490.48">
            <text:p>5911490.48</text:p>
          </table:table-cell>
        </table:table-row>
        <table:table-row>
          <table:table-cell office:value-type="string">
            <text:p>N.K.5.622.8.262.141.14.15</text:p>
          </table:table-cell>
          <table:table-cell office:value-type="string">
            <text:p>ENG</text:p>
          </table:table-cell>
          <table:table-cell office:value-type="date" office:date-value="2021-11-30" table:style-name="DateCell">
            <text:p>2021-11-30</text:p>
          </table:table-cell>
          <table:table-cell office:value-type="float" office:value="5905288.87">
            <text:p>5905288.87</text:p>
          </table:table-cell>
        </table:table-row>
        <table:table-row>
          <table:table-cell office:value-type="string">
            <text:p>N.K.5.622.1.262.141.13.03</text:p>
          </table:table-cell>
          <table:table-cell office:value-type="string">
            <text:p>ENG</text:p>
          </table:table-cell>
          <table:table-cell office:value-type="date" office:date-value="2021-11-30" table:style-name="DateCell">
            <text:p>2021-11-30</text:p>
          </table:table-cell>
          <table:table-cell office:value-type="float" office:value="391360427.82">
            <text:p>391360427.82</text:p>
          </table:table-cell>
        </table:table-row>
        <table:table-row>
          <table:table-cell office:value-type="string">
            <text:p>N.D.5.623.8.262.141.03.01</text:p>
          </table:table-cell>
          <table:table-cell office:value-type="string">
            <text:p>ENG</text:p>
          </table:table-cell>
          <table:table-cell office:value-type="date" office:date-value="2021-11-30" table:style-name="DateCell">
            <text:p>2021-11-30</text:p>
          </table:table-cell>
          <table:table-cell office:value-type="float" office:value="36597712.82">
            <text:p>36597712.82</text:p>
          </table:table-cell>
        </table:table-row>
        <table:table-row>
          <table:table-cell office:value-type="string">
            <text:p>N.F.5.623.5.262.141.06.03</text:p>
          </table:table-cell>
          <table:table-cell office:value-type="string">
            <text:p>ENG</text:p>
          </table:table-cell>
          <table:table-cell office:value-type="date" office:date-value="2021-11-30" table:style-name="DateCell">
            <text:p>2021-11-30</text:p>
          </table:table-cell>
          <table:table-cell office:value-type="float" office:value="179461406.76">
            <text:p>179461406.76</text:p>
          </table:table-cell>
        </table:table-row>
        <table:table-row>
          <table:table-cell office:value-type="string">
            <text:p>N.F.5.623.5.262.141.08.05</text:p>
          </table:table-cell>
          <table:table-cell office:value-type="string">
            <text:p>ENG</text:p>
          </table:table-cell>
          <table:table-cell office:value-type="date" office:date-value="2021-11-30" table:style-name="DateCell">
            <text:p>2021-11-30</text:p>
          </table:table-cell>
          <table:table-cell office:value-type="float" office:value="127633560.81">
            <text:p>127633560.81</text:p>
          </table:table-cell>
        </table:table-row>
        <table:table-row>
          <table:table-cell office:value-type="string">
            <text:p>N.F.5.623.5.262.141.08.06</text:p>
          </table:table-cell>
          <table:table-cell office:value-type="string">
            <text:p>ENG</text:p>
          </table:table-cell>
          <table:table-cell office:value-type="date" office:date-value="2021-11-30" table:style-name="DateCell">
            <text:p>2021-11-30</text:p>
          </table:table-cell>
          <table:table-cell office:value-type="float" office:value="154818784.30">
            <text:p>154818784.30</text:p>
          </table:table-cell>
        </table:table-row>
        <table:table-row>
          <table:table-cell office:value-type="string">
            <text:p>N.F.5.623.3.262.141.09.01</text:p>
          </table:table-cell>
          <table:table-cell office:value-type="string">
            <text:p>ENG</text:p>
          </table:table-cell>
          <table:table-cell office:value-type="date" office:date-value="2021-11-30" table:style-name="DateCell">
            <text:p>2021-11-30</text:p>
          </table:table-cell>
          <table:table-cell office:value-type="float" office:value="58349045.72">
            <text:p>58349045.72</text:p>
          </table:table-cell>
        </table:table-row>
        <table:table-row>
          <table:table-cell office:value-type="string">
            <text:p>N.F.5.623.3.262.141.09.03</text:p>
          </table:table-cell>
          <table:table-cell office:value-type="string">
            <text:p>ENG</text:p>
          </table:table-cell>
          <table:table-cell office:value-type="date" office:date-value="2021-11-30" table:style-name="DateCell">
            <text:p>2021-11-30</text:p>
          </table:table-cell>
          <table:table-cell office:value-type="float" office:value="57175446.10">
            <text:p>57175446.10</text:p>
          </table:table-cell>
        </table:table-row>
        <table:table-row>
          <table:table-cell office:value-type="string">
            <text:p>N.F.5.623.4.262.141.09.01</text:p>
          </table:table-cell>
          <table:table-cell office:value-type="string">
            <text:p>ENG</text:p>
          </table:table-cell>
          <table:table-cell office:value-type="date" office:date-value="2021-11-30" table:style-name="DateCell">
            <text:p>2021-11-30</text:p>
          </table:table-cell>
          <table:table-cell office:value-type="float" office:value="62013583.95">
            <text:p>62013583.95</text:p>
          </table:table-cell>
        </table:table-row>
        <table:table-row>
          <table:table-cell office:value-type="string">
            <text:p>N.F.5.623.5.262.141.09.03</text:p>
          </table:table-cell>
          <table:table-cell office:value-type="string">
            <text:p>ENG</text:p>
          </table:table-cell>
          <table:table-cell office:value-type="date" office:date-value="2021-11-30" table:style-name="DateCell">
            <text:p>2021-11-30</text:p>
          </table:table-cell>
          <table:table-cell office:value-type="float" office:value="179136611.04">
            <text:p>179136611.04</text:p>
          </table:table-cell>
        </table:table-row>
        <table:table-row>
          <table:table-cell office:value-type="string">
            <text:p>N.F.5.623.8.262.141.09.01</text:p>
          </table:table-cell>
          <table:table-cell office:value-type="string">
            <text:p>ENG</text:p>
          </table:table-cell>
          <table:table-cell office:value-type="date" office:date-value="2021-11-30" table:style-name="DateCell">
            <text:p>2021-11-30</text:p>
          </table:table-cell>
          <table:table-cell office:value-type="float" office:value="32595703.16">
            <text:p>32595703.16</text:p>
          </table:table-cell>
        </table:table-row>
        <table:table-row>
          <table:table-cell office:value-type="string">
            <text:p>N.F.5.623.6.262.141.09.03</text:p>
          </table:table-cell>
          <table:table-cell office:value-type="string">
            <text:p>ENG</text:p>
          </table:table-cell>
          <table:table-cell office:value-type="date" office:date-value="2021-11-30" table:style-name="DateCell">
            <text:p>2021-11-30</text:p>
          </table:table-cell>
          <table:table-cell office:value-type="float" office:value="117483082.16">
            <text:p>117483082.16</text:p>
          </table:table-cell>
        </table:table-row>
        <table:table-row>
          <table:table-cell office:value-type="string">
            <text:p>N.K.5.623.4.262.141.10.01</text:p>
          </table:table-cell>
          <table:table-cell office:value-type="string">
            <text:p>ENG</text:p>
          </table:table-cell>
          <table:table-cell office:value-type="date" office:date-value="2021-11-30" table:style-name="DateCell">
            <text:p>2021-11-30</text:p>
          </table:table-cell>
          <table:table-cell office:value-type="float" office:value="288148241.42">
            <text:p>288148241.42</text:p>
          </table:table-cell>
        </table:table-row>
        <table:table-row>
          <table:table-cell office:value-type="string">
            <text:p>N.K.5.623.6.262.141.10.02</text:p>
          </table:table-cell>
          <table:table-cell office:value-type="string">
            <text:p>ENG</text:p>
          </table:table-cell>
          <table:table-cell office:value-type="date" office:date-value="2021-11-30" table:style-name="DateCell">
            <text:p>2021-11-30</text:p>
          </table:table-cell>
          <table:table-cell office:value-type="float" office:value="59213967.76">
            <text:p>59213967.76</text:p>
          </table:table-cell>
        </table:table-row>
        <table:table-row>
          <table:table-cell office:value-type="string">
            <text:p>N.K.5.623.5.262.141.13.02</text:p>
          </table:table-cell>
          <table:table-cell office:value-type="string">
            <text:p>ENG</text:p>
          </table:table-cell>
          <table:table-cell office:value-type="date" office:date-value="2021-11-30" table:style-name="DateCell">
            <text:p>2021-11-30</text:p>
          </table:table-cell>
          <table:table-cell office:value-type="float" office:value="249218062.66">
            <text:p>249218062.66</text:p>
          </table:table-cell>
        </table:table-row>
        <table:table-row>
          <table:table-cell office:value-type="string">
            <text:p>N.K.5.623.4.262.141.14.07</text:p>
          </table:table-cell>
          <table:table-cell office:value-type="string">
            <text:p>ENG</text:p>
          </table:table-cell>
          <table:table-cell office:value-type="date" office:date-value="2021-11-30" table:style-name="DateCell">
            <text:p>2021-11-30</text:p>
          </table:table-cell>
          <table:table-cell office:value-type="float" office:value="89740198.39">
            <text:p>89740198.39</text:p>
          </table:table-cell>
        </table:table-row>
        <table:table-row>
          <table:table-cell office:value-type="string">
            <text:p>N.K.5.623.5.262.141.14.01</text:p>
          </table:table-cell>
          <table:table-cell office:value-type="string">
            <text:p>ENG</text:p>
          </table:table-cell>
          <table:table-cell office:value-type="date" office:date-value="2021-11-30" table:style-name="DateCell">
            <text:p>2021-11-30</text:p>
          </table:table-cell>
          <table:table-cell office:value-type="float" office:value="208671593.39">
            <text:p>208671593.39</text:p>
          </table:table-cell>
        </table:table-row>
        <table:table-row>
          <table:table-cell office:value-type="string">
            <text:p>N.K.5.623.5.262.141.14.02</text:p>
          </table:table-cell>
          <table:table-cell office:value-type="string">
            <text:p>ENG</text:p>
          </table:table-cell>
          <table:table-cell office:value-type="date" office:date-value="2021-11-30" table:style-name="DateCell">
            <text:p>2021-11-30</text:p>
          </table:table-cell>
          <table:table-cell office:value-type="float" office:value="306898315.13">
            <text:p>306898315.13</text:p>
          </table:table-cell>
        </table:table-row>
        <table:table-row>
          <table:table-cell office:value-type="string">
            <text:p>N.K.5.623.4.262.141.14.01</text:p>
          </table:table-cell>
          <table:table-cell office:value-type="string">
            <text:p>ENG</text:p>
          </table:table-cell>
          <table:table-cell office:value-type="date" office:date-value="2021-11-30" table:style-name="DateCell">
            <text:p>2021-11-30</text:p>
          </table:table-cell>
          <table:table-cell office:value-type="float" office:value="125035436.33">
            <text:p>125035436.33</text:p>
          </table:table-cell>
        </table:table-row>
        <table:table-row>
          <table:table-cell office:value-type="string">
            <text:p>N.K.5.623.5.262.141.14.03</text:p>
          </table:table-cell>
          <table:table-cell office:value-type="string">
            <text:p>ENG</text:p>
          </table:table-cell>
          <table:table-cell office:value-type="date" office:date-value="2021-11-30" table:style-name="DateCell">
            <text:p>2021-11-30</text:p>
          </table:table-cell>
          <table:table-cell office:value-type="float" office:value="261481420.18">
            <text:p>261481420.18</text:p>
          </table:table-cell>
        </table:table-row>
        <table:table-row>
          <table:table-cell office:value-type="string">
            <text:p>N.E.5.623.3.262.141.18.01</text:p>
          </table:table-cell>
          <table:table-cell office:value-type="string">
            <text:p>ENG</text:p>
          </table:table-cell>
          <table:table-cell office:value-type="date" office:date-value="2021-11-30" table:style-name="DateCell">
            <text:p>2021-11-30</text:p>
          </table:table-cell>
          <table:table-cell office:value-type="float" office:value="18312010.68">
            <text:p>18312010.68</text:p>
          </table:table-cell>
        </table:table-row>
        <table:table-row>
          <table:table-cell office:value-type="string">
            <text:p>N.E.5.623.5.262.141.19.01</text:p>
          </table:table-cell>
          <table:table-cell office:value-type="string">
            <text:p>ENG</text:p>
          </table:table-cell>
          <table:table-cell office:value-type="date" office:date-value="2021-11-30" table:style-name="DateCell">
            <text:p>2021-11-30</text:p>
          </table:table-cell>
          <table:table-cell office:value-type="float" office:value="2964339.58">
            <text:p>2964339.58</text:p>
          </table:table-cell>
        </table:table-row>
        <table:table-row>
          <table:table-cell office:value-type="string">
            <text:p>N.E.5.623.6.262.141.20.01</text:p>
          </table:table-cell>
          <table:table-cell office:value-type="string">
            <text:p>ENG</text:p>
          </table:table-cell>
          <table:table-cell office:value-type="date" office:date-value="2021-11-30" table:style-name="DateCell">
            <text:p>2021-11-30</text:p>
          </table:table-cell>
          <table:table-cell office:value-type="float" office:value="31585753.50">
            <text:p>31585753.50</text:p>
          </table:table-cell>
        </table:table-row>
        <table:table-row>
          <table:table-cell office:value-type="string">
            <text:p>N.E.5.623.4.262.141.19.01</text:p>
          </table:table-cell>
          <table:table-cell office:value-type="string">
            <text:p>ENG</text:p>
          </table:table-cell>
          <table:table-cell office:value-type="date" office:date-value="2021-11-30" table:style-name="DateCell">
            <text:p>2021-11-30</text:p>
          </table:table-cell>
          <table:table-cell office:value-type="float" office:value="4850895.00">
            <text:p>4850895.00</text:p>
          </table:table-cell>
        </table:table-row>
        <table:table-row>
          <table:table-cell office:value-type="string">
            <text:p>N.E.5.623.3.262.141.19.02</text:p>
          </table:table-cell>
          <table:table-cell office:value-type="string">
            <text:p>ENG</text:p>
          </table:table-cell>
          <table:table-cell office:value-type="date" office:date-value="2021-11-30" table:style-name="DateCell">
            <text:p>2021-11-30</text:p>
          </table:table-cell>
          <table:table-cell office:value-type="float" office:value="752950.00">
            <text:p>752950.00</text:p>
          </table:table-cell>
        </table:table-row>
        <table:table-row>
          <table:table-cell office:value-type="string">
            <text:p>N.E.5.623.3.262.141.21.04</text:p>
          </table:table-cell>
          <table:table-cell office:value-type="string">
            <text:p>ENG</text:p>
          </table:table-cell>
          <table:table-cell office:value-type="date" office:date-value="2021-11-30" table:style-name="DateCell">
            <text:p>2021-11-30</text:p>
          </table:table-cell>
          <table:table-cell office:value-type="float" office:value="1232100.00">
            <text:p>1232100.00</text:p>
          </table:table-cell>
        </table:table-row>
        <table:table-row>
          <table:table-cell office:value-type="string">
            <text:p>N.E.5.623.3.262.141.21.03</text:p>
          </table:table-cell>
          <table:table-cell office:value-type="string">
            <text:p>ENG</text:p>
          </table:table-cell>
          <table:table-cell office:value-type="date" office:date-value="2021-11-30" table:style-name="DateCell">
            <text:p>2021-11-30</text:p>
          </table:table-cell>
          <table:table-cell office:value-type="float" office:value="1232100.00">
            <text:p>1232100.00</text:p>
          </table:table-cell>
        </table:table-row>
        <table:table-row>
          <table:table-cell office:value-type="string">
            <text:p>N.E.5.623.4.262.141.21.01</text:p>
          </table:table-cell>
          <table:table-cell office:value-type="string">
            <text:p>ENG</text:p>
          </table:table-cell>
          <table:table-cell office:value-type="date" office:date-value="2021-11-30" table:style-name="DateCell">
            <text:p>2021-11-30</text:p>
          </table:table-cell>
          <table:table-cell office:value-type="float" office:value="241570.00">
            <text:p>241570.00</text:p>
          </table:table-cell>
        </table:table-row>
        <table:table-row>
          <table:table-cell office:value-type="string">
            <text:p>N.K.5.721.4.262.141.12.01</text:p>
          </table:table-cell>
          <table:table-cell office:value-type="string">
            <text:p>ENG</text:p>
          </table:table-cell>
          <table:table-cell office:value-type="date" office:date-value="2021-11-30" table:style-name="DateCell">
            <text:p>2021-11-30</text:p>
          </table:table-cell>
          <table:table-cell office:value-type="float" office:value="838110047.59">
            <text:p>838110047.59</text:p>
          </table:table-cell>
        </table:table-row>
        <table:table-row>
          <table:table-cell office:value-type="string">
            <text:p>N.K.5.731.9.262.141.10.01</text:p>
          </table:table-cell>
          <table:table-cell office:value-type="string">
            <text:p>ENG</text:p>
          </table:table-cell>
          <table:table-cell office:value-type="date" office:date-value="2021-11-30" table:style-name="DateCell">
            <text:p>2021-11-30</text:p>
          </table:table-cell>
          <table:table-cell office:value-type="float" office:value="12208596.18">
            <text:p>12208596.18</text:p>
          </table:table-cell>
        </table:table-row>
        <table:table-row>
          <table:table-cell office:value-type="string">
            <text:p>N.K.5.731.1.262.141.11.01</text:p>
          </table:table-cell>
          <table:table-cell office:value-type="string">
            <text:p>ENG</text:p>
          </table:table-cell>
          <table:table-cell office:value-type="date" office:date-value="2021-11-30" table:style-name="DateCell">
            <text:p>2021-11-30</text:p>
          </table:table-cell>
          <table:table-cell office:value-type="float" office:value="2121165.47">
            <text:p>2121165.47</text:p>
          </table:table-cell>
        </table:table-row>
        <table:table-row>
          <table:table-cell office:value-type="string">
            <text:p>N.K.5.731.9.262.141.12.01</text:p>
          </table:table-cell>
          <table:table-cell office:value-type="string">
            <text:p>ENG</text:p>
          </table:table-cell>
          <table:table-cell office:value-type="date" office:date-value="2021-11-30" table:style-name="DateCell">
            <text:p>2021-11-30</text:p>
          </table:table-cell>
          <table:table-cell office:value-type="float" office:value="4199680.00">
            <text:p>4199680.00</text:p>
          </table:table-cell>
        </table:table-row>
        <table:table-row>
          <table:table-cell office:value-type="string">
            <text:p>N.K.5.731.1.262.141.14.01</text:p>
          </table:table-cell>
          <table:table-cell office:value-type="string">
            <text:p>ENG</text:p>
          </table:table-cell>
          <table:table-cell office:value-type="date" office:date-value="2021-11-30" table:style-name="DateCell">
            <text:p>2021-11-30</text:p>
          </table:table-cell>
          <table:table-cell office:value-type="float" office:value="6309018.26">
            <text:p>6309018.26</text:p>
          </table:table-cell>
        </table:table-row>
        <table:table-row>
          <table:table-cell office:value-type="string">
            <text:p>N.K.5.731.1.262.141.14.02</text:p>
          </table:table-cell>
          <table:table-cell office:value-type="string">
            <text:p>ENG</text:p>
          </table:table-cell>
          <table:table-cell office:value-type="date" office:date-value="2021-11-30" table:style-name="DateCell">
            <text:p>2021-11-30</text:p>
          </table:table-cell>
          <table:table-cell office:value-type="float" office:value="35401310.00">
            <text:p>35401310.00</text:p>
          </table:table-cell>
        </table:table-row>
        <table:table-row>
          <table:table-cell office:value-type="string">
            <text:p>N.K.5.731.1.262.141.14.04</text:p>
          </table:table-cell>
          <table:table-cell office:value-type="string">
            <text:p>ENG</text:p>
          </table:table-cell>
          <table:table-cell office:value-type="date" office:date-value="2021-11-30" table:style-name="DateCell">
            <text:p>2021-11-30</text:p>
          </table:table-cell>
          <table:table-cell office:value-type="float" office:value="21345675.00">
            <text:p>21345675.00</text:p>
          </table:table-cell>
        </table:table-row>
        <table:table-row>
          <table:table-cell office:value-type="string">
            <text:p>N.K.5.731.1.262.141.13.03</text:p>
          </table:table-cell>
          <table:table-cell office:value-type="string">
            <text:p>ENG</text:p>
          </table:table-cell>
          <table:table-cell office:value-type="date" office:date-value="2021-11-30" table:style-name="DateCell">
            <text:p>2021-11-30</text:p>
          </table:table-cell>
          <table:table-cell office:value-type="float" office:value="27951937.50">
            <text:p>27951937.50</text:p>
          </table:table-cell>
        </table:table-row>
        <table:table-row>
          <table:table-cell office:value-type="string">
            <text:p>S.E.5.623.3.262.141.19.01</text:p>
          </table:table-cell>
          <table:table-cell office:value-type="string">
            <text:p>ENG</text:p>
          </table:table-cell>
          <table:table-cell office:value-type="date" office:date-value="2021-11-30" table:style-name="DateCell">
            <text:p>2021-11-30</text:p>
          </table:table-cell>
          <table:table-cell office:value-type="float" office:value="68425.00">
            <text:p>68425.00</text:p>
          </table:table-cell>
        </table:table-row>
        <table:table-row>
          <table:table-cell office:value-type="string">
            <text:p>S.E.5.623.3.262.141.19.02</text:p>
          </table:table-cell>
          <table:table-cell office:value-type="string">
            <text:p>ENG</text:p>
          </table:table-cell>
          <table:table-cell office:value-type="date" office:date-value="2021-11-30" table:style-name="DateCell">
            <text:p>2021-11-30</text:p>
          </table:table-cell>
          <table:table-cell office:value-type="float" office:value="68425.00">
            <text:p>68425.00</text:p>
          </table:table-cell>
        </table:table-row>
        <table:table-row>
          <table:table-cell office:value-type="string">
            <text:p>S.E.5.623.6.262.141.19.03</text:p>
          </table:table-cell>
          <table:table-cell office:value-type="string">
            <text:p>ENG</text:p>
          </table:table-cell>
          <table:table-cell office:value-type="date" office:date-value="2021-11-30" table:style-name="DateCell">
            <text:p>2021-11-30</text:p>
          </table:table-cell>
          <table:table-cell office:value-type="float" office:value="2939133.40">
            <text:p>2939133.40</text:p>
          </table:table-cell>
        </table:table-row>
        <table:table-row>
          <table:table-cell office:value-type="string">
            <text:p>S.E.5.623.4.262.141.19.01</text:p>
          </table:table-cell>
          <table:table-cell office:value-type="string">
            <text:p>ENG</text:p>
          </table:table-cell>
          <table:table-cell office:value-type="date" office:date-value="2021-11-30" table:style-name="DateCell">
            <text:p>2021-11-30</text:p>
          </table:table-cell>
          <table:table-cell office:value-type="float" office:value="399370.00">
            <text:p>399370.00</text:p>
          </table:table-cell>
        </table:table-row>
        <table:table-row>
          <table:table-cell office:value-type="string">
            <text:p>S.E.5.623.4.262.141.19.04</text:p>
          </table:table-cell>
          <table:table-cell office:value-type="string">
            <text:p>ENG</text:p>
          </table:table-cell>
          <table:table-cell office:value-type="date" office:date-value="2021-11-30" table:style-name="DateCell">
            <text:p>2021-11-30</text:p>
          </table:table-cell>
          <table:table-cell office:value-type="float" office:value="94010.00">
            <text:p>94010.00</text:p>
          </table:table-cell>
        </table:table-row>
        <table:table-row>
          <table:table-cell office:value-type="string">
            <text:p>S.E.5.623.4.262.141.19.02</text:p>
          </table:table-cell>
          <table:table-cell office:value-type="string">
            <text:p>ENG</text:p>
          </table:table-cell>
          <table:table-cell office:value-type="date" office:date-value="2021-11-30" table:style-name="DateCell">
            <text:p>2021-11-30</text:p>
          </table:table-cell>
          <table:table-cell office:value-type="float" office:value="399370.00">
            <text:p>399370.00</text:p>
          </table:table-cell>
        </table:table-row>
        <table:table-row>
          <table:table-cell office:value-type="string">
            <text:p>S.E.5.623.4.262.141.19.03</text:p>
          </table:table-cell>
          <table:table-cell office:value-type="string">
            <text:p>ENG</text:p>
          </table:table-cell>
          <table:table-cell office:value-type="date" office:date-value="2021-11-30" table:style-name="DateCell">
            <text:p>2021-11-30</text:p>
          </table:table-cell>
          <table:table-cell office:value-type="float" office:value="55335.00">
            <text:p>55335.00</text:p>
          </table:table-cell>
        </table:table-row>
        <table:table-row>
          <table:table-cell office:value-type="string">
            <text:p>S.E.5.623.6.262.141.19.07</text:p>
          </table:table-cell>
          <table:table-cell office:value-type="string">
            <text:p>ENG</text:p>
          </table:table-cell>
          <table:table-cell office:value-type="date" office:date-value="2021-11-30" table:style-name="DateCell">
            <text:p>2021-11-30</text:p>
          </table:table-cell>
          <table:table-cell office:value-type="float" office:value="917851.76">
            <text:p>917851.76</text:p>
          </table:table-cell>
        </table:table-row>
        <table:table-row>
          <table:table-cell office:value-type="string">
            <text:p>N.K.5.631.6.262.141.14.01</text:p>
          </table:table-cell>
          <table:table-cell office:value-type="string">
            <text:p>ENG</text:p>
          </table:table-cell>
          <table:table-cell office:value-type="date" office:date-value="2021-11-30" table:style-name="DateCell">
            <text:p>2021-11-30</text:p>
          </table:table-cell>
          <table:table-cell office:value-type="float" office:value="25776824.18">
            <text:p>25776824.18</text:p>
          </table:table-cell>
        </table:table-row>
        <table:table-row>
          <table:table-cell office:value-type="string">
            <text:p>N.K.5.631.2.262.141.14.02</text:p>
          </table:table-cell>
          <table:table-cell office:value-type="string">
            <text:p>ENG</text:p>
          </table:table-cell>
          <table:table-cell office:value-type="date" office:date-value="2021-11-30" table:style-name="DateCell">
            <text:p>2021-11-30</text:p>
          </table:table-cell>
          <table:table-cell office:value-type="float" office:value="535606404.75">
            <text:p>535606404.75</text:p>
          </table:table-cell>
        </table:table-row>
        <table:table-row>
          <table:table-cell office:value-type="string">
            <text:p>S.F.5.742.8.262.141.06.03</text:p>
          </table:table-cell>
          <table:table-cell office:value-type="string">
            <text:p>ENG</text:p>
          </table:table-cell>
          <table:table-cell office:value-type="date" office:date-value="2021-11-30" table:style-name="DateCell">
            <text:p>2021-11-30</text:p>
          </table:table-cell>
          <table:table-cell office:value-type="float" office:value="334510513.74">
            <text:p>334510513.74</text:p>
          </table:table-cell>
        </table:table-row>
        <table:table-row>
          <table:table-cell office:value-type="string">
            <text:p>S.F.5.742.2.262.141.07.01</text:p>
          </table:table-cell>
          <table:table-cell office:value-type="string">
            <text:p>ENG</text:p>
          </table:table-cell>
          <table:table-cell office:value-type="date" office:date-value="2021-11-30" table:style-name="DateCell">
            <text:p>2021-11-30</text:p>
          </table:table-cell>
          <table:table-cell office:value-type="float" office:value="167322481.35">
            <text:p>167322481.35</text:p>
          </table:table-cell>
        </table:table-row>
        <table:table-row>
          <table:table-cell office:value-type="string">
            <text:p>N.F.5.742.2.262.141.06.01</text:p>
          </table:table-cell>
          <table:table-cell office:value-type="string">
            <text:p>ENG</text:p>
          </table:table-cell>
          <table:table-cell office:value-type="date" office:date-value="2021-11-30" table:style-name="DateCell">
            <text:p>2021-11-30</text:p>
          </table:table-cell>
          <table:table-cell office:value-type="float" office:value="187246097.83">
            <text:p>187246097.83</text:p>
          </table:table-cell>
        </table:table-row>
        <table:table-row>
          <table:table-cell office:value-type="string">
            <text:p>N.K.5.742.2.262.141.11.02</text:p>
          </table:table-cell>
          <table:table-cell office:value-type="string">
            <text:p>ENG</text:p>
          </table:table-cell>
          <table:table-cell office:value-type="date" office:date-value="2021-11-30" table:style-name="DateCell">
            <text:p>2021-11-30</text:p>
          </table:table-cell>
          <table:table-cell office:value-type="float" office:value="78549994.71">
            <text:p>78549994.71</text:p>
          </table:table-cell>
        </table:table-row>
        <table:table-row>
          <table:table-cell office:value-type="string">
            <text:p>S.F.5.731.8.262.141.06.01</text:p>
          </table:table-cell>
          <table:table-cell office:value-type="string">
            <text:p>ENG</text:p>
          </table:table-cell>
          <table:table-cell office:value-type="date" office:date-value="2021-11-30" table:style-name="DateCell">
            <text:p>2021-11-30</text:p>
          </table:table-cell>
          <table:table-cell office:value-type="float" office:value="68398286.59">
            <text:p>68398286.59</text:p>
          </table:table-cell>
        </table:table-row>
        <table:table-row>
          <table:table-cell office:value-type="string">
            <text:p>S.F.5.731.1.262.141.07.02</text:p>
          </table:table-cell>
          <table:table-cell office:value-type="string">
            <text:p>ENG</text:p>
          </table:table-cell>
          <table:table-cell office:value-type="date" office:date-value="2021-11-30" table:style-name="DateCell">
            <text:p>2021-11-30</text:p>
          </table:table-cell>
          <table:table-cell office:value-type="float" office:value="809586122.77">
            <text:p>809586122.77</text:p>
          </table:table-cell>
        </table:table-row>
        <table:table-row>
          <table:table-cell office:value-type="string">
            <text:p>S.F.5.731.3.262.141.06.02</text:p>
          </table:table-cell>
          <table:table-cell office:value-type="string">
            <text:p>ENG</text:p>
          </table:table-cell>
          <table:table-cell office:value-type="date" office:date-value="2021-11-30" table:style-name="DateCell">
            <text:p>2021-11-30</text:p>
          </table:table-cell>
          <table:table-cell office:value-type="float" office:value="56819943.68">
            <text:p>56819943.68</text:p>
          </table:table-cell>
        </table:table-row>
        <table:table-row>
          <table:table-cell office:value-type="string">
            <text:p>S.F.5.733.2.262.141.06.01</text:p>
          </table:table-cell>
          <table:table-cell office:value-type="string">
            <text:p>ENG</text:p>
          </table:table-cell>
          <table:table-cell office:value-type="date" office:date-value="2021-11-30" table:style-name="DateCell">
            <text:p>2021-11-30</text:p>
          </table:table-cell>
          <table:table-cell office:value-type="float" office:value="50472076.86">
            <text:p>50472076.86</text:p>
          </table:table-cell>
        </table:table-row>
        <table:table-row>
          <table:table-cell office:value-type="string">
            <text:p>N.F.5.731.6.262.141.08.01</text:p>
          </table:table-cell>
          <table:table-cell office:value-type="string">
            <text:p>ENG</text:p>
          </table:table-cell>
          <table:table-cell office:value-type="date" office:date-value="2021-11-30" table:style-name="DateCell">
            <text:p>2021-11-30</text:p>
          </table:table-cell>
          <table:table-cell office:value-type="float" office:value="148941115.69">
            <text:p>148941115.69</text:p>
          </table:table-cell>
        </table:table-row>
        <table:table-row>
          <table:table-cell office:value-type="string">
            <text:p>N.K.5.731.3.262.141.12.01</text:p>
          </table:table-cell>
          <table:table-cell office:value-type="string">
            <text:p>ENG</text:p>
          </table:table-cell>
          <table:table-cell office:value-type="date" office:date-value="2021-11-30" table:style-name="DateCell">
            <text:p>2021-11-30</text:p>
          </table:table-cell>
          <table:table-cell office:value-type="float" office:value="35828339.34">
            <text:p>35828339.34</text:p>
          </table:table-cell>
        </table:table-row>
        <table:table-row>
          <table:table-cell office:value-type="string">
            <text:p>N.E.5.731.3.262.141.21.01</text:p>
          </table:table-cell>
          <table:table-cell office:value-type="string">
            <text:p>ENG</text:p>
          </table:table-cell>
          <table:table-cell office:value-type="date" office:date-value="2021-11-30" table:style-name="DateCell">
            <text:p>2021-11-30</text:p>
          </table:table-cell>
          <table:table-cell office:value-type="float" office:value="83895000.00">
            <text:p>83895000.00</text:p>
          </table:table-cell>
        </table:table-row>
        <table:table-row>
          <table:table-cell office:value-type="string">
            <text:p>N.F.5.733.6.262.141.08.01</text:p>
          </table:table-cell>
          <table:table-cell office:value-type="string">
            <text:p>ENG</text:p>
          </table:table-cell>
          <table:table-cell office:value-type="date" office:date-value="2021-11-30" table:style-name="DateCell">
            <text:p>2021-11-30</text:p>
          </table:table-cell>
          <table:table-cell office:value-type="float" office:value="86153870.38">
            <text:p>86153870.38</text:p>
          </table:table-cell>
        </table:table-row>
        <table:table-row>
          <table:table-cell office:value-type="string">
            <text:p>S.E.5.731.3.262.141.19.01</text:p>
          </table:table-cell>
          <table:table-cell office:value-type="string">
            <text:p>ENG</text:p>
          </table:table-cell>
          <table:table-cell office:value-type="date" office:date-value="2021-11-30" table:style-name="DateCell">
            <text:p>2021-11-30</text:p>
          </table:table-cell>
          <table:table-cell office:value-type="float" office:value="3855600.00">
            <text:p>3855600.00</text:p>
          </table:table-cell>
        </table:table-row>
        <table:table-row>
          <table:table-cell office:value-type="string">
            <text:p>S.E.5.733.4.262.141.19.01</text:p>
          </table:table-cell>
          <table:table-cell office:value-type="string">
            <text:p>ENG</text:p>
          </table:table-cell>
          <table:table-cell office:value-type="date" office:date-value="2021-11-30" table:style-name="DateCell">
            <text:p>2021-11-30</text:p>
          </table:table-cell>
          <table:table-cell office:value-type="float" office:value="55000000.00">
            <text:p>55000000.00</text:p>
          </table:table-cell>
        </table:table-row>
        <table:table-row>
          <table:table-cell office:value-type="string">
            <text:p>S.E.5.721.1.262.141.18.01</text:p>
          </table:table-cell>
          <table:table-cell office:value-type="string">
            <text:p>ENG</text:p>
          </table:table-cell>
          <table:table-cell office:value-type="date" office:date-value="2021-11-30" table:style-name="DateCell">
            <text:p>2021-11-30</text:p>
          </table:table-cell>
          <table:table-cell office:value-type="float" office:value="129045827.77">
            <text:p>129045827.77</text:p>
          </table:table-cell>
        </table:table-row>
        <table:table-row>
          <table:table-cell office:value-type="string">
            <text:p>S.E.5.721.1.262.141.18.02</text:p>
          </table:table-cell>
          <table:table-cell office:value-type="string">
            <text:p>ENG</text:p>
          </table:table-cell>
          <table:table-cell office:value-type="date" office:date-value="2021-11-30" table:style-name="DateCell">
            <text:p>2021-11-30</text:p>
          </table:table-cell>
          <table:table-cell office:value-type="float" office:value="300815213.46">
            <text:p>300815213.46</text:p>
          </table:table-cell>
        </table:table-row>
        <table:table-row>
          <table:table-cell office:value-type="string">
            <text:p>N.K.5.834.2.262.141.10.04</text:p>
          </table:table-cell>
          <table:table-cell office:value-type="string">
            <text:p>ENG</text:p>
          </table:table-cell>
          <table:table-cell office:value-type="date" office:date-value="2021-11-30" table:style-name="DateCell">
            <text:p>2021-11-30</text:p>
          </table:table-cell>
          <table:table-cell office:value-type="float" office:value="81294191.11">
            <text:p>81294191.11</text:p>
          </table:table-cell>
        </table:table-row>
        <table:table-row>
          <table:table-cell office:value-type="string">
            <text:p>N.K.5.175.4.262.141.11.01</text:p>
          </table:table-cell>
          <table:table-cell office:value-type="string">
            <text:p>ENG</text:p>
          </table:table-cell>
          <table:table-cell office:value-type="date" office:date-value="2021-11-30" table:style-name="DateCell">
            <text:p>2021-11-30</text:p>
          </table:table-cell>
          <table:table-cell office:value-type="float" office:value="155334166.11">
            <text:p>155334166.11</text:p>
          </table:table-cell>
        </table:table-row>
        <table:table-row>
          <table:table-cell office:value-type="string">
            <text:p>N.K.5.831.2.262.141.14.01</text:p>
          </table:table-cell>
          <table:table-cell office:value-type="string">
            <text:p>ENG</text:p>
          </table:table-cell>
          <table:table-cell office:value-type="date" office:date-value="2021-11-30" table:style-name="DateCell">
            <text:p>2021-11-30</text:p>
          </table:table-cell>
          <table:table-cell office:value-type="float" office:value="1779583711.59">
            <text:p>1779583711.59</text:p>
          </table:table-cell>
        </table:table-row>
        <table:table-row>
          <table:table-cell office:value-type="string">
            <text:p>N.K.5.834.1.262.141.12.01</text:p>
          </table:table-cell>
          <table:table-cell office:value-type="string">
            <text:p>ENG</text:p>
          </table:table-cell>
          <table:table-cell office:value-type="date" office:date-value="2021-11-30" table:style-name="DateCell">
            <text:p>2021-11-30</text:p>
          </table:table-cell>
          <table:table-cell office:value-type="float" office:value="4826014.48">
            <text:p>4826014.48</text:p>
          </table:table-cell>
        </table:table-row>
        <table:table-row>
          <table:table-cell office:value-type="string">
            <text:p>N.K.5.834.1.262.141.13.05</text:p>
          </table:table-cell>
          <table:table-cell office:value-type="string">
            <text:p>ENG</text:p>
          </table:table-cell>
          <table:table-cell office:value-type="date" office:date-value="2021-11-30" table:style-name="DateCell">
            <text:p>2021-11-30</text:p>
          </table:table-cell>
          <table:table-cell office:value-type="float" office:value="5002135.89">
            <text:p>5002135.89</text:p>
          </table:table-cell>
        </table:table-row>
        <table:table-row>
          <table:table-cell office:value-type="string">
            <text:p>N.K.5.852.4.262.141.10.01</text:p>
          </table:table-cell>
          <table:table-cell office:value-type="string">
            <text:p>ENG</text:p>
          </table:table-cell>
          <table:table-cell office:value-type="date" office:date-value="2021-11-30" table:style-name="DateCell">
            <text:p>2021-11-30</text:p>
          </table:table-cell>
          <table:table-cell office:value-type="float" office:value="1008468558.65">
            <text:p>1008468558.65</text:p>
          </table:table-cell>
        </table:table-row>
        <table:table-row>
          <table:table-cell office:value-type="string">
            <text:p>N.K.5.852.4.262.141.10.02</text:p>
          </table:table-cell>
          <table:table-cell office:value-type="string">
            <text:p>ENG</text:p>
          </table:table-cell>
          <table:table-cell office:value-type="date" office:date-value="2021-11-30" table:style-name="DateCell">
            <text:p>2021-11-30</text:p>
          </table:table-cell>
          <table:table-cell office:value-type="float" office:value="252632324.94">
            <text:p>252632324.94</text:p>
          </table:table-cell>
        </table:table-row>
        <table:table-row>
          <table:table-cell office:value-type="string">
            <text:p>N.K.5.852.3.262.141.12.01</text:p>
          </table:table-cell>
          <table:table-cell office:value-type="string">
            <text:p>ENG</text:p>
          </table:table-cell>
          <table:table-cell office:value-type="date" office:date-value="2021-11-30" table:style-name="DateCell">
            <text:p>2021-11-30</text:p>
          </table:table-cell>
          <table:table-cell office:value-type="float" office:value="55197422.23">
            <text:p>55197422.23</text:p>
          </table:table-cell>
        </table:table-row>
        <table:table-row>
          <table:table-cell office:value-type="string">
            <text:p>N.K.5.852.3.262.141.11.02</text:p>
          </table:table-cell>
          <table:table-cell office:value-type="string">
            <text:p>ENG</text:p>
          </table:table-cell>
          <table:table-cell office:value-type="date" office:date-value="2021-11-30" table:style-name="DateCell">
            <text:p>2021-11-30</text:p>
          </table:table-cell>
          <table:table-cell office:value-type="float" office:value="3905453.95">
            <text:p>3905453.95</text:p>
          </table:table-cell>
        </table:table-row>
        <table:table-row>
          <table:table-cell office:value-type="string">
            <text:p>N.K.5.854.2.262.141.10.01</text:p>
          </table:table-cell>
          <table:table-cell office:value-type="string">
            <text:p>ENG</text:p>
          </table:table-cell>
          <table:table-cell office:value-type="date" office:date-value="2021-11-30" table:style-name="DateCell">
            <text:p>2021-11-30</text:p>
          </table:table-cell>
          <table:table-cell office:value-type="float" office:value="139639952.03">
            <text:p>139639952.03</text:p>
          </table:table-cell>
        </table:table-row>
        <table:table-row>
          <table:table-cell office:value-type="string">
            <text:p>N.K.5.854.2.262.141.12.01</text:p>
          </table:table-cell>
          <table:table-cell office:value-type="string">
            <text:p>ENG</text:p>
          </table:table-cell>
          <table:table-cell office:value-type="date" office:date-value="2021-11-30" table:style-name="DateCell">
            <text:p>2021-11-30</text:p>
          </table:table-cell>
          <table:table-cell office:value-type="float" office:value="79911478.83">
            <text:p>79911478.83</text:p>
          </table:table-cell>
        </table:table-row>
        <table:table-row>
          <table:table-cell office:value-type="string">
            <text:p>N.K.5.855.1.262.141.13.01</text:p>
          </table:table-cell>
          <table:table-cell office:value-type="string">
            <text:p>ENG</text:p>
          </table:table-cell>
          <table:table-cell office:value-type="date" office:date-value="2021-11-30" table:style-name="DateCell">
            <text:p>2021-11-30</text:p>
          </table:table-cell>
          <table:table-cell office:value-type="float" office:value="3296793.00">
            <text:p>3296793.00</text:p>
          </table:table-cell>
        </table:table-row>
        <table:table-row>
          <table:table-cell office:value-type="string">
            <text:p>N.K.5.834.2.262.141.12.04</text:p>
          </table:table-cell>
          <table:table-cell office:value-type="string">
            <text:p>ENG</text:p>
          </table:table-cell>
          <table:table-cell office:value-type="date" office:date-value="2021-11-30" table:style-name="DateCell">
            <text:p>2021-11-30</text:p>
          </table:table-cell>
          <table:table-cell office:value-type="float" office:value="89442942.37">
            <text:p>89442942.37</text:p>
          </table:table-cell>
        </table:table-row>
        <table:table-row>
          <table:table-cell office:value-type="string">
            <text:p>S.F.5.352.1.262.141.06.02</text:p>
          </table:table-cell>
          <table:table-cell office:value-type="string">
            <text:p>ENG</text:p>
          </table:table-cell>
          <table:table-cell office:value-type="date" office:date-value="2021-11-30" table:style-name="DateCell">
            <text:p>2021-11-30</text:p>
          </table:table-cell>
          <table:table-cell office:value-type="float" office:value="120177192.09">
            <text:p>120177192.09</text:p>
          </table:table-cell>
        </table:table-row>
        <table:table-row>
          <table:table-cell office:value-type="string">
            <text:p>S.F.5.352.1.262.141.07.01</text:p>
          </table:table-cell>
          <table:table-cell office:value-type="string">
            <text:p>ENG</text:p>
          </table:table-cell>
          <table:table-cell office:value-type="date" office:date-value="2021-11-30" table:style-name="DateCell">
            <text:p>2021-11-30</text:p>
          </table:table-cell>
          <table:table-cell office:value-type="float" office:value="74011410.70">
            <text:p>74011410.70</text:p>
          </table:table-cell>
        </table:table-row>
        <table:table-row>
          <table:table-cell office:value-type="string">
            <text:p>S.F.5.853.8.262.141.06.01</text:p>
          </table:table-cell>
          <table:table-cell office:value-type="string">
            <text:p>ENG</text:p>
          </table:table-cell>
          <table:table-cell office:value-type="date" office:date-value="2021-11-30" table:style-name="DateCell">
            <text:p>2021-11-30</text:p>
          </table:table-cell>
          <table:table-cell office:value-type="float" office:value="3131249.50">
            <text:p>3131249.50</text:p>
          </table:table-cell>
        </table:table-row>
        <table:table-row>
          <table:table-cell office:value-type="string">
            <text:p>S.F.5.853.3.262.141.07.01</text:p>
          </table:table-cell>
          <table:table-cell office:value-type="string">
            <text:p>ENG</text:p>
          </table:table-cell>
          <table:table-cell office:value-type="date" office:date-value="2021-11-30" table:style-name="DateCell">
            <text:p>2021-11-30</text:p>
          </table:table-cell>
          <table:table-cell office:value-type="float" office:value="2114677616.13">
            <text:p>2114677616.13</text:p>
          </table:table-cell>
        </table:table-row>
        <table:table-row>
          <table:table-cell office:value-type="string">
            <text:p>S.F.5.854.2.262.141.06.02</text:p>
          </table:table-cell>
          <table:table-cell office:value-type="string">
            <text:p>ENG</text:p>
          </table:table-cell>
          <table:table-cell office:value-type="date" office:date-value="2021-11-30" table:style-name="DateCell">
            <text:p>2021-11-30</text:p>
          </table:table-cell>
          <table:table-cell office:value-type="float" office:value="42016988.25">
            <text:p>42016988.25</text:p>
          </table:table-cell>
        </table:table-row>
        <table:table-row>
          <table:table-cell office:value-type="string">
            <text:p>N.F.5.853.1.262.141.08.01</text:p>
          </table:table-cell>
          <table:table-cell office:value-type="string">
            <text:p>ENG</text:p>
          </table:table-cell>
          <table:table-cell office:value-type="date" office:date-value="2021-11-30" table:style-name="DateCell">
            <text:p>2021-11-30</text:p>
          </table:table-cell>
          <table:table-cell office:value-type="float" office:value="1767071008.50">
            <text:p>1767071008.50</text:p>
          </table:table-cell>
        </table:table-row>
        <table:table-row>
          <table:table-cell office:value-type="string">
            <text:p>N.E.5.322.2.262.141.18.01</text:p>
          </table:table-cell>
          <table:table-cell office:value-type="string">
            <text:p>ENG</text:p>
          </table:table-cell>
          <table:table-cell office:value-type="date" office:date-value="2021-11-30" table:style-name="DateCell">
            <text:p>2021-11-30</text:p>
          </table:table-cell>
          <table:table-cell office:value-type="float" office:value="156206878.11">
            <text:p>156206878.11</text:p>
          </table:table-cell>
        </table:table-row>
        <table:table-row>
          <table:table-cell office:value-type="string">
            <text:p>N.E.5.322.2.262.141.19.01</text:p>
          </table:table-cell>
          <table:table-cell office:value-type="string">
            <text:p>ENG</text:p>
          </table:table-cell>
          <table:table-cell office:value-type="date" office:date-value="2021-11-30" table:style-name="DateCell">
            <text:p>2021-11-30</text:p>
          </table:table-cell>
          <table:table-cell office:value-type="float" office:value="40442150.00">
            <text:p>40442150.00</text:p>
          </table:table-cell>
        </table:table-row>
        <table:table-row>
          <table:table-cell office:value-type="string">
            <text:p>N.K.5.341.9.262.141.11.01</text:p>
          </table:table-cell>
          <table:table-cell office:value-type="string">
            <text:p>ENG</text:p>
          </table:table-cell>
          <table:table-cell office:value-type="date" office:date-value="2021-11-30" table:style-name="DateCell">
            <text:p>2021-11-30</text:p>
          </table:table-cell>
          <table:table-cell office:value-type="float" office:value="403883119.62">
            <text:p>403883119.62</text:p>
          </table:table-cell>
        </table:table-row>
        <table:table-row>
          <table:table-cell office:value-type="string">
            <text:p>N.L.5.341.2.262.141.16.01</text:p>
          </table:table-cell>
          <table:table-cell office:value-type="string">
            <text:p>ENG</text:p>
          </table:table-cell>
          <table:table-cell office:value-type="date" office:date-value="2021-11-30" table:style-name="DateCell">
            <text:p>2021-11-30</text:p>
          </table:table-cell>
          <table:table-cell office:value-type="float" office:value="322734131.04">
            <text:p>322734131.04</text:p>
          </table:table-cell>
        </table:table-row>
        <table:table-row>
          <table:table-cell office:value-type="string">
            <text:p>N.E.5.341.2.262.141.18.03</text:p>
          </table:table-cell>
          <table:table-cell office:value-type="string">
            <text:p>ENG</text:p>
          </table:table-cell>
          <table:table-cell office:value-type="date" office:date-value="2021-11-30" table:style-name="DateCell">
            <text:p>2021-11-30</text:p>
          </table:table-cell>
          <table:table-cell office:value-type="float" office:value="354764284.29">
            <text:p>354764284.29</text:p>
          </table:table-cell>
        </table:table-row>
        <table:table-row>
          <table:table-cell office:value-type="string">
            <text:p>S.E.5.322.3.262.141.18.01</text:p>
          </table:table-cell>
          <table:table-cell office:value-type="string">
            <text:p>ENG</text:p>
          </table:table-cell>
          <table:table-cell office:value-type="date" office:date-value="2021-11-30" table:style-name="DateCell">
            <text:p>2021-11-30</text:p>
          </table:table-cell>
          <table:table-cell office:value-type="float" office:value="69170878.86">
            <text:p>69170878.86</text:p>
          </table:table-cell>
        </table:table-row>
        <table:table-row>
          <table:table-cell office:value-type="string">
            <text:p>S.E.5.322.2.262.141.18.01</text:p>
          </table:table-cell>
          <table:table-cell office:value-type="string">
            <text:p>ENG</text:p>
          </table:table-cell>
          <table:table-cell office:value-type="date" office:date-value="2021-11-30" table:style-name="DateCell">
            <text:p>2021-11-30</text:p>
          </table:table-cell>
          <table:table-cell office:value-type="float" office:value="86351876.38">
            <text:p>86351876.38</text:p>
          </table:table-cell>
        </table:table-row>
        <table:table-row>
          <table:table-cell office:value-type="string">
            <text:p>S.E.5.341.2.262.141.18.01</text:p>
          </table:table-cell>
          <table:table-cell office:value-type="string">
            <text:p>ENG</text:p>
          </table:table-cell>
          <table:table-cell office:value-type="date" office:date-value="2021-11-30" table:style-name="DateCell">
            <text:p>2021-11-30</text:p>
          </table:table-cell>
          <table:table-cell office:value-type="float" office:value="94608860.36">
            <text:p>94608860.36</text:p>
          </table:table-cell>
        </table:table-row>
        <table:table-row>
          <table:table-cell office:value-type="string">
            <text:p>S.E.5.341.2.262.141.18.02</text:p>
          </table:table-cell>
          <table:table-cell office:value-type="string">
            <text:p>ENG</text:p>
          </table:table-cell>
          <table:table-cell office:value-type="date" office:date-value="2021-11-30" table:style-name="DateCell">
            <text:p>2021-11-30</text:p>
          </table:table-cell>
          <table:table-cell office:value-type="float" office:value="57398289.83">
            <text:p>57398289.83</text:p>
          </table:table-cell>
        </table:table-row>
        <table:table-row>
          <table:table-cell office:value-type="string">
            <text:p>N.K.5.834.2.262.141.10.01</text:p>
          </table:table-cell>
          <table:table-cell office:value-type="string">
            <text:p>ENG</text:p>
          </table:table-cell>
          <table:table-cell office:value-type="date" office:date-value="2021-11-30" table:style-name="DateCell">
            <text:p>2021-11-30</text:p>
          </table:table-cell>
          <table:table-cell office:value-type="float" office:value="10738244.71">
            <text:p>10738244.71</text:p>
          </table:table-cell>
        </table:table-row>
        <table:table-row>
          <table:table-cell office:value-type="string">
            <text:p>N.E.5.521.2.262.141.18.01</text:p>
          </table:table-cell>
          <table:table-cell office:value-type="string">
            <text:p>ENG</text:p>
          </table:table-cell>
          <table:table-cell office:value-type="date" office:date-value="2021-11-30" table:style-name="DateCell">
            <text:p>2021-11-30</text:p>
          </table:table-cell>
          <table:table-cell office:value-type="float" office:value="1582334114.04">
            <text:p>1582334114.04</text:p>
          </table:table-cell>
        </table:table-row>
        <table:table-row>
          <table:table-cell office:value-type="string">
            <text:p>N.E.5.534.1.262.141.20.01</text:p>
          </table:table-cell>
          <table:table-cell office:value-type="string">
            <text:p>ENG</text:p>
          </table:table-cell>
          <table:table-cell office:value-type="date" office:date-value="2021-11-30" table:style-name="DateCell">
            <text:p>2021-11-30</text:p>
          </table:table-cell>
          <table:table-cell office:value-type="float" office:value="295479205.90">
            <text:p>295479205.90</text:p>
          </table:table-cell>
        </table:table-row>
        <table:table-row>
          <table:table-cell office:value-type="string">
            <text:p>N.E.5.534.1.262.141.21.01</text:p>
          </table:table-cell>
          <table:table-cell office:value-type="string">
            <text:p>ENG</text:p>
          </table:table-cell>
          <table:table-cell office:value-type="date" office:date-value="2021-11-30" table:style-name="DateCell">
            <text:p>2021-11-30</text:p>
          </table:table-cell>
          <table:table-cell office:value-type="float" office:value="258342039.00">
            <text:p>258342039.00</text:p>
          </table:table-cell>
        </table:table-row>
        <table:table-row>
          <table:table-cell office:value-type="string">
            <text:p>N.E.5.535.1.262.141.20.01</text:p>
          </table:table-cell>
          <table:table-cell office:value-type="string">
            <text:p>ENG</text:p>
          </table:table-cell>
          <table:table-cell office:value-type="date" office:date-value="2021-11-30" table:style-name="DateCell">
            <text:p>2021-11-30</text:p>
          </table:table-cell>
          <table:table-cell office:value-type="float" office:value="434326747.90">
            <text:p>434326747.90</text:p>
          </table:table-cell>
        </table:table-row>
        <table:table-row>
          <table:table-cell office:value-type="string">
            <text:p>N.E.5.535.1.262.141.21.01</text:p>
          </table:table-cell>
          <table:table-cell office:value-type="string">
            <text:p>ENG</text:p>
          </table:table-cell>
          <table:table-cell office:value-type="date" office:date-value="2021-11-30" table:style-name="DateCell">
            <text:p>2021-11-30</text:p>
          </table:table-cell>
          <table:table-cell office:value-type="float" office:value="427044114.00">
            <text:p>427044114.00</text:p>
          </table:table-cell>
        </table:table-row>
        <table:table-row>
          <table:table-cell office:value-type="string">
            <text:p>S.F.5.512.2.262.141.06.01</text:p>
          </table:table-cell>
          <table:table-cell office:value-type="string">
            <text:p>ENG</text:p>
          </table:table-cell>
          <table:table-cell office:value-type="date" office:date-value="2021-11-30" table:style-name="DateCell">
            <text:p>2021-11-30</text:p>
          </table:table-cell>
          <table:table-cell office:value-type="float" office:value="105791249.11">
            <text:p>105791249.11</text:p>
          </table:table-cell>
        </table:table-row>
        <table:table-row>
          <table:table-cell office:value-type="string">
            <text:p>S.F.5.512.2.262.141.06.02</text:p>
          </table:table-cell>
          <table:table-cell office:value-type="string">
            <text:p>ENG</text:p>
          </table:table-cell>
          <table:table-cell office:value-type="date" office:date-value="2021-11-30" table:style-name="DateCell">
            <text:p>2021-11-30</text:p>
          </table:table-cell>
          <table:table-cell office:value-type="float" office:value="98021804.41">
            <text:p>98021804.41</text:p>
          </table:table-cell>
        </table:table-row>
        <table:table-row>
          <table:table-cell office:value-type="string">
            <text:p>N.K.5.752.1.262.141.10.01</text:p>
          </table:table-cell>
          <table:table-cell office:value-type="string">
            <text:p>PAY</text:p>
          </table:table-cell>
          <table:table-cell office:value-type="date" office:date-value="2020-12-31" table:style-name="DateCell">
            <text:p>2020-12-31</text:p>
          </table:table-cell>
          <table:table-cell office:value-type="float" office:value="4793479.00">
            <text:p>4793479.00</text:p>
          </table:table-cell>
        </table:table-row>
        <table:table-row>
          <table:table-cell office:value-type="string">
            <text:p>N.K.5.752.2.262.141.10.01</text:p>
          </table:table-cell>
          <table:table-cell office:value-type="string">
            <text:p>PAY</text:p>
          </table:table-cell>
          <table:table-cell office:value-type="date" office:date-value="2020-12-31" table:style-name="DateCell">
            <text:p>2020-12-31</text:p>
          </table:table-cell>
          <table:table-cell office:value-type="float" office:value="145069659.32">
            <text:p>145069659.32</text:p>
          </table:table-cell>
        </table:table-row>
        <table:table-row>
          <table:table-cell office:value-type="string">
            <text:p>N.K.5.752.5.262.141.10.01</text:p>
          </table:table-cell>
          <table:table-cell office:value-type="string">
            <text:p>PAY</text:p>
          </table:table-cell>
          <table:table-cell office:value-type="date" office:date-value="2020-12-31" table:style-name="DateCell">
            <text:p>2020-12-31</text:p>
          </table:table-cell>
          <table:table-cell office:value-type="float" office:value="12371506.09">
            <text:p>12371506.09</text:p>
          </table:table-cell>
        </table:table-row>
        <table:table-row>
          <table:table-cell office:value-type="string">
            <text:p>N.K.5.752.1.262.141.12.01</text:p>
          </table:table-cell>
          <table:table-cell office:value-type="string">
            <text:p>PAY</text:p>
          </table:table-cell>
          <table:table-cell office:value-type="date" office:date-value="2020-12-31" table:style-name="DateCell">
            <text:p>2020-12-31</text:p>
          </table:table-cell>
          <table:table-cell office:value-type="float" office:value="8805685.38">
            <text:p>8805685.38</text:p>
          </table:table-cell>
        </table:table-row>
        <table:table-row>
          <table:table-cell office:value-type="string">
            <text:p>N.K.5.226.2.262.141.10.04</text:p>
          </table:table-cell>
          <table:table-cell office:value-type="string">
            <text:p>PAY</text:p>
          </table:table-cell>
          <table:table-cell office:value-type="date" office:date-value="2020-12-31" table:style-name="DateCell">
            <text:p>2020-12-31</text:p>
          </table:table-cell>
          <table:table-cell office:value-type="float" office:value="3820680.64">
            <text:p>3820680.64</text:p>
          </table:table-cell>
        </table:table-row>
        <table:table-row>
          <table:table-cell office:value-type="string">
            <text:p>N.K.5.226.2.262.141.11.02</text:p>
          </table:table-cell>
          <table:table-cell office:value-type="string">
            <text:p>PAY</text:p>
          </table:table-cell>
          <table:table-cell office:value-type="date" office:date-value="2020-12-31" table:style-name="DateCell">
            <text:p>2020-12-31</text:p>
          </table:table-cell>
          <table:table-cell office:value-type="float" office:value="45257443.87">
            <text:p>45257443.87</text:p>
          </table:table-cell>
        </table:table-row>
        <table:table-row>
          <table:table-cell office:value-type="string">
            <text:p>N.K.5.226.2.262.141.11.03</text:p>
          </table:table-cell>
          <table:table-cell office:value-type="string">
            <text:p>PAY</text:p>
          </table:table-cell>
          <table:table-cell office:value-type="date" office:date-value="2020-12-31" table:style-name="DateCell">
            <text:p>2020-12-31</text:p>
          </table:table-cell>
          <table:table-cell office:value-type="float" office:value="56085684.04">
            <text:p>56085684.04</text:p>
          </table:table-cell>
        </table:table-row>
        <table:table-row>
          <table:table-cell office:value-type="string">
            <text:p>N.K.5.226.2.262.141.12.03</text:p>
          </table:table-cell>
          <table:table-cell office:value-type="string">
            <text:p>PAY</text:p>
          </table:table-cell>
          <table:table-cell office:value-type="date" office:date-value="2020-12-31" table:style-name="DateCell">
            <text:p>2020-12-31</text:p>
          </table:table-cell>
          <table:table-cell office:value-type="float" office:value="84860835.71">
            <text:p>84860835.71</text:p>
          </table:table-cell>
        </table:table-row>
        <table:table-row>
          <table:table-cell office:value-type="string">
            <text:p>N.K.5.226.2.262.141.12.04</text:p>
          </table:table-cell>
          <table:table-cell office:value-type="string">
            <text:p>PAY</text:p>
          </table:table-cell>
          <table:table-cell office:value-type="date" office:date-value="2020-12-31" table:style-name="DateCell">
            <text:p>2020-12-31</text:p>
          </table:table-cell>
          <table:table-cell office:value-type="float" office:value="37929716.68">
            <text:p>37929716.68</text:p>
          </table:table-cell>
        </table:table-row>
        <table:table-row>
          <table:table-cell office:value-type="string">
            <text:p>N.K.5.226.2.262.141.12.07</text:p>
          </table:table-cell>
          <table:table-cell office:value-type="string">
            <text:p>PAY</text:p>
          </table:table-cell>
          <table:table-cell office:value-type="date" office:date-value="2020-12-31" table:style-name="DateCell">
            <text:p>2020-12-31</text:p>
          </table:table-cell>
          <table:table-cell office:value-type="float" office:value="22009541.92">
            <text:p>22009541.92</text:p>
          </table:table-cell>
        </table:table-row>
        <table:table-row>
          <table:table-cell office:value-type="string">
            <text:p>N.K.5.226.2.262.141.14.01</text:p>
          </table:table-cell>
          <table:table-cell office:value-type="string">
            <text:p>PAY</text:p>
          </table:table-cell>
          <table:table-cell office:value-type="date" office:date-value="2020-12-31" table:style-name="DateCell">
            <text:p>2020-12-31</text:p>
          </table:table-cell>
          <table:table-cell office:value-type="float" office:value="81147646.71">
            <text:p>81147646.71</text:p>
          </table:table-cell>
        </table:table-row>
        <table:table-row>
          <table:table-cell office:value-type="string">
            <text:p>N.K.5.226.2.262.141.14.03</text:p>
          </table:table-cell>
          <table:table-cell office:value-type="string">
            <text:p>PAY</text:p>
          </table:table-cell>
          <table:table-cell office:value-type="date" office:date-value="2020-12-31" table:style-name="DateCell">
            <text:p>2020-12-31</text:p>
          </table:table-cell>
          <table:table-cell office:value-type="float" office:value="80870429.25">
            <text:p>80870429.25</text:p>
          </table:table-cell>
        </table:table-row>
        <table:table-row>
          <table:table-cell office:value-type="string">
            <text:p>N.K.5.226.2.262.141.14.11</text:p>
          </table:table-cell>
          <table:table-cell office:value-type="string">
            <text:p>PAY</text:p>
          </table:table-cell>
          <table:table-cell office:value-type="date" office:date-value="2020-12-31" table:style-name="DateCell">
            <text:p>2020-12-31</text:p>
          </table:table-cell>
          <table:table-cell office:value-type="float" office:value="5183474.40">
            <text:p>5183474.40</text:p>
          </table:table-cell>
        </table:table-row>
        <table:table-row>
          <table:table-cell office:value-type="string">
            <text:p>N.E.5.226.2.262.141.18.01</text:p>
          </table:table-cell>
          <table:table-cell office:value-type="string">
            <text:p>PAY</text:p>
          </table:table-cell>
          <table:table-cell office:value-type="date" office:date-value="2020-12-31" table:style-name="DateCell">
            <text:p>2020-12-31</text:p>
          </table:table-cell>
          <table:table-cell office:value-type="float" office:value="20974478.28">
            <text:p>20974478.28</text:p>
          </table:table-cell>
        </table:table-row>
        <table:table-row>
          <table:table-cell office:value-type="string">
            <text:p>N.E.5.226.2.262.141.18.02</text:p>
          </table:table-cell>
          <table:table-cell office:value-type="string">
            <text:p>PAY</text:p>
          </table:table-cell>
          <table:table-cell office:value-type="date" office:date-value="2020-12-31" table:style-name="DateCell">
            <text:p>2020-12-31</text:p>
          </table:table-cell>
          <table:table-cell office:value-type="float" office:value="8191165.08">
            <text:p>8191165.08</text:p>
          </table:table-cell>
        </table:table-row>
        <table:table-row>
          <table:table-cell office:value-type="string">
            <text:p>N.E.5.226.2.262.141.18.04</text:p>
          </table:table-cell>
          <table:table-cell office:value-type="string">
            <text:p>PAY</text:p>
          </table:table-cell>
          <table:table-cell office:value-type="date" office:date-value="2020-12-31" table:style-name="DateCell">
            <text:p>2020-12-31</text:p>
          </table:table-cell>
          <table:table-cell office:value-type="float" office:value="9948582.00">
            <text:p>9948582.00</text:p>
          </table:table-cell>
        </table:table-row>
        <table:table-row>
          <table:table-cell office:value-type="string">
            <text:p>N.E.5.226.2.262.141.18.03</text:p>
          </table:table-cell>
          <table:table-cell office:value-type="string">
            <text:p>PAY</text:p>
          </table:table-cell>
          <table:table-cell office:value-type="date" office:date-value="2020-12-31" table:style-name="DateCell">
            <text:p>2020-12-31</text:p>
          </table:table-cell>
          <table:table-cell office:value-type="float" office:value="39977445.48">
            <text:p>39977445.48</text:p>
          </table:table-cell>
        </table:table-row>
        <table:table-row>
          <table:table-cell office:value-type="string">
            <text:p>N.E.5.226.2.262.141.20.02</text:p>
          </table:table-cell>
          <table:table-cell office:value-type="string">
            <text:p>PAY</text:p>
          </table:table-cell>
          <table:table-cell office:value-type="date" office:date-value="2020-12-31" table:style-name="DateCell">
            <text:p>2020-12-31</text:p>
          </table:table-cell>
          <table:table-cell office:value-type="float" office:value="499324.00">
            <text:p>499324.00</text:p>
          </table:table-cell>
        </table:table-row>
        <table:table-row>
          <table:table-cell office:value-type="string">
            <text:p>N.E.5.226.2.262.141.20.03</text:p>
          </table:table-cell>
          <table:table-cell office:value-type="string">
            <text:p>PAY</text:p>
          </table:table-cell>
          <table:table-cell office:value-type="date" office:date-value="2020-12-31" table:style-name="DateCell">
            <text:p>2020-12-31</text:p>
          </table:table-cell>
          <table:table-cell office:value-type="float" office:value="788494.00">
            <text:p>788494.00</text:p>
          </table:table-cell>
        </table:table-row>
        <table:table-row>
          <table:table-cell office:value-type="string">
            <text:p>N.K.5.722.2.262.141.11.01</text:p>
          </table:table-cell>
          <table:table-cell office:value-type="string">
            <text:p>PAY</text:p>
          </table:table-cell>
          <table:table-cell office:value-type="date" office:date-value="2020-12-31" table:style-name="DateCell">
            <text:p>2020-12-31</text:p>
          </table:table-cell>
          <table:table-cell office:value-type="float" office:value="24503034.67">
            <text:p>24503034.67</text:p>
          </table:table-cell>
        </table:table-row>
        <table:table-row>
          <table:table-cell office:value-type="string">
            <text:p>N.K.5.722.2.262.141.14.01</text:p>
          </table:table-cell>
          <table:table-cell office:value-type="string">
            <text:p>PAY</text:p>
          </table:table-cell>
          <table:table-cell office:value-type="date" office:date-value="2020-12-31" table:style-name="DateCell">
            <text:p>2020-12-31</text:p>
          </table:table-cell>
          <table:table-cell office:value-type="float" office:value="21740446.94">
            <text:p>21740446.94</text:p>
          </table:table-cell>
        </table:table-row>
        <table:table-row>
          <table:table-cell office:value-type="string">
            <text:p>N.K.5.765.5.262.141.14.01</text:p>
          </table:table-cell>
          <table:table-cell office:value-type="string">
            <text:p>PAY</text:p>
          </table:table-cell>
          <table:table-cell office:value-type="date" office:date-value="2020-12-31" table:style-name="DateCell">
            <text:p>2020-12-31</text:p>
          </table:table-cell>
          <table:table-cell office:value-type="float" office:value="5268415.71">
            <text:p>5268415.71</text:p>
          </table:table-cell>
        </table:table-row>
        <table:table-row>
          <table:table-cell office:value-type="string">
            <text:p>N.E.5.765.1.262.141.17.01</text:p>
          </table:table-cell>
          <table:table-cell office:value-type="string">
            <text:p>PAY</text:p>
          </table:table-cell>
          <table:table-cell office:value-type="date" office:date-value="2020-12-31" table:style-name="DateCell">
            <text:p>2020-12-31</text:p>
          </table:table-cell>
          <table:table-cell office:value-type="float" office:value="2920000.00">
            <text:p>2920000.00</text:p>
          </table:table-cell>
        </table:table-row>
        <table:table-row>
          <table:table-cell office:value-type="string">
            <text:p>N.K.5.752.6.262.141.12.02</text:p>
          </table:table-cell>
          <table:table-cell office:value-type="string">
            <text:p>PAY</text:p>
          </table:table-cell>
          <table:table-cell office:value-type="date" office:date-value="2020-12-31" table:style-name="DateCell">
            <text:p>2020-12-31</text:p>
          </table:table-cell>
          <table:table-cell office:value-type="float" office:value="76923741.66">
            <text:p>76923741.66</text:p>
          </table:table-cell>
        </table:table-row>
        <table:table-row>
          <table:table-cell office:value-type="string">
            <text:p>N.F.5.752.2.262.141.05.01</text:p>
          </table:table-cell>
          <table:table-cell office:value-type="string">
            <text:p>PAY</text:p>
          </table:table-cell>
          <table:table-cell office:value-type="date" office:date-value="2020-12-31" table:style-name="DateCell">
            <text:p>2020-12-31</text:p>
          </table:table-cell>
          <table:table-cell office:value-type="float" office:value="647970106.94">
            <text:p>647970106.94</text:p>
          </table:table-cell>
        </table:table-row>
        <table:table-row>
          <table:table-cell office:value-type="string">
            <text:p>N.F.5.752.3.262.141.09.01</text:p>
          </table:table-cell>
          <table:table-cell office:value-type="string">
            <text:p>PAY</text:p>
          </table:table-cell>
          <table:table-cell office:value-type="date" office:date-value="2020-12-31" table:style-name="DateCell">
            <text:p>2020-12-31</text:p>
          </table:table-cell>
          <table:table-cell office:value-type="float" office:value="141045590.93">
            <text:p>141045590.93</text:p>
          </table:table-cell>
        </table:table-row>
        <table:table-row>
          <table:table-cell office:value-type="string">
            <text:p>N.K.5.752.8.262.141.12.01</text:p>
          </table:table-cell>
          <table:table-cell office:value-type="string">
            <text:p>PAY</text:p>
          </table:table-cell>
          <table:table-cell office:value-type="date" office:date-value="2020-12-31" table:style-name="DateCell">
            <text:p>2020-12-31</text:p>
          </table:table-cell>
          <table:table-cell office:value-type="float" office:value="7043592.20">
            <text:p>7043592.20</text:p>
          </table:table-cell>
        </table:table-row>
        <table:table-row>
          <table:table-cell office:value-type="string">
            <text:p>N.K.5.752.8.262.141.12.02</text:p>
          </table:table-cell>
          <table:table-cell office:value-type="string">
            <text:p>PAY</text:p>
          </table:table-cell>
          <table:table-cell office:value-type="date" office:date-value="2020-12-31" table:style-name="DateCell">
            <text:p>2020-12-31</text:p>
          </table:table-cell>
          <table:table-cell office:value-type="float" office:value="161850596.97">
            <text:p>161850596.97</text:p>
          </table:table-cell>
        </table:table-row>
        <table:table-row>
          <table:table-cell office:value-type="string">
            <text:p>N.K.5.752.8.262.141.12.04</text:p>
          </table:table-cell>
          <table:table-cell office:value-type="string">
            <text:p>PAY</text:p>
          </table:table-cell>
          <table:table-cell office:value-type="date" office:date-value="2020-12-31" table:style-name="DateCell">
            <text:p>2020-12-31</text:p>
          </table:table-cell>
          <table:table-cell office:value-type="float" office:value="237260880.64">
            <text:p>237260880.64</text:p>
          </table:table-cell>
        </table:table-row>
        <table:table-row>
          <table:table-cell office:value-type="string">
            <text:p>N.K.5.752.5.262.141.12.01</text:p>
          </table:table-cell>
          <table:table-cell office:value-type="string">
            <text:p>PAY</text:p>
          </table:table-cell>
          <table:table-cell office:value-type="date" office:date-value="2020-12-31" table:style-name="DateCell">
            <text:p>2020-12-31</text:p>
          </table:table-cell>
          <table:table-cell office:value-type="float" office:value="1250000.00">
            <text:p>1250000.00</text:p>
          </table:table-cell>
        </table:table-row>
        <table:table-row>
          <table:table-cell office:value-type="string">
            <text:p>N.E.5.752.8.262.141.19.01</text:p>
          </table:table-cell>
          <table:table-cell office:value-type="string">
            <text:p>PAY</text:p>
          </table:table-cell>
          <table:table-cell office:value-type="date" office:date-value="2020-12-31" table:style-name="DateCell">
            <text:p>2020-12-31</text:p>
          </table:table-cell>
          <table:table-cell office:value-type="float" office:value="361574.36">
            <text:p>361574.36</text:p>
          </table:table-cell>
        </table:table-row>
        <table:table-row>
          <table:table-cell office:value-type="string">
            <text:p>N.K.5.622.1.262.141.11.09</text:p>
          </table:table-cell>
          <table:table-cell office:value-type="string">
            <text:p>PAY</text:p>
          </table:table-cell>
          <table:table-cell office:value-type="date" office:date-value="2020-12-31" table:style-name="DateCell">
            <text:p>2020-12-31</text:p>
          </table:table-cell>
          <table:table-cell office:value-type="float" office:value="10068786.00">
            <text:p>10068786.00</text:p>
          </table:table-cell>
        </table:table-row>
        <table:table-row>
          <table:table-cell office:value-type="string">
            <text:p>N.K.5.622.1.262.141.11.10</text:p>
          </table:table-cell>
          <table:table-cell office:value-type="string">
            <text:p>PAY</text:p>
          </table:table-cell>
          <table:table-cell office:value-type="date" office:date-value="2020-12-31" table:style-name="DateCell">
            <text:p>2020-12-31</text:p>
          </table:table-cell>
          <table:table-cell office:value-type="float" office:value="10068786.00">
            <text:p>10068786.00</text:p>
          </table:table-cell>
        </table:table-row>
        <table:table-row>
          <table:table-cell office:value-type="string">
            <text:p>N.K.5.622.1.262.141.11.12</text:p>
          </table:table-cell>
          <table:table-cell office:value-type="string">
            <text:p>PAY</text:p>
          </table:table-cell>
          <table:table-cell office:value-type="date" office:date-value="2020-12-31" table:style-name="DateCell">
            <text:p>2020-12-31</text:p>
          </table:table-cell>
          <table:table-cell office:value-type="float" office:value="10068786.00">
            <text:p>10068786.00</text:p>
          </table:table-cell>
        </table:table-row>
        <table:table-row>
          <table:table-cell office:value-type="string">
            <text:p>N.K.5.622.1.262.141.11.14</text:p>
          </table:table-cell>
          <table:table-cell office:value-type="string">
            <text:p>PAY</text:p>
          </table:table-cell>
          <table:table-cell office:value-type="date" office:date-value="2020-12-31" table:style-name="DateCell">
            <text:p>2020-12-31</text:p>
          </table:table-cell>
          <table:table-cell office:value-type="float" office:value="12493305.54">
            <text:p>12493305.54</text:p>
          </table:table-cell>
        </table:table-row>
        <table:table-row>
          <table:table-cell office:value-type="string">
            <text:p>N.K.5.622.1.262.141.12.10</text:p>
          </table:table-cell>
          <table:table-cell office:value-type="string">
            <text:p>PAY</text:p>
          </table:table-cell>
          <table:table-cell office:value-type="date" office:date-value="2020-12-31" table:style-name="DateCell">
            <text:p>2020-12-31</text:p>
          </table:table-cell>
          <table:table-cell office:value-type="float" office:value="10499970.95">
            <text:p>10499970.95</text:p>
          </table:table-cell>
        </table:table-row>
        <table:table-row>
          <table:table-cell office:value-type="string">
            <text:p>N.K.5.622.1.262.141.12.09</text:p>
          </table:table-cell>
          <table:table-cell office:value-type="string">
            <text:p>PAY</text:p>
          </table:table-cell>
          <table:table-cell office:value-type="date" office:date-value="2020-12-31" table:style-name="DateCell">
            <text:p>2020-12-31</text:p>
          </table:table-cell>
          <table:table-cell office:value-type="float" office:value="10068786.00">
            <text:p>10068786.00</text:p>
          </table:table-cell>
        </table:table-row>
        <table:table-row>
          <table:table-cell office:value-type="string">
            <text:p>N.K.5.622.6.262.141.13.01</text:p>
          </table:table-cell>
          <table:table-cell office:value-type="string">
            <text:p>PAY</text:p>
          </table:table-cell>
          <table:table-cell office:value-type="date" office:date-value="2020-12-31" table:style-name="DateCell">
            <text:p>2020-12-31</text:p>
          </table:table-cell>
          <table:table-cell office:value-type="float" office:value="46699464.48">
            <text:p>46699464.48</text:p>
          </table:table-cell>
        </table:table-row>
        <table:table-row>
          <table:table-cell office:value-type="string">
            <text:p>N.K.5.622.7.262.141.14.01</text:p>
          </table:table-cell>
          <table:table-cell office:value-type="string">
            <text:p>PAY</text:p>
          </table:table-cell>
          <table:table-cell office:value-type="date" office:date-value="2020-12-31" table:style-name="DateCell">
            <text:p>2020-12-31</text:p>
          </table:table-cell>
          <table:table-cell office:value-type="float" office:value="4892472.00">
            <text:p>4892472.00</text:p>
          </table:table-cell>
        </table:table-row>
        <table:table-row>
          <table:table-cell office:value-type="string">
            <text:p>N.K.5.622.6.262.141.14.01</text:p>
          </table:table-cell>
          <table:table-cell office:value-type="string">
            <text:p>PAY</text:p>
          </table:table-cell>
          <table:table-cell office:value-type="date" office:date-value="2020-12-31" table:style-name="DateCell">
            <text:p>2020-12-31</text:p>
          </table:table-cell>
          <table:table-cell office:value-type="float" office:value="26858669.50">
            <text:p>26858669.50</text:p>
          </table:table-cell>
        </table:table-row>
        <table:table-row>
          <table:table-cell office:value-type="string">
            <text:p>N.K.5.622.1.262.141.12.11</text:p>
          </table:table-cell>
          <table:table-cell office:value-type="string">
            <text:p>PAY</text:p>
          </table:table-cell>
          <table:table-cell office:value-type="date" office:date-value="2020-12-31" table:style-name="DateCell">
            <text:p>2020-12-31</text:p>
          </table:table-cell>
          <table:table-cell office:value-type="float" office:value="10498703.60">
            <text:p>10498703.60</text:p>
          </table:table-cell>
        </table:table-row>
        <table:table-row>
          <table:table-cell office:value-type="string">
            <text:p>N.E.5.622.7.262.141.18.01</text:p>
          </table:table-cell>
          <table:table-cell office:value-type="string">
            <text:p>PAY</text:p>
          </table:table-cell>
          <table:table-cell office:value-type="date" office:date-value="2020-12-31" table:style-name="DateCell">
            <text:p>2020-12-31</text:p>
          </table:table-cell>
          <table:table-cell office:value-type="float" office:value="8560265.00">
            <text:p>8560265.00</text:p>
          </table:table-cell>
        </table:table-row>
        <table:table-row>
          <table:table-cell office:value-type="string">
            <text:p>N.F.5.623.5.262.141.08.08</text:p>
          </table:table-cell>
          <table:table-cell office:value-type="string">
            <text:p>PAY</text:p>
          </table:table-cell>
          <table:table-cell office:value-type="date" office:date-value="2020-12-31" table:style-name="DateCell">
            <text:p>2020-12-31</text:p>
          </table:table-cell>
          <table:table-cell office:value-type="float" office:value="4662801.00">
            <text:p>4662801.00</text:p>
          </table:table-cell>
        </table:table-row>
        <table:table-row>
          <table:table-cell office:value-type="string">
            <text:p>N.K.5.623.3.262.141.10.04</text:p>
          </table:table-cell>
          <table:table-cell office:value-type="string">
            <text:p>PAY</text:p>
          </table:table-cell>
          <table:table-cell office:value-type="date" office:date-value="2020-12-31" table:style-name="DateCell">
            <text:p>2020-12-31</text:p>
          </table:table-cell>
          <table:table-cell office:value-type="float" office:value="2973572.00">
            <text:p>2973572.00</text:p>
          </table:table-cell>
        </table:table-row>
        <table:table-row>
          <table:table-cell office:value-type="string">
            <text:p>N.K.5.623.5.262.141.10.07</text:p>
          </table:table-cell>
          <table:table-cell office:value-type="string">
            <text:p>PAY</text:p>
          </table:table-cell>
          <table:table-cell office:value-type="date" office:date-value="2020-12-31" table:style-name="DateCell">
            <text:p>2020-12-31</text:p>
          </table:table-cell>
          <table:table-cell office:value-type="float" office:value="6478526.06">
            <text:p>6478526.06</text:p>
          </table:table-cell>
        </table:table-row>
        <table:table-row>
          <table:table-cell office:value-type="string">
            <text:p>N.K.5.623.5.262.141.10.08</text:p>
          </table:table-cell>
          <table:table-cell office:value-type="string">
            <text:p>PAY</text:p>
          </table:table-cell>
          <table:table-cell office:value-type="date" office:date-value="2020-12-31" table:style-name="DateCell">
            <text:p>2020-12-31</text:p>
          </table:table-cell>
          <table:table-cell office:value-type="float" office:value="6478526.06">
            <text:p>6478526.06</text:p>
          </table:table-cell>
        </table:table-row>
        <table:table-row>
          <table:table-cell office:value-type="string">
            <text:p>N.K.5.623.3.262.141.11.09</text:p>
          </table:table-cell>
          <table:table-cell office:value-type="string">
            <text:p>PAY</text:p>
          </table:table-cell>
          <table:table-cell office:value-type="date" office:date-value="2020-12-31" table:style-name="DateCell">
            <text:p>2020-12-31</text:p>
          </table:table-cell>
          <table:table-cell office:value-type="float" office:value="2999752.00">
            <text:p>2999752.00</text:p>
          </table:table-cell>
        </table:table-row>
        <table:table-row>
          <table:table-cell office:value-type="string">
            <text:p>N.K.5.623.4.262.141.11.20</text:p>
          </table:table-cell>
          <table:table-cell office:value-type="string">
            <text:p>PAY</text:p>
          </table:table-cell>
          <table:table-cell office:value-type="date" office:date-value="2020-12-31" table:style-name="DateCell">
            <text:p>2020-12-31</text:p>
          </table:table-cell>
          <table:table-cell office:value-type="float" office:value="1074921.12">
            <text:p>1074921.12</text:p>
          </table:table-cell>
        </table:table-row>
        <table:table-row>
          <table:table-cell office:value-type="string">
            <text:p>N.K.5.623.5.262.141.11.09</text:p>
          </table:table-cell>
          <table:table-cell office:value-type="string">
            <text:p>PAY</text:p>
          </table:table-cell>
          <table:table-cell office:value-type="date" office:date-value="2020-12-31" table:style-name="DateCell">
            <text:p>2020-12-31</text:p>
          </table:table-cell>
          <table:table-cell office:value-type="float" office:value="4032910.00">
            <text:p>4032910.00</text:p>
          </table:table-cell>
        </table:table-row>
        <table:table-row>
          <table:table-cell office:value-type="string">
            <text:p>N.K.5.623.5.262.141.11.11</text:p>
          </table:table-cell>
          <table:table-cell office:value-type="string">
            <text:p>PAY</text:p>
          </table:table-cell>
          <table:table-cell office:value-type="date" office:date-value="2020-12-31" table:style-name="DateCell">
            <text:p>2020-12-31</text:p>
          </table:table-cell>
          <table:table-cell office:value-type="float" office:value="4032910.00">
            <text:p>4032910.00</text:p>
          </table:table-cell>
        </table:table-row>
        <table:table-row>
          <table:table-cell office:value-type="string">
            <text:p>N.K.5.623.4.262.141.11.14</text:p>
          </table:table-cell>
          <table:table-cell office:value-type="string">
            <text:p>PAY</text:p>
          </table:table-cell>
          <table:table-cell office:value-type="date" office:date-value="2020-12-31" table:style-name="DateCell">
            <text:p>2020-12-31</text:p>
          </table:table-cell>
          <table:table-cell office:value-type="float" office:value="1161249.60">
            <text:p>1161249.60</text:p>
          </table:table-cell>
        </table:table-row>
        <table:table-row>
          <table:table-cell office:value-type="string">
            <text:p>N.K.5.623.4.262.141.11.16</text:p>
          </table:table-cell>
          <table:table-cell office:value-type="string">
            <text:p>PAY</text:p>
          </table:table-cell>
          <table:table-cell office:value-type="date" office:date-value="2020-12-31" table:style-name="DateCell">
            <text:p>2020-12-31</text:p>
          </table:table-cell>
          <table:table-cell office:value-type="float" office:value="1093295.84">
            <text:p>1093295.84</text:p>
          </table:table-cell>
        </table:table-row>
        <table:table-row>
          <table:table-cell office:value-type="string">
            <text:p>N.K.5.623.5.262.141.11.07</text:p>
          </table:table-cell>
          <table:table-cell office:value-type="string">
            <text:p>PAY</text:p>
          </table:table-cell>
          <table:table-cell office:value-type="date" office:date-value="2020-12-31" table:style-name="DateCell">
            <text:p>2020-12-31</text:p>
          </table:table-cell>
          <table:table-cell office:value-type="float" office:value="6678892.85">
            <text:p>6678892.85</text:p>
          </table:table-cell>
        </table:table-row>
        <table:table-row>
          <table:table-cell office:value-type="string">
            <text:p>N.K.5.623.4.262.141.11.18</text:p>
          </table:table-cell>
          <table:table-cell office:value-type="string">
            <text:p>PAY</text:p>
          </table:table-cell>
          <table:table-cell office:value-type="date" office:date-value="2020-12-31" table:style-name="DateCell">
            <text:p>2020-12-31</text:p>
          </table:table-cell>
          <table:table-cell office:value-type="float" office:value="1093295.84">
            <text:p>1093295.84</text:p>
          </table:table-cell>
        </table:table-row>
        <table:table-row>
          <table:table-cell office:value-type="string">
            <text:p>N.K.5.623.6.262.141.13.01</text:p>
          </table:table-cell>
          <table:table-cell office:value-type="string">
            <text:p>PAY</text:p>
          </table:table-cell>
          <table:table-cell office:value-type="date" office:date-value="2020-12-31" table:style-name="DateCell">
            <text:p>2020-12-31</text:p>
          </table:table-cell>
          <table:table-cell office:value-type="float" office:value="41251680.51">
            <text:p>41251680.51</text:p>
          </table:table-cell>
        </table:table-row>
        <table:table-row>
          <table:table-cell office:value-type="string">
            <text:p>N.K.5.623.6.262.141.13.02</text:p>
          </table:table-cell>
          <table:table-cell office:value-type="string">
            <text:p>PAY</text:p>
          </table:table-cell>
          <table:table-cell office:value-type="date" office:date-value="2020-12-31" table:style-name="DateCell">
            <text:p>2020-12-31</text:p>
          </table:table-cell>
          <table:table-cell office:value-type="float" office:value="40162655.81">
            <text:p>40162655.81</text:p>
          </table:table-cell>
        </table:table-row>
        <table:table-row>
          <table:table-cell office:value-type="string">
            <text:p>N.K.5.623.6.262.141.14.01</text:p>
          </table:table-cell>
          <table:table-cell office:value-type="string">
            <text:p>PAY</text:p>
          </table:table-cell>
          <table:table-cell office:value-type="date" office:date-value="2020-12-31" table:style-name="DateCell">
            <text:p>2020-12-31</text:p>
          </table:table-cell>
          <table:table-cell office:value-type="float" office:value="36579476.08">
            <text:p>36579476.08</text:p>
          </table:table-cell>
        </table:table-row>
        <table:table-row>
          <table:table-cell office:value-type="string">
            <text:p>N.K.5.623.6.262.141.14.02</text:p>
          </table:table-cell>
          <table:table-cell office:value-type="string">
            <text:p>PAY</text:p>
          </table:table-cell>
          <table:table-cell office:value-type="date" office:date-value="2020-12-31" table:style-name="DateCell">
            <text:p>2020-12-31</text:p>
          </table:table-cell>
          <table:table-cell office:value-type="float" office:value="68647386.45">
            <text:p>68647386.45</text:p>
          </table:table-cell>
        </table:table-row>
        <table:table-row>
          <table:table-cell office:value-type="string">
            <text:p>N.E.5.623.7.262.141.18.01</text:p>
          </table:table-cell>
          <table:table-cell office:value-type="string">
            <text:p>PAY</text:p>
          </table:table-cell>
          <table:table-cell office:value-type="date" office:date-value="2020-12-31" table:style-name="DateCell">
            <text:p>2020-12-31</text:p>
          </table:table-cell>
          <table:table-cell office:value-type="float" office:value="9288600.00">
            <text:p>9288600.00</text:p>
          </table:table-cell>
        </table:table-row>
        <table:table-row>
          <table:table-cell office:value-type="string">
            <text:p>N.E.5.623.7.262.141.18.02</text:p>
          </table:table-cell>
          <table:table-cell office:value-type="string">
            <text:p>PAY</text:p>
          </table:table-cell>
          <table:table-cell office:value-type="date" office:date-value="2020-12-31" table:style-name="DateCell">
            <text:p>2020-12-31</text:p>
          </table:table-cell>
          <table:table-cell office:value-type="float" office:value="8947900.00">
            <text:p>8947900.00</text:p>
          </table:table-cell>
        </table:table-row>
        <table:table-row>
          <table:table-cell office:value-type="string">
            <text:p>S.F.5.621.3.262.141.07.01</text:p>
          </table:table-cell>
          <table:table-cell office:value-type="string">
            <text:p>PAY</text:p>
          </table:table-cell>
          <table:table-cell office:value-type="date" office:date-value="2020-12-31" table:style-name="DateCell">
            <text:p>2020-12-31</text:p>
          </table:table-cell>
          <table:table-cell office:value-type="float" office:value="1234978608.55">
            <text:p>1234978608.55</text:p>
          </table:table-cell>
        </table:table-row>
        <table:table-row>
          <table:table-cell office:value-type="string">
            <text:p>S.F.5.623.2.262.141.06.01</text:p>
          </table:table-cell>
          <table:table-cell office:value-type="string">
            <text:p>PAY</text:p>
          </table:table-cell>
          <table:table-cell office:value-type="date" office:date-value="2020-12-31" table:style-name="DateCell">
            <text:p>2020-12-31</text:p>
          </table:table-cell>
          <table:table-cell office:value-type="float" office:value="55044100.01">
            <text:p>55044100.01</text:p>
          </table:table-cell>
        </table:table-row>
        <table:table-row>
          <table:table-cell office:value-type="string">
            <text:p>S.F.5.623.1.262.141.07.01</text:p>
          </table:table-cell>
          <table:table-cell office:value-type="string">
            <text:p>PAY</text:p>
          </table:table-cell>
          <table:table-cell office:value-type="date" office:date-value="2020-12-31" table:style-name="DateCell">
            <text:p>2020-12-31</text:p>
          </table:table-cell>
          <table:table-cell office:value-type="float" office:value="113723503.96">
            <text:p>113723503.96</text:p>
          </table:table-cell>
        </table:table-row>
        <table:table-row>
          <table:table-cell office:value-type="string">
            <text:p>S.F.5.623.8.262.141.07.02</text:p>
          </table:table-cell>
          <table:table-cell office:value-type="string">
            <text:p>PAY</text:p>
          </table:table-cell>
          <table:table-cell office:value-type="date" office:date-value="2020-12-31" table:style-name="DateCell">
            <text:p>2020-12-31</text:p>
          </table:table-cell>
          <table:table-cell office:value-type="float" office:value="89120726.10">
            <text:p>89120726.10</text:p>
          </table:table-cell>
        </table:table-row>
        <table:table-row>
          <table:table-cell office:value-type="string">
            <text:p>S.F.5.731.1.262.141.07.01</text:p>
          </table:table-cell>
          <table:table-cell office:value-type="string">
            <text:p>PAY</text:p>
          </table:table-cell>
          <table:table-cell office:value-type="date" office:date-value="2020-12-31" table:style-name="DateCell">
            <text:p>2020-12-31</text:p>
          </table:table-cell>
          <table:table-cell office:value-type="float" office:value="19084906.59">
            <text:p>19084906.59</text:p>
          </table:table-cell>
        </table:table-row>
        <table:table-row>
          <table:table-cell office:value-type="string">
            <text:p>S.F.5.762.3.262.141.06.01</text:p>
          </table:table-cell>
          <table:table-cell office:value-type="string">
            <text:p>PAY</text:p>
          </table:table-cell>
          <table:table-cell office:value-type="date" office:date-value="2020-12-31" table:style-name="DateCell">
            <text:p>2020-12-31</text:p>
          </table:table-cell>
          <table:table-cell office:value-type="float" office:value="17502015.57">
            <text:p>17502015.57</text:p>
          </table:table-cell>
        </table:table-row>
        <table:table-row>
          <table:table-cell office:value-type="string">
            <text:p>N.D.5.621.2.262.141.02.01</text:p>
          </table:table-cell>
          <table:table-cell office:value-type="string">
            <text:p>PAY</text:p>
          </table:table-cell>
          <table:table-cell office:value-type="date" office:date-value="2020-12-31" table:style-name="DateCell">
            <text:p>2020-12-31</text:p>
          </table:table-cell>
          <table:table-cell office:value-type="float" office:value="424171221.08">
            <text:p>424171221.08</text:p>
          </table:table-cell>
        </table:table-row>
        <table:table-row>
          <table:table-cell office:value-type="string">
            <text:p>N.F.5.621.5.262.141.06.01</text:p>
          </table:table-cell>
          <table:table-cell office:value-type="string">
            <text:p>PAY</text:p>
          </table:table-cell>
          <table:table-cell office:value-type="date" office:date-value="2020-12-31" table:style-name="DateCell">
            <text:p>2020-12-31</text:p>
          </table:table-cell>
          <table:table-cell office:value-type="float" office:value="1526116117.46">
            <text:p>1526116117.46</text:p>
          </table:table-cell>
        </table:table-row>
        <table:table-row>
          <table:table-cell office:value-type="string">
            <text:p>N.F.5.621.5.262.141.08.02</text:p>
          </table:table-cell>
          <table:table-cell office:value-type="string">
            <text:p>PAY</text:p>
          </table:table-cell>
          <table:table-cell office:value-type="date" office:date-value="2020-12-31" table:style-name="DateCell">
            <text:p>2020-12-31</text:p>
          </table:table-cell>
          <table:table-cell office:value-type="float" office:value="21723359.73">
            <text:p>21723359.73</text:p>
          </table:table-cell>
        </table:table-row>
        <table:table-row>
          <table:table-cell office:value-type="string">
            <text:p>N.F.5.621.2.262.141.09.01</text:p>
          </table:table-cell>
          <table:table-cell office:value-type="string">
            <text:p>PAY</text:p>
          </table:table-cell>
          <table:table-cell office:value-type="date" office:date-value="2020-12-31" table:style-name="DateCell">
            <text:p>2020-12-31</text:p>
          </table:table-cell>
          <table:table-cell office:value-type="float" office:value="20212157.65">
            <text:p>20212157.65</text:p>
          </table:table-cell>
        </table:table-row>
        <table:table-row>
          <table:table-cell office:value-type="string">
            <text:p>N.K.5.621.1.262.141.10.01</text:p>
          </table:table-cell>
          <table:table-cell office:value-type="string">
            <text:p>PAY</text:p>
          </table:table-cell>
          <table:table-cell office:value-type="date" office:date-value="2020-12-31" table:style-name="DateCell">
            <text:p>2020-12-31</text:p>
          </table:table-cell>
          <table:table-cell office:value-type="float" office:value="110888593.17">
            <text:p>110888593.17</text:p>
          </table:table-cell>
        </table:table-row>
        <table:table-row>
          <table:table-cell office:value-type="string">
            <text:p>N.K.5.621.1.262.141.10.02</text:p>
          </table:table-cell>
          <table:table-cell office:value-type="string">
            <text:p>PAY</text:p>
          </table:table-cell>
          <table:table-cell office:value-type="date" office:date-value="2020-12-31" table:style-name="DateCell">
            <text:p>2020-12-31</text:p>
          </table:table-cell>
          <table:table-cell office:value-type="float" office:value="6946587.92">
            <text:p>6946587.92</text:p>
          </table:table-cell>
        </table:table-row>
        <table:table-row>
          <table:table-cell office:value-type="string">
            <text:p>N.K.5.621.1.262.141.10.03</text:p>
          </table:table-cell>
          <table:table-cell office:value-type="string">
            <text:p>PAY</text:p>
          </table:table-cell>
          <table:table-cell office:value-type="date" office:date-value="2020-12-31" table:style-name="DateCell">
            <text:p>2020-12-31</text:p>
          </table:table-cell>
          <table:table-cell office:value-type="float" office:value="12263011.99">
            <text:p>12263011.99</text:p>
          </table:table-cell>
        </table:table-row>
        <table:table-row>
          <table:table-cell office:value-type="string">
            <text:p>N.K.5.621.1.262.141.10.04</text:p>
          </table:table-cell>
          <table:table-cell office:value-type="string">
            <text:p>PAY</text:p>
          </table:table-cell>
          <table:table-cell office:value-type="date" office:date-value="2020-12-31" table:style-name="DateCell">
            <text:p>2020-12-31</text:p>
          </table:table-cell>
          <table:table-cell office:value-type="float" office:value="1419355.45">
            <text:p>1419355.45</text:p>
          </table:table-cell>
        </table:table-row>
        <table:table-row>
          <table:table-cell office:value-type="string">
            <text:p>N.K.5.621.2.262.141.11.01</text:p>
          </table:table-cell>
          <table:table-cell office:value-type="string">
            <text:p>PAY</text:p>
          </table:table-cell>
          <table:table-cell office:value-type="date" office:date-value="2020-12-31" table:style-name="DateCell">
            <text:p>2020-12-31</text:p>
          </table:table-cell>
          <table:table-cell office:value-type="float" office:value="2059133327.30">
            <text:p>2059133327.30</text:p>
          </table:table-cell>
        </table:table-row>
        <table:table-row>
          <table:table-cell office:value-type="string">
            <text:p>N.K.5.621.2.262.141.12.01</text:p>
          </table:table-cell>
          <table:table-cell office:value-type="string">
            <text:p>PAY</text:p>
          </table:table-cell>
          <table:table-cell office:value-type="date" office:date-value="2020-12-31" table:style-name="DateCell">
            <text:p>2020-12-31</text:p>
          </table:table-cell>
          <table:table-cell office:value-type="float" office:value="276014380.43">
            <text:p>276014380.43</text:p>
          </table:table-cell>
        </table:table-row>
        <table:table-row>
          <table:table-cell office:value-type="string">
            <text:p>N.K.5.621.6.262.141.13.01</text:p>
          </table:table-cell>
          <table:table-cell office:value-type="string">
            <text:p>PAY</text:p>
          </table:table-cell>
          <table:table-cell office:value-type="date" office:date-value="2020-12-31" table:style-name="DateCell">
            <text:p>2020-12-31</text:p>
          </table:table-cell>
          <table:table-cell office:value-type="float" office:value="506614363.48">
            <text:p>506614363.48</text:p>
          </table:table-cell>
        </table:table-row>
        <table:table-row>
          <table:table-cell office:value-type="string">
            <text:p>N.K.5.621.8.262.141.11.01</text:p>
          </table:table-cell>
          <table:table-cell office:value-type="string">
            <text:p>PAY</text:p>
          </table:table-cell>
          <table:table-cell office:value-type="date" office:date-value="2020-12-31" table:style-name="DateCell">
            <text:p>2020-12-31</text:p>
          </table:table-cell>
          <table:table-cell office:value-type="float" office:value="227449400.41">
            <text:p>227449400.41</text:p>
          </table:table-cell>
        </table:table-row>
        <table:table-row>
          <table:table-cell office:value-type="string">
            <text:p>N.K.5.621.5.262.141.12.01</text:p>
          </table:table-cell>
          <table:table-cell office:value-type="string">
            <text:p>PAY</text:p>
          </table:table-cell>
          <table:table-cell office:value-type="date" office:date-value="2020-12-31" table:style-name="DateCell">
            <text:p>2020-12-31</text:p>
          </table:table-cell>
          <table:table-cell office:value-type="float" office:value="459459.00">
            <text:p>459459.00</text:p>
          </table:table-cell>
        </table:table-row>
        <table:table-row>
          <table:table-cell office:value-type="string">
            <text:p>N.K.5.621.5.262.141.11.01</text:p>
          </table:table-cell>
          <table:table-cell office:value-type="string">
            <text:p>PAY</text:p>
          </table:table-cell>
          <table:table-cell office:value-type="date" office:date-value="2020-12-31" table:style-name="DateCell">
            <text:p>2020-12-31</text:p>
          </table:table-cell>
          <table:table-cell office:value-type="float" office:value="325859.63">
            <text:p>325859.63</text:p>
          </table:table-cell>
        </table:table-row>
        <table:table-row>
          <table:table-cell office:value-type="string">
            <text:p>N.L.5.621.1.262.141.15.01</text:p>
          </table:table-cell>
          <table:table-cell office:value-type="string">
            <text:p>PAY</text:p>
          </table:table-cell>
          <table:table-cell office:value-type="date" office:date-value="2020-12-31" table:style-name="DateCell">
            <text:p>2020-12-31</text:p>
          </table:table-cell>
          <table:table-cell office:value-type="float" office:value="7700862.26">
            <text:p>7700862.26</text:p>
          </table:table-cell>
        </table:table-row>
        <table:table-row>
          <table:table-cell office:value-type="string">
            <text:p>N.D.5.622.8.262.141.03.01</text:p>
          </table:table-cell>
          <table:table-cell office:value-type="string">
            <text:p>PAY</text:p>
          </table:table-cell>
          <table:table-cell office:value-type="date" office:date-value="2020-12-31" table:style-name="DateCell">
            <text:p>2020-12-31</text:p>
          </table:table-cell>
          <table:table-cell office:value-type="float" office:value="30161665.54">
            <text:p>30161665.54</text:p>
          </table:table-cell>
        </table:table-row>
        <table:table-row>
          <table:table-cell office:value-type="string">
            <text:p>N.D.5.622.8.262.141.05.01</text:p>
          </table:table-cell>
          <table:table-cell office:value-type="string">
            <text:p>PAY</text:p>
          </table:table-cell>
          <table:table-cell office:value-type="date" office:date-value="2020-12-31" table:style-name="DateCell">
            <text:p>2020-12-31</text:p>
          </table:table-cell>
          <table:table-cell office:value-type="float" office:value="120045596.72">
            <text:p>120045596.72</text:p>
          </table:table-cell>
        </table:table-row>
        <table:table-row>
          <table:table-cell office:value-type="string">
            <text:p>N.F.5.622.8.262.141.05.01</text:p>
          </table:table-cell>
          <table:table-cell office:value-type="string">
            <text:p>PAY</text:p>
          </table:table-cell>
          <table:table-cell office:value-type="date" office:date-value="2020-12-31" table:style-name="DateCell">
            <text:p>2020-12-31</text:p>
          </table:table-cell>
          <table:table-cell office:value-type="float" office:value="64498062.92">
            <text:p>64498062.92</text:p>
          </table:table-cell>
        </table:table-row>
        <table:table-row>
          <table:table-cell office:value-type="string">
            <text:p>N.F.5.622.1.262.141.06.06</text:p>
          </table:table-cell>
          <table:table-cell office:value-type="string">
            <text:p>PAY</text:p>
          </table:table-cell>
          <table:table-cell office:value-type="date" office:date-value="2020-12-31" table:style-name="DateCell">
            <text:p>2020-12-31</text:p>
          </table:table-cell>
          <table:table-cell office:value-type="float" office:value="228297423.04">
            <text:p>228297423.04</text:p>
          </table:table-cell>
        </table:table-row>
        <table:table-row>
          <table:table-cell office:value-type="string">
            <text:p>N.F.5.622.1.262.141.08.01</text:p>
          </table:table-cell>
          <table:table-cell office:value-type="string">
            <text:p>PAY</text:p>
          </table:table-cell>
          <table:table-cell office:value-type="date" office:date-value="2020-12-31" table:style-name="DateCell">
            <text:p>2020-12-31</text:p>
          </table:table-cell>
          <table:table-cell office:value-type="float" office:value="385854388.76">
            <text:p>385854388.76</text:p>
          </table:table-cell>
        </table:table-row>
        <table:table-row>
          <table:table-cell office:value-type="string">
            <text:p>N.F.5.622.8.262.141.08.01</text:p>
          </table:table-cell>
          <table:table-cell office:value-type="string">
            <text:p>PAY</text:p>
          </table:table-cell>
          <table:table-cell office:value-type="date" office:date-value="2020-12-31" table:style-name="DateCell">
            <text:p>2020-12-31</text:p>
          </table:table-cell>
          <table:table-cell office:value-type="float" office:value="9821103.36">
            <text:p>9821103.36</text:p>
          </table:table-cell>
        </table:table-row>
        <table:table-row>
          <table:table-cell office:value-type="string">
            <text:p>N.F.5.622.8.262.141.09.03</text:p>
          </table:table-cell>
          <table:table-cell office:value-type="string">
            <text:p>PAY</text:p>
          </table:table-cell>
          <table:table-cell office:value-type="date" office:date-value="2020-12-31" table:style-name="DateCell">
            <text:p>2020-12-31</text:p>
          </table:table-cell>
          <table:table-cell office:value-type="float" office:value="124316417.90">
            <text:p>124316417.90</text:p>
          </table:table-cell>
        </table:table-row>
        <table:table-row>
          <table:table-cell office:value-type="string">
            <text:p>N.K.5.622.1.262.141.10.01</text:p>
          </table:table-cell>
          <table:table-cell office:value-type="string">
            <text:p>PAY</text:p>
          </table:table-cell>
          <table:table-cell office:value-type="date" office:date-value="2020-12-31" table:style-name="DateCell">
            <text:p>2020-12-31</text:p>
          </table:table-cell>
          <table:table-cell office:value-type="float" office:value="374976349.84">
            <text:p>374976349.84</text:p>
          </table:table-cell>
        </table:table-row>
        <table:table-row>
          <table:table-cell office:value-type="string">
            <text:p>N.K.5.622.1.262.141.11.08</text:p>
          </table:table-cell>
          <table:table-cell office:value-type="string">
            <text:p>PAY</text:p>
          </table:table-cell>
          <table:table-cell office:value-type="date" office:date-value="2020-12-31" table:style-name="DateCell">
            <text:p>2020-12-31</text:p>
          </table:table-cell>
          <table:table-cell office:value-type="float" office:value="260699402.47">
            <text:p>260699402.47</text:p>
          </table:table-cell>
        </table:table-row>
        <table:table-row>
          <table:table-cell office:value-type="string">
            <text:p>N.K.5.622.1.262.141.11.11</text:p>
          </table:table-cell>
          <table:table-cell office:value-type="string">
            <text:p>PAY</text:p>
          </table:table-cell>
          <table:table-cell office:value-type="date" office:date-value="2020-12-31" table:style-name="DateCell">
            <text:p>2020-12-31</text:p>
          </table:table-cell>
          <table:table-cell office:value-type="float" office:value="282967.36">
            <text:p>282967.36</text:p>
          </table:table-cell>
        </table:table-row>
        <table:table-row>
          <table:table-cell office:value-type="string">
            <text:p>N.K.5.622.1.262.141.12.01</text:p>
          </table:table-cell>
          <table:table-cell office:value-type="string">
            <text:p>PAY</text:p>
          </table:table-cell>
          <table:table-cell office:value-type="date" office:date-value="2020-12-31" table:style-name="DateCell">
            <text:p>2020-12-31</text:p>
          </table:table-cell>
          <table:table-cell office:value-type="float" office:value="5691497.51">
            <text:p>5691497.51</text:p>
          </table:table-cell>
        </table:table-row>
        <table:table-row>
          <table:table-cell office:value-type="string">
            <text:p>N.K.5.622.1.262.141.12.02</text:p>
          </table:table-cell>
          <table:table-cell office:value-type="string">
            <text:p>PAY</text:p>
          </table:table-cell>
          <table:table-cell office:value-type="date" office:date-value="2020-12-31" table:style-name="DateCell">
            <text:p>2020-12-31</text:p>
          </table:table-cell>
          <table:table-cell office:value-type="float" office:value="9905354.37">
            <text:p>9905354.37</text:p>
          </table:table-cell>
        </table:table-row>
        <table:table-row>
          <table:table-cell office:value-type="string">
            <text:p>N.K.5.622.1.262.141.12.03</text:p>
          </table:table-cell>
          <table:table-cell office:value-type="string">
            <text:p>PAY</text:p>
          </table:table-cell>
          <table:table-cell office:value-type="date" office:date-value="2020-12-31" table:style-name="DateCell">
            <text:p>2020-12-31</text:p>
          </table:table-cell>
          <table:table-cell office:value-type="float" office:value="8126847.90">
            <text:p>8126847.90</text:p>
          </table:table-cell>
        </table:table-row>
        <table:table-row>
          <table:table-cell office:value-type="string">
            <text:p>N.K.5.622.1.262.141.12.04</text:p>
          </table:table-cell>
          <table:table-cell office:value-type="string">
            <text:p>PAY</text:p>
          </table:table-cell>
          <table:table-cell office:value-type="date" office:date-value="2020-12-31" table:style-name="DateCell">
            <text:p>2020-12-31</text:p>
          </table:table-cell>
          <table:table-cell office:value-type="float" office:value="8766146.99">
            <text:p>8766146.99</text:p>
          </table:table-cell>
        </table:table-row>
        <table:table-row>
          <table:table-cell office:value-type="string">
            <text:p>N.K.5.622.6.262.141.11.01</text:p>
          </table:table-cell>
          <table:table-cell office:value-type="string">
            <text:p>PAY</text:p>
          </table:table-cell>
          <table:table-cell office:value-type="date" office:date-value="2020-12-31" table:style-name="DateCell">
            <text:p>2020-12-31</text:p>
          </table:table-cell>
          <table:table-cell office:value-type="float" office:value="30434782.20">
            <text:p>30434782.20</text:p>
          </table:table-cell>
        </table:table-row>
        <table:table-row>
          <table:table-cell office:value-type="string">
            <text:p>N.K.5.622.8.262.141.11.01</text:p>
          </table:table-cell>
          <table:table-cell office:value-type="string">
            <text:p>PAY</text:p>
          </table:table-cell>
          <table:table-cell office:value-type="date" office:date-value="2020-12-31" table:style-name="DateCell">
            <text:p>2020-12-31</text:p>
          </table:table-cell>
          <table:table-cell office:value-type="float" office:value="14403132.71">
            <text:p>14403132.71</text:p>
          </table:table-cell>
        </table:table-row>
        <table:table-row>
          <table:table-cell office:value-type="string">
            <text:p>N.K.5.622.1.262.141.12.05</text:p>
          </table:table-cell>
          <table:table-cell office:value-type="string">
            <text:p>PAY</text:p>
          </table:table-cell>
          <table:table-cell office:value-type="date" office:date-value="2020-12-31" table:style-name="DateCell">
            <text:p>2020-12-31</text:p>
          </table:table-cell>
          <table:table-cell office:value-type="float" office:value="95517039.20">
            <text:p>95517039.20</text:p>
          </table:table-cell>
        </table:table-row>
        <table:table-row>
          <table:table-cell office:value-type="string">
            <text:p>N.K.5.622.1.262.141.12.06</text:p>
          </table:table-cell>
          <table:table-cell office:value-type="string">
            <text:p>PAY</text:p>
          </table:table-cell>
          <table:table-cell office:value-type="date" office:date-value="2020-12-31" table:style-name="DateCell">
            <text:p>2020-12-31</text:p>
          </table:table-cell>
          <table:table-cell office:value-type="float" office:value="260482058.49">
            <text:p>260482058.49</text:p>
          </table:table-cell>
        </table:table-row>
        <table:table-row>
          <table:table-cell office:value-type="string">
            <text:p>N.K.5.622.1.262.141.12.07</text:p>
          </table:table-cell>
          <table:table-cell office:value-type="string">
            <text:p>PAY</text:p>
          </table:table-cell>
          <table:table-cell office:value-type="date" office:date-value="2020-12-31" table:style-name="DateCell">
            <text:p>2020-12-31</text:p>
          </table:table-cell>
          <table:table-cell office:value-type="float" office:value="233756150.00">
            <text:p>233756150.00</text:p>
          </table:table-cell>
        </table:table-row>
        <table:table-row>
          <table:table-cell office:value-type="string">
            <text:p>N.K.5.622.1.262.141.13.01</text:p>
          </table:table-cell>
          <table:table-cell office:value-type="string">
            <text:p>PAY</text:p>
          </table:table-cell>
          <table:table-cell office:value-type="date" office:date-value="2020-12-31" table:style-name="DateCell">
            <text:p>2020-12-31</text:p>
          </table:table-cell>
          <table:table-cell office:value-type="float" office:value="5657624.44">
            <text:p>5657624.44</text:p>
          </table:table-cell>
        </table:table-row>
        <table:table-row>
          <table:table-cell office:value-type="string">
            <text:p>N.K.5.622.8.262.141.12.01</text:p>
          </table:table-cell>
          <table:table-cell office:value-type="string">
            <text:p>PAY</text:p>
          </table:table-cell>
          <table:table-cell office:value-type="date" office:date-value="2020-12-31" table:style-name="DateCell">
            <text:p>2020-12-31</text:p>
          </table:table-cell>
          <table:table-cell office:value-type="float" office:value="8188640.05">
            <text:p>8188640.05</text:p>
          </table:table-cell>
        </table:table-row>
        <table:table-row>
          <table:table-cell office:value-type="string">
            <text:p>N.K.5.622.8.262.141.13.05</text:p>
          </table:table-cell>
          <table:table-cell office:value-type="string">
            <text:p>PAY</text:p>
          </table:table-cell>
          <table:table-cell office:value-type="date" office:date-value="2020-12-31" table:style-name="DateCell">
            <text:p>2020-12-31</text:p>
          </table:table-cell>
          <table:table-cell office:value-type="float" office:value="3977643.65">
            <text:p>3977643.65</text:p>
          </table:table-cell>
        </table:table-row>
        <table:table-row>
          <table:table-cell office:value-type="string">
            <text:p>N.K.5.622.1.262.141.12.08</text:p>
          </table:table-cell>
          <table:table-cell office:value-type="string">
            <text:p>PAY</text:p>
          </table:table-cell>
          <table:table-cell office:value-type="date" office:date-value="2020-12-31" table:style-name="DateCell">
            <text:p>2020-12-31</text:p>
          </table:table-cell>
          <table:table-cell office:value-type="float" office:value="286956160.35">
            <text:p>286956160.35</text:p>
          </table:table-cell>
        </table:table-row>
        <table:table-row>
          <table:table-cell office:value-type="string">
            <text:p>N.K.5.622.8.262.141.13.06</text:p>
          </table:table-cell>
          <table:table-cell office:value-type="string">
            <text:p>PAY</text:p>
          </table:table-cell>
          <table:table-cell office:value-type="date" office:date-value="2020-12-31" table:style-name="DateCell">
            <text:p>2020-12-31</text:p>
          </table:table-cell>
          <table:table-cell office:value-type="float" office:value="16553281.03">
            <text:p>16553281.03</text:p>
          </table:table-cell>
        </table:table-row>
        <table:table-row>
          <table:table-cell office:value-type="string">
            <text:p>N.K.5.622.1.262.141.13.02</text:p>
          </table:table-cell>
          <table:table-cell office:value-type="string">
            <text:p>PAY</text:p>
          </table:table-cell>
          <table:table-cell office:value-type="date" office:date-value="2020-12-31" table:style-name="DateCell">
            <text:p>2020-12-31</text:p>
          </table:table-cell>
          <table:table-cell office:value-type="float" office:value="332055692.80">
            <text:p>332055692.80</text:p>
          </table:table-cell>
        </table:table-row>
        <table:table-row>
          <table:table-cell office:value-type="string">
            <text:p>N.K.5.622.1.262.141.14.01</text:p>
          </table:table-cell>
          <table:table-cell office:value-type="string">
            <text:p>PAY</text:p>
          </table:table-cell>
          <table:table-cell office:value-type="date" office:date-value="2020-12-31" table:style-name="DateCell">
            <text:p>2020-12-31</text:p>
          </table:table-cell>
          <table:table-cell office:value-type="float" office:value="9129993.16">
            <text:p>9129993.16</text:p>
          </table:table-cell>
        </table:table-row>
        <table:table-row>
          <table:table-cell office:value-type="string">
            <text:p>N.K.5.622.1.262.141.14.02</text:p>
          </table:table-cell>
          <table:table-cell office:value-type="string">
            <text:p>PAY</text:p>
          </table:table-cell>
          <table:table-cell office:value-type="date" office:date-value="2020-12-31" table:style-name="DateCell">
            <text:p>2020-12-31</text:p>
          </table:table-cell>
          <table:table-cell office:value-type="float" office:value="17251953.33">
            <text:p>17251953.33</text:p>
          </table:table-cell>
        </table:table-row>
        <table:table-row>
          <table:table-cell office:value-type="string">
            <text:p>N.K.5.622.8.262.141.14.01</text:p>
          </table:table-cell>
          <table:table-cell office:value-type="string">
            <text:p>PAY</text:p>
          </table:table-cell>
          <table:table-cell office:value-type="date" office:date-value="2020-12-31" table:style-name="DateCell">
            <text:p>2020-12-31</text:p>
          </table:table-cell>
          <table:table-cell office:value-type="float" office:value="2264503.44">
            <text:p>2264503.44</text:p>
          </table:table-cell>
        </table:table-row>
        <table:table-row>
          <table:table-cell office:value-type="string">
            <text:p>N.K.5.622.8.262.141.14.02</text:p>
          </table:table-cell>
          <table:table-cell office:value-type="string">
            <text:p>PAY</text:p>
          </table:table-cell>
          <table:table-cell office:value-type="date" office:date-value="2020-12-31" table:style-name="DateCell">
            <text:p>2020-12-31</text:p>
          </table:table-cell>
          <table:table-cell office:value-type="float" office:value="4704418.22">
            <text:p>4704418.22</text:p>
          </table:table-cell>
        </table:table-row>
        <table:table-row>
          <table:table-cell office:value-type="string">
            <text:p>N.K.5.622.8.262.141.14.03</text:p>
          </table:table-cell>
          <table:table-cell office:value-type="string">
            <text:p>PAY</text:p>
          </table:table-cell>
          <table:table-cell office:value-type="date" office:date-value="2020-12-31" table:style-name="DateCell">
            <text:p>2020-12-31</text:p>
          </table:table-cell>
          <table:table-cell office:value-type="float" office:value="4256550.49">
            <text:p>4256550.49</text:p>
          </table:table-cell>
        </table:table-row>
        <table:table-row>
          <table:table-cell office:value-type="string">
            <text:p>N.K.5.622.8.262.141.14.04</text:p>
          </table:table-cell>
          <table:table-cell office:value-type="string">
            <text:p>PAY</text:p>
          </table:table-cell>
          <table:table-cell office:value-type="date" office:date-value="2020-12-31" table:style-name="DateCell">
            <text:p>2020-12-31</text:p>
          </table:table-cell>
          <table:table-cell office:value-type="float" office:value="2956285.89">
            <text:p>2956285.89</text:p>
          </table:table-cell>
        </table:table-row>
        <table:table-row>
          <table:table-cell office:value-type="string">
            <text:p>N.K.5.622.8.262.141.14.05</text:p>
          </table:table-cell>
          <table:table-cell office:value-type="string">
            <text:p>PAY</text:p>
          </table:table-cell>
          <table:table-cell office:value-type="date" office:date-value="2020-12-31" table:style-name="DateCell">
            <text:p>2020-12-31</text:p>
          </table:table-cell>
          <table:table-cell office:value-type="float" office:value="4928215.16">
            <text:p>4928215.16</text:p>
          </table:table-cell>
        </table:table-row>
        <table:table-row>
          <table:table-cell office:value-type="string">
            <text:p>N.K.5.622.8.262.141.14.06</text:p>
          </table:table-cell>
          <table:table-cell office:value-type="string">
            <text:p>PAY</text:p>
          </table:table-cell>
          <table:table-cell office:value-type="date" office:date-value="2020-12-31" table:style-name="DateCell">
            <text:p>2020-12-31</text:p>
          </table:table-cell>
          <table:table-cell office:value-type="float" office:value="5991898.79">
            <text:p>5991898.79</text:p>
          </table:table-cell>
        </table:table-row>
        <table:table-row>
          <table:table-cell office:value-type="string">
            <text:p>N.K.5.622.8.262.141.14.07</text:p>
          </table:table-cell>
          <table:table-cell office:value-type="string">
            <text:p>PAY</text:p>
          </table:table-cell>
          <table:table-cell office:value-type="date" office:date-value="2020-12-31" table:style-name="DateCell">
            <text:p>2020-12-31</text:p>
          </table:table-cell>
          <table:table-cell office:value-type="float" office:value="3518492.28">
            <text:p>3518492.28</text:p>
          </table:table-cell>
        </table:table-row>
        <table:table-row>
          <table:table-cell office:value-type="string">
            <text:p>N.K.5.622.8.262.141.14.08</text:p>
          </table:table-cell>
          <table:table-cell office:value-type="string">
            <text:p>PAY</text:p>
          </table:table-cell>
          <table:table-cell office:value-type="date" office:date-value="2020-12-31" table:style-name="DateCell">
            <text:p>2020-12-31</text:p>
          </table:table-cell>
          <table:table-cell office:value-type="float" office:value="2509801.46">
            <text:p>2509801.46</text:p>
          </table:table-cell>
        </table:table-row>
        <table:table-row>
          <table:table-cell office:value-type="string">
            <text:p>N.K.5.622.8.262.141.14.09</text:p>
          </table:table-cell>
          <table:table-cell office:value-type="string">
            <text:p>PAY</text:p>
          </table:table-cell>
          <table:table-cell office:value-type="date" office:date-value="2020-12-31" table:style-name="DateCell">
            <text:p>2020-12-31</text:p>
          </table:table-cell>
          <table:table-cell office:value-type="float" office:value="4299649.29">
            <text:p>4299649.29</text:p>
          </table:table-cell>
        </table:table-row>
        <table:table-row>
          <table:table-cell office:value-type="string">
            <text:p>N.K.5.622.8.262.141.14.10</text:p>
          </table:table-cell>
          <table:table-cell office:value-type="string">
            <text:p>PAY</text:p>
          </table:table-cell>
          <table:table-cell office:value-type="date" office:date-value="2020-12-31" table:style-name="DateCell">
            <text:p>2020-12-31</text:p>
          </table:table-cell>
          <table:table-cell office:value-type="float" office:value="4030321.01">
            <text:p>4030321.01</text:p>
          </table:table-cell>
        </table:table-row>
        <table:table-row>
          <table:table-cell office:value-type="string">
            <text:p>N.K.5.622.8.262.141.14.11</text:p>
          </table:table-cell>
          <table:table-cell office:value-type="string">
            <text:p>PAY</text:p>
          </table:table-cell>
          <table:table-cell office:value-type="date" office:date-value="2020-12-31" table:style-name="DateCell">
            <text:p>2020-12-31</text:p>
          </table:table-cell>
          <table:table-cell office:value-type="float" office:value="5031153.36">
            <text:p>5031153.36</text:p>
          </table:table-cell>
        </table:table-row>
        <table:table-row>
          <table:table-cell office:value-type="string">
            <text:p>N.K.5.622.8.262.141.14.12</text:p>
          </table:table-cell>
          <table:table-cell office:value-type="string">
            <text:p>PAY</text:p>
          </table:table-cell>
          <table:table-cell office:value-type="date" office:date-value="2020-12-31" table:style-name="DateCell">
            <text:p>2020-12-31</text:p>
          </table:table-cell>
          <table:table-cell office:value-type="float" office:value="5608424.13">
            <text:p>5608424.13</text:p>
          </table:table-cell>
        </table:table-row>
        <table:table-row>
          <table:table-cell office:value-type="string">
            <text:p>N.K.5.622.8.262.141.14.14</text:p>
          </table:table-cell>
          <table:table-cell office:value-type="string">
            <text:p>PAY</text:p>
          </table:table-cell>
          <table:table-cell office:value-type="date" office:date-value="2020-12-31" table:style-name="DateCell">
            <text:p>2020-12-31</text:p>
          </table:table-cell>
          <table:table-cell office:value-type="float" office:value="5643533.40">
            <text:p>5643533.40</text:p>
          </table:table-cell>
        </table:table-row>
        <table:table-row>
          <table:table-cell office:value-type="string">
            <text:p>N.K.5.622.8.262.141.14.13</text:p>
          </table:table-cell>
          <table:table-cell office:value-type="string">
            <text:p>PAY</text:p>
          </table:table-cell>
          <table:table-cell office:value-type="date" office:date-value="2020-12-31" table:style-name="DateCell">
            <text:p>2020-12-31</text:p>
          </table:table-cell>
          <table:table-cell office:value-type="float" office:value="4725169.10">
            <text:p>4725169.10</text:p>
          </table:table-cell>
        </table:table-row>
        <table:table-row>
          <table:table-cell office:value-type="string">
            <text:p>N.K.5.622.8.262.141.14.15</text:p>
          </table:table-cell>
          <table:table-cell office:value-type="string">
            <text:p>PAY</text:p>
          </table:table-cell>
          <table:table-cell office:value-type="date" office:date-value="2020-12-31" table:style-name="DateCell">
            <text:p>2020-12-31</text:p>
          </table:table-cell>
          <table:table-cell office:value-type="float" office:value="4066881.67">
            <text:p>4066881.67</text:p>
          </table:table-cell>
        </table:table-row>
        <table:table-row>
          <table:table-cell office:value-type="string">
            <text:p>N.K.5.622.1.262.141.13.03</text:p>
          </table:table-cell>
          <table:table-cell office:value-type="string">
            <text:p>PAY</text:p>
          </table:table-cell>
          <table:table-cell office:value-type="date" office:date-value="2020-12-31" table:style-name="DateCell">
            <text:p>2020-12-31</text:p>
          </table:table-cell>
          <table:table-cell office:value-type="float" office:value="211224959.17">
            <text:p>211224959.17</text:p>
          </table:table-cell>
        </table:table-row>
        <table:table-row>
          <table:table-cell office:value-type="string">
            <text:p>N.D.5.623.8.262.141.03.01</text:p>
          </table:table-cell>
          <table:table-cell office:value-type="string">
            <text:p>PAY</text:p>
          </table:table-cell>
          <table:table-cell office:value-type="date" office:date-value="2020-12-31" table:style-name="DateCell">
            <text:p>2020-12-31</text:p>
          </table:table-cell>
          <table:table-cell office:value-type="float" office:value="31726480.85">
            <text:p>31726480.85</text:p>
          </table:table-cell>
        </table:table-row>
        <table:table-row>
          <table:table-cell office:value-type="string">
            <text:p>N.F.5.623.3.262.141.06.01</text:p>
          </table:table-cell>
          <table:table-cell office:value-type="string">
            <text:p>PAY</text:p>
          </table:table-cell>
          <table:table-cell office:value-type="date" office:date-value="2020-12-31" table:style-name="DateCell">
            <text:p>2020-12-31</text:p>
          </table:table-cell>
          <table:table-cell office:value-type="float" office:value="63903691.39">
            <text:p>63903691.39</text:p>
          </table:table-cell>
        </table:table-row>
        <table:table-row>
          <table:table-cell office:value-type="string">
            <text:p>N.F.5.623.5.262.141.06.03</text:p>
          </table:table-cell>
          <table:table-cell office:value-type="string">
            <text:p>PAY</text:p>
          </table:table-cell>
          <table:table-cell office:value-type="date" office:date-value="2020-12-31" table:style-name="DateCell">
            <text:p>2020-12-31</text:p>
          </table:table-cell>
          <table:table-cell office:value-type="float" office:value="177722700.55">
            <text:p>177722700.55</text:p>
          </table:table-cell>
        </table:table-row>
        <table:table-row>
          <table:table-cell office:value-type="string">
            <text:p>N.F.5.623.5.262.141.08.05</text:p>
          </table:table-cell>
          <table:table-cell office:value-type="string">
            <text:p>PAY</text:p>
          </table:table-cell>
          <table:table-cell office:value-type="date" office:date-value="2020-12-31" table:style-name="DateCell">
            <text:p>2020-12-31</text:p>
          </table:table-cell>
          <table:table-cell office:value-type="float" office:value="122950431.77">
            <text:p>122950431.77</text:p>
          </table:table-cell>
        </table:table-row>
        <table:table-row>
          <table:table-cell office:value-type="string">
            <text:p>N.F.5.623.5.262.141.08.06</text:p>
          </table:table-cell>
          <table:table-cell office:value-type="string">
            <text:p>PAY</text:p>
          </table:table-cell>
          <table:table-cell office:value-type="date" office:date-value="2020-12-31" table:style-name="DateCell">
            <text:p>2020-12-31</text:p>
          </table:table-cell>
          <table:table-cell office:value-type="float" office:value="135721967.61">
            <text:p>135721967.61</text:p>
          </table:table-cell>
        </table:table-row>
        <table:table-row>
          <table:table-cell office:value-type="string">
            <text:p>N.F.5.623.3.262.141.09.01</text:p>
          </table:table-cell>
          <table:table-cell office:value-type="string">
            <text:p>PAY</text:p>
          </table:table-cell>
          <table:table-cell office:value-type="date" office:date-value="2020-12-31" table:style-name="DateCell">
            <text:p>2020-12-31</text:p>
          </table:table-cell>
          <table:table-cell office:value-type="float" office:value="55718345.83">
            <text:p>55718345.83</text:p>
          </table:table-cell>
        </table:table-row>
        <table:table-row>
          <table:table-cell office:value-type="string">
            <text:p>N.F.5.623.3.262.141.09.03</text:p>
          </table:table-cell>
          <table:table-cell office:value-type="string">
            <text:p>PAY</text:p>
          </table:table-cell>
          <table:table-cell office:value-type="date" office:date-value="2020-12-31" table:style-name="DateCell">
            <text:p>2020-12-31</text:p>
          </table:table-cell>
          <table:table-cell office:value-type="float" office:value="46890496.98">
            <text:p>46890496.98</text:p>
          </table:table-cell>
        </table:table-row>
        <table:table-row>
          <table:table-cell office:value-type="string">
            <text:p>N.F.5.623.4.262.141.09.01</text:p>
          </table:table-cell>
          <table:table-cell office:value-type="string">
            <text:p>PAY</text:p>
          </table:table-cell>
          <table:table-cell office:value-type="date" office:date-value="2020-12-31" table:style-name="DateCell">
            <text:p>2020-12-31</text:p>
          </table:table-cell>
          <table:table-cell office:value-type="float" office:value="60312551.21">
            <text:p>60312551.21</text:p>
          </table:table-cell>
        </table:table-row>
        <table:table-row>
          <table:table-cell office:value-type="string">
            <text:p>N.F.5.623.5.262.141.09.03</text:p>
          </table:table-cell>
          <table:table-cell office:value-type="string">
            <text:p>PAY</text:p>
          </table:table-cell>
          <table:table-cell office:value-type="date" office:date-value="2020-12-31" table:style-name="DateCell">
            <text:p>2020-12-31</text:p>
          </table:table-cell>
          <table:table-cell office:value-type="float" office:value="177053684.89">
            <text:p>177053684.89</text:p>
          </table:table-cell>
        </table:table-row>
        <table:table-row>
          <table:table-cell office:value-type="string">
            <text:p>N.F.5.623.8.262.141.09.01</text:p>
          </table:table-cell>
          <table:table-cell office:value-type="string">
            <text:p>PAY</text:p>
          </table:table-cell>
          <table:table-cell office:value-type="date" office:date-value="2020-12-31" table:style-name="DateCell">
            <text:p>2020-12-31</text:p>
          </table:table-cell>
          <table:table-cell office:value-type="float" office:value="24064036.39">
            <text:p>24064036.39</text:p>
          </table:table-cell>
        </table:table-row>
        <table:table-row>
          <table:table-cell office:value-type="string">
            <text:p>N.F.5.623.6.262.141.09.03</text:p>
          </table:table-cell>
          <table:table-cell office:value-type="string">
            <text:p>PAY</text:p>
          </table:table-cell>
          <table:table-cell office:value-type="date" office:date-value="2020-12-31" table:style-name="DateCell">
            <text:p>2020-12-31</text:p>
          </table:table-cell>
          <table:table-cell office:value-type="float" office:value="100599860.41">
            <text:p>100599860.41</text:p>
          </table:table-cell>
        </table:table-row>
        <table:table-row>
          <table:table-cell office:value-type="string">
            <text:p>N.K.5.623.4.262.141.10.01</text:p>
          </table:table-cell>
          <table:table-cell office:value-type="string">
            <text:p>PAY</text:p>
          </table:table-cell>
          <table:table-cell office:value-type="date" office:date-value="2020-12-31" table:style-name="DateCell">
            <text:p>2020-12-31</text:p>
          </table:table-cell>
          <table:table-cell office:value-type="float" office:value="228296413.17">
            <text:p>228296413.17</text:p>
          </table:table-cell>
        </table:table-row>
        <table:table-row>
          <table:table-cell office:value-type="string">
            <text:p>N.K.5.623.5.262.141.10.03</text:p>
          </table:table-cell>
          <table:table-cell office:value-type="string">
            <text:p>PAY</text:p>
          </table:table-cell>
          <table:table-cell office:value-type="date" office:date-value="2020-12-31" table:style-name="DateCell">
            <text:p>2020-12-31</text:p>
          </table:table-cell>
          <table:table-cell office:value-type="float" office:value="2339690.83">
            <text:p>2339690.83</text:p>
          </table:table-cell>
        </table:table-row>
        <table:table-row>
          <table:table-cell office:value-type="string">
            <text:p>N.K.5.623.5.262.141.10.04</text:p>
          </table:table-cell>
          <table:table-cell office:value-type="string">
            <text:p>PAY</text:p>
          </table:table-cell>
          <table:table-cell office:value-type="date" office:date-value="2020-12-31" table:style-name="DateCell">
            <text:p>2020-12-31</text:p>
          </table:table-cell>
          <table:table-cell office:value-type="float" office:value="147425830.73">
            <text:p>147425830.73</text:p>
          </table:table-cell>
        </table:table-row>
        <table:table-row>
          <table:table-cell office:value-type="string">
            <text:p>N.K.5.623.6.262.141.10.01</text:p>
          </table:table-cell>
          <table:table-cell office:value-type="string">
            <text:p>PAY</text:p>
          </table:table-cell>
          <table:table-cell office:value-type="date" office:date-value="2020-12-31" table:style-name="DateCell">
            <text:p>2020-12-31</text:p>
          </table:table-cell>
          <table:table-cell office:value-type="float" office:value="36103190.73">
            <text:p>36103190.73</text:p>
          </table:table-cell>
        </table:table-row>
        <table:table-row>
          <table:table-cell office:value-type="string">
            <text:p>N.K.5.623.5.262.141.11.02</text:p>
          </table:table-cell>
          <table:table-cell office:value-type="string">
            <text:p>PAY</text:p>
          </table:table-cell>
          <table:table-cell office:value-type="date" office:date-value="2020-12-31" table:style-name="DateCell">
            <text:p>2020-12-31</text:p>
          </table:table-cell>
          <table:table-cell office:value-type="float" office:value="886129.20">
            <text:p>886129.20</text:p>
          </table:table-cell>
        </table:table-row>
        <table:table-row>
          <table:table-cell office:value-type="string">
            <text:p>N.K.5.623.5.262.141.11.04</text:p>
          </table:table-cell>
          <table:table-cell office:value-type="string">
            <text:p>PAY</text:p>
          </table:table-cell>
          <table:table-cell office:value-type="date" office:date-value="2020-12-31" table:style-name="DateCell">
            <text:p>2020-12-31</text:p>
          </table:table-cell>
          <table:table-cell office:value-type="float" office:value="187902.00">
            <text:p>187902.00</text:p>
          </table:table-cell>
        </table:table-row>
        <table:table-row>
          <table:table-cell office:value-type="string">
            <text:p>N.K.5.623.4.262.141.11.05</text:p>
          </table:table-cell>
          <table:table-cell office:value-type="string">
            <text:p>PAY</text:p>
          </table:table-cell>
          <table:table-cell office:value-type="date" office:date-value="2020-12-31" table:style-name="DateCell">
            <text:p>2020-12-31</text:p>
          </table:table-cell>
          <table:table-cell office:value-type="float" office:value="356107.50">
            <text:p>356107.50</text:p>
          </table:table-cell>
        </table:table-row>
        <table:table-row>
          <table:table-cell office:value-type="string">
            <text:p>N.K.5.623.4.262.141.11.06</text:p>
          </table:table-cell>
          <table:table-cell office:value-type="string">
            <text:p>PAY</text:p>
          </table:table-cell>
          <table:table-cell office:value-type="date" office:date-value="2020-12-31" table:style-name="DateCell">
            <text:p>2020-12-31</text:p>
          </table:table-cell>
          <table:table-cell office:value-type="float" office:value="356107.50">
            <text:p>356107.50</text:p>
          </table:table-cell>
        </table:table-row>
        <table:table-row>
          <table:table-cell office:value-type="string">
            <text:p>N.K.5.623.4.262.141.11.07</text:p>
          </table:table-cell>
          <table:table-cell office:value-type="string">
            <text:p>PAY</text:p>
          </table:table-cell>
          <table:table-cell office:value-type="date" office:date-value="2020-12-31" table:style-name="DateCell">
            <text:p>2020-12-31</text:p>
          </table:table-cell>
          <table:table-cell office:value-type="float" office:value="3011851.04">
            <text:p>3011851.04</text:p>
          </table:table-cell>
        </table:table-row>
        <table:table-row>
          <table:table-cell office:value-type="string">
            <text:p>N.K.5.623.6.262.141.10.02</text:p>
          </table:table-cell>
          <table:table-cell office:value-type="string">
            <text:p>PAY</text:p>
          </table:table-cell>
          <table:table-cell office:value-type="date" office:date-value="2020-12-31" table:style-name="DateCell">
            <text:p>2020-12-31</text:p>
          </table:table-cell>
          <table:table-cell office:value-type="float" office:value="54546159.61">
            <text:p>54546159.61</text:p>
          </table:table-cell>
        </table:table-row>
        <table:table-row>
          <table:table-cell office:value-type="string">
            <text:p>N.K.5.623.4.262.141.11.19</text:p>
          </table:table-cell>
          <table:table-cell office:value-type="string">
            <text:p>PAY</text:p>
          </table:table-cell>
          <table:table-cell office:value-type="date" office:date-value="2020-12-31" table:style-name="DateCell">
            <text:p>2020-12-31</text:p>
          </table:table-cell>
          <table:table-cell office:value-type="float" office:value="36393932.33">
            <text:p>36393932.33</text:p>
          </table:table-cell>
        </table:table-row>
        <table:table-row>
          <table:table-cell office:value-type="string">
            <text:p>N.K.5.623.4.262.141.11.25</text:p>
          </table:table-cell>
          <table:table-cell office:value-type="string">
            <text:p>PAY</text:p>
          </table:table-cell>
          <table:table-cell office:value-type="date" office:date-value="2020-12-31" table:style-name="DateCell">
            <text:p>2020-12-31</text:p>
          </table:table-cell>
          <table:table-cell office:value-type="float" office:value="157006025.65">
            <text:p>157006025.65</text:p>
          </table:table-cell>
        </table:table-row>
        <table:table-row>
          <table:table-cell office:value-type="string">
            <text:p>N.K.5.623.5.262.141.12.01</text:p>
          </table:table-cell>
          <table:table-cell office:value-type="string">
            <text:p>PAY</text:p>
          </table:table-cell>
          <table:table-cell office:value-type="date" office:date-value="2020-12-31" table:style-name="DateCell">
            <text:p>2020-12-31</text:p>
          </table:table-cell>
          <table:table-cell office:value-type="float" office:value="6529694.41">
            <text:p>6529694.41</text:p>
          </table:table-cell>
        </table:table-row>
        <table:table-row>
          <table:table-cell office:value-type="string">
            <text:p>N.K.5.623.6.262.141.12.01</text:p>
          </table:table-cell>
          <table:table-cell office:value-type="string">
            <text:p>PAY</text:p>
          </table:table-cell>
          <table:table-cell office:value-type="date" office:date-value="2020-12-31" table:style-name="DateCell">
            <text:p>2020-12-31</text:p>
          </table:table-cell>
          <table:table-cell office:value-type="float" office:value="29988982.84">
            <text:p>29988982.84</text:p>
          </table:table-cell>
        </table:table-row>
        <table:table-row>
          <table:table-cell office:value-type="string">
            <text:p>N.K.5.623.6.262.141.11.01</text:p>
          </table:table-cell>
          <table:table-cell office:value-type="string">
            <text:p>PAY</text:p>
          </table:table-cell>
          <table:table-cell office:value-type="date" office:date-value="2020-12-31" table:style-name="DateCell">
            <text:p>2020-12-31</text:p>
          </table:table-cell>
          <table:table-cell office:value-type="float" office:value="53645352.86">
            <text:p>53645352.86</text:p>
          </table:table-cell>
        </table:table-row>
        <table:table-row>
          <table:table-cell office:value-type="string">
            <text:p>N.K.5.623.4.262.141.11.29</text:p>
          </table:table-cell>
          <table:table-cell office:value-type="string">
            <text:p>PAY</text:p>
          </table:table-cell>
          <table:table-cell office:value-type="date" office:date-value="2020-12-31" table:style-name="DateCell">
            <text:p>2020-12-31</text:p>
          </table:table-cell>
          <table:table-cell office:value-type="float" office:value="446418.44">
            <text:p>446418.44</text:p>
          </table:table-cell>
        </table:table-row>
        <table:table-row>
          <table:table-cell office:value-type="string">
            <text:p>N.K.5.623.4.262.141.12.05</text:p>
          </table:table-cell>
          <table:table-cell office:value-type="string">
            <text:p>PAY</text:p>
          </table:table-cell>
          <table:table-cell office:value-type="date" office:date-value="2020-12-31" table:style-name="DateCell">
            <text:p>2020-12-31</text:p>
          </table:table-cell>
          <table:table-cell office:value-type="float" office:value="59146808.23">
            <text:p>59146808.23</text:p>
          </table:table-cell>
        </table:table-row>
        <table:table-row>
          <table:table-cell office:value-type="string">
            <text:p>N.K.5.623.4.262.141.12.06</text:p>
          </table:table-cell>
          <table:table-cell office:value-type="string">
            <text:p>PAY</text:p>
          </table:table-cell>
          <table:table-cell office:value-type="date" office:date-value="2020-12-31" table:style-name="DateCell">
            <text:p>2020-12-31</text:p>
          </table:table-cell>
          <table:table-cell office:value-type="float" office:value="44539105.40">
            <text:p>44539105.40</text:p>
          </table:table-cell>
        </table:table-row>
        <table:table-row>
          <table:table-cell office:value-type="string">
            <text:p>N.K.5.623.4.262.141.12.07</text:p>
          </table:table-cell>
          <table:table-cell office:value-type="string">
            <text:p>PAY</text:p>
          </table:table-cell>
          <table:table-cell office:value-type="date" office:date-value="2020-12-31" table:style-name="DateCell">
            <text:p>2020-12-31</text:p>
          </table:table-cell>
          <table:table-cell office:value-type="float" office:value="57692473.84">
            <text:p>57692473.84</text:p>
          </table:table-cell>
        </table:table-row>
        <table:table-row>
          <table:table-cell office:value-type="string">
            <text:p>N.K.5.623.4.262.141.13.01</text:p>
          </table:table-cell>
          <table:table-cell office:value-type="string">
            <text:p>PAY</text:p>
          </table:table-cell>
          <table:table-cell office:value-type="date" office:date-value="2020-12-31" table:style-name="DateCell">
            <text:p>2020-12-31</text:p>
          </table:table-cell>
          <table:table-cell office:value-type="float" office:value="1131795.41">
            <text:p>1131795.41</text:p>
          </table:table-cell>
        </table:table-row>
        <table:table-row>
          <table:table-cell office:value-type="string">
            <text:p>N.K.5.623.4.262.141.13.03</text:p>
          </table:table-cell>
          <table:table-cell office:value-type="string">
            <text:p>PAY</text:p>
          </table:table-cell>
          <table:table-cell office:value-type="date" office:date-value="2020-12-31" table:style-name="DateCell">
            <text:p>2020-12-31</text:p>
          </table:table-cell>
          <table:table-cell office:value-type="float" office:value="1701890.94">
            <text:p>1701890.94</text:p>
          </table:table-cell>
        </table:table-row>
        <table:table-row>
          <table:table-cell office:value-type="string">
            <text:p>N.K.5.623.5.262.141.13.01</text:p>
          </table:table-cell>
          <table:table-cell office:value-type="string">
            <text:p>PAY</text:p>
          </table:table-cell>
          <table:table-cell office:value-type="date" office:date-value="2020-12-31" table:style-name="DateCell">
            <text:p>2020-12-31</text:p>
          </table:table-cell>
          <table:table-cell office:value-type="float" office:value="3509493.40">
            <text:p>3509493.40</text:p>
          </table:table-cell>
        </table:table-row>
        <table:table-row>
          <table:table-cell office:value-type="string">
            <text:p>N.K.5.623.8.262.141.12.02</text:p>
          </table:table-cell>
          <table:table-cell office:value-type="string">
            <text:p>PAY</text:p>
          </table:table-cell>
          <table:table-cell office:value-type="date" office:date-value="2020-12-31" table:style-name="DateCell">
            <text:p>2020-12-31</text:p>
          </table:table-cell>
          <table:table-cell office:value-type="float" office:value="10696022.44">
            <text:p>10696022.44</text:p>
          </table:table-cell>
        </table:table-row>
        <table:table-row>
          <table:table-cell office:value-type="string">
            <text:p>N.K.5.623.3.262.141.13.02</text:p>
          </table:table-cell>
          <table:table-cell office:value-type="string">
            <text:p>PAY</text:p>
          </table:table-cell>
          <table:table-cell office:value-type="date" office:date-value="2020-12-31" table:style-name="DateCell">
            <text:p>2020-12-31</text:p>
          </table:table-cell>
          <table:table-cell office:value-type="float" office:value="529280.91">
            <text:p>529280.91</text:p>
          </table:table-cell>
        </table:table-row>
        <table:table-row>
          <table:table-cell office:value-type="string">
            <text:p>N.K.5.623.6.262.141.11.02</text:p>
          </table:table-cell>
          <table:table-cell office:value-type="string">
            <text:p>PAY</text:p>
          </table:table-cell>
          <table:table-cell office:value-type="date" office:date-value="2020-12-31" table:style-name="DateCell">
            <text:p>2020-12-31</text:p>
          </table:table-cell>
          <table:table-cell office:value-type="float" office:value="58740687.87">
            <text:p>58740687.87</text:p>
          </table:table-cell>
        </table:table-row>
        <table:table-row>
          <table:table-cell office:value-type="string">
            <text:p>N.K.5.623.4.262.141.13.04</text:p>
          </table:table-cell>
          <table:table-cell office:value-type="string">
            <text:p>PAY</text:p>
          </table:table-cell>
          <table:table-cell office:value-type="date" office:date-value="2020-12-31" table:style-name="DateCell">
            <text:p>2020-12-31</text:p>
          </table:table-cell>
          <table:table-cell office:value-type="float" office:value="1419502.39">
            <text:p>1419502.39</text:p>
          </table:table-cell>
        </table:table-row>
        <table:table-row>
          <table:table-cell office:value-type="string">
            <text:p>N.K.5.623.6.262.141.12.02</text:p>
          </table:table-cell>
          <table:table-cell office:value-type="string">
            <text:p>PAY</text:p>
          </table:table-cell>
          <table:table-cell office:value-type="date" office:date-value="2020-12-31" table:style-name="DateCell">
            <text:p>2020-12-31</text:p>
          </table:table-cell>
          <table:table-cell office:value-type="float" office:value="7755768.90">
            <text:p>7755768.90</text:p>
          </table:table-cell>
        </table:table-row>
        <table:table-row>
          <table:table-cell office:value-type="string">
            <text:p>N.K.5.623.4.262.141.13.06</text:p>
          </table:table-cell>
          <table:table-cell office:value-type="string">
            <text:p>PAY</text:p>
          </table:table-cell>
          <table:table-cell office:value-type="date" office:date-value="2020-12-31" table:style-name="DateCell">
            <text:p>2020-12-31</text:p>
          </table:table-cell>
          <table:table-cell office:value-type="float" office:value="76501110.65">
            <text:p>76501110.65</text:p>
          </table:table-cell>
        </table:table-row>
        <table:table-row>
          <table:table-cell office:value-type="string">
            <text:p>N.K.5.623.5.262.141.13.02</text:p>
          </table:table-cell>
          <table:table-cell office:value-type="string">
            <text:p>PAY</text:p>
          </table:table-cell>
          <table:table-cell office:value-type="date" office:date-value="2020-12-31" table:style-name="DateCell">
            <text:p>2020-12-31</text:p>
          </table:table-cell>
          <table:table-cell office:value-type="float" office:value="223668731.21">
            <text:p>223668731.21</text:p>
          </table:table-cell>
        </table:table-row>
        <table:table-row>
          <table:table-cell office:value-type="string">
            <text:p>N.K.5.623.4.262.141.12.08</text:p>
          </table:table-cell>
          <table:table-cell office:value-type="string">
            <text:p>PAY</text:p>
          </table:table-cell>
          <table:table-cell office:value-type="date" office:date-value="2020-12-31" table:style-name="DateCell">
            <text:p>2020-12-31</text:p>
          </table:table-cell>
          <table:table-cell office:value-type="float" office:value="16758669.47">
            <text:p>16758669.47</text:p>
          </table:table-cell>
        </table:table-row>
        <table:table-row>
          <table:table-cell office:value-type="string">
            <text:p>N.K.5.623.5.262.141.12.07</text:p>
          </table:table-cell>
          <table:table-cell office:value-type="string">
            <text:p>PAY</text:p>
          </table:table-cell>
          <table:table-cell office:value-type="date" office:date-value="2020-12-31" table:style-name="DateCell">
            <text:p>2020-12-31</text:p>
          </table:table-cell>
          <table:table-cell office:value-type="float" office:value="202942402.94">
            <text:p>202942402.94</text:p>
          </table:table-cell>
        </table:table-row>
        <table:table-row>
          <table:table-cell office:value-type="string">
            <text:p>N.K.5.623.5.262.141.13.03</text:p>
          </table:table-cell>
          <table:table-cell office:value-type="string">
            <text:p>PAY</text:p>
          </table:table-cell>
          <table:table-cell office:value-type="date" office:date-value="2020-12-31" table:style-name="DateCell">
            <text:p>2020-12-31</text:p>
          </table:table-cell>
          <table:table-cell office:value-type="float" office:value="19323557.53">
            <text:p>19323557.53</text:p>
          </table:table-cell>
        </table:table-row>
        <table:table-row>
          <table:table-cell office:value-type="string">
            <text:p>N.K.5.623.3.262.141.13.03</text:p>
          </table:table-cell>
          <table:table-cell office:value-type="string">
            <text:p>PAY</text:p>
          </table:table-cell>
          <table:table-cell office:value-type="date" office:date-value="2020-12-31" table:style-name="DateCell">
            <text:p>2020-12-31</text:p>
          </table:table-cell>
          <table:table-cell office:value-type="float" office:value="7135550.36">
            <text:p>7135550.36</text:p>
          </table:table-cell>
        </table:table-row>
        <table:table-row>
          <table:table-cell office:value-type="string">
            <text:p>N.K.5.623.4.262.141.14.02</text:p>
          </table:table-cell>
          <table:table-cell office:value-type="string">
            <text:p>PAY</text:p>
          </table:table-cell>
          <table:table-cell office:value-type="date" office:date-value="2020-12-31" table:style-name="DateCell">
            <text:p>2020-12-31</text:p>
          </table:table-cell>
          <table:table-cell office:value-type="float" office:value="64868814.03">
            <text:p>64868814.03</text:p>
          </table:table-cell>
        </table:table-row>
        <table:table-row>
          <table:table-cell office:value-type="string">
            <text:p>N.K.5.623.4.262.141.14.03</text:p>
          </table:table-cell>
          <table:table-cell office:value-type="string">
            <text:p>PAY</text:p>
          </table:table-cell>
          <table:table-cell office:value-type="date" office:date-value="2020-12-31" table:style-name="DateCell">
            <text:p>2020-12-31</text:p>
          </table:table-cell>
          <table:table-cell office:value-type="float" office:value="66497776.84">
            <text:p>66497776.84</text:p>
          </table:table-cell>
        </table:table-row>
        <table:table-row>
          <table:table-cell office:value-type="string">
            <text:p>N.K.5.623.4.262.141.14.05</text:p>
          </table:table-cell>
          <table:table-cell office:value-type="string">
            <text:p>PAY</text:p>
          </table:table-cell>
          <table:table-cell office:value-type="date" office:date-value="2020-12-31" table:style-name="DateCell">
            <text:p>2020-12-31</text:p>
          </table:table-cell>
          <table:table-cell office:value-type="float" office:value="59494332.01">
            <text:p>59494332.01</text:p>
          </table:table-cell>
        </table:table-row>
        <table:table-row>
          <table:table-cell office:value-type="string">
            <text:p>N.K.5.623.4.262.141.14.06</text:p>
          </table:table-cell>
          <table:table-cell office:value-type="string">
            <text:p>PAY</text:p>
          </table:table-cell>
          <table:table-cell office:value-type="date" office:date-value="2020-12-31" table:style-name="DateCell">
            <text:p>2020-12-31</text:p>
          </table:table-cell>
          <table:table-cell office:value-type="float" office:value="67496640.61">
            <text:p>67496640.61</text:p>
          </table:table-cell>
        </table:table-row>
        <table:table-row>
          <table:table-cell office:value-type="string">
            <text:p>N.K.5.623.4.262.141.14.07</text:p>
          </table:table-cell>
          <table:table-cell office:value-type="string">
            <text:p>PAY</text:p>
          </table:table-cell>
          <table:table-cell office:value-type="date" office:date-value="2020-12-31" table:style-name="DateCell">
            <text:p>2020-12-31</text:p>
          </table:table-cell>
          <table:table-cell office:value-type="float" office:value="45622070.97">
            <text:p>45622070.97</text:p>
          </table:table-cell>
        </table:table-row>
        <table:table-row>
          <table:table-cell office:value-type="string">
            <text:p>N.K.5.623.5.262.141.14.01</text:p>
          </table:table-cell>
          <table:table-cell office:value-type="string">
            <text:p>PAY</text:p>
          </table:table-cell>
          <table:table-cell office:value-type="date" office:date-value="2020-12-31" table:style-name="DateCell">
            <text:p>2020-12-31</text:p>
          </table:table-cell>
          <table:table-cell office:value-type="float" office:value="157993682.05">
            <text:p>157993682.05</text:p>
          </table:table-cell>
        </table:table-row>
        <table:table-row>
          <table:table-cell office:value-type="string">
            <text:p>N.K.5.623.5.262.141.14.02</text:p>
          </table:table-cell>
          <table:table-cell office:value-type="string">
            <text:p>PAY</text:p>
          </table:table-cell>
          <table:table-cell office:value-type="date" office:date-value="2020-12-31" table:style-name="DateCell">
            <text:p>2020-12-31</text:p>
          </table:table-cell>
          <table:table-cell office:value-type="float" office:value="213387583.87">
            <text:p>213387583.87</text:p>
          </table:table-cell>
        </table:table-row>
        <table:table-row>
          <table:table-cell office:value-type="string">
            <text:p>N.K.5.623.3.262.141.13.05</text:p>
          </table:table-cell>
          <table:table-cell office:value-type="string">
            <text:p>PAY</text:p>
          </table:table-cell>
          <table:table-cell office:value-type="date" office:date-value="2020-12-31" table:style-name="DateCell">
            <text:p>2020-12-31</text:p>
          </table:table-cell>
          <table:table-cell office:value-type="float" office:value="10923239.44">
            <text:p>10923239.44</text:p>
          </table:table-cell>
        </table:table-row>
        <table:table-row>
          <table:table-cell office:value-type="string">
            <text:p>N.K.5.623.3.262.141.14.02</text:p>
          </table:table-cell>
          <table:table-cell office:value-type="string">
            <text:p>PAY</text:p>
          </table:table-cell>
          <table:table-cell office:value-type="date" office:date-value="2020-12-31" table:style-name="DateCell">
            <text:p>2020-12-31</text:p>
          </table:table-cell>
          <table:table-cell office:value-type="float" office:value="13847538.49">
            <text:p>13847538.49</text:p>
          </table:table-cell>
        </table:table-row>
        <table:table-row>
          <table:table-cell office:value-type="string">
            <text:p>N.K.5.623.3.262.141.14.08</text:p>
          </table:table-cell>
          <table:table-cell office:value-type="string">
            <text:p>PAY</text:p>
          </table:table-cell>
          <table:table-cell office:value-type="date" office:date-value="2020-12-31" table:style-name="DateCell">
            <text:p>2020-12-31</text:p>
          </table:table-cell>
          <table:table-cell office:value-type="float" office:value="11309890.65">
            <text:p>11309890.65</text:p>
          </table:table-cell>
        </table:table-row>
        <table:table-row>
          <table:table-cell office:value-type="string">
            <text:p>N.K.5.623.3.262.141.14.12</text:p>
          </table:table-cell>
          <table:table-cell office:value-type="string">
            <text:p>PAY</text:p>
          </table:table-cell>
          <table:table-cell office:value-type="date" office:date-value="2020-12-31" table:style-name="DateCell">
            <text:p>2020-12-31</text:p>
          </table:table-cell>
          <table:table-cell office:value-type="float" office:value="9547588.97">
            <text:p>9547588.97</text:p>
          </table:table-cell>
        </table:table-row>
        <table:table-row>
          <table:table-cell office:value-type="string">
            <text:p>N.K.5.623.3.262.141.14.13</text:p>
          </table:table-cell>
          <table:table-cell office:value-type="string">
            <text:p>PAY</text:p>
          </table:table-cell>
          <table:table-cell office:value-type="date" office:date-value="2020-12-31" table:style-name="DateCell">
            <text:p>2020-12-31</text:p>
          </table:table-cell>
          <table:table-cell office:value-type="float" office:value="10104612.91">
            <text:p>10104612.91</text:p>
          </table:table-cell>
        </table:table-row>
        <table:table-row>
          <table:table-cell office:value-type="string">
            <text:p>N.K.5.623.3.262.141.14.15</text:p>
          </table:table-cell>
          <table:table-cell office:value-type="string">
            <text:p>PAY</text:p>
          </table:table-cell>
          <table:table-cell office:value-type="date" office:date-value="2020-12-31" table:style-name="DateCell">
            <text:p>2020-12-31</text:p>
          </table:table-cell>
          <table:table-cell office:value-type="float" office:value="10606221.73">
            <text:p>10606221.73</text:p>
          </table:table-cell>
        </table:table-row>
        <table:table-row>
          <table:table-cell office:value-type="string">
            <text:p>N.K.5.623.3.262.141.14.17</text:p>
          </table:table-cell>
          <table:table-cell office:value-type="string">
            <text:p>PAY</text:p>
          </table:table-cell>
          <table:table-cell office:value-type="date" office:date-value="2020-12-31" table:style-name="DateCell">
            <text:p>2020-12-31</text:p>
          </table:table-cell>
          <table:table-cell office:value-type="float" office:value="10269855.36">
            <text:p>10269855.36</text:p>
          </table:table-cell>
        </table:table-row>
        <table:table-row>
          <table:table-cell office:value-type="string">
            <text:p>N.K.5.623.3.262.141.14.19</text:p>
          </table:table-cell>
          <table:table-cell office:value-type="string">
            <text:p>PAY</text:p>
          </table:table-cell>
          <table:table-cell office:value-type="date" office:date-value="2020-12-31" table:style-name="DateCell">
            <text:p>2020-12-31</text:p>
          </table:table-cell>
          <table:table-cell office:value-type="float" office:value="11387191.47">
            <text:p>11387191.47</text:p>
          </table:table-cell>
        </table:table-row>
        <table:table-row>
          <table:table-cell office:value-type="string">
            <text:p>N.K.5.623.4.262.141.14.01</text:p>
          </table:table-cell>
          <table:table-cell office:value-type="string">
            <text:p>PAY</text:p>
          </table:table-cell>
          <table:table-cell office:value-type="date" office:date-value="2020-12-31" table:style-name="DateCell">
            <text:p>2020-12-31</text:p>
          </table:table-cell>
          <table:table-cell office:value-type="float" office:value="75713185.92">
            <text:p>75713185.92</text:p>
          </table:table-cell>
        </table:table-row>
        <table:table-row>
          <table:table-cell office:value-type="string">
            <text:p>N.K.5.623.5.262.141.14.03</text:p>
          </table:table-cell>
          <table:table-cell office:value-type="string">
            <text:p>PAY</text:p>
          </table:table-cell>
          <table:table-cell office:value-type="date" office:date-value="2020-12-31" table:style-name="DateCell">
            <text:p>2020-12-31</text:p>
          </table:table-cell>
          <table:table-cell office:value-type="float" office:value="136948099.43">
            <text:p>136948099.43</text:p>
          </table:table-cell>
        </table:table-row>
        <table:table-row>
          <table:table-cell office:value-type="string">
            <text:p>N.K.5.623.5.262.141.14.04</text:p>
          </table:table-cell>
          <table:table-cell office:value-type="string">
            <text:p>PAY</text:p>
          </table:table-cell>
          <table:table-cell office:value-type="date" office:date-value="2020-12-31" table:style-name="DateCell">
            <text:p>2020-12-31</text:p>
          </table:table-cell>
          <table:table-cell office:value-type="float" office:value="168505364.87">
            <text:p>168505364.87</text:p>
          </table:table-cell>
        </table:table-row>
        <table:table-row>
          <table:table-cell office:value-type="string">
            <text:p>N.K.5.623.5.262.141.14.05</text:p>
          </table:table-cell>
          <table:table-cell office:value-type="string">
            <text:p>PAY</text:p>
          </table:table-cell>
          <table:table-cell office:value-type="date" office:date-value="2020-12-31" table:style-name="DateCell">
            <text:p>2020-12-31</text:p>
          </table:table-cell>
          <table:table-cell office:value-type="float" office:value="6226000.27">
            <text:p>6226000.27</text:p>
          </table:table-cell>
        </table:table-row>
        <table:table-row>
          <table:table-cell office:value-type="string">
            <text:p>N.K.5.623.4.262.141.14.08</text:p>
          </table:table-cell>
          <table:table-cell office:value-type="string">
            <text:p>PAY</text:p>
          </table:table-cell>
          <table:table-cell office:value-type="date" office:date-value="2020-12-31" table:style-name="DateCell">
            <text:p>2020-12-31</text:p>
          </table:table-cell>
          <table:table-cell office:value-type="float" office:value="55812533.66">
            <text:p>55812533.66</text:p>
          </table:table-cell>
        </table:table-row>
        <table:table-row>
          <table:table-cell office:value-type="string">
            <text:p>N.L.5.623.3.262.141.16.01</text:p>
          </table:table-cell>
          <table:table-cell office:value-type="string">
            <text:p>PAY</text:p>
          </table:table-cell>
          <table:table-cell office:value-type="date" office:date-value="2020-12-31" table:style-name="DateCell">
            <text:p>2020-12-31</text:p>
          </table:table-cell>
          <table:table-cell office:value-type="float" office:value="408890.00">
            <text:p>408890.00</text:p>
          </table:table-cell>
        </table:table-row>
        <table:table-row>
          <table:table-cell office:value-type="string">
            <text:p>N.E.5.623.6.262.141.18.02</text:p>
          </table:table-cell>
          <table:table-cell office:value-type="string">
            <text:p>PAY</text:p>
          </table:table-cell>
          <table:table-cell office:value-type="date" office:date-value="2020-12-31" table:style-name="DateCell">
            <text:p>2020-12-31</text:p>
          </table:table-cell>
          <table:table-cell office:value-type="float" office:value="44846361.91">
            <text:p>44846361.91</text:p>
          </table:table-cell>
        </table:table-row>
        <table:table-row>
          <table:table-cell office:value-type="string">
            <text:p>N.E.5.623.3.262.141.18.01</text:p>
          </table:table-cell>
          <table:table-cell office:value-type="string">
            <text:p>PAY</text:p>
          </table:table-cell>
          <table:table-cell office:value-type="date" office:date-value="2020-12-31" table:style-name="DateCell">
            <text:p>2020-12-31</text:p>
          </table:table-cell>
          <table:table-cell office:value-type="float" office:value="13024360.78">
            <text:p>13024360.78</text:p>
          </table:table-cell>
        </table:table-row>
        <table:table-row>
          <table:table-cell office:value-type="string">
            <text:p>N.E.5.623.5.262.141.19.02</text:p>
          </table:table-cell>
          <table:table-cell office:value-type="string">
            <text:p>PAY</text:p>
          </table:table-cell>
          <table:table-cell office:value-type="date" office:date-value="2020-12-31" table:style-name="DateCell">
            <text:p>2020-12-31</text:p>
          </table:table-cell>
          <table:table-cell office:value-type="float" office:value="892915.31">
            <text:p>892915.31</text:p>
          </table:table-cell>
        </table:table-row>
        <table:table-row>
          <table:table-cell office:value-type="string">
            <text:p>N.E.5.623.5.262.141.19.01</text:p>
          </table:table-cell>
          <table:table-cell office:value-type="string">
            <text:p>PAY</text:p>
          </table:table-cell>
          <table:table-cell office:value-type="date" office:date-value="2020-12-31" table:style-name="DateCell">
            <text:p>2020-12-31</text:p>
          </table:table-cell>
          <table:table-cell office:value-type="float" office:value="718619.58">
            <text:p>718619.58</text:p>
          </table:table-cell>
        </table:table-row>
        <table:table-row>
          <table:table-cell office:value-type="string">
            <text:p>N.F.5.721.4.262.141.09.01</text:p>
          </table:table-cell>
          <table:table-cell office:value-type="string">
            <text:p>PAY</text:p>
          </table:table-cell>
          <table:table-cell office:value-type="date" office:date-value="2020-12-31" table:style-name="DateCell">
            <text:p>2020-12-31</text:p>
          </table:table-cell>
          <table:table-cell office:value-type="float" office:value="107565642.33">
            <text:p>107565642.33</text:p>
          </table:table-cell>
        </table:table-row>
        <table:table-row>
          <table:table-cell office:value-type="string">
            <text:p>N.K.5.721.4.262.141.12.01</text:p>
          </table:table-cell>
          <table:table-cell office:value-type="string">
            <text:p>PAY</text:p>
          </table:table-cell>
          <table:table-cell office:value-type="date" office:date-value="2020-12-31" table:style-name="DateCell">
            <text:p>2020-12-31</text:p>
          </table:table-cell>
          <table:table-cell office:value-type="float" office:value="210161744.42">
            <text:p>210161744.42</text:p>
          </table:table-cell>
        </table:table-row>
        <table:table-row>
          <table:table-cell office:value-type="string">
            <text:p>N.F.5.722.2.262.141.08.01</text:p>
          </table:table-cell>
          <table:table-cell office:value-type="string">
            <text:p>PAY</text:p>
          </table:table-cell>
          <table:table-cell office:value-type="date" office:date-value="2020-12-31" table:style-name="DateCell">
            <text:p>2020-12-31</text:p>
          </table:table-cell>
          <table:table-cell office:value-type="float" office:value="271507997.64">
            <text:p>271507997.64</text:p>
          </table:table-cell>
        </table:table-row>
        <table:table-row>
          <table:table-cell office:value-type="string">
            <text:p>N.K.5.722.2.262.141.10.01</text:p>
          </table:table-cell>
          <table:table-cell office:value-type="string">
            <text:p>PAY</text:p>
          </table:table-cell>
          <table:table-cell office:value-type="date" office:date-value="2020-12-31" table:style-name="DateCell">
            <text:p>2020-12-31</text:p>
          </table:table-cell>
          <table:table-cell office:value-type="float" office:value="924446.25">
            <text:p>924446.25</text:p>
          </table:table-cell>
        </table:table-row>
        <table:table-row>
          <table:table-cell office:value-type="string">
            <text:p>N.K.5.722.2.262.141.11.02</text:p>
          </table:table-cell>
          <table:table-cell office:value-type="string">
            <text:p>PAY</text:p>
          </table:table-cell>
          <table:table-cell office:value-type="date" office:date-value="2020-12-31" table:style-name="DateCell">
            <text:p>2020-12-31</text:p>
          </table:table-cell>
          <table:table-cell office:value-type="float" office:value="289952578.48">
            <text:p>289952578.48</text:p>
          </table:table-cell>
        </table:table-row>
        <table:table-row>
          <table:table-cell office:value-type="string">
            <text:p>N.K.5.722.1.262.141.15.01</text:p>
          </table:table-cell>
          <table:table-cell office:value-type="string">
            <text:p>PAY</text:p>
          </table:table-cell>
          <table:table-cell office:value-type="date" office:date-value="2020-12-31" table:style-name="DateCell">
            <text:p>2020-12-31</text:p>
          </table:table-cell>
          <table:table-cell office:value-type="float" office:value="7857716.96">
            <text:p>7857716.96</text:p>
          </table:table-cell>
        </table:table-row>
        <table:table-row>
          <table:table-cell office:value-type="string">
            <text:p>N.F.5.722.1.262.141.16.01</text:p>
          </table:table-cell>
          <table:table-cell office:value-type="string">
            <text:p>PAY</text:p>
          </table:table-cell>
          <table:table-cell office:value-type="date" office:date-value="2020-12-31" table:style-name="DateCell">
            <text:p>2020-12-31</text:p>
          </table:table-cell>
          <table:table-cell office:value-type="float" office:value="409647.60">
            <text:p>409647.60</text:p>
          </table:table-cell>
        </table:table-row>
        <table:table-row>
          <table:table-cell office:value-type="string">
            <text:p>N.K.5.731.9.262.141.10.01</text:p>
          </table:table-cell>
          <table:table-cell office:value-type="string">
            <text:p>PAY</text:p>
          </table:table-cell>
          <table:table-cell office:value-type="date" office:date-value="2020-12-31" table:style-name="DateCell">
            <text:p>2020-12-31</text:p>
          </table:table-cell>
          <table:table-cell office:value-type="float" office:value="11469021.63">
            <text:p>11469021.63</text:p>
          </table:table-cell>
        </table:table-row>
        <table:table-row>
          <table:table-cell office:value-type="string">
            <text:p>N.K.5.731.1.262.141.11.01</text:p>
          </table:table-cell>
          <table:table-cell office:value-type="string">
            <text:p>PAY</text:p>
          </table:table-cell>
          <table:table-cell office:value-type="date" office:date-value="2020-12-31" table:style-name="DateCell">
            <text:p>2020-12-31</text:p>
          </table:table-cell>
          <table:table-cell office:value-type="float" office:value="1061135.04">
            <text:p>1061135.04</text:p>
          </table:table-cell>
        </table:table-row>
        <table:table-row>
          <table:table-cell office:value-type="string">
            <text:p>N.K.5.731.9.262.141.12.01</text:p>
          </table:table-cell>
          <table:table-cell office:value-type="string">
            <text:p>PAY</text:p>
          </table:table-cell>
          <table:table-cell office:value-type="date" office:date-value="2020-12-31" table:style-name="DateCell">
            <text:p>2020-12-31</text:p>
          </table:table-cell>
          <table:table-cell office:value-type="float" office:value="3517360.00">
            <text:p>3517360.00</text:p>
          </table:table-cell>
        </table:table-row>
        <table:table-row>
          <table:table-cell office:value-type="string">
            <text:p>N.K.5.731.1.262.141.14.01</text:p>
          </table:table-cell>
          <table:table-cell office:value-type="string">
            <text:p>PAY</text:p>
          </table:table-cell>
          <table:table-cell office:value-type="date" office:date-value="2020-12-31" table:style-name="DateCell">
            <text:p>2020-12-31</text:p>
          </table:table-cell>
          <table:table-cell office:value-type="float" office:value="7785416.25">
            <text:p>7785416.25</text:p>
          </table:table-cell>
        </table:table-row>
        <table:table-row>
          <table:table-cell office:value-type="string">
            <text:p>N.K.5.731.1.262.141.14.04</text:p>
          </table:table-cell>
          <table:table-cell office:value-type="string">
            <text:p>PAY</text:p>
          </table:table-cell>
          <table:table-cell office:value-type="date" office:date-value="2020-12-31" table:style-name="DateCell">
            <text:p>2020-12-31</text:p>
          </table:table-cell>
          <table:table-cell office:value-type="float" office:value="5766975.00">
            <text:p>5766975.00</text:p>
          </table:table-cell>
        </table:table-row>
        <table:table-row>
          <table:table-cell office:value-type="string">
            <text:p>N.K.5.752.2.262.141.10.02</text:p>
          </table:table-cell>
          <table:table-cell office:value-type="string">
            <text:p>PAY</text:p>
          </table:table-cell>
          <table:table-cell office:value-type="date" office:date-value="2020-12-31" table:style-name="DateCell">
            <text:p>2020-12-31</text:p>
          </table:table-cell>
          <table:table-cell office:value-type="float" office:value="88631051.72">
            <text:p>88631051.72</text:p>
          </table:table-cell>
        </table:table-row>
        <table:table-row>
          <table:table-cell office:value-type="string">
            <text:p>N.F.5.762.1.262.141.08.01</text:p>
          </table:table-cell>
          <table:table-cell office:value-type="string">
            <text:p>PAY</text:p>
          </table:table-cell>
          <table:table-cell office:value-type="date" office:date-value="2020-12-31" table:style-name="DateCell">
            <text:p>2020-12-31</text:p>
          </table:table-cell>
          <table:table-cell office:value-type="float" office:value="776730193.18">
            <text:p>776730193.18</text:p>
          </table:table-cell>
        </table:table-row>
        <table:table-row>
          <table:table-cell office:value-type="string">
            <text:p>N.K.5.762.1.262.141.10.01</text:p>
          </table:table-cell>
          <table:table-cell office:value-type="string">
            <text:p>PAY</text:p>
          </table:table-cell>
          <table:table-cell office:value-type="date" office:date-value="2020-12-31" table:style-name="DateCell">
            <text:p>2020-12-31</text:p>
          </table:table-cell>
          <table:table-cell office:value-type="float" office:value="10921552.89">
            <text:p>10921552.89</text:p>
          </table:table-cell>
        </table:table-row>
        <table:table-row>
          <table:table-cell office:value-type="string">
            <text:p>N.K.5.762.1.262.141.10.03</text:p>
          </table:table-cell>
          <table:table-cell office:value-type="string">
            <text:p>PAY</text:p>
          </table:table-cell>
          <table:table-cell office:value-type="date" office:date-value="2020-12-31" table:style-name="DateCell">
            <text:p>2020-12-31</text:p>
          </table:table-cell>
          <table:table-cell office:value-type="float" office:value="77254218.32">
            <text:p>77254218.32</text:p>
          </table:table-cell>
        </table:table-row>
        <table:table-row>
          <table:table-cell office:value-type="string">
            <text:p>S.E.5.623.6.262.141.19.03</text:p>
          </table:table-cell>
          <table:table-cell office:value-type="string">
            <text:p>PAY</text:p>
          </table:table-cell>
          <table:table-cell office:value-type="date" office:date-value="2020-12-31" table:style-name="DateCell">
            <text:p>2020-12-31</text:p>
          </table:table-cell>
          <table:table-cell office:value-type="float" office:value="2203617.01">
            <text:p>2203617.01</text:p>
          </table:table-cell>
        </table:table-row>
        <table:table-row>
          <table:table-cell office:value-type="string">
            <text:p>S.F.5.631.2.262.141.06.01</text:p>
          </table:table-cell>
          <table:table-cell office:value-type="string">
            <text:p>PAY</text:p>
          </table:table-cell>
          <table:table-cell office:value-type="date" office:date-value="2020-12-31" table:style-name="DateCell">
            <text:p>2020-12-31</text:p>
          </table:table-cell>
          <table:table-cell office:value-type="float" office:value="273870301.36">
            <text:p>273870301.36</text:p>
          </table:table-cell>
        </table:table-row>
        <table:table-row>
          <table:table-cell office:value-type="string">
            <text:p>S.F.5.631.6.262.141.06.03</text:p>
          </table:table-cell>
          <table:table-cell office:value-type="string">
            <text:p>PAY</text:p>
          </table:table-cell>
          <table:table-cell office:value-type="date" office:date-value="2020-12-31" table:style-name="DateCell">
            <text:p>2020-12-31</text:p>
          </table:table-cell>
          <table:table-cell office:value-type="float" office:value="55468355.35">
            <text:p>55468355.35</text:p>
          </table:table-cell>
        </table:table-row>
        <table:table-row>
          <table:table-cell office:value-type="string">
            <text:p>N.F.5.631.6.262.141.07.01</text:p>
          </table:table-cell>
          <table:table-cell office:value-type="string">
            <text:p>PAY</text:p>
          </table:table-cell>
          <table:table-cell office:value-type="date" office:date-value="2020-12-31" table:style-name="DateCell">
            <text:p>2020-12-31</text:p>
          </table:table-cell>
          <table:table-cell office:value-type="float" office:value="12781083.02">
            <text:p>12781083.02</text:p>
          </table:table-cell>
        </table:table-row>
        <table:table-row>
          <table:table-cell office:value-type="string">
            <text:p>N.K.5.631.6.262.141.10.02</text:p>
          </table:table-cell>
          <table:table-cell office:value-type="string">
            <text:p>PAY</text:p>
          </table:table-cell>
          <table:table-cell office:value-type="date" office:date-value="2020-12-31" table:style-name="DateCell">
            <text:p>2020-12-31</text:p>
          </table:table-cell>
          <table:table-cell office:value-type="float" office:value="46234481.63">
            <text:p>46234481.63</text:p>
          </table:table-cell>
        </table:table-row>
        <table:table-row>
          <table:table-cell office:value-type="string">
            <text:p>N.K.5.631.6.262.141.10.01</text:p>
          </table:table-cell>
          <table:table-cell office:value-type="string">
            <text:p>PAY</text:p>
          </table:table-cell>
          <table:table-cell office:value-type="date" office:date-value="2020-12-31" table:style-name="DateCell">
            <text:p>2020-12-31</text:p>
          </table:table-cell>
          <table:table-cell office:value-type="float" office:value="85746851.01">
            <text:p>85746851.01</text:p>
          </table:table-cell>
        </table:table-row>
        <table:table-row>
          <table:table-cell office:value-type="string">
            <text:p>N.K.5.631.6.262.141.10.03</text:p>
          </table:table-cell>
          <table:table-cell office:value-type="string">
            <text:p>PAY</text:p>
          </table:table-cell>
          <table:table-cell office:value-type="date" office:date-value="2020-12-31" table:style-name="DateCell">
            <text:p>2020-12-31</text:p>
          </table:table-cell>
          <table:table-cell office:value-type="float" office:value="226006413.64">
            <text:p>226006413.64</text:p>
          </table:table-cell>
        </table:table-row>
        <table:table-row>
          <table:table-cell office:value-type="string">
            <text:p>N.K.5.631.1.262.141.12.01</text:p>
          </table:table-cell>
          <table:table-cell office:value-type="string">
            <text:p>PAY</text:p>
          </table:table-cell>
          <table:table-cell office:value-type="date" office:date-value="2020-12-31" table:style-name="DateCell">
            <text:p>2020-12-31</text:p>
          </table:table-cell>
          <table:table-cell office:value-type="float" office:value="6202263.42">
            <text:p>6202263.42</text:p>
          </table:table-cell>
        </table:table-row>
        <table:table-row>
          <table:table-cell office:value-type="string">
            <text:p>N.K.5.631.6.262.141.11.01</text:p>
          </table:table-cell>
          <table:table-cell office:value-type="string">
            <text:p>PAY</text:p>
          </table:table-cell>
          <table:table-cell office:value-type="date" office:date-value="2020-12-31" table:style-name="DateCell">
            <text:p>2020-12-31</text:p>
          </table:table-cell>
          <table:table-cell office:value-type="float" office:value="9760105.16">
            <text:p>9760105.16</text:p>
          </table:table-cell>
        </table:table-row>
        <table:table-row>
          <table:table-cell office:value-type="string">
            <text:p>N.K.5.631.2.262.141.11.01</text:p>
          </table:table-cell>
          <table:table-cell office:value-type="string">
            <text:p>PAY</text:p>
          </table:table-cell>
          <table:table-cell office:value-type="date" office:date-value="2020-12-31" table:style-name="DateCell">
            <text:p>2020-12-31</text:p>
          </table:table-cell>
          <table:table-cell office:value-type="float" office:value="509402561.47">
            <text:p>509402561.47</text:p>
          </table:table-cell>
        </table:table-row>
        <table:table-row>
          <table:table-cell office:value-type="string">
            <text:p>N.K.5.631.2.262.141.14.01</text:p>
          </table:table-cell>
          <table:table-cell office:value-type="string">
            <text:p>PAY</text:p>
          </table:table-cell>
          <table:table-cell office:value-type="date" office:date-value="2020-12-31" table:style-name="DateCell">
            <text:p>2020-12-31</text:p>
          </table:table-cell>
          <table:table-cell office:value-type="float" office:value="132211101.16">
            <text:p>132211101.16</text:p>
          </table:table-cell>
        </table:table-row>
        <table:table-row>
          <table:table-cell office:value-type="string">
            <text:p>N.K.5.631.2.262.141.12.01</text:p>
          </table:table-cell>
          <table:table-cell office:value-type="string">
            <text:p>PAY</text:p>
          </table:table-cell>
          <table:table-cell office:value-type="date" office:date-value="2020-12-31" table:style-name="DateCell">
            <text:p>2020-12-31</text:p>
          </table:table-cell>
          <table:table-cell office:value-type="float" office:value="117358254.05">
            <text:p>117358254.05</text:p>
          </table:table-cell>
        </table:table-row>
        <table:table-row>
          <table:table-cell office:value-type="string">
            <text:p>N.K.5.631.6.262.141.14.01</text:p>
          </table:table-cell>
          <table:table-cell office:value-type="string">
            <text:p>PAY</text:p>
          </table:table-cell>
          <table:table-cell office:value-type="date" office:date-value="2020-12-31" table:style-name="DateCell">
            <text:p>2020-12-31</text:p>
          </table:table-cell>
          <table:table-cell office:value-type="float" office:value="25764309.18">
            <text:p>25764309.18</text:p>
          </table:table-cell>
        </table:table-row>
        <table:table-row>
          <table:table-cell office:value-type="string">
            <text:p>N.K.5.631.2.262.141.14.02</text:p>
          </table:table-cell>
          <table:table-cell office:value-type="string">
            <text:p>PAY</text:p>
          </table:table-cell>
          <table:table-cell office:value-type="date" office:date-value="2020-12-31" table:style-name="DateCell">
            <text:p>2020-12-31</text:p>
          </table:table-cell>
          <table:table-cell office:value-type="float" office:value="503571634.24">
            <text:p>503571634.24</text:p>
          </table:table-cell>
        </table:table-row>
        <table:table-row>
          <table:table-cell office:value-type="string">
            <text:p>N.K.5.631.2.262.141.14.03</text:p>
          </table:table-cell>
          <table:table-cell office:value-type="string">
            <text:p>PAY</text:p>
          </table:table-cell>
          <table:table-cell office:value-type="date" office:date-value="2020-12-31" table:style-name="DateCell">
            <text:p>2020-12-31</text:p>
          </table:table-cell>
          <table:table-cell office:value-type="float" office:value="8050933.37">
            <text:p>8050933.37</text:p>
          </table:table-cell>
        </table:table-row>
        <table:table-row>
          <table:table-cell office:value-type="string">
            <text:p>N.E.5.631.6.262.141.19.02</text:p>
          </table:table-cell>
          <table:table-cell office:value-type="string">
            <text:p>PAY</text:p>
          </table:table-cell>
          <table:table-cell office:value-type="date" office:date-value="2020-12-31" table:style-name="DateCell">
            <text:p>2020-12-31</text:p>
          </table:table-cell>
          <table:table-cell office:value-type="float" office:value="313624.50">
            <text:p>313624.50</text:p>
          </table:table-cell>
        </table:table-row>
        <table:table-row>
          <table:table-cell office:value-type="string">
            <text:p>N.F.5.722.2.262.141.08.02</text:p>
          </table:table-cell>
          <table:table-cell office:value-type="string">
            <text:p>PAY</text:p>
          </table:table-cell>
          <table:table-cell office:value-type="date" office:date-value="2020-12-31" table:style-name="DateCell">
            <text:p>2020-12-31</text:p>
          </table:table-cell>
          <table:table-cell office:value-type="float" office:value="48824021.59">
            <text:p>48824021.59</text:p>
          </table:table-cell>
        </table:table-row>
        <table:table-row>
          <table:table-cell office:value-type="string">
            <text:p>N.F.5.722.2.262.141.09.01</text:p>
          </table:table-cell>
          <table:table-cell office:value-type="string">
            <text:p>PAY</text:p>
          </table:table-cell>
          <table:table-cell office:value-type="date" office:date-value="2020-12-31" table:style-name="DateCell">
            <text:p>2020-12-31</text:p>
          </table:table-cell>
          <table:table-cell office:value-type="float" office:value="66588984.91">
            <text:p>66588984.91</text:p>
          </table:table-cell>
        </table:table-row>
        <table:table-row>
          <table:table-cell office:value-type="string">
            <text:p>N.K.5.722.2.262.141.11.03</text:p>
          </table:table-cell>
          <table:table-cell office:value-type="string">
            <text:p>PAY</text:p>
          </table:table-cell>
          <table:table-cell office:value-type="date" office:date-value="2020-12-31" table:style-name="DateCell">
            <text:p>2020-12-31</text:p>
          </table:table-cell>
          <table:table-cell office:value-type="float" office:value="61326747.15">
            <text:p>61326747.15</text:p>
          </table:table-cell>
        </table:table-row>
        <table:table-row>
          <table:table-cell office:value-type="string">
            <text:p>N.K.5.172.3.262.141.12.01</text:p>
          </table:table-cell>
          <table:table-cell office:value-type="string">
            <text:p>PAY</text:p>
          </table:table-cell>
          <table:table-cell office:value-type="date" office:date-value="2020-12-31" table:style-name="DateCell">
            <text:p>2020-12-31</text:p>
          </table:table-cell>
          <table:table-cell office:value-type="float" office:value="1272946.76">
            <text:p>1272946.76</text:p>
          </table:table-cell>
        </table:table-row>
        <table:table-row>
          <table:table-cell office:value-type="string">
            <text:p>S.F.5.742.8.262.141.06.03</text:p>
          </table:table-cell>
          <table:table-cell office:value-type="string">
            <text:p>PAY</text:p>
          </table:table-cell>
          <table:table-cell office:value-type="date" office:date-value="2020-12-31" table:style-name="DateCell">
            <text:p>2020-12-31</text:p>
          </table:table-cell>
          <table:table-cell office:value-type="float" office:value="307139881.84">
            <text:p>307139881.84</text:p>
          </table:table-cell>
        </table:table-row>
        <table:table-row>
          <table:table-cell office:value-type="string">
            <text:p>S.F.5.742.2.262.141.07.01</text:p>
          </table:table-cell>
          <table:table-cell office:value-type="string">
            <text:p>PAY</text:p>
          </table:table-cell>
          <table:table-cell office:value-type="date" office:date-value="2020-12-31" table:style-name="DateCell">
            <text:p>2020-12-31</text:p>
          </table:table-cell>
          <table:table-cell office:value-type="float" office:value="155952947.35">
            <text:p>155952947.35</text:p>
          </table:table-cell>
        </table:table-row>
        <table:table-row>
          <table:table-cell office:value-type="string">
            <text:p>N.F.5.741.8.262.141.06.03</text:p>
          </table:table-cell>
          <table:table-cell office:value-type="string">
            <text:p>PAY</text:p>
          </table:table-cell>
          <table:table-cell office:value-type="date" office:date-value="2020-12-31" table:style-name="DateCell">
            <text:p>2020-12-31</text:p>
          </table:table-cell>
          <table:table-cell office:value-type="float" office:value="20322133.38">
            <text:p>20322133.38</text:p>
          </table:table-cell>
        </table:table-row>
        <table:table-row>
          <table:table-cell office:value-type="string">
            <text:p>N.K.5.741.1.262.141.10.02</text:p>
          </table:table-cell>
          <table:table-cell office:value-type="string">
            <text:p>PAY</text:p>
          </table:table-cell>
          <table:table-cell office:value-type="date" office:date-value="2020-12-31" table:style-name="DateCell">
            <text:p>2020-12-31</text:p>
          </table:table-cell>
          <table:table-cell office:value-type="float" office:value="22494645.44">
            <text:p>22494645.44</text:p>
          </table:table-cell>
        </table:table-row>
        <table:table-row>
          <table:table-cell office:value-type="string">
            <text:p>N.K.5.741.2.262.141.12.01</text:p>
          </table:table-cell>
          <table:table-cell office:value-type="string">
            <text:p>PAY</text:p>
          </table:table-cell>
          <table:table-cell office:value-type="date" office:date-value="2020-12-31" table:style-name="DateCell">
            <text:p>2020-12-31</text:p>
          </table:table-cell>
          <table:table-cell office:value-type="float" office:value="1345845.12">
            <text:p>1345845.12</text:p>
          </table:table-cell>
        </table:table-row>
        <table:table-row>
          <table:table-cell office:value-type="string">
            <text:p>N.K.5.741.2.262.141.12.02</text:p>
          </table:table-cell>
          <table:table-cell office:value-type="string">
            <text:p>PAY</text:p>
          </table:table-cell>
          <table:table-cell office:value-type="date" office:date-value="2020-12-31" table:style-name="DateCell">
            <text:p>2020-12-31</text:p>
          </table:table-cell>
          <table:table-cell office:value-type="float" office:value="2396191.08">
            <text:p>2396191.08</text:p>
          </table:table-cell>
        </table:table-row>
        <table:table-row>
          <table:table-cell office:value-type="string">
            <text:p>N.K.5.741.2.262.141.12.03</text:p>
          </table:table-cell>
          <table:table-cell office:value-type="string">
            <text:p>PAY</text:p>
          </table:table-cell>
          <table:table-cell office:value-type="date" office:date-value="2020-12-31" table:style-name="DateCell">
            <text:p>2020-12-31</text:p>
          </table:table-cell>
          <table:table-cell office:value-type="float" office:value="2891696.64">
            <text:p>2891696.64</text:p>
          </table:table-cell>
        </table:table-row>
        <table:table-row>
          <table:table-cell office:value-type="string">
            <text:p>N.K.5.741.1.262.141.13.01</text:p>
          </table:table-cell>
          <table:table-cell office:value-type="string">
            <text:p>PAY</text:p>
          </table:table-cell>
          <table:table-cell office:value-type="date" office:date-value="2020-12-31" table:style-name="DateCell">
            <text:p>2020-12-31</text:p>
          </table:table-cell>
          <table:table-cell office:value-type="float" office:value="410143.50">
            <text:p>410143.50</text:p>
          </table:table-cell>
        </table:table-row>
        <table:table-row>
          <table:table-cell office:value-type="string">
            <text:p>N.K.5.741.2.262.141.12.04</text:p>
          </table:table-cell>
          <table:table-cell office:value-type="string">
            <text:p>PAY</text:p>
          </table:table-cell>
          <table:table-cell office:value-type="date" office:date-value="2020-12-31" table:style-name="DateCell">
            <text:p>2020-12-31</text:p>
          </table:table-cell>
          <table:table-cell office:value-type="float" office:value="17235289.77">
            <text:p>17235289.77</text:p>
          </table:table-cell>
        </table:table-row>
        <table:table-row>
          <table:table-cell office:value-type="string">
            <text:p>N.F.5.742.2.262.141.06.01</text:p>
          </table:table-cell>
          <table:table-cell office:value-type="string">
            <text:p>PAY</text:p>
          </table:table-cell>
          <table:table-cell office:value-type="date" office:date-value="2020-12-31" table:style-name="DateCell">
            <text:p>2020-12-31</text:p>
          </table:table-cell>
          <table:table-cell office:value-type="float" office:value="166482274.59">
            <text:p>166482274.59</text:p>
          </table:table-cell>
        </table:table-row>
        <table:table-row>
          <table:table-cell office:value-type="string">
            <text:p>N.K.5.742.2.262.141.10.03</text:p>
          </table:table-cell>
          <table:table-cell office:value-type="string">
            <text:p>PAY</text:p>
          </table:table-cell>
          <table:table-cell office:value-type="date" office:date-value="2020-12-31" table:style-name="DateCell">
            <text:p>2020-12-31</text:p>
          </table:table-cell>
          <table:table-cell office:value-type="float" office:value="2431523.00">
            <text:p>2431523.00</text:p>
          </table:table-cell>
        </table:table-row>
        <table:table-row>
          <table:table-cell office:value-type="string">
            <text:p>N.K.5.742.2.262.141.10.04</text:p>
          </table:table-cell>
          <table:table-cell office:value-type="string">
            <text:p>PAY</text:p>
          </table:table-cell>
          <table:table-cell office:value-type="date" office:date-value="2020-12-31" table:style-name="DateCell">
            <text:p>2020-12-31</text:p>
          </table:table-cell>
          <table:table-cell office:value-type="float" office:value="1937523.00">
            <text:p>1937523.00</text:p>
          </table:table-cell>
        </table:table-row>
        <table:table-row>
          <table:table-cell office:value-type="string">
            <text:p>N.K.5.742.2.262.141.10.06</text:p>
          </table:table-cell>
          <table:table-cell office:value-type="string">
            <text:p>PAY</text:p>
          </table:table-cell>
          <table:table-cell office:value-type="date" office:date-value="2020-12-31" table:style-name="DateCell">
            <text:p>2020-12-31</text:p>
          </table:table-cell>
          <table:table-cell office:value-type="float" office:value="21659300.33">
            <text:p>21659300.33</text:p>
          </table:table-cell>
        </table:table-row>
        <table:table-row>
          <table:table-cell office:value-type="string">
            <text:p>N.K.5.742.2.262.141.10.08</text:p>
          </table:table-cell>
          <table:table-cell office:value-type="string">
            <text:p>PAY</text:p>
          </table:table-cell>
          <table:table-cell office:value-type="date" office:date-value="2020-12-31" table:style-name="DateCell">
            <text:p>2020-12-31</text:p>
          </table:table-cell>
          <table:table-cell office:value-type="float" office:value="6129725.94">
            <text:p>6129725.94</text:p>
          </table:table-cell>
        </table:table-row>
        <table:table-row>
          <table:table-cell office:value-type="string">
            <text:p>N.K.5.742.2.262.141.11.02</text:p>
          </table:table-cell>
          <table:table-cell office:value-type="string">
            <text:p>PAY</text:p>
          </table:table-cell>
          <table:table-cell office:value-type="date" office:date-value="2020-12-31" table:style-name="DateCell">
            <text:p>2020-12-31</text:p>
          </table:table-cell>
          <table:table-cell office:value-type="float" office:value="52612053.31">
            <text:p>52612053.31</text:p>
          </table:table-cell>
        </table:table-row>
        <table:table-row>
          <table:table-cell office:value-type="string">
            <text:p>N.K.5.742.2.262.141.11.03</text:p>
          </table:table-cell>
          <table:table-cell office:value-type="string">
            <text:p>PAY</text:p>
          </table:table-cell>
          <table:table-cell office:value-type="date" office:date-value="2020-12-31" table:style-name="DateCell">
            <text:p>2020-12-31</text:p>
          </table:table-cell>
          <table:table-cell office:value-type="float" office:value="7687431.60">
            <text:p>7687431.60</text:p>
          </table:table-cell>
        </table:table-row>
        <table:table-row>
          <table:table-cell office:value-type="string">
            <text:p>N.K.5.742.2.262.141.11.04</text:p>
          </table:table-cell>
          <table:table-cell office:value-type="string">
            <text:p>PAY</text:p>
          </table:table-cell>
          <table:table-cell office:value-type="date" office:date-value="2020-12-31" table:style-name="DateCell">
            <text:p>2020-12-31</text:p>
          </table:table-cell>
          <table:table-cell office:value-type="float" office:value="7531071.14">
            <text:p>7531071.14</text:p>
          </table:table-cell>
        </table:table-row>
        <table:table-row>
          <table:table-cell office:value-type="string">
            <text:p>N.K.5.742.1.262.141.12.01</text:p>
          </table:table-cell>
          <table:table-cell office:value-type="string">
            <text:p>PAY</text:p>
          </table:table-cell>
          <table:table-cell office:value-type="date" office:date-value="2020-12-31" table:style-name="DateCell">
            <text:p>2020-12-31</text:p>
          </table:table-cell>
          <table:table-cell office:value-type="float" office:value="130165.20">
            <text:p>130165.20</text:p>
          </table:table-cell>
        </table:table-row>
        <table:table-row>
          <table:table-cell office:value-type="string">
            <text:p>N.K.5.742.1.262.141.12.02</text:p>
          </table:table-cell>
          <table:table-cell office:value-type="string">
            <text:p>PAY</text:p>
          </table:table-cell>
          <table:table-cell office:value-type="date" office:date-value="2020-12-31" table:style-name="DateCell">
            <text:p>2020-12-31</text:p>
          </table:table-cell>
          <table:table-cell office:value-type="float" office:value="4462008.02">
            <text:p>4462008.02</text:p>
          </table:table-cell>
        </table:table-row>
        <table:table-row>
          <table:table-cell office:value-type="string">
            <text:p>N.K.5.742.1.262.141.12.03</text:p>
          </table:table-cell>
          <table:table-cell office:value-type="string">
            <text:p>PAY</text:p>
          </table:table-cell>
          <table:table-cell office:value-type="date" office:date-value="2020-12-31" table:style-name="DateCell">
            <text:p>2020-12-31</text:p>
          </table:table-cell>
          <table:table-cell office:value-type="float" office:value="17454394.45">
            <text:p>17454394.45</text:p>
          </table:table-cell>
        </table:table-row>
        <table:table-row>
          <table:table-cell office:value-type="string">
            <text:p>N.K.5.742.1.262.141.12.06</text:p>
          </table:table-cell>
          <table:table-cell office:value-type="string">
            <text:p>PAY</text:p>
          </table:table-cell>
          <table:table-cell office:value-type="date" office:date-value="2020-12-31" table:style-name="DateCell">
            <text:p>2020-12-31</text:p>
          </table:table-cell>
          <table:table-cell office:value-type="float" office:value="2157000.00">
            <text:p>2157000.00</text:p>
          </table:table-cell>
        </table:table-row>
        <table:table-row>
          <table:table-cell office:value-type="string">
            <text:p>N.K.5.742.2.262.141.14.02</text:p>
          </table:table-cell>
          <table:table-cell office:value-type="string">
            <text:p>PAY</text:p>
          </table:table-cell>
          <table:table-cell office:value-type="date" office:date-value="2020-12-31" table:style-name="DateCell">
            <text:p>2020-12-31</text:p>
          </table:table-cell>
          <table:table-cell office:value-type="float" office:value="80066203.67">
            <text:p>80066203.67</text:p>
          </table:table-cell>
        </table:table-row>
        <table:table-row>
          <table:table-cell office:value-type="string">
            <text:p>N.K.5.742.2.262.141.13.01</text:p>
          </table:table-cell>
          <table:table-cell office:value-type="string">
            <text:p>PAY</text:p>
          </table:table-cell>
          <table:table-cell office:value-type="date" office:date-value="2020-12-31" table:style-name="DateCell">
            <text:p>2020-12-31</text:p>
          </table:table-cell>
          <table:table-cell office:value-type="float" office:value="3803099.52">
            <text:p>3803099.52</text:p>
          </table:table-cell>
        </table:table-row>
        <table:table-row>
          <table:table-cell office:value-type="string">
            <text:p>N.K.5.742.2.262.141.14.04</text:p>
          </table:table-cell>
          <table:table-cell office:value-type="string">
            <text:p>PAY</text:p>
          </table:table-cell>
          <table:table-cell office:value-type="date" office:date-value="2020-12-31" table:style-name="DateCell">
            <text:p>2020-12-31</text:p>
          </table:table-cell>
          <table:table-cell office:value-type="float" office:value="127002640.62">
            <text:p>127002640.62</text:p>
          </table:table-cell>
        </table:table-row>
        <table:table-row>
          <table:table-cell office:value-type="string">
            <text:p>N.K.5.742.2.262.141.12.02</text:p>
          </table:table-cell>
          <table:table-cell office:value-type="string">
            <text:p>PAY</text:p>
          </table:table-cell>
          <table:table-cell office:value-type="date" office:date-value="2020-12-31" table:style-name="DateCell">
            <text:p>2020-12-31</text:p>
          </table:table-cell>
          <table:table-cell office:value-type="float" office:value="333907.06">
            <text:p>333907.06</text:p>
          </table:table-cell>
        </table:table-row>
        <table:table-row>
          <table:table-cell office:value-type="string">
            <text:p>N.K.5.742.2.262.141.12.03</text:p>
          </table:table-cell>
          <table:table-cell office:value-type="string">
            <text:p>PAY</text:p>
          </table:table-cell>
          <table:table-cell office:value-type="date" office:date-value="2020-12-31" table:style-name="DateCell">
            <text:p>2020-12-31</text:p>
          </table:table-cell>
          <table:table-cell office:value-type="float" office:value="82274582.21">
            <text:p>82274582.21</text:p>
          </table:table-cell>
        </table:table-row>
        <table:table-row>
          <table:table-cell office:value-type="string">
            <text:p>N.K.5.742.2.262.141.14.11</text:p>
          </table:table-cell>
          <table:table-cell office:value-type="string">
            <text:p>PAY</text:p>
          </table:table-cell>
          <table:table-cell office:value-type="date" office:date-value="2020-12-31" table:style-name="DateCell">
            <text:p>2020-12-31</text:p>
          </table:table-cell>
          <table:table-cell office:value-type="float" office:value="56493552.57">
            <text:p>56493552.57</text:p>
          </table:table-cell>
        </table:table-row>
        <table:table-row>
          <table:table-cell office:value-type="string">
            <text:p>S.F.5.731.8.262.141.06.01</text:p>
          </table:table-cell>
          <table:table-cell office:value-type="string">
            <text:p>PAY</text:p>
          </table:table-cell>
          <table:table-cell office:value-type="date" office:date-value="2020-12-31" table:style-name="DateCell">
            <text:p>2020-12-31</text:p>
          </table:table-cell>
          <table:table-cell office:value-type="float" office:value="67748487.90">
            <text:p>67748487.90</text:p>
          </table:table-cell>
        </table:table-row>
        <table:table-row>
          <table:table-cell office:value-type="string">
            <text:p>S.F.5.731.1.262.141.07.02</text:p>
          </table:table-cell>
          <table:table-cell office:value-type="string">
            <text:p>PAY</text:p>
          </table:table-cell>
          <table:table-cell office:value-type="date" office:date-value="2020-12-31" table:style-name="DateCell">
            <text:p>2020-12-31</text:p>
          </table:table-cell>
          <table:table-cell office:value-type="float" office:value="745770168.17">
            <text:p>745770168.17</text:p>
          </table:table-cell>
        </table:table-row>
        <table:table-row>
          <table:table-cell office:value-type="string">
            <text:p>S.F.5.731.3.262.141.06.02</text:p>
          </table:table-cell>
          <table:table-cell office:value-type="string">
            <text:p>PAY</text:p>
          </table:table-cell>
          <table:table-cell office:value-type="date" office:date-value="2020-12-31" table:style-name="DateCell">
            <text:p>2020-12-31</text:p>
          </table:table-cell>
          <table:table-cell office:value-type="float" office:value="56819943.68">
            <text:p>56819943.68</text:p>
          </table:table-cell>
        </table:table-row>
        <table:table-row>
          <table:table-cell office:value-type="string">
            <text:p>S.F.5.733.2.262.141.06.01</text:p>
          </table:table-cell>
          <table:table-cell office:value-type="string">
            <text:p>PAY</text:p>
          </table:table-cell>
          <table:table-cell office:value-type="date" office:date-value="2020-12-31" table:style-name="DateCell">
            <text:p>2020-12-31</text:p>
          </table:table-cell>
          <table:table-cell office:value-type="float" office:value="3767255.44">
            <text:p>3767255.44</text:p>
          </table:table-cell>
        </table:table-row>
        <table:table-row>
          <table:table-cell office:value-type="string">
            <text:p>S.F.5.733.2.262.141.06.02</text:p>
          </table:table-cell>
          <table:table-cell office:value-type="string">
            <text:p>PAY</text:p>
          </table:table-cell>
          <table:table-cell office:value-type="date" office:date-value="2020-12-31" table:style-name="DateCell">
            <text:p>2020-12-31</text:p>
          </table:table-cell>
          <table:table-cell office:value-type="float" office:value="41154698.97">
            <text:p>41154698.97</text:p>
          </table:table-cell>
        </table:table-row>
        <table:table-row>
          <table:table-cell office:value-type="string">
            <text:p>S.F.5.733.5.262.141.06.01</text:p>
          </table:table-cell>
          <table:table-cell office:value-type="string">
            <text:p>PAY</text:p>
          </table:table-cell>
          <table:table-cell office:value-type="date" office:date-value="2020-12-31" table:style-name="DateCell">
            <text:p>2020-12-31</text:p>
          </table:table-cell>
          <table:table-cell office:value-type="float" office:value="80929243.20">
            <text:p>80929243.20</text:p>
          </table:table-cell>
        </table:table-row>
        <table:table-row>
          <table:table-cell office:value-type="string">
            <text:p>N.K.5.643.2.262.141.10.01</text:p>
          </table:table-cell>
          <table:table-cell office:value-type="string">
            <text:p>PAY</text:p>
          </table:table-cell>
          <table:table-cell office:value-type="date" office:date-value="2020-12-31" table:style-name="DateCell">
            <text:p>2020-12-31</text:p>
          </table:table-cell>
          <table:table-cell office:value-type="float" office:value="9011106.31">
            <text:p>9011106.31</text:p>
          </table:table-cell>
        </table:table-row>
        <table:table-row>
          <table:table-cell office:value-type="string">
            <text:p>N.F.5.731.1.262.141.06.01</text:p>
          </table:table-cell>
          <table:table-cell office:value-type="string">
            <text:p>PAY</text:p>
          </table:table-cell>
          <table:table-cell office:value-type="date" office:date-value="2020-12-31" table:style-name="DateCell">
            <text:p>2020-12-31</text:p>
          </table:table-cell>
          <table:table-cell office:value-type="float" office:value="1038211978.57">
            <text:p>1038211978.57</text:p>
          </table:table-cell>
        </table:table-row>
        <table:table-row>
          <table:table-cell office:value-type="string">
            <text:p>N.F.5.731.7.262.141.06.03</text:p>
          </table:table-cell>
          <table:table-cell office:value-type="string">
            <text:p>PAY</text:p>
          </table:table-cell>
          <table:table-cell office:value-type="date" office:date-value="2020-12-31" table:style-name="DateCell">
            <text:p>2020-12-31</text:p>
          </table:table-cell>
          <table:table-cell office:value-type="float" office:value="99967253.13">
            <text:p>99967253.13</text:p>
          </table:table-cell>
        </table:table-row>
        <table:table-row>
          <table:table-cell office:value-type="string">
            <text:p>N.F.5.731.7.262.141.07.01</text:p>
          </table:table-cell>
          <table:table-cell office:value-type="string">
            <text:p>PAY</text:p>
          </table:table-cell>
          <table:table-cell office:value-type="date" office:date-value="2020-12-31" table:style-name="DateCell">
            <text:p>2020-12-31</text:p>
          </table:table-cell>
          <table:table-cell office:value-type="float" office:value="19936800.00">
            <text:p>19936800.00</text:p>
          </table:table-cell>
        </table:table-row>
        <table:table-row>
          <table:table-cell office:value-type="string">
            <text:p>N.F.5.731.6.262.141.07.01</text:p>
          </table:table-cell>
          <table:table-cell office:value-type="string">
            <text:p>PAY</text:p>
          </table:table-cell>
          <table:table-cell office:value-type="date" office:date-value="2020-12-31" table:style-name="DateCell">
            <text:p>2020-12-31</text:p>
          </table:table-cell>
          <table:table-cell office:value-type="float" office:value="177158037.97">
            <text:p>177158037.97</text:p>
          </table:table-cell>
        </table:table-row>
        <table:table-row>
          <table:table-cell office:value-type="string">
            <text:p>N.F.5.731.6.262.141.08.01</text:p>
          </table:table-cell>
          <table:table-cell office:value-type="string">
            <text:p>PAY</text:p>
          </table:table-cell>
          <table:table-cell office:value-type="date" office:date-value="2020-12-31" table:style-name="DateCell">
            <text:p>2020-12-31</text:p>
          </table:table-cell>
          <table:table-cell office:value-type="float" office:value="58056309.53">
            <text:p>58056309.53</text:p>
          </table:table-cell>
        </table:table-row>
        <table:table-row>
          <table:table-cell office:value-type="string">
            <text:p>N.F.5.731.6.262.141.09.01</text:p>
          </table:table-cell>
          <table:table-cell office:value-type="string">
            <text:p>PAY</text:p>
          </table:table-cell>
          <table:table-cell office:value-type="date" office:date-value="2020-12-31" table:style-name="DateCell">
            <text:p>2020-12-31</text:p>
          </table:table-cell>
          <table:table-cell office:value-type="float" office:value="266139655.03">
            <text:p>266139655.03</text:p>
          </table:table-cell>
        </table:table-row>
        <table:table-row>
          <table:table-cell office:value-type="string">
            <text:p>N.F.5.731.1.262.141.09.01</text:p>
          </table:table-cell>
          <table:table-cell office:value-type="string">
            <text:p>PAY</text:p>
          </table:table-cell>
          <table:table-cell office:value-type="date" office:date-value="2020-12-31" table:style-name="DateCell">
            <text:p>2020-12-31</text:p>
          </table:table-cell>
          <table:table-cell office:value-type="float" office:value="163734457.31">
            <text:p>163734457.31</text:p>
          </table:table-cell>
        </table:table-row>
        <table:table-row>
          <table:table-cell office:value-type="string">
            <text:p>N.K.5.731.3.262.141.10.01</text:p>
          </table:table-cell>
          <table:table-cell office:value-type="string">
            <text:p>PAY</text:p>
          </table:table-cell>
          <table:table-cell office:value-type="date" office:date-value="2020-12-31" table:style-name="DateCell">
            <text:p>2020-12-31</text:p>
          </table:table-cell>
          <table:table-cell office:value-type="float" office:value="596837923.70">
            <text:p>596837923.70</text:p>
          </table:table-cell>
        </table:table-row>
        <table:table-row>
          <table:table-cell office:value-type="string">
            <text:p>N.K.5.731.3.262.141.10.03</text:p>
          </table:table-cell>
          <table:table-cell office:value-type="string">
            <text:p>PAY</text:p>
          </table:table-cell>
          <table:table-cell office:value-type="date" office:date-value="2020-12-31" table:style-name="DateCell">
            <text:p>2020-12-31</text:p>
          </table:table-cell>
          <table:table-cell office:value-type="float" office:value="192772884.20">
            <text:p>192772884.20</text:p>
          </table:table-cell>
        </table:table-row>
        <table:table-row>
          <table:table-cell office:value-type="string">
            <text:p>N.K.5.731.3.262.141.11.01</text:p>
          </table:table-cell>
          <table:table-cell office:value-type="string">
            <text:p>PAY</text:p>
          </table:table-cell>
          <table:table-cell office:value-type="date" office:date-value="2020-12-31" table:style-name="DateCell">
            <text:p>2020-12-31</text:p>
          </table:table-cell>
          <table:table-cell office:value-type="float" office:value="105853437.22">
            <text:p>105853437.22</text:p>
          </table:table-cell>
        </table:table-row>
        <table:table-row>
          <table:table-cell office:value-type="string">
            <text:p>N.K.5.731.3.262.141.11.02</text:p>
          </table:table-cell>
          <table:table-cell office:value-type="string">
            <text:p>PAY</text:p>
          </table:table-cell>
          <table:table-cell office:value-type="date" office:date-value="2020-12-31" table:style-name="DateCell">
            <text:p>2020-12-31</text:p>
          </table:table-cell>
          <table:table-cell office:value-type="float" office:value="58094983.07">
            <text:p>58094983.07</text:p>
          </table:table-cell>
        </table:table-row>
        <table:table-row>
          <table:table-cell office:value-type="string">
            <text:p>N.K.5.731.6.262.141.11.01</text:p>
          </table:table-cell>
          <table:table-cell office:value-type="string">
            <text:p>PAY</text:p>
          </table:table-cell>
          <table:table-cell office:value-type="date" office:date-value="2020-12-31" table:style-name="DateCell">
            <text:p>2020-12-31</text:p>
          </table:table-cell>
          <table:table-cell office:value-type="float" office:value="182869541.93">
            <text:p>182869541.93</text:p>
          </table:table-cell>
        </table:table-row>
        <table:table-row>
          <table:table-cell office:value-type="string">
            <text:p>N.K.5.731.6.262.141.12.01</text:p>
          </table:table-cell>
          <table:table-cell office:value-type="string">
            <text:p>PAY</text:p>
          </table:table-cell>
          <table:table-cell office:value-type="date" office:date-value="2020-12-31" table:style-name="DateCell">
            <text:p>2020-12-31</text:p>
          </table:table-cell>
          <table:table-cell office:value-type="float" office:value="119289730.23">
            <text:p>119289730.23</text:p>
          </table:table-cell>
        </table:table-row>
        <table:table-row>
          <table:table-cell office:value-type="string">
            <text:p>N.K.5.731.9.262.141.12.02</text:p>
          </table:table-cell>
          <table:table-cell office:value-type="string">
            <text:p>PAY</text:p>
          </table:table-cell>
          <table:table-cell office:value-type="date" office:date-value="2020-12-31" table:style-name="DateCell">
            <text:p>2020-12-31</text:p>
          </table:table-cell>
          <table:table-cell office:value-type="float" office:value="4935245.29">
            <text:p>4935245.29</text:p>
          </table:table-cell>
        </table:table-row>
        <table:table-row>
          <table:table-cell office:value-type="string">
            <text:p>N.K.5.731.3.262.141.12.01</text:p>
          </table:table-cell>
          <table:table-cell office:value-type="string">
            <text:p>PAY</text:p>
          </table:table-cell>
          <table:table-cell office:value-type="date" office:date-value="2020-12-31" table:style-name="DateCell">
            <text:p>2020-12-31</text:p>
          </table:table-cell>
          <table:table-cell office:value-type="float" office:value="35828339.34">
            <text:p>35828339.34</text:p>
          </table:table-cell>
        </table:table-row>
        <table:table-row>
          <table:table-cell office:value-type="string">
            <text:p>N.K.5.731.3.262.141.12.02</text:p>
          </table:table-cell>
          <table:table-cell office:value-type="string">
            <text:p>PAY</text:p>
          </table:table-cell>
          <table:table-cell office:value-type="date" office:date-value="2020-12-31" table:style-name="DateCell">
            <text:p>2020-12-31</text:p>
          </table:table-cell>
          <table:table-cell office:value-type="float" office:value="135647177.15">
            <text:p>135647177.15</text:p>
          </table:table-cell>
        </table:table-row>
        <table:table-row>
          <table:table-cell office:value-type="string">
            <text:p>N.E.5.731.3.262.141.18.01</text:p>
          </table:table-cell>
          <table:table-cell office:value-type="string">
            <text:p>PAY</text:p>
          </table:table-cell>
          <table:table-cell office:value-type="date" office:date-value="2020-12-31" table:style-name="DateCell">
            <text:p>2020-12-31</text:p>
          </table:table-cell>
          <table:table-cell office:value-type="float" office:value="79519370.00">
            <text:p>79519370.00</text:p>
          </table:table-cell>
        </table:table-row>
        <table:table-row>
          <table:table-cell office:value-type="string">
            <text:p>N.F.5.733.6.262.141.09.01</text:p>
          </table:table-cell>
          <table:table-cell office:value-type="string">
            <text:p>PAY</text:p>
          </table:table-cell>
          <table:table-cell office:value-type="date" office:date-value="2020-12-31" table:style-name="DateCell">
            <text:p>2020-12-31</text:p>
          </table:table-cell>
          <table:table-cell office:value-type="float" office:value="33271715.02">
            <text:p>33271715.02</text:p>
          </table:table-cell>
        </table:table-row>
        <table:table-row>
          <table:table-cell office:value-type="string">
            <text:p>N.F.5.733.6.262.141.08.01</text:p>
          </table:table-cell>
          <table:table-cell office:value-type="string">
            <text:p>PAY</text:p>
          </table:table-cell>
          <table:table-cell office:value-type="date" office:date-value="2020-12-31" table:style-name="DateCell">
            <text:p>2020-12-31</text:p>
          </table:table-cell>
          <table:table-cell office:value-type="float" office:value="55574100.82">
            <text:p>55574100.82</text:p>
          </table:table-cell>
        </table:table-row>
        <table:table-row>
          <table:table-cell office:value-type="string">
            <text:p>N.F.5.733.7.262.141.08.01</text:p>
          </table:table-cell>
          <table:table-cell office:value-type="string">
            <text:p>PAY</text:p>
          </table:table-cell>
          <table:table-cell office:value-type="date" office:date-value="2020-12-31" table:style-name="DateCell">
            <text:p>2020-12-31</text:p>
          </table:table-cell>
          <table:table-cell office:value-type="float" office:value="44010720.00">
            <text:p>44010720.00</text:p>
          </table:table-cell>
        </table:table-row>
        <table:table-row>
          <table:table-cell office:value-type="string">
            <text:p>N.K.5.733.5.262.141.10.01</text:p>
          </table:table-cell>
          <table:table-cell office:value-type="string">
            <text:p>PAY</text:p>
          </table:table-cell>
          <table:table-cell office:value-type="date" office:date-value="2020-12-31" table:style-name="DateCell">
            <text:p>2020-12-31</text:p>
          </table:table-cell>
          <table:table-cell office:value-type="float" office:value="2353591.24">
            <text:p>2353591.24</text:p>
          </table:table-cell>
        </table:table-row>
        <table:table-row>
          <table:table-cell office:value-type="string">
            <text:p>N.K.5.733.5.262.141.12.02</text:p>
          </table:table-cell>
          <table:table-cell office:value-type="string">
            <text:p>PAY</text:p>
          </table:table-cell>
          <table:table-cell office:value-type="date" office:date-value="2020-12-31" table:style-name="DateCell">
            <text:p>2020-12-31</text:p>
          </table:table-cell>
          <table:table-cell office:value-type="float" office:value="3890000.00">
            <text:p>3890000.00</text:p>
          </table:table-cell>
        </table:table-row>
        <table:table-row>
          <table:table-cell office:value-type="string">
            <text:p>N.K.5.733.4.262.141.13.01</text:p>
          </table:table-cell>
          <table:table-cell office:value-type="string">
            <text:p>PAY</text:p>
          </table:table-cell>
          <table:table-cell office:value-type="date" office:date-value="2020-12-31" table:style-name="DateCell">
            <text:p>2020-12-31</text:p>
          </table:table-cell>
          <table:table-cell office:value-type="float" office:value="11550000.00">
            <text:p>11550000.00</text:p>
          </table:table-cell>
        </table:table-row>
        <table:table-row>
          <table:table-cell office:value-type="string">
            <text:p>N.K.5.733.5.262.141.12.03</text:p>
          </table:table-cell>
          <table:table-cell office:value-type="string">
            <text:p>PAY</text:p>
          </table:table-cell>
          <table:table-cell office:value-type="date" office:date-value="2020-12-31" table:style-name="DateCell">
            <text:p>2020-12-31</text:p>
          </table:table-cell>
          <table:table-cell office:value-type="float" office:value="183821910.87">
            <text:p>183821910.87</text:p>
          </table:table-cell>
        </table:table-row>
        <table:table-row>
          <table:table-cell office:value-type="string">
            <text:p>N.K.5.733.5.262.141.12.04</text:p>
          </table:table-cell>
          <table:table-cell office:value-type="string">
            <text:p>PAY</text:p>
          </table:table-cell>
          <table:table-cell office:value-type="date" office:date-value="2020-12-31" table:style-name="DateCell">
            <text:p>2020-12-31</text:p>
          </table:table-cell>
          <table:table-cell office:value-type="float" office:value="173560913.66">
            <text:p>173560913.66</text:p>
          </table:table-cell>
        </table:table-row>
        <table:table-row>
          <table:table-cell office:value-type="string">
            <text:p>N.E.5.733.4.262.141.20.01</text:p>
          </table:table-cell>
          <table:table-cell office:value-type="string">
            <text:p>PAY</text:p>
          </table:table-cell>
          <table:table-cell office:value-type="date" office:date-value="2020-12-31" table:style-name="DateCell">
            <text:p>2020-12-31</text:p>
          </table:table-cell>
          <table:table-cell office:value-type="float" office:value="13625244.15">
            <text:p>13625244.15</text:p>
          </table:table-cell>
        </table:table-row>
        <table:table-row>
          <table:table-cell office:value-type="string">
            <text:p>N.K.5.421.1.262.141.14.01</text:p>
          </table:table-cell>
          <table:table-cell office:value-type="string">
            <text:p>PAY</text:p>
          </table:table-cell>
          <table:table-cell office:value-type="date" office:date-value="2020-12-31" table:style-name="DateCell">
            <text:p>2020-12-31</text:p>
          </table:table-cell>
          <table:table-cell office:value-type="float" office:value="817412.31">
            <text:p>817412.31</text:p>
          </table:table-cell>
        </table:table-row>
        <table:table-row>
          <table:table-cell office:value-type="string">
            <text:p>N.F.5.622.1.262.141.06.03</text:p>
          </table:table-cell>
          <table:table-cell office:value-type="string">
            <text:p>PAY</text:p>
          </table:table-cell>
          <table:table-cell office:value-type="date" office:date-value="2020-12-31" table:style-name="DateCell">
            <text:p>2020-12-31</text:p>
          </table:table-cell>
          <table:table-cell office:value-type="float" office:value="203519512.71">
            <text:p>203519512.71</text:p>
          </table:table-cell>
        </table:table-row>
        <table:table-row>
          <table:table-cell office:value-type="string">
            <text:p>S.E.5.721.1.262.141.18.01</text:p>
          </table:table-cell>
          <table:table-cell office:value-type="string">
            <text:p>PAY</text:p>
          </table:table-cell>
          <table:table-cell office:value-type="date" office:date-value="2020-12-31" table:style-name="DateCell">
            <text:p>2020-12-31</text:p>
          </table:table-cell>
          <table:table-cell office:value-type="float" office:value="9896016.18">
            <text:p>9896016.18</text:p>
          </table:table-cell>
        </table:table-row>
        <table:table-row>
          <table:table-cell office:value-type="string">
            <text:p>S.E.5.721.1.262.141.18.02</text:p>
          </table:table-cell>
          <table:table-cell office:value-type="string">
            <text:p>PAY</text:p>
          </table:table-cell>
          <table:table-cell office:value-type="date" office:date-value="2020-12-31" table:style-name="DateCell">
            <text:p>2020-12-31</text:p>
          </table:table-cell>
          <table:table-cell office:value-type="float" office:value="1270198.86">
            <text:p>1270198.86</text:p>
          </table:table-cell>
        </table:table-row>
        <table:table-row>
          <table:table-cell office:value-type="string">
            <text:p>N.K.5.834.2.262.141.10.04</text:p>
          </table:table-cell>
          <table:table-cell office:value-type="string">
            <text:p>PAY</text:p>
          </table:table-cell>
          <table:table-cell office:value-type="date" office:date-value="2020-12-31" table:style-name="DateCell">
            <text:p>2020-12-31</text:p>
          </table:table-cell>
          <table:table-cell office:value-type="float" office:value="81294191.11">
            <text:p>81294191.11</text:p>
          </table:table-cell>
        </table:table-row>
        <table:table-row>
          <table:table-cell office:value-type="string">
            <text:p>N.K.5.175.4.262.141.11.01</text:p>
          </table:table-cell>
          <table:table-cell office:value-type="string">
            <text:p>PAY</text:p>
          </table:table-cell>
          <table:table-cell office:value-type="date" office:date-value="2020-12-31" table:style-name="DateCell">
            <text:p>2020-12-31</text:p>
          </table:table-cell>
          <table:table-cell office:value-type="float" office:value="75193999.21">
            <text:p>75193999.21</text:p>
          </table:table-cell>
        </table:table-row>
        <table:table-row>
          <table:table-cell office:value-type="string">
            <text:p>N.K.5.831.1.262.141.11.01</text:p>
          </table:table-cell>
          <table:table-cell office:value-type="string">
            <text:p>PAY</text:p>
          </table:table-cell>
          <table:table-cell office:value-type="date" office:date-value="2020-12-31" table:style-name="DateCell">
            <text:p>2020-12-31</text:p>
          </table:table-cell>
          <table:table-cell office:value-type="float" office:value="33945340.45">
            <text:p>33945340.45</text:p>
          </table:table-cell>
        </table:table-row>
        <table:table-row>
          <table:table-cell office:value-type="string">
            <text:p>N.K.5.831.3.262.141.11.01</text:p>
          </table:table-cell>
          <table:table-cell office:value-type="string">
            <text:p>PAY</text:p>
          </table:table-cell>
          <table:table-cell office:value-type="date" office:date-value="2020-12-31" table:style-name="DateCell">
            <text:p>2020-12-31</text:p>
          </table:table-cell>
          <table:table-cell office:value-type="float" office:value="99720412.20">
            <text:p>99720412.20</text:p>
          </table:table-cell>
        </table:table-row>
        <table:table-row>
          <table:table-cell office:value-type="string">
            <text:p>N.K.5.831.3.262.141.14.01</text:p>
          </table:table-cell>
          <table:table-cell office:value-type="string">
            <text:p>PAY</text:p>
          </table:table-cell>
          <table:table-cell office:value-type="date" office:date-value="2020-12-31" table:style-name="DateCell">
            <text:p>2020-12-31</text:p>
          </table:table-cell>
          <table:table-cell office:value-type="float" office:value="62881563.22">
            <text:p>62881563.22</text:p>
          </table:table-cell>
        </table:table-row>
        <table:table-row>
          <table:table-cell office:value-type="string">
            <text:p>N.K.5.831.2.262.141.14.01</text:p>
          </table:table-cell>
          <table:table-cell office:value-type="string">
            <text:p>PAY</text:p>
          </table:table-cell>
          <table:table-cell office:value-type="date" office:date-value="2020-12-31" table:style-name="DateCell">
            <text:p>2020-12-31</text:p>
          </table:table-cell>
          <table:table-cell office:value-type="float" office:value="118755840.33">
            <text:p>118755840.33</text:p>
          </table:table-cell>
        </table:table-row>
        <table:table-row>
          <table:table-cell office:value-type="string">
            <text:p>N.K.5.834.1.262.141.12.01</text:p>
          </table:table-cell>
          <table:table-cell office:value-type="string">
            <text:p>PAY</text:p>
          </table:table-cell>
          <table:table-cell office:value-type="date" office:date-value="2020-12-31" table:style-name="DateCell">
            <text:p>2020-12-31</text:p>
          </table:table-cell>
          <table:table-cell office:value-type="float" office:value="4573864.48">
            <text:p>4573864.48</text:p>
          </table:table-cell>
        </table:table-row>
        <table:table-row>
          <table:table-cell office:value-type="string">
            <text:p>N.K.5.834.1.262.141.13.05</text:p>
          </table:table-cell>
          <table:table-cell office:value-type="string">
            <text:p>PAY</text:p>
          </table:table-cell>
          <table:table-cell office:value-type="date" office:date-value="2020-12-31" table:style-name="DateCell">
            <text:p>2020-12-31</text:p>
          </table:table-cell>
          <table:table-cell office:value-type="float" office:value="3813030.20">
            <text:p>3813030.20</text:p>
          </table:table-cell>
        </table:table-row>
        <table:table-row>
          <table:table-cell office:value-type="string">
            <text:p>N.K.5.834.2.262.141.12.05</text:p>
          </table:table-cell>
          <table:table-cell office:value-type="string">
            <text:p>PAY</text:p>
          </table:table-cell>
          <table:table-cell office:value-type="date" office:date-value="2020-12-31" table:style-name="DateCell">
            <text:p>2020-12-31</text:p>
          </table:table-cell>
          <table:table-cell office:value-type="float" office:value="137473533.68">
            <text:p>137473533.68</text:p>
          </table:table-cell>
        </table:table-row>
        <table:table-row>
          <table:table-cell office:value-type="string">
            <text:p>N.K.5.852.1.262.141.10.01</text:p>
          </table:table-cell>
          <table:table-cell office:value-type="string">
            <text:p>PAY</text:p>
          </table:table-cell>
          <table:table-cell office:value-type="date" office:date-value="2020-12-31" table:style-name="DateCell">
            <text:p>2020-12-31</text:p>
          </table:table-cell>
          <table:table-cell office:value-type="float" office:value="179768198.76">
            <text:p>179768198.76</text:p>
          </table:table-cell>
        </table:table-row>
        <table:table-row>
          <table:table-cell office:value-type="string">
            <text:p>N.K.5.852.2.262.141.10.01</text:p>
          </table:table-cell>
          <table:table-cell office:value-type="string">
            <text:p>PAY</text:p>
          </table:table-cell>
          <table:table-cell office:value-type="date" office:date-value="2020-12-31" table:style-name="DateCell">
            <text:p>2020-12-31</text:p>
          </table:table-cell>
          <table:table-cell office:value-type="float" office:value="52053251.15">
            <text:p>52053251.15</text:p>
          </table:table-cell>
        </table:table-row>
        <table:table-row>
          <table:table-cell office:value-type="string">
            <text:p>N.K.5.852.4.262.141.10.01</text:p>
          </table:table-cell>
          <table:table-cell office:value-type="string">
            <text:p>PAY</text:p>
          </table:table-cell>
          <table:table-cell office:value-type="date" office:date-value="2020-12-31" table:style-name="DateCell">
            <text:p>2020-12-31</text:p>
          </table:table-cell>
          <table:table-cell office:value-type="float" office:value="529116583.06">
            <text:p>529116583.06</text:p>
          </table:table-cell>
        </table:table-row>
        <table:table-row>
          <table:table-cell office:value-type="string">
            <text:p>N.K.5.852.4.262.141.10.02</text:p>
          </table:table-cell>
          <table:table-cell office:value-type="string">
            <text:p>PAY</text:p>
          </table:table-cell>
          <table:table-cell office:value-type="date" office:date-value="2020-12-31" table:style-name="DateCell">
            <text:p>2020-12-31</text:p>
          </table:table-cell>
          <table:table-cell office:value-type="float" office:value="151236571.09">
            <text:p>151236571.09</text:p>
          </table:table-cell>
        </table:table-row>
        <table:table-row>
          <table:table-cell office:value-type="string">
            <text:p>N.K.5.852.3.262.141.12.01</text:p>
          </table:table-cell>
          <table:table-cell office:value-type="string">
            <text:p>PAY</text:p>
          </table:table-cell>
          <table:table-cell office:value-type="date" office:date-value="2020-12-31" table:style-name="DateCell">
            <text:p>2020-12-31</text:p>
          </table:table-cell>
          <table:table-cell office:value-type="float" office:value="55038252.54">
            <text:p>55038252.54</text:p>
          </table:table-cell>
        </table:table-row>
        <table:table-row>
          <table:table-cell office:value-type="string">
            <text:p>N.K.5.852.3.262.141.11.01</text:p>
          </table:table-cell>
          <table:table-cell office:value-type="string">
            <text:p>PAY</text:p>
          </table:table-cell>
          <table:table-cell office:value-type="date" office:date-value="2020-12-31" table:style-name="DateCell">
            <text:p>2020-12-31</text:p>
          </table:table-cell>
          <table:table-cell office:value-type="float" office:value="2374792.84">
            <text:p>2374792.84</text:p>
          </table:table-cell>
        </table:table-row>
        <table:table-row>
          <table:table-cell office:value-type="string">
            <text:p>N.K.5.852.3.262.141.11.02</text:p>
          </table:table-cell>
          <table:table-cell office:value-type="string">
            <text:p>PAY</text:p>
          </table:table-cell>
          <table:table-cell office:value-type="date" office:date-value="2020-12-31" table:style-name="DateCell">
            <text:p>2020-12-31</text:p>
          </table:table-cell>
          <table:table-cell office:value-type="float" office:value="2824377.08">
            <text:p>2824377.08</text:p>
          </table:table-cell>
        </table:table-row>
        <table:table-row>
          <table:table-cell office:value-type="string">
            <text:p>N.K.5.852.2.262.141.14.01</text:p>
          </table:table-cell>
          <table:table-cell office:value-type="string">
            <text:p>PAY</text:p>
          </table:table-cell>
          <table:table-cell office:value-type="date" office:date-value="2020-12-31" table:style-name="DateCell">
            <text:p>2020-12-31</text:p>
          </table:table-cell>
          <table:table-cell office:value-type="float" office:value="92105636.80">
            <text:p>92105636.80</text:p>
          </table:table-cell>
        </table:table-row>
        <table:table-row>
          <table:table-cell office:value-type="string">
            <text:p>N.K.5.854.2.262.141.10.01</text:p>
          </table:table-cell>
          <table:table-cell office:value-type="string">
            <text:p>PAY</text:p>
          </table:table-cell>
          <table:table-cell office:value-type="date" office:date-value="2020-12-31" table:style-name="DateCell">
            <text:p>2020-12-31</text:p>
          </table:table-cell>
          <table:table-cell office:value-type="float" office:value="113331094.71">
            <text:p>113331094.71</text:p>
          </table:table-cell>
        </table:table-row>
        <table:table-row>
          <table:table-cell office:value-type="string">
            <text:p>N.K.5.854.2.262.141.12.01</text:p>
          </table:table-cell>
          <table:table-cell office:value-type="string">
            <text:p>PAY</text:p>
          </table:table-cell>
          <table:table-cell office:value-type="date" office:date-value="2020-12-31" table:style-name="DateCell">
            <text:p>2020-12-31</text:p>
          </table:table-cell>
          <table:table-cell office:value-type="float" office:value="42751133.06">
            <text:p>42751133.06</text:p>
          </table:table-cell>
        </table:table-row>
        <table:table-row>
          <table:table-cell office:value-type="string">
            <text:p>N.K.5.855.3.262.141.11.01</text:p>
          </table:table-cell>
          <table:table-cell office:value-type="string">
            <text:p>PAY</text:p>
          </table:table-cell>
          <table:table-cell office:value-type="date" office:date-value="2020-12-31" table:style-name="DateCell">
            <text:p>2020-12-31</text:p>
          </table:table-cell>
          <table:table-cell office:value-type="float" office:value="4582708.38">
            <text:p>4582708.38</text:p>
          </table:table-cell>
        </table:table-row>
        <table:table-row>
          <table:table-cell office:value-type="string">
            <text:p>N.K.5.855.1.262.141.12.01</text:p>
          </table:table-cell>
          <table:table-cell office:value-type="string">
            <text:p>PAY</text:p>
          </table:table-cell>
          <table:table-cell office:value-type="date" office:date-value="2020-12-31" table:style-name="DateCell">
            <text:p>2020-12-31</text:p>
          </table:table-cell>
          <table:table-cell office:value-type="float" office:value="2849829.72">
            <text:p>2849829.72</text:p>
          </table:table-cell>
        </table:table-row>
        <table:table-row>
          <table:table-cell office:value-type="string">
            <text:p>N.K.5.855.3.262.141.12.01</text:p>
          </table:table-cell>
          <table:table-cell office:value-type="string">
            <text:p>PAY</text:p>
          </table:table-cell>
          <table:table-cell office:value-type="date" office:date-value="2020-12-31" table:style-name="DateCell">
            <text:p>2020-12-31</text:p>
          </table:table-cell>
          <table:table-cell office:value-type="float" office:value="298679396.37">
            <text:p>298679396.37</text:p>
          </table:table-cell>
        </table:table-row>
        <table:table-row>
          <table:table-cell office:value-type="string">
            <text:p>N.K.5.855.1.262.141.13.01</text:p>
          </table:table-cell>
          <table:table-cell office:value-type="string">
            <text:p>PAY</text:p>
          </table:table-cell>
          <table:table-cell office:value-type="date" office:date-value="2020-12-31" table:style-name="DateCell">
            <text:p>2020-12-31</text:p>
          </table:table-cell>
          <table:table-cell office:value-type="float" office:value="2138793.00">
            <text:p>2138793.00</text:p>
          </table:table-cell>
        </table:table-row>
        <table:table-row>
          <table:table-cell office:value-type="string">
            <text:p>N.K.5.461.2.262.141.13.01</text:p>
          </table:table-cell>
          <table:table-cell office:value-type="string">
            <text:p>PAY</text:p>
          </table:table-cell>
          <table:table-cell office:value-type="date" office:date-value="2020-12-31" table:style-name="DateCell">
            <text:p>2020-12-31</text:p>
          </table:table-cell>
          <table:table-cell office:value-type="float" office:value="43755087.05">
            <text:p>43755087.05</text:p>
          </table:table-cell>
        </table:table-row>
        <table:table-row>
          <table:table-cell office:value-type="string">
            <text:p>N.K.5.834.2.262.141.12.03</text:p>
          </table:table-cell>
          <table:table-cell office:value-type="string">
            <text:p>PAY</text:p>
          </table:table-cell>
          <table:table-cell office:value-type="date" office:date-value="2020-12-31" table:style-name="DateCell">
            <text:p>2020-12-31</text:p>
          </table:table-cell>
          <table:table-cell office:value-type="float" office:value="26016627.16">
            <text:p>26016627.16</text:p>
          </table:table-cell>
        </table:table-row>
        <table:table-row>
          <table:table-cell office:value-type="string">
            <text:p>N.K.5.834.2.262.141.12.04</text:p>
          </table:table-cell>
          <table:table-cell office:value-type="string">
            <text:p>PAY</text:p>
          </table:table-cell>
          <table:table-cell office:value-type="date" office:date-value="2020-12-31" table:style-name="DateCell">
            <text:p>2020-12-31</text:p>
          </table:table-cell>
          <table:table-cell office:value-type="float" office:value="84558047.24">
            <text:p>84558047.24</text:p>
          </table:table-cell>
        </table:table-row>
        <table:table-row>
          <table:table-cell office:value-type="string">
            <text:p>S.F.5.352.1.262.141.06.02</text:p>
          </table:table-cell>
          <table:table-cell office:value-type="string">
            <text:p>PAY</text:p>
          </table:table-cell>
          <table:table-cell office:value-type="date" office:date-value="2020-12-31" table:style-name="DateCell">
            <text:p>2020-12-31</text:p>
          </table:table-cell>
          <table:table-cell office:value-type="float" office:value="112831693.28">
            <text:p>112831693.28</text:p>
          </table:table-cell>
        </table:table-row>
        <table:table-row>
          <table:table-cell office:value-type="string">
            <text:p>S.F.5.352.1.262.141.07.01</text:p>
          </table:table-cell>
          <table:table-cell office:value-type="string">
            <text:p>PAY</text:p>
          </table:table-cell>
          <table:table-cell office:value-type="date" office:date-value="2020-12-31" table:style-name="DateCell">
            <text:p>2020-12-31</text:p>
          </table:table-cell>
          <table:table-cell office:value-type="float" office:value="23229694.41">
            <text:p>23229694.41</text:p>
          </table:table-cell>
        </table:table-row>
        <table:table-row>
          <table:table-cell office:value-type="string">
            <text:p>N.K.5.352.1.262.141.14.01</text:p>
          </table:table-cell>
          <table:table-cell office:value-type="string">
            <text:p>PAY</text:p>
          </table:table-cell>
          <table:table-cell office:value-type="date" office:date-value="2020-12-31" table:style-name="DateCell">
            <text:p>2020-12-31</text:p>
          </table:table-cell>
          <table:table-cell office:value-type="float" office:value="73005622.76">
            <text:p>73005622.76</text:p>
          </table:table-cell>
        </table:table-row>
        <table:table-row>
          <table:table-cell office:value-type="string">
            <text:p>S.F.5.853.8.262.141.06.01</text:p>
          </table:table-cell>
          <table:table-cell office:value-type="string">
            <text:p>PAY</text:p>
          </table:table-cell>
          <table:table-cell office:value-type="date" office:date-value="2020-12-31" table:style-name="DateCell">
            <text:p>2020-12-31</text:p>
          </table:table-cell>
          <table:table-cell office:value-type="float" office:value="2163751.95">
            <text:p>2163751.95</text:p>
          </table:table-cell>
        </table:table-row>
        <table:table-row>
          <table:table-cell office:value-type="string">
            <text:p>S.F.5.853.3.262.141.07.01</text:p>
          </table:table-cell>
          <table:table-cell office:value-type="string">
            <text:p>PAY</text:p>
          </table:table-cell>
          <table:table-cell office:value-type="date" office:date-value="2020-12-31" table:style-name="DateCell">
            <text:p>2020-12-31</text:p>
          </table:table-cell>
          <table:table-cell office:value-type="float" office:value="441402938.11">
            <text:p>441402938.11</text:p>
          </table:table-cell>
        </table:table-row>
        <table:table-row>
          <table:table-cell office:value-type="string">
            <text:p>S.F.5.854.2.262.141.06.02</text:p>
          </table:table-cell>
          <table:table-cell office:value-type="string">
            <text:p>PAY</text:p>
          </table:table-cell>
          <table:table-cell office:value-type="date" office:date-value="2020-12-31" table:style-name="DateCell">
            <text:p>2020-12-31</text:p>
          </table:table-cell>
          <table:table-cell office:value-type="float" office:value="41175160.60">
            <text:p>41175160.60</text:p>
          </table:table-cell>
        </table:table-row>
        <table:table-row>
          <table:table-cell office:value-type="string">
            <text:p>N.F.5.834.2.262.141.07.02</text:p>
          </table:table-cell>
          <table:table-cell office:value-type="string">
            <text:p>PAY</text:p>
          </table:table-cell>
          <table:table-cell office:value-type="date" office:date-value="2020-12-31" table:style-name="DateCell">
            <text:p>2020-12-31</text:p>
          </table:table-cell>
          <table:table-cell office:value-type="float" office:value="41544370.65">
            <text:p>41544370.65</text:p>
          </table:table-cell>
        </table:table-row>
        <table:table-row>
          <table:table-cell office:value-type="string">
            <text:p>N.F.5.834.2.262.141.08.02</text:p>
          </table:table-cell>
          <table:table-cell office:value-type="string">
            <text:p>PAY</text:p>
          </table:table-cell>
          <table:table-cell office:value-type="date" office:date-value="2020-12-31" table:style-name="DateCell">
            <text:p>2020-12-31</text:p>
          </table:table-cell>
          <table:table-cell office:value-type="float" office:value="237100849.07">
            <text:p>237100849.07</text:p>
          </table:table-cell>
        </table:table-row>
        <table:table-row>
          <table:table-cell office:value-type="string">
            <text:p>N.F.5.834.2.262.141.09.01</text:p>
          </table:table-cell>
          <table:table-cell office:value-type="string">
            <text:p>PAY</text:p>
          </table:table-cell>
          <table:table-cell office:value-type="date" office:date-value="2020-12-31" table:style-name="DateCell">
            <text:p>2020-12-31</text:p>
          </table:table-cell>
          <table:table-cell office:value-type="float" office:value="41340797.93">
            <text:p>41340797.93</text:p>
          </table:table-cell>
        </table:table-row>
        <table:table-row>
          <table:table-cell office:value-type="string">
            <text:p>N.F.5.834.2.262.141.08.09</text:p>
          </table:table-cell>
          <table:table-cell office:value-type="string">
            <text:p>PAY</text:p>
          </table:table-cell>
          <table:table-cell office:value-type="date" office:date-value="2020-12-31" table:style-name="DateCell">
            <text:p>2020-12-31</text:p>
          </table:table-cell>
          <table:table-cell office:value-type="float" office:value="374454049.67">
            <text:p>374454049.67</text:p>
          </table:table-cell>
        </table:table-row>
        <table:table-row>
          <table:table-cell office:value-type="string">
            <text:p>N.K.5.834.1.262.141.10.03</text:p>
          </table:table-cell>
          <table:table-cell office:value-type="string">
            <text:p>PAY</text:p>
          </table:table-cell>
          <table:table-cell office:value-type="date" office:date-value="2020-12-31" table:style-name="DateCell">
            <text:p>2020-12-31</text:p>
          </table:table-cell>
          <table:table-cell office:value-type="float" office:value="364336.25">
            <text:p>364336.25</text:p>
          </table:table-cell>
        </table:table-row>
        <table:table-row>
          <table:table-cell office:value-type="string">
            <text:p>N.K.5.834.2.262.141.11.03</text:p>
          </table:table-cell>
          <table:table-cell office:value-type="string">
            <text:p>PAY</text:p>
          </table:table-cell>
          <table:table-cell office:value-type="date" office:date-value="2020-12-31" table:style-name="DateCell">
            <text:p>2020-12-31</text:p>
          </table:table-cell>
          <table:table-cell office:value-type="float" office:value="140074992.15">
            <text:p>140074992.15</text:p>
          </table:table-cell>
        </table:table-row>
        <table:table-row>
          <table:table-cell office:value-type="string">
            <text:p>N.E.5.834.7.262.141.18.01</text:p>
          </table:table-cell>
          <table:table-cell office:value-type="string">
            <text:p>PAY</text:p>
          </table:table-cell>
          <table:table-cell office:value-type="date" office:date-value="2020-12-31" table:style-name="DateCell">
            <text:p>2020-12-31</text:p>
          </table:table-cell>
          <table:table-cell office:value-type="float" office:value="3785471.52">
            <text:p>3785471.52</text:p>
          </table:table-cell>
        </table:table-row>
        <table:table-row>
          <table:table-cell office:value-type="string">
            <text:p>N.F.5.853.1.262.141.08.01</text:p>
          </table:table-cell>
          <table:table-cell office:value-type="string">
            <text:p>PAY</text:p>
          </table:table-cell>
          <table:table-cell office:value-type="date" office:date-value="2020-12-31" table:style-name="DateCell">
            <text:p>2020-12-31</text:p>
          </table:table-cell>
          <table:table-cell office:value-type="float" office:value="1032654276.14">
            <text:p>1032654276.14</text:p>
          </table:table-cell>
        </table:table-row>
        <table:table-row>
          <table:table-cell office:value-type="string">
            <text:p>N.F.5.834.2.262.141.06.05</text:p>
          </table:table-cell>
          <table:table-cell office:value-type="string">
            <text:p>PAY</text:p>
          </table:table-cell>
          <table:table-cell office:value-type="date" office:date-value="2020-12-31" table:style-name="DateCell">
            <text:p>2020-12-31</text:p>
          </table:table-cell>
          <table:table-cell office:value-type="float" office:value="150078894.68">
            <text:p>150078894.68</text:p>
          </table:table-cell>
        </table:table-row>
        <table:table-row>
          <table:table-cell office:value-type="string">
            <text:p>N.F.5.834.2.262.141.06.06</text:p>
          </table:table-cell>
          <table:table-cell office:value-type="string">
            <text:p>PAY</text:p>
          </table:table-cell>
          <table:table-cell office:value-type="date" office:date-value="2020-12-31" table:style-name="DateCell">
            <text:p>2020-12-31</text:p>
          </table:table-cell>
          <table:table-cell office:value-type="float" office:value="157839767.25">
            <text:p>157839767.25</text:p>
          </table:table-cell>
        </table:table-row>
        <table:table-row>
          <table:table-cell office:value-type="string">
            <text:p>N.K.5.834.1.262.141.10.04</text:p>
          </table:table-cell>
          <table:table-cell office:value-type="string">
            <text:p>PAY</text:p>
          </table:table-cell>
          <table:table-cell office:value-type="date" office:date-value="2020-12-31" table:style-name="DateCell">
            <text:p>2020-12-31</text:p>
          </table:table-cell>
          <table:table-cell office:value-type="float" office:value="2115009.00">
            <text:p>2115009.00</text:p>
          </table:table-cell>
        </table:table-row>
        <table:table-row>
          <table:table-cell office:value-type="string">
            <text:p>N.K.5.834.2.262.141.11.02</text:p>
          </table:table-cell>
          <table:table-cell office:value-type="string">
            <text:p>PAY</text:p>
          </table:table-cell>
          <table:table-cell office:value-type="date" office:date-value="2020-12-31" table:style-name="DateCell">
            <text:p>2020-12-31</text:p>
          </table:table-cell>
          <table:table-cell office:value-type="float" office:value="106544216.69">
            <text:p>106544216.69</text:p>
          </table:table-cell>
        </table:table-row>
        <table:table-row>
          <table:table-cell office:value-type="string">
            <text:p>N.K.5.854.2.262.141.13.01</text:p>
          </table:table-cell>
          <table:table-cell office:value-type="string">
            <text:p>PAY</text:p>
          </table:table-cell>
          <table:table-cell office:value-type="date" office:date-value="2020-12-31" table:style-name="DateCell">
            <text:p>2020-12-31</text:p>
          </table:table-cell>
          <table:table-cell office:value-type="float" office:value="2342184.41">
            <text:p>2342184.41</text:p>
          </table:table-cell>
        </table:table-row>
        <table:table-row>
          <table:table-cell office:value-type="string">
            <text:p>N.K.5.322.2.262.141.11.01</text:p>
          </table:table-cell>
          <table:table-cell office:value-type="string">
            <text:p>PAY</text:p>
          </table:table-cell>
          <table:table-cell office:value-type="date" office:date-value="2020-12-31" table:style-name="DateCell">
            <text:p>2020-12-31</text:p>
          </table:table-cell>
          <table:table-cell office:value-type="float" office:value="145149170.64">
            <text:p>145149170.64</text:p>
          </table:table-cell>
        </table:table-row>
        <table:table-row>
          <table:table-cell office:value-type="string">
            <text:p>N.K.5.322.3.262.141.11.01</text:p>
          </table:table-cell>
          <table:table-cell office:value-type="string">
            <text:p>PAY</text:p>
          </table:table-cell>
          <table:table-cell office:value-type="date" office:date-value="2020-12-31" table:style-name="DateCell">
            <text:p>2020-12-31</text:p>
          </table:table-cell>
          <table:table-cell office:value-type="float" office:value="95231402.85">
            <text:p>95231402.85</text:p>
          </table:table-cell>
        </table:table-row>
        <table:table-row>
          <table:table-cell office:value-type="string">
            <text:p>N.E.5.322.3.262.141.17.01</text:p>
          </table:table-cell>
          <table:table-cell office:value-type="string">
            <text:p>PAY</text:p>
          </table:table-cell>
          <table:table-cell office:value-type="date" office:date-value="2020-12-31" table:style-name="DateCell">
            <text:p>2020-12-31</text:p>
          </table:table-cell>
          <table:table-cell office:value-type="float" office:value="56206699.94">
            <text:p>56206699.94</text:p>
          </table:table-cell>
        </table:table-row>
        <table:table-row>
          <table:table-cell office:value-type="string">
            <text:p>N.E.5.322.2.262.141.18.01</text:p>
          </table:table-cell>
          <table:table-cell office:value-type="string">
            <text:p>PAY</text:p>
          </table:table-cell>
          <table:table-cell office:value-type="date" office:date-value="2020-12-31" table:style-name="DateCell">
            <text:p>2020-12-31</text:p>
          </table:table-cell>
          <table:table-cell office:value-type="float" office:value="113850457.11">
            <text:p>113850457.11</text:p>
          </table:table-cell>
        </table:table-row>
        <table:table-row>
          <table:table-cell office:value-type="string">
            <text:p>N.K.5.333.2.262.141.12.01</text:p>
          </table:table-cell>
          <table:table-cell office:value-type="string">
            <text:p>PAY</text:p>
          </table:table-cell>
          <table:table-cell office:value-type="date" office:date-value="2020-12-31" table:style-name="DateCell">
            <text:p>2020-12-31</text:p>
          </table:table-cell>
          <table:table-cell office:value-type="float" office:value="4233522.15">
            <text:p>4233522.15</text:p>
          </table:table-cell>
        </table:table-row>
        <table:table-row>
          <table:table-cell office:value-type="string">
            <text:p>N.L.5.333.2.262.141.15.01</text:p>
          </table:table-cell>
          <table:table-cell office:value-type="string">
            <text:p>PAY</text:p>
          </table:table-cell>
          <table:table-cell office:value-type="date" office:date-value="2020-12-31" table:style-name="DateCell">
            <text:p>2020-12-31</text:p>
          </table:table-cell>
          <table:table-cell office:value-type="float" office:value="96182366.00">
            <text:p>96182366.00</text:p>
          </table:table-cell>
        </table:table-row>
        <table:table-row>
          <table:table-cell office:value-type="string">
            <text:p>N.K.5.341.2.262.141.11.01</text:p>
          </table:table-cell>
          <table:table-cell office:value-type="string">
            <text:p>PAY</text:p>
          </table:table-cell>
          <table:table-cell office:value-type="date" office:date-value="2020-12-31" table:style-name="DateCell">
            <text:p>2020-12-31</text:p>
          </table:table-cell>
          <table:table-cell office:value-type="float" office:value="340078382.83">
            <text:p>340078382.83</text:p>
          </table:table-cell>
        </table:table-row>
        <table:table-row>
          <table:table-cell office:value-type="string">
            <text:p>N.K.5.341.9.262.141.11.01</text:p>
          </table:table-cell>
          <table:table-cell office:value-type="string">
            <text:p>PAY</text:p>
          </table:table-cell>
          <table:table-cell office:value-type="date" office:date-value="2020-12-31" table:style-name="DateCell">
            <text:p>2020-12-31</text:p>
          </table:table-cell>
          <table:table-cell office:value-type="float" office:value="359457436.95">
            <text:p>359457436.95</text:p>
          </table:table-cell>
        </table:table-row>
        <table:table-row>
          <table:table-cell office:value-type="string">
            <text:p>N.K.5.341.2.262.141.12.02</text:p>
          </table:table-cell>
          <table:table-cell office:value-type="string">
            <text:p>PAY</text:p>
          </table:table-cell>
          <table:table-cell office:value-type="date" office:date-value="2020-12-31" table:style-name="DateCell">
            <text:p>2020-12-31</text:p>
          </table:table-cell>
          <table:table-cell office:value-type="float" office:value="179249836.98">
            <text:p>179249836.98</text:p>
          </table:table-cell>
        </table:table-row>
        <table:table-row>
          <table:table-cell office:value-type="string">
            <text:p>N.K.5.341.2.262.141.12.03</text:p>
          </table:table-cell>
          <table:table-cell office:value-type="string">
            <text:p>PAY</text:p>
          </table:table-cell>
          <table:table-cell office:value-type="date" office:date-value="2020-12-31" table:style-name="DateCell">
            <text:p>2020-12-31</text:p>
          </table:table-cell>
          <table:table-cell office:value-type="float" office:value="149274242.81">
            <text:p>149274242.81</text:p>
          </table:table-cell>
        </table:table-row>
        <table:table-row>
          <table:table-cell office:value-type="string">
            <text:p>N.K.5.341.1.262.141.12.01</text:p>
          </table:table-cell>
          <table:table-cell office:value-type="string">
            <text:p>PAY</text:p>
          </table:table-cell>
          <table:table-cell office:value-type="date" office:date-value="2020-12-31" table:style-name="DateCell">
            <text:p>2020-12-31</text:p>
          </table:table-cell>
          <table:table-cell office:value-type="float" office:value="11341275.08">
            <text:p>11341275.08</text:p>
          </table:table-cell>
        </table:table-row>
        <table:table-row>
          <table:table-cell office:value-type="string">
            <text:p>N.K.5.341.2.262.141.14.01</text:p>
          </table:table-cell>
          <table:table-cell office:value-type="string">
            <text:p>PAY</text:p>
          </table:table-cell>
          <table:table-cell office:value-type="date" office:date-value="2020-12-31" table:style-name="DateCell">
            <text:p>2020-12-31</text:p>
          </table:table-cell>
          <table:table-cell office:value-type="float" office:value="343581471.32">
            <text:p>343581471.32</text:p>
          </table:table-cell>
        </table:table-row>
        <table:table-row>
          <table:table-cell office:value-type="string">
            <text:p>N.K.5.341.4.262.141.13.01</text:p>
          </table:table-cell>
          <table:table-cell office:value-type="string">
            <text:p>PAY</text:p>
          </table:table-cell>
          <table:table-cell office:value-type="date" office:date-value="2020-12-31" table:style-name="DateCell">
            <text:p>2020-12-31</text:p>
          </table:table-cell>
          <table:table-cell office:value-type="float" office:value="23621154.96">
            <text:p>23621154.96</text:p>
          </table:table-cell>
        </table:table-row>
        <table:table-row>
          <table:table-cell office:value-type="string">
            <text:p>N.K.5.341.8.262.141.14.01</text:p>
          </table:table-cell>
          <table:table-cell office:value-type="string">
            <text:p>PAY</text:p>
          </table:table-cell>
          <table:table-cell office:value-type="date" office:date-value="2020-12-31" table:style-name="DateCell">
            <text:p>2020-12-31</text:p>
          </table:table-cell>
          <table:table-cell office:value-type="float" office:value="120642451.04">
            <text:p>120642451.04</text:p>
          </table:table-cell>
        </table:table-row>
        <table:table-row>
          <table:table-cell office:value-type="string">
            <text:p>N.L.5.341.2.262.141.15.01</text:p>
          </table:table-cell>
          <table:table-cell office:value-type="string">
            <text:p>PAY</text:p>
          </table:table-cell>
          <table:table-cell office:value-type="date" office:date-value="2020-12-31" table:style-name="DateCell">
            <text:p>2020-12-31</text:p>
          </table:table-cell>
          <table:table-cell office:value-type="float" office:value="442723461.76">
            <text:p>442723461.76</text:p>
          </table:table-cell>
        </table:table-row>
        <table:table-row>
          <table:table-cell office:value-type="string">
            <text:p>N.K.5.341.2.262.141.13.02</text:p>
          </table:table-cell>
          <table:table-cell office:value-type="string">
            <text:p>PAY</text:p>
          </table:table-cell>
          <table:table-cell office:value-type="date" office:date-value="2020-12-31" table:style-name="DateCell">
            <text:p>2020-12-31</text:p>
          </table:table-cell>
          <table:table-cell office:value-type="float" office:value="110710493.31">
            <text:p>110710493.31</text:p>
          </table:table-cell>
        </table:table-row>
        <table:table-row>
          <table:table-cell office:value-type="string">
            <text:p>N.K.5.341.4.262.141.13.03</text:p>
          </table:table-cell>
          <table:table-cell office:value-type="string">
            <text:p>PAY</text:p>
          </table:table-cell>
          <table:table-cell office:value-type="date" office:date-value="2020-12-31" table:style-name="DateCell">
            <text:p>2020-12-31</text:p>
          </table:table-cell>
          <table:table-cell office:value-type="float" office:value="8255223.38">
            <text:p>8255223.38</text:p>
          </table:table-cell>
        </table:table-row>
        <table:table-row>
          <table:table-cell office:value-type="string">
            <text:p>N.L.5.341.2.262.141.16.01</text:p>
          </table:table-cell>
          <table:table-cell office:value-type="string">
            <text:p>PAY</text:p>
          </table:table-cell>
          <table:table-cell office:value-type="date" office:date-value="2020-12-31" table:style-name="DateCell">
            <text:p>2020-12-31</text:p>
          </table:table-cell>
          <table:table-cell office:value-type="float" office:value="86945586.62">
            <text:p>86945586.62</text:p>
          </table:table-cell>
        </table:table-row>
        <table:table-row>
          <table:table-cell office:value-type="string">
            <text:p>N.E.5.341.4.262.141.17.01</text:p>
          </table:table-cell>
          <table:table-cell office:value-type="string">
            <text:p>PAY</text:p>
          </table:table-cell>
          <table:table-cell office:value-type="date" office:date-value="2020-12-31" table:style-name="DateCell">
            <text:p>2020-12-31</text:p>
          </table:table-cell>
          <table:table-cell office:value-type="float" office:value="137236657.56">
            <text:p>137236657.56</text:p>
          </table:table-cell>
        </table:table-row>
        <table:table-row>
          <table:table-cell office:value-type="string">
            <text:p>N.E.5.341.2.262.141.18.01</text:p>
          </table:table-cell>
          <table:table-cell office:value-type="string">
            <text:p>PAY</text:p>
          </table:table-cell>
          <table:table-cell office:value-type="date" office:date-value="2020-12-31" table:style-name="DateCell">
            <text:p>2020-12-31</text:p>
          </table:table-cell>
          <table:table-cell office:value-type="float" office:value="8631862.66">
            <text:p>8631862.66</text:p>
          </table:table-cell>
        </table:table-row>
        <table:table-row>
          <table:table-cell office:value-type="string">
            <text:p>N.E.5.341.2.262.141.18.02</text:p>
          </table:table-cell>
          <table:table-cell office:value-type="string">
            <text:p>PAY</text:p>
          </table:table-cell>
          <table:table-cell office:value-type="date" office:date-value="2020-12-31" table:style-name="DateCell">
            <text:p>2020-12-31</text:p>
          </table:table-cell>
          <table:table-cell office:value-type="float" office:value="12083379.00">
            <text:p>12083379.00</text:p>
          </table:table-cell>
        </table:table-row>
        <table:table-row>
          <table:table-cell office:value-type="string">
            <text:p>N.E.5.341.2.262.141.18.03</text:p>
          </table:table-cell>
          <table:table-cell office:value-type="string">
            <text:p>PAY</text:p>
          </table:table-cell>
          <table:table-cell office:value-type="date" office:date-value="2020-12-31" table:style-name="DateCell">
            <text:p>2020-12-31</text:p>
          </table:table-cell>
          <table:table-cell office:value-type="float" office:value="193067534.05">
            <text:p>193067534.05</text:p>
          </table:table-cell>
        </table:table-row>
        <table:table-row>
          <table:table-cell office:value-type="string">
            <text:p>N.F.5.342.2.262.141.07.01</text:p>
          </table:table-cell>
          <table:table-cell office:value-type="string">
            <text:p>PAY</text:p>
          </table:table-cell>
          <table:table-cell office:value-type="date" office:date-value="2020-12-31" table:style-name="DateCell">
            <text:p>2020-12-31</text:p>
          </table:table-cell>
          <table:table-cell office:value-type="float" office:value="1149637147.40">
            <text:p>1149637147.40</text:p>
          </table:table-cell>
        </table:table-row>
        <table:table-row>
          <table:table-cell office:value-type="string">
            <text:p>N.K.5.342.6.262.141.11.01</text:p>
          </table:table-cell>
          <table:table-cell office:value-type="string">
            <text:p>PAY</text:p>
          </table:table-cell>
          <table:table-cell office:value-type="date" office:date-value="2020-12-31" table:style-name="DateCell">
            <text:p>2020-12-31</text:p>
          </table:table-cell>
          <table:table-cell office:value-type="float" office:value="276347652.63">
            <text:p>276347652.63</text:p>
          </table:table-cell>
        </table:table-row>
        <table:table-row>
          <table:table-cell office:value-type="string">
            <text:p>N.K.5.342.2.262.141.11.01</text:p>
          </table:table-cell>
          <table:table-cell office:value-type="string">
            <text:p>PAY</text:p>
          </table:table-cell>
          <table:table-cell office:value-type="date" office:date-value="2020-12-31" table:style-name="DateCell">
            <text:p>2020-12-31</text:p>
          </table:table-cell>
          <table:table-cell office:value-type="float" office:value="508260497.47">
            <text:p>508260497.47</text:p>
          </table:table-cell>
        </table:table-row>
        <table:table-row>
          <table:table-cell office:value-type="string">
            <text:p>N.K.5.342.7.262.141.12.03</text:p>
          </table:table-cell>
          <table:table-cell office:value-type="string">
            <text:p>PAY</text:p>
          </table:table-cell>
          <table:table-cell office:value-type="date" office:date-value="2020-12-31" table:style-name="DateCell">
            <text:p>2020-12-31</text:p>
          </table:table-cell>
          <table:table-cell office:value-type="float" office:value="348195577.57">
            <text:p>348195577.57</text:p>
          </table:table-cell>
        </table:table-row>
        <table:table-row>
          <table:table-cell office:value-type="string">
            <text:p>N.K.5.342.7.262.141.12.04</text:p>
          </table:table-cell>
          <table:table-cell office:value-type="string">
            <text:p>PAY</text:p>
          </table:table-cell>
          <table:table-cell office:value-type="date" office:date-value="2020-12-31" table:style-name="DateCell">
            <text:p>2020-12-31</text:p>
          </table:table-cell>
          <table:table-cell office:value-type="float" office:value="98279241.07">
            <text:p>98279241.07</text:p>
          </table:table-cell>
        </table:table-row>
        <table:table-row>
          <table:table-cell office:value-type="string">
            <text:p>N.K.5.342.6.262.141.12.02</text:p>
          </table:table-cell>
          <table:table-cell office:value-type="string">
            <text:p>PAY</text:p>
          </table:table-cell>
          <table:table-cell office:value-type="date" office:date-value="2020-12-31" table:style-name="DateCell">
            <text:p>2020-12-31</text:p>
          </table:table-cell>
          <table:table-cell office:value-type="float" office:value="158209966.13">
            <text:p>158209966.13</text:p>
          </table:table-cell>
        </table:table-row>
        <table:table-row>
          <table:table-cell office:value-type="string">
            <text:p>N.K.5.342.6.262.141.12.01</text:p>
          </table:table-cell>
          <table:table-cell office:value-type="string">
            <text:p>PAY</text:p>
          </table:table-cell>
          <table:table-cell office:value-type="date" office:date-value="2020-12-31" table:style-name="DateCell">
            <text:p>2020-12-31</text:p>
          </table:table-cell>
          <table:table-cell office:value-type="float" office:value="40773676.62">
            <text:p>40773676.62</text:p>
          </table:table-cell>
        </table:table-row>
        <table:table-row>
          <table:table-cell office:value-type="string">
            <text:p>N.K.5.342.6.262.141.14.01</text:p>
          </table:table-cell>
          <table:table-cell office:value-type="string">
            <text:p>PAY</text:p>
          </table:table-cell>
          <table:table-cell office:value-type="date" office:date-value="2020-12-31" table:style-name="DateCell">
            <text:p>2020-12-31</text:p>
          </table:table-cell>
          <table:table-cell office:value-type="float" office:value="359810475.41">
            <text:p>359810475.41</text:p>
          </table:table-cell>
        </table:table-row>
        <table:table-row>
          <table:table-cell office:value-type="string">
            <text:p>N.K.5.342.6.262.141.14.02</text:p>
          </table:table-cell>
          <table:table-cell office:value-type="string">
            <text:p>PAY</text:p>
          </table:table-cell>
          <table:table-cell office:value-type="date" office:date-value="2020-12-31" table:style-name="DateCell">
            <text:p>2020-12-31</text:p>
          </table:table-cell>
          <table:table-cell office:value-type="float" office:value="346077866.63">
            <text:p>346077866.63</text:p>
          </table:table-cell>
        </table:table-row>
        <table:table-row>
          <table:table-cell office:value-type="string">
            <text:p>N.K.5.342.3.262.141.14.01</text:p>
          </table:table-cell>
          <table:table-cell office:value-type="string">
            <text:p>PAY</text:p>
          </table:table-cell>
          <table:table-cell office:value-type="date" office:date-value="2020-12-31" table:style-name="DateCell">
            <text:p>2020-12-31</text:p>
          </table:table-cell>
          <table:table-cell office:value-type="float" office:value="62695790.30">
            <text:p>62695790.30</text:p>
          </table:table-cell>
        </table:table-row>
        <table:table-row>
          <table:table-cell office:value-type="string">
            <text:p>N.K.5.342.6.262.141.14.03</text:p>
          </table:table-cell>
          <table:table-cell office:value-type="string">
            <text:p>PAY</text:p>
          </table:table-cell>
          <table:table-cell office:value-type="date" office:date-value="2020-12-31" table:style-name="DateCell">
            <text:p>2020-12-31</text:p>
          </table:table-cell>
          <table:table-cell office:value-type="float" office:value="459577076.33">
            <text:p>459577076.33</text:p>
          </table:table-cell>
        </table:table-row>
        <table:table-row>
          <table:table-cell office:value-type="string">
            <text:p>N.E.5.342.2.262.141.19.01</text:p>
          </table:table-cell>
          <table:table-cell office:value-type="string">
            <text:p>PAY</text:p>
          </table:table-cell>
          <table:table-cell office:value-type="date" office:date-value="2020-12-31" table:style-name="DateCell">
            <text:p>2020-12-31</text:p>
          </table:table-cell>
          <table:table-cell office:value-type="float" office:value="107831822.00">
            <text:p>107831822.00</text:p>
          </table:table-cell>
        </table:table-row>
        <table:table-row>
          <table:table-cell office:value-type="string">
            <text:p>N.E.5.342.2.262.141.19.02</text:p>
          </table:table-cell>
          <table:table-cell office:value-type="string">
            <text:p>PAY</text:p>
          </table:table-cell>
          <table:table-cell office:value-type="date" office:date-value="2020-12-31" table:style-name="DateCell">
            <text:p>2020-12-31</text:p>
          </table:table-cell>
          <table:table-cell office:value-type="float" office:value="183933754.80">
            <text:p>183933754.80</text:p>
          </table:table-cell>
        </table:table-row>
        <table:table-row>
          <table:table-cell office:value-type="string">
            <text:p>N.F.5.834.2.262.141.08.03</text:p>
          </table:table-cell>
          <table:table-cell office:value-type="string">
            <text:p>PAY</text:p>
          </table:table-cell>
          <table:table-cell office:value-type="date" office:date-value="2020-12-31" table:style-name="DateCell">
            <text:p>2020-12-31</text:p>
          </table:table-cell>
          <table:table-cell office:value-type="float" office:value="27073817.35">
            <text:p>27073817.35</text:p>
          </table:table-cell>
        </table:table-row>
        <table:table-row>
          <table:table-cell office:value-type="string">
            <text:p>N.F.5.834.2.262.141.08.04</text:p>
          </table:table-cell>
          <table:table-cell office:value-type="string">
            <text:p>PAY</text:p>
          </table:table-cell>
          <table:table-cell office:value-type="date" office:date-value="2020-12-31" table:style-name="DateCell">
            <text:p>2020-12-31</text:p>
          </table:table-cell>
          <table:table-cell office:value-type="float" office:value="22928590.08">
            <text:p>22928590.08</text:p>
          </table:table-cell>
        </table:table-row>
        <table:table-row>
          <table:table-cell office:value-type="string">
            <text:p>N.K.5.834.2.262.141.10.03</text:p>
          </table:table-cell>
          <table:table-cell office:value-type="string">
            <text:p>PAY</text:p>
          </table:table-cell>
          <table:table-cell office:value-type="date" office:date-value="2020-12-31" table:style-name="DateCell">
            <text:p>2020-12-31</text:p>
          </table:table-cell>
          <table:table-cell office:value-type="float" office:value="119400617.51">
            <text:p>119400617.51</text:p>
          </table:table-cell>
        </table:table-row>
        <table:table-row>
          <table:table-cell office:value-type="string">
            <text:p>S.E.5.322.3.262.141.18.01</text:p>
          </table:table-cell>
          <table:table-cell office:value-type="string">
            <text:p>PAY</text:p>
          </table:table-cell>
          <table:table-cell office:value-type="date" office:date-value="2020-12-31" table:style-name="DateCell">
            <text:p>2020-12-31</text:p>
          </table:table-cell>
          <table:table-cell office:value-type="float" office:value="60127103.98">
            <text:p>60127103.98</text:p>
          </table:table-cell>
        </table:table-row>
        <table:table-row>
          <table:table-cell office:value-type="string">
            <text:p>S.E.5.322.2.262.141.18.01</text:p>
          </table:table-cell>
          <table:table-cell office:value-type="string">
            <text:p>PAY</text:p>
          </table:table-cell>
          <table:table-cell office:value-type="date" office:date-value="2020-12-31" table:style-name="DateCell">
            <text:p>2020-12-31</text:p>
          </table:table-cell>
          <table:table-cell office:value-type="float" office:value="62762865.76">
            <text:p>62762865.76</text:p>
          </table:table-cell>
        </table:table-row>
        <table:table-row>
          <table:table-cell office:value-type="string">
            <text:p>S.E.5.341.2.262.141.18.01</text:p>
          </table:table-cell>
          <table:table-cell office:value-type="string">
            <text:p>PAY</text:p>
          </table:table-cell>
          <table:table-cell office:value-type="date" office:date-value="2020-12-31" table:style-name="DateCell">
            <text:p>2020-12-31</text:p>
          </table:table-cell>
          <table:table-cell office:value-type="float" office:value="85943089.96">
            <text:p>85943089.96</text:p>
          </table:table-cell>
        </table:table-row>
        <table:table-row>
          <table:table-cell office:value-type="string">
            <text:p>S.E.5.341.2.262.141.18.02</text:p>
          </table:table-cell>
          <table:table-cell office:value-type="string">
            <text:p>PAY</text:p>
          </table:table-cell>
          <table:table-cell office:value-type="date" office:date-value="2020-12-31" table:style-name="DateCell">
            <text:p>2020-12-31</text:p>
          </table:table-cell>
          <table:table-cell office:value-type="float" office:value="40851374.34">
            <text:p>40851374.34</text:p>
          </table:table-cell>
        </table:table-row>
        <table:table-row>
          <table:table-cell office:value-type="string">
            <text:p>N.K.5.834.2.262.141.10.01</text:p>
          </table:table-cell>
          <table:table-cell office:value-type="string">
            <text:p>PAY</text:p>
          </table:table-cell>
          <table:table-cell office:value-type="date" office:date-value="2020-12-31" table:style-name="DateCell">
            <text:p>2020-12-31</text:p>
          </table:table-cell>
          <table:table-cell office:value-type="float" office:value="17282526.63">
            <text:p>17282526.63</text:p>
          </table:table-cell>
        </table:table-row>
        <table:table-row>
          <table:table-cell office:value-type="string">
            <text:p>N.K.5.834.2.262.141.12.02</text:p>
          </table:table-cell>
          <table:table-cell office:value-type="string">
            <text:p>PAY</text:p>
          </table:table-cell>
          <table:table-cell office:value-type="date" office:date-value="2020-12-31" table:style-name="DateCell">
            <text:p>2020-12-31</text:p>
          </table:table-cell>
          <table:table-cell office:value-type="float" office:value="16788496.70">
            <text:p>16788496.70</text:p>
          </table:table-cell>
        </table:table-row>
        <table:table-row>
          <table:table-cell office:value-type="string">
            <text:p>N.K.5.834.2.262.141.10.06</text:p>
          </table:table-cell>
          <table:table-cell office:value-type="string">
            <text:p>PAY</text:p>
          </table:table-cell>
          <table:table-cell office:value-type="date" office:date-value="2020-12-31" table:style-name="DateCell">
            <text:p>2020-12-31</text:p>
          </table:table-cell>
          <table:table-cell office:value-type="float" office:value="119615104.63">
            <text:p>119615104.63</text:p>
          </table:table-cell>
        </table:table-row>
        <table:table-row>
          <table:table-cell office:value-type="string">
            <text:p>N.K.5.834.1.262.141.13.04</text:p>
          </table:table-cell>
          <table:table-cell office:value-type="string">
            <text:p>PAY</text:p>
          </table:table-cell>
          <table:table-cell office:value-type="date" office:date-value="2020-12-31" table:style-name="DateCell">
            <text:p>2020-12-31</text:p>
          </table:table-cell>
          <table:table-cell office:value-type="float" office:value="2420000.00">
            <text:p>2420000.00</text:p>
          </table:table-cell>
        </table:table-row>
        <table:table-row>
          <table:table-cell office:value-type="string">
            <text:p>N.K.5.834.1.262.141.13.03</text:p>
          </table:table-cell>
          <table:table-cell office:value-type="string">
            <text:p>PAY</text:p>
          </table:table-cell>
          <table:table-cell office:value-type="date" office:date-value="2020-12-31" table:style-name="DateCell">
            <text:p>2020-12-31</text:p>
          </table:table-cell>
          <table:table-cell office:value-type="float" office:value="2140000.00">
            <text:p>2140000.00</text:p>
          </table:table-cell>
        </table:table-row>
        <table:table-row>
          <table:table-cell office:value-type="string">
            <text:p>N.E.5.521.3.262.141.19.01</text:p>
          </table:table-cell>
          <table:table-cell office:value-type="string">
            <text:p>PAY</text:p>
          </table:table-cell>
          <table:table-cell office:value-type="date" office:date-value="2020-12-31" table:style-name="DateCell">
            <text:p>2020-12-31</text:p>
          </table:table-cell>
          <table:table-cell office:value-type="float" office:value="299594798.65">
            <text:p>299594798.65</text:p>
          </table:table-cell>
        </table:table-row>
        <table:table-row>
          <table:table-cell office:value-type="string">
            <text:p>N.E.5.521.2.262.141.18.01</text:p>
          </table:table-cell>
          <table:table-cell office:value-type="string">
            <text:p>PAY</text:p>
          </table:table-cell>
          <table:table-cell office:value-type="date" office:date-value="2020-12-31" table:style-name="DateCell">
            <text:p>2020-12-31</text:p>
          </table:table-cell>
          <table:table-cell office:value-type="float" office:value="881968631.19">
            <text:p>881968631.19</text:p>
          </table:table-cell>
        </table:table-row>
        <table:table-row>
          <table:table-cell office:value-type="string">
            <text:p>N.E.5.534.1.262.141.20.01</text:p>
          </table:table-cell>
          <table:table-cell office:value-type="string">
            <text:p>PAY</text:p>
          </table:table-cell>
          <table:table-cell office:value-type="date" office:date-value="2020-12-31" table:style-name="DateCell">
            <text:p>2020-12-31</text:p>
          </table:table-cell>
          <table:table-cell office:value-type="float" office:value="40750009.96">
            <text:p>40750009.96</text:p>
          </table:table-cell>
        </table:table-row>
        <table:table-row>
          <table:table-cell office:value-type="string">
            <text:p>N.E.5.535.1.262.141.20.01</text:p>
          </table:table-cell>
          <table:table-cell office:value-type="string">
            <text:p>PAY</text:p>
          </table:table-cell>
          <table:table-cell office:value-type="date" office:date-value="2020-12-31" table:style-name="DateCell">
            <text:p>2020-12-31</text:p>
          </table:table-cell>
          <table:table-cell office:value-type="float" office:value="155285094.65">
            <text:p>155285094.65</text:p>
          </table:table-cell>
        </table:table-row>
        <table:table-row>
          <table:table-cell office:value-type="string">
            <text:p>N.K.5.834.2.262.141.10.05</text:p>
          </table:table-cell>
          <table:table-cell office:value-type="string">
            <text:p>PAY</text:p>
          </table:table-cell>
          <table:table-cell office:value-type="date" office:date-value="2020-12-31" table:style-name="DateCell">
            <text:p>2020-12-31</text:p>
          </table:table-cell>
          <table:table-cell office:value-type="float" office:value="68747719.02">
            <text:p>68747719.02</text:p>
          </table:table-cell>
        </table:table-row>
        <table:table-row>
          <table:table-cell office:value-type="string">
            <text:p>S.F.5.512.2.262.141.06.01</text:p>
          </table:table-cell>
          <table:table-cell office:value-type="string">
            <text:p>PAY</text:p>
          </table:table-cell>
          <table:table-cell office:value-type="date" office:date-value="2020-12-31" table:style-name="DateCell">
            <text:p>2020-12-31</text:p>
          </table:table-cell>
          <table:table-cell office:value-type="float" office:value="105164739.39">
            <text:p>105164739.39</text:p>
          </table:table-cell>
        </table:table-row>
        <table:table-row>
          <table:table-cell office:value-type="string">
            <text:p>S.F.5.512.2.262.141.06.02</text:p>
          </table:table-cell>
          <table:table-cell office:value-type="string">
            <text:p>PAY</text:p>
          </table:table-cell>
          <table:table-cell office:value-type="date" office:date-value="2020-12-31" table:style-name="DateCell">
            <text:p>2020-12-31</text:p>
          </table:table-cell>
          <table:table-cell office:value-type="float" office:value="64671801.09">
            <text:p>64671801.09</text:p>
          </table:table-cell>
        </table:table-row>
        <table:table-row>
          <table:table-cell office:value-type="string">
            <text:p>N.F.5.512.2.262.141.10.01</text:p>
          </table:table-cell>
          <table:table-cell office:value-type="string">
            <text:p>PAY</text:p>
          </table:table-cell>
          <table:table-cell office:value-type="date" office:date-value="2020-12-31" table:style-name="DateCell">
            <text:p>2020-12-31</text:p>
          </table:table-cell>
          <table:table-cell office:value-type="float" office:value="716494448.01">
            <text:p>716494448.01</text:p>
          </table:table-cell>
        </table:table-row>
        <table:table-row>
          <table:table-cell office:value-type="string">
            <text:p>N.K.5.512.1.262.141.13.01</text:p>
          </table:table-cell>
          <table:table-cell office:value-type="string">
            <text:p>PAY</text:p>
          </table:table-cell>
          <table:table-cell office:value-type="date" office:date-value="2020-12-31" table:style-name="DateCell">
            <text:p>2020-12-31</text:p>
          </table:table-cell>
          <table:table-cell office:value-type="float" office:value="922981.55">
            <text:p>922981.55</text:p>
          </table:table-cell>
        </table:table-row>
        <table:table-row>
          <table:table-cell office:value-type="string">
            <text:p>N.K.5.512.1.262.141.13.02</text:p>
          </table:table-cell>
          <table:table-cell office:value-type="string">
            <text:p>PAY</text:p>
          </table:table-cell>
          <table:table-cell office:value-type="date" office:date-value="2020-12-31" table:style-name="DateCell">
            <text:p>2020-12-31</text:p>
          </table:table-cell>
          <table:table-cell office:value-type="float" office:value="2228357.56">
            <text:p>2228357.56</text:p>
          </table:table-cell>
        </table:table-row>
        <table:table-row>
          <table:table-cell office:value-type="string">
            <text:p>N.E.5.176.3.262.141.18.01</text:p>
          </table:table-cell>
          <table:table-cell office:value-type="string">
            <text:p>PAY</text:p>
          </table:table-cell>
          <table:table-cell office:value-type="date" office:date-value="2020-12-31" table:style-name="DateCell">
            <text:p>2020-12-31</text:p>
          </table:table-cell>
          <table:table-cell office:value-type="float" office:value="957136171.21">
            <text:p>957136171.21</text:p>
          </table:table-cell>
        </table:table-row>
        <table:table-row>
          <table:table-cell office:value-type="string">
            <text:p>N.K.5.752.2.262.141.10.01</text:p>
          </table:table-cell>
          <table:table-cell office:value-type="string">
            <text:p>PAY</text:p>
          </table:table-cell>
          <table:table-cell office:value-type="date" office:date-value="2021-07-31" table:style-name="DateCell">
            <text:p>2021-07-31</text:p>
          </table:table-cell>
          <table:table-cell office:value-type="float" office:value="2990406.54">
            <text:p>2990406.54</text:p>
          </table:table-cell>
        </table:table-row>
        <table:table-row>
          <table:table-cell office:value-type="string">
            <text:p>N.E.5.226.2.262.141.20.02</text:p>
          </table:table-cell>
          <table:table-cell office:value-type="string">
            <text:p>PAY</text:p>
          </table:table-cell>
          <table:table-cell office:value-type="date" office:date-value="2021-07-31" table:style-name="DateCell">
            <text:p>2021-07-31</text:p>
          </table:table-cell>
          <table:table-cell office:value-type="float" office:value="8156855.00">
            <text:p>8156855.00</text:p>
          </table:table-cell>
        </table:table-row>
        <table:table-row>
          <table:table-cell office:value-type="string">
            <text:p>N.E.5.226.2.262.141.20.03</text:p>
          </table:table-cell>
          <table:table-cell office:value-type="string">
            <text:p>PAY</text:p>
          </table:table-cell>
          <table:table-cell office:value-type="date" office:date-value="2021-07-31" table:style-name="DateCell">
            <text:p>2021-07-31</text:p>
          </table:table-cell>
          <table:table-cell office:value-type="float" office:value="1666000.00">
            <text:p>1666000.00</text:p>
          </table:table-cell>
        </table:table-row>
        <table:table-row>
          <table:table-cell office:value-type="string">
            <text:p>N.K.5.752.6.262.141.12.02</text:p>
          </table:table-cell>
          <table:table-cell office:value-type="string">
            <text:p>PAY</text:p>
          </table:table-cell>
          <table:table-cell office:value-type="date" office:date-value="2021-07-31" table:style-name="DateCell">
            <text:p>2021-07-31</text:p>
          </table:table-cell>
          <table:table-cell office:value-type="float" office:value="4290728.40">
            <text:p>4290728.40</text:p>
          </table:table-cell>
        </table:table-row>
        <table:table-row>
          <table:table-cell office:value-type="string">
            <text:p>N.F.5.752.2.262.141.05.01</text:p>
          </table:table-cell>
          <table:table-cell office:value-type="string">
            <text:p>PAY</text:p>
          </table:table-cell>
          <table:table-cell office:value-type="date" office:date-value="2021-07-31" table:style-name="DateCell">
            <text:p>2021-07-31</text:p>
          </table:table-cell>
          <table:table-cell office:value-type="float" office:value="17807650.40">
            <text:p>17807650.40</text:p>
          </table:table-cell>
        </table:table-row>
        <table:table-row>
          <table:table-cell office:value-type="string">
            <text:p>N.K.5.752.8.262.141.12.04</text:p>
          </table:table-cell>
          <table:table-cell office:value-type="string">
            <text:p>PAY</text:p>
          </table:table-cell>
          <table:table-cell office:value-type="date" office:date-value="2021-07-31" table:style-name="DateCell">
            <text:p>2021-07-31</text:p>
          </table:table-cell>
          <table:table-cell office:value-type="float" office:value="14419394.19">
            <text:p>14419394.19</text:p>
          </table:table-cell>
        </table:table-row>
        <table:table-row>
          <table:table-cell office:value-type="string">
            <text:p>N.F.5.622.1.262.141.08.03</text:p>
          </table:table-cell>
          <table:table-cell office:value-type="string">
            <text:p>PAY</text:p>
          </table:table-cell>
          <table:table-cell office:value-type="date" office:date-value="2021-07-31" table:style-name="DateCell">
            <text:p>2021-07-31</text:p>
          </table:table-cell>
          <table:table-cell office:value-type="float" office:value="9793057.40">
            <text:p>9793057.40</text:p>
          </table:table-cell>
        </table:table-row>
        <table:table-row>
          <table:table-cell office:value-type="string">
            <text:p>N.K.5.623.5.262.141.11.09</text:p>
          </table:table-cell>
          <table:table-cell office:value-type="string">
            <text:p>PAY</text:p>
          </table:table-cell>
          <table:table-cell office:value-type="date" office:date-value="2021-07-31" table:style-name="DateCell">
            <text:p>2021-07-31</text:p>
          </table:table-cell>
          <table:table-cell office:value-type="float" office:value="2645982.85">
            <text:p>2645982.85</text:p>
          </table:table-cell>
        </table:table-row>
        <table:table-row>
          <table:table-cell office:value-type="string">
            <text:p>N.K.5.623.5.262.141.11.11</text:p>
          </table:table-cell>
          <table:table-cell office:value-type="string">
            <text:p>PAY</text:p>
          </table:table-cell>
          <table:table-cell office:value-type="date" office:date-value="2021-07-31" table:style-name="DateCell">
            <text:p>2021-07-31</text:p>
          </table:table-cell>
          <table:table-cell office:value-type="float" office:value="2645982.85">
            <text:p>2645982.85</text:p>
          </table:table-cell>
        </table:table-row>
        <table:table-row>
          <table:table-cell office:value-type="string">
            <text:p>N.K.5.623.4.262.141.11.14</text:p>
          </table:table-cell>
          <table:table-cell office:value-type="string">
            <text:p>PAY</text:p>
          </table:table-cell>
          <table:table-cell office:value-type="date" office:date-value="2021-07-31" table:style-name="DateCell">
            <text:p>2021-07-31</text:p>
          </table:table-cell>
          <table:table-cell office:value-type="float" office:value="121023.00">
            <text:p>121023.00</text:p>
          </table:table-cell>
        </table:table-row>
        <table:table-row>
          <table:table-cell office:value-type="string">
            <text:p>N.D.5.621.2.262.141.02.01</text:p>
          </table:table-cell>
          <table:table-cell office:value-type="string">
            <text:p>PAY</text:p>
          </table:table-cell>
          <table:table-cell office:value-type="date" office:date-value="2021-07-31" table:style-name="DateCell">
            <text:p>2021-07-31</text:p>
          </table:table-cell>
          <table:table-cell office:value-type="float" office:value="739746.00">
            <text:p>739746.00</text:p>
          </table:table-cell>
        </table:table-row>
        <table:table-row>
          <table:table-cell office:value-type="string">
            <text:p>N.F.5.621.5.262.141.06.01</text:p>
          </table:table-cell>
          <table:table-cell office:value-type="string">
            <text:p>PAY</text:p>
          </table:table-cell>
          <table:table-cell office:value-type="date" office:date-value="2021-07-31" table:style-name="DateCell">
            <text:p>2021-07-31</text:p>
          </table:table-cell>
          <table:table-cell office:value-type="float" office:value="33256.08">
            <text:p>33256.08</text:p>
          </table:table-cell>
        </table:table-row>
        <table:table-row>
          <table:table-cell office:value-type="string">
            <text:p>N.K.5.621.1.262.141.10.01</text:p>
          </table:table-cell>
          <table:table-cell office:value-type="string">
            <text:p>PAY</text:p>
          </table:table-cell>
          <table:table-cell office:value-type="date" office:date-value="2021-07-31" table:style-name="DateCell">
            <text:p>2021-07-31</text:p>
          </table:table-cell>
          <table:table-cell office:value-type="float" office:value="542640.00">
            <text:p>542640.00</text:p>
          </table:table-cell>
        </table:table-row>
        <table:table-row>
          <table:table-cell office:value-type="string">
            <text:p>N.K.5.621.2.262.141.11.01</text:p>
          </table:table-cell>
          <table:table-cell office:value-type="string">
            <text:p>PAY</text:p>
          </table:table-cell>
          <table:table-cell office:value-type="date" office:date-value="2021-07-31" table:style-name="DateCell">
            <text:p>2021-07-31</text:p>
          </table:table-cell>
          <table:table-cell office:value-type="float" office:value="3653615.11">
            <text:p>3653615.11</text:p>
          </table:table-cell>
        </table:table-row>
        <table:table-row>
          <table:table-cell office:value-type="string">
            <text:p>N.K.5.621.6.262.141.13.01</text:p>
          </table:table-cell>
          <table:table-cell office:value-type="string">
            <text:p>PAY</text:p>
          </table:table-cell>
          <table:table-cell office:value-type="date" office:date-value="2021-07-31" table:style-name="DateCell">
            <text:p>2021-07-31</text:p>
          </table:table-cell>
          <table:table-cell office:value-type="float" office:value="8973867.83">
            <text:p>8973867.83</text:p>
          </table:table-cell>
        </table:table-row>
        <table:table-row>
          <table:table-cell office:value-type="string">
            <text:p>N.E.5.621.6.262.141.20.01</text:p>
          </table:table-cell>
          <table:table-cell office:value-type="string">
            <text:p>PAY</text:p>
          </table:table-cell>
          <table:table-cell office:value-type="date" office:date-value="2021-07-31" table:style-name="DateCell">
            <text:p>2021-07-31</text:p>
          </table:table-cell>
          <table:table-cell office:value-type="float" office:value="789440.05">
            <text:p>789440.05</text:p>
          </table:table-cell>
        </table:table-row>
        <table:table-row>
          <table:table-cell office:value-type="string">
            <text:p>N.K.5.622.1.262.141.10.01</text:p>
          </table:table-cell>
          <table:table-cell office:value-type="string">
            <text:p>PAY</text:p>
          </table:table-cell>
          <table:table-cell office:value-type="date" office:date-value="2021-07-31" table:style-name="DateCell">
            <text:p>2021-07-31</text:p>
          </table:table-cell>
          <table:table-cell office:value-type="float" office:value="12338754.79">
            <text:p>12338754.79</text:p>
          </table:table-cell>
        </table:table-row>
        <table:table-row>
          <table:table-cell office:value-type="string">
            <text:p>N.K.5.622.1.262.141.12.01</text:p>
          </table:table-cell>
          <table:table-cell office:value-type="string">
            <text:p>PAY</text:p>
          </table:table-cell>
          <table:table-cell office:value-type="date" office:date-value="2021-07-31" table:style-name="DateCell">
            <text:p>2021-07-31</text:p>
          </table:table-cell>
          <table:table-cell office:value-type="float" office:value="197828.16">
            <text:p>197828.16</text:p>
          </table:table-cell>
        </table:table-row>
        <table:table-row>
          <table:table-cell office:value-type="string">
            <text:p>N.K.5.622.1.262.141.12.02</text:p>
          </table:table-cell>
          <table:table-cell office:value-type="string">
            <text:p>PAY</text:p>
          </table:table-cell>
          <table:table-cell office:value-type="date" office:date-value="2021-07-31" table:style-name="DateCell">
            <text:p>2021-07-31</text:p>
          </table:table-cell>
          <table:table-cell office:value-type="float" office:value="186713.84">
            <text:p>186713.84</text:p>
          </table:table-cell>
        </table:table-row>
        <table:table-row>
          <table:table-cell office:value-type="string">
            <text:p>N.K.5.622.1.262.141.12.05</text:p>
          </table:table-cell>
          <table:table-cell office:value-type="string">
            <text:p>PAY</text:p>
          </table:table-cell>
          <table:table-cell office:value-type="date" office:date-value="2021-07-31" table:style-name="DateCell">
            <text:p>2021-07-31</text:p>
          </table:table-cell>
          <table:table-cell office:value-type="float" office:value="36936319.61">
            <text:p>36936319.61</text:p>
          </table:table-cell>
        </table:table-row>
        <table:table-row>
          <table:table-cell office:value-type="string">
            <text:p>N.K.5.622.1.262.141.12.06</text:p>
          </table:table-cell>
          <table:table-cell office:value-type="string">
            <text:p>PAY</text:p>
          </table:table-cell>
          <table:table-cell office:value-type="date" office:date-value="2021-07-31" table:style-name="DateCell">
            <text:p>2021-07-31</text:p>
          </table:table-cell>
          <table:table-cell office:value-type="float" office:value="91895917.55">
            <text:p>91895917.55</text:p>
          </table:table-cell>
        </table:table-row>
        <table:table-row>
          <table:table-cell office:value-type="string">
            <text:p>N.K.5.622.1.262.141.13.02</text:p>
          </table:table-cell>
          <table:table-cell office:value-type="string">
            <text:p>PAY</text:p>
          </table:table-cell>
          <table:table-cell office:value-type="date" office:date-value="2021-07-31" table:style-name="DateCell">
            <text:p>2021-07-31</text:p>
          </table:table-cell>
          <table:table-cell office:value-type="float" office:value="851167.73">
            <text:p>851167.73</text:p>
          </table:table-cell>
        </table:table-row>
        <table:table-row>
          <table:table-cell office:value-type="string">
            <text:p>N.K.5.622.1.262.141.14.01</text:p>
          </table:table-cell>
          <table:table-cell office:value-type="string">
            <text:p>PAY</text:p>
          </table:table-cell>
          <table:table-cell office:value-type="date" office:date-value="2021-07-31" table:style-name="DateCell">
            <text:p>2021-07-31</text:p>
          </table:table-cell>
          <table:table-cell office:value-type="float" office:value="39571696.20">
            <text:p>39571696.20</text:p>
          </table:table-cell>
        </table:table-row>
        <table:table-row>
          <table:table-cell office:value-type="string">
            <text:p>N.K.5.622.1.262.141.14.02</text:p>
          </table:table-cell>
          <table:table-cell office:value-type="string">
            <text:p>PAY</text:p>
          </table:table-cell>
          <table:table-cell office:value-type="date" office:date-value="2021-07-31" table:style-name="DateCell">
            <text:p>2021-07-31</text:p>
          </table:table-cell>
          <table:table-cell office:value-type="float" office:value="645981.46">
            <text:p>645981.46</text:p>
          </table:table-cell>
        </table:table-row>
        <table:table-row>
          <table:table-cell office:value-type="string">
            <text:p>N.K.5.622.8.262.141.14.01</text:p>
          </table:table-cell>
          <table:table-cell office:value-type="string">
            <text:p>PAY</text:p>
          </table:table-cell>
          <table:table-cell office:value-type="date" office:date-value="2021-07-31" table:style-name="DateCell">
            <text:p>2021-07-31</text:p>
          </table:table-cell>
          <table:table-cell office:value-type="float" office:value="8559.24">
            <text:p>8559.24</text:p>
          </table:table-cell>
        </table:table-row>
        <table:table-row>
          <table:table-cell office:value-type="string">
            <text:p>N.K.5.622.1.262.141.13.03</text:p>
          </table:table-cell>
          <table:table-cell office:value-type="string">
            <text:p>PAY</text:p>
          </table:table-cell>
          <table:table-cell office:value-type="date" office:date-value="2021-07-31" table:style-name="DateCell">
            <text:p>2021-07-31</text:p>
          </table:table-cell>
          <table:table-cell office:value-type="float" office:value="47560203.45">
            <text:p>47560203.45</text:p>
          </table:table-cell>
        </table:table-row>
        <table:table-row>
          <table:table-cell office:value-type="string">
            <text:p>N.E.5.622.6.262.141.20.01</text:p>
          </table:table-cell>
          <table:table-cell office:value-type="string">
            <text:p>PAY</text:p>
          </table:table-cell>
          <table:table-cell office:value-type="date" office:date-value="2021-07-31" table:style-name="DateCell">
            <text:p>2021-07-31</text:p>
          </table:table-cell>
          <table:table-cell office:value-type="float" office:value="2834794.20">
            <text:p>2834794.20</text:p>
          </table:table-cell>
        </table:table-row>
        <table:table-row>
          <table:table-cell office:value-type="string">
            <text:p>N.F.5.623.5.262.141.06.03</text:p>
          </table:table-cell>
          <table:table-cell office:value-type="string">
            <text:p>PAY</text:p>
          </table:table-cell>
          <table:table-cell office:value-type="date" office:date-value="2021-07-31" table:style-name="DateCell">
            <text:p>2021-07-31</text:p>
          </table:table-cell>
          <table:table-cell office:value-type="float" office:value="31088.75">
            <text:p>31088.75</text:p>
          </table:table-cell>
        </table:table-row>
        <table:table-row>
          <table:table-cell office:value-type="string">
            <text:p>N.F.5.623.5.262.141.08.05</text:p>
          </table:table-cell>
          <table:table-cell office:value-type="string">
            <text:p>PAY</text:p>
          </table:table-cell>
          <table:table-cell office:value-type="date" office:date-value="2021-07-31" table:style-name="DateCell">
            <text:p>2021-07-31</text:p>
          </table:table-cell>
          <table:table-cell office:value-type="float" office:value="309876.00">
            <text:p>309876.00</text:p>
          </table:table-cell>
        </table:table-row>
        <table:table-row>
          <table:table-cell office:value-type="string">
            <text:p>N.K.5.623.4.262.141.10.01</text:p>
          </table:table-cell>
          <table:table-cell office:value-type="string">
            <text:p>PAY</text:p>
          </table:table-cell>
          <table:table-cell office:value-type="date" office:date-value="2021-07-31" table:style-name="DateCell">
            <text:p>2021-07-31</text:p>
          </table:table-cell>
          <table:table-cell office:value-type="float" office:value="24363.77">
            <text:p>24363.77</text:p>
          </table:table-cell>
        </table:table-row>
        <table:table-row>
          <table:table-cell office:value-type="string">
            <text:p>N.K.5.623.5.262.141.11.04</text:p>
          </table:table-cell>
          <table:table-cell office:value-type="string">
            <text:p>PAY</text:p>
          </table:table-cell>
          <table:table-cell office:value-type="date" office:date-value="2021-07-31" table:style-name="DateCell">
            <text:p>2021-07-31</text:p>
          </table:table-cell>
          <table:table-cell office:value-type="float" office:value="485873.47">
            <text:p>485873.47</text:p>
          </table:table-cell>
        </table:table-row>
        <table:table-row>
          <table:table-cell office:value-type="string">
            <text:p>N.K.5.623.6.262.141.10.02</text:p>
          </table:table-cell>
          <table:table-cell office:value-type="string">
            <text:p>PAY</text:p>
          </table:table-cell>
          <table:table-cell office:value-type="date" office:date-value="2021-07-31" table:style-name="DateCell">
            <text:p>2021-07-31</text:p>
          </table:table-cell>
          <table:table-cell office:value-type="float" office:value="133696.49">
            <text:p>133696.49</text:p>
          </table:table-cell>
        </table:table-row>
        <table:table-row>
          <table:table-cell office:value-type="string">
            <text:p>N.K.5.623.6.262.141.12.02</text:p>
          </table:table-cell>
          <table:table-cell office:value-type="string">
            <text:p>PAY</text:p>
          </table:table-cell>
          <table:table-cell office:value-type="date" office:date-value="2021-07-31" table:style-name="DateCell">
            <text:p>2021-07-31</text:p>
          </table:table-cell>
          <table:table-cell office:value-type="float" office:value="72306.00">
            <text:p>72306.00</text:p>
          </table:table-cell>
        </table:table-row>
        <table:table-row>
          <table:table-cell office:value-type="string">
            <text:p>N.K.5.623.5.262.141.13.02</text:p>
          </table:table-cell>
          <table:table-cell office:value-type="string">
            <text:p>PAY</text:p>
          </table:table-cell>
          <table:table-cell office:value-type="date" office:date-value="2021-07-31" table:style-name="DateCell">
            <text:p>2021-07-31</text:p>
          </table:table-cell>
          <table:table-cell office:value-type="float" office:value="11400112.45">
            <text:p>11400112.45</text:p>
          </table:table-cell>
        </table:table-row>
        <table:table-row>
          <table:table-cell office:value-type="string">
            <text:p>N.K.5.623.4.262.141.14.02</text:p>
          </table:table-cell>
          <table:table-cell office:value-type="string">
            <text:p>PAY</text:p>
          </table:table-cell>
          <table:table-cell office:value-type="date" office:date-value="2021-07-31" table:style-name="DateCell">
            <text:p>2021-07-31</text:p>
          </table:table-cell>
          <table:table-cell office:value-type="float" office:value="27516117.40">
            <text:p>27516117.40</text:p>
          </table:table-cell>
        </table:table-row>
        <table:table-row>
          <table:table-cell office:value-type="string">
            <text:p>N.K.5.623.4.262.141.14.05</text:p>
          </table:table-cell>
          <table:table-cell office:value-type="string">
            <text:p>PAY</text:p>
          </table:table-cell>
          <table:table-cell office:value-type="date" office:date-value="2021-07-31" table:style-name="DateCell">
            <text:p>2021-07-31</text:p>
          </table:table-cell>
          <table:table-cell office:value-type="float" office:value="7338211.57">
            <text:p>7338211.57</text:p>
          </table:table-cell>
        </table:table-row>
        <table:table-row>
          <table:table-cell office:value-type="string">
            <text:p>N.K.5.623.4.262.141.14.06</text:p>
          </table:table-cell>
          <table:table-cell office:value-type="string">
            <text:p>PAY</text:p>
          </table:table-cell>
          <table:table-cell office:value-type="date" office:date-value="2021-07-31" table:style-name="DateCell">
            <text:p>2021-07-31</text:p>
          </table:table-cell>
          <table:table-cell office:value-type="float" office:value="420000.00">
            <text:p>420000.00</text:p>
          </table:table-cell>
        </table:table-row>
        <table:table-row>
          <table:table-cell office:value-type="string">
            <text:p>N.K.5.623.4.262.141.14.07</text:p>
          </table:table-cell>
          <table:table-cell office:value-type="string">
            <text:p>PAY</text:p>
          </table:table-cell>
          <table:table-cell office:value-type="date" office:date-value="2021-07-31" table:style-name="DateCell">
            <text:p>2021-07-31</text:p>
          </table:table-cell>
          <table:table-cell office:value-type="float" office:value="29840907.67">
            <text:p>29840907.67</text:p>
          </table:table-cell>
        </table:table-row>
        <table:table-row>
          <table:table-cell office:value-type="string">
            <text:p>N.K.5.623.5.262.141.14.01</text:p>
          </table:table-cell>
          <table:table-cell office:value-type="string">
            <text:p>PAY</text:p>
          </table:table-cell>
          <table:table-cell office:value-type="date" office:date-value="2021-07-31" table:style-name="DateCell">
            <text:p>2021-07-31</text:p>
          </table:table-cell>
          <table:table-cell office:value-type="float" office:value="11036022.52">
            <text:p>11036022.52</text:p>
          </table:table-cell>
        </table:table-row>
        <table:table-row>
          <table:table-cell office:value-type="string">
            <text:p>N.K.5.623.5.262.141.14.02</text:p>
          </table:table-cell>
          <table:table-cell office:value-type="string">
            <text:p>PAY</text:p>
          </table:table-cell>
          <table:table-cell office:value-type="date" office:date-value="2021-07-31" table:style-name="DateCell">
            <text:p>2021-07-31</text:p>
          </table:table-cell>
          <table:table-cell office:value-type="float" office:value="46565333.68">
            <text:p>46565333.68</text:p>
          </table:table-cell>
        </table:table-row>
        <table:table-row>
          <table:table-cell office:value-type="string">
            <text:p>N.K.5.623.3.262.141.14.15</text:p>
          </table:table-cell>
          <table:table-cell office:value-type="string">
            <text:p>PAY</text:p>
          </table:table-cell>
          <table:table-cell office:value-type="date" office:date-value="2021-07-31" table:style-name="DateCell">
            <text:p>2021-07-31</text:p>
          </table:table-cell>
          <table:table-cell office:value-type="float" office:value="1197358.01">
            <text:p>1197358.01</text:p>
          </table:table-cell>
        </table:table-row>
        <table:table-row>
          <table:table-cell office:value-type="string">
            <text:p>N.K.5.623.4.262.141.14.01</text:p>
          </table:table-cell>
          <table:table-cell office:value-type="string">
            <text:p>PAY</text:p>
          </table:table-cell>
          <table:table-cell office:value-type="date" office:date-value="2021-07-31" table:style-name="DateCell">
            <text:p>2021-07-31</text:p>
          </table:table-cell>
          <table:table-cell office:value-type="float" office:value="5089257.77">
            <text:p>5089257.77</text:p>
          </table:table-cell>
        </table:table-row>
        <table:table-row>
          <table:table-cell office:value-type="string">
            <text:p>N.K.5.623.5.262.141.14.03</text:p>
          </table:table-cell>
          <table:table-cell office:value-type="string">
            <text:p>PAY</text:p>
          </table:table-cell>
          <table:table-cell office:value-type="date" office:date-value="2021-07-31" table:style-name="DateCell">
            <text:p>2021-07-31</text:p>
          </table:table-cell>
          <table:table-cell office:value-type="float" office:value="26117165.20">
            <text:p>26117165.20</text:p>
          </table:table-cell>
        </table:table-row>
        <table:table-row>
          <table:table-cell office:value-type="string">
            <text:p>N.K.5.623.5.262.141.14.04</text:p>
          </table:table-cell>
          <table:table-cell office:value-type="string">
            <text:p>PAY</text:p>
          </table:table-cell>
          <table:table-cell office:value-type="date" office:date-value="2021-07-31" table:style-name="DateCell">
            <text:p>2021-07-31</text:p>
          </table:table-cell>
          <table:table-cell office:value-type="float" office:value="9256385.50">
            <text:p>9256385.50</text:p>
          </table:table-cell>
        </table:table-row>
        <table:table-row>
          <table:table-cell office:value-type="string">
            <text:p>N.K.5.623.5.262.141.14.05</text:p>
          </table:table-cell>
          <table:table-cell office:value-type="string">
            <text:p>PAY</text:p>
          </table:table-cell>
          <table:table-cell office:value-type="date" office:date-value="2021-07-31" table:style-name="DateCell">
            <text:p>2021-07-31</text:p>
          </table:table-cell>
          <table:table-cell office:value-type="float" office:value="910562.45">
            <text:p>910562.45</text:p>
          </table:table-cell>
        </table:table-row>
        <table:table-row>
          <table:table-cell office:value-type="string">
            <text:p>N.K.5.623.4.262.141.14.08</text:p>
          </table:table-cell>
          <table:table-cell office:value-type="string">
            <text:p>PAY</text:p>
          </table:table-cell>
          <table:table-cell office:value-type="date" office:date-value="2021-07-31" table:style-name="DateCell">
            <text:p>2021-07-31</text:p>
          </table:table-cell>
          <table:table-cell office:value-type="float" office:value="483006.74">
            <text:p>483006.74</text:p>
          </table:table-cell>
        </table:table-row>
        <table:table-row>
          <table:table-cell office:value-type="string">
            <text:p>N.E.5.623.6.262.141.18.02</text:p>
          </table:table-cell>
          <table:table-cell office:value-type="string">
            <text:p>PAY</text:p>
          </table:table-cell>
          <table:table-cell office:value-type="date" office:date-value="2021-07-31" table:style-name="DateCell">
            <text:p>2021-07-31</text:p>
          </table:table-cell>
          <table:table-cell office:value-type="float" office:value="1330658.00">
            <text:p>1330658.00</text:p>
          </table:table-cell>
        </table:table-row>
        <table:table-row>
          <table:table-cell office:value-type="string">
            <text:p>N.E.5.623.3.262.141.18.01</text:p>
          </table:table-cell>
          <table:table-cell office:value-type="string">
            <text:p>PAY</text:p>
          </table:table-cell>
          <table:table-cell office:value-type="date" office:date-value="2021-07-31" table:style-name="DateCell">
            <text:p>2021-07-31</text:p>
          </table:table-cell>
          <table:table-cell office:value-type="float" office:value="345801.90">
            <text:p>345801.90</text:p>
          </table:table-cell>
        </table:table-row>
        <table:table-row>
          <table:table-cell office:value-type="string">
            <text:p>N.K.5.721.4.262.141.12.01</text:p>
          </table:table-cell>
          <table:table-cell office:value-type="string">
            <text:p>PAY</text:p>
          </table:table-cell>
          <table:table-cell office:value-type="date" office:date-value="2021-07-31" table:style-name="DateCell">
            <text:p>2021-07-31</text:p>
          </table:table-cell>
          <table:table-cell office:value-type="float" office:value="5206034.32">
            <text:p>5206034.32</text:p>
          </table:table-cell>
        </table:table-row>
        <table:table-row>
          <table:table-cell office:value-type="string">
            <text:p>N.F.5.722.2.262.141.08.01</text:p>
          </table:table-cell>
          <table:table-cell office:value-type="string">
            <text:p>PAY</text:p>
          </table:table-cell>
          <table:table-cell office:value-type="date" office:date-value="2021-07-31" table:style-name="DateCell">
            <text:p>2021-07-31</text:p>
          </table:table-cell>
          <table:table-cell office:value-type="float" office:value="7578812.64">
            <text:p>7578812.64</text:p>
          </table:table-cell>
        </table:table-row>
        <table:table-row>
          <table:table-cell office:value-type="string">
            <text:p>N.K.5.722.2.262.141.11.02</text:p>
          </table:table-cell>
          <table:table-cell office:value-type="string">
            <text:p>PAY</text:p>
          </table:table-cell>
          <table:table-cell office:value-type="date" office:date-value="2021-07-31" table:style-name="DateCell">
            <text:p>2021-07-31</text:p>
          </table:table-cell>
          <table:table-cell office:value-type="float" office:value="1604625.35">
            <text:p>1604625.35</text:p>
          </table:table-cell>
        </table:table-row>
        <table:table-row>
          <table:table-cell office:value-type="string">
            <text:p>N.K.5.631.6.262.141.10.01</text:p>
          </table:table-cell>
          <table:table-cell office:value-type="string">
            <text:p>PAY</text:p>
          </table:table-cell>
          <table:table-cell office:value-type="date" office:date-value="2021-07-31" table:style-name="DateCell">
            <text:p>2021-07-31</text:p>
          </table:table-cell>
          <table:table-cell office:value-type="float" office:value="573270.60">
            <text:p>573270.60</text:p>
          </table:table-cell>
        </table:table-row>
        <table:table-row>
          <table:table-cell office:value-type="string">
            <text:p>N.K.5.631.2.262.141.11.01</text:p>
          </table:table-cell>
          <table:table-cell office:value-type="string">
            <text:p>PAY</text:p>
          </table:table-cell>
          <table:table-cell office:value-type="date" office:date-value="2021-07-31" table:style-name="DateCell">
            <text:p>2021-07-31</text:p>
          </table:table-cell>
          <table:table-cell office:value-type="float" office:value="782701.68">
            <text:p>782701.68</text:p>
          </table:table-cell>
        </table:table-row>
        <table:table-row>
          <table:table-cell office:value-type="string">
            <text:p>N.K.5.631.6.262.141.14.01</text:p>
          </table:table-cell>
          <table:table-cell office:value-type="string">
            <text:p>PAY</text:p>
          </table:table-cell>
          <table:table-cell office:value-type="date" office:date-value="2021-07-31" table:style-name="DateCell">
            <text:p>2021-07-31</text:p>
          </table:table-cell>
          <table:table-cell office:value-type="float" office:value="29255.00">
            <text:p>29255.00</text:p>
          </table:table-cell>
        </table:table-row>
        <table:table-row>
          <table:table-cell office:value-type="string">
            <text:p>N.K.5.631.2.262.141.14.02</text:p>
          </table:table-cell>
          <table:table-cell office:value-type="string">
            <text:p>PAY</text:p>
          </table:table-cell>
          <table:table-cell office:value-type="date" office:date-value="2021-07-31" table:style-name="DateCell">
            <text:p>2021-07-31</text:p>
          </table:table-cell>
          <table:table-cell office:value-type="float" office:value="12001548.67">
            <text:p>12001548.67</text:p>
          </table:table-cell>
        </table:table-row>
        <table:table-row>
          <table:table-cell office:value-type="string">
            <text:p>N.E.5.631.6.262.141.20.01</text:p>
          </table:table-cell>
          <table:table-cell office:value-type="string">
            <text:p>PAY</text:p>
          </table:table-cell>
          <table:table-cell office:value-type="date" office:date-value="2021-07-31" table:style-name="DateCell">
            <text:p>2021-07-31</text:p>
          </table:table-cell>
          <table:table-cell office:value-type="float" office:value="90440.00">
            <text:p>90440.00</text:p>
          </table:table-cell>
        </table:table-row>
        <table:table-row>
          <table:table-cell office:value-type="string">
            <text:p>N.F.5.742.2.262.141.06.01</text:p>
          </table:table-cell>
          <table:table-cell office:value-type="string">
            <text:p>PAY</text:p>
          </table:table-cell>
          <table:table-cell office:value-type="date" office:date-value="2021-07-31" table:style-name="DateCell">
            <text:p>2021-07-31</text:p>
          </table:table-cell>
          <table:table-cell office:value-type="float" office:value="793833.30">
            <text:p>793833.30</text:p>
          </table:table-cell>
        </table:table-row>
        <table:table-row>
          <table:table-cell office:value-type="string">
            <text:p>N.K.5.742.2.262.141.11.02</text:p>
          </table:table-cell>
          <table:table-cell office:value-type="string">
            <text:p>PAY</text:p>
          </table:table-cell>
          <table:table-cell office:value-type="date" office:date-value="2021-07-31" table:style-name="DateCell">
            <text:p>2021-07-31</text:p>
          </table:table-cell>
          <table:table-cell office:value-type="float" office:value="13941094.44">
            <text:p>13941094.44</text:p>
          </table:table-cell>
        </table:table-row>
        <table:table-row>
          <table:table-cell office:value-type="string">
            <text:p>N.K.5.742.2.262.141.14.04</text:p>
          </table:table-cell>
          <table:table-cell office:value-type="string">
            <text:p>PAY</text:p>
          </table:table-cell>
          <table:table-cell office:value-type="date" office:date-value="2021-07-31" table:style-name="DateCell">
            <text:p>2021-07-31</text:p>
          </table:table-cell>
          <table:table-cell office:value-type="float" office:value="3734755.52">
            <text:p>3734755.52</text:p>
          </table:table-cell>
        </table:table-row>
        <table:table-row>
          <table:table-cell office:value-type="string">
            <text:p>N.K.5.742.2.262.141.12.03</text:p>
          </table:table-cell>
          <table:table-cell office:value-type="string">
            <text:p>PAY</text:p>
          </table:table-cell>
          <table:table-cell office:value-type="date" office:date-value="2021-07-31" table:style-name="DateCell">
            <text:p>2021-07-31</text:p>
          </table:table-cell>
          <table:table-cell office:value-type="float" office:value="1972078.06">
            <text:p>1972078.06</text:p>
          </table:table-cell>
        </table:table-row>
        <table:table-row>
          <table:table-cell office:value-type="string">
            <text:p>N.K.5.834.2.262.141.12.05</text:p>
          </table:table-cell>
          <table:table-cell office:value-type="string">
            <text:p>PAY</text:p>
          </table:table-cell>
          <table:table-cell office:value-type="date" office:date-value="2021-07-31" table:style-name="DateCell">
            <text:p>2021-07-31</text:p>
          </table:table-cell>
          <table:table-cell office:value-type="float" office:value="5019729.40">
            <text:p>5019729.40</text:p>
          </table:table-cell>
        </table:table-row>
        <table:table-row>
          <table:table-cell office:value-type="string">
            <text:p>N.K.5.852.4.262.141.10.01</text:p>
          </table:table-cell>
          <table:table-cell office:value-type="string">
            <text:p>PAY</text:p>
          </table:table-cell>
          <table:table-cell office:value-type="date" office:date-value="2021-07-31" table:style-name="DateCell">
            <text:p>2021-07-31</text:p>
          </table:table-cell>
          <table:table-cell office:value-type="float" office:value="34601337.68">
            <text:p>34601337.68</text:p>
          </table:table-cell>
        </table:table-row>
        <table:table-row>
          <table:table-cell office:value-type="string">
            <text:p>N.F.5.853.1.262.141.08.01</text:p>
          </table:table-cell>
          <table:table-cell office:value-type="string">
            <text:p>PAY</text:p>
          </table:table-cell>
          <table:table-cell office:value-type="date" office:date-value="2021-07-31" table:style-name="DateCell">
            <text:p>2021-07-31</text:p>
          </table:table-cell>
          <table:table-cell office:value-type="float" office:value="36132866.07">
            <text:p>36132866.07</text:p>
          </table:table-cell>
        </table:table-row>
        <table:table-row>
          <table:table-cell office:value-type="string">
            <text:p>N.K.5.322.3.262.141.11.01</text:p>
          </table:table-cell>
          <table:table-cell office:value-type="string">
            <text:p>PAY</text:p>
          </table:table-cell>
          <table:table-cell office:value-type="date" office:date-value="2021-07-31" table:style-name="DateCell">
            <text:p>2021-07-31</text:p>
          </table:table-cell>
          <table:table-cell office:value-type="float" office:value="274965.39">
            <text:p>274965.39</text:p>
          </table:table-cell>
        </table:table-row>
        <table:table-row>
          <table:table-cell office:value-type="string">
            <text:p>N.E.5.322.3.262.141.17.01</text:p>
          </table:table-cell>
          <table:table-cell office:value-type="string">
            <text:p>PAY</text:p>
          </table:table-cell>
          <table:table-cell office:value-type="date" office:date-value="2021-07-31" table:style-name="DateCell">
            <text:p>2021-07-31</text:p>
          </table:table-cell>
          <table:table-cell office:value-type="float" office:value="11555548.49">
            <text:p>11555548.49</text:p>
          </table:table-cell>
        </table:table-row>
        <table:table-row>
          <table:table-cell office:value-type="string">
            <text:p>N.L.5.333.2.262.141.15.01</text:p>
          </table:table-cell>
          <table:table-cell office:value-type="string">
            <text:p>PAY</text:p>
          </table:table-cell>
          <table:table-cell office:value-type="date" office:date-value="2021-07-31" table:style-name="DateCell">
            <text:p>2021-07-31</text:p>
          </table:table-cell>
          <table:table-cell office:value-type="float" office:value="32117237.25">
            <text:p>32117237.25</text:p>
          </table:table-cell>
        </table:table-row>
        <table:table-row>
          <table:table-cell office:value-type="string">
            <text:p>N.L.5.341.2.262.141.15.01</text:p>
          </table:table-cell>
          <table:table-cell office:value-type="string">
            <text:p>PAY</text:p>
          </table:table-cell>
          <table:table-cell office:value-type="date" office:date-value="2021-07-31" table:style-name="DateCell">
            <text:p>2021-07-31</text:p>
          </table:table-cell>
          <table:table-cell office:value-type="float" office:value="3203123.00">
            <text:p>3203123.00</text:p>
          </table:table-cell>
        </table:table-row>
        <table:table-row>
          <table:table-cell office:value-type="string">
            <text:p>N.K.5.341.2.262.141.13.02</text:p>
          </table:table-cell>
          <table:table-cell office:value-type="string">
            <text:p>PAY</text:p>
          </table:table-cell>
          <table:table-cell office:value-type="date" office:date-value="2021-07-31" table:style-name="DateCell">
            <text:p>2021-07-31</text:p>
          </table:table-cell>
          <table:table-cell office:value-type="float" office:value="655116.00">
            <text:p>655116.00</text:p>
          </table:table-cell>
        </table:table-row>
        <table:table-row>
          <table:table-cell office:value-type="string">
            <text:p>N.L.5.341.2.262.141.16.01</text:p>
          </table:table-cell>
          <table:table-cell office:value-type="string">
            <text:p>PAY</text:p>
          </table:table-cell>
          <table:table-cell office:value-type="date" office:date-value="2021-07-31" table:style-name="DateCell">
            <text:p>2021-07-31</text:p>
          </table:table-cell>
          <table:table-cell office:value-type="float" office:value="9834089.00">
            <text:p>9834089.00</text:p>
          </table:table-cell>
        </table:table-row>
        <table:table-row>
          <table:table-cell office:value-type="string">
            <text:p>N.E.5.341.4.262.141.17.01</text:p>
          </table:table-cell>
          <table:table-cell office:value-type="string">
            <text:p>PAY</text:p>
          </table:table-cell>
          <table:table-cell office:value-type="date" office:date-value="2021-07-31" table:style-name="DateCell">
            <text:p>2021-07-31</text:p>
          </table:table-cell>
          <table:table-cell office:value-type="float" office:value="3226351.80">
            <text:p>3226351.80</text:p>
          </table:table-cell>
        </table:table-row>
        <table:table-row>
          <table:table-cell office:value-type="string">
            <text:p>N.E.5.341.2.262.141.18.03</text:p>
          </table:table-cell>
          <table:table-cell office:value-type="string">
            <text:p>PAY</text:p>
          </table:table-cell>
          <table:table-cell office:value-type="date" office:date-value="2021-07-31" table:style-name="DateCell">
            <text:p>2021-07-31</text:p>
          </table:table-cell>
          <table:table-cell office:value-type="float" office:value="70536919.06">
            <text:p>70536919.06</text:p>
          </table:table-cell>
        </table:table-row>
        <table:table-row>
          <table:table-cell office:value-type="string">
            <text:p>N.K.5.342.6.262.141.14.01</text:p>
          </table:table-cell>
          <table:table-cell office:value-type="string">
            <text:p>PAY</text:p>
          </table:table-cell>
          <table:table-cell office:value-type="date" office:date-value="2021-07-31" table:style-name="DateCell">
            <text:p>2021-07-31</text:p>
          </table:table-cell>
          <table:table-cell office:value-type="float" office:value="22093440.00">
            <text:p>22093440.00</text:p>
          </table:table-cell>
        </table:table-row>
        <table:table-row>
          <table:table-cell office:value-type="string">
            <text:p>N.E.5.342.2.262.141.19.01</text:p>
          </table:table-cell>
          <table:table-cell office:value-type="string">
            <text:p>PAY</text:p>
          </table:table-cell>
          <table:table-cell office:value-type="date" office:date-value="2021-07-31" table:style-name="DateCell">
            <text:p>2021-07-31</text:p>
          </table:table-cell>
          <table:table-cell office:value-type="float" office:value="61362395.00">
            <text:p>61362395.00</text:p>
          </table:table-cell>
        </table:table-row>
        <table:table-row>
          <table:table-cell office:value-type="string">
            <text:p>N.E.5.342.2.262.141.19.02</text:p>
          </table:table-cell>
          <table:table-cell office:value-type="string">
            <text:p>PAY</text:p>
          </table:table-cell>
          <table:table-cell office:value-type="date" office:date-value="2021-07-31" table:style-name="DateCell">
            <text:p>2021-07-31</text:p>
          </table:table-cell>
          <table:table-cell office:value-type="float" office:value="4898920.59">
            <text:p>4898920.59</text:p>
          </table:table-cell>
        </table:table-row>
        <table:table-row>
          <table:table-cell office:value-type="string">
            <text:p>N.E.5.521.2.262.141.18.01</text:p>
          </table:table-cell>
          <table:table-cell office:value-type="string">
            <text:p>PAY</text:p>
          </table:table-cell>
          <table:table-cell office:value-type="date" office:date-value="2021-07-31" table:style-name="DateCell">
            <text:p>2021-07-31</text:p>
          </table:table-cell>
          <table:table-cell office:value-type="float" office:value="405352684.00">
            <text:p>405352684.00</text:p>
          </table:table-cell>
        </table:table-row>
        <table:table-row>
          <table:table-cell office:value-type="string">
            <text:p>N.E.5.535.1.262.141.20.01</text:p>
          </table:table-cell>
          <table:table-cell office:value-type="string">
            <text:p>PAY</text:p>
          </table:table-cell>
          <table:table-cell office:value-type="date" office:date-value="2021-07-31" table:style-name="DateCell">
            <text:p>2021-07-31</text:p>
          </table:table-cell>
          <table:table-cell office:value-type="float" office:value="10573501.05">
            <text:p>10573501.05</text:p>
          </table:table-cell>
        </table:table-row>
        <table:table-row>
          <table:table-cell office:value-type="string">
            <text:p>N.K.5.752.8.262.141.12.04</text:p>
          </table:table-cell>
          <table:table-cell office:value-type="string">
            <text:p>PAY</text:p>
          </table:table-cell>
          <table:table-cell office:value-type="date" office:date-value="2021-08-31" table:style-name="DateCell">
            <text:p>2021-08-31</text:p>
          </table:table-cell>
          <table:table-cell office:value-type="float" office:value="8248002.63">
            <text:p>8248002.63</text:p>
          </table:table-cell>
        </table:table-row>
        <table:table-row>
          <table:table-cell office:value-type="string">
            <text:p>N.K.5.623.6.262.141.13.02</text:p>
          </table:table-cell>
          <table:table-cell office:value-type="string">
            <text:p>PAY</text:p>
          </table:table-cell>
          <table:table-cell office:value-type="date" office:date-value="2021-08-31" table:style-name="DateCell">
            <text:p>2021-08-31</text:p>
          </table:table-cell>
          <table:table-cell office:value-type="float" office:value="5938373.34">
            <text:p>5938373.34</text:p>
          </table:table-cell>
        </table:table-row>
        <table:table-row>
          <table:table-cell office:value-type="string">
            <text:p>N.D.5.622.8.262.141.05.01</text:p>
          </table:table-cell>
          <table:table-cell office:value-type="string">
            <text:p>PAY</text:p>
          </table:table-cell>
          <table:table-cell office:value-type="date" office:date-value="2021-08-31" table:style-name="DateCell">
            <text:p>2021-08-31</text:p>
          </table:table-cell>
          <table:table-cell office:value-type="float" office:value="1671173.98">
            <text:p>1671173.98</text:p>
          </table:table-cell>
        </table:table-row>
        <table:table-row>
          <table:table-cell office:value-type="string">
            <text:p>N.K.5.622.1.262.141.13.03</text:p>
          </table:table-cell>
          <table:table-cell office:value-type="string">
            <text:p>PAY</text:p>
          </table:table-cell>
          <table:table-cell office:value-type="date" office:date-value="2021-08-31" table:style-name="DateCell">
            <text:p>2021-08-31</text:p>
          </table:table-cell>
          <table:table-cell office:value-type="float" office:value="17236796.12">
            <text:p>17236796.12</text:p>
          </table:table-cell>
        </table:table-row>
        <table:table-row>
          <table:table-cell office:value-type="string">
            <text:p>N.K.5.623.5.262.141.11.04</text:p>
          </table:table-cell>
          <table:table-cell office:value-type="string">
            <text:p>PAY</text:p>
          </table:table-cell>
          <table:table-cell office:value-type="date" office:date-value="2021-08-31" table:style-name="DateCell">
            <text:p>2021-08-31</text:p>
          </table:table-cell>
          <table:table-cell office:value-type="float" office:value="25572.29">
            <text:p>25572.29</text:p>
          </table:table-cell>
        </table:table-row>
        <table:table-row>
          <table:table-cell office:value-type="string">
            <text:p>N.K.5.623.4.262.141.14.03</text:p>
          </table:table-cell>
          <table:table-cell office:value-type="string">
            <text:p>PAY</text:p>
          </table:table-cell>
          <table:table-cell office:value-type="date" office:date-value="2021-08-31" table:style-name="DateCell">
            <text:p>2021-08-31</text:p>
          </table:table-cell>
          <table:table-cell office:value-type="float" office:value="3885691.53">
            <text:p>3885691.53</text:p>
          </table:table-cell>
        </table:table-row>
        <table:table-row>
          <table:table-cell office:value-type="string">
            <text:p>N.K.5.623.5.262.141.14.04</text:p>
          </table:table-cell>
          <table:table-cell office:value-type="string">
            <text:p>PAY</text:p>
          </table:table-cell>
          <table:table-cell office:value-type="date" office:date-value="2021-08-31" table:style-name="DateCell">
            <text:p>2021-08-31</text:p>
          </table:table-cell>
          <table:table-cell office:value-type="float" office:value="7971624.28">
            <text:p>7971624.28</text:p>
          </table:table-cell>
        </table:table-row>
        <table:table-row>
          <table:table-cell office:value-type="string">
            <text:p>N.K.5.721.4.262.141.12.01</text:p>
          </table:table-cell>
          <table:table-cell office:value-type="string">
            <text:p>PAY</text:p>
          </table:table-cell>
          <table:table-cell office:value-type="date" office:date-value="2021-08-31" table:style-name="DateCell">
            <text:p>2021-08-31</text:p>
          </table:table-cell>
          <table:table-cell office:value-type="float" office:value="601723.50">
            <text:p>601723.50</text:p>
          </table:table-cell>
        </table:table-row>
        <table:table-row>
          <table:table-cell office:value-type="string">
            <text:p>N.K.5.631.2.262.141.14.02</text:p>
          </table:table-cell>
          <table:table-cell office:value-type="string">
            <text:p>PAY</text:p>
          </table:table-cell>
          <table:table-cell office:value-type="date" office:date-value="2021-08-31" table:style-name="DateCell">
            <text:p>2021-08-31</text:p>
          </table:table-cell>
          <table:table-cell office:value-type="float" office:value="25418846.37">
            <text:p>25418846.37</text:p>
          </table:table-cell>
        </table:table-row>
        <table:table-row>
          <table:table-cell office:value-type="string">
            <text:p>N.F.5.731.6.262.141.09.01</text:p>
          </table:table-cell>
          <table:table-cell office:value-type="string">
            <text:p>PAY</text:p>
          </table:table-cell>
          <table:table-cell office:value-type="date" office:date-value="2021-08-31" table:style-name="DateCell">
            <text:p>2021-08-31</text:p>
          </table:table-cell>
          <table:table-cell office:value-type="float" office:value="481477.16">
            <text:p>481477.16</text:p>
          </table:table-cell>
        </table:table-row>
        <table:table-row>
          <table:table-cell office:value-type="string">
            <text:p>N.K.5.834.2.262.141.12.05</text:p>
          </table:table-cell>
          <table:table-cell office:value-type="string">
            <text:p>PAY</text:p>
          </table:table-cell>
          <table:table-cell office:value-type="date" office:date-value="2021-08-31" table:style-name="DateCell">
            <text:p>2021-08-31</text:p>
          </table:table-cell>
          <table:table-cell office:value-type="float" office:value="237345.50">
            <text:p>237345.50</text:p>
          </table:table-cell>
        </table:table-row>
        <table:table-row>
          <table:table-cell office:value-type="string">
            <text:p>N.K.5.855.3.262.141.12.01</text:p>
          </table:table-cell>
          <table:table-cell office:value-type="string">
            <text:p>PAY</text:p>
          </table:table-cell>
          <table:table-cell office:value-type="date" office:date-value="2021-08-31" table:style-name="DateCell">
            <text:p>2021-08-31</text:p>
          </table:table-cell>
          <table:table-cell office:value-type="float" office:value="1155460.25">
            <text:p>1155460.25</text:p>
          </table:table-cell>
        </table:table-row>
        <table:table-row>
          <table:table-cell office:value-type="string">
            <text:p>N.F.5.853.1.262.141.08.01</text:p>
          </table:table-cell>
          <table:table-cell office:value-type="string">
            <text:p>PAY</text:p>
          </table:table-cell>
          <table:table-cell office:value-type="date" office:date-value="2021-08-31" table:style-name="DateCell">
            <text:p>2021-08-31</text:p>
          </table:table-cell>
          <table:table-cell office:value-type="float" office:value="327025.46">
            <text:p>327025.46</text:p>
          </table:table-cell>
        </table:table-row>
        <table:table-row>
          <table:table-cell office:value-type="string">
            <text:p>N.L.5.341.2.262.141.16.01</text:p>
          </table:table-cell>
          <table:table-cell office:value-type="string">
            <text:p>PAY</text:p>
          </table:table-cell>
          <table:table-cell office:value-type="date" office:date-value="2021-08-31" table:style-name="DateCell">
            <text:p>2021-08-31</text:p>
          </table:table-cell>
          <table:table-cell office:value-type="float" office:value="15019328.00">
            <text:p>15019328.00</text:p>
          </table:table-cell>
        </table:table-row>
        <table:table-row>
          <table:table-cell office:value-type="string">
            <text:p>N.E.5.341.4.262.141.17.01</text:p>
          </table:table-cell>
          <table:table-cell office:value-type="string">
            <text:p>PAY</text:p>
          </table:table-cell>
          <table:table-cell office:value-type="date" office:date-value="2021-08-31" table:style-name="DateCell">
            <text:p>2021-08-31</text:p>
          </table:table-cell>
          <table:table-cell office:value-type="float" office:value="35127021.02">
            <text:p>35127021.02</text:p>
          </table:table-cell>
        </table:table-row>
        <table:table-row>
          <table:table-cell office:value-type="string">
            <text:p>N.E.5.342.2.262.141.19.02</text:p>
          </table:table-cell>
          <table:table-cell office:value-type="string">
            <text:p>PAY</text:p>
          </table:table-cell>
          <table:table-cell office:value-type="date" office:date-value="2021-08-31" table:style-name="DateCell">
            <text:p>2021-08-31</text:p>
          </table:table-cell>
          <table:table-cell office:value-type="float" office:value="9318890.00">
            <text:p>9318890.00</text:p>
          </table:table-cell>
        </table:table-row>
        <table:table-row>
          <table:table-cell office:value-type="string">
            <text:p>N.E.5.521.2.262.141.18.01</text:p>
          </table:table-cell>
          <table:table-cell office:value-type="string">
            <text:p>PAY</text:p>
          </table:table-cell>
          <table:table-cell office:value-type="date" office:date-value="2021-08-31" table:style-name="DateCell">
            <text:p>2021-08-31</text:p>
          </table:table-cell>
          <table:table-cell office:value-type="float" office:value="40430488.00">
            <text:p>40430488.00</text:p>
          </table:table-cell>
        </table:table-row>
        <table:table-row>
          <table:table-cell office:value-type="string">
            <text:p>N.K.5.752.8.262.141.12.04</text:p>
          </table:table-cell>
          <table:table-cell office:value-type="string">
            <text:p>PAY</text:p>
          </table:table-cell>
          <table:table-cell office:value-type="date" office:date-value="2021-09-30" table:style-name="DateCell">
            <text:p>2021-09-30</text:p>
          </table:table-cell>
          <table:table-cell office:value-type="float" office:value="157954.85">
            <text:p>157954.85</text:p>
          </table:table-cell>
        </table:table-row>
        <table:table-row>
          <table:table-cell office:value-type="string">
            <text:p>N.E.5.622.7.262.141.18.01</text:p>
          </table:table-cell>
          <table:table-cell office:value-type="string">
            <text:p>PAY</text:p>
          </table:table-cell>
          <table:table-cell office:value-type="date" office:date-value="2021-09-30" table:style-name="DateCell">
            <text:p>2021-09-30</text:p>
          </table:table-cell>
          <table:table-cell office:value-type="float" office:value="2528750.00">
            <text:p>2528750.00</text:p>
          </table:table-cell>
        </table:table-row>
        <table:table-row>
          <table:table-cell office:value-type="string">
            <text:p>N.E.5.622.7.262.141.20.01</text:p>
          </table:table-cell>
          <table:table-cell office:value-type="string">
            <text:p>PAY</text:p>
          </table:table-cell>
          <table:table-cell office:value-type="date" office:date-value="2021-09-30" table:style-name="DateCell">
            <text:p>2021-09-30</text:p>
          </table:table-cell>
          <table:table-cell office:value-type="float" office:value="10977750.00">
            <text:p>10977750.00</text:p>
          </table:table-cell>
        </table:table-row>
        <table:table-row>
          <table:table-cell office:value-type="string">
            <text:p>N.E.5.623.8.262.141.19.01</text:p>
          </table:table-cell>
          <table:table-cell office:value-type="string">
            <text:p>PAY</text:p>
          </table:table-cell>
          <table:table-cell office:value-type="date" office:date-value="2021-09-30" table:style-name="DateCell">
            <text:p>2021-09-30</text:p>
          </table:table-cell>
          <table:table-cell office:value-type="float" office:value="306425.00">
            <text:p>306425.00</text:p>
          </table:table-cell>
        </table:table-row>
        <table:table-row>
          <table:table-cell office:value-type="string">
            <text:p>N.E.5.623.8.262.141.19.02</text:p>
          </table:table-cell>
          <table:table-cell office:value-type="string">
            <text:p>PAY</text:p>
          </table:table-cell>
          <table:table-cell office:value-type="date" office:date-value="2021-09-30" table:style-name="DateCell">
            <text:p>2021-09-30</text:p>
          </table:table-cell>
          <table:table-cell office:value-type="float" office:value="306425.00">
            <text:p>306425.00</text:p>
          </table:table-cell>
        </table:table-row>
        <table:table-row>
          <table:table-cell office:value-type="string">
            <text:p>N.E.5.623.7.262.141.20.01</text:p>
          </table:table-cell>
          <table:table-cell office:value-type="string">
            <text:p>PAY</text:p>
          </table:table-cell>
          <table:table-cell office:value-type="date" office:date-value="2021-09-30" table:style-name="DateCell">
            <text:p>2021-09-30</text:p>
          </table:table-cell>
          <table:table-cell office:value-type="float" office:value="9311750.00">
            <text:p>9311750.00</text:p>
          </table:table-cell>
        </table:table-row>
        <table:table-row>
          <table:table-cell office:value-type="string">
            <text:p>N.K.5.623.7.262.141.14.01</text:p>
          </table:table-cell>
          <table:table-cell office:value-type="string">
            <text:p>PAY</text:p>
          </table:table-cell>
          <table:table-cell office:value-type="date" office:date-value="2021-09-30" table:style-name="DateCell">
            <text:p>2021-09-30</text:p>
          </table:table-cell>
          <table:table-cell office:value-type="float" office:value="6961500.00">
            <text:p>6961500.00</text:p>
          </table:table-cell>
        </table:table-row>
        <table:table-row>
          <table:table-cell office:value-type="string">
            <text:p>N.F.5.621.5.262.141.06.01</text:p>
          </table:table-cell>
          <table:table-cell office:value-type="string">
            <text:p>PAY</text:p>
          </table:table-cell>
          <table:table-cell office:value-type="date" office:date-value="2021-09-30" table:style-name="DateCell">
            <text:p>2021-09-30</text:p>
          </table:table-cell>
          <table:table-cell office:value-type="float" office:value="7821687.23">
            <text:p>7821687.23</text:p>
          </table:table-cell>
        </table:table-row>
        <table:table-row>
          <table:table-cell office:value-type="string">
            <text:p>N.K.5.621.2.262.141.11.01</text:p>
          </table:table-cell>
          <table:table-cell office:value-type="string">
            <text:p>PAY</text:p>
          </table:table-cell>
          <table:table-cell office:value-type="date" office:date-value="2021-09-30" table:style-name="DateCell">
            <text:p>2021-09-30</text:p>
          </table:table-cell>
          <table:table-cell office:value-type="float" office:value="173487583.49">
            <text:p>173487583.49</text:p>
          </table:table-cell>
        </table:table-row>
        <table:table-row>
          <table:table-cell office:value-type="string">
            <text:p>N.K.5.621.6.262.141.13.01</text:p>
          </table:table-cell>
          <table:table-cell office:value-type="string">
            <text:p>PAY</text:p>
          </table:table-cell>
          <table:table-cell office:value-type="date" office:date-value="2021-09-30" table:style-name="DateCell">
            <text:p>2021-09-30</text:p>
          </table:table-cell>
          <table:table-cell office:value-type="float" office:value="1294145.31">
            <text:p>1294145.31</text:p>
          </table:table-cell>
        </table:table-row>
        <table:table-row>
          <table:table-cell office:value-type="string">
            <text:p>N.E.5.621.6.262.141.20.01</text:p>
          </table:table-cell>
          <table:table-cell office:value-type="string">
            <text:p>PAY</text:p>
          </table:table-cell>
          <table:table-cell office:value-type="date" office:date-value="2021-09-30" table:style-name="DateCell">
            <text:p>2021-09-30</text:p>
          </table:table-cell>
          <table:table-cell office:value-type="float" office:value="285000.00">
            <text:p>285000.00</text:p>
          </table:table-cell>
        </table:table-row>
        <table:table-row>
          <table:table-cell office:value-type="string">
            <text:p>N.K.5.622.8.262.141.14.01</text:p>
          </table:table-cell>
          <table:table-cell office:value-type="string">
            <text:p>PAY</text:p>
          </table:table-cell>
          <table:table-cell office:value-type="date" office:date-value="2021-09-30" table:style-name="DateCell">
            <text:p>2021-09-30</text:p>
          </table:table-cell>
          <table:table-cell office:value-type="float" office:value="1966212.34">
            <text:p>1966212.34</text:p>
          </table:table-cell>
        </table:table-row>
        <table:table-row>
          <table:table-cell office:value-type="string">
            <text:p>N.K.5.622.1.262.141.13.03</text:p>
          </table:table-cell>
          <table:table-cell office:value-type="string">
            <text:p>PAY</text:p>
          </table:table-cell>
          <table:table-cell office:value-type="date" office:date-value="2021-09-30" table:style-name="DateCell">
            <text:p>2021-09-30</text:p>
          </table:table-cell>
          <table:table-cell office:value-type="float" office:value="8492685.67">
            <text:p>8492685.67</text:p>
          </table:table-cell>
        </table:table-row>
        <table:table-row>
          <table:table-cell office:value-type="string">
            <text:p>N.E.5.622.6.262.141.20.01</text:p>
          </table:table-cell>
          <table:table-cell office:value-type="string">
            <text:p>PAY</text:p>
          </table:table-cell>
          <table:table-cell office:value-type="date" office:date-value="2021-09-30" table:style-name="DateCell">
            <text:p>2021-09-30</text:p>
          </table:table-cell>
          <table:table-cell office:value-type="float" office:value="6729248.89">
            <text:p>6729248.89</text:p>
          </table:table-cell>
        </table:table-row>
        <table:table-row>
          <table:table-cell office:value-type="string">
            <text:p>N.K.5.623.4.262.141.10.01</text:p>
          </table:table-cell>
          <table:table-cell office:value-type="string">
            <text:p>PAY</text:p>
          </table:table-cell>
          <table:table-cell office:value-type="date" office:date-value="2021-09-30" table:style-name="DateCell">
            <text:p>2021-09-30</text:p>
          </table:table-cell>
          <table:table-cell office:value-type="float" office:value="927365.48">
            <text:p>927365.48</text:p>
          </table:table-cell>
        </table:table-row>
        <table:table-row>
          <table:table-cell office:value-type="string">
            <text:p>N.K.5.623.4.262.141.13.03</text:p>
          </table:table-cell>
          <table:table-cell office:value-type="string">
            <text:p>PAY</text:p>
          </table:table-cell>
          <table:table-cell office:value-type="date" office:date-value="2021-09-30" table:style-name="DateCell">
            <text:p>2021-09-30</text:p>
          </table:table-cell>
          <table:table-cell office:value-type="float" office:value="51116.00">
            <text:p>51116.00</text:p>
          </table:table-cell>
        </table:table-row>
        <table:table-row>
          <table:table-cell office:value-type="string">
            <text:p>N.K.5.623.4.262.141.13.06</text:p>
          </table:table-cell>
          <table:table-cell office:value-type="string">
            <text:p>PAY</text:p>
          </table:table-cell>
          <table:table-cell office:value-type="date" office:date-value="2021-09-30" table:style-name="DateCell">
            <text:p>2021-09-30</text:p>
          </table:table-cell>
          <table:table-cell office:value-type="float" office:value="696536.77">
            <text:p>696536.77</text:p>
          </table:table-cell>
        </table:table-row>
        <table:table-row>
          <table:table-cell office:value-type="string">
            <text:p>N.K.5.623.4.262.141.14.05</text:p>
          </table:table-cell>
          <table:table-cell office:value-type="string">
            <text:p>PAY</text:p>
          </table:table-cell>
          <table:table-cell office:value-type="date" office:date-value="2021-09-30" table:style-name="DateCell">
            <text:p>2021-09-30</text:p>
          </table:table-cell>
          <table:table-cell office:value-type="float" office:value="149738.22">
            <text:p>149738.22</text:p>
          </table:table-cell>
        </table:table-row>
        <table:table-row>
          <table:table-cell office:value-type="string">
            <text:p>N.K.5.623.4.262.141.14.01</text:p>
          </table:table-cell>
          <table:table-cell office:value-type="string">
            <text:p>PAY</text:p>
          </table:table-cell>
          <table:table-cell office:value-type="date" office:date-value="2021-09-30" table:style-name="DateCell">
            <text:p>2021-09-30</text:p>
          </table:table-cell>
          <table:table-cell office:value-type="float" office:value="589192.63">
            <text:p>589192.63</text:p>
          </table:table-cell>
        </table:table-row>
        <table:table-row>
          <table:table-cell office:value-type="string">
            <text:p>N.E.5.623.6.262.141.20.01</text:p>
          </table:table-cell>
          <table:table-cell office:value-type="string">
            <text:p>PAY</text:p>
          </table:table-cell>
          <table:table-cell office:value-type="date" office:date-value="2021-09-30" table:style-name="DateCell">
            <text:p>2021-09-30</text:p>
          </table:table-cell>
          <table:table-cell office:value-type="float" office:value="1404347.56">
            <text:p>1404347.56</text:p>
          </table:table-cell>
        </table:table-row>
        <table:table-row>
          <table:table-cell office:value-type="string">
            <text:p>N.K.5.721.4.262.141.12.01</text:p>
          </table:table-cell>
          <table:table-cell office:value-type="string">
            <text:p>PAY</text:p>
          </table:table-cell>
          <table:table-cell office:value-type="date" office:date-value="2021-09-30" table:style-name="DateCell">
            <text:p>2021-09-30</text:p>
          </table:table-cell>
          <table:table-cell office:value-type="float" office:value="57596788.01">
            <text:p>57596788.01</text:p>
          </table:table-cell>
        </table:table-row>
        <table:table-row>
          <table:table-cell office:value-type="string">
            <text:p>N.F.5.722.2.262.141.08.01</text:p>
          </table:table-cell>
          <table:table-cell office:value-type="string">
            <text:p>PAY</text:p>
          </table:table-cell>
          <table:table-cell office:value-type="date" office:date-value="2021-09-30" table:style-name="DateCell">
            <text:p>2021-09-30</text:p>
          </table:table-cell>
          <table:table-cell office:value-type="float" office:value="25739543.07">
            <text:p>25739543.07</text:p>
          </table:table-cell>
        </table:table-row>
        <table:table-row>
          <table:table-cell office:value-type="string">
            <text:p>N.K.5.631.2.262.141.14.02</text:p>
          </table:table-cell>
          <table:table-cell office:value-type="string">
            <text:p>PAY</text:p>
          </table:table-cell>
          <table:table-cell office:value-type="date" office:date-value="2021-09-30" table:style-name="DateCell">
            <text:p>2021-09-30</text:p>
          </table:table-cell>
          <table:table-cell office:value-type="float" office:value="159874.03">
            <text:p>159874.03</text:p>
          </table:table-cell>
        </table:table-row>
        <table:table-row>
          <table:table-cell office:value-type="string">
            <text:p>N.K.5.855.3.262.141.12.01</text:p>
          </table:table-cell>
          <table:table-cell office:value-type="string">
            <text:p>PAY</text:p>
          </table:table-cell>
          <table:table-cell office:value-type="date" office:date-value="2021-09-30" table:style-name="DateCell">
            <text:p>2021-09-30</text:p>
          </table:table-cell>
          <table:table-cell office:value-type="float" office:value="4609123.33">
            <text:p>4609123.33</text:p>
          </table:table-cell>
        </table:table-row>
        <table:table-row>
          <table:table-cell office:value-type="string">
            <text:p>N.E.5.834.7.262.141.18.01</text:p>
          </table:table-cell>
          <table:table-cell office:value-type="string">
            <text:p>PAY</text:p>
          </table:table-cell>
          <table:table-cell office:value-type="date" office:date-value="2021-09-30" table:style-name="DateCell">
            <text:p>2021-09-30</text:p>
          </table:table-cell>
          <table:table-cell office:value-type="float" office:value="4677003.22">
            <text:p>4677003.22</text:p>
          </table:table-cell>
        </table:table-row>
        <table:table-row>
          <table:table-cell office:value-type="string">
            <text:p>N.L.5.341.2.262.141.16.01</text:p>
          </table:table-cell>
          <table:table-cell office:value-type="string">
            <text:p>PAY</text:p>
          </table:table-cell>
          <table:table-cell office:value-type="date" office:date-value="2021-09-30" table:style-name="DateCell">
            <text:p>2021-09-30</text:p>
          </table:table-cell>
          <table:table-cell office:value-type="float" office:value="1028160.00">
            <text:p>1028160.00</text:p>
          </table:table-cell>
        </table:table-row>
        <table:table-row>
          <table:table-cell office:value-type="string">
            <text:p>N.E.5.341.4.262.141.17.01</text:p>
          </table:table-cell>
          <table:table-cell office:value-type="string">
            <text:p>PAY</text:p>
          </table:table-cell>
          <table:table-cell office:value-type="date" office:date-value="2021-09-30" table:style-name="DateCell">
            <text:p>2021-09-30</text:p>
          </table:table-cell>
          <table:table-cell office:value-type="float" office:value="269535.00">
            <text:p>269535.00</text:p>
          </table:table-cell>
        </table:table-row>
        <table:table-row>
          <table:table-cell office:value-type="string">
            <text:p>N.E.5.341.2.262.141.18.03</text:p>
          </table:table-cell>
          <table:table-cell office:value-type="string">
            <text:p>PAY</text:p>
          </table:table-cell>
          <table:table-cell office:value-type="date" office:date-value="2021-09-30" table:style-name="DateCell">
            <text:p>2021-09-30</text:p>
          </table:table-cell>
          <table:table-cell office:value-type="float" office:value="679993.13">
            <text:p>679993.13</text:p>
          </table:table-cell>
        </table:table-row>
        <table:table-row>
          <table:table-cell office:value-type="string">
            <text:p>N.E.5.342.2.262.141.19.01</text:p>
          </table:table-cell>
          <table:table-cell office:value-type="string">
            <text:p>PAY</text:p>
          </table:table-cell>
          <table:table-cell office:value-type="date" office:date-value="2021-09-30" table:style-name="DateCell">
            <text:p>2021-09-30</text:p>
          </table:table-cell>
          <table:table-cell office:value-type="float" office:value="21640413.02">
            <text:p>21640413.02</text:p>
          </table:table-cell>
        </table:table-row>
        <table:table-row>
          <table:table-cell office:value-type="string">
            <text:p>N.E.5.342.2.262.141.19.02</text:p>
          </table:table-cell>
          <table:table-cell office:value-type="string">
            <text:p>PAY</text:p>
          </table:table-cell>
          <table:table-cell office:value-type="date" office:date-value="2021-09-30" table:style-name="DateCell">
            <text:p>2021-09-30</text:p>
          </table:table-cell>
          <table:table-cell office:value-type="float" office:value="7712523.88">
            <text:p>7712523.88</text:p>
          </table:table-cell>
        </table:table-row>
        <table:table-row>
          <table:table-cell office:value-type="string">
            <text:p>N.E.5.521.2.262.141.18.01</text:p>
          </table:table-cell>
          <table:table-cell office:value-type="string">
            <text:p>PAY</text:p>
          </table:table-cell>
          <table:table-cell office:value-type="date" office:date-value="2021-09-30" table:style-name="DateCell">
            <text:p>2021-09-30</text:p>
          </table:table-cell>
          <table:table-cell office:value-type="float" office:value="12492322.50">
            <text:p>12492322.50</text:p>
          </table:table-cell>
        </table:table-row>
        <table:table-row>
          <table:table-cell office:value-type="string">
            <text:p>N.E.5.534.1.262.141.20.01</text:p>
          </table:table-cell>
          <table:table-cell office:value-type="string">
            <text:p>PAY</text:p>
          </table:table-cell>
          <table:table-cell office:value-type="date" office:date-value="2021-09-30" table:style-name="DateCell">
            <text:p>2021-09-30</text:p>
          </table:table-cell>
          <table:table-cell office:value-type="float" office:value="48993407.00">
            <text:p>48993407.00</text:p>
          </table:table-cell>
        </table:table-row>
        <table:table-row>
          <table:table-cell office:value-type="string">
            <text:p>N.E.5.535.1.262.141.20.01</text:p>
          </table:table-cell>
          <table:table-cell office:value-type="string">
            <text:p>PAY</text:p>
          </table:table-cell>
          <table:table-cell office:value-type="date" office:date-value="2021-09-30" table:style-name="DateCell">
            <text:p>2021-09-30</text:p>
          </table:table-cell>
          <table:table-cell office:value-type="float" office:value="39426485.60">
            <text:p>39426485.60</text:p>
          </table:table-cell>
        </table:table-row>
        <table:table-row>
          <table:table-cell office:value-type="string">
            <text:p>N.D.5.621.2.262.141.02.01</text:p>
          </table:table-cell>
          <table:table-cell office:value-type="string">
            <text:p>PAY</text:p>
          </table:table-cell>
          <table:table-cell office:value-type="date" office:date-value="2021-10-31" table:style-name="DateCell">
            <text:p>2021-10-31</text:p>
          </table:table-cell>
          <table:table-cell office:value-type="float" office:value="12624427.49">
            <text:p>12624427.49</text:p>
          </table:table-cell>
        </table:table-row>
        <table:table-row>
          <table:table-cell office:value-type="string">
            <text:p>N.K.5.621.6.262.141.13.01</text:p>
          </table:table-cell>
          <table:table-cell office:value-type="string">
            <text:p>PAY</text:p>
          </table:table-cell>
          <table:table-cell office:value-type="date" office:date-value="2021-10-31" table:style-name="DateCell">
            <text:p>2021-10-31</text:p>
          </table:table-cell>
          <table:table-cell office:value-type="float" office:value="2446695.82">
            <text:p>2446695.82</text:p>
          </table:table-cell>
        </table:table-row>
        <table:table-row>
          <table:table-cell office:value-type="string">
            <text:p>N.K.5.622.1.262.141.14.02</text:p>
          </table:table-cell>
          <table:table-cell office:value-type="string">
            <text:p>PAY</text:p>
          </table:table-cell>
          <table:table-cell office:value-type="date" office:date-value="2021-10-31" table:style-name="DateCell">
            <text:p>2021-10-31</text:p>
          </table:table-cell>
          <table:table-cell office:value-type="float" office:value="22791775.81">
            <text:p>22791775.81</text:p>
          </table:table-cell>
        </table:table-row>
        <table:table-row>
          <table:table-cell office:value-type="string">
            <text:p>N.K.5.623.4.262.141.10.01</text:p>
          </table:table-cell>
          <table:table-cell office:value-type="string">
            <text:p>PAY</text:p>
          </table:table-cell>
          <table:table-cell office:value-type="date" office:date-value="2021-10-31" table:style-name="DateCell">
            <text:p>2021-10-31</text:p>
          </table:table-cell>
          <table:table-cell office:value-type="float" office:value="1346366.00">
            <text:p>1346366.00</text:p>
          </table:table-cell>
        </table:table-row>
        <table:table-row>
          <table:table-cell office:value-type="string">
            <text:p>N.K.5.623.4.262.141.14.05</text:p>
          </table:table-cell>
          <table:table-cell office:value-type="string">
            <text:p>PAY</text:p>
          </table:table-cell>
          <table:table-cell office:value-type="date" office:date-value="2021-10-31" table:style-name="DateCell">
            <text:p>2021-10-31</text:p>
          </table:table-cell>
          <table:table-cell office:value-type="float" office:value="149738.22">
            <text:p>149738.22</text:p>
          </table:table-cell>
        </table:table-row>
        <table:table-row>
          <table:table-cell office:value-type="string">
            <text:p>N.K.5.623.5.262.141.14.01</text:p>
          </table:table-cell>
          <table:table-cell office:value-type="string">
            <text:p>PAY</text:p>
          </table:table-cell>
          <table:table-cell office:value-type="date" office:date-value="2021-10-31" table:style-name="DateCell">
            <text:p>2021-10-31</text:p>
          </table:table-cell>
          <table:table-cell office:value-type="float" office:value="3833391.43">
            <text:p>3833391.43</text:p>
          </table:table-cell>
        </table:table-row>
        <table:table-row>
          <table:table-cell office:value-type="string">
            <text:p>N.K.5.623.4.262.141.14.01</text:p>
          </table:table-cell>
          <table:table-cell office:value-type="string">
            <text:p>PAY</text:p>
          </table:table-cell>
          <table:table-cell office:value-type="date" office:date-value="2021-10-31" table:style-name="DateCell">
            <text:p>2021-10-31</text:p>
          </table:table-cell>
          <table:table-cell office:value-type="float" office:value="1443201.71">
            <text:p>1443201.71</text:p>
          </table:table-cell>
        </table:table-row>
        <table:table-row>
          <table:table-cell office:value-type="string">
            <text:p>N.K.5.623.5.262.141.14.04</text:p>
          </table:table-cell>
          <table:table-cell office:value-type="string">
            <text:p>PAY</text:p>
          </table:table-cell>
          <table:table-cell office:value-type="date" office:date-value="2021-10-31" table:style-name="DateCell">
            <text:p>2021-10-31</text:p>
          </table:table-cell>
          <table:table-cell office:value-type="float" office:value="4297884.82">
            <text:p>4297884.82</text:p>
          </table:table-cell>
        </table:table-row>
        <table:table-row>
          <table:table-cell office:value-type="string">
            <text:p>N.F.5.853.1.262.141.08.01</text:p>
          </table:table-cell>
          <table:table-cell office:value-type="string">
            <text:p>PAY</text:p>
          </table:table-cell>
          <table:table-cell office:value-type="date" office:date-value="2021-10-31" table:style-name="DateCell">
            <text:p>2021-10-31</text:p>
          </table:table-cell>
          <table:table-cell office:value-type="float" office:value="4333149.97">
            <text:p>4333149.97</text:p>
          </table:table-cell>
        </table:table-row>
        <table:table-row>
          <table:table-cell office:value-type="string">
            <text:p>S.F.5.623.2.262.141.06.01</text:p>
          </table:table-cell>
          <table:table-cell office:value-type="string">
            <text:p>ENG</text:p>
          </table:table-cell>
          <table:table-cell office:value-type="date" office:date-value="2020-12-31" table:style-name="DateCell">
            <text:p>2020-12-31</text:p>
          </table:table-cell>
          <table:table-cell office:value-type="float" office:value="54020979.11">
            <text:p>54020979.11</text:p>
          </table:table-cell>
        </table:table-row>
        <table:table-row>
          <table:table-cell office:value-type="string">
            <text:p>N.F.5.623.3.262.141.06.01</text:p>
          </table:table-cell>
          <table:table-cell office:value-type="string">
            <text:p>ENG</text:p>
          </table:table-cell>
          <table:table-cell office:value-type="date" office:date-value="2020-12-31" table:style-name="DateCell">
            <text:p>2020-12-31</text:p>
          </table:table-cell>
          <table:table-cell office:value-type="float" office:value="62843884.89">
            <text:p>62843884.89</text:p>
          </table:table-cell>
        </table:table-row>
        <table:table-row>
          <table:table-cell office:value-type="string">
            <text:p>N.K.5.741.1.262.141.13.01</text:p>
          </table:table-cell>
          <table:table-cell office:value-type="string">
            <text:p>ENG</text:p>
          </table:table-cell>
          <table:table-cell office:value-type="date" office:date-value="2020-12-31" table:style-name="DateCell">
            <text:p>2020-12-31</text:p>
          </table:table-cell>
          <table:table-cell office:value-type="float" office:value="2060370.00">
            <text:p>2060370.00</text:p>
          </table:table-cell>
        </table:table-row>
        <table:table-row>
          <table:table-cell office:value-type="string">
            <text:p>N.K.5.742.2.262.141.10.08</text:p>
          </table:table-cell>
          <table:table-cell office:value-type="string">
            <text:p>ENG</text:p>
          </table:table-cell>
          <table:table-cell office:value-type="date" office:date-value="2020-12-31" table:style-name="DateCell">
            <text:p>2020-12-31</text:p>
          </table:table-cell>
          <table:table-cell office:value-type="float" office:value="6589533.60">
            <text:p>6589533.60</text:p>
          </table:table-cell>
        </table:table-row>
        <table:table-row>
          <table:table-cell office:value-type="string">
            <text:p>N.F.5.731.7.262.141.07.01</text:p>
          </table:table-cell>
          <table:table-cell office:value-type="string">
            <text:p>ENG</text:p>
          </table:table-cell>
          <table:table-cell office:value-type="date" office:date-value="2020-12-31" table:style-name="DateCell">
            <text:p>2020-12-31</text:p>
          </table:table-cell>
          <table:table-cell office:value-type="float" office:value="19936800.00">
            <text:p>19936800.00</text:p>
          </table:table-cell>
        </table:table-row>
        <table:table-row>
          <table:table-cell office:value-type="string">
            <text:p>N.K.5.733.5.262.141.12.04</text:p>
          </table:table-cell>
          <table:table-cell office:value-type="string">
            <text:p>ENG</text:p>
          </table:table-cell>
          <table:table-cell office:value-type="date" office:date-value="2020-12-31" table:style-name="DateCell">
            <text:p>2020-12-31</text:p>
          </table:table-cell>
          <table:table-cell office:value-type="float" office:value="174056612.84">
            <text:p>174056612.84</text:p>
          </table:table-cell>
        </table:table-row>
        <table:table-row>
          <table:table-cell office:value-type="string">
            <text:p>N.F.5.622.1.262.141.06.03</text:p>
          </table:table-cell>
          <table:table-cell office:value-type="string">
            <text:p>ENG</text:p>
          </table:table-cell>
          <table:table-cell office:value-type="date" office:date-value="2020-12-31" table:style-name="DateCell">
            <text:p>2020-12-31</text:p>
          </table:table-cell>
          <table:table-cell office:value-type="float" office:value="215373562.57">
            <text:p>215373562.57</text:p>
          </table:table-cell>
        </table:table-row>
        <table:table-row>
          <table:table-cell office:value-type="string">
            <text:p>N.K.5.731.3.262.141.10.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733.5.262.141.10.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512.1.262.141.10.09</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623.3.262.141.11.07</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623.4.262.141.11.23</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752.1.262.141.12.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622.8.262.141.13.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622.8.262.141.13.04</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731.1.262.141.13.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731.1.262.141.13.03</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741.8.262.141.13.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226.2.262.141.14.08</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226.2.262.141.14.09</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731.1.262.141.14.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741.8.262.141.14.04</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733.4.262.141.14.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421.8.262.141.14.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834.2.262.141.14.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852.1.262.141.14.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171.4.262.141.17.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631.6.262.141.18.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834.1.262.141.18.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623.4.262.141.19.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623.4.262.141.19.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623.3.262.141.19.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623.3.262.141.19.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3.262.141.19.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3.262.141.19.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6.262.141.19.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6.262.141.19.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4.262.141.19.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4.262.141.19.04</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6.262.141.19.04</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6.262.141.19.05</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4.262.141.19.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6.262.141.19.06</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4.262.141.19.03</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6.262.141.19.08</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6.262.141.19.09</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6.262.141.19.10</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623.6.262.141.19.07</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733.6.262.141.19.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733.6.262.141.19.03</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733.6.262.141.19.04</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733.6.262.141.19.06</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733.6.262.141.19.07</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733.6.262.141.19.08</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733.6.262.141.19.09</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731.3.262.141.19.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S.E.5.733.4.262.141.19.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421.2.262.141.19.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421.2.262.141.19.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421.2.262.141.19.03</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322.2.262.141.19.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226.2.262.141.20.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226.2.262.141.20.04</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731.3.262.141.20.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623.3.262.141.21.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623.3.262.141.21.02</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623.3.262.141.21.04</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623.3.262.141.21.03</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623.4.262.141.21.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731.3.262.141.21.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534.1.262.141.21.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E.5.535.1.262.141.21.01</text:p>
          </table:table-cell>
          <table:table-cell office:value-type="string">
            <text:p>PAY</text:p>
          </table:table-cell>
          <table:table-cell office:value-type="date" office:date-value="2020-12-31" table:style-name="DateCell">
            <text:p>2020-12-31</text:p>
          </table:table-cell>
          <table:table-cell office:value-type="float" office:value="0.00">
            <text:p>0.00</text:p>
          </table:table-cell>
        </table:table-row>
        <table:table-row>
          <table:table-cell office:value-type="string">
            <text:p>N.K.5.752.2.262.141.10.01</text:p>
          </table:table-cell>
          <table:table-cell office:value-type="string">
            <text:p>PAY</text:p>
          </table:table-cell>
          <table:table-cell office:value-type="date" office:date-value="2021-11-30" table:style-name="DateCell">
            <text:p>2021-11-30</text:p>
          </table:table-cell>
          <table:table-cell office:value-type="float" office:value="14027521.20">
            <text:p>14027521.20</text:p>
          </table:table-cell>
        </table:table-row>
        <table:table-row>
          <table:table-cell office:value-type="string">
            <text:p>N.E.5.623.8.262.141.19.01</text:p>
          </table:table-cell>
          <table:table-cell office:value-type="string">
            <text:p>PAY</text:p>
          </table:table-cell>
          <table:table-cell office:value-type="date" office:date-value="2021-11-30" table:style-name="DateCell">
            <text:p>2021-11-30</text:p>
          </table:table-cell>
          <table:table-cell office:value-type="float" office:value="3630214.00">
            <text:p>3630214.00</text:p>
          </table:table-cell>
        </table:table-row>
        <table:table-row>
          <table:table-cell office:value-type="string">
            <text:p>N.E.5.623.8.262.141.19.02</text:p>
          </table:table-cell>
          <table:table-cell office:value-type="string">
            <text:p>PAY</text:p>
          </table:table-cell>
          <table:table-cell office:value-type="date" office:date-value="2021-11-30" table:style-name="DateCell">
            <text:p>2021-11-30</text:p>
          </table:table-cell>
          <table:table-cell office:value-type="float" office:value="3630214.00">
            <text:p>3630214.00</text:p>
          </table:table-cell>
        </table:table-row>
        <table:table-row>
          <table:table-cell office:value-type="string">
            <text:p>N.E.5.622.7.262.141.20.01</text:p>
          </table:table-cell>
          <table:table-cell office:value-type="string">
            <text:p>PAY</text:p>
          </table:table-cell>
          <table:table-cell office:value-type="date" office:date-value="2021-11-30" table:style-name="DateCell">
            <text:p>2021-11-30</text:p>
          </table:table-cell>
          <table:table-cell office:value-type="float" office:value="5315000.00">
            <text:p>5315000.00</text:p>
          </table:table-cell>
        </table:table-row>
        <table:table-row>
          <table:table-cell office:value-type="string">
            <text:p>N.K.5.621.6.262.141.13.01</text:p>
          </table:table-cell>
          <table:table-cell office:value-type="string">
            <text:p>PAY</text:p>
          </table:table-cell>
          <table:table-cell office:value-type="date" office:date-value="2021-11-30" table:style-name="DateCell">
            <text:p>2021-11-30</text:p>
          </table:table-cell>
          <table:table-cell office:value-type="float" office:value="6922207.34">
            <text:p>6922207.34</text:p>
          </table:table-cell>
        </table:table-row>
        <table:table-row>
          <table:table-cell office:value-type="string">
            <text:p>N.K.5.622.1.262.141.13.02</text:p>
          </table:table-cell>
          <table:table-cell office:value-type="string">
            <text:p>PAY</text:p>
          </table:table-cell>
          <table:table-cell office:value-type="date" office:date-value="2021-11-30" table:style-name="DateCell">
            <text:p>2021-11-30</text:p>
          </table:table-cell>
          <table:table-cell office:value-type="float" office:value="4979793.00">
            <text:p>4979793.00</text:p>
          </table:table-cell>
        </table:table-row>
        <table:table-row>
          <table:table-cell office:value-type="string">
            <text:p>N.K.5.622.8.262.141.14.09</text:p>
          </table:table-cell>
          <table:table-cell office:value-type="string">
            <text:p>PAY</text:p>
          </table:table-cell>
          <table:table-cell office:value-type="date" office:date-value="2021-11-30" table:style-name="DateCell">
            <text:p>2021-11-30</text:p>
          </table:table-cell>
          <table:table-cell office:value-type="float" office:value="558360.37">
            <text:p>558360.37</text:p>
          </table:table-cell>
        </table:table-row>
        <table:table-row>
          <table:table-cell office:value-type="string">
            <text:p>N.K.5.622.1.262.141.13.03</text:p>
          </table:table-cell>
          <table:table-cell office:value-type="string">
            <text:p>PAY</text:p>
          </table:table-cell>
          <table:table-cell office:value-type="date" office:date-value="2021-11-30" table:style-name="DateCell">
            <text:p>2021-11-30</text:p>
          </table:table-cell>
          <table:table-cell office:value-type="float" office:value="5782186.20">
            <text:p>5782186.20</text:p>
          </table:table-cell>
        </table:table-row>
        <table:table-row>
          <table:table-cell office:value-type="string">
            <text:p>N.K.5.623.4.262.141.10.01</text:p>
          </table:table-cell>
          <table:table-cell office:value-type="string">
            <text:p>PAY</text:p>
          </table:table-cell>
          <table:table-cell office:value-type="date" office:date-value="2021-11-30" table:style-name="DateCell">
            <text:p>2021-11-30</text:p>
          </table:table-cell>
          <table:table-cell office:value-type="float" office:value="299134.31">
            <text:p>299134.31</text:p>
          </table:table-cell>
        </table:table-row>
        <table:table-row>
          <table:table-cell office:value-type="string">
            <text:p>N.K.5.623.5.262.141.13.02</text:p>
          </table:table-cell>
          <table:table-cell office:value-type="string">
            <text:p>PAY</text:p>
          </table:table-cell>
          <table:table-cell office:value-type="date" office:date-value="2021-11-30" table:style-name="DateCell">
            <text:p>2021-11-30</text:p>
          </table:table-cell>
          <table:table-cell office:value-type="float" office:value="7494620.00">
            <text:p>7494620.00</text:p>
          </table:table-cell>
        </table:table-row>
        <table:table-row>
          <table:table-cell office:value-type="string">
            <text:p>N.K.5.623.4.262.141.14.07</text:p>
          </table:table-cell>
          <table:table-cell office:value-type="string">
            <text:p>PAY</text:p>
          </table:table-cell>
          <table:table-cell office:value-type="date" office:date-value="2021-11-30" table:style-name="DateCell">
            <text:p>2021-11-30</text:p>
          </table:table-cell>
          <table:table-cell office:value-type="float" office:value="2170679.00">
            <text:p>2170679.00</text:p>
          </table:table-cell>
        </table:table-row>
        <table:table-row>
          <table:table-cell office:value-type="string">
            <text:p>N.K.5.623.5.262.141.14.01</text:p>
          </table:table-cell>
          <table:table-cell office:value-type="string">
            <text:p>PAY</text:p>
          </table:table-cell>
          <table:table-cell office:value-type="date" office:date-value="2021-11-30" table:style-name="DateCell">
            <text:p>2021-11-30</text:p>
          </table:table-cell>
          <table:table-cell office:value-type="float" office:value="954190.31">
            <text:p>954190.31</text:p>
          </table:table-cell>
        </table:table-row>
        <table:table-row>
          <table:table-cell office:value-type="string">
            <text:p>N.K.5.623.4.262.141.14.01</text:p>
          </table:table-cell>
          <table:table-cell office:value-type="string">
            <text:p>PAY</text:p>
          </table:table-cell>
          <table:table-cell office:value-type="date" office:date-value="2021-11-30" table:style-name="DateCell">
            <text:p>2021-11-30</text:p>
          </table:table-cell>
          <table:table-cell office:value-type="float" office:value="2831367.00">
            <text:p>2831367.00</text:p>
          </table:table-cell>
        </table:table-row>
        <table:table-row>
          <table:table-cell office:value-type="string">
            <text:p>N.K.5.721.4.262.141.12.01</text:p>
          </table:table-cell>
          <table:table-cell office:value-type="string">
            <text:p>PAY</text:p>
          </table:table-cell>
          <table:table-cell office:value-type="date" office:date-value="2021-11-30" table:style-name="DateCell">
            <text:p>2021-11-30</text:p>
          </table:table-cell>
          <table:table-cell office:value-type="float" office:value="267482.25">
            <text:p>267482.25</text:p>
          </table:table-cell>
        </table:table-row>
        <table:table-row>
          <table:table-cell office:value-type="string">
            <text:p>N.F.5.741.8.262.141.06.03</text:p>
          </table:table-cell>
          <table:table-cell office:value-type="string">
            <text:p>PAY</text:p>
          </table:table-cell>
          <table:table-cell office:value-type="date" office:date-value="2021-11-30" table:style-name="DateCell">
            <text:p>2021-11-30</text:p>
          </table:table-cell>
          <table:table-cell office:value-type="float" office:value="194270.60">
            <text:p>194270.60</text:p>
          </table:table-cell>
        </table:table-row>
        <table:table-row>
          <table:table-cell office:value-type="string">
            <text:p>N.F.5.742.2.262.141.06.01</text:p>
          </table:table-cell>
          <table:table-cell office:value-type="string">
            <text:p>PAY</text:p>
          </table:table-cell>
          <table:table-cell office:value-type="date" office:date-value="2021-11-30" table:style-name="DateCell">
            <text:p>2021-11-30</text:p>
          </table:table-cell>
          <table:table-cell office:value-type="float" office:value="307853.00">
            <text:p>307853.00</text:p>
          </table:table-cell>
        </table:table-row>
        <table:table-row>
          <table:table-cell office:value-type="string">
            <text:p>N.E.5.733.7.262.141.20.01</text:p>
          </table:table-cell>
          <table:table-cell office:value-type="string">
            <text:p>PAY</text:p>
          </table:table-cell>
          <table:table-cell office:value-type="date" office:date-value="2021-11-30" table:style-name="DateCell">
            <text:p>2021-11-30</text:p>
          </table:table-cell>
          <table:table-cell office:value-type="float" office:value="47027826.58">
            <text:p>47027826.58</text:p>
          </table:table-cell>
        </table:table-row>
        <table:table-row>
          <table:table-cell office:value-type="string">
            <text:p>N.K.5.852.4.262.141.10.01</text:p>
          </table:table-cell>
          <table:table-cell office:value-type="string">
            <text:p>PAY</text:p>
          </table:table-cell>
          <table:table-cell office:value-type="date" office:date-value="2021-11-30" table:style-name="DateCell">
            <text:p>2021-11-30</text:p>
          </table:table-cell>
          <table:table-cell office:value-type="float" office:value="7991984.06">
            <text:p>7991984.06</text:p>
          </table:table-cell>
        </table:table-row>
        <table:table-row>
          <table:table-cell office:value-type="string">
            <text:p>N.F.5.853.1.262.141.08.01</text:p>
          </table:table-cell>
          <table:table-cell office:value-type="string">
            <text:p>PAY</text:p>
          </table:table-cell>
          <table:table-cell office:value-type="date" office:date-value="2021-11-30" table:style-name="DateCell">
            <text:p>2021-11-30</text:p>
          </table:table-cell>
          <table:table-cell office:value-type="float" office:value="320243.36">
            <text:p>320243.36</text:p>
          </table:table-cell>
        </table:table-row>
        <table:table-row>
          <table:table-cell office:value-type="string">
            <text:p>N.E.5.322.3.262.141.17.01</text:p>
          </table:table-cell>
          <table:table-cell office:value-type="string">
            <text:p>PAY</text:p>
          </table:table-cell>
          <table:table-cell office:value-type="date" office:date-value="2021-11-30" table:style-name="DateCell">
            <text:p>2021-11-30</text:p>
          </table:table-cell>
          <table:table-cell office:value-type="float" office:value="1950568.57">
            <text:p>1950568.57</text:p>
          </table:table-cell>
        </table:table-row>
        <table:table-row>
          <table:table-cell office:value-type="string">
            <text:p>N.L.5.341.2.262.141.16.01</text:p>
          </table:table-cell>
          <table:table-cell office:value-type="string">
            <text:p>PAY</text:p>
          </table:table-cell>
          <table:table-cell office:value-type="date" office:date-value="2021-11-30" table:style-name="DateCell">
            <text:p>2021-11-30</text:p>
          </table:table-cell>
          <table:table-cell office:value-type="float" office:value="30748896.73">
            <text:p>30748896.73</text:p>
          </table:table-cell>
        </table:table-row>
        <table:table-row>
          <table:table-cell office:value-type="string">
            <text:p>N.E.5.341.2.262.141.18.01</text:p>
          </table:table-cell>
          <table:table-cell office:value-type="string">
            <text:p>PAY</text:p>
          </table:table-cell>
          <table:table-cell office:value-type="date" office:date-value="2021-11-30" table:style-name="DateCell">
            <text:p>2021-11-30</text:p>
          </table:table-cell>
          <table:table-cell office:value-type="float" office:value="2119354.30">
            <text:p>2119354.30</text:p>
          </table:table-cell>
        </table:table-row>
        <table:table-row>
          <table:table-cell office:value-type="string">
            <text:p>N.E.5.341.2.262.141.18.03</text:p>
          </table:table-cell>
          <table:table-cell office:value-type="string">
            <text:p>PAY</text:p>
          </table:table-cell>
          <table:table-cell office:value-type="date" office:date-value="2021-11-30" table:style-name="DateCell">
            <text:p>2021-11-30</text:p>
          </table:table-cell>
          <table:table-cell office:value-type="float" office:value="13110593.55">
            <text:p>13110593.55</text:p>
          </table:table-cell>
        </table:table-row>
        <table:table-row>
          <table:table-cell office:value-type="string">
            <text:p>N.E.5.521.2.262.141.18.01</text:p>
          </table:table-cell>
          <table:table-cell office:value-type="string">
            <text:p>PAY</text:p>
          </table:table-cell>
          <table:table-cell office:value-type="date" office:date-value="2021-11-30" table:style-name="DateCell">
            <text:p>2021-11-30</text:p>
          </table:table-cell>
          <table:table-cell office:value-type="float" office:value="56932575.00">
            <text:p>56932575.00</text:p>
          </table:table-cell>
        </table:table-row>
      </table:table>
      <table:table table:name="OPERATIONS">
        <table:table-row>
          <table:table-cell office:value-type="string">
            <text:p>N.D.5.621.2.262.141.02.01</text:p>
          </table:table-cell>
          <table:table-cell office:value-type="string">
            <text:p>SOUK-AHRAS</text:p>
          </table:table-cell>
          <table:table-cell office:value-type="string">
            <text:p>DEP</text:p>
          </table:table-cell>
          <table:table-cell office:value-type="string">
            <text:p>Etude et Réalisation de 2000 places pédagogiques</text:p>
          </table:table-cell>
          <table:table-cell office:value-type="string">
            <text:p>2002-12-31</text:p>
          </table:table-cell>
          <table:table-cell office:value-type="float" office:value="300000000.00">
            <text:p>300000000.00</text:p>
          </table:table-cell>
          <table:table-cell office:value-type="float" office:value="605000000.00">
            <text:p>605000000.00</text:p>
          </table:table-cell>
          <table:table-cell office:value-type="string">
            <text:p>En cours</text:p>
          </table:table-cell>
          <table:table-cell office:value-type="float" office:value="70">
            <text:p>70</text:p>
          </table:table-cell>
          <table:table-cell office:value-type="string">
            <text:p>Achevée</text:p>
          </table:table-cell>
        </table:table-row>
        <table:table-row>
          <table:table-cell office:value-type="string">
            <text:p>N.D.5.622.8.262.141.03.01</text:p>
          </table:table-cell>
          <table:table-cell office:value-type="string">
            <text:p>SEDRATA</text:p>
          </table:table-cell>
          <table:table-cell office:value-type="string">
            <text:p>DEP</text:p>
          </table:table-cell>
          <table:table-cell office:value-type="string">
            <text:p>Réalisation d'une infrastructure sportive au Technicum "Rejaimia Allaoua" à Sedrata</text:p>
          </table:table-cell>
          <table:table-cell office:value-type="string">
            <text:p>2003-12-02</text:p>
          </table:table-cell>
          <table:table-cell office:value-type="float" office:value="15000000.00">
            <text:p>15000000.00</text:p>
          </table:table-cell>
          <table:table-cell office:value-type="float" office:value="38050000.00">
            <text:p>3805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D.5.622.8.262.141.05.01</text:p>
          </table:table-cell>
          <table:table-cell office:value-type="string">
            <text:p>TAOURA</text:p>
          </table:table-cell>
          <table:table-cell office:value-type="string">
            <text:p>DEP</text:p>
          </table:table-cell>
          <table:table-cell office:value-type="string">
            <text:p>Réalisation de 05 infrastructures sportives au niveau des lycées: Hamma Loulou, Rebahi Nouar, Djebber Ibn Heyene à Souk-Ahras, Ali Bendada à Sedrata et Lycée Taoura</text:p>
          </table:table-cell>
          <table:table-cell office:value-type="string">
            <text:p>2005-04-06</text:p>
          </table:table-cell>
          <table:table-cell office:value-type="float" office:value="78000000.00">
            <text:p>78000000.00</text:p>
          </table:table-cell>
          <table:table-cell office:value-type="float" office:value="154950000.00">
            <text:p>154950000.00</text:p>
          </table:table-cell>
          <table:table-cell office:value-type="string">
            <text:p>Achevée</text:p>
          </table:table-cell>
          <table:table-cell office:value-type="float" office:value="100">
            <text:p>100</text:p>
          </table:table-cell>
          <table:table-cell office:value-type="string">
            <text:p>Achevée </text:p>
          </table:table-cell>
        </table:table-row>
        <table:table-row>
          <table:table-cell office:value-type="string">
            <text:p>N.D.5.623.8.262.141.03.01</text:p>
          </table:table-cell>
          <table:table-cell office:value-type="string">
            <text:p>SOUK-AHRAS</text:p>
          </table:table-cell>
          <table:table-cell office:value-type="string">
            <text:p>DEP</text:p>
          </table:table-cell>
          <table:table-cell office:value-type="string">
            <text:p>Réalisation d'une infrastructure sportive à l'école fondamentale Barral Salah à Souk-Ahras</text:p>
          </table:table-cell>
          <table:table-cell office:value-type="string">
            <text:p>2003-12-02</text:p>
          </table:table-cell>
          <table:table-cell office:value-type="float" office:value="15000000.00">
            <text:p>15000000.00</text:p>
          </table:table-cell>
          <table:table-cell office:value-type="float" office:value="37950000.00">
            <text:p>3795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E.0.342.1.262.141.21.01</text:p>
          </table:table-cell>
          <table:table-cell office:value-type="string">
            <text:p>SOUK-AHRAS</text:p>
          </table:table-cell>
          <table:table-cell office:value-type="string">
            <text:p>DRE</text:p>
          </table:table-cell>
          <table:table-cell office:value-type="string">
            <text:p>Etude du schéma directeur d'assainissement de la wilaya de Souk Ahras</text:p>
          </table:table-cell>
          <table:table-cell office:value-type="string">
            <text:p>NULL</text:p>
          </table:table-cell>
          <table:table-cell office:value-type="float" office:value="120000000.00">
            <text:p>120000000.00</text:p>
          </table:table-cell>
          <table:table-cell office:value-type="float" office:value="120000000.00">
            <text:p>120000000.00</text:p>
          </table:table-cell>
          <table:table-cell office:value-type="string">
            <text:p>N L</text:p>
          </table:table-cell>
          <table:table-cell office:value-type="float" office:value="0">
            <text:p>0</text:p>
          </table:table-cell>
          <table:table-cell office:value-type="string">
            <text:p>Non Ind </text:p>
          </table:table-cell>
        </table:table-row>
        <table:table-row>
          <table:table-cell office:value-type="string">
            <text:p>N.E.0.621.1.262.141.11.01</text:p>
          </table:table-cell>
          <table:table-cell office:value-type="string">
            <text:p>SOUK-AHRAS</text:p>
          </table:table-cell>
          <table:table-cell office:value-type="string">
            <text:p>DEP</text:p>
          </table:table-cell>
          <table:table-cell office:value-type="string">
            <text:p>Réalisation de 2000 lits d'hébergement à Souk-Ahras</text:p>
          </table:table-cell>
          <table:table-cell office:value-type="string">
            <text:p>NULL</text:p>
          </table:table-cell>
          <table:table-cell office:value-type="float" office:value="948000000.00">
            <text:p>948000000.00</text:p>
          </table:table-cell>
          <table:table-cell office:value-type="float" office:value="948000000.00">
            <text:p>948000000.00</text:p>
          </table:table-cell>
          <table:table-cell office:value-type="string">
            <text:p>Gelée</text:p>
          </table:table-cell>
          <table:table-cell office:value-type="float" office:value="0">
            <text:p>0</text:p>
          </table:table-cell>
          <table:table-cell office:value-type="string">
            <text:p>Gelée par décision N° 5149 du 01/10/2015  Gelée par décision N° 5149 du 01/10/2015 </text:p>
          </table:table-cell>
        </table:table-row>
        <table:table-row>
          <table:table-cell office:value-type="string">
            <text:p>N.E.0.622.1.262.141.21.01</text:p>
          </table:table-cell>
          <table:table-cell office:value-type="string">
            <text:p>NULL</text:p>
          </table:table-cell>
          <table:table-cell office:value-type="string">
            <text:p>DEW</text:p>
          </table:table-cell>
          <table:table-cell office:value-type="string">
            <text:p>Renouvellement des équipements scolaires au profit du cycle Secondaire</text:p>
          </table:table-cell>
          <table:table-cell office:value-type="string">
            <text:p>NULL</text:p>
          </table:table-cell>
          <table:table-cell office:value-type="float" office:value="32000000.00">
            <text:p>32000000.00</text:p>
          </table:table-cell>
          <table:table-cell office:value-type="float" office:value="32000000.00">
            <text:p>32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2.1.262.141.21.02</text:p>
          </table:table-cell>
          <table:table-cell office:value-type="string">
            <text:p>MERAHNA</text:p>
          </table:table-cell>
          <table:table-cell office:value-type="string">
            <text:p>DEP</text:p>
          </table:table-cell>
          <table:table-cell office:value-type="string">
            <text:p>Etude et suivi pour la réalisation d'un 01 Lycée ( 800/200R) à la commune MERAHNA</text:p>
          </table:table-cell>
          <table:table-cell office:value-type="string">
            <text:p>NULL</text:p>
          </table:table-cell>
          <table:table-cell office:value-type="float" office:value="29000000.00">
            <text:p>29000000.00</text:p>
          </table:table-cell>
          <table:table-cell office:value-type="float" office:value="29000000.00">
            <text:p>29000000.00</text:p>
          </table:table-cell>
          <table:table-cell office:value-type="string">
            <text:p>N L</text:p>
          </table:table-cell>
          <table:table-cell office:value-type="float" office:value="0">
            <text:p>0</text:p>
          </table:table-cell>
          <table:table-cell office:value-type="string">
            <text:p>non ind</text:p>
          </table:table-cell>
        </table:table-row>
        <table:table-row>
          <table:table-cell office:value-type="string">
            <text:p>N.E.0.622.1.262.141.21.03</text:p>
          </table:table-cell>
          <table:table-cell office:value-type="string">
            <text:p>MACHROHA</text:p>
          </table:table-cell>
          <table:table-cell office:value-type="string">
            <text:p>DEP</text:p>
          </table:table-cell>
          <table:table-cell office:value-type="string">
            <text:p>Etude et suivi pour la réalisation d'un Lycée ( 800/200) Remplace lycée Serdouk cherif à la Cne de Machrouha</text:p>
          </table:table-cell>
          <table:table-cell office:value-type="string">
            <text:p>NULL</text:p>
          </table:table-cell>
          <table:table-cell office:value-type="float" office:value="29000000.00">
            <text:p>29000000.00</text:p>
          </table:table-cell>
          <table:table-cell office:value-type="float" office:value="29000000.00">
            <text:p>29000000.00</text:p>
          </table:table-cell>
          <table:table-cell office:value-type="string">
            <text:p>N L</text:p>
          </table:table-cell>
          <table:table-cell office:value-type="float" office:value="0">
            <text:p>0</text:p>
          </table:table-cell>
          <table:table-cell office:value-type="string">
            <text:p>non ind</text:p>
          </table:table-cell>
        </table:table-row>
        <table:table-row>
          <table:table-cell office:value-type="string">
            <text:p>N.E.0.622.1.262.141.21.04</text:p>
          </table:table-cell>
          <table:table-cell office:value-type="string">
            <text:p>NULL</text:p>
          </table:table-cell>
          <table:table-cell office:value-type="string">
            <text:p>DEP</text:p>
          </table:table-cell>
          <table:table-cell office:value-type="string">
            <text:p>Etude et suivi aménagement des établissements scolaires du cycle Secondaire</text:p>
          </table:table-cell>
          <table:table-cell office:value-type="string">
            <text:p>NULL</text:p>
          </table:table-cell>
          <table:table-cell office:value-type="float" office:value="52240000.00">
            <text:p>52240000.00</text:p>
          </table:table-cell>
          <table:table-cell office:value-type="float" office:value="52240000.00">
            <text:p>5224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11.01</text:p>
          </table:table-cell>
          <table:table-cell office:value-type="string">
            <text:p>HENANCHA</text:p>
          </table:table-cell>
          <table:table-cell office:value-type="string">
            <text:p>DEW</text:p>
          </table:table-cell>
          <table:table-cell office:value-type="string">
            <text:p>Equipement d'un groupe scolaire type "B" en remplacement à l'école Menar ElTayeb à Hennancha</text:p>
          </table:table-cell>
          <table:table-cell office:value-type="string">
            <text:p>NULL</text:p>
          </table:table-cell>
          <table:table-cell office:value-type="float" office:value="1200000.00">
            <text:p>1200000.00</text:p>
          </table:table-cell>
          <table:table-cell office:value-type="float" office:value="1200000.00">
            <text:p>12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14.01</text:p>
          </table:table-cell>
          <table:table-cell office:value-type="string">
            <text:p>NULL</text:p>
          </table:table-cell>
          <table:table-cell office:value-type="string">
            <text:p>DEW</text:p>
          </table:table-cell>
          <table:table-cell office:value-type="string">
            <text:p>Etude, suivi, réalisation et aménagement du chauffage pour 2 Collèges à travers la wilaya</text:p>
          </table:table-cell>
          <table:table-cell office:value-type="string">
            <text:p>NULL</text:p>
          </table:table-cell>
          <table:table-cell office:value-type="float" office:value="15000000.00">
            <text:p>15000000.00</text:p>
          </table:table-cell>
          <table:table-cell office:value-type="float" office:value="15000000.00">
            <text:p>15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20.01</text:p>
          </table:table-cell>
          <table:table-cell office:value-type="string">
            <text:p>SOUK-AHRAS</text:p>
          </table:table-cell>
          <table:table-cell office:value-type="string">
            <text:p>DEW</text:p>
          </table:table-cell>
          <table:table-cell office:value-type="string">
            <text:p>Acquisition des équpement scolaire au profil d'une école primaire au niveau du site 1500 logements Public locatif au Vonte POS N° 9 commune de souk ahras ( cité d'habitat intégrées 2020)</text:p>
          </table:table-cell>
          <table:table-cell office:value-type="string">
            <text:p>NULL</text:p>
          </table:table-cell>
          <table:table-cell office:value-type="float" office:value="4500000.00">
            <text:p>4500000.00</text:p>
          </table:table-cell>
          <table:table-cell office:value-type="float" office:value="4500000.00">
            <text:p>45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20.02</text:p>
          </table:table-cell>
          <table:table-cell office:value-type="string">
            <text:p>MACHROHA</text:p>
          </table:table-cell>
          <table:table-cell office:value-type="string">
            <text:p>DEP</text:p>
          </table:table-cell>
          <table:table-cell office:value-type="string">
            <text:p>Réalisation et équipement d’un collège type B7/200R, en remplacement au collège Djebbar Tayeb à Machroha</text:p>
          </table:table-cell>
          <table:table-cell office:value-type="string">
            <text:p>NULL</text:p>
          </table:table-cell>
          <table:table-cell office:value-type="float" office:value="225000000.00">
            <text:p>225000000.00</text:p>
          </table:table-cell>
          <table:table-cell office:value-type="float" office:value="225000000.00">
            <text:p>225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20.03</text:p>
          </table:table-cell>
          <table:table-cell office:value-type="string">
            <text:p>HENANCHA</text:p>
          </table:table-cell>
          <table:table-cell office:value-type="string">
            <text:p>DEP</text:p>
          </table:table-cell>
          <table:table-cell office:value-type="string">
            <text:p>Réalisation et équipement d’un collège type B5/200R, en remplacement au collège Abderrahmane Bensalem à Hennacha</text:p>
          </table:table-cell>
          <table:table-cell office:value-type="string">
            <text:p>NULL</text:p>
          </table:table-cell>
          <table:table-cell office:value-type="float" office:value="174000000.00">
            <text:p>174000000.00</text:p>
          </table:table-cell>
          <table:table-cell office:value-type="float" office:value="174000000.00">
            <text:p>174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21.01</text:p>
          </table:table-cell>
          <table:table-cell office:value-type="string">
            <text:p>NULL</text:p>
          </table:table-cell>
          <table:table-cell office:value-type="string">
            <text:p>DEW</text:p>
          </table:table-cell>
          <table:table-cell office:value-type="string">
            <text:p>Renouvellement des équipements scolaires au profit du cycle Primaire</text:p>
          </table:table-cell>
          <table:table-cell office:value-type="string">
            <text:p>NULL</text:p>
          </table:table-cell>
          <table:table-cell office:value-type="float" office:value="42000000.00">
            <text:p>42000000.00</text:p>
          </table:table-cell>
          <table:table-cell office:value-type="float" office:value="42000000.00">
            <text:p>42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21.02</text:p>
          </table:table-cell>
          <table:table-cell office:value-type="string">
            <text:p>NULL</text:p>
          </table:table-cell>
          <table:table-cell office:value-type="string">
            <text:p>DEW</text:p>
          </table:table-cell>
          <table:table-cell office:value-type="string">
            <text:p>Renouvellement des équipements scolaires au profit du cycle Moyen</text:p>
          </table:table-cell>
          <table:table-cell office:value-type="string">
            <text:p>NULL</text:p>
          </table:table-cell>
          <table:table-cell office:value-type="float" office:value="26000000.00">
            <text:p>26000000.00</text:p>
          </table:table-cell>
          <table:table-cell office:value-type="float" office:value="26000000.00">
            <text:p>26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21.03</text:p>
          </table:table-cell>
          <table:table-cell office:value-type="string">
            <text:p>TAOURA</text:p>
          </table:table-cell>
          <table:table-cell office:value-type="string">
            <text:p>DEP</text:p>
          </table:table-cell>
          <table:table-cell office:value-type="string">
            <text:p>Etude et suivi pour la réalisation d'un Collége B7/300R à la commune TAOURA</text:p>
          </table:table-cell>
          <table:table-cell office:value-type="string">
            <text:p>NULL</text:p>
          </table:table-cell>
          <table:table-cell office:value-type="float" office:value="19500000.00">
            <text:p>19500000.00</text:p>
          </table:table-cell>
          <table:table-cell office:value-type="float" office:value="19500000.00">
            <text:p>195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21.04</text:p>
          </table:table-cell>
          <table:table-cell office:value-type="string">
            <text:p>BIR-BOUHOUCH</text:p>
          </table:table-cell>
          <table:table-cell office:value-type="string">
            <text:p>DEP</text:p>
          </table:table-cell>
          <table:table-cell office:value-type="string">
            <text:p>Etude et suivi pour la réalisation d'un Collége B5/200R en remplacement du collége Mustapha Ben Boulaid à La commune BIR BOUHOUCHE</text:p>
          </table:table-cell>
          <table:table-cell office:value-type="string">
            <text:p>NULL</text:p>
          </table:table-cell>
          <table:table-cell office:value-type="float" office:value="15900000.00">
            <text:p>15900000.00</text:p>
          </table:table-cell>
          <table:table-cell office:value-type="float" office:value="15900000.00">
            <text:p>159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21.05</text:p>
          </table:table-cell>
          <table:table-cell office:value-type="string">
            <text:p>NULL</text:p>
          </table:table-cell>
          <table:table-cell office:value-type="string">
            <text:p>DEP</text:p>
          </table:table-cell>
          <table:table-cell office:value-type="string">
            <text:p>Etude et suivi et aménagement des etablissement scolaire du cycle Primaire</text:p>
          </table:table-cell>
          <table:table-cell office:value-type="string">
            <text:p>NULL</text:p>
          </table:table-cell>
          <table:table-cell office:value-type="float" office:value="57000000.00">
            <text:p>57000000.00</text:p>
          </table:table-cell>
          <table:table-cell office:value-type="float" office:value="57000000.00">
            <text:p>57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21.06</text:p>
          </table:table-cell>
          <table:table-cell office:value-type="string">
            <text:p>NULL</text:p>
          </table:table-cell>
          <table:table-cell office:value-type="string">
            <text:p>DEP</text:p>
          </table:table-cell>
          <table:table-cell office:value-type="string">
            <text:p>Etude et suivi aménagement des établissements scolaires du cycle Moyen</text:p>
          </table:table-cell>
          <table:table-cell office:value-type="string">
            <text:p>NULL</text:p>
          </table:table-cell>
          <table:table-cell office:value-type="float" office:value="56000000.00">
            <text:p>56000000.00</text:p>
          </table:table-cell>
          <table:table-cell office:value-type="float" office:value="56000000.00">
            <text:p>56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23.1.262.141.21.07</text:p>
          </table:table-cell>
          <table:table-cell office:value-type="string">
            <text:p>NULL</text:p>
          </table:table-cell>
          <table:table-cell office:value-type="string">
            <text:p>DEP</text:p>
          </table:table-cell>
          <table:table-cell office:value-type="string">
            <text:p>Etude, suivi, réalisation et équipement de 14 salles de classzs zn extension au profit du cycle moyen à traver la wilaya</text:p>
          </table:table-cell>
          <table:table-cell office:value-type="string">
            <text:p>NULL</text:p>
          </table:table-cell>
          <table:table-cell office:value-type="float" office:value="70000000.00">
            <text:p>70000000.00</text:p>
          </table:table-cell>
          <table:table-cell office:value-type="float" office:value="70000000.00">
            <text:p>7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0.631.1.262.141.20.01</text:p>
          </table:table-cell>
          <table:table-cell office:value-type="string">
            <text:p>OUED-KEBRIT</text:p>
          </table:table-cell>
          <table:table-cell office:value-type="string">
            <text:p>DFP</text:p>
          </table:table-cell>
          <table:table-cell office:value-type="string">
            <text:p>Etude, suivi et travaux de réalisation d’une extension de l’annexe d’Oued Kebrit pour son érection en CFPA</text:p>
          </table:table-cell>
          <table:table-cell office:value-type="string">
            <text:p>NULL</text:p>
          </table:table-cell>
          <table:table-cell office:value-type="float" office:value="80000000.00">
            <text:p>80000000.00</text:p>
          </table:table-cell>
          <table:table-cell office:value-type="float" office:value="80000000.00">
            <text:p>80000000.00</text:p>
          </table:table-cell>
          <table:table-cell office:value-type="string">
            <text:p>Gelée</text:p>
          </table:table-cell>
          <table:table-cell office:value-type="float" office:value="0">
            <text:p>0</text:p>
          </table:table-cell>
          <table:table-cell office:value-type="string">
            <text:p>Non Ind (Gelée)
2020 (Non Ind )</text:p>
          </table:table-cell>
        </table:table-row>
        <table:table-row>
          <table:table-cell office:value-type="string">
            <text:p>N.E.0.631.1.262.141.20.02</text:p>
          </table:table-cell>
          <table:table-cell office:value-type="string">
            <text:p>DREA M'DAOUROUCH OULED-DRISS SEDRATA SIDI-FREDJ SOUK-AHRAS TERREGUELT</text:p>
          </table:table-cell>
          <table:table-cell office:value-type="string">
            <text:p>DFP</text:p>
          </table:table-cell>
          <table:table-cell office:value-type="string">
            <text:p>Acquisition parc automobile au profit des CFPA: Sedrata2, Dréa, Sidi FREDJ? Tereguelt? Souk Ahras 4, Ouled Driss, Mdaourouch</text:p>
          </table:table-cell>
          <table:table-cell office:value-type="string">
            <text:p>NULL</text:p>
          </table:table-cell>
          <table:table-cell office:value-type="float" office:value="50000000.00">
            <text:p>50000000.00</text:p>
          </table:table-cell>
          <table:table-cell office:value-type="float" office:value="50000000.00">
            <text:p>50000000.00</text:p>
          </table:table-cell>
          <table:table-cell office:value-type="string">
            <text:p>Gelée</text:p>
          </table:table-cell>
          <table:table-cell office:value-type="float" office:value="0">
            <text:p>0</text:p>
          </table:table-cell>
          <table:table-cell office:value-type="string">
            <text:p>Non Ind (Gelée)
2020 (Non Ind )</text:p>
          </table:table-cell>
        </table:table-row>
        <table:table-row>
          <table:table-cell office:value-type="string">
            <text:p>N.E.0.631.6.262.141.20.03</text:p>
          </table:table-cell>
          <table:table-cell office:value-type="string">
            <text:p>BIR-BOUHOUCH SIDI-FREDJ TERREGUELT</text:p>
          </table:table-cell>
          <table:table-cell office:value-type="string">
            <text:p>DFP</text:p>
          </table:table-cell>
          <table:table-cell office:value-type="string">
            <text:p>Etude, suivi et travaux d’aménagement, extension et équipement au profit des CFPA: Bir Bouhouche, Sidi Fredj et Terraguelt</text:p>
          </table:table-cell>
          <table:table-cell office:value-type="string">
            <text:p>NULL</text:p>
          </table:table-cell>
          <table:table-cell office:value-type="float" office:value="10000000.00">
            <text:p>10000000.00</text:p>
          </table:table-cell>
          <table:table-cell office:value-type="float" office:value="10000000.00">
            <text:p>10000000.00</text:p>
          </table:table-cell>
          <table:table-cell office:value-type="string">
            <text:p>Gelée</text:p>
          </table:table-cell>
          <table:table-cell office:value-type="float" office:value="0">
            <text:p>0</text:p>
          </table:table-cell>
          <table:table-cell office:value-type="string">
            <text:p>Non Ind (Gelée)
2020 (Non Ind )</text:p>
          </table:table-cell>
        </table:table-row>
        <table:table-row>
          <table:table-cell office:value-type="string">
            <text:p>N.E.0.731.1.262.141.21.01</text:p>
          </table:table-cell>
          <table:table-cell office:value-type="string">
            <text:p>M'DAOUROUCH TAOURA</text:p>
          </table:table-cell>
          <table:table-cell office:value-type="string">
            <text:p>DSP</text:p>
          </table:table-cell>
          <table:table-cell office:value-type="string">
            <text:p>ACQUISITION DE 2 AMBLances sanitaire au profit de l'EPH taoura et EPSP M'daourouch</text:p>
          </table:table-cell>
          <table:table-cell office:value-type="string">
            <text:p>NULL</text:p>
          </table:table-cell>
          <table:table-cell office:value-type="float" office:value="22000000.00">
            <text:p>22000000.00</text:p>
          </table:table-cell>
          <table:table-cell office:value-type="float" office:value="22000000.00">
            <text:p>22000000.00</text:p>
          </table:table-cell>
          <table:table-cell office:value-type="string">
            <text:p>N L</text:p>
          </table:table-cell>
          <table:table-cell office:value-type="float" office:value="0">
            <text:p>0</text:p>
          </table:table-cell>
          <table:table-cell office:value-type="string">
            <text:p>Non Ind</text:p>
          </table:table-cell>
        </table:table-row>
        <table:table-row>
          <table:table-cell office:value-type="string">
            <text:p>N.E.0.731.1.262.141.21.02</text:p>
          </table:table-cell>
          <table:table-cell office:value-type="string">
            <text:p>SOUK-AHRAS</text:p>
          </table:table-cell>
          <table:table-cell office:value-type="string">
            <text:p>DSP</text:p>
          </table:table-cell>
          <table:table-cell office:value-type="string">
            <text:p>Acquisition scamnner 16 barrettes au profit de l'EPH de Ibn Rochd</text:p>
          </table:table-cell>
          <table:table-cell office:value-type="string">
            <text:p>NULL</text:p>
          </table:table-cell>
          <table:table-cell office:value-type="float" office:value="52700000.00">
            <text:p>52700000.00</text:p>
          </table:table-cell>
          <table:table-cell office:value-type="float" office:value="52700000.00">
            <text:p>52700000.00</text:p>
          </table:table-cell>
          <table:table-cell office:value-type="string">
            <text:p>N L</text:p>
          </table:table-cell>
          <table:table-cell office:value-type="float" office:value="0">
            <text:p>0</text:p>
          </table:table-cell>
          <table:table-cell office:value-type="string">
            <text:p>Non Ind</text:p>
          </table:table-cell>
        </table:table-row>
        <table:table-row>
          <table:table-cell office:value-type="string">
            <text:p>N.E.0.733.1.262.141.21.01</text:p>
          </table:table-cell>
          <table:table-cell office:value-type="string">
            <text:p>SOUK-AHRAS</text:p>
          </table:table-cell>
          <table:table-cell office:value-type="string">
            <text:p>DEP</text:p>
          </table:table-cell>
          <table:table-cell office:value-type="string">
            <text:p>Etude, suivi et réabilitation des polycliniques de la wilaya de souk ahras</text:p>
          </table:table-cell>
          <table:table-cell office:value-type="string">
            <text:p>NULL</text:p>
          </table:table-cell>
          <table:table-cell office:value-type="float" office:value="80000000.00">
            <text:p>80000000.00</text:p>
          </table:table-cell>
          <table:table-cell office:value-type="float" office:value="80000000.00">
            <text:p>80000000.00</text:p>
          </table:table-cell>
          <table:table-cell office:value-type="string">
            <text:p>N L</text:p>
          </table:table-cell>
          <table:table-cell office:value-type="float" office:value="0">
            <text:p>0</text:p>
          </table:table-cell>
          <table:table-cell office:value-type="string">
            <text:p>Non Ind</text:p>
          </table:table-cell>
        </table:table-row>
        <table:table-row>
          <table:table-cell office:value-type="string">
            <text:p>N.E.0.752.8.262.141.21.01</text:p>
          </table:table-cell>
          <table:table-cell office:value-type="string">
            <text:p>SOUK-AHRAS</text:p>
          </table:table-cell>
          <table:table-cell office:value-type="string">
            <text:p>DCUL</text:p>
          </table:table-cell>
          <table:table-cell office:value-type="string">
            <text:p>Equipement du théâtre régional à Souk-Ahras</text:p>
          </table:table-cell>
          <table:table-cell office:value-type="string">
            <text:p>NULL</text:p>
          </table:table-cell>
          <table:table-cell office:value-type="float" office:value="40000000.00">
            <text:p>40000000.00</text:p>
          </table:table-cell>
          <table:table-cell office:value-type="float" office:value="40000000.00">
            <text:p>40000000.00</text:p>
          </table:table-cell>
          <table:table-cell office:value-type="string">
            <text:p>N L</text:p>
          </table:table-cell>
          <table:table-cell office:value-type="string">
            <text:p>NULL</text:p>
          </table:table-cell>
          <table:table-cell office:value-type="string">
            <text:p>En cours</text:p>
          </table:table-cell>
        </table:table-row>
        <table:table-row>
          <table:table-cell office:value-type="string">
            <text:p>N.E.5.171.4.262.141.17.01</text:p>
          </table:table-cell>
          <table:table-cell office:value-type="string">
            <text:p>SOUK-AHRAS</text:p>
          </table:table-cell>
          <table:table-cell office:value-type="string">
            <text:p>DIM</text:p>
          </table:table-cell>
          <table:table-cell office:value-type="string">
            <text:p>Equipement d'un centre de facilitation des PME à Souk-Ahras</text:p>
          </table:table-cell>
          <table:table-cell office:value-type="string">
            <text:p>2017-04-10</text:p>
          </table:table-cell>
          <table:table-cell office:value-type="float" office:value="3000000.00">
            <text:p>3000000.00</text:p>
          </table:table-cell>
          <table:table-cell office:value-type="float" office:value="3000000.00">
            <text:p>3000000.00</text:p>
          </table:table-cell>
          <table:table-cell office:value-type="string">
            <text:p>N L</text:p>
          </table:table-cell>
          <table:table-cell office:value-type="float" office:value="0">
            <text:p>0</text:p>
          </table:table-cell>
          <table:table-cell office:value-type="string">
            <text:p>NULL</text:p>
          </table:table-cell>
        </table:table-row>
        <table:table-row>
          <table:table-cell office:value-type="string">
            <text:p>N.E.5.176.3.262.141.18.01</text:p>
          </table:table-cell>
          <table:table-cell office:value-type="string">
            <text:p>SOUK-AHRAS</text:p>
          </table:table-cell>
          <table:table-cell office:value-type="string">
            <text:p>DUAC</text:p>
          </table:table-cell>
          <table:table-cell office:value-type="string">
            <text:p>Réalisation d'une zone industrielle à M'daourouch, wilaya souk ahras</text:p>
          </table:table-cell>
          <table:table-cell office:value-type="string">
            <text:p>2019-02-13</text:p>
          </table:table-cell>
          <table:table-cell office:value-type="float" office:value="3000000000.00">
            <text:p>3000000000.00</text:p>
          </table:table-cell>
          <table:table-cell office:value-type="float" office:value="3000000000.00">
            <text:p>3000000000.00</text:p>
          </table:table-cell>
          <table:table-cell office:value-type="string">
            <text:p>A l'arret</text:p>
          </table:table-cell>
          <table:table-cell office:value-type="float" office:value="80">
            <text:p>80</text:p>
          </table:table-cell>
          <table:table-cell office:value-type="string">
            <text:p>Travaux à l'arrêt</text:p>
          </table:table-cell>
        </table:table-row>
        <table:table-row>
          <table:table-cell office:value-type="string">
            <text:p>N.E.5.226.2.262.141.18.01</text:p>
          </table:table-cell>
          <table:table-cell office:value-type="string">
            <text:p>HENANCHA</text:p>
          </table:table-cell>
          <table:table-cell office:value-type="string">
            <text:p>CFORETS</text:p>
          </table:table-cell>
          <table:table-cell office:value-type="string">
            <text:p>Travaux sylivicoles</text:p>
          </table:table-cell>
          <table:table-cell office:value-type="string">
            <text:p>2018-03-12</text:p>
          </table:table-cell>
          <table:table-cell office:value-type="float" office:value="42000000.00">
            <text:p>42000000.00</text:p>
          </table:table-cell>
          <table:table-cell office:value-type="float" office:value="42000000.00">
            <text:p>42000000.00</text:p>
          </table:table-cell>
          <table:table-cell office:value-type="string">
            <text:p>Achevée</text:p>
          </table:table-cell>
          <table:table-cell office:value-type="float" office:value="100">
            <text:p>100</text:p>
          </table:table-cell>
          <table:table-cell office:value-type="string">
            <text:p>Lots 01 et 04 achevée lots 02 et 03 l'entreprise n'as pas déposès la derniere situation</text:p>
          </table:table-cell>
        </table:table-row>
        <table:table-row>
          <table:table-cell office:value-type="string">
            <text:p>N.E.5.226.2.262.141.18.02</text:p>
          </table:table-cell>
          <table:table-cell office:value-type="string">
            <text:p>AIN-ZANA ZAAROURIA</text:p>
          </table:table-cell>
          <table:table-cell office:value-type="string">
            <text:p>CFORETS</text:p>
          </table:table-cell>
          <table:table-cell office:value-type="string">
            <text:p>Ouverture de pistes forestières</text:p>
          </table:table-cell>
          <table:table-cell office:value-type="string">
            <text:p>2018-03-12</text:p>
          </table:table-cell>
          <table:table-cell office:value-type="float" office:value="16000000.00">
            <text:p>16000000.00</text:p>
          </table:table-cell>
          <table:table-cell office:value-type="float" office:value="16000000.00">
            <text:p>16000000.00</text:p>
          </table:table-cell>
          <table:table-cell office:value-type="string">
            <text:p>Gelée</text:p>
          </table:table-cell>
          <table:table-cell office:value-type="float" office:value="85">
            <text:p>85</text:p>
          </table:table-cell>
          <table:table-cell office:value-type="string">
            <text:p>Un lot achevé Un lot réalisé + Gelée Un lot achevé Un lot réalisé + Gelée</text:p>
          </table:table-cell>
        </table:table-row>
        <table:table-row>
          <table:table-cell office:value-type="string">
            <text:p>N.E.5.226.2.262.141.18.03</text:p>
          </table:table-cell>
          <table:table-cell office:value-type="string">
            <text:p>AIN-ZANA KHEMISSA MACHROHA OULED-DRISS RAGOUBA TAOURA TIFFECH</text:p>
          </table:table-cell>
          <table:table-cell office:value-type="string">
            <text:p>CFORETS</text:p>
          </table:table-cell>
          <table:table-cell office:value-type="string">
            <text:p>Aménagement de pistes forestières sur 50 Km</text:p>
          </table:table-cell>
          <table:table-cell office:value-type="string">
            <text:p>2019-05-06</text:p>
          </table:table-cell>
          <table:table-cell office:value-type="float" office:value="60000000.00">
            <text:p>60000000.00</text:p>
          </table:table-cell>
          <table:table-cell office:value-type="float" office:value="60000000.00">
            <text:p>60000000.00</text:p>
          </table:table-cell>
          <table:table-cell office:value-type="string">
            <text:p>En cours</text:p>
          </table:table-cell>
          <table:table-cell office:value-type="float" office:value="96">
            <text:p>96</text:p>
          </table:table-cell>
          <table:table-cell office:value-type="string">
            <text:p>En cours</text:p>
          </table:table-cell>
        </table:table-row>
        <table:table-row>
          <table:table-cell office:value-type="string">
            <text:p>N.E.5.226.2.262.141.18.04</text:p>
          </table:table-cell>
          <table:table-cell office:value-type="string">
            <text:p>AIN-ZANA</text:p>
          </table:table-cell>
          <table:table-cell office:value-type="string">
            <text:p>CFORETS</text:p>
          </table:table-cell>
          <table:table-cell office:value-type="string">
            <text:p>Reboisement en chaêne liége sur 100 Ha</text:p>
          </table:table-cell>
          <table:table-cell office:value-type="string">
            <text:p>2019-05-06</text:p>
          </table:table-cell>
          <table:table-cell office:value-type="float" office:value="20000000.00">
            <text:p>20000000.00</text:p>
          </table:table-cell>
          <table:table-cell office:value-type="float" office:value="20000000.00">
            <text:p>20000000.00</text:p>
          </table:table-cell>
          <table:table-cell office:value-type="string">
            <text:p>En cours</text:p>
          </table:table-cell>
          <table:table-cell office:value-type="float" office:value="80">
            <text:p>80</text:p>
          </table:table-cell>
          <table:table-cell office:value-type="string">
            <text:p>Achevée</text:p>
          </table:table-cell>
        </table:table-row>
        <table:table-row>
          <table:table-cell office:value-type="string">
            <text:p>N.E.5.226.2.262.141.20.01</text:p>
          </table:table-cell>
          <table:table-cell office:value-type="string">
            <text:p>HEDDADA</text:p>
          </table:table-cell>
          <table:table-cell office:value-type="string">
            <text:p>CFORETS</text:p>
          </table:table-cell>
          <table:table-cell office:value-type="string">
            <text:p>ouverture de pistes forestières</text:p>
          </table:table-cell>
          <table:table-cell office:value-type="string">
            <text:p>2020-09-22</text:p>
          </table:table-cell>
          <table:table-cell office:value-type="float" office:value="11900000.00">
            <text:p>11900000.00</text:p>
          </table:table-cell>
          <table:table-cell office:value-type="float" office:value="11900000.00">
            <text:p>11900000.00</text:p>
          </table:table-cell>
          <table:table-cell office:value-type="string">
            <text:p>En cours</text:p>
          </table:table-cell>
          <table:table-cell office:value-type="float" office:value="80">
            <text:p>80</text:p>
          </table:table-cell>
          <table:table-cell office:value-type="string">
            <text:p>'Achevée situation N° 01 d'un montant 4 962 300 ,00 DA en attente de rattachement de CP suplementaire</text:p>
          </table:table-cell>
        </table:table-row>
        <table:table-row>
          <table:table-cell office:value-type="string">
            <text:p>N.E.5.226.2.262.141.20.02</text:p>
          </table:table-cell>
          <table:table-cell office:value-type="string">
            <text:p>HEDDADA ZAAROURIA ZOUABI</text:p>
          </table:table-cell>
          <table:table-cell office:value-type="string">
            <text:p>CFORETS</text:p>
          </table:table-cell>
          <table:table-cell office:value-type="string">
            <text:p>Aménagement de pistes forestières 22,5 km a travair la wilaya</text:p>
          </table:table-cell>
          <table:table-cell office:value-type="string">
            <text:p>2020-10-21</text:p>
          </table:table-cell>
          <table:table-cell office:value-type="float" office:value="22500000.00">
            <text:p>22500000.00</text:p>
          </table:table-cell>
          <table:table-cell office:value-type="float" office:value="22500000.00">
            <text:p>22500000.00</text:p>
          </table:table-cell>
          <table:table-cell office:value-type="string">
            <text:p>En cours</text:p>
          </table:table-cell>
          <table:table-cell office:value-type="float" office:value="60">
            <text:p>60</text:p>
          </table:table-cell>
          <table:table-cell office:value-type="string">
            <text:p>Lots 01 Achevée lot N° 02 Achevée lots 03 avis d'infrictiorsité en date du 24/06/2021 après le lancement d'un avis de gré à gré après, consultation N° 02/2021 en date 09/05/2021</text:p>
          </table:table-cell>
        </table:table-row>
        <table:table-row>
          <table:table-cell office:value-type="string">
            <text:p>N.E.5.226.2.262.141.20.03</text:p>
          </table:table-cell>
          <table:table-cell office:value-type="string">
            <text:p>DREA KHEDARA KHEMISSA TERREGUELT ZAAROURIA</text:p>
          </table:table-cell>
          <table:table-cell office:value-type="string">
            <text:p>CFORETS</text:p>
          </table:table-cell>
          <table:table-cell office:value-type="string">
            <text:p>Travaux sylvicoles 300 H a travaire la wilaya</text:p>
          </table:table-cell>
          <table:table-cell office:value-type="string">
            <text:p>2020-10-21</text:p>
          </table:table-cell>
          <table:table-cell office:value-type="float" office:value="14700000.00">
            <text:p>14700000.00</text:p>
          </table:table-cell>
          <table:table-cell office:value-type="float" office:value="14700000.00">
            <text:p>14700000.00</text:p>
          </table:table-cell>
          <table:table-cell office:value-type="string">
            <text:p>En cours</text:p>
          </table:table-cell>
          <table:table-cell office:value-type="float" office:value="50">
            <text:p>50</text:p>
          </table:table-cell>
          <table:table-cell office:value-type="string">
            <text:p>Lot 01 achevée Lot 02 Un avis d'infructiosité en date du 11/07/2021 après un avis d'appel N° 03/2021 en date 26/05/2021 Lot 03 attribution provisoire en date du 28/02/2021 engagememnt du contrt à l'arrêt et en attente de rattachemement de CP suplementaire lot 04 attribition provisoire en date du 02/03/2021 engagement du contrt à l'arrêt et en attente de rattachemement de CP suplementaire lot 05 attribition provisoire en date du 28/02/2021 engagement du contrt à l'arrêt et en attente de rattachemement de CP suplementaire lot 06 procédure d'inscription En cours apès l'attribution provisoire en date du 11/07/2021 lot 07 Achevée situation d'un montant 2 618 000 ,00 Da en attente de rattachement de CP suplementaire</text:p>
          </table:table-cell>
        </table:table-row>
        <table:table-row>
          <table:table-cell office:value-type="string">
            <text:p>N.E.5.226.2.262.141.20.04</text:p>
          </table:table-cell>
          <table:table-cell office:value-type="string">
            <text:p>MACHROHA</text:p>
          </table:table-cell>
          <table:table-cell office:value-type="string">
            <text:p>CFORETS</text:p>
          </table:table-cell>
          <table:table-cell office:value-type="string">
            <text:p>Aménagement des tranchées pare feux</text:p>
          </table:table-cell>
          <table:table-cell office:value-type="string">
            <text:p>2021-02-23</text:p>
          </table:table-cell>
          <table:table-cell office:value-type="float" office:value="900000.00">
            <text:p>900000.00</text:p>
          </table:table-cell>
          <table:table-cell office:value-type="float" office:value="900000.00">
            <text:p>900000.00</text:p>
          </table:table-cell>
          <table:table-cell office:value-type="string">
            <text:p>N L</text:p>
          </table:table-cell>
          <table:table-cell office:value-type="float" office:value="0">
            <text:p>0</text:p>
          </table:table-cell>
          <table:table-cell office:value-type="string">
            <text:p>'En attente d'engagement du contrat par manque de CP</text:p>
          </table:table-cell>
        </table:table-row>
        <table:table-row>
          <table:table-cell office:value-type="string">
            <text:p>N.E.5.226.2.262.141.21.01</text:p>
          </table:table-cell>
          <table:table-cell office:value-type="string">
            <text:p>HEDDADA</text:p>
          </table:table-cell>
          <table:table-cell office:value-type="string">
            <text:p>CFORETS</text:p>
          </table:table-cell>
          <table:table-cell office:value-type="string">
            <text:p>Travaux sylvicoles</text:p>
          </table:table-cell>
          <table:table-cell office:value-type="string">
            <text:p>2021-05-20</text:p>
          </table:table-cell>
          <table:table-cell office:value-type="float" office:value="5000000.00">
            <text:p>5000000.00</text:p>
          </table:table-cell>
          <table:table-cell office:value-type="float" office:value="5000000.00">
            <text:p>5000000.00</text:p>
          </table:table-cell>
          <table:table-cell office:value-type="string">
            <text:p>N L</text:p>
          </table:table-cell>
          <table:table-cell office:value-type="float" office:value="0">
            <text:p>0</text:p>
          </table:table-cell>
          <table:table-cell office:value-type="string">
            <text:p>'En attente d'engagement du contrat par manque de CP</text:p>
          </table:table-cell>
        </table:table-row>
        <table:table-row>
          <table:table-cell office:value-type="string">
            <text:p>N.E.5.322.2.262.141.18.01</text:p>
          </table:table-cell>
          <table:table-cell office:value-type="string">
            <text:p>AIN-ZANA HEDDADA HENANCHA KHEDARA M'DAOUROUCH MACHROHA OULED-DRISS SEF-EL-OUIDEN TAOURA TERREGUELT TIFFECH</text:p>
          </table:table-cell>
          <table:table-cell office:value-type="string">
            <text:p>DRE</text:p>
          </table:table-cell>
          <table:table-cell office:value-type="string">
            <text:p>Réalisation de 2500 ML de forages avec les raccordements aux systèmes d'adducation existants à travers la wilaya de souk Ahras</text:p>
          </table:table-cell>
          <table:table-cell office:value-type="string">
            <text:p>2018-04-19</text:p>
          </table:table-cell>
          <table:table-cell office:value-type="float" office:value="200000000.00">
            <text:p>200000000.00</text:p>
          </table:table-cell>
          <table:table-cell office:value-type="float" office:value="200000000.00">
            <text:p>200000000.00</text:p>
          </table:table-cell>
          <table:table-cell office:value-type="string">
            <text:p>En cours</text:p>
          </table:table-cell>
          <table:table-cell office:value-type="float" office:value="60">
            <text:p>60</text:p>
          </table:table-cell>
          <table:table-cell office:value-type="string">
            <text:p>En cours
</text:p>
          </table:table-cell>
        </table:table-row>
        <table:table-row>
          <table:table-cell office:value-type="string">
            <text:p>N.E.5.322.2.262.141.19.01</text:p>
          </table:table-cell>
          <table:table-cell office:value-type="string">
            <text:p>OULED-MOUMEN RAGOUBA</text:p>
          </table:table-cell>
          <table:table-cell office:value-type="string">
            <text:p>DRE</text:p>
          </table:table-cell>
          <table:table-cell office:value-type="string">
            <text:p>Réalisation et équipement de 2500 ML de forages à souk Ahras</text:p>
          </table:table-cell>
          <table:table-cell office:value-type="string">
            <text:p>2021-05-30</text:p>
          </table:table-cell>
          <table:table-cell office:value-type="float" office:value="250000000.00">
            <text:p>250000000.00</text:p>
          </table:table-cell>
          <table:table-cell office:value-type="float" office:value="250000000.00">
            <text:p>250000000.00</text:p>
          </table:table-cell>
          <table:table-cell office:value-type="string">
            <text:p>En cours</text:p>
          </table:table-cell>
          <table:table-cell office:value-type="float" office:value="2">
            <text:p>2</text:p>
          </table:table-cell>
          <table:table-cell office:value-type="string">
            <text:p>02 lot confiés</text:p>
          </table:table-cell>
        </table:table-row>
        <table:table-row>
          <table:table-cell office:value-type="string">
            <text:p>N.E.5.322.3.262.141.17.01</text:p>
          </table:table-cell>
          <table:table-cell office:value-type="string">
            <text:p>AIN-ZANA HEDDADA HENANCHA KHEDARA M'DAOUROUCH OULED-DRISS SEF-EL-OUIDEN TAOURA TERREGUELT TIFFECH</text:p>
          </table:table-cell>
          <table:table-cell office:value-type="string">
            <text:p>DRE</text:p>
          </table:table-cell>
          <table:table-cell office:value-type="string">
            <text:p>Equipement électromécanique et amenée de l'énergie électrique des forages existants à travers la Wilaya de Souk-Ahras</text:p>
          </table:table-cell>
          <table:table-cell office:value-type="string">
            <text:p>2017-12-31</text:p>
          </table:table-cell>
          <table:table-cell office:value-type="float" office:value="120000000.00">
            <text:p>120000000.00</text:p>
          </table:table-cell>
          <table:table-cell office:value-type="float" office:value="120000000.00">
            <text:p>120000000.00</text:p>
          </table:table-cell>
          <table:table-cell office:value-type="string">
            <text:p>En cours</text:p>
          </table:table-cell>
          <table:table-cell office:value-type="float" office:value="80">
            <text:p>80</text:p>
          </table:table-cell>
          <table:table-cell office:value-type="string">
            <text:p>En cours
</text:p>
          </table:table-cell>
        </table:table-row>
        <table:table-row>
          <table:table-cell office:value-type="string">
            <text:p>N.E.5.341.2.262.141.18.01</text:p>
          </table:table-cell>
          <table:table-cell office:value-type="string">
            <text:p>OUM-LAADHAIM</text:p>
          </table:table-cell>
          <table:table-cell office:value-type="string">
            <text:p>DRE</text:p>
          </table:table-cell>
          <table:table-cell office:value-type="string">
            <text:p>Renforcement de l'alimentation en eau potable de l'agglomération Bir Hadj taib à partir du réservoir 500 M3 commune d'Oum Laadhaim</text:p>
          </table:table-cell>
          <table:table-cell office:value-type="string">
            <text:p>2018-05-13</text:p>
          </table:table-cell>
          <table:table-cell office:value-type="float" office:value="50000000.00">
            <text:p>50000000.00</text:p>
          </table:table-cell>
          <table:table-cell office:value-type="float" office:value="50000000.00">
            <text:p>50000000.00</text:p>
          </table:table-cell>
          <table:table-cell office:value-type="string">
            <text:p>En cours</text:p>
          </table:table-cell>
          <table:table-cell office:value-type="float" office:value="70">
            <text:p>70</text:p>
          </table:table-cell>
          <table:table-cell office:value-type="string">
            <text:p>En cours</text:p>
          </table:table-cell>
        </table:table-row>
        <table:table-row>
          <table:table-cell office:value-type="string">
            <text:p>N.E.5.341.2.262.141.18.02</text:p>
          </table:table-cell>
          <table:table-cell office:value-type="string">
            <text:p>SOUK-AHRAS</text:p>
          </table:table-cell>
          <table:table-cell office:value-type="string">
            <text:p>DRE</text:p>
          </table:table-cell>
          <table:table-cell office:value-type="string">
            <text:p>Réalisation de l'AEP de la cité universitaire (8000 places pédagogiques et 2000 lits) et l'extension du POS 8 commune de Souk Ahras</text:p>
          </table:table-cell>
          <table:table-cell office:value-type="string">
            <text:p>2019-02-12</text:p>
          </table:table-cell>
          <table:table-cell office:value-type="float" office:value="50000000.00">
            <text:p>50000000.00</text:p>
          </table:table-cell>
          <table:table-cell office:value-type="float" office:value="50000000.00">
            <text:p>50000000.00</text:p>
          </table:table-cell>
          <table:table-cell office:value-type="string">
            <text:p>En cours</text:p>
          </table:table-cell>
          <table:table-cell office:value-type="float" office:value="80">
            <text:p>80</text:p>
          </table:table-cell>
          <table:table-cell office:value-type="string">
            <text:p>En cours</text:p>
          </table:table-cell>
        </table:table-row>
        <table:table-row>
          <table:table-cell office:value-type="string">
            <text:p>N.E.5.341.2.262.141.18.03</text:p>
          </table:table-cell>
          <table:table-cell office:value-type="string">
            <text:p>HEDDADA KHEDARA OULED-MOUMEN</text:p>
          </table:table-cell>
          <table:table-cell office:value-type="string">
            <text:p>DRE</text:p>
          </table:table-cell>
          <table:table-cell office:value-type="string">
            <text:p>Renforcement de l'AEP de Heddada, Khedara et El Fouidh (commune de Ouled moumen ) à Partir de l'interconnexion des forages de Bir Louhichi</text:p>
          </table:table-cell>
          <table:table-cell office:value-type="string">
            <text:p>2019-04-09</text:p>
          </table:table-cell>
          <table:table-cell office:value-type="float" office:value="400000000.00">
            <text:p>400000000.00</text:p>
          </table:table-cell>
          <table:table-cell office:value-type="float" office:value="400000000.00">
            <text:p>400000000.00</text:p>
          </table:table-cell>
          <table:table-cell office:value-type="string">
            <text:p>En cours</text:p>
          </table:table-cell>
          <table:table-cell office:value-type="float" office:value="70">
            <text:p>70</text:p>
          </table:table-cell>
          <table:table-cell office:value-type="string">
            <text:p>En cours</text:p>
          </table:table-cell>
        </table:table-row>
        <table:table-row>
          <table:table-cell office:value-type="string">
            <text:p>N.E.5.341.4.262.141.17.01</text:p>
          </table:table-cell>
          <table:table-cell office:value-type="string">
            <text:p>KHEDARA M'DAOUROUCH MERAHNA OUM-LAADHAIM SEDRATA TAOURA</text:p>
          </table:table-cell>
          <table:table-cell office:value-type="string">
            <text:p>DRE</text:p>
          </table:table-cell>
          <table:table-cell office:value-type="string">
            <text:p>Augmentation des capacités de stockage de ( 20,000 m3 )à travers la wilaya et la réalisation des conduites d'adduction inter réservoirs</text:p>
          </table:table-cell>
          <table:table-cell office:value-type="string">
            <text:p>2017-12-31</text:p>
          </table:table-cell>
          <table:table-cell office:value-type="float" office:value="300000000.00">
            <text:p>300000000.00</text:p>
          </table:table-cell>
          <table:table-cell office:value-type="float" office:value="400000000.00">
            <text:p>400000000.00</text:p>
          </table:table-cell>
          <table:table-cell office:value-type="string">
            <text:p>Gelée</text:p>
          </table:table-cell>
          <table:table-cell office:value-type="float" office:value="50">
            <text:p>50</text:p>
          </table:table-cell>
          <table:table-cell office:value-type="string">
            <text:p>03 lots gelés demander dégel ( réunion SG 13-09-2012)</text:p>
          </table:table-cell>
        </table:table-row>
        <table:table-row>
          <table:table-cell office:value-type="string">
            <text:p>N.E.5.342.2.262.141.19.01</text:p>
          </table:table-cell>
          <table:table-cell office:value-type="string">
            <text:p>SOUK-AHRAS</text:p>
          </table:table-cell>
          <table:table-cell office:value-type="string">
            <text:p>DRE</text:p>
          </table:table-cell>
          <table:table-cell office:value-type="string">
            <text:p>Raccordement des logements des nouveaux POS aux réseaux d'assainissement, commune de Souk Ahras</text:p>
          </table:table-cell>
          <table:table-cell office:value-type="string">
            <text:p>2019-07-11</text:p>
          </table:table-cell>
          <table:table-cell office:value-type="float" office:value="300000000.00">
            <text:p>300000000.00</text:p>
          </table:table-cell>
          <table:table-cell office:value-type="float" office:value="300000000.00">
            <text:p>300000000.00</text:p>
          </table:table-cell>
          <table:table-cell office:value-type="string">
            <text:p>En cours</text:p>
          </table:table-cell>
          <table:table-cell office:value-type="float" office:value="90">
            <text:p>90</text:p>
          </table:table-cell>
          <table:table-cell office:value-type="string">
            <text:p>En cours
</text:p>
          </table:table-cell>
        </table:table-row>
        <table:table-row>
          <table:table-cell office:value-type="string">
            <text:p>N.E.5.342.2.262.141.19.02</text:p>
          </table:table-cell>
          <table:table-cell office:value-type="string">
            <text:p>DREA KHEDARA OULED-DRISS OULED-MOUMEN OUM-LAADHAIM ZAAROURIA</text:p>
          </table:table-cell>
          <table:table-cell office:value-type="string">
            <text:p>DRE</text:p>
          </table:table-cell>
          <table:table-cell office:value-type="string">
            <text:p>Extension et prolengement des collecteurs d'assainissement à travers 6 communes sur 25 KM</text:p>
          </table:table-cell>
          <table:table-cell office:value-type="string">
            <text:p>2019-08-26</text:p>
          </table:table-cell>
          <table:table-cell office:value-type="float" office:value="300000000.00">
            <text:p>300000000.00</text:p>
          </table:table-cell>
          <table:table-cell office:value-type="float" office:value="300000000.00">
            <text:p>300000000.00</text:p>
          </table:table-cell>
          <table:table-cell office:value-type="string">
            <text:p>En cours</text:p>
          </table:table-cell>
          <table:table-cell office:value-type="float" office:value="90">
            <text:p>90</text:p>
          </table:table-cell>
          <table:table-cell office:value-type="string">
            <text:p>En cours
</text:p>
          </table:table-cell>
        </table:table-row>
        <table:table-row>
          <table:table-cell office:value-type="string">
            <text:p>N.E.5.421.2.262.141.19.01</text:p>
          </table:table-cell>
          <table:table-cell office:value-type="string">
            <text:p>TAOURA</text:p>
          </table:table-cell>
          <table:table-cell office:value-type="string">
            <text:p>DTMA</text:p>
          </table:table-cell>
          <table:table-cell office:value-type="string">
            <text:p>Travaux de viabilisation et mise à niveau de la zone d'éxpansion touristique à El Bettoum (ouverture d'un piste d'accès aménagée de manière sommaire, terrassements simplifiée, réseau d'assainissement)</text:p>
          </table:table-cell>
          <table:table-cell office:value-type="string">
            <text:p>2019-06-02</text:p>
          </table:table-cell>
          <table:table-cell office:value-type="float" office:value="250000000.00">
            <text:p>250000000.00</text:p>
          </table:table-cell>
          <table:table-cell office:value-type="float" office:value="250000000.00">
            <text:p>250000000.00</text:p>
          </table:table-cell>
          <table:table-cell office:value-type="string">
            <text:p>En cours</text:p>
          </table:table-cell>
          <table:table-cell office:value-type="float" office:value="10">
            <text:p>10</text:p>
          </table:table-cell>
          <table:table-cell office:value-type="string">
            <text:p>en attendant l'approbation de la phase d'étude de création de la ZET par les membres de l'exécutives</text:p>
          </table:table-cell>
        </table:table-row>
        <table:table-row>
          <table:table-cell office:value-type="string">
            <text:p>N.E.5.421.2.262.141.19.02</text:p>
          </table:table-cell>
          <table:table-cell office:value-type="string">
            <text:p>OULED-DRISS</text:p>
          </table:table-cell>
          <table:table-cell office:value-type="string">
            <text:p>DTMA</text:p>
          </table:table-cell>
          <table:table-cell office:value-type="string">
            <text:p>Travaux de viabilisation et mise à niveau de la zone d'expansion touristique à M'cid (ouverture d'un piste d'accès aménagée de manière sommaire, terrassements simplifiée, réseau d'assainissement)</text:p>
          </table:table-cell>
          <table:table-cell office:value-type="string">
            <text:p>2019-06-02</text:p>
          </table:table-cell>
          <table:table-cell office:value-type="float" office:value="200000000.00">
            <text:p>200000000.00</text:p>
          </table:table-cell>
          <table:table-cell office:value-type="float" office:value="200000000.00">
            <text:p>200000000.00</text:p>
          </table:table-cell>
          <table:table-cell office:value-type="string">
            <text:p>En cours</text:p>
          </table:table-cell>
          <table:table-cell office:value-type="float" office:value="10">
            <text:p>10</text:p>
          </table:table-cell>
          <table:table-cell office:value-type="string">
            <text:p>en attendant l'approbation de la phase d'étude de création de la ZET par les membres de l'exécutives</text:p>
          </table:table-cell>
        </table:table-row>
        <table:table-row>
          <table:table-cell office:value-type="string">
            <text:p>N.E.5.421.2.262.141.19.03</text:p>
          </table:table-cell>
          <table:table-cell office:value-type="string">
            <text:p>KHEMISSA</text:p>
          </table:table-cell>
          <table:table-cell office:value-type="string">
            <text:p>DTMA</text:p>
          </table:table-cell>
          <table:table-cell office:value-type="string">
            <text:p>Travaux de viabilisation et mise à niveau de la zone d'expansion touristique à Khemissa (ouverture d'un piste d'accès aménagée de manière sommaire, terrassements simplifiée, réseau d'assainissement)</text:p>
          </table:table-cell>
          <table:table-cell office:value-type="string">
            <text:p>2019-06-02</text:p>
          </table:table-cell>
          <table:table-cell office:value-type="float" office:value="100000000.00">
            <text:p>100000000.00</text:p>
          </table:table-cell>
          <table:table-cell office:value-type="float" office:value="100000000.00">
            <text:p>100000000.00</text:p>
          </table:table-cell>
          <table:table-cell office:value-type="string">
            <text:p>En cours</text:p>
          </table:table-cell>
          <table:table-cell office:value-type="float" office:value="10">
            <text:p>10</text:p>
          </table:table-cell>
          <table:table-cell office:value-type="string">
            <text:p>en attendant l'approbation de la phase d'étude par les membres de l'exécutives</text:p>
          </table:table-cell>
        </table:table-row>
        <table:table-row>
          <table:table-cell office:value-type="string">
            <text:p>N.E.5.521.2.262.141.18.01</text:p>
          </table:table-cell>
          <table:table-cell office:value-type="string">
            <text:p>HEDDADA MERAHNA SOUK-AHRAS</text:p>
          </table:table-cell>
          <table:table-cell office:value-type="string">
            <text:p>DTP</text:p>
          </table:table-cell>
          <table:table-cell office:value-type="string">
            <text:p>Réalisation du dédoublement de la RN 81 sur 20 Km du PK 127+000 au PK 147+000 y compris de la réalisation d'un ouvrage d'art (1 ere Tranche sur 10 Km)</text:p>
          </table:table-cell>
          <table:table-cell office:value-type="string">
            <text:p>2002-12-31</text:p>
          </table:table-cell>
          <table:table-cell office:value-type="float" office:value="1000000000.00">
            <text:p>1000000000.00</text:p>
          </table:table-cell>
          <table:table-cell office:value-type="float" office:value="1600000000.00">
            <text:p>1600000000.00</text:p>
          </table:table-cell>
          <table:table-cell office:value-type="string">
            <text:p>En cours</text:p>
          </table:table-cell>
          <table:table-cell office:value-type="float" office:value="80">
            <text:p>80</text:p>
          </table:table-cell>
          <table:table-cell office:value-type="string">
            <text:p>En cours</text:p>
          </table:table-cell>
        </table:table-row>
        <table:table-row>
          <table:table-cell office:value-type="string">
            <text:p>N.E.5.521.3.262.141.19.01</text:p>
          </table:table-cell>
          <table:table-cell office:value-type="string">
            <text:p>SOUK-AHRAS</text:p>
          </table:table-cell>
          <table:table-cell office:value-type="string">
            <text:p>DTP</text:p>
          </table:table-cell>
          <table:table-cell office:value-type="string">
            <text:p>Renforcement de la RN 81 du PK 65+000 au PK 84+000</text:p>
          </table:table-cell>
          <table:table-cell office:value-type="string">
            <text:p>2019-03-24</text:p>
          </table:table-cell>
          <table:table-cell office:value-type="float" office:value="300000000.00">
            <text:p>300000000.00</text:p>
          </table:table-cell>
          <table:table-cell office:value-type="float" office:value="300000000.00">
            <text:p>300000000.00</text:p>
          </table:table-cell>
          <table:table-cell office:value-type="string">
            <text:p>Achevée</text:p>
          </table:table-cell>
          <table:table-cell office:value-type="float" office:value="100">
            <text:p>100</text:p>
          </table:table-cell>
          <table:table-cell office:value-type="string">
            <text:p>dossier clot contens treasor</text:p>
          </table:table-cell>
        </table:table-row>
        <table:table-row>
          <table:table-cell office:value-type="string">
            <text:p>N.E.5.534.1.262.141.20.01</text:p>
          </table:table-cell>
          <table:table-cell office:value-type="string">
            <text:p>KHEDARA OUM-LAADHAIM SIDI-FREDJ</text:p>
          </table:table-cell>
          <table:table-cell office:value-type="string">
            <text:p>DTP</text:p>
          </table:table-cell>
          <table:table-cell office:value-type="string">
            <text:p>Entretien des chemins de wilaya sur 26 Km (Tranche 2020)</text:p>
          </table:table-cell>
          <table:table-cell office:value-type="string">
            <text:p>2020-08-24</text:p>
          </table:table-cell>
          <table:table-cell office:value-type="float" office:value="300000000.00">
            <text:p>300000000.00</text:p>
          </table:table-cell>
          <table:table-cell office:value-type="float" office:value="300000000.00">
            <text:p>300000000.00</text:p>
          </table:table-cell>
          <table:table-cell office:value-type="string">
            <text:p>En cours</text:p>
          </table:table-cell>
          <table:table-cell office:value-type="float" office:value="39">
            <text:p>39</text:p>
          </table:table-cell>
          <table:table-cell office:value-type="string">
            <text:p>En cours</text:p>
          </table:table-cell>
        </table:table-row>
        <table:table-row>
          <table:table-cell office:value-type="string">
            <text:p>N.E.5.534.1.262.141.21.01</text:p>
          </table:table-cell>
          <table:table-cell office:value-type="string">
            <text:p>SEDRATA SEF-EL-OUIDEN ZAAROURIA</text:p>
          </table:table-cell>
          <table:table-cell office:value-type="string">
            <text:p>DTP</text:p>
          </table:table-cell>
          <table:table-cell office:value-type="string">
            <text:p>Entretien des chemins de wilaya (Tranche 2021)</text:p>
          </table:table-cell>
          <table:table-cell office:value-type="string">
            <text:p>2021-06-22</text:p>
          </table:table-cell>
          <table:table-cell office:value-type="float" office:value="300000000.00">
            <text:p>300000000.00</text:p>
          </table:table-cell>
          <table:table-cell office:value-type="float" office:value="300000000.00">
            <text:p>300000000.00</text:p>
          </table:table-cell>
          <table:table-cell office:value-type="string">
            <text:p>En cours</text:p>
          </table:table-cell>
          <table:table-cell office:value-type="string">
            <text:p>NULL</text:p>
          </table:table-cell>
          <table:table-cell office:value-type="string">
            <text:p>En cours</text:p>
          </table:table-cell>
        </table:table-row>
        <table:table-row>
          <table:table-cell office:value-type="string">
            <text:p>N.E.5.535.1.262.141.20.01</text:p>
          </table:table-cell>
          <table:table-cell office:value-type="string">
            <text:p>MACHROHA OULED-DRISS OUM-LAADHAIM SEF-EL-OUIDEN SIDI-FREDJ</text:p>
          </table:table-cell>
          <table:table-cell office:value-type="string">
            <text:p>DTP</text:p>
          </table:table-cell>
          <table:table-cell office:value-type="string">
            <text:p>Entretien des chemins de communaux sur 49,90 Km (Tranche 2020)</text:p>
          </table:table-cell>
          <table:table-cell office:value-type="string">
            <text:p>2020-07-08</text:p>
          </table:table-cell>
          <table:table-cell office:value-type="float" office:value="450000000.00">
            <text:p>450000000.00</text:p>
          </table:table-cell>
          <table:table-cell office:value-type="float" office:value="450000000.00">
            <text:p>450000000.00</text:p>
          </table:table-cell>
          <table:table-cell office:value-type="string">
            <text:p>En cours</text:p>
          </table:table-cell>
          <table:table-cell office:value-type="float" office:value="77">
            <text:p>77</text:p>
          </table:table-cell>
          <table:table-cell office:value-type="string">
            <text:p>En cours</text:p>
          </table:table-cell>
        </table:table-row>
        <table:table-row>
          <table:table-cell office:value-type="string">
            <text:p>N.E.5.535.1.262.141.21.01</text:p>
          </table:table-cell>
          <table:table-cell office:value-type="string">
            <text:p>HENANCHA KHEDARA MACHROHA OULED-MOUMEN SEF-EL-OUIDEN SIDI-FREDJ</text:p>
          </table:table-cell>
          <table:table-cell office:value-type="string">
            <text:p>DTP</text:p>
          </table:table-cell>
          <table:table-cell office:value-type="string">
            <text:p>Entretien des chemins d communaux (Tranche 2021)</text:p>
          </table:table-cell>
          <table:table-cell office:value-type="string">
            <text:p>2021-11-10</text:p>
          </table:table-cell>
          <table:table-cell office:value-type="float" office:value="500000000.00">
            <text:p>500000000.00</text:p>
          </table:table-cell>
          <table:table-cell office:value-type="float" office:value="500000000.00">
            <text:p>500000000.00</text:p>
          </table:table-cell>
          <table:table-cell office:value-type="string">
            <text:p>En cours</text:p>
          </table:table-cell>
          <table:table-cell office:value-type="string">
            <text:p>NULL</text:p>
          </table:table-cell>
          <table:table-cell office:value-type="string">
            <text:p>En cours</text:p>
          </table:table-cell>
        </table:table-row>
        <table:table-row>
          <table:table-cell office:value-type="string">
            <text:p>N.E.5.621.6.262.141.20.01</text:p>
          </table:table-cell>
          <table:table-cell office:value-type="string">
            <text:p>SOUK-AHRAS</text:p>
          </table:table-cell>
          <table:table-cell office:value-type="string">
            <text:p>DEP</text:p>
          </table:table-cell>
          <table:table-cell office:value-type="string">
            <text:p>Etude, suivi, réhabilitation et réfection des résidences universitaires de la Wilaya de Souk Ahras</text:p>
          </table:table-cell>
          <table:table-cell office:value-type="string">
            <text:p>2021-02-24</text:p>
          </table:table-cell>
          <table:table-cell office:value-type="float" office:value="70000000.00">
            <text:p>70000000.00</text:p>
          </table:table-cell>
          <table:table-cell office:value-type="float" office:value="70000000.00">
            <text:p>70000000.00</text:p>
          </table:table-cell>
          <table:table-cell office:value-type="string">
            <text:p>En cours</text:p>
          </table:table-cell>
          <table:table-cell office:value-type="float" office:value="2">
            <text:p>2</text:p>
          </table:table-cell>
          <table:table-cell office:value-type="string">
            <text:p>N L</text:p>
          </table:table-cell>
        </table:table-row>
        <table:table-row>
          <table:table-cell office:value-type="string">
            <text:p>N.E.5.622.6.262.141.20.01</text:p>
          </table:table-cell>
          <table:table-cell office:value-type="string">
            <text:p>HENANCHA SEDRATA</text:p>
          </table:table-cell>
          <table:table-cell office:value-type="string">
            <text:p>DEP</text:p>
          </table:table-cell>
          <table:table-cell office:value-type="string">
            <text:p>Aménagement et réhabilitation des établissements du cycle secondaire</text:p>
          </table:table-cell>
          <table:table-cell office:value-type="string">
            <text:p>2020-12-20</text:p>
          </table:table-cell>
          <table:table-cell office:value-type="float" office:value="20000000.00">
            <text:p>20000000.00</text:p>
          </table:table-cell>
          <table:table-cell office:value-type="float" office:value="20000000.00">
            <text:p>20000000.00</text:p>
          </table:table-cell>
          <table:table-cell office:value-type="string">
            <text:p>En cours</text:p>
          </table:table-cell>
          <table:table-cell office:value-type="float" office:value="2">
            <text:p>2</text:p>
          </table:table-cell>
          <table:table-cell office:value-type="string">
            <text:p>En cours</text:p>
          </table:table-cell>
        </table:table-row>
        <table:table-row>
          <table:table-cell office:value-type="string">
            <text:p>N.E.5.622.7.262.141.18.01</text:p>
          </table:table-cell>
          <table:table-cell office:value-type="string">
            <text:p>NULL</text:p>
          </table:table-cell>
          <table:table-cell office:value-type="string">
            <text:p>DEW</text:p>
          </table:table-cell>
          <table:table-cell office:value-type="string">
            <text:p>Renouvellement des équipements scolaires au profit du cycle secondaire à travers la wilaya</text:p>
          </table:table-cell>
          <table:table-cell office:value-type="string">
            <text:p>2018-12-19</text:p>
          </table:table-cell>
          <table:table-cell office:value-type="float" office:value="15000000.00">
            <text:p>15000000.00</text:p>
          </table:table-cell>
          <table:table-cell office:value-type="float" office:value="15000000.00">
            <text:p>15000000.00</text:p>
          </table:table-cell>
          <table:table-cell office:value-type="string">
            <text:p>En cours</text:p>
          </table:table-cell>
          <table:table-cell office:value-type="float" office:value="75">
            <text:p>75</text:p>
          </table:table-cell>
          <table:table-cell office:value-type="string">
            <text:p>En cours</text:p>
          </table:table-cell>
        </table:table-row>
        <table:table-row>
          <table:table-cell office:value-type="string">
            <text:p>N.E.5.622.7.262.141.20.01</text:p>
          </table:table-cell>
          <table:table-cell office:value-type="string">
            <text:p>NULL</text:p>
          </table:table-cell>
          <table:table-cell office:value-type="string">
            <text:p>DEW</text:p>
          </table:table-cell>
          <table:table-cell office:value-type="string">
            <text:p>Renouvellement des équipements des établissements du cycle secondaire</text:p>
          </table:table-cell>
          <table:table-cell office:value-type="string">
            <text:p>2021-04-04</text:p>
          </table:table-cell>
          <table:table-cell office:value-type="float" office:value="42000000.00">
            <text:p>42000000.00</text:p>
          </table:table-cell>
          <table:table-cell office:value-type="float" office:value="42000000.00">
            <text:p>42000000.00</text:p>
          </table:table-cell>
          <table:table-cell office:value-type="string">
            <text:p>En cours</text:p>
          </table:table-cell>
          <table:table-cell office:value-type="float" office:value="25">
            <text:p>25</text:p>
          </table:table-cell>
          <table:table-cell office:value-type="string">
            <text:p>En cours</text:p>
          </table:table-cell>
        </table:table-row>
        <table:table-row>
          <table:table-cell office:value-type="string">
            <text:p>N.E.5.623.3.262.141.18.01</text:p>
          </table:table-cell>
          <table:table-cell office:value-type="string">
            <text:p>M'DAOUROUCH</text:p>
          </table:table-cell>
          <table:table-cell office:value-type="string">
            <text:p>DEP</text:p>
          </table:table-cell>
          <table:table-cell office:value-type="string">
            <text:p>Etude, suivi, Réalisation et équipement d'une demi pension au profit de collège El Bouni commune de M'Daourouch</text:p>
          </table:table-cell>
          <table:table-cell office:value-type="string">
            <text:p>2018-12-19</text:p>
          </table:table-cell>
          <table:table-cell office:value-type="float" office:value="22000000.00">
            <text:p>22000000.00</text:p>
          </table:table-cell>
          <table:table-cell office:value-type="float" office:value="22000000.00">
            <text:p>22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E.5.623.3.262.141.19.01</text:p>
          </table:table-cell>
          <table:table-cell office:value-type="string">
            <text:p>SOUK-AHRAS</text:p>
          </table:table-cell>
          <table:table-cell office:value-type="string">
            <text:p>DEP</text:p>
          </table:table-cell>
          <table:table-cell office:value-type="string">
            <text:p>Etude, suivi, pour la Réalisation et équipement d'une cantine scolaire au niveau de l'école Touati Mabrouk ben Zaroug POS N° 10 à souk Ahras</text:p>
          </table:table-cell>
          <table:table-cell office:value-type="string">
            <text:p>2021-06-14</text:p>
          </table:table-cell>
          <table:table-cell office:value-type="float" office:value="17000000.00">
            <text:p>17000000.00</text:p>
          </table:table-cell>
          <table:table-cell office:value-type="float" office:value="17000000.00">
            <text:p>17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5.623.3.262.141.19.02</text:p>
          </table:table-cell>
          <table:table-cell office:value-type="string">
            <text:p>SOUK-AHRAS</text:p>
          </table:table-cell>
          <table:table-cell office:value-type="string">
            <text:p>DEP</text:p>
          </table:table-cell>
          <table:table-cell office:value-type="string">
            <text:p>Etude, suivi, Réalisation et équipement d'une cantine scolaire type 200 au niveau de l'école Douassia med Tahr à souk Ahras</text:p>
          </table:table-cell>
          <table:table-cell office:value-type="string">
            <text:p>2021-06-22</text:p>
          </table:table-cell>
          <table:table-cell office:value-type="float" office:value="17000000.00">
            <text:p>17000000.00</text:p>
          </table:table-cell>
          <table:table-cell office:value-type="float" office:value="17000000.00">
            <text:p>17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5.623.3.262.141.20.01</text:p>
          </table:table-cell>
          <table:table-cell office:value-type="string">
            <text:p>HENANCHA</text:p>
          </table:table-cell>
          <table:table-cell office:value-type="string">
            <text:p>DEP</text:p>
          </table:table-cell>
          <table:table-cell office:value-type="string">
            <text:p>Etude, suivi, réalisation et équipement d’une demi-pension 200R au collège Zaafour Abd Allah à henancha</text:p>
          </table:table-cell>
          <table:table-cell office:value-type="string">
            <text:p>2021-11-29</text:p>
          </table:table-cell>
          <table:table-cell office:value-type="float" office:value="25000000.00">
            <text:p>25000000.00</text:p>
          </table:table-cell>
          <table:table-cell office:value-type="float" office:value="25000000.00">
            <text:p>25000000.00</text:p>
          </table:table-cell>
          <table:table-cell office:value-type="string">
            <text:p>N L</text:p>
          </table:table-cell>
          <table:table-cell office:value-type="string">
            <text:p>NULL</text:p>
          </table:table-cell>
          <table:table-cell office:value-type="string">
            <text:p>En cours</text:p>
          </table:table-cell>
        </table:table-row>
        <table:table-row>
          <table:table-cell office:value-type="string">
            <text:p>N.E.5.623.3.262.141.21.01</text:p>
          </table:table-cell>
          <table:table-cell office:value-type="string">
            <text:p>OUED-KEBRIT</text:p>
          </table:table-cell>
          <table:table-cell office:value-type="string">
            <text:p>DEP</text:p>
          </table:table-cell>
          <table:table-cell office:value-type="string">
            <text:p>Etude, suivi, réalisation et équipement d'une demi pension au collége Charef Ben Mizouni à Oued El Kebrit</text:p>
          </table:table-cell>
          <table:table-cell office:value-type="string">
            <text:p>2021-02-23</text:p>
          </table:table-cell>
          <table:table-cell office:value-type="float" office:value="30000000.00">
            <text:p>30000000.00</text:p>
          </table:table-cell>
          <table:table-cell office:value-type="float" office:value="30000000.00">
            <text:p>3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5.623.3.262.141.21.02</text:p>
          </table:table-cell>
          <table:table-cell office:value-type="string">
            <text:p>SOUK-AHRAS</text:p>
          </table:table-cell>
          <table:table-cell office:value-type="string">
            <text:p>DEP</text:p>
          </table:table-cell>
          <table:table-cell office:value-type="string">
            <text:p>Etude, suivi, réalisation et équipement d'une demi pension au collége Gaamouzi Nouar à SoukAhras</text:p>
          </table:table-cell>
          <table:table-cell office:value-type="string">
            <text:p>2021-06-09</text:p>
          </table:table-cell>
          <table:table-cell office:value-type="float" office:value="30000000.00">
            <text:p>30000000.00</text:p>
          </table:table-cell>
          <table:table-cell office:value-type="float" office:value="30000000.00">
            <text:p>3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5.623.3.262.141.21.03</text:p>
          </table:table-cell>
          <table:table-cell office:value-type="string">
            <text:p>SEDRATA</text:p>
          </table:table-cell>
          <table:table-cell office:value-type="string">
            <text:p>DEP</text:p>
          </table:table-cell>
          <table:table-cell office:value-type="string">
            <text:p>Etude, suivi, réalisation et équipement d'une demi pension au collége Bouras Messapud à Sedrata</text:p>
          </table:table-cell>
          <table:table-cell office:value-type="string">
            <text:p>2021-07-19</text:p>
          </table:table-cell>
          <table:table-cell office:value-type="float" office:value="30000000.00">
            <text:p>30000000.00</text:p>
          </table:table-cell>
          <table:table-cell office:value-type="float" office:value="30000000.00">
            <text:p>3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5.623.3.262.141.21.04</text:p>
          </table:table-cell>
          <table:table-cell office:value-type="string">
            <text:p>SOUK-AHRAS</text:p>
          </table:table-cell>
          <table:table-cell office:value-type="string">
            <text:p>DEP</text:p>
          </table:table-cell>
          <table:table-cell office:value-type="string">
            <text:p>Etude, suivi, réalisation et équipement d'une demi pension au collége H arrat Chaabane à SoukAhras</text:p>
          </table:table-cell>
          <table:table-cell office:value-type="string">
            <text:p>2021-07-19</text:p>
          </table:table-cell>
          <table:table-cell office:value-type="float" office:value="30000000.00">
            <text:p>30000000.00</text:p>
          </table:table-cell>
          <table:table-cell office:value-type="float" office:value="30000000.00">
            <text:p>3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5.623.4.262.141.19.01</text:p>
          </table:table-cell>
          <table:table-cell office:value-type="string">
            <text:p>SOUK-AHRAS</text:p>
          </table:table-cell>
          <table:table-cell office:value-type="string">
            <text:p>DEP</text:p>
          </table:table-cell>
          <table:table-cell office:value-type="string">
            <text:p>Etude, suivi, Réalisation et équipement d'une école primaire type D à la cité Badji mokhtar Souk Ahras</text:p>
          </table:table-cell>
          <table:table-cell office:value-type="string">
            <text:p>2021-05-20</text:p>
          </table:table-cell>
          <table:table-cell office:value-type="float" office:value="77000000.00">
            <text:p>77000000.00</text:p>
          </table:table-cell>
          <table:table-cell office:value-type="float" office:value="77000000.00">
            <text:p>77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5.623.4.262.141.19.02</text:p>
          </table:table-cell>
          <table:table-cell office:value-type="string">
            <text:p>SEDRATA</text:p>
          </table:table-cell>
          <table:table-cell office:value-type="string">
            <text:p>DEP</text:p>
          </table:table-cell>
          <table:table-cell office:value-type="string">
            <text:p>Etude, suivi, Réalisation et équipement d'une école primaire type D à M'Daourouch route de Sedrata</text:p>
          </table:table-cell>
          <table:table-cell office:value-type="string">
            <text:p>2021-06-09</text:p>
          </table:table-cell>
          <table:table-cell office:value-type="float" office:value="77000000.00">
            <text:p>77000000.00</text:p>
          </table:table-cell>
          <table:table-cell office:value-type="float" office:value="77000000.00">
            <text:p>77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5.623.4.262.141.19.03</text:p>
          </table:table-cell>
          <table:table-cell office:value-type="string">
            <text:p>MACHROHA</text:p>
          </table:table-cell>
          <table:table-cell office:value-type="string">
            <text:p>DEP</text:p>
          </table:table-cell>
          <table:table-cell office:value-type="string">
            <text:p>Etude, suivi,Réalisation et équipement d'une école primaire type D à la cité Sidi brahim Mechroha</text:p>
          </table:table-cell>
          <table:table-cell office:value-type="string">
            <text:p>2021-11-25</text:p>
          </table:table-cell>
          <table:table-cell office:value-type="float" office:value="77000000.00">
            <text:p>77000000.00</text:p>
          </table:table-cell>
          <table:table-cell office:value-type="float" office:value="77000000.00">
            <text:p>77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E.5.623.4.262.141.21.01</text:p>
          </table:table-cell>
          <table:table-cell office:value-type="string">
            <text:p>DREA</text:p>
          </table:table-cell>
          <table:table-cell office:value-type="string">
            <text:p>DEP</text:p>
          </table:table-cell>
          <table:table-cell office:value-type="string">
            <text:p>Etude, suivi, réalisation et équipement d'une école primere type C à la commune DRIA</text:p>
          </table:table-cell>
          <table:table-cell office:value-type="string">
            <text:p>2021-10-27</text:p>
          </table:table-cell>
          <table:table-cell office:value-type="float" office:value="108000000.00">
            <text:p>108000000.00</text:p>
          </table:table-cell>
          <table:table-cell office:value-type="float" office:value="108000000.00">
            <text:p>108000000.00</text:p>
          </table:table-cell>
          <table:table-cell office:value-type="string">
            <text:p>En cours</text:p>
          </table:table-cell>
          <table:table-cell office:value-type="string">
            <text:p>NULL</text:p>
          </table:table-cell>
          <table:table-cell office:value-type="string">
            <text:p>En cours</text:p>
          </table:table-cell>
        </table:table-row>
        <table:table-row>
          <table:table-cell office:value-type="string">
            <text:p>N.E.5.623.5.262.141.19.01</text:p>
          </table:table-cell>
          <table:table-cell office:value-type="string">
            <text:p>HENANCHA</text:p>
          </table:table-cell>
          <table:table-cell office:value-type="string">
            <text:p>DEP</text:p>
          </table:table-cell>
          <table:table-cell office:value-type="string">
            <text:p>Etude et suivi pour la Réalisation et équipement d'un collége B5/200R, en remplacement du cillége Abderrahmene Ben Salem à Hennancha</text:p>
          </table:table-cell>
          <table:table-cell office:value-type="string">
            <text:p>2019-06-11</text:p>
          </table:table-cell>
          <table:table-cell office:value-type="float" office:value="7100000.00">
            <text:p>7100000.00</text:p>
          </table:table-cell>
          <table:table-cell office:value-type="float" office:value="20700000.00">
            <text:p>20700000.00</text:p>
          </table:table-cell>
          <table:table-cell office:value-type="string">
            <text:p>En cours</text:p>
          </table:table-cell>
          <table:table-cell office:value-type="float" office:value="5">
            <text:p>5</text:p>
          </table:table-cell>
          <table:table-cell office:value-type="string">
            <text:p>En cours</text:p>
          </table:table-cell>
        </table:table-row>
        <table:table-row>
          <table:table-cell office:value-type="string">
            <text:p>N.E.5.623.5.262.141.19.02</text:p>
          </table:table-cell>
          <table:table-cell office:value-type="string">
            <text:p>MACHROHA</text:p>
          </table:table-cell>
          <table:table-cell office:value-type="string">
            <text:p>DEP</text:p>
          </table:table-cell>
          <table:table-cell office:value-type="string">
            <text:p>Etude et suivi pour la Réalisation et équipement d'un collége B7/200R, en remplacement du cillége Djebbar Teyab à Machrouha</text:p>
          </table:table-cell>
          <table:table-cell office:value-type="string">
            <text:p>2019-04-17</text:p>
          </table:table-cell>
          <table:table-cell office:value-type="float" office:value="8600000.00">
            <text:p>8600000.00</text:p>
          </table:table-cell>
          <table:table-cell office:value-type="float" office:value="22300000.00">
            <text:p>22300000.00</text:p>
          </table:table-cell>
          <table:table-cell office:value-type="string">
            <text:p>En cours</text:p>
          </table:table-cell>
          <table:table-cell office:value-type="float" office:value="4">
            <text:p>4</text:p>
          </table:table-cell>
          <table:table-cell office:value-type="string">
            <text:p>En cours</text:p>
          </table:table-cell>
        </table:table-row>
        <table:table-row>
          <table:table-cell office:value-type="string">
            <text:p>N.E.5.623.6.262.141.18.02</text:p>
          </table:table-cell>
          <table:table-cell office:value-type="string">
            <text:p>BIR-BOUHOUCH KHEDARA M'DAOUROUCH MACHROHA MERAHNA OUILLEN OULED-MOUMEN OUM-LAADHAIM RAGOUBA SEDRATA SIDI-FREDJ SOUK-AHRAS TAOURA TIFFECH ZAAROURIA ZOUABI</text:p>
          </table:table-cell>
          <table:table-cell office:value-type="string">
            <text:p>DEP</text:p>
          </table:table-cell>
          <table:table-cell office:value-type="string">
            <text:p>Aménagement des établissements scolaires du cycle Moyen à travers la wilaya</text:p>
          </table:table-cell>
          <table:table-cell office:value-type="string">
            <text:p>2018-07-18</text:p>
          </table:table-cell>
          <table:table-cell office:value-type="float" office:value="53000000.00">
            <text:p>53000000.00</text:p>
          </table:table-cell>
          <table:table-cell office:value-type="float" office:value="53000000.00">
            <text:p>53000000.00</text:p>
          </table:table-cell>
          <table:table-cell office:value-type="string">
            <text:p>Clôturé</text:p>
          </table:table-cell>
          <table:table-cell office:value-type="float" office:value="85">
            <text:p>85</text:p>
          </table:table-cell>
          <table:table-cell office:value-type="string">
            <text:p>Achevée</text:p>
          </table:table-cell>
        </table:table-row>
        <table:table-row>
          <table:table-cell office:value-type="string">
            <text:p>N.E.5.623.6.262.141.20.01</text:p>
          </table:table-cell>
          <table:table-cell office:value-type="string">
            <text:p>M'DAOUROUCH MACHROHA OUILLEN SEF-EL-OUIDEN SOUK-AHRAS TAOURA</text:p>
          </table:table-cell>
          <table:table-cell office:value-type="string">
            <text:p>DEP</text:p>
          </table:table-cell>
          <table:table-cell office:value-type="string">
            <text:p>Aménagement et réhabilitation des établissements du cycle moyen</text:p>
          </table:table-cell>
          <table:table-cell office:value-type="string">
            <text:p>2021-03-16</text:p>
          </table:table-cell>
          <table:table-cell office:value-type="float" office:value="74000000.00">
            <text:p>74000000.00</text:p>
          </table:table-cell>
          <table:table-cell office:value-type="float" office:value="74000000.00">
            <text:p>74000000.00</text:p>
          </table:table-cell>
          <table:table-cell office:value-type="string">
            <text:p>En cours</text:p>
          </table:table-cell>
          <table:table-cell office:value-type="float" office:value="5">
            <text:p>5</text:p>
          </table:table-cell>
          <table:table-cell office:value-type="string">
            <text:p>En cours</text:p>
          </table:table-cell>
        </table:table-row>
        <table:table-row>
          <table:table-cell office:value-type="string">
            <text:p>N.E.5.623.7.262.141.18.01</text:p>
          </table:table-cell>
          <table:table-cell office:value-type="string">
            <text:p>NULL</text:p>
          </table:table-cell>
          <table:table-cell office:value-type="string">
            <text:p>DEW</text:p>
          </table:table-cell>
          <table:table-cell office:value-type="string">
            <text:p>Renouvellement des équipements scolaires au profit du cycle Moyen à travers la wilaya</text:p>
          </table:table-cell>
          <table:table-cell office:value-type="string">
            <text:p>2018-12-19</text:p>
          </table:table-cell>
          <table:table-cell office:value-type="float" office:value="20000000.00">
            <text:p>20000000.00</text:p>
          </table:table-cell>
          <table:table-cell office:value-type="float" office:value="20000000.00">
            <text:p>20000000.00</text:p>
          </table:table-cell>
          <table:table-cell office:value-type="string">
            <text:p>En cours</text:p>
          </table:table-cell>
          <table:table-cell office:value-type="float" office:value="75">
            <text:p>75</text:p>
          </table:table-cell>
          <table:table-cell office:value-type="string">
            <text:p>En cours</text:p>
          </table:table-cell>
        </table:table-row>
        <table:table-row>
          <table:table-cell office:value-type="string">
            <text:p>N.E.5.623.7.262.141.18.02</text:p>
          </table:table-cell>
          <table:table-cell office:value-type="string">
            <text:p>NULL</text:p>
          </table:table-cell>
          <table:table-cell office:value-type="string">
            <text:p>DEW</text:p>
          </table:table-cell>
          <table:table-cell office:value-type="string">
            <text:p>Renouvellement des équipements scolaires au profit du cycle Primaire à travers la wilaya</text:p>
          </table:table-cell>
          <table:table-cell office:value-type="string">
            <text:p>2018-12-19</text:p>
          </table:table-cell>
          <table:table-cell office:value-type="float" office:value="25000000.00">
            <text:p>25000000.00</text:p>
          </table:table-cell>
          <table:table-cell office:value-type="float" office:value="25000000.00">
            <text:p>25000000.00</text:p>
          </table:table-cell>
          <table:table-cell office:value-type="string">
            <text:p>En cours</text:p>
          </table:table-cell>
          <table:table-cell office:value-type="float" office:value="85">
            <text:p>85</text:p>
          </table:table-cell>
          <table:table-cell office:value-type="string">
            <text:p>Achevée</text:p>
          </table:table-cell>
        </table:table-row>
        <table:table-row>
          <table:table-cell office:value-type="string">
            <text:p>N.E.5.623.7.262.141.20.01</text:p>
          </table:table-cell>
          <table:table-cell office:value-type="string">
            <text:p>NULL</text:p>
          </table:table-cell>
          <table:table-cell office:value-type="string">
            <text:p>DEW</text:p>
          </table:table-cell>
          <table:table-cell office:value-type="string">
            <text:p>Renouvellement des équipements des établissements du cycle moyen</text:p>
          </table:table-cell>
          <table:table-cell office:value-type="string">
            <text:p>2021-04-04</text:p>
          </table:table-cell>
          <table:table-cell office:value-type="float" office:value="42000000.00">
            <text:p>42000000.00</text:p>
          </table:table-cell>
          <table:table-cell office:value-type="float" office:value="42000000.00">
            <text:p>42000000.00</text:p>
          </table:table-cell>
          <table:table-cell office:value-type="string">
            <text:p>En cours</text:p>
          </table:table-cell>
          <table:table-cell office:value-type="float" office:value="5">
            <text:p>5</text:p>
          </table:table-cell>
          <table:table-cell office:value-type="string">
            <text:p>En cours</text:p>
          </table:table-cell>
        </table:table-row>
        <table:table-row>
          <table:table-cell office:value-type="string">
            <text:p>N.E.5.623.8.262.141.19.01</text:p>
          </table:table-cell>
          <table:table-cell office:value-type="string">
            <text:p>SEDRATA</text:p>
          </table:table-cell>
          <table:table-cell office:value-type="string">
            <text:p>DEW</text:p>
          </table:table-cell>
          <table:table-cell office:value-type="string">
            <text:p>Acquisition des équipements scolaires au profit d'une (01) école primaire n°01 type D au niveau du site des 1800 logement LPL au POS7 et POS 8 dans la commune de sedrata , wilaya de souk ahras ( cités d'habitat intégrés 2019 )</text:p>
          </table:table-cell>
          <table:table-cell office:value-type="string">
            <text:p>2020-09-30</text:p>
          </table:table-cell>
          <table:table-cell office:value-type="float" office:value="4500000.00">
            <text:p>4500000.00</text:p>
          </table:table-cell>
          <table:table-cell office:value-type="float" office:value="4500000.00">
            <text:p>4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E.5.623.8.262.141.19.02</text:p>
          </table:table-cell>
          <table:table-cell office:value-type="string">
            <text:p>SEDRATA</text:p>
          </table:table-cell>
          <table:table-cell office:value-type="string">
            <text:p>DEW</text:p>
          </table:table-cell>
          <table:table-cell office:value-type="string">
            <text:p>Acquisition des équpement scolaire au profid une (01) école primaire type D n°02 au niveau du sute des 1800 logements LPL au POS 7 et POS 8 dans la commune de sedrata , wilaya de souk ahras ( cité d'habitat intégrées 2019)</text:p>
          </table:table-cell>
          <table:table-cell office:value-type="string">
            <text:p>2020-09-30</text:p>
          </table:table-cell>
          <table:table-cell office:value-type="float" office:value="4500000.00">
            <text:p>4500000.00</text:p>
          </table:table-cell>
          <table:table-cell office:value-type="float" office:value="4500000.00">
            <text:p>4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E.5.631.6.262.141.18.01</text:p>
          </table:table-cell>
          <table:table-cell office:value-type="string">
            <text:p>TAOURA</text:p>
          </table:table-cell>
          <table:table-cell office:value-type="string">
            <text:p>DFP</text:p>
          </table:table-cell>
          <table:table-cell office:value-type="string">
            <text:p>Etude, travaux d'aménagement et de Réhabilitation des établissements de la formation professionnelle CFPA Sedrata 1, CFPA Taoura</text:p>
          </table:table-cell>
          <table:table-cell office:value-type="string">
            <text:p>2018-12-19</text:p>
          </table:table-cell>
          <table:table-cell office:value-type="float" office:value="60000000.00">
            <text:p>60000000.00</text:p>
          </table:table-cell>
          <table:table-cell office:value-type="float" office:value="60000000.00">
            <text:p>60000000.00</text:p>
          </table:table-cell>
          <table:table-cell office:value-type="string">
            <text:p>Gelée</text:p>
          </table:table-cell>
          <table:table-cell office:value-type="float" office:value="0">
            <text:p>0</text:p>
          </table:table-cell>
          <table:table-cell office:value-type="string">
            <text:p>NL(Gelée)
2020 NL(Gelée)
2020</text:p>
          </table:table-cell>
        </table:table-row>
        <table:table-row>
          <table:table-cell office:value-type="string">
            <text:p>N.E.5.631.6.262.141.19.02</text:p>
          </table:table-cell>
          <table:table-cell office:value-type="string">
            <text:p>SOUK-AHRAS</text:p>
          </table:table-cell>
          <table:table-cell office:value-type="string">
            <text:p>DFP</text:p>
          </table:table-cell>
          <table:table-cell office:value-type="string">
            <text:p>Etude travaux de démolition, d'aménagement, de réhabilitation et équipement de l'INSFP Souk Ahras</text:p>
          </table:table-cell>
          <table:table-cell office:value-type="string">
            <text:p>2019-11-03</text:p>
          </table:table-cell>
          <table:table-cell office:value-type="float" office:value="154000000.00">
            <text:p>154000000.00</text:p>
          </table:table-cell>
          <table:table-cell office:value-type="float" office:value="154000000.00">
            <text:p>154000000.00</text:p>
          </table:table-cell>
          <table:table-cell office:value-type="string">
            <text:p>Gelée</text:p>
          </table:table-cell>
          <table:table-cell office:value-type="float" office:value="0">
            <text:p>0</text:p>
          </table:table-cell>
          <table:table-cell office:value-type="string">
            <text:p>NL (Gelée)
2020 NL (Gelée)
2020</text:p>
          </table:table-cell>
        </table:table-row>
        <table:table-row>
          <table:table-cell office:value-type="string">
            <text:p>N.E.5.631.6.262.141.20.01</text:p>
          </table:table-cell>
          <table:table-cell office:value-type="string">
            <text:p>DREA SOUK-AHRAS TERREGUELT</text:p>
          </table:table-cell>
          <table:table-cell office:value-type="string">
            <text:p>DFP</text:p>
          </table:table-cell>
          <table:table-cell office:value-type="string">
            <text:p>Etude, suivi et travaux d’aménagement de réhabilitation, réalisation et réfection réseaux chauffage central au profit des CFPA: Souk Ahras2, Dréa et Terraguelt</text:p>
          </table:table-cell>
          <table:table-cell office:value-type="string">
            <text:p>2020-12-20</text:p>
          </table:table-cell>
          <table:table-cell office:value-type="float" office:value="10000000.00">
            <text:p>10000000.00</text:p>
          </table:table-cell>
          <table:table-cell office:value-type="float" office:value="10000000.00">
            <text:p>10000000.00</text:p>
          </table:table-cell>
          <table:table-cell office:value-type="string">
            <text:p>En cours</text:p>
          </table:table-cell>
          <table:table-cell office:value-type="float" office:value="2">
            <text:p>2</text:p>
          </table:table-cell>
          <table:table-cell office:value-type="string">
            <text:p>NL</text:p>
          </table:table-cell>
        </table:table-row>
        <table:table-row>
          <table:table-cell office:value-type="string">
            <text:p>N.E.5.731.3.262.141.18.01</text:p>
          </table:table-cell>
          <table:table-cell office:value-type="string">
            <text:p>SOUK-AHRAS</text:p>
          </table:table-cell>
          <table:table-cell office:value-type="string">
            <text:p>DSP</text:p>
          </table:table-cell>
          <table:table-cell office:value-type="string">
            <text:p>Acquisition des équipements pour l'ancien hôpital Souk-Ahras</text:p>
          </table:table-cell>
          <table:table-cell office:value-type="string">
            <text:p>2019-04-17</text:p>
          </table:table-cell>
          <table:table-cell office:value-type="float" office:value="140000000.00">
            <text:p>140000000.00</text:p>
          </table:table-cell>
          <table:table-cell office:value-type="float" office:value="160000000.00">
            <text:p>160000000.00</text:p>
          </table:table-cell>
          <table:table-cell office:value-type="string">
            <text:p>En cours</text:p>
          </table:table-cell>
          <table:table-cell office:value-type="float" office:value="50">
            <text:p>50</text:p>
          </table:table-cell>
          <table:table-cell office:value-type="string">
            <text:p>Non lancer</text:p>
          </table:table-cell>
        </table:table-row>
        <table:table-row>
          <table:table-cell office:value-type="string">
            <text:p>N.E.5.731.3.262.141.20.01</text:p>
          </table:table-cell>
          <table:table-cell office:value-type="string">
            <text:p>NULL</text:p>
          </table:table-cell>
          <table:table-cell office:value-type="string">
            <text:p>DSP</text:p>
          </table:table-cell>
          <table:table-cell office:value-type="string">
            <text:p>Acquisition de deux (02) clino-mobile pour la collecte de sang et un (01) camion frigorifique pour le transport du vaccin au profit des établissements de santé à travers la Wilaya</text:p>
          </table:table-cell>
          <table:table-cell office:value-type="string">
            <text:p>2020-12-20</text:p>
          </table:table-cell>
          <table:table-cell office:value-type="float" office:value="60000000.00">
            <text:p>60000000.00</text:p>
          </table:table-cell>
          <table:table-cell office:value-type="float" office:value="60000000.00">
            <text:p>60000000.00</text:p>
          </table:table-cell>
          <table:table-cell office:value-type="string">
            <text:p>N L</text:p>
          </table:table-cell>
          <table:table-cell office:value-type="float" office:value="0">
            <text:p>0</text:p>
          </table:table-cell>
          <table:table-cell office:value-type="string">
            <text:p>Non Lancée</text:p>
          </table:table-cell>
        </table:table-row>
        <table:table-row>
          <table:table-cell office:value-type="string">
            <text:p>N.E.5.731.3.262.141.21.01</text:p>
          </table:table-cell>
          <table:table-cell office:value-type="string">
            <text:p>SOUK-AHRAS</text:p>
          </table:table-cell>
          <table:table-cell office:value-type="string">
            <text:p>DSP</text:p>
          </table:table-cell>
          <table:table-cell office:value-type="string">
            <text:p>Acquisition d'un scannére au profit de l'EPH encien hopitale de Souk-Ahras</text:p>
          </table:table-cell>
          <table:table-cell office:value-type="string">
            <text:p>2021-06-22</text:p>
          </table:table-cell>
          <table:table-cell office:value-type="float" office:value="100000000.00">
            <text:p>100000000.00</text:p>
          </table:table-cell>
          <table:table-cell office:value-type="float" office:value="100000000.00">
            <text:p>100000000.00</text:p>
          </table:table-cell>
          <table:table-cell office:value-type="string">
            <text:p>En cours</text:p>
          </table:table-cell>
          <table:table-cell office:value-type="string">
            <text:p>NULL</text:p>
          </table:table-cell>
          <table:table-cell office:value-type="string">
            <text:p>NL</text:p>
          </table:table-cell>
        </table:table-row>
        <table:table-row>
          <table:table-cell office:value-type="string">
            <text:p>N.E.5.733.4.262.141.20.01</text:p>
          </table:table-cell>
          <table:table-cell office:value-type="string">
            <text:p>SOUK-AHRAS</text:p>
          </table:table-cell>
          <table:table-cell office:value-type="string">
            <text:p>DSP</text:p>
          </table:table-cell>
          <table:table-cell office:value-type="string">
            <text:p>Acquisition de cinq (05) unités dentaires au profit des EPSP de la Wilaya de Souk Ahras</text:p>
          </table:table-cell>
          <table:table-cell office:value-type="string">
            <text:p>2020-08-19</text:p>
          </table:table-cell>
          <table:table-cell office:value-type="float" office:value="15000000.00">
            <text:p>15000000.00</text:p>
          </table:table-cell>
          <table:table-cell office:value-type="float" office:value="15000000.00">
            <text:p>15000000.00</text:p>
          </table:table-cell>
          <table:table-cell office:value-type="string">
            <text:p>Achevée</text:p>
          </table:table-cell>
          <table:table-cell office:value-type="float" office:value="100">
            <text:p>100</text:p>
          </table:table-cell>
          <table:table-cell office:value-type="string">
            <text:p>Non lancer</text:p>
          </table:table-cell>
        </table:table-row>
        <table:table-row>
          <table:table-cell office:value-type="string">
            <text:p>N.E.5.733.7.262.141.20.01</text:p>
          </table:table-cell>
          <table:table-cell office:value-type="string">
            <text:p>SOUK-AHRAS</text:p>
          </table:table-cell>
          <table:table-cell office:value-type="string">
            <text:p>DSP</text:p>
          </table:table-cell>
          <table:table-cell office:value-type="string">
            <text:p>Renouvellement des équipements médicaux au profit des unités légères à travers la Wilaya de Souk Ahras</text:p>
          </table:table-cell>
          <table:table-cell office:value-type="string">
            <text:p>2020-08-19</text:p>
          </table:table-cell>
          <table:table-cell office:value-type="float" office:value="50000000.00">
            <text:p>50000000.00</text:p>
          </table:table-cell>
          <table:table-cell office:value-type="float" office:value="50000000.00">
            <text:p>50000000.00</text:p>
          </table:table-cell>
          <table:table-cell office:value-type="string">
            <text:p>En cours</text:p>
          </table:table-cell>
          <table:table-cell office:value-type="float" office:value="5">
            <text:p>5</text:p>
          </table:table-cell>
          <table:table-cell office:value-type="string">
            <text:p>Non lancer</text:p>
          </table:table-cell>
        </table:table-row>
        <table:table-row>
          <table:table-cell office:value-type="string">
            <text:p>N.E.5.742.8.262.141.17.01</text:p>
          </table:table-cell>
          <table:table-cell office:value-type="string">
            <text:p>DREA</text:p>
          </table:table-cell>
          <table:table-cell office:value-type="string">
            <text:p>DJS</text:p>
          </table:table-cell>
          <table:table-cell office:value-type="string">
            <text:p>Suivi et réalisation du revêtement en gazon synthétique du terrin de footballe à Drea</text:p>
          </table:table-cell>
          <table:table-cell office:value-type="string">
            <text:p>2017-10-02</text:p>
          </table:table-cell>
          <table:table-cell office:value-type="float" office:value="60000000.00">
            <text:p>60000000.00</text:p>
          </table:table-cell>
          <table:table-cell office:value-type="float" office:value="60000000.00">
            <text:p>60000000.00</text:p>
          </table:table-cell>
          <table:table-cell office:value-type="string">
            <text:p>Clôturé</text:p>
          </table:table-cell>
          <table:table-cell office:value-type="string">
            <text:p>NULL</text:p>
          </table:table-cell>
          <table:table-cell office:value-type="string">
            <text:p>Clôturé</text:p>
          </table:table-cell>
        </table:table-row>
        <table:table-row>
          <table:table-cell office:value-type="string">
            <text:p>N.E.5.742.8.262.141.17.02</text:p>
          </table:table-cell>
          <table:table-cell office:value-type="string">
            <text:p>SOUK-AHRAS</text:p>
          </table:table-cell>
          <table:table-cell office:value-type="string">
            <text:p>DJS</text:p>
          </table:table-cell>
          <table:table-cell office:value-type="string">
            <text:p>Suivi et réalisation du revêtement en gazon synthétique du terrin de replique de l'OPOW</text:p>
          </table:table-cell>
          <table:table-cell office:value-type="string">
            <text:p>2017-11-02</text:p>
          </table:table-cell>
          <table:table-cell office:value-type="float" office:value="70000000.00">
            <text:p>70000000.00</text:p>
          </table:table-cell>
          <table:table-cell office:value-type="float" office:value="70000000.00">
            <text:p>70000000.00</text:p>
          </table:table-cell>
          <table:table-cell office:value-type="string">
            <text:p>Clôturé</text:p>
          </table:table-cell>
          <table:table-cell office:value-type="string">
            <text:p>NULL</text:p>
          </table:table-cell>
          <table:table-cell office:value-type="string">
            <text:p>Clôturé</text:p>
          </table:table-cell>
        </table:table-row>
        <table:table-row>
          <table:table-cell office:value-type="string">
            <text:p>N.E.5.752.8.262.141.19.01</text:p>
          </table:table-cell>
          <table:table-cell office:value-type="string">
            <text:p>SOUK-AHRAS</text:p>
          </table:table-cell>
          <table:table-cell office:value-type="string">
            <text:p>DCUL</text:p>
          </table:table-cell>
          <table:table-cell office:value-type="string">
            <text:p>Equipement du théâtre en plein air à Souk-Ahras</text:p>
          </table:table-cell>
          <table:table-cell office:value-type="string">
            <text:p>2019-12-03</text:p>
          </table:table-cell>
          <table:table-cell office:value-type="float" office:value="60000000.00">
            <text:p>60000000.00</text:p>
          </table:table-cell>
          <table:table-cell office:value-type="float" office:value="60000000.00">
            <text:p>60000000.00</text:p>
          </table:table-cell>
          <table:table-cell office:value-type="string">
            <text:p>En cours</text:p>
          </table:table-cell>
          <table:table-cell office:value-type="float" office:value="1">
            <text:p>1</text:p>
          </table:table-cell>
          <table:table-cell office:value-type="string">
            <text:p>En cours</text:p>
          </table:table-cell>
        </table:table-row>
        <table:table-row>
          <table:table-cell office:value-type="string">
            <text:p>N.E.5.765.1.262.141.17.01</text:p>
          </table:table-cell>
          <table:table-cell office:value-type="string">
            <text:p>SOUK-AHRAS</text:p>
          </table:table-cell>
          <table:table-cell office:value-type="string">
            <text:p>DAS</text:p>
          </table:table-cell>
          <table:table-cell office:value-type="string">
            <text:p>Etude d'une extention (bloc hébergement + bloc administratif) au niveau du Foyer pour Personnes Agées de Souk-Ahras</text:p>
          </table:table-cell>
          <table:table-cell office:value-type="string">
            <text:p>2017-03-02</text:p>
          </table:table-cell>
          <table:table-cell office:value-type="float" office:value="3000000.00">
            <text:p>3000000.00</text:p>
          </table:table-cell>
          <table:table-cell office:value-type="float" office:value="3400000.00">
            <text:p>3400000.00</text:p>
          </table:table-cell>
          <table:table-cell office:value-type="string">
            <text:p>Achevée</text:p>
          </table:table-cell>
          <table:table-cell office:value-type="float" office:value="100">
            <text:p>100</text:p>
          </table:table-cell>
          <table:table-cell office:value-type="string">
            <text:p>Etude achevée</text:p>
          </table:table-cell>
        </table:table-row>
        <table:table-row>
          <table:table-cell office:value-type="string">
            <text:p>N.E.5.834.1.262.141.18.01</text:p>
          </table:table-cell>
          <table:table-cell office:value-type="string">
            <text:p>SOUK-AHRAS</text:p>
          </table:table-cell>
          <table:table-cell office:value-type="string">
            <text:p>DEP</text:p>
          </table:table-cell>
          <table:table-cell office:value-type="string">
            <text:p>Etude pour la réalisation d'un siége du guichet unique décentralisé de L'ANDI à Souk Ahras</text:p>
          </table:table-cell>
          <table:table-cell office:value-type="string">
            <text:p>2018-11-25</text:p>
          </table:table-cell>
          <table:table-cell office:value-type="float" office:value="3000000.00">
            <text:p>3000000.00</text:p>
          </table:table-cell>
          <table:table-cell office:value-type="float" office:value="3000000.00">
            <text:p>3000000.00</text:p>
          </table:table-cell>
          <table:table-cell office:value-type="string">
            <text:p>Gelée</text:p>
          </table:table-cell>
          <table:table-cell office:value-type="float" office:value="0">
            <text:p>0</text:p>
          </table:table-cell>
          <table:table-cell office:value-type="string">
            <text:p> Opération Gelée
2020  Opération Gelée
2020</text:p>
          </table:table-cell>
        </table:table-row>
        <table:table-row>
          <table:table-cell office:value-type="string">
            <text:p>N.E.5.834.1.262.141.19.01</text:p>
          </table:table-cell>
          <table:table-cell office:value-type="string">
            <text:p>M'DAOUROUCH</text:p>
          </table:table-cell>
          <table:table-cell office:value-type="string">
            <text:p>DEP</text:p>
          </table:table-cell>
          <table:table-cell office:value-type="string">
            <text:p>Etude et suivi pour la réalisation d'un centre foncier intercommunal à M'Daourouch avec deux logements d'astreinte</text:p>
          </table:table-cell>
          <table:table-cell office:value-type="string">
            <text:p>2019-04-04</text:p>
          </table:table-cell>
          <table:table-cell office:value-type="float" office:value="6000000.00">
            <text:p>6000000.00</text:p>
          </table:table-cell>
          <table:table-cell office:value-type="float" office:value="6000000.00">
            <text:p>6000000.00</text:p>
          </table:table-cell>
          <table:table-cell office:value-type="string">
            <text:p>Gelée</text:p>
          </table:table-cell>
          <table:table-cell office:value-type="float" office:value="0">
            <text:p>0</text:p>
          </table:table-cell>
          <table:table-cell office:value-type="string">
            <text:p> Opération Gelée
2020  Opération Gelée
2020</text:p>
          </table:table-cell>
        </table:table-row>
        <table:table-row>
          <table:table-cell office:value-type="string">
            <text:p>N.E.5.834.1.262.141.19.02</text:p>
          </table:table-cell>
          <table:table-cell office:value-type="string">
            <text:p>SOUK-AHRAS</text:p>
          </table:table-cell>
          <table:table-cell office:value-type="string">
            <text:p>DEP</text:p>
          </table:table-cell>
          <table:table-cell office:value-type="string">
            <text:p>Etude et suivi pour la réalisation d'un magasin de stockage des produits saisis avec salle de vente à Souk Ahras</text:p>
          </table:table-cell>
          <table:table-cell office:value-type="string">
            <text:p>2019-07-11</text:p>
          </table:table-cell>
          <table:table-cell office:value-type="float" office:value="6000000.00">
            <text:p>6000000.00</text:p>
          </table:table-cell>
          <table:table-cell office:value-type="float" office:value="6000000.00">
            <text:p>6000000.00</text:p>
          </table:table-cell>
          <table:table-cell office:value-type="string">
            <text:p>Gelée</text:p>
          </table:table-cell>
          <table:table-cell office:value-type="float" office:value="0">
            <text:p>0</text:p>
          </table:table-cell>
          <table:table-cell office:value-type="string">
            <text:p> Opération Gelée
2020  Opération Gelée
2020</text:p>
          </table:table-cell>
        </table:table-row>
        <table:table-row>
          <table:table-cell office:value-type="string">
            <text:p>N.E.5.834.7.262.141.18.01</text:p>
          </table:table-cell>
          <table:table-cell office:value-type="string">
            <text:p>SOUK-AHRAS</text:p>
          </table:table-cell>
          <table:table-cell office:value-type="string">
            <text:p>DEP</text:p>
          </table:table-cell>
          <table:table-cell office:value-type="string">
            <text:p>Réhabilitation du siège de la direction de la programmation et suivi budgétaire (DPSB) à Souk Ahras</text:p>
          </table:table-cell>
          <table:table-cell office:value-type="string">
            <text:p>2018-03-12</text:p>
          </table:table-cell>
          <table:table-cell office:value-type="float" office:value="15000000.00">
            <text:p>15000000.00</text:p>
          </table:table-cell>
          <table:table-cell office:value-type="float" office:value="15000000.00">
            <text:p>15000000.00</text:p>
          </table:table-cell>
          <table:table-cell office:value-type="string">
            <text:p>En cours</text:p>
          </table:table-cell>
          <table:table-cell office:value-type="float" office:value="80">
            <text:p>80</text:p>
          </table:table-cell>
          <table:table-cell office:value-type="string">
            <text:p>Achévée</text:p>
          </table:table-cell>
        </table:table-row>
        <table:table-row>
          <table:table-cell office:value-type="string">
            <text:p>N.F.5.342.2.262.141.07.01</text:p>
          </table:table-cell>
          <table:table-cell office:value-type="string">
            <text:p>SOUK-AHRAS</text:p>
          </table:table-cell>
          <table:table-cell office:value-type="string">
            <text:p>DRE</text:p>
          </table:table-cell>
          <table:table-cell office:value-type="string">
            <text:p>Travaux d'extension du réseau d'assainissement et de protection de la ville de Souk-Ahras contre les inondations</text:p>
          </table:table-cell>
          <table:table-cell office:value-type="string">
            <text:p>2007-10-27</text:p>
          </table:table-cell>
          <table:table-cell office:value-type="float" office:value="1280000000.00">
            <text:p>1280000000.00</text:p>
          </table:table-cell>
          <table:table-cell office:value-type="float" office:value="1280000000.00">
            <text:p>1280000000.00</text:p>
          </table:table-cell>
          <table:table-cell office:value-type="string">
            <text:p>En cours</text:p>
          </table:table-cell>
          <table:table-cell office:value-type="float" office:value="85">
            <text:p>85</text:p>
          </table:table-cell>
          <table:table-cell office:value-type="string">
            <text:p>En cours
</text:p>
          </table:table-cell>
        </table:table-row>
        <table:table-row>
          <table:table-cell office:value-type="string">
            <text:p>N.F.5.512.2.262.141.10.01</text:p>
          </table:table-cell>
          <table:table-cell office:value-type="string">
            <text:p>SOUK-AHRAS</text:p>
          </table:table-cell>
          <table:table-cell office:value-type="string">
            <text:p>DTR</text:p>
          </table:table-cell>
          <table:table-cell office:value-type="string">
            <text:p>Etude, réalisation et équipement d'une gare routière type "A" à Souk-Ahras</text:p>
          </table:table-cell>
          <table:table-cell office:value-type="string">
            <text:p>2010-03-22</text:p>
          </table:table-cell>
          <table:table-cell office:value-type="float" office:value="529167000.00">
            <text:p>529167000.00</text:p>
          </table:table-cell>
          <table:table-cell office:value-type="float" office:value="879167000.00">
            <text:p>879167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1.2.262.141.09.01</text:p>
          </table:table-cell>
          <table:table-cell office:value-type="string">
            <text:p>MACHROHA</text:p>
          </table:table-cell>
          <table:table-cell office:value-type="string">
            <text:p>DEP</text:p>
          </table:table-cell>
          <table:table-cell office:value-type="string">
            <text:p>Etude et réalisation d'un institut des sciences et techniques des activités physiques et sportives de 1000 places pédagogiques à Ain-Seynour commune de Machroha</text:p>
          </table:table-cell>
          <table:table-cell office:value-type="string">
            <text:p>2009-12-31</text:p>
          </table:table-cell>
          <table:table-cell office:value-type="float" office:value="300000000.00">
            <text:p>300000000.00</text:p>
          </table:table-cell>
          <table:table-cell office:value-type="float" office:value="707000000.00">
            <text:p>707000000.00</text:p>
          </table:table-cell>
          <table:table-cell office:value-type="string">
            <text:p>Gelée</text:p>
          </table:table-cell>
          <table:table-cell office:value-type="float" office:value="3">
            <text:p>3</text:p>
          </table:table-cell>
          <table:table-cell office:value-type="string">
            <text:p>Gelée par décision N° 5149 du 01/10/2015  Gelée par décision N° 5149 du 01/10/2015 </text:p>
          </table:table-cell>
        </table:table-row>
        <table:table-row>
          <table:table-cell office:value-type="string">
            <text:p>N.F.5.621.5.262.141.06.01</text:p>
          </table:table-cell>
          <table:table-cell office:value-type="string">
            <text:p>SOUK-AHRAS</text:p>
          </table:table-cell>
          <table:table-cell office:value-type="string">
            <text:p>DEP</text:p>
          </table:table-cell>
          <table:table-cell office:value-type="string">
            <text:p>Etude et réalisation d'une résidence universitaire (3000 lits) à la cité universitaire y compris toutes les dépendances</text:p>
          </table:table-cell>
          <table:table-cell office:value-type="string">
            <text:p>2006-11-15</text:p>
          </table:table-cell>
          <table:table-cell office:value-type="float" office:value="900000000.00">
            <text:p>900000000.00</text:p>
          </table:table-cell>
          <table:table-cell office:value-type="float" office:value="1605000000.00">
            <text:p>1605000000.00</text:p>
          </table:table-cell>
          <table:table-cell office:value-type="string">
            <text:p>En cours</text:p>
          </table:table-cell>
          <table:table-cell office:value-type="float" office:value="95">
            <text:p>95</text:p>
          </table:table-cell>
          <table:table-cell office:value-type="string">
            <text:p>Achevée</text:p>
          </table:table-cell>
        </table:table-row>
        <table:table-row>
          <table:table-cell office:value-type="string">
            <text:p>N.F.5.621.5.262.141.08.02</text:p>
          </table:table-cell>
          <table:table-cell office:value-type="string">
            <text:p>HENANCHA SEDRATA</text:p>
          </table:table-cell>
          <table:table-cell office:value-type="string">
            <text:p>DEP</text:p>
          </table:table-cell>
          <table:table-cell office:value-type="string">
            <text:p>Etude et réalisation d'un bloc administratif au résidence universitaire "1000 lits filles" à Souk-Ahras</text:p>
          </table:table-cell>
          <table:table-cell office:value-type="string">
            <text:p>2008-06-04</text:p>
          </table:table-cell>
          <table:table-cell office:value-type="float" office:value="10000000.00">
            <text:p>10000000.00</text:p>
          </table:table-cell>
          <table:table-cell office:value-type="float" office:value="27000000.00">
            <text:p>27000000.00</text:p>
          </table:table-cell>
          <table:table-cell office:value-type="string">
            <text:p>Gelée</text:p>
          </table:table-cell>
          <table:table-cell office:value-type="float" office:value="80">
            <text:p>80</text:p>
          </table:table-cell>
          <table:table-cell office:value-type="string">
            <text:p>Gelée matrice Gelée matrice</text:p>
          </table:table-cell>
        </table:table-row>
        <table:table-row>
          <table:table-cell office:value-type="string">
            <text:p>N.F.5.622.1.262.141.06.03</text:p>
          </table:table-cell>
          <table:table-cell office:value-type="string">
            <text:p>BIR-BOUHOUCH</text:p>
          </table:table-cell>
          <table:table-cell office:value-type="string">
            <text:p>DUAC</text:p>
          </table:table-cell>
          <table:table-cell office:value-type="string">
            <text:p>Etude, réalisation et équipement d'un lycée 1000/300 avec une infrastructure sportive à Bir Bouhouch</text:p>
          </table:table-cell>
          <table:table-cell office:value-type="string">
            <text:p>2006-07-18</text:p>
          </table:table-cell>
          <table:table-cell office:value-type="float" office:value="150000000.00">
            <text:p>150000000.00</text:p>
          </table:table-cell>
          <table:table-cell office:value-type="float" office:value="215600000.00">
            <text:p>2156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2.1.262.141.06.06</text:p>
          </table:table-cell>
          <table:table-cell office:value-type="string">
            <text:p>KHEDARA</text:p>
          </table:table-cell>
          <table:table-cell office:value-type="string">
            <text:p>DEP</text:p>
          </table:table-cell>
          <table:table-cell office:value-type="string">
            <text:p>Etude, réalisation et équipement d'un lycée 800/200 avec une infrastructure sportive à Khedara</text:p>
          </table:table-cell>
          <table:table-cell office:value-type="string">
            <text:p>2006-11-22</text:p>
          </table:table-cell>
          <table:table-cell office:value-type="float" office:value="130000000.00">
            <text:p>130000000.00</text:p>
          </table:table-cell>
          <table:table-cell office:value-type="float" office:value="246800000.00">
            <text:p>246800000.00</text:p>
          </table:table-cell>
          <table:table-cell office:value-type="string">
            <text:p>Achevée</text:p>
          </table:table-cell>
          <table:table-cell office:value-type="float" office:value="100">
            <text:p>100</text:p>
          </table:table-cell>
          <table:table-cell office:value-type="string">
            <text:p>Achevée </text:p>
          </table:table-cell>
        </table:table-row>
        <table:table-row>
          <table:table-cell office:value-type="string">
            <text:p>N.F.5.622.1.262.141.08.01</text:p>
          </table:table-cell>
          <table:table-cell office:value-type="string">
            <text:p>SOUK-AHRAS</text:p>
          </table:table-cell>
          <table:table-cell office:value-type="string">
            <text:p>DEP</text:p>
          </table:table-cell>
          <table:table-cell office:value-type="string">
            <text:p>Etude et réalisation d'un lycée type 1000 à la cité Ibn Rochd à Souk-Ahras</text:p>
          </table:table-cell>
          <table:table-cell office:value-type="string">
            <text:p>2008-03-25</text:p>
          </table:table-cell>
          <table:table-cell office:value-type="float" office:value="148000000.00">
            <text:p>148000000.00</text:p>
          </table:table-cell>
          <table:table-cell office:value-type="float" office:value="415100000.00">
            <text:p>415100000.00</text:p>
          </table:table-cell>
          <table:table-cell office:value-type="string">
            <text:p>En cours</text:p>
          </table:table-cell>
          <table:table-cell office:value-type="float" office:value="92">
            <text:p>92</text:p>
          </table:table-cell>
          <table:table-cell office:value-type="string">
            <text:p>En cours</text:p>
          </table:table-cell>
        </table:table-row>
        <table:table-row>
          <table:table-cell office:value-type="string">
            <text:p>N.F.5.622.1.262.141.08.03</text:p>
          </table:table-cell>
          <table:table-cell office:value-type="string">
            <text:p>SOUK-AHRAS</text:p>
          </table:table-cell>
          <table:table-cell office:value-type="string">
            <text:p>DEW</text:p>
          </table:table-cell>
          <table:table-cell office:value-type="string">
            <text:p>Equipement d'un lycée type 1000 à la cité Ibn Rochd à Souk-Ahras</text:p>
          </table:table-cell>
          <table:table-cell office:value-type="string">
            <text:p>2008-03-25</text:p>
          </table:table-cell>
          <table:table-cell office:value-type="float" office:value="12000000.00">
            <text:p>12000000.00</text:p>
          </table:table-cell>
          <table:table-cell office:value-type="float" office:value="12000000.00">
            <text:p>12000000.00</text:p>
          </table:table-cell>
          <table:table-cell office:value-type="string">
            <text:p>Achevée</text:p>
          </table:table-cell>
          <table:table-cell office:value-type="float" office:value="100">
            <text:p>100</text:p>
          </table:table-cell>
          <table:table-cell office:value-type="string">
            <text:p>Achevée </text:p>
          </table:table-cell>
        </table:table-row>
        <table:table-row>
          <table:table-cell office:value-type="string">
            <text:p>N.F.5.622.8.262.141.05.01</text:p>
          </table:table-cell>
          <table:table-cell office:value-type="string">
            <text:p>MERAHNA SOUK-AHRAS</text:p>
          </table:table-cell>
          <table:table-cell office:value-type="string">
            <text:p>DEP</text:p>
          </table:table-cell>
          <table:table-cell office:value-type="string">
            <text:p>Réalisation de (02) installations sportives au niveau de lycée Barral Salah à Souk-Ahras et lycée Merahna</text:p>
          </table:table-cell>
          <table:table-cell office:value-type="string">
            <text:p>2005-09-28</text:p>
          </table:table-cell>
          <table:table-cell office:value-type="float" office:value="31000000.00">
            <text:p>31000000.00</text:p>
          </table:table-cell>
          <table:table-cell office:value-type="float" office:value="72800000.00">
            <text:p>72800000.00</text:p>
          </table:table-cell>
          <table:table-cell office:value-type="string">
            <text:p>Achevée</text:p>
          </table:table-cell>
          <table:table-cell office:value-type="float" office:value="100">
            <text:p>100</text:p>
          </table:table-cell>
          <table:table-cell office:value-type="string">
            <text:p>Achevée </text:p>
          </table:table-cell>
        </table:table-row>
        <table:table-row>
          <table:table-cell office:value-type="string">
            <text:p>N.F.5.622.8.262.141.08.01</text:p>
          </table:table-cell>
          <table:table-cell office:value-type="string">
            <text:p>SIDI-FREDJ</text:p>
          </table:table-cell>
          <table:table-cell office:value-type="string">
            <text:p>DEP</text:p>
          </table:table-cell>
          <table:table-cell office:value-type="string">
            <text:p>Etude et réalisation d'une demi-pension type 200R au lycée de Sidi-fradj</text:p>
          </table:table-cell>
          <table:table-cell office:value-type="string">
            <text:p>2008-03-25</text:p>
          </table:table-cell>
          <table:table-cell office:value-type="float" office:value="11500000.00">
            <text:p>11500000.00</text:p>
          </table:table-cell>
          <table:table-cell office:value-type="float" office:value="11500000.00">
            <text:p>11500000.00</text:p>
          </table:table-cell>
          <table:table-cell office:value-type="string">
            <text:p>Achevée</text:p>
          </table:table-cell>
          <table:table-cell office:value-type="float" office:value="100">
            <text:p>100</text:p>
          </table:table-cell>
          <table:table-cell office:value-type="string">
            <text:p>Achevée </text:p>
          </table:table-cell>
        </table:table-row>
        <table:table-row>
          <table:table-cell office:value-type="string">
            <text:p>N.F.5.622.8.262.141.09.03</text:p>
          </table:table-cell>
          <table:table-cell office:value-type="string">
            <text:p>M'DAOUROUCH MACHROHA SEDRATA SOUK-AHRAS TAOURA</text:p>
          </table:table-cell>
          <table:table-cell office:value-type="string">
            <text:p>DEP</text:p>
          </table:table-cell>
          <table:table-cell office:value-type="string">
            <text:p>Etude et réalisation de (04) salles de sport aux lycées à travers la Wilaya</text:p>
          </table:table-cell>
          <table:table-cell office:value-type="string">
            <text:p>2009-04-01</text:p>
          </table:table-cell>
          <table:table-cell office:value-type="float" office:value="107200000.00">
            <text:p>107200000.00</text:p>
          </table:table-cell>
          <table:table-cell office:value-type="float" office:value="136100000.00">
            <text:p>1361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3.3.262.141.06.01</text:p>
          </table:table-cell>
          <table:table-cell office:value-type="string">
            <text:p>HEDDADA HENANCHA M'DAOUROUCH SOUK-AHRAS</text:p>
          </table:table-cell>
          <table:table-cell office:value-type="string">
            <text:p>DEP</text:p>
          </table:table-cell>
          <table:table-cell office:value-type="string">
            <text:p>Etude et réalisation de (08) demi-pensions à travers la Wilaya</text:p>
          </table:table-cell>
          <table:table-cell office:value-type="string">
            <text:p>2006-06-21</text:p>
          </table:table-cell>
          <table:table-cell office:value-type="float" office:value="65000000.00">
            <text:p>65000000.00</text:p>
          </table:table-cell>
          <table:table-cell office:value-type="float" office:value="65000000.00">
            <text:p>6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3.3.262.141.09.01</text:p>
          </table:table-cell>
          <table:table-cell office:value-type="string">
            <text:p>BIR-BOUHOUCH KHEDARA MACHROHA SEDRATA SOUK-AHRAS</text:p>
          </table:table-cell>
          <table:table-cell office:value-type="string">
            <text:p>DEP</text:p>
          </table:table-cell>
          <table:table-cell office:value-type="string">
            <text:p>Etude et réalisation de (06) demi-pensions 200R aux CEM à travers la Wilaya</text:p>
          </table:table-cell>
          <table:table-cell office:value-type="string">
            <text:p>2009-04-01</text:p>
          </table:table-cell>
          <table:table-cell office:value-type="float" office:value="62400000.00">
            <text:p>62400000.00</text:p>
          </table:table-cell>
          <table:table-cell office:value-type="float" office:value="62400000.00">
            <text:p>624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3.3.262.141.09.03</text:p>
          </table:table-cell>
          <table:table-cell office:value-type="string">
            <text:p>MACHROHA SEDRATA SOUK-AHRAS</text:p>
          </table:table-cell>
          <table:table-cell office:value-type="string">
            <text:p>DEP</text:p>
          </table:table-cell>
          <table:table-cell office:value-type="string">
            <text:p>Etude et réalisation de (08) cantines scolaires 200R à travers la Wilaya</text:p>
          </table:table-cell>
          <table:table-cell office:value-type="string">
            <text:p>2009-04-01</text:p>
          </table:table-cell>
          <table:table-cell office:value-type="float" office:value="65600000.00">
            <text:p>65600000.00</text:p>
          </table:table-cell>
          <table:table-cell office:value-type="float" office:value="65600000.00">
            <text:p>656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3.4.262.141.09.01</text:p>
          </table:table-cell>
          <table:table-cell office:value-type="string">
            <text:p>HEDDADA SEDRATA ZOUABI</text:p>
          </table:table-cell>
          <table:table-cell office:value-type="string">
            <text:p>DEP</text:p>
          </table:table-cell>
          <table:table-cell office:value-type="string">
            <text:p>Etude et réalisation de 14 salles de classe dont (02) G.S type "B1" et "A1" avec (02) logts d'astreinte et (05) classes en extension</text:p>
          </table:table-cell>
          <table:table-cell office:value-type="string">
            <text:p>2009-04-01</text:p>
          </table:table-cell>
          <table:table-cell office:value-type="float" office:value="62660000.00">
            <text:p>62660000.00</text:p>
          </table:table-cell>
          <table:table-cell office:value-type="float" office:value="62660000.00">
            <text:p>6266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3.5.262.141.06.03</text:p>
          </table:table-cell>
          <table:table-cell office:value-type="string">
            <text:p>KHEDARA OUILLEN</text:p>
          </table:table-cell>
          <table:table-cell office:value-type="string">
            <text:p>DEP</text:p>
          </table:table-cell>
          <table:table-cell office:value-type="string">
            <text:p>Etude et réalisation de (02) EF (type B4) à Khedara et Ouillen (2ème tranche 2006)</text:p>
          </table:table-cell>
          <table:table-cell office:value-type="string">
            <text:p>2006-12-27</text:p>
          </table:table-cell>
          <table:table-cell office:value-type="float" office:value="126000000.00">
            <text:p>126000000.00</text:p>
          </table:table-cell>
          <table:table-cell office:value-type="float" office:value="182000000.00">
            <text:p>182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3.5.262.141.08.05</text:p>
          </table:table-cell>
          <table:table-cell office:value-type="string">
            <text:p>MACHROHA</text:p>
          </table:table-cell>
          <table:table-cell office:value-type="string">
            <text:p>DEP</text:p>
          </table:table-cell>
          <table:table-cell office:value-type="string">
            <text:p>Etude et réalisation d'une EF Base 5 à Ain-Seynour commune de Machroha</text:p>
          </table:table-cell>
          <table:table-cell office:value-type="string">
            <text:p>2008-03-15</text:p>
          </table:table-cell>
          <table:table-cell office:value-type="float" office:value="77500000.00">
            <text:p>77500000.00</text:p>
          </table:table-cell>
          <table:table-cell office:value-type="float" office:value="135931000.00">
            <text:p>135931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3.5.262.141.08.06</text:p>
          </table:table-cell>
          <table:table-cell office:value-type="string">
            <text:p>SEDRATA</text:p>
          </table:table-cell>
          <table:table-cell office:value-type="string">
            <text:p>DEP</text:p>
          </table:table-cell>
          <table:table-cell office:value-type="string">
            <text:p>Etude et réalisation d'une EF Base 7 à Sedrata</text:p>
          </table:table-cell>
          <table:table-cell office:value-type="string">
            <text:p>2008-03-15</text:p>
          </table:table-cell>
          <table:table-cell office:value-type="float" office:value="79500000.00">
            <text:p>79500000.00</text:p>
          </table:table-cell>
          <table:table-cell office:value-type="float" office:value="161046000.00">
            <text:p>161046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3.5.262.141.08.08</text:p>
          </table:table-cell>
          <table:table-cell office:value-type="string">
            <text:p>SEDRATA</text:p>
          </table:table-cell>
          <table:table-cell office:value-type="string">
            <text:p>DEW</text:p>
          </table:table-cell>
          <table:table-cell office:value-type="string">
            <text:p>Equipement d'une EF Base 7 à Sedrata</text:p>
          </table:table-cell>
          <table:table-cell office:value-type="string">
            <text:p>2008-03-15</text:p>
          </table:table-cell>
          <table:table-cell office:value-type="float" office:value="6500000.00">
            <text:p>6500000.00</text:p>
          </table:table-cell>
          <table:table-cell office:value-type="float" office:value="6500000.00">
            <text:p>6500000.00</text:p>
          </table:table-cell>
          <table:table-cell office:value-type="string">
            <text:p>En cours</text:p>
          </table:table-cell>
          <table:table-cell office:value-type="float" office:value="75">
            <text:p>75</text:p>
          </table:table-cell>
          <table:table-cell office:value-type="string">
            <text:p>En cours</text:p>
          </table:table-cell>
        </table:table-row>
        <table:table-row>
          <table:table-cell office:value-type="string">
            <text:p>N.F.5.623.5.262.141.09.03</text:p>
          </table:table-cell>
          <table:table-cell office:value-type="string">
            <text:p>SOUK-AHRAS</text:p>
          </table:table-cell>
          <table:table-cell office:value-type="string">
            <text:p>DEP</text:p>
          </table:table-cell>
          <table:table-cell office:value-type="string">
            <text:p>Etude et réalisation d'un CEM B5 au POS N° 8 commune de Souk-Ahras</text:p>
          </table:table-cell>
          <table:table-cell office:value-type="string">
            <text:p>2009-04-01</text:p>
          </table:table-cell>
          <table:table-cell office:value-type="float" office:value="122600000.00">
            <text:p>122600000.00</text:p>
          </table:table-cell>
          <table:table-cell office:value-type="float" office:value="190400000.00">
            <text:p>1904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3.6.262.141.09.03</text:p>
          </table:table-cell>
          <table:table-cell office:value-type="string">
            <text:p>HEDDADA M'DAOUROUCH MACHROHA OULED-DRISS SEDRATA SOUK-AHRAS TAOURA ZAAROURIA</text:p>
          </table:table-cell>
          <table:table-cell office:value-type="string">
            <text:p>DEP</text:p>
          </table:table-cell>
          <table:table-cell office:value-type="string">
            <text:p>Etude et réhabilitation des écoles moyennes à travers la Wilaya</text:p>
          </table:table-cell>
          <table:table-cell office:value-type="string">
            <text:p>2009-09-16</text:p>
          </table:table-cell>
          <table:table-cell office:value-type="float" office:value="118863000.00">
            <text:p>118863000.00</text:p>
          </table:table-cell>
          <table:table-cell office:value-type="float" office:value="118863000.00">
            <text:p>118863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23.8.262.141.09.01</text:p>
          </table:table-cell>
          <table:table-cell office:value-type="string">
            <text:p>SEDRATA</text:p>
          </table:table-cell>
          <table:table-cell office:value-type="string">
            <text:p>DEP</text:p>
          </table:table-cell>
          <table:table-cell office:value-type="string">
            <text:p>Etude et réalisation d'une salle de sport au CEM Sedrati Khelifa commune de Sedrata</text:p>
          </table:table-cell>
          <table:table-cell office:value-type="string">
            <text:p>2009-04-01</text:p>
          </table:table-cell>
          <table:table-cell office:value-type="float" office:value="26800000.00">
            <text:p>26800000.00</text:p>
          </table:table-cell>
          <table:table-cell office:value-type="float" office:value="35750000.00">
            <text:p>3575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631.6.262.141.07.01</text:p>
          </table:table-cell>
          <table:table-cell office:value-type="string">
            <text:p>BIR-BOUHOUCH OUM-LAADHAIM</text:p>
          </table:table-cell>
          <table:table-cell office:value-type="string">
            <text:p>DFP</text:p>
          </table:table-cell>
          <table:table-cell office:value-type="string">
            <text:p>Equipement en mobilier scolaire, services communs et parc auto de (02) CFPA à Oum-Ladhaim et Bir-Bouhouch</text:p>
          </table:table-cell>
          <table:table-cell office:value-type="string">
            <text:p>2007-03-11</text:p>
          </table:table-cell>
          <table:table-cell office:value-type="float" office:value="6000000.00">
            <text:p>6000000.00</text:p>
          </table:table-cell>
          <table:table-cell office:value-type="float" office:value="23000000.00">
            <text:p>23000000.00</text:p>
          </table:table-cell>
          <table:table-cell office:value-type="string">
            <text:p>En cours</text:p>
          </table:table-cell>
          <table:table-cell office:value-type="float" office:value="55">
            <text:p>55</text:p>
          </table:table-cell>
          <table:table-cell office:value-type="string">
            <text:p>Achevés reste 02 camions</text:p>
          </table:table-cell>
        </table:table-row>
        <table:table-row>
          <table:table-cell office:value-type="string">
            <text:p>N.F.5.721.4.262.141.09.01</text:p>
          </table:table-cell>
          <table:table-cell office:value-type="string">
            <text:p>SOUK-AHRAS</text:p>
          </table:table-cell>
          <table:table-cell office:value-type="string">
            <text:p>DEP</text:p>
          </table:table-cell>
          <table:table-cell office:value-type="string">
            <text:p>Réalisation des travaux d'aménagement de la cité universitaire 2000 lits filles à Souk-Ahras</text:p>
          </table:table-cell>
          <table:table-cell office:value-type="string">
            <text:p>2009-06-06</text:p>
          </table:table-cell>
          <table:table-cell office:value-type="float" office:value="100000000.00">
            <text:p>100000000.00</text:p>
          </table:table-cell>
          <table:table-cell office:value-type="float" office:value="202000000.00">
            <text:p>202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722.1.262.141.16.01</text:p>
          </table:table-cell>
          <table:table-cell office:value-type="string">
            <text:p>SOUK-AHRAS</text:p>
          </table:table-cell>
          <table:table-cell office:value-type="string">
            <text:p>DEP</text:p>
          </table:table-cell>
          <table:table-cell office:value-type="string">
            <text:p>Etude pour réalisation de (50) logements incessibles au profit de l'enseignement supérieur à Souk-Ahras</text:p>
          </table:table-cell>
          <table:table-cell office:value-type="string">
            <text:p>2016-08-15</text:p>
          </table:table-cell>
          <table:table-cell office:value-type="float" office:value="7000000.00">
            <text:p>7000000.00</text:p>
          </table:table-cell>
          <table:table-cell office:value-type="float" office:value="7000000.00">
            <text:p>7000000.00</text:p>
          </table:table-cell>
          <table:table-cell office:value-type="string">
            <text:p>En cours</text:p>
          </table:table-cell>
          <table:table-cell office:value-type="float" office:value="90">
            <text:p>90</text:p>
          </table:table-cell>
          <table:table-cell office:value-type="string">
            <text:p>Gelée (Matrice P.M 2015 )  Gelée (Matrice P.M 2015 ) </text:p>
          </table:table-cell>
        </table:table-row>
        <table:table-row>
          <table:table-cell office:value-type="string">
            <text:p>N.F.5.722.2.262.141.08.01</text:p>
          </table:table-cell>
          <table:table-cell office:value-type="string">
            <text:p>SOUK-AHRAS</text:p>
          </table:table-cell>
          <table:table-cell office:value-type="string">
            <text:p>DEP</text:p>
          </table:table-cell>
          <table:table-cell office:value-type="string">
            <text:p>Etude et réalisation de (50) logements incessibles au profit de l'enseignement supérieur à Souk-Ahras</text:p>
          </table:table-cell>
          <table:table-cell office:value-type="string">
            <text:p>2008-04-19</text:p>
          </table:table-cell>
          <table:table-cell office:value-type="float" office:value="200000000.00">
            <text:p>200000000.00</text:p>
          </table:table-cell>
          <table:table-cell office:value-type="float" office:value="355000000.00">
            <text:p>355000000.00</text:p>
          </table:table-cell>
          <table:table-cell office:value-type="string">
            <text:p>Achevée</text:p>
          </table:table-cell>
          <table:table-cell office:value-type="float" office:value="100">
            <text:p>100</text:p>
          </table:table-cell>
          <table:table-cell office:value-type="string">
            <text:p>Achévée</text:p>
          </table:table-cell>
        </table:table-row>
        <table:table-row>
          <table:table-cell office:value-type="string">
            <text:p>N.F.5.722.2.262.141.08.02</text:p>
          </table:table-cell>
          <table:table-cell office:value-type="string">
            <text:p>M'DAOUROUCH OULED-DRISS SEDRATA SOUK-AHRAS</text:p>
          </table:table-cell>
          <table:table-cell office:value-type="string">
            <text:p>DFP</text:p>
          </table:table-cell>
          <table:table-cell office:value-type="string">
            <text:p>Etude et réalisation de (14) logements incessibles au profit de la formation professionnelle</text:p>
          </table:table-cell>
          <table:table-cell office:value-type="string">
            <text:p>2008-04-05</text:p>
          </table:table-cell>
          <table:table-cell office:value-type="float" office:value="35000000.00">
            <text:p>35000000.00</text:p>
          </table:table-cell>
          <table:table-cell office:value-type="float" office:value="51000000.00">
            <text:p>51000000.00</text:p>
          </table:table-cell>
          <table:table-cell office:value-type="string">
            <text:p>Achevée</text:p>
          </table:table-cell>
          <table:table-cell office:value-type="float" office:value="100">
            <text:p>100</text:p>
          </table:table-cell>
          <table:table-cell office:value-type="string">
            <text:p>Achevés (Reste paiement)</text:p>
          </table:table-cell>
        </table:table-row>
        <table:table-row>
          <table:table-cell office:value-type="string">
            <text:p>N.F.5.722.2.262.141.09.01</text:p>
          </table:table-cell>
          <table:table-cell office:value-type="string">
            <text:p>BIR-BOUHOUCH MACHROHA MERAHNA OUM-LAADHAIM SOUK-AHRAS</text:p>
          </table:table-cell>
          <table:table-cell office:value-type="string">
            <text:p>DFP</text:p>
          </table:table-cell>
          <table:table-cell office:value-type="string">
            <text:p>Etude et réalisation de (22) logements incessibles au profit de la formation professionnelle</text:p>
          </table:table-cell>
          <table:table-cell office:value-type="string">
            <text:p>2009-04-07</text:p>
          </table:table-cell>
          <table:table-cell office:value-type="float" office:value="55000000.00">
            <text:p>55000000.00</text:p>
          </table:table-cell>
          <table:table-cell office:value-type="float" office:value="72000000.00">
            <text:p>72000000.00</text:p>
          </table:table-cell>
          <table:table-cell office:value-type="string">
            <text:p>Achevée</text:p>
          </table:table-cell>
          <table:table-cell office:value-type="float" office:value="100">
            <text:p>100</text:p>
          </table:table-cell>
          <table:table-cell office:value-type="string">
            <text:p>Achevés (Reste paiement)</text:p>
          </table:table-cell>
        </table:table-row>
        <table:table-row>
          <table:table-cell office:value-type="string">
            <text:p>N.F.5.731.1.262.141.06.01</text:p>
          </table:table-cell>
          <table:table-cell office:value-type="string">
            <text:p>SOUK-AHRAS</text:p>
          </table:table-cell>
          <table:table-cell office:value-type="string">
            <text:p>DSP</text:p>
          </table:table-cell>
          <table:table-cell office:value-type="string">
            <text:p>Etude et réalisation d'un complexe "Mère Enfant" à Souk-Ahras .</text:p>
          </table:table-cell>
          <table:table-cell office:value-type="string">
            <text:p>2006-07-18</text:p>
          </table:table-cell>
          <table:table-cell office:value-type="float" office:value="600000000.00">
            <text:p>600000000.00</text:p>
          </table:table-cell>
          <table:table-cell office:value-type="float" office:value="1317500000.00">
            <text:p>1317500000.00</text:p>
          </table:table-cell>
          <table:table-cell office:value-type="string">
            <text:p>En cours</text:p>
          </table:table-cell>
          <table:table-cell office:value-type="float" office:value="99">
            <text:p>99</text:p>
          </table:table-cell>
          <table:table-cell office:value-type="string">
            <text:p>En cours</text:p>
          </table:table-cell>
        </table:table-row>
        <table:table-row>
          <table:table-cell office:value-type="string">
            <text:p>N.F.5.731.1.262.141.09.01</text:p>
          </table:table-cell>
          <table:table-cell office:value-type="string">
            <text:p>M'DAOUROUCH</text:p>
          </table:table-cell>
          <table:table-cell office:value-type="string">
            <text:p>DSP</text:p>
          </table:table-cell>
          <table:table-cell office:value-type="string">
            <text:p>Etude et réalisation d'un centre d'hémodialyse à M'Daourouch</text:p>
          </table:table-cell>
          <table:table-cell office:value-type="string">
            <text:p>2009-06-17</text:p>
          </table:table-cell>
          <table:table-cell office:value-type="float" office:value="140000000.00">
            <text:p>140000000.00</text:p>
          </table:table-cell>
          <table:table-cell office:value-type="float" office:value="168000000.00">
            <text:p>168000000.00</text:p>
          </table:table-cell>
          <table:table-cell office:value-type="string">
            <text:p>Achevée</text:p>
          </table:table-cell>
          <table:table-cell office:value-type="float" office:value="100">
            <text:p>100</text:p>
          </table:table-cell>
          <table:table-cell office:value-type="string">
            <text:p>En cours</text:p>
          </table:table-cell>
        </table:table-row>
        <table:table-row>
          <table:table-cell office:value-type="string">
            <text:p>N.F.5.731.6.262.141.07.01</text:p>
          </table:table-cell>
          <table:table-cell office:value-type="string">
            <text:p>TAOURA</text:p>
          </table:table-cell>
          <table:table-cell office:value-type="string">
            <text:p>DSP</text:p>
          </table:table-cell>
          <table:table-cell office:value-type="string">
            <text:p>Réhabilitation et aménagement de l'hôpital Ibn Rochd à Souk-Ahras</text:p>
          </table:table-cell>
          <table:table-cell office:value-type="string">
            <text:p>2007-12-12</text:p>
          </table:table-cell>
          <table:table-cell office:value-type="float" office:value="100000000.00">
            <text:p>100000000.00</text:p>
          </table:table-cell>
          <table:table-cell office:value-type="float" office:value="220000000.00">
            <text:p>220000000.00</text:p>
          </table:table-cell>
          <table:table-cell office:value-type="string">
            <text:p>En cours</text:p>
          </table:table-cell>
          <table:table-cell office:value-type="float" office:value="80">
            <text:p>80</text:p>
          </table:table-cell>
          <table:table-cell office:value-type="string">
            <text:p>En cours</text:p>
          </table:table-cell>
        </table:table-row>
        <table:table-row>
          <table:table-cell office:value-type="string">
            <text:p>N.F.5.731.6.262.141.08.01</text:p>
          </table:table-cell>
          <table:table-cell office:value-type="string">
            <text:p>SEDRATA</text:p>
          </table:table-cell>
          <table:table-cell office:value-type="string">
            <text:p>DSP</text:p>
          </table:table-cell>
          <table:table-cell office:value-type="string">
            <text:p>Etude, équipement et réhabilitation de l'hôpital de Sedrata</text:p>
          </table:table-cell>
          <table:table-cell office:value-type="string">
            <text:p>2008-03-30</text:p>
          </table:table-cell>
          <table:table-cell office:value-type="float" office:value="100000000.00">
            <text:p>100000000.00</text:p>
          </table:table-cell>
          <table:table-cell office:value-type="float" office:value="150000000.00">
            <text:p>150000000.00</text:p>
          </table:table-cell>
          <table:table-cell office:value-type="string">
            <text:p>En cours</text:p>
          </table:table-cell>
          <table:table-cell office:value-type="float" office:value="75">
            <text:p>75</text:p>
          </table:table-cell>
          <table:table-cell office:value-type="string">
            <text:p>A clôture (Op Asst)</text:p>
          </table:table-cell>
        </table:table-row>
        <table:table-row>
          <table:table-cell office:value-type="string">
            <text:p>N.F.5.731.6.262.141.09.01</text:p>
          </table:table-cell>
          <table:table-cell office:value-type="string">
            <text:p>SOUK-AHRAS</text:p>
          </table:table-cell>
          <table:table-cell office:value-type="string">
            <text:p>DSP</text:p>
          </table:table-cell>
          <table:table-cell office:value-type="string">
            <text:p>Travaux de réhabilitation de l'ancien hôpital à Souk-Ahras</text:p>
          </table:table-cell>
          <table:table-cell office:value-type="string">
            <text:p>2009-06-14</text:p>
          </table:table-cell>
          <table:table-cell office:value-type="float" office:value="150000000.00">
            <text:p>150000000.00</text:p>
          </table:table-cell>
          <table:table-cell office:value-type="float" office:value="323500000.00">
            <text:p>323500000.00</text:p>
          </table:table-cell>
          <table:table-cell office:value-type="string">
            <text:p>En cours</text:p>
          </table:table-cell>
          <table:table-cell office:value-type="float" office:value="95">
            <text:p>95</text:p>
          </table:table-cell>
          <table:table-cell office:value-type="string">
            <text:p>En cours</text:p>
          </table:table-cell>
        </table:table-row>
        <table:table-row>
          <table:table-cell office:value-type="string">
            <text:p>N.F.5.731.7.262.141.06.03</text:p>
          </table:table-cell>
          <table:table-cell office:value-type="string">
            <text:p>SOUK-AHRAS</text:p>
          </table:table-cell>
          <table:table-cell office:value-type="string">
            <text:p>DSP</text:p>
          </table:table-cell>
          <table:table-cell office:value-type="string">
            <text:p>Acquisition d'équipements médicaux au profit des hôpitaux de la Wilaya</text:p>
          </table:table-cell>
          <table:table-cell office:value-type="string">
            <text:p>2007-09-08</text:p>
          </table:table-cell>
          <table:table-cell office:value-type="float" office:value="100000000.00">
            <text:p>100000000.00</text:p>
          </table:table-cell>
          <table:table-cell office:value-type="float" office:value="100000000.00">
            <text:p>100000000.00</text:p>
          </table:table-cell>
          <table:table-cell office:value-type="string">
            <text:p>Achevée</text:p>
          </table:table-cell>
          <table:table-cell office:value-type="float" office:value="80">
            <text:p>80</text:p>
          </table:table-cell>
          <table:table-cell office:value-type="string">
            <text:p>Achevée</text:p>
          </table:table-cell>
        </table:table-row>
        <table:table-row>
          <table:table-cell office:value-type="string">
            <text:p>N.F.5.731.7.262.141.07.01</text:p>
          </table:table-cell>
          <table:table-cell office:value-type="string">
            <text:p>SOUK-AHRAS</text:p>
          </table:table-cell>
          <table:table-cell office:value-type="string">
            <text:p>DSP</text:p>
          </table:table-cell>
          <table:table-cell office:value-type="string">
            <text:p>Acquisition de la literie pour les hôpitaux de la Wilaya</text:p>
          </table:table-cell>
          <table:table-cell office:value-type="string">
            <text:p>2007-11-05</text:p>
          </table:table-cell>
          <table:table-cell office:value-type="float" office:value="20000000.00">
            <text:p>20000000.00</text:p>
          </table:table-cell>
          <table:table-cell office:value-type="float" office:value="20000000.00">
            <text:p>20000000.00</text:p>
          </table:table-cell>
          <table:table-cell office:value-type="string">
            <text:p>Achevée</text:p>
          </table:table-cell>
          <table:table-cell office:value-type="float" office:value="100">
            <text:p>100</text:p>
          </table:table-cell>
          <table:table-cell office:value-type="string">
            <text:p>A clôtu (Op Asst)</text:p>
          </table:table-cell>
        </table:table-row>
        <table:table-row>
          <table:table-cell office:value-type="string">
            <text:p>N.F.5.733.6.262.141.08.01</text:p>
          </table:table-cell>
          <table:table-cell office:value-type="string">
            <text:p>HENANCHA KHEDARA M'DAOUROUCH SOUK-AHRAS TAOURA TIFFECH</text:p>
          </table:table-cell>
          <table:table-cell office:value-type="string">
            <text:p>DSP</text:p>
          </table:table-cell>
          <table:table-cell office:value-type="string">
            <text:p>Aménagement des unités légères de la santé à travers la Wilaya</text:p>
          </table:table-cell>
          <table:table-cell office:value-type="string">
            <text:p>2009-04-04</text:p>
          </table:table-cell>
          <table:table-cell office:value-type="float" office:value="112500000.00">
            <text:p>112500000.00</text:p>
          </table:table-cell>
          <table:table-cell office:value-type="float" office:value="112500000.00">
            <text:p>112500000.00</text:p>
          </table:table-cell>
          <table:table-cell office:value-type="string">
            <text:p>En cours</text:p>
          </table:table-cell>
          <table:table-cell office:value-type="float" office:value="80">
            <text:p>80</text:p>
          </table:table-cell>
          <table:table-cell office:value-type="string">
            <text:p>En cours</text:p>
          </table:table-cell>
        </table:table-row>
        <table:table-row>
          <table:table-cell office:value-type="string">
            <text:p>N.F.5.733.6.262.141.09.01</text:p>
          </table:table-cell>
          <table:table-cell office:value-type="string">
            <text:p>NULL</text:p>
          </table:table-cell>
          <table:table-cell office:value-type="string">
            <text:p>DSP</text:p>
          </table:table-cell>
          <table:table-cell office:value-type="string">
            <text:p>Aménagement des unités légères de la santé à travers la Wilaya</text:p>
          </table:table-cell>
          <table:table-cell office:value-type="string">
            <text:p>2009-04-04</text:p>
          </table:table-cell>
          <table:table-cell office:value-type="float" office:value="60000000.00">
            <text:p>60000000.00</text:p>
          </table:table-cell>
          <table:table-cell office:value-type="float" office:value="60000000.00">
            <text:p>60000000.00</text:p>
          </table:table-cell>
          <table:table-cell office:value-type="string">
            <text:p>En cours</text:p>
          </table:table-cell>
          <table:table-cell office:value-type="float" office:value="55">
            <text:p>55</text:p>
          </table:table-cell>
          <table:table-cell office:value-type="string">
            <text:p>Non lancer</text:p>
          </table:table-cell>
        </table:table-row>
        <table:table-row>
          <table:table-cell office:value-type="string">
            <text:p>N.F.5.733.7.262.141.08.01</text:p>
          </table:table-cell>
          <table:table-cell office:value-type="string">
            <text:p>NULL</text:p>
          </table:table-cell>
          <table:table-cell office:value-type="string">
            <text:p>DSP</text:p>
          </table:table-cell>
          <table:table-cell office:value-type="string">
            <text:p>Acquisition des équipements médicaux au profit des unités légères de la santé à travers la Wilaya</text:p>
          </table:table-cell>
          <table:table-cell office:value-type="string">
            <text:p>2009-06-10</text:p>
          </table:table-cell>
          <table:table-cell office:value-type="float" office:value="50000000.00">
            <text:p>50000000.00</text:p>
          </table:table-cell>
          <table:table-cell office:value-type="float" office:value="50000000.00">
            <text:p>50000000.00</text:p>
          </table:table-cell>
          <table:table-cell office:value-type="string">
            <text:p>Achevée</text:p>
          </table:table-cell>
          <table:table-cell office:value-type="float" office:value="100">
            <text:p>100</text:p>
          </table:table-cell>
          <table:table-cell office:value-type="string">
            <text:p>Non lancer</text:p>
          </table:table-cell>
        </table:table-row>
        <table:table-row>
          <table:table-cell office:value-type="string">
            <text:p>N.F.5.741.8.262.141.06.03</text:p>
          </table:table-cell>
          <table:table-cell office:value-type="string">
            <text:p>OUILLEN</text:p>
          </table:table-cell>
          <table:table-cell office:value-type="string">
            <text:p>DJS</text:p>
          </table:table-cell>
          <table:table-cell office:value-type="string">
            <text:p>Etude, réalisation et équipement d'une salle polyvalente à Ouillen</text:p>
          </table:table-cell>
          <table:table-cell office:value-type="string">
            <text:p>2006-10-11</text:p>
          </table:table-cell>
          <table:table-cell office:value-type="float" office:value="10000000.00">
            <text:p>10000000.00</text:p>
          </table:table-cell>
          <table:table-cell office:value-type="float" office:value="23000000.00">
            <text:p>23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742.2.262.141.06.01</text:p>
          </table:table-cell>
          <table:table-cell office:value-type="string">
            <text:p>M'DAOUROUCH</text:p>
          </table:table-cell>
          <table:table-cell office:value-type="string">
            <text:p>DJS</text:p>
          </table:table-cell>
          <table:table-cell office:value-type="string">
            <text:p>Etude, réalisation et équipement d'une salle OMS (1000 places) à M'Daourouch</text:p>
          </table:table-cell>
          <table:table-cell office:value-type="string">
            <text:p>2006-03-04</text:p>
          </table:table-cell>
          <table:table-cell office:value-type="float" office:value="80000000.00">
            <text:p>80000000.00</text:p>
          </table:table-cell>
          <table:table-cell office:value-type="float" office:value="203000000.00">
            <text:p>203000000.00</text:p>
          </table:table-cell>
          <table:table-cell office:value-type="string">
            <text:p>En cours</text:p>
          </table:table-cell>
          <table:table-cell office:value-type="float" office:value="80">
            <text:p>80</text:p>
          </table:table-cell>
          <table:table-cell office:value-type="string">
            <text:p>Reste equipement </text:p>
          </table:table-cell>
        </table:table-row>
        <table:table-row>
          <table:table-cell office:value-type="string">
            <text:p>N.F.5.752.2.262.141.05.01</text:p>
          </table:table-cell>
          <table:table-cell office:value-type="string">
            <text:p>SOUK-AHRAS</text:p>
          </table:table-cell>
          <table:table-cell office:value-type="string">
            <text:p>DCUL</text:p>
          </table:table-cell>
          <table:table-cell office:value-type="string">
            <text:p>Réalisation et équipement d'une maison de la culture à Souk-Ahras</text:p>
          </table:table-cell>
          <table:table-cell office:value-type="string">
            <text:p>2005-10-19</text:p>
          </table:table-cell>
          <table:table-cell office:value-type="float" office:value="300000000.00">
            <text:p>300000000.00</text:p>
          </table:table-cell>
          <table:table-cell office:value-type="float" office:value="786000000.00">
            <text:p>786000000.00</text:p>
          </table:table-cell>
          <table:table-cell office:value-type="string">
            <text:p>En cours</text:p>
          </table:table-cell>
          <table:table-cell office:value-type="float" office:value="80">
            <text:p>80</text:p>
          </table:table-cell>
          <table:table-cell office:value-type="string">
            <text:p>En cours +réalisation achevée 100%</text:p>
          </table:table-cell>
        </table:table-row>
        <table:table-row>
          <table:table-cell office:value-type="string">
            <text:p>N.F.5.752.3.262.141.09.01</text:p>
          </table:table-cell>
          <table:table-cell office:value-type="string">
            <text:p>AIN-SOLTANE AIN-ZANA DREA HEDDADA HENANCHA KHEDARA KHEMISSA MACHROHA MERAHNA OUILLEN OULED-DRISS OULED-MOUMEN RAGOUBA SOUK-AHRAS TAOURA TIFFECH ZAAROURIA ZOUABI</text:p>
          </table:table-cell>
          <table:table-cell office:value-type="string">
            <text:p>DCUL</text:p>
          </table:table-cell>
          <table:table-cell office:value-type="string">
            <text:p>Equipement et acquisition d'ouvrages pour 21 bibliothèques à travers la Wilaya</text:p>
          </table:table-cell>
          <table:table-cell office:value-type="string">
            <text:p>2009-04-14</text:p>
          </table:table-cell>
          <table:table-cell office:value-type="float" office:value="220000000.00">
            <text:p>220000000.00</text:p>
          </table:table-cell>
          <table:table-cell office:value-type="float" office:value="220000000.00">
            <text:p>220000000.00</text:p>
          </table:table-cell>
          <table:table-cell office:value-type="string">
            <text:p>En cours</text:p>
          </table:table-cell>
          <table:table-cell office:value-type="float" office:value="64">
            <text:p>64</text:p>
          </table:table-cell>
          <table:table-cell office:value-type="string">
            <text:p>En cours</text:p>
          </table:table-cell>
        </table:table-row>
        <table:table-row>
          <table:table-cell office:value-type="string">
            <text:p>N.F.5.762.1.262.141.08.01</text:p>
          </table:table-cell>
          <table:table-cell office:value-type="string">
            <text:p>SOUK-AHRAS</text:p>
          </table:table-cell>
          <table:table-cell office:value-type="string">
            <text:p>DEP</text:p>
          </table:table-cell>
          <table:table-cell office:value-type="string">
            <text:p>Etude et réalisation d'une mosquée à Souk-Ahras</text:p>
          </table:table-cell>
          <table:table-cell office:value-type="string">
            <text:p>2008-03-17</text:p>
          </table:table-cell>
          <table:table-cell office:value-type="float" office:value="600000000.00">
            <text:p>600000000.00</text:p>
          </table:table-cell>
          <table:table-cell office:value-type="float" office:value="885000000.00">
            <text:p>885000000.00</text:p>
          </table:table-cell>
          <table:table-cell office:value-type="string">
            <text:p>En cours</text:p>
          </table:table-cell>
          <table:table-cell office:value-type="float" office:value="80">
            <text:p>80</text:p>
          </table:table-cell>
          <table:table-cell office:value-type="string">
            <text:p>En cours</text:p>
          </table:table-cell>
        </table:table-row>
        <table:table-row>
          <table:table-cell office:value-type="string">
            <text:p>N.F.5.834.2.262.141.06.05</text:p>
          </table:table-cell>
          <table:table-cell office:value-type="string">
            <text:p>SEDRATA</text:p>
          </table:table-cell>
          <table:table-cell office:value-type="string">
            <text:p>DIMP</text:p>
          </table:table-cell>
          <table:table-cell office:value-type="string">
            <text:p>Réalisation d'un centre de proximité des impôts avec (02) logements de fonction à Sedrata</text:p>
          </table:table-cell>
          <table:table-cell office:value-type="string">
            <text:p>2006-12-27</text:p>
          </table:table-cell>
          <table:table-cell office:value-type="float" office:value="90000000.00">
            <text:p>90000000.00</text:p>
          </table:table-cell>
          <table:table-cell office:value-type="float" office:value="171000000.00">
            <text:p>171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834.2.262.141.06.06</text:p>
          </table:table-cell>
          <table:table-cell office:value-type="string">
            <text:p>MERAHNA</text:p>
          </table:table-cell>
          <table:table-cell office:value-type="string">
            <text:p>DIMP</text:p>
          </table:table-cell>
          <table:table-cell office:value-type="string">
            <text:p>Réalisation d'un centre de proximité des impôts avec (02) logements de fonction à Merahna</text:p>
          </table:table-cell>
          <table:table-cell office:value-type="string">
            <text:p>2006-12-27</text:p>
          </table:table-cell>
          <table:table-cell office:value-type="float" office:value="90000000.00">
            <text:p>90000000.00</text:p>
          </table:table-cell>
          <table:table-cell office:value-type="float" office:value="166389000.00">
            <text:p>166389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834.2.262.141.07.02</text:p>
          </table:table-cell>
          <table:table-cell office:value-type="string">
            <text:p>SOUK-AHRAS</text:p>
          </table:table-cell>
          <table:table-cell office:value-type="string">
            <text:p>DEP</text:p>
          </table:table-cell>
          <table:table-cell office:value-type="string">
            <text:p>Etude, réalisation et équipement d'un centre foncier intercommunal à Souk-Ahras (Inspection des Domaines et Conservation Foncière) avec 02 logements d'astreinte</text:p>
          </table:table-cell>
          <table:table-cell office:value-type="string">
            <text:p>2007-09-03</text:p>
          </table:table-cell>
          <table:table-cell office:value-type="float" office:value="17000000.00">
            <text:p>17000000.00</text:p>
          </table:table-cell>
          <table:table-cell office:value-type="float" office:value="46552000.00">
            <text:p>46552000.00</text:p>
          </table:table-cell>
          <table:table-cell office:value-type="string">
            <text:p>En cours</text:p>
          </table:table-cell>
          <table:table-cell office:value-type="float" office:value="89">
            <text:p>89</text:p>
          </table:table-cell>
          <table:table-cell office:value-type="string">
            <text:p>Achevée</text:p>
          </table:table-cell>
        </table:table-row>
        <table:table-row>
          <table:table-cell office:value-type="string">
            <text:p>N.F.5.834.2.262.141.08.02</text:p>
          </table:table-cell>
          <table:table-cell office:value-type="string">
            <text:p>SOUK-AHRAS</text:p>
          </table:table-cell>
          <table:table-cell office:value-type="string">
            <text:p>DEP</text:p>
          </table:table-cell>
          <table:table-cell office:value-type="string">
            <text:p>Etude, réalisation et équipement d'un siége de Trésorerie avec logt de foncton à la Wilaya de Souk-Ahras</text:p>
          </table:table-cell>
          <table:table-cell office:value-type="string">
            <text:p>2008-03-04</text:p>
          </table:table-cell>
          <table:table-cell office:value-type="float" office:value="100000000.00">
            <text:p>100000000.00</text:p>
          </table:table-cell>
          <table:table-cell office:value-type="float" office:value="254500000.00">
            <text:p>254500000.00</text:p>
          </table:table-cell>
          <table:table-cell office:value-type="string">
            <text:p>Gelée</text:p>
          </table:table-cell>
          <table:table-cell office:value-type="float" office:value="93">
            <text:p>93</text:p>
          </table:table-cell>
          <table:table-cell office:value-type="string">
            <text:p>Achevée</text:p>
          </table:table-cell>
        </table:table-row>
        <table:table-row>
          <table:table-cell office:value-type="string">
            <text:p>N.F.5.834.2.262.141.08.03</text:p>
          </table:table-cell>
          <table:table-cell office:value-type="string">
            <text:p>OULED-DRISS</text:p>
          </table:table-cell>
          <table:table-cell office:value-type="string">
            <text:p>DRE</text:p>
          </table:table-cell>
          <table:table-cell office:value-type="string">
            <text:p>Etude, réalisation et équipement d'une subdivision de la Direction de l'Hydraulique avec logement de fonction à Ouled-Driss</text:p>
          </table:table-cell>
          <table:table-cell office:value-type="string">
            <text:p>2008-03-04</text:p>
          </table:table-cell>
          <table:table-cell office:value-type="float" office:value="18000000.00">
            <text:p>18000000.00</text:p>
          </table:table-cell>
          <table:table-cell office:value-type="float" office:value="28000000.00">
            <text:p>28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834.2.262.141.08.04</text:p>
          </table:table-cell>
          <table:table-cell office:value-type="string">
            <text:p>BIR-BOUHOUCH</text:p>
          </table:table-cell>
          <table:table-cell office:value-type="string">
            <text:p>DRE</text:p>
          </table:table-cell>
          <table:table-cell office:value-type="string">
            <text:p>Etude, réalisation et équipement d'une subdivision de la Direction de l'Hydraulique avec logement de fonction à Bir-Bouhouch</text:p>
          </table:table-cell>
          <table:table-cell office:value-type="string">
            <text:p>2008-03-04</text:p>
          </table:table-cell>
          <table:table-cell office:value-type="float" office:value="18000000.00">
            <text:p>18000000.00</text:p>
          </table:table-cell>
          <table:table-cell office:value-type="float" office:value="27000000.00">
            <text:p>27000000.00</text:p>
          </table:table-cell>
          <table:table-cell office:value-type="string">
            <text:p>En cours</text:p>
          </table:table-cell>
          <table:table-cell office:value-type="float" office:value="98">
            <text:p>98</text:p>
          </table:table-cell>
          <table:table-cell office:value-type="string">
            <text:p>'En cours</text:p>
          </table:table-cell>
        </table:table-row>
        <table:table-row>
          <table:table-cell office:value-type="string">
            <text:p>N.F.5.834.2.262.141.08.09</text:p>
          </table:table-cell>
          <table:table-cell office:value-type="string">
            <text:p>SOUK-AHRAS</text:p>
          </table:table-cell>
          <table:table-cell office:value-type="string">
            <text:p>DEP</text:p>
          </table:table-cell>
          <table:table-cell office:value-type="string">
            <text:p>Etude, réalisation et équipement d'un siège d'inspection divisionnaire de douanes à Souk-Ahras</text:p>
          </table:table-cell>
          <table:table-cell office:value-type="string">
            <text:p>2009-04-06</text:p>
          </table:table-cell>
          <table:table-cell office:value-type="float" office:value="105000000.00">
            <text:p>105000000.00</text:p>
          </table:table-cell>
          <table:table-cell office:value-type="float" office:value="444500000.00">
            <text:p>444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F.5.834.2.262.141.09.01</text:p>
          </table:table-cell>
          <table:table-cell office:value-type="string">
            <text:p>SEDRATA</text:p>
          </table:table-cell>
          <table:table-cell office:value-type="string">
            <text:p>DEP</text:p>
          </table:table-cell>
          <table:table-cell office:value-type="string">
            <text:p>Etude, réalisation et équipement d'un centre foncier intercommunal à Sedrata (Inspection des Domaines et Conservation Foncière) avec 02 logements d'astreinte</text:p>
          </table:table-cell>
          <table:table-cell office:value-type="string">
            <text:p>2009-03-28</text:p>
          </table:table-cell>
          <table:table-cell office:value-type="float" office:value="29000000.00">
            <text:p>29000000.00</text:p>
          </table:table-cell>
          <table:table-cell office:value-type="float" office:value="57000000.00">
            <text:p>57000000.00</text:p>
          </table:table-cell>
          <table:table-cell office:value-type="string">
            <text:p>En cours</text:p>
          </table:table-cell>
          <table:table-cell office:value-type="float" office:value="80">
            <text:p>80</text:p>
          </table:table-cell>
          <table:table-cell office:value-type="string">
            <text:p>En cours</text:p>
          </table:table-cell>
        </table:table-row>
        <table:table-row>
          <table:table-cell office:value-type="string">
            <text:p>N.F.5.853.1.262.141.08.01</text:p>
          </table:table-cell>
          <table:table-cell office:value-type="string">
            <text:p>SOUK-AHRAS</text:p>
          </table:table-cell>
          <table:table-cell office:value-type="string">
            <text:p>DEP</text:p>
          </table:table-cell>
          <table:table-cell office:value-type="string">
            <text:p>Etude, réalisation et équipement d'une cours de justice à Souk-Ahras</text:p>
          </table:table-cell>
          <table:table-cell office:value-type="string">
            <text:p>2008-09-14</text:p>
          </table:table-cell>
          <table:table-cell office:value-type="float" office:value="400000000.00">
            <text:p>400000000.00</text:p>
          </table:table-cell>
          <table:table-cell office:value-type="float" office:value="2091000000.00">
            <text:p>2091000000.00</text:p>
          </table:table-cell>
          <table:table-cell office:value-type="string">
            <text:p>En cours</text:p>
          </table:table-cell>
          <table:table-cell office:value-type="string">
            <text:p>NULL</text:p>
          </table:table-cell>
          <table:table-cell office:value-type="string">
            <text:p>En cours</text:p>
          </table:table-cell>
        </table:table-row>
        <table:table-row>
          <table:table-cell office:value-type="string">
            <text:p>N.K.0.341.1.262.141.13.01</text:p>
          </table:table-cell>
          <table:table-cell office:value-type="string">
            <text:p>OULED-MOUMEN</text:p>
          </table:table-cell>
          <table:table-cell office:value-type="string">
            <text:p>DRE</text:p>
          </table:table-cell>
          <table:table-cell office:value-type="string">
            <text:p>Renforcement de l'alimentation en eau potable de la localité d'El-Fouidh à partir du forage du poste frontalier Rmila</text:p>
          </table:table-cell>
          <table:table-cell office:value-type="string">
            <text:p>NULL</text:p>
          </table:table-cell>
          <table:table-cell office:value-type="float" office:value="10000000.00">
            <text:p>10000000.00</text:p>
          </table:table-cell>
          <table:table-cell office:value-type="float" office:value="10000000.00">
            <text:p>10000000.00</text:p>
          </table:table-cell>
          <table:table-cell office:value-type="string">
            <text:p>Gelée</text:p>
          </table:table-cell>
          <table:table-cell office:value-type="float" office:value="0">
            <text:p>0</text:p>
          </table:table-cell>
          <table:table-cell office:value-type="string">
            <text:p>Gelée (Matrice P.M 2015 )  (Non Ind ) proposée à l andondant ( réunion SG 13-09-2012)</text:p>
          </table:table-cell>
        </table:table-row>
        <table:table-row>
          <table:table-cell office:value-type="string">
            <text:p>N.K.0.341.1.262.141.21.01</text:p>
          </table:table-cell>
          <table:table-cell office:value-type="string">
            <text:p>SOUK-AHRAS</text:p>
          </table:table-cell>
          <table:table-cell office:value-type="string">
            <text:p>DRE</text:p>
          </table:table-cell>
          <table:table-cell office:value-type="string">
            <text:p>Etude du schéma directeur d'alimentation en eau potble de la wilaya de Souk Ahras</text:p>
          </table:table-cell>
          <table:table-cell office:value-type="string">
            <text:p>NULL</text:p>
          </table:table-cell>
          <table:table-cell office:value-type="float" office:value="250000000.00">
            <text:p>250000000.00</text:p>
          </table:table-cell>
          <table:table-cell office:value-type="float" office:value="250000000.00">
            <text:p>250000000.00</text:p>
          </table:table-cell>
          <table:table-cell office:value-type="string">
            <text:p>N L</text:p>
          </table:table-cell>
          <table:table-cell office:value-type="float" office:value="0">
            <text:p>0</text:p>
          </table:table-cell>
          <table:table-cell office:value-type="string">
            <text:p> Non Ind </text:p>
          </table:table-cell>
        </table:table-row>
        <table:table-row>
          <table:table-cell office:value-type="string">
            <text:p>N.K.0.461.1.262.141.13.01</text:p>
          </table:table-cell>
          <table:table-cell office:value-type="string">
            <text:p>NULL</text:p>
          </table:table-cell>
          <table:table-cell office:value-type="string">
            <text:p>DCOM</text:p>
          </table:table-cell>
          <table:table-cell office:value-type="string">
            <text:p>Réalisation de 07 marchés couverts à travers la Wilaya</text:p>
          </table:table-cell>
          <table:table-cell office:value-type="string">
            <text:p>NULL</text:p>
          </table:table-cell>
          <table:table-cell office:value-type="float" office:value="210600000.00">
            <text:p>210600000.00</text:p>
          </table:table-cell>
          <table:table-cell office:value-type="float" office:value="210600000.00">
            <text:p>2106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0.622.1.262.141.11.01</text:p>
          </table:table-cell>
          <table:table-cell office:value-type="string">
            <text:p>NULL</text:p>
          </table:table-cell>
          <table:table-cell office:value-type="string">
            <text:p>DEW</text:p>
          </table:table-cell>
          <table:table-cell office:value-type="string">
            <text:p>équipement de (03) unités de dépistage et de suivi à travers la Wilaya</text:p>
          </table:table-cell>
          <table:table-cell office:value-type="string">
            <text:p>NULL</text:p>
          </table:table-cell>
          <table:table-cell office:value-type="float" office:value="900000.00">
            <text:p>900000.00</text:p>
          </table:table-cell>
          <table:table-cell office:value-type="float" office:value="900000.00">
            <text:p>9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0.622.1.262.141.14.01</text:p>
          </table:table-cell>
          <table:table-cell office:value-type="string">
            <text:p>NULL</text:p>
          </table:table-cell>
          <table:table-cell office:value-type="string">
            <text:p>DEW</text:p>
          </table:table-cell>
          <table:table-cell office:value-type="string">
            <text:p>Etude, suivi, réalisation et aménagement du chauffage pour 1 Lycées à travers la wilaya</text:p>
          </table:table-cell>
          <table:table-cell office:value-type="string">
            <text:p>NULL</text:p>
          </table:table-cell>
          <table:table-cell office:value-type="float" office:value="4000000.00">
            <text:p>4000000.00</text:p>
          </table:table-cell>
          <table:table-cell office:value-type="float" office:value="4000000.00">
            <text:p>4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0.622.1.262.141.14.02</text:p>
          </table:table-cell>
          <table:table-cell office:value-type="string">
            <text:p>NULL</text:p>
          </table:table-cell>
          <table:table-cell office:value-type="string">
            <text:p>DEW</text:p>
          </table:table-cell>
          <table:table-cell office:value-type="string">
            <text:p>Renouvellement des équipements des établissements scolaires du cycle Primaire, y compris chauffage et climatisation</text:p>
          </table:table-cell>
          <table:table-cell office:value-type="string">
            <text:p>NULL</text:p>
          </table:table-cell>
          <table:table-cell office:value-type="float" office:value="20000000.00">
            <text:p>20000000.00</text:p>
          </table:table-cell>
          <table:table-cell office:value-type="float" office:value="20000000.00">
            <text:p>2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0.752.1.262.141.12.01</text:p>
          </table:table-cell>
          <table:table-cell office:value-type="string">
            <text:p>SEDRATA</text:p>
          </table:table-cell>
          <table:table-cell office:value-type="string">
            <text:p>DCUL</text:p>
          </table:table-cell>
          <table:table-cell office:value-type="string">
            <text:p>Réalisation d'une annexe de la maison de la culture à la commune de SEDRATA</text:p>
          </table:table-cell>
          <table:table-cell office:value-type="string">
            <text:p>NULL</text:p>
          </table:table-cell>
          <table:table-cell office:value-type="float" office:value="280000000.00">
            <text:p>280000000.00</text:p>
          </table:table-cell>
          <table:table-cell office:value-type="float" office:value="280000000.00">
            <text:p>28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0.752.1.262.141.12.02</text:p>
          </table:table-cell>
          <table:table-cell office:value-type="string">
            <text:p>KHEMISSA</text:p>
          </table:table-cell>
          <table:table-cell office:value-type="string">
            <text:p>DCUL</text:p>
          </table:table-cell>
          <table:table-cell office:value-type="string">
            <text:p>Etude, réhabilitaion et mise en valeur du nymphée du site archéologique à Khemissa</text:p>
          </table:table-cell>
          <table:table-cell office:value-type="string">
            <text:p>NULL</text:p>
          </table:table-cell>
          <table:table-cell office:value-type="float" office:value="3000000.00">
            <text:p>3000000.00</text:p>
          </table:table-cell>
          <table:table-cell office:value-type="float" office:value="3000000.00">
            <text:p>3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172.3.262.141.12.01</text:p>
          </table:table-cell>
          <table:table-cell office:value-type="string">
            <text:p>SEDRATA</text:p>
          </table:table-cell>
          <table:table-cell office:value-type="string">
            <text:p>DIM</text:p>
          </table:table-cell>
          <table:table-cell office:value-type="string">
            <text:p>Réalisation de la maison de l'artisanat de Sedrata</text:p>
          </table:table-cell>
          <table:table-cell office:value-type="string">
            <text:p>2012-12-25</text:p>
          </table:table-cell>
          <table:table-cell office:value-type="float" office:value="50000000.00">
            <text:p>50000000.00</text:p>
          </table:table-cell>
          <table:table-cell office:value-type="float" office:value="55000000.00">
            <text:p>55000000.00</text:p>
          </table:table-cell>
          <table:table-cell office:value-type="string">
            <text:p>Gelée</text:p>
          </table:table-cell>
          <table:table-cell office:value-type="string">
            <text:p>NULL</text:p>
          </table:table-cell>
          <table:table-cell office:value-type="string">
            <text:p>NULL</text:p>
          </table:table-cell>
        </table:table-row>
        <table:table-row>
          <table:table-cell office:value-type="string">
            <text:p>N.K.5.175.4.262.141.11.01</text:p>
          </table:table-cell>
          <table:table-cell office:value-type="string">
            <text:p>SEDRATA</text:p>
          </table:table-cell>
          <table:table-cell office:value-type="string">
            <text:p>DAL</text:p>
          </table:table-cell>
          <table:table-cell office:value-type="string">
            <text:p>Etude, réhabilitation et développement de la zone d'activité de Sedrata</text:p>
          </table:table-cell>
          <table:table-cell office:value-type="string">
            <text:p>2013-01-07</text:p>
          </table:table-cell>
          <table:table-cell office:value-type="float" office:value="173720000.00">
            <text:p>173720000.00</text:p>
          </table:table-cell>
          <table:table-cell office:value-type="float" office:value="173720000.00">
            <text:p>173720000.00</text:p>
          </table:table-cell>
          <table:table-cell office:value-type="string">
            <text:p>En cours</text:p>
          </table:table-cell>
          <table:table-cell office:value-type="float" office:value="50">
            <text:p>50</text:p>
          </table:table-cell>
          <table:table-cell office:value-type="string">
            <text:p>marché en cours d'élaboration </text:p>
          </table:table-cell>
        </table:table-row>
        <table:table-row>
          <table:table-cell office:value-type="string">
            <text:p>N.K.5.226.2.262.141.10.04</text:p>
          </table:table-cell>
          <table:table-cell office:value-type="string">
            <text:p>BIR-BOUHOUCH DREA HEDDADA M'DAOUROUCH MERAHNA OUILLEN SEDRATA TAOURA ZAAROURIA</text:p>
          </table:table-cell>
          <table:table-cell office:value-type="string">
            <text:p>CFORETS</text:p>
          </table:table-cell>
          <table:table-cell office:value-type="string">
            <text:p>Plantation d'alignement sur 95 Km à travers la Wilaya</text:p>
          </table:table-cell>
          <table:table-cell office:value-type="string">
            <text:p>2010-02-28</text:p>
          </table:table-cell>
          <table:table-cell office:value-type="float" office:value="13500000.00">
            <text:p>13500000.00</text:p>
          </table:table-cell>
          <table:table-cell office:value-type="float" office:value="13500000.00">
            <text:p>13500000.00</text:p>
          </table:table-cell>
          <table:table-cell office:value-type="string">
            <text:p>Gelée</text:p>
          </table:table-cell>
          <table:table-cell office:value-type="float" office:value="54">
            <text:p>54</text:p>
          </table:table-cell>
          <table:table-cell office:value-type="string">
            <text:p>Allotissements géographiques  Opération gelée partiellement</text:p>
          </table:table-cell>
        </table:table-row>
        <table:table-row>
          <table:table-cell office:value-type="string">
            <text:p>N.K.5.226.2.262.141.11.02</text:p>
          </table:table-cell>
          <table:table-cell office:value-type="string">
            <text:p>BIR-BOUHOUCH HENANCHA SIDI-FREDJ TAOURA TERREGUELT</text:p>
          </table:table-cell>
          <table:table-cell office:value-type="string">
            <text:p>CFORETS</text:p>
          </table:table-cell>
          <table:table-cell office:value-type="string">
            <text:p>Travaux d'entretien des reboisements sur 950 Ha à Travers la Wilaya</text:p>
          </table:table-cell>
          <table:table-cell office:value-type="string">
            <text:p>2011-08-24</text:p>
          </table:table-cell>
          <table:table-cell office:value-type="float" office:value="46455000.00">
            <text:p>46455000.00</text:p>
          </table:table-cell>
          <table:table-cell office:value-type="float" office:value="71250000.00">
            <text:p>71250000.00</text:p>
          </table:table-cell>
          <table:table-cell office:value-type="string">
            <text:p>Achevée</text:p>
          </table:table-cell>
          <table:table-cell office:value-type="float" office:value="100">
            <text:p>100</text:p>
          </table:table-cell>
          <table:table-cell office:value-type="string">
            <text:p>Achevée reste réalisation du contrat d'un montant 842 400 Da</text:p>
          </table:table-cell>
        </table:table-row>
        <table:table-row>
          <table:table-cell office:value-type="string">
            <text:p>N.K.5.226.2.262.141.11.03</text:p>
          </table:table-cell>
          <table:table-cell office:value-type="string">
            <text:p>AIN-ZANA DREA KHEDARA M'DAOUROUCH OUILLEN OULED-DRISS OULED-MOUMEN OUM-LAADHAIM SIDI-FREDJ TAOURA TIFFECH ZAAROURIA</text:p>
          </table:table-cell>
          <table:table-cell office:value-type="string">
            <text:p>CFORETS</text:p>
          </table:table-cell>
          <table:table-cell office:value-type="string">
            <text:p>Travaux sylvicoles sur 2300 Ha à travers la Wilaya</text:p>
          </table:table-cell>
          <table:table-cell office:value-type="string">
            <text:p>2011-10-10</text:p>
          </table:table-cell>
          <table:table-cell office:value-type="float" office:value="92000000.00">
            <text:p>92000000.00</text:p>
          </table:table-cell>
          <table:table-cell office:value-type="float" office:value="92000000.00">
            <text:p>92000000.00</text:p>
          </table:table-cell>
          <table:table-cell office:value-type="string">
            <text:p>Gelée</text:p>
          </table:table-cell>
          <table:table-cell office:value-type="float" office:value="97">
            <text:p>97</text:p>
          </table:table-cell>
          <table:table-cell office:value-type="string">
            <text:p>Gelée 2015 (un lot Gelée par VF la situation N°04 d'un montant 346 203,11 pour le motif avis du premier Ministre gelée 2015 (un lot gelée par CF la situation N°04 d'un montant 346 203,11 pour le motif avis du premier Ministre</text:p>
          </table:table-cell>
        </table:table-row>
        <table:table-row>
          <table:table-cell office:value-type="string">
            <text:p>N.K.5.226.2.262.141.12.03</text:p>
          </table:table-cell>
          <table:table-cell office:value-type="string">
            <text:p>AIN-ZANA DREA HENANCHA KHEDARA MACHROHA OUILLEN OULED-MOUMEN TIFFECH ZAAROURIA</text:p>
          </table:table-cell>
          <table:table-cell office:value-type="string">
            <text:p>CFORETS</text:p>
          </table:table-cell>
          <table:table-cell office:value-type="string">
            <text:p>Travaux d'aménagement de pistes forestières sur 130 Km à travers la Wilaya</text:p>
          </table:table-cell>
          <table:table-cell office:value-type="string">
            <text:p>2012-09-24</text:p>
          </table:table-cell>
          <table:table-cell office:value-type="float" office:value="130000000.00">
            <text:p>130000000.00</text:p>
          </table:table-cell>
          <table:table-cell office:value-type="float" office:value="130000000.00">
            <text:p>130000000.00</text:p>
          </table:table-cell>
          <table:table-cell office:value-type="string">
            <text:p>Gelée</text:p>
          </table:table-cell>
          <table:table-cell office:value-type="float" office:value="91">
            <text:p>91</text:p>
          </table:table-cell>
          <table:table-cell office:value-type="string">
            <text:p>- Lot N° 11 Gelée + contentieux paiement en contentieux d'un montant 663670,00 sur le budget de fonctionnement - Lot N° 01 Gelée + contentieux reste paiement situation N°02 d'un montant 2152800,00 rejet par CF  - Lot N° 11 Gelée + contentieux paiement en contentieux d'un montant 663670,00 sur le budget de fonctionnement - Lot N° 01 Gelée + contentieux reste paiement situation N°02 d'un montant 2152800,00 rejet par CF </text:p>
          </table:table-cell>
        </table:table-row>
        <table:table-row>
          <table:table-cell office:value-type="string">
            <text:p>N.K.5.226.2.262.141.12.04</text:p>
          </table:table-cell>
          <table:table-cell office:value-type="string">
            <text:p>BIR-BOUHOUCH HENANCHA MACHROHA OUED-KEBRIT TERREGUELT</text:p>
          </table:table-cell>
          <table:table-cell office:value-type="string">
            <text:p>CFORETS</text:p>
          </table:table-cell>
          <table:table-cell office:value-type="string">
            <text:p>Travaux de reboisement sur 400 Ha à travers la Wilaya</text:p>
          </table:table-cell>
          <table:table-cell office:value-type="string">
            <text:p>2012-09-24</text:p>
          </table:table-cell>
          <table:table-cell office:value-type="float" office:value="60000000.00">
            <text:p>60000000.00</text:p>
          </table:table-cell>
          <table:table-cell office:value-type="float" office:value="60000000.00">
            <text:p>60000000.00</text:p>
          </table:table-cell>
          <table:table-cell office:value-type="string">
            <text:p>Gelée</text:p>
          </table:table-cell>
          <table:table-cell office:value-type="float" office:value="88">
            <text:p>88</text:p>
          </table:table-cell>
          <table:table-cell office:value-type="string">
            <text:p>Gelée 2015 matrice (Un lot Gelée)  Un Lot Gelér</text:p>
          </table:table-cell>
        </table:table-row>
        <table:table-row>
          <table:table-cell office:value-type="string">
            <text:p>N.K.5.226.2.262.141.12.07</text:p>
          </table:table-cell>
          <table:table-cell office:value-type="string">
            <text:p>AIN-SOLTANE AIN-ZANA DREA M'DAOUROUCH TIFFECH</text:p>
          </table:table-cell>
          <table:table-cell office:value-type="string">
            <text:p>CFORETS</text:p>
          </table:table-cell>
          <table:table-cell office:value-type="string">
            <text:p>Repeuplement sur 400 Ha à travers la Wilaya</text:p>
          </table:table-cell>
          <table:table-cell office:value-type="string">
            <text:p>2012-10-11</text:p>
          </table:table-cell>
          <table:table-cell office:value-type="float" office:value="40000000.00">
            <text:p>40000000.00</text:p>
          </table:table-cell>
          <table:table-cell office:value-type="float" office:value="40000000.00">
            <text:p>40000000.00</text:p>
          </table:table-cell>
          <table:table-cell office:value-type="string">
            <text:p>Gelée</text:p>
          </table:table-cell>
          <table:table-cell office:value-type="float" office:value="75">
            <text:p>75</text:p>
          </table:table-cell>
          <table:table-cell office:value-type="string">
            <text:p>Gelée (Matrice P.M 2015 ) (02 Lots Gelée) 02 Lot gelée</text:p>
          </table:table-cell>
        </table:table-row>
        <table:table-row>
          <table:table-cell office:value-type="string">
            <text:p>N.K.5.226.2.262.141.14.01</text:p>
          </table:table-cell>
          <table:table-cell office:value-type="string">
            <text:p>AIN-ZANA HEDDADA KHEDARA MACHROHA OUILLEN OULED-MOUMEN RAGOUBA SOUK-AHRAS</text:p>
          </table:table-cell>
          <table:table-cell office:value-type="string">
            <text:p>CFORETS</text:p>
          </table:table-cell>
          <table:table-cell office:value-type="string">
            <text:p>Ouverture de pistes forestières sur 60 Km à travers la Wilaya</text:p>
          </table:table-cell>
          <table:table-cell office:value-type="string">
            <text:p>2014-04-24</text:p>
          </table:table-cell>
          <table:table-cell office:value-type="float" office:value="90000000.00">
            <text:p>90000000.00</text:p>
          </table:table-cell>
          <table:table-cell office:value-type="float" office:value="90000000.00">
            <text:p>90000000.00</text:p>
          </table:table-cell>
          <table:table-cell office:value-type="string">
            <text:p>Achevée</text:p>
          </table:table-cell>
          <table:table-cell office:value-type="float" office:value="100">
            <text:p>100</text:p>
          </table:table-cell>
          <table:table-cell office:value-type="string">
            <text:p>Avenant de clôture en cours</text:p>
          </table:table-cell>
        </table:table-row>
        <table:table-row>
          <table:table-cell office:value-type="string">
            <text:p>N.K.5.226.2.262.141.14.03</text:p>
          </table:table-cell>
          <table:table-cell office:value-type="string">
            <text:p>AIN-ZANA M'DAOUROUCH MACHROHA OUILLEN OULED-MOUMEN TIFFECH ZOUABI</text:p>
          </table:table-cell>
          <table:table-cell office:value-type="string">
            <text:p>CFORETS</text:p>
          </table:table-cell>
          <table:table-cell office:value-type="string">
            <text:p>Aménagement de pistes forestières sur 95 Km à travers la Wilaya</text:p>
          </table:table-cell>
          <table:table-cell office:value-type="string">
            <text:p>2014-04-24</text:p>
          </table:table-cell>
          <table:table-cell office:value-type="float" office:value="95000000.00">
            <text:p>95000000.00</text:p>
          </table:table-cell>
          <table:table-cell office:value-type="float" office:value="95000000.00">
            <text:p>95000000.00</text:p>
          </table:table-cell>
          <table:table-cell office:value-type="string">
            <text:p>Achevée</text:p>
          </table:table-cell>
          <table:table-cell office:value-type="float" office:value="100">
            <text:p>100</text:p>
          </table:table-cell>
          <table:table-cell office:value-type="string">
            <text:p>Paiement subordonné à l'engagement de l'avenant de clôture</text:p>
          </table:table-cell>
        </table:table-row>
        <table:table-row>
          <table:table-cell office:value-type="string">
            <text:p>N.K.5.226.2.262.141.14.08</text:p>
          </table:table-cell>
          <table:table-cell office:value-type="string">
            <text:p>TAOURA</text:p>
          </table:table-cell>
          <table:table-cell office:value-type="string">
            <text:p>CFORETS</text:p>
          </table:table-cell>
          <table:table-cell office:value-type="string">
            <text:p>Suivi et construction d'une brigade forestière à Taoura</text:p>
          </table:table-cell>
          <table:table-cell office:value-type="string">
            <text:p>2014-07-08</text:p>
          </table:table-cell>
          <table:table-cell office:value-type="float" office:value="23000000.00">
            <text:p>23000000.00</text:p>
          </table:table-cell>
          <table:table-cell office:value-type="float" office:value="23000000.00">
            <text:p>23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226.2.262.141.14.09</text:p>
          </table:table-cell>
          <table:table-cell office:value-type="string">
            <text:p>AIN-ZANA</text:p>
          </table:table-cell>
          <table:table-cell office:value-type="string">
            <text:p>CFORETS</text:p>
          </table:table-cell>
          <table:table-cell office:value-type="string">
            <text:p>Suivi et construction d'une brigade forestière à Ain-Zana</text:p>
          </table:table-cell>
          <table:table-cell office:value-type="string">
            <text:p>2014-07-08</text:p>
          </table:table-cell>
          <table:table-cell office:value-type="float" office:value="23000000.00">
            <text:p>23000000.00</text:p>
          </table:table-cell>
          <table:table-cell office:value-type="float" office:value="23000000.00">
            <text:p>23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226.2.262.141.14.11</text:p>
          </table:table-cell>
          <table:table-cell office:value-type="string">
            <text:p>AIN-SOLTANE KHEMISSA M'DAOUROUCH OUED-KEBRIT OUILLEN SIDI-FREDJ SOUK-AHRAS TERREGUELT TIFFECH ZAAROURIA</text:p>
          </table:table-cell>
          <table:table-cell office:value-type="string">
            <text:p>CFORETS</text:p>
          </table:table-cell>
          <table:table-cell office:value-type="string">
            <text:p>Délimitation et bornage (1.500 unités) à travers la Wilaya</text:p>
          </table:table-cell>
          <table:table-cell office:value-type="string">
            <text:p>2014-12-01</text:p>
          </table:table-cell>
          <table:table-cell office:value-type="float" office:value="9000000.00">
            <text:p>9000000.00</text:p>
          </table:table-cell>
          <table:table-cell office:value-type="float" office:value="9000000.00">
            <text:p>9000000.00</text:p>
          </table:table-cell>
          <table:table-cell office:value-type="string">
            <text:p>Gelée</text:p>
          </table:table-cell>
          <table:table-cell office:value-type="float" office:value="54">
            <text:p>54</text:p>
          </table:table-cell>
          <table:table-cell office:value-type="string">
            <text:p>Conentieux + Gelée (Matrice P.M 2015 )  Conentieux + Gelée (Matrice P.M 2015 ) </text:p>
          </table:table-cell>
        </table:table-row>
        <table:table-row>
          <table:table-cell office:value-type="string">
            <text:p>N.K.5.322.2.262.141.11.01</text:p>
          </table:table-cell>
          <table:table-cell office:value-type="string">
            <text:p>SOUK-AHRAS</text:p>
          </table:table-cell>
          <table:table-cell office:value-type="string">
            <text:p>DRE</text:p>
          </table:table-cell>
          <table:table-cell office:value-type="string">
            <text:p>Réalisation et équipement de 3000 ML de forages à travers le nord de la Wilaya de Souk-Ahras</text:p>
          </table:table-cell>
          <table:table-cell office:value-type="string">
            <text:p>2011-09-26</text:p>
          </table:table-cell>
          <table:table-cell office:value-type="float" office:value="195000000.00">
            <text:p>195000000.00</text:p>
          </table:table-cell>
          <table:table-cell office:value-type="float" office:value="215000000.00">
            <text:p>21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22.3.262.141.11.01</text:p>
          </table:table-cell>
          <table:table-cell office:value-type="string">
            <text:p>KHEDARA M'DAOUROUCH SEF-EL-OUIDEN TAOURA TERREGUELT</text:p>
          </table:table-cell>
          <table:table-cell office:value-type="string">
            <text:p>DRE</text:p>
          </table:table-cell>
          <table:table-cell office:value-type="string">
            <text:p>Equipement et amenée en énergie électrique des forages à travers la Wilaya</text:p>
          </table:table-cell>
          <table:table-cell office:value-type="string">
            <text:p>2011-10-03</text:p>
          </table:table-cell>
          <table:table-cell office:value-type="float" office:value="100000000.00">
            <text:p>100000000.00</text:p>
          </table:table-cell>
          <table:table-cell office:value-type="float" office:value="100000000.00">
            <text:p>10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33.2.262.141.12.01</text:p>
          </table:table-cell>
          <table:table-cell office:value-type="string">
            <text:p>SEDRATA</text:p>
          </table:table-cell>
          <table:table-cell office:value-type="string">
            <text:p>DRE</text:p>
          </table:table-cell>
          <table:table-cell office:value-type="string">
            <text:p>Etude d'aménagement hydro-agricole du périmètre d'irrigation de Ain-Sfa sur 160 Ha commune de Sedrata</text:p>
          </table:table-cell>
          <table:table-cell office:value-type="string">
            <text:p>2012-02-13</text:p>
          </table:table-cell>
          <table:table-cell office:value-type="float" office:value="5000000.00">
            <text:p>5000000.00</text:p>
          </table:table-cell>
          <table:table-cell office:value-type="float" office:value="5000000.00">
            <text:p>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1.1.262.141.12.01</text:p>
          </table:table-cell>
          <table:table-cell office:value-type="string">
            <text:p>AIN-ZANA HEDDADA KHEDARA OULED-MOUMEN SIDI-FREDJ</text:p>
          </table:table-cell>
          <table:table-cell office:value-type="string">
            <text:p>DRE</text:p>
          </table:table-cell>
          <table:table-cell office:value-type="string">
            <text:p>Etude de l'amélioration et sécurisation de l'alimentation en eau potable de la bande frontalière</text:p>
          </table:table-cell>
          <table:table-cell office:value-type="string">
            <text:p>2012-10-29</text:p>
          </table:table-cell>
          <table:table-cell office:value-type="float" office:value="20000000.00">
            <text:p>20000000.00</text:p>
          </table:table-cell>
          <table:table-cell office:value-type="float" office:value="20000000.00">
            <text:p>2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1.2.262.141.11.01</text:p>
          </table:table-cell>
          <table:table-cell office:value-type="string">
            <text:p>SEDRATA</text:p>
          </table:table-cell>
          <table:table-cell office:value-type="string">
            <text:p>DRE</text:p>
          </table:table-cell>
          <table:table-cell office:value-type="string">
            <text:p>Réalisation de l'interconnexion des forages pour l'alimentation en eau potable de la ville de Sedrata sur 32 Kms</text:p>
          </table:table-cell>
          <table:table-cell office:value-type="string">
            <text:p>2011-09-26</text:p>
          </table:table-cell>
          <table:table-cell office:value-type="float" office:value="400000000.00">
            <text:p>400000000.00</text:p>
          </table:table-cell>
          <table:table-cell office:value-type="float" office:value="400000000.00">
            <text:p>40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1.2.262.141.12.02</text:p>
          </table:table-cell>
          <table:table-cell office:value-type="string">
            <text:p>AIN-SOLTANE SIDI-FREDJ ZOUABI</text:p>
          </table:table-cell>
          <table:table-cell office:value-type="string">
            <text:p>DRE</text:p>
          </table:table-cell>
          <table:table-cell office:value-type="string">
            <text:p>Renforcement de l'alimentation en eau potable de la localité de Ouled-Abbès et des chefs lieux de communes Ain-Soltane et Zouabi</text:p>
          </table:table-cell>
          <table:table-cell office:value-type="string">
            <text:p>2012-09-24</text:p>
          </table:table-cell>
          <table:table-cell office:value-type="float" office:value="200000000.00">
            <text:p>200000000.00</text:p>
          </table:table-cell>
          <table:table-cell office:value-type="float" office:value="200000000.00">
            <text:p>20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1.2.262.141.12.03</text:p>
          </table:table-cell>
          <table:table-cell office:value-type="string">
            <text:p>DREA HENANCHA M'DAOUROUCH OUED-KEBRIT</text:p>
          </table:table-cell>
          <table:table-cell office:value-type="string">
            <text:p>DRE</text:p>
          </table:table-cell>
          <table:table-cell office:value-type="string">
            <text:p>Raccordement aval des populations situées sur le couloir système Ain-Dalia et Oued-Kebrit</text:p>
          </table:table-cell>
          <table:table-cell office:value-type="string">
            <text:p>2012-09-24</text:p>
          </table:table-cell>
          <table:table-cell office:value-type="float" office:value="150000000.00">
            <text:p>150000000.00</text:p>
          </table:table-cell>
          <table:table-cell office:value-type="float" office:value="150000000.00">
            <text:p>15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1.2.262.141.13.02</text:p>
          </table:table-cell>
          <table:table-cell office:value-type="string">
            <text:p>HEDDADA SIDI-FREDJ</text:p>
          </table:table-cell>
          <table:table-cell office:value-type="string">
            <text:p>DRE</text:p>
          </table:table-cell>
          <table:table-cell office:value-type="string">
            <text:p>Interconnexion des forages de Bir-Louhichi pour le renforcement de l'alimentation en eau potable des zones frontalières (commune de Sidi-Fredj)</text:p>
          </table:table-cell>
          <table:table-cell office:value-type="string">
            <text:p>2016-03-22</text:p>
          </table:table-cell>
          <table:table-cell office:value-type="float" office:value="100000000.00">
            <text:p>100000000.00</text:p>
          </table:table-cell>
          <table:table-cell office:value-type="float" office:value="150000000.00">
            <text:p>150000000.00</text:p>
          </table:table-cell>
          <table:table-cell office:value-type="string">
            <text:p>En cours</text:p>
          </table:table-cell>
          <table:table-cell office:value-type="float" office:value="80">
            <text:p>80</text:p>
          </table:table-cell>
          <table:table-cell office:value-type="string">
            <text:p>En cours 
</text:p>
          </table:table-cell>
        </table:table-row>
        <table:table-row>
          <table:table-cell office:value-type="string">
            <text:p>N.K.5.341.2.262.141.14.01</text:p>
          </table:table-cell>
          <table:table-cell office:value-type="string">
            <text:p>AIN-ZANA BIR-BOUHOUCH DREA HENANCHA KHEDARA M'DAOUROUCH MACHROHA MERAHNA OUED-KEBRIT OUILLEN OULED-DRISS OULED-MOUMEN OUM-LAADHAIM SEDRATA SIDI-FREDJ TAOURA ZAAROURIA ZOUABI</text:p>
          </table:table-cell>
          <table:table-cell office:value-type="string">
            <text:p>DRE</text:p>
          </table:table-cell>
          <table:table-cell office:value-type="string">
            <text:p>Renforcement de l'alimentation en eau potable des Mechtas à travers la Wilaya</text:p>
          </table:table-cell>
          <table:table-cell office:value-type="string">
            <text:p>2014-03-16</text:p>
          </table:table-cell>
          <table:table-cell office:value-type="float" office:value="350000000.00">
            <text:p>350000000.00</text:p>
          </table:table-cell>
          <table:table-cell office:value-type="float" office:value="350000000.00">
            <text:p>35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1.4.262.141.13.01</text:p>
          </table:table-cell>
          <table:table-cell office:value-type="string">
            <text:p>HEDDADA</text:p>
          </table:table-cell>
          <table:table-cell office:value-type="string">
            <text:p>DRE</text:p>
          </table:table-cell>
          <table:table-cell office:value-type="string">
            <text:p>Réalisation d'un réservoir de stockage de 1.000 m3 à Heddada</text:p>
          </table:table-cell>
          <table:table-cell office:value-type="string">
            <text:p>2014-10-14</text:p>
          </table:table-cell>
          <table:table-cell office:value-type="float" office:value="25000000.00">
            <text:p>25000000.00</text:p>
          </table:table-cell>
          <table:table-cell office:value-type="float" office:value="25000000.00">
            <text:p>2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1.4.262.141.13.03</text:p>
          </table:table-cell>
          <table:table-cell office:value-type="string">
            <text:p>AIN-ZANA</text:p>
          </table:table-cell>
          <table:table-cell office:value-type="string">
            <text:p>DRE</text:p>
          </table:table-cell>
          <table:table-cell office:value-type="string">
            <text:p>Réhabilitation de la station de pompage d'El-Bouaa commune de Ain-Zana</text:p>
          </table:table-cell>
          <table:table-cell office:value-type="string">
            <text:p>2016-09-04</text:p>
          </table:table-cell>
          <table:table-cell office:value-type="float" office:value="10000000.00">
            <text:p>10000000.00</text:p>
          </table:table-cell>
          <table:table-cell office:value-type="float" office:value="10000000.00">
            <text:p>1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1.8.262.141.14.01</text:p>
          </table:table-cell>
          <table:table-cell office:value-type="string">
            <text:p>BIR-BOUHOUCH DREA HEDDADA HENANCHA M'DAOUROUCH MACHROHA MERAHNA OUED-KEBRIT OULED-DRISS SEDRATA SOUK-AHRAS TAOURA</text:p>
          </table:table-cell>
          <table:table-cell office:value-type="string">
            <text:p>DRE</text:p>
          </table:table-cell>
          <table:table-cell office:value-type="string">
            <text:p>Protection des infrastructures hydrauliques points d'eau et site des réservoirs à travers la wilaya</text:p>
          </table:table-cell>
          <table:table-cell office:value-type="string">
            <text:p>2015-04-07</text:p>
          </table:table-cell>
          <table:table-cell office:value-type="float" office:value="200000000.00">
            <text:p>200000000.00</text:p>
          </table:table-cell>
          <table:table-cell office:value-type="float" office:value="200000000.00">
            <text:p>200000000.00</text:p>
          </table:table-cell>
          <table:table-cell office:value-type="string">
            <text:p>En cours</text:p>
          </table:table-cell>
          <table:table-cell office:value-type="float" office:value="80">
            <text:p>80</text:p>
          </table:table-cell>
          <table:table-cell office:value-type="string">
            <text:p>En cours
</text:p>
          </table:table-cell>
        </table:table-row>
        <table:table-row>
          <table:table-cell office:value-type="string">
            <text:p>N.K.5.341.9.262.141.11.01</text:p>
          </table:table-cell>
          <table:table-cell office:value-type="string">
            <text:p>AIN-ZANA BIR-BOUHOUCH HENANCHA KHEDARA M'DAOUROUCH MACHROHA MERAHNA OULED-MOUMEN SEDRATA SEF-EL-OUIDEN TAOURA ZAAROURIA ZOUABI</text:p>
          </table:table-cell>
          <table:table-cell office:value-type="string">
            <text:p>DRE</text:p>
          </table:table-cell>
          <table:table-cell office:value-type="string">
            <text:p>Réhabilitation des réseaux d'alimentation en eau potable des grands centres urbains et ruraux de la Wilaya sur 35 Kms</text:p>
          </table:table-cell>
          <table:table-cell office:value-type="string">
            <text:p>2011-10-03</text:p>
          </table:table-cell>
          <table:table-cell office:value-type="float" office:value="400000000.00">
            <text:p>400000000.00</text:p>
          </table:table-cell>
          <table:table-cell office:value-type="float" office:value="500000000.00">
            <text:p>500000000.00</text:p>
          </table:table-cell>
          <table:table-cell office:value-type="string">
            <text:p>A l'arret</text:p>
          </table:table-cell>
          <table:table-cell office:value-type="float" office:value="80">
            <text:p>80</text:p>
          </table:table-cell>
          <table:table-cell office:value-type="string">
            <text:p>En cours 
</text:p>
          </table:table-cell>
        </table:table-row>
        <table:table-row>
          <table:table-cell office:value-type="string">
            <text:p>N.K.5.342.2.262.141.11.01</text:p>
          </table:table-cell>
          <table:table-cell office:value-type="string">
            <text:p>M'DAOUROUCH SEDRATA ZOUABI</text:p>
          </table:table-cell>
          <table:table-cell office:value-type="string">
            <text:p>DRE</text:p>
          </table:table-cell>
          <table:table-cell office:value-type="string">
            <text:p>Transfert des eaux usées des centres urbains M'Daourouch et Zouabi vers la station d'épuration de Sedrata</text:p>
          </table:table-cell>
          <table:table-cell office:value-type="string">
            <text:p>2011-10-13</text:p>
          </table:table-cell>
          <table:table-cell office:value-type="float" office:value="560000000.00">
            <text:p>560000000.00</text:p>
          </table:table-cell>
          <table:table-cell office:value-type="float" office:value="660000000.00">
            <text:p>660000000.00</text:p>
          </table:table-cell>
          <table:table-cell office:value-type="string">
            <text:p>A l'arret</text:p>
          </table:table-cell>
          <table:table-cell office:value-type="float" office:value="85">
            <text:p>85</text:p>
          </table:table-cell>
          <table:table-cell office:value-type="string">
            <text:p>En cours
</text:p>
          </table:table-cell>
        </table:table-row>
        <table:table-row>
          <table:table-cell office:value-type="string">
            <text:p>N.K.5.342.3.262.141.14.01</text:p>
          </table:table-cell>
          <table:table-cell office:value-type="string">
            <text:p>HENANCHA</text:p>
          </table:table-cell>
          <table:table-cell office:value-type="string">
            <text:p>DRE</text:p>
          </table:table-cell>
          <table:table-cell office:value-type="string">
            <text:p>Réhabilitation et extension de la station d'épuration de Hennancha</text:p>
          </table:table-cell>
          <table:table-cell office:value-type="string">
            <text:p>2014-08-10</text:p>
          </table:table-cell>
          <table:table-cell office:value-type="float" office:value="500000000.00">
            <text:p>500000000.00</text:p>
          </table:table-cell>
          <table:table-cell office:value-type="float" office:value="500000000.00">
            <text:p>500000000.00</text:p>
          </table:table-cell>
          <table:table-cell office:value-type="string">
            <text:p>Gelée</text:p>
          </table:table-cell>
          <table:table-cell office:value-type="float" office:value="5">
            <text:p>5</text:p>
          </table:table-cell>
          <table:table-cell office:value-type="string">
            <text:p>Gelée (Matrice P.M 2015 )  Gelée (Matrice P.M 2015 ) </text:p>
          </table:table-cell>
        </table:table-row>
        <table:table-row>
          <table:table-cell office:value-type="string">
            <text:p>N.K.5.342.6.262.141.11.01</text:p>
          </table:table-cell>
          <table:table-cell office:value-type="string">
            <text:p>KHEDARA MERAHNA SEDRATA</text:p>
          </table:table-cell>
          <table:table-cell office:value-type="string">
            <text:p>DRE</text:p>
          </table:table-cell>
          <table:table-cell office:value-type="string">
            <text:p>Protection des (03) villes: Sedrata, Merahna et Khedara contre les inondations</text:p>
          </table:table-cell>
          <table:table-cell office:value-type="string">
            <text:p>2011-09-21</text:p>
          </table:table-cell>
          <table:table-cell office:value-type="float" office:value="300000000.00">
            <text:p>300000000.00</text:p>
          </table:table-cell>
          <table:table-cell office:value-type="float" office:value="300000000.00">
            <text:p>30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2.6.262.141.12.01</text:p>
          </table:table-cell>
          <table:table-cell office:value-type="string">
            <text:p>RAGOUBA</text:p>
          </table:table-cell>
          <table:table-cell office:value-type="string">
            <text:p>DRE</text:p>
          </table:table-cell>
          <table:table-cell office:value-type="string">
            <text:p>Protection de Ragouba (nouveauv pôle) contre les inondations</text:p>
          </table:table-cell>
          <table:table-cell office:value-type="string">
            <text:p>2013-03-31</text:p>
          </table:table-cell>
          <table:table-cell office:value-type="float" office:value="50000000.00">
            <text:p>50000000.00</text:p>
          </table:table-cell>
          <table:table-cell office:value-type="float" office:value="50000000.00">
            <text:p>5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2.6.262.141.12.02</text:p>
          </table:table-cell>
          <table:table-cell office:value-type="string">
            <text:p>HENANCHA</text:p>
          </table:table-cell>
          <table:table-cell office:value-type="string">
            <text:p>DRE</text:p>
          </table:table-cell>
          <table:table-cell office:value-type="string">
            <text:p>Protection de Hennancha contre les inondations</text:p>
          </table:table-cell>
          <table:table-cell office:value-type="string">
            <text:p>2012-12-20</text:p>
          </table:table-cell>
          <table:table-cell office:value-type="float" office:value="147000000.00">
            <text:p>147000000.00</text:p>
          </table:table-cell>
          <table:table-cell office:value-type="float" office:value="159300000.00">
            <text:p>1593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42.6.262.141.14.01</text:p>
          </table:table-cell>
          <table:table-cell office:value-type="string">
            <text:p>SEDRATA</text:p>
          </table:table-cell>
          <table:table-cell office:value-type="string">
            <text:p>DRE</text:p>
          </table:table-cell>
          <table:table-cell office:value-type="string">
            <text:p>Protection de la ville de Sedrata contre les inondations (Partie Nord)</text:p>
          </table:table-cell>
          <table:table-cell office:value-type="string">
            <text:p>2014-03-19</text:p>
          </table:table-cell>
          <table:table-cell office:value-type="float" office:value="300000000.00">
            <text:p>300000000.00</text:p>
          </table:table-cell>
          <table:table-cell office:value-type="float" office:value="473000000.00">
            <text:p>473000000.00</text:p>
          </table:table-cell>
          <table:table-cell office:value-type="string">
            <text:p>En cours</text:p>
          </table:table-cell>
          <table:table-cell office:value-type="float" office:value="85">
            <text:p>85</text:p>
          </table:table-cell>
          <table:table-cell office:value-type="string">
            <text:p>En cours
</text:p>
          </table:table-cell>
        </table:table-row>
        <table:table-row>
          <table:table-cell office:value-type="string">
            <text:p>N.K.5.342.6.262.141.14.02</text:p>
          </table:table-cell>
          <table:table-cell office:value-type="string">
            <text:p>AIN-SOLTANE AIN-ZANA HEDDADA KHEMISSA TERREGUELT</text:p>
          </table:table-cell>
          <table:table-cell office:value-type="string">
            <text:p>DRE</text:p>
          </table:table-cell>
          <table:table-cell office:value-type="string">
            <text:p>Protection de (05) villes contre les inondations</text:p>
          </table:table-cell>
          <table:table-cell office:value-type="string">
            <text:p>2014-03-20</text:p>
          </table:table-cell>
          <table:table-cell office:value-type="float" office:value="500000000.00">
            <text:p>500000000.00</text:p>
          </table:table-cell>
          <table:table-cell office:value-type="float" office:value="500000000.00">
            <text:p>500000000.00</text:p>
          </table:table-cell>
          <table:table-cell office:value-type="string">
            <text:p>Gelée</text:p>
          </table:table-cell>
          <table:table-cell office:value-type="float" office:value="80">
            <text:p>80</text:p>
          </table:table-cell>
          <table:table-cell office:value-type="string">
            <text:p>Gelée (Matrice P.M 2015 )  Gelée (Matrice P.M 2015 ) </text:p>
          </table:table-cell>
        </table:table-row>
        <table:table-row>
          <table:table-cell office:value-type="string">
            <text:p>N.K.5.342.6.262.141.14.03</text:p>
          </table:table-cell>
          <table:table-cell office:value-type="string">
            <text:p>MACHROHA OUILLEN SEF-EL-OUIDEN SIDI-FREDJ</text:p>
          </table:table-cell>
          <table:table-cell office:value-type="string">
            <text:p>DRE</text:p>
          </table:table-cell>
          <table:table-cell office:value-type="string">
            <text:p>Protection des villes contre les inondations : Sidi Fredj, Machroha, Ouillen, Sef El Ouiden</text:p>
          </table:table-cell>
          <table:table-cell office:value-type="string">
            <text:p>2014-10-20</text:p>
          </table:table-cell>
          <table:table-cell office:value-type="float" office:value="500000000.00">
            <text:p>500000000.00</text:p>
          </table:table-cell>
          <table:table-cell office:value-type="float" office:value="500000000.00">
            <text:p>500000000.00</text:p>
          </table:table-cell>
          <table:table-cell office:value-type="string">
            <text:p>Gelée</text:p>
          </table:table-cell>
          <table:table-cell office:value-type="float" office:value="92">
            <text:p>92</text:p>
          </table:table-cell>
          <table:table-cell office:value-type="string">
            <text:p>(03 lots en cours de réalisation) Lot relatif à sidi fredj engagé juridiquement le 20/12/2016 bien qu'il soit concerné par le gel géographique</text:p>
          </table:table-cell>
        </table:table-row>
        <table:table-row>
          <table:table-cell office:value-type="string">
            <text:p>N.K.5.342.7.262.141.12.03</text:p>
          </table:table-cell>
          <table:table-cell office:value-type="string">
            <text:p>BIR-BOUHOUCH HENANCHA MACHROHA SIDI-FREDJ ZAAROURIA</text:p>
          </table:table-cell>
          <table:table-cell office:value-type="string">
            <text:p>DRE</text:p>
          </table:table-cell>
          <table:table-cell office:value-type="string">
            <text:p>Rénovation et extension des collecteurs principaux de l'assainissement des centres de la wilaya sur 30 Km</text:p>
          </table:table-cell>
          <table:table-cell office:value-type="string">
            <text:p>2012-10-23</text:p>
          </table:table-cell>
          <table:table-cell office:value-type="float" office:value="300000000.00">
            <text:p>300000000.00</text:p>
          </table:table-cell>
          <table:table-cell office:value-type="float" office:value="380000000.00">
            <text:p>380000000.00</text:p>
          </table:table-cell>
          <table:table-cell office:value-type="string">
            <text:p>Gelée</text:p>
          </table:table-cell>
          <table:table-cell office:value-type="float" office:value="92">
            <text:p>92</text:p>
          </table:table-cell>
          <table:table-cell office:value-type="string">
            <text:p>Achevée</text:p>
          </table:table-cell>
        </table:table-row>
        <table:table-row>
          <table:table-cell office:value-type="string">
            <text:p>N.K.5.342.7.262.141.12.04</text:p>
          </table:table-cell>
          <table:table-cell office:value-type="string">
            <text:p>BIR-BOUHOUCH HENANCHA MACHROHA SIDI-FREDJ ZAAROURIA</text:p>
          </table:table-cell>
          <table:table-cell office:value-type="string">
            <text:p>DRE</text:p>
          </table:table-cell>
          <table:table-cell office:value-type="string">
            <text:p>Réparation des dégâts occasionnées par les intempéries (février 2011) à travers la Wilaya</text:p>
          </table:table-cell>
          <table:table-cell office:value-type="string">
            <text:p>2012-10-29</text:p>
          </table:table-cell>
          <table:table-cell office:value-type="float" office:value="100000000.00">
            <text:p>100000000.00</text:p>
          </table:table-cell>
          <table:table-cell office:value-type="float" office:value="100000000.00">
            <text:p>10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352.1.262.141.14.01</text:p>
          </table:table-cell>
          <table:table-cell office:value-type="string">
            <text:p>SOUK-AHRAS</text:p>
          </table:table-cell>
          <table:table-cell office:value-type="string">
            <text:p>DENVI</text:p>
          </table:table-cell>
          <table:table-cell office:value-type="string">
            <text:p>Réalisation et équipement d'un parc citadin</text:p>
          </table:table-cell>
          <table:table-cell office:value-type="string">
            <text:p>2015-10-05</text:p>
          </table:table-cell>
          <table:table-cell office:value-type="float" office:value="150000000.00">
            <text:p>150000000.00</text:p>
          </table:table-cell>
          <table:table-cell office:value-type="float" office:value="150000000.00">
            <text:p>150000000.00</text:p>
          </table:table-cell>
          <table:table-cell office:value-type="string">
            <text:p>Gelée</text:p>
          </table:table-cell>
          <table:table-cell office:value-type="float" office:value="95">
            <text:p>95</text:p>
          </table:table-cell>
          <table:table-cell office:value-type="string">
            <text:p>Gelée (Matrice P.M 2015 )  Gelée (Matrice P.M 2015 ) </text:p>
          </table:table-cell>
        </table:table-row>
        <table:table-row>
          <table:table-cell office:value-type="string">
            <text:p>N.K.5.421.1.262.141.10.02</text:p>
          </table:table-cell>
          <table:table-cell office:value-type="string">
            <text:p>M'DAOUROUCH MACHROHA OULED-DRISS</text:p>
          </table:table-cell>
          <table:table-cell office:value-type="string">
            <text:p>DTMA</text:p>
          </table:table-cell>
          <table:table-cell office:value-type="string">
            <text:p>Etude d'aménagement de (05) zones d'expansion touristiques à travers la Wilaya</text:p>
          </table:table-cell>
          <table:table-cell office:value-type="string">
            <text:p>2011-09-26</text:p>
          </table:table-cell>
          <table:table-cell office:value-type="float" office:value="15000000.00">
            <text:p>15000000.00</text:p>
          </table:table-cell>
          <table:table-cell office:value-type="float" office:value="15000000.00">
            <text:p>15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421.1.262.141.14.01</text:p>
          </table:table-cell>
          <table:table-cell office:value-type="string">
            <text:p>MACHROHA ZAAROURIA</text:p>
          </table:table-cell>
          <table:table-cell office:value-type="string">
            <text:p>DTMA</text:p>
          </table:table-cell>
          <table:table-cell office:value-type="string">
            <text:p>Etude d'aménagement de 02 sources thermales Hammam ElKhenga et Hammam Hemimine (Zaarouria et Machroha)</text:p>
          </table:table-cell>
          <table:table-cell office:value-type="string">
            <text:p>2015-07-08</text:p>
          </table:table-cell>
          <table:table-cell office:value-type="float" office:value="9000000.00">
            <text:p>9000000.00</text:p>
          </table:table-cell>
          <table:table-cell office:value-type="float" office:value="9000000.00">
            <text:p>9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421.8.262.141.14.01</text:p>
          </table:table-cell>
          <table:table-cell office:value-type="string">
            <text:p>MACHROHA</text:p>
          </table:table-cell>
          <table:table-cell office:value-type="string">
            <text:p>DTMA</text:p>
          </table:table-cell>
          <table:table-cell office:value-type="string">
            <text:p>Réalisation de la monographie touristique de la Commune de Machroha</text:p>
          </table:table-cell>
          <table:table-cell office:value-type="string">
            <text:p>2014-12-01</text:p>
          </table:table-cell>
          <table:table-cell office:value-type="float" office:value="2500000.00">
            <text:p>2500000.00</text:p>
          </table:table-cell>
          <table:table-cell office:value-type="float" office:value="2500000.00">
            <text:p>25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461.2.262.141.13.01</text:p>
          </table:table-cell>
          <table:table-cell office:value-type="string">
            <text:p>HEDDADA</text:p>
          </table:table-cell>
          <table:table-cell office:value-type="string">
            <text:p>DCOM</text:p>
          </table:table-cell>
          <table:table-cell office:value-type="string">
            <text:p>Réalisation d'un marché couvert à Heddada</text:p>
          </table:table-cell>
          <table:table-cell office:value-type="string">
            <text:p>2014-02-10</text:p>
          </table:table-cell>
          <table:table-cell office:value-type="float" office:value="45000000.00">
            <text:p>45000000.00</text:p>
          </table:table-cell>
          <table:table-cell office:value-type="float" office:value="45000000.00">
            <text:p>45000000.00</text:p>
          </table:table-cell>
          <table:table-cell office:value-type="string">
            <text:p>Achevée</text:p>
          </table:table-cell>
          <table:table-cell office:value-type="float" office:value="100">
            <text:p>100</text:p>
          </table:table-cell>
          <table:table-cell office:value-type="string">
            <text:p>Réception provisoire le : 02/01/2018 Réception définitif 29/05/2019 Main lever de la situation de retenuede garantie montant N° 01 en date du 14/11/2019</text:p>
          </table:table-cell>
        </table:table-row>
        <table:table-row>
          <table:table-cell office:value-type="string">
            <text:p>N.K.5.512.1.262.141.10.09</text:p>
          </table:table-cell>
          <table:table-cell office:value-type="string">
            <text:p>MACHROHA</text:p>
          </table:table-cell>
          <table:table-cell office:value-type="string">
            <text:p>DTR</text:p>
          </table:table-cell>
          <table:table-cell office:value-type="string">
            <text:p>Etude pour la réalisation d'une station urbaine à Machroha</text:p>
          </table:table-cell>
          <table:table-cell office:value-type="string">
            <text:p>2011-02-21</text:p>
          </table:table-cell>
          <table:table-cell office:value-type="float" office:value="2416000.00">
            <text:p>2416000.00</text:p>
          </table:table-cell>
          <table:table-cell office:value-type="float" office:value="2416000.00">
            <text:p>2416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512.1.262.141.13.01</text:p>
          </table:table-cell>
          <table:table-cell office:value-type="string">
            <text:p>HEDDADA</text:p>
          </table:table-cell>
          <table:table-cell office:value-type="string">
            <text:p>DTR</text:p>
          </table:table-cell>
          <table:table-cell office:value-type="string">
            <text:p>Etude, suivi et réalisation d'une station urbaine à Heddada</text:p>
          </table:table-cell>
          <table:table-cell office:value-type="string">
            <text:p>2014-10-14</text:p>
          </table:table-cell>
          <table:table-cell office:value-type="float" office:value="20000000.00">
            <text:p>20000000.00</text:p>
          </table:table-cell>
          <table:table-cell office:value-type="float" office:value="20000000.00">
            <text:p>2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512.1.262.141.13.02</text:p>
          </table:table-cell>
          <table:table-cell office:value-type="string">
            <text:p>AIN-ZANA</text:p>
          </table:table-cell>
          <table:table-cell office:value-type="string">
            <text:p>DTR</text:p>
          </table:table-cell>
          <table:table-cell office:value-type="string">
            <text:p>Etude, suivi et réalisation d'une station urbaine à Ain Zana</text:p>
          </table:table-cell>
          <table:table-cell office:value-type="string">
            <text:p>2014-10-28</text:p>
          </table:table-cell>
          <table:table-cell office:value-type="float" office:value="20000000.00">
            <text:p>20000000.00</text:p>
          </table:table-cell>
          <table:table-cell office:value-type="float" office:value="20000000.00">
            <text:p>2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621.1.262.141.10.01</text:p>
          </table:table-cell>
          <table:table-cell office:value-type="string">
            <text:p>SOUK-AHRAS</text:p>
          </table:table-cell>
          <table:table-cell office:value-type="string">
            <text:p>DEP</text:p>
          </table:table-cell>
          <table:table-cell office:value-type="string">
            <text:p>Etude pour la réalisation de 8000 places pédagogiques à Souk-Ahras</text:p>
          </table:table-cell>
          <table:table-cell office:value-type="string">
            <text:p>2010-10-04</text:p>
          </table:table-cell>
          <table:table-cell office:value-type="float" office:value="224000000.00">
            <text:p>224000000.00</text:p>
          </table:table-cell>
          <table:table-cell office:value-type="float" office:value="224000000.00">
            <text:p>224000000.00</text:p>
          </table:table-cell>
          <table:table-cell office:value-type="string">
            <text:p>Achevée</text:p>
          </table:table-cell>
          <table:table-cell office:value-type="float" office:value="100">
            <text:p>100</text:p>
          </table:table-cell>
          <table:table-cell office:value-type="string">
            <text:p>en cours</text:p>
          </table:table-cell>
        </table:table-row>
        <table:table-row>
          <table:table-cell office:value-type="string">
            <text:p>N.K.5.621.1.262.141.10.02</text:p>
          </table:table-cell>
          <table:table-cell office:value-type="string">
            <text:p>SOUK-AHRAS</text:p>
          </table:table-cell>
          <table:table-cell office:value-type="string">
            <text:p>DEP</text:p>
          </table:table-cell>
          <table:table-cell office:value-type="string">
            <text:p>Etude pour la réalisation d'un restaurant central universitaire 800 places à Souk-Ahras</text:p>
          </table:table-cell>
          <table:table-cell office:value-type="string">
            <text:p>2010-11-24</text:p>
          </table:table-cell>
          <table:table-cell office:value-type="float" office:value="7000000.00">
            <text:p>7000000.00</text:p>
          </table:table-cell>
          <table:table-cell office:value-type="float" office:value="7000000.00">
            <text:p>7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1.1.262.141.10.03</text:p>
          </table:table-cell>
          <table:table-cell office:value-type="string">
            <text:p>SOUK-AHRAS</text:p>
          </table:table-cell>
          <table:table-cell office:value-type="string">
            <text:p>DEP</text:p>
          </table:table-cell>
          <table:table-cell office:value-type="string">
            <text:p>Etude pour la réalisation d'une résidence universitaire de 2000 lits à Souk-Ahras</text:p>
          </table:table-cell>
          <table:table-cell office:value-type="string">
            <text:p>2011-03-02</text:p>
          </table:table-cell>
          <table:table-cell office:value-type="float" office:value="70000000.00">
            <text:p>70000000.00</text:p>
          </table:table-cell>
          <table:table-cell office:value-type="float" office:value="70000000.00">
            <text:p>70000000.00</text:p>
          </table:table-cell>
          <table:table-cell office:value-type="string">
            <text:p>En cours</text:p>
          </table:table-cell>
          <table:table-cell office:value-type="float" office:value="17">
            <text:p>17</text:p>
          </table:table-cell>
          <table:table-cell office:value-type="string">
            <text:p>Achevée</text:p>
          </table:table-cell>
        </table:table-row>
        <table:table-row>
          <table:table-cell office:value-type="string">
            <text:p>N.K.5.621.1.262.141.10.04</text:p>
          </table:table-cell>
          <table:table-cell office:value-type="string">
            <text:p>SOUK-AHRAS</text:p>
          </table:table-cell>
          <table:table-cell office:value-type="string">
            <text:p>DEP</text:p>
          </table:table-cell>
          <table:table-cell office:value-type="string">
            <text:p>Etude d'adaptation et suivi pour la réalisation de 2000 lits d'hébergement à Souk-Ahras</text:p>
          </table:table-cell>
          <table:table-cell office:value-type="string">
            <text:p>2011-03-02</text:p>
          </table:table-cell>
          <table:table-cell office:value-type="float" office:value="35000000.00">
            <text:p>35000000.00</text:p>
          </table:table-cell>
          <table:table-cell office:value-type="float" office:value="35000000.00">
            <text:p>35000000.00</text:p>
          </table:table-cell>
          <table:table-cell office:value-type="string">
            <text:p>Gelée</text:p>
          </table:table-cell>
          <table:table-cell office:value-type="float" office:value="4">
            <text:p>4</text:p>
          </table:table-cell>
          <table:table-cell office:value-type="string">
            <text:p>Gelée (Matrice P.M 2015 )  
    Gelée (Matrice P.M 2015 )  
   </text:p>
          </table:table-cell>
        </table:table-row>
        <table:table-row>
          <table:table-cell office:value-type="string">
            <text:p>N.K.5.621.2.262.141.11.01</text:p>
          </table:table-cell>
          <table:table-cell office:value-type="string">
            <text:p>SOUK-AHRAS</text:p>
          </table:table-cell>
          <table:table-cell office:value-type="string">
            <text:p>DEP</text:p>
          </table:table-cell>
          <table:table-cell office:value-type="string">
            <text:p>Suivi et réalisation de 6000 places pédagogiques</text:p>
          </table:table-cell>
          <table:table-cell office:value-type="string">
            <text:p>2013-03-19</text:p>
          </table:table-cell>
          <table:table-cell office:value-type="float" office:value="2310000000.00">
            <text:p>2310000000.00</text:p>
          </table:table-cell>
          <table:table-cell office:value-type="float" office:value="4665000000.00">
            <text:p>4665000000.00</text:p>
          </table:table-cell>
          <table:table-cell office:value-type="string">
            <text:p>En cours</text:p>
          </table:table-cell>
          <table:table-cell office:value-type="float" office:value="45">
            <text:p>45</text:p>
          </table:table-cell>
          <table:table-cell office:value-type="string">
            <text:p>Achevée</text:p>
          </table:table-cell>
        </table:table-row>
        <table:table-row>
          <table:table-cell office:value-type="string">
            <text:p>N.K.5.621.2.262.141.12.01</text:p>
          </table:table-cell>
          <table:table-cell office:value-type="string">
            <text:p>SOUK-AHRAS</text:p>
          </table:table-cell>
          <table:table-cell office:value-type="string">
            <text:p>DEP</text:p>
          </table:table-cell>
          <table:table-cell office:value-type="string">
            <text:p>Suivi et réalisation de 2000 places pédagogiques à Souk-Ahras</text:p>
          </table:table-cell>
          <table:table-cell office:value-type="string">
            <text:p>2014-05-19</text:p>
          </table:table-cell>
          <table:table-cell office:value-type="float" office:value="770000000.00">
            <text:p>770000000.00</text:p>
          </table:table-cell>
          <table:table-cell office:value-type="float" office:value="770000000.00">
            <text:p>770000000.00</text:p>
          </table:table-cell>
          <table:table-cell office:value-type="string">
            <text:p>En cours</text:p>
          </table:table-cell>
          <table:table-cell office:value-type="float" office:value="95">
            <text:p>95</text:p>
          </table:table-cell>
          <table:table-cell office:value-type="string">
            <text:p>En cours</text:p>
          </table:table-cell>
        </table:table-row>
        <table:table-row>
          <table:table-cell office:value-type="string">
            <text:p>N.K.5.621.5.262.141.11.01</text:p>
          </table:table-cell>
          <table:table-cell office:value-type="string">
            <text:p>SOUK-AHRAS</text:p>
          </table:table-cell>
          <table:table-cell office:value-type="string">
            <text:p>DEP</text:p>
          </table:table-cell>
          <table:table-cell office:value-type="string">
            <text:p>Suivi et réalisation de 1000 lits d'hébergement à Souk-Ahras</text:p>
          </table:table-cell>
          <table:table-cell office:value-type="string">
            <text:p>2014-09-17</text:p>
          </table:table-cell>
          <table:table-cell office:value-type="float" office:value="474000000.00">
            <text:p>474000000.00</text:p>
          </table:table-cell>
          <table:table-cell office:value-type="float" office:value="474000000.00">
            <text:p>474000000.00</text:p>
          </table:table-cell>
          <table:table-cell office:value-type="string">
            <text:p>Gelée</text:p>
          </table:table-cell>
          <table:table-cell office:value-type="float" office:value="0">
            <text:p>0</text:p>
          </table:table-cell>
          <table:table-cell office:value-type="string">
            <text:p>Gelée matrice Gelée matrice</text:p>
          </table:table-cell>
        </table:table-row>
        <table:table-row>
          <table:table-cell office:value-type="string">
            <text:p>N.K.5.621.5.262.141.12.01</text:p>
          </table:table-cell>
          <table:table-cell office:value-type="string">
            <text:p>SOUK-AHRAS</text:p>
          </table:table-cell>
          <table:table-cell office:value-type="string">
            <text:p>DEP</text:p>
          </table:table-cell>
          <table:table-cell office:value-type="string">
            <text:p>Suivi et réalisation de 1000 lits d'hébergement</text:p>
          </table:table-cell>
          <table:table-cell office:value-type="string">
            <text:p>2014-09-17</text:p>
          </table:table-cell>
          <table:table-cell office:value-type="float" office:value="474000000.00">
            <text:p>474000000.00</text:p>
          </table:table-cell>
          <table:table-cell office:value-type="float" office:value="474000000.00">
            <text:p>474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621.6.262.141.13.01</text:p>
          </table:table-cell>
          <table:table-cell office:value-type="string">
            <text:p>SOUK-AHRAS</text:p>
          </table:table-cell>
          <table:table-cell office:value-type="string">
            <text:p>DEP</text:p>
          </table:table-cell>
          <table:table-cell office:value-type="string">
            <text:p>Réhabilitation et mise à niveau des résidences universitaires à Souk-Ahras (2ème tranche)</text:p>
          </table:table-cell>
          <table:table-cell office:value-type="string">
            <text:p>2014-09-17</text:p>
          </table:table-cell>
          <table:table-cell office:value-type="float" office:value="600000000.00">
            <text:p>600000000.00</text:p>
          </table:table-cell>
          <table:table-cell office:value-type="float" office:value="600000000.00">
            <text:p>600000000.00</text:p>
          </table:table-cell>
          <table:table-cell office:value-type="string">
            <text:p>En cours</text:p>
          </table:table-cell>
          <table:table-cell office:value-type="float" office:value="84">
            <text:p>84</text:p>
          </table:table-cell>
          <table:table-cell office:value-type="string">
            <text:p>Achevée</text:p>
          </table:table-cell>
        </table:table-row>
        <table:table-row>
          <table:table-cell office:value-type="string">
            <text:p>N.K.5.621.8.262.141.11.01</text:p>
          </table:table-cell>
          <table:table-cell office:value-type="string">
            <text:p>SOUK-AHRAS</text:p>
          </table:table-cell>
          <table:table-cell office:value-type="string">
            <text:p>DEP</text:p>
          </table:table-cell>
          <table:table-cell office:value-type="string">
            <text:p>Suivi et réalisation d'un restaurant central à Souk-Ahras</text:p>
          </table:table-cell>
          <table:table-cell office:value-type="string">
            <text:p>2014-09-17</text:p>
          </table:table-cell>
          <table:table-cell office:value-type="float" office:value="93000000.00">
            <text:p>93000000.00</text:p>
          </table:table-cell>
          <table:table-cell office:value-type="float" office:value="229000000.00">
            <text:p>229000000.00</text:p>
          </table:table-cell>
          <table:table-cell office:value-type="string">
            <text:p>En cours</text:p>
          </table:table-cell>
          <table:table-cell office:value-type="float" office:value="99">
            <text:p>99</text:p>
          </table:table-cell>
          <table:table-cell office:value-type="string">
            <text:p>En cours</text:p>
          </table:table-cell>
        </table:table-row>
        <table:table-row>
          <table:table-cell office:value-type="string">
            <text:p>N.K.5.622.1.262.141.10.01</text:p>
          </table:table-cell>
          <table:table-cell office:value-type="string">
            <text:p>HEDDADA SOUK-AHRAS</text:p>
          </table:table-cell>
          <table:table-cell office:value-type="string">
            <text:p>DEP</text:p>
          </table:table-cell>
          <table:table-cell office:value-type="string">
            <text:p>Etude , réalisation et équipement de 03 lycées , (01) type 1000/300 et (02) type 800/200</text:p>
          </table:table-cell>
          <table:table-cell office:value-type="string">
            <text:p>2010-04-07</text:p>
          </table:table-cell>
          <table:table-cell office:value-type="float" office:value="264000000.00">
            <text:p>264000000.00</text:p>
          </table:table-cell>
          <table:table-cell office:value-type="float" office:value="1078200000.00">
            <text:p>10782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1.08</text:p>
          </table:table-cell>
          <table:table-cell office:value-type="string">
            <text:p>MACHROHA</text:p>
          </table:table-cell>
          <table:table-cell office:value-type="string">
            <text:p>DEP</text:p>
          </table:table-cell>
          <table:table-cell office:value-type="string">
            <text:p>Suivi , réalisation d'un lycée type 800 à Ain-Seynour commune de Machroha</text:p>
          </table:table-cell>
          <table:table-cell office:value-type="string">
            <text:p>2012-02-16</text:p>
          </table:table-cell>
          <table:table-cell office:value-type="float" office:value="189000000.00">
            <text:p>189000000.00</text:p>
          </table:table-cell>
          <table:table-cell office:value-type="float" office:value="281390000.00">
            <text:p>28139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1.09</text:p>
          </table:table-cell>
          <table:table-cell office:value-type="string">
            <text:p>TERREGUELT</text:p>
          </table:table-cell>
          <table:table-cell office:value-type="string">
            <text:p>DEW</text:p>
          </table:table-cell>
          <table:table-cell office:value-type="string">
            <text:p>Equipement d'un lycée type 800/200R à Terreguelt</text:p>
          </table:table-cell>
          <table:table-cell office:value-type="string">
            <text:p>2012-02-16</text:p>
          </table:table-cell>
          <table:table-cell office:value-type="float" office:value="12500000.00">
            <text:p>12500000.00</text:p>
          </table:table-cell>
          <table:table-cell office:value-type="float" office:value="12500000.00">
            <text:p>12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1.10</text:p>
          </table:table-cell>
          <table:table-cell office:value-type="string">
            <text:p>MACHROHA</text:p>
          </table:table-cell>
          <table:table-cell office:value-type="string">
            <text:p>DEW</text:p>
          </table:table-cell>
          <table:table-cell office:value-type="string">
            <text:p>Equipement d'un lycée type 800 à Ain-Seynour commune de Machroha</text:p>
          </table:table-cell>
          <table:table-cell office:value-type="string">
            <text:p>2012-02-16</text:p>
          </table:table-cell>
          <table:table-cell office:value-type="float" office:value="11000000.00">
            <text:p>11000000.00</text:p>
          </table:table-cell>
          <table:table-cell office:value-type="float" office:value="11000000.00">
            <text:p>11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1.11</text:p>
          </table:table-cell>
          <table:table-cell office:value-type="string">
            <text:p>SIDI-FREDJ</text:p>
          </table:table-cell>
          <table:table-cell office:value-type="string">
            <text:p>DEP</text:p>
          </table:table-cell>
          <table:table-cell office:value-type="string">
            <text:p>Suivi et réalisation d'un lycée type 800 à la commune de Sidi-Fredj</text:p>
          </table:table-cell>
          <table:table-cell office:value-type="string">
            <text:p>2012-02-16</text:p>
          </table:table-cell>
          <table:table-cell office:value-type="float" office:value="189000000.00">
            <text:p>189000000.00</text:p>
          </table:table-cell>
          <table:table-cell office:value-type="float" office:value="313400000.00">
            <text:p>3134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1.12</text:p>
          </table:table-cell>
          <table:table-cell office:value-type="string">
            <text:p>SOUK-AHRAS</text:p>
          </table:table-cell>
          <table:table-cell office:value-type="string">
            <text:p>DEW</text:p>
          </table:table-cell>
          <table:table-cell office:value-type="string">
            <text:p>Equipement d'un lycée type 800 à la commune de Sidi-Fredj</text:p>
          </table:table-cell>
          <table:table-cell office:value-type="string">
            <text:p>2012-02-16</text:p>
          </table:table-cell>
          <table:table-cell office:value-type="float" office:value="11000000.00">
            <text:p>11000000.00</text:p>
          </table:table-cell>
          <table:table-cell office:value-type="float" office:value="11000000.00">
            <text:p>11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1.14</text:p>
          </table:table-cell>
          <table:table-cell office:value-type="string">
            <text:p>DREA</text:p>
          </table:table-cell>
          <table:table-cell office:value-type="string">
            <text:p>DEW</text:p>
          </table:table-cell>
          <table:table-cell office:value-type="string">
            <text:p>Equipeemnt d'un lycée type 800/200R à Drea centre</text:p>
          </table:table-cell>
          <table:table-cell office:value-type="string">
            <text:p>2012-05-07</text:p>
          </table:table-cell>
          <table:table-cell office:value-type="float" office:value="237500000.00">
            <text:p>237500000.00</text:p>
          </table:table-cell>
          <table:table-cell office:value-type="float" office:value="12500000.00">
            <text:p>12500000.00</text:p>
          </table:table-cell>
          <table:table-cell office:value-type="string">
            <text:p>Achevée</text:p>
          </table:table-cell>
          <table:table-cell office:value-type="float" office:value="100">
            <text:p>100</text:p>
          </table:table-cell>
          <table:table-cell office:value-type="string">
            <text:p>Achevée </text:p>
          </table:table-cell>
        </table:table-row>
        <table:table-row>
          <table:table-cell office:value-type="string">
            <text:p>N.K.5.622.1.262.141.12.01</text:p>
          </table:table-cell>
          <table:table-cell office:value-type="string">
            <text:p>AIN-ZANA</text:p>
          </table:table-cell>
          <table:table-cell office:value-type="string">
            <text:p>DEP</text:p>
          </table:table-cell>
          <table:table-cell office:value-type="string">
            <text:p>Etude et suivi pour la réalisation dun lycée type 800/200R à Ain-Zana</text:p>
          </table:table-cell>
          <table:table-cell office:value-type="string">
            <text:p>2012-04-22</text:p>
          </table:table-cell>
          <table:table-cell office:value-type="float" office:value="11500000.00">
            <text:p>11500000.00</text:p>
          </table:table-cell>
          <table:table-cell office:value-type="float" office:value="11500000.00">
            <text:p>11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2.02</text:p>
          </table:table-cell>
          <table:table-cell office:value-type="string">
            <text:p>OUED-KEBRIT</text:p>
          </table:table-cell>
          <table:table-cell office:value-type="string">
            <text:p>DEP</text:p>
          </table:table-cell>
          <table:table-cell office:value-type="string">
            <text:p>Etude et suivi pour la réalisation dun lycée type 800/200R à Oued-Kebrit</text:p>
          </table:table-cell>
          <table:table-cell office:value-type="string">
            <text:p>2012-04-22</text:p>
          </table:table-cell>
          <table:table-cell office:value-type="float" office:value="11500000.00">
            <text:p>11500000.00</text:p>
          </table:table-cell>
          <table:table-cell office:value-type="float" office:value="11500000.00">
            <text:p>11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2.03</text:p>
          </table:table-cell>
          <table:table-cell office:value-type="string">
            <text:p>SOUK-AHRAS</text:p>
          </table:table-cell>
          <table:table-cell office:value-type="string">
            <text:p>DEP</text:p>
          </table:table-cell>
          <table:table-cell office:value-type="string">
            <text:p>Etude et suivi pour la réalisation d'un lycée type 800/200R à Barral Salah à Souk-Ahras</text:p>
          </table:table-cell>
          <table:table-cell office:value-type="string">
            <text:p>2012-04-22</text:p>
          </table:table-cell>
          <table:table-cell office:value-type="float" office:value="11500000.00">
            <text:p>11500000.00</text:p>
          </table:table-cell>
          <table:table-cell office:value-type="float" office:value="11500000.00">
            <text:p>11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2.04</text:p>
          </table:table-cell>
          <table:table-cell office:value-type="string">
            <text:p>SOUK-AHRAS</text:p>
          </table:table-cell>
          <table:table-cell office:value-type="string">
            <text:p>DEP</text:p>
          </table:table-cell>
          <table:table-cell office:value-type="string">
            <text:p>Etude et suivi pour la réalisation dun lycée type 800/200R au POS N°08 à Souk-Ahras</text:p>
          </table:table-cell>
          <table:table-cell office:value-type="string">
            <text:p>2012-04-22</text:p>
          </table:table-cell>
          <table:table-cell office:value-type="float" office:value="11500000.00">
            <text:p>11500000.00</text:p>
          </table:table-cell>
          <table:table-cell office:value-type="float" office:value="11500000.00">
            <text:p>11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2.05</text:p>
          </table:table-cell>
          <table:table-cell office:value-type="string">
            <text:p>SOUK-AHRAS</text:p>
          </table:table-cell>
          <table:table-cell office:value-type="string">
            <text:p>DEP</text:p>
          </table:table-cell>
          <table:table-cell office:value-type="string">
            <text:p>Réalisation d'un lycée type 800/200R au POS N°08 à Souk-Ahras</text:p>
          </table:table-cell>
          <table:table-cell office:value-type="string">
            <text:p>2013-04-08</text:p>
          </table:table-cell>
          <table:table-cell office:value-type="float" office:value="206500000.00">
            <text:p>206500000.00</text:p>
          </table:table-cell>
          <table:table-cell office:value-type="float" office:value="386500000.00">
            <text:p>386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2.06</text:p>
          </table:table-cell>
          <table:table-cell office:value-type="string">
            <text:p>SOUK-AHRAS</text:p>
          </table:table-cell>
          <table:table-cell office:value-type="string">
            <text:p>DEP</text:p>
          </table:table-cell>
          <table:table-cell office:value-type="string">
            <text:p>Réalisation dun lycée type 800/200R à Barral Salah à Souk-Ahras</text:p>
          </table:table-cell>
          <table:table-cell office:value-type="string">
            <text:p>2013-04-18</text:p>
          </table:table-cell>
          <table:table-cell office:value-type="float" office:value="206500000.00">
            <text:p>206500000.00</text:p>
          </table:table-cell>
          <table:table-cell office:value-type="float" office:value="391500000.00">
            <text:p>391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2.07</text:p>
          </table:table-cell>
          <table:table-cell office:value-type="string">
            <text:p>OUED-KEBRIT</text:p>
          </table:table-cell>
          <table:table-cell office:value-type="string">
            <text:p>DEP</text:p>
          </table:table-cell>
          <table:table-cell office:value-type="string">
            <text:p>Réalisation d'un lycée type 800/200R à Oued-Kebrit</text:p>
          </table:table-cell>
          <table:table-cell office:value-type="string">
            <text:p>2013-04-18</text:p>
          </table:table-cell>
          <table:table-cell office:value-type="float" office:value="206500000.00">
            <text:p>206500000.00</text:p>
          </table:table-cell>
          <table:table-cell office:value-type="float" office:value="315700000.00">
            <text:p>3157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2.08</text:p>
          </table:table-cell>
          <table:table-cell office:value-type="string">
            <text:p>AIN-ZANA</text:p>
          </table:table-cell>
          <table:table-cell office:value-type="string">
            <text:p>DEP</text:p>
          </table:table-cell>
          <table:table-cell office:value-type="string">
            <text:p>Réalisation et équipement d'un lycée type 800/200R à Ain-Zana</text:p>
          </table:table-cell>
          <table:table-cell office:value-type="string">
            <text:p>2013-10-13</text:p>
          </table:table-cell>
          <table:table-cell office:value-type="float" office:value="218500000.00">
            <text:p>218500000.00</text:p>
          </table:table-cell>
          <table:table-cell office:value-type="float" office:value="320000000.00">
            <text:p>32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2.09</text:p>
          </table:table-cell>
          <table:table-cell office:value-type="string">
            <text:p>OUED-KEBRIT</text:p>
          </table:table-cell>
          <table:table-cell office:value-type="string">
            <text:p>DEW</text:p>
          </table:table-cell>
          <table:table-cell office:value-type="string">
            <text:p>Equipement d'un lycée type 800/200R à Oued-Kebrit</text:p>
          </table:table-cell>
          <table:table-cell office:value-type="string">
            <text:p>2013-04-18</text:p>
          </table:table-cell>
          <table:table-cell office:value-type="float" office:value="12000000.00">
            <text:p>12000000.00</text:p>
          </table:table-cell>
          <table:table-cell office:value-type="float" office:value="12000000.00">
            <text:p>12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2.10</text:p>
          </table:table-cell>
          <table:table-cell office:value-type="string">
            <text:p>SOUK-AHRAS</text:p>
          </table:table-cell>
          <table:table-cell office:value-type="string">
            <text:p>DEW</text:p>
          </table:table-cell>
          <table:table-cell office:value-type="string">
            <text:p>Equipement dun lycée type 800/200R au POS N°08 à Souk-Ahras</text:p>
          </table:table-cell>
          <table:table-cell office:value-type="string">
            <text:p>2013-04-08</text:p>
          </table:table-cell>
          <table:table-cell office:value-type="float" office:value="12000000.00">
            <text:p>12000000.00</text:p>
          </table:table-cell>
          <table:table-cell office:value-type="float" office:value="12000000.00">
            <text:p>12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2.11</text:p>
          </table:table-cell>
          <table:table-cell office:value-type="string">
            <text:p>SOUK-AHRAS</text:p>
          </table:table-cell>
          <table:table-cell office:value-type="string">
            <text:p>DEW</text:p>
          </table:table-cell>
          <table:table-cell office:value-type="string">
            <text:p>Equipement d'un lycée type 800/200R à Barral Salah à Souk-Ahras</text:p>
          </table:table-cell>
          <table:table-cell office:value-type="string">
            <text:p>2018-03-26</text:p>
          </table:table-cell>
          <table:table-cell office:value-type="float" office:value="12000000.00">
            <text:p>12000000.00</text:p>
          </table:table-cell>
          <table:table-cell office:value-type="float" office:value="12000000.00">
            <text:p>12000000.00</text:p>
          </table:table-cell>
          <table:table-cell office:value-type="string">
            <text:p>Achevée</text:p>
          </table:table-cell>
          <table:table-cell office:value-type="float" office:value="100">
            <text:p>100</text:p>
          </table:table-cell>
          <table:table-cell office:value-type="string">
            <text:p>Achévée</text:p>
          </table:table-cell>
        </table:table-row>
        <table:table-row>
          <table:table-cell office:value-type="string">
            <text:p>N.K.5.622.1.262.141.13.01</text:p>
          </table:table-cell>
          <table:table-cell office:value-type="string">
            <text:p>M'DAOUROUCH</text:p>
          </table:table-cell>
          <table:table-cell office:value-type="string">
            <text:p>DEP</text:p>
          </table:table-cell>
          <table:table-cell office:value-type="string">
            <text:p>Etude et suivi pour la réalisation d'un lycée type 1000/300R à la ZHUN à M'Daourouch</text:p>
          </table:table-cell>
          <table:table-cell office:value-type="string">
            <text:p>2013-07-04</text:p>
          </table:table-cell>
          <table:table-cell office:value-type="float" office:value="17000000.00">
            <text:p>17000000.00</text:p>
          </table:table-cell>
          <table:table-cell office:value-type="float" office:value="17000000.00">
            <text:p>17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3.02</text:p>
          </table:table-cell>
          <table:table-cell office:value-type="string">
            <text:p>M'DAOUROUCH</text:p>
          </table:table-cell>
          <table:table-cell office:value-type="string">
            <text:p>DEP</text:p>
          </table:table-cell>
          <table:table-cell office:value-type="string">
            <text:p>Réalisation et équipement d'un lycée type 1000/300R à la ZHUN à M'Daourouch</text:p>
          </table:table-cell>
          <table:table-cell office:value-type="string">
            <text:p>2014-02-23</text:p>
          </table:table-cell>
          <table:table-cell office:value-type="float" office:value="273000000.00">
            <text:p>273000000.00</text:p>
          </table:table-cell>
          <table:table-cell office:value-type="float" office:value="385500000.00">
            <text:p>385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1.262.141.13.03</text:p>
          </table:table-cell>
          <table:table-cell office:value-type="string">
            <text:p>OULED-MOUMEN</text:p>
          </table:table-cell>
          <table:table-cell office:value-type="string">
            <text:p>DEP</text:p>
          </table:table-cell>
          <table:table-cell office:value-type="string">
            <text:p>Etude, réalisation et équipement d'un lycée type 600/200R à Ouled-Moumen</text:p>
          </table:table-cell>
          <table:table-cell office:value-type="string">
            <text:p>2014-11-09</text:p>
          </table:table-cell>
          <table:table-cell office:value-type="float" office:value="340000000.00">
            <text:p>340000000.00</text:p>
          </table:table-cell>
          <table:table-cell office:value-type="float" office:value="392100000.00">
            <text:p>392100000.00</text:p>
          </table:table-cell>
          <table:table-cell office:value-type="string">
            <text:p>En cours</text:p>
          </table:table-cell>
          <table:table-cell office:value-type="float" office:value="70">
            <text:p>70</text:p>
          </table:table-cell>
          <table:table-cell office:value-type="string">
            <text:p>En cours</text:p>
          </table:table-cell>
        </table:table-row>
        <table:table-row>
          <table:table-cell office:value-type="string">
            <text:p>N.K.5.622.1.262.141.14.01</text:p>
          </table:table-cell>
          <table:table-cell office:value-type="string">
            <text:p>RAGOUBA</text:p>
          </table:table-cell>
          <table:table-cell office:value-type="string">
            <text:p>DEP</text:p>
          </table:table-cell>
          <table:table-cell office:value-type="string">
            <text:p>Etude, suivi, réalisation et équipement d'un lycée 800/200R à Ragouba</text:p>
          </table:table-cell>
          <table:table-cell office:value-type="string">
            <text:p>2014-07-01</text:p>
          </table:table-cell>
          <table:table-cell office:value-type="float" office:value="350000000.00">
            <text:p>350000000.00</text:p>
          </table:table-cell>
          <table:table-cell office:value-type="float" office:value="410000000.00">
            <text:p>410000000.00</text:p>
          </table:table-cell>
          <table:table-cell office:value-type="string">
            <text:p>En cours</text:p>
          </table:table-cell>
          <table:table-cell office:value-type="float" office:value="25">
            <text:p>25</text:p>
          </table:table-cell>
          <table:table-cell office:value-type="string">
            <text:p>En cours</text:p>
          </table:table-cell>
        </table:table-row>
        <table:table-row>
          <table:table-cell office:value-type="string">
            <text:p>N.K.5.622.1.262.141.14.02</text:p>
          </table:table-cell>
          <table:table-cell office:value-type="string">
            <text:p>SOUK-AHRAS</text:p>
          </table:table-cell>
          <table:table-cell office:value-type="string">
            <text:p>DEP</text:p>
          </table:table-cell>
          <table:table-cell office:value-type="string">
            <text:p>Etude, suivi, réalisation et équipement d'un Lycée type 1000/300R à Souk Ahras (POS 10)</text:p>
          </table:table-cell>
          <table:table-cell office:value-type="string">
            <text:p>2014-07-01</text:p>
          </table:table-cell>
          <table:table-cell office:value-type="float" office:value="310000000.00">
            <text:p>310000000.00</text:p>
          </table:table-cell>
          <table:table-cell office:value-type="float" office:value="442800000.00">
            <text:p>442800000.00</text:p>
          </table:table-cell>
          <table:table-cell office:value-type="string">
            <text:p>En cours</text:p>
          </table:table-cell>
          <table:table-cell office:value-type="float" office:value="10">
            <text:p>10</text:p>
          </table:table-cell>
          <table:table-cell office:value-type="string">
            <text:p>En cours</text:p>
          </table:table-cell>
        </table:table-row>
        <table:table-row>
          <table:table-cell office:value-type="string">
            <text:p>N.K.5.622.6.262.141.11.01</text:p>
          </table:table-cell>
          <table:table-cell office:value-type="string">
            <text:p>AIN-ZANA BIR-BOUHOUCH M'DAOUROUCH MERAHNA OULED-DRISS SEDRATA SOUK-AHRAS TAOURA</text:p>
          </table:table-cell>
          <table:table-cell office:value-type="string">
            <text:p>DEP</text:p>
          </table:table-cell>
          <table:table-cell office:value-type="string">
            <text:p>Aménagement et réhabilitation des établissements de l'enseignement secondaire à travers la Wilaya</text:p>
          </table:table-cell>
          <table:table-cell office:value-type="string">
            <text:p>2012-11-28</text:p>
          </table:table-cell>
          <table:table-cell office:value-type="float" office:value="40000000.00">
            <text:p>40000000.00</text:p>
          </table:table-cell>
          <table:table-cell office:value-type="float" office:value="40000000.00">
            <text:p>4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6.262.141.13.01</text:p>
          </table:table-cell>
          <table:table-cell office:value-type="string">
            <text:p>DREA HEDDADA HENANCHA M'DAOUROUCH MACHROHA MERAHNA OUILLEN OULED-DRISS RAGOUBA SEDRATA SIDI-FREDJ SOUK-AHRAS TAOURA TIFFECH ZAAROURIA</text:p>
          </table:table-cell>
          <table:table-cell office:value-type="string">
            <text:p>DEW</text:p>
          </table:table-cell>
          <table:table-cell office:value-type="string">
            <text:p>Aménagement et réhabilitaion des établissements scolaires du cycle secondaire y compris chauffage et climatisation</text:p>
          </table:table-cell>
          <table:table-cell office:value-type="string">
            <text:p>2013-12-31</text:p>
          </table:table-cell>
          <table:table-cell office:value-type="float" office:value="50000000.00">
            <text:p>50000000.00</text:p>
          </table:table-cell>
          <table:table-cell office:value-type="float" office:value="50000000.00">
            <text:p>5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6.262.141.14.01</text:p>
          </table:table-cell>
          <table:table-cell office:value-type="string">
            <text:p>HENANCHA MACHROHA TIFFECH ZAAROURIA</text:p>
          </table:table-cell>
          <table:table-cell office:value-type="string">
            <text:p>DEW</text:p>
          </table:table-cell>
          <table:table-cell office:value-type="string">
            <text:p>Aménagement et réhabilitation des établissements scolaires, du cycle Secondaire, y compris chauffage et climatisation à Travers la Wilaya</text:p>
          </table:table-cell>
          <table:table-cell office:value-type="string">
            <text:p>2017-01-03</text:p>
          </table:table-cell>
          <table:table-cell office:value-type="float" office:value="37000000.00">
            <text:p>37000000.00</text:p>
          </table:table-cell>
          <table:table-cell office:value-type="float" office:value="37000000.00">
            <text:p>37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7.262.141.14.01</text:p>
          </table:table-cell>
          <table:table-cell office:value-type="string">
            <text:p>BIR-BOUHOUCH HENANCHA MACHROHA SEDRATA SOUK-AHRAS TAOURA TIFFECH ZAAROURIA</text:p>
          </table:table-cell>
          <table:table-cell office:value-type="string">
            <text:p>DEW</text:p>
          </table:table-cell>
          <table:table-cell office:value-type="string">
            <text:p>Renouvellement des équipements des établissements scolaires du cycle Secondaire, y compris chauffage et climatisation à travers la Wilaya</text:p>
          </table:table-cell>
          <table:table-cell office:value-type="string">
            <text:p>2015-01-03</text:p>
          </table:table-cell>
          <table:table-cell office:value-type="float" office:value="5000000.00">
            <text:p>5000000.00</text:p>
          </table:table-cell>
          <table:table-cell office:value-type="float" office:value="5000000.00">
            <text:p>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1.01</text:p>
          </table:table-cell>
          <table:table-cell office:value-type="string">
            <text:p>AIN-ZANA BIR-BOUHOUCH DREA HENANCHA KHEDARA M'DAOUROUCH MACHROHA MERAHNA OUED-KEBRIT OUM-LAADHAIM SEDRATA SIDI-FREDJ SOUK-AHRAS TAOURA TERREGUELT TIFFECH ZAAROURIA</text:p>
          </table:table-cell>
          <table:table-cell office:value-type="string">
            <text:p>DEP</text:p>
          </table:table-cell>
          <table:table-cell office:value-type="string">
            <text:p>Suivi, réalisation de (03) unités de dépistage et de suivi à travers la Wilaya</text:p>
          </table:table-cell>
          <table:table-cell office:value-type="string">
            <text:p>2013-02-27</text:p>
          </table:table-cell>
          <table:table-cell office:value-type="float" office:value="9600000.00">
            <text:p>9600000.00</text:p>
          </table:table-cell>
          <table:table-cell office:value-type="float" office:value="20200000.00">
            <text:p>202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2.01</text:p>
          </table:table-cell>
          <table:table-cell office:value-type="string">
            <text:p>BIR-BOUHOUCH HEDDADA MACHROHA SEDRATA</text:p>
          </table:table-cell>
          <table:table-cell office:value-type="string">
            <text:p>DEP</text:p>
          </table:table-cell>
          <table:table-cell office:value-type="string">
            <text:p>Etude, réparation, acquisition et installation d'un chauffage au profit de (04) lycées à travers la Wilaya</text:p>
          </table:table-cell>
          <table:table-cell office:value-type="string">
            <text:p>2013-07-04</text:p>
          </table:table-cell>
          <table:table-cell office:value-type="float" office:value="10000000.00">
            <text:p>10000000.00</text:p>
          </table:table-cell>
          <table:table-cell office:value-type="float" office:value="10000000.00">
            <text:p>1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3.02</text:p>
          </table:table-cell>
          <table:table-cell office:value-type="string">
            <text:p>SEDRATA</text:p>
          </table:table-cell>
          <table:table-cell office:value-type="string">
            <text:p>DEP</text:p>
          </table:table-cell>
          <table:table-cell office:value-type="string">
            <text:p>Etude et suivi pour la réalisation d'une unité de dépistage et de suivi au lycée Suidani Med El Tourki à Sedrata</text:p>
          </table:table-cell>
          <table:table-cell office:value-type="string">
            <text:p>2013-07-21</text:p>
          </table:table-cell>
          <table:table-cell office:value-type="float" office:value="300000.00">
            <text:p>300000.00</text:p>
          </table:table-cell>
          <table:table-cell office:value-type="float" office:value="300000.00">
            <text:p>3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622.8.262.141.13.04</text:p>
          </table:table-cell>
          <table:table-cell office:value-type="string">
            <text:p>SEDRATA</text:p>
          </table:table-cell>
          <table:table-cell office:value-type="string">
            <text:p>DEP</text:p>
          </table:table-cell>
          <table:table-cell office:value-type="string">
            <text:p>Réalisation et équipement d'une unité de dépistage et de suivi au lycée Suidani Med El Tourki à Sedrata</text:p>
          </table:table-cell>
          <table:table-cell office:value-type="string">
            <text:p>2013-10-02</text:p>
          </table:table-cell>
          <table:table-cell office:value-type="float" office:value="5700000.00">
            <text:p>5700000.00</text:p>
          </table:table-cell>
          <table:table-cell office:value-type="float" office:value="5700000.00">
            <text:p>57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622.8.262.141.13.05</text:p>
          </table:table-cell>
          <table:table-cell office:value-type="string">
            <text:p>KHEDARA</text:p>
          </table:table-cell>
          <table:table-cell office:value-type="string">
            <text:p>DEP</text:p>
          </table:table-cell>
          <table:table-cell office:value-type="string">
            <text:p>Réalisation et équipement d'une unité de dépistage et de suivi au lycée de Khedara</text:p>
          </table:table-cell>
          <table:table-cell office:value-type="string">
            <text:p>2013-10-02</text:p>
          </table:table-cell>
          <table:table-cell office:value-type="float" office:value="5700000.00">
            <text:p>5700000.00</text:p>
          </table:table-cell>
          <table:table-cell office:value-type="float" office:value="5700000.00">
            <text:p>57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3.06</text:p>
          </table:table-cell>
          <table:table-cell office:value-type="string">
            <text:p>MACHROHA</text:p>
          </table:table-cell>
          <table:table-cell office:value-type="string">
            <text:p>DEP</text:p>
          </table:table-cell>
          <table:table-cell office:value-type="string">
            <text:p>Réalisation et équipements d'une demi-pension type 200R au lycée Ain-Seynour commune de Machroha</text:p>
          </table:table-cell>
          <table:table-cell office:value-type="string">
            <text:p>2013-12-19</text:p>
          </table:table-cell>
          <table:table-cell office:value-type="float" office:value="19000000.00">
            <text:p>19000000.00</text:p>
          </table:table-cell>
          <table:table-cell office:value-type="float" office:value="19000000.00">
            <text:p>19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01</text:p>
          </table:table-cell>
          <table:table-cell office:value-type="string">
            <text:p>SOUK-AHRAS</text:p>
          </table:table-cell>
          <table:table-cell office:value-type="string">
            <text:p>DEP</text:p>
          </table:table-cell>
          <table:table-cell office:value-type="string">
            <text:p>Etude, suivi, réalisation et équipement d'une Unité de Dépistage et de Suivi au lycée type 800/200R à la cité Djenane ElTouffeh à Souk-Ahras</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02</text:p>
          </table:table-cell>
          <table:table-cell office:value-type="string">
            <text:p>AIN-ZANA</text:p>
          </table:table-cell>
          <table:table-cell office:value-type="string">
            <text:p>DEP</text:p>
          </table:table-cell>
          <table:table-cell office:value-type="string">
            <text:p>Etude, suivi, réalisation et équipement d'une Unité de Dépistage et de Suivi au lycée type 800/200R à Ain-Zana</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03</text:p>
          </table:table-cell>
          <table:table-cell office:value-type="string">
            <text:p>MACHROHA</text:p>
          </table:table-cell>
          <table:table-cell office:value-type="string">
            <text:p>DEP</text:p>
          </table:table-cell>
          <table:table-cell office:value-type="string">
            <text:p>Etude, suivi, réalisation et équipement d'une Unité de Dépistage et de Suivi au lycée type 800/200R à Ain-Seynour commune de Machroha</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04</text:p>
          </table:table-cell>
          <table:table-cell office:value-type="string">
            <text:p>DREA</text:p>
          </table:table-cell>
          <table:table-cell office:value-type="string">
            <text:p>DEP</text:p>
          </table:table-cell>
          <table:table-cell office:value-type="string">
            <text:p>Etude, suivi, réalisation et équipement d'une Unité de Dépistage et de Suivi au lycée type 800/200R à Dréa</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05</text:p>
          </table:table-cell>
          <table:table-cell office:value-type="string">
            <text:p>OUED-KEBRIT</text:p>
          </table:table-cell>
          <table:table-cell office:value-type="string">
            <text:p>DEP</text:p>
          </table:table-cell>
          <table:table-cell office:value-type="string">
            <text:p>Etude, suivi, réalisation et équipement d'une Unité de Dépistage et de Suivi au lycée type 800/200R à Oued El Kebrit</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06</text:p>
          </table:table-cell>
          <table:table-cell office:value-type="string">
            <text:p>SOUK-AHRAS</text:p>
          </table:table-cell>
          <table:table-cell office:value-type="string">
            <text:p>DEP</text:p>
          </table:table-cell>
          <table:table-cell office:value-type="string">
            <text:p>Etude, suivi, réalisation et équipement d'une Unité de Dépistage et de Suivi au lycée type 800/200R à la cité Barral Salah à Souk Ahras</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07</text:p>
          </table:table-cell>
          <table:table-cell office:value-type="string">
            <text:p>SOUK-AHRAS</text:p>
          </table:table-cell>
          <table:table-cell office:value-type="string">
            <text:p>DEP</text:p>
          </table:table-cell>
          <table:table-cell office:value-type="string">
            <text:p>Etude, suivi, réalisation et équipement d'une Unité de Dépistage et de Suivi au lycée type 800/200R au POS 8 à Souk Ahras</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08</text:p>
          </table:table-cell>
          <table:table-cell office:value-type="string">
            <text:p>TERREGUELT</text:p>
          </table:table-cell>
          <table:table-cell office:value-type="string">
            <text:p>DEP</text:p>
          </table:table-cell>
          <table:table-cell office:value-type="string">
            <text:p>Etude, suivi, réalisation et équipement d'une Unité de Dépistage et de Suivi au lycée type 800/200R à Terreguelt</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09</text:p>
          </table:table-cell>
          <table:table-cell office:value-type="string">
            <text:p>M'DAOUROUCH</text:p>
          </table:table-cell>
          <table:table-cell office:value-type="string">
            <text:p>DEP</text:p>
          </table:table-cell>
          <table:table-cell office:value-type="string">
            <text:p>Etude, suivi, réalisation et équipement d'une Unité de Dépistage et de Suivi au lycée type 1000/300R à la cité Achouri Ali à M'Daourouch</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10</text:p>
          </table:table-cell>
          <table:table-cell office:value-type="string">
            <text:p>OUM-LAADHAIM</text:p>
          </table:table-cell>
          <table:table-cell office:value-type="string">
            <text:p>DEP</text:p>
          </table:table-cell>
          <table:table-cell office:value-type="string">
            <text:p>Etude, suivi, réalisation et équipement d'une Unité de Dépistage et de Suivi au lycée d'Oum-Ladhaim</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11</text:p>
          </table:table-cell>
          <table:table-cell office:value-type="string">
            <text:p>TAOURA</text:p>
          </table:table-cell>
          <table:table-cell office:value-type="string">
            <text:p>DEP</text:p>
          </table:table-cell>
          <table:table-cell office:value-type="string">
            <text:p>Etude, suivi, réalisation et équipement d'une Unité de Dépistage et de Suivi au lycée Sahraoui Zoughlami à Taoura</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12</text:p>
          </table:table-cell>
          <table:table-cell office:value-type="string">
            <text:p>SOUK-AHRAS</text:p>
          </table:table-cell>
          <table:table-cell office:value-type="string">
            <text:p>DEP</text:p>
          </table:table-cell>
          <table:table-cell office:value-type="string">
            <text:p>Etude, suivi, réalisation et équipement d'une Unité de Dépistage et de Suivi au lycée Heddadi Houmana à Souk Ahras</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13</text:p>
          </table:table-cell>
          <table:table-cell office:value-type="string">
            <text:p>ZAAROURIA</text:p>
          </table:table-cell>
          <table:table-cell office:value-type="string">
            <text:p>DEP</text:p>
          </table:table-cell>
          <table:table-cell office:value-type="string">
            <text:p>Etude, suivi, réalisation et équipement d'une Unité de Dépistage et de Suivi au lycée de Zaarouria</text:p>
          </table:table-cell>
          <table:table-cell office:value-type="string">
            <text:p>2014-07-07</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14</text:p>
          </table:table-cell>
          <table:table-cell office:value-type="string">
            <text:p>TIFFECH</text:p>
          </table:table-cell>
          <table:table-cell office:value-type="string">
            <text:p>DEP</text:p>
          </table:table-cell>
          <table:table-cell office:value-type="string">
            <text:p>Etude, suivi, réalisation et équipement d'une Unité de Dépistage et de Suivi au lycée de Tiffech</text:p>
          </table:table-cell>
          <table:table-cell office:value-type="string">
            <text:p>2014-07-06</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2.8.262.141.14.15</text:p>
          </table:table-cell>
          <table:table-cell office:value-type="string">
            <text:p>SIDI-FREDJ</text:p>
          </table:table-cell>
          <table:table-cell office:value-type="string">
            <text:p>DEP</text:p>
          </table:table-cell>
          <table:table-cell office:value-type="string">
            <text:p>Etude, suivi, réalisation et équipement d'une Unité de Dépistage et de Suivi à Sidi-Fradj</text:p>
          </table:table-cell>
          <table:table-cell office:value-type="string">
            <text:p>2014-09-17</text:p>
          </table:table-cell>
          <table:table-cell office:value-type="float" office:value="6000000.00">
            <text:p>6000000.00</text:p>
          </table:table-cell>
          <table:table-cell office:value-type="float" office:value="6000000.00">
            <text:p>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3.262.141.10.04</text:p>
          </table:table-cell>
          <table:table-cell office:value-type="string">
            <text:p>TERREGUELT</text:p>
          </table:table-cell>
          <table:table-cell office:value-type="string">
            <text:p>DEW</text:p>
          </table:table-cell>
          <table:table-cell office:value-type="string">
            <text:p>Equipement d'une demi-pension 200 rations au CEM de Terreguelt</text:p>
          </table:table-cell>
          <table:table-cell office:value-type="string">
            <text:p>2010-04-05</text:p>
          </table:table-cell>
          <table:table-cell office:value-type="float" office:value="3000000.00">
            <text:p>3000000.00</text:p>
          </table:table-cell>
          <table:table-cell office:value-type="float" office:value="3000000.00">
            <text:p>3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3.262.141.11.07</text:p>
          </table:table-cell>
          <table:table-cell office:value-type="string">
            <text:p>AIN-SOLTANE</text:p>
          </table:table-cell>
          <table:table-cell office:value-type="string">
            <text:p>DEW</text:p>
          </table:table-cell>
          <table:table-cell office:value-type="string">
            <text:p>Equipement de (02) cantines scolaires type 200R à travers la Wilaya</text:p>
          </table:table-cell>
          <table:table-cell office:value-type="string">
            <text:p>2012-02-16</text:p>
          </table:table-cell>
          <table:table-cell office:value-type="float" office:value="1350000.00">
            <text:p>1350000.00</text:p>
          </table:table-cell>
          <table:table-cell office:value-type="float" office:value="1350000.00">
            <text:p>135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623.3.262.141.11.09</text:p>
          </table:table-cell>
          <table:table-cell office:value-type="string">
            <text:p>SOUK-AHRAS</text:p>
          </table:table-cell>
          <table:table-cell office:value-type="string">
            <text:p>DEW</text:p>
          </table:table-cell>
          <table:table-cell office:value-type="string">
            <text:p>Equipement d'une demi-pension type 200R au nouveau CEM B5 au POS N° 8 commune de Souk-Ahras</text:p>
          </table:table-cell>
          <table:table-cell office:value-type="string">
            <text:p>2012-02-16</text:p>
          </table:table-cell>
          <table:table-cell office:value-type="float" office:value="3000000.00">
            <text:p>3000000.00</text:p>
          </table:table-cell>
          <table:table-cell office:value-type="float" office:value="3000000.00">
            <text:p>3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3.262.141.13.02</text:p>
          </table:table-cell>
          <table:table-cell office:value-type="string">
            <text:p>ZAAROURIA</text:p>
          </table:table-cell>
          <table:table-cell office:value-type="string">
            <text:p>DEP</text:p>
          </table:table-cell>
          <table:table-cell office:value-type="string">
            <text:p>Etude et suivi pour la réalisation d'une demi-pension type 200R au CEM de Zaarouria</text:p>
          </table:table-cell>
          <table:table-cell office:value-type="string">
            <text:p>2013-07-08</text:p>
          </table:table-cell>
          <table:table-cell office:value-type="float" office:value="1000000.00">
            <text:p>1000000.00</text:p>
          </table:table-cell>
          <table:table-cell office:value-type="float" office:value="1000000.00">
            <text:p>1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3.262.141.13.03</text:p>
          </table:table-cell>
          <table:table-cell office:value-type="string">
            <text:p>M'DAOUROUCH</text:p>
          </table:table-cell>
          <table:table-cell office:value-type="string">
            <text:p>DEP</text:p>
          </table:table-cell>
          <table:table-cell office:value-type="string">
            <text:p>Réalisation et équipement d'une demi-pension type 200R au CEM El Hedj Masaoud à M'Daourouch</text:p>
          </table:table-cell>
          <table:table-cell office:value-type="string">
            <text:p>2013-11-24</text:p>
          </table:table-cell>
          <table:table-cell office:value-type="float" office:value="19000000.00">
            <text:p>19000000.00</text:p>
          </table:table-cell>
          <table:table-cell office:value-type="float" office:value="19000000.00">
            <text:p>19000000.00</text:p>
          </table:table-cell>
          <table:table-cell office:value-type="string">
            <text:p>En cours</text:p>
          </table:table-cell>
          <table:table-cell office:value-type="float" office:value="90">
            <text:p>90</text:p>
          </table:table-cell>
          <table:table-cell office:value-type="string">
            <text:p>Achevée</text:p>
          </table:table-cell>
        </table:table-row>
        <table:table-row>
          <table:table-cell office:value-type="string">
            <text:p>N.K.5.623.3.262.141.13.05</text:p>
          </table:table-cell>
          <table:table-cell office:value-type="string">
            <text:p>AIN-ZANA</text:p>
          </table:table-cell>
          <table:table-cell office:value-type="string">
            <text:p>DEP</text:p>
          </table:table-cell>
          <table:table-cell office:value-type="string">
            <text:p>Etude, réalisation et équipement d'une cantine scolaire type 200R à l'école Ben-Ncib Abdel-Rahmane à Ain-Zana</text:p>
          </table:table-cell>
          <table:table-cell office:value-type="string">
            <text:p>2014-07-08</text:p>
          </table:table-cell>
          <table:table-cell office:value-type="float" office:value="20000000.00">
            <text:p>20000000.00</text:p>
          </table:table-cell>
          <table:table-cell office:value-type="float" office:value="20000000.00">
            <text:p>20000000.00</text:p>
          </table:table-cell>
          <table:table-cell office:value-type="string">
            <text:p>Achevée</text:p>
          </table:table-cell>
          <table:table-cell office:value-type="string">
            <text:p>NULL</text:p>
          </table:table-cell>
          <table:table-cell office:value-type="string">
            <text:p>Achevée</text:p>
          </table:table-cell>
        </table:table-row>
        <table:table-row>
          <table:table-cell office:value-type="string">
            <text:p>N.K.5.623.3.262.141.14.02</text:p>
          </table:table-cell>
          <table:table-cell office:value-type="string">
            <text:p>SOUK-AHRAS</text:p>
          </table:table-cell>
          <table:table-cell office:value-type="string">
            <text:p>DEP</text:p>
          </table:table-cell>
          <table:table-cell office:value-type="string">
            <text:p>Etude, suivi, réalisation et équipement d'une cantine scolaire type 200R à l'école Okba ben Nafea à Souk Ahras</text:p>
          </table:table-cell>
          <table:table-cell office:value-type="string">
            <text:p>2014-07-22</text:p>
          </table:table-cell>
          <table:table-cell office:value-type="float" office:value="17000000.00">
            <text:p>17000000.00</text:p>
          </table:table-cell>
          <table:table-cell office:value-type="float" office:value="17000000.00">
            <text:p>17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3.262.141.14.08</text:p>
          </table:table-cell>
          <table:table-cell office:value-type="string">
            <text:p>OUILLEN</text:p>
          </table:table-cell>
          <table:table-cell office:value-type="string">
            <text:p>DEP</text:p>
          </table:table-cell>
          <table:table-cell office:value-type="string">
            <text:p>Etude, suivi, réalisation et équipement d'une cantine scolaire type 200R à l'école Redha Houhou à Ouillen</text:p>
          </table:table-cell>
          <table:table-cell office:value-type="string">
            <text:p>2014-07-22</text:p>
          </table:table-cell>
          <table:table-cell office:value-type="float" office:value="17000000.00">
            <text:p>17000000.00</text:p>
          </table:table-cell>
          <table:table-cell office:value-type="float" office:value="17000000.00">
            <text:p>17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3.262.141.14.12</text:p>
          </table:table-cell>
          <table:table-cell office:value-type="string">
            <text:p>M'DAOUROUCH</text:p>
          </table:table-cell>
          <table:table-cell office:value-type="string">
            <text:p>DEP</text:p>
          </table:table-cell>
          <table:table-cell office:value-type="string">
            <text:p>Etude, suivi, réalisation et équipement d'une cantine scolaire type 200R à l'école Djaber Amor à M'Daourouch</text:p>
          </table:table-cell>
          <table:table-cell office:value-type="string">
            <text:p>2014-07-22</text:p>
          </table:table-cell>
          <table:table-cell office:value-type="float" office:value="17000000.00">
            <text:p>17000000.00</text:p>
          </table:table-cell>
          <table:table-cell office:value-type="float" office:value="17000000.00">
            <text:p>17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3.262.141.14.13</text:p>
          </table:table-cell>
          <table:table-cell office:value-type="string">
            <text:p>M'DAOUROUCH</text:p>
          </table:table-cell>
          <table:table-cell office:value-type="string">
            <text:p>DEP</text:p>
          </table:table-cell>
          <table:table-cell office:value-type="string">
            <text:p>Etude, suivi, réalisation et équipement d'une cantine scolaire type 200R à l'école Belahssen Maamar à M'Daourouch</text:p>
          </table:table-cell>
          <table:table-cell office:value-type="string">
            <text:p>2014-07-22</text:p>
          </table:table-cell>
          <table:table-cell office:value-type="float" office:value="17000000.00">
            <text:p>17000000.00</text:p>
          </table:table-cell>
          <table:table-cell office:value-type="float" office:value="17000000.00">
            <text:p>17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3.262.141.14.15</text:p>
          </table:table-cell>
          <table:table-cell office:value-type="string">
            <text:p>ZAAROURIA</text:p>
          </table:table-cell>
          <table:table-cell office:value-type="string">
            <text:p>DEP</text:p>
          </table:table-cell>
          <table:table-cell office:value-type="string">
            <text:p>Etude, suivi, réalisation et équipement d'une cantine scolaire type 200R à l'école Hauari Boumedien à Zaarouria</text:p>
          </table:table-cell>
          <table:table-cell office:value-type="string">
            <text:p>2014-07-22</text:p>
          </table:table-cell>
          <table:table-cell office:value-type="float" office:value="17000000.00">
            <text:p>17000000.00</text:p>
          </table:table-cell>
          <table:table-cell office:value-type="float" office:value="17000000.00">
            <text:p>17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3.262.141.14.17</text:p>
          </table:table-cell>
          <table:table-cell office:value-type="string">
            <text:p>OULED-MOUMEN</text:p>
          </table:table-cell>
          <table:table-cell office:value-type="string">
            <text:p>DEP</text:p>
          </table:table-cell>
          <table:table-cell office:value-type="string">
            <text:p>Etude, suivi, réalisation et équipement d'une cantine scolaire type 200R à l'école Rass El Kef à Ouled-Moumen</text:p>
          </table:table-cell>
          <table:table-cell office:value-type="string">
            <text:p>2014-07-22</text:p>
          </table:table-cell>
          <table:table-cell office:value-type="float" office:value="17000000.00">
            <text:p>17000000.00</text:p>
          </table:table-cell>
          <table:table-cell office:value-type="float" office:value="17000000.00">
            <text:p>17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3.262.141.14.19</text:p>
          </table:table-cell>
          <table:table-cell office:value-type="string">
            <text:p>MACHROHA</text:p>
          </table:table-cell>
          <table:table-cell office:value-type="string">
            <text:p>DEP</text:p>
          </table:table-cell>
          <table:table-cell office:value-type="string">
            <text:p>Etude, suivi, réalisation et équipement d'une cantine scolaire type 200R à l'école Abo El Kassem El Chabi à Machroha</text:p>
          </table:table-cell>
          <table:table-cell office:value-type="string">
            <text:p>2014-07-22</text:p>
          </table:table-cell>
          <table:table-cell office:value-type="float" office:value="17000000.00">
            <text:p>17000000.00</text:p>
          </table:table-cell>
          <table:table-cell office:value-type="float" office:value="17000000.00">
            <text:p>17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0.01</text:p>
          </table:table-cell>
          <table:table-cell office:value-type="string">
            <text:p>MACHROHA SOUK-AHRAS</text:p>
          </table:table-cell>
          <table:table-cell office:value-type="string">
            <text:p>DEP</text:p>
          </table:table-cell>
          <table:table-cell office:value-type="string">
            <text:p>Etude construction et équipement de 48 classes dont 03 groupes scolaires type C, 21 classes en éxtention et 03 logements d'astreinte.</text:p>
          </table:table-cell>
          <table:table-cell office:value-type="string">
            <text:p>2010-04-05</text:p>
          </table:table-cell>
          <table:table-cell office:value-type="float" office:value="97530000.00">
            <text:p>97530000.00</text:p>
          </table:table-cell>
          <table:table-cell office:value-type="float" office:value="294870000.00">
            <text:p>29487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1.05</text:p>
          </table:table-cell>
          <table:table-cell office:value-type="string">
            <text:p>HENANCHA</text:p>
          </table:table-cell>
          <table:table-cell office:value-type="string">
            <text:p>DEP</text:p>
          </table:table-cell>
          <table:table-cell office:value-type="string">
            <text:p>Etude d'adaptation pour la réalisation d'un groupe scolaire type "B" 06 classes de la commune de Hennancha MENNAR TAYEB</text:p>
          </table:table-cell>
          <table:table-cell office:value-type="string">
            <text:p>2011-06-28</text:p>
          </table:table-cell>
          <table:table-cell office:value-type="float" office:value="570000.00">
            <text:p>570000.00</text:p>
          </table:table-cell>
          <table:table-cell office:value-type="float" office:value="570000.00">
            <text:p>57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1.06</text:p>
          </table:table-cell>
          <table:table-cell office:value-type="string">
            <text:p>HENANCHA</text:p>
          </table:table-cell>
          <table:table-cell office:value-type="string">
            <text:p>DEP</text:p>
          </table:table-cell>
          <table:table-cell office:value-type="string">
            <text:p>Etude d'adaptation pour la réalisation d'un groupe scolaire type "B" 06 classesen remplacement a lécole NEDJAH LAKHDAR à HENNANCHA</text:p>
          </table:table-cell>
          <table:table-cell office:value-type="string">
            <text:p>2011-06-28</text:p>
          </table:table-cell>
          <table:table-cell office:value-type="float" office:value="570000.00">
            <text:p>570000.00</text:p>
          </table:table-cell>
          <table:table-cell office:value-type="float" office:value="570000.00">
            <text:p>57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1.07</text:p>
          </table:table-cell>
          <table:table-cell office:value-type="string">
            <text:p>AIN-ZANA BIR-BOUHOUCH HENANCHA KHEMISSA MACHROHA OUILLEN OUM-LAADHAIM RAGOUBA SEDRATA SIDI-FREDJ SOUK-AHRAS TAOURA TERREGUELT ZAAROURIA</text:p>
          </table:table-cell>
          <table:table-cell office:value-type="string">
            <text:p>DEP</text:p>
          </table:table-cell>
          <table:table-cell office:value-type="string">
            <text:p>Etude d'adaptation pour la réalisation de 63 classes en extension à travers la Wilaya</text:p>
          </table:table-cell>
          <table:table-cell office:value-type="string">
            <text:p>2011-07-11</text:p>
          </table:table-cell>
          <table:table-cell office:value-type="float" office:value="4410000.00">
            <text:p>4410000.00</text:p>
          </table:table-cell>
          <table:table-cell office:value-type="float" office:value="4410000.00">
            <text:p>441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1.14</text:p>
          </table:table-cell>
          <table:table-cell office:value-type="string">
            <text:p>SOUK-AHRAS</text:p>
          </table:table-cell>
          <table:table-cell office:value-type="string">
            <text:p>DEW</text:p>
          </table:table-cell>
          <table:table-cell office:value-type="string">
            <text:p>Equipement d'un groupe scolaire type "C" à Diar Zergua à Souk-Ahras</text:p>
          </table:table-cell>
          <table:table-cell office:value-type="string">
            <text:p>2012-02-22</text:p>
          </table:table-cell>
          <table:table-cell office:value-type="float" office:value="1800000.00">
            <text:p>1800000.00</text:p>
          </table:table-cell>
          <table:table-cell office:value-type="float" office:value="1800000.00">
            <text:p>18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1.16</text:p>
          </table:table-cell>
          <table:table-cell office:value-type="string">
            <text:p>SEDRATA</text:p>
          </table:table-cell>
          <table:table-cell office:value-type="string">
            <text:p>DEW</text:p>
          </table:table-cell>
          <table:table-cell office:value-type="string">
            <text:p>Equipement d'un groupe scolaire type "B" avec logement d'astreinte à la ZHUN à Sedrata</text:p>
          </table:table-cell>
          <table:table-cell office:value-type="string">
            <text:p>2012-02-22</text:p>
          </table:table-cell>
          <table:table-cell office:value-type="float" office:value="1200000.00">
            <text:p>1200000.00</text:p>
          </table:table-cell>
          <table:table-cell office:value-type="float" office:value="1200000.00">
            <text:p>12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1.18</text:p>
          </table:table-cell>
          <table:table-cell office:value-type="string">
            <text:p>M'DAOUROUCH</text:p>
          </table:table-cell>
          <table:table-cell office:value-type="string">
            <text:p>DEW</text:p>
          </table:table-cell>
          <table:table-cell office:value-type="string">
            <text:p>Equipement d'un groupe scolaire type "B" avec logement d'astreinte à la cité Achouri Ali à M'Daourouch</text:p>
          </table:table-cell>
          <table:table-cell office:value-type="string">
            <text:p>2012-05-07</text:p>
          </table:table-cell>
          <table:table-cell office:value-type="float" office:value="1200000.00">
            <text:p>1200000.00</text:p>
          </table:table-cell>
          <table:table-cell office:value-type="float" office:value="1200000.00">
            <text:p>12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1.19</text:p>
          </table:table-cell>
          <table:table-cell office:value-type="string">
            <text:p>OULED-DRISS</text:p>
          </table:table-cell>
          <table:table-cell office:value-type="string">
            <text:p>DEP</text:p>
          </table:table-cell>
          <table:table-cell office:value-type="string">
            <text:p>Suivi et réalisation d'un groupe scolaire type B "06 classes" en remplacement avec logement d'astreinte à Ouled-Driss</text:p>
          </table:table-cell>
          <table:table-cell office:value-type="string">
            <text:p>2012-02-16</text:p>
          </table:table-cell>
          <table:table-cell office:value-type="float" office:value="21800000.00">
            <text:p>21800000.00</text:p>
          </table:table-cell>
          <table:table-cell office:value-type="float" office:value="46900000.00">
            <text:p>469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1.20</text:p>
          </table:table-cell>
          <table:table-cell office:value-type="string">
            <text:p>OULED-DRISS</text:p>
          </table:table-cell>
          <table:table-cell office:value-type="string">
            <text:p>DEW</text:p>
          </table:table-cell>
          <table:table-cell office:value-type="string">
            <text:p>Equipement d'un groupe scolaire type B "06 classes" en remplacement avec logement d'astreinte à Ouled-Driss</text:p>
          </table:table-cell>
          <table:table-cell office:value-type="string">
            <text:p>2012-02-16</text:p>
          </table:table-cell>
          <table:table-cell office:value-type="float" office:value="1200000.00">
            <text:p>1200000.00</text:p>
          </table:table-cell>
          <table:table-cell office:value-type="float" office:value="1200000.00">
            <text:p>12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1.23</text:p>
          </table:table-cell>
          <table:table-cell office:value-type="string">
            <text:p>HENANCHA</text:p>
          </table:table-cell>
          <table:table-cell office:value-type="string">
            <text:p>DEP</text:p>
          </table:table-cell>
          <table:table-cell office:value-type="string">
            <text:p>Suivi, réalisation d'un groupe scolaire type B "06 classes en remplacement " à école Nadjeh Lakhdher avec logement d'astreinte à Hennancha</text:p>
          </table:table-cell>
          <table:table-cell office:value-type="string">
            <text:p>2012-02-16</text:p>
          </table:table-cell>
          <table:table-cell office:value-type="float" office:value="21800000.00">
            <text:p>21800000.00</text:p>
          </table:table-cell>
          <table:table-cell office:value-type="float" office:value="52100000.00">
            <text:p>521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623.4.262.141.11.24</text:p>
          </table:table-cell>
          <table:table-cell office:value-type="string">
            <text:p>HENANCHA</text:p>
          </table:table-cell>
          <table:table-cell office:value-type="string">
            <text:p>DEW</text:p>
          </table:table-cell>
          <table:table-cell office:value-type="string">
            <text:p>Equipement d'un groupe scolaire type B "06 classes en remplacement " à école Nadjeh Lakhdher avec logement d'astreinte à Hennancha</text:p>
          </table:table-cell>
          <table:table-cell office:value-type="string">
            <text:p>2012-02-16</text:p>
          </table:table-cell>
          <table:table-cell office:value-type="float" office:value="1200000.00">
            <text:p>1200000.00</text:p>
          </table:table-cell>
          <table:table-cell office:value-type="float" office:value="1200000.00">
            <text:p>12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623.4.262.141.11.25</text:p>
          </table:table-cell>
          <table:table-cell office:value-type="string">
            <text:p>BIR-BOUHOUCH HENANCHA KHEMISSA MACHROHA OUILLEN OUM-LAADHAIM RAGOUBA SEDRATA SIDI-FREDJ SOUK-AHRAS TAOURA TERREGUELT ZAAROURIA</text:p>
          </table:table-cell>
          <table:table-cell office:value-type="string">
            <text:p>DEP</text:p>
          </table:table-cell>
          <table:table-cell office:value-type="string">
            <text:p>Suivi et réalisation de 63 salles de classe en extension à travers la Wilaya</text:p>
          </table:table-cell>
          <table:table-cell office:value-type="string">
            <text:p>2012-03-12</text:p>
          </table:table-cell>
          <table:table-cell office:value-type="float" office:value="166950000.00">
            <text:p>166950000.00</text:p>
          </table:table-cell>
          <table:table-cell office:value-type="float" office:value="177950000.00">
            <text:p>17795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1.29</text:p>
          </table:table-cell>
          <table:table-cell office:value-type="string">
            <text:p>HENANCHA</text:p>
          </table:table-cell>
          <table:table-cell office:value-type="string">
            <text:p>DEP</text:p>
          </table:table-cell>
          <table:table-cell office:value-type="string">
            <text:p>Suivi, réalisation d'un groupe scolaire type "B" en remplacement à école Manar Tayeb commune de Hennancha</text:p>
          </table:table-cell>
          <table:table-cell office:value-type="string">
            <text:p>2013-02-27</text:p>
          </table:table-cell>
          <table:table-cell office:value-type="float" office:value="21800000.00">
            <text:p>21800000.00</text:p>
          </table:table-cell>
          <table:table-cell office:value-type="float" office:value="52600000.00">
            <text:p>526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623.4.262.141.12.05</text:p>
          </table:table-cell>
          <table:table-cell office:value-type="string">
            <text:p>SOUK-AHRAS</text:p>
          </table:table-cell>
          <table:table-cell office:value-type="string">
            <text:p>DEP</text:p>
          </table:table-cell>
          <table:table-cell office:value-type="string">
            <text:p>Réalisation et équipement d'un groupe scolaire type "C" avec logement d'astreinte au POS N°08 à Souk-Ahras</text:p>
          </table:table-cell>
          <table:table-cell office:value-type="string">
            <text:p>2013-04-08</text:p>
          </table:table-cell>
          <table:table-cell office:value-type="float" office:value="34300000.00">
            <text:p>34300000.00</text:p>
          </table:table-cell>
          <table:table-cell office:value-type="float" office:value="60800000.00">
            <text:p>608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2.06</text:p>
          </table:table-cell>
          <table:table-cell office:value-type="string">
            <text:p>ZAAROURIA</text:p>
          </table:table-cell>
          <table:table-cell office:value-type="string">
            <text:p>DEP</text:p>
          </table:table-cell>
          <table:table-cell office:value-type="string">
            <text:p>Réalisation et équipement d'un groupe scolaire type "B" avec logement d'astreinte à la cité route de Zaarouria</text:p>
          </table:table-cell>
          <table:table-cell office:value-type="string">
            <text:p>2013-04-08</text:p>
          </table:table-cell>
          <table:table-cell office:value-type="float" office:value="28900000.00">
            <text:p>28900000.00</text:p>
          </table:table-cell>
          <table:table-cell office:value-type="float" office:value="48400000.00">
            <text:p>484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2.07</text:p>
          </table:table-cell>
          <table:table-cell office:value-type="string">
            <text:p>SOUK-AHRAS</text:p>
          </table:table-cell>
          <table:table-cell office:value-type="string">
            <text:p>DEP</text:p>
          </table:table-cell>
          <table:table-cell office:value-type="string">
            <text:p>Réalisation et équipement d'un groupe scolaire type "B" avec logement d'astreinte à la cité Ghalloussi à Souk-Ahras</text:p>
          </table:table-cell>
          <table:table-cell office:value-type="string">
            <text:p>2013-04-11</text:p>
          </table:table-cell>
          <table:table-cell office:value-type="float" office:value="28900000.00">
            <text:p>28900000.00</text:p>
          </table:table-cell>
          <table:table-cell office:value-type="float" office:value="60100000.00">
            <text:p>601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2.08</text:p>
          </table:table-cell>
          <table:table-cell office:value-type="string">
            <text:p>DREA</text:p>
          </table:table-cell>
          <table:table-cell office:value-type="string">
            <text:p>DEP</text:p>
          </table:table-cell>
          <table:table-cell office:value-type="string">
            <text:p>Réalisation et équipement en remplacement d'un groupe scolaire type "A" avec logement d'astreinte à l'école El-Ogla à la commune de Drea</text:p>
          </table:table-cell>
          <table:table-cell office:value-type="string">
            <text:p>2013-10-02</text:p>
          </table:table-cell>
          <table:table-cell office:value-type="float" office:value="21850000.00">
            <text:p>21850000.00</text:p>
          </table:table-cell>
          <table:table-cell office:value-type="float" office:value="26850000.00">
            <text:p>2685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3.01</text:p>
          </table:table-cell>
          <table:table-cell office:value-type="string">
            <text:p>SOUK-AHRAS</text:p>
          </table:table-cell>
          <table:table-cell office:value-type="string">
            <text:p>DEP</text:p>
          </table:table-cell>
          <table:table-cell office:value-type="string">
            <text:p>Etude et suivi pour la réalisation d'un groupe scolaire type "B" au Champ de Tir à Souk-Ahras</text:p>
          </table:table-cell>
          <table:table-cell office:value-type="string">
            <text:p>2013-07-04</text:p>
          </table:table-cell>
          <table:table-cell office:value-type="float" office:value="2000000.00">
            <text:p>2000000.00</text:p>
          </table:table-cell>
          <table:table-cell office:value-type="float" office:value="2000000.00">
            <text:p>2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3.03</text:p>
          </table:table-cell>
          <table:table-cell office:value-type="string">
            <text:p>SOUK-AHRAS</text:p>
          </table:table-cell>
          <table:table-cell office:value-type="string">
            <text:p>DEP</text:p>
          </table:table-cell>
          <table:table-cell office:value-type="string">
            <text:p>Etude et suivi pour la réalisation d'un groupe scolaire type "B" à la cité Rebbahi Nouar à Souk-Ahras</text:p>
          </table:table-cell>
          <table:table-cell office:value-type="string">
            <text:p>2013-07-04</text:p>
          </table:table-cell>
          <table:table-cell office:value-type="float" office:value="2000000.00">
            <text:p>2000000.00</text:p>
          </table:table-cell>
          <table:table-cell office:value-type="float" office:value="2000000.00">
            <text:p>2000000.00</text:p>
          </table:table-cell>
          <table:table-cell office:value-type="string">
            <text:p>Clôturé</text:p>
          </table:table-cell>
          <table:table-cell office:value-type="float" office:value="100">
            <text:p>100</text:p>
          </table:table-cell>
          <table:table-cell office:value-type="string">
            <text:p>Achevée</text:p>
          </table:table-cell>
        </table:table-row>
        <table:table-row>
          <table:table-cell office:value-type="string">
            <text:p>N.K.5.623.4.262.141.13.04</text:p>
          </table:table-cell>
          <table:table-cell office:value-type="string">
            <text:p>HENANCHA SEDRATA SOUK-AHRAS ZAAROURIA</text:p>
          </table:table-cell>
          <table:table-cell office:value-type="string">
            <text:p>DEP</text:p>
          </table:table-cell>
          <table:table-cell office:value-type="string">
            <text:p>Etude et suivi pour la réalisation de 10 salles de classe pour le cycle primaire à travers la Wilaya</text:p>
          </table:table-cell>
          <table:table-cell office:value-type="string">
            <text:p>2013-07-17</text:p>
          </table:table-cell>
          <table:table-cell office:value-type="float" office:value="1500000.00">
            <text:p>1500000.00</text:p>
          </table:table-cell>
          <table:table-cell office:value-type="float" office:value="1500000.00">
            <text:p>1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3.06</text:p>
          </table:table-cell>
          <table:table-cell office:value-type="string">
            <text:p>SOUK-AHRAS</text:p>
          </table:table-cell>
          <table:table-cell office:value-type="string">
            <text:p>DEP</text:p>
          </table:table-cell>
          <table:table-cell office:value-type="string">
            <text:p>Réalisation et équipement d'un groupe scolaire type "B" avec logement d'astreinte à la cité Rebbahi Nouar à Souk-Ahras</text:p>
          </table:table-cell>
          <table:table-cell office:value-type="string">
            <text:p>2013-10-02</text:p>
          </table:table-cell>
          <table:table-cell office:value-type="float" office:value="34000000.00">
            <text:p>34000000.00</text:p>
          </table:table-cell>
          <table:table-cell office:value-type="float" office:value="77300000.00">
            <text:p>77300000.00</text:p>
          </table:table-cell>
          <table:table-cell office:value-type="string">
            <text:p>Clôturé</text:p>
          </table:table-cell>
          <table:table-cell office:value-type="float" office:value="100">
            <text:p>100</text:p>
          </table:table-cell>
          <table:table-cell office:value-type="string">
            <text:p>Achevée</text:p>
          </table:table-cell>
        </table:table-row>
        <table:table-row>
          <table:table-cell office:value-type="string">
            <text:p>N.K.5.623.4.262.141.14.01</text:p>
          </table:table-cell>
          <table:table-cell office:value-type="string">
            <text:p>SOUK-AHRAS</text:p>
          </table:table-cell>
          <table:table-cell office:value-type="string">
            <text:p>DEP</text:p>
          </table:table-cell>
          <table:table-cell office:value-type="string">
            <text:p>Etude, suivi, réalisation et équipement d'un groupe scolaire type D avec logement d'astreinte à Souk Ahras POS 10 Site "01"</text:p>
          </table:table-cell>
          <table:table-cell office:value-type="string">
            <text:p>2014-09-17</text:p>
          </table:table-cell>
          <table:table-cell office:value-type="float" office:value="64000000.00">
            <text:p>64000000.00</text:p>
          </table:table-cell>
          <table:table-cell office:value-type="float" office:value="138400000.00">
            <text:p>138400000.00</text:p>
          </table:table-cell>
          <table:table-cell office:value-type="string">
            <text:p>En cours</text:p>
          </table:table-cell>
          <table:table-cell office:value-type="float" office:value="85">
            <text:p>85</text:p>
          </table:table-cell>
          <table:table-cell office:value-type="string">
            <text:p>Achevée</text:p>
          </table:table-cell>
        </table:table-row>
        <table:table-row>
          <table:table-cell office:value-type="string">
            <text:p>N.K.5.623.4.262.141.14.02</text:p>
          </table:table-cell>
          <table:table-cell office:value-type="string">
            <text:p>SOUK-AHRAS</text:p>
          </table:table-cell>
          <table:table-cell office:value-type="string">
            <text:p>DEP</text:p>
          </table:table-cell>
          <table:table-cell office:value-type="string">
            <text:p>Etude, suivi, réalisation et équipement d'un groupe scolaire type D avec logement d'astreinte à Souk Ahras POS 10 Site "02"</text:p>
          </table:table-cell>
          <table:table-cell office:value-type="string">
            <text:p>2014-07-01</text:p>
          </table:table-cell>
          <table:table-cell office:value-type="float" office:value="64000000.00">
            <text:p>64000000.00</text:p>
          </table:table-cell>
          <table:table-cell office:value-type="float" office:value="98400000.00">
            <text:p>98400000.00</text:p>
          </table:table-cell>
          <table:table-cell office:value-type="string">
            <text:p>En cours</text:p>
          </table:table-cell>
          <table:table-cell office:value-type="float" office:value="85">
            <text:p>85</text:p>
          </table:table-cell>
          <table:table-cell office:value-type="string">
            <text:p>Achevée</text:p>
          </table:table-cell>
        </table:table-row>
        <table:table-row>
          <table:table-cell office:value-type="string">
            <text:p>N.K.5.623.4.262.141.14.03</text:p>
          </table:table-cell>
          <table:table-cell office:value-type="string">
            <text:p>SOUK-AHRAS</text:p>
          </table:table-cell>
          <table:table-cell office:value-type="string">
            <text:p>DEP</text:p>
          </table:table-cell>
          <table:table-cell office:value-type="string">
            <text:p>Etude, suivi, réalisation et équipement d'un groupe scolaire type D avec logement d'astreinte à Souk Ahras POS 10 site "03"</text:p>
          </table:table-cell>
          <table:table-cell office:value-type="string">
            <text:p>2014-07-01</text:p>
          </table:table-cell>
          <table:table-cell office:value-type="float" office:value="64000000.00">
            <text:p>64000000.00</text:p>
          </table:table-cell>
          <table:table-cell office:value-type="float" office:value="118400000.00">
            <text:p>118400000.00</text:p>
          </table:table-cell>
          <table:table-cell office:value-type="string">
            <text:p>En cours</text:p>
          </table:table-cell>
          <table:table-cell office:value-type="float" office:value="95">
            <text:p>95</text:p>
          </table:table-cell>
          <table:table-cell office:value-type="string">
            <text:p>Achevée</text:p>
          </table:table-cell>
        </table:table-row>
        <table:table-row>
          <table:table-cell office:value-type="string">
            <text:p>N.K.5.623.4.262.141.14.05</text:p>
          </table:table-cell>
          <table:table-cell office:value-type="string">
            <text:p>M'DAOUROUCH</text:p>
          </table:table-cell>
          <table:table-cell office:value-type="string">
            <text:p>DEP</text:p>
          </table:table-cell>
          <table:table-cell office:value-type="string">
            <text:p>Etude, suivi, réalisation et équipement d'un groupe scolaire type C avec logement d'astreinte à M'Daourouch POS 06</text:p>
          </table:table-cell>
          <table:table-cell office:value-type="string">
            <text:p>2014-07-01</text:p>
          </table:table-cell>
          <table:table-cell office:value-type="float" office:value="55500000.00">
            <text:p>55500000.00</text:p>
          </table:table-cell>
          <table:table-cell office:value-type="float" office:value="117920000.00">
            <text:p>117920000.00</text:p>
          </table:table-cell>
          <table:table-cell office:value-type="string">
            <text:p>En cours</text:p>
          </table:table-cell>
          <table:table-cell office:value-type="float" office:value="95">
            <text:p>95</text:p>
          </table:table-cell>
          <table:table-cell office:value-type="string">
            <text:p>Achevée</text:p>
          </table:table-cell>
        </table:table-row>
        <table:table-row>
          <table:table-cell office:value-type="string">
            <text:p>N.K.5.623.4.262.141.14.06</text:p>
          </table:table-cell>
          <table:table-cell office:value-type="string">
            <text:p>TAOURA</text:p>
          </table:table-cell>
          <table:table-cell office:value-type="string">
            <text:p>DEP</text:p>
          </table:table-cell>
          <table:table-cell office:value-type="string">
            <text:p>Etude, suivi, réalisation et équipement d'un groupe scolaire type C avec logement d'astreinte à Taoura</text:p>
          </table:table-cell>
          <table:table-cell office:value-type="string">
            <text:p>2014-07-01</text:p>
          </table:table-cell>
          <table:table-cell office:value-type="float" office:value="55500000.00">
            <text:p>55500000.00</text:p>
          </table:table-cell>
          <table:table-cell office:value-type="float" office:value="98363000.00">
            <text:p>98363000.00</text:p>
          </table:table-cell>
          <table:table-cell office:value-type="string">
            <text:p>En cours</text:p>
          </table:table-cell>
          <table:table-cell office:value-type="float" office:value="95">
            <text:p>95</text:p>
          </table:table-cell>
          <table:table-cell office:value-type="string">
            <text:p>Achevée</text:p>
          </table:table-cell>
        </table:table-row>
        <table:table-row>
          <table:table-cell office:value-type="string">
            <text:p>N.K.5.623.4.262.141.14.07</text:p>
          </table:table-cell>
          <table:table-cell office:value-type="string">
            <text:p>MERAHNA</text:p>
          </table:table-cell>
          <table:table-cell office:value-type="string">
            <text:p>DEP</text:p>
          </table:table-cell>
          <table:table-cell office:value-type="string">
            <text:p>Etude, suivi, réalisation et équipement d'un groupe scolaire type C avec logement d'astreinte à Merahna POS 07</text:p>
          </table:table-cell>
          <table:table-cell office:value-type="string">
            <text:p>2014-07-01</text:p>
          </table:table-cell>
          <table:table-cell office:value-type="float" office:value="55500000.00">
            <text:p>55500000.00</text:p>
          </table:table-cell>
          <table:table-cell office:value-type="float" office:value="102340000.00">
            <text:p>10234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4.262.141.14.08</text:p>
          </table:table-cell>
          <table:table-cell office:value-type="string">
            <text:p>AIN-SOLTANE HEDDADA KHEDARA MACHROHA MERAHNA OULED-DRISS RAGOUBA SIDI-FREDJ SOUK-AHRAS TAOURA TIFFECH ZAAROURIA</text:p>
          </table:table-cell>
          <table:table-cell office:value-type="string">
            <text:p>DEP</text:p>
          </table:table-cell>
          <table:table-cell office:value-type="string">
            <text:p>Etude, suivi, réalisation et équipement de 20 classes d'extension à travers la Wilaya</text:p>
          </table:table-cell>
          <table:table-cell office:value-type="string">
            <text:p>2015-03-18</text:p>
          </table:table-cell>
          <table:table-cell office:value-type="float" office:value="56000000.00">
            <text:p>56000000.00</text:p>
          </table:table-cell>
          <table:table-cell office:value-type="float" office:value="62800000.00">
            <text:p>628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0.03</text:p>
          </table:table-cell>
          <table:table-cell office:value-type="string">
            <text:p>HENANCHA</text:p>
          </table:table-cell>
          <table:table-cell office:value-type="string">
            <text:p>DEP</text:p>
          </table:table-cell>
          <table:table-cell office:value-type="string">
            <text:p>Etude et réalisation d'un CEM base 5 à Hennancha</text:p>
          </table:table-cell>
          <table:table-cell office:value-type="string">
            <text:p>2010-04-05</text:p>
          </table:table-cell>
          <table:table-cell office:value-type="float" office:value="123500000.00">
            <text:p>123500000.00</text:p>
          </table:table-cell>
          <table:table-cell office:value-type="float" office:value="186800000.00">
            <text:p>1868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0.04</text:p>
          </table:table-cell>
          <table:table-cell office:value-type="string">
            <text:p>M'DAOUROUCH</text:p>
          </table:table-cell>
          <table:table-cell office:value-type="string">
            <text:p>DEP</text:p>
          </table:table-cell>
          <table:table-cell office:value-type="string">
            <text:p>Etude et réalisation d'un CEM base 5 à M'Daourouch</text:p>
          </table:table-cell>
          <table:table-cell office:value-type="string">
            <text:p>2010-04-05</text:p>
          </table:table-cell>
          <table:table-cell office:value-type="float" office:value="123500000.00">
            <text:p>123500000.00</text:p>
          </table:table-cell>
          <table:table-cell office:value-type="float" office:value="182700000.00">
            <text:p>1827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0.07</text:p>
          </table:table-cell>
          <table:table-cell office:value-type="string">
            <text:p>TERREGUELT</text:p>
          </table:table-cell>
          <table:table-cell office:value-type="string">
            <text:p>DEW</text:p>
          </table:table-cell>
          <table:table-cell office:value-type="string">
            <text:p>Equipement d'un CEM base 5 à Hennancha</text:p>
          </table:table-cell>
          <table:table-cell office:value-type="string">
            <text:p>2010-04-05</text:p>
          </table:table-cell>
          <table:table-cell office:value-type="float" office:value="6500000.00">
            <text:p>6500000.00</text:p>
          </table:table-cell>
          <table:table-cell office:value-type="float" office:value="6500000.00">
            <text:p>6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0.08</text:p>
          </table:table-cell>
          <table:table-cell office:value-type="string">
            <text:p>M'DAOUROUCH</text:p>
          </table:table-cell>
          <table:table-cell office:value-type="string">
            <text:p>DEW</text:p>
          </table:table-cell>
          <table:table-cell office:value-type="string">
            <text:p>Equipement d'un CEM base 5 à M'Daourouch</text:p>
          </table:table-cell>
          <table:table-cell office:value-type="string">
            <text:p>2010-04-05</text:p>
          </table:table-cell>
          <table:table-cell office:value-type="float" office:value="6500000.00">
            <text:p>6500000.00</text:p>
          </table:table-cell>
          <table:table-cell office:value-type="float" office:value="6500000.00">
            <text:p>6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1.02</text:p>
          </table:table-cell>
          <table:table-cell office:value-type="string">
            <text:p>HENANCHA</text:p>
          </table:table-cell>
          <table:table-cell office:value-type="string">
            <text:p>DEP</text:p>
          </table:table-cell>
          <table:table-cell office:value-type="string">
            <text:p>Etude d'adaptation pour la réalisation d'un collège type B5 au route de Hennancha commune de Souk-Ahras</text:p>
          </table:table-cell>
          <table:table-cell office:value-type="string">
            <text:p>2011-04-04</text:p>
          </table:table-cell>
          <table:table-cell office:value-type="float" office:value="1600000.00">
            <text:p>1600000.00</text:p>
          </table:table-cell>
          <table:table-cell office:value-type="float" office:value="1600000.00">
            <text:p>16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1.04</text:p>
          </table:table-cell>
          <table:table-cell office:value-type="string">
            <text:p>TIFFECH</text:p>
          </table:table-cell>
          <table:table-cell office:value-type="string">
            <text:p>DEP</text:p>
          </table:table-cell>
          <table:table-cell office:value-type="string">
            <text:p>Etude d'adaptation pour la réalisation d'un collège type B5 en remplacement avec demi pension 200R à Tiffech</text:p>
          </table:table-cell>
          <table:table-cell office:value-type="string">
            <text:p>2011-06-15</text:p>
          </table:table-cell>
          <table:table-cell office:value-type="float" office:value="700000.00">
            <text:p>700000.00</text:p>
          </table:table-cell>
          <table:table-cell office:value-type="float" office:value="750000.00">
            <text:p>750000.00</text:p>
          </table:table-cell>
          <table:table-cell office:value-type="string">
            <text:p>Clôturé</text:p>
          </table:table-cell>
          <table:table-cell office:value-type="float" office:value="100">
            <text:p>100</text:p>
          </table:table-cell>
          <table:table-cell office:value-type="string">
            <text:p>Achevée</text:p>
          </table:table-cell>
        </table:table-row>
        <table:table-row>
          <table:table-cell office:value-type="string">
            <text:p>N.K.5.623.5.262.141.11.07</text:p>
          </table:table-cell>
          <table:table-cell office:value-type="string">
            <text:p>TIFFECH</text:p>
          </table:table-cell>
          <table:table-cell office:value-type="string">
            <text:p>DEW</text:p>
          </table:table-cell>
          <table:table-cell office:value-type="string">
            <text:p>Equipement d'un collège type B5 en remplacement avec demi pension 200R à Tiffech</text:p>
          </table:table-cell>
          <table:table-cell office:value-type="string">
            <text:p>2012-02-22</text:p>
          </table:table-cell>
          <table:table-cell office:value-type="float" office:value="9500000.00">
            <text:p>9500000.00</text:p>
          </table:table-cell>
          <table:table-cell office:value-type="float" office:value="9500000.00">
            <text:p>9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1.09</text:p>
          </table:table-cell>
          <table:table-cell office:value-type="string">
            <text:p>SOUK-AHRAS</text:p>
          </table:table-cell>
          <table:table-cell office:value-type="string">
            <text:p>DEW</text:p>
          </table:table-cell>
          <table:table-cell office:value-type="string">
            <text:p>Equipement d'un collège type B5 au route de Hennancha commune de Souk-Ahras</text:p>
          </table:table-cell>
          <table:table-cell office:value-type="string">
            <text:p>2012-02-16</text:p>
          </table:table-cell>
          <table:table-cell office:value-type="float" office:value="8500000.00">
            <text:p>8500000.00</text:p>
          </table:table-cell>
          <table:table-cell office:value-type="float" office:value="8500000.00">
            <text:p>8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1.11</text:p>
          </table:table-cell>
          <table:table-cell office:value-type="string">
            <text:p>SOUK-AHRAS</text:p>
          </table:table-cell>
          <table:table-cell office:value-type="string">
            <text:p>DEW</text:p>
          </table:table-cell>
          <table:table-cell office:value-type="string">
            <text:p>Equipement d'un collège type B5 à la cité Ibn Rochd commune de Souk-Ahras</text:p>
          </table:table-cell>
          <table:table-cell office:value-type="string">
            <text:p>2012-02-16</text:p>
          </table:table-cell>
          <table:table-cell office:value-type="float" office:value="8500000.00">
            <text:p>8500000.00</text:p>
          </table:table-cell>
          <table:table-cell office:value-type="float" office:value="8500000.00">
            <text:p>8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2.01</text:p>
          </table:table-cell>
          <table:table-cell office:value-type="string">
            <text:p>SOUK-AHRAS</text:p>
          </table:table-cell>
          <table:table-cell office:value-type="string">
            <text:p>DEP</text:p>
          </table:table-cell>
          <table:table-cell office:value-type="string">
            <text:p>Etude et suivi pour la réalisation d'un collège type B6/200 R à la cité Ghalloussi à Souk-Ahras</text:p>
          </table:table-cell>
          <table:table-cell office:value-type="string">
            <text:p>2012-04-22</text:p>
          </table:table-cell>
          <table:table-cell office:value-type="float" office:value="8000000.00">
            <text:p>8000000.00</text:p>
          </table:table-cell>
          <table:table-cell office:value-type="float" office:value="8000000.00">
            <text:p>8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2.07</text:p>
          </table:table-cell>
          <table:table-cell office:value-type="string">
            <text:p>SOUK-AHRAS</text:p>
          </table:table-cell>
          <table:table-cell office:value-type="string">
            <text:p>DEP</text:p>
          </table:table-cell>
          <table:table-cell office:value-type="string">
            <text:p>Réalisation et équipement d'un collège type B6/200R à la cité Ghalloussi à S/A</text:p>
          </table:table-cell>
          <table:table-cell office:value-type="string">
            <text:p>2013-10-02</text:p>
          </table:table-cell>
          <table:table-cell office:value-type="float" office:value="152000000.00">
            <text:p>152000000.00</text:p>
          </table:table-cell>
          <table:table-cell office:value-type="float" office:value="208600000.00">
            <text:p>2086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3.01</text:p>
          </table:table-cell>
          <table:table-cell office:value-type="string">
            <text:p>SOUK-AHRAS</text:p>
          </table:table-cell>
          <table:table-cell office:value-type="string">
            <text:p>DEP</text:p>
          </table:table-cell>
          <table:table-cell office:value-type="string">
            <text:p>Etude et suivi pour la réalisation d'un collège type B5/200R à la cité Barral Salah à Souk-Ahras</text:p>
          </table:table-cell>
          <table:table-cell office:value-type="string">
            <text:p>2013-07-04</text:p>
          </table:table-cell>
          <table:table-cell office:value-type="float" office:value="8000000.00">
            <text:p>8000000.00</text:p>
          </table:table-cell>
          <table:table-cell office:value-type="float" office:value="8000000.00">
            <text:p>8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3.02</text:p>
          </table:table-cell>
          <table:table-cell office:value-type="string">
            <text:p>SOUK-AHRAS</text:p>
          </table:table-cell>
          <table:table-cell office:value-type="string">
            <text:p>DEP</text:p>
          </table:table-cell>
          <table:table-cell office:value-type="string">
            <text:p>Réalisation et équipement d'un collège type B5/200R à la cité Barral Salah à Souk-Ahras</text:p>
          </table:table-cell>
          <table:table-cell office:value-type="string">
            <text:p>2013-10-02</text:p>
          </table:table-cell>
          <table:table-cell office:value-type="float" office:value="147000000.00">
            <text:p>147000000.00</text:p>
          </table:table-cell>
          <table:table-cell office:value-type="float" office:value="266000000.00">
            <text:p>26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3.03</text:p>
          </table:table-cell>
          <table:table-cell office:value-type="string">
            <text:p>OUILLEN OULED-MOUMEN OUM-LAADHAIM SOUK-AHRAS</text:p>
          </table:table-cell>
          <table:table-cell office:value-type="string">
            <text:p>DEP</text:p>
          </table:table-cell>
          <table:table-cell office:value-type="string">
            <text:p>Etude, suivi, réalisation et équipement de 04 térrains de sport à travers la wilaya (Souk-Ahras, Ouled Moumen, Ouillen et Oum laadhaim)</text:p>
          </table:table-cell>
          <table:table-cell office:value-type="string">
            <text:p>2013-10-21</text:p>
          </table:table-cell>
          <table:table-cell office:value-type="float" office:value="12000000.00">
            <text:p>12000000.00</text:p>
          </table:table-cell>
          <table:table-cell office:value-type="float" office:value="38000000.00">
            <text:p>38000000.00</text:p>
          </table:table-cell>
          <table:table-cell office:value-type="string">
            <text:p>Achevée</text:p>
          </table:table-cell>
          <table:table-cell office:value-type="string">
            <text:p>NULL</text:p>
          </table:table-cell>
          <table:table-cell office:value-type="string">
            <text:p>Achevée</text:p>
          </table:table-cell>
        </table:table-row>
        <table:table-row>
          <table:table-cell office:value-type="string">
            <text:p>N.K.5.623.5.262.141.14.01</text:p>
          </table:table-cell>
          <table:table-cell office:value-type="string">
            <text:p>OUED-KEBRIT</text:p>
          </table:table-cell>
          <table:table-cell office:value-type="string">
            <text:p>DEP</text:p>
          </table:table-cell>
          <table:table-cell office:value-type="string">
            <text:p>Etude, suivi, réalisation et équipement d'un Collège type B5 à Oued Eddamous à Oued-Kebrit</text:p>
          </table:table-cell>
          <table:table-cell office:value-type="string">
            <text:p>2014-07-01</text:p>
          </table:table-cell>
          <table:table-cell office:value-type="float" office:value="220000000.00">
            <text:p>220000000.00</text:p>
          </table:table-cell>
          <table:table-cell office:value-type="float" office:value="230500000.00">
            <text:p>230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4.02</text:p>
          </table:table-cell>
          <table:table-cell office:value-type="string">
            <text:p>SOUK-AHRAS</text:p>
          </table:table-cell>
          <table:table-cell office:value-type="string">
            <text:p>DEP</text:p>
          </table:table-cell>
          <table:table-cell office:value-type="string">
            <text:p>Etude, suivi, réalisation et équipement d'un Collège type B7 à Souk Ahras POS 10</text:p>
          </table:table-cell>
          <table:table-cell office:value-type="string">
            <text:p>2014-07-01</text:p>
          </table:table-cell>
          <table:table-cell office:value-type="float" office:value="250000000.00">
            <text:p>250000000.00</text:p>
          </table:table-cell>
          <table:table-cell office:value-type="float" office:value="332500000.00">
            <text:p>332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4.03</text:p>
          </table:table-cell>
          <table:table-cell office:value-type="string">
            <text:p>SEDRATA</text:p>
          </table:table-cell>
          <table:table-cell office:value-type="string">
            <text:p>DEP</text:p>
          </table:table-cell>
          <table:table-cell office:value-type="string">
            <text:p>Etude, suivi, réalisation et équipement d'un Collège type B5 à Sedrata</text:p>
          </table:table-cell>
          <table:table-cell office:value-type="string">
            <text:p>2014-09-25</text:p>
          </table:table-cell>
          <table:table-cell office:value-type="float" office:value="220000000.00">
            <text:p>220000000.00</text:p>
          </table:table-cell>
          <table:table-cell office:value-type="float" office:value="265500000.00">
            <text:p>265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4.04</text:p>
          </table:table-cell>
          <table:table-cell office:value-type="string">
            <text:p>SOUK-AHRAS</text:p>
          </table:table-cell>
          <table:table-cell office:value-type="string">
            <text:p>DEP</text:p>
          </table:table-cell>
          <table:table-cell office:value-type="string">
            <text:p>Etude, suivi, réalisation et équipement d'un Collège type B6 à Souk Ahras</text:p>
          </table:table-cell>
          <table:table-cell office:value-type="string">
            <text:p>2014-11-10</text:p>
          </table:table-cell>
          <table:table-cell office:value-type="float" office:value="170000000.00">
            <text:p>170000000.00</text:p>
          </table:table-cell>
          <table:table-cell office:value-type="float" office:value="258503000.00">
            <text:p>258503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5.262.141.14.05</text:p>
          </table:table-cell>
          <table:table-cell office:value-type="string">
            <text:p>SOUK-AHRAS</text:p>
          </table:table-cell>
          <table:table-cell office:value-type="string">
            <text:p>DEP</text:p>
          </table:table-cell>
          <table:table-cell office:value-type="string">
            <text:p>Etude, suivi, réalisation et équipement d'un Collège type B7 à Souk Ahras POS 10</text:p>
          </table:table-cell>
          <table:table-cell office:value-type="string">
            <text:p>2015-02-10</text:p>
          </table:table-cell>
          <table:table-cell office:value-type="float" office:value="250000000.00">
            <text:p>250000000.00</text:p>
          </table:table-cell>
          <table:table-cell office:value-type="float" office:value="250000000.00">
            <text:p>25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623.6.262.141.10.01</text:p>
          </table:table-cell>
          <table:table-cell office:value-type="string">
            <text:p>AIN-ZANA M'DAOUROUCH MERAHNA RAGOUBA SEDRATA SIDI-FREDJ SOUK-AHRAS TAOURA</text:p>
          </table:table-cell>
          <table:table-cell office:value-type="string">
            <text:p>DEP</text:p>
          </table:table-cell>
          <table:table-cell office:value-type="string">
            <text:p>Aménagement et réhabilitation des établissements de l'enseignement moyen à travers la wilaya</text:p>
          </table:table-cell>
          <table:table-cell office:value-type="string">
            <text:p>2010-08-09</text:p>
          </table:table-cell>
          <table:table-cell office:value-type="float" office:value="40000000.00">
            <text:p>40000000.00</text:p>
          </table:table-cell>
          <table:table-cell office:value-type="float" office:value="40000000.00">
            <text:p>4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6.262.141.10.02</text:p>
          </table:table-cell>
          <table:table-cell office:value-type="string">
            <text:p>DREA HEDDADA HENANCHA KHEDARA M'DAOUROUCH MACHROHA MERAHNA OUILLEN OULED-DRISS OULED-MOUMEN OUM-LAADHAIM SEDRATA SOUK-AHRAS TAOURA TERREGUELT</text:p>
          </table:table-cell>
          <table:table-cell office:value-type="string">
            <text:p>DEP</text:p>
          </table:table-cell>
          <table:table-cell office:value-type="string">
            <text:p>Aménagement et réhabilitation des établissements de l'enseignement primaire à travers la wilaya</text:p>
          </table:table-cell>
          <table:table-cell office:value-type="string">
            <text:p>2011-12-11</text:p>
          </table:table-cell>
          <table:table-cell office:value-type="float" office:value="60000000.00">
            <text:p>60000000.00</text:p>
          </table:table-cell>
          <table:table-cell office:value-type="float" office:value="60000000.00">
            <text:p>6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6.262.141.11.01</text:p>
          </table:table-cell>
          <table:table-cell office:value-type="string">
            <text:p>AIN-ZANA HEDDADA KHEDARA MERAHNA OUED-KEBRIT OUM-LAADHAIM SEDRATA SEF-EL-OUIDEN SIDI-FREDJ SOUK-AHRAS TIFFECH</text:p>
          </table:table-cell>
          <table:table-cell office:value-type="string">
            <text:p>DEP</text:p>
          </table:table-cell>
          <table:table-cell office:value-type="string">
            <text:p>Aménagement et réhabilitation des établissements de l'enseignement moyen à travers la Wilaya</text:p>
          </table:table-cell>
          <table:table-cell office:value-type="string">
            <text:p>2012-09-27</text:p>
          </table:table-cell>
          <table:table-cell office:value-type="float" office:value="56000000.00">
            <text:p>56000000.00</text:p>
          </table:table-cell>
          <table:table-cell office:value-type="float" office:value="56000000.00">
            <text:p>5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6.262.141.11.02</text:p>
          </table:table-cell>
          <table:table-cell office:value-type="string">
            <text:p>AIN-ZANA HEDDADA MACHROHA SEDRATA SOUK-AHRAS</text:p>
          </table:table-cell>
          <table:table-cell office:value-type="string">
            <text:p>DEP</text:p>
          </table:table-cell>
          <table:table-cell office:value-type="string">
            <text:p>Aménagement et réhabilitation des établissements (y compris chauffage) de l'enseignement primaire à travers la Wilaya</text:p>
          </table:table-cell>
          <table:table-cell office:value-type="string">
            <text:p>2013-07-08</text:p>
          </table:table-cell>
          <table:table-cell office:value-type="float" office:value="64000000.00">
            <text:p>64000000.00</text:p>
          </table:table-cell>
          <table:table-cell office:value-type="float" office:value="64000000.00">
            <text:p>64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6.262.141.12.01</text:p>
          </table:table-cell>
          <table:table-cell office:value-type="string">
            <text:p>HEDDADA HENANCHA KHEMISSA M'DAOUROUCH MACHROHA SEDRATA SOUK-AHRAS TAOURA</text:p>
          </table:table-cell>
          <table:table-cell office:value-type="string">
            <text:p>DEP</text:p>
          </table:table-cell>
          <table:table-cell office:value-type="string">
            <text:p>Aménagment et réhabilitation des établissements de l'enseignement moyen à travers la Wilaya</text:p>
          </table:table-cell>
          <table:table-cell office:value-type="string">
            <text:p>2012-09-27</text:p>
          </table:table-cell>
          <table:table-cell office:value-type="float" office:value="40000000.00">
            <text:p>40000000.00</text:p>
          </table:table-cell>
          <table:table-cell office:value-type="float" office:value="40000000.00">
            <text:p>4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6.262.141.12.02</text:p>
          </table:table-cell>
          <table:table-cell office:value-type="string">
            <text:p>DREA HENANCHA MACHROHA SOUK-AHRAS ZAAROURIA</text:p>
          </table:table-cell>
          <table:table-cell office:value-type="string">
            <text:p>DEP</text:p>
          </table:table-cell>
          <table:table-cell office:value-type="string">
            <text:p>Réhabilitation et renouvellement des équipements des établissements de l'enseignement primaire et moyen endommagés par les intempéries</text:p>
          </table:table-cell>
          <table:table-cell office:value-type="string">
            <text:p>2013-07-24</text:p>
          </table:table-cell>
          <table:table-cell office:value-type="float" office:value="9500000.00">
            <text:p>9500000.00</text:p>
          </table:table-cell>
          <table:table-cell office:value-type="float" office:value="9500000.00">
            <text:p>9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23.6.262.141.13.01</text:p>
          </table:table-cell>
          <table:table-cell office:value-type="string">
            <text:p>M'DAOUROUCH MERAHNA SEDRATA</text:p>
          </table:table-cell>
          <table:table-cell office:value-type="string">
            <text:p>DEW</text:p>
          </table:table-cell>
          <table:table-cell office:value-type="string">
            <text:p>Aménagement et réhabilitaion des établissements scolaires du cycle moyen y compris chauffage et climatisation</text:p>
          </table:table-cell>
          <table:table-cell office:value-type="string">
            <text:p>2015-01-18</text:p>
          </table:table-cell>
          <table:table-cell office:value-type="float" office:value="60000000.00">
            <text:p>60000000.00</text:p>
          </table:table-cell>
          <table:table-cell office:value-type="float" office:value="60000000.00">
            <text:p>60000000.00</text:p>
          </table:table-cell>
          <table:table-cell office:value-type="string">
            <text:p>En cours</text:p>
          </table:table-cell>
          <table:table-cell office:value-type="float" office:value="76">
            <text:p>76</text:p>
          </table:table-cell>
          <table:table-cell office:value-type="string">
            <text:p>En cours</text:p>
          </table:table-cell>
        </table:table-row>
        <table:table-row>
          <table:table-cell office:value-type="string">
            <text:p>N.K.5.623.6.262.141.13.02</text:p>
          </table:table-cell>
          <table:table-cell office:value-type="string">
            <text:p>MACHROHA MERAHNA OULED-MOUMEN OUM-LAADHAIM SEDRATA SOUK-AHRAS TAOURA TIFFECH</text:p>
          </table:table-cell>
          <table:table-cell office:value-type="string">
            <text:p>DEW</text:p>
          </table:table-cell>
          <table:table-cell office:value-type="string">
            <text:p>Aménagement et réhabilitaion des établissements scolaires du cycle primaire y compris chauffage et climatisation</text:p>
          </table:table-cell>
          <table:table-cell office:value-type="string">
            <text:p>2016-03-17</text:p>
          </table:table-cell>
          <table:table-cell office:value-type="float" office:value="80000000.00">
            <text:p>80000000.00</text:p>
          </table:table-cell>
          <table:table-cell office:value-type="float" office:value="80000000.00">
            <text:p>80000000.00</text:p>
          </table:table-cell>
          <table:table-cell office:value-type="string">
            <text:p>En cours</text:p>
          </table:table-cell>
          <table:table-cell office:value-type="float" office:value="50">
            <text:p>50</text:p>
          </table:table-cell>
          <table:table-cell office:value-type="string">
            <text:p>En cours</text:p>
          </table:table-cell>
        </table:table-row>
        <table:table-row>
          <table:table-cell office:value-type="string">
            <text:p>N.K.5.623.6.262.141.14.01</text:p>
          </table:table-cell>
          <table:table-cell office:value-type="string">
            <text:p>DREA HENANCHA M'DAOUROUCH MERAHNA OULED-DRISS SEDRATA SOUK-AHRAS TAOURA</text:p>
          </table:table-cell>
          <table:table-cell office:value-type="string">
            <text:p>DEW</text:p>
          </table:table-cell>
          <table:table-cell office:value-type="string">
            <text:p>Aménagement et réhabilitation des établissements scolaires, du cycle Moyen, y compris chauffage et climatisation</text:p>
          </table:table-cell>
          <table:table-cell office:value-type="string">
            <text:p>2017-01-03</text:p>
          </table:table-cell>
          <table:table-cell office:value-type="float" office:value="61000000.00">
            <text:p>61000000.00</text:p>
          </table:table-cell>
          <table:table-cell office:value-type="float" office:value="61000000.00">
            <text:p>61000000.00</text:p>
          </table:table-cell>
          <table:table-cell office:value-type="string">
            <text:p>En cours</text:p>
          </table:table-cell>
          <table:table-cell office:value-type="float" office:value="75">
            <text:p>75</text:p>
          </table:table-cell>
          <table:table-cell office:value-type="string">
            <text:p>En cours</text:p>
          </table:table-cell>
        </table:table-row>
        <table:table-row>
          <table:table-cell office:value-type="string">
            <text:p>N.K.5.623.6.262.141.14.02</text:p>
          </table:table-cell>
          <table:table-cell office:value-type="string">
            <text:p>HENANCHA M'DAOUROUCH MACHROHA MERAHNA OUILLEN OULED-DRISS RAGOUBA SIDI-FREDJ SOUK-AHRAS ZAAROURIA</text:p>
          </table:table-cell>
          <table:table-cell office:value-type="string">
            <text:p>DEW</text:p>
          </table:table-cell>
          <table:table-cell office:value-type="string">
            <text:p>Aménagement et réhabilitation des établissements scolaires, du cycle Primaire, y compris chauffage et climatisation</text:p>
          </table:table-cell>
          <table:table-cell office:value-type="string">
            <text:p>2017-01-03</text:p>
          </table:table-cell>
          <table:table-cell office:value-type="float" office:value="102000000.00">
            <text:p>102000000.00</text:p>
          </table:table-cell>
          <table:table-cell office:value-type="float" office:value="102000000.00">
            <text:p>102000000.00</text:p>
          </table:table-cell>
          <table:table-cell office:value-type="string">
            <text:p>En cours</text:p>
          </table:table-cell>
          <table:table-cell office:value-type="float" office:value="86">
            <text:p>86</text:p>
          </table:table-cell>
          <table:table-cell office:value-type="string">
            <text:p>En cours</text:p>
          </table:table-cell>
        </table:table-row>
        <table:table-row>
          <table:table-cell office:value-type="string">
            <text:p>N.K.5.623.7.262.141.14.01</text:p>
          </table:table-cell>
          <table:table-cell office:value-type="string">
            <text:p>NULL</text:p>
          </table:table-cell>
          <table:table-cell office:value-type="string">
            <text:p>DEW</text:p>
          </table:table-cell>
          <table:table-cell office:value-type="string">
            <text:p>Renouvellement des équipements des établissements scolaires du cycle Moyen, y compris chauffage et climatisation</text:p>
          </table:table-cell>
          <table:table-cell office:value-type="string">
            <text:p>2021-08-01</text:p>
          </table:table-cell>
          <table:table-cell office:value-type="float" office:value="10000000.00">
            <text:p>10000000.00</text:p>
          </table:table-cell>
          <table:table-cell office:value-type="float" office:value="10000000.00">
            <text:p>10000000.00</text:p>
          </table:table-cell>
          <table:table-cell office:value-type="string">
            <text:p>En cours</text:p>
          </table:table-cell>
          <table:table-cell office:value-type="float" office:value="5">
            <text:p>5</text:p>
          </table:table-cell>
          <table:table-cell office:value-type="string">
            <text:p>En cours</text:p>
          </table:table-cell>
        </table:table-row>
        <table:table-row>
          <table:table-cell office:value-type="string">
            <text:p>N.K.5.623.8.262.141.12.02</text:p>
          </table:table-cell>
          <table:table-cell office:value-type="string">
            <text:p>DREA M'DAOUROUCH MACHROHA RAGOUBA SEDRATA SIDI-FREDJ SOUK-AHRAS TAOURA</text:p>
          </table:table-cell>
          <table:table-cell office:value-type="string">
            <text:p>DEP</text:p>
          </table:table-cell>
          <table:table-cell office:value-type="string">
            <text:p>Etude, réparation, acquisition et installation du chauffage au profit de 09 collèges à travers la wilaya</text:p>
          </table:table-cell>
          <table:table-cell office:value-type="string">
            <text:p>2013-07-04</text:p>
          </table:table-cell>
          <table:table-cell office:value-type="float" office:value="15000000.00">
            <text:p>15000000.00</text:p>
          </table:table-cell>
          <table:table-cell office:value-type="float" office:value="15000000.00">
            <text:p>1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31.1.262.141.12.01</text:p>
          </table:table-cell>
          <table:table-cell office:value-type="string">
            <text:p>ZAAROURIA</text:p>
          </table:table-cell>
          <table:table-cell office:value-type="string">
            <text:p>DFP</text:p>
          </table:table-cell>
          <table:table-cell office:value-type="string">
            <text:p>Etude et suivi pour la réalisation d'un Centre de Formation Professionnelle et d'apprentissage (CFPA ) 250 PF/60 Lits à Zaarouria</text:p>
          </table:table-cell>
          <table:table-cell office:value-type="string">
            <text:p>2012-07-09</text:p>
          </table:table-cell>
          <table:table-cell office:value-type="float" office:value="7000000.00">
            <text:p>7000000.00</text:p>
          </table:table-cell>
          <table:table-cell office:value-type="float" office:value="8000000.00">
            <text:p>8000000.00</text:p>
          </table:table-cell>
          <table:table-cell office:value-type="string">
            <text:p>Gelée</text:p>
          </table:table-cell>
          <table:table-cell office:value-type="float" office:value="90">
            <text:p>90</text:p>
          </table:table-cell>
          <table:table-cell office:value-type="string">
            <text:p>Gelée (Matrice P.M 2015 )  Gelée (Matrice P.M 2015 ) </text:p>
          </table:table-cell>
        </table:table-row>
        <table:table-row>
          <table:table-cell office:value-type="string">
            <text:p>N.K.5.631.2.262.141.11.01</text:p>
          </table:table-cell>
          <table:table-cell office:value-type="string">
            <text:p>SEDRATA</text:p>
          </table:table-cell>
          <table:table-cell office:value-type="string">
            <text:p>DFP</text:p>
          </table:table-cell>
          <table:table-cell office:value-type="string">
            <text:p>Suivi, réalisation et équipement d'un institut national spécialisé de formation professionnelle (INSFP) 300 PF/120 Lits à Sedrata</text:p>
          </table:table-cell>
          <table:table-cell office:value-type="string">
            <text:p>2013-09-12</text:p>
          </table:table-cell>
          <table:table-cell office:value-type="float" office:value="232000000.00">
            <text:p>232000000.00</text:p>
          </table:table-cell>
          <table:table-cell office:value-type="float" office:value="552000000.00">
            <text:p>552000000.00</text:p>
          </table:table-cell>
          <table:table-cell office:value-type="string">
            <text:p>En cours</text:p>
          </table:table-cell>
          <table:table-cell office:value-type="float" office:value="98">
            <text:p>98</text:p>
          </table:table-cell>
          <table:table-cell office:value-type="string">
            <text:p>En cours</text:p>
          </table:table-cell>
        </table:table-row>
        <table:table-row>
          <table:table-cell office:value-type="string">
            <text:p>N.K.5.631.2.262.141.12.01</text:p>
          </table:table-cell>
          <table:table-cell office:value-type="string">
            <text:p>ZAAROURIA</text:p>
          </table:table-cell>
          <table:table-cell office:value-type="string">
            <text:p>DFP</text:p>
          </table:table-cell>
          <table:table-cell office:value-type="string">
            <text:p>Réalisation et équipement en mobilier scolaire, services communs et parc auto d'un centre de formation professionnelle et d'apprentissage (CFPA) 250 PF/60 Lits à Zaarouria</text:p>
          </table:table-cell>
          <table:table-cell office:value-type="string">
            <text:p>2014-04-09</text:p>
          </table:table-cell>
          <table:table-cell office:value-type="float" office:value="177000000.00">
            <text:p>177000000.00</text:p>
          </table:table-cell>
          <table:table-cell office:value-type="float" office:value="402000000.00">
            <text:p>402000000.00</text:p>
          </table:table-cell>
          <table:table-cell office:value-type="string">
            <text:p>Gelée</text:p>
          </table:table-cell>
          <table:table-cell office:value-type="float" office:value="75">
            <text:p>75</text:p>
          </table:table-cell>
          <table:table-cell office:value-type="string">
            <text:p>Gelée (Matrice P.M 2015 )  Gelée (Matrice P.M 2015 ) </text:p>
          </table:table-cell>
        </table:table-row>
        <table:table-row>
          <table:table-cell office:value-type="string">
            <text:p>N.K.5.631.2.262.141.14.01</text:p>
          </table:table-cell>
          <table:table-cell office:value-type="string">
            <text:p>SOUK-AHRAS</text:p>
          </table:table-cell>
          <table:table-cell office:value-type="string">
            <text:p>DFP</text:p>
          </table:table-cell>
          <table:table-cell office:value-type="string">
            <text:p>Etude, réalisation et équipement mobilier scolaire services communs et parc-auto d'un Institut National Spécialisé de Formation Professionnelle (INSFP) 300 PF/120 lits à Souk Ahras</text:p>
          </table:table-cell>
          <table:table-cell office:value-type="string">
            <text:p>2014-04-02</text:p>
          </table:table-cell>
          <table:table-cell office:value-type="float" office:value="237000000.00">
            <text:p>237000000.00</text:p>
          </table:table-cell>
          <table:table-cell office:value-type="float" office:value="647000000.00">
            <text:p>647000000.00</text:p>
          </table:table-cell>
          <table:table-cell office:value-type="string">
            <text:p>Gelée</text:p>
          </table:table-cell>
          <table:table-cell office:value-type="float" office:value="70">
            <text:p>70</text:p>
          </table:table-cell>
          <table:table-cell office:value-type="string">
            <text:p>Gelée (Matrice P.M 2015 )  Gelée (Matrice P.M 2015 ) </text:p>
          </table:table-cell>
        </table:table-row>
        <table:table-row>
          <table:table-cell office:value-type="string">
            <text:p>N.K.5.631.2.262.141.14.02</text:p>
          </table:table-cell>
          <table:table-cell office:value-type="string">
            <text:p>M'DAOUROUCH</text:p>
          </table:table-cell>
          <table:table-cell office:value-type="string">
            <text:p>DFP</text:p>
          </table:table-cell>
          <table:table-cell office:value-type="string">
            <text:p>Suivi, réalisation et équipement mobilier scolaire services communs et parc-auto d'un Institut National Spécialisé de Formation Professionnelle (INSFP) 300 PF/120 lits à M'Daourouch</text:p>
          </table:table-cell>
          <table:table-cell office:value-type="string">
            <text:p>2014-07-16</text:p>
          </table:table-cell>
          <table:table-cell office:value-type="float" office:value="228000000.00">
            <text:p>228000000.00</text:p>
          </table:table-cell>
          <table:table-cell office:value-type="float" office:value="578000000.00">
            <text:p>578000000.00</text:p>
          </table:table-cell>
          <table:table-cell office:value-type="string">
            <text:p>En cours</text:p>
          </table:table-cell>
          <table:table-cell office:value-type="float" office:value="99">
            <text:p>99</text:p>
          </table:table-cell>
          <table:table-cell office:value-type="string">
            <text:p>En cours</text:p>
          </table:table-cell>
        </table:table-row>
        <table:table-row>
          <table:table-cell office:value-type="string">
            <text:p>N.K.5.631.2.262.141.14.03</text:p>
          </table:table-cell>
          <table:table-cell office:value-type="string">
            <text:p>MACHROHA</text:p>
          </table:table-cell>
          <table:table-cell office:value-type="string">
            <text:p>DFP</text:p>
          </table:table-cell>
          <table:table-cell office:value-type="string">
            <text:p>Etude, réalisation et équipement mobilier scolaire, services communs et parc auto d'un Centre de Formation Professionnelle et d'apprentissage 250 PF/60 Lits (CFPA) à Machroha</text:p>
          </table:table-cell>
          <table:table-cell office:value-type="string">
            <text:p>2014-07-21</text:p>
          </table:table-cell>
          <table:table-cell office:value-type="float" office:value="250000000.00">
            <text:p>250000000.00</text:p>
          </table:table-cell>
          <table:table-cell office:value-type="float" office:value="320000000.00">
            <text:p>32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631.6.262.141.10.01</text:p>
          </table:table-cell>
          <table:table-cell office:value-type="string">
            <text:p>MERAHNA MACHROHA</text:p>
          </table:table-cell>
          <table:table-cell office:value-type="string">
            <text:p>DFP</text:p>
          </table:table-cell>
          <table:table-cell office:value-type="string">
            <text:p>Etude et réalisation des extensions de (02) CFPA de Merahna et Ain-Seynour</text:p>
          </table:table-cell>
          <table:table-cell office:value-type="string">
            <text:p>2010-03-16</text:p>
          </table:table-cell>
          <table:table-cell office:value-type="float" office:value="80000000.00">
            <text:p>80000000.00</text:p>
          </table:table-cell>
          <table:table-cell office:value-type="float" office:value="130000000.00">
            <text:p>130000000.00</text:p>
          </table:table-cell>
          <table:table-cell office:value-type="string">
            <text:p>En cours</text:p>
          </table:table-cell>
          <table:table-cell office:value-type="float" office:value="97">
            <text:p>97</text:p>
          </table:table-cell>
          <table:table-cell office:value-type="string">
            <text:p>Gelée (Matrice P.M 2015 ) (Lots Merahna) Gelée (Matrice P.M 2015 ) (Lots Merahna)</text:p>
          </table:table-cell>
        </table:table-row>
        <table:table-row>
          <table:table-cell office:value-type="string">
            <text:p>N.K.5.631.6.262.141.10.02</text:p>
          </table:table-cell>
          <table:table-cell office:value-type="string">
            <text:p>SOUK-AHRAS</text:p>
          </table:table-cell>
          <table:table-cell office:value-type="string">
            <text:p>DFP</text:p>
          </table:table-cell>
          <table:table-cell office:value-type="string">
            <text:p>Etude, réalisation et équipement de 12 salles de cours au niveau de l'INSFP CFPA Zighoud Youcef (CFPA II) à Souk-Ahras</text:p>
          </table:table-cell>
          <table:table-cell office:value-type="string">
            <text:p>2010-03-16</text:p>
          </table:table-cell>
          <table:table-cell office:value-type="float" office:value="54000000.00">
            <text:p>54000000.00</text:p>
          </table:table-cell>
          <table:table-cell office:value-type="float" office:value="54000000.00">
            <text:p>54000000.00</text:p>
          </table:table-cell>
          <table:table-cell office:value-type="string">
            <text:p>Achevée</text:p>
          </table:table-cell>
          <table:table-cell office:value-type="float" office:value="100">
            <text:p>100</text:p>
          </table:table-cell>
          <table:table-cell office:value-type="string">
            <text:p>Achevés.</text:p>
          </table:table-cell>
        </table:table-row>
        <table:table-row>
          <table:table-cell office:value-type="string">
            <text:p>N.K.5.631.6.262.141.10.03</text:p>
          </table:table-cell>
          <table:table-cell office:value-type="string">
            <text:p>HEDDADA</text:p>
          </table:table-cell>
          <table:table-cell office:value-type="string">
            <text:p>DFP</text:p>
          </table:table-cell>
          <table:table-cell office:value-type="string">
            <text:p>Etude, réalisation et équipement en mobilier scolaire, services communs et parc auto d'un CFPA à Heddada</text:p>
          </table:table-cell>
          <table:table-cell office:value-type="string">
            <text:p>2010-03-21</text:p>
          </table:table-cell>
          <table:table-cell office:value-type="float" office:value="145000000.00">
            <text:p>145000000.00</text:p>
          </table:table-cell>
          <table:table-cell office:value-type="float" office:value="265000000.00">
            <text:p>265000000.00</text:p>
          </table:table-cell>
          <table:table-cell office:value-type="string">
            <text:p>En cours</text:p>
          </table:table-cell>
          <table:table-cell office:value-type="float" office:value="95">
            <text:p>95</text:p>
          </table:table-cell>
          <table:table-cell office:value-type="string">
            <text:p>En cours</text:p>
          </table:table-cell>
        </table:table-row>
        <table:table-row>
          <table:table-cell office:value-type="string">
            <text:p>N.K.5.631.6.262.141.11.01</text:p>
          </table:table-cell>
          <table:table-cell office:value-type="string">
            <text:p>KHEDARA</text:p>
          </table:table-cell>
          <table:table-cell office:value-type="string">
            <text:p>DFP</text:p>
          </table:table-cell>
          <table:table-cell office:value-type="string">
            <text:p>Etude, réalisation et équipement d'une extension à Khedara</text:p>
          </table:table-cell>
          <table:table-cell office:value-type="string">
            <text:p>2013-04-11</text:p>
          </table:table-cell>
          <table:table-cell office:value-type="float" office:value="18000000.00">
            <text:p>18000000.00</text:p>
          </table:table-cell>
          <table:table-cell office:value-type="float" office:value="91000000.00">
            <text:p>91000000.00</text:p>
          </table:table-cell>
          <table:table-cell office:value-type="string">
            <text:p>Gelée</text:p>
          </table:table-cell>
          <table:table-cell office:value-type="float" office:value="15">
            <text:p>15</text:p>
          </table:table-cell>
          <table:table-cell office:value-type="string">
            <text:p>Gelée (Matrice P.M 2015 )  Gelée (Matrice P.M 2015 ) </text:p>
          </table:table-cell>
        </table:table-row>
        <table:table-row>
          <table:table-cell office:value-type="string">
            <text:p>N.K.5.631.6.262.141.14.01</text:p>
          </table:table-cell>
          <table:table-cell office:value-type="string">
            <text:p/>
          </table:table-cell>
          <table:table-cell office:value-type="string">
            <text:p>DFP</text:p>
          </table:table-cell>
          <table:table-cell office:value-type="string">
            <text:p>Etude, réhabilitation et aménagement des établissements de la Formation Professionnelle à travers la Wilaya</text:p>
          </table:table-cell>
          <table:table-cell office:value-type="string">
            <text:p>2014-07-16</text:p>
          </table:table-cell>
          <table:table-cell office:value-type="float" office:value="25000000.00">
            <text:p>25000000.00</text:p>
          </table:table-cell>
          <table:table-cell office:value-type="float" office:value="26000000.00">
            <text:p>26000000.00</text:p>
          </table:table-cell>
          <table:table-cell office:value-type="string">
            <text:p>Achevée</text:p>
          </table:table-cell>
          <table:table-cell office:value-type="float" office:value="100">
            <text:p>100</text:p>
          </table:table-cell>
          <table:table-cell office:value-type="string">
            <text:p>Achevés (Reste paiement)</text:p>
          </table:table-cell>
        </table:table-row>
        <table:table-row>
          <table:table-cell office:value-type="string">
            <text:p>N.K.5.643.2.262.141.10.01</text:p>
          </table:table-cell>
          <table:table-cell office:value-type="string">
            <text:p>SOUK-AHRAS</text:p>
          </table:table-cell>
          <table:table-cell office:value-type="string">
            <text:p>DSP</text:p>
          </table:table-cell>
          <table:table-cell office:value-type="string">
            <text:p>Etude pour la réalisation d'une école de formation paramédicale à Souk-Ahras</text:p>
          </table:table-cell>
          <table:table-cell office:value-type="string">
            <text:p>2010-05-11</text:p>
          </table:table-cell>
          <table:table-cell office:value-type="float" office:value="10000000.00">
            <text:p>10000000.00</text:p>
          </table:table-cell>
          <table:table-cell office:value-type="float" office:value="10000000.00">
            <text:p>1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643.2.262.141.11.01</text:p>
          </table:table-cell>
          <table:table-cell office:value-type="string">
            <text:p>SOUK-AHRAS</text:p>
          </table:table-cell>
          <table:table-cell office:value-type="string">
            <text:p>DEP</text:p>
          </table:table-cell>
          <table:table-cell office:value-type="string">
            <text:p>Réalisation d'une école de formation paramédicale à Souk-Ahras</text:p>
          </table:table-cell>
          <table:table-cell office:value-type="string">
            <text:p>2011-11-13</text:p>
          </table:table-cell>
          <table:table-cell office:value-type="float" office:value="300000000.00">
            <text:p>300000000.00</text:p>
          </table:table-cell>
          <table:table-cell office:value-type="float" office:value="1000000000.00">
            <text:p>1000000000.00</text:p>
          </table:table-cell>
          <table:table-cell office:value-type="string">
            <text:p>N L</text:p>
          </table:table-cell>
          <table:table-cell office:value-type="float" office:value="0">
            <text:p>0</text:p>
          </table:table-cell>
          <table:table-cell office:value-type="string">
            <text:p>NL</text:p>
          </table:table-cell>
        </table:table-row>
        <table:table-row>
          <table:table-cell office:value-type="string">
            <text:p>N.K.5.721.4.262.141.12.01</text:p>
          </table:table-cell>
          <table:table-cell office:value-type="string">
            <text:p>SOUK-AHRAS</text:p>
          </table:table-cell>
          <table:table-cell office:value-type="string">
            <text:p>DEP</text:p>
          </table:table-cell>
          <table:table-cell office:value-type="string">
            <text:p>Viabilisation et aménagement de l'extension du site universitaire</text:p>
          </table:table-cell>
          <table:table-cell office:value-type="string">
            <text:p>2012-08-14</text:p>
          </table:table-cell>
          <table:table-cell office:value-type="float" office:value="860000000.00">
            <text:p>860000000.00</text:p>
          </table:table-cell>
          <table:table-cell office:value-type="float" office:value="860000000.00">
            <text:p>860000000.00</text:p>
          </table:table-cell>
          <table:table-cell office:value-type="string">
            <text:p>En cours</text:p>
          </table:table-cell>
          <table:table-cell office:value-type="float" office:value="55">
            <text:p>55</text:p>
          </table:table-cell>
          <table:table-cell office:value-type="string">
            <text:p>En cours</text:p>
          </table:table-cell>
        </table:table-row>
        <table:table-row>
          <table:table-cell office:value-type="string">
            <text:p>N.K.5.722.1.262.141.15.01</text:p>
          </table:table-cell>
          <table:table-cell office:value-type="string">
            <text:p>SOUK-AHRAS</text:p>
          </table:table-cell>
          <table:table-cell office:value-type="string">
            <text:p>DEP</text:p>
          </table:table-cell>
          <table:table-cell office:value-type="string">
            <text:p>Etude pour la réalisation de 60 logements pour les enseignants à Souk-Ahras</text:p>
          </table:table-cell>
          <table:table-cell office:value-type="string">
            <text:p>2015-10-18</text:p>
          </table:table-cell>
          <table:table-cell office:value-type="float" office:value="9000000.00">
            <text:p>9000000.00</text:p>
          </table:table-cell>
          <table:table-cell office:value-type="float" office:value="9000000.00">
            <text:p>9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22.2.262.141.10.01</text:p>
          </table:table-cell>
          <table:table-cell office:value-type="string">
            <text:p>SOUK-AHRAS</text:p>
          </table:table-cell>
          <table:table-cell office:value-type="string">
            <text:p>DEP</text:p>
          </table:table-cell>
          <table:table-cell office:value-type="string">
            <text:p>Suivi et réalisation de 50 logements incessibles type F4 au profit de l'enseignement supérieur</text:p>
          </table:table-cell>
          <table:table-cell office:value-type="string">
            <text:p>2010-10-04</text:p>
          </table:table-cell>
          <table:table-cell office:value-type="float" office:value="200000000.00">
            <text:p>200000000.00</text:p>
          </table:table-cell>
          <table:table-cell office:value-type="float" office:value="245000000.00">
            <text:p>245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22.2.262.141.11.01</text:p>
          </table:table-cell>
          <table:table-cell office:value-type="string">
            <text:p>MACHROHA</text:p>
          </table:table-cell>
          <table:table-cell office:value-type="string">
            <text:p>DAL</text:p>
          </table:table-cell>
          <table:table-cell office:value-type="string">
            <text:p>Etude et réalisation de 04 logements d'astreinte à la sûreté de daira de Machroha</text:p>
          </table:table-cell>
          <table:table-cell office:value-type="string">
            <text:p>2012-08-13</text:p>
          </table:table-cell>
          <table:table-cell office:value-type="float" office:value="16000000.00">
            <text:p>16000000.00</text:p>
          </table:table-cell>
          <table:table-cell office:value-type="float" office:value="26000000.00">
            <text:p>26000000.00</text:p>
          </table:table-cell>
          <table:table-cell office:value-type="string">
            <text:p>Achevée</text:p>
          </table:table-cell>
          <table:table-cell office:value-type="float" office:value="100">
            <text:p>100</text:p>
          </table:table-cell>
          <table:table-cell office:value-type="string">
            <text:p>Achevée (reste Suivi )</text:p>
          </table:table-cell>
        </table:table-row>
        <table:table-row>
          <table:table-cell office:value-type="string">
            <text:p>N.K.5.722.2.262.141.11.02</text:p>
          </table:table-cell>
          <table:table-cell office:value-type="string">
            <text:p>SOUK-AHRAS</text:p>
          </table:table-cell>
          <table:table-cell office:value-type="string">
            <text:p>DEP</text:p>
          </table:table-cell>
          <table:table-cell office:value-type="string">
            <text:p>Suivi et réalisation de 60 logements incessibles type F4 au profit de l'enseignement supérieur</text:p>
          </table:table-cell>
          <table:table-cell office:value-type="string">
            <text:p>2013-07-04</text:p>
          </table:table-cell>
          <table:table-cell office:value-type="float" office:value="240000000.00">
            <text:p>240000000.00</text:p>
          </table:table-cell>
          <table:table-cell office:value-type="float" office:value="317000000.00">
            <text:p>317000000.00</text:p>
          </table:table-cell>
          <table:table-cell office:value-type="string">
            <text:p>Achevée</text:p>
          </table:table-cell>
          <table:table-cell office:value-type="float" office:value="100">
            <text:p>100</text:p>
          </table:table-cell>
          <table:table-cell office:value-type="string">
            <text:p>Achévée</text:p>
          </table:table-cell>
        </table:table-row>
        <table:table-row>
          <table:table-cell office:value-type="string">
            <text:p>N.K.5.722.2.262.141.11.03</text:p>
          </table:table-cell>
          <table:table-cell office:value-type="string">
            <text:p>HEDDADA MACHROHA OUED-KEBRIT SEDRATA SIDI-FREDJ SOUK-AHRAS TAOURA</text:p>
          </table:table-cell>
          <table:table-cell office:value-type="string">
            <text:p>DFP</text:p>
          </table:table-cell>
          <table:table-cell office:value-type="string">
            <text:p>Suivi et réalisation de 25 logements incessibles au profit de la formation professionnelle</text:p>
          </table:table-cell>
          <table:table-cell office:value-type="string">
            <text:p>2013-07-09</text:p>
          </table:table-cell>
          <table:table-cell office:value-type="float" office:value="68625000.00">
            <text:p>68625000.00</text:p>
          </table:table-cell>
          <table:table-cell office:value-type="float" office:value="101625000.00">
            <text:p>101625000.00</text:p>
          </table:table-cell>
          <table:table-cell office:value-type="string">
            <text:p>En cours</text:p>
          </table:table-cell>
          <table:table-cell office:value-type="float" office:value="90">
            <text:p>90</text:p>
          </table:table-cell>
          <table:table-cell office:value-type="string">
            <text:p>Gelée (Matrice P.M 2015 )  Gelée (Matrice P.M 2015 ) </text:p>
          </table:table-cell>
        </table:table-row>
        <table:table-row>
          <table:table-cell office:value-type="string">
            <text:p>N.K.5.722.2.262.141.14.01</text:p>
          </table:table-cell>
          <table:table-cell office:value-type="string">
            <text:p>SOUK-AHRAS</text:p>
          </table:table-cell>
          <table:table-cell office:value-type="string">
            <text:p>DAL</text:p>
          </table:table-cell>
          <table:table-cell office:value-type="string">
            <text:p>Réalisation de cinq (05) logements d'astreinte au profit de la protection civile au poste avancé de chef lieu de Souk-Ahras</text:p>
          </table:table-cell>
          <table:table-cell office:value-type="string">
            <text:p>2014-11-20</text:p>
          </table:table-cell>
          <table:table-cell office:value-type="float" office:value="25000000.00">
            <text:p>25000000.00</text:p>
          </table:table-cell>
          <table:table-cell office:value-type="float" office:value="25000000.00">
            <text:p>25000000.00</text:p>
          </table:table-cell>
          <table:table-cell office:value-type="string">
            <text:p>Achevée</text:p>
          </table:table-cell>
          <table:table-cell office:value-type="float" office:value="100">
            <text:p>100</text:p>
          </table:table-cell>
          <table:table-cell office:value-type="string">
            <text:p>A clôturer </text:p>
          </table:table-cell>
        </table:table-row>
        <table:table-row>
          <table:table-cell office:value-type="string">
            <text:p>N.K.5.731.1.262.141.11.01</text:p>
          </table:table-cell>
          <table:table-cell office:value-type="string">
            <text:p>OUM-LAADHAIM</text:p>
          </table:table-cell>
          <table:table-cell office:value-type="string">
            <text:p>DEP</text:p>
          </table:table-cell>
          <table:table-cell office:value-type="string">
            <text:p>Réalisation d'un établissement hospitalier spécialisé en psychiatrie à Oum-Laadahim</text:p>
          </table:table-cell>
          <table:table-cell office:value-type="string">
            <text:p>2011-11-13</text:p>
          </table:table-cell>
          <table:table-cell office:value-type="float" office:value="900000000.00">
            <text:p>900000000.00</text:p>
          </table:table-cell>
          <table:table-cell office:value-type="float" office:value="900000000.00">
            <text:p>90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731.1.262.141.13.01</text:p>
          </table:table-cell>
          <table:table-cell office:value-type="string">
            <text:p>SEDRATA</text:p>
          </table:table-cell>
          <table:table-cell office:value-type="string">
            <text:p>DEP</text:p>
          </table:table-cell>
          <table:table-cell office:value-type="string">
            <text:p>Réalisation et équipement d'un centre d'hémodialyse à Sedrata</text:p>
          </table:table-cell>
          <table:table-cell office:value-type="string">
            <text:p>2014-04-10</text:p>
          </table:table-cell>
          <table:table-cell office:value-type="float" office:value="150000000.00">
            <text:p>150000000.00</text:p>
          </table:table-cell>
          <table:table-cell office:value-type="float" office:value="150000000.00">
            <text:p>15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731.1.262.141.13.03</text:p>
          </table:table-cell>
          <table:table-cell office:value-type="string">
            <text:p>SOUK-AHRAS</text:p>
          </table:table-cell>
          <table:table-cell office:value-type="string">
            <text:p>DEP</text:p>
          </table:table-cell>
          <table:table-cell office:value-type="string">
            <text:p>Etude, suivi et réalisation d'un hôpital de 120 lits à Souk-Ahras</text:p>
          </table:table-cell>
          <table:table-cell office:value-type="string">
            <text:p>2015-02-16</text:p>
          </table:table-cell>
          <table:table-cell office:value-type="float" office:value="1600000000.00">
            <text:p>1600000000.00</text:p>
          </table:table-cell>
          <table:table-cell office:value-type="float" office:value="1600000000.00">
            <text:p>160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731.1.262.141.14.01</text:p>
          </table:table-cell>
          <table:table-cell office:value-type="string">
            <text:p>SEDRATA</text:p>
          </table:table-cell>
          <table:table-cell office:value-type="string">
            <text:p>DEP</text:p>
          </table:table-cell>
          <table:table-cell office:value-type="string">
            <text:p>Etude d'adaptation, suivi et réalisation d'un pavillon des urgences médicaux chirurgicales à Sedrata</text:p>
          </table:table-cell>
          <table:table-cell office:value-type="string">
            <text:p>2015-01-18</text:p>
          </table:table-cell>
          <table:table-cell office:value-type="float" office:value="200000000.00">
            <text:p>200000000.00</text:p>
          </table:table-cell>
          <table:table-cell office:value-type="float" office:value="200000000.00">
            <text:p>20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731.1.262.141.14.02</text:p>
          </table:table-cell>
          <table:table-cell office:value-type="string">
            <text:p>HEDDADA</text:p>
          </table:table-cell>
          <table:table-cell office:value-type="string">
            <text:p>DEP</text:p>
          </table:table-cell>
          <table:table-cell office:value-type="string">
            <text:p>Etude d'adaptation,suivi et réalisation d'un hôpital de 60 lits à Heddada</text:p>
          </table:table-cell>
          <table:table-cell office:value-type="string">
            <text:p>2015-02-16</text:p>
          </table:table-cell>
          <table:table-cell office:value-type="float" office:value="900000000.00">
            <text:p>900000000.00</text:p>
          </table:table-cell>
          <table:table-cell office:value-type="float" office:value="900000000.00">
            <text:p>90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731.1.262.141.14.04</text:p>
          </table:table-cell>
          <table:table-cell office:value-type="string">
            <text:p>SEDRATA</text:p>
          </table:table-cell>
          <table:table-cell office:value-type="string">
            <text:p>DEP</text:p>
          </table:table-cell>
          <table:table-cell office:value-type="string">
            <text:p>Etude d'adaptation, suivi et réalisation d'un hôpital 120 lits en remplacement de l'ancienne structure à Sedrata</text:p>
          </table:table-cell>
          <table:table-cell office:value-type="string">
            <text:p>2015-02-16</text:p>
          </table:table-cell>
          <table:table-cell office:value-type="float" office:value="1600000000.00">
            <text:p>1600000000.00</text:p>
          </table:table-cell>
          <table:table-cell office:value-type="float" office:value="1600000000.00">
            <text:p>160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731.3.262.141.10.01</text:p>
          </table:table-cell>
          <table:table-cell office:value-type="string">
            <text:p>SOUK-AHRAS</text:p>
          </table:table-cell>
          <table:table-cell office:value-type="string">
            <text:p>DSP</text:p>
          </table:table-cell>
          <table:table-cell office:value-type="string">
            <text:p>Acquisition d'équipements pour le complexe "mère enfant" à Souk-Ahras</text:p>
          </table:table-cell>
          <table:table-cell office:value-type="string">
            <text:p>2010-09-28</text:p>
          </table:table-cell>
          <table:table-cell office:value-type="float" office:value="300000000.00">
            <text:p>300000000.00</text:p>
          </table:table-cell>
          <table:table-cell office:value-type="float" office:value="700000000.00">
            <text:p>700000000.00</text:p>
          </table:table-cell>
          <table:table-cell office:value-type="string">
            <text:p>En cours</text:p>
          </table:table-cell>
          <table:table-cell office:value-type="float" office:value="90">
            <text:p>90</text:p>
          </table:table-cell>
          <table:table-cell office:value-type="string">
            <text:p>En cours</text:p>
          </table:table-cell>
        </table:table-row>
        <table:table-row>
          <table:table-cell office:value-type="string">
            <text:p>N.K.5.731.3.262.141.10.02</text:p>
          </table:table-cell>
          <table:table-cell office:value-type="string">
            <text:p>M'DAOUROUCH</text:p>
          </table:table-cell>
          <table:table-cell office:value-type="string">
            <text:p>DSP</text:p>
          </table:table-cell>
          <table:table-cell office:value-type="string">
            <text:p>Acquisition d'équipements pour l'hôpital 120 lits à M'Daourouch</text:p>
          </table:table-cell>
          <table:table-cell office:value-type="string">
            <text:p>2010-09-28</text:p>
          </table:table-cell>
          <table:table-cell office:value-type="float" office:value="400000000.00">
            <text:p>400000000.00</text:p>
          </table:table-cell>
          <table:table-cell office:value-type="float" office:value="400000000.00">
            <text:p>400000000.00</text:p>
          </table:table-cell>
          <table:table-cell office:value-type="string">
            <text:p>N L</text:p>
          </table:table-cell>
          <table:table-cell office:value-type="float" office:value="0">
            <text:p>0</text:p>
          </table:table-cell>
          <table:table-cell office:value-type="string">
            <text:p>Non Lancée</text:p>
          </table:table-cell>
        </table:table-row>
        <table:table-row>
          <table:table-cell office:value-type="string">
            <text:p>N.K.5.731.3.262.141.10.03</text:p>
          </table:table-cell>
          <table:table-cell office:value-type="string">
            <text:p>TAOURA</text:p>
          </table:table-cell>
          <table:table-cell office:value-type="string">
            <text:p>DSP</text:p>
          </table:table-cell>
          <table:table-cell office:value-type="string">
            <text:p>Etude pour la mise en valeur du théâtre régional à Souk-Ahras</text:p>
          </table:table-cell>
          <table:table-cell office:value-type="string">
            <text:p>2010-09-28</text:p>
          </table:table-cell>
          <table:table-cell office:value-type="float" office:value="250000000.00">
            <text:p>250000000.00</text:p>
          </table:table-cell>
          <table:table-cell office:value-type="float" office:value="250000000.00">
            <text:p>250000000.00</text:p>
          </table:table-cell>
          <table:table-cell office:value-type="string">
            <text:p>En cours</text:p>
          </table:table-cell>
          <table:table-cell office:value-type="float" office:value="90">
            <text:p>90</text:p>
          </table:table-cell>
          <table:table-cell office:value-type="string">
            <text:p>En cours</text:p>
          </table:table-cell>
        </table:table-row>
        <table:table-row>
          <table:table-cell office:value-type="string">
            <text:p>N.K.5.731.3.262.141.11.01</text:p>
          </table:table-cell>
          <table:table-cell office:value-type="string">
            <text:p>SOUK-AHRAS</text:p>
          </table:table-cell>
          <table:table-cell office:value-type="string">
            <text:p>DSP</text:p>
          </table:table-cell>
          <table:table-cell office:value-type="string">
            <text:p>Acquisition des équipements médicaux pour les hôpitaux de Souk-Ahras</text:p>
          </table:table-cell>
          <table:table-cell office:value-type="string">
            <text:p>2011-11-13</text:p>
          </table:table-cell>
          <table:table-cell office:value-type="float" office:value="110000000.00">
            <text:p>110000000.00</text:p>
          </table:table-cell>
          <table:table-cell office:value-type="float" office:value="110000000.00">
            <text:p>110000000.00</text:p>
          </table:table-cell>
          <table:table-cell office:value-type="string">
            <text:p>Achevée</text:p>
          </table:table-cell>
          <table:table-cell office:value-type="float" office:value="80">
            <text:p>80</text:p>
          </table:table-cell>
          <table:table-cell office:value-type="string">
            <text:p>En cours</text:p>
          </table:table-cell>
        </table:table-row>
        <table:table-row>
          <table:table-cell office:value-type="string">
            <text:p>N.K.5.731.3.262.141.11.02</text:p>
          </table:table-cell>
          <table:table-cell office:value-type="string">
            <text:p>SOUK-AHRAS</text:p>
          </table:table-cell>
          <table:table-cell office:value-type="string">
            <text:p>DSP</text:p>
          </table:table-cell>
          <table:table-cell office:value-type="string">
            <text:p>Acquisition des équipements pour l'urgence médico-chirurgicale de Souk-Ahras</text:p>
          </table:table-cell>
          <table:table-cell office:value-type="string">
            <text:p>2011-11-13</text:p>
          </table:table-cell>
          <table:table-cell office:value-type="float" office:value="60000000.00">
            <text:p>60000000.00</text:p>
          </table:table-cell>
          <table:table-cell office:value-type="float" office:value="60000000.00">
            <text:p>60000000.00</text:p>
          </table:table-cell>
          <table:table-cell office:value-type="string">
            <text:p>Achevée</text:p>
          </table:table-cell>
          <table:table-cell office:value-type="float" office:value="100">
            <text:p>100</text:p>
          </table:table-cell>
          <table:table-cell office:value-type="string">
            <text:p>En cours</text:p>
          </table:table-cell>
        </table:table-row>
        <table:table-row>
          <table:table-cell office:value-type="string">
            <text:p>N.K.5.731.3.262.141.12.01</text:p>
          </table:table-cell>
          <table:table-cell office:value-type="string">
            <text:p>M'DAOUROUCH TAOURA</text:p>
          </table:table-cell>
          <table:table-cell office:value-type="string">
            <text:p>DSP</text:p>
          </table:table-cell>
          <table:table-cell office:value-type="string">
            <text:p>Acquisition d’etquipements pour les buanderies et les cuisines des hôpitaux</text:p>
          </table:table-cell>
          <table:table-cell office:value-type="string">
            <text:p>2014-11-20</text:p>
          </table:table-cell>
          <table:table-cell office:value-type="float" office:value="40000000.00">
            <text:p>40000000.00</text:p>
          </table:table-cell>
          <table:table-cell office:value-type="float" office:value="40000000.00">
            <text:p>40000000.00</text:p>
          </table:table-cell>
          <table:table-cell office:value-type="string">
            <text:p>Achevée</text:p>
          </table:table-cell>
          <table:table-cell office:value-type="float" office:value="0">
            <text:p>0</text:p>
          </table:table-cell>
          <table:table-cell office:value-type="string">
            <text:p>Non lancer</text:p>
          </table:table-cell>
        </table:table-row>
        <table:table-row>
          <table:table-cell office:value-type="string">
            <text:p>N.K.5.731.3.262.141.12.02</text:p>
          </table:table-cell>
          <table:table-cell office:value-type="string">
            <text:p>TAOURA</text:p>
          </table:table-cell>
          <table:table-cell office:value-type="string">
            <text:p>DSP</text:p>
          </table:table-cell>
          <table:table-cell office:value-type="string">
            <text:p>Complément d'équipements médicaux au profit de l'hôpital 60 lits à Taoura</text:p>
          </table:table-cell>
          <table:table-cell office:value-type="string">
            <text:p>2015-10-25</text:p>
          </table:table-cell>
          <table:table-cell office:value-type="float" office:value="200000000.00">
            <text:p>200000000.00</text:p>
          </table:table-cell>
          <table:table-cell office:value-type="float" office:value="260000000.00">
            <text:p>260000000.00</text:p>
          </table:table-cell>
          <table:table-cell office:value-type="string">
            <text:p>En cours</text:p>
          </table:table-cell>
          <table:table-cell office:value-type="float" office:value="80">
            <text:p>80</text:p>
          </table:table-cell>
          <table:table-cell office:value-type="string">
            <text:p>En cours</text:p>
          </table:table-cell>
        </table:table-row>
        <table:table-row>
          <table:table-cell office:value-type="string">
            <text:p>N.K.5.731.6.262.141.11.01</text:p>
          </table:table-cell>
          <table:table-cell office:value-type="string">
            <text:p>SOUK-AHRAS</text:p>
          </table:table-cell>
          <table:table-cell office:value-type="string">
            <text:p>DSP</text:p>
          </table:table-cell>
          <table:table-cell office:value-type="string">
            <text:p>Extension et réhabilitation de Extension et réhabilitation de l'ancien hôpital de Souk-Ahras</text:p>
          </table:table-cell>
          <table:table-cell office:value-type="string">
            <text:p>2011-11-13</text:p>
          </table:table-cell>
          <table:table-cell office:value-type="float" office:value="150000000.00">
            <text:p>150000000.00</text:p>
          </table:table-cell>
          <table:table-cell office:value-type="float" office:value="245000000.00">
            <text:p>245000000.00</text:p>
          </table:table-cell>
          <table:table-cell office:value-type="string">
            <text:p>En cours</text:p>
          </table:table-cell>
          <table:table-cell office:value-type="float" office:value="80">
            <text:p>80</text:p>
          </table:table-cell>
          <table:table-cell office:value-type="string">
            <text:p>En cours</text:p>
          </table:table-cell>
        </table:table-row>
        <table:table-row>
          <table:table-cell office:value-type="string">
            <text:p>N.K.5.731.6.262.141.12.01</text:p>
          </table:table-cell>
          <table:table-cell office:value-type="string">
            <text:p>SOUK-AHRAS</text:p>
          </table:table-cell>
          <table:table-cell office:value-type="string">
            <text:p>DSP</text:p>
          </table:table-cell>
          <table:table-cell office:value-type="string">
            <text:p>Extention de l'ancien hôpital de Souk Ahras (3ème tranche)</text:p>
          </table:table-cell>
          <table:table-cell office:value-type="string">
            <text:p>2012-12-10</text:p>
          </table:table-cell>
          <table:table-cell office:value-type="float" office:value="200000000.00">
            <text:p>200000000.00</text:p>
          </table:table-cell>
          <table:table-cell office:value-type="float" office:value="272000000.00">
            <text:p>272000000.00</text:p>
          </table:table-cell>
          <table:table-cell office:value-type="string">
            <text:p>En cours</text:p>
          </table:table-cell>
          <table:table-cell office:value-type="float" office:value="55">
            <text:p>55</text:p>
          </table:table-cell>
          <table:table-cell office:value-type="string">
            <text:p>En cours</text:p>
          </table:table-cell>
        </table:table-row>
        <table:table-row>
          <table:table-cell office:value-type="string">
            <text:p>N.K.5.731.9.262.141.10.01</text:p>
          </table:table-cell>
          <table:table-cell office:value-type="string">
            <text:p>OUM-LAADHAIM</text:p>
          </table:table-cell>
          <table:table-cell office:value-type="string">
            <text:p>DEP</text:p>
          </table:table-cell>
          <table:table-cell office:value-type="string">
            <text:p>Etude pour la réalisation d'un hôpital psychiatrique à Oum-Ladhaim</text:p>
          </table:table-cell>
          <table:table-cell office:value-type="string">
            <text:p>2010-03-16</text:p>
          </table:table-cell>
          <table:table-cell office:value-type="float" office:value="20000000.00">
            <text:p>20000000.00</text:p>
          </table:table-cell>
          <table:table-cell office:value-type="float" office:value="20000000.00">
            <text:p>20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731.9.262.141.12.01</text:p>
          </table:table-cell>
          <table:table-cell office:value-type="string">
            <text:p>SEDRATA</text:p>
          </table:table-cell>
          <table:table-cell office:value-type="string">
            <text:p>DEP</text:p>
          </table:table-cell>
          <table:table-cell office:value-type="string">
            <text:p>Etude et suivi pour la réalisation d'un centre d'hémodialyse à Sedrata</text:p>
          </table:table-cell>
          <table:table-cell office:value-type="string">
            <text:p>2012-07-12</text:p>
          </table:table-cell>
          <table:table-cell office:value-type="float" office:value="23000000.00">
            <text:p>23000000.00</text:p>
          </table:table-cell>
          <table:table-cell office:value-type="float" office:value="23000000.00">
            <text:p>23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N.K.5.731.9.262.141.12.02</text:p>
          </table:table-cell>
          <table:table-cell office:value-type="string">
            <text:p>SOUK-AHRAS</text:p>
          </table:table-cell>
          <table:table-cell office:value-type="string">
            <text:p>DSP</text:p>
          </table:table-cell>
          <table:table-cell office:value-type="string">
            <text:p>Etude et suivi pour la réalisation d'un centre de transfusion sanguine</text:p>
          </table:table-cell>
          <table:table-cell office:value-type="string">
            <text:p>2013-04-16</text:p>
          </table:table-cell>
          <table:table-cell office:value-type="float" office:value="10000000.00">
            <text:p>10000000.00</text:p>
          </table:table-cell>
          <table:table-cell office:value-type="float" office:value="10000000.00">
            <text:p>10000000.00</text:p>
          </table:table-cell>
          <table:table-cell office:value-type="string">
            <text:p>Achevée</text:p>
          </table:table-cell>
          <table:table-cell office:value-type="float" office:value="100">
            <text:p>100</text:p>
          </table:table-cell>
          <table:table-cell office:value-type="string">
            <text:p>En cours</text:p>
          </table:table-cell>
        </table:table-row>
        <table:table-row>
          <table:table-cell office:value-type="string">
            <text:p>N.K.5.733.4.262.141.13.01</text:p>
          </table:table-cell>
          <table:table-cell office:value-type="string">
            <text:p>AIN-ZANA MERAHNA OUILLEN OUM-LAADHAIM SEDRATA TAOURA ZOUABI</text:p>
          </table:table-cell>
          <table:table-cell office:value-type="string">
            <text:p>DSP</text:p>
          </table:table-cell>
          <table:table-cell office:value-type="string">
            <text:p>Acquisition des groupes électrogènes pour les polycliniques: Sedrata, Oum-Ladhaim, Taoura, Ouillen, Ain-Zana, Zouabi et Merahna</text:p>
          </table:table-cell>
          <table:table-cell office:value-type="string">
            <text:p>2013-10-02</text:p>
          </table:table-cell>
          <table:table-cell office:value-type="float" office:value="20000000.00">
            <text:p>20000000.00</text:p>
          </table:table-cell>
          <table:table-cell office:value-type="float" office:value="20000000.00">
            <text:p>20000000.00</text:p>
          </table:table-cell>
          <table:table-cell office:value-type="string">
            <text:p>Achevée</text:p>
          </table:table-cell>
          <table:table-cell office:value-type="float" office:value="100">
            <text:p>100</text:p>
          </table:table-cell>
          <table:table-cell office:value-type="string">
            <text:p>A clôturer (Op Asst)</text:p>
          </table:table-cell>
        </table:table-row>
        <table:table-row>
          <table:table-cell office:value-type="string">
            <text:p>N.K.5.733.4.262.141.14.01</text:p>
          </table:table-cell>
          <table:table-cell office:value-type="string">
            <text:p>M'DAOUROUCH SEDRATA SOUK-AHRAS TAOURA</text:p>
          </table:table-cell>
          <table:table-cell office:value-type="string">
            <text:p>DSP</text:p>
          </table:table-cell>
          <table:table-cell office:value-type="string">
            <text:p>Acquisition de 08 véhicules de liaison pour le transport de l'encadrement (médecins et chirurgiens dentistes) au profit des EPSP (Taoura, Souk Ahras, Sedrata et M'Daourouch)</text:p>
          </table:table-cell>
          <table:table-cell office:value-type="string">
            <text:p>2014-11-13</text:p>
          </table:table-cell>
          <table:table-cell office:value-type="float" office:value="25000000.00">
            <text:p>25000000.00</text:p>
          </table:table-cell>
          <table:table-cell office:value-type="float" office:value="25000000.00">
            <text:p>25000000.00</text:p>
          </table:table-cell>
          <table:table-cell office:value-type="string">
            <text:p>N L</text:p>
          </table:table-cell>
          <table:table-cell office:value-type="float" office:value="0">
            <text:p>0</text:p>
          </table:table-cell>
          <table:table-cell office:value-type="string">
            <text:p>Non Lancée</text:p>
          </table:table-cell>
        </table:table-row>
        <table:table-row>
          <table:table-cell office:value-type="string">
            <text:p>N.K.5.733.5.262.141.10.01</text:p>
          </table:table-cell>
          <table:table-cell office:value-type="string">
            <text:p>OULED-MOUMEN</text:p>
          </table:table-cell>
          <table:table-cell office:value-type="string">
            <text:p>DSP</text:p>
          </table:table-cell>
          <table:table-cell office:value-type="string">
            <text:p>Réalisation et équipement d'une polyclinique à Ouled-Moumen</text:p>
          </table:table-cell>
          <table:table-cell office:value-type="string">
            <text:p>2010-04-21</text:p>
          </table:table-cell>
          <table:table-cell office:value-type="float" office:value="110000000.00">
            <text:p>110000000.00</text:p>
          </table:table-cell>
          <table:table-cell office:value-type="float" office:value="150000000.00">
            <text:p>150000000.00</text:p>
          </table:table-cell>
          <table:table-cell office:value-type="string">
            <text:p>A l'arret</text:p>
          </table:table-cell>
          <table:table-cell office:value-type="string">
            <text:p>NULL</text:p>
          </table:table-cell>
          <table:table-cell office:value-type="string">
            <text:p>En cours</text:p>
          </table:table-cell>
        </table:table-row>
        <table:table-row>
          <table:table-cell office:value-type="string">
            <text:p>N.K.5.733.5.262.141.12.02</text:p>
          </table:table-cell>
          <table:table-cell office:value-type="string">
            <text:p>HENANCHA</text:p>
          </table:table-cell>
          <table:table-cell office:value-type="string">
            <text:p>DSP</text:p>
          </table:table-cell>
          <table:table-cell office:value-type="string">
            <text:p>Etude et suivi pour la réalisation d'une polyclinique à Hennancha</text:p>
          </table:table-cell>
          <table:table-cell office:value-type="string">
            <text:p>2012-07-09</text:p>
          </table:table-cell>
          <table:table-cell office:value-type="float" office:value="4000000.00">
            <text:p>4000000.00</text:p>
          </table:table-cell>
          <table:table-cell office:value-type="float" office:value="4400000.00">
            <text:p>44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733.5.262.141.12.03</text:p>
          </table:table-cell>
          <table:table-cell office:value-type="string">
            <text:p>HENANCHA</text:p>
          </table:table-cell>
          <table:table-cell office:value-type="string">
            <text:p>DSP</text:p>
          </table:table-cell>
          <table:table-cell office:value-type="string">
            <text:p>Réalisation et équipement d'une polyclinique à Hennancha</text:p>
          </table:table-cell>
          <table:table-cell office:value-type="string">
            <text:p>2013-10-02</text:p>
          </table:table-cell>
          <table:table-cell office:value-type="float" office:value="126000000.00">
            <text:p>126000000.00</text:p>
          </table:table-cell>
          <table:table-cell office:value-type="float" office:value="192000000.00">
            <text:p>192000000.00</text:p>
          </table:table-cell>
          <table:table-cell office:value-type="string">
            <text:p>Achevée</text:p>
          </table:table-cell>
          <table:table-cell office:value-type="float" office:value="99">
            <text:p>99</text:p>
          </table:table-cell>
          <table:table-cell office:value-type="string">
            <text:p>En cours</text:p>
          </table:table-cell>
        </table:table-row>
        <table:table-row>
          <table:table-cell office:value-type="string">
            <text:p>N.K.5.733.5.262.141.12.04</text:p>
          </table:table-cell>
          <table:table-cell office:value-type="string">
            <text:p>SOUK-AHRAS</text:p>
          </table:table-cell>
          <table:table-cell office:value-type="string">
            <text:p>DSP</text:p>
          </table:table-cell>
          <table:table-cell office:value-type="string">
            <text:p>Réalisation et équipement d'une polyclinique à Souk-Ahras</text:p>
          </table:table-cell>
          <table:table-cell office:value-type="string">
            <text:p>2013-10-02</text:p>
          </table:table-cell>
          <table:table-cell office:value-type="float" office:value="126000000.00">
            <text:p>126000000.00</text:p>
          </table:table-cell>
          <table:table-cell office:value-type="float" office:value="175000000.00">
            <text:p>175000000.00</text:p>
          </table:table-cell>
          <table:table-cell office:value-type="string">
            <text:p>Achevée</text:p>
          </table:table-cell>
          <table:table-cell office:value-type="float" office:value="100">
            <text:p>100</text:p>
          </table:table-cell>
          <table:table-cell office:value-type="string">
            <text:p>En cours</text:p>
          </table:table-cell>
        </table:table-row>
        <table:table-row>
          <table:table-cell office:value-type="string">
            <text:p>N.K.5.741.1.262.141.10.02</text:p>
          </table:table-cell>
          <table:table-cell office:value-type="string">
            <text:p>SEDRATA</text:p>
          </table:table-cell>
          <table:table-cell office:value-type="string">
            <text:p>DJS</text:p>
          </table:table-cell>
          <table:table-cell office:value-type="string">
            <text:p>Réhabilitation de 05 maisons de jeunes à travers la Wilaya</text:p>
          </table:table-cell>
          <table:table-cell office:value-type="string">
            <text:p>2011-01-27</text:p>
          </table:table-cell>
          <table:table-cell office:value-type="float" office:value="25000000.00">
            <text:p>25000000.00</text:p>
          </table:table-cell>
          <table:table-cell office:value-type="float" office:value="25000000.00">
            <text:p>25000000.00</text:p>
          </table:table-cell>
          <table:table-cell office:value-type="string">
            <text:p>Gelée</text:p>
          </table:table-cell>
          <table:table-cell office:value-type="float" office:value="90">
            <text:p>90</text:p>
          </table:table-cell>
          <table:table-cell office:value-type="string">
            <text:p>Gelée par décision N° 1637 du 18/03/2015  Achevé</text:p>
          </table:table-cell>
        </table:table-row>
        <table:table-row>
          <table:table-cell office:value-type="string">
            <text:p>N.K.5.741.1.262.141.13.01</text:p>
          </table:table-cell>
          <table:table-cell office:value-type="string">
            <text:p>SEDRATA</text:p>
          </table:table-cell>
          <table:table-cell office:value-type="string">
            <text:p>DJS</text:p>
          </table:table-cell>
          <table:table-cell office:value-type="string">
            <text:p>Etude et suivi pour la réalisation d'une maison de jeunes type "3" à Sedrata</text:p>
          </table:table-cell>
          <table:table-cell office:value-type="string">
            <text:p>2013-06-06</text:p>
          </table:table-cell>
          <table:table-cell office:value-type="float" office:value="2200000.00">
            <text:p>2200000.00</text:p>
          </table:table-cell>
          <table:table-cell office:value-type="float" office:value="2200000.00">
            <text:p>2200000.00</text:p>
          </table:table-cell>
          <table:table-cell office:value-type="string">
            <text:p>Gelée</text:p>
          </table:table-cell>
          <table:table-cell office:value-type="float" office:value="50">
            <text:p>50</text:p>
          </table:table-cell>
          <table:table-cell office:value-type="string">
            <text:p>Gelée (Matrice P.M 2015 ) ( etude 100%) Etude 100% Opération de réalisationNon inscrite</text:p>
          </table:table-cell>
        </table:table-row>
        <table:table-row>
          <table:table-cell office:value-type="string">
            <text:p>N.K.5.741.2.262.141.12.01</text:p>
          </table:table-cell>
          <table:table-cell office:value-type="string">
            <text:p>SEDRATA</text:p>
          </table:table-cell>
          <table:table-cell office:value-type="string">
            <text:p>DJS</text:p>
          </table:table-cell>
          <table:table-cell office:value-type="string">
            <text:p>Etude et suivi pour la réalisation d'une auberge de jeunes 50 lits à Sedrata</text:p>
          </table:table-cell>
          <table:table-cell office:value-type="string">
            <text:p>2012-07-09</text:p>
          </table:table-cell>
          <table:table-cell office:value-type="float" office:value="2500000.00">
            <text:p>2500000.00</text:p>
          </table:table-cell>
          <table:table-cell office:value-type="float" office:value="2500000.00">
            <text:p>2500000.00</text:p>
          </table:table-cell>
          <table:table-cell office:value-type="string">
            <text:p>Gelée</text:p>
          </table:table-cell>
          <table:table-cell office:value-type="float" office:value="50">
            <text:p>50</text:p>
          </table:table-cell>
          <table:table-cell office:value-type="string">
            <text:p>Gelée (Matrice P.M 2015 ) ( etude 100%) Etude 100% Opération de réalisationNon inscrite</text:p>
          </table:table-cell>
        </table:table-row>
        <table:table-row>
          <table:table-cell office:value-type="string">
            <text:p>N.K.5.741.2.262.141.12.02</text:p>
          </table:table-cell>
          <table:table-cell office:value-type="string">
            <text:p>M'DAOUROUCH</text:p>
          </table:table-cell>
          <table:table-cell office:value-type="string">
            <text:p>DJS</text:p>
          </table:table-cell>
          <table:table-cell office:value-type="string">
            <text:p>Etude et suivi pour la réalisation d'une auberge de jeunes 50 lits à M'Daourouch</text:p>
          </table:table-cell>
          <table:table-cell office:value-type="string">
            <text:p>2012-07-09</text:p>
          </table:table-cell>
          <table:table-cell office:value-type="float" office:value="3000000.00">
            <text:p>3000000.00</text:p>
          </table:table-cell>
          <table:table-cell office:value-type="float" office:value="4130000.00">
            <text:p>4130000.00</text:p>
          </table:table-cell>
          <table:table-cell office:value-type="string">
            <text:p>Gelée</text:p>
          </table:table-cell>
          <table:table-cell office:value-type="float" office:value="65">
            <text:p>65</text:p>
          </table:table-cell>
          <table:table-cell office:value-type="string">
            <text:p>Gelée (Matrice P.M 2015 ) ( etude 100%) Suivi gelé</text:p>
          </table:table-cell>
        </table:table-row>
        <table:table-row>
          <table:table-cell office:value-type="string">
            <text:p>N.K.5.741.2.262.141.12.03</text:p>
          </table:table-cell>
          <table:table-cell office:value-type="string">
            <text:p>AIN-ZANA</text:p>
          </table:table-cell>
          <table:table-cell office:value-type="string">
            <text:p>DJS</text:p>
          </table:table-cell>
          <table:table-cell office:value-type="string">
            <text:p>Etude et suivi pour la réalisation d'un camp de jeunes à Ain-Zana</text:p>
          </table:table-cell>
          <table:table-cell office:value-type="string">
            <text:p>2012-07-09</text:p>
          </table:table-cell>
          <table:table-cell office:value-type="float" office:value="3600000.00">
            <text:p>3600000.00</text:p>
          </table:table-cell>
          <table:table-cell office:value-type="float" office:value="6250000.00">
            <text:p>6250000.00</text:p>
          </table:table-cell>
          <table:table-cell office:value-type="string">
            <text:p>Gelée</text:p>
          </table:table-cell>
          <table:table-cell office:value-type="float" office:value="50">
            <text:p>50</text:p>
          </table:table-cell>
          <table:table-cell office:value-type="string">
            <text:p>Gelée (Matrice P.M 2015 )  Etude 100% Opération de réalisation gelée</text:p>
          </table:table-cell>
        </table:table-row>
        <table:table-row>
          <table:table-cell office:value-type="string">
            <text:p>N.K.5.741.2.262.141.12.04</text:p>
          </table:table-cell>
          <table:table-cell office:value-type="string">
            <text:p>M'DAOUROUCH</text:p>
          </table:table-cell>
          <table:table-cell office:value-type="string">
            <text:p>DJS</text:p>
          </table:table-cell>
          <table:table-cell office:value-type="string">
            <text:p>Réalisation et équipement d'une auberge de jeunes 50 lits à M'Daourouch</text:p>
          </table:table-cell>
          <table:table-cell office:value-type="string">
            <text:p>2014-08-11</text:p>
          </table:table-cell>
          <table:table-cell office:value-type="float" office:value="57000000.00">
            <text:p>57000000.00</text:p>
          </table:table-cell>
          <table:table-cell office:value-type="float" office:value="87000000.00">
            <text:p>87000000.00</text:p>
          </table:table-cell>
          <table:table-cell office:value-type="string">
            <text:p>Gelée</text:p>
          </table:table-cell>
          <table:table-cell office:value-type="float" office:value="65">
            <text:p>65</text:p>
          </table:table-cell>
          <table:table-cell office:value-type="string">
            <text:p>Gelée (Matrice P.M 2015 )  Gelée (Matrice P.M 2015 ) </text:p>
          </table:table-cell>
        </table:table-row>
        <table:table-row>
          <table:table-cell office:value-type="string">
            <text:p>N.K.5.741.2.262.141.14.01</text:p>
          </table:table-cell>
          <table:table-cell office:value-type="string">
            <text:p>AIN-ZANA</text:p>
          </table:table-cell>
          <table:table-cell office:value-type="string">
            <text:p>DJS</text:p>
          </table:table-cell>
          <table:table-cell office:value-type="string">
            <text:p>Réalisation et équipement d'un camp de jeunes à Ain- Zana</text:p>
          </table:table-cell>
          <table:table-cell office:value-type="string">
            <text:p>2014-08-11</text:p>
          </table:table-cell>
          <table:table-cell office:value-type="float" office:value="141000000.00">
            <text:p>141000000.00</text:p>
          </table:table-cell>
          <table:table-cell office:value-type="float" office:value="143650000.00">
            <text:p>14365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41.8.262.141.13.01</text:p>
          </table:table-cell>
          <table:table-cell office:value-type="string">
            <text:p>HEDDADA</text:p>
          </table:table-cell>
          <table:table-cell office:value-type="string">
            <text:p>DJS</text:p>
          </table:table-cell>
          <table:table-cell office:value-type="string">
            <text:p>Etude, suivi et réalisation d'un centre de loisir scientifique à Heddada</text:p>
          </table:table-cell>
          <table:table-cell office:value-type="string">
            <text:p>2014-04-02</text:p>
          </table:table-cell>
          <table:table-cell office:value-type="float" office:value="60000000.00">
            <text:p>60000000.00</text:p>
          </table:table-cell>
          <table:table-cell office:value-type="float" office:value="60000000.00">
            <text:p>6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41.8.262.141.14.02</text:p>
          </table:table-cell>
          <table:table-cell office:value-type="string">
            <text:p>SOUK-AHRAS</text:p>
          </table:table-cell>
          <table:table-cell office:value-type="string">
            <text:p>DJS</text:p>
          </table:table-cell>
          <table:table-cell office:value-type="string">
            <text:p>equipement d'une auberge de jeunes à Souk Ahras</text:p>
          </table:table-cell>
          <table:table-cell office:value-type="string">
            <text:p>2015-08-25</text:p>
          </table:table-cell>
          <table:table-cell office:value-type="float" office:value="12000000.00">
            <text:p>12000000.00</text:p>
          </table:table-cell>
          <table:table-cell office:value-type="float" office:value="12000000.00">
            <text:p>12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41.8.262.141.14.03</text:p>
          </table:table-cell>
          <table:table-cell office:value-type="string">
            <text:p>MACHROHA</text:p>
          </table:table-cell>
          <table:table-cell office:value-type="string">
            <text:p>DJS</text:p>
          </table:table-cell>
          <table:table-cell office:value-type="string">
            <text:p>equipement d'un camp de jeunes à Ain Seynnour</text:p>
          </table:table-cell>
          <table:table-cell office:value-type="string">
            <text:p>2015-08-25</text:p>
          </table:table-cell>
          <table:table-cell office:value-type="float" office:value="15000000.00">
            <text:p>15000000.00</text:p>
          </table:table-cell>
          <table:table-cell office:value-type="float" office:value="15000000.00">
            <text:p>15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41.8.262.141.14.04</text:p>
          </table:table-cell>
          <table:table-cell office:value-type="string">
            <text:p>MACHROHA</text:p>
          </table:table-cell>
          <table:table-cell office:value-type="string">
            <text:p>DJS</text:p>
          </table:table-cell>
          <table:table-cell office:value-type="string">
            <text:p>Etude et extension du camp de jeunes à Ain Seynour</text:p>
          </table:table-cell>
          <table:table-cell office:value-type="string">
            <text:p>2014-09-17</text:p>
          </table:table-cell>
          <table:table-cell office:value-type="float" office:value="18000000.00">
            <text:p>18000000.00</text:p>
          </table:table-cell>
          <table:table-cell office:value-type="float" office:value="18000000.00">
            <text:p>18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42.1.262.141.12.01</text:p>
          </table:table-cell>
          <table:table-cell office:value-type="string">
            <text:p>OUM-LAADHAIM</text:p>
          </table:table-cell>
          <table:table-cell office:value-type="string">
            <text:p>DJS</text:p>
          </table:table-cell>
          <table:table-cell office:value-type="string">
            <text:p>Etude et suivi pour la réalisation d'une piscine de proximité à Oum-Ladhaim</text:p>
          </table:table-cell>
          <table:table-cell office:value-type="string">
            <text:p>2012-07-09</text:p>
          </table:table-cell>
          <table:table-cell office:value-type="float" office:value="4000000.00">
            <text:p>4000000.00</text:p>
          </table:table-cell>
          <table:table-cell office:value-type="float" office:value="4000000.00">
            <text:p>4000000.00</text:p>
          </table:table-cell>
          <table:table-cell office:value-type="string">
            <text:p>Gelée</text:p>
          </table:table-cell>
          <table:table-cell office:value-type="float" office:value="3">
            <text:p>3</text:p>
          </table:table-cell>
          <table:table-cell office:value-type="string">
            <text:p>Gelée (Matrice P.M 2015 )  Gelée (Matrice P.M 2015 ) </text:p>
          </table:table-cell>
        </table:table-row>
        <table:table-row>
          <table:table-cell office:value-type="string">
            <text:p>N.K.5.742.1.262.141.12.02</text:p>
          </table:table-cell>
          <table:table-cell office:value-type="string">
            <text:p>SOUK-AHRAS</text:p>
          </table:table-cell>
          <table:table-cell office:value-type="string">
            <text:p>DJS</text:p>
          </table:table-cell>
          <table:table-cell office:value-type="string">
            <text:p>Etude et suivi pour la réalisation d'une salle omnisports (OMS) de 500 places à Souk-Ahras</text:p>
          </table:table-cell>
          <table:table-cell office:value-type="string">
            <text:p>2012-07-09</text:p>
          </table:table-cell>
          <table:table-cell office:value-type="float" office:value="6000000.00">
            <text:p>6000000.00</text:p>
          </table:table-cell>
          <table:table-cell office:value-type="float" office:value="6000000.00">
            <text:p>6000000.00</text:p>
          </table:table-cell>
          <table:table-cell office:value-type="string">
            <text:p>Gelée</text:p>
          </table:table-cell>
          <table:table-cell office:value-type="float" office:value="50">
            <text:p>50</text:p>
          </table:table-cell>
          <table:table-cell office:value-type="string">
            <text:p>Gelée (Matrice P.M 2015 ) ( etude 100%) Etude 100% Opération de réalisation Gelée</text:p>
          </table:table-cell>
        </table:table-row>
        <table:table-row>
          <table:table-cell office:value-type="string">
            <text:p>N.K.5.742.1.262.141.12.03</text:p>
          </table:table-cell>
          <table:table-cell office:value-type="string">
            <text:p>SEDRATA</text:p>
          </table:table-cell>
          <table:table-cell office:value-type="string">
            <text:p>DJS</text:p>
          </table:table-cell>
          <table:table-cell office:value-type="string">
            <text:p>Etude et suivi pour la réalisation d'un stade de football de 5400 places à Sedrata</text:p>
          </table:table-cell>
          <table:table-cell office:value-type="string">
            <text:p>2012-07-09</text:p>
          </table:table-cell>
          <table:table-cell office:value-type="float" office:value="15000000.00">
            <text:p>15000000.00</text:p>
          </table:table-cell>
          <table:table-cell office:value-type="float" office:value="20925000.00">
            <text:p>20925000.00</text:p>
          </table:table-cell>
          <table:table-cell office:value-type="string">
            <text:p>Gelée</text:p>
          </table:table-cell>
          <table:table-cell office:value-type="float" office:value="50">
            <text:p>50</text:p>
          </table:table-cell>
          <table:table-cell office:value-type="string">
            <text:p>Gelée (Matrice P.M 2015 ) ( etude 100%) Etude 100% Opération de réalisation Gelée</text:p>
          </table:table-cell>
        </table:table-row>
        <table:table-row>
          <table:table-cell office:value-type="string">
            <text:p>N.K.5.742.1.262.141.12.06</text:p>
          </table:table-cell>
          <table:table-cell office:value-type="string">
            <text:p>SOUK-AHRAS</text:p>
          </table:table-cell>
          <table:table-cell office:value-type="string">
            <text:p>DJS</text:p>
          </table:table-cell>
          <table:table-cell office:value-type="string">
            <text:p>Etude et suivi pour la réalisation d'un complexe sportif de proximité à Souk-Ahras</text:p>
          </table:table-cell>
          <table:table-cell office:value-type="string">
            <text:p>2013-04-16</text:p>
          </table:table-cell>
          <table:table-cell office:value-type="float" office:value="3000000.00">
            <text:p>3000000.00</text:p>
          </table:table-cell>
          <table:table-cell office:value-type="float" office:value="3456000.00">
            <text:p>3456000.00</text:p>
          </table:table-cell>
          <table:table-cell office:value-type="string">
            <text:p>Achevée</text:p>
          </table:table-cell>
          <table:table-cell office:value-type="float" office:value="100">
            <text:p>100</text:p>
          </table:table-cell>
          <table:table-cell office:value-type="string">
            <text:p>Achevée (Reste paiement)</text:p>
          </table:table-cell>
        </table:table-row>
        <table:table-row>
          <table:table-cell office:value-type="string">
            <text:p>N.K.5.742.1.262.141.13.04</text:p>
          </table:table-cell>
          <table:table-cell office:value-type="string">
            <text:p>SOUK-AHRAS</text:p>
          </table:table-cell>
          <table:table-cell office:value-type="string">
            <text:p>DJS</text:p>
          </table:table-cell>
          <table:table-cell office:value-type="string">
            <text:p>Etude et suivi pour la réalisation d'une piscine semi-olympique à Souk-Ahras</text:p>
          </table:table-cell>
          <table:table-cell office:value-type="string">
            <text:p>2013-06-06</text:p>
          </table:table-cell>
          <table:table-cell office:value-type="float" office:value="10200000.00">
            <text:p>10200000.00</text:p>
          </table:table-cell>
          <table:table-cell office:value-type="float" office:value="10200000.00">
            <text:p>102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42.2.262.141.10.03</text:p>
          </table:table-cell>
          <table:table-cell office:value-type="string">
            <text:p>SEDRATA</text:p>
          </table:table-cell>
          <table:table-cell office:value-type="string">
            <text:p>DJS</text:p>
          </table:table-cell>
          <table:table-cell office:value-type="string">
            <text:p>Etude, réalisation et équipement d'une piscine de proximité à Sedrata</text:p>
          </table:table-cell>
          <table:table-cell office:value-type="string">
            <text:p>2010-04-05</text:p>
          </table:table-cell>
          <table:table-cell office:value-type="float" office:value="60000000.00">
            <text:p>60000000.00</text:p>
          </table:table-cell>
          <table:table-cell office:value-type="float" office:value="80000000.00">
            <text:p>80000000.00</text:p>
          </table:table-cell>
          <table:table-cell office:value-type="string">
            <text:p>Gelée</text:p>
          </table:table-cell>
          <table:table-cell office:value-type="float" office:value="5">
            <text:p>5</text:p>
          </table:table-cell>
          <table:table-cell office:value-type="string">
            <text:p>Gelée (Matrice P.M 2015 )  Gelée (Matrice P.M 2015 ) </text:p>
          </table:table-cell>
        </table:table-row>
        <table:table-row>
          <table:table-cell office:value-type="string">
            <text:p>N.K.5.742.2.262.141.10.04</text:p>
          </table:table-cell>
          <table:table-cell office:value-type="string">
            <text:p>MACHROHA</text:p>
          </table:table-cell>
          <table:table-cell office:value-type="string">
            <text:p>DJS</text:p>
          </table:table-cell>
          <table:table-cell office:value-type="string">
            <text:p>Etude, réalisation et équipement d'une piscine de proximité à Machroha</text:p>
          </table:table-cell>
          <table:table-cell office:value-type="string">
            <text:p>2010-04-05</text:p>
          </table:table-cell>
          <table:table-cell office:value-type="float" office:value="60000000.00">
            <text:p>60000000.00</text:p>
          </table:table-cell>
          <table:table-cell office:value-type="float" office:value="80000000.00">
            <text:p>8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42.2.262.141.10.06</text:p>
          </table:table-cell>
          <table:table-cell office:value-type="string">
            <text:p>BIR-BOUHOUCH KHEDARA M'DAOUROUCH MACHROHA MERAHNA OUILLEN OUM-LAADHAIM SEDRATA SOUK-AHRAS TERREGUELT TIFFECH ZOUABI</text:p>
          </table:table-cell>
          <table:table-cell office:value-type="string">
            <text:p>DJS</text:p>
          </table:table-cell>
          <table:table-cell office:value-type="string">
            <text:p>Etude, réalisation et équipement de (20) terrains sportifs de proximité à travers la Wilaya</text:p>
          </table:table-cell>
          <table:table-cell office:value-type="string">
            <text:p>2010-04-21</text:p>
          </table:table-cell>
          <table:table-cell office:value-type="float" office:value="40000000.00">
            <text:p>40000000.00</text:p>
          </table:table-cell>
          <table:table-cell office:value-type="float" office:value="40000000.00">
            <text:p>40000000.00</text:p>
          </table:table-cell>
          <table:table-cell office:value-type="string">
            <text:p>Gelée</text:p>
          </table:table-cell>
          <table:table-cell office:value-type="float" office:value="80">
            <text:p>80</text:p>
          </table:table-cell>
          <table:table-cell office:value-type="string">
            <text:p>Gelée par rapport a la Matrice du premier Ministre (3 lots géographique) Reste 02 Terrain M'daourouch + 01 Sedrata</text:p>
          </table:table-cell>
        </table:table-row>
        <table:table-row>
          <table:table-cell office:value-type="string">
            <text:p>N.K.5.742.2.262.141.10.08</text:p>
          </table:table-cell>
          <table:table-cell office:value-type="string">
            <text:p>HEDDADA M'DAOUROUCH MERAHNA OULED-DRISS SEDRATA SOUK-AHRAS TAOURA</text:p>
          </table:table-cell>
          <table:table-cell office:value-type="string">
            <text:p>DJS</text:p>
          </table:table-cell>
          <table:table-cell office:value-type="string">
            <text:p>Réhabilitation de 07 complexes sportifs de proximité à travers la Wilaya</text:p>
          </table:table-cell>
          <table:table-cell office:value-type="string">
            <text:p>2011-01-27</text:p>
          </table:table-cell>
          <table:table-cell office:value-type="float" office:value="29000000.00">
            <text:p>29000000.00</text:p>
          </table:table-cell>
          <table:table-cell office:value-type="float" office:value="51500000.00">
            <text:p>51500000.00</text:p>
          </table:table-cell>
          <table:table-cell office:value-type="string">
            <text:p>Gelée</text:p>
          </table:table-cell>
          <table:table-cell office:value-type="float" office:value="5">
            <text:p>5</text:p>
          </table:table-cell>
          <table:table-cell office:value-type="string">
            <text:p>Gelée (Matrice P.M 2015 )  Gelée (Matrice P.M 2015 ) </text:p>
          </table:table-cell>
        </table:table-row>
        <table:table-row>
          <table:table-cell office:value-type="string">
            <text:p>N.K.5.742.2.262.141.11.02</text:p>
          </table:table-cell>
          <table:table-cell office:value-type="string">
            <text:p>HENANCHA</text:p>
          </table:table-cell>
          <table:table-cell office:value-type="string">
            <text:p>DJS</text:p>
          </table:table-cell>
          <table:table-cell office:value-type="string">
            <text:p>Suivi, réalisation et équipement d'une piscine de proximité à Hennancha</text:p>
          </table:table-cell>
          <table:table-cell office:value-type="string">
            <text:p>2011-10-12</text:p>
          </table:table-cell>
          <table:table-cell office:value-type="float" office:value="60000000.00">
            <text:p>60000000.00</text:p>
          </table:table-cell>
          <table:table-cell office:value-type="float" office:value="85000000.00">
            <text:p>85000000.00</text:p>
          </table:table-cell>
          <table:table-cell office:value-type="string">
            <text:p>En cours</text:p>
          </table:table-cell>
          <table:table-cell office:value-type="float" office:value="95">
            <text:p>95</text:p>
          </table:table-cell>
          <table:table-cell office:value-type="string">
            <text:p>Aménagement exterieur En cours</text:p>
          </table:table-cell>
        </table:table-row>
        <table:table-row>
          <table:table-cell office:value-type="string">
            <text:p>N.K.5.742.2.262.141.11.03</text:p>
          </table:table-cell>
          <table:table-cell office:value-type="string">
            <text:p>DREA KHEMISSA MACHROHA OUM-LAADHAIM SIDI-FREDJ SOUK-AHRAS TERREGUELT ZAAROURIA</text:p>
          </table:table-cell>
          <table:table-cell office:value-type="string">
            <text:p>DJS</text:p>
          </table:table-cell>
          <table:table-cell office:value-type="string">
            <text:p>Suivi, réalisation et équipement de (08) térrains sportifs de proximité à travers la Wilaya</text:p>
          </table:table-cell>
          <table:table-cell office:value-type="string">
            <text:p>2011-10-12</text:p>
          </table:table-cell>
          <table:table-cell office:value-type="float" office:value="15680000.00">
            <text:p>15680000.00</text:p>
          </table:table-cell>
          <table:table-cell office:value-type="float" office:value="15680000.00">
            <text:p>15680000.00</text:p>
          </table:table-cell>
          <table:table-cell office:value-type="string">
            <text:p>Gelée</text:p>
          </table:table-cell>
          <table:table-cell office:value-type="float" office:value="80">
            <text:p>80</text:p>
          </table:table-cell>
          <table:table-cell office:value-type="string">
            <text:p>Gelée (Matrice P.M 2015 )  Reste Oum Laadhaim et Khemissa</text:p>
          </table:table-cell>
        </table:table-row>
        <table:table-row>
          <table:table-cell office:value-type="string">
            <text:p>N.K.5.742.2.262.141.11.04</text:p>
          </table:table-cell>
          <table:table-cell office:value-type="string">
            <text:p>OUED-KEBRIT OULED-MOUMEN RAGOUBA</text:p>
          </table:table-cell>
          <table:table-cell office:value-type="string">
            <text:p>DJS</text:p>
          </table:table-cell>
          <table:table-cell office:value-type="string">
            <text:p>Suivi, réalisation et équipement de (03) aires de jeux de football à travers la Wilaya</text:p>
          </table:table-cell>
          <table:table-cell office:value-type="string">
            <text:p>2011-10-13</text:p>
          </table:table-cell>
          <table:table-cell office:value-type="float" office:value="24258000.00">
            <text:p>24258000.00</text:p>
          </table:table-cell>
          <table:table-cell office:value-type="float" office:value="24258000.00">
            <text:p>24258000.00</text:p>
          </table:table-cell>
          <table:table-cell office:value-type="string">
            <text:p>Gelée</text:p>
          </table:table-cell>
          <table:table-cell office:value-type="float" office:value="50">
            <text:p>50</text:p>
          </table:table-cell>
          <table:table-cell office:value-type="string">
            <text:p>Gelée par rapport a la Matrice du premier Ministre allotissement géographiques (lot ouled moumen, lot oued kabarit) Reste Ouled Moumen (prbs Terrain)</text:p>
          </table:table-cell>
        </table:table-row>
        <table:table-row>
          <table:table-cell office:value-type="string">
            <text:p>N.K.5.742.2.262.141.12.02</text:p>
          </table:table-cell>
          <table:table-cell office:value-type="string">
            <text:p>OUM-LAADHAIM</text:p>
          </table:table-cell>
          <table:table-cell office:value-type="string">
            <text:p>DJS</text:p>
          </table:table-cell>
          <table:table-cell office:value-type="string">
            <text:p>Réalisation et équipement d'une piscine de proximité à Oum-Laadhaim</text:p>
          </table:table-cell>
          <table:table-cell office:value-type="string">
            <text:p>2014-08-11</text:p>
          </table:table-cell>
          <table:table-cell office:value-type="float" office:value="76000000.00">
            <text:p>76000000.00</text:p>
          </table:table-cell>
          <table:table-cell office:value-type="float" office:value="76000000.00">
            <text:p>76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42.2.262.141.12.03</text:p>
          </table:table-cell>
          <table:table-cell office:value-type="string">
            <text:p>SOUK-AHRAS</text:p>
          </table:table-cell>
          <table:table-cell office:value-type="string">
            <text:p>DJS</text:p>
          </table:table-cell>
          <table:table-cell office:value-type="string">
            <text:p>Réalisation et équipement d'un complexe sportif de proximité à Souk-Ahras</text:p>
          </table:table-cell>
          <table:table-cell office:value-type="string">
            <text:p>2014-09-11</text:p>
          </table:table-cell>
          <table:table-cell office:value-type="float" office:value="57000000.00">
            <text:p>57000000.00</text:p>
          </table:table-cell>
          <table:table-cell office:value-type="float" office:value="102000000.00">
            <text:p>102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742.2.262.141.12.04</text:p>
          </table:table-cell>
          <table:table-cell office:value-type="string">
            <text:p>SOUK-AHRAS</text:p>
          </table:table-cell>
          <table:table-cell office:value-type="string">
            <text:p>DJS</text:p>
          </table:table-cell>
          <table:table-cell office:value-type="string">
            <text:p>Réalisation et équipement d'une salle omnisports (OMS) de 500 places à Souk-Ahras</text:p>
          </table:table-cell>
          <table:table-cell office:value-type="string">
            <text:p>2015-07-08</text:p>
          </table:table-cell>
          <table:table-cell office:value-type="float" office:value="114000000.00">
            <text:p>114000000.00</text:p>
          </table:table-cell>
          <table:table-cell office:value-type="float" office:value="114000000.00">
            <text:p>114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42.2.262.141.13.01</text:p>
          </table:table-cell>
          <table:table-cell office:value-type="string">
            <text:p>AIN-ZANA</text:p>
          </table:table-cell>
          <table:table-cell office:value-type="string">
            <text:p>DJS</text:p>
          </table:table-cell>
          <table:table-cell office:value-type="string">
            <text:p>Etude, suivi et réalisation d'un complexe sportif à Ain-Zana</text:p>
          </table:table-cell>
          <table:table-cell office:value-type="string">
            <text:p>2014-04-01</text:p>
          </table:table-cell>
          <table:table-cell office:value-type="float" office:value="150000000.00">
            <text:p>150000000.00</text:p>
          </table:table-cell>
          <table:table-cell office:value-type="float" office:value="150000000.00">
            <text:p>150000000.00</text:p>
          </table:table-cell>
          <table:table-cell office:value-type="string">
            <text:p>Gelée</text:p>
          </table:table-cell>
          <table:table-cell office:value-type="float" office:value="5">
            <text:p>5</text:p>
          </table:table-cell>
          <table:table-cell office:value-type="string">
            <text:p>Gelée (Matrice P.M 2015 )  Gelée (Matrice P.M 2015 ) </text:p>
          </table:table-cell>
        </table:table-row>
        <table:table-row>
          <table:table-cell office:value-type="string">
            <text:p>N.K.5.742.2.262.141.14.02</text:p>
          </table:table-cell>
          <table:table-cell office:value-type="string">
            <text:p>SEDRATA</text:p>
          </table:table-cell>
          <table:table-cell office:value-type="string">
            <text:p>DJS</text:p>
          </table:table-cell>
          <table:table-cell office:value-type="string">
            <text:p>Etude, réalisation et équipement d'une piscine de 25 m à Sedrata</text:p>
          </table:table-cell>
          <table:table-cell office:value-type="string">
            <text:p>2014-03-31</text:p>
          </table:table-cell>
          <table:table-cell office:value-type="float" office:value="250000000.00">
            <text:p>250000000.00</text:p>
          </table:table-cell>
          <table:table-cell office:value-type="float" office:value="270000000.00">
            <text:p>270000000.00</text:p>
          </table:table-cell>
          <table:table-cell office:value-type="string">
            <text:p>Gelée</text:p>
          </table:table-cell>
          <table:table-cell office:value-type="float" office:value="60">
            <text:p>60</text:p>
          </table:table-cell>
          <table:table-cell office:value-type="string">
            <text:p>Gelée (Matrice P.M 2015 )  Gelée (Matrice P.M 2015 ) </text:p>
          </table:table-cell>
        </table:table-row>
        <table:table-row>
          <table:table-cell office:value-type="string">
            <text:p>N.K.5.742.2.262.141.14.04</text:p>
          </table:table-cell>
          <table:table-cell office:value-type="string">
            <text:p>M'DAOUROUCH</text:p>
          </table:table-cell>
          <table:table-cell office:value-type="string">
            <text:p>DJS</text:p>
          </table:table-cell>
          <table:table-cell office:value-type="string">
            <text:p>Suivi et réalisation de gradins 500 places et revêtement en gazon synthétique du stade communal de M'Daourouch</text:p>
          </table:table-cell>
          <table:table-cell office:value-type="string">
            <text:p>2014-06-30</text:p>
          </table:table-cell>
          <table:table-cell office:value-type="float" office:value="120000000.00">
            <text:p>120000000.00</text:p>
          </table:table-cell>
          <table:table-cell office:value-type="float" office:value="145000000.00">
            <text:p>14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742.2.262.141.14.09</text:p>
          </table:table-cell>
          <table:table-cell office:value-type="string">
            <text:p>MACHROHA</text:p>
          </table:table-cell>
          <table:table-cell office:value-type="string">
            <text:p>DJS</text:p>
          </table:table-cell>
          <table:table-cell office:value-type="string">
            <text:p>Etude d'adaptation, suivi, réalisation et équipement d'un complexe sportif de proximité à Machroha</text:p>
          </table:table-cell>
          <table:table-cell office:value-type="string">
            <text:p>2014-07-21</text:p>
          </table:table-cell>
          <table:table-cell office:value-type="float" office:value="72000000.00">
            <text:p>72000000.00</text:p>
          </table:table-cell>
          <table:table-cell office:value-type="float" office:value="72000000.00">
            <text:p>72000000.00</text:p>
          </table:table-cell>
          <table:table-cell office:value-type="string">
            <text:p>Gelée</text:p>
          </table:table-cell>
          <table:table-cell office:value-type="float" office:value="75">
            <text:p>75</text:p>
          </table:table-cell>
          <table:table-cell office:value-type="string">
            <text:p>Gelée par décision N° 1637 du 18/03/2015  Gelée par décision N° 1637 du 18/03/2015 </text:p>
          </table:table-cell>
        </table:table-row>
        <table:table-row>
          <table:table-cell office:value-type="string">
            <text:p>N.K.5.742.2.262.141.14.11</text:p>
          </table:table-cell>
          <table:table-cell office:value-type="string">
            <text:p>SEDRATA</text:p>
          </table:table-cell>
          <table:table-cell office:value-type="string">
            <text:p>DJS</text:p>
          </table:table-cell>
          <table:table-cell office:value-type="string">
            <text:p>Etude d'adaptation, suivi, réalisation et équipement d'une Salle OMS de 1000 places à Sedrata</text:p>
          </table:table-cell>
          <table:table-cell office:value-type="string">
            <text:p>2014-09-11</text:p>
          </table:table-cell>
          <table:table-cell office:value-type="float" office:value="220000000.00">
            <text:p>220000000.00</text:p>
          </table:table-cell>
          <table:table-cell office:value-type="float" office:value="220000000.00">
            <text:p>220000000.00</text:p>
          </table:table-cell>
          <table:table-cell office:value-type="string">
            <text:p>Gelée</text:p>
          </table:table-cell>
          <table:table-cell office:value-type="float" office:value="75">
            <text:p>75</text:p>
          </table:table-cell>
          <table:table-cell office:value-type="string">
            <text:p>Gelée (Matrice P.M 2015 )  Gelée (Matrice P.M 2015 ) </text:p>
          </table:table-cell>
        </table:table-row>
        <table:table-row>
          <table:table-cell office:value-type="string">
            <text:p>N.K.5.742.2.262.141.14.12</text:p>
          </table:table-cell>
          <table:table-cell office:value-type="string">
            <text:p>SOUK-AHRAS</text:p>
          </table:table-cell>
          <table:table-cell office:value-type="string">
            <text:p>DJS</text:p>
          </table:table-cell>
          <table:table-cell office:value-type="string">
            <text:p>Réalisation et équipement d'une piscine de 25m à Souk Ahras</text:p>
          </table:table-cell>
          <table:table-cell office:value-type="string">
            <text:p>2015-07-08</text:p>
          </table:table-cell>
          <table:table-cell office:value-type="float" office:value="213000000.00">
            <text:p>213000000.00</text:p>
          </table:table-cell>
          <table:table-cell office:value-type="float" office:value="213000000.00">
            <text:p>213000000.00</text:p>
          </table:table-cell>
          <table:table-cell office:value-type="string">
            <text:p>Gelée</text:p>
          </table:table-cell>
          <table:table-cell office:value-type="string">
            <text:p>NULL</text:p>
          </table:table-cell>
          <table:table-cell office:value-type="string">
            <text:p>Gelée (Matrice P.M 2015 )  Gelée (Matrice P.M 2015 ) </text:p>
          </table:table-cell>
        </table:table-row>
        <table:table-row>
          <table:table-cell office:value-type="string">
            <text:p>N.K.5.752.1.262.141.10.01</text:p>
          </table:table-cell>
          <table:table-cell office:value-type="string">
            <text:p>SOUK-AHRAS</text:p>
          </table:table-cell>
          <table:table-cell office:value-type="string">
            <text:p>DCUL</text:p>
          </table:table-cell>
          <table:table-cell office:value-type="string">
            <text:p>Etude pour la mise en valeur du théâtre régional à Souk-Ahras</text:p>
          </table:table-cell>
          <table:table-cell office:value-type="string">
            <text:p>2010-03-22</text:p>
          </table:table-cell>
          <table:table-cell office:value-type="float" office:value="5000000.00">
            <text:p>5000000.00</text:p>
          </table:table-cell>
          <table:table-cell office:value-type="float" office:value="5900000.00">
            <text:p>5900000.00</text:p>
          </table:table-cell>
          <table:table-cell office:value-type="string">
            <text:p>En cours</text:p>
          </table:table-cell>
          <table:table-cell office:value-type="float" office:value="100">
            <text:p>100</text:p>
          </table:table-cell>
          <table:table-cell office:value-type="string">
            <text:p>En cours +réalisation achevée 100%</text:p>
          </table:table-cell>
        </table:table-row>
        <table:table-row>
          <table:table-cell office:value-type="string">
            <text:p>N.K.5.752.1.262.141.12.01</text:p>
          </table:table-cell>
          <table:table-cell office:value-type="string">
            <text:p>SEDRATA</text:p>
          </table:table-cell>
          <table:table-cell office:value-type="string">
            <text:p>DCUL</text:p>
          </table:table-cell>
          <table:table-cell office:value-type="string">
            <text:p>Etude et suivi pour la réalisation d'une annexe de la maison de la culture à la commune de Sedrata</text:p>
          </table:table-cell>
          <table:table-cell office:value-type="string">
            <text:p>2012-07-09</text:p>
          </table:table-cell>
          <table:table-cell office:value-type="float" office:value="10000000.00">
            <text:p>10000000.00</text:p>
          </table:table-cell>
          <table:table-cell office:value-type="float" office:value="10000000.00">
            <text:p>10000000.00</text:p>
          </table:table-cell>
          <table:table-cell office:value-type="string">
            <text:p>Gelée</text:p>
          </table:table-cell>
          <table:table-cell office:value-type="float" office:value="58">
            <text:p>58</text:p>
          </table:table-cell>
          <table:table-cell office:value-type="string">
            <text:p>Gelée (Matrice P.M 2015 ) ( etude 100%) 100% Etude</text:p>
          </table:table-cell>
        </table:table-row>
        <table:table-row>
          <table:table-cell office:value-type="string">
            <text:p>N.K.5.752.1.262.141.12.02</text:p>
          </table:table-cell>
          <table:table-cell office:value-type="string">
            <text:p>KHEMISSA</text:p>
          </table:table-cell>
          <table:table-cell office:value-type="string">
            <text:p>DCUL</text:p>
          </table:table-cell>
          <table:table-cell office:value-type="string">
            <text:p>Etude, réhabilitation et équipement de la scène du théâtre antique du site archéologique à Khemissa</text:p>
          </table:table-cell>
          <table:table-cell office:value-type="string">
            <text:p>2014-02-03</text:p>
          </table:table-cell>
          <table:table-cell office:value-type="float" office:value="70000000.00">
            <text:p>70000000.00</text:p>
          </table:table-cell>
          <table:table-cell office:value-type="float" office:value="70000000.00">
            <text:p>7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52.2.262.141.10.01</text:p>
          </table:table-cell>
          <table:table-cell office:value-type="string">
            <text:p>SOUK-AHRAS</text:p>
          </table:table-cell>
          <table:table-cell office:value-type="string">
            <text:p>DCUL</text:p>
          </table:table-cell>
          <table:table-cell office:value-type="string">
            <text:p>Etude, réalisation et équipement d'un conservatoire de musique à Souk-Ahras</text:p>
          </table:table-cell>
          <table:table-cell office:value-type="string">
            <text:p>2010-03-24</text:p>
          </table:table-cell>
          <table:table-cell office:value-type="float" office:value="120000000.00">
            <text:p>120000000.00</text:p>
          </table:table-cell>
          <table:table-cell office:value-type="float" office:value="248000000.00">
            <text:p>248000000.00</text:p>
          </table:table-cell>
          <table:table-cell office:value-type="string">
            <text:p>En cours</text:p>
          </table:table-cell>
          <table:table-cell office:value-type="float" office:value="90">
            <text:p>90</text:p>
          </table:table-cell>
          <table:table-cell office:value-type="string">
            <text:p>En cours</text:p>
          </table:table-cell>
        </table:table-row>
        <table:table-row>
          <table:table-cell office:value-type="string">
            <text:p>N.K.5.752.2.262.141.10.02</text:p>
          </table:table-cell>
          <table:table-cell office:value-type="string">
            <text:p>SOUK-AHRAS</text:p>
          </table:table-cell>
          <table:table-cell office:value-type="string">
            <text:p>DEP</text:p>
          </table:table-cell>
          <table:table-cell office:value-type="string">
            <text:p>Etude, équipement et transformation de l'ancien église en centre culturel islamique</text:p>
          </table:table-cell>
          <table:table-cell office:value-type="string">
            <text:p>2010-10-04</text:p>
          </table:table-cell>
          <table:table-cell office:value-type="float" office:value="90000000.00">
            <text:p>90000000.00</text:p>
          </table:table-cell>
          <table:table-cell office:value-type="float" office:value="105762000.00">
            <text:p>105762000.00</text:p>
          </table:table-cell>
          <table:table-cell office:value-type="string">
            <text:p>Achevée</text:p>
          </table:table-cell>
          <table:table-cell office:value-type="float" office:value="100">
            <text:p>100</text:p>
          </table:table-cell>
          <table:table-cell office:value-type="string">
            <text:p>Achévée</text:p>
          </table:table-cell>
        </table:table-row>
        <table:table-row>
          <table:table-cell office:value-type="string">
            <text:p>N.K.5.752.5.262.141.10.01</text:p>
          </table:table-cell>
          <table:table-cell office:value-type="string">
            <text:p>SOUK-AHRAS</text:p>
          </table:table-cell>
          <table:table-cell office:value-type="string">
            <text:p>DCUL</text:p>
          </table:table-cell>
          <table:table-cell office:value-type="string">
            <text:p>Etude, réalisation et équipement d'un musée régional à Souk-Ahras</text:p>
          </table:table-cell>
          <table:table-cell office:value-type="string">
            <text:p>2010-03-24</text:p>
          </table:table-cell>
          <table:table-cell office:value-type="float" office:value="490000000.00">
            <text:p>490000000.00</text:p>
          </table:table-cell>
          <table:table-cell office:value-type="float" office:value="490000000.00">
            <text:p>490000000.00</text:p>
          </table:table-cell>
          <table:table-cell office:value-type="string">
            <text:p>Gelée</text:p>
          </table:table-cell>
          <table:table-cell office:value-type="float" office:value="100">
            <text:p>100</text:p>
          </table:table-cell>
          <table:table-cell office:value-type="string">
            <text:p>Gelée (Matrice P.M 2015 )  Gelée (Matrice P.M 2015 ) </text:p>
          </table:table-cell>
        </table:table-row>
        <table:table-row>
          <table:table-cell office:value-type="string">
            <text:p>N.K.5.752.5.262.141.12.01</text:p>
          </table:table-cell>
          <table:table-cell office:value-type="string">
            <text:p>SOUK-AHRAS</text:p>
          </table:table-cell>
          <table:table-cell office:value-type="string">
            <text:p>DCUL</text:p>
          </table:table-cell>
          <table:table-cell office:value-type="string">
            <text:p>Etude et reconversion de l'ex hôtel de ville en musée d'arts et d'histoire de la ville de Souk-Ahras</text:p>
          </table:table-cell>
          <table:table-cell office:value-type="string">
            <text:p>2014-07-14</text:p>
          </table:table-cell>
          <table:table-cell office:value-type="float" office:value="125000000.00">
            <text:p>125000000.00</text:p>
          </table:table-cell>
          <table:table-cell office:value-type="float" office:value="125000000.00">
            <text:p>125000000.00</text:p>
          </table:table-cell>
          <table:table-cell office:value-type="string">
            <text:p>Gelée</text:p>
          </table:table-cell>
          <table:table-cell office:value-type="float" office:value="1">
            <text:p>1</text:p>
          </table:table-cell>
          <table:table-cell office:value-type="string">
            <text:p>Gelée (Matrice P.M 2015 )  Gelée (Matrice P.M 2015 ) </text:p>
          </table:table-cell>
        </table:table-row>
        <table:table-row>
          <table:table-cell office:value-type="string">
            <text:p>N.K.5.752.6.262.141.12.02</text:p>
          </table:table-cell>
          <table:table-cell office:value-type="string">
            <text:p>SOUK-AHRAS</text:p>
          </table:table-cell>
          <table:table-cell office:value-type="string">
            <text:p>DCUL</text:p>
          </table:table-cell>
          <table:table-cell office:value-type="string">
            <text:p>Mise en valeur du théâtre régional à Souk-Ahras</text:p>
          </table:table-cell>
          <table:table-cell office:value-type="string">
            <text:p>2012-07-04</text:p>
          </table:table-cell>
          <table:table-cell office:value-type="float" office:value="80000000.00">
            <text:p>80000000.00</text:p>
          </table:table-cell>
          <table:table-cell office:value-type="float" office:value="113000000.00">
            <text:p>113000000.00</text:p>
          </table:table-cell>
          <table:table-cell office:value-type="string">
            <text:p>En cours</text:p>
          </table:table-cell>
          <table:table-cell office:value-type="float" office:value="67">
            <text:p>67</text:p>
          </table:table-cell>
          <table:table-cell office:value-type="string">
            <text:p>En cours +réalisation achevée 100%</text:p>
          </table:table-cell>
        </table:table-row>
        <table:table-row>
          <table:table-cell office:value-type="string">
            <text:p>N.K.5.752.8.262.141.12.01</text:p>
          </table:table-cell>
          <table:table-cell office:value-type="string">
            <text:p>SOUK-AHRAS</text:p>
          </table:table-cell>
          <table:table-cell office:value-type="string">
            <text:p>DCUL</text:p>
          </table:table-cell>
          <table:table-cell office:value-type="string">
            <text:p>Etude et aménagement des locaux attenants au théâtre régionnal à Souk-Ahras</text:p>
          </table:table-cell>
          <table:table-cell office:value-type="string">
            <text:p>2013-10-09</text:p>
          </table:table-cell>
          <table:table-cell office:value-type="float" office:value="90000000.00">
            <text:p>90000000.00</text:p>
          </table:table-cell>
          <table:table-cell office:value-type="float" office:value="90000000.00">
            <text:p>90000000.00</text:p>
          </table:table-cell>
          <table:table-cell office:value-type="string">
            <text:p>Gelée</text:p>
          </table:table-cell>
          <table:table-cell office:value-type="float" office:value="8">
            <text:p>8</text:p>
          </table:table-cell>
          <table:table-cell office:value-type="string">
            <text:p>Gelée (Matrice P.M 2015 )  Gelée (Matrice P.M 2015 ) </text:p>
          </table:table-cell>
        </table:table-row>
        <table:table-row>
          <table:table-cell office:value-type="string">
            <text:p>N.K.5.752.8.262.141.12.02</text:p>
          </table:table-cell>
          <table:table-cell office:value-type="string">
            <text:p>SOUK-AHRAS</text:p>
          </table:table-cell>
          <table:table-cell office:value-type="string">
            <text:p>DCUL</text:p>
          </table:table-cell>
          <table:table-cell office:value-type="string">
            <text:p>Etude et réalisation de la viabilisation de l'aménagement et de l'équipements des espaces extérieurs du pôle culturel de la Wilaya de Souk-Ahras</text:p>
          </table:table-cell>
          <table:table-cell office:value-type="string">
            <text:p>2013-10-09</text:p>
          </table:table-cell>
          <table:table-cell office:value-type="float" office:value="150000000.00">
            <text:p>150000000.00</text:p>
          </table:table-cell>
          <table:table-cell office:value-type="float" office:value="187000000.00">
            <text:p>187000000.00</text:p>
          </table:table-cell>
          <table:table-cell office:value-type="string">
            <text:p>Achevée</text:p>
          </table:table-cell>
          <table:table-cell office:value-type="float" office:value="100">
            <text:p>100</text:p>
          </table:table-cell>
          <table:table-cell office:value-type="string">
            <text:p>En cours +réalisation achevée 100%</text:p>
          </table:table-cell>
        </table:table-row>
        <table:table-row>
          <table:table-cell office:value-type="string">
            <text:p>N.K.5.752.8.262.141.12.04</text:p>
          </table:table-cell>
          <table:table-cell office:value-type="string">
            <text:p>SOUK-AHRAS</text:p>
          </table:table-cell>
          <table:table-cell office:value-type="string">
            <text:p>DCUL</text:p>
          </table:table-cell>
          <table:table-cell office:value-type="string">
            <text:p>Etude, suivi et réalisation d'un théâtre de plein air à Souk-Ahras</text:p>
          </table:table-cell>
          <table:table-cell office:value-type="string">
            <text:p>2013-12-03</text:p>
          </table:table-cell>
          <table:table-cell office:value-type="float" office:value="150000000.00">
            <text:p>150000000.00</text:p>
          </table:table-cell>
          <table:table-cell office:value-type="float" office:value="299000000.00">
            <text:p>299000000.00</text:p>
          </table:table-cell>
          <table:table-cell office:value-type="string">
            <text:p>En cours</text:p>
          </table:table-cell>
          <table:table-cell office:value-type="float" office:value="95">
            <text:p>95</text:p>
          </table:table-cell>
          <table:table-cell office:value-type="string">
            <text:p>En cours</text:p>
          </table:table-cell>
        </table:table-row>
        <table:table-row>
          <table:table-cell office:value-type="string">
            <text:p>N.K.5.762.1.262.141.10.01</text:p>
          </table:table-cell>
          <table:table-cell office:value-type="string">
            <text:p>M'DAOUROUCH</text:p>
          </table:table-cell>
          <table:table-cell office:value-type="string">
            <text:p>DEP</text:p>
          </table:table-cell>
          <table:table-cell office:value-type="string">
            <text:p>Achèvement et équipement de la mosquée Ali Ibn Abi Taleb à M'Daourouch</text:p>
          </table:table-cell>
          <table:table-cell office:value-type="string">
            <text:p>2011-03-10</text:p>
          </table:table-cell>
          <table:table-cell office:value-type="float" office:value="20000000.00">
            <text:p>20000000.00</text:p>
          </table:table-cell>
          <table:table-cell office:value-type="float" office:value="20000000.00">
            <text:p>20000000.00</text:p>
          </table:table-cell>
          <table:table-cell office:value-type="string">
            <text:p>Achevée</text:p>
          </table:table-cell>
          <table:table-cell office:value-type="float" office:value="100">
            <text:p>100</text:p>
          </table:table-cell>
          <table:table-cell office:value-type="string">
            <text:p>Achévée A cloturer</text:p>
          </table:table-cell>
        </table:table-row>
        <table:table-row>
          <table:table-cell office:value-type="string">
            <text:p>N.K.5.762.1.262.141.10.03</text:p>
          </table:table-cell>
          <table:table-cell office:value-type="string">
            <text:p>SEDRATA</text:p>
          </table:table-cell>
          <table:table-cell office:value-type="string">
            <text:p>DEP</text:p>
          </table:table-cell>
          <table:table-cell office:value-type="string">
            <text:p>Achèvement et équipement de la mosquée Belkacem Loudjani à Sedrata</text:p>
          </table:table-cell>
          <table:table-cell office:value-type="string">
            <text:p>2012-07-09</text:p>
          </table:table-cell>
          <table:table-cell office:value-type="float" office:value="60000000.00">
            <text:p>60000000.00</text:p>
          </table:table-cell>
          <table:table-cell office:value-type="float" office:value="78600000.00">
            <text:p>78600000.00</text:p>
          </table:table-cell>
          <table:table-cell office:value-type="string">
            <text:p>Achevée</text:p>
          </table:table-cell>
          <table:table-cell office:value-type="float" office:value="100">
            <text:p>100</text:p>
          </table:table-cell>
          <table:table-cell office:value-type="string">
            <text:p>Achévée</text:p>
          </table:table-cell>
        </table:table-row>
        <table:table-row>
          <table:table-cell office:value-type="string">
            <text:p>N.K.5.762.2.262.141.14.01</text:p>
          </table:table-cell>
          <table:table-cell office:value-type="string">
            <text:p>SOUK-AHRAS</text:p>
          </table:table-cell>
          <table:table-cell office:value-type="string">
            <text:p>DEP</text:p>
          </table:table-cell>
          <table:table-cell office:value-type="string">
            <text:p>Etude et suivi pour la réalisation d'un Mosquée pôle à Souk Ahras</text:p>
          </table:table-cell>
          <table:table-cell office:value-type="string">
            <text:p>2015-05-20</text:p>
          </table:table-cell>
          <table:table-cell office:value-type="float" office:value="50000000.00">
            <text:p>50000000.00</text:p>
          </table:table-cell>
          <table:table-cell office:value-type="float" office:value="50000000.00">
            <text:p>5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765.5.262.141.14.01</text:p>
          </table:table-cell>
          <table:table-cell office:value-type="string">
            <text:p>SOUK-AHRAS</text:p>
          </table:table-cell>
          <table:table-cell office:value-type="string">
            <text:p>DAS</text:p>
          </table:table-cell>
          <table:table-cell office:value-type="string">
            <text:p>Etude, suivi et réhabilitation de l'établissement pour Enfants Assistés 0-6 ans (EEA) (réalisation de 02 logements) à Souk Ahras</text:p>
          </table:table-cell>
          <table:table-cell office:value-type="string">
            <text:p>2014-07-21</text:p>
          </table:table-cell>
          <table:table-cell office:value-type="float" office:value="7000000.00">
            <text:p>7000000.00</text:p>
          </table:table-cell>
          <table:table-cell office:value-type="float" office:value="7000000.00">
            <text:p>7000000.00</text:p>
          </table:table-cell>
          <table:table-cell office:value-type="string">
            <text:p>Achevée</text:p>
          </table:table-cell>
          <table:table-cell office:value-type="float" office:value="100">
            <text:p>100</text:p>
          </table:table-cell>
          <table:table-cell office:value-type="string">
            <text:p>L'opération nessicte une réévaluation (reste travaux étanchéité + menuiserie + peinture et vitrerie)</text:p>
          </table:table-cell>
        </table:table-row>
        <table:table-row>
          <table:table-cell office:value-type="string">
            <text:p>N.K.5.831.1.262.141.11.01</text:p>
          </table:table-cell>
          <table:table-cell office:value-type="string">
            <text:p>SOUK-AHRAS</text:p>
          </table:table-cell>
          <table:table-cell office:value-type="string">
            <text:p>DAL</text:p>
          </table:table-cell>
          <table:table-cell office:value-type="string">
            <text:p>Etude pour la réalisation d'un siège de Wilaya</text:p>
          </table:table-cell>
          <table:table-cell office:value-type="string">
            <text:p>2011-06-16</text:p>
          </table:table-cell>
          <table:table-cell office:value-type="float" office:value="70000000.00">
            <text:p>70000000.00</text:p>
          </table:table-cell>
          <table:table-cell office:value-type="float" office:value="70000000.00">
            <text:p>70000000.00</text:p>
          </table:table-cell>
          <table:table-cell office:value-type="string">
            <text:p>Achevée</text:p>
          </table:table-cell>
          <table:table-cell office:value-type="float" office:value="100">
            <text:p>100</text:p>
          </table:table-cell>
          <table:table-cell office:value-type="string">
            <text:p>Reste suivi</text:p>
          </table:table-cell>
        </table:table-row>
        <table:table-row>
          <table:table-cell office:value-type="string">
            <text:p>N.K.5.831.2.262.141.14.01</text:p>
          </table:table-cell>
          <table:table-cell office:value-type="string">
            <text:p>SOUK-AHRAS</text:p>
          </table:table-cell>
          <table:table-cell office:value-type="string">
            <text:p>DAL</text:p>
          </table:table-cell>
          <table:table-cell office:value-type="string">
            <text:p>Réalisation d'un siège de Wilaya à Souk-Ahras</text:p>
          </table:table-cell>
          <table:table-cell office:value-type="string">
            <text:p>2015-05-12</text:p>
          </table:table-cell>
          <table:table-cell office:value-type="float" office:value="1800000000.00">
            <text:p>1800000000.00</text:p>
          </table:table-cell>
          <table:table-cell office:value-type="float" office:value="1800000000.00">
            <text:p>1800000000.00</text:p>
          </table:table-cell>
          <table:table-cell office:value-type="string">
            <text:p>Gelée</text:p>
          </table:table-cell>
          <table:table-cell office:value-type="float" office:value="20">
            <text:p>20</text:p>
          </table:table-cell>
          <table:table-cell office:value-type="string">
            <text:p>Gelée (Matrice P.M 2015 )  Gelée (Matrice P.M 2015 ) </text:p>
          </table:table-cell>
        </table:table-row>
        <table:table-row>
          <table:table-cell office:value-type="string">
            <text:p>N.K.5.831.3.262.141.11.01</text:p>
          </table:table-cell>
          <table:table-cell office:value-type="string">
            <text:p>BIR-BOUHOUCH</text:p>
          </table:table-cell>
          <table:table-cell office:value-type="string">
            <text:p>DAL</text:p>
          </table:table-cell>
          <table:table-cell office:value-type="string">
            <text:p>Etude et réalisation d'un siège de daira avec résidence à Bir-Bouhouch</text:p>
          </table:table-cell>
          <table:table-cell office:value-type="string">
            <text:p>2012-06-03</text:p>
          </table:table-cell>
          <table:table-cell office:value-type="float" office:value="75000000.00">
            <text:p>75000000.00</text:p>
          </table:table-cell>
          <table:table-cell office:value-type="float" office:value="106000000.00">
            <text:p>10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831.3.262.141.14.01</text:p>
          </table:table-cell>
          <table:table-cell office:value-type="string">
            <text:p>SOUK-AHRAS</text:p>
          </table:table-cell>
          <table:table-cell office:value-type="string">
            <text:p>DAL</text:p>
          </table:table-cell>
          <table:table-cell office:value-type="string">
            <text:p>Etude et réalisation d'un siège de daira avec résidence à Souk-Ahras</text:p>
          </table:table-cell>
          <table:table-cell office:value-type="string">
            <text:p>2015-01-06</text:p>
          </table:table-cell>
          <table:table-cell office:value-type="float" office:value="120000000.00">
            <text:p>120000000.00</text:p>
          </table:table-cell>
          <table:table-cell office:value-type="float" office:value="168000000.00">
            <text:p>168000000.00</text:p>
          </table:table-cell>
          <table:table-cell office:value-type="string">
            <text:p>Gelée</text:p>
          </table:table-cell>
          <table:table-cell office:value-type="float" office:value="80">
            <text:p>80</text:p>
          </table:table-cell>
          <table:table-cell office:value-type="string">
            <text:p>Gelée (Matrice P.M 2015 )  Gelée (Matrice P.M 2015 ) </text:p>
          </table:table-cell>
        </table:table-row>
        <table:table-row>
          <table:table-cell office:value-type="string">
            <text:p>N.K.5.834.1.262.141.10.03</text:p>
          </table:table-cell>
          <table:table-cell office:value-type="string">
            <text:p>HEDDADA</text:p>
          </table:table-cell>
          <table:table-cell office:value-type="string">
            <text:p>DEP</text:p>
          </table:table-cell>
          <table:table-cell office:value-type="string">
            <text:p>Etude pour réalisation de (04) subdivisions du logement et des équipements publics avec (04) logements de fonction à Sedrata, Taoura, Merahna et Heddada</text:p>
          </table:table-cell>
          <table:table-cell office:value-type="string">
            <text:p>2010-03-31</text:p>
          </table:table-cell>
          <table:table-cell office:value-type="float" office:value="8000000.00">
            <text:p>8000000.00</text:p>
          </table:table-cell>
          <table:table-cell office:value-type="float" office:value="8000000.00">
            <text:p>8000000.00</text:p>
          </table:table-cell>
          <table:table-cell office:value-type="string">
            <text:p>Gelée</text:p>
          </table:table-cell>
          <table:table-cell office:value-type="float" office:value="5">
            <text:p>5</text:p>
          </table:table-cell>
          <table:table-cell office:value-type="string">
            <text:p>Gelée (Matrice P.M 2015 )  Gelée (Matrice P.M 2015 ) </text:p>
          </table:table-cell>
        </table:table-row>
        <table:table-row>
          <table:table-cell office:value-type="string">
            <text:p>N.K.5.834.1.262.141.10.04</text:p>
          </table:table-cell>
          <table:table-cell office:value-type="string">
            <text:p>M'DAOUROUCH</text:p>
          </table:table-cell>
          <table:table-cell office:value-type="string">
            <text:p>DIMP</text:p>
          </table:table-cell>
          <table:table-cell office:value-type="string">
            <text:p>Etude pour la réalisation d'un centre de proximité des impôts avec (02) logements de fonction à M'Daourouch</text:p>
          </table:table-cell>
          <table:table-cell office:value-type="string">
            <text:p>2010-04-21</text:p>
          </table:table-cell>
          <table:table-cell office:value-type="float" office:value="5500000.00">
            <text:p>5500000.00</text:p>
          </table:table-cell>
          <table:table-cell office:value-type="float" office:value="5500000.00">
            <text:p>55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834.1.262.141.12.01</text:p>
          </table:table-cell>
          <table:table-cell office:value-type="string">
            <text:p>SOUK-AHRAS</text:p>
          </table:table-cell>
          <table:table-cell office:value-type="string">
            <text:p>DAL</text:p>
          </table:table-cell>
          <table:table-cell office:value-type="string">
            <text:p>Etude et suivi pour la réalisation d'un siège de contrôleur financier de wilaya avec un logement d'astreinte à Souk- Ahras</text:p>
          </table:table-cell>
          <table:table-cell office:value-type="string">
            <text:p>2012-05-17</text:p>
          </table:table-cell>
          <table:table-cell office:value-type="float" office:value="5000000.00">
            <text:p>5000000.00</text:p>
          </table:table-cell>
          <table:table-cell office:value-type="float" office:value="5000000.00">
            <text:p>5000000.00</text:p>
          </table:table-cell>
          <table:table-cell office:value-type="string">
            <text:p>Achevée</text:p>
          </table:table-cell>
          <table:table-cell office:value-type="float" office:value="100">
            <text:p>100</text:p>
          </table:table-cell>
          <table:table-cell office:value-type="string">
            <text:p>A clôturer</text:p>
          </table:table-cell>
        </table:table-row>
        <table:table-row>
          <table:table-cell office:value-type="string">
            <text:p>N.K.5.834.1.262.141.13.03</text:p>
          </table:table-cell>
          <table:table-cell office:value-type="string">
            <text:p>SOUK-AHRAS</text:p>
          </table:table-cell>
          <table:table-cell office:value-type="string">
            <text:p>DSP</text:p>
          </table:table-cell>
          <table:table-cell office:value-type="string">
            <text:p>Etude et suivi pour la réalisation d'un siège d'établissement public de santé de proximité à Souk-Ahras</text:p>
          </table:table-cell>
          <table:table-cell office:value-type="string">
            <text:p>2013-07-17</text:p>
          </table:table-cell>
          <table:table-cell office:value-type="float" office:value="4000000.00">
            <text:p>4000000.00</text:p>
          </table:table-cell>
          <table:table-cell office:value-type="float" office:value="4000000.00">
            <text:p>4000000.00</text:p>
          </table:table-cell>
          <table:table-cell office:value-type="string">
            <text:p>En cours</text:p>
          </table:table-cell>
          <table:table-cell office:value-type="float" office:value="50">
            <text:p>50</text:p>
          </table:table-cell>
          <table:table-cell office:value-type="string">
            <text:p>En cours</text:p>
          </table:table-cell>
        </table:table-row>
        <table:table-row>
          <table:table-cell office:value-type="string">
            <text:p>N.K.5.834.1.262.141.13.04</text:p>
          </table:table-cell>
          <table:table-cell office:value-type="string">
            <text:p>SEDRATA</text:p>
          </table:table-cell>
          <table:table-cell office:value-type="string">
            <text:p>DSP</text:p>
          </table:table-cell>
          <table:table-cell office:value-type="string">
            <text:p>Etude et suivi pour la réalisation d'un siège d'établissement public de santé de proximité à Sedrata</text:p>
          </table:table-cell>
          <table:table-cell office:value-type="string">
            <text:p>2013-07-17</text:p>
          </table:table-cell>
          <table:table-cell office:value-type="float" office:value="4000000.00">
            <text:p>4000000.00</text:p>
          </table:table-cell>
          <table:table-cell office:value-type="float" office:value="4000000.00">
            <text:p>4000000.00</text:p>
          </table:table-cell>
          <table:table-cell office:value-type="string">
            <text:p>En cours</text:p>
          </table:table-cell>
          <table:table-cell office:value-type="float" office:value="50">
            <text:p>50</text:p>
          </table:table-cell>
          <table:table-cell office:value-type="string">
            <text:p>En cours</text:p>
          </table:table-cell>
        </table:table-row>
        <table:table-row>
          <table:table-cell office:value-type="string">
            <text:p>N.K.5.834.1.262.141.13.05</text:p>
          </table:table-cell>
          <table:table-cell office:value-type="string">
            <text:p>SOUK-AHRAS</text:p>
          </table:table-cell>
          <table:table-cell office:value-type="string">
            <text:p>DAL</text:p>
          </table:table-cell>
          <table:table-cell office:value-type="string">
            <text:p>Etude et suivi pour la réalisation d'un siège de la direction du Cadastre de la Wilaya de Souk-Ahras avec logement de fonction</text:p>
          </table:table-cell>
          <table:table-cell office:value-type="string">
            <text:p>2013-07-22</text:p>
          </table:table-cell>
          <table:table-cell office:value-type="float" office:value="8000000.00">
            <text:p>8000000.00</text:p>
          </table:table-cell>
          <table:table-cell office:value-type="float" office:value="8000000.00">
            <text:p>8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834.2.262.141.10.01</text:p>
          </table:table-cell>
          <table:table-cell office:value-type="string">
            <text:p>M'DAOUROUCH</text:p>
          </table:table-cell>
          <table:table-cell office:value-type="string">
            <text:p>DSA</text:p>
          </table:table-cell>
          <table:table-cell office:value-type="string">
            <text:p>Etude, réalisation et équipement d'une subdivision agricole avec logement de fonction à M'Daourouch</text:p>
          </table:table-cell>
          <table:table-cell office:value-type="string">
            <text:p>2010-02-15</text:p>
          </table:table-cell>
          <table:table-cell office:value-type="float" office:value="20000000.00">
            <text:p>20000000.00</text:p>
          </table:table-cell>
          <table:table-cell office:value-type="float" office:value="26500000.00">
            <text:p>26500000.00</text:p>
          </table:table-cell>
          <table:table-cell office:value-type="string">
            <text:p>En cours</text:p>
          </table:table-cell>
          <table:table-cell office:value-type="float" office:value="95">
            <text:p>95</text:p>
          </table:table-cell>
          <table:table-cell office:value-type="string">
            <text:p> En cours</text:p>
          </table:table-cell>
        </table:table-row>
        <table:table-row>
          <table:table-cell office:value-type="string">
            <text:p>N.K.5.834.2.262.141.10.03</text:p>
          </table:table-cell>
          <table:table-cell office:value-type="string">
            <text:p>SOUK-AHRAS</text:p>
          </table:table-cell>
          <table:table-cell office:value-type="string">
            <text:p>DRE</text:p>
          </table:table-cell>
          <table:table-cell office:value-type="string">
            <text:p>Etude, réalisation et équipement d'un siège de la direction de l'Hydraulique avec logement de fonction à Souk-Ahras</text:p>
          </table:table-cell>
          <table:table-cell office:value-type="string">
            <text:p>2010-02-22</text:p>
          </table:table-cell>
          <table:table-cell office:value-type="float" office:value="50000000.00">
            <text:p>50000000.00</text:p>
          </table:table-cell>
          <table:table-cell office:value-type="float" office:value="125000000.00">
            <text:p>12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834.2.262.141.10.04</text:p>
          </table:table-cell>
          <table:table-cell office:value-type="string">
            <text:p>SOUK-AHRAS</text:p>
          </table:table-cell>
          <table:table-cell office:value-type="string">
            <text:p>CFORETS</text:p>
          </table:table-cell>
          <table:table-cell office:value-type="string">
            <text:p>Etude, réalisation et équipement d'un siège de conservation des forêts avec logement de fonction à Souk-Ahras</text:p>
          </table:table-cell>
          <table:table-cell office:value-type="string">
            <text:p>2010-02-28</text:p>
          </table:table-cell>
          <table:table-cell office:value-type="float" office:value="40000000.00">
            <text:p>40000000.00</text:p>
          </table:table-cell>
          <table:table-cell office:value-type="float" office:value="85000000.00">
            <text:p>85000000.00</text:p>
          </table:table-cell>
          <table:table-cell office:value-type="string">
            <text:p>Achevée</text:p>
          </table:table-cell>
          <table:table-cell office:value-type="float" office:value="100">
            <text:p>100</text:p>
          </table:table-cell>
          <table:table-cell office:value-type="string">
            <text:p>Achevé et fonctionnel , reste l'aménagement exterieur l'étude d'excution est attrubué et sera engagé après le changement des caractértistique de l'opération </text:p>
          </table:table-cell>
        </table:table-row>
        <table:table-row>
          <table:table-cell office:value-type="string">
            <text:p>N.K.5.834.2.262.141.10.05</text:p>
          </table:table-cell>
          <table:table-cell office:value-type="string">
            <text:p>SOUK-AHRAS</text:p>
          </table:table-cell>
          <table:table-cell office:value-type="string">
            <text:p>DTMA</text:p>
          </table:table-cell>
          <table:table-cell office:value-type="string">
            <text:p>Réalisation et équipement d'un siège de direction de Tourisme avec logement de fonction à Souk-Ahras</text:p>
          </table:table-cell>
          <table:table-cell office:value-type="string">
            <text:p>2010-09-08</text:p>
          </table:table-cell>
          <table:table-cell office:value-type="float" office:value="50000000.00">
            <text:p>50000000.00</text:p>
          </table:table-cell>
          <table:table-cell office:value-type="float" office:value="72000000.00">
            <text:p>72000000.00</text:p>
          </table:table-cell>
          <table:table-cell office:value-type="string">
            <text:p>Achevée</text:p>
          </table:table-cell>
          <table:table-cell office:value-type="float" office:value="100">
            <text:p>100</text:p>
          </table:table-cell>
          <table:table-cell office:value-type="string">
            <text:p>Opération achevée physiquement </text:p>
          </table:table-cell>
        </table:table-row>
        <table:table-row>
          <table:table-cell office:value-type="string">
            <text:p>N.K.5.834.2.262.141.10.06</text:p>
          </table:table-cell>
          <table:table-cell office:value-type="string">
            <text:p>SOUK-AHRAS</text:p>
          </table:table-cell>
          <table:table-cell office:value-type="string">
            <text:p>DSP</text:p>
          </table:table-cell>
          <table:table-cell office:value-type="string">
            <text:p>Etude d'adaptation et réalisation d'un siège de direction de la santé et de la population avec logement de fonction à Souk-Ahras</text:p>
          </table:table-cell>
          <table:table-cell office:value-type="string">
            <text:p>2010-09-21</text:p>
          </table:table-cell>
          <table:table-cell office:value-type="float" office:value="60000000.00">
            <text:p>60000000.00</text:p>
          </table:table-cell>
          <table:table-cell office:value-type="float" office:value="120000000.00">
            <text:p>120000000.00</text:p>
          </table:table-cell>
          <table:table-cell office:value-type="string">
            <text:p>Achevée</text:p>
          </table:table-cell>
          <table:table-cell office:value-type="float" office:value="100">
            <text:p>100</text:p>
          </table:table-cell>
          <table:table-cell office:value-type="string">
            <text:p>Achevé et fonctionnel </text:p>
          </table:table-cell>
        </table:table-row>
        <table:table-row>
          <table:table-cell office:value-type="string">
            <text:p>N.K.5.834.2.262.141.11.02</text:p>
          </table:table-cell>
          <table:table-cell office:value-type="string">
            <text:p>M'DAOUROUCH</text:p>
          </table:table-cell>
          <table:table-cell office:value-type="string">
            <text:p>DIMP</text:p>
          </table:table-cell>
          <table:table-cell office:value-type="string">
            <text:p>Suivi et réalisation d'un centre de proximité des impôts avec (02) logements de fonction à M'Daourouch</text:p>
          </table:table-cell>
          <table:table-cell office:value-type="string">
            <text:p>2011-09-26</text:p>
          </table:table-cell>
          <table:table-cell office:value-type="float" office:value="160000000.00">
            <text:p>160000000.00</text:p>
          </table:table-cell>
          <table:table-cell office:value-type="float" office:value="210000000.00">
            <text:p>210000000.00</text:p>
          </table:table-cell>
          <table:table-cell office:value-type="string">
            <text:p>En cours</text:p>
          </table:table-cell>
          <table:table-cell office:value-type="float" office:value="90">
            <text:p>90</text:p>
          </table:table-cell>
          <table:table-cell office:value-type="string">
            <text:p>En cours</text:p>
          </table:table-cell>
        </table:table-row>
        <table:table-row>
          <table:table-cell office:value-type="string">
            <text:p>N.K.5.834.2.262.141.11.03</text:p>
          </table:table-cell>
          <table:table-cell office:value-type="string">
            <text:p>SOUK-AHRAS</text:p>
          </table:table-cell>
          <table:table-cell office:value-type="string">
            <text:p>DEP</text:p>
          </table:table-cell>
          <table:table-cell office:value-type="string">
            <text:p>Réalisation et équipement du siège de la direction du logement et des équipements publics de la Wilaya de Souk-Ahras</text:p>
          </table:table-cell>
          <table:table-cell office:value-type="string">
            <text:p>2012-02-16</text:p>
          </table:table-cell>
          <table:table-cell office:value-type="float" office:value="110000000.00">
            <text:p>110000000.00</text:p>
          </table:table-cell>
          <table:table-cell office:value-type="float" office:value="157200000.00">
            <text:p>1572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834.2.262.141.12.02</text:p>
          </table:table-cell>
          <table:table-cell office:value-type="string">
            <text:p>BIR-BOUHOUCH</text:p>
          </table:table-cell>
          <table:table-cell office:value-type="string">
            <text:p>DSA</text:p>
          </table:table-cell>
          <table:table-cell office:value-type="string">
            <text:p>Réalisation d'un siège de subdivision agricole à Bir-Bouhouch</text:p>
          </table:table-cell>
          <table:table-cell office:value-type="string">
            <text:p>2012-05-28</text:p>
          </table:table-cell>
          <table:table-cell office:value-type="float" office:value="23000000.00">
            <text:p>23000000.00</text:p>
          </table:table-cell>
          <table:table-cell office:value-type="float" office:value="23000000.00">
            <text:p>23000000.00</text:p>
          </table:table-cell>
          <table:table-cell office:value-type="string">
            <text:p>En cours</text:p>
          </table:table-cell>
          <table:table-cell office:value-type="float" office:value="75">
            <text:p>75</text:p>
          </table:table-cell>
          <table:table-cell office:value-type="string">
            <text:p>Achevée</text:p>
          </table:table-cell>
        </table:table-row>
        <table:table-row>
          <table:table-cell office:value-type="string">
            <text:p>N.K.5.834.2.262.141.12.03</text:p>
          </table:table-cell>
          <table:table-cell office:value-type="string">
            <text:p>SEDRATA</text:p>
          </table:table-cell>
          <table:table-cell office:value-type="string">
            <text:p>DCOM</text:p>
          </table:table-cell>
          <table:table-cell office:value-type="string">
            <text:p>Etude, réalisation et équipement d'un siège d'inspection territoriale de commerce à Sedrata</text:p>
          </table:table-cell>
          <table:table-cell office:value-type="string">
            <text:p>2012-09-27</text:p>
          </table:table-cell>
          <table:table-cell office:value-type="float" office:value="30000000.00">
            <text:p>30000000.00</text:p>
          </table:table-cell>
          <table:table-cell office:value-type="float" office:value="30000000.00">
            <text:p>30000000.00</text:p>
          </table:table-cell>
          <table:table-cell office:value-type="string">
            <text:p>Achevée</text:p>
          </table:table-cell>
          <table:table-cell office:value-type="float" office:value="100">
            <text:p>100</text:p>
          </table:table-cell>
          <table:table-cell office:value-type="string">
            <text:p>Réception provisoire le : 010/05/2017 Réception définitif après levée des reserves préparation d'un dossier pour restructurer la décision d'individualisation afin d'equiper le siège de l'inspection territoriale du commerce </text:p>
          </table:table-cell>
        </table:table-row>
        <table:table-row>
          <table:table-cell office:value-type="string">
            <text:p>N.K.5.834.2.262.141.12.04</text:p>
          </table:table-cell>
          <table:table-cell office:value-type="string">
            <text:p>SOUK-AHRAS</text:p>
          </table:table-cell>
          <table:table-cell office:value-type="string">
            <text:p>DCUL</text:p>
          </table:table-cell>
          <table:table-cell office:value-type="string">
            <text:p>Réalisation et équipement d'un siège de direction de la culture avec logement de fonction à Souk-Ahras</text:p>
          </table:table-cell>
          <table:table-cell office:value-type="string">
            <text:p>2014-02-26</text:p>
          </table:table-cell>
          <table:table-cell office:value-type="float" office:value="72000000.00">
            <text:p>72000000.00</text:p>
          </table:table-cell>
          <table:table-cell office:value-type="float" office:value="98500000.00">
            <text:p>98500000.00</text:p>
          </table:table-cell>
          <table:table-cell office:value-type="string">
            <text:p>En cours</text:p>
          </table:table-cell>
          <table:table-cell office:value-type="float" office:value="85">
            <text:p>85</text:p>
          </table:table-cell>
          <table:table-cell office:value-type="string">
            <text:p>dans l'attnde d'utilisation de 50% de reliquat du CP de l'année 2019 pour engager le contrat concernant acquisition et unstallation des caméra de surveillance et reseau téléphonique et reseau d'informatique + retenu de garantie de l'ETB + réalisation achevée 100%</text:p>
          </table:table-cell>
        </table:table-row>
        <table:table-row>
          <table:table-cell office:value-type="string">
            <text:p>N.K.5.834.2.262.141.12.05</text:p>
          </table:table-cell>
          <table:table-cell office:value-type="string">
            <text:p>SOUK-AHRAS</text:p>
          </table:table-cell>
          <table:table-cell office:value-type="string">
            <text:p>DAL</text:p>
          </table:table-cell>
          <table:table-cell office:value-type="string">
            <text:p>Réalisation et équipement d'un siège de contrôleur financier de wilaya avec un logement d'astreinte à Souk-Ahras</text:p>
          </table:table-cell>
          <table:table-cell office:value-type="string">
            <text:p>2014-10-28</text:p>
          </table:table-cell>
          <table:table-cell office:value-type="float" office:value="70000000.00">
            <text:p>70000000.00</text:p>
          </table:table-cell>
          <table:table-cell office:value-type="float" office:value="160000000.00">
            <text:p>160000000.00</text:p>
          </table:table-cell>
          <table:table-cell office:value-type="string">
            <text:p>Achevée</text:p>
          </table:table-cell>
          <table:table-cell office:value-type="float" office:value="100">
            <text:p>100</text:p>
          </table:table-cell>
          <table:table-cell office:value-type="string">
            <text:p>reste demande de réevaluation pour l'équipement</text:p>
          </table:table-cell>
        </table:table-row>
        <table:table-row>
          <table:table-cell office:value-type="string">
            <text:p>N.K.5.834.2.262.141.14.01</text:p>
          </table:table-cell>
          <table:table-cell office:value-type="string">
            <text:p>SOUK-AHRAS</text:p>
          </table:table-cell>
          <table:table-cell office:value-type="string">
            <text:p>DSA</text:p>
          </table:table-cell>
          <table:table-cell office:value-type="string">
            <text:p>Réalisation de 02 sièges de subdivision agricole à Ouled-Driss et Souk-Ahras</text:p>
          </table:table-cell>
          <table:table-cell office:value-type="string">
            <text:p>2015-03-18</text:p>
          </table:table-cell>
          <table:table-cell office:value-type="float" office:value="46000000.00">
            <text:p>46000000.00</text:p>
          </table:table-cell>
          <table:table-cell office:value-type="float" office:value="46000000.00">
            <text:p>46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834.2.262.141.14.02</text:p>
          </table:table-cell>
          <table:table-cell office:value-type="string">
            <text:p>SOUK-AHRAS</text:p>
          </table:table-cell>
          <table:table-cell office:value-type="string">
            <text:p>DAL</text:p>
          </table:table-cell>
          <table:table-cell office:value-type="string">
            <text:p>Suivi, réalisation et équipement d'un siège de la Direction du Cadastre de la Wilaya de Souk-Ahras avec un logement d'astreinte</text:p>
          </table:table-cell>
          <table:table-cell office:value-type="string">
            <text:p>2015-06-04</text:p>
          </table:table-cell>
          <table:table-cell office:value-type="float" office:value="70000000.00">
            <text:p>70000000.00</text:p>
          </table:table-cell>
          <table:table-cell office:value-type="float" office:value="70000000.00">
            <text:p>7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852.1.262.141.10.01</text:p>
          </table:table-cell>
          <table:table-cell office:value-type="string">
            <text:p>SOUK-AHRAS</text:p>
          </table:table-cell>
          <table:table-cell office:value-type="string">
            <text:p>DAL</text:p>
          </table:table-cell>
          <table:table-cell office:value-type="string">
            <text:p>Etude et réalisation d'une Unité Républicaine de Sécurité (U.R.S) à Souk-Ahras</text:p>
          </table:table-cell>
          <table:table-cell office:value-type="string">
            <text:p>2010-10-04</text:p>
          </table:table-cell>
          <table:table-cell office:value-type="float" office:value="500000000.00">
            <text:p>500000000.00</text:p>
          </table:table-cell>
          <table:table-cell office:value-type="float" office:value="1250000000.00">
            <text:p>1250000000.00</text:p>
          </table:table-cell>
          <table:table-cell office:value-type="string">
            <text:p>Gelée</text:p>
          </table:table-cell>
          <table:table-cell office:value-type="float" office:value="42">
            <text:p>42</text:p>
          </table:table-cell>
          <table:table-cell office:value-type="string">
            <text:p>Gelée (Matrice P.M 2015 )  Gelée (Matrice P.M 2015 ) </text:p>
          </table:table-cell>
        </table:table-row>
        <table:table-row>
          <table:table-cell office:value-type="string">
            <text:p>N.K.5.852.1.262.141.14.01</text:p>
          </table:table-cell>
          <table:table-cell office:value-type="string">
            <text:p>SOUK-AHRAS</text:p>
          </table:table-cell>
          <table:table-cell office:value-type="string">
            <text:p>DAL</text:p>
          </table:table-cell>
          <table:table-cell office:value-type="string">
            <text:p>Réalisation d'un Célibatorium (R+4) au profit de la Sûreté Nationale à Souk-Ahras</text:p>
          </table:table-cell>
          <table:table-cell office:value-type="string">
            <text:p>2014-05-19</text:p>
          </table:table-cell>
          <table:table-cell office:value-type="float" office:value="100000000.00">
            <text:p>100000000.00</text:p>
          </table:table-cell>
          <table:table-cell office:value-type="float" office:value="170000000.00">
            <text:p>17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852.2.262.141.10.01</text:p>
          </table:table-cell>
          <table:table-cell office:value-type="string">
            <text:p>M'DAOUROUCH</text:p>
          </table:table-cell>
          <table:table-cell office:value-type="string">
            <text:p>DAL</text:p>
          </table:table-cell>
          <table:table-cell office:value-type="string">
            <text:p>Etude et réalisation d'un célibatorium au profit de la sûreté nationale à M'Daourouch</text:p>
          </table:table-cell>
          <table:table-cell office:value-type="string">
            <text:p>2010-10-04</text:p>
          </table:table-cell>
          <table:table-cell office:value-type="float" office:value="30000000.00">
            <text:p>30000000.00</text:p>
          </table:table-cell>
          <table:table-cell office:value-type="float" office:value="55700000.00">
            <text:p>557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K.5.852.2.262.141.14.01</text:p>
          </table:table-cell>
          <table:table-cell office:value-type="string">
            <text:p>MERAHNA</text:p>
          </table:table-cell>
          <table:table-cell office:value-type="string">
            <text:p>DAL</text:p>
          </table:table-cell>
          <table:table-cell office:value-type="string">
            <text:p>Réalisation d'un Célibatorium (R+l) au profit de la Sûreté Nationale (SD) de Merahna</text:p>
          </table:table-cell>
          <table:table-cell office:value-type="string">
            <text:p>2015-12-29</text:p>
          </table:table-cell>
          <table:table-cell office:value-type="float" office:value="59000000.00">
            <text:p>59000000.00</text:p>
          </table:table-cell>
          <table:table-cell office:value-type="float" office:value="108000000.00">
            <text:p>108000000.00</text:p>
          </table:table-cell>
          <table:table-cell office:value-type="string">
            <text:p>Achevée</text:p>
          </table:table-cell>
          <table:table-cell office:value-type="float" office:value="100">
            <text:p>100</text:p>
          </table:table-cell>
          <table:table-cell office:value-type="string">
            <text:p>reste réevaluation pour l'acquisition d'un poste transformateur et d'un groupe électrogene</text:p>
          </table:table-cell>
        </table:table-row>
        <table:table-row>
          <table:table-cell office:value-type="string">
            <text:p>N.K.5.852.3.262.141.11.01</text:p>
          </table:table-cell>
          <table:table-cell office:value-type="string">
            <text:p>ZAAROURIA</text:p>
          </table:table-cell>
          <table:table-cell office:value-type="string">
            <text:p>DAL</text:p>
          </table:table-cell>
          <table:table-cell office:value-type="string">
            <text:p>Etude et réalisation d'une sûreté urbaine (EM) avec 04 logements à Zaarouria</text:p>
          </table:table-cell>
          <table:table-cell office:value-type="string">
            <text:p>2013-06-05</text:p>
          </table:table-cell>
          <table:table-cell office:value-type="float" office:value="38000000.00">
            <text:p>38000000.00</text:p>
          </table:table-cell>
          <table:table-cell office:value-type="float" office:value="50000000.00">
            <text:p>5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852.3.262.141.11.02</text:p>
          </table:table-cell>
          <table:table-cell office:value-type="string">
            <text:p>HENANCHA</text:p>
          </table:table-cell>
          <table:table-cell office:value-type="string">
            <text:p>DAL</text:p>
          </table:table-cell>
          <table:table-cell office:value-type="string">
            <text:p>Etude et réalisation d'une sûreté urbaine (EM) avec 04 logements à Hennancha</text:p>
          </table:table-cell>
          <table:table-cell office:value-type="string">
            <text:p>2013-07-18</text:p>
          </table:table-cell>
          <table:table-cell office:value-type="float" office:value="38000000.00">
            <text:p>38000000.00</text:p>
          </table:table-cell>
          <table:table-cell office:value-type="float" office:value="50000000.00">
            <text:p>50000000.00</text:p>
          </table:table-cell>
          <table:table-cell office:value-type="string">
            <text:p>Gelée</text:p>
          </table:table-cell>
          <table:table-cell office:value-type="float" office:value="0">
            <text:p>0</text:p>
          </table:table-cell>
          <table:table-cell office:value-type="string">
            <text:p>Gelée (Matrice P.M 2015 )  Gelée (Matrice P.M 2015 ) </text:p>
          </table:table-cell>
        </table:table-row>
        <table:table-row>
          <table:table-cell office:value-type="string">
            <text:p>N.K.5.852.3.262.141.12.01</text:p>
          </table:table-cell>
          <table:table-cell office:value-type="string">
            <text:p>SOUK-AHRAS</text:p>
          </table:table-cell>
          <table:table-cell office:value-type="string">
            <text:p>DAL</text:p>
          </table:table-cell>
          <table:table-cell office:value-type="string">
            <text:p>Etude et réalisation d'une sûreté urbaine à Souk-Ahras</text:p>
          </table:table-cell>
          <table:table-cell office:value-type="string">
            <text:p>2013-06-05</text:p>
          </table:table-cell>
          <table:table-cell office:value-type="float" office:value="38000000.00">
            <text:p>38000000.00</text:p>
          </table:table-cell>
          <table:table-cell office:value-type="float" office:value="55200000.00">
            <text:p>55200000.00</text:p>
          </table:table-cell>
          <table:table-cell office:value-type="string">
            <text:p>Achevée</text:p>
          </table:table-cell>
          <table:table-cell office:value-type="float" office:value="100">
            <text:p>100</text:p>
          </table:table-cell>
          <table:table-cell office:value-type="string">
            <text:p>A clôturer</text:p>
          </table:table-cell>
        </table:table-row>
        <table:table-row>
          <table:table-cell office:value-type="string">
            <text:p>N.K.5.852.4.262.141.10.01</text:p>
          </table:table-cell>
          <table:table-cell office:value-type="string">
            <text:p>OULED-MOUMEN</text:p>
          </table:table-cell>
          <table:table-cell office:value-type="string">
            <text:p>DAL</text:p>
          </table:table-cell>
          <table:table-cell office:value-type="string">
            <text:p>Etude et réalisation d'un centre frontalier mixte (DGSN - DGD) avec (05) logements de fonction et acquisition d'un groupe électrogène à Ouled-Moumen</text:p>
          </table:table-cell>
          <table:table-cell office:value-type="string">
            <text:p>2010-10-04</text:p>
          </table:table-cell>
          <table:table-cell office:value-type="float" office:value="255000000.00">
            <text:p>255000000.00</text:p>
          </table:table-cell>
          <table:table-cell office:value-type="float" office:value="1155000000.00">
            <text:p>1155000000.00</text:p>
          </table:table-cell>
          <table:table-cell office:value-type="string">
            <text:p>En cours</text:p>
          </table:table-cell>
          <table:table-cell office:value-type="float" office:value="83">
            <text:p>83</text:p>
          </table:table-cell>
          <table:table-cell office:value-type="string">
            <text:p>Poste en arret en attente de lélaboration de l'avenant N° 01 lot 02</text:p>
          </table:table-cell>
        </table:table-row>
        <table:table-row>
          <table:table-cell office:value-type="string">
            <text:p>N.K.5.852.4.262.141.10.02</text:p>
          </table:table-cell>
          <table:table-cell office:value-type="string">
            <text:p>HEDDADA</text:p>
          </table:table-cell>
          <table:table-cell office:value-type="string">
            <text:p>DAL</text:p>
          </table:table-cell>
          <table:table-cell office:value-type="string">
            <text:p>Etude et réalisation d'une base de vie et acquisition d'un groupe électrogène au poste frontalier de Heddada</text:p>
          </table:table-cell>
          <table:table-cell office:value-type="string">
            <text:p>2010-10-04</text:p>
          </table:table-cell>
          <table:table-cell office:value-type="float" office:value="113000000.00">
            <text:p>113000000.00</text:p>
          </table:table-cell>
          <table:table-cell office:value-type="float" office:value="263000000.00">
            <text:p>263000000.00</text:p>
          </table:table-cell>
          <table:table-cell office:value-type="string">
            <text:p>Achevée</text:p>
          </table:table-cell>
          <table:table-cell office:value-type="float" office:value="100">
            <text:p>100</text:p>
          </table:table-cell>
          <table:table-cell office:value-type="string">
            <text:p>Avenant de clôture au niveau de la commuté des marché</text:p>
          </table:table-cell>
        </table:table-row>
        <table:table-row>
          <table:table-cell office:value-type="string">
            <text:p>N.K.5.854.2.262.141.10.01</text:p>
          </table:table-cell>
          <table:table-cell office:value-type="string">
            <text:p>OULED-DRISS</text:p>
          </table:table-cell>
          <table:table-cell office:value-type="string">
            <text:p>DAL</text:p>
          </table:table-cell>
          <table:table-cell office:value-type="string">
            <text:p>Etude et réalisation d'une unité secondaire de la protection civile à Ouled-Driss</text:p>
          </table:table-cell>
          <table:table-cell office:value-type="string">
            <text:p>2010-09-21</text:p>
          </table:table-cell>
          <table:table-cell office:value-type="float" office:value="60000000.00">
            <text:p>60000000.00</text:p>
          </table:table-cell>
          <table:table-cell office:value-type="float" office:value="182000000.00">
            <text:p>182000000.00</text:p>
          </table:table-cell>
          <table:table-cell office:value-type="string">
            <text:p>Achevée</text:p>
          </table:table-cell>
          <table:table-cell office:value-type="float" office:value="100">
            <text:p>100</text:p>
          </table:table-cell>
          <table:table-cell office:value-type="string">
            <text:p>Achevée (reste avenant de clôture)</text:p>
          </table:table-cell>
        </table:table-row>
        <table:table-row>
          <table:table-cell office:value-type="string">
            <text:p>N.K.5.854.2.262.141.12.01</text:p>
          </table:table-cell>
          <table:table-cell office:value-type="string">
            <text:p>AIN-ZANA</text:p>
          </table:table-cell>
          <table:table-cell office:value-type="string">
            <text:p>DAL</text:p>
          </table:table-cell>
          <table:table-cell office:value-type="string">
            <text:p>Etude et réalisation d'une unité secondaire de la protection civile à Ain-Zana</text:p>
          </table:table-cell>
          <table:table-cell office:value-type="string">
            <text:p>2013-10-13</text:p>
          </table:table-cell>
          <table:table-cell office:value-type="float" office:value="60000000.00">
            <text:p>60000000.00</text:p>
          </table:table-cell>
          <table:table-cell office:value-type="float" office:value="80000000.00">
            <text:p>80000000.00</text:p>
          </table:table-cell>
          <table:table-cell office:value-type="string">
            <text:p>Gelée</text:p>
          </table:table-cell>
          <table:table-cell office:value-type="float" office:value="90">
            <text:p>90</text:p>
          </table:table-cell>
          <table:table-cell office:value-type="string">
            <text:p>Gelée (Matrice P.M 2015 )  Gelée (Matrice P.M 2015 ) </text:p>
          </table:table-cell>
        </table:table-row>
        <table:table-row>
          <table:table-cell office:value-type="string">
            <text:p>N.K.5.854.2.262.141.13.01</text:p>
          </table:table-cell>
          <table:table-cell office:value-type="string">
            <text:p>OULED-MOUMEN</text:p>
          </table:table-cell>
          <table:table-cell office:value-type="string">
            <text:p>DPCIV</text:p>
          </table:table-cell>
          <table:table-cell office:value-type="string">
            <text:p>Réalisation d'une unité secondaire de la protection civile à Ouled-Moumen</text:p>
          </table:table-cell>
          <table:table-cell office:value-type="string">
            <text:p>2014-09-23</text:p>
          </table:table-cell>
          <table:table-cell office:value-type="float" office:value="120000000.00">
            <text:p>120000000.00</text:p>
          </table:table-cell>
          <table:table-cell office:value-type="float" office:value="120000000.00">
            <text:p>120000000.00</text:p>
          </table:table-cell>
          <table:table-cell office:value-type="string">
            <text:p>Gelée</text:p>
          </table:table-cell>
          <table:table-cell office:value-type="float" office:value="15">
            <text:p>15</text:p>
          </table:table-cell>
          <table:table-cell office:value-type="string">
            <text:p>Gelée (Matrice P.M 2015 )  Gelée (Matrice P.M 2015 ) </text:p>
          </table:table-cell>
        </table:table-row>
        <table:table-row>
          <table:table-cell office:value-type="string">
            <text:p>N.K.5.855.1.262.141.12.01</text:p>
          </table:table-cell>
          <table:table-cell office:value-type="string">
            <text:p>SOUK-AHRAS</text:p>
          </table:table-cell>
          <table:table-cell office:value-type="string">
            <text:p>DAL</text:p>
          </table:table-cell>
          <table:table-cell office:value-type="string">
            <text:p>Etude et suivi pour la réalisation d'un casernement des douanes à Souk Ahras</text:p>
          </table:table-cell>
          <table:table-cell office:value-type="string">
            <text:p>2012-05-17</text:p>
          </table:table-cell>
          <table:table-cell office:value-type="float" office:value="4000000.00">
            <text:p>4000000.00</text:p>
          </table:table-cell>
          <table:table-cell office:value-type="float" office:value="4000000.00">
            <text:p>4000000.00</text:p>
          </table:table-cell>
          <table:table-cell office:value-type="string">
            <text:p>Achevée</text:p>
          </table:table-cell>
          <table:table-cell office:value-type="float" office:value="100">
            <text:p>100</text:p>
          </table:table-cell>
          <table:table-cell office:value-type="string">
            <text:p>Achevée Reste Suivi</text:p>
          </table:table-cell>
        </table:table-row>
        <table:table-row>
          <table:table-cell office:value-type="string">
            <text:p>N.K.5.855.1.262.141.13.01</text:p>
          </table:table-cell>
          <table:table-cell office:value-type="string">
            <text:p>HEDDADA</text:p>
          </table:table-cell>
          <table:table-cell office:value-type="string">
            <text:p>DAL</text:p>
          </table:table-cell>
          <table:table-cell office:value-type="string">
            <text:p>Etude et suivi pour la réalisation d'une recette et brigade des Douanes à Heddada</text:p>
          </table:table-cell>
          <table:table-cell office:value-type="string">
            <text:p>2013-06-12</text:p>
          </table:table-cell>
          <table:table-cell office:value-type="float" office:value="4000000.00">
            <text:p>4000000.00</text:p>
          </table:table-cell>
          <table:table-cell office:value-type="float" office:value="4000000.00">
            <text:p>4000000.00</text:p>
          </table:table-cell>
          <table:table-cell office:value-type="string">
            <text:p>Achevée</text:p>
          </table:table-cell>
          <table:table-cell office:value-type="float" office:value="100">
            <text:p>100</text:p>
          </table:table-cell>
          <table:table-cell office:value-type="string">
            <text:p>Achevée Reste Suivi</text:p>
          </table:table-cell>
        </table:table-row>
        <table:table-row>
          <table:table-cell office:value-type="string">
            <text:p>N.K.5.855.3.262.141.11.01</text:p>
          </table:table-cell>
          <table:table-cell office:value-type="string">
            <text:p>AIN-ZANA HEDDADA SIDI-FREDJ</text:p>
          </table:table-cell>
          <table:table-cell office:value-type="string">
            <text:p>DAL</text:p>
          </table:table-cell>
          <table:table-cell office:value-type="string">
            <text:p>Etude pour la réalisation de (04) postes de surveillance des douanes à travers la Wilaya</text:p>
          </table:table-cell>
          <table:table-cell office:value-type="string">
            <text:p>2011-11-13</text:p>
          </table:table-cell>
          <table:table-cell office:value-type="float" office:value="16000000.00">
            <text:p>16000000.00</text:p>
          </table:table-cell>
          <table:table-cell office:value-type="float" office:value="16000000.00">
            <text:p>16000000.00</text:p>
          </table:table-cell>
          <table:table-cell office:value-type="string">
            <text:p>Achevée</text:p>
          </table:table-cell>
          <table:table-cell office:value-type="float" office:value="100">
            <text:p>100</text:p>
          </table:table-cell>
          <table:table-cell office:value-type="string">
            <text:p>Achevée (reste paiement )</text:p>
          </table:table-cell>
        </table:table-row>
        <table:table-row>
          <table:table-cell office:value-type="string">
            <text:p>N.K.5.855.3.262.141.12.01</text:p>
          </table:table-cell>
          <table:table-cell office:value-type="string">
            <text:p>AIN-ZANA HEDDADA SIDI-FREDJ</text:p>
          </table:table-cell>
          <table:table-cell office:value-type="string">
            <text:p>DAL</text:p>
          </table:table-cell>
          <table:table-cell office:value-type="string">
            <text:p>Réalisation de 04 postes de surveillance de douanes à travers la Wilaya</text:p>
          </table:table-cell>
          <table:table-cell office:value-type="string">
            <text:p>2013-03-19</text:p>
          </table:table-cell>
          <table:table-cell office:value-type="float" office:value="120000000.00">
            <text:p>120000000.00</text:p>
          </table:table-cell>
          <table:table-cell office:value-type="float" office:value="510000000.00">
            <text:p>510000000.00</text:p>
          </table:table-cell>
          <table:table-cell office:value-type="string">
            <text:p>Achevée</text:p>
          </table:table-cell>
          <table:table-cell office:value-type="float" office:value="100">
            <text:p>100</text:p>
          </table:table-cell>
          <table:table-cell office:value-type="string">
            <text:p>Achevée reste l'ouverture des pistes et les travaeux de l'AEP</text:p>
          </table:table-cell>
        </table:table-row>
        <table:table-row>
          <table:table-cell office:value-type="string">
            <text:p>N.L.5.333.2.262.141.15.01</text:p>
          </table:table-cell>
          <table:table-cell office:value-type="string">
            <text:p>TIFFECH</text:p>
          </table:table-cell>
          <table:table-cell office:value-type="string">
            <text:p>DRE</text:p>
          </table:table-cell>
          <table:table-cell office:value-type="string">
            <text:p>Réhabilitation du petit barrage de Tiffech et achèvement du périmètre d'irrigation de Tiffech</text:p>
          </table:table-cell>
          <table:table-cell office:value-type="string">
            <text:p>2015-09-29</text:p>
          </table:table-cell>
          <table:table-cell office:value-type="float" office:value="100000000.00">
            <text:p>100000000.00</text:p>
          </table:table-cell>
          <table:table-cell office:value-type="float" office:value="140000000.00">
            <text:p>140000000.00</text:p>
          </table:table-cell>
          <table:table-cell office:value-type="string">
            <text:p>En cours</text:p>
          </table:table-cell>
          <table:table-cell office:value-type="float" office:value="80">
            <text:p>80</text:p>
          </table:table-cell>
          <table:table-cell office:value-type="string">
            <text:p>En cours
</text:p>
          </table:table-cell>
        </table:table-row>
        <table:table-row>
          <table:table-cell office:value-type="string">
            <text:p>N.L.5.341.2.262.141.15.01</text:p>
          </table:table-cell>
          <table:table-cell office:value-type="string">
            <text:p>BIR-BOUHOUCH HEDDADA KHEMISSA MERAHNA OUED-KEBRIT OULED-DRISS OULED-MOUMEN RAGOUBA SEDRATA SIDI-FREDJ TAOURA</text:p>
          </table:table-cell>
          <table:table-cell office:value-type="string">
            <text:p>DRE</text:p>
          </table:table-cell>
          <table:table-cell office:value-type="string">
            <text:p>Renforcement de l'alimentation en eau potable des centres à partir de nouveaux forages à travers la Wilaya</text:p>
          </table:table-cell>
          <table:table-cell office:value-type="string">
            <text:p>2016-02-16</text:p>
          </table:table-cell>
          <table:table-cell office:value-type="float" office:value="500000000.00">
            <text:p>500000000.00</text:p>
          </table:table-cell>
          <table:table-cell office:value-type="float" office:value="500000000.00">
            <text:p>50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N.L.5.341.2.262.141.16.01</text:p>
          </table:table-cell>
          <table:table-cell office:value-type="string">
            <text:p>SEDRATA</text:p>
          </table:table-cell>
          <table:table-cell office:value-type="string">
            <text:p>DRE</text:p>
          </table:table-cell>
          <table:table-cell office:value-type="string">
            <text:p>Réhabilitation des réseaux d'AEP de la ville de Sedrata</text:p>
          </table:table-cell>
          <table:table-cell office:value-type="string">
            <text:p>2017-09-14</text:p>
          </table:table-cell>
          <table:table-cell office:value-type="float" office:value="250000000.00">
            <text:p>250000000.00</text:p>
          </table:table-cell>
          <table:table-cell office:value-type="float" office:value="400000000.00">
            <text:p>400000000.00</text:p>
          </table:table-cell>
          <table:table-cell office:value-type="string">
            <text:p>En cours</text:p>
          </table:table-cell>
          <table:table-cell office:value-type="float" office:value="50">
            <text:p>50</text:p>
          </table:table-cell>
          <table:table-cell office:value-type="string">
            <text:p>En cours</text:p>
          </table:table-cell>
        </table:table-row>
        <table:table-row>
          <table:table-cell office:value-type="string">
            <text:p>N.L.5.621.1.262.141.15.01</text:p>
          </table:table-cell>
          <table:table-cell office:value-type="string">
            <text:p>SOUK-AHRAS</text:p>
          </table:table-cell>
          <table:table-cell office:value-type="string">
            <text:p>DEP</text:p>
          </table:table-cell>
          <table:table-cell office:value-type="string">
            <text:p>Etude et suivi pour la réalisation d'une bibliothèque centrale à Souk-Ahras</text:p>
          </table:table-cell>
          <table:table-cell office:value-type="string">
            <text:p>2016-03-22</text:p>
          </table:table-cell>
          <table:table-cell office:value-type="float" office:value="15000000.00">
            <text:p>15000000.00</text:p>
          </table:table-cell>
          <table:table-cell office:value-type="float" office:value="15000000.00">
            <text:p>15000000.00</text:p>
          </table:table-cell>
          <table:table-cell office:value-type="string">
            <text:p>En cours</text:p>
          </table:table-cell>
          <table:table-cell office:value-type="float" office:value="80">
            <text:p>80</text:p>
          </table:table-cell>
          <table:table-cell office:value-type="string">
            <text:p>En cours</text:p>
          </table:table-cell>
        </table:table-row>
        <table:table-row>
          <table:table-cell office:value-type="string">
            <text:p>N.L.5.623.3.262.141.16.01</text:p>
          </table:table-cell>
          <table:table-cell office:value-type="string">
            <text:p>M'DAOUROUCH</text:p>
          </table:table-cell>
          <table:table-cell office:value-type="string">
            <text:p>DEP</text:p>
          </table:table-cell>
          <table:table-cell office:value-type="string">
            <text:p>Etude et suivi pour la réalisation d'une demi-pension type 200R au collége commune de M'Daourouch</text:p>
          </table:table-cell>
          <table:table-cell office:value-type="string">
            <text:p>2016-06-19</text:p>
          </table:table-cell>
          <table:table-cell office:value-type="float" office:value="2000000.00">
            <text:p>2000000.00</text:p>
          </table:table-cell>
          <table:table-cell office:value-type="float" office:value="2000000.00">
            <text:p>2000000.00</text:p>
          </table:table-cell>
          <table:table-cell office:value-type="string">
            <text:p>En cours</text:p>
          </table:table-cell>
          <table:table-cell office:value-type="float" office:value="90">
            <text:p>90</text:p>
          </table:table-cell>
          <table:table-cell office:value-type="string">
            <text:p>Achevée</text:p>
          </table:table-cell>
        </table:table-row>
        <table:table-row>
          <table:table-cell office:value-type="string">
            <text:p>S.E.0.623.1.262.141.19.01</text:p>
          </table:table-cell>
          <table:table-cell office:value-type="string">
            <text:p>SIDI-FREDJ</text:p>
          </table:table-cell>
          <table:table-cell office:value-type="string">
            <text:p>DEP</text:p>
          </table:table-cell>
          <table:table-cell office:value-type="string">
            <text:p>Etude, suivi, aménagement et réhabilitation de la cantine scolaire de l'école primaire houari Boumdienne à sidi Fredj</text:p>
          </table:table-cell>
          <table:table-cell office:value-type="string">
            <text:p>NULL</text:p>
          </table:table-cell>
          <table:table-cell office:value-type="float" office:value="3600000.00">
            <text:p>3600000.00</text:p>
          </table:table-cell>
          <table:table-cell office:value-type="float" office:value="3600000.00">
            <text:p>36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0.623.1.262.141.19.02</text:p>
          </table:table-cell>
          <table:table-cell office:value-type="string">
            <text:p>NULL</text:p>
          </table:table-cell>
          <table:table-cell office:value-type="string">
            <text:p>DEP</text:p>
          </table:table-cell>
          <table:table-cell office:value-type="string">
            <text:p>Etude, suivi, aménagement et réhabilitation des sanitaires à l'école primaire Ben Atia Mohamed El Tahar</text:p>
          </table:table-cell>
          <table:table-cell office:value-type="string">
            <text:p>NULL</text:p>
          </table:table-cell>
          <table:table-cell office:value-type="float" office:value="3000000.00">
            <text:p>3000000.00</text:p>
          </table:table-cell>
          <table:table-cell office:value-type="float" office:value="3000000.00">
            <text:p>3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0.721.1.262.141.21.01</text:p>
          </table:table-cell>
          <table:table-cell office:value-type="string">
            <text:p>NULL</text:p>
          </table:table-cell>
          <table:table-cell office:value-type="string">
            <text:p>DUAC</text:p>
          </table:table-cell>
          <table:table-cell office:value-type="string">
            <text:p>Achevement des Travaux de V.R.D de 993 lots sociaux crées dans le cadre de l'offre foncière publique dans les regions des hauts plateaux au profit de la wilaya de Souk Ahras (Programme 2021)</text:p>
          </table:table-cell>
          <table:table-cell office:value-type="string">
            <text:p>NULL</text:p>
          </table:table-cell>
          <table:table-cell office:value-type="float" office:value="200000000.00">
            <text:p>200000000.00</text:p>
          </table:table-cell>
          <table:table-cell office:value-type="float" office:value="200000000.00">
            <text:p>200000000.00</text:p>
          </table:table-cell>
          <table:table-cell office:value-type="string">
            <text:p>N L</text:p>
          </table:table-cell>
          <table:table-cell office:value-type="float" office:value="0">
            <text:p>0</text:p>
          </table:table-cell>
          <table:table-cell office:value-type="string">
            <text:p>Non Ind</text:p>
          </table:table-cell>
        </table:table-row>
        <table:table-row>
          <table:table-cell office:value-type="string">
            <text:p>S.E.5.322.2.262.141.18.01</text:p>
          </table:table-cell>
          <table:table-cell office:value-type="string">
            <text:p>M'DAOUROUCH SEF-EL-OUIDEN TAOURA TERREGUELT</text:p>
          </table:table-cell>
          <table:table-cell office:value-type="string">
            <text:p>DRE</text:p>
          </table:table-cell>
          <table:table-cell office:value-type="string">
            <text:p>Réalisation de 3000 ml de forage à travers la wilaya</text:p>
          </table:table-cell>
          <table:table-cell office:value-type="string">
            <text:p>2018-12-09</text:p>
          </table:table-cell>
          <table:table-cell office:value-type="float" office:value="115000000.00">
            <text:p>115000000.00</text:p>
          </table:table-cell>
          <table:table-cell office:value-type="float" office:value="115000000.00">
            <text:p>115000000.00</text:p>
          </table:table-cell>
          <table:table-cell office:value-type="string">
            <text:p>En cours</text:p>
          </table:table-cell>
          <table:table-cell office:value-type="float" office:value="80">
            <text:p>80</text:p>
          </table:table-cell>
          <table:table-cell office:value-type="string">
            <text:p>En cours
</text:p>
          </table:table-cell>
        </table:table-row>
        <table:table-row>
          <table:table-cell office:value-type="string">
            <text:p>S.E.5.322.3.262.141.18.01</text:p>
          </table:table-cell>
          <table:table-cell office:value-type="string">
            <text:p>M'DAOUROUCH SEF-EL-OUIDEN TAOURA TERREGUELT</text:p>
          </table:table-cell>
          <table:table-cell office:value-type="string">
            <text:p>DRE</text:p>
          </table:table-cell>
          <table:table-cell office:value-type="string">
            <text:p>Equipement et amenée de l'énergie électrique des forages en cours de réalisation</text:p>
          </table:table-cell>
          <table:table-cell office:value-type="string">
            <text:p>2018-10-11</text:p>
          </table:table-cell>
          <table:table-cell office:value-type="float" office:value="75000000.00">
            <text:p>75000000.00</text:p>
          </table:table-cell>
          <table:table-cell office:value-type="float" office:value="75000000.00">
            <text:p>7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E.5.341.2.262.141.18.01</text:p>
          </table:table-cell>
          <table:table-cell office:value-type="string">
            <text:p>M'DAOUROUCH SEF-EL-OUIDEN TAOURA TERREGUELT</text:p>
          </table:table-cell>
          <table:table-cell office:value-type="string">
            <text:p>DRE</text:p>
          </table:table-cell>
          <table:table-cell office:value-type="string">
            <text:p>Réalisation des conduites de raccordement des nouveaux forages aux systémes existants à travers la wilaya</text:p>
          </table:table-cell>
          <table:table-cell office:value-type="string">
            <text:p>2019-02-03</text:p>
          </table:table-cell>
          <table:table-cell office:value-type="float" office:value="102000000.00">
            <text:p>102000000.00</text:p>
          </table:table-cell>
          <table:table-cell office:value-type="float" office:value="102000000.00">
            <text:p>102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E.5.341.2.262.141.18.02</text:p>
          </table:table-cell>
          <table:table-cell office:value-type="string">
            <text:p>BIR-BOUHOUCH OUM-LAADHAIM</text:p>
          </table:table-cell>
          <table:table-cell office:value-type="string">
            <text:p>DRE</text:p>
          </table:table-cell>
          <table:table-cell office:value-type="string">
            <text:p>Réalisation des conduites d'adduction, conduites refoulement et station de pompage pour les zones secondaires et éparses de la wilaya</text:p>
          </table:table-cell>
          <table:table-cell office:value-type="string">
            <text:p>2019-03-18</text:p>
          </table:table-cell>
          <table:table-cell office:value-type="float" office:value="100000000.00">
            <text:p>100000000.00</text:p>
          </table:table-cell>
          <table:table-cell office:value-type="float" office:value="100000000.00">
            <text:p>10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E.5.623.3.262.141.19.01</text:p>
          </table:table-cell>
          <table:table-cell office:value-type="string">
            <text:p>SEF-EL-OUIDEN</text:p>
          </table:table-cell>
          <table:table-cell office:value-type="string">
            <text:p>DEP</text:p>
          </table:table-cell>
          <table:table-cell office:value-type="string">
            <text:p>Etude, suivi, réalisation et équipement d'une cantine scolaire à l'école Chouaibia</text:p>
          </table:table-cell>
          <table:table-cell office:value-type="string">
            <text:p>2019-10-20</text:p>
          </table:table-cell>
          <table:table-cell office:value-type="float" office:value="8000000.00">
            <text:p>8000000.00</text:p>
          </table:table-cell>
          <table:table-cell office:value-type="float" office:value="8000000.00">
            <text:p>8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3.262.141.19.02</text:p>
          </table:table-cell>
          <table:table-cell office:value-type="string">
            <text:p>BIR-BOUHOUCH</text:p>
          </table:table-cell>
          <table:table-cell office:value-type="string">
            <text:p>DEP</text:p>
          </table:table-cell>
          <table:table-cell office:value-type="string">
            <text:p>Etude, suivi, réalisation et équipement d'une cantine scolaire à l'école bouras mohamed et taib</text:p>
          </table:table-cell>
          <table:table-cell office:value-type="string">
            <text:p>2019-10-20</text:p>
          </table:table-cell>
          <table:table-cell office:value-type="float" office:value="8000000.00">
            <text:p>8000000.00</text:p>
          </table:table-cell>
          <table:table-cell office:value-type="float" office:value="8000000.00">
            <text:p>8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4.262.141.19.01</text:p>
          </table:table-cell>
          <table:table-cell office:value-type="string">
            <text:p>DREA</text:p>
          </table:table-cell>
          <table:table-cell office:value-type="string">
            <text:p>DEP</text:p>
          </table:table-cell>
          <table:table-cell office:value-type="string">
            <text:p>Etude, suivi, réalisation, et équipement de 02 salles de classe à l'école primaire Ouled Abeid</text:p>
          </table:table-cell>
          <table:table-cell office:value-type="string">
            <text:p>2019-10-28</text:p>
          </table:table-cell>
          <table:table-cell office:value-type="float" office:value="6000000.00">
            <text:p>6000000.00</text:p>
          </table:table-cell>
          <table:table-cell office:value-type="float" office:value="6000000.00">
            <text:p>6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4.262.141.19.02</text:p>
          </table:table-cell>
          <table:table-cell office:value-type="string">
            <text:p>BIR-BOUHOUCH</text:p>
          </table:table-cell>
          <table:table-cell office:value-type="string">
            <text:p>DEP</text:p>
          </table:table-cell>
          <table:table-cell office:value-type="string">
            <text:p>Etude, suivi, réalisation et équipement de 02 salles de classe à l'école primaire EL SBTI à maboudja</text:p>
          </table:table-cell>
          <table:table-cell office:value-type="string">
            <text:p>2019-11-04</text:p>
          </table:table-cell>
          <table:table-cell office:value-type="float" office:value="6000000.00">
            <text:p>6000000.00</text:p>
          </table:table-cell>
          <table:table-cell office:value-type="float" office:value="6000000.00">
            <text:p>6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4.262.141.19.03</text:p>
          </table:table-cell>
          <table:table-cell office:value-type="string">
            <text:p>DREA</text:p>
          </table:table-cell>
          <table:table-cell office:value-type="string">
            <text:p>DEP</text:p>
          </table:table-cell>
          <table:table-cell office:value-type="string">
            <text:p>Etude, suivi, réalisation, et équipement d'une salle de classe à l'école primaire FRARJIA OTHMANE</text:p>
          </table:table-cell>
          <table:table-cell office:value-type="string">
            <text:p>2020-03-10</text:p>
          </table:table-cell>
          <table:table-cell office:value-type="float" office:value="3000000.00">
            <text:p>3000000.00</text:p>
          </table:table-cell>
          <table:table-cell office:value-type="float" office:value="3000000.00">
            <text:p>3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4.262.141.19.04</text:p>
          </table:table-cell>
          <table:table-cell office:value-type="string">
            <text:p>SIDI-FREDJ</text:p>
          </table:table-cell>
          <table:table-cell office:value-type="string">
            <text:p>DEP</text:p>
          </table:table-cell>
          <table:table-cell office:value-type="string">
            <text:p>Etude, suivi et équipement de 04 salles de classe à l'école primaire houari Boumdienne à sidi Fredj</text:p>
          </table:table-cell>
          <table:table-cell office:value-type="string">
            <text:p>2019-11-03</text:p>
          </table:table-cell>
          <table:table-cell office:value-type="float" office:value="14600000.00">
            <text:p>14600000.00</text:p>
          </table:table-cell>
          <table:table-cell office:value-type="float" office:value="14600000.00">
            <text:p>146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6.262.141.19.01</text:p>
          </table:table-cell>
          <table:table-cell office:value-type="string">
            <text:p>TAOURA</text:p>
          </table:table-cell>
          <table:table-cell office:value-type="string">
            <text:p>DEP</text:p>
          </table:table-cell>
          <table:table-cell office:value-type="string">
            <text:p>Etude, suivi, aménagement et réhabilitation de l'école primaire SEDDOUR SALMI BELKACEM</text:p>
          </table:table-cell>
          <table:table-cell office:value-type="string">
            <text:p>2019-10-20</text:p>
          </table:table-cell>
          <table:table-cell office:value-type="float" office:value="4920000.00">
            <text:p>4920000.00</text:p>
          </table:table-cell>
          <table:table-cell office:value-type="float" office:value="4920000.00">
            <text:p>492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6.262.141.19.02</text:p>
          </table:table-cell>
          <table:table-cell office:value-type="string">
            <text:p>SEF-EL-OUIDEN</text:p>
          </table:table-cell>
          <table:table-cell office:value-type="string">
            <text:p>DEP</text:p>
          </table:table-cell>
          <table:table-cell office:value-type="string">
            <text:p>Etude, suivi, aménagement et réhabilitation de l'école primaire Ben Bouras EL Taieb</text:p>
          </table:table-cell>
          <table:table-cell office:value-type="string">
            <text:p>2019-10-20</text:p>
          </table:table-cell>
          <table:table-cell office:value-type="float" office:value="3000000.00">
            <text:p>3000000.00</text:p>
          </table:table-cell>
          <table:table-cell office:value-type="float" office:value="3000000.00">
            <text:p>3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6.262.141.19.03</text:p>
          </table:table-cell>
          <table:table-cell office:value-type="string">
            <text:p>TAOURA</text:p>
          </table:table-cell>
          <table:table-cell office:value-type="string">
            <text:p>DEP</text:p>
          </table:table-cell>
          <table:table-cell office:value-type="string">
            <text:p>Etude, suivi, aménagement et réhabilitation de l'école primaire SEDDOUR BOUZIANE</text:p>
          </table:table-cell>
          <table:table-cell office:value-type="string">
            <text:p>2019-10-20</text:p>
          </table:table-cell>
          <table:table-cell office:value-type="float" office:value="4400000.00">
            <text:p>4400000.00</text:p>
          </table:table-cell>
          <table:table-cell office:value-type="float" office:value="4400000.00">
            <text:p>4400000.00</text:p>
          </table:table-cell>
          <table:table-cell office:value-type="string">
            <text:p>Achevée</text:p>
          </table:table-cell>
          <table:table-cell office:value-type="string">
            <text:p>NULL</text:p>
          </table:table-cell>
          <table:table-cell office:value-type="string">
            <text:p>Achevée</text:p>
          </table:table-cell>
        </table:table-row>
        <table:table-row>
          <table:table-cell office:value-type="string">
            <text:p>S.E.5.623.6.262.141.19.04</text:p>
          </table:table-cell>
          <table:table-cell office:value-type="string">
            <text:p>OUM-LAADHAIM</text:p>
          </table:table-cell>
          <table:table-cell office:value-type="string">
            <text:p>DEP</text:p>
          </table:table-cell>
          <table:table-cell office:value-type="string">
            <text:p>Etude, suivi, aménagement et réhabilitation de l'école primaire BOUNAB LAKHDAR à Mechta Mebaoudja à Oum Laadhaim</text:p>
          </table:table-cell>
          <table:table-cell office:value-type="string">
            <text:p>2019-11-03</text:p>
          </table:table-cell>
          <table:table-cell office:value-type="float" office:value="4000000.00">
            <text:p>4000000.00</text:p>
          </table:table-cell>
          <table:table-cell office:value-type="float" office:value="4000000.00">
            <text:p>4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6.262.141.19.05</text:p>
          </table:table-cell>
          <table:table-cell office:value-type="string">
            <text:p>BIR-BOUHOUCH</text:p>
          </table:table-cell>
          <table:table-cell office:value-type="string">
            <text:p>DEP</text:p>
          </table:table-cell>
          <table:table-cell office:value-type="string">
            <text:p>Etude, suivi, aménagement et réhabilitation des sanitaires à l'école primaire Belhouchet à mechta Kaf Bilal</text:p>
          </table:table-cell>
          <table:table-cell office:value-type="string">
            <text:p>2019-11-03</text:p>
          </table:table-cell>
          <table:table-cell office:value-type="float" office:value="1000000.00">
            <text:p>1000000.00</text:p>
          </table:table-cell>
          <table:table-cell office:value-type="float" office:value="1000000.00">
            <text:p>1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6.262.141.19.06</text:p>
          </table:table-cell>
          <table:table-cell office:value-type="string">
            <text:p>TAOURA</text:p>
          </table:table-cell>
          <table:table-cell office:value-type="string">
            <text:p>DEP</text:p>
          </table:table-cell>
          <table:table-cell office:value-type="string">
            <text:p>Etude, suivi, aménagement et réhabilitation de l'école primaire MSAADIA MESBAH</text:p>
          </table:table-cell>
          <table:table-cell office:value-type="string">
            <text:p>2019-11-17</text:p>
          </table:table-cell>
          <table:table-cell office:value-type="float" office:value="2000000.00">
            <text:p>2000000.00</text:p>
          </table:table-cell>
          <table:table-cell office:value-type="float" office:value="2000000.00">
            <text:p>2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6.262.141.19.07</text:p>
          </table:table-cell>
          <table:table-cell office:value-type="string">
            <text:p>BIR-BOUHOUCH</text:p>
          </table:table-cell>
          <table:table-cell office:value-type="string">
            <text:p>DEP</text:p>
          </table:table-cell>
          <table:table-cell office:value-type="string">
            <text:p>Etude, suivi, aménagement et réhabilitation des sanitaires à l'école primaire NAILI à Bir bouhouche centre</text:p>
          </table:table-cell>
          <table:table-cell office:value-type="string">
            <text:p>2020-03-10</text:p>
          </table:table-cell>
          <table:table-cell office:value-type="float" office:value="1000000.00">
            <text:p>1000000.00</text:p>
          </table:table-cell>
          <table:table-cell office:value-type="float" office:value="1000000.00">
            <text:p>1000000.00</text:p>
          </table:table-cell>
          <table:table-cell office:value-type="string">
            <text:p>Achevée</text:p>
          </table:table-cell>
          <table:table-cell office:value-type="string">
            <text:p>NULL</text:p>
          </table:table-cell>
          <table:table-cell office:value-type="string">
            <text:p>Achevée</text:p>
          </table:table-cell>
        </table:table-row>
        <table:table-row>
          <table:table-cell office:value-type="string">
            <text:p>S.E.5.623.6.262.141.19.08</text:p>
          </table:table-cell>
          <table:table-cell office:value-type="string">
            <text:p>M'DAOUROUCH</text:p>
          </table:table-cell>
          <table:table-cell office:value-type="string">
            <text:p>DEP</text:p>
          </table:table-cell>
          <table:table-cell office:value-type="string">
            <text:p>Etude, suivi, aménagement et réhabilitation de l'école primaire Belhacene Maamer</text:p>
          </table:table-cell>
          <table:table-cell office:value-type="string">
            <text:p>2020-05-31</text:p>
          </table:table-cell>
          <table:table-cell office:value-type="float" office:value="5000000.00">
            <text:p>5000000.00</text:p>
          </table:table-cell>
          <table:table-cell office:value-type="float" office:value="5000000.00">
            <text:p>5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6.262.141.19.09</text:p>
          </table:table-cell>
          <table:table-cell office:value-type="string">
            <text:p>M'DAOUROUCH</text:p>
          </table:table-cell>
          <table:table-cell office:value-type="string">
            <text:p>DEP</text:p>
          </table:table-cell>
          <table:table-cell office:value-type="string">
            <text:p>Etude, suivi, aménagement et réhabilitation des sanitaires à l'école primaire Berdjem</text:p>
          </table:table-cell>
          <table:table-cell office:value-type="string">
            <text:p>2021-05-20</text:p>
          </table:table-cell>
          <table:table-cell office:value-type="float" office:value="1000000.00">
            <text:p>1000000.00</text:p>
          </table:table-cell>
          <table:table-cell office:value-type="float" office:value="1000000.00">
            <text:p>1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623.6.262.141.19.10</text:p>
          </table:table-cell>
          <table:table-cell office:value-type="string">
            <text:p>M'DAOUROUCH</text:p>
          </table:table-cell>
          <table:table-cell office:value-type="string">
            <text:p>DEP</text:p>
          </table:table-cell>
          <table:table-cell office:value-type="string">
            <text:p>Etude, suivi, aménagement et réhabilitation des sanitaires à l'école primaire Kdadra EL Chafeai</text:p>
          </table:table-cell>
          <table:table-cell office:value-type="string">
            <text:p>2021-05-20</text:p>
          </table:table-cell>
          <table:table-cell office:value-type="float" office:value="1000000.00">
            <text:p>1000000.00</text:p>
          </table:table-cell>
          <table:table-cell office:value-type="float" office:value="1000000.00">
            <text:p>1000000.00</text:p>
          </table:table-cell>
          <table:table-cell office:value-type="string">
            <text:p>N L</text:p>
          </table:table-cell>
          <table:table-cell office:value-type="float" office:value="0">
            <text:p>0</text:p>
          </table:table-cell>
          <table:table-cell office:value-type="string">
            <text:p>N L</text:p>
          </table:table-cell>
        </table:table-row>
        <table:table-row>
          <table:table-cell office:value-type="string">
            <text:p>S.E.5.721.1.262.141.18.01</text:p>
          </table:table-cell>
          <table:table-cell office:value-type="string">
            <text:p>BIR-BOUHOUCH OUM-LAADHAIM TAOURA</text:p>
          </table:table-cell>
          <table:table-cell office:value-type="string">
            <text:p>DUAC</text:p>
          </table:table-cell>
          <table:table-cell office:value-type="string">
            <text:p>Travaux de V.R.D des lotissements</text:p>
          </table:table-cell>
          <table:table-cell office:value-type="string">
            <text:p>2019-09-03</text:p>
          </table:table-cell>
          <table:table-cell office:value-type="float" office:value="500000000.00">
            <text:p>500000000.00</text:p>
          </table:table-cell>
          <table:table-cell office:value-type="float" office:value="500000000.00">
            <text:p>500000000.00</text:p>
          </table:table-cell>
          <table:table-cell office:value-type="string">
            <text:p>En cours</text:p>
          </table:table-cell>
          <table:table-cell office:value-type="float" office:value="20">
            <text:p>20</text:p>
          </table:table-cell>
          <table:table-cell office:value-type="string">
            <text:p>En cours</text:p>
          </table:table-cell>
        </table:table-row>
        <table:table-row>
          <table:table-cell office:value-type="string">
            <text:p>S.E.5.721.1.262.141.18.02</text:p>
          </table:table-cell>
          <table:table-cell office:value-type="string">
            <text:p>NULL</text:p>
          </table:table-cell>
          <table:table-cell office:value-type="string">
            <text:p>DUAC</text:p>
          </table:table-cell>
          <table:table-cell office:value-type="string">
            <text:p>Travaux de V.R.D de d'habitat rural groupé à travers la wilaya</text:p>
          </table:table-cell>
          <table:table-cell office:value-type="string">
            <text:p>2019-12-11</text:p>
          </table:table-cell>
          <table:table-cell office:value-type="float" office:value="500000000.00">
            <text:p>500000000.00</text:p>
          </table:table-cell>
          <table:table-cell office:value-type="float" office:value="500000000.00">
            <text:p>500000000.00</text:p>
          </table:table-cell>
          <table:table-cell office:value-type="string">
            <text:p>En cours</text:p>
          </table:table-cell>
          <table:table-cell office:value-type="float" office:value="45">
            <text:p>45</text:p>
          </table:table-cell>
          <table:table-cell office:value-type="string">
            <text:p>En cours</text:p>
          </table:table-cell>
        </table:table-row>
        <table:table-row>
          <table:table-cell office:value-type="string">
            <text:p>S.E.5.731.3.262.141.19.01</text:p>
          </table:table-cell>
          <table:table-cell office:value-type="string">
            <text:p>NULL</text:p>
          </table:table-cell>
          <table:table-cell office:value-type="string">
            <text:p>DSP</text:p>
          </table:table-cell>
          <table:table-cell office:value-type="string">
            <text:p>Acquisition d'équipements médicaux et collectifs</text:p>
          </table:table-cell>
          <table:table-cell office:value-type="string">
            <text:p>2019-06-02</text:p>
          </table:table-cell>
          <table:table-cell office:value-type="float" office:value="23190000.00">
            <text:p>23190000.00</text:p>
          </table:table-cell>
          <table:table-cell office:value-type="float" office:value="23190000.00">
            <text:p>23190000.00</text:p>
          </table:table-cell>
          <table:table-cell office:value-type="string">
            <text:p>En cours</text:p>
          </table:table-cell>
          <table:table-cell office:value-type="float" office:value="5">
            <text:p>5</text:p>
          </table:table-cell>
          <table:table-cell office:value-type="string">
            <text:p>en cour</text:p>
          </table:table-cell>
        </table:table-row>
        <table:table-row>
          <table:table-cell office:value-type="string">
            <text:p>S.E.5.733.4.262.141.19.01</text:p>
          </table:table-cell>
          <table:table-cell office:value-type="string">
            <text:p>SOUK-AHRAS</text:p>
          </table:table-cell>
          <table:table-cell office:value-type="string">
            <text:p>DSP</text:p>
          </table:table-cell>
          <table:table-cell office:value-type="string">
            <text:p>Acquisition de cinq (05) ambulances</text:p>
          </table:table-cell>
          <table:table-cell office:value-type="string">
            <text:p>2019-06-02</text:p>
          </table:table-cell>
          <table:table-cell office:value-type="float" office:value="60000000.00">
            <text:p>60000000.00</text:p>
          </table:table-cell>
          <table:table-cell office:value-type="float" office:value="60000000.00">
            <text:p>60000000.00</text:p>
          </table:table-cell>
          <table:table-cell office:value-type="string">
            <text:p>En cours</text:p>
          </table:table-cell>
          <table:table-cell office:value-type="float" office:value="5">
            <text:p>5</text:p>
          </table:table-cell>
          <table:table-cell office:value-type="string">
            <text:p>en cour</text:p>
          </table:table-cell>
        </table:table-row>
        <table:table-row>
          <table:table-cell office:value-type="string">
            <text:p>S.E.5.733.6.262.141.19.01</text:p>
          </table:table-cell>
          <table:table-cell office:value-type="string">
            <text:p>DREA</text:p>
          </table:table-cell>
          <table:table-cell office:value-type="string">
            <text:p>DEP</text:p>
          </table:table-cell>
          <table:table-cell office:value-type="string">
            <text:p>Etude, suivi et réaménagement de l'ancien siége de la commune en salle de soins a drea</text:p>
          </table:table-cell>
          <table:table-cell office:value-type="string">
            <text:p>2019-07-21</text:p>
          </table:table-cell>
          <table:table-cell office:value-type="float" office:value="20000000.00">
            <text:p>20000000.00</text:p>
          </table:table-cell>
          <table:table-cell office:value-type="float" office:value="20000000.00">
            <text:p>20000000.00</text:p>
          </table:table-cell>
          <table:table-cell office:value-type="string">
            <text:p>N L</text:p>
          </table:table-cell>
          <table:table-cell office:value-type="float" office:value="0">
            <text:p>0</text:p>
          </table:table-cell>
          <table:table-cell office:value-type="string">
            <text:p>NULL</text:p>
          </table:table-cell>
        </table:table-row>
        <table:table-row>
          <table:table-cell office:value-type="string">
            <text:p>S.E.5.733.6.262.141.19.02</text:p>
          </table:table-cell>
          <table:table-cell office:value-type="string">
            <text:p>OUM-LAADHAIM</text:p>
          </table:table-cell>
          <table:table-cell office:value-type="string">
            <text:p>DEP</text:p>
          </table:table-cell>
          <table:table-cell office:value-type="string">
            <text:p>Etude, suivi et réhabilitation de la polyclinique à Oum EL Adaim</text:p>
          </table:table-cell>
          <table:table-cell office:value-type="string">
            <text:p>2019-07-21</text:p>
          </table:table-cell>
          <table:table-cell office:value-type="float" office:value="8000000.00">
            <text:p>8000000.00</text:p>
          </table:table-cell>
          <table:table-cell office:value-type="float" office:value="8000000.00">
            <text:p>8000000.00</text:p>
          </table:table-cell>
          <table:table-cell office:value-type="string">
            <text:p>N L</text:p>
          </table:table-cell>
          <table:table-cell office:value-type="float" office:value="0">
            <text:p>0</text:p>
          </table:table-cell>
          <table:table-cell office:value-type="string">
            <text:p>NULL</text:p>
          </table:table-cell>
        </table:table-row>
        <table:table-row>
          <table:table-cell office:value-type="string">
            <text:p>S.E.5.733.6.262.141.19.03</text:p>
          </table:table-cell>
          <table:table-cell office:value-type="string">
            <text:p>TAOURA</text:p>
          </table:table-cell>
          <table:table-cell office:value-type="string">
            <text:p>DEP</text:p>
          </table:table-cell>
          <table:table-cell office:value-type="string">
            <text:p>Etude, suivi et réhabilitation de la polyclinique de Taoura</text:p>
          </table:table-cell>
          <table:table-cell office:value-type="string">
            <text:p>2019-07-21</text:p>
          </table:table-cell>
          <table:table-cell office:value-type="float" office:value="12000000.00">
            <text:p>12000000.00</text:p>
          </table:table-cell>
          <table:table-cell office:value-type="float" office:value="12000000.00">
            <text:p>12000000.00</text:p>
          </table:table-cell>
          <table:table-cell office:value-type="string">
            <text:p>N L</text:p>
          </table:table-cell>
          <table:table-cell office:value-type="float" office:value="0">
            <text:p>0</text:p>
          </table:table-cell>
          <table:table-cell office:value-type="string">
            <text:p>NULL</text:p>
          </table:table-cell>
        </table:table-row>
        <table:table-row>
          <table:table-cell office:value-type="string">
            <text:p>S.E.5.733.6.262.141.19.04</text:p>
          </table:table-cell>
          <table:table-cell office:value-type="string">
            <text:p>DREA</text:p>
          </table:table-cell>
          <table:table-cell office:value-type="string">
            <text:p>DEP</text:p>
          </table:table-cell>
          <table:table-cell office:value-type="string">
            <text:p>Etude, suivi et réhabilitation de la salle de soin à Mechta El Okla</text:p>
          </table:table-cell>
          <table:table-cell office:value-type="string">
            <text:p>2019-07-21</text:p>
          </table:table-cell>
          <table:table-cell office:value-type="float" office:value="2500000.00">
            <text:p>2500000.00</text:p>
          </table:table-cell>
          <table:table-cell office:value-type="float" office:value="2500000.00">
            <text:p>2500000.00</text:p>
          </table:table-cell>
          <table:table-cell office:value-type="string">
            <text:p>N L</text:p>
          </table:table-cell>
          <table:table-cell office:value-type="float" office:value="0">
            <text:p>0</text:p>
          </table:table-cell>
          <table:table-cell office:value-type="string">
            <text:p>NULL</text:p>
          </table:table-cell>
        </table:table-row>
        <table:table-row>
          <table:table-cell office:value-type="string">
            <text:p>S.E.5.733.6.262.141.19.05</text:p>
          </table:table-cell>
          <table:table-cell office:value-type="string">
            <text:p>SIDI-FREDJ</text:p>
          </table:table-cell>
          <table:table-cell office:value-type="string">
            <text:p>DEP</text:p>
          </table:table-cell>
          <table:table-cell office:value-type="string">
            <text:p>Etude, suivi et réhabilitation de la salle de soin à Sisi Fredj à la salle de soin à Ouled Abbes</text:p>
          </table:table-cell>
          <table:table-cell office:value-type="string">
            <text:p>2019-07-21</text:p>
          </table:table-cell>
          <table:table-cell office:value-type="float" office:value="12000000.00">
            <text:p>12000000.00</text:p>
          </table:table-cell>
          <table:table-cell office:value-type="float" office:value="12000000.00">
            <text:p>12000000.00</text:p>
          </table:table-cell>
          <table:table-cell office:value-type="string">
            <text:p>N L</text:p>
          </table:table-cell>
          <table:table-cell office:value-type="float" office:value="0">
            <text:p>0</text:p>
          </table:table-cell>
          <table:table-cell office:value-type="string">
            <text:p>NULL</text:p>
          </table:table-cell>
        </table:table-row>
        <table:table-row>
          <table:table-cell office:value-type="string">
            <text:p>S.E.5.733.6.262.141.19.06</text:p>
          </table:table-cell>
          <table:table-cell office:value-type="string">
            <text:p>OUM-LAADHAIM</text:p>
          </table:table-cell>
          <table:table-cell office:value-type="string">
            <text:p>DEP</text:p>
          </table:table-cell>
          <table:table-cell office:value-type="string">
            <text:p>Etude, suivi et réhabilitation de la salle de soin à Ben Atia</text:p>
          </table:table-cell>
          <table:table-cell office:value-type="string">
            <text:p>2019-07-21</text:p>
          </table:table-cell>
          <table:table-cell office:value-type="float" office:value="2500000.00">
            <text:p>2500000.00</text:p>
          </table:table-cell>
          <table:table-cell office:value-type="float" office:value="2500000.00">
            <text:p>2500000.00</text:p>
          </table:table-cell>
          <table:table-cell office:value-type="string">
            <text:p>N L</text:p>
          </table:table-cell>
          <table:table-cell office:value-type="float" office:value="0">
            <text:p>0</text:p>
          </table:table-cell>
          <table:table-cell office:value-type="string">
            <text:p>NULL</text:p>
          </table:table-cell>
        </table:table-row>
        <table:table-row>
          <table:table-cell office:value-type="string">
            <text:p>S.E.5.733.6.262.141.19.07</text:p>
          </table:table-cell>
          <table:table-cell office:value-type="string">
            <text:p>SEF-EL-OUIDEN</text:p>
          </table:table-cell>
          <table:table-cell office:value-type="string">
            <text:p>DEP</text:p>
          </table:table-cell>
          <table:table-cell office:value-type="string">
            <text:p>Etude, suivi et réhabilitation de la salle de soins Safil el Ouadian</text:p>
          </table:table-cell>
          <table:table-cell office:value-type="string">
            <text:p>2019-07-21</text:p>
          </table:table-cell>
          <table:table-cell office:value-type="float" office:value="5000000.00">
            <text:p>5000000.00</text:p>
          </table:table-cell>
          <table:table-cell office:value-type="float" office:value="5000000.00">
            <text:p>5000000.00</text:p>
          </table:table-cell>
          <table:table-cell office:value-type="string">
            <text:p>N L</text:p>
          </table:table-cell>
          <table:table-cell office:value-type="float" office:value="0">
            <text:p>0</text:p>
          </table:table-cell>
          <table:table-cell office:value-type="string">
            <text:p>NULL</text:p>
          </table:table-cell>
        </table:table-row>
        <table:table-row>
          <table:table-cell office:value-type="string">
            <text:p>S.E.5.733.6.262.141.19.08</text:p>
          </table:table-cell>
          <table:table-cell office:value-type="string">
            <text:p>BIR-BOUHOUCH</text:p>
          </table:table-cell>
          <table:table-cell office:value-type="string">
            <text:p>DEP</text:p>
          </table:table-cell>
          <table:table-cell office:value-type="string">
            <text:p>Etude, suivi et réhabilitation de la salle de soins Bir Bouhouche centre</text:p>
          </table:table-cell>
          <table:table-cell office:value-type="string">
            <text:p>2019-07-21</text:p>
          </table:table-cell>
          <table:table-cell office:value-type="float" office:value="8000000.00">
            <text:p>8000000.00</text:p>
          </table:table-cell>
          <table:table-cell office:value-type="float" office:value="8000000.00">
            <text:p>8000000.00</text:p>
          </table:table-cell>
          <table:table-cell office:value-type="string">
            <text:p>N L</text:p>
          </table:table-cell>
          <table:table-cell office:value-type="float" office:value="0">
            <text:p>0</text:p>
          </table:table-cell>
          <table:table-cell office:value-type="string">
            <text:p>NULL</text:p>
          </table:table-cell>
        </table:table-row>
        <table:table-row>
          <table:table-cell office:value-type="string">
            <text:p>S.E.5.733.6.262.141.19.09</text:p>
          </table:table-cell>
          <table:table-cell office:value-type="string">
            <text:p>BIR-BOUHOUCH</text:p>
          </table:table-cell>
          <table:table-cell office:value-type="string">
            <text:p>DEP</text:p>
          </table:table-cell>
          <table:table-cell office:value-type="string">
            <text:p>Etude, suivi et réhabilitation de la salle de soins Kaf Bilal</text:p>
          </table:table-cell>
          <table:table-cell office:value-type="string">
            <text:p>2019-07-21</text:p>
          </table:table-cell>
          <table:table-cell office:value-type="float" office:value="5000000.00">
            <text:p>5000000.00</text:p>
          </table:table-cell>
          <table:table-cell office:value-type="float" office:value="5000000.00">
            <text:p>5000000.00</text:p>
          </table:table-cell>
          <table:table-cell office:value-type="string">
            <text:p>N L</text:p>
          </table:table-cell>
          <table:table-cell office:value-type="float" office:value="0">
            <text:p>0</text:p>
          </table:table-cell>
          <table:table-cell office:value-type="string">
            <text:p>NULL</text:p>
          </table:table-cell>
        </table:table-row>
        <table:table-row>
          <table:table-cell office:value-type="string">
            <text:p>S.F.5.352.1.262.141.06.02</text:p>
          </table:table-cell>
          <table:table-cell office:value-type="string">
            <text:p>M'DAOUROUCH</text:p>
          </table:table-cell>
          <table:table-cell office:value-type="string">
            <text:p>DENVI</text:p>
          </table:table-cell>
          <table:table-cell office:value-type="string">
            <text:p>Etude et réalisation d'une décharge contrôlée intercommunale à M'Daourouch</text:p>
          </table:table-cell>
          <table:table-cell office:value-type="string">
            <text:p>2006-12-16</text:p>
          </table:table-cell>
          <table:table-cell office:value-type="float" office:value="30000000.00">
            <text:p>30000000.00</text:p>
          </table:table-cell>
          <table:table-cell office:value-type="float" office:value="130000000.00">
            <text:p>130000000.00</text:p>
          </table:table-cell>
          <table:table-cell office:value-type="string">
            <text:p>A l'arret</text:p>
          </table:table-cell>
          <table:table-cell office:value-type="float" office:value="87">
            <text:p>87</text:p>
          </table:table-cell>
          <table:table-cell office:value-type="string">
            <text:p>A l'arret - manque de CP</text:p>
          </table:table-cell>
        </table:table-row>
        <table:table-row>
          <table:table-cell office:value-type="string">
            <text:p>S.F.5.352.1.262.141.07.01</text:p>
          </table:table-cell>
          <table:table-cell office:value-type="string">
            <text:p>BIR-BOUHOUCH</text:p>
          </table:table-cell>
          <table:table-cell office:value-type="string">
            <text:p>DENVI</text:p>
          </table:table-cell>
          <table:table-cell office:value-type="string">
            <text:p>Etude, réalisation et équipement d'une décharge côntrolée intercommunale à Bir-Bouhouch</text:p>
          </table:table-cell>
          <table:table-cell office:value-type="string">
            <text:p>2007-03-13</text:p>
          </table:table-cell>
          <table:table-cell office:value-type="float" office:value="30000000.00">
            <text:p>30000000.00</text:p>
          </table:table-cell>
          <table:table-cell office:value-type="float" office:value="130000000.00">
            <text:p>130000000.00</text:p>
          </table:table-cell>
          <table:table-cell office:value-type="string">
            <text:p>Gelée</text:p>
          </table:table-cell>
          <table:table-cell office:value-type="float" office:value="45">
            <text:p>45</text:p>
          </table:table-cell>
          <table:table-cell office:value-type="string">
            <text:p>Gelée (Matrice P.M 2015 )  Gelée (Matrice P.M 2015 ) </text:p>
          </table:table-cell>
        </table:table-row>
        <table:table-row>
          <table:table-cell office:value-type="string">
            <text:p>S.F.5.512.2.262.141.06.01</text:p>
          </table:table-cell>
          <table:table-cell office:value-type="string">
            <text:p>M'DAOUROUCH</text:p>
          </table:table-cell>
          <table:table-cell office:value-type="string">
            <text:p>DTR</text:p>
          </table:table-cell>
          <table:table-cell office:value-type="string">
            <text:p>Etude, réalisation et équipement d'une gare routière type "B" à M'Daourouch</text:p>
          </table:table-cell>
          <table:table-cell office:value-type="string">
            <text:p>2007-01-30</text:p>
          </table:table-cell>
          <table:table-cell office:value-type="float" office:value="40000000.00">
            <text:p>40000000.00</text:p>
          </table:table-cell>
          <table:table-cell office:value-type="float" office:value="106000000.00">
            <text:p>106000000.00</text:p>
          </table:table-cell>
          <table:table-cell office:value-type="string">
            <text:p>Achevée</text:p>
          </table:table-cell>
          <table:table-cell office:value-type="float" office:value="100">
            <text:p>100</text:p>
          </table:table-cell>
          <table:table-cell office:value-type="string">
            <text:p>A clôturée Fin Aout 2021</text:p>
          </table:table-cell>
        </table:table-row>
        <table:table-row>
          <table:table-cell office:value-type="string">
            <text:p>S.F.5.512.2.262.141.06.02</text:p>
          </table:table-cell>
          <table:table-cell office:value-type="string">
            <text:p>OUM-LAADHAIM</text:p>
          </table:table-cell>
          <table:table-cell office:value-type="string">
            <text:p>DTR</text:p>
          </table:table-cell>
          <table:table-cell office:value-type="string">
            <text:p>Etude et réalisation d'une gare routière type "C" à Oum-Ladhaim</text:p>
          </table:table-cell>
          <table:table-cell office:value-type="string">
            <text:p>2007-01-30</text:p>
          </table:table-cell>
          <table:table-cell office:value-type="float" office:value="20000000.00">
            <text:p>20000000.00</text:p>
          </table:table-cell>
          <table:table-cell office:value-type="float" office:value="104000000.00">
            <text:p>104000000.00</text:p>
          </table:table-cell>
          <table:table-cell office:value-type="string">
            <text:p>En cours</text:p>
          </table:table-cell>
          <table:table-cell office:value-type="float" office:value="37">
            <text:p>37</text:p>
          </table:table-cell>
          <table:table-cell office:value-type="string">
            <text:p>Gelée (Matrice P.M 2015 )  Gelée (Matrice P.M 2015 ) </text:p>
          </table:table-cell>
        </table:table-row>
        <table:table-row>
          <table:table-cell office:value-type="string">
            <text:p>S.F.5.621.3.262.141.07.01</text:p>
          </table:table-cell>
          <table:table-cell office:value-type="string">
            <text:p>TAOURA</text:p>
          </table:table-cell>
          <table:table-cell office:value-type="string">
            <text:p>DEP</text:p>
          </table:table-cell>
          <table:table-cell office:value-type="string">
            <text:p>Etude et réalisation d'un institut des sciences agricoles et vétérinaires (1000 postes pédagogiques) et une cité universitaire de 500 lits à Taoura</text:p>
          </table:table-cell>
          <table:table-cell office:value-type="string">
            <text:p>2007-03-21</text:p>
          </table:table-cell>
          <table:table-cell office:value-type="float" office:value="600000000.00">
            <text:p>600000000.00</text:p>
          </table:table-cell>
          <table:table-cell office:value-type="float" office:value="1404000000.00">
            <text:p>1404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F.5.623.1.262.141.07.01</text:p>
          </table:table-cell>
          <table:table-cell office:value-type="string">
            <text:p>TERREGUELT</text:p>
          </table:table-cell>
          <table:table-cell office:value-type="string">
            <text:p>DEP</text:p>
          </table:table-cell>
          <table:table-cell office:value-type="string">
            <text:p>Etude et réalisation d'une EF Base 5 à Terreguelt</text:p>
          </table:table-cell>
          <table:table-cell office:value-type="string">
            <text:p>2007-03-21</text:p>
          </table:table-cell>
          <table:table-cell office:value-type="float" office:value="78000000.00">
            <text:p>78000000.00</text:p>
          </table:table-cell>
          <table:table-cell office:value-type="float" office:value="145000000.00">
            <text:p>14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F.5.623.2.262.141.06.01</text:p>
          </table:table-cell>
          <table:table-cell office:value-type="string">
            <text:p>BIR-BOUHOUCH DREA M'DAOUROUCH OUED-KEBRIT OUM-LAADHAIM SEF-EL-OUIDEN SIDI-FREDJ TAOURA TERREGUELT</text:p>
          </table:table-cell>
          <table:table-cell office:value-type="string">
            <text:p>DEP</text:p>
          </table:table-cell>
          <table:table-cell office:value-type="string">
            <text:p>Etude et réalisation de 48 classes de l'enseignement fondamental</text:p>
          </table:table-cell>
          <table:table-cell office:value-type="string">
            <text:p>2006-12-26</text:p>
          </table:table-cell>
          <table:table-cell office:value-type="float" office:value="55200000.00">
            <text:p>55200000.00</text:p>
          </table:table-cell>
          <table:table-cell office:value-type="float" office:value="55200000.00">
            <text:p>552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F.5.623.8.262.141.07.02</text:p>
          </table:table-cell>
          <table:table-cell office:value-type="string">
            <text:p>NULL</text:p>
          </table:table-cell>
          <table:table-cell office:value-type="string">
            <text:p>DEP</text:p>
          </table:table-cell>
          <table:table-cell office:value-type="string">
            <text:p>Réalisation et équipement de 78 stades type "MATECO" à travers les établissements scolaires.</text:p>
          </table:table-cell>
          <table:table-cell office:value-type="string">
            <text:p>2007-07-29</text:p>
          </table:table-cell>
          <table:table-cell office:value-type="float" office:value="90000000.00">
            <text:p>90000000.00</text:p>
          </table:table-cell>
          <table:table-cell office:value-type="float" office:value="122400000.00">
            <text:p>1224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F.5.631.2.262.141.06.01</text:p>
          </table:table-cell>
          <table:table-cell office:value-type="string">
            <text:p>DREA OUED-KEBRIT SIDI-FREDJ TERREGUELT</text:p>
          </table:table-cell>
          <table:table-cell office:value-type="string">
            <text:p>DFP</text:p>
          </table:table-cell>
          <table:table-cell office:value-type="string">
            <text:p>Etude, réalisation et équipement de (04) annexes de formation professionnelle de 500 postes à Sidi-Fredj, Drea, Terreguelt et Oued-Kebit</text:p>
          </table:table-cell>
          <table:table-cell office:value-type="string">
            <text:p>2006-12-18</text:p>
          </table:table-cell>
          <table:table-cell office:value-type="float" office:value="40000000.00">
            <text:p>40000000.00</text:p>
          </table:table-cell>
          <table:table-cell office:value-type="float" office:value="300000000.00">
            <text:p>300000000.00</text:p>
          </table:table-cell>
          <table:table-cell office:value-type="string">
            <text:p>En cours</text:p>
          </table:table-cell>
          <table:table-cell office:value-type="float" office:value="95">
            <text:p>95</text:p>
          </table:table-cell>
          <table:table-cell office:value-type="string">
            <text:p>En cours</text:p>
          </table:table-cell>
        </table:table-row>
        <table:table-row>
          <table:table-cell office:value-type="string">
            <text:p>S.F.5.631.6.262.141.06.03</text:p>
          </table:table-cell>
          <table:table-cell office:value-type="string">
            <text:p>M'DAOUROUCH</text:p>
          </table:table-cell>
          <table:table-cell office:value-type="string">
            <text:p>DFP</text:p>
          </table:table-cell>
          <table:table-cell office:value-type="string">
            <text:p>Désamiantage, réhabilitation et équipement du CFPA de M'Daourouch</text:p>
          </table:table-cell>
          <table:table-cell office:value-type="string">
            <text:p>2006-12-23</text:p>
          </table:table-cell>
          <table:table-cell office:value-type="float" office:value="40000000.00">
            <text:p>40000000.00</text:p>
          </table:table-cell>
          <table:table-cell office:value-type="float" office:value="70000000.00">
            <text:p>70000000.00</text:p>
          </table:table-cell>
          <table:table-cell office:value-type="string">
            <text:p>Achevée</text:p>
          </table:table-cell>
          <table:table-cell office:value-type="float" office:value="98">
            <text:p>98</text:p>
          </table:table-cell>
          <table:table-cell office:value-type="string">
            <text:p>Achevée</text:p>
          </table:table-cell>
        </table:table-row>
        <table:table-row>
          <table:table-cell office:value-type="string">
            <text:p>S.F.5.731.1.262.141.07.01</text:p>
          </table:table-cell>
          <table:table-cell office:value-type="string">
            <text:p>M'DAOUROUCH</text:p>
          </table:table-cell>
          <table:table-cell office:value-type="string">
            <text:p>DEP</text:p>
          </table:table-cell>
          <table:table-cell office:value-type="string">
            <text:p>Réalisation d'un hôpital de 120 lits à M'Daourouch</text:p>
          </table:table-cell>
          <table:table-cell office:value-type="string">
            <text:p>2007-04-03</text:p>
          </table:table-cell>
          <table:table-cell office:value-type="float" office:value="800000000.00">
            <text:p>800000000.00</text:p>
          </table:table-cell>
          <table:table-cell office:value-type="float" office:value="2358000000.00">
            <text:p>2358000000.00</text:p>
          </table:table-cell>
          <table:table-cell office:value-type="string">
            <text:p>N L</text:p>
          </table:table-cell>
          <table:table-cell office:value-type="float" office:value="0">
            <text:p>0</text:p>
          </table:table-cell>
          <table:table-cell office:value-type="string">
            <text:p>NL</text:p>
          </table:table-cell>
        </table:table-row>
        <table:table-row>
          <table:table-cell office:value-type="string">
            <text:p>S.F.5.731.1.262.141.07.02</text:p>
          </table:table-cell>
          <table:table-cell office:value-type="string">
            <text:p>TAOURA</text:p>
          </table:table-cell>
          <table:table-cell office:value-type="string">
            <text:p>DSP</text:p>
          </table:table-cell>
          <table:table-cell office:value-type="string">
            <text:p>Réalisation d'un hôpital de 60 lits à Taoura</text:p>
          </table:table-cell>
          <table:table-cell office:value-type="string">
            <text:p>2007-04-03</text:p>
          </table:table-cell>
          <table:table-cell office:value-type="float" office:value="400000000.00">
            <text:p>400000000.00</text:p>
          </table:table-cell>
          <table:table-cell office:value-type="float" office:value="1085000000.00">
            <text:p>108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F.5.731.3.262.141.06.02</text:p>
          </table:table-cell>
          <table:table-cell office:value-type="string">
            <text:p>SOUK-AHRAS</text:p>
          </table:table-cell>
          <table:table-cell office:value-type="string">
            <text:p>DSP</text:p>
          </table:table-cell>
          <table:table-cell office:value-type="string">
            <text:p>Acquisition d'équipements médicaux au profit des hôpitaux</text:p>
          </table:table-cell>
          <table:table-cell office:value-type="string">
            <text:p>2007-07-31</text:p>
          </table:table-cell>
          <table:table-cell office:value-type="float" office:value="60000000.00">
            <text:p>60000000.00</text:p>
          </table:table-cell>
          <table:table-cell office:value-type="float" office:value="60000000.00">
            <text:p>60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F.5.731.8.262.141.06.01</text:p>
          </table:table-cell>
          <table:table-cell office:value-type="string">
            <text:p>OUM-LAADHAIM</text:p>
          </table:table-cell>
          <table:table-cell office:value-type="string">
            <text:p>DSP</text:p>
          </table:table-cell>
          <table:table-cell office:value-type="string">
            <text:p>Réalisation d'un pavillon des urgences à l'hôpital de Souk-Ahras</text:p>
          </table:table-cell>
          <table:table-cell office:value-type="string">
            <text:p>2007-01-08</text:p>
          </table:table-cell>
          <table:table-cell office:value-type="float" office:value="40000000.00">
            <text:p>40000000.00</text:p>
          </table:table-cell>
          <table:table-cell office:value-type="float" office:value="75000000.00">
            <text:p>75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F.5.733.2.262.141.06.01</text:p>
          </table:table-cell>
          <table:table-cell office:value-type="string">
            <text:p>SEF-EL-OUIDEN</text:p>
          </table:table-cell>
          <table:table-cell office:value-type="string">
            <text:p>DSP</text:p>
          </table:table-cell>
          <table:table-cell office:value-type="string">
            <text:p>Réalisation et équipement d'un centre de santé avec logement de fonction à Sef-El-Ouiden</text:p>
          </table:table-cell>
          <table:table-cell office:value-type="string">
            <text:p>2007-01-08</text:p>
          </table:table-cell>
          <table:table-cell office:value-type="float" office:value="43000000.00">
            <text:p>43000000.00</text:p>
          </table:table-cell>
          <table:table-cell office:value-type="float" office:value="73000000.00">
            <text:p>73000000.00</text:p>
          </table:table-cell>
          <table:table-cell office:value-type="string">
            <text:p>A l'arret</text:p>
          </table:table-cell>
          <table:table-cell office:value-type="float" office:value="60">
            <text:p>60</text:p>
          </table:table-cell>
          <table:table-cell office:value-type="string">
            <text:p>En cours</text:p>
          </table:table-cell>
        </table:table-row>
        <table:table-row>
          <table:table-cell office:value-type="string">
            <text:p>S.F.5.733.2.262.141.06.02</text:p>
          </table:table-cell>
          <table:table-cell office:value-type="string">
            <text:p>TERREGUELT</text:p>
          </table:table-cell>
          <table:table-cell office:value-type="string">
            <text:p>DSP</text:p>
          </table:table-cell>
          <table:table-cell office:value-type="string">
            <text:p>Réalisation et équipement d'un centre de santé avec logement de fonction à Terreguelt</text:p>
          </table:table-cell>
          <table:table-cell office:value-type="string">
            <text:p>2007-01-08</text:p>
          </table:table-cell>
          <table:table-cell office:value-type="float" office:value="43000000.00">
            <text:p>43000000.00</text:p>
          </table:table-cell>
          <table:table-cell office:value-type="float" office:value="88000000.00">
            <text:p>88000000.00</text:p>
          </table:table-cell>
          <table:table-cell office:value-type="string">
            <text:p>En cours</text:p>
          </table:table-cell>
          <table:table-cell office:value-type="string">
            <text:p>NULL</text:p>
          </table:table-cell>
          <table:table-cell office:value-type="string">
            <text:p>Achevée</text:p>
          </table:table-cell>
        </table:table-row>
        <table:table-row>
          <table:table-cell office:value-type="string">
            <text:p>S.F.5.733.5.262.141.06.01</text:p>
          </table:table-cell>
          <table:table-cell office:value-type="string">
            <text:p>OUM-LAADHAIM</text:p>
          </table:table-cell>
          <table:table-cell office:value-type="string">
            <text:p>DSP</text:p>
          </table:table-cell>
          <table:table-cell office:value-type="string">
            <text:p>Réalisation et équipement d'une polyclinique à Oum-Ladhaim</text:p>
          </table:table-cell>
          <table:table-cell office:value-type="string">
            <text:p>2007-01-13</text:p>
          </table:table-cell>
          <table:table-cell office:value-type="float" office:value="75000000.00">
            <text:p>75000000.00</text:p>
          </table:table-cell>
          <table:table-cell office:value-type="float" office:value="93000000.00">
            <text:p>93000000.00</text:p>
          </table:table-cell>
          <table:table-cell office:value-type="string">
            <text:p>Achevée</text:p>
          </table:table-cell>
          <table:table-cell office:value-type="string">
            <text:p>NULL</text:p>
          </table:table-cell>
          <table:table-cell office:value-type="string">
            <text:p>Achevée</text:p>
          </table:table-cell>
        </table:table-row>
        <table:table-row>
          <table:table-cell office:value-type="string">
            <text:p>S.F.5.742.2.262.141.07.01</text:p>
          </table:table-cell>
          <table:table-cell office:value-type="string">
            <text:p>TAOURA</text:p>
          </table:table-cell>
          <table:table-cell office:value-type="string">
            <text:p>DJS</text:p>
          </table:table-cell>
          <table:table-cell office:value-type="string">
            <text:p>Etude, réalisation et équipement d'une salle OMS (500 places) à Taoura</text:p>
          </table:table-cell>
          <table:table-cell office:value-type="string">
            <text:p>2007-02-26</text:p>
          </table:table-cell>
          <table:table-cell office:value-type="float" office:value="80000000.00">
            <text:p>80000000.00</text:p>
          </table:table-cell>
          <table:table-cell office:value-type="float" office:value="170000000.00">
            <text:p>170000000.00</text:p>
          </table:table-cell>
          <table:table-cell office:value-type="string">
            <text:p>Achevée</text:p>
          </table:table-cell>
          <table:table-cell office:value-type="float" office:value="100">
            <text:p>100</text:p>
          </table:table-cell>
          <table:table-cell office:value-type="string">
            <text:p>A clôturer (reste paiement)</text:p>
          </table:table-cell>
        </table:table-row>
        <table:table-row>
          <table:table-cell office:value-type="string">
            <text:p>S.F.5.742.8.262.141.06.03</text:p>
          </table:table-cell>
          <table:table-cell office:value-type="string">
            <text:p>M'DAOUROUCH</text:p>
          </table:table-cell>
          <table:table-cell office:value-type="string">
            <text:p>DJS</text:p>
          </table:table-cell>
          <table:table-cell office:value-type="string">
            <text:p>Réalisation et equipement d'une piscine semi-olympique à M'Daourouch</text:p>
          </table:table-cell>
          <table:table-cell office:value-type="string">
            <text:p>2007-01-08</text:p>
          </table:table-cell>
          <table:table-cell office:value-type="float" office:value="50000000.00">
            <text:p>50000000.00</text:p>
          </table:table-cell>
          <table:table-cell office:value-type="float" office:value="335000000.00">
            <text:p>335000000.00</text:p>
          </table:table-cell>
          <table:table-cell office:value-type="string">
            <text:p>A l'arret</text:p>
          </table:table-cell>
          <table:table-cell office:value-type="float" office:value="80">
            <text:p>80</text:p>
          </table:table-cell>
          <table:table-cell office:value-type="string">
            <text:p>Lot 01 100% achevé Lot 02 chauffage et filtration achevé 100% reste lot équipement de la picine + lot aménagement exterieur reste paiement du situation ETB (manque de CP)</text:p>
          </table:table-cell>
        </table:table-row>
        <table:table-row>
          <table:table-cell office:value-type="string">
            <text:p>S.F.5.762.3.262.141.06.01</text:p>
          </table:table-cell>
          <table:table-cell office:value-type="string">
            <text:p>BIR-BOUHOUCH M'DAOUROUCH OUED-KEBRIT SIDI-FREDJ</text:p>
          </table:table-cell>
          <table:table-cell office:value-type="string">
            <text:p>DEP</text:p>
          </table:table-cell>
          <table:table-cell office:value-type="string">
            <text:p>Achèvement de la construction de 05 mosquées à M'Daourouch (02), Oued-Kebrit (01), Bir-Bouhouch (01) et Sidi-Fredj (01)</text:p>
          </table:table-cell>
          <table:table-cell office:value-type="string">
            <text:p>2006-12-26</text:p>
          </table:table-cell>
          <table:table-cell office:value-type="float" office:value="30000000.00">
            <text:p>30000000.00</text:p>
          </table:table-cell>
          <table:table-cell office:value-type="float" office:value="66000000.00">
            <text:p>66000000.00</text:p>
          </table:table-cell>
          <table:table-cell office:value-type="string">
            <text:p>Achevée</text:p>
          </table:table-cell>
          <table:table-cell office:value-type="float" office:value="100">
            <text:p>100</text:p>
          </table:table-cell>
          <table:table-cell office:value-type="string">
            <text:p>Achevée</text:p>
          </table:table-cell>
        </table:table-row>
        <table:table-row>
          <table:table-cell office:value-type="string">
            <text:p>S.F.5.853.3.262.141.07.01</text:p>
          </table:table-cell>
          <table:table-cell office:value-type="string">
            <text:p>OUM-LAADHAIM</text:p>
          </table:table-cell>
          <table:table-cell office:value-type="string">
            <text:p>DEP</text:p>
          </table:table-cell>
          <table:table-cell office:value-type="string">
            <text:p>Réalisation et équipement d'un établissement pénitentiaire de 300 places à Oum-Ladhaim</text:p>
          </table:table-cell>
          <table:table-cell office:value-type="string">
            <text:p>2007-03-05</text:p>
          </table:table-cell>
          <table:table-cell office:value-type="float" office:value="300000000.00">
            <text:p>300000000.00</text:p>
          </table:table-cell>
          <table:table-cell office:value-type="float" office:value="2200000000.00">
            <text:p>2200000000.00</text:p>
          </table:table-cell>
          <table:table-cell office:value-type="string">
            <text:p>Gelée</text:p>
          </table:table-cell>
          <table:table-cell office:value-type="string">
            <text:p>NULL</text:p>
          </table:table-cell>
          <table:table-cell office:value-type="string">
            <text:p>Gelée (Matrice P.M 2015 )  Gelée (Matrice P.M 2015 ) </text:p>
          </table:table-cell>
        </table:table-row>
        <table:table-row>
          <table:table-cell office:value-type="string">
            <text:p>S.F.5.853.8.262.141.06.01</text:p>
          </table:table-cell>
          <table:table-cell office:value-type="string">
            <text:p>OUM-LAADHAIM</text:p>
          </table:table-cell>
          <table:table-cell office:value-type="string">
            <text:p>DEP</text:p>
          </table:table-cell>
          <table:table-cell office:value-type="string">
            <text:p>Etude, réalisation et équipement d'un célibatorium à Oum-Ladhaim</text:p>
          </table:table-cell>
          <table:table-cell office:value-type="string">
            <text:p>2007-02-11</text:p>
          </table:table-cell>
          <table:table-cell office:value-type="float" office:value="25000000.00">
            <text:p>25000000.00</text:p>
          </table:table-cell>
          <table:table-cell office:value-type="float" office:value="175000000.00">
            <text:p>175000000.00</text:p>
          </table:table-cell>
          <table:table-cell office:value-type="string">
            <text:p>Gelée</text:p>
          </table:table-cell>
          <table:table-cell office:value-type="string">
            <text:p>NULL</text:p>
          </table:table-cell>
          <table:table-cell office:value-type="string">
            <text:p>Gelée (Matrice P.M 2015 )  Gelée (Matrice P.M 2015 ) </text:p>
          </table:table-cell>
        </table:table-row>
        <table:table-row>
          <table:table-cell office:value-type="string">
            <text:p>S.F.5.854.2.262.141.06.02</text:p>
          </table:table-cell>
          <table:table-cell office:value-type="string">
            <text:p>TAOURA</text:p>
          </table:table-cell>
          <table:table-cell office:value-type="string">
            <text:p>DEP</text:p>
          </table:table-cell>
          <table:table-cell office:value-type="string">
            <text:p>Etude, réalisation et équipement d'une unité légère de la protection civile à Taoura</text:p>
          </table:table-cell>
          <table:table-cell office:value-type="string">
            <text:p>2006-12-18</text:p>
          </table:table-cell>
          <table:table-cell office:value-type="float" office:value="30000000.00">
            <text:p>30000000.00</text:p>
          </table:table-cell>
          <table:table-cell office:value-type="float" office:value="90000000.00">
            <text:p>90000000.00</text:p>
          </table:table-cell>
          <table:table-cell office:value-type="string">
            <text:p>Achevée</text:p>
          </table:table-cell>
          <table:table-cell office:value-type="float" office:value="100">
            <text:p>100</text:p>
          </table:table-cell>
          <table:table-cell office:value-type="string">
            <text:p>Achevée</text:p>
          </table:table-cell>
        </table:table-row>
      </table:table>
      <table:table table:name="PLANS">
        <table:table-row>
          <table:table-cell office:value-type="string">
            <text:p>B</text:p>
          </table:table-cell>
          <table:table-cell office:value-type="string">
            <text:p>2ém Plan Quadriennal</text:p>
          </table:table-cell>
          <table:table-cell office:value-type="float" office:value="1974">
            <text:p>1974</text:p>
          </table:table-cell>
          <table:table-cell office:value-type="float" office:value="1979">
            <text:p>1979</text:p>
          </table:table-cell>
          <table:table-cell office:value-type="string">
            <text:p>NULL</text:p>
          </table:table-cell>
        </table:table-row>
        <table:table-row>
          <table:table-cell office:value-type="string">
            <text:p>C</text:p>
          </table:table-cell>
          <table:table-cell office:value-type="string">
            <text:p>1er Plan Quinquennal</text:p>
          </table:table-cell>
          <table:table-cell office:value-type="float" office:value="1980">
            <text:p>1980</text:p>
          </table:table-cell>
          <table:table-cell office:value-type="float" office:value="1984">
            <text:p>1984</text:p>
          </table:table-cell>
          <table:table-cell office:value-type="string">
            <text:p>NULL</text:p>
          </table:table-cell>
        </table:table-row>
        <table:table-row>
          <table:table-cell office:value-type="string">
            <text:p>D</text:p>
          </table:table-cell>
          <table:table-cell office:value-type="string">
            <text:p>2é Plan quinquennal</text:p>
          </table:table-cell>
          <table:table-cell office:value-type="float" office:value="1985">
            <text:p>1985</text:p>
          </table:table-cell>
          <table:table-cell office:value-type="float" office:value="1989">
            <text:p>1989</text:p>
          </table:table-cell>
          <table:table-cell office:value-type="string">
            <text:p>NULL</text:p>
          </table:table-cell>
        </table:table-row>
        <table:table-row>
          <table:table-cell office:value-type="string">
            <text:p>E</text:p>
          </table:table-cell>
          <table:table-cell office:value-type="string">
            <text:p>PSD TOUS PROGRAMME CONFON</text:p>
          </table:table-cell>
          <table:table-cell office:value-type="float" office:value="1901">
            <text:p>1901</text:p>
          </table:table-cell>
          <table:table-cell office:value-type="float" office:value="2155">
            <text:p>2155</text:p>
          </table:table-cell>
          <table:table-cell office:value-type="string">
            <text:p>NULL</text:p>
          </table:table-cell>
        </table:table-row>
        <table:table-row>
          <table:table-cell office:value-type="string">
            <text:p>AN</text:p>
          </table:table-cell>
          <table:table-cell office:value-type="string">
            <text:p>PLANS ANNEEL</text:p>
          </table:table-cell>
          <table:table-cell office:value-type="float" office:value="1901">
            <text:p>1901</text:p>
          </table:table-cell>
          <table:table-cell office:value-type="float" office:value="2155">
            <text:p>2155</text:p>
          </table:table-cell>
          <table:table-cell office:value-type="string">
            <text:p>NULL</text:p>
          </table:table-cell>
        </table:table-row>
        <table:table-row>
          <table:table-cell office:value-type="string">
            <text:p>RE</text:p>
          </table:table-cell>
          <table:table-cell office:value-type="string">
            <text:p>RELANCE ECONOMIQUE</text:p>
          </table:table-cell>
          <table:table-cell office:value-type="float" office:value="2001">
            <text:p>2001</text:p>
          </table:table-cell>
          <table:table-cell office:value-type="float" office:value="2005">
            <text:p>2005</text:p>
          </table:table-cell>
          <table:table-cell office:value-type="string">
            <text:p>NULL</text:p>
          </table:table-cell>
        </table:table-row>
        <table:table-row>
          <table:table-cell office:value-type="string">
            <text:p>NF</text:p>
          </table:table-cell>
          <table:table-cell office:value-type="string">
            <text:p>PROGRAMME NORMAL</text:p>
          </table:table-cell>
          <table:table-cell office:value-type="float" office:value="2005">
            <text:p>2005</text:p>
          </table:table-cell>
          <table:table-cell office:value-type="float" office:value="2009">
            <text:p>2009</text:p>
          </table:table-cell>
          <table:table-cell office:value-type="string">
            <text:p>145</text:p>
          </table:table-cell>
        </table:table-row>
        <table:table-row>
          <table:table-cell office:value-type="string">
            <text:p>CF</text:p>
          </table:table-cell>
          <table:table-cell office:value-type="string">
            <text:p>PROGRAMME COMPLEMENTAIRE</text:p>
          </table:table-cell>
          <table:table-cell office:value-type="float" office:value="2007">
            <text:p>2007</text:p>
          </table:table-cell>
          <table:table-cell office:value-type="float" office:value="2155">
            <text:p>2155</text:p>
          </table:table-cell>
          <table:table-cell office:value-type="string">
            <text:p>NULL</text:p>
          </table:table-cell>
        </table:table-row>
        <table:table-row>
          <table:table-cell office:value-type="string">
            <text:p>NK</text:p>
          </table:table-cell>
          <table:table-cell office:value-type="string">
            <text:p>PROGRAMME Consol CroisSSANCE ECONOMIQUE</text:p>
          </table:table-cell>
          <table:table-cell office:value-type="float" office:value="2010">
            <text:p>2010</text:p>
          </table:table-cell>
          <table:table-cell office:value-type="float" office:value="2014">
            <text:p>2014</text:p>
          </table:table-cell>
          <table:table-cell office:value-type="string">
            <text:p>145</text:p>
          </table:table-cell>
        </table:table-row>
        <table:table-row>
          <table:table-cell office:value-type="string">
            <text:p>EE</text:p>
          </table:table-cell>
          <table:table-cell office:value-type="string">
            <text:p>2005/2010</text:p>
          </table:table-cell>
          <table:table-cell office:value-type="float" office:value="2005">
            <text:p>2005</text:p>
          </table:table-cell>
          <table:table-cell office:value-type="float" office:value="2010">
            <text:p>2010</text:p>
          </table:table-cell>
          <table:table-cell office:value-type="string">
            <text:p>NULL</text:p>
          </table:table-cell>
        </table:table-row>
        <table:table-row>
          <table:table-cell office:value-type="string">
            <text:p>EC</text:p>
          </table:table-cell>
          <table:table-cell office:value-type="string">
            <text:p>OPERATIONS CLOTURÉES 2010</text:p>
          </table:table-cell>
          <table:table-cell office:value-type="float" office:value="1901">
            <text:p>1901</text:p>
          </table:table-cell>
          <table:table-cell office:value-type="float" office:value="2010">
            <text:p>2010</text:p>
          </table:table-cell>
          <table:table-cell office:value-type="string">
            <text:p>NULL</text:p>
          </table:table-cell>
        </table:table-row>
        <table:table-row>
          <table:table-cell office:value-type="string">
            <text:p>CK</text:p>
          </table:table-cell>
          <table:table-cell office:value-type="string">
            <text:p>OPERATIONS CLOTURÉES 2010/2011</text:p>
          </table:table-cell>
          <table:table-cell office:value-type="float" office:value="1901">
            <text:p>1901</text:p>
          </table:table-cell>
          <table:table-cell office:value-type="float" office:value="2011">
            <text:p>2011</text:p>
          </table:table-cell>
          <table:table-cell office:value-type="string">
            <text:p>NULL</text:p>
          </table:table-cell>
        </table:table-row>
        <table:table-row>
          <table:table-cell office:value-type="string">
            <text:p>NL</text:p>
          </table:table-cell>
          <table:table-cell office:value-type="string">
            <text:p>PROGRAMME NORMAL</text:p>
          </table:table-cell>
          <table:table-cell office:value-type="float" office:value="2015">
            <text:p>2015</text:p>
          </table:table-cell>
          <table:table-cell office:value-type="float" office:value="2016">
            <text:p>2016</text:p>
          </table:table-cell>
          <table:table-cell office:value-type="string">
            <text:p>145</text:p>
          </table:table-cell>
        </table:table-row>
        <table:table-row>
          <table:table-cell office:value-type="string">
            <text:p>NE</text:p>
          </table:table-cell>
          <table:table-cell office:value-type="string">
            <text:p>PROGRAMME NORMAL</text:p>
          </table:table-cell>
          <table:table-cell office:value-type="float" office:value="2017">
            <text:p>2017</text:p>
          </table:table-cell>
          <table:table-cell office:value-type="float" office:value="2021">
            <text:p>2021</text:p>
          </table:table-cell>
          <table:table-cell office:value-type="string">
            <text:p>145</text:p>
          </table:table-cell>
        </table:table-row>
        <table:table-row>
          <table:table-cell office:value-type="string">
            <text:p>SE</text:p>
          </table:table-cell>
          <table:table-cell office:value-type="string">
            <text:p>FDS SPEC HP LIGNE 5</text:p>
          </table:table-cell>
          <table:table-cell office:value-type="float" office:value="2018">
            <text:p>2018</text:p>
          </table:table-cell>
          <table:table-cell office:value-type="float" office:value="2019">
            <text:p>2019</text:p>
          </table:table-cell>
          <table:table-cell office:value-type="string">
            <text:p>116L5</text:p>
          </table:table-cell>
        </table:table-row>
        <table:table-row>
          <table:table-cell office:value-type="string">
            <text:p>SF</text:p>
          </table:table-cell>
          <table:table-cell office:value-type="string">
            <text:p>PROGRAMME HP LIGNE 2</text:p>
          </table:table-cell>
          <table:table-cell office:value-type="float" office:value="2006">
            <text:p>2006</text:p>
          </table:table-cell>
          <table:table-cell office:value-type="float" office:value="2009">
            <text:p>2009</text:p>
          </table:table-cell>
          <table:table-cell office:value-type="string">
            <text:p>116L2</text:p>
          </table:table-cell>
        </table:table-row>
      </table:table>
      <table:table table:name="SECTEURS">
        <table:table-row>
          <table:table-cell office:value-type="float" office:value="1">
            <text:p>1</text:p>
          </table:table-cell>
          <table:table-cell office:value-type="string">
            <text:p>INDUSTRIES MANUFACTURIERES</text:p>
          </table:table-cell>
        </table:table-row>
        <table:table-row>
          <table:table-cell office:value-type="float" office:value="2">
            <text:p>2</text:p>
          </table:table-cell>
          <table:table-cell office:value-type="string">
            <text:p>MINES ET ENERGIE</text:p>
          </table:table-cell>
        </table:table-row>
        <table:table-row>
          <table:table-cell office:value-type="float" office:value="3">
            <text:p>3</text:p>
          </table:table-cell>
          <table:table-cell office:value-type="string">
            <text:p>AGRICULTURE ET HYDRAULIQUE </text:p>
          </table:table-cell>
        </table:table-row>
        <table:table-row>
          <table:table-cell office:value-type="float" office:value="4">
            <text:p>4</text:p>
          </table:table-cell>
          <table:table-cell office:value-type="string">
            <text:p>SERVICES PRODUCTIFS </text:p>
          </table:table-cell>
        </table:table-row>
        <table:table-row>
          <table:table-cell office:value-type="float" office:value="5">
            <text:p>5</text:p>
          </table:table-cell>
          <table:table-cell office:value-type="string">
            <text:p>INFRASTRUCTURES ECONOMIQUES ET ADMINISTRATIVES</text:p>
          </table:table-cell>
        </table:table-row>
        <table:table-row>
          <table:table-cell office:value-type="float" office:value="6">
            <text:p>6</text:p>
          </table:table-cell>
          <table:table-cell office:value-type="string">
            <text:p>EDUCATION-FORMATION</text:p>
          </table:table-cell>
        </table:table-row>
        <table:table-row>
          <table:table-cell office:value-type="float" office:value="7">
            <text:p>7</text:p>
          </table:table-cell>
          <table:table-cell office:value-type="string">
            <text:p>INFRASTRUCTURES SOCIO-CULTURELLES</text:p>
          </table:table-cell>
        </table:table-row>
        <table:table-row>
          <table:table-cell office:value-type="float" office:value="8">
            <text:p>8</text:p>
          </table:table-cell>
          <table:table-cell office:value-type="string">
            <text:p>HABITAT</text:p>
          </table:table-cell>
        </table:table-row>
        <table:table-row>
          <table:table-cell office:value-type="float" office:value="9">
            <text:p>9</text:p>
          </table:table-cell>
          <table:table-cell office:value-type="string">
            <text:p>PCD</text:p>
          </table:table-cell>
        </table:table-row>
      </table:table>
      <table:table table:name="SOUS_SECTEURS">
        <table:table-row>
          <table:table-cell office:value-type="float" office:value="14">
            <text:p>14</text:p>
          </table:table-cell>
          <table:table-cell office:value-type="string">
            <text:p>Biens d'Equipement</text:p>
          </table:table-cell>
          <table:table-cell office:value-type="string">
            <text:p>PSD</text:p>
          </table:table-cell>
        </table:table-row>
        <table:table-row>
          <table:table-cell office:value-type="float" office:value="16">
            <text:p>16</text:p>
          </table:table-cell>
          <table:table-cell office:value-type="string">
            <text:p>Demi -produits industriels</text:p>
          </table:table-cell>
          <table:table-cell office:value-type="string">
            <text:p>PSD</text:p>
          </table:table-cell>
        </table:table-row>
        <table:table-row>
          <table:table-cell office:value-type="float" office:value="17">
            <text:p>17</text:p>
          </table:table-cell>
          <table:table-cell office:value-type="string">
            <text:p>P M E et Artisanat</text:p>
          </table:table-cell>
          <table:table-cell office:value-type="string">
            <text:p>PSD</text:p>
          </table:table-cell>
        </table:table-row>
        <table:table-row>
          <table:table-cell office:value-type="float" office:value="18">
            <text:p>18</text:p>
          </table:table-cell>
          <table:table-cell office:value-type="string">
            <text:p>Biens industriels de consommation</text:p>
          </table:table-cell>
          <table:table-cell office:value-type="string">
            <text:p>PSD</text:p>
          </table:table-cell>
        </table:table-row>
        <table:table-row>
          <table:table-cell office:value-type="float" office:value="19">
            <text:p>19</text:p>
          </table:table-cell>
          <table:table-cell office:value-type="string">
            <text:p>Industrie local </text:p>
          </table:table-cell>
          <table:table-cell office:value-type="string">
            <text:p>PSD</text:p>
          </table:table-cell>
        </table:table-row>
        <table:table-row>
          <table:table-cell office:value-type="float" office:value="23">
            <text:p>23</text:p>
          </table:table-cell>
          <table:table-cell office:value-type="string">
            <text:p>MINES</text:p>
          </table:table-cell>
          <table:table-cell office:value-type="string">
            <text:p>PSD</text:p>
          </table:table-cell>
        </table:table-row>
        <table:table-row>
          <table:table-cell office:value-type="float" office:value="24">
            <text:p>24</text:p>
          </table:table-cell>
          <table:table-cell office:value-type="string">
            <text:p>AGRICULTURE ET HYDRAULIQUE </text:p>
          </table:table-cell>
          <table:table-cell office:value-type="string">
            <text:p>PSD</text:p>
          </table:table-cell>
        </table:table-row>
        <table:table-row>
          <table:table-cell office:value-type="float" office:value="25">
            <text:p>25</text:p>
          </table:table-cell>
          <table:table-cell office:value-type="string">
            <text:p>Electrification rurale</text:p>
          </table:table-cell>
          <table:table-cell office:value-type="string">
            <text:p>PSD</text:p>
          </table:table-cell>
        </table:table-row>
        <table:table-row>
          <table:table-cell office:value-type="float" office:value="31">
            <text:p>31</text:p>
          </table:table-cell>
          <table:table-cell office:value-type="string">
            <text:p>MISE EN VALEUR</text:p>
          </table:table-cell>
          <table:table-cell office:value-type="string">
            <text:p>PSD</text:p>
          </table:table-cell>
        </table:table-row>
        <table:table-row>
          <table:table-cell office:value-type="float" office:value="32">
            <text:p>32</text:p>
          </table:table-cell>
          <table:table-cell office:value-type="string">
            <text:p>Grande hydraulique</text:p>
          </table:table-cell>
          <table:table-cell office:value-type="string">
            <text:p>PSD</text:p>
          </table:table-cell>
        </table:table-row>
        <table:table-row>
          <table:table-cell office:value-type="float" office:value="33">
            <text:p>33</text:p>
          </table:table-cell>
          <table:table-cell office:value-type="string">
            <text:p>Petite et moyenne hydraulique </text:p>
          </table:table-cell>
          <table:table-cell office:value-type="string">
            <text:p>PSD</text:p>
          </table:table-cell>
        </table:table-row>
        <table:table-row>
          <table:table-cell office:value-type="float" office:value="34">
            <text:p>34</text:p>
          </table:table-cell>
          <table:table-cell office:value-type="string">
            <text:p>Forets</text:p>
          </table:table-cell>
          <table:table-cell office:value-type="string">
            <text:p>PSD</text:p>
          </table:table-cell>
        </table:table-row>
        <table:table-row>
          <table:table-cell office:value-type="float" office:value="35">
            <text:p>35</text:p>
          </table:table-cell>
          <table:table-cell office:value-type="string">
            <text:p>AGRICULTURE ET HYDRAULIQUE </text:p>
          </table:table-cell>
          <table:table-cell office:value-type="string">
            <text:p>PSD</text:p>
          </table:table-cell>
        </table:table-row>
        <table:table-row>
          <table:table-cell office:value-type="float" office:value="36">
            <text:p>36</text:p>
          </table:table-cell>
          <table:table-cell office:value-type="string">
            <text:p>Environnement</text:p>
          </table:table-cell>
          <table:table-cell office:value-type="string">
            <text:p>PSD</text:p>
          </table:table-cell>
        </table:table-row>
        <table:table-row>
          <table:table-cell office:value-type="float" office:value="37">
            <text:p>37</text:p>
          </table:table-cell>
          <table:table-cell office:value-type="string">
            <text:p>Peches</text:p>
          </table:table-cell>
          <table:table-cell office:value-type="string">
            <text:p>PSD</text:p>
          </table:table-cell>
        </table:table-row>
        <table:table-row>
          <table:table-cell office:value-type="float" office:value="39">
            <text:p>39</text:p>
          </table:table-cell>
          <table:table-cell office:value-type="string">
            <text:p>Agriculture et hydraulique </text:p>
          </table:table-cell>
          <table:table-cell office:value-type="string">
            <text:p>PCD</text:p>
          </table:table-cell>
        </table:table-row>
        <table:table-row>
          <table:table-cell office:value-type="float" office:value="41">
            <text:p>41</text:p>
          </table:table-cell>
          <table:table-cell office:value-type="string">
            <text:p>Moyens de réalisation</text:p>
          </table:table-cell>
          <table:table-cell office:value-type="string">
            <text:p>PSD</text:p>
          </table:table-cell>
        </table:table-row>
        <table:table-row>
          <table:table-cell office:value-type="float" office:value="42">
            <text:p>42</text:p>
          </table:table-cell>
          <table:table-cell office:value-type="string">
            <text:p>Tourisme</text:p>
          </table:table-cell>
          <table:table-cell office:value-type="string">
            <text:p>PSD</text:p>
          </table:table-cell>
        </table:table-row>
        <table:table-row>
          <table:table-cell office:value-type="float" office:value="43">
            <text:p>43</text:p>
          </table:table-cell>
          <table:table-cell office:value-type="string">
            <text:p>Transports</text:p>
          </table:table-cell>
          <table:table-cell office:value-type="string">
            <text:p>PSD</text:p>
          </table:table-cell>
        </table:table-row>
        <table:table-row>
          <table:table-cell office:value-type="float" office:value="44">
            <text:p>44</text:p>
          </table:table-cell>
          <table:table-cell office:value-type="string">
            <text:p>Postes et telecommunications</text:p>
          </table:table-cell>
          <table:table-cell office:value-type="string">
            <text:p>PSD</text:p>
          </table:table-cell>
        </table:table-row>
        <table:table-row>
          <table:table-cell office:value-type="float" office:value="46">
            <text:p>46</text:p>
          </table:table-cell>
          <table:table-cell office:value-type="string">
            <text:p>Stockage et distribution</text:p>
          </table:table-cell>
          <table:table-cell office:value-type="string">
            <text:p>PSD</text:p>
          </table:table-cell>
        </table:table-row>
        <table:table-row>
          <table:table-cell office:value-type="float" office:value="51">
            <text:p>51</text:p>
          </table:table-cell>
          <table:table-cell office:value-type="string">
            <text:p>infrastructures Ferroviaires</text:p>
          </table:table-cell>
          <table:table-cell office:value-type="string">
            <text:p>PSD</text:p>
          </table:table-cell>
        </table:table-row>
        <table:table-row>
          <table:table-cell office:value-type="float" office:value="52">
            <text:p>52</text:p>
          </table:table-cell>
          <table:table-cell office:value-type="string">
            <text:p>Infrastructures Routieres</text:p>
          </table:table-cell>
          <table:table-cell office:value-type="string">
            <text:p>PSD</text:p>
          </table:table-cell>
        </table:table-row>
        <table:table-row>
          <table:table-cell office:value-type="float" office:value="53">
            <text:p>53</text:p>
          </table:table-cell>
          <table:table-cell office:value-type="string">
            <text:p>Ports</text:p>
          </table:table-cell>
          <table:table-cell office:value-type="string">
            <text:p>PSD</text:p>
          </table:table-cell>
        </table:table-row>
        <table:table-row>
          <table:table-cell office:value-type="float" office:value="54">
            <text:p>54</text:p>
          </table:table-cell>
          <table:table-cell office:value-type="string">
            <text:p>Aerodromes</text:p>
          </table:table-cell>
          <table:table-cell office:value-type="string">
            <text:p>PSD</text:p>
          </table:table-cell>
        </table:table-row>
        <table:table-row>
          <table:table-cell office:value-type="float" office:value="56">
            <text:p>56</text:p>
          </table:table-cell>
          <table:table-cell office:value-type="string">
            <text:p>Metorologie</text:p>
          </table:table-cell>
          <table:table-cell office:value-type="string">
            <text:p>PSD</text:p>
          </table:table-cell>
        </table:table-row>
        <table:table-row>
          <table:table-cell office:value-type="float" office:value="57">
            <text:p>57</text:p>
          </table:table-cell>
          <table:table-cell office:value-type="string">
            <text:p>infrastructures administratives</text:p>
          </table:table-cell>
          <table:table-cell office:value-type="string">
            <text:p>PSD</text:p>
          </table:table-cell>
        </table:table-row>
        <table:table-row>
          <table:table-cell office:value-type="float" office:value="58">
            <text:p>58</text:p>
          </table:table-cell>
          <table:table-cell office:value-type="string">
            <text:p>aménagement du territoire</text:p>
          </table:table-cell>
          <table:table-cell office:value-type="string">
            <text:p>PSD</text:p>
          </table:table-cell>
        </table:table-row>
        <table:table-row>
          <table:table-cell office:value-type="float" office:value="59">
            <text:p>59</text:p>
          </table:table-cell>
          <table:table-cell office:value-type="string">
            <text:p>nfrastructures économiques et administratives </text:p>
          </table:table-cell>
          <table:table-cell office:value-type="string">
            <text:p>PCD</text:p>
          </table:table-cell>
        </table:table-row>
        <table:table-row>
          <table:table-cell office:value-type="float" office:value="61">
            <text:p>61</text:p>
          </table:table-cell>
          <table:table-cell office:value-type="string">
            <text:p>Recherche scientifiques</text:p>
          </table:table-cell>
          <table:table-cell office:value-type="string">
            <text:p>PSD</text:p>
          </table:table-cell>
        </table:table-row>
        <table:table-row>
          <table:table-cell office:value-type="float" office:value="62">
            <text:p>62</text:p>
          </table:table-cell>
          <table:table-cell office:value-type="string">
            <text:p>education</text:p>
          </table:table-cell>
          <table:table-cell office:value-type="string">
            <text:p>PSD</text:p>
          </table:table-cell>
        </table:table-row>
        <table:table-row>
          <table:table-cell office:value-type="float" office:value="63">
            <text:p>63</text:p>
          </table:table-cell>
          <table:table-cell office:value-type="string">
            <text:p>Formation et Main d'Œuvre</text:p>
          </table:table-cell>
          <table:table-cell office:value-type="string">
            <text:p>PSD</text:p>
          </table:table-cell>
        </table:table-row>
        <table:table-row>
          <table:table-cell office:value-type="float" office:value="64">
            <text:p>64</text:p>
          </table:table-cell>
          <table:table-cell office:value-type="string">
            <text:p>Enseignement superieur</text:p>
          </table:table-cell>
          <table:table-cell office:value-type="string">
            <text:p>PSD</text:p>
          </table:table-cell>
        </table:table-row>
        <table:table-row>
          <table:table-cell office:value-type="float" office:value="69">
            <text:p>69</text:p>
          </table:table-cell>
          <table:table-cell office:value-type="string">
            <text:p>Education et Formation</text:p>
          </table:table-cell>
          <table:table-cell office:value-type="string">
            <text:p>PCD</text:p>
          </table:table-cell>
        </table:table-row>
        <table:table-row>
          <table:table-cell office:value-type="float" office:value="71">
            <text:p>71</text:p>
          </table:table-cell>
          <table:table-cell office:value-type="string">
            <text:p>Information</text:p>
          </table:table-cell>
          <table:table-cell office:value-type="string">
            <text:p>PSD</text:p>
          </table:table-cell>
        </table:table-row>
        <table:table-row>
          <table:table-cell office:value-type="float" office:value="72">
            <text:p>72</text:p>
          </table:table-cell>
          <table:table-cell office:value-type="string">
            <text:p>culte</text:p>
          </table:table-cell>
          <table:table-cell office:value-type="string">
            <text:p>PSD</text:p>
          </table:table-cell>
        </table:table-row>
        <table:table-row>
          <table:table-cell office:value-type="float" office:value="73">
            <text:p>73</text:p>
          </table:table-cell>
          <table:table-cell office:value-type="string">
            <text:p>Infrastructures de la santé</text:p>
          </table:table-cell>
          <table:table-cell office:value-type="string">
            <text:p>PSD</text:p>
          </table:table-cell>
        </table:table-row>
        <table:table-row>
          <table:table-cell office:value-type="float" office:value="74">
            <text:p>74</text:p>
          </table:table-cell>
          <table:table-cell office:value-type="string">
            <text:p>jeunesse</text:p>
          </table:table-cell>
          <table:table-cell office:value-type="string">
            <text:p>PSD</text:p>
          </table:table-cell>
        </table:table-row>
        <table:table-row>
          <table:table-cell office:value-type="float" office:value="75">
            <text:p>75</text:p>
          </table:table-cell>
          <table:table-cell office:value-type="string">
            <text:p>Culture</text:p>
          </table:table-cell>
          <table:table-cell office:value-type="string">
            <text:p>PSD</text:p>
          </table:table-cell>
        </table:table-row>
        <table:table-row>
          <table:table-cell office:value-type="float" office:value="76">
            <text:p>76</text:p>
          </table:table-cell>
          <table:table-cell office:value-type="string">
            <text:p>Protection Sociale</text:p>
          </table:table-cell>
          <table:table-cell office:value-type="string">
            <text:p>PSD</text:p>
          </table:table-cell>
        </table:table-row>
        <table:table-row>
          <table:table-cell office:value-type="float" office:value="77">
            <text:p>77</text:p>
          </table:table-cell>
          <table:table-cell office:value-type="string">
            <text:p>Moudjahidine</text:p>
          </table:table-cell>
          <table:table-cell office:value-type="string">
            <text:p>PSD</text:p>
          </table:table-cell>
        </table:table-row>
        <table:table-row>
          <table:table-cell office:value-type="float" office:value="79">
            <text:p>79</text:p>
          </table:table-cell>
          <table:table-cell office:value-type="string">
            <text:p>Infrastructure socio culturelle</text:p>
          </table:table-cell>
          <table:table-cell office:value-type="string">
            <text:p>PCD</text:p>
          </table:table-cell>
        </table:table-row>
        <table:table-row>
          <table:table-cell office:value-type="float" office:value="81">
            <text:p>81</text:p>
          </table:table-cell>
          <table:table-cell office:value-type="string">
            <text:p>Urbanisme et amenagement </text:p>
          </table:table-cell>
          <table:table-cell office:value-type="string">
            <text:p>PSD</text:p>
          </table:table-cell>
        </table:table-row>
        <table:table-row>
          <table:table-cell office:value-type="float" office:value="82">
            <text:p>82</text:p>
          </table:table-cell>
          <table:table-cell office:value-type="string">
            <text:p>Logements</text:p>
          </table:table-cell>
          <table:table-cell office:value-type="string">
            <text:p>PSD</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5.0.4deb2</meta:generator>
    <meta:initial-creator>phpMyAdmin 5.0.4deb2</meta:initial-creator>
    <meta:creation-date>2022-01-20T15:21:59</meta:creation-date>
  </office:meta>
</office:document-meta>
</file>